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2mm"/>
    </style:style>
    <style:style style:name="co2" style:family="table-column">
      <style:table-column-properties fo:break-before="auto" style:column-width="29.0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35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1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Repor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UDA All Global Memory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ttice Size</text:p>
          </table:table-cell>
          <table:table-cell office:value-type="string" calcext:value-type="string">
            <text:p>Stream Avg (ms)</text:p>
          </table:table-cell>
          <table:table-cell office:value-type="string" calcext:value-type="string">
            <text:p>Collide Avg (ms)</text:p>
          </table:table-cell>
          <table:table-cell office:value-type="string" calcext:value-type="string">
            <text:p>Total Avg (ms)</text:p>
          </table:table-cell>
          <table:table-cell office:value-type="string" calcext:value-type="string">
            <text:p>MLUPS Avg</text:p>
          </table:table-cell>
        </table:table-row>
        <table:table-row table:style-name="ro1">
          <table:table-cell office:value-type="string" calcext:value-type="string">
            <text:p>15x15x15</text:p>
          </table:table-cell>
          <table:table-cell table:formula="of:=AVERAGE([15x15x15.A5:.A1402])" office:value-type="float" office:value="0.0343548694404591" calcext:value-type="float">
            <text:p>0.0343548694</text:p>
          </table:table-cell>
          <table:table-cell table:formula="of:=AVERAGE([15x15x15.B5:.B1402])" office:value-type="float" office:value="0.358999093256815" calcext:value-type="float">
            <text:p>0.3589990933</text:p>
          </table:table-cell>
          <table:table-cell table:formula="of:=AVERAGE([15x15x15.C5:.C1402])" office:value-type="float" office:value="0.393353962697274" calcext:value-type="float">
            <text:p>0.3933539627</text:p>
          </table:table-cell>
          <table:table-cell table:formula="of:=AVERAGE([15x15x15.D5:.D1402])" office:value-type="float" office:value="8.58202549906902" calcext:value-type="float">
            <text:p>8.5820254991</text:p>
          </table:table-cell>
        </table:table-row>
        <table:table-row table:style-name="ro1">
          <table:table-cell office:value-type="string" calcext:value-type="string">
            <text:p>30x30x30</text:p>
          </table:table-cell>
          <table:table-cell table:formula="of:=AVERAGE([30x30x30.A5:.A1403])" office:value-type="float" office:value="0.377295348416289" calcext:value-type="float">
            <text:p>0.3772953484</text:p>
          </table:table-cell>
          <table:table-cell table:formula="of:=AVERAGE([30x30x30.B5:.B1403])" office:value-type="float" office:value="5.01412038461538" calcext:value-type="float">
            <text:p>5.0141203846</text:p>
          </table:table-cell>
          <table:table-cell table:formula="of:=AVERAGE([30x30x30.C5:.C1403])" office:value-type="float" office:value="5.39141573303168" calcext:value-type="float">
            <text:p>5.391415733</text:p>
          </table:table-cell>
          <table:table-cell table:formula="of:=AVERAGE([30x30x30.D5:.D1403])" office:value-type="float" office:value="5.0080666023459" calcext:value-type="float">
            <text:p>5.0080666023</text:p>
          </table:table-cell>
        </table:table-row>
        <table:table-row table:style-name="ro1">
          <table:table-cell office:value-type="string" calcext:value-type="string">
            <text:p>50x50x50</text:p>
          </table:table-cell>
          <table:table-cell table:formula="of:=AVERAGE([50x50x50.A$5:.A1404])" office:value-type="float" office:value="1.68054262755102" calcext:value-type="float">
            <text:p>1.6805426276</text:p>
          </table:table-cell>
          <table:table-cell table:formula="of:=AVERAGE([50x50x50.B$5:.B1404])" office:value-type="float" office:value="21.5637339285714" calcext:value-type="float">
            <text:p>21.5637339286</text:p>
          </table:table-cell>
          <table:table-cell table:formula="of:=AVERAGE([50x50x50.C$5:.C1404])" office:value-type="float" office:value="23.2442765561225" calcext:value-type="float">
            <text:p>23.2442765561</text:p>
          </table:table-cell>
          <table:table-cell table:formula="of:=AVERAGE([50x50x50.D$5:.D1404])" office:value-type="float" office:value="5.38148737875319" calcext:value-type="float">
            <text:p>5.3814873788</text:p>
          </table:table-cell>
        </table:table-row>
      </table:table>
      <table:table table:name="15x15x15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ttice Width</text:p>
          </table:table-cell>
          <table:table-cell office:value-type="string" calcext:value-type="string">
            <text:p>Lattice Height</text:p>
          </table:table-cell>
          <table:table-cell office:value-type="string" calcext:value-type="string">
            <text:p>Lattice Depth</text:p>
          </table:table-cell>
          <table:table-cell office:value-type="string" calcext:value-type="string">
            <text:p>Total cells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table:formula="of:=[.C2]*[.B2]*[.A2]" office:value-type="float" office:value="3375" calcext:value-type="float">
            <text:p>33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eam (ms)</text:p>
          </table:table-cell>
          <table:table-cell office:value-type="string" calcext:value-type="string">
            <text:p>Collide (ms)</text:p>
          </table:table-cell>
          <table:table-cell office:value-type="string" calcext:value-type="string">
            <text:p>Total Time (ms)</text:p>
          </table:table-cell>
          <table:table-cell office:value-type="string" calcext:value-type="string">
            <text:p>MLUPS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7296" calcext:value-type="float">
            <text:p>0.367296</text:p>
          </table:table-cell>
          <table:table-cell table:formula="of:=[15x15x15.A5]+[15x15x15.B5]" office:value-type="float" office:value="0.402336" calcext:value-type="float">
            <text:p>0.402336</text:p>
          </table:table-cell>
          <table:table-cell table:formula="of:=[.D$2]/([.C5]/1000)/1000000" office:value-type="float" office:value="8.38851109520401" calcext:value-type="float">
            <text:p>8.3885110952</text:p>
          </table:table-cell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390112" calcext:value-type="float">
            <text:p>0.390112</text:p>
          </table:table-cell>
          <table:table-cell table:formula="of:=[15x15x15.A6]+[15x15x15.B6]" office:value-type="float" office:value="0.42448" calcext:value-type="float">
            <text:p>0.42448</text:p>
          </table:table-cell>
          <table:table-cell table:formula="of:=[.D$2]/([.C6]/1000)/1000000" office:value-type="float" office:value="7.95090463626084" calcext:value-type="float">
            <text:p>7.9509046363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94272" calcext:value-type="float">
            <text:p>0.394272</text:p>
          </table:table-cell>
          <table:table-cell table:formula="of:=[15x15x15.A7]+[15x15x15.B7]" office:value-type="float" office:value="0.429312" calcext:value-type="float">
            <text:p>0.429312</text:p>
          </table:table-cell>
          <table:table-cell table:formula="of:=[.D$2]/([.C7]/1000)/1000000" office:value-type="float" office:value="7.86141547406082" calcext:value-type="float">
            <text:p>7.8614154741</text:p>
          </table:table-cell>
        </table:table-row>
        <table:table-row table:style-name="ro1">
          <table:table-cell office:value-type="float" office:value="0.032896" calcext:value-type="float">
            <text:p>0.032896</text:p>
          </table:table-cell>
          <table:table-cell office:value-type="float" office:value="0.374944" calcext:value-type="float">
            <text:p>0.374944</text:p>
          </table:table-cell>
          <table:table-cell table:formula="of:=[15x15x15.A8]+[15x15x15.B8]" office:value-type="float" office:value="0.40784" calcext:value-type="float">
            <text:p>0.40784</text:p>
          </table:table-cell>
          <table:table-cell table:formula="of:=[.D$2]/([.C8]/1000)/1000000" office:value-type="float" office:value="8.27530404080031" calcext:value-type="float">
            <text:p>8.2753040408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192" calcext:value-type="float">
            <text:p>0.36192</text:p>
          </table:table-cell>
          <table:table-cell table:formula="of:=[15x15x15.A9]+[15x15x15.B9]" office:value-type="float" office:value="0.396992" calcext:value-type="float">
            <text:p>0.396992</text:p>
          </table:table-cell>
          <table:table-cell table:formula="of:=[.D$2]/([.C9]/1000)/1000000" office:value-type="float" office:value="8.50143075931001" calcext:value-type="float">
            <text:p>8.5014307593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4384" calcext:value-type="float">
            <text:p>0.364384</text:p>
          </table:table-cell>
          <table:table-cell table:formula="of:=[15x15x15.A10]+[15x15x15.B10]" office:value-type="float" office:value="0.399264" calcext:value-type="float">
            <text:p>0.399264</text:p>
          </table:table-cell>
          <table:table-cell table:formula="of:=[.D$2]/([.C10]/1000)/1000000" office:value-type="float" office:value="8.45305361865833" calcext:value-type="float">
            <text:p>8.4530536187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4864" calcext:value-type="float">
            <text:p>0.364864</text:p>
          </table:table-cell>
          <table:table-cell table:formula="of:=[15x15x15.A11]+[15x15x15.B11]" office:value-type="float" office:value="0.400288" calcext:value-type="float">
            <text:p>0.400288</text:p>
          </table:table-cell>
          <table:table-cell table:formula="of:=[.D$2]/([.C11]/1000)/1000000" office:value-type="float" office:value="8.43142937085299" calcext:value-type="float">
            <text:p>8.4314293709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192" calcext:value-type="float">
            <text:p>0.36192</text:p>
          </table:table-cell>
          <table:table-cell table:formula="of:=[15x15x15.A12]+[15x15x15.B12]" office:value-type="float" office:value="0.396448" calcext:value-type="float">
            <text:p>0.396448</text:p>
          </table:table-cell>
          <table:table-cell table:formula="of:=[.D$2]/([.C12]/1000)/1000000" office:value-type="float" office:value="8.51309629510049" calcext:value-type="float">
            <text:p>8.5130962951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0928" calcext:value-type="float">
            <text:p>0.360928</text:p>
          </table:table-cell>
          <table:table-cell table:formula="of:=[15x15x15.A13]+[15x15x15.B13]" office:value-type="float" office:value="0.39552" calcext:value-type="float">
            <text:p>0.39552</text:p>
          </table:table-cell>
          <table:table-cell table:formula="of:=[.D$2]/([.C13]/1000)/1000000" office:value-type="float" office:value="8.53307038834952" calcext:value-type="float">
            <text:p>8.5330703883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448" calcext:value-type="float">
            <text:p>0.36448</text:p>
          </table:table-cell>
          <table:table-cell table:formula="of:=[15x15x15.A14]+[15x15x15.B14]" office:value-type="float" office:value="0.399968" calcext:value-type="float">
            <text:p>0.399968</text:p>
          </table:table-cell>
          <table:table-cell table:formula="of:=[.D$2]/([.C14]/1000)/1000000" office:value-type="float" office:value="8.43817505400432" calcext:value-type="float">
            <text:p>8.438175054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61056" calcext:value-type="float">
            <text:p>0.361056</text:p>
          </table:table-cell>
          <table:table-cell table:formula="of:=[15x15x15.A15]+[15x15x15.B15]" office:value-type="float" office:value="0.396416" calcext:value-type="float">
            <text:p>0.396416</text:p>
          </table:table-cell>
          <table:table-cell table:formula="of:=[.D$2]/([.C15]/1000)/1000000" office:value-type="float" office:value="8.51378350016145" calcext:value-type="float">
            <text:p>8.5137835002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2704" calcext:value-type="float">
            <text:p>0.352704</text:p>
          </table:table-cell>
          <table:table-cell table:formula="of:=[15x15x15.A16]+[15x15x15.B16]" office:value-type="float" office:value="0.387456" calcext:value-type="float">
            <text:p>0.387456</text:p>
          </table:table-cell>
          <table:table-cell table:formula="of:=[.D$2]/([.C16]/1000)/1000000" office:value-type="float" office:value="8.71066650148662" calcext:value-type="float">
            <text:p>8.7106665015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8384" calcext:value-type="float">
            <text:p>0.368384</text:p>
          </table:table-cell>
          <table:table-cell table:formula="of:=[15x15x15.A17]+[15x15x15.B17]" office:value-type="float" office:value="0.403008" calcext:value-type="float">
            <text:p>0.403008</text:p>
          </table:table-cell>
          <table:table-cell table:formula="of:=[.D$2]/([.C17]/1000)/1000000" office:value-type="float" office:value="8.37452358265841" calcext:value-type="float">
            <text:p>8.3745235827</text:p>
          </table:table-cell>
        </table:table-row>
        <table:table-row table:style-name="ro1">
          <table:table-cell office:value-type="float" office:value="0.039168" calcext:value-type="float">
            <text:p>0.039168</text:p>
          </table:table-cell>
          <table:table-cell office:value-type="float" office:value="0.351936" calcext:value-type="float">
            <text:p>0.351936</text:p>
          </table:table-cell>
          <table:table-cell table:formula="of:=[15x15x15.A18]+[15x15x15.B18]" office:value-type="float" office:value="0.391104" calcext:value-type="float">
            <text:p>0.391104</text:p>
          </table:table-cell>
          <table:table-cell table:formula="of:=[.D$2]/([.C18]/1000)/1000000" office:value-type="float" office:value="8.62941826215022" calcext:value-type="float">
            <text:p>8.6294182622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7152" calcext:value-type="float">
            <text:p>0.357152</text:p>
          </table:table-cell>
          <table:table-cell table:formula="of:=[15x15x15.A19]+[15x15x15.B19]" office:value-type="float" office:value="0.392224" calcext:value-type="float">
            <text:p>0.392224</text:p>
          </table:table-cell>
          <table:table-cell table:formula="of:=[.D$2]/([.C19]/1000)/1000000" office:value-type="float" office:value="8.60477686220119" calcext:value-type="float">
            <text:p>8.6047768622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4992" calcext:value-type="float">
            <text:p>0.34992</text:p>
          </table:table-cell>
          <table:table-cell table:formula="of:=[15x15x15.A20]+[15x15x15.B20]" office:value-type="float" office:value="0.3856" calcext:value-type="float">
            <text:p>0.3856</text:p>
          </table:table-cell>
          <table:table-cell table:formula="of:=[.D$2]/([.C20]/1000)/1000000" office:value-type="float" office:value="8.75259336099585" calcext:value-type="float">
            <text:p>8.752593361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6352" calcext:value-type="float">
            <text:p>0.356352</text:p>
          </table:table-cell>
          <table:table-cell table:formula="of:=[15x15x15.A21]+[15x15x15.B21]" office:value-type="float" office:value="0.391904" calcext:value-type="float">
            <text:p>0.391904</text:p>
          </table:table-cell>
          <table:table-cell table:formula="of:=[.D$2]/([.C21]/1000)/1000000" office:value-type="float" office:value="8.6118028905038" calcext:value-type="float">
            <text:p>8.6118028905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9296" calcext:value-type="float">
            <text:p>0.359296</text:p>
          </table:table-cell>
          <table:table-cell table:formula="of:=[15x15x15.A22]+[15x15x15.B22]" office:value-type="float" office:value="0.394304" calcext:value-type="float">
            <text:p>0.394304</text:p>
          </table:table-cell>
          <table:table-cell table:formula="of:=[.D$2]/([.C22]/1000)/1000000" office:value-type="float" office:value="8.55938565167992" calcext:value-type="float">
            <text:p>8.5593856517</text:p>
          </table:table-cell>
        </table:table-row>
        <table:table-row table:style-name="ro1">
          <table:table-cell office:value-type="float" office:value="0.038816" calcext:value-type="float">
            <text:p>0.038816</text:p>
          </table:table-cell>
          <table:table-cell office:value-type="float" office:value="0.364128" calcext:value-type="float">
            <text:p>0.364128</text:p>
          </table:table-cell>
          <table:table-cell table:formula="of:=[15x15x15.A23]+[15x15x15.B23]" office:value-type="float" office:value="0.402944" calcext:value-type="float">
            <text:p>0.402944</text:p>
          </table:table-cell>
          <table:table-cell table:formula="of:=[.D$2]/([.C23]/1000)/1000000" office:value-type="float" office:value="8.37585371664549" calcext:value-type="float">
            <text:p>8.3758537166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248" calcext:value-type="float">
            <text:p>0.35248</text:p>
          </table:table-cell>
          <table:table-cell table:formula="of:=[15x15x15.A24]+[15x15x15.B24]" office:value-type="float" office:value="0.38752" calcext:value-type="float">
            <text:p>0.38752</text:p>
          </table:table-cell>
          <table:table-cell table:formula="of:=[.D$2]/([.C24]/1000)/1000000" office:value-type="float" office:value="8.70922791081751" calcext:value-type="float">
            <text:p>8.7092279108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1504" calcext:value-type="float">
            <text:p>0.361504</text:p>
          </table:table-cell>
          <table:table-cell table:formula="of:=[15x15x15.A25]+[15x15x15.B25]" office:value-type="float" office:value="0.396512" calcext:value-type="float">
            <text:p>0.396512</text:p>
          </table:table-cell>
          <table:table-cell table:formula="of:=[.D$2]/([.C25]/1000)/1000000" office:value-type="float" office:value="8.51172221773868" calcext:value-type="float">
            <text:p>8.5117222177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4112" calcext:value-type="float">
            <text:p>0.354112</text:p>
          </table:table-cell>
          <table:table-cell table:formula="of:=[15x15x15.A26]+[15x15x15.B26]" office:value-type="float" office:value="0.38912" calcext:value-type="float">
            <text:p>0.38912</text:p>
          </table:table-cell>
          <table:table-cell table:formula="of:=[.D$2]/([.C26]/1000)/1000000" office:value-type="float" office:value="8.67341694078947" calcext:value-type="float">
            <text:p>8.6734169408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3792" calcext:value-type="float">
            <text:p>0.353792</text:p>
          </table:table-cell>
          <table:table-cell table:formula="of:=[15x15x15.A27]+[15x15x15.B27]" office:value-type="float" office:value="0.388672" calcext:value-type="float">
            <text:p>0.388672</text:p>
          </table:table-cell>
          <table:table-cell table:formula="of:=[.D$2]/([.C27]/1000)/1000000" office:value-type="float" office:value="8.68341429277128" calcext:value-type="float">
            <text:p>8.6834142928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3456" calcext:value-type="float">
            <text:p>0.363456</text:p>
          </table:table-cell>
          <table:table-cell table:formula="of:=[15x15x15.A28]+[15x15x15.B28]" office:value-type="float" office:value="0.398336" calcext:value-type="float">
            <text:p>0.398336</text:p>
          </table:table-cell>
          <table:table-cell table:formula="of:=[.D$2]/([.C28]/1000)/1000000" office:value-type="float" office:value="8.47274662596401" calcext:value-type="float">
            <text:p>8.472746626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5264" calcext:value-type="float">
            <text:p>0.355264</text:p>
          </table:table-cell>
          <table:table-cell table:formula="of:=[15x15x15.A29]+[15x15x15.B29]" office:value-type="float" office:value="0.390432" calcext:value-type="float">
            <text:p>0.390432</text:p>
          </table:table-cell>
          <table:table-cell table:formula="of:=[.D$2]/([.C29]/1000)/1000000" office:value-type="float" office:value="8.64427096139661" calcext:value-type="float">
            <text:p>8.6442709614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7248" calcext:value-type="float">
            <text:p>0.357248</text:p>
          </table:table-cell>
          <table:table-cell table:formula="of:=[15x15x15.A30]+[15x15x15.B30]" office:value-type="float" office:value="0.392544" calcext:value-type="float">
            <text:p>0.392544</text:p>
          </table:table-cell>
          <table:table-cell table:formula="of:=[.D$2]/([.C30]/1000)/1000000" office:value-type="float" office:value="8.59776228906823" calcext:value-type="float">
            <text:p>8.5977622891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49184" calcext:value-type="float">
            <text:p>0.349184</text:p>
          </table:table-cell>
          <table:table-cell table:formula="of:=[15x15x15.A31]+[15x15x15.B31]" office:value-type="float" office:value="0.38464" calcext:value-type="float">
            <text:p>0.38464</text:p>
          </table:table-cell>
          <table:table-cell table:formula="of:=[.D$2]/([.C31]/1000)/1000000" office:value-type="float" office:value="8.7744384359401" calcext:value-type="float">
            <text:p>8.7744384359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2848" calcext:value-type="float">
            <text:p>0.362848</text:p>
          </table:table-cell>
          <table:table-cell table:formula="of:=[15x15x15.A32]+[15x15x15.B32]" office:value-type="float" office:value="0.397344" calcext:value-type="float">
            <text:p>0.397344</text:p>
          </table:table-cell>
          <table:table-cell table:formula="of:=[.D$2]/([.C32]/1000)/1000000" office:value-type="float" office:value="8.49389949263107" calcext:value-type="float">
            <text:p>8.493899492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0064" calcext:value-type="float">
            <text:p>0.360064</text:p>
          </table:table-cell>
          <table:table-cell table:formula="of:=[15x15x15.A33]+[15x15x15.B33]" office:value-type="float" office:value="0.394976" calcext:value-type="float">
            <text:p>0.394976</text:p>
          </table:table-cell>
          <table:table-cell table:formula="of:=[.D$2]/([.C33]/1000)/1000000" office:value-type="float" office:value="8.54482297658592" calcext:value-type="float">
            <text:p>8.5448229766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744" calcext:value-type="float">
            <text:p>0.35744</text:p>
          </table:table-cell>
          <table:table-cell table:formula="of:=[15x15x15.A34]+[15x15x15.B34]" office:value-type="float" office:value="0.392576" calcext:value-type="float">
            <text:p>0.392576</text:p>
          </table:table-cell>
          <table:table-cell table:formula="of:=[.D$2]/([.C34]/1000)/1000000" office:value-type="float" office:value="8.59706146071079" calcext:value-type="float">
            <text:p>8.5970614607</text:p>
          </table:table-cell>
        </table:table-row>
        <table:table-row table:style-name="ro1">
          <table:table-cell office:value-type="float" office:value="0.036064" calcext:value-type="float">
            <text:p>0.036064</text:p>
          </table:table-cell>
          <table:table-cell office:value-type="float" office:value="0.369216" calcext:value-type="float">
            <text:p>0.369216</text:p>
          </table:table-cell>
          <table:table-cell table:formula="of:=[15x15x15.A35]+[15x15x15.B35]" office:value-type="float" office:value="0.40528" calcext:value-type="float">
            <text:p>0.40528</text:p>
          </table:table-cell>
          <table:table-cell table:formula="of:=[.D$2]/([.C35]/1000)/1000000" office:value-type="float" office:value="8.32757599684169" calcext:value-type="float">
            <text:p>8.3275759968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7856" calcext:value-type="float">
            <text:p>0.357856</text:p>
          </table:table-cell>
          <table:table-cell table:formula="of:=[15x15x15.A36]+[15x15x15.B36]" office:value-type="float" office:value="0.39312" calcext:value-type="float">
            <text:p>0.39312</text:p>
          </table:table-cell>
          <table:table-cell table:formula="of:=[.D$2]/([.C36]/1000)/1000000" office:value-type="float" office:value="8.58516483516484" calcext:value-type="float">
            <text:p>8.5851648352</text:p>
          </table:table-cell>
        </table:table-row>
        <table:table-row table:style-name="ro1">
          <table:table-cell office:value-type="float" office:value="0.035744" calcext:value-type="float">
            <text:p>0.035744</text:p>
          </table:table-cell>
          <table:table-cell office:value-type="float" office:value="0.354592" calcext:value-type="float">
            <text:p>0.354592</text:p>
          </table:table-cell>
          <table:table-cell table:formula="of:=[15x15x15.A37]+[15x15x15.B37]" office:value-type="float" office:value="0.390336" calcext:value-type="float">
            <text:p>0.390336</text:p>
          </table:table-cell>
          <table:table-cell table:formula="of:=[.D$2]/([.C37]/1000)/1000000" office:value-type="float" office:value="8.64639695031973" calcext:value-type="float">
            <text:p>8.6463969503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2192" calcext:value-type="float">
            <text:p>0.352192</text:p>
          </table:table-cell>
          <table:table-cell table:formula="of:=[15x15x15.A38]+[15x15x15.B38]" office:value-type="float" office:value="0.38784" calcext:value-type="float">
            <text:p>0.38784</text:p>
          </table:table-cell>
          <table:table-cell table:formula="of:=[.D$2]/([.C38]/1000)/1000000" office:value-type="float" office:value="8.70204207920792" calcext:value-type="float">
            <text:p>8.7020420792</text:p>
          </table:table-cell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68064" calcext:value-type="float">
            <text:p>0.368064</text:p>
          </table:table-cell>
          <table:table-cell table:formula="of:=[15x15x15.A39]+[15x15x15.B39]" office:value-type="float" office:value="0.403936" calcext:value-type="float">
            <text:p>0.403936</text:p>
          </table:table-cell>
          <table:table-cell table:formula="of:=[.D$2]/([.C39]/1000)/1000000" office:value-type="float" office:value="8.35528400538699" calcext:value-type="float">
            <text:p>8.3552840054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1696" calcext:value-type="float">
            <text:p>0.361696</text:p>
          </table:table-cell>
          <table:table-cell table:formula="of:=[15x15x15.A40]+[15x15x15.B40]" office:value-type="float" office:value="0.396704" calcext:value-type="float">
            <text:p>0.396704</text:p>
          </table:table-cell>
          <table:table-cell table:formula="of:=[.D$2]/([.C40]/1000)/1000000" office:value-type="float" office:value="8.5076026458014" calcext:value-type="float">
            <text:p>8.5076026458</text:p>
          </table:table-cell>
        </table:table-row>
        <table:table-row table:style-name="ro1">
          <table:table-cell office:value-type="float" office:value="0.043904" calcext:value-type="float">
            <text:p>0.043904</text:p>
          </table:table-cell>
          <table:table-cell office:value-type="float" office:value="0.360608" calcext:value-type="float">
            <text:p>0.360608</text:p>
          </table:table-cell>
          <table:table-cell table:formula="of:=[15x15x15.A41]+[15x15x15.B41]" office:value-type="float" office:value="0.404512" calcext:value-type="float">
            <text:p>0.404512</text:p>
          </table:table-cell>
          <table:table-cell table:formula="of:=[.D$2]/([.C41]/1000)/1000000" office:value-type="float" office:value="8.34338659916146" calcext:value-type="float">
            <text:p>8.3433865992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16" calcext:value-type="float">
            <text:p>0.3616</text:p>
          </table:table-cell>
          <table:table-cell table:formula="of:=[15x15x15.A42]+[15x15x15.B42]" office:value-type="float" office:value="0.396704" calcext:value-type="float">
            <text:p>0.396704</text:p>
          </table:table-cell>
          <table:table-cell table:formula="of:=[.D$2]/([.C42]/1000)/1000000" office:value-type="float" office:value="8.5076026458014" calcext:value-type="float">
            <text:p>8.5076026458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65568" calcext:value-type="float">
            <text:p>0.365568</text:p>
          </table:table-cell>
          <table:table-cell table:formula="of:=[15x15x15.A43]+[15x15x15.B43]" office:value-type="float" office:value="0.40112" calcext:value-type="float">
            <text:p>0.40112</text:p>
          </table:table-cell>
          <table:table-cell table:formula="of:=[.D$2]/([.C43]/1000)/1000000" office:value-type="float" office:value="8.41394096529717" calcext:value-type="float">
            <text:p>8.4139409653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3136" calcext:value-type="float">
            <text:p>0.363136</text:p>
          </table:table-cell>
          <table:table-cell table:formula="of:=[15x15x15.A44]+[15x15x15.B44]" office:value-type="float" office:value="0.39792" calcext:value-type="float">
            <text:p>0.39792</text:p>
          </table:table-cell>
          <table:table-cell table:formula="of:=[.D$2]/([.C44]/1000)/1000000" office:value-type="float" office:value="8.48160434258143" calcext:value-type="float">
            <text:p>8.4816043426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3424" calcext:value-type="float">
            <text:p>0.363424</text:p>
          </table:table-cell>
          <table:table-cell table:formula="of:=[15x15x15.A45]+[15x15x15.B45]" office:value-type="float" office:value="0.39808" calcext:value-type="float">
            <text:p>0.39808</text:p>
          </table:table-cell>
          <table:table-cell table:formula="of:=[.D$2]/([.C45]/1000)/1000000" office:value-type="float" office:value="8.47819533762058" calcext:value-type="float">
            <text:p>8.4781953376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49792" calcext:value-type="float">
            <text:p>0.349792</text:p>
          </table:table-cell>
          <table:table-cell table:formula="of:=[15x15x15.A46]+[15x15x15.B46]" office:value-type="float" office:value="0.384448" calcext:value-type="float">
            <text:p>0.384448</text:p>
          </table:table-cell>
          <table:table-cell table:formula="of:=[.D$2]/([.C46]/1000)/1000000" office:value-type="float" office:value="8.77882054270018" calcext:value-type="float">
            <text:p>8.7788205427</text:p>
          </table:table-cell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361984" calcext:value-type="float">
            <text:p>0.361984</text:p>
          </table:table-cell>
          <table:table-cell table:formula="of:=[15x15x15.A47]+[15x15x15.B47]" office:value-type="float" office:value="0.396352" calcext:value-type="float">
            <text:p>0.396352</text:p>
          </table:table-cell>
          <table:table-cell table:formula="of:=[.D$2]/([.C47]/1000)/1000000" office:value-type="float" office:value="8.51515824317778" calcext:value-type="float">
            <text:p>8.5151582432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71616" calcext:value-type="float">
            <text:p>0.371616</text:p>
          </table:table-cell>
          <table:table-cell table:formula="of:=[15x15x15.A48]+[15x15x15.B48]" office:value-type="float" office:value="0.407296" calcext:value-type="float">
            <text:p>0.407296</text:p>
          </table:table-cell>
          <table:table-cell table:formula="of:=[.D$2]/([.C48]/1000)/1000000" office:value-type="float" office:value="8.28635685103708" calcext:value-type="float">
            <text:p>8.286356851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1488" calcext:value-type="float">
            <text:p>0.351488</text:p>
          </table:table-cell>
          <table:table-cell table:formula="of:=[15x15x15.A49]+[15x15x15.B49]" office:value-type="float" office:value="0.386688" calcext:value-type="float">
            <text:p>0.386688</text:p>
          </table:table-cell>
          <table:table-cell table:formula="of:=[.D$2]/([.C49]/1000)/1000000" office:value-type="float" office:value="8.72796673286991" calcext:value-type="float">
            <text:p>8.7279667329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36" calcext:value-type="float">
            <text:p>0.35936</text:p>
          </table:table-cell>
          <table:table-cell table:formula="of:=[15x15x15.A50]+[15x15x15.B50]" office:value-type="float" office:value="0.394336" calcext:value-type="float">
            <text:p>0.394336</text:p>
          </table:table-cell>
          <table:table-cell table:formula="of:=[.D$2]/([.C50]/1000)/1000000" office:value-type="float" office:value="8.5586910654873" calcext:value-type="float">
            <text:p>8.5586910655</text:p>
          </table:table-cell>
        </table:table-row>
        <table:table-row table:style-name="ro1">
          <table:table-cell office:value-type="float" office:value="0.033696" calcext:value-type="float">
            <text:p>0.033696</text:p>
          </table:table-cell>
          <table:table-cell office:value-type="float" office:value="0.348832" calcext:value-type="float">
            <text:p>0.348832</text:p>
          </table:table-cell>
          <table:table-cell table:formula="of:=[15x15x15.A51]+[15x15x15.B51]" office:value-type="float" office:value="0.382528" calcext:value-type="float">
            <text:p>0.382528</text:p>
          </table:table-cell>
          <table:table-cell table:formula="of:=[.D$2]/([.C51]/1000)/1000000" office:value-type="float" office:value="8.82288355362222" calcext:value-type="float">
            <text:p>8.8228835536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2064" calcext:value-type="float">
            <text:p>0.352064</text:p>
          </table:table-cell>
          <table:table-cell table:formula="of:=[15x15x15.A52]+[15x15x15.B52]" office:value-type="float" office:value="0.38672" calcext:value-type="float">
            <text:p>0.38672</text:p>
          </table:table-cell>
          <table:table-cell table:formula="of:=[.D$2]/([.C52]/1000)/1000000" office:value-type="float" office:value="8.72724451799752" calcext:value-type="float">
            <text:p>8.727244518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6736" calcext:value-type="float">
            <text:p>0.356736</text:p>
          </table:table-cell>
          <table:table-cell table:formula="of:=[15x15x15.A53]+[15x15x15.B53]" office:value-type="float" office:value="0.39168" calcext:value-type="float">
            <text:p>0.39168</text:p>
          </table:table-cell>
          <table:table-cell table:formula="of:=[.D$2]/([.C53]/1000)/1000000" office:value-type="float" office:value="8.61672794117647" calcext:value-type="float">
            <text:p>8.6167279412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872" calcext:value-type="float">
            <text:p>0.35872</text:p>
          </table:table-cell>
          <table:table-cell table:formula="of:=[15x15x15.A54]+[15x15x15.B54]" office:value-type="float" office:value="0.393504" calcext:value-type="float">
            <text:p>0.393504</text:p>
          </table:table-cell>
          <table:table-cell table:formula="of:=[.D$2]/([.C54]/1000)/1000000" office:value-type="float" office:value="8.57678702122469" calcext:value-type="float">
            <text:p>8.5767870212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7728" calcext:value-type="float">
            <text:p>0.357728</text:p>
          </table:table-cell>
          <table:table-cell table:formula="of:=[15x15x15.A55]+[15x15x15.B55]" office:value-type="float" office:value="0.392416" calcext:value-type="float">
            <text:p>0.392416</text:p>
          </table:table-cell>
          <table:table-cell table:formula="of:=[.D$2]/([.C55]/1000)/1000000" office:value-type="float" office:value="8.60056674549458" calcext:value-type="float">
            <text:p>8.6005667455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52" calcext:value-type="float">
            <text:p>0.35952</text:p>
          </table:table-cell>
          <table:table-cell table:formula="of:=[15x15x15.A56]+[15x15x15.B56]" office:value-type="float" office:value="0.394496" calcext:value-type="float">
            <text:p>0.394496</text:p>
          </table:table-cell>
          <table:table-cell table:formula="of:=[.D$2]/([.C56]/1000)/1000000" office:value-type="float" office:value="8.5552198247891" calcext:value-type="float">
            <text:p>8.5552198248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3408" calcext:value-type="float">
            <text:p>0.353408</text:p>
          </table:table-cell>
          <table:table-cell table:formula="of:=[15x15x15.A57]+[15x15x15.B57]" office:value-type="float" office:value="0.388448" calcext:value-type="float">
            <text:p>0.388448</text:p>
          </table:table-cell>
          <table:table-cell table:formula="of:=[.D$2]/([.C57]/1000)/1000000" office:value-type="float" office:value="8.68842161627811" calcext:value-type="float">
            <text:p>8.6884216163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360416" calcext:value-type="float">
            <text:p>0.360416</text:p>
          </table:table-cell>
          <table:table-cell table:formula="of:=[15x15x15.A58]+[15x15x15.B58]" office:value-type="float" office:value="0.396416" calcext:value-type="float">
            <text:p>0.396416</text:p>
          </table:table-cell>
          <table:table-cell table:formula="of:=[.D$2]/([.C58]/1000)/1000000" office:value-type="float" office:value="8.51378350016145" calcext:value-type="float">
            <text:p>8.5137835002</text:p>
          </table:table-cell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64672" calcext:value-type="float">
            <text:p>0.364672</text:p>
          </table:table-cell>
          <table:table-cell table:formula="of:=[15x15x15.A59]+[15x15x15.B59]" office:value-type="float" office:value="0.400544" calcext:value-type="float">
            <text:p>0.400544</text:p>
          </table:table-cell>
          <table:table-cell table:formula="of:=[.D$2]/([.C59]/1000)/1000000" office:value-type="float" office:value="8.42604058480467" calcext:value-type="float">
            <text:p>8.4260405848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77024" calcext:value-type="float">
            <text:p>0.377024</text:p>
          </table:table-cell>
          <table:table-cell table:formula="of:=[15x15x15.A60]+[15x15x15.B60]" office:value-type="float" office:value="0.412096" calcext:value-type="float">
            <text:p>0.412096</text:p>
          </table:table-cell>
          <table:table-cell table:formula="of:=[.D$2]/([.C60]/1000)/1000000" office:value-type="float" office:value="8.18983926075478" calcext:value-type="float">
            <text:p>8.1898392608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888" calcext:value-type="float">
            <text:p>0.35888</text:p>
          </table:table-cell>
          <table:table-cell table:formula="of:=[15x15x15.A61]+[15x15x15.B61]" office:value-type="float" office:value="0.39328" calcext:value-type="float">
            <text:p>0.39328</text:p>
          </table:table-cell>
          <table:table-cell table:formula="of:=[.D$2]/([.C61]/1000)/1000000" office:value-type="float" office:value="8.581672091131" calcext:value-type="float">
            <text:p>8.5816720911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6656" calcext:value-type="float">
            <text:p>0.366656</text:p>
          </table:table-cell>
          <table:table-cell table:formula="of:=[15x15x15.A62]+[15x15x15.B62]" office:value-type="float" office:value="0.401568" calcext:value-type="float">
            <text:p>0.401568</text:p>
          </table:table-cell>
          <table:table-cell table:formula="of:=[.D$2]/([.C62]/1000)/1000000" office:value-type="float" office:value="8.40455414774086" calcext:value-type="float">
            <text:p>8.4045541477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9648" calcext:value-type="float">
            <text:p>0.359648</text:p>
          </table:table-cell>
          <table:table-cell table:formula="of:=[15x15x15.A63]+[15x15x15.B63]" office:value-type="float" office:value="0.394304" calcext:value-type="float">
            <text:p>0.394304</text:p>
          </table:table-cell>
          <table:table-cell table:formula="of:=[.D$2]/([.C63]/1000)/1000000" office:value-type="float" office:value="8.55938565167992" calcext:value-type="float">
            <text:p>8.5593856517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9408" calcext:value-type="float">
            <text:p>0.369408</text:p>
          </table:table-cell>
          <table:table-cell table:formula="of:=[15x15x15.A64]+[15x15x15.B64]" office:value-type="float" office:value="0.40432" calcext:value-type="float">
            <text:p>0.40432</text:p>
          </table:table-cell>
          <table:table-cell table:formula="of:=[.D$2]/([.C64]/1000)/1000000" office:value-type="float" office:value="8.34734863474476" calcext:value-type="float">
            <text:p>8.3473486347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4592" calcext:value-type="float">
            <text:p>0.354592</text:p>
          </table:table-cell>
          <table:table-cell table:formula="of:=[15x15x15.A65]+[15x15x15.B65]" office:value-type="float" office:value="0.38912" calcext:value-type="float">
            <text:p>0.38912</text:p>
          </table:table-cell>
          <table:table-cell table:formula="of:=[.D$2]/([.C65]/1000)/1000000" office:value-type="float" office:value="8.67341694078947" calcext:value-type="float">
            <text:p>8.6734169408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9936" calcext:value-type="float">
            <text:p>0.359936</text:p>
          </table:table-cell>
          <table:table-cell table:formula="of:=[15x15x15.A66]+[15x15x15.B66]" office:value-type="float" office:value="0.395232" calcext:value-type="float">
            <text:p>0.395232</text:p>
          </table:table-cell>
          <table:table-cell table:formula="of:=[.D$2]/([.C66]/1000)/1000000" office:value-type="float" office:value="8.53928831673549" calcext:value-type="float">
            <text:p>8.5392883167</text:p>
          </table:table-cell>
        </table:table-row>
        <table:table-row table:style-name="ro1">
          <table:table-cell office:value-type="float" office:value="0.039392" calcext:value-type="float">
            <text:p>0.039392</text:p>
          </table:table-cell>
          <table:table-cell office:value-type="float" office:value="0.353632" calcext:value-type="float">
            <text:p>0.353632</text:p>
          </table:table-cell>
          <table:table-cell table:formula="of:=[15x15x15.A67]+[15x15x15.B67]" office:value-type="float" office:value="0.393024" calcext:value-type="float">
            <text:p>0.393024</text:p>
          </table:table-cell>
          <table:table-cell table:formula="of:=[.D$2]/([.C67]/1000)/1000000" office:value-type="float" office:value="8.58726184660479" calcext:value-type="float">
            <text:p>8.5872618466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248" calcext:value-type="float">
            <text:p>0.353248</text:p>
          </table:table-cell>
          <table:table-cell table:formula="of:=[15x15x15.A68]+[15x15x15.B68]" office:value-type="float" office:value="0.388032" calcext:value-type="float">
            <text:p>0.388032</text:p>
          </table:table-cell>
          <table:table-cell table:formula="of:=[.D$2]/([.C68]/1000)/1000000" office:value-type="float" office:value="8.69773626917368" calcext:value-type="float">
            <text:p>8.6977362692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144" calcext:value-type="float">
            <text:p>0.36144</text:p>
          </table:table-cell>
          <table:table-cell table:formula="of:=[15x15x15.A69]+[15x15x15.B69]" office:value-type="float" office:value="0.396128" calcext:value-type="float">
            <text:p>0.396128</text:p>
          </table:table-cell>
          <table:table-cell table:formula="of:=[.D$2]/([.C69]/1000)/1000000" office:value-type="float" office:value="8.51997334195008" calcext:value-type="float">
            <text:p>8.519973342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0352" calcext:value-type="float">
            <text:p>0.360352</text:p>
          </table:table-cell>
          <table:table-cell table:formula="of:=[15x15x15.A70]+[15x15x15.B70]" office:value-type="float" office:value="0.39504" calcext:value-type="float">
            <text:p>0.39504</text:p>
          </table:table-cell>
          <table:table-cell table:formula="of:=[.D$2]/([.C70]/1000)/1000000" office:value-type="float" office:value="8.54343863912515" calcext:value-type="float">
            <text:p>8.5434386391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6448" calcext:value-type="float">
            <text:p>0.356448</text:p>
          </table:table-cell>
          <table:table-cell table:formula="of:=[15x15x15.A71]+[15x15x15.B71]" office:value-type="float" office:value="0.391104" calcext:value-type="float">
            <text:p>0.391104</text:p>
          </table:table-cell>
          <table:table-cell table:formula="of:=[.D$2]/([.C71]/1000)/1000000" office:value-type="float" office:value="8.62941826215022" calcext:value-type="float">
            <text:p>8.6294182622</text:p>
          </table:table-cell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5552" calcext:value-type="float">
            <text:p>0.355552</text:p>
          </table:table-cell>
          <table:table-cell table:formula="of:=[15x15x15.A72]+[15x15x15.B72]" office:value-type="float" office:value="0.391264" calcext:value-type="float">
            <text:p>0.391264</text:p>
          </table:table-cell>
          <table:table-cell table:formula="of:=[.D$2]/([.C72]/1000)/1000000" office:value-type="float" office:value="8.62588942504294" calcext:value-type="float">
            <text:p>8.625889425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65632" calcext:value-type="float">
            <text:p>0.365632</text:p>
          </table:table-cell>
          <table:table-cell table:formula="of:=[15x15x15.A73]+[15x15x15.B73]" office:value-type="float" office:value="0.400096" calcext:value-type="float">
            <text:p>0.400096</text:p>
          </table:table-cell>
          <table:table-cell table:formula="of:=[.D$2]/([.C73]/1000)/1000000" office:value-type="float" office:value="8.43547548588339" calcext:value-type="float">
            <text:p>8.4354754859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7024" calcext:value-type="float">
            <text:p>0.357024</text:p>
          </table:table-cell>
          <table:table-cell table:formula="of:=[15x15x15.A74]+[15x15x15.B74]" office:value-type="float" office:value="0.391712" calcext:value-type="float">
            <text:p>0.391712</text:p>
          </table:table-cell>
          <table:table-cell table:formula="of:=[.D$2]/([.C74]/1000)/1000000" office:value-type="float" office:value="8.61602401764562" calcext:value-type="float">
            <text:p>8.6160240176</text:p>
          </table:table-cell>
        </table:table-row>
        <table:table-row table:style-name="ro1">
          <table:table-cell office:value-type="float" office:value="0.039168" calcext:value-type="float">
            <text:p>0.039168</text:p>
          </table:table-cell>
          <table:table-cell office:value-type="float" office:value="0.355712" calcext:value-type="float">
            <text:p>0.355712</text:p>
          </table:table-cell>
          <table:table-cell table:formula="of:=[15x15x15.A75]+[15x15x15.B75]" office:value-type="float" office:value="0.39488" calcext:value-type="float">
            <text:p>0.39488</text:p>
          </table:table-cell>
          <table:table-cell table:formula="of:=[.D$2]/([.C75]/1000)/1000000" office:value-type="float" office:value="8.54690032414911" calcext:value-type="float">
            <text:p>8.5469003241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1808" calcext:value-type="float">
            <text:p>0.351808</text:p>
          </table:table-cell>
          <table:table-cell table:formula="of:=[15x15x15.A76]+[15x15x15.B76]" office:value-type="float" office:value="0.387392" calcext:value-type="float">
            <text:p>0.387392</text:p>
          </table:table-cell>
          <table:table-cell table:formula="of:=[.D$2]/([.C76]/1000)/1000000" office:value-type="float" office:value="8.71210556748719" calcext:value-type="float">
            <text:p>8.7121055675</text:p>
          </table:table-cell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54656" calcext:value-type="float">
            <text:p>0.354656</text:p>
          </table:table-cell>
          <table:table-cell table:formula="of:=[15x15x15.A77]+[15x15x15.B77]" office:value-type="float" office:value="0.390432" calcext:value-type="float">
            <text:p>0.390432</text:p>
          </table:table-cell>
          <table:table-cell table:formula="of:=[.D$2]/([.C77]/1000)/1000000" office:value-type="float" office:value="8.64427096139661" calcext:value-type="float">
            <text:p>8.6442709614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2944" calcext:value-type="float">
            <text:p>0.362944</text:p>
          </table:table-cell>
          <table:table-cell table:formula="of:=[15x15x15.A78]+[15x15x15.B78]" office:value-type="float" office:value="0.398368" calcext:value-type="float">
            <text:p>0.398368</text:p>
          </table:table-cell>
          <table:table-cell table:formula="of:=[.D$2]/([.C78]/1000)/1000000" office:value-type="float" office:value="8.47206602939995" calcext:value-type="float">
            <text:p>8.4720660294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0192" calcext:value-type="float">
            <text:p>0.360192</text:p>
          </table:table-cell>
          <table:table-cell table:formula="of:=[15x15x15.A79]+[15x15x15.B79]" office:value-type="float" office:value="0.394816" calcext:value-type="float">
            <text:p>0.394816</text:p>
          </table:table-cell>
          <table:table-cell table:formula="of:=[.D$2]/([.C79]/1000)/1000000" office:value-type="float" office:value="8.5482857837575" calcext:value-type="float">
            <text:p>8.5482857838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8336" calcext:value-type="float">
            <text:p>0.358336</text:p>
          </table:table-cell>
          <table:table-cell table:formula="of:=[15x15x15.A80]+[15x15x15.B80]" office:value-type="float" office:value="0.393344" calcext:value-type="float">
            <text:p>0.393344</text:p>
          </table:table-cell>
          <table:table-cell table:formula="of:=[.D$2]/([.C80]/1000)/1000000" office:value-type="float" office:value="8.58027578913115" calcext:value-type="float">
            <text:p>8.5802757891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272" calcext:value-type="float">
            <text:p>0.36272</text:p>
          </table:table-cell>
          <table:table-cell table:formula="of:=[15x15x15.A81]+[15x15x15.B81]" office:value-type="float" office:value="0.397888" calcext:value-type="float">
            <text:p>0.397888</text:p>
          </table:table-cell>
          <table:table-cell table:formula="of:=[.D$2]/([.C81]/1000)/1000000" office:value-type="float" office:value="8.4822864725752" calcext:value-type="float">
            <text:p>8.4822864726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872" calcext:value-type="float">
            <text:p>0.359872</text:p>
          </table:table-cell>
          <table:table-cell table:formula="of:=[15x15x15.A82]+[15x15x15.B82]" office:value-type="float" office:value="0.394848" calcext:value-type="float">
            <text:p>0.394848</text:p>
          </table:table-cell>
          <table:table-cell table:formula="of:=[.D$2]/([.C82]/1000)/1000000" office:value-type="float" office:value="8.54759299781182" calcext:value-type="float">
            <text:p>8.5475929978</text:p>
          </table:table-cell>
        </table:table-row>
        <table:table-row table:style-name="ro1">
          <table:table-cell office:value-type="float" office:value="0.035968" calcext:value-type="float">
            <text:p>0.035968</text:p>
          </table:table-cell>
          <table:table-cell office:value-type="float" office:value="0.362112" calcext:value-type="float">
            <text:p>0.362112</text:p>
          </table:table-cell>
          <table:table-cell table:formula="of:=[15x15x15.A83]+[15x15x15.B83]" office:value-type="float" office:value="0.39808" calcext:value-type="float">
            <text:p>0.39808</text:p>
          </table:table-cell>
          <table:table-cell table:formula="of:=[.D$2]/([.C83]/1000)/1000000" office:value-type="float" office:value="8.47819533762058" calcext:value-type="float">
            <text:p>8.4781953376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1936" calcext:value-type="float">
            <text:p>0.351936</text:p>
          </table:table-cell>
          <table:table-cell table:formula="of:=[15x15x15.A84]+[15x15x15.B84]" office:value-type="float" office:value="0.387072" calcext:value-type="float">
            <text:p>0.387072</text:p>
          </table:table-cell>
          <table:table-cell table:formula="of:=[.D$2]/([.C84]/1000)/1000000" office:value-type="float" office:value="8.71930803571429" calcext:value-type="float">
            <text:p>8.7193080357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2704" calcext:value-type="float">
            <text:p>0.352704</text:p>
          </table:table-cell>
          <table:table-cell table:formula="of:=[15x15x15.A85]+[15x15x15.B85]" office:value-type="float" office:value="0.38736" calcext:value-type="float">
            <text:p>0.38736</text:p>
          </table:table-cell>
          <table:table-cell table:formula="of:=[.D$2]/([.C85]/1000)/1000000" office:value-type="float" office:value="8.71282527881041" calcext:value-type="float">
            <text:p>8.7128252788</text:p>
          </table:table-cell>
        </table:table-row>
        <table:table-row table:style-name="ro1">
          <table:table-cell office:value-type="float" office:value="0.035744" calcext:value-type="float">
            <text:p>0.035744</text:p>
          </table:table-cell>
          <table:table-cell office:value-type="float" office:value="0.361536" calcext:value-type="float">
            <text:p>0.361536</text:p>
          </table:table-cell>
          <table:table-cell table:formula="of:=[15x15x15.A86]+[15x15x15.B86]" office:value-type="float" office:value="0.39728" calcext:value-type="float">
            <text:p>0.39728</text:p>
          </table:table-cell>
          <table:table-cell table:formula="of:=[.D$2]/([.C86]/1000)/1000000" office:value-type="float" office:value="8.49526782118405" calcext:value-type="float">
            <text:p>8.4952678212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6448" calcext:value-type="float">
            <text:p>0.356448</text:p>
          </table:table-cell>
          <table:table-cell table:formula="of:=[15x15x15.A87]+[15x15x15.B87]" office:value-type="float" office:value="0.391584" calcext:value-type="float">
            <text:p>0.391584</text:p>
          </table:table-cell>
          <table:table-cell table:formula="of:=[.D$2]/([.C87]/1000)/1000000" office:value-type="float" office:value="8.61884040205933" calcext:value-type="float">
            <text:p>8.6188404021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9664" calcext:value-type="float">
            <text:p>0.349664</text:p>
          </table:table-cell>
          <table:table-cell table:formula="of:=[15x15x15.A88]+[15x15x15.B88]" office:value-type="float" office:value="0.384672" calcext:value-type="float">
            <text:p>0.384672</text:p>
          </table:table-cell>
          <table:table-cell table:formula="of:=[.D$2]/([.C88]/1000)/1000000" office:value-type="float" office:value="8.77370851010731" calcext:value-type="float">
            <text:p>8.7737085101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70176" calcext:value-type="float">
            <text:p>0.370176</text:p>
          </table:table-cell>
          <table:table-cell table:formula="of:=[15x15x15.A89]+[15x15x15.B89]" office:value-type="float" office:value="0.405216" calcext:value-type="float">
            <text:p>0.405216</text:p>
          </table:table-cell>
          <table:table-cell table:formula="of:=[.D$2]/([.C89]/1000)/1000000" office:value-type="float" office:value="8.32889125799574" calcext:value-type="float">
            <text:p>8.328891258</text:p>
          </table:table-cell>
        </table:table-row>
        <table:table-row table:style-name="ro1">
          <table:table-cell office:value-type="float" office:value="0.040064" calcext:value-type="float">
            <text:p>0.040064</text:p>
          </table:table-cell>
          <table:table-cell office:value-type="float" office:value="0.358784" calcext:value-type="float">
            <text:p>0.358784</text:p>
          </table:table-cell>
          <table:table-cell table:formula="of:=[15x15x15.A90]+[15x15x15.B90]" office:value-type="float" office:value="0.398848" calcext:value-type="float">
            <text:p>0.398848</text:p>
          </table:table-cell>
          <table:table-cell table:formula="of:=[.D$2]/([.C90]/1000)/1000000" office:value-type="float" office:value="8.46187018613607" calcext:value-type="float">
            <text:p>8.4618701861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2592" calcext:value-type="float">
            <text:p>0.362592</text:p>
          </table:table-cell>
          <table:table-cell table:formula="of:=[15x15x15.A91]+[15x15x15.B91]" office:value-type="float" office:value="0.39808" calcext:value-type="float">
            <text:p>0.39808</text:p>
          </table:table-cell>
          <table:table-cell table:formula="of:=[.D$2]/([.C91]/1000)/1000000" office:value-type="float" office:value="8.47819533762058" calcext:value-type="float">
            <text:p>8.4781953376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3552" calcext:value-type="float">
            <text:p>0.363552</text:p>
          </table:table-cell>
          <table:table-cell table:formula="of:=[15x15x15.A92]+[15x15x15.B92]" office:value-type="float" office:value="0.398112" calcext:value-type="float">
            <text:p>0.398112</text:p>
          </table:table-cell>
          <table:table-cell table:formula="of:=[.D$2]/([.C92]/1000)/1000000" office:value-type="float" office:value="8.4775138654449" calcext:value-type="float">
            <text:p>8.4775138654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824" calcext:value-type="float">
            <text:p>0.35824</text:p>
          </table:table-cell>
          <table:table-cell table:formula="of:=[15x15x15.A93]+[15x15x15.B93]" office:value-type="float" office:value="0.39328" calcext:value-type="float">
            <text:p>0.39328</text:p>
          </table:table-cell>
          <table:table-cell table:formula="of:=[.D$2]/([.C93]/1000)/1000000" office:value-type="float" office:value="8.581672091131" calcext:value-type="float">
            <text:p>8.5816720911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0144" calcext:value-type="float">
            <text:p>0.350144</text:p>
          </table:table-cell>
          <table:table-cell table:formula="of:=[15x15x15.A94]+[15x15x15.B94]" office:value-type="float" office:value="0.385152" calcext:value-type="float">
            <text:p>0.385152</text:p>
          </table:table-cell>
          <table:table-cell table:formula="of:=[.D$2]/([.C94]/1000)/1000000" office:value-type="float" office:value="8.7627741774676" calcext:value-type="float">
            <text:p>8.7627741775</text:p>
          </table:table-cell>
        </table:table-row>
        <table:table-row table:style-name="ro1">
          <table:table-cell office:value-type="float" office:value="0.034144" calcext:value-type="float">
            <text:p>0.034144</text:p>
          </table:table-cell>
          <table:table-cell office:value-type="float" office:value="0.363776" calcext:value-type="float">
            <text:p>0.363776</text:p>
          </table:table-cell>
          <table:table-cell table:formula="of:=[15x15x15.A95]+[15x15x15.B95]" office:value-type="float" office:value="0.39792" calcext:value-type="float">
            <text:p>0.39792</text:p>
          </table:table-cell>
          <table:table-cell table:formula="of:=[.D$2]/([.C95]/1000)/1000000" office:value-type="float" office:value="8.48160434258142" calcext:value-type="float">
            <text:p>8.4816043426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8304" calcext:value-type="float">
            <text:p>0.358304</text:p>
          </table:table-cell>
          <table:table-cell table:formula="of:=[15x15x15.A96]+[15x15x15.B96]" office:value-type="float" office:value="0.393632" calcext:value-type="float">
            <text:p>0.393632</text:p>
          </table:table-cell>
          <table:table-cell table:formula="of:=[.D$2]/([.C96]/1000)/1000000" office:value-type="float" office:value="8.57399804893911" calcext:value-type="float">
            <text:p>8.5739980489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16" calcext:value-type="float">
            <text:p>0.3616</text:p>
          </table:table-cell>
          <table:table-cell table:formula="of:=[15x15x15.A97]+[15x15x15.B97]" office:value-type="float" office:value="0.396416" calcext:value-type="float">
            <text:p>0.396416</text:p>
          </table:table-cell>
          <table:table-cell table:formula="of:=[.D$2]/([.C97]/1000)/1000000" office:value-type="float" office:value="8.51378350016145" calcext:value-type="float">
            <text:p>8.5137835002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2464" calcext:value-type="float">
            <text:p>0.362464</text:p>
          </table:table-cell>
          <table:table-cell table:formula="of:=[15x15x15.A98]+[15x15x15.B98]" office:value-type="float" office:value="0.397408" calcext:value-type="float">
            <text:p>0.397408</text:p>
          </table:table-cell>
          <table:table-cell table:formula="of:=[.D$2]/([.C98]/1000)/1000000" office:value-type="float" office:value="8.4925316047991" calcext:value-type="float">
            <text:p>8.4925316048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4144" calcext:value-type="float">
            <text:p>0.354144</text:p>
          </table:table-cell>
          <table:table-cell table:formula="of:=[15x15x15.A99]+[15x15x15.B99]" office:value-type="float" office:value="0.389248" calcext:value-type="float">
            <text:p>0.389248</text:p>
          </table:table-cell>
          <table:table-cell table:formula="of:=[.D$2]/([.C99]/1000)/1000000" office:value-type="float" office:value="8.67056478132194" calcext:value-type="float">
            <text:p>8.6705647813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6112" calcext:value-type="float">
            <text:p>0.366112</text:p>
          </table:table-cell>
          <table:table-cell table:formula="of:=[15x15x15.A100]+[15x15x15.B100]" office:value-type="float" office:value="0.401248" calcext:value-type="float">
            <text:p>0.401248</text:p>
          </table:table-cell>
          <table:table-cell table:formula="of:=[.D$2]/([.C100]/1000)/1000000" office:value-type="float" office:value="8.41125687853896" calcext:value-type="float">
            <text:p>8.4112568785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4336" calcext:value-type="float">
            <text:p>0.354336</text:p>
          </table:table-cell>
          <table:table-cell table:formula="of:=[15x15x15.A101]+[15x15x15.B101]" office:value-type="float" office:value="0.388832" calcext:value-type="float">
            <text:p>0.388832</text:p>
          </table:table-cell>
          <table:table-cell table:formula="of:=[.D$2]/([.C101]/1000)/1000000" office:value-type="float" office:value="8.67984116533619" calcext:value-type="float">
            <text:p>8.6798411653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1744" calcext:value-type="float">
            <text:p>0.351744</text:p>
          </table:table-cell>
          <table:table-cell table:formula="of:=[15x15x15.A102]+[15x15x15.B102]" office:value-type="float" office:value="0.387072" calcext:value-type="float">
            <text:p>0.387072</text:p>
          </table:table-cell>
          <table:table-cell table:formula="of:=[.D$2]/([.C102]/1000)/1000000" office:value-type="float" office:value="8.71930803571429" calcext:value-type="float">
            <text:p>8.7193080357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8352" calcext:value-type="float">
            <text:p>0.368352</text:p>
          </table:table-cell>
          <table:table-cell table:formula="of:=[15x15x15.A103]+[15x15x15.B103]" office:value-type="float" office:value="0.40384" calcext:value-type="float">
            <text:p>0.40384</text:p>
          </table:table-cell>
          <table:table-cell table:formula="of:=[.D$2]/([.C103]/1000)/1000000" office:value-type="float" office:value="8.35727020602219" calcext:value-type="float">
            <text:p>8.357270206</text:p>
          </table:table-cell>
        </table:table-row>
        <table:table-row table:style-name="ro1">
          <table:table-cell office:value-type="float" office:value="0.038464" calcext:value-type="float">
            <text:p>0.038464</text:p>
          </table:table-cell>
          <table:table-cell office:value-type="float" office:value="0.353408" calcext:value-type="float">
            <text:p>0.353408</text:p>
          </table:table-cell>
          <table:table-cell table:formula="of:=[15x15x15.A104]+[15x15x15.B104]" office:value-type="float" office:value="0.391872" calcext:value-type="float">
            <text:p>0.391872</text:p>
          </table:table-cell>
          <table:table-cell table:formula="of:=[.D$2]/([.C104]/1000)/1000000" office:value-type="float" office:value="8.6125061244488" calcext:value-type="float">
            <text:p>8.6125061244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0848" calcext:value-type="float">
            <text:p>0.350848</text:p>
          </table:table-cell>
          <table:table-cell table:formula="of:=[15x15x15.A105]+[15x15x15.B105]" office:value-type="float" office:value="0.385792" calcext:value-type="float">
            <text:p>0.385792</text:p>
          </table:table-cell>
          <table:table-cell table:formula="of:=[.D$2]/([.C105]/1000)/1000000" office:value-type="float" office:value="8.74823739216988" calcext:value-type="float">
            <text:p>8.7482373922</text:p>
          </table:table-cell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61888" calcext:value-type="float">
            <text:p>0.361888</text:p>
          </table:table-cell>
          <table:table-cell table:formula="of:=[15x15x15.A106]+[15x15x15.B106]" office:value-type="float" office:value="0.397504" calcext:value-type="float">
            <text:p>0.397504</text:p>
          </table:table-cell>
          <table:table-cell table:formula="of:=[.D$2]/([.C106]/1000)/1000000" office:value-type="float" office:value="8.49048059893737" calcext:value-type="float">
            <text:p>8.4904805989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8048" calcext:value-type="float">
            <text:p>0.358048</text:p>
          </table:table-cell>
          <table:table-cell table:formula="of:=[15x15x15.A107]+[15x15x15.B107]" office:value-type="float" office:value="0.392672" calcext:value-type="float">
            <text:p>0.392672</text:p>
          </table:table-cell>
          <table:table-cell table:formula="of:=[.D$2]/([.C107]/1000)/1000000" office:value-type="float" office:value="8.59495966098933" calcext:value-type="float">
            <text:p>8.594959661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4464" calcext:value-type="float">
            <text:p>0.354464</text:p>
          </table:table-cell>
          <table:table-cell table:formula="of:=[15x15x15.A108]+[15x15x15.B108]" office:value-type="float" office:value="0.389856" calcext:value-type="float">
            <text:p>0.389856</text:p>
          </table:table-cell>
          <table:table-cell table:formula="of:=[.D$2]/([.C108]/1000)/1000000" office:value-type="float" office:value="8.65704260034474" calcext:value-type="float">
            <text:p>8.6570426003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49088" calcext:value-type="float">
            <text:p>0.349088</text:p>
          </table:table-cell>
          <table:table-cell table:formula="of:=[15x15x15.A109]+[15x15x15.B109]" office:value-type="float" office:value="0.383904" calcext:value-type="float">
            <text:p>0.383904</text:p>
          </table:table-cell>
          <table:table-cell table:formula="of:=[.D$2]/([.C109]/1000)/1000000" office:value-type="float" office:value="8.79126031507877" calcext:value-type="float">
            <text:p>8.7912603151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5232" calcext:value-type="float">
            <text:p>0.355232</text:p>
          </table:table-cell>
          <table:table-cell table:formula="of:=[15x15x15.A110]+[15x15x15.B110]" office:value-type="float" office:value="0.390336" calcext:value-type="float">
            <text:p>0.390336</text:p>
          </table:table-cell>
          <table:table-cell table:formula="of:=[.D$2]/([.C110]/1000)/1000000" office:value-type="float" office:value="8.64639695031972" calcext:value-type="float">
            <text:p>8.6463969503</text:p>
          </table:table-cell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59904" calcext:value-type="float">
            <text:p>0.359904</text:p>
          </table:table-cell>
          <table:table-cell table:formula="of:=[15x15x15.A111]+[15x15x15.B111]" office:value-type="float" office:value="0.39552" calcext:value-type="float">
            <text:p>0.39552</text:p>
          </table:table-cell>
          <table:table-cell table:formula="of:=[.D$2]/([.C111]/1000)/1000000" office:value-type="float" office:value="8.53307038834952" calcext:value-type="float">
            <text:p>8.5330703883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7232" calcext:value-type="float">
            <text:p>0.37232</text:p>
          </table:table-cell>
          <table:table-cell table:formula="of:=[15x15x15.A112]+[15x15x15.B112]" office:value-type="float" office:value="0.406752" calcext:value-type="float">
            <text:p>0.406752</text:p>
          </table:table-cell>
          <table:table-cell table:formula="of:=[.D$2]/([.C112]/1000)/1000000" office:value-type="float" office:value="8.29743922586736" calcext:value-type="float">
            <text:p>8.2974392259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4592" calcext:value-type="float">
            <text:p>0.354592</text:p>
          </table:table-cell>
          <table:table-cell table:formula="of:=[15x15x15.A113]+[15x15x15.B113]" office:value-type="float" office:value="0.38912" calcext:value-type="float">
            <text:p>0.38912</text:p>
          </table:table-cell>
          <table:table-cell table:formula="of:=[.D$2]/([.C113]/1000)/1000000" office:value-type="float" office:value="8.67341694078947" calcext:value-type="float">
            <text:p>8.6734169408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0048" calcext:value-type="float">
            <text:p>0.350048</text:p>
          </table:table-cell>
          <table:table-cell table:formula="of:=[15x15x15.A114]+[15x15x15.B114]" office:value-type="float" office:value="0.385632" calcext:value-type="float">
            <text:p>0.385632</text:p>
          </table:table-cell>
          <table:table-cell table:formula="of:=[.D$2]/([.C114]/1000)/1000000" office:value-type="float" office:value="8.75186706497386" calcext:value-type="float">
            <text:p>8.751867065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3888" calcext:value-type="float">
            <text:p>0.353888</text:p>
          </table:table-cell>
          <table:table-cell table:formula="of:=[15x15x15.A115]+[15x15x15.B115]" office:value-type="float" office:value="0.389216" calcext:value-type="float">
            <text:p>0.389216</text:p>
          </table:table-cell>
          <table:table-cell table:formula="of:=[.D$2]/([.C115]/1000)/1000000" office:value-type="float" office:value="8.67127764531777" calcext:value-type="float">
            <text:p>8.6712776453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65792" calcext:value-type="float">
            <text:p>0.365792</text:p>
          </table:table-cell>
          <table:table-cell table:formula="of:=[15x15x15.A116]+[15x15x15.B116]" office:value-type="float" office:value="0.401376" calcext:value-type="float">
            <text:p>0.401376</text:p>
          </table:table-cell>
          <table:table-cell table:formula="of:=[.D$2]/([.C116]/1000)/1000000" office:value-type="float" office:value="8.40857450370725" calcext:value-type="float">
            <text:p>8.4085745037</text:p>
          </table:table-cell>
        </table:table-row>
        <table:table-row table:style-name="ro1">
          <table:table-cell office:value-type="float" office:value="0.04048" calcext:value-type="float">
            <text:p>0.04048</text:p>
          </table:table-cell>
          <table:table-cell office:value-type="float" office:value="0.354784" calcext:value-type="float">
            <text:p>0.354784</text:p>
          </table:table-cell>
          <table:table-cell table:formula="of:=[15x15x15.A117]+[15x15x15.B117]" office:value-type="float" office:value="0.395264" calcext:value-type="float">
            <text:p>0.395264</text:p>
          </table:table-cell>
          <table:table-cell table:formula="of:=[.D$2]/([.C117]/1000)/1000000" office:value-type="float" office:value="8.53859698834197" calcext:value-type="float">
            <text:p>8.5385969883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1312" calcext:value-type="float">
            <text:p>0.361312</text:p>
          </table:table-cell>
          <table:table-cell table:formula="of:=[15x15x15.A118]+[15x15x15.B118]" office:value-type="float" office:value="0.396448" calcext:value-type="float">
            <text:p>0.396448</text:p>
          </table:table-cell>
          <table:table-cell table:formula="of:=[.D$2]/([.C118]/1000)/1000000" office:value-type="float" office:value="8.51309629510049" calcext:value-type="float">
            <text:p>8.5130962951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1968" calcext:value-type="float">
            <text:p>0.351968</text:p>
          </table:table-cell>
          <table:table-cell table:formula="of:=[15x15x15.A119]+[15x15x15.B119]" office:value-type="float" office:value="0.387008" calcext:value-type="float">
            <text:p>0.387008</text:p>
          </table:table-cell>
          <table:table-cell table:formula="of:=[.D$2]/([.C119]/1000)/1000000" office:value-type="float" office:value="8.72074995865719" calcext:value-type="float">
            <text:p>8.7207499587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736" calcext:value-type="float">
            <text:p>0.3736</text:p>
          </table:table-cell>
          <table:table-cell table:formula="of:=[15x15x15.A120]+[15x15x15.B120]" office:value-type="float" office:value="0.4088" calcext:value-type="float">
            <text:p>0.4088</text:p>
          </table:table-cell>
          <table:table-cell table:formula="of:=[.D$2]/([.C120]/1000)/1000000" office:value-type="float" office:value="8.25587084148728" calcext:value-type="float">
            <text:p>8.2558708415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4048" calcext:value-type="float">
            <text:p>0.354048</text:p>
          </table:table-cell>
          <table:table-cell table:formula="of:=[15x15x15.A121]+[15x15x15.B121]" office:value-type="float" office:value="0.389344" calcext:value-type="float">
            <text:p>0.389344</text:p>
          </table:table-cell>
          <table:table-cell table:formula="of:=[.D$2]/([.C121]/1000)/1000000" office:value-type="float" office:value="8.66842689241391" calcext:value-type="float">
            <text:p>8.6684268924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8864" calcext:value-type="float">
            <text:p>0.368864</text:p>
          </table:table-cell>
          <table:table-cell table:formula="of:=[15x15x15.A122]+[15x15x15.B122]" office:value-type="float" office:value="0.404064" calcext:value-type="float">
            <text:p>0.404064</text:p>
          </table:table-cell>
          <table:table-cell table:formula="of:=[.D$2]/([.C122]/1000)/1000000" office:value-type="float" office:value="8.35263720598717" calcext:value-type="float">
            <text:p>8.35263720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3024" calcext:value-type="float">
            <text:p>0.353024</text:p>
          </table:table-cell>
          <table:table-cell table:formula="of:=[15x15x15.A123]+[15x15x15.B123]" office:value-type="float" office:value="0.387936" calcext:value-type="float">
            <text:p>0.387936</text:p>
          </table:table-cell>
          <table:table-cell table:formula="of:=[.D$2]/([.C123]/1000)/1000000" office:value-type="float" office:value="8.69988864142539" calcext:value-type="float">
            <text:p>8.6998886414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70464" calcext:value-type="float">
            <text:p>0.370464</text:p>
          </table:table-cell>
          <table:table-cell table:formula="of:=[15x15x15.A124]+[15x15x15.B124]" office:value-type="float" office:value="0.405088" calcext:value-type="float">
            <text:p>0.405088</text:p>
          </table:table-cell>
          <table:table-cell table:formula="of:=[.D$2]/([.C124]/1000)/1000000" office:value-type="float" office:value="8.33152302709535" calcext:value-type="float">
            <text:p>8.3315230271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48832" calcext:value-type="float">
            <text:p>0.348832</text:p>
          </table:table-cell>
          <table:table-cell table:formula="of:=[15x15x15.A125]+[15x15x15.B125]" office:value-type="float" office:value="0.383936" calcext:value-type="float">
            <text:p>0.383936</text:p>
          </table:table-cell>
          <table:table-cell table:formula="of:=[.D$2]/([.C125]/1000)/1000000" office:value-type="float" office:value="8.79052758793132" calcext:value-type="float">
            <text:p>8.7905275879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9584" calcext:value-type="float">
            <text:p>0.359584</text:p>
          </table:table-cell>
          <table:table-cell table:formula="of:=[15x15x15.A126]+[15x15x15.B126]" office:value-type="float" office:value="0.394432" calcext:value-type="float">
            <text:p>0.394432</text:p>
          </table:table-cell>
          <table:table-cell table:formula="of:=[.D$2]/([.C126]/1000)/1000000" office:value-type="float" office:value="8.5566079831251" calcext:value-type="float">
            <text:p>8.5566079831</text:p>
          </table:table-cell>
        </table:table-row>
        <table:table-row table:style-name="ro1">
          <table:table-cell office:value-type="float" office:value="0.040096" calcext:value-type="float">
            <text:p>0.040096</text:p>
          </table:table-cell>
          <table:table-cell office:value-type="float" office:value="0.357664" calcext:value-type="float">
            <text:p>0.357664</text:p>
          </table:table-cell>
          <table:table-cell table:formula="of:=[15x15x15.A127]+[15x15x15.B127]" office:value-type="float" office:value="0.39776" calcext:value-type="float">
            <text:p>0.39776</text:p>
          </table:table-cell>
          <table:table-cell table:formula="of:=[.D$2]/([.C127]/1000)/1000000" office:value-type="float" office:value="8.48501609010459" calcext:value-type="float">
            <text:p>8.4850160901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70464" calcext:value-type="float">
            <text:p>0.370464</text:p>
          </table:table-cell>
          <table:table-cell table:formula="of:=[15x15x15.A128]+[15x15x15.B128]" office:value-type="float" office:value="0.405632" calcext:value-type="float">
            <text:p>0.405632</text:p>
          </table:table-cell>
          <table:table-cell table:formula="of:=[.D$2]/([.C128]/1000)/1000000" office:value-type="float" office:value="8.32034947933102" calcext:value-type="float">
            <text:p>8.3203494793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256" calcext:value-type="float">
            <text:p>0.36256</text:p>
          </table:table-cell>
          <table:table-cell table:formula="of:=[15x15x15.A129]+[15x15x15.B129]" office:value-type="float" office:value="0.397376" calcext:value-type="float">
            <text:p>0.397376</text:p>
          </table:table-cell>
          <table:table-cell table:formula="of:=[.D$2]/([.C129]/1000)/1000000" office:value-type="float" office:value="8.49321549363827" calcext:value-type="float">
            <text:p>8.4932154936</text:p>
          </table:table-cell>
        </table:table-row>
        <table:table-row table:style-name="ro1">
          <table:table-cell office:value-type="float" office:value="0.035744" calcext:value-type="float">
            <text:p>0.035744</text:p>
          </table:table-cell>
          <table:table-cell office:value-type="float" office:value="0.364544" calcext:value-type="float">
            <text:p>0.364544</text:p>
          </table:table-cell>
          <table:table-cell table:formula="of:=[15x15x15.A130]+[15x15x15.B130]" office:value-type="float" office:value="0.400288" calcext:value-type="float">
            <text:p>0.400288</text:p>
          </table:table-cell>
          <table:table-cell table:formula="of:=[.D$2]/([.C130]/1000)/1000000" office:value-type="float" office:value="8.43142937085299" calcext:value-type="float">
            <text:p>8.4314293709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2464" calcext:value-type="float">
            <text:p>0.362464</text:p>
          </table:table-cell>
          <table:table-cell table:formula="of:=[15x15x15.A131]+[15x15x15.B131]" office:value-type="float" office:value="0.397088" calcext:value-type="float">
            <text:p>0.397088</text:p>
          </table:table-cell>
          <table:table-cell table:formula="of:=[.D$2]/([.C131]/1000)/1000000" office:value-type="float" office:value="8.49937545330003" calcext:value-type="float">
            <text:p>8.4993754533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496" calcext:value-type="float">
            <text:p>0.36496</text:p>
          </table:table-cell>
          <table:table-cell table:formula="of:=[15x15x15.A132]+[15x15x15.B132]" office:value-type="float" office:value="0.399968" calcext:value-type="float">
            <text:p>0.399968</text:p>
          </table:table-cell>
          <table:table-cell table:formula="of:=[.D$2]/([.C132]/1000)/1000000" office:value-type="float" office:value="8.43817505400432" calcext:value-type="float">
            <text:p>8.438175054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4848" calcext:value-type="float">
            <text:p>0.354848</text:p>
          </table:table-cell>
          <table:table-cell table:formula="of:=[15x15x15.A133]+[15x15x15.B133]" office:value-type="float" office:value="0.390528" calcext:value-type="float">
            <text:p>0.390528</text:p>
          </table:table-cell>
          <table:table-cell table:formula="of:=[.D$2]/([.C133]/1000)/1000000" office:value-type="float" office:value="8.64214601769912" calcext:value-type="float">
            <text:p>8.6421460177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6048" calcext:value-type="float">
            <text:p>0.366048</text:p>
          </table:table-cell>
          <table:table-cell table:formula="of:=[15x15x15.A134]+[15x15x15.B134]" office:value-type="float" office:value="0.401472" calcext:value-type="float">
            <text:p>0.401472</text:p>
          </table:table-cell>
          <table:table-cell table:formula="of:=[.D$2]/([.C134]/1000)/1000000" office:value-type="float" office:value="8.40656384505022" calcext:value-type="float">
            <text:p>8.4065638451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4064" calcext:value-type="float">
            <text:p>0.364064</text:p>
          </table:table-cell>
          <table:table-cell table:formula="of:=[15x15x15.A135]+[15x15x15.B135]" office:value-type="float" office:value="0.399104" calcext:value-type="float">
            <text:p>0.399104</text:p>
          </table:table-cell>
          <table:table-cell table:formula="of:=[.D$2]/([.C135]/1000)/1000000" office:value-type="float" office:value="8.45644243104554" calcext:value-type="float">
            <text:p>8.456442431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5456" calcext:value-type="float">
            <text:p>0.355456</text:p>
          </table:table-cell>
          <table:table-cell table:formula="of:=[15x15x15.A136]+[15x15x15.B136]" office:value-type="float" office:value="0.39088" calcext:value-type="float">
            <text:p>0.39088</text:p>
          </table:table-cell>
          <table:table-cell table:formula="of:=[.D$2]/([.C136]/1000)/1000000" office:value-type="float" office:value="8.63436348751535" calcext:value-type="float">
            <text:p>8.6343634875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8592" calcext:value-type="float">
            <text:p>0.358592</text:p>
          </table:table-cell>
          <table:table-cell table:formula="of:=[15x15x15.A137]+[15x15x15.B137]" office:value-type="float" office:value="0.393024" calcext:value-type="float">
            <text:p>0.393024</text:p>
          </table:table-cell>
          <table:table-cell table:formula="of:=[.D$2]/([.C137]/1000)/1000000" office:value-type="float" office:value="8.58726184660479" calcext:value-type="float">
            <text:p>8.5872618466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5424" calcext:value-type="float">
            <text:p>0.355424</text:p>
          </table:table-cell>
          <table:table-cell table:formula="of:=[15x15x15.A138]+[15x15x15.B138]" office:value-type="float" office:value="0.390272" calcext:value-type="float">
            <text:p>0.390272</text:p>
          </table:table-cell>
          <table:table-cell table:formula="of:=[.D$2]/([.C138]/1000)/1000000" office:value-type="float" office:value="8.64781485733027" calcext:value-type="float">
            <text:p>8.6478148573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6416" calcext:value-type="float">
            <text:p>0.356416</text:p>
          </table:table-cell>
          <table:table-cell table:formula="of:=[15x15x15.A139]+[15x15x15.B139]" office:value-type="float" office:value="0.391136" calcext:value-type="float">
            <text:p>0.391136</text:p>
          </table:table-cell>
          <table:table-cell table:formula="of:=[.D$2]/([.C139]/1000)/1000000" office:value-type="float" office:value="8.62871226376503" calcext:value-type="float">
            <text:p>8.6287122638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6" calcext:value-type="float">
            <text:p>0.356</text:p>
          </table:table-cell>
          <table:table-cell table:formula="of:=[15x15x15.A140]+[15x15x15.B140]" office:value-type="float" office:value="0.390976" calcext:value-type="float">
            <text:p>0.390976</text:p>
          </table:table-cell>
          <table:table-cell table:formula="of:=[.D$2]/([.C140]/1000)/1000000" office:value-type="float" office:value="8.63224341136029" calcext:value-type="float">
            <text:p>8.6322434114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5008" calcext:value-type="float">
            <text:p>0.355008</text:p>
          </table:table-cell>
          <table:table-cell table:formula="of:=[15x15x15.A141]+[15x15x15.B141]" office:value-type="float" office:value="0.390144" calcext:value-type="float">
            <text:p>0.390144</text:p>
          </table:table-cell>
          <table:table-cell table:formula="of:=[.D$2]/([.C141]/1000)/1000000" office:value-type="float" office:value="8.65065206692913" calcext:value-type="float">
            <text:p>8.6506520669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9088" calcext:value-type="float">
            <text:p>0.369088</text:p>
          </table:table-cell>
          <table:table-cell table:formula="of:=[15x15x15.A142]+[15x15x15.B142]" office:value-type="float" office:value="0.403808" calcext:value-type="float">
            <text:p>0.403808</text:p>
          </table:table-cell>
          <table:table-cell table:formula="of:=[.D$2]/([.C142]/1000)/1000000" office:value-type="float" office:value="8.35793248276409" calcext:value-type="float">
            <text:p>8.3579324828</text:p>
          </table:table-cell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3616" calcext:value-type="float">
            <text:p>0.3616</text:p>
          </table:table-cell>
          <table:table-cell table:formula="of:=[15x15x15.A143]+[15x15x15.B143]" office:value-type="float" office:value="0.395904" calcext:value-type="float">
            <text:p>0.395904</text:p>
          </table:table-cell>
          <table:table-cell table:formula="of:=[.D$2]/([.C143]/1000)/1000000" office:value-type="float" office:value="8.52479388942774" calcext:value-type="float">
            <text:p>8.5247938894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1264" calcext:value-type="float">
            <text:p>0.351264</text:p>
          </table:table-cell>
          <table:table-cell table:formula="of:=[15x15x15.A144]+[15x15x15.B144]" office:value-type="float" office:value="0.386944" calcext:value-type="float">
            <text:p>0.386944</text:p>
          </table:table-cell>
          <table:table-cell table:formula="of:=[.D$2]/([.C144]/1000)/1000000" office:value-type="float" office:value="8.72219235858419" calcext:value-type="float">
            <text:p>8.7221923586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4112" calcext:value-type="float">
            <text:p>0.354112</text:p>
          </table:table-cell>
          <table:table-cell table:formula="of:=[15x15x15.A145]+[15x15x15.B145]" office:value-type="float" office:value="0.389344" calcext:value-type="float">
            <text:p>0.389344</text:p>
          </table:table-cell>
          <table:table-cell table:formula="of:=[.D$2]/([.C145]/1000)/1000000" office:value-type="float" office:value="8.66842689241391" calcext:value-type="float">
            <text:p>8.6684268924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9648" calcext:value-type="float">
            <text:p>0.359648</text:p>
          </table:table-cell>
          <table:table-cell table:formula="of:=[15x15x15.A146]+[15x15x15.B146]" office:value-type="float" office:value="0.394272" calcext:value-type="float">
            <text:p>0.394272</text:p>
          </table:table-cell>
          <table:table-cell table:formula="of:=[.D$2]/([.C146]/1000)/1000000" office:value-type="float" office:value="8.56008035062089" calcext:value-type="float">
            <text:p>8.5600803506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2656" calcext:value-type="float">
            <text:p>0.362656</text:p>
          </table:table-cell>
          <table:table-cell table:formula="of:=[15x15x15.A147]+[15x15x15.B147]" office:value-type="float" office:value="0.397248" calcext:value-type="float">
            <text:p>0.397248</text:p>
          </table:table-cell>
          <table:table-cell table:formula="of:=[.D$2]/([.C147]/1000)/1000000" office:value-type="float" office:value="8.49595215079749" calcext:value-type="float">
            <text:p>8.4959521508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7152" calcext:value-type="float">
            <text:p>0.357152</text:p>
          </table:table-cell>
          <table:table-cell table:formula="of:=[15x15x15.A148]+[15x15x15.B148]" office:value-type="float" office:value="0.392096" calcext:value-type="float">
            <text:p>0.392096</text:p>
          </table:table-cell>
          <table:table-cell table:formula="of:=[.D$2]/([.C148]/1000)/1000000" office:value-type="float" office:value="8.60758589733127" calcext:value-type="float">
            <text:p>8.6075858973</text:p>
          </table:table-cell>
        </table:table-row>
        <table:table-row table:style-name="ro1">
          <table:table-cell office:value-type="float" office:value="0.03584" calcext:value-type="float">
            <text:p>0.03584</text:p>
          </table:table-cell>
          <table:table-cell office:value-type="float" office:value="0.362272" calcext:value-type="float">
            <text:p>0.362272</text:p>
          </table:table-cell>
          <table:table-cell table:formula="of:=[15x15x15.A149]+[15x15x15.B149]" office:value-type="float" office:value="0.398112" calcext:value-type="float">
            <text:p>0.398112</text:p>
          </table:table-cell>
          <table:table-cell table:formula="of:=[.D$2]/([.C149]/1000)/1000000" office:value-type="float" office:value="8.4775138654449" calcext:value-type="float">
            <text:p>8.4775138654</text:p>
          </table:table-cell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5904" calcext:value-type="float">
            <text:p>0.355904</text:p>
          </table:table-cell>
          <table:table-cell table:formula="of:=[15x15x15.A150]+[15x15x15.B150]" office:value-type="float" office:value="0.391424" calcext:value-type="float">
            <text:p>0.391424</text:p>
          </table:table-cell>
          <table:table-cell table:formula="of:=[.D$2]/([.C150]/1000)/1000000" office:value-type="float" office:value="8.62236347285808" calcext:value-type="float">
            <text:p>8.6223634729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4976" calcext:value-type="float">
            <text:p>0.354976</text:p>
          </table:table-cell>
          <table:table-cell table:formula="of:=[15x15x15.A151]+[15x15x15.B151]" office:value-type="float" office:value="0.38992" calcext:value-type="float">
            <text:p>0.38992</text:p>
          </table:table-cell>
          <table:table-cell table:formula="of:=[.D$2]/([.C151]/1000)/1000000" office:value-type="float" office:value="8.65562166598277" calcext:value-type="float">
            <text:p>8.65562166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1536" calcext:value-type="float">
            <text:p>0.361536</text:p>
          </table:table-cell>
          <table:table-cell table:formula="of:=[15x15x15.A152]+[15x15x15.B152]" office:value-type="float" office:value="0.396448" calcext:value-type="float">
            <text:p>0.396448</text:p>
          </table:table-cell>
          <table:table-cell table:formula="of:=[.D$2]/([.C152]/1000)/1000000" office:value-type="float" office:value="8.51309629510049" calcext:value-type="float">
            <text:p>8.5130962951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8816" calcext:value-type="float">
            <text:p>0.358816</text:p>
          </table:table-cell>
          <table:table-cell table:formula="of:=[15x15x15.A153]+[15x15x15.B153]" office:value-type="float" office:value="0.39392" calcext:value-type="float">
            <text:p>0.39392</text:p>
          </table:table-cell>
          <table:table-cell table:formula="of:=[.D$2]/([.C153]/1000)/1000000" office:value-type="float" office:value="8.56772948822096" calcext:value-type="float">
            <text:p>8.5677294882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5696" calcext:value-type="float">
            <text:p>0.365696</text:p>
          </table:table-cell>
          <table:table-cell table:formula="of:=[15x15x15.A154]+[15x15x15.B154]" office:value-type="float" office:value="0.400512" calcext:value-type="float">
            <text:p>0.400512</text:p>
          </table:table-cell>
          <table:table-cell table:formula="of:=[.D$2]/([.C154]/1000)/1000000" office:value-type="float" office:value="8.4267138063279" calcext:value-type="float">
            <text:p>8.4267138063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4816" calcext:value-type="float">
            <text:p>0.354816</text:p>
          </table:table-cell>
          <table:table-cell table:formula="of:=[15x15x15.A155]+[15x15x15.B155]" office:value-type="float" office:value="0.389216" calcext:value-type="float">
            <text:p>0.389216</text:p>
          </table:table-cell>
          <table:table-cell table:formula="of:=[.D$2]/([.C155]/1000)/1000000" office:value-type="float" office:value="8.67127764531777" calcext:value-type="float">
            <text:p>8.6712776453</text:p>
          </table:table-cell>
        </table:table-row>
        <table:table-row table:style-name="ro1">
          <table:table-cell office:value-type="float" office:value="0.03728" calcext:value-type="float">
            <text:p>0.03728</text:p>
          </table:table-cell>
          <table:table-cell office:value-type="float" office:value="0.355872" calcext:value-type="float">
            <text:p>0.355872</text:p>
          </table:table-cell>
          <table:table-cell table:formula="of:=[15x15x15.A156]+[15x15x15.B156]" office:value-type="float" office:value="0.393152" calcext:value-type="float">
            <text:p>0.393152</text:p>
          </table:table-cell>
          <table:table-cell table:formula="of:=[.D$2]/([.C156]/1000)/1000000" office:value-type="float" office:value="8.58446605892886" calcext:value-type="float">
            <text:p>8.5844660589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8208" calcext:value-type="float">
            <text:p>0.358208</text:p>
          </table:table-cell>
          <table:table-cell table:formula="of:=[15x15x15.A157]+[15x15x15.B157]" office:value-type="float" office:value="0.393152" calcext:value-type="float">
            <text:p>0.393152</text:p>
          </table:table-cell>
          <table:table-cell table:formula="of:=[.D$2]/([.C157]/1000)/1000000" office:value-type="float" office:value="8.58446605892886" calcext:value-type="float">
            <text:p>8.5844660589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61856" calcext:value-type="float">
            <text:p>0.361856</text:p>
          </table:table-cell>
          <table:table-cell table:formula="of:=[15x15x15.A158]+[15x15x15.B158]" office:value-type="float" office:value="0.397216" calcext:value-type="float">
            <text:p>0.397216</text:p>
          </table:table-cell>
          <table:table-cell table:formula="of:=[.D$2]/([.C158]/1000)/1000000" office:value-type="float" office:value="8.49663659067107" calcext:value-type="float">
            <text:p>8.4966365907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088" calcext:value-type="float">
            <text:p>0.35088</text:p>
          </table:table-cell>
          <table:table-cell table:formula="of:=[15x15x15.A159]+[15x15x15.B159]" office:value-type="float" office:value="0.385696" calcext:value-type="float">
            <text:p>0.385696</text:p>
          </table:table-cell>
          <table:table-cell table:formula="of:=[.D$2]/([.C159]/1000)/1000000" office:value-type="float" office:value="8.75041483448104" calcext:value-type="float">
            <text:p>8.7504148345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2416" calcext:value-type="float">
            <text:p>0.352416</text:p>
          </table:table-cell>
          <table:table-cell table:formula="of:=[15x15x15.A160]+[15x15x15.B160]" office:value-type="float" office:value="0.387488" calcext:value-type="float">
            <text:p>0.387488</text:p>
          </table:table-cell>
          <table:table-cell table:formula="of:=[.D$2]/([.C160]/1000)/1000000" office:value-type="float" office:value="8.70994714675035" calcext:value-type="float">
            <text:p>8.7099471468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61088" calcext:value-type="float">
            <text:p>0.361088</text:p>
          </table:table-cell>
          <table:table-cell table:formula="of:=[15x15x15.A161]+[15x15x15.B161]" office:value-type="float" office:value="0.39632" calcext:value-type="float">
            <text:p>0.39632</text:p>
          </table:table-cell>
          <table:table-cell table:formula="of:=[.D$2]/([.C161]/1000)/1000000" office:value-type="float" office:value="8.51584578118692" calcext:value-type="float">
            <text:p>8.5158457812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696" calcext:value-type="float">
            <text:p>0.35696</text:p>
          </table:table-cell>
          <table:table-cell table:formula="of:=[15x15x15.A162]+[15x15x15.B162]" office:value-type="float" office:value="0.392128" calcext:value-type="float">
            <text:p>0.392128</text:p>
          </table:table-cell>
          <table:table-cell table:formula="of:=[.D$2]/([.C162]/1000)/1000000" office:value-type="float" office:value="8.60688346662314" calcext:value-type="float">
            <text:p>8.6068834666</text:p>
          </table:table-cell>
        </table:table-row>
        <table:table-row table:style-name="ro1">
          <table:table-cell office:value-type="float" office:value="0.04144" calcext:value-type="float">
            <text:p>0.04144</text:p>
          </table:table-cell>
          <table:table-cell office:value-type="float" office:value="0.362304" calcext:value-type="float">
            <text:p>0.362304</text:p>
          </table:table-cell>
          <table:table-cell table:formula="of:=[15x15x15.A163]+[15x15x15.B163]" office:value-type="float" office:value="0.403744" calcext:value-type="float">
            <text:p>0.403744</text:p>
          </table:table-cell>
          <table:table-cell table:formula="of:=[.D$2]/([.C163]/1000)/1000000" office:value-type="float" office:value="8.35925735119284" calcext:value-type="float">
            <text:p>8.3592573512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7504" calcext:value-type="float">
            <text:p>0.357504</text:p>
          </table:table-cell>
          <table:table-cell table:formula="of:=[15x15x15.A164]+[15x15x15.B164]" office:value-type="float" office:value="0.392928" calcext:value-type="float">
            <text:p>0.392928</text:p>
          </table:table-cell>
          <table:table-cell table:formula="of:=[.D$2]/([.C164]/1000)/1000000" office:value-type="float" office:value="8.58935988272661" calcext:value-type="float">
            <text:p>8.5893598827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1616" calcext:value-type="float">
            <text:p>0.351616</text:p>
          </table:table-cell>
          <table:table-cell table:formula="of:=[15x15x15.A165]+[15x15x15.B165]" office:value-type="float" office:value="0.386176" calcext:value-type="float">
            <text:p>0.386176</text:p>
          </table:table-cell>
          <table:table-cell table:formula="of:=[.D$2]/([.C165]/1000)/1000000" office:value-type="float" office:value="8.73953844879019" calcext:value-type="float">
            <text:p>8.7395384488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856" calcext:value-type="float">
            <text:p>0.35856</text:p>
          </table:table-cell>
          <table:table-cell table:formula="of:=[15x15x15.A166]+[15x15x15.B166]" office:value-type="float" office:value="0.394208" calcext:value-type="float">
            <text:p>0.394208</text:p>
          </table:table-cell>
          <table:table-cell table:formula="of:=[.D$2]/([.C166]/1000)/1000000" office:value-type="float" office:value="8.5614700868577" calcext:value-type="float">
            <text:p>8.5614700869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8432" calcext:value-type="float">
            <text:p>0.358432</text:p>
          </table:table-cell>
          <table:table-cell table:formula="of:=[15x15x15.A167]+[15x15x15.B167]" office:value-type="float" office:value="0.393184" calcext:value-type="float">
            <text:p>0.393184</text:p>
          </table:table-cell>
          <table:table-cell table:formula="of:=[.D$2]/([.C167]/1000)/1000000" office:value-type="float" office:value="8.58376739643526" calcext:value-type="float">
            <text:p>8.5837673964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7792" calcext:value-type="float">
            <text:p>0.357792</text:p>
          </table:table-cell>
          <table:table-cell table:formula="of:=[15x15x15.A168]+[15x15x15.B168]" office:value-type="float" office:value="0.392992" calcext:value-type="float">
            <text:p>0.392992</text:p>
          </table:table-cell>
          <table:table-cell table:formula="of:=[.D$2]/([.C168]/1000)/1000000" office:value-type="float" office:value="8.5879610780881" calcext:value-type="float">
            <text:p>8.5879610781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7504" calcext:value-type="float">
            <text:p>0.357504</text:p>
          </table:table-cell>
          <table:table-cell table:formula="of:=[15x15x15.A169]+[15x15x15.B169]" office:value-type="float" office:value="0.392768" calcext:value-type="float">
            <text:p>0.392768</text:p>
          </table:table-cell>
          <table:table-cell table:formula="of:=[.D$2]/([.C169]/1000)/1000000" office:value-type="float" office:value="8.59285888870784" calcext:value-type="float">
            <text:p>8.5928588887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5808" calcext:value-type="float">
            <text:p>0.355808</text:p>
          </table:table-cell>
          <table:table-cell table:formula="of:=[15x15x15.A170]+[15x15x15.B170]" office:value-type="float" office:value="0.390368" calcext:value-type="float">
            <text:p>0.390368</text:p>
          </table:table-cell>
          <table:table-cell table:formula="of:=[.D$2]/([.C170]/1000)/1000000" office:value-type="float" office:value="8.64568817116157" calcext:value-type="float">
            <text:p>8.6456881712</text:p>
          </table:table-cell>
        </table:table-row>
        <table:table-row table:style-name="ro1">
          <table:table-cell office:value-type="float" office:value="0.040288" calcext:value-type="float">
            <text:p>0.040288</text:p>
          </table:table-cell>
          <table:table-cell office:value-type="float" office:value="0.360256" calcext:value-type="float">
            <text:p>0.360256</text:p>
          </table:table-cell>
          <table:table-cell table:formula="of:=[15x15x15.A171]+[15x15x15.B171]" office:value-type="float" office:value="0.400544" calcext:value-type="float">
            <text:p>0.400544</text:p>
          </table:table-cell>
          <table:table-cell table:formula="of:=[.D$2]/([.C171]/1000)/1000000" office:value-type="float" office:value="8.42604058480467" calcext:value-type="float">
            <text:p>8.4260405848</text:p>
          </table:table-cell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0.3648" calcext:value-type="float">
            <text:p>0.3648</text:p>
          </table:table-cell>
          <table:table-cell table:formula="of:=[15x15x15.A172]+[15x15x15.B172]" office:value-type="float" office:value="0.399072" calcext:value-type="float">
            <text:p>0.399072</text:p>
          </table:table-cell>
          <table:table-cell table:formula="of:=[.D$2]/([.C172]/1000)/1000000" office:value-type="float" office:value="8.45712051960549" calcext:value-type="float">
            <text:p>8.4571205196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4288" calcext:value-type="float">
            <text:p>0.364288</text:p>
          </table:table-cell>
          <table:table-cell table:formula="of:=[15x15x15.A173]+[15x15x15.B173]" office:value-type="float" office:value="0.399392" calcext:value-type="float">
            <text:p>0.399392</text:p>
          </table:table-cell>
          <table:table-cell table:formula="of:=[.D$2]/([.C173]/1000)/1000000" office:value-type="float" office:value="8.45034452367599" calcext:value-type="float">
            <text:p>8.4503445237</text:p>
          </table:table-cell>
        </table:table-row>
        <table:table-row table:style-name="ro1">
          <table:table-cell office:value-type="float" office:value="0.03968" calcext:value-type="float">
            <text:p>0.03968</text:p>
          </table:table-cell>
          <table:table-cell office:value-type="float" office:value="0.354976" calcext:value-type="float">
            <text:p>0.354976</text:p>
          </table:table-cell>
          <table:table-cell table:formula="of:=[15x15x15.A174]+[15x15x15.B174]" office:value-type="float" office:value="0.394656" calcext:value-type="float">
            <text:p>0.394656</text:p>
          </table:table-cell>
          <table:table-cell table:formula="of:=[.D$2]/([.C174]/1000)/1000000" office:value-type="float" office:value="8.55175139868645" calcext:value-type="float">
            <text:p>8.5517513987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288" calcext:value-type="float">
            <text:p>0.36288</text:p>
          </table:table-cell>
          <table:table-cell table:formula="of:=[15x15x15.A175]+[15x15x15.B175]" office:value-type="float" office:value="0.398048" calcext:value-type="float">
            <text:p>0.398048</text:p>
          </table:table-cell>
          <table:table-cell table:formula="of:=[.D$2]/([.C175]/1000)/1000000" office:value-type="float" office:value="8.47887691936651" calcext:value-type="float">
            <text:p>8.4788769194</text:p>
          </table:table-cell>
        </table:table-row>
        <table:table-row table:style-name="ro1">
          <table:table-cell office:value-type="float" office:value="0.03584" calcext:value-type="float">
            <text:p>0.03584</text:p>
          </table:table-cell>
          <table:table-cell office:value-type="float" office:value="0.363456" calcext:value-type="float">
            <text:p>0.363456</text:p>
          </table:table-cell>
          <table:table-cell table:formula="of:=[15x15x15.A176]+[15x15x15.B176]" office:value-type="float" office:value="0.399296" calcext:value-type="float">
            <text:p>0.399296</text:p>
          </table:table-cell>
          <table:table-cell table:formula="of:=[.D$2]/([.C176]/1000)/1000000" office:value-type="float" office:value="8.45237618208046" calcext:value-type="float">
            <text:p>8.4523761821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9584" calcext:value-type="float">
            <text:p>0.359584</text:p>
          </table:table-cell>
          <table:table-cell table:formula="of:=[15x15x15.A177]+[15x15x15.B177]" office:value-type="float" office:value="0.394432" calcext:value-type="float">
            <text:p>0.394432</text:p>
          </table:table-cell>
          <table:table-cell table:formula="of:=[.D$2]/([.C177]/1000)/1000000" office:value-type="float" office:value="8.5566079831251" calcext:value-type="float">
            <text:p>8.5566079831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728" calcext:value-type="float">
            <text:p>0.35728</text:p>
          </table:table-cell>
          <table:table-cell table:formula="of:=[15x15x15.A178]+[15x15x15.B178]" office:value-type="float" office:value="0.392256" calcext:value-type="float">
            <text:p>0.392256</text:p>
          </table:table-cell>
          <table:table-cell table:formula="of:=[.D$2]/([.C178]/1000)/1000000" office:value-type="float" office:value="8.60407488986784" calcext:value-type="float">
            <text:p>8.6040748899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9584" calcext:value-type="float">
            <text:p>0.359584</text:p>
          </table:table-cell>
          <table:table-cell table:formula="of:=[15x15x15.A179]+[15x15x15.B179]" office:value-type="float" office:value="0.39472" calcext:value-type="float">
            <text:p>0.39472</text:p>
          </table:table-cell>
          <table:table-cell table:formula="of:=[.D$2]/([.C179]/1000)/1000000" office:value-type="float" office:value="8.55036481556547" calcext:value-type="float">
            <text:p>8.5503648156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4224" calcext:value-type="float">
            <text:p>0.364224</text:p>
          </table:table-cell>
          <table:table-cell table:formula="of:=[15x15x15.A180]+[15x15x15.B180]" office:value-type="float" office:value="0.399648" calcext:value-type="float">
            <text:p>0.399648</text:p>
          </table:table-cell>
          <table:table-cell table:formula="of:=[.D$2]/([.C180]/1000)/1000000" office:value-type="float" office:value="8.44493153975498" calcext:value-type="float">
            <text:p>8.4449315398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49984" calcext:value-type="float">
            <text:p>0.349984</text:p>
          </table:table-cell>
          <table:table-cell table:formula="of:=[15x15x15.A181]+[15x15x15.B181]" office:value-type="float" office:value="0.385024" calcext:value-type="float">
            <text:p>0.385024</text:p>
          </table:table-cell>
          <table:table-cell table:formula="of:=[.D$2]/([.C181]/1000)/1000000" office:value-type="float" office:value="8.7656873337766" calcext:value-type="float">
            <text:p>8.7656873338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9808" calcext:value-type="float">
            <text:p>0.359808</text:p>
          </table:table-cell>
          <table:table-cell table:formula="of:=[15x15x15.A182]+[15x15x15.B182]" office:value-type="float" office:value="0.394848" calcext:value-type="float">
            <text:p>0.394848</text:p>
          </table:table-cell>
          <table:table-cell table:formula="of:=[.D$2]/([.C182]/1000)/1000000" office:value-type="float" office:value="8.54759299781182" calcext:value-type="float">
            <text:p>8.5475929978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1008" calcext:value-type="float">
            <text:p>0.351008</text:p>
          </table:table-cell>
          <table:table-cell table:formula="of:=[15x15x15.A183]+[15x15x15.B183]" office:value-type="float" office:value="0.386208" calcext:value-type="float">
            <text:p>0.386208</text:p>
          </table:table-cell>
          <table:table-cell table:formula="of:=[.D$2]/([.C183]/1000)/1000000" office:value-type="float" office:value="8.73881431767338" calcext:value-type="float">
            <text:p>8.7388143177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3168" calcext:value-type="float">
            <text:p>0.363168</text:p>
          </table:table-cell>
          <table:table-cell table:formula="of:=[15x15x15.A184]+[15x15x15.B184]" office:value-type="float" office:value="0.398368" calcext:value-type="float">
            <text:p>0.398368</text:p>
          </table:table-cell>
          <table:table-cell table:formula="of:=[.D$2]/([.C184]/1000)/1000000" office:value-type="float" office:value="8.47206602939995" calcext:value-type="float">
            <text:p>8.4720660294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752" calcext:value-type="float">
            <text:p>0.36752</text:p>
          </table:table-cell>
          <table:table-cell table:formula="of:=[15x15x15.A185]+[15x15x15.B185]" office:value-type="float" office:value="0.402432" calcext:value-type="float">
            <text:p>0.402432</text:p>
          </table:table-cell>
          <table:table-cell table:formula="of:=[.D$2]/([.C185]/1000)/1000000" office:value-type="float" office:value="8.38651001908397" calcext:value-type="float">
            <text:p>8.3865100191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6832" calcext:value-type="float">
            <text:p>0.356832</text:p>
          </table:table-cell>
          <table:table-cell table:formula="of:=[15x15x15.A186]+[15x15x15.B186]" office:value-type="float" office:value="0.391968" calcext:value-type="float">
            <text:p>0.391968</text:p>
          </table:table-cell>
          <table:table-cell table:formula="of:=[.D$2]/([.C186]/1000)/1000000" office:value-type="float" office:value="8.61039676708303" calcext:value-type="float">
            <text:p>8.6103967671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0352" calcext:value-type="float">
            <text:p>0.360352</text:p>
          </table:table-cell>
          <table:table-cell table:formula="of:=[15x15x15.A187]+[15x15x15.B187]" office:value-type="float" office:value="0.395456" calcext:value-type="float">
            <text:p>0.395456</text:p>
          </table:table-cell>
          <table:table-cell table:formula="of:=[.D$2]/([.C187]/1000)/1000000" office:value-type="float" office:value="8.5344513675352" calcext:value-type="float">
            <text:p>8.5344513675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0416" calcext:value-type="float">
            <text:p>0.360416</text:p>
          </table:table-cell>
          <table:table-cell table:formula="of:=[15x15x15.A188]+[15x15x15.B188]" office:value-type="float" office:value="0.395552" calcext:value-type="float">
            <text:p>0.395552</text:p>
          </table:table-cell>
          <table:table-cell table:formula="of:=[.D$2]/([.C188]/1000)/1000000" office:value-type="float" office:value="8.53238006633768" calcext:value-type="float">
            <text:p>8.5323800663</text:p>
          </table:table-cell>
        </table:table-row>
        <table:table-row table:style-name="ro1">
          <table:table-cell office:value-type="float" office:value="0.040096" calcext:value-type="float">
            <text:p>0.040096</text:p>
          </table:table-cell>
          <table:table-cell office:value-type="float" office:value="0.3632" calcext:value-type="float">
            <text:p>0.3632</text:p>
          </table:table-cell>
          <table:table-cell table:formula="of:=[15x15x15.A189]+[15x15x15.B189]" office:value-type="float" office:value="0.403296" calcext:value-type="float">
            <text:p>0.403296</text:p>
          </table:table-cell>
          <table:table-cell table:formula="of:=[.D$2]/([.C189]/1000)/1000000" office:value-type="float" office:value="8.36854320399905" calcext:value-type="float">
            <text:p>8.368543204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272" calcext:value-type="float">
            <text:p>0.36272</text:p>
          </table:table-cell>
          <table:table-cell table:formula="of:=[15x15x15.A190]+[15x15x15.B190]" office:value-type="float" office:value="0.397856" calcext:value-type="float">
            <text:p>0.397856</text:p>
          </table:table-cell>
          <table:table-cell table:formula="of:=[.D$2]/([.C190]/1000)/1000000" office:value-type="float" office:value="8.48296871229792" calcext:value-type="float">
            <text:p>8.4829687123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8496" calcext:value-type="float">
            <text:p>0.358496</text:p>
          </table:table-cell>
          <table:table-cell table:formula="of:=[15x15x15.A191]+[15x15x15.B191]" office:value-type="float" office:value="0.393088" calcext:value-type="float">
            <text:p>0.393088</text:p>
          </table:table-cell>
          <table:table-cell table:formula="of:=[.D$2]/([.C191]/1000)/1000000" office:value-type="float" office:value="8.58586372517095" calcext:value-type="float">
            <text:p>8.5858637252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6624" calcext:value-type="float">
            <text:p>0.366624</text:p>
          </table:table-cell>
          <table:table-cell table:formula="of:=[15x15x15.A192]+[15x15x15.B192]" office:value-type="float" office:value="0.40192" calcext:value-type="float">
            <text:p>0.40192</text:p>
          </table:table-cell>
          <table:table-cell table:formula="of:=[.D$2]/([.C192]/1000)/1000000" office:value-type="float" office:value="8.39719347133758" calcext:value-type="float">
            <text:p>8.3971934713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0688" calcext:value-type="float">
            <text:p>0.350688</text:p>
          </table:table-cell>
          <table:table-cell table:formula="of:=[15x15x15.A193]+[15x15x15.B193]" office:value-type="float" office:value="0.385728" calcext:value-type="float">
            <text:p>0.385728</text:p>
          </table:table-cell>
          <table:table-cell table:formula="of:=[.D$2]/([.C193]/1000)/1000000" office:value-type="float" office:value="8.74968889995022" calcext:value-type="float">
            <text:p>8.7496889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2768" calcext:value-type="float">
            <text:p>0.352768</text:p>
          </table:table-cell>
          <table:table-cell table:formula="of:=[15x15x15.A194]+[15x15x15.B194]" office:value-type="float" office:value="0.387648" calcext:value-type="float">
            <text:p>0.387648</text:p>
          </table:table-cell>
          <table:table-cell table:formula="of:=[.D$2]/([.C194]/1000)/1000000" office:value-type="float" office:value="8.70635215453195" calcext:value-type="float">
            <text:p>8.7063521545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2208" calcext:value-type="float">
            <text:p>0.362208</text:p>
          </table:table-cell>
          <table:table-cell table:formula="of:=[15x15x15.A195]+[15x15x15.B195]" office:value-type="float" office:value="0.396768" calcext:value-type="float">
            <text:p>0.396768</text:p>
          </table:table-cell>
          <table:table-cell table:formula="of:=[.D$2]/([.C195]/1000)/1000000" office:value-type="float" office:value="8.50623034115655" calcext:value-type="float">
            <text:p>8.5062303412</text:p>
          </table:table-cell>
        </table:table-row>
        <table:table-row table:style-name="ro1">
          <table:table-cell office:value-type="float" office:value="0.04064" calcext:value-type="float">
            <text:p>0.04064</text:p>
          </table:table-cell>
          <table:table-cell office:value-type="float" office:value="0.37024" calcext:value-type="float">
            <text:p>0.37024</text:p>
          </table:table-cell>
          <table:table-cell table:formula="of:=[15x15x15.A196]+[15x15x15.B196]" office:value-type="float" office:value="0.41088" calcext:value-type="float">
            <text:p>0.41088</text:p>
          </table:table-cell>
          <table:table-cell table:formula="of:=[.D$2]/([.C196]/1000)/1000000" office:value-type="float" office:value="8.21407710280374" calcext:value-type="float">
            <text:p>8.2140771028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5184" calcext:value-type="float">
            <text:p>0.365184</text:p>
          </table:table-cell>
          <table:table-cell table:formula="of:=[15x15x15.A197]+[15x15x15.B197]" office:value-type="float" office:value="0.400096" calcext:value-type="float">
            <text:p>0.400096</text:p>
          </table:table-cell>
          <table:table-cell table:formula="of:=[.D$2]/([.C197]/1000)/1000000" office:value-type="float" office:value="8.43547548588339" calcext:value-type="float">
            <text:p>8.4354754859</text:p>
          </table:table-cell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55808" calcext:value-type="float">
            <text:p>0.355808</text:p>
          </table:table-cell>
          <table:table-cell table:formula="of:=[15x15x15.A198]+[15x15x15.B198]" office:value-type="float" office:value="0.391424" calcext:value-type="float">
            <text:p>0.391424</text:p>
          </table:table-cell>
          <table:table-cell table:formula="of:=[.D$2]/([.C198]/1000)/1000000" office:value-type="float" office:value="8.62236347285808" calcext:value-type="float">
            <text:p>8.6223634729</text:p>
          </table:table-cell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008" calcext:value-type="float">
            <text:p>0.35008</text:p>
          </table:table-cell>
          <table:table-cell table:formula="of:=[15x15x15.A199]+[15x15x15.B199]" office:value-type="float" office:value="0.3856" calcext:value-type="float">
            <text:p>0.3856</text:p>
          </table:table-cell>
          <table:table-cell table:formula="of:=[.D$2]/([.C199]/1000)/1000000" office:value-type="float" office:value="8.75259336099585" calcext:value-type="float">
            <text:p>8.752593361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3312" calcext:value-type="float">
            <text:p>0.353312</text:p>
          </table:table-cell>
          <table:table-cell table:formula="of:=[15x15x15.A200]+[15x15x15.B200]" office:value-type="float" office:value="0.388352" calcext:value-type="float">
            <text:p>0.388352</text:p>
          </table:table-cell>
          <table:table-cell table:formula="of:=[.D$2]/([.C200]/1000)/1000000" office:value-type="float" office:value="8.69056938035597" calcext:value-type="float">
            <text:p>8.6905693804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7056" calcext:value-type="float">
            <text:p>0.357056</text:p>
          </table:table-cell>
          <table:table-cell table:formula="of:=[15x15x15.A201]+[15x15x15.B201]" office:value-type="float" office:value="0.39152" calcext:value-type="float">
            <text:p>0.39152</text:p>
          </table:table-cell>
          <table:table-cell table:formula="of:=[.D$2]/([.C201]/1000)/1000000" office:value-type="float" office:value="8.62024928483858" calcext:value-type="float">
            <text:p>8.6202492848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744" calcext:value-type="float">
            <text:p>0.35744</text:p>
          </table:table-cell>
          <table:table-cell table:formula="of:=[15x15x15.A202]+[15x15x15.B202]" office:value-type="float" office:value="0.392992" calcext:value-type="float">
            <text:p>0.392992</text:p>
          </table:table-cell>
          <table:table-cell table:formula="of:=[.D$2]/([.C202]/1000)/1000000" office:value-type="float" office:value="8.5879610780881" calcext:value-type="float">
            <text:p>8.5879610781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2576" calcext:value-type="float">
            <text:p>0.352576</text:p>
          </table:table-cell>
          <table:table-cell table:formula="of:=[15x15x15.A203]+[15x15x15.B203]" office:value-type="float" office:value="0.387744" calcext:value-type="float">
            <text:p>0.387744</text:p>
          </table:table-cell>
          <table:table-cell table:formula="of:=[.D$2]/([.C203]/1000)/1000000" office:value-type="float" office:value="8.7041965833127" calcext:value-type="float">
            <text:p>8.7041965833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7312" calcext:value-type="float">
            <text:p>0.357312</text:p>
          </table:table-cell>
          <table:table-cell table:formula="of:=[15x15x15.A204]+[15x15x15.B204]" office:value-type="float" office:value="0.392256" calcext:value-type="float">
            <text:p>0.392256</text:p>
          </table:table-cell>
          <table:table-cell table:formula="of:=[.D$2]/([.C204]/1000)/1000000" office:value-type="float" office:value="8.60407488986784" calcext:value-type="float">
            <text:p>8.6040748899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1424" calcext:value-type="float">
            <text:p>0.351424</text:p>
          </table:table-cell>
          <table:table-cell table:formula="of:=[15x15x15.A205]+[15x15x15.B205]" office:value-type="float" office:value="0.386784" calcext:value-type="float">
            <text:p>0.386784</text:p>
          </table:table-cell>
          <table:table-cell table:formula="of:=[.D$2]/([.C205]/1000)/1000000" office:value-type="float" office:value="8.72580044676098" calcext:value-type="float">
            <text:p>8.7258004468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128" calcext:value-type="float">
            <text:p>0.36128</text:p>
          </table:table-cell>
          <table:table-cell table:formula="of:=[15x15x15.A206]+[15x15x15.B206]" office:value-type="float" office:value="0.396768" calcext:value-type="float">
            <text:p>0.396768</text:p>
          </table:table-cell>
          <table:table-cell table:formula="of:=[.D$2]/([.C206]/1000)/1000000" office:value-type="float" office:value="8.50623034115654" calcext:value-type="float">
            <text:p>8.5062303412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2048" calcext:value-type="float">
            <text:p>0.362048</text:p>
          </table:table-cell>
          <table:table-cell table:formula="of:=[15x15x15.A207]+[15x15x15.B207]" office:value-type="float" office:value="0.397312" calcext:value-type="float">
            <text:p>0.397312</text:p>
          </table:table-cell>
          <table:table-cell table:formula="of:=[.D$2]/([.C207]/1000)/1000000" office:value-type="float" office:value="8.49458360180412" calcext:value-type="float">
            <text:p>8.4945836018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312" calcext:value-type="float">
            <text:p>0.35312</text:p>
          </table:table-cell>
          <table:table-cell table:formula="of:=[15x15x15.A208]+[15x15x15.B208]" office:value-type="float" office:value="0.387552" calcext:value-type="float">
            <text:p>0.387552</text:p>
          </table:table-cell>
          <table:table-cell table:formula="of:=[.D$2]/([.C208]/1000)/1000000" office:value-type="float" office:value="8.70850879365866" calcext:value-type="float">
            <text:p>8.7085087937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8464" calcext:value-type="float">
            <text:p>0.358464</text:p>
          </table:table-cell>
          <table:table-cell table:formula="of:=[15x15x15.A209]+[15x15x15.B209]" office:value-type="float" office:value="0.393728" calcext:value-type="float">
            <text:p>0.393728</text:p>
          </table:table-cell>
          <table:table-cell table:formula="of:=[.D$2]/([.C209]/1000)/1000000" office:value-type="float" office:value="8.57190750975293" calcext:value-type="float">
            <text:p>8.5719075098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1248" calcext:value-type="float">
            <text:p>0.361248</text:p>
          </table:table-cell>
          <table:table-cell table:formula="of:=[15x15x15.A210]+[15x15x15.B210]" office:value-type="float" office:value="0.396512" calcext:value-type="float">
            <text:p>0.396512</text:p>
          </table:table-cell>
          <table:table-cell table:formula="of:=[.D$2]/([.C210]/1000)/1000000" office:value-type="float" office:value="8.51172221773868" calcext:value-type="float">
            <text:p>8.5117222177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472" calcext:value-type="float">
            <text:p>0.35472</text:p>
          </table:table-cell>
          <table:table-cell table:formula="of:=[15x15x15.A211]+[15x15x15.B211]" office:value-type="float" office:value="0.389728" calcext:value-type="float">
            <text:p>0.389728</text:p>
          </table:table-cell>
          <table:table-cell table:formula="of:=[.D$2]/([.C211]/1000)/1000000" office:value-type="float" office:value="8.65988586911898" calcext:value-type="float">
            <text:p>8.6598858691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5008" calcext:value-type="float">
            <text:p>0.355008</text:p>
          </table:table-cell>
          <table:table-cell table:formula="of:=[15x15x15.A212]+[15x15x15.B212]" office:value-type="float" office:value="0.390496" calcext:value-type="float">
            <text:p>0.390496</text:p>
          </table:table-cell>
          <table:table-cell table:formula="of:=[.D$2]/([.C212]/1000)/1000000" office:value-type="float" office:value="8.64285421617635" calcext:value-type="float">
            <text:p>8.6428542162</text:p>
          </table:table-cell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5968" calcext:value-type="float">
            <text:p>0.355968</text:p>
          </table:table-cell>
          <table:table-cell table:formula="of:=[15x15x15.A213]+[15x15x15.B213]" office:value-type="float" office:value="0.39168" calcext:value-type="float">
            <text:p>0.39168</text:p>
          </table:table-cell>
          <table:table-cell table:formula="of:=[.D$2]/([.C213]/1000)/1000000" office:value-type="float" office:value="8.61672794117647" calcext:value-type="float">
            <text:p>8.6167279412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6016" calcext:value-type="float">
            <text:p>0.366016</text:p>
          </table:table-cell>
          <table:table-cell table:formula="of:=[15x15x15.A214]+[15x15x15.B214]" office:value-type="float" office:value="0.400608" calcext:value-type="float">
            <text:p>0.400608</text:p>
          </table:table-cell>
          <table:table-cell table:formula="of:=[.D$2]/([.C214]/1000)/1000000" office:value-type="float" office:value="8.42469446441409" calcext:value-type="float">
            <text:p>8.4246944644</text:p>
          </table:table-cell>
        </table:table-row>
        <table:table-row table:style-name="ro1">
          <table:table-cell office:value-type="float" office:value="0.039936" calcext:value-type="float">
            <text:p>0.039936</text:p>
          </table:table-cell>
          <table:table-cell office:value-type="float" office:value="0.356352" calcext:value-type="float">
            <text:p>0.356352</text:p>
          </table:table-cell>
          <table:table-cell table:formula="of:=[15x15x15.A215]+[15x15x15.B215]" office:value-type="float" office:value="0.396288" calcext:value-type="float">
            <text:p>0.396288</text:p>
          </table:table-cell>
          <table:table-cell table:formula="of:=[.D$2]/([.C215]/1000)/1000000" office:value-type="float" office:value="8.51653343023256" calcext:value-type="float">
            <text:p>8.5165334302</text:p>
          </table:table-cell>
        </table:table-row>
        <table:table-row table:style-name="ro1">
          <table:table-cell office:value-type="float" office:value="0.039776" calcext:value-type="float">
            <text:p>0.039776</text:p>
          </table:table-cell>
          <table:table-cell office:value-type="float" office:value="0.351168" calcext:value-type="float">
            <text:p>0.351168</text:p>
          </table:table-cell>
          <table:table-cell table:formula="of:=[15x15x15.A216]+[15x15x15.B216]" office:value-type="float" office:value="0.390944" calcext:value-type="float">
            <text:p>0.390944</text:p>
          </table:table-cell>
          <table:table-cell table:formula="of:=[.D$2]/([.C216]/1000)/1000000" office:value-type="float" office:value="8.63294998772203" calcext:value-type="float">
            <text:p>8.6329499877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0032" calcext:value-type="float">
            <text:p>0.360032</text:p>
          </table:table-cell>
          <table:table-cell table:formula="of:=[15x15x15.A217]+[15x15x15.B217]" office:value-type="float" office:value="0.3952" calcext:value-type="float">
            <text:p>0.3952</text:p>
          </table:table-cell>
          <table:table-cell table:formula="of:=[.D$2]/([.C217]/1000)/1000000" office:value-type="float" office:value="8.53997975708502" calcext:value-type="float">
            <text:p>8.5399797571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184" calcext:value-type="float">
            <text:p>0.35184</text:p>
          </table:table-cell>
          <table:table-cell table:formula="of:=[15x15x15.A218]+[15x15x15.B218]" office:value-type="float" office:value="0.386784" calcext:value-type="float">
            <text:p>0.386784</text:p>
          </table:table-cell>
          <table:table-cell table:formula="of:=[.D$2]/([.C218]/1000)/1000000" office:value-type="float" office:value="8.72580044676098" calcext:value-type="float">
            <text:p>8.7258004468</text:p>
          </table:table-cell>
        </table:table-row>
        <table:table-row table:style-name="ro1">
          <table:table-cell office:value-type="float" office:value="0.040832" calcext:value-type="float">
            <text:p>0.040832</text:p>
          </table:table-cell>
          <table:table-cell office:value-type="float" office:value="0.355616" calcext:value-type="float">
            <text:p>0.355616</text:p>
          </table:table-cell>
          <table:table-cell table:formula="of:=[15x15x15.A219]+[15x15x15.B219]" office:value-type="float" office:value="0.396448" calcext:value-type="float">
            <text:p>0.396448</text:p>
          </table:table-cell>
          <table:table-cell table:formula="of:=[.D$2]/([.C219]/1000)/1000000" office:value-type="float" office:value="8.51309629510049" calcext:value-type="float">
            <text:p>8.5130962951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424" calcext:value-type="float">
            <text:p>0.35424</text:p>
          </table:table-cell>
          <table:table-cell table:formula="of:=[15x15x15.A220]+[15x15x15.B220]" office:value-type="float" office:value="0.389056" calcext:value-type="float">
            <text:p>0.389056</text:p>
          </table:table-cell>
          <table:table-cell table:formula="of:=[.D$2]/([.C220]/1000)/1000000" office:value-type="float" office:value="8.67484372429676" calcext:value-type="float">
            <text:p>8.6748437243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9968" calcext:value-type="float">
            <text:p>0.359968</text:p>
          </table:table-cell>
          <table:table-cell table:formula="of:=[15x15x15.A221]+[15x15x15.B221]" office:value-type="float" office:value="0.394912" calcext:value-type="float">
            <text:p>0.394912</text:p>
          </table:table-cell>
          <table:table-cell table:formula="of:=[.D$2]/([.C221]/1000)/1000000" office:value-type="float" office:value="8.54620776274208" calcext:value-type="float">
            <text:p>8.5462077627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8848" calcext:value-type="float">
            <text:p>0.358848</text:p>
          </table:table-cell>
          <table:table-cell table:formula="of:=[15x15x15.A222]+[15x15x15.B222]" office:value-type="float" office:value="0.393984" calcext:value-type="float">
            <text:p>0.393984</text:p>
          </table:table-cell>
          <table:table-cell table:formula="of:=[.D$2]/([.C222]/1000)/1000000" office:value-type="float" office:value="8.56633771929825" calcext:value-type="float">
            <text:p>8.5663377193</text:p>
          </table:table-cell>
        </table:table-row>
        <table:table-row table:style-name="ro1">
          <table:table-cell office:value-type="float" office:value="0.037536" calcext:value-type="float">
            <text:p>0.037536</text:p>
          </table:table-cell>
          <table:table-cell office:value-type="float" office:value="0.353376" calcext:value-type="float">
            <text:p>0.353376</text:p>
          </table:table-cell>
          <table:table-cell table:formula="of:=[15x15x15.A223]+[15x15x15.B223]" office:value-type="float" office:value="0.390912" calcext:value-type="float">
            <text:p>0.390912</text:p>
          </table:table-cell>
          <table:table-cell table:formula="of:=[.D$2]/([.C223]/1000)/1000000" office:value-type="float" office:value="8.63365667976425" calcext:value-type="float">
            <text:p>8.6336566798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4784" calcext:value-type="float">
            <text:p>0.354784</text:p>
          </table:table-cell>
          <table:table-cell table:formula="of:=[15x15x15.A224]+[15x15x15.B224]" office:value-type="float" office:value="0.389952" calcext:value-type="float">
            <text:p>0.389952</text:p>
          </table:table-cell>
          <table:table-cell table:formula="of:=[.D$2]/([.C224]/1000)/1000000" office:value-type="float" office:value="8.65491137370753" calcext:value-type="float">
            <text:p>8.6549113737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3712" calcext:value-type="float">
            <text:p>0.363712</text:p>
          </table:table-cell>
          <table:table-cell table:formula="of:=[15x15x15.A225]+[15x15x15.B225]" office:value-type="float" office:value="0.3992" calcext:value-type="float">
            <text:p>0.3992</text:p>
          </table:table-cell>
          <table:table-cell table:formula="of:=[.D$2]/([.C225]/1000)/1000000" office:value-type="float" office:value="8.45440881763527" calcext:value-type="float">
            <text:p>8.4544088176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8304" calcext:value-type="float">
            <text:p>0.358304</text:p>
          </table:table-cell>
          <table:table-cell table:formula="of:=[15x15x15.A226]+[15x15x15.B226]" office:value-type="float" office:value="0.38992" calcext:value-type="float">
            <text:p>0.38992</text:p>
          </table:table-cell>
          <table:table-cell table:formula="of:=[.D$2]/([.C226]/1000)/1000000" office:value-type="float" office:value="8.65562166598277" calcext:value-type="float">
            <text:p>8.655621666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704" calcext:value-type="float">
            <text:p>0.36704</text:p>
          </table:table-cell>
          <table:table-cell table:formula="of:=[15x15x15.A227]+[15x15x15.B227]" office:value-type="float" office:value="0.39888" calcext:value-type="float">
            <text:p>0.39888</text:p>
          </table:table-cell>
          <table:table-cell table:formula="of:=[.D$2]/([.C227]/1000)/1000000" office:value-type="float" office:value="8.46119133574007" calcext:value-type="float">
            <text:p>8.4611913357</text:p>
          </table:table-cell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57216" calcext:value-type="float">
            <text:p>0.357216</text:p>
          </table:table-cell>
          <table:table-cell table:formula="of:=[15x15x15.A228]+[15x15x15.B228]" office:value-type="float" office:value="0.388672" calcext:value-type="float">
            <text:p>0.388672</text:p>
          </table:table-cell>
          <table:table-cell table:formula="of:=[.D$2]/([.C228]/1000)/1000000" office:value-type="float" office:value="8.68341429277128" calcext:value-type="float">
            <text:p>8.6834142928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7056" calcext:value-type="float">
            <text:p>0.357056</text:p>
          </table:table-cell>
          <table:table-cell table:formula="of:=[15x15x15.A229]+[15x15x15.B229]" office:value-type="float" office:value="0.388928" calcext:value-type="float">
            <text:p>0.388928</text:p>
          </table:table-cell>
          <table:table-cell table:formula="of:=[.D$2]/([.C229]/1000)/1000000" office:value-type="float" office:value="8.67769870001646" calcext:value-type="float">
            <text:p>8.6776987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008" calcext:value-type="float">
            <text:p>0.37008</text:p>
          </table:table-cell>
          <table:table-cell table:formula="of:=[15x15x15.A230]+[15x15x15.B230]" office:value-type="float" office:value="0.402016" calcext:value-type="float">
            <text:p>0.402016</text:p>
          </table:table-cell>
          <table:table-cell table:formula="of:=[.D$2]/([.C230]/1000)/1000000" office:value-type="float" office:value="8.39518825121388" calcext:value-type="float">
            <text:p>8.3951882512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8336" calcext:value-type="float">
            <text:p>0.358336</text:p>
          </table:table-cell>
          <table:table-cell table:formula="of:=[15x15x15.A231]+[15x15x15.B231]" office:value-type="float" office:value="0.390048" calcext:value-type="float">
            <text:p>0.390048</text:p>
          </table:table-cell>
          <table:table-cell table:formula="of:=[.D$2]/([.C231]/1000)/1000000" office:value-type="float" office:value="8.65278119616047" calcext:value-type="float">
            <text:p>8.6527811962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1824" calcext:value-type="float">
            <text:p>0.361824</text:p>
          </table:table-cell>
          <table:table-cell table:formula="of:=[15x15x15.A232]+[15x15x15.B232]" office:value-type="float" office:value="0.393216" calcext:value-type="float">
            <text:p>0.393216</text:p>
          </table:table-cell>
          <table:table-cell table:formula="of:=[.D$2]/([.C232]/1000)/1000000" office:value-type="float" office:value="8.58306884765625" calcext:value-type="float">
            <text:p>8.5830688477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60672" calcext:value-type="float">
            <text:p>0.360672</text:p>
          </table:table-cell>
          <table:table-cell table:formula="of:=[15x15x15.A233]+[15x15x15.B233]" office:value-type="float" office:value="0.392928" calcext:value-type="float">
            <text:p>0.392928</text:p>
          </table:table-cell>
          <table:table-cell table:formula="of:=[.D$2]/([.C233]/1000)/1000000" office:value-type="float" office:value="8.58935988272661" calcext:value-type="float">
            <text:p>8.5893598827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0512" calcext:value-type="float">
            <text:p>0.360512</text:p>
          </table:table-cell>
          <table:table-cell table:formula="of:=[15x15x15.A234]+[15x15x15.B234]" office:value-type="float" office:value="0.39216" calcext:value-type="float">
            <text:p>0.39216</text:p>
          </table:table-cell>
          <table:table-cell table:formula="of:=[.D$2]/([.C234]/1000)/1000000" office:value-type="float" office:value="8.6061811505508" calcext:value-type="float">
            <text:p>8.6061811506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2208" calcext:value-type="float">
            <text:p>0.362208</text:p>
          </table:table-cell>
          <table:table-cell table:formula="of:=[15x15x15.A235]+[15x15x15.B235]" office:value-type="float" office:value="0.394016" calcext:value-type="float">
            <text:p>0.394016</text:p>
          </table:table-cell>
          <table:table-cell table:formula="of:=[.D$2]/([.C235]/1000)/1000000" office:value-type="float" office:value="8.56564200438561" calcext:value-type="float">
            <text:p>8.5656420044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54976" calcext:value-type="float">
            <text:p>0.354976</text:p>
          </table:table-cell>
          <table:table-cell table:formula="of:=[15x15x15.A236]+[15x15x15.B236]" office:value-type="float" office:value="0.387072" calcext:value-type="float">
            <text:p>0.387072</text:p>
          </table:table-cell>
          <table:table-cell table:formula="of:=[.D$2]/([.C236]/1000)/1000000" office:value-type="float" office:value="8.71930803571429" calcext:value-type="float">
            <text:p>8.7193080357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1984" calcext:value-type="float">
            <text:p>0.361984</text:p>
          </table:table-cell>
          <table:table-cell table:formula="of:=[15x15x15.A237]+[15x15x15.B237]" office:value-type="float" office:value="0.393952" calcext:value-type="float">
            <text:p>0.393952</text:p>
          </table:table-cell>
          <table:table-cell table:formula="of:=[.D$2]/([.C237]/1000)/1000000" office:value-type="float" office:value="8.56703354723418" calcext:value-type="float">
            <text:p>8.5670335472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8144" calcext:value-type="float">
            <text:p>0.358144</text:p>
          </table:table-cell>
          <table:table-cell table:formula="of:=[15x15x15.A238]+[15x15x15.B238]" office:value-type="float" office:value="0.390304" calcext:value-type="float">
            <text:p>0.390304</text:p>
          </table:table-cell>
          <table:table-cell table:formula="of:=[.D$2]/([.C238]/1000)/1000000" office:value-type="float" office:value="8.64710584569976" calcext:value-type="float">
            <text:p>8.6471058457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9232" calcext:value-type="float">
            <text:p>0.359232</text:p>
          </table:table-cell>
          <table:table-cell table:formula="of:=[15x15x15.A239]+[15x15x15.B239]" office:value-type="float" office:value="0.391136" calcext:value-type="float">
            <text:p>0.391136</text:p>
          </table:table-cell>
          <table:table-cell table:formula="of:=[.D$2]/([.C239]/1000)/1000000" office:value-type="float" office:value="8.62871226376503" calcext:value-type="float">
            <text:p>8.6287122638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552" calcext:value-type="float">
            <text:p>0.35552</text:p>
          </table:table-cell>
          <table:table-cell table:formula="of:=[15x15x15.A240]+[15x15x15.B240]" office:value-type="float" office:value="0.387488" calcext:value-type="float">
            <text:p>0.387488</text:p>
          </table:table-cell>
          <table:table-cell table:formula="of:=[.D$2]/([.C240]/1000)/1000000" office:value-type="float" office:value="8.70994714675035" calcext:value-type="float">
            <text:p>8.7099471468</text:p>
          </table:table-cell>
        </table:table-row>
        <table:table-row table:style-name="ro1">
          <table:table-cell office:value-type="float" office:value="0.03136" calcext:value-type="float">
            <text:p>0.03136</text:p>
          </table:table-cell>
          <table:table-cell office:value-type="float" office:value="0.35872" calcext:value-type="float">
            <text:p>0.35872</text:p>
          </table:table-cell>
          <table:table-cell table:formula="of:=[15x15x15.A241]+[15x15x15.B241]" office:value-type="float" office:value="0.39008" calcext:value-type="float">
            <text:p>0.39008</text:p>
          </table:table-cell>
          <table:table-cell table:formula="of:=[.D$2]/([.C241]/1000)/1000000" office:value-type="float" office:value="8.65207136997539" calcext:value-type="float">
            <text:p>8.65207137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4032" calcext:value-type="float">
            <text:p>0.364032</text:p>
          </table:table-cell>
          <table:table-cell table:formula="of:=[15x15x15.A242]+[15x15x15.B242]" office:value-type="float" office:value="0.396" calcext:value-type="float">
            <text:p>0.396</text:p>
          </table:table-cell>
          <table:table-cell table:formula="of:=[.D$2]/([.C242]/1000)/1000000" office:value-type="float" office:value="8.52272727272727" calcext:value-type="float">
            <text:p>8.5227272727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7296" calcext:value-type="float">
            <text:p>0.367296</text:p>
          </table:table-cell>
          <table:table-cell table:formula="of:=[15x15x15.A243]+[15x15x15.B243]" office:value-type="float" office:value="0.3992" calcext:value-type="float">
            <text:p>0.3992</text:p>
          </table:table-cell>
          <table:table-cell table:formula="of:=[.D$2]/([.C243]/1000)/1000000" office:value-type="float" office:value="8.45440881763527" calcext:value-type="float">
            <text:p>8.4544088176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6256" calcext:value-type="float">
            <text:p>0.356256</text:p>
          </table:table-cell>
          <table:table-cell table:formula="of:=[15x15x15.A244]+[15x15x15.B244]" office:value-type="float" office:value="0.388032" calcext:value-type="float">
            <text:p>0.388032</text:p>
          </table:table-cell>
          <table:table-cell table:formula="of:=[.D$2]/([.C244]/1000)/1000000" office:value-type="float" office:value="8.69773626917368" calcext:value-type="float">
            <text:p>8.6977362692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448" calcext:value-type="float">
            <text:p>0.36448</text:p>
          </table:table-cell>
          <table:table-cell table:formula="of:=[15x15x15.A245]+[15x15x15.B245]" office:value-type="float" office:value="0.396384" calcext:value-type="float">
            <text:p>0.396384</text:p>
          </table:table-cell>
          <table:table-cell table:formula="of:=[.D$2]/([.C245]/1000)/1000000" office:value-type="float" office:value="8.51447081617825" calcext:value-type="float">
            <text:p>8.5144708162</text:p>
          </table:table-cell>
        </table:table-row>
        <table:table-row table:style-name="ro1">
          <table:table-cell office:value-type="float" office:value="0.03232" calcext:value-type="float">
            <text:p>0.03232</text:p>
          </table:table-cell>
          <table:table-cell office:value-type="float" office:value="0.35168" calcext:value-type="float">
            <text:p>0.35168</text:p>
          </table:table-cell>
          <table:table-cell table:formula="of:=[15x15x15.A246]+[15x15x15.B246]" office:value-type="float" office:value="0.384" calcext:value-type="float">
            <text:p>0.384</text:p>
          </table:table-cell>
          <table:table-cell table:formula="of:=[.D$2]/([.C246]/1000)/1000000" office:value-type="float" office:value="8.7890625" calcext:value-type="float">
            <text:p>8.7890625</text:p>
          </table:table-cell>
        </table:table-row>
        <table:table-row table:style-name="ro1">
          <table:table-cell office:value-type="float" office:value="0.032576" calcext:value-type="float">
            <text:p>0.032576</text:p>
          </table:table-cell>
          <table:table-cell office:value-type="float" office:value="0.351392" calcext:value-type="float">
            <text:p>0.351392</text:p>
          </table:table-cell>
          <table:table-cell table:formula="of:=[15x15x15.A247]+[15x15x15.B247]" office:value-type="float" office:value="0.383968" calcext:value-type="float">
            <text:p>0.383968</text:p>
          </table:table-cell>
          <table:table-cell table:formula="of:=[.D$2]/([.C247]/1000)/1000000" office:value-type="float" office:value="8.78979498291524" calcext:value-type="float">
            <text:p>8.7897949829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5664" calcext:value-type="float">
            <text:p>0.365664</text:p>
          </table:table-cell>
          <table:table-cell table:formula="of:=[15x15x15.A248]+[15x15x15.B248]" office:value-type="float" office:value="0.397696" calcext:value-type="float">
            <text:p>0.397696</text:p>
          </table:table-cell>
          <table:table-cell table:formula="of:=[.D$2]/([.C248]/1000)/1000000" office:value-type="float" office:value="8.48638155777277" calcext:value-type="float">
            <text:p>8.4863815578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0768" calcext:value-type="float">
            <text:p>0.360768</text:p>
          </table:table-cell>
          <table:table-cell table:formula="of:=[15x15x15.A249]+[15x15x15.B249]" office:value-type="float" office:value="0.392736" calcext:value-type="float">
            <text:p>0.392736</text:p>
          </table:table-cell>
          <table:table-cell table:formula="of:=[.D$2]/([.C249]/1000)/1000000" office:value-type="float" office:value="8.59355903202151" calcext:value-type="float">
            <text:p>8.593559032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28" calcext:value-type="float">
            <text:p>0.3528</text:p>
          </table:table-cell>
          <table:table-cell table:formula="of:=[15x15x15.A250]+[15x15x15.B250]" office:value-type="float" office:value="0.384864" calcext:value-type="float">
            <text:p>0.384864</text:p>
          </table:table-cell>
          <table:table-cell table:formula="of:=[.D$2]/([.C250]/1000)/1000000" office:value-type="float" office:value="8.76933150411574" calcext:value-type="float">
            <text:p>8.7693315041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1776" calcext:value-type="float">
            <text:p>0.351776</text:p>
          </table:table-cell>
          <table:table-cell table:formula="of:=[15x15x15.A251]+[15x15x15.B251]" office:value-type="float" office:value="0.383648" calcext:value-type="float">
            <text:p>0.383648</text:p>
          </table:table-cell>
          <table:table-cell table:formula="of:=[.D$2]/([.C251]/1000)/1000000" office:value-type="float" office:value="8.79712653265493" calcext:value-type="float">
            <text:p>8.7971265327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5808" calcext:value-type="float">
            <text:p>0.355808</text:p>
          </table:table-cell>
          <table:table-cell table:formula="of:=[15x15x15.A252]+[15x15x15.B252]" office:value-type="float" office:value="0.38768" calcext:value-type="float">
            <text:p>0.38768</text:p>
          </table:table-cell>
          <table:table-cell table:formula="of:=[.D$2]/([.C252]/1000)/1000000" office:value-type="float" office:value="8.70563351217499" calcext:value-type="float">
            <text:p>8.7056335122</text:p>
          </table:table-cell>
        </table:table-row>
        <table:table-row table:style-name="ro1">
          <table:table-cell office:value-type="float" office:value="0.037184" calcext:value-type="float">
            <text:p>0.037184</text:p>
          </table:table-cell>
          <table:table-cell office:value-type="float" office:value="0.355328" calcext:value-type="float">
            <text:p>0.355328</text:p>
          </table:table-cell>
          <table:table-cell table:formula="of:=[15x15x15.A253]+[15x15x15.B253]" office:value-type="float" office:value="0.392512" calcext:value-type="float">
            <text:p>0.392512</text:p>
          </table:table-cell>
          <table:table-cell table:formula="of:=[.D$2]/([.C253]/1000)/1000000" office:value-type="float" office:value="8.59846323169738" calcext:value-type="float">
            <text:p>8.5984632317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464" calcext:value-type="float">
            <text:p>0.36464</text:p>
          </table:table-cell>
          <table:table-cell table:formula="of:=[15x15x15.A254]+[15x15x15.B254]" office:value-type="float" office:value="0.39632" calcext:value-type="float">
            <text:p>0.39632</text:p>
          </table:table-cell>
          <table:table-cell table:formula="of:=[.D$2]/([.C254]/1000)/1000000" office:value-type="float" office:value="8.51584578118692" calcext:value-type="float">
            <text:p>8.5158457812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4928" calcext:value-type="float">
            <text:p>0.364928</text:p>
          </table:table-cell>
          <table:table-cell table:formula="of:=[15x15x15.A255]+[15x15x15.B255]" office:value-type="float" office:value="0.397024" calcext:value-type="float">
            <text:p>0.397024</text:p>
          </table:table-cell>
          <table:table-cell table:formula="of:=[.D$2]/([.C255]/1000)/1000000" office:value-type="float" office:value="8.5007455468687" calcext:value-type="float">
            <text:p>8.5007455469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72608" calcext:value-type="float">
            <text:p>0.372608</text:p>
          </table:table-cell>
          <table:table-cell table:formula="of:=[15x15x15.A256]+[15x15x15.B256]" office:value-type="float" office:value="0.40464" calcext:value-type="float">
            <text:p>0.40464</text:p>
          </table:table-cell>
          <table:table-cell table:formula="of:=[.D$2]/([.C256]/1000)/1000000" office:value-type="float" office:value="8.34074733096085" calcext:value-type="float">
            <text:p>8.340747331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7088" calcext:value-type="float">
            <text:p>0.357088</text:p>
          </table:table-cell>
          <table:table-cell table:formula="of:=[15x15x15.A257]+[15x15x15.B257]" office:value-type="float" office:value="0.388928" calcext:value-type="float">
            <text:p>0.388928</text:p>
          </table:table-cell>
          <table:table-cell table:formula="of:=[.D$2]/([.C257]/1000)/1000000" office:value-type="float" office:value="8.67769870001646" calcext:value-type="float">
            <text:p>8.6776987</text:p>
          </table:table-cell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56192" calcext:value-type="float">
            <text:p>0.356192</text:p>
          </table:table-cell>
          <table:table-cell table:formula="of:=[15x15x15.A258]+[15x15x15.B258]" office:value-type="float" office:value="0.387712" calcext:value-type="float">
            <text:p>0.387712</text:p>
          </table:table-cell>
          <table:table-cell table:formula="of:=[.D$2]/([.C258]/1000)/1000000" office:value-type="float" office:value="8.70491498844503" calcext:value-type="float">
            <text:p>8.7049149884</text:p>
          </table:table-cell>
        </table:table-row>
        <table:table-row table:style-name="ro1">
          <table:table-cell office:value-type="float" office:value="0.036992" calcext:value-type="float">
            <text:p>0.036992</text:p>
          </table:table-cell>
          <table:table-cell office:value-type="float" office:value="0.357792" calcext:value-type="float">
            <text:p>0.357792</text:p>
          </table:table-cell>
          <table:table-cell table:formula="of:=[15x15x15.A259]+[15x15x15.B259]" office:value-type="float" office:value="0.394784" calcext:value-type="float">
            <text:p>0.394784</text:p>
          </table:table-cell>
          <table:table-cell table:formula="of:=[.D$2]/([.C259]/1000)/1000000" office:value-type="float" office:value="8.54897868201346" calcext:value-type="float">
            <text:p>8.548978682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7584" calcext:value-type="float">
            <text:p>0.37584</text:p>
          </table:table-cell>
          <table:table-cell table:formula="of:=[15x15x15.A260]+[15x15x15.B260]" office:value-type="float" office:value="0.408" calcext:value-type="float">
            <text:p>0.408</text:p>
          </table:table-cell>
          <table:table-cell table:formula="of:=[.D$2]/([.C260]/1000)/1000000" office:value-type="float" office:value="8.27205882352941" calcext:value-type="float">
            <text:p>8.2720588235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5984" calcext:value-type="float">
            <text:p>0.365984</text:p>
          </table:table-cell>
          <table:table-cell table:formula="of:=[15x15x15.A261]+[15x15x15.B261]" office:value-type="float" office:value="0.398048" calcext:value-type="float">
            <text:p>0.398048</text:p>
          </table:table-cell>
          <table:table-cell table:formula="of:=[.D$2]/([.C261]/1000)/1000000" office:value-type="float" office:value="8.47887691936651" calcext:value-type="float">
            <text:p>8.4788769194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112" calcext:value-type="float">
            <text:p>0.36112</text:p>
          </table:table-cell>
          <table:table-cell table:formula="of:=[15x15x15.A262]+[15x15x15.B262]" office:value-type="float" office:value="0.393216" calcext:value-type="float">
            <text:p>0.393216</text:p>
          </table:table-cell>
          <table:table-cell table:formula="of:=[.D$2]/([.C262]/1000)/1000000" office:value-type="float" office:value="8.58306884765625" calcext:value-type="float">
            <text:p>8.5830688477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8592" calcext:value-type="float">
            <text:p>0.358592</text:p>
          </table:table-cell>
          <table:table-cell table:formula="of:=[15x15x15.A263]+[15x15x15.B263]" office:value-type="float" office:value="0.390432" calcext:value-type="float">
            <text:p>0.390432</text:p>
          </table:table-cell>
          <table:table-cell table:formula="of:=[.D$2]/([.C263]/1000)/1000000" office:value-type="float" office:value="8.64427096139661" calcext:value-type="float">
            <text:p>8.6442709614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8512" calcext:value-type="float">
            <text:p>0.368512</text:p>
          </table:table-cell>
          <table:table-cell table:formula="of:=[15x15x15.A264]+[15x15x15.B264]" office:value-type="float" office:value="0.400448" calcext:value-type="float">
            <text:p>0.400448</text:p>
          </table:table-cell>
          <table:table-cell table:formula="of:=[.D$2]/([.C264]/1000)/1000000" office:value-type="float" office:value="8.42806057215918" calcext:value-type="float">
            <text:p>8.4280605722</text:p>
          </table:table-cell>
        </table:table-row>
        <table:table-row table:style-name="ro1">
          <table:table-cell office:value-type="float" office:value="0.03232" calcext:value-type="float">
            <text:p>0.03232</text:p>
          </table:table-cell>
          <table:table-cell office:value-type="float" office:value="0.356768" calcext:value-type="float">
            <text:p>0.356768</text:p>
          </table:table-cell>
          <table:table-cell table:formula="of:=[15x15x15.A265]+[15x15x15.B265]" office:value-type="float" office:value="0.389088" calcext:value-type="float">
            <text:p>0.389088</text:p>
          </table:table-cell>
          <table:table-cell table:formula="of:=[.D$2]/([.C265]/1000)/1000000" office:value-type="float" office:value="8.67413027387121" calcext:value-type="float">
            <text:p>8.6741302739</text:p>
          </table:table-cell>
        </table:table-row>
        <table:table-row table:style-name="ro1">
          <table:table-cell office:value-type="float" office:value="0.031104" calcext:value-type="float">
            <text:p>0.031104</text:p>
          </table:table-cell>
          <table:table-cell office:value-type="float" office:value="0.358208" calcext:value-type="float">
            <text:p>0.358208</text:p>
          </table:table-cell>
          <table:table-cell table:formula="of:=[15x15x15.A266]+[15x15x15.B266]" office:value-type="float" office:value="0.389312" calcext:value-type="float">
            <text:p>0.389312</text:p>
          </table:table-cell>
          <table:table-cell table:formula="of:=[.D$2]/([.C266]/1000)/1000000" office:value-type="float" office:value="8.6691394048989" calcext:value-type="float">
            <text:p>8.6691394049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2288" calcext:value-type="float">
            <text:p>0.352288</text:p>
          </table:table-cell>
          <table:table-cell table:formula="of:=[15x15x15.A267]+[15x15x15.B267]" office:value-type="float" office:value="0.38416" calcext:value-type="float">
            <text:p>0.38416</text:p>
          </table:table-cell>
          <table:table-cell table:formula="of:=[.D$2]/([.C267]/1000)/1000000" office:value-type="float" office:value="8.78540191586839" calcext:value-type="float">
            <text:p>8.7854019159</text:p>
          </table:table-cell>
        </table:table-row>
        <table:table-row table:style-name="ro1">
          <table:table-cell office:value-type="float" office:value="0.032352" calcext:value-type="float">
            <text:p>0.032352</text:p>
          </table:table-cell>
          <table:table-cell office:value-type="float" office:value="0.364768" calcext:value-type="float">
            <text:p>0.364768</text:p>
          </table:table-cell>
          <table:table-cell table:formula="of:=[15x15x15.A268]+[15x15x15.B268]" office:value-type="float" office:value="0.39712" calcext:value-type="float">
            <text:p>0.39712</text:p>
          </table:table-cell>
          <table:table-cell table:formula="of:=[.D$2]/([.C268]/1000)/1000000" office:value-type="float" office:value="8.49869057211926" calcext:value-type="float">
            <text:p>8.4986905721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8128" calcext:value-type="float">
            <text:p>0.368128</text:p>
          </table:table-cell>
          <table:table-cell table:formula="of:=[15x15x15.A269]+[15x15x15.B269]" office:value-type="float" office:value="0.399968" calcext:value-type="float">
            <text:p>0.399968</text:p>
          </table:table-cell>
          <table:table-cell table:formula="of:=[.D$2]/([.C269]/1000)/1000000" office:value-type="float" office:value="8.43817505400432" calcext:value-type="float">
            <text:p>8.438175054</text:p>
          </table:table-cell>
        </table:table-row>
        <table:table-row table:style-name="ro1">
          <table:table-cell office:value-type="float" office:value="0.032928" calcext:value-type="float">
            <text:p>0.032928</text:p>
          </table:table-cell>
          <table:table-cell office:value-type="float" office:value="0.370944" calcext:value-type="float">
            <text:p>0.370944</text:p>
          </table:table-cell>
          <table:table-cell table:formula="of:=[15x15x15.A270]+[15x15x15.B270]" office:value-type="float" office:value="0.403872" calcext:value-type="float">
            <text:p>0.403872</text:p>
          </table:table-cell>
          <table:table-cell table:formula="of:=[.D$2]/([.C270]/1000)/1000000" office:value-type="float" office:value="8.35660803422867" calcext:value-type="float">
            <text:p>8.3566080342</text:p>
          </table:table-cell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64704" calcext:value-type="float">
            <text:p>0.364704</text:p>
          </table:table-cell>
          <table:table-cell table:formula="of:=[15x15x15.A271]+[15x15x15.B271]" office:value-type="float" office:value="0.397152" calcext:value-type="float">
            <text:p>0.397152</text:p>
          </table:table-cell>
          <table:table-cell table:formula="of:=[.D$2]/([.C271]/1000)/1000000" office:value-type="float" office:value="8.49800580130529" calcext:value-type="float">
            <text:p>8.4980058013</text:p>
          </table:table-cell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58624" calcext:value-type="float">
            <text:p>0.358624</text:p>
          </table:table-cell>
          <table:table-cell table:formula="of:=[15x15x15.A272]+[15x15x15.B272]" office:value-type="float" office:value="0.39104" calcext:value-type="float">
            <text:p>0.39104</text:p>
          </table:table-cell>
          <table:table-cell table:formula="of:=[.D$2]/([.C272]/1000)/1000000" office:value-type="float" office:value="8.63083060556465" calcext:value-type="float">
            <text:p>8.6308306056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44" calcext:value-type="float">
            <text:p>0.3544</text:p>
          </table:table-cell>
          <table:table-cell table:formula="of:=[15x15x15.A273]+[15x15x15.B273]" office:value-type="float" office:value="0.38608" calcext:value-type="float">
            <text:p>0.38608</text:p>
          </table:table-cell>
          <table:table-cell table:formula="of:=[.D$2]/([.C273]/1000)/1000000" office:value-type="float" office:value="8.74171156237049" calcext:value-type="float">
            <text:p>8.7417115624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0544" calcext:value-type="float">
            <text:p>0.360544</text:p>
          </table:table-cell>
          <table:table-cell table:formula="of:=[15x15x15.A274]+[15x15x15.B274]" office:value-type="float" office:value="0.392448" calcext:value-type="float">
            <text:p>0.392448</text:p>
          </table:table-cell>
          <table:table-cell table:formula="of:=[.D$2]/([.C274]/1000)/1000000" office:value-type="float" office:value="8.59986545988259" calcext:value-type="float">
            <text:p>8.5998654599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3888" calcext:value-type="float">
            <text:p>0.353888</text:p>
          </table:table-cell>
          <table:table-cell table:formula="of:=[15x15x15.A275]+[15x15x15.B275]" office:value-type="float" office:value="0.385728" calcext:value-type="float">
            <text:p>0.385728</text:p>
          </table:table-cell>
          <table:table-cell table:formula="of:=[.D$2]/([.C275]/1000)/1000000" office:value-type="float" office:value="8.74968889995023" calcext:value-type="float">
            <text:p>8.7496889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0704" calcext:value-type="float">
            <text:p>0.360704</text:p>
          </table:table-cell>
          <table:table-cell table:formula="of:=[15x15x15.A276]+[15x15x15.B276]" office:value-type="float" office:value="0.392736" calcext:value-type="float">
            <text:p>0.392736</text:p>
          </table:table-cell>
          <table:table-cell table:formula="of:=[.D$2]/([.C276]/1000)/1000000" office:value-type="float" office:value="8.59355903202151" calcext:value-type="float">
            <text:p>8.593559032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144" calcext:value-type="float">
            <text:p>0.36144</text:p>
          </table:table-cell>
          <table:table-cell table:formula="of:=[15x15x15.A277]+[15x15x15.B277]" office:value-type="float" office:value="0.39312" calcext:value-type="float">
            <text:p>0.39312</text:p>
          </table:table-cell>
          <table:table-cell table:formula="of:=[.D$2]/([.C277]/1000)/1000000" office:value-type="float" office:value="8.58516483516484" calcext:value-type="float">
            <text:p>8.5851648352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3008" calcext:value-type="float">
            <text:p>0.363008</text:p>
          </table:table-cell>
          <table:table-cell table:formula="of:=[15x15x15.A278]+[15x15x15.B278]" office:value-type="float" office:value="0.39488" calcext:value-type="float">
            <text:p>0.39488</text:p>
          </table:table-cell>
          <table:table-cell table:formula="of:=[.D$2]/([.C278]/1000)/1000000" office:value-type="float" office:value="8.54690032414911" calcext:value-type="float">
            <text:p>8.5469003241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1184" calcext:value-type="float">
            <text:p>0.361184</text:p>
          </table:table-cell>
          <table:table-cell table:formula="of:=[15x15x15.A279]+[15x15x15.B279]" office:value-type="float" office:value="0.39312" calcext:value-type="float">
            <text:p>0.39312</text:p>
          </table:table-cell>
          <table:table-cell table:formula="of:=[.D$2]/([.C279]/1000)/1000000" office:value-type="float" office:value="8.58516483516484" calcext:value-type="float">
            <text:p>8.5851648352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0544" calcext:value-type="float">
            <text:p>0.360544</text:p>
          </table:table-cell>
          <table:table-cell table:formula="of:=[15x15x15.A280]+[15x15x15.B280]" office:value-type="float" office:value="0.392416" calcext:value-type="float">
            <text:p>0.392416</text:p>
          </table:table-cell>
          <table:table-cell table:formula="of:=[.D$2]/([.C280]/1000)/1000000" office:value-type="float" office:value="8.60056674549458" calcext:value-type="float">
            <text:p>8.6005667455</text:p>
          </table:table-cell>
        </table:table-row>
        <table:table-row table:style-name="ro1">
          <table:table-cell office:value-type="float" office:value="0.032608" calcext:value-type="float">
            <text:p>0.032608</text:p>
          </table:table-cell>
          <table:table-cell office:value-type="float" office:value="0.353856" calcext:value-type="float">
            <text:p>0.353856</text:p>
          </table:table-cell>
          <table:table-cell table:formula="of:=[15x15x15.A281]+[15x15x15.B281]" office:value-type="float" office:value="0.386464" calcext:value-type="float">
            <text:p>0.386464</text:p>
          </table:table-cell>
          <table:table-cell table:formula="of:=[.D$2]/([.C281]/1000)/1000000" office:value-type="float" office:value="8.73302558582429" calcext:value-type="float">
            <text:p>8.7330255858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67744" calcext:value-type="float">
            <text:p>0.367744</text:p>
          </table:table-cell>
          <table:table-cell table:formula="of:=[15x15x15.A282]+[15x15x15.B282]" office:value-type="float" office:value="0.399328" calcext:value-type="float">
            <text:p>0.399328</text:p>
          </table:table-cell>
          <table:table-cell table:formula="of:=[.D$2]/([.C282]/1000)/1000000" office:value-type="float" office:value="8.45169885407485" calcext:value-type="float">
            <text:p>8.4516988541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6096" calcext:value-type="float">
            <text:p>0.356096</text:p>
          </table:table-cell>
          <table:table-cell table:formula="of:=[15x15x15.A283]+[15x15x15.B283]" office:value-type="float" office:value="0.388256" calcext:value-type="float">
            <text:p>0.388256</text:p>
          </table:table-cell>
          <table:table-cell table:formula="of:=[.D$2]/([.C283]/1000)/1000000" office:value-type="float" office:value="8.69271820654414" calcext:value-type="float">
            <text:p>8.6927182065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1952" calcext:value-type="float">
            <text:p>0.361952</text:p>
          </table:table-cell>
          <table:table-cell table:formula="of:=[15x15x15.A284]+[15x15x15.B284]" office:value-type="float" office:value="0.394048" calcext:value-type="float">
            <text:p>0.394048</text:p>
          </table:table-cell>
          <table:table-cell table:formula="of:=[.D$2]/([.C284]/1000)/1000000" office:value-type="float" office:value="8.56494640246873" calcext:value-type="float">
            <text:p>8.5649464025</text:p>
          </table:table-cell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58816" calcext:value-type="float">
            <text:p>0.358816</text:p>
          </table:table-cell>
          <table:table-cell table:formula="of:=[15x15x15.A285]+[15x15x15.B285]" office:value-type="float" office:value="0.390944" calcext:value-type="float">
            <text:p>0.390944</text:p>
          </table:table-cell>
          <table:table-cell table:formula="of:=[.D$2]/([.C285]/1000)/1000000" office:value-type="float" office:value="8.63294998772203" calcext:value-type="float">
            <text:p>8.6329499877</text:p>
          </table:table-cell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6304" calcext:value-type="float">
            <text:p>0.36304</text:p>
          </table:table-cell>
          <table:table-cell table:formula="of:=[15x15x15.A286]+[15x15x15.B286]" office:value-type="float" office:value="0.394368" calcext:value-type="float">
            <text:p>0.394368</text:p>
          </table:table-cell>
          <table:table-cell table:formula="of:=[.D$2]/([.C286]/1000)/1000000" office:value-type="float" office:value="8.55799659201558" calcext:value-type="float">
            <text:p>8.557996592</text:p>
          </table:table-cell>
        </table:table-row>
        <table:table-row table:style-name="ro1">
          <table:table-cell office:value-type="float" office:value="0.03328" calcext:value-type="float">
            <text:p>0.03328</text:p>
          </table:table-cell>
          <table:table-cell office:value-type="float" office:value="0.348544" calcext:value-type="float">
            <text:p>0.348544</text:p>
          </table:table-cell>
          <table:table-cell table:formula="of:=[15x15x15.A287]+[15x15x15.B287]" office:value-type="float" office:value="0.381824" calcext:value-type="float">
            <text:p>0.381824</text:p>
          </table:table-cell>
          <table:table-cell table:formula="of:=[.D$2]/([.C287]/1000)/1000000" office:value-type="float" office:value="8.83915102246061" calcext:value-type="float">
            <text:p>8.8391510225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6688" calcext:value-type="float">
            <text:p>0.366688</text:p>
          </table:table-cell>
          <table:table-cell table:formula="of:=[15x15x15.A288]+[15x15x15.B288]" office:value-type="float" office:value="0.398464" calcext:value-type="float">
            <text:p>0.398464</text:p>
          </table:table-cell>
          <table:table-cell table:formula="of:=[.D$2]/([.C288]/1000)/1000000" office:value-type="float" office:value="8.4700248955991" calcext:value-type="float">
            <text:p>8.4700248956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7664" calcext:value-type="float">
            <text:p>0.357664</text:p>
          </table:table-cell>
          <table:table-cell table:formula="of:=[15x15x15.A289]+[15x15x15.B289]" office:value-type="float" office:value="0.389248" calcext:value-type="float">
            <text:p>0.389248</text:p>
          </table:table-cell>
          <table:table-cell table:formula="of:=[.D$2]/([.C289]/1000)/1000000" office:value-type="float" office:value="8.67056478132193" calcext:value-type="float">
            <text:p>8.6705647813</text:p>
          </table:table-cell>
        </table:table-row>
        <table:table-row table:style-name="ro1">
          <table:table-cell office:value-type="float" office:value="0.032192" calcext:value-type="float">
            <text:p>0.032192</text:p>
          </table:table-cell>
          <table:table-cell office:value-type="float" office:value="0.355808" calcext:value-type="float">
            <text:p>0.355808</text:p>
          </table:table-cell>
          <table:table-cell table:formula="of:=[15x15x15.A290]+[15x15x15.B290]" office:value-type="float" office:value="0.388" calcext:value-type="float">
            <text:p>0.388</text:p>
          </table:table-cell>
          <table:table-cell table:formula="of:=[.D$2]/([.C290]/1000)/1000000" office:value-type="float" office:value="8.69845360824742" calcext:value-type="float">
            <text:p>8.6984536082</text:p>
          </table:table-cell>
        </table:table-row>
        <table:table-row table:style-name="ro1">
          <table:table-cell office:value-type="float" office:value="0.036672" calcext:value-type="float">
            <text:p>0.036672</text:p>
          </table:table-cell>
          <table:table-cell office:value-type="float" office:value="0.355712" calcext:value-type="float">
            <text:p>0.355712</text:p>
          </table:table-cell>
          <table:table-cell table:formula="of:=[15x15x15.A291]+[15x15x15.B291]" office:value-type="float" office:value="0.392384" calcext:value-type="float">
            <text:p>0.392384</text:p>
          </table:table-cell>
          <table:table-cell table:formula="of:=[.D$2]/([.C291]/1000)/1000000" office:value-type="float" office:value="8.60126814549013" calcext:value-type="float">
            <text:p>8.601268145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2816" calcext:value-type="float">
            <text:p>0.362816</text:p>
          </table:table-cell>
          <table:table-cell table:formula="of:=[15x15x15.A292]+[15x15x15.B292]" office:value-type="float" office:value="0.394816" calcext:value-type="float">
            <text:p>0.394816</text:p>
          </table:table-cell>
          <table:table-cell table:formula="of:=[.D$2]/([.C292]/1000)/1000000" office:value-type="float" office:value="8.5482857837575" calcext:value-type="float">
            <text:p>8.5482857838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6128" calcext:value-type="float">
            <text:p>0.36128</text:p>
          </table:table-cell>
          <table:table-cell table:formula="of:=[15x15x15.A293]+[15x15x15.B293]" office:value-type="float" office:value="0.393504" calcext:value-type="float">
            <text:p>0.393504</text:p>
          </table:table-cell>
          <table:table-cell table:formula="of:=[.D$2]/([.C293]/1000)/1000000" office:value-type="float" office:value="8.57678702122469" calcext:value-type="float">
            <text:p>8.5767870212</text:p>
          </table:table-cell>
        </table:table-row>
        <table:table-row table:style-name="ro1">
          <table:table-cell office:value-type="float" office:value="0.032192" calcext:value-type="float">
            <text:p>0.032192</text:p>
          </table:table-cell>
          <table:table-cell office:value-type="float" office:value="0.356928" calcext:value-type="float">
            <text:p>0.356928</text:p>
          </table:table-cell>
          <table:table-cell table:formula="of:=[15x15x15.A294]+[15x15x15.B294]" office:value-type="float" office:value="0.38912" calcext:value-type="float">
            <text:p>0.38912</text:p>
          </table:table-cell>
          <table:table-cell table:formula="of:=[.D$2]/([.C294]/1000)/1000000" office:value-type="float" office:value="8.67341694078947" calcext:value-type="float">
            <text:p>8.6734169408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792" calcext:value-type="float">
            <text:p>0.35792</text:p>
          </table:table-cell>
          <table:table-cell table:formula="of:=[15x15x15.A295]+[15x15x15.B295]" office:value-type="float" office:value="0.389792" calcext:value-type="float">
            <text:p>0.389792</text:p>
          </table:table-cell>
          <table:table-cell table:formula="of:=[.D$2]/([.C295]/1000)/1000000" office:value-type="float" office:value="8.65846400131352" calcext:value-type="float">
            <text:p>8.6584640013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8016" calcext:value-type="float">
            <text:p>0.358016</text:p>
          </table:table-cell>
          <table:table-cell table:formula="of:=[15x15x15.A296]+[15x15x15.B296]" office:value-type="float" office:value="0.389568" calcext:value-type="float">
            <text:p>0.389568</text:p>
          </table:table-cell>
          <table:table-cell table:formula="of:=[.D$2]/([.C296]/1000)/1000000" office:value-type="float" office:value="8.66344258255298" calcext:value-type="float">
            <text:p>8.6634425826</text:p>
          </table:table-cell>
        </table:table-row>
        <table:table-row table:style-name="ro1">
          <table:table-cell office:value-type="float" office:value="0.031136" calcext:value-type="float">
            <text:p>0.031136</text:p>
          </table:table-cell>
          <table:table-cell office:value-type="float" office:value="0.364768" calcext:value-type="float">
            <text:p>0.364768</text:p>
          </table:table-cell>
          <table:table-cell table:formula="of:=[15x15x15.A297]+[15x15x15.B297]" office:value-type="float" office:value="0.395904" calcext:value-type="float">
            <text:p>0.395904</text:p>
          </table:table-cell>
          <table:table-cell table:formula="of:=[.D$2]/([.C297]/1000)/1000000" office:value-type="float" office:value="8.52479388942774" calcext:value-type="float">
            <text:p>8.5247938894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8128" calcext:value-type="float">
            <text:p>0.368128</text:p>
          </table:table-cell>
          <table:table-cell table:formula="of:=[15x15x15.A298]+[15x15x15.B298]" office:value-type="float" office:value="0.400224" calcext:value-type="float">
            <text:p>0.400224</text:p>
          </table:table-cell>
          <table:table-cell table:formula="of:=[.D$2]/([.C298]/1000)/1000000" office:value-type="float" office:value="8.43277764451907" calcext:value-type="float">
            <text:p>8.4327776445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0304" calcext:value-type="float">
            <text:p>0.350304</text:p>
          </table:table-cell>
          <table:table-cell table:formula="of:=[15x15x15.A299]+[15x15x15.B299]" office:value-type="float" office:value="0.382272" calcext:value-type="float">
            <text:p>0.382272</text:p>
          </table:table-cell>
          <table:table-cell table:formula="of:=[.D$2]/([.C299]/1000)/1000000" office:value-type="float" office:value="8.8287920642893" calcext:value-type="float">
            <text:p>8.8287920643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5968" calcext:value-type="float">
            <text:p>0.355968</text:p>
          </table:table-cell>
          <table:table-cell table:formula="of:=[15x15x15.A300]+[15x15x15.B300]" office:value-type="float" office:value="0.387584" calcext:value-type="float">
            <text:p>0.387584</text:p>
          </table:table-cell>
          <table:table-cell table:formula="of:=[.D$2]/([.C300]/1000)/1000000" office:value-type="float" office:value="8.70778979524439" calcext:value-type="float">
            <text:p>8.7077897952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0112" calcext:value-type="float">
            <text:p>0.350112</text:p>
          </table:table-cell>
          <table:table-cell table:formula="of:=[15x15x15.A301]+[15x15x15.B301]" office:value-type="float" office:value="0.381888" calcext:value-type="float">
            <text:p>0.381888</text:p>
          </table:table-cell>
          <table:table-cell table:formula="of:=[.D$2]/([.C301]/1000)/1000000" office:value-type="float" office:value="8.83766968325792" calcext:value-type="float">
            <text:p>8.8376696833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52" calcext:value-type="float">
            <text:p>0.3552</text:p>
          </table:table-cell>
          <table:table-cell table:formula="of:=[15x15x15.A302]+[15x15x15.B302]" office:value-type="float" office:value="0.386688" calcext:value-type="float">
            <text:p>0.386688</text:p>
          </table:table-cell>
          <table:table-cell table:formula="of:=[.D$2]/([.C302]/1000)/1000000" office:value-type="float" office:value="8.72796673286991" calcext:value-type="float">
            <text:p>8.7279667329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5136" calcext:value-type="float">
            <text:p>0.355136</text:p>
          </table:table-cell>
          <table:table-cell table:formula="of:=[15x15x15.A303]+[15x15x15.B303]" office:value-type="float" office:value="0.386752" calcext:value-type="float">
            <text:p>0.386752</text:p>
          </table:table-cell>
          <table:table-cell table:formula="of:=[.D$2]/([.C303]/1000)/1000000" office:value-type="float" office:value="8.72652242263776" calcext:value-type="float">
            <text:p>8.7265224226</text:p>
          </table:table-cell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55552" calcext:value-type="float">
            <text:p>0.355552</text:p>
          </table:table-cell>
          <table:table-cell table:formula="of:=[15x15x15.A304]+[15x15x15.B304]" office:value-type="float" office:value="0.387968" calcext:value-type="float">
            <text:p>0.387968</text:p>
          </table:table-cell>
          <table:table-cell table:formula="of:=[.D$2]/([.C304]/1000)/1000000" office:value-type="float" office:value="8.6991710656549" calcext:value-type="float">
            <text:p>8.6991710657</text:p>
          </table:table-cell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75488" calcext:value-type="float">
            <text:p>0.375488</text:p>
          </table:table-cell>
          <table:table-cell table:formula="of:=[15x15x15.A305]+[15x15x15.B305]" office:value-type="float" office:value="0.406816" calcext:value-type="float">
            <text:p>0.406816</text:p>
          </table:table-cell>
          <table:table-cell table:formula="of:=[.D$2]/([.C305]/1000)/1000000" office:value-type="float" office:value="8.29613387870683" calcext:value-type="float">
            <text:p>8.2961338787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63136" calcext:value-type="float">
            <text:p>0.363136</text:p>
          </table:table-cell>
          <table:table-cell table:formula="of:=[15x15x15.A306]+[15x15x15.B306]" office:value-type="float" office:value="0.39472" calcext:value-type="float">
            <text:p>0.39472</text:p>
          </table:table-cell>
          <table:table-cell table:formula="of:=[.D$2]/([.C306]/1000)/1000000" office:value-type="float" office:value="8.55036481556547" calcext:value-type="float">
            <text:p>8.5503648156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49792" calcext:value-type="float">
            <text:p>0.349792</text:p>
          </table:table-cell>
          <table:table-cell table:formula="of:=[15x15x15.A307]+[15x15x15.B307]" office:value-type="float" office:value="0.381568" calcext:value-type="float">
            <text:p>0.381568</text:p>
          </table:table-cell>
          <table:table-cell table:formula="of:=[.D$2]/([.C307]/1000)/1000000" office:value-type="float" office:value="8.84508134854076" calcext:value-type="float">
            <text:p>8.8450813485</text:p>
          </table:table-cell>
        </table:table-row>
        <table:table-row table:style-name="ro1">
          <table:table-cell office:value-type="float" office:value="0.033824" calcext:value-type="float">
            <text:p>0.033824</text:p>
          </table:table-cell>
          <table:table-cell office:value-type="float" office:value="0.35424" calcext:value-type="float">
            <text:p>0.35424</text:p>
          </table:table-cell>
          <table:table-cell table:formula="of:=[15x15x15.A308]+[15x15x15.B308]" office:value-type="float" office:value="0.388064" calcext:value-type="float">
            <text:p>0.388064</text:p>
          </table:table-cell>
          <table:table-cell table:formula="of:=[.D$2]/([.C308]/1000)/1000000" office:value-type="float" office:value="8.69701904840438" calcext:value-type="float">
            <text:p>8.6970190484</text:p>
          </table:table-cell>
        </table:table-row>
        <table:table-row table:style-name="ro1">
          <table:table-cell office:value-type="float" office:value="0.036128" calcext:value-type="float">
            <text:p>0.036128</text:p>
          </table:table-cell>
          <table:table-cell office:value-type="float" office:value="0.366496" calcext:value-type="float">
            <text:p>0.366496</text:p>
          </table:table-cell>
          <table:table-cell table:formula="of:=[15x15x15.A309]+[15x15x15.B309]" office:value-type="float" office:value="0.402624" calcext:value-type="float">
            <text:p>0.402624</text:p>
          </table:table-cell>
          <table:table-cell table:formula="of:=[.D$2]/([.C309]/1000)/1000000" office:value-type="float" office:value="8.38251072961373" calcext:value-type="float">
            <text:p>8.3825107296</text:p>
          </table:table-cell>
        </table:table-row>
        <table:table-row table:style-name="ro1">
          <table:table-cell office:value-type="float" office:value="0.032192" calcext:value-type="float">
            <text:p>0.032192</text:p>
          </table:table-cell>
          <table:table-cell office:value-type="float" office:value="0.35568" calcext:value-type="float">
            <text:p>0.35568</text:p>
          </table:table-cell>
          <table:table-cell table:formula="of:=[15x15x15.A310]+[15x15x15.B310]" office:value-type="float" office:value="0.387872" calcext:value-type="float">
            <text:p>0.387872</text:p>
          </table:table-cell>
          <table:table-cell table:formula="of:=[.D$2]/([.C310]/1000)/1000000" office:value-type="float" office:value="8.70132414817259" calcext:value-type="float">
            <text:p>8.7013241482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3568" calcext:value-type="float">
            <text:p>0.353568</text:p>
          </table:table-cell>
          <table:table-cell table:formula="of:=[15x15x15.A311]+[15x15x15.B311]" office:value-type="float" office:value="0.385312" calcext:value-type="float">
            <text:p>0.385312</text:p>
          </table:table-cell>
          <table:table-cell table:formula="of:=[.D$2]/([.C311]/1000)/1000000" office:value-type="float" office:value="8.75913545386596" calcext:value-type="float">
            <text:p>8.7591354539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504" calcext:value-type="float">
            <text:p>0.35504</text:p>
          </table:table-cell>
          <table:table-cell table:formula="of:=[15x15x15.A312]+[15x15x15.B312]" office:value-type="float" office:value="0.387264" calcext:value-type="float">
            <text:p>0.387264</text:p>
          </table:table-cell>
          <table:table-cell table:formula="of:=[.D$2]/([.C312]/1000)/1000000" office:value-type="float" office:value="8.71498512642538" calcext:value-type="float">
            <text:p>8.7149851264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384" calcext:value-type="float">
            <text:p>0.36384</text:p>
          </table:table-cell>
          <table:table-cell table:formula="of:=[15x15x15.A313]+[15x15x15.B313]" office:value-type="float" office:value="0.39568" calcext:value-type="float">
            <text:p>0.39568</text:p>
          </table:table-cell>
          <table:table-cell table:formula="of:=[.D$2]/([.C313]/1000)/1000000" office:value-type="float" office:value="8.52961989486454" calcext:value-type="float">
            <text:p>8.5296198949</text:p>
          </table:table-cell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55904" calcext:value-type="float">
            <text:p>0.355904</text:p>
          </table:table-cell>
          <table:table-cell table:formula="of:=[15x15x15.A314]+[15x15x15.B314]" office:value-type="float" office:value="0.387424" calcext:value-type="float">
            <text:p>0.387424</text:p>
          </table:table-cell>
          <table:table-cell table:formula="of:=[.D$2]/([.C314]/1000)/1000000" office:value-type="float" office:value="8.71138597505575" calcext:value-type="float">
            <text:p>8.7113859751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8592" calcext:value-type="float">
            <text:p>0.358592</text:p>
          </table:table-cell>
          <table:table-cell table:formula="of:=[15x15x15.A315]+[15x15x15.B315]" office:value-type="float" office:value="0.390176" calcext:value-type="float">
            <text:p>0.390176</text:p>
          </table:table-cell>
          <table:table-cell table:formula="of:=[.D$2]/([.C315]/1000)/1000000" office:value-type="float" office:value="8.64994259001066" calcext:value-type="float">
            <text:p>8.64994259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6528" calcext:value-type="float">
            <text:p>0.366528</text:p>
          </table:table-cell>
          <table:table-cell table:formula="of:=[15x15x15.A316]+[15x15x15.B316]" office:value-type="float" office:value="0.398272" calcext:value-type="float">
            <text:p>0.398272</text:p>
          </table:table-cell>
          <table:table-cell table:formula="of:=[.D$2]/([.C316]/1000)/1000000" office:value-type="float" office:value="8.47410814719589" calcext:value-type="float">
            <text:p>8.4741081472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1056" calcext:value-type="float">
            <text:p>0.361056</text:p>
          </table:table-cell>
          <table:table-cell table:formula="of:=[15x15x15.A317]+[15x15x15.B317]" office:value-type="float" office:value="0.392544" calcext:value-type="float">
            <text:p>0.392544</text:p>
          </table:table-cell>
          <table:table-cell table:formula="of:=[.D$2]/([.C317]/1000)/1000000" office:value-type="float" office:value="8.59776228906823" calcext:value-type="float">
            <text:p>8.5977622891</text:p>
          </table:table-cell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65312" calcext:value-type="float">
            <text:p>0.365312</text:p>
          </table:table-cell>
          <table:table-cell table:formula="of:=[15x15x15.A318]+[15x15x15.B318]" office:value-type="float" office:value="0.397728" calcext:value-type="float">
            <text:p>0.397728</text:p>
          </table:table-cell>
          <table:table-cell table:formula="of:=[.D$2]/([.C318]/1000)/1000000" office:value-type="float" office:value="8.48569876900797" calcext:value-type="float">
            <text:p>8.485698769</text:p>
          </table:table-cell>
        </table:table-row>
        <table:table-row table:style-name="ro1">
          <table:table-cell office:value-type="float" office:value="0.031136" calcext:value-type="float">
            <text:p>0.031136</text:p>
          </table:table-cell>
          <table:table-cell office:value-type="float" office:value="0.360992" calcext:value-type="float">
            <text:p>0.360992</text:p>
          </table:table-cell>
          <table:table-cell table:formula="of:=[15x15x15.A319]+[15x15x15.B319]" office:value-type="float" office:value="0.392128" calcext:value-type="float">
            <text:p>0.392128</text:p>
          </table:table-cell>
          <table:table-cell table:formula="of:=[.D$2]/([.C319]/1000)/1000000" office:value-type="float" office:value="8.60688346662314" calcext:value-type="float">
            <text:p>8.6068834666</text:p>
          </table:table-cell>
        </table:table-row>
        <table:table-row table:style-name="ro1">
          <table:table-cell office:value-type="float" office:value="0.032736" calcext:value-type="float">
            <text:p>0.032736</text:p>
          </table:table-cell>
          <table:table-cell office:value-type="float" office:value="0.360768" calcext:value-type="float">
            <text:p>0.360768</text:p>
          </table:table-cell>
          <table:table-cell table:formula="of:=[15x15x15.A320]+[15x15x15.B320]" office:value-type="float" office:value="0.393504" calcext:value-type="float">
            <text:p>0.393504</text:p>
          </table:table-cell>
          <table:table-cell table:formula="of:=[.D$2]/([.C320]/1000)/1000000" office:value-type="float" office:value="8.57678702122469" calcext:value-type="float">
            <text:p>8.5767870212</text:p>
          </table:table-cell>
        </table:table-row>
        <table:table-row table:style-name="ro1">
          <table:table-cell office:value-type="float" office:value="0.031424" calcext:value-type="float">
            <text:p>0.031424</text:p>
          </table:table-cell>
          <table:table-cell office:value-type="float" office:value="0.3496" calcext:value-type="float">
            <text:p>0.3496</text:p>
          </table:table-cell>
          <table:table-cell table:formula="of:=[15x15x15.A321]+[15x15x15.B321]" office:value-type="float" office:value="0.381024" calcext:value-type="float">
            <text:p>0.381024</text:p>
          </table:table-cell>
          <table:table-cell table:formula="of:=[.D$2]/([.C321]/1000)/1000000" office:value-type="float" office:value="8.85770975056689" calcext:value-type="float">
            <text:p>8.8577097506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6416" calcext:value-type="float">
            <text:p>0.356416</text:p>
          </table:table-cell>
          <table:table-cell table:formula="of:=[15x15x15.A322]+[15x15x15.B322]" office:value-type="float" office:value="0.388576" calcext:value-type="float">
            <text:p>0.388576</text:p>
          </table:table-cell>
          <table:table-cell table:formula="of:=[.D$2]/([.C322]/1000)/1000000" office:value-type="float" office:value="8.68555958165198" calcext:value-type="float">
            <text:p>8.6855595817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3552" calcext:value-type="float">
            <text:p>0.363552</text:p>
          </table:table-cell>
          <table:table-cell table:formula="of:=[15x15x15.A323]+[15x15x15.B323]" office:value-type="float" office:value="0.395488" calcext:value-type="float">
            <text:p>0.395488</text:p>
          </table:table-cell>
          <table:table-cell table:formula="of:=[.D$2]/([.C323]/1000)/1000000" office:value-type="float" office:value="8.53376082207298" calcext:value-type="float">
            <text:p>8.5337608221</text:p>
          </table:table-cell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56288" calcext:value-type="float">
            <text:p>0.356288</text:p>
          </table:table-cell>
          <table:table-cell table:formula="of:=[15x15x15.A324]+[15x15x15.B324]" office:value-type="float" office:value="0.388736" calcext:value-type="float">
            <text:p>0.388736</text:p>
          </table:table-cell>
          <table:table-cell table:formula="of:=[.D$2]/([.C324]/1000)/1000000" office:value-type="float" office:value="8.68198468883767" calcext:value-type="float">
            <text:p>8.6819846888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3056" calcext:value-type="float">
            <text:p>0.353056</text:p>
          </table:table-cell>
          <table:table-cell table:formula="of:=[15x15x15.A325]+[15x15x15.B325]" office:value-type="float" office:value="0.384928" calcext:value-type="float">
            <text:p>0.384928</text:p>
          </table:table-cell>
          <table:table-cell table:formula="of:=[.D$2]/([.C325]/1000)/1000000" office:value-type="float" office:value="8.7678734724416" calcext:value-type="float">
            <text:p>8.7678734724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0608" calcext:value-type="float">
            <text:p>0.360608</text:p>
          </table:table-cell>
          <table:table-cell table:formula="of:=[15x15x15.A326]+[15x15x15.B326]" office:value-type="float" office:value="0.392416" calcext:value-type="float">
            <text:p>0.392416</text:p>
          </table:table-cell>
          <table:table-cell table:formula="of:=[.D$2]/([.C326]/1000)/1000000" office:value-type="float" office:value="8.60056674549458" calcext:value-type="float">
            <text:p>8.6005667455</text:p>
          </table:table-cell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5184" calcext:value-type="float">
            <text:p>0.35184</text:p>
          </table:table-cell>
          <table:table-cell table:formula="of:=[15x15x15.A327]+[15x15x15.B327]" office:value-type="float" office:value="0.383968" calcext:value-type="float">
            <text:p>0.383968</text:p>
          </table:table-cell>
          <table:table-cell table:formula="of:=[.D$2]/([.C327]/1000)/1000000" office:value-type="float" office:value="8.78979498291524" calcext:value-type="float">
            <text:p>8.7897949829</text:p>
          </table:table-cell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59872" calcext:value-type="float">
            <text:p>0.359872</text:p>
          </table:table-cell>
          <table:table-cell table:formula="of:=[15x15x15.A328]+[15x15x15.B328]" office:value-type="float" office:value="0.39216" calcext:value-type="float">
            <text:p>0.39216</text:p>
          </table:table-cell>
          <table:table-cell table:formula="of:=[.D$2]/([.C328]/1000)/1000000" office:value-type="float" office:value="8.6061811505508" calcext:value-type="float">
            <text:p>8.6061811506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5376" calcext:value-type="float">
            <text:p>0.35376</text:p>
          </table:table-cell>
          <table:table-cell table:formula="of:=[15x15x15.A329]+[15x15x15.B329]" office:value-type="float" office:value="0.385408" calcext:value-type="float">
            <text:p>0.385408</text:p>
          </table:table-cell>
          <table:table-cell table:formula="of:=[.D$2]/([.C329]/1000)/1000000" office:value-type="float" office:value="8.75695366987712" calcext:value-type="float">
            <text:p>8.7569536699</text:p>
          </table:table-cell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0096" calcext:value-type="float">
            <text:p>0.360096</text:p>
          </table:table-cell>
          <table:table-cell table:formula="of:=[15x15x15.A330]+[15x15x15.B330]" office:value-type="float" office:value="0.391552" calcext:value-type="float">
            <text:p>0.391552</text:p>
          </table:table-cell>
          <table:table-cell table:formula="of:=[.D$2]/([.C330]/1000)/1000000" office:value-type="float" office:value="8.61954478587774" calcext:value-type="float">
            <text:p>8.6195447859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5504" calcext:value-type="float">
            <text:p>0.365504</text:p>
          </table:table-cell>
          <table:table-cell table:formula="of:=[15x15x15.A331]+[15x15x15.B331]" office:value-type="float" office:value="0.397152" calcext:value-type="float">
            <text:p>0.397152</text:p>
          </table:table-cell>
          <table:table-cell table:formula="of:=[.D$2]/([.C331]/1000)/1000000" office:value-type="float" office:value="8.49800580130529" calcext:value-type="float">
            <text:p>8.4980058013</text:p>
          </table:table-cell>
        </table:table-row>
        <table:table-row table:style-name="ro1">
          <table:table-cell office:value-type="float" office:value="0.033376" calcext:value-type="float">
            <text:p>0.033376</text:p>
          </table:table-cell>
          <table:table-cell office:value-type="float" office:value="0.356928" calcext:value-type="float">
            <text:p>0.356928</text:p>
          </table:table-cell>
          <table:table-cell table:formula="of:=[15x15x15.A332]+[15x15x15.B332]" office:value-type="float" office:value="0.390304" calcext:value-type="float">
            <text:p>0.390304</text:p>
          </table:table-cell>
          <table:table-cell table:formula="of:=[.D$2]/([.C332]/1000)/1000000" office:value-type="float" office:value="8.64710584569976" calcext:value-type="float">
            <text:p>8.6471058457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70784" calcext:value-type="float">
            <text:p>0.370784</text:p>
          </table:table-cell>
          <table:table-cell table:formula="of:=[15x15x15.A333]+[15x15x15.B333]" office:value-type="float" office:value="0.402752" calcext:value-type="float">
            <text:p>0.402752</text:p>
          </table:table-cell>
          <table:table-cell table:formula="of:=[.D$2]/([.C333]/1000)/1000000" office:value-type="float" office:value="8.37984665501351" calcext:value-type="float">
            <text:p>8.379846655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49792" calcext:value-type="float">
            <text:p>0.349792</text:p>
          </table:table-cell>
          <table:table-cell table:formula="of:=[15x15x15.A334]+[15x15x15.B334]" office:value-type="float" office:value="0.3816" calcext:value-type="float">
            <text:p>0.3816</text:p>
          </table:table-cell>
          <table:table-cell table:formula="of:=[.D$2]/([.C334]/1000)/1000000" office:value-type="float" office:value="8.84433962264151" calcext:value-type="float">
            <text:p>8.8443396226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552" calcext:value-type="float">
            <text:p>0.35552</text:p>
          </table:table-cell>
          <table:table-cell table:formula="of:=[15x15x15.A335]+[15x15x15.B335]" office:value-type="float" office:value="0.387744" calcext:value-type="float">
            <text:p>0.387744</text:p>
          </table:table-cell>
          <table:table-cell table:formula="of:=[.D$2]/([.C335]/1000)/1000000" office:value-type="float" office:value="8.7041965833127" calcext:value-type="float">
            <text:p>8.7041965833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1792" calcext:value-type="float">
            <text:p>0.361792</text:p>
          </table:table-cell>
          <table:table-cell table:formula="of:=[15x15x15.A336]+[15x15x15.B336]" office:value-type="float" office:value="0.393504" calcext:value-type="float">
            <text:p>0.393504</text:p>
          </table:table-cell>
          <table:table-cell table:formula="of:=[.D$2]/([.C336]/1000)/1000000" office:value-type="float" office:value="8.57678702122469" calcext:value-type="float">
            <text:p>8.5767870212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4096" calcext:value-type="float">
            <text:p>0.364096</text:p>
          </table:table-cell>
          <table:table-cell table:formula="of:=[15x15x15.A337]+[15x15x15.B337]" office:value-type="float" office:value="0.395936" calcext:value-type="float">
            <text:p>0.395936</text:p>
          </table:table-cell>
          <table:table-cell table:formula="of:=[.D$2]/([.C337]/1000)/1000000" office:value-type="float" office:value="8.52410490584337" calcext:value-type="float">
            <text:p>8.5241049058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752" calcext:value-type="float">
            <text:p>0.36752</text:p>
          </table:table-cell>
          <table:table-cell table:formula="of:=[15x15x15.A338]+[15x15x15.B338]" office:value-type="float" office:value="0.399264" calcext:value-type="float">
            <text:p>0.399264</text:p>
          </table:table-cell>
          <table:table-cell table:formula="of:=[.D$2]/([.C338]/1000)/1000000" office:value-type="float" office:value="8.45305361865833" calcext:value-type="float">
            <text:p>8.4530536187</text:p>
          </table:table-cell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56512" calcext:value-type="float">
            <text:p>0.356512</text:p>
          </table:table-cell>
          <table:table-cell table:formula="of:=[15x15x15.A339]+[15x15x15.B339]" office:value-type="float" office:value="0.388928" calcext:value-type="float">
            <text:p>0.388928</text:p>
          </table:table-cell>
          <table:table-cell table:formula="of:=[.D$2]/([.C339]/1000)/1000000" office:value-type="float" office:value="8.67769870001646" calcext:value-type="float">
            <text:p>8.6776987</text:p>
          </table:table-cell>
        </table:table-row>
        <table:table-row table:style-name="ro1">
          <table:table-cell office:value-type="float" office:value="0.03312" calcext:value-type="float">
            <text:p>0.03312</text:p>
          </table:table-cell>
          <table:table-cell office:value-type="float" office:value="0.36144" calcext:value-type="float">
            <text:p>0.36144</text:p>
          </table:table-cell>
          <table:table-cell table:formula="of:=[15x15x15.A340]+[15x15x15.B340]" office:value-type="float" office:value="0.39456" calcext:value-type="float">
            <text:p>0.39456</text:p>
          </table:table-cell>
          <table:table-cell table:formula="of:=[.D$2]/([.C340]/1000)/1000000" office:value-type="float" office:value="8.55383211678832" calcext:value-type="float">
            <text:p>8.5538321168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59936" calcext:value-type="float">
            <text:p>0.359936</text:p>
          </table:table-cell>
          <table:table-cell table:formula="of:=[15x15x15.A341]+[15x15x15.B341]" office:value-type="float" office:value="0.392192" calcext:value-type="float">
            <text:p>0.392192</text:p>
          </table:table-cell>
          <table:table-cell table:formula="of:=[.D$2]/([.C341]/1000)/1000000" office:value-type="float" office:value="8.60547894908616" calcext:value-type="float">
            <text:p>8.6054789491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3088" calcext:value-type="float">
            <text:p>0.353088</text:p>
          </table:table-cell>
          <table:table-cell table:formula="of:=[15x15x15.A342]+[15x15x15.B342]" office:value-type="float" office:value="0.38448" calcext:value-type="float">
            <text:p>0.38448</text:p>
          </table:table-cell>
          <table:table-cell table:formula="of:=[.D$2]/([.C342]/1000)/1000000" office:value-type="float" office:value="8.77808988764045" calcext:value-type="float">
            <text:p>8.7780898876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7152" calcext:value-type="float">
            <text:p>0.357152</text:p>
          </table:table-cell>
          <table:table-cell table:formula="of:=[15x15x15.A343]+[15x15x15.B343]" office:value-type="float" office:value="0.389024" calcext:value-type="float">
            <text:p>0.389024</text:p>
          </table:table-cell>
          <table:table-cell table:formula="of:=[.D$2]/([.C343]/1000)/1000000" office:value-type="float" office:value="8.67555729209509" calcext:value-type="float">
            <text:p>8.6755572921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4464" calcext:value-type="float">
            <text:p>0.354464</text:p>
          </table:table-cell>
          <table:table-cell table:formula="of:=[15x15x15.A344]+[15x15x15.B344]" office:value-type="float" office:value="0.386272" calcext:value-type="float">
            <text:p>0.386272</text:p>
          </table:table-cell>
          <table:table-cell table:formula="of:=[.D$2]/([.C344]/1000)/1000000" office:value-type="float" office:value="8.73736641537569" calcext:value-type="float">
            <text:p>8.737366415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1488" calcext:value-type="float">
            <text:p>0.351488</text:p>
          </table:table-cell>
          <table:table-cell table:formula="of:=[15x15x15.A345]+[15x15x15.B345]" office:value-type="float" office:value="0.383488" calcext:value-type="float">
            <text:p>0.383488</text:p>
          </table:table-cell>
          <table:table-cell table:formula="of:=[.D$2]/([.C345]/1000)/1000000" office:value-type="float" office:value="8.80079689586115" calcext:value-type="float">
            <text:p>8.8007968959</text:p>
          </table:table-cell>
        </table:table-row>
        <table:table-row table:style-name="ro1">
          <table:table-cell office:value-type="float" office:value="0.037632" calcext:value-type="float">
            <text:p>0.037632</text:p>
          </table:table-cell>
          <table:table-cell office:value-type="float" office:value="0.355968" calcext:value-type="float">
            <text:p>0.355968</text:p>
          </table:table-cell>
          <table:table-cell table:formula="of:=[15x15x15.A346]+[15x15x15.B346]" office:value-type="float" office:value="0.3936" calcext:value-type="float">
            <text:p>0.3936</text:p>
          </table:table-cell>
          <table:table-cell table:formula="of:=[.D$2]/([.C346]/1000)/1000000" office:value-type="float" office:value="8.57469512195122" calcext:value-type="float">
            <text:p>8.574695122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128" calcext:value-type="float">
            <text:p>0.36128</text:p>
          </table:table-cell>
          <table:table-cell table:formula="of:=[15x15x15.A347]+[15x15x15.B347]" office:value-type="float" office:value="0.393248" calcext:value-type="float">
            <text:p>0.393248</text:p>
          </table:table-cell>
          <table:table-cell table:formula="of:=[.D$2]/([.C347]/1000)/1000000" office:value-type="float" office:value="8.58237041256408" calcext:value-type="float">
            <text:p>8.5823704126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792" calcext:value-type="float">
            <text:p>0.35792</text:p>
          </table:table-cell>
          <table:table-cell table:formula="of:=[15x15x15.A348]+[15x15x15.B348]" office:value-type="float" office:value="0.389312" calcext:value-type="float">
            <text:p>0.389312</text:p>
          </table:table-cell>
          <table:table-cell table:formula="of:=[.D$2]/([.C348]/1000)/1000000" office:value-type="float" office:value="8.6691394048989" calcext:value-type="float">
            <text:p>8.6691394049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8112" calcext:value-type="float">
            <text:p>0.358112</text:p>
          </table:table-cell>
          <table:table-cell table:formula="of:=[15x15x15.A349]+[15x15x15.B349]" office:value-type="float" office:value="0.389984" calcext:value-type="float">
            <text:p>0.389984</text:p>
          </table:table-cell>
          <table:table-cell table:formula="of:=[.D$2]/([.C349]/1000)/1000000" office:value-type="float" office:value="8.65420119799787" calcext:value-type="float">
            <text:p>8.654201198</text:p>
          </table:table-cell>
        </table:table-row>
        <table:table-row table:style-name="ro1">
          <table:table-cell office:value-type="float" office:value="0.031424" calcext:value-type="float">
            <text:p>0.031424</text:p>
          </table:table-cell>
          <table:table-cell office:value-type="float" office:value="0.364928" calcext:value-type="float">
            <text:p>0.364928</text:p>
          </table:table-cell>
          <table:table-cell table:formula="of:=[15x15x15.A350]+[15x15x15.B350]" office:value-type="float" office:value="0.396352" calcext:value-type="float">
            <text:p>0.396352</text:p>
          </table:table-cell>
          <table:table-cell table:formula="of:=[.D$2]/([.C350]/1000)/1000000" office:value-type="float" office:value="8.51515824317778" calcext:value-type="float">
            <text:p>8.5151582432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7248" calcext:value-type="float">
            <text:p>0.37248</text:p>
          </table:table-cell>
          <table:table-cell table:formula="of:=[15x15x15.A351]+[15x15x15.B351]" office:value-type="float" office:value="0.404288" calcext:value-type="float">
            <text:p>0.404288</text:p>
          </table:table-cell>
          <table:table-cell table:formula="of:=[.D$2]/([.C351]/1000)/1000000" office:value-type="float" office:value="8.34800933987652" calcext:value-type="float">
            <text:p>8.3480093399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3456" calcext:value-type="float">
            <text:p>0.363456</text:p>
          </table:table-cell>
          <table:table-cell table:formula="of:=[15x15x15.A352]+[15x15x15.B352]" office:value-type="float" office:value="0.395296" calcext:value-type="float">
            <text:p>0.395296</text:p>
          </table:table-cell>
          <table:table-cell table:formula="of:=[.D$2]/([.C352]/1000)/1000000" office:value-type="float" office:value="8.53790577187728" calcext:value-type="float">
            <text:p>8.5379057719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4128" calcext:value-type="float">
            <text:p>0.364128</text:p>
          </table:table-cell>
          <table:table-cell table:formula="of:=[15x15x15.A353]+[15x15x15.B353]" office:value-type="float" office:value="0.395776" calcext:value-type="float">
            <text:p>0.395776</text:p>
          </table:table-cell>
          <table:table-cell table:formula="of:=[.D$2]/([.C353]/1000)/1000000" office:value-type="float" office:value="8.52755093790427" calcext:value-type="float">
            <text:p>8.5275509379</text:p>
          </table:table-cell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4192" calcext:value-type="float">
            <text:p>0.364192</text:p>
          </table:table-cell>
          <table:table-cell table:formula="of:=[15x15x15.A354]+[15x15x15.B354]" office:value-type="float" office:value="0.395648" calcext:value-type="float">
            <text:p>0.395648</text:p>
          </table:table-cell>
          <table:table-cell table:formula="of:=[.D$2]/([.C354]/1000)/1000000" office:value-type="float" office:value="8.53030977030087" calcext:value-type="float">
            <text:p>8.5303097703</text:p>
          </table:table-cell>
        </table:table-row>
        <table:table-row table:style-name="ro1">
          <table:table-cell office:value-type="float" office:value="0.031424" calcext:value-type="float">
            <text:p>0.031424</text:p>
          </table:table-cell>
          <table:table-cell office:value-type="float" office:value="0.353408" calcext:value-type="float">
            <text:p>0.353408</text:p>
          </table:table-cell>
          <table:table-cell table:formula="of:=[15x15x15.A355]+[15x15x15.B355]" office:value-type="float" office:value="0.384832" calcext:value-type="float">
            <text:p>0.384832</text:p>
          </table:table-cell>
          <table:table-cell table:formula="of:=[.D$2]/([.C355]/1000)/1000000" office:value-type="float" office:value="8.77006070181274" calcext:value-type="float">
            <text:p>8.7700607018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8304" calcext:value-type="float">
            <text:p>0.358304</text:p>
          </table:table-cell>
          <table:table-cell table:formula="of:=[15x15x15.A356]+[15x15x15.B356]" office:value-type="float" office:value="0.390304" calcext:value-type="float">
            <text:p>0.390304</text:p>
          </table:table-cell>
          <table:table-cell table:formula="of:=[.D$2]/([.C356]/1000)/1000000" office:value-type="float" office:value="8.64710584569976" calcext:value-type="float">
            <text:p>8.6471058457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6912" calcext:value-type="float">
            <text:p>0.366912</text:p>
          </table:table-cell>
          <table:table-cell table:formula="of:=[15x15x15.A357]+[15x15x15.B357]" office:value-type="float" office:value="0.398848" calcext:value-type="float">
            <text:p>0.398848</text:p>
          </table:table-cell>
          <table:table-cell table:formula="of:=[.D$2]/([.C357]/1000)/1000000" office:value-type="float" office:value="8.46187018613607" calcext:value-type="float">
            <text:p>8.4618701861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432" calcext:value-type="float">
            <text:p>0.36432</text:p>
          </table:table-cell>
          <table:table-cell table:formula="of:=[15x15x15.A358]+[15x15x15.B358]" office:value-type="float" office:value="0.396128" calcext:value-type="float">
            <text:p>0.396128</text:p>
          </table:table-cell>
          <table:table-cell table:formula="of:=[.D$2]/([.C358]/1000)/1000000" office:value-type="float" office:value="8.51997334195008" calcext:value-type="float">
            <text:p>8.519973342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70688" calcext:value-type="float">
            <text:p>0.370688</text:p>
          </table:table-cell>
          <table:table-cell table:formula="of:=[15x15x15.A359]+[15x15x15.B359]" office:value-type="float" office:value="0.402592" calcext:value-type="float">
            <text:p>0.402592</text:p>
          </table:table-cell>
          <table:table-cell table:formula="of:=[.D$2]/([.C359]/1000)/1000000" office:value-type="float" office:value="8.38317701295605" calcext:value-type="float">
            <text:p>8.383177013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2928" calcext:value-type="float">
            <text:p>0.352928</text:p>
          </table:table-cell>
          <table:table-cell table:formula="of:=[15x15x15.A360]+[15x15x15.B360]" office:value-type="float" office:value="0.385152" calcext:value-type="float">
            <text:p>0.385152</text:p>
          </table:table-cell>
          <table:table-cell table:formula="of:=[.D$2]/([.C360]/1000)/1000000" office:value-type="float" office:value="8.7627741774676" calcext:value-type="float">
            <text:p>8.7627741775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3264" calcext:value-type="float">
            <text:p>0.363264</text:p>
          </table:table-cell>
          <table:table-cell table:formula="of:=[15x15x15.A361]+[15x15x15.B361]" office:value-type="float" office:value="0.394752" calcext:value-type="float">
            <text:p>0.394752</text:p>
          </table:table-cell>
          <table:table-cell table:formula="of:=[.D$2]/([.C361]/1000)/1000000" office:value-type="float" office:value="8.549671692607" calcext:value-type="float">
            <text:p>8.5496716926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096" calcext:value-type="float">
            <text:p>0.36096</text:p>
          </table:table-cell>
          <table:table-cell table:formula="of:=[15x15x15.A362]+[15x15x15.B362]" office:value-type="float" office:value="0.393024" calcext:value-type="float">
            <text:p>0.393024</text:p>
          </table:table-cell>
          <table:table-cell table:formula="of:=[.D$2]/([.C362]/1000)/1000000" office:value-type="float" office:value="8.58726184660479" calcext:value-type="float">
            <text:p>8.5872618466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3696" calcext:value-type="float">
            <text:p>0.353696</text:p>
          </table:table-cell>
          <table:table-cell table:formula="of:=[15x15x15.A363]+[15x15x15.B363]" office:value-type="float" office:value="0.385312" calcext:value-type="float">
            <text:p>0.385312</text:p>
          </table:table-cell>
          <table:table-cell table:formula="of:=[.D$2]/([.C363]/1000)/1000000" office:value-type="float" office:value="8.75913545386596" calcext:value-type="float">
            <text:p>8.7591354539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536" calcext:value-type="float">
            <text:p>0.35536</text:p>
          </table:table-cell>
          <table:table-cell table:formula="of:=[15x15x15.A364]+[15x15x15.B364]" office:value-type="float" office:value="0.387232" calcext:value-type="float">
            <text:p>0.387232</text:p>
          </table:table-cell>
          <table:table-cell table:formula="of:=[.D$2]/([.C364]/1000)/1000000" office:value-type="float" office:value="8.71570531361045" calcext:value-type="float">
            <text:p>8.7157053136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77216" calcext:value-type="float">
            <text:p>0.377216</text:p>
          </table:table-cell>
          <table:table-cell table:formula="of:=[15x15x15.A365]+[15x15x15.B365]" office:value-type="float" office:value="0.409088" calcext:value-type="float">
            <text:p>0.409088</text:p>
          </table:table-cell>
          <table:table-cell table:formula="of:=[.D$2]/([.C365]/1000)/1000000" office:value-type="float" office:value="8.25005866708385" calcext:value-type="float">
            <text:p>8.2500586671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272" calcext:value-type="float">
            <text:p>0.36272</text:p>
          </table:table-cell>
          <table:table-cell table:formula="of:=[15x15x15.A366]+[15x15x15.B366]" office:value-type="float" office:value="0.394688" calcext:value-type="float">
            <text:p>0.394688</text:p>
          </table:table-cell>
          <table:table-cell table:formula="of:=[.D$2]/([.C366]/1000)/1000000" office:value-type="float" office:value="8.55105805091617" calcext:value-type="float">
            <text:p>8.5510580509</text:p>
          </table:table-cell>
        </table:table-row>
        <table:table-row table:style-name="ro1">
          <table:table-cell office:value-type="float" office:value="0.037408" calcext:value-type="float">
            <text:p>0.037408</text:p>
          </table:table-cell>
          <table:table-cell office:value-type="float" office:value="0.359232" calcext:value-type="float">
            <text:p>0.359232</text:p>
          </table:table-cell>
          <table:table-cell table:formula="of:=[15x15x15.A367]+[15x15x15.B367]" office:value-type="float" office:value="0.39664" calcext:value-type="float">
            <text:p>0.39664</text:p>
          </table:table-cell>
          <table:table-cell table:formula="of:=[.D$2]/([.C367]/1000)/1000000" office:value-type="float" office:value="8.50897539330375" calcext:value-type="float">
            <text:p>8.5089753933</text:p>
          </table:table-cell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47168" calcext:value-type="float">
            <text:p>0.347168</text:p>
          </table:table-cell>
          <table:table-cell table:formula="of:=[15x15x15.A368]+[15x15x15.B368]" office:value-type="float" office:value="0.378688" calcext:value-type="float">
            <text:p>0.378688</text:p>
          </table:table-cell>
          <table:table-cell table:formula="of:=[.D$2]/([.C368]/1000)/1000000" office:value-type="float" office:value="8.91235000845023" calcext:value-type="float">
            <text:p>8.9123500085</text:p>
          </table:table-cell>
        </table:table-row>
        <table:table-row table:style-name="ro1">
          <table:table-cell office:value-type="float" office:value="0.03248" calcext:value-type="float">
            <text:p>0.03248</text:p>
          </table:table-cell>
          <table:table-cell office:value-type="float" office:value="0.360192" calcext:value-type="float">
            <text:p>0.360192</text:p>
          </table:table-cell>
          <table:table-cell table:formula="of:=[15x15x15.A369]+[15x15x15.B369]" office:value-type="float" office:value="0.392672" calcext:value-type="float">
            <text:p>0.392672</text:p>
          </table:table-cell>
          <table:table-cell table:formula="of:=[.D$2]/([.C369]/1000)/1000000" office:value-type="float" office:value="8.59495966098933" calcext:value-type="float">
            <text:p>8.594959661</text:p>
          </table:table-cell>
        </table:table-row>
        <table:table-row table:style-name="ro1">
          <table:table-cell office:value-type="float" office:value="0.032512" calcext:value-type="float">
            <text:p>0.032512</text:p>
          </table:table-cell>
          <table:table-cell office:value-type="float" office:value="0.354784" calcext:value-type="float">
            <text:p>0.354784</text:p>
          </table:table-cell>
          <table:table-cell table:formula="of:=[15x15x15.A370]+[15x15x15.B370]" office:value-type="float" office:value="0.387296" calcext:value-type="float">
            <text:p>0.387296</text:p>
          </table:table-cell>
          <table:table-cell table:formula="of:=[.D$2]/([.C370]/1000)/1000000" office:value-type="float" office:value="8.71426505825002" calcext:value-type="float">
            <text:p>8.7142650583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60128" calcext:value-type="float">
            <text:p>0.360128</text:p>
          </table:table-cell>
          <table:table-cell table:formula="of:=[15x15x15.A371]+[15x15x15.B371]" office:value-type="float" office:value="0.39168" calcext:value-type="float">
            <text:p>0.39168</text:p>
          </table:table-cell>
          <table:table-cell table:formula="of:=[.D$2]/([.C371]/1000)/1000000" office:value-type="float" office:value="8.61672794117647" calcext:value-type="float">
            <text:p>8.6167279412</text:p>
          </table:table-cell>
        </table:table-row>
        <table:table-row table:style-name="ro1">
          <table:table-cell office:value-type="float" office:value="0.037856" calcext:value-type="float">
            <text:p>0.037856</text:p>
          </table:table-cell>
          <table:table-cell office:value-type="float" office:value="0.357952" calcext:value-type="float">
            <text:p>0.357952</text:p>
          </table:table-cell>
          <table:table-cell table:formula="of:=[15x15x15.A372]+[15x15x15.B372]" office:value-type="float" office:value="0.395808" calcext:value-type="float">
            <text:p>0.395808</text:p>
          </table:table-cell>
          <table:table-cell table:formula="of:=[.D$2]/([.C372]/1000)/1000000" office:value-type="float" office:value="8.52686150861024" calcext:value-type="float">
            <text:p>8.5268615086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3792" calcext:value-type="float">
            <text:p>0.353792</text:p>
          </table:table-cell>
          <table:table-cell table:formula="of:=[15x15x15.A373]+[15x15x15.B373]" office:value-type="float" office:value="0.385856" calcext:value-type="float">
            <text:p>0.385856</text:p>
          </table:table-cell>
          <table:table-cell table:formula="of:=[.D$2]/([.C373]/1000)/1000000" office:value-type="float" office:value="8.74678636589816" calcext:value-type="float">
            <text:p>8.7467863659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4608" calcext:value-type="float">
            <text:p>0.364608</text:p>
          </table:table-cell>
          <table:table-cell table:formula="of:=[15x15x15.A374]+[15x15x15.B374]" office:value-type="float" office:value="0.396576" calcext:value-type="float">
            <text:p>0.396576</text:p>
          </table:table-cell>
          <table:table-cell table:formula="of:=[.D$2]/([.C374]/1000)/1000000" office:value-type="float" office:value="8.510348583878" calcext:value-type="float">
            <text:p>8.5103485839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192" calcext:value-type="float">
            <text:p>0.36192</text:p>
          </table:table-cell>
          <table:table-cell table:formula="of:=[15x15x15.A375]+[15x15x15.B375]" office:value-type="float" office:value="0.393408" calcext:value-type="float">
            <text:p>0.393408</text:p>
          </table:table-cell>
          <table:table-cell table:formula="of:=[.D$2]/([.C375]/1000)/1000000" office:value-type="float" office:value="8.57887994143485" calcext:value-type="float">
            <text:p>8.5788799414</text:p>
          </table:table-cell>
        </table:table-row>
        <table:table-row table:style-name="ro1">
          <table:table-cell office:value-type="float" office:value="0.032576" calcext:value-type="float">
            <text:p>0.032576</text:p>
          </table:table-cell>
          <table:table-cell office:value-type="float" office:value="0.359328" calcext:value-type="float">
            <text:p>0.359328</text:p>
          </table:table-cell>
          <table:table-cell table:formula="of:=[15x15x15.A376]+[15x15x15.B376]" office:value-type="float" office:value="0.391904" calcext:value-type="float">
            <text:p>0.391904</text:p>
          </table:table-cell>
          <table:table-cell table:formula="of:=[.D$2]/([.C376]/1000)/1000000" office:value-type="float" office:value="8.6118028905038" calcext:value-type="float">
            <text:p>8.6118028905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5776" calcext:value-type="float">
            <text:p>0.355776</text:p>
          </table:table-cell>
          <table:table-cell table:formula="of:=[15x15x15.A377]+[15x15x15.B377]" office:value-type="float" office:value="0.387328" calcext:value-type="float">
            <text:p>0.387328</text:p>
          </table:table-cell>
          <table:table-cell table:formula="of:=[.D$2]/([.C377]/1000)/1000000" office:value-type="float" office:value="8.71354510905486" calcext:value-type="float">
            <text:p>8.7135451091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0736" calcext:value-type="float">
            <text:p>0.360736</text:p>
          </table:table-cell>
          <table:table-cell table:formula="of:=[15x15x15.A378]+[15x15x15.B378]" office:value-type="float" office:value="0.39248" calcext:value-type="float">
            <text:p>0.39248</text:p>
          </table:table-cell>
          <table:table-cell table:formula="of:=[.D$2]/([.C378]/1000)/1000000" office:value-type="float" office:value="8.59916428862617" calcext:value-type="float">
            <text:p>8.5991642886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6608" calcext:value-type="float">
            <text:p>0.356608</text:p>
          </table:table-cell>
          <table:table-cell table:formula="of:=[15x15x15.A379]+[15x15x15.B379]" office:value-type="float" office:value="0.388096" calcext:value-type="float">
            <text:p>0.388096</text:p>
          </table:table-cell>
          <table:table-cell table:formula="of:=[.D$2]/([.C379]/1000)/1000000" office:value-type="float" office:value="8.69630194591029" calcext:value-type="float">
            <text:p>8.6963019459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55264" calcext:value-type="float">
            <text:p>0.355264</text:p>
          </table:table-cell>
          <table:table-cell table:formula="of:=[15x15x15.A380]+[15x15x15.B380]" office:value-type="float" office:value="0.38736" calcext:value-type="float">
            <text:p>0.38736</text:p>
          </table:table-cell>
          <table:table-cell table:formula="of:=[.D$2]/([.C380]/1000)/1000000" office:value-type="float" office:value="8.71282527881041" calcext:value-type="float">
            <text:p>8.7128252788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504" calcext:value-type="float">
            <text:p>0.35504</text:p>
          </table:table-cell>
          <table:table-cell table:formula="of:=[15x15x15.A381]+[15x15x15.B381]" office:value-type="float" office:value="0.38704" calcext:value-type="float">
            <text:p>0.38704</text:p>
          </table:table-cell>
          <table:table-cell table:formula="of:=[.D$2]/([.C381]/1000)/1000000" office:value-type="float" office:value="8.72002893757751" calcext:value-type="float">
            <text:p>8.7200289376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47008" calcext:value-type="float">
            <text:p>0.347008</text:p>
          </table:table-cell>
          <table:table-cell table:formula="of:=[15x15x15.A382]+[15x15x15.B382]" office:value-type="float" office:value="0.379072" calcext:value-type="float">
            <text:p>0.379072</text:p>
          </table:table-cell>
          <table:table-cell table:formula="of:=[.D$2]/([.C382]/1000)/1000000" office:value-type="float" office:value="8.90332179638697" calcext:value-type="float">
            <text:p>8.9033217964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46688" calcext:value-type="float">
            <text:p>0.346688</text:p>
          </table:table-cell>
          <table:table-cell table:formula="of:=[15x15x15.A383]+[15x15x15.B383]" office:value-type="float" office:value="0.378464" calcext:value-type="float">
            <text:p>0.378464</text:p>
          </table:table-cell>
          <table:table-cell table:formula="of:=[.D$2]/([.C383]/1000)/1000000" office:value-type="float" office:value="8.91762492601674" calcext:value-type="float">
            <text:p>8.917624926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1696" calcext:value-type="float">
            <text:p>0.361696</text:p>
          </table:table-cell>
          <table:table-cell table:formula="of:=[15x15x15.A384]+[15x15x15.B384]" office:value-type="float" office:value="0.393344" calcext:value-type="float">
            <text:p>0.393344</text:p>
          </table:table-cell>
          <table:table-cell table:formula="of:=[.D$2]/([.C384]/1000)/1000000" office:value-type="float" office:value="8.58027578913115" calcext:value-type="float">
            <text:p>8.5802757891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1104" calcext:value-type="float">
            <text:p>0.351104</text:p>
          </table:table-cell>
          <table:table-cell table:formula="of:=[15x15x15.A385]+[15x15x15.B385]" office:value-type="float" office:value="0.382912" calcext:value-type="float">
            <text:p>0.382912</text:p>
          </table:table-cell>
          <table:table-cell table:formula="of:=[.D$2]/([.C385]/1000)/1000000" office:value-type="float" office:value="8.81403560086913" calcext:value-type="float">
            <text:p>8.8140356009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472" calcext:value-type="float">
            <text:p>0.35472</text:p>
          </table:table-cell>
          <table:table-cell table:formula="of:=[15x15x15.A386]+[15x15x15.B386]" office:value-type="float" office:value="0.3864" calcext:value-type="float">
            <text:p>0.3864</text:p>
          </table:table-cell>
          <table:table-cell table:formula="of:=[.D$2]/([.C386]/1000)/1000000" office:value-type="float" office:value="8.73447204968944" calcext:value-type="float">
            <text:p>8.7344720497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048" calcext:value-type="float">
            <text:p>0.36048</text:p>
          </table:table-cell>
          <table:table-cell table:formula="of:=[15x15x15.A387]+[15x15x15.B387]" office:value-type="float" office:value="0.392448" calcext:value-type="float">
            <text:p>0.392448</text:p>
          </table:table-cell>
          <table:table-cell table:formula="of:=[.D$2]/([.C387]/1000)/1000000" office:value-type="float" office:value="8.59986545988258" calcext:value-type="float">
            <text:p>8.5998654599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8912" calcext:value-type="float">
            <text:p>0.358912</text:p>
          </table:table-cell>
          <table:table-cell table:formula="of:=[15x15x15.A388]+[15x15x15.B388]" office:value-type="float" office:value="0.390464" calcext:value-type="float">
            <text:p>0.390464</text:p>
          </table:table-cell>
          <table:table-cell table:formula="of:=[.D$2]/([.C388]/1000)/1000000" office:value-type="float" office:value="8.64356253073267" calcext:value-type="float">
            <text:p>8.6435625307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9376" calcext:value-type="float">
            <text:p>0.369376</text:p>
          </table:table-cell>
          <table:table-cell table:formula="of:=[15x15x15.A389]+[15x15x15.B389]" office:value-type="float" office:value="0.401216" calcext:value-type="float">
            <text:p>0.401216</text:p>
          </table:table-cell>
          <table:table-cell table:formula="of:=[.D$2]/([.C389]/1000)/1000000" office:value-type="float" office:value="8.4119277396714" calcext:value-type="float">
            <text:p>8.4119277397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0256" calcext:value-type="float">
            <text:p>0.360256</text:p>
          </table:table-cell>
          <table:table-cell table:formula="of:=[15x15x15.A390]+[15x15x15.B390]" office:value-type="float" office:value="0.392064" calcext:value-type="float">
            <text:p>0.392064</text:p>
          </table:table-cell>
          <table:table-cell table:formula="of:=[.D$2]/([.C390]/1000)/1000000" office:value-type="float" office:value="8.60828844270323" calcext:value-type="float">
            <text:p>8.6082884427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59712" calcext:value-type="float">
            <text:p>0.359712</text:p>
          </table:table-cell>
          <table:table-cell table:formula="of:=[15x15x15.A391]+[15x15x15.B391]" office:value-type="float" office:value="0.391808" calcext:value-type="float">
            <text:p>0.391808</text:p>
          </table:table-cell>
          <table:table-cell table:formula="of:=[.D$2]/([.C391]/1000)/1000000" office:value-type="float" office:value="8.61391293694871" calcext:value-type="float">
            <text:p>8.6139129369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4752" calcext:value-type="float">
            <text:p>0.374752</text:p>
          </table:table-cell>
          <table:table-cell table:formula="of:=[15x15x15.A392]+[15x15x15.B392]" office:value-type="float" office:value="0.406688" calcext:value-type="float">
            <text:p>0.406688</text:p>
          </table:table-cell>
          <table:table-cell table:formula="of:=[.D$2]/([.C392]/1000)/1000000" office:value-type="float" office:value="8.2987449838697" calcext:value-type="float">
            <text:p>8.2987449839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104" calcext:value-type="float">
            <text:p>0.35104</text:p>
          </table:table-cell>
          <table:table-cell table:formula="of:=[15x15x15.A393]+[15x15x15.B393]" office:value-type="float" office:value="0.382528" calcext:value-type="float">
            <text:p>0.382528</text:p>
          </table:table-cell>
          <table:table-cell table:formula="of:=[.D$2]/([.C393]/1000)/1000000" office:value-type="float" office:value="8.82288355362222" calcext:value-type="float">
            <text:p>8.8228835536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4464" calcext:value-type="float">
            <text:p>0.354464</text:p>
          </table:table-cell>
          <table:table-cell table:formula="of:=[15x15x15.A394]+[15x15x15.B394]" office:value-type="float" office:value="0.386016" calcext:value-type="float">
            <text:p>0.386016</text:p>
          </table:table-cell>
          <table:table-cell table:formula="of:=[.D$2]/([.C394]/1000)/1000000" office:value-type="float" office:value="8.74316090524745" calcext:value-type="float">
            <text:p>8.7431609052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59456" calcext:value-type="float">
            <text:p>0.359456</text:p>
          </table:table-cell>
          <table:table-cell table:formula="of:=[15x15x15.A395]+[15x15x15.B395]" office:value-type="float" office:value="0.391552" calcext:value-type="float">
            <text:p>0.391552</text:p>
          </table:table-cell>
          <table:table-cell table:formula="of:=[.D$2]/([.C395]/1000)/1000000" office:value-type="float" office:value="8.61954478587774" calcext:value-type="float">
            <text:p>8.6195447859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1824" calcext:value-type="float">
            <text:p>0.361824</text:p>
          </table:table-cell>
          <table:table-cell table:formula="of:=[15x15x15.A396]+[15x15x15.B396]" office:value-type="float" office:value="0.393216" calcext:value-type="float">
            <text:p>0.393216</text:p>
          </table:table-cell>
          <table:table-cell table:formula="of:=[.D$2]/([.C396]/1000)/1000000" office:value-type="float" office:value="8.58306884765625" calcext:value-type="float">
            <text:p>8.5830688477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952" calcext:value-type="float">
            <text:p>0.35952</text:p>
          </table:table-cell>
          <table:table-cell table:formula="of:=[15x15x15.A397]+[15x15x15.B397]" office:value-type="float" office:value="0.391328" calcext:value-type="float">
            <text:p>0.391328</text:p>
          </table:table-cell>
          <table:table-cell table:formula="of:=[.D$2]/([.C397]/1000)/1000000" office:value-type="float" office:value="8.62447869817647" calcext:value-type="float">
            <text:p>8.6244786982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8976" calcext:value-type="float">
            <text:p>0.358976</text:p>
          </table:table-cell>
          <table:table-cell table:formula="of:=[15x15x15.A398]+[15x15x15.B398]" office:value-type="float" office:value="0.390944" calcext:value-type="float">
            <text:p>0.390944</text:p>
          </table:table-cell>
          <table:table-cell table:formula="of:=[.D$2]/([.C398]/1000)/1000000" office:value-type="float" office:value="8.63294998772203" calcext:value-type="float">
            <text:p>8.6329499877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1072" calcext:value-type="float">
            <text:p>0.351072</text:p>
          </table:table-cell>
          <table:table-cell table:formula="of:=[15x15x15.A399]+[15x15x15.B399]" office:value-type="float" office:value="0.382656" calcext:value-type="float">
            <text:p>0.382656</text:p>
          </table:table-cell>
          <table:table-cell table:formula="of:=[.D$2]/([.C399]/1000)/1000000" office:value-type="float" office:value="8.81993226292022" calcext:value-type="float">
            <text:p>8.8199322629</text:p>
          </table:table-cell>
        </table:table-row>
        <table:table-row table:style-name="ro1">
          <table:table-cell office:value-type="float" office:value="0.038976" calcext:value-type="float">
            <text:p>0.038976</text:p>
          </table:table-cell>
          <table:table-cell office:value-type="float" office:value="0.358432" calcext:value-type="float">
            <text:p>0.358432</text:p>
          </table:table-cell>
          <table:table-cell table:formula="of:=[15x15x15.A400]+[15x15x15.B400]" office:value-type="float" office:value="0.397408" calcext:value-type="float">
            <text:p>0.397408</text:p>
          </table:table-cell>
          <table:table-cell table:formula="of:=[.D$2]/([.C400]/1000)/1000000" office:value-type="float" office:value="8.4925316047991" calcext:value-type="float">
            <text:p>8.4925316048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76" calcext:value-type="float">
            <text:p>0.3576</text:p>
          </table:table-cell>
          <table:table-cell table:formula="of:=[15x15x15.A401]+[15x15x15.B401]" office:value-type="float" office:value="0.389408" calcext:value-type="float">
            <text:p>0.389408</text:p>
          </table:table-cell>
          <table:table-cell table:formula="of:=[.D$2]/([.C401]/1000)/1000000" office:value-type="float" office:value="8.66700221875257" calcext:value-type="float">
            <text:p>8.6670022188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08" calcext:value-type="float">
            <text:p>0.3608</text:p>
          </table:table-cell>
          <table:table-cell table:formula="of:=[15x15x15.A402]+[15x15x15.B402]" office:value-type="float" office:value="0.392288" calcext:value-type="float">
            <text:p>0.392288</text:p>
          </table:table-cell>
          <table:table-cell table:formula="of:=[.D$2]/([.C402]/1000)/1000000" office:value-type="float" office:value="8.60337303205808" calcext:value-type="float">
            <text:p>8.6033730321</text:p>
          </table:table-cell>
        </table:table-row>
        <table:table-row table:style-name="ro1">
          <table:table-cell office:value-type="float" office:value="0.032608" calcext:value-type="float">
            <text:p>0.032608</text:p>
          </table:table-cell>
          <table:table-cell office:value-type="float" office:value="0.37936" calcext:value-type="float">
            <text:p>0.37936</text:p>
          </table:table-cell>
          <table:table-cell table:formula="of:=[15x15x15.A403]+[15x15x15.B403]" office:value-type="float" office:value="0.411968" calcext:value-type="float">
            <text:p>0.411968</text:p>
          </table:table-cell>
          <table:table-cell table:formula="of:=[.D$2]/([.C403]/1000)/1000000" office:value-type="float" office:value="8.19238387447569" calcext:value-type="float">
            <text:p>8.192383874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6464" calcext:value-type="float">
            <text:p>0.366464</text:p>
          </table:table-cell>
          <table:table-cell table:formula="of:=[15x15x15.A404]+[15x15x15.B404]" office:value-type="float" office:value="0.398464" calcext:value-type="float">
            <text:p>0.398464</text:p>
          </table:table-cell>
          <table:table-cell table:formula="of:=[.D$2]/([.C404]/1000)/1000000" office:value-type="float" office:value="8.4700248955991" calcext:value-type="float">
            <text:p>8.4700248956</text:p>
          </table:table-cell>
        </table:table-row>
        <table:table-row table:style-name="ro1">
          <table:table-cell office:value-type="float" office:value="0.032416" calcext:value-type="float">
            <text:p>0.032416</text:p>
          </table:table-cell>
          <table:table-cell office:value-type="float" office:value="0.369888" calcext:value-type="float">
            <text:p>0.369888</text:p>
          </table:table-cell>
          <table:table-cell table:formula="of:=[15x15x15.A405]+[15x15x15.B405]" office:value-type="float" office:value="0.402304" calcext:value-type="float">
            <text:p>0.402304</text:p>
          </table:table-cell>
          <table:table-cell table:formula="of:=[.D$2]/([.C405]/1000)/1000000" office:value-type="float" office:value="8.38917833280306" calcext:value-type="float">
            <text:p>8.3891783328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456" calcext:value-type="float">
            <text:p>0.35456</text:p>
          </table:table-cell>
          <table:table-cell table:formula="of:=[15x15x15.A406]+[15x15x15.B406]" office:value-type="float" office:value="0.386528" calcext:value-type="float">
            <text:p>0.386528</text:p>
          </table:table-cell>
          <table:table-cell table:formula="of:=[.D$2]/([.C406]/1000)/1000000" office:value-type="float" office:value="8.73157960096034" calcext:value-type="float">
            <text:p>8.731579601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3984" calcext:value-type="float">
            <text:p>0.353984</text:p>
          </table:table-cell>
          <table:table-cell table:formula="of:=[15x15x15.A407]+[15x15x15.B407]" office:value-type="float" office:value="0.38592" calcext:value-type="float">
            <text:p>0.38592</text:p>
          </table:table-cell>
          <table:table-cell table:formula="of:=[.D$2]/([.C407]/1000)/1000000" office:value-type="float" office:value="8.74533582089552" calcext:value-type="float">
            <text:p>8.7453358209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5216" calcext:value-type="float">
            <text:p>0.365216</text:p>
          </table:table-cell>
          <table:table-cell table:formula="of:=[15x15x15.A408]+[15x15x15.B408]" office:value-type="float" office:value="0.396864" calcext:value-type="float">
            <text:p>0.396864</text:p>
          </table:table-cell>
          <table:table-cell table:formula="of:=[.D$2]/([.C408]/1000)/1000000" office:value-type="float" office:value="8.50417271407837" calcext:value-type="float">
            <text:p>8.5041727141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64576" calcext:value-type="float">
            <text:p>0.364576</text:p>
          </table:table-cell>
          <table:table-cell table:formula="of:=[15x15x15.A409]+[15x15x15.B409]" office:value-type="float" office:value="0.39696" calcext:value-type="float">
            <text:p>0.39696</text:p>
          </table:table-cell>
          <table:table-cell table:formula="of:=[.D$2]/([.C409]/1000)/1000000" office:value-type="float" office:value="8.50211608222491" calcext:value-type="float">
            <text:p>8.5021160822</text:p>
          </table:table-cell>
        </table:table-row>
        <table:table-row table:style-name="ro1">
          <table:table-cell office:value-type="float" office:value="0.031232" calcext:value-type="float">
            <text:p>0.031232</text:p>
          </table:table-cell>
          <table:table-cell office:value-type="float" office:value="0.357056" calcext:value-type="float">
            <text:p>0.357056</text:p>
          </table:table-cell>
          <table:table-cell table:formula="of:=[15x15x15.A410]+[15x15x15.B410]" office:value-type="float" office:value="0.388288" calcext:value-type="float">
            <text:p>0.388288</text:p>
          </table:table-cell>
          <table:table-cell table:formula="of:=[.D$2]/([.C410]/1000)/1000000" office:value-type="float" office:value="8.69200181308719" calcext:value-type="float">
            <text:p>8.6920018131</text:p>
          </table:table-cell>
        </table:table-row>
        <table:table-row table:style-name="ro1">
          <table:table-cell office:value-type="float" office:value="0.032704" calcext:value-type="float">
            <text:p>0.032704</text:p>
          </table:table-cell>
          <table:table-cell office:value-type="float" office:value="0.360352" calcext:value-type="float">
            <text:p>0.360352</text:p>
          </table:table-cell>
          <table:table-cell table:formula="of:=[15x15x15.A411]+[15x15x15.B411]" office:value-type="float" office:value="0.393056" calcext:value-type="float">
            <text:p>0.393056</text:p>
          </table:table-cell>
          <table:table-cell table:formula="of:=[.D$2]/([.C411]/1000)/1000000" office:value-type="float" office:value="8.58656272897501" calcext:value-type="float">
            <text:p>8.586562729</text:p>
          </table:table-cell>
        </table:table-row>
        <table:table-row table:style-name="ro1">
          <table:table-cell office:value-type="float" office:value="0.038528" calcext:value-type="float">
            <text:p>0.038528</text:p>
          </table:table-cell>
          <table:table-cell office:value-type="float" office:value="0.353152" calcext:value-type="float">
            <text:p>0.353152</text:p>
          </table:table-cell>
          <table:table-cell table:formula="of:=[15x15x15.A412]+[15x15x15.B412]" office:value-type="float" office:value="0.39168" calcext:value-type="float">
            <text:p>0.39168</text:p>
          </table:table-cell>
          <table:table-cell table:formula="of:=[.D$2]/([.C412]/1000)/1000000" office:value-type="float" office:value="8.61672794117647" calcext:value-type="float">
            <text:p>8.6167279412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7536" calcext:value-type="float">
            <text:p>0.357536</text:p>
          </table:table-cell>
          <table:table-cell table:formula="of:=[15x15x15.A413]+[15x15x15.B413]" office:value-type="float" office:value="0.389504" calcext:value-type="float">
            <text:p>0.389504</text:p>
          </table:table-cell>
          <table:table-cell table:formula="of:=[.D$2]/([.C413]/1000)/1000000" office:value-type="float" office:value="8.66486608609925" calcext:value-type="float">
            <text:p>8.6648660861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3728" calcext:value-type="float">
            <text:p>0.353728</text:p>
          </table:table-cell>
          <table:table-cell table:formula="of:=[15x15x15.A414]+[15x15x15.B414]" office:value-type="float" office:value="0.385568" calcext:value-type="float">
            <text:p>0.385568</text:p>
          </table:table-cell>
          <table:table-cell table:formula="of:=[.D$2]/([.C414]/1000)/1000000" office:value-type="float" office:value="8.7533197775749" calcext:value-type="float">
            <text:p>8.7533197776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49632" calcext:value-type="float">
            <text:p>0.349632</text:p>
          </table:table-cell>
          <table:table-cell table:formula="of:=[15x15x15.A415]+[15x15x15.B415]" office:value-type="float" office:value="0.381248" calcext:value-type="float">
            <text:p>0.381248</text:p>
          </table:table-cell>
          <table:table-cell table:formula="of:=[.D$2]/([.C415]/1000)/1000000" office:value-type="float" office:value="8.85250545576633" calcext:value-type="float">
            <text:p>8.8525054558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7024" calcext:value-type="float">
            <text:p>0.37024</text:p>
          </table:table-cell>
          <table:table-cell table:formula="of:=[15x15x15.A416]+[15x15x15.B416]" office:value-type="float" office:value="0.402144" calcext:value-type="float">
            <text:p>0.402144</text:p>
          </table:table-cell>
          <table:table-cell table:formula="of:=[.D$2]/([.C416]/1000)/1000000" office:value-type="float" office:value="8.39251611363094" calcext:value-type="float">
            <text:p>8.3925161136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1344" calcext:value-type="float">
            <text:p>0.361344</text:p>
          </table:table-cell>
          <table:table-cell table:formula="of:=[15x15x15.A417]+[15x15x15.B417]" office:value-type="float" office:value="0.39344" calcext:value-type="float">
            <text:p>0.39344</text:p>
          </table:table-cell>
          <table:table-cell table:formula="of:=[.D$2]/([.C417]/1000)/1000000" office:value-type="float" office:value="8.57818218788125" calcext:value-type="float">
            <text:p>8.5781821879</text:p>
          </table:table-cell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58848" calcext:value-type="float">
            <text:p>0.358848</text:p>
          </table:table-cell>
          <table:table-cell table:formula="of:=[15x15x15.A418]+[15x15x15.B418]" office:value-type="float" office:value="0.390304" calcext:value-type="float">
            <text:p>0.390304</text:p>
          </table:table-cell>
          <table:table-cell table:formula="of:=[.D$2]/([.C418]/1000)/1000000" office:value-type="float" office:value="8.64710584569976" calcext:value-type="float">
            <text:p>8.6471058457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2256" calcext:value-type="float">
            <text:p>0.352256</text:p>
          </table:table-cell>
          <table:table-cell table:formula="of:=[15x15x15.A419]+[15x15x15.B419]" office:value-type="float" office:value="0.38432" calcext:value-type="float">
            <text:p>0.38432</text:p>
          </table:table-cell>
          <table:table-cell table:formula="of:=[.D$2]/([.C419]/1000)/1000000" office:value-type="float" office:value="8.7817443796836" calcext:value-type="float">
            <text:p>8.7817443797</text:p>
          </table:table-cell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64416" calcext:value-type="float">
            <text:p>0.364416</text:p>
          </table:table-cell>
          <table:table-cell table:formula="of:=[15x15x15.A420]+[15x15x15.B420]" office:value-type="float" office:value="0.396864" calcext:value-type="float">
            <text:p>0.396864</text:p>
          </table:table-cell>
          <table:table-cell table:formula="of:=[.D$2]/([.C420]/1000)/1000000" office:value-type="float" office:value="8.50417271407838" calcext:value-type="float">
            <text:p>8.5041727141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3664" calcext:value-type="float">
            <text:p>0.353664</text:p>
          </table:table-cell>
          <table:table-cell table:formula="of:=[15x15x15.A421]+[15x15x15.B421]" office:value-type="float" office:value="0.385056" calcext:value-type="float">
            <text:p>0.385056</text:p>
          </table:table-cell>
          <table:table-cell table:formula="of:=[.D$2]/([.C421]/1000)/1000000" office:value-type="float" office:value="8.7649588631264" calcext:value-type="float">
            <text:p>8.7649588631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8896" calcext:value-type="float">
            <text:p>0.368896</text:p>
          </table:table-cell>
          <table:table-cell table:formula="of:=[15x15x15.A422]+[15x15x15.B422]" office:value-type="float" office:value="0.400576" calcext:value-type="float">
            <text:p>0.400576</text:p>
          </table:table-cell>
          <table:table-cell table:formula="of:=[.D$2]/([.C422]/1000)/1000000" office:value-type="float" office:value="8.42536747084199" calcext:value-type="float">
            <text:p>8.4253674708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56192" calcext:value-type="float">
            <text:p>0.356192</text:p>
          </table:table-cell>
          <table:table-cell table:formula="of:=[15x15x15.A423]+[15x15x15.B423]" office:value-type="float" office:value="0.388576" calcext:value-type="float">
            <text:p>0.388576</text:p>
          </table:table-cell>
          <table:table-cell table:formula="of:=[.D$2]/([.C423]/1000)/1000000" office:value-type="float" office:value="8.68555958165198" calcext:value-type="float">
            <text:p>8.6855595817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5056" calcext:value-type="float">
            <text:p>0.365056</text:p>
          </table:table-cell>
          <table:table-cell table:formula="of:=[15x15x15.A424]+[15x15x15.B424]" office:value-type="float" office:value="0.396768" calcext:value-type="float">
            <text:p>0.396768</text:p>
          </table:table-cell>
          <table:table-cell table:formula="of:=[.D$2]/([.C424]/1000)/1000000" office:value-type="float" office:value="8.50623034115654" calcext:value-type="float">
            <text:p>8.5062303412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2112" calcext:value-type="float">
            <text:p>0.362112</text:p>
          </table:table-cell>
          <table:table-cell table:formula="of:=[15x15x15.A425]+[15x15x15.B425]" office:value-type="float" office:value="0.393952" calcext:value-type="float">
            <text:p>0.393952</text:p>
          </table:table-cell>
          <table:table-cell table:formula="of:=[.D$2]/([.C425]/1000)/1000000" office:value-type="float" office:value="8.56703354723418" calcext:value-type="float">
            <text:p>8.5670335472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6272" calcext:value-type="float">
            <text:p>0.366272</text:p>
          </table:table-cell>
          <table:table-cell table:formula="of:=[15x15x15.A426]+[15x15x15.B426]" office:value-type="float" office:value="0.398176" calcext:value-type="float">
            <text:p>0.398176</text:p>
          </table:table-cell>
          <table:table-cell table:formula="of:=[.D$2]/([.C426]/1000)/1000000" office:value-type="float" office:value="8.47615124969863" calcext:value-type="float">
            <text:p>8.4761512497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60416" calcext:value-type="float">
            <text:p>0.360416</text:p>
          </table:table-cell>
          <table:table-cell table:formula="of:=[15x15x15.A427]+[15x15x15.B427]" office:value-type="float" office:value="0.39264" calcext:value-type="float">
            <text:p>0.39264</text:p>
          </table:table-cell>
          <table:table-cell table:formula="of:=[.D$2]/([.C427]/1000)/1000000" office:value-type="float" office:value="8.59566014669927" calcext:value-type="float">
            <text:p>8.5956601467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49376" calcext:value-type="float">
            <text:p>0.349376</text:p>
          </table:table-cell>
          <table:table-cell table:formula="of:=[15x15x15.A428]+[15x15x15.B428]" office:value-type="float" office:value="0.381376" calcext:value-type="float">
            <text:p>0.381376</text:p>
          </table:table-cell>
          <table:table-cell table:formula="of:=[.D$2]/([.C428]/1000)/1000000" office:value-type="float" office:value="8.84953431783856" calcext:value-type="float">
            <text:p>8.8495343178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1312" calcext:value-type="float">
            <text:p>0.361312</text:p>
          </table:table-cell>
          <table:table-cell table:formula="of:=[15x15x15.A429]+[15x15x15.B429]" office:value-type="float" office:value="0.393216" calcext:value-type="float">
            <text:p>0.393216</text:p>
          </table:table-cell>
          <table:table-cell table:formula="of:=[.D$2]/([.C429]/1000)/1000000" office:value-type="float" office:value="8.58306884765625" calcext:value-type="float">
            <text:p>8.5830688477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84" calcext:value-type="float">
            <text:p>0.3584</text:p>
          </table:table-cell>
          <table:table-cell table:formula="of:=[15x15x15.A430]+[15x15x15.B430]" office:value-type="float" office:value="0.39056" calcext:value-type="float">
            <text:p>0.39056</text:p>
          </table:table-cell>
          <table:table-cell table:formula="of:=[.D$2]/([.C430]/1000)/1000000" office:value-type="float" office:value="8.64143793527243" calcext:value-type="float">
            <text:p>8.6414379353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5392" calcext:value-type="float">
            <text:p>0.355392</text:p>
          </table:table-cell>
          <table:table-cell table:formula="of:=[15x15x15.A431]+[15x15x15.B431]" office:value-type="float" office:value="0.387456" calcext:value-type="float">
            <text:p>0.387456</text:p>
          </table:table-cell>
          <table:table-cell table:formula="of:=[.D$2]/([.C431]/1000)/1000000" office:value-type="float" office:value="8.71066650148662" calcext:value-type="float">
            <text:p>8.7106665015</text:p>
          </table:table-cell>
        </table:table-row>
        <table:table-row table:style-name="ro1">
          <table:table-cell office:value-type="float" office:value="0.03712" calcext:value-type="float">
            <text:p>0.03712</text:p>
          </table:table-cell>
          <table:table-cell office:value-type="float" office:value="0.368192" calcext:value-type="float">
            <text:p>0.368192</text:p>
          </table:table-cell>
          <table:table-cell table:formula="of:=[15x15x15.A432]+[15x15x15.B432]" office:value-type="float" office:value="0.405312" calcext:value-type="float">
            <text:p>0.405312</text:p>
          </table:table-cell>
          <table:table-cell table:formula="of:=[.D$2]/([.C432]/1000)/1000000" office:value-type="float" office:value="8.32691852202748" calcext:value-type="float">
            <text:p>8.326918522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49152" calcext:value-type="float">
            <text:p>0.349152</text:p>
          </table:table-cell>
          <table:table-cell table:formula="of:=[15x15x15.A433]+[15x15x15.B433]" office:value-type="float" office:value="0.38096" calcext:value-type="float">
            <text:p>0.38096</text:p>
          </table:table-cell>
          <table:table-cell table:formula="of:=[.D$2]/([.C433]/1000)/1000000" office:value-type="float" office:value="8.85919781604368" calcext:value-type="float">
            <text:p>8.859197816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5072" calcext:value-type="float">
            <text:p>0.355072</text:p>
          </table:table-cell>
          <table:table-cell table:formula="of:=[15x15x15.A434]+[15x15x15.B434]" office:value-type="float" office:value="0.386784" calcext:value-type="float">
            <text:p>0.386784</text:p>
          </table:table-cell>
          <table:table-cell table:formula="of:=[.D$2]/([.C434]/1000)/1000000" office:value-type="float" office:value="8.72580044676098" calcext:value-type="float">
            <text:p>8.7258004468</text:p>
          </table:table-cell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68992" calcext:value-type="float">
            <text:p>0.368992</text:p>
          </table:table-cell>
          <table:table-cell table:formula="of:=[15x15x15.A435]+[15x15x15.B435]" office:value-type="float" office:value="0.40128" calcext:value-type="float">
            <text:p>0.40128</text:p>
          </table:table-cell>
          <table:table-cell table:formula="of:=[.D$2]/([.C435]/1000)/1000000" office:value-type="float" office:value="8.41058612440191" calcext:value-type="float">
            <text:p>8.4105861244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0224" calcext:value-type="float">
            <text:p>0.360224</text:p>
          </table:table-cell>
          <table:table-cell table:formula="of:=[15x15x15.A436]+[15x15x15.B436]" office:value-type="float" office:value="0.391616" calcext:value-type="float">
            <text:p>0.391616</text:p>
          </table:table-cell>
          <table:table-cell table:formula="of:=[.D$2]/([.C436]/1000)/1000000" office:value-type="float" office:value="8.61813613335512" calcext:value-type="float">
            <text:p>8.6181361334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72288" calcext:value-type="float">
            <text:p>0.372288</text:p>
          </table:table-cell>
          <table:table-cell table:formula="of:=[15x15x15.A437]+[15x15x15.B437]" office:value-type="float" office:value="0.40384" calcext:value-type="float">
            <text:p>0.40384</text:p>
          </table:table-cell>
          <table:table-cell table:formula="of:=[.D$2]/([.C437]/1000)/1000000" office:value-type="float" office:value="8.35727020602219" calcext:value-type="float">
            <text:p>8.357270206</text:p>
          </table:table-cell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63616" calcext:value-type="float">
            <text:p>0.363616</text:p>
          </table:table-cell>
          <table:table-cell table:formula="of:=[15x15x15.A438]+[15x15x15.B438]" office:value-type="float" office:value="0.394944" calcext:value-type="float">
            <text:p>0.394944</text:p>
          </table:table-cell>
          <table:table-cell table:formula="of:=[.D$2]/([.C438]/1000)/1000000" office:value-type="float" office:value="8.54551531356344" calcext:value-type="float">
            <text:p>8.5455153136</text:p>
          </table:table-cell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66944" calcext:value-type="float">
            <text:p>0.366944</text:p>
          </table:table-cell>
          <table:table-cell table:formula="of:=[15x15x15.A439]+[15x15x15.B439]" office:value-type="float" office:value="0.399392" calcext:value-type="float">
            <text:p>0.399392</text:p>
          </table:table-cell>
          <table:table-cell table:formula="of:=[.D$2]/([.C439]/1000)/1000000" office:value-type="float" office:value="8.45034452367599" calcext:value-type="float">
            <text:p>8.4503445237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0064" calcext:value-type="float">
            <text:p>0.360064</text:p>
          </table:table-cell>
          <table:table-cell table:formula="of:=[15x15x15.A440]+[15x15x15.B440]" office:value-type="float" office:value="0.391776" calcext:value-type="float">
            <text:p>0.391776</text:p>
          </table:table-cell>
          <table:table-cell table:formula="of:=[.D$2]/([.C440]/1000)/1000000" office:value-type="float" office:value="8.61461651555991" calcext:value-type="float">
            <text:p>8.6146165156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9328" calcext:value-type="float">
            <text:p>0.359328</text:p>
          </table:table-cell>
          <table:table-cell table:formula="of:=[15x15x15.A441]+[15x15x15.B441]" office:value-type="float" office:value="0.39104" calcext:value-type="float">
            <text:p>0.39104</text:p>
          </table:table-cell>
          <table:table-cell table:formula="of:=[.D$2]/([.C441]/1000)/1000000" office:value-type="float" office:value="8.63083060556465" calcext:value-type="float">
            <text:p>8.6308306056</text:p>
          </table:table-cell>
        </table:table-row>
        <table:table-row table:style-name="ro1">
          <table:table-cell office:value-type="float" office:value="0.031296" calcext:value-type="float">
            <text:p>0.031296</text:p>
          </table:table-cell>
          <table:table-cell office:value-type="float" office:value="0.366112" calcext:value-type="float">
            <text:p>0.366112</text:p>
          </table:table-cell>
          <table:table-cell table:formula="of:=[15x15x15.A442]+[15x15x15.B442]" office:value-type="float" office:value="0.397408" calcext:value-type="float">
            <text:p>0.397408</text:p>
          </table:table-cell>
          <table:table-cell table:formula="of:=[.D$2]/([.C442]/1000)/1000000" office:value-type="float" office:value="8.4925316047991" calcext:value-type="float">
            <text:p>8.4925316048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54784" calcext:value-type="float">
            <text:p>0.354784</text:p>
          </table:table-cell>
          <table:table-cell table:formula="of:=[15x15x15.A443]+[15x15x15.B443]" office:value-type="float" office:value="0.386816" calcext:value-type="float">
            <text:p>0.386816</text:p>
          </table:table-cell>
          <table:table-cell table:formula="of:=[.D$2]/([.C443]/1000)/1000000" office:value-type="float" office:value="8.72507859033752" calcext:value-type="float">
            <text:p>8.7250785903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328" calcext:value-type="float">
            <text:p>0.35328</text:p>
          </table:table-cell>
          <table:table-cell table:formula="of:=[15x15x15.A444]+[15x15x15.B444]" office:value-type="float" office:value="0.385248" calcext:value-type="float">
            <text:p>0.385248</text:p>
          </table:table-cell>
          <table:table-cell table:formula="of:=[.D$2]/([.C444]/1000)/1000000" office:value-type="float" office:value="8.76059058061301" calcext:value-type="float">
            <text:p>8.7605905806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3408" calcext:value-type="float">
            <text:p>0.353408</text:p>
          </table:table-cell>
          <table:table-cell table:formula="of:=[15x15x15.A445]+[15x15x15.B445]" office:value-type="float" office:value="0.38512" calcext:value-type="float">
            <text:p>0.38512</text:p>
          </table:table-cell>
          <table:table-cell table:formula="of:=[.D$2]/([.C445]/1000)/1000000" office:value-type="float" office:value="8.76350228500208" calcext:value-type="float">
            <text:p>8.763502285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66432" calcext:value-type="float">
            <text:p>0.366432</text:p>
          </table:table-cell>
          <table:table-cell table:formula="of:=[15x15x15.A446]+[15x15x15.B446]" office:value-type="float" office:value="0.398592" calcext:value-type="float">
            <text:p>0.398592</text:p>
          </table:table-cell>
          <table:table-cell table:formula="of:=[.D$2]/([.C446]/1000)/1000000" office:value-type="float" office:value="8.4673049132948" calcext:value-type="float">
            <text:p>8.4673049133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1376" calcext:value-type="float">
            <text:p>0.361376</text:p>
          </table:table-cell>
          <table:table-cell table:formula="of:=[15x15x15.A447]+[15x15x15.B447]" office:value-type="float" office:value="0.393376" calcext:value-type="float">
            <text:p>0.393376</text:p>
          </table:table-cell>
          <table:table-cell table:formula="of:=[.D$2]/([.C447]/1000)/1000000" office:value-type="float" office:value="8.57957780850891" calcext:value-type="float">
            <text:p>8.5795778085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62368" calcext:value-type="float">
            <text:p>0.362368</text:p>
          </table:table-cell>
          <table:table-cell table:formula="of:=[15x15x15.A448]+[15x15x15.B448]" office:value-type="float" office:value="0.394624" calcext:value-type="float">
            <text:p>0.394624</text:p>
          </table:table-cell>
          <table:table-cell table:formula="of:=[.D$2]/([.C448]/1000)/1000000" office:value-type="float" office:value="8.55244485890367" calcext:value-type="float">
            <text:p>8.5524448589</text:p>
          </table:table-cell>
        </table:table-row>
        <table:table-row table:style-name="ro1">
          <table:table-cell office:value-type="float" office:value="0.032864" calcext:value-type="float">
            <text:p>0.032864</text:p>
          </table:table-cell>
          <table:table-cell office:value-type="float" office:value="0.364288" calcext:value-type="float">
            <text:p>0.364288</text:p>
          </table:table-cell>
          <table:table-cell table:formula="of:=[15x15x15.A449]+[15x15x15.B449]" office:value-type="float" office:value="0.397152" calcext:value-type="float">
            <text:p>0.397152</text:p>
          </table:table-cell>
          <table:table-cell table:formula="of:=[.D$2]/([.C449]/1000)/1000000" office:value-type="float" office:value="8.49800580130529" calcext:value-type="float">
            <text:p>8.4980058013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54624" calcext:value-type="float">
            <text:p>0.354624</text:p>
          </table:table-cell>
          <table:table-cell table:formula="of:=[15x15x15.A450]+[15x15x15.B450]" office:value-type="float" office:value="0.387008" calcext:value-type="float">
            <text:p>0.387008</text:p>
          </table:table-cell>
          <table:table-cell table:formula="of:=[.D$2]/([.C450]/1000)/1000000" office:value-type="float" office:value="8.72074995865719" calcext:value-type="float">
            <text:p>8.7207499587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272" calcext:value-type="float">
            <text:p>0.36272</text:p>
          </table:table-cell>
          <table:table-cell table:formula="of:=[15x15x15.A451]+[15x15x15.B451]" office:value-type="float" office:value="0.394688" calcext:value-type="float">
            <text:p>0.394688</text:p>
          </table:table-cell>
          <table:table-cell table:formula="of:=[.D$2]/([.C451]/1000)/1000000" office:value-type="float" office:value="8.55105805091617" calcext:value-type="float">
            <text:p>8.5510580509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54848" calcext:value-type="float">
            <text:p>0.354848</text:p>
          </table:table-cell>
          <table:table-cell table:formula="of:=[15x15x15.A452]+[15x15x15.B452]" office:value-type="float" office:value="0.38688" calcext:value-type="float">
            <text:p>0.38688</text:p>
          </table:table-cell>
          <table:table-cell table:formula="of:=[.D$2]/([.C452]/1000)/1000000" office:value-type="float" office:value="8.72363523573201" calcext:value-type="float">
            <text:p>8.7236352357</text:p>
          </table:table-cell>
        </table:table-row>
        <table:table-row table:style-name="ro1">
          <table:table-cell office:value-type="float" office:value="0.032544" calcext:value-type="float">
            <text:p>0.032544</text:p>
          </table:table-cell>
          <table:table-cell office:value-type="float" office:value="0.364832" calcext:value-type="float">
            <text:p>0.364832</text:p>
          </table:table-cell>
          <table:table-cell table:formula="of:=[15x15x15.A453]+[15x15x15.B453]" office:value-type="float" office:value="0.397376" calcext:value-type="float">
            <text:p>0.397376</text:p>
          </table:table-cell>
          <table:table-cell table:formula="of:=[.D$2]/([.C453]/1000)/1000000" office:value-type="float" office:value="8.49321549363827" calcext:value-type="float">
            <text:p>8.4932154936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7632" calcext:value-type="float">
            <text:p>0.357632</text:p>
          </table:table-cell>
          <table:table-cell table:formula="of:=[15x15x15.A454]+[15x15x15.B454]" office:value-type="float" office:value="0.389568" calcext:value-type="float">
            <text:p>0.389568</text:p>
          </table:table-cell>
          <table:table-cell table:formula="of:=[.D$2]/([.C454]/1000)/1000000" office:value-type="float" office:value="8.66344258255298" calcext:value-type="float">
            <text:p>8.6634425826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1536" calcext:value-type="float">
            <text:p>0.361536</text:p>
          </table:table-cell>
          <table:table-cell table:formula="of:=[15x15x15.A455]+[15x15x15.B455]" office:value-type="float" office:value="0.393536" calcext:value-type="float">
            <text:p>0.393536</text:p>
          </table:table-cell>
          <table:table-cell table:formula="of:=[.D$2]/([.C455]/1000)/1000000" office:value-type="float" office:value="8.57608960806635" calcext:value-type="float">
            <text:p>8.5760896081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60992" calcext:value-type="float">
            <text:p>0.360992</text:p>
          </table:table-cell>
          <table:table-cell table:formula="of:=[15x15x15.A456]+[15x15x15.B456]" office:value-type="float" office:value="0.392544" calcext:value-type="float">
            <text:p>0.392544</text:p>
          </table:table-cell>
          <table:table-cell table:formula="of:=[.D$2]/([.C456]/1000)/1000000" office:value-type="float" office:value="8.59776228906823" calcext:value-type="float">
            <text:p>8.5977622891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8032" calcext:value-type="float">
            <text:p>0.368032</text:p>
          </table:table-cell>
          <table:table-cell table:formula="of:=[15x15x15.A457]+[15x15x15.B457]" office:value-type="float" office:value="0.39968" calcext:value-type="float">
            <text:p>0.39968</text:p>
          </table:table-cell>
          <table:table-cell table:formula="of:=[.D$2]/([.C457]/1000)/1000000" office:value-type="float" office:value="8.44425540432346" calcext:value-type="float">
            <text:p>8.4442554043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168" calcext:value-type="float">
            <text:p>0.35168</text:p>
          </table:table-cell>
          <table:table-cell table:formula="of:=[15x15x15.A458]+[15x15x15.B458]" office:value-type="float" office:value="0.383168" calcext:value-type="float">
            <text:p>0.383168</text:p>
          </table:table-cell>
          <table:table-cell table:formula="of:=[.D$2]/([.C458]/1000)/1000000" office:value-type="float" office:value="8.8081468181059" calcext:value-type="float">
            <text:p>8.8081468181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3152" calcext:value-type="float">
            <text:p>0.353152</text:p>
          </table:table-cell>
          <table:table-cell table:formula="of:=[15x15x15.A459]+[15x15x15.B459]" office:value-type="float" office:value="0.385056" calcext:value-type="float">
            <text:p>0.385056</text:p>
          </table:table-cell>
          <table:table-cell table:formula="of:=[.D$2]/([.C459]/1000)/1000000" office:value-type="float" office:value="8.7649588631264" calcext:value-type="float">
            <text:p>8.7649588631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504" calcext:value-type="float">
            <text:p>0.35504</text:p>
          </table:table-cell>
          <table:table-cell table:formula="of:=[15x15x15.A460]+[15x15x15.B460]" office:value-type="float" office:value="0.386912" calcext:value-type="float">
            <text:p>0.386912</text:p>
          </table:table-cell>
          <table:table-cell table:formula="of:=[.D$2]/([.C460]/1000)/1000000" office:value-type="float" office:value="8.72291373749069" calcext:value-type="float">
            <text:p>8.722913737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2464" calcext:value-type="float">
            <text:p>0.362464</text:p>
          </table:table-cell>
          <table:table-cell table:formula="of:=[15x15x15.A461]+[15x15x15.B461]" office:value-type="float" office:value="0.394464" calcext:value-type="float">
            <text:p>0.394464</text:p>
          </table:table-cell>
          <table:table-cell table:formula="of:=[.D$2]/([.C461]/1000)/1000000" office:value-type="float" office:value="8.5559138476515" calcext:value-type="float">
            <text:p>8.5559138477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54112" calcext:value-type="float">
            <text:p>0.354112</text:p>
          </table:table-cell>
          <table:table-cell table:formula="of:=[15x15x15.A462]+[15x15x15.B462]" office:value-type="float" office:value="0.386144" calcext:value-type="float">
            <text:p>0.386144</text:p>
          </table:table-cell>
          <table:table-cell table:formula="of:=[.D$2]/([.C462]/1000)/1000000" office:value-type="float" office:value="8.74026269992542" calcext:value-type="float">
            <text:p>8.7402626999</text:p>
          </table:table-cell>
        </table:table-row>
        <table:table-row table:style-name="ro1">
          <table:table-cell office:value-type="float" office:value="0.038592" calcext:value-type="float">
            <text:p>0.038592</text:p>
          </table:table-cell>
          <table:table-cell office:value-type="float" office:value="0.35728" calcext:value-type="float">
            <text:p>0.35728</text:p>
          </table:table-cell>
          <table:table-cell table:formula="of:=[15x15x15.A463]+[15x15x15.B463]" office:value-type="float" office:value="0.395872" calcext:value-type="float">
            <text:p>0.395872</text:p>
          </table:table-cell>
          <table:table-cell table:formula="of:=[.D$2]/([.C463]/1000)/1000000" office:value-type="float" office:value="8.525482984399" calcext:value-type="float">
            <text:p>8.5254829844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4784" calcext:value-type="float">
            <text:p>0.354784</text:p>
          </table:table-cell>
          <table:table-cell table:formula="of:=[15x15x15.A464]+[15x15x15.B464]" office:value-type="float" office:value="0.386848" calcext:value-type="float">
            <text:p>0.386848</text:p>
          </table:table-cell>
          <table:table-cell table:formula="of:=[.D$2]/([.C464]/1000)/1000000" office:value-type="float" office:value="8.72435685333775" calcext:value-type="float">
            <text:p>8.7243568533</text:p>
          </table:table-cell>
        </table:table-row>
        <table:table-row table:style-name="ro1">
          <table:table-cell office:value-type="float" office:value="0.032352" calcext:value-type="float">
            <text:p>0.032352</text:p>
          </table:table-cell>
          <table:table-cell office:value-type="float" office:value="0.357152" calcext:value-type="float">
            <text:p>0.357152</text:p>
          </table:table-cell>
          <table:table-cell table:formula="of:=[15x15x15.A465]+[15x15x15.B465]" office:value-type="float" office:value="0.389504" calcext:value-type="float">
            <text:p>0.389504</text:p>
          </table:table-cell>
          <table:table-cell table:formula="of:=[.D$2]/([.C465]/1000)/1000000" office:value-type="float" office:value="8.66486608609925" calcext:value-type="float">
            <text:p>8.6648660861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288" calcext:value-type="float">
            <text:p>0.36288</text:p>
          </table:table-cell>
          <table:table-cell table:formula="of:=[15x15x15.A466]+[15x15x15.B466]" office:value-type="float" office:value="0.39472" calcext:value-type="float">
            <text:p>0.39472</text:p>
          </table:table-cell>
          <table:table-cell table:formula="of:=[.D$2]/([.C466]/1000)/1000000" office:value-type="float" office:value="8.55036481556547" calcext:value-type="float">
            <text:p>8.5503648156</text:p>
          </table:table-cell>
        </table:table-row>
        <table:table-row table:style-name="ro1">
          <table:table-cell office:value-type="float" office:value="0.032576" calcext:value-type="float">
            <text:p>0.032576</text:p>
          </table:table-cell>
          <table:table-cell office:value-type="float" office:value="0.357184" calcext:value-type="float">
            <text:p>0.357184</text:p>
          </table:table-cell>
          <table:table-cell table:formula="of:=[15x15x15.A467]+[15x15x15.B467]" office:value-type="float" office:value="0.38976" calcext:value-type="float">
            <text:p>0.38976</text:p>
          </table:table-cell>
          <table:table-cell table:formula="of:=[.D$2]/([.C467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9008" calcext:value-type="float">
            <text:p>0.359008</text:p>
          </table:table-cell>
          <table:table-cell table:formula="of:=[15x15x15.A468]+[15x15x15.B468]" office:value-type="float" office:value="0.390624" calcext:value-type="float">
            <text:p>0.390624</text:p>
          </table:table-cell>
          <table:table-cell table:formula="of:=[.D$2]/([.C468]/1000)/1000000" office:value-type="float" office:value="8.64002211845662" calcext:value-type="float">
            <text:p>8.6400221185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6128" calcext:value-type="float">
            <text:p>0.356128</text:p>
          </table:table-cell>
          <table:table-cell table:formula="of:=[15x15x15.A469]+[15x15x15.B469]" office:value-type="float" office:value="0.391136" calcext:value-type="float">
            <text:p>0.391136</text:p>
          </table:table-cell>
          <table:table-cell table:formula="of:=[.D$2]/([.C469]/1000)/1000000" office:value-type="float" office:value="8.62871226376503" calcext:value-type="float">
            <text:p>8.6287122638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7952" calcext:value-type="float">
            <text:p>0.357952</text:p>
          </table:table-cell>
          <table:table-cell table:formula="of:=[15x15x15.A470]+[15x15x15.B470]" office:value-type="float" office:value="0.389536" calcext:value-type="float">
            <text:p>0.389536</text:p>
          </table:table-cell>
          <table:table-cell table:formula="of:=[.D$2]/([.C470]/1000)/1000000" office:value-type="float" office:value="8.6641542758564" calcext:value-type="float">
            <text:p>8.6641542759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5344" calcext:value-type="float">
            <text:p>0.35344</text:p>
          </table:table-cell>
          <table:table-cell table:formula="of:=[15x15x15.A471]+[15x15x15.B471]" office:value-type="float" office:value="0.385696" calcext:value-type="float">
            <text:p>0.385696</text:p>
          </table:table-cell>
          <table:table-cell table:formula="of:=[.D$2]/([.C471]/1000)/1000000" office:value-type="float" office:value="8.75041483448104" calcext:value-type="float">
            <text:p>8.7504148345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616" calcext:value-type="float">
            <text:p>0.35616</text:p>
          </table:table-cell>
          <table:table-cell table:formula="of:=[15x15x15.A472]+[15x15x15.B472]" office:value-type="float" office:value="0.387968" calcext:value-type="float">
            <text:p>0.387968</text:p>
          </table:table-cell>
          <table:table-cell table:formula="of:=[.D$2]/([.C472]/1000)/1000000" office:value-type="float" office:value="8.6991710656549" calcext:value-type="float">
            <text:p>8.6991710657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71552" calcext:value-type="float">
            <text:p>0.371552</text:p>
          </table:table-cell>
          <table:table-cell table:formula="of:=[15x15x15.A473]+[15x15x15.B473]" office:value-type="float" office:value="0.403616" calcext:value-type="float">
            <text:p>0.403616</text:p>
          </table:table-cell>
          <table:table-cell table:formula="of:=[.D$2]/([.C473]/1000)/1000000" office:value-type="float" office:value="8.3619083485293" calcext:value-type="float">
            <text:p>8.3619083485</text:p>
          </table:table-cell>
        </table:table-row>
        <table:table-row table:style-name="ro1">
          <table:table-cell office:value-type="float" office:value="0.036928" calcext:value-type="float">
            <text:p>0.036928</text:p>
          </table:table-cell>
          <table:table-cell office:value-type="float" office:value="0.360896" calcext:value-type="float">
            <text:p>0.360896</text:p>
          </table:table-cell>
          <table:table-cell table:formula="of:=[15x15x15.A474]+[15x15x15.B474]" office:value-type="float" office:value="0.397824" calcext:value-type="float">
            <text:p>0.397824</text:p>
          </table:table-cell>
          <table:table-cell table:formula="of:=[.D$2]/([.C474]/1000)/1000000" office:value-type="float" office:value="8.48365106177606" calcext:value-type="float">
            <text:p>8.4836510618</text:p>
          </table:table-cell>
        </table:table-row>
        <table:table-row table:style-name="ro1">
          <table:table-cell office:value-type="float" office:value="0.032672" calcext:value-type="float">
            <text:p>0.032672</text:p>
          </table:table-cell>
          <table:table-cell office:value-type="float" office:value="0.36944" calcext:value-type="float">
            <text:p>0.36944</text:p>
          </table:table-cell>
          <table:table-cell table:formula="of:=[15x15x15.A475]+[15x15x15.B475]" office:value-type="float" office:value="0.402112" calcext:value-type="float">
            <text:p>0.402112</text:p>
          </table:table-cell>
          <table:table-cell table:formula="of:=[.D$2]/([.C475]/1000)/1000000" office:value-type="float" office:value="8.39318398854051" calcext:value-type="float">
            <text:p>8.3931839885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904" calcext:value-type="float">
            <text:p>0.35904</text:p>
          </table:table-cell>
          <table:table-cell table:formula="of:=[15x15x15.A476]+[15x15x15.B476]" office:value-type="float" office:value="0.390752" calcext:value-type="float">
            <text:p>0.390752</text:p>
          </table:table-cell>
          <table:table-cell table:formula="of:=[.D$2]/([.C476]/1000)/1000000" office:value-type="float" office:value="8.63719187617722" calcext:value-type="float">
            <text:p>8.6371918762</text:p>
          </table:table-cell>
        </table:table-row>
        <table:table-row table:style-name="ro1">
          <table:table-cell office:value-type="float" office:value="0.031296" calcext:value-type="float">
            <text:p>0.031296</text:p>
          </table:table-cell>
          <table:table-cell office:value-type="float" office:value="0.35968" calcext:value-type="float">
            <text:p>0.35968</text:p>
          </table:table-cell>
          <table:table-cell table:formula="of:=[15x15x15.A477]+[15x15x15.B477]" office:value-type="float" office:value="0.390976" calcext:value-type="float">
            <text:p>0.390976</text:p>
          </table:table-cell>
          <table:table-cell table:formula="of:=[.D$2]/([.C477]/1000)/1000000" office:value-type="float" office:value="8.63224341136029" calcext:value-type="float">
            <text:p>8.6322434114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1088" calcext:value-type="float">
            <text:p>0.361088</text:p>
          </table:table-cell>
          <table:table-cell table:formula="of:=[15x15x15.A478]+[15x15x15.B478]" office:value-type="float" office:value="0.392896" calcext:value-type="float">
            <text:p>0.392896</text:p>
          </table:table-cell>
          <table:table-cell table:formula="of:=[.D$2]/([.C478]/1000)/1000000" office:value-type="float" office:value="8.59005945593745" calcext:value-type="float">
            <text:p>8.5900594559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68" calcext:value-type="float">
            <text:p>0.3568</text:p>
          </table:table-cell>
          <table:table-cell table:formula="of:=[15x15x15.A479]+[15x15x15.B479]" office:value-type="float" office:value="0.388864" calcext:value-type="float">
            <text:p>0.388864</text:p>
          </table:table-cell>
          <table:table-cell table:formula="of:=[.D$2]/([.C479]/1000)/1000000" office:value-type="float" office:value="8.67912689269256" calcext:value-type="float">
            <text:p>8.6791268927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4528" calcext:value-type="float">
            <text:p>0.354528</text:p>
          </table:table-cell>
          <table:table-cell table:formula="of:=[15x15x15.A480]+[15x15x15.B480]" office:value-type="float" office:value="0.386688" calcext:value-type="float">
            <text:p>0.386688</text:p>
          </table:table-cell>
          <table:table-cell table:formula="of:=[.D$2]/([.C480]/1000)/1000000" office:value-type="float" office:value="8.72796673286991" calcext:value-type="float">
            <text:p>8.7279667329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4704" calcext:value-type="float">
            <text:p>0.364704</text:p>
          </table:table-cell>
          <table:table-cell table:formula="of:=[15x15x15.A481]+[15x15x15.B481]" office:value-type="float" office:value="0.396736" calcext:value-type="float">
            <text:p>0.396736</text:p>
          </table:table-cell>
          <table:table-cell table:formula="of:=[.D$2]/([.C481]/1000)/1000000" office:value-type="float" office:value="8.50691643813518" calcext:value-type="float">
            <text:p>8.5069164381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7744" calcext:value-type="float">
            <text:p>0.367744</text:p>
          </table:table-cell>
          <table:table-cell table:formula="of:=[15x15x15.A482]+[15x15x15.B482]" office:value-type="float" office:value="0.399424" calcext:value-type="float">
            <text:p>0.399424</text:p>
          </table:table-cell>
          <table:table-cell table:formula="of:=[.D$2]/([.C482]/1000)/1000000" office:value-type="float" office:value="8.44966752123057" calcext:value-type="float">
            <text:p>8.4496675212</text:p>
          </table:table-cell>
        </table:table-row>
        <table:table-row table:style-name="ro1">
          <table:table-cell office:value-type="float" office:value="0.032352" calcext:value-type="float">
            <text:p>0.032352</text:p>
          </table:table-cell>
          <table:table-cell office:value-type="float" office:value="0.360096" calcext:value-type="float">
            <text:p>0.360096</text:p>
          </table:table-cell>
          <table:table-cell table:formula="of:=[15x15x15.A483]+[15x15x15.B483]" office:value-type="float" office:value="0.392448" calcext:value-type="float">
            <text:p>0.392448</text:p>
          </table:table-cell>
          <table:table-cell table:formula="of:=[.D$2]/([.C483]/1000)/1000000" office:value-type="float" office:value="8.59986545988259" calcext:value-type="float">
            <text:p>8.5998654599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8384" calcext:value-type="float">
            <text:p>0.368384</text:p>
          </table:table-cell>
          <table:table-cell table:formula="of:=[15x15x15.A484]+[15x15x15.B484]" office:value-type="float" office:value="0.40016" calcext:value-type="float">
            <text:p>0.40016</text:p>
          </table:table-cell>
          <table:table-cell table:formula="of:=[.D$2]/([.C484]/1000)/1000000" office:value-type="float" office:value="8.43412634946022" calcext:value-type="float">
            <text:p>8.4341263495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62656" calcext:value-type="float">
            <text:p>0.362656</text:p>
          </table:table-cell>
          <table:table-cell table:formula="of:=[15x15x15.A485]+[15x15x15.B485]" office:value-type="float" office:value="0.394912" calcext:value-type="float">
            <text:p>0.394912</text:p>
          </table:table-cell>
          <table:table-cell table:formula="of:=[.D$2]/([.C485]/1000)/1000000" office:value-type="float" office:value="8.54620776274208" calcext:value-type="float">
            <text:p>8.5462077627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1616" calcext:value-type="float">
            <text:p>0.371616</text:p>
          </table:table-cell>
          <table:table-cell table:formula="of:=[15x15x15.A486]+[15x15x15.B486]" office:value-type="float" office:value="0.403552" calcext:value-type="float">
            <text:p>0.403552</text:p>
          </table:table-cell>
          <table:table-cell table:formula="of:=[.D$2]/([.C486]/1000)/1000000" office:value-type="float" office:value="8.36323447783681" calcext:value-type="float">
            <text:p>8.3632344778</text:p>
          </table:table-cell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62176" calcext:value-type="float">
            <text:p>0.362176</text:p>
          </table:table-cell>
          <table:table-cell table:formula="of:=[15x15x15.A487]+[15x15x15.B487]" office:value-type="float" office:value="0.393696" calcext:value-type="float">
            <text:p>0.393696</text:p>
          </table:table-cell>
          <table:table-cell table:formula="of:=[.D$2]/([.C487]/1000)/1000000" office:value-type="float" office:value="8.57260424286759" calcext:value-type="float">
            <text:p>8.5726042429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9472" calcext:value-type="float">
            <text:p>0.369472</text:p>
          </table:table-cell>
          <table:table-cell table:formula="of:=[15x15x15.A488]+[15x15x15.B488]" office:value-type="float" office:value="0.401216" calcext:value-type="float">
            <text:p>0.401216</text:p>
          </table:table-cell>
          <table:table-cell table:formula="of:=[.D$2]/([.C488]/1000)/1000000" office:value-type="float" office:value="8.4119277396714" calcext:value-type="float">
            <text:p>8.4119277397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376" calcext:value-type="float">
            <text:p>0.35376</text:p>
          </table:table-cell>
          <table:table-cell table:formula="of:=[15x15x15.A489]+[15x15x15.B489]" office:value-type="float" office:value="0.385696" calcext:value-type="float">
            <text:p>0.385696</text:p>
          </table:table-cell>
          <table:table-cell table:formula="of:=[.D$2]/([.C489]/1000)/1000000" office:value-type="float" office:value="8.75041483448104" calcext:value-type="float">
            <text:p>8.7504148345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4976" calcext:value-type="float">
            <text:p>0.34976</text:p>
          </table:table-cell>
          <table:table-cell table:formula="of:=[15x15x15.A490]+[15x15x15.B490]" office:value-type="float" office:value="0.381984" calcext:value-type="float">
            <text:p>0.381984</text:p>
          </table:table-cell>
          <table:table-cell table:formula="of:=[.D$2]/([.C490]/1000)/1000000" office:value-type="float" office:value="8.83544860517718" calcext:value-type="float">
            <text:p>8.8354486052</text:p>
          </table:table-cell>
        </table:table-row>
        <table:table-row table:style-name="ro1">
          <table:table-cell office:value-type="float" office:value="0.039072" calcext:value-type="float">
            <text:p>0.039072</text:p>
          </table:table-cell>
          <table:table-cell office:value-type="float" office:value="0.349824" calcext:value-type="float">
            <text:p>0.349824</text:p>
          </table:table-cell>
          <table:table-cell table:formula="of:=[15x15x15.A491]+[15x15x15.B491]" office:value-type="float" office:value="0.388896" calcext:value-type="float">
            <text:p>0.388896</text:p>
          </table:table-cell>
          <table:table-cell table:formula="of:=[.D$2]/([.C491]/1000)/1000000" office:value-type="float" office:value="8.67841273759566" calcext:value-type="float">
            <text:p>8.6784127376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78368" calcext:value-type="float">
            <text:p>0.378368</text:p>
          </table:table-cell>
          <table:table-cell table:formula="of:=[15x15x15.A492]+[15x15x15.B492]" office:value-type="float" office:value="0.410592" calcext:value-type="float">
            <text:p>0.410592</text:p>
          </table:table-cell>
          <table:table-cell table:formula="of:=[.D$2]/([.C492]/1000)/1000000" office:value-type="float" office:value="8.21983867196633" calcext:value-type="float">
            <text:p>8.219838672</text:p>
          </table:table-cell>
        </table:table-row>
        <table:table-row table:style-name="ro1">
          <table:table-cell office:value-type="float" office:value="0.032544" calcext:value-type="float">
            <text:p>0.032544</text:p>
          </table:table-cell>
          <table:table-cell office:value-type="float" office:value="0.360352" calcext:value-type="float">
            <text:p>0.360352</text:p>
          </table:table-cell>
          <table:table-cell table:formula="of:=[15x15x15.A493]+[15x15x15.B493]" office:value-type="float" office:value="0.392896" calcext:value-type="float">
            <text:p>0.392896</text:p>
          </table:table-cell>
          <table:table-cell table:formula="of:=[.D$2]/([.C493]/1000)/1000000" office:value-type="float" office:value="8.59005945593745" calcext:value-type="float">
            <text:p>8.5900594559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432" calcext:value-type="float">
            <text:p>0.36432</text:p>
          </table:table-cell>
          <table:table-cell table:formula="of:=[15x15x15.A494]+[15x15x15.B494]" office:value-type="float" office:value="0.395808" calcext:value-type="float">
            <text:p>0.395808</text:p>
          </table:table-cell>
          <table:table-cell table:formula="of:=[.D$2]/([.C494]/1000)/1000000" office:value-type="float" office:value="8.52686150861023" calcext:value-type="float">
            <text:p>8.5268615086</text:p>
          </table:table-cell>
        </table:table-row>
        <table:table-row table:style-name="ro1">
          <table:table-cell office:value-type="float" office:value="0.037312" calcext:value-type="float">
            <text:p>0.037312</text:p>
          </table:table-cell>
          <table:table-cell office:value-type="float" office:value="0.362016" calcext:value-type="float">
            <text:p>0.362016</text:p>
          </table:table-cell>
          <table:table-cell table:formula="of:=[15x15x15.A495]+[15x15x15.B495]" office:value-type="float" office:value="0.399328" calcext:value-type="float">
            <text:p>0.399328</text:p>
          </table:table-cell>
          <table:table-cell table:formula="of:=[.D$2]/([.C495]/1000)/1000000" office:value-type="float" office:value="8.45169885407485" calcext:value-type="float">
            <text:p>8.4516988541</text:p>
          </table:table-cell>
        </table:table-row>
        <table:table-row table:style-name="ro1">
          <table:table-cell office:value-type="float" office:value="0.036576" calcext:value-type="float">
            <text:p>0.036576</text:p>
          </table:table-cell>
          <table:table-cell office:value-type="float" office:value="0.363776" calcext:value-type="float">
            <text:p>0.363776</text:p>
          </table:table-cell>
          <table:table-cell table:formula="of:=[15x15x15.A496]+[15x15x15.B496]" office:value-type="float" office:value="0.400352" calcext:value-type="float">
            <text:p>0.400352</text:p>
          </table:table-cell>
          <table:table-cell table:formula="of:=[.D$2]/([.C496]/1000)/1000000" office:value-type="float" office:value="8.43008152825514" calcext:value-type="float">
            <text:p>8.4300815283</text:p>
          </table:table-cell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5888" calcext:value-type="float">
            <text:p>0.365888</text:p>
          </table:table-cell>
          <table:table-cell table:formula="of:=[15x15x15.A497]+[15x15x15.B497]" office:value-type="float" office:value="0.397344" calcext:value-type="float">
            <text:p>0.397344</text:p>
          </table:table-cell>
          <table:table-cell table:formula="of:=[.D$2]/([.C497]/1000)/1000000" office:value-type="float" office:value="8.49389949263107" calcext:value-type="float">
            <text:p>8.4938994926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0112" calcext:value-type="float">
            <text:p>0.350112</text:p>
          </table:table-cell>
          <table:table-cell table:formula="of:=[15x15x15.A498]+[15x15x15.B498]" office:value-type="float" office:value="0.381952" calcext:value-type="float">
            <text:p>0.381952</text:p>
          </table:table-cell>
          <table:table-cell table:formula="of:=[.D$2]/([.C498]/1000)/1000000" office:value-type="float" office:value="8.83618884048257" calcext:value-type="float">
            <text:p>8.8361888405</text:p>
          </table:table-cell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54304" calcext:value-type="float">
            <text:p>0.354304</text:p>
          </table:table-cell>
          <table:table-cell table:formula="of:=[15x15x15.A499]+[15x15x15.B499]" office:value-type="float" office:value="0.385824" calcext:value-type="float">
            <text:p>0.385824</text:p>
          </table:table-cell>
          <table:table-cell table:formula="of:=[.D$2]/([.C499]/1000)/1000000" office:value-type="float" office:value="8.74751181886041" calcext:value-type="float">
            <text:p>8.7475118189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1664" calcext:value-type="float">
            <text:p>0.361664</text:p>
          </table:table-cell>
          <table:table-cell table:formula="of:=[15x15x15.A500]+[15x15x15.B500]" office:value-type="float" office:value="0.39344" calcext:value-type="float">
            <text:p>0.39344</text:p>
          </table:table-cell>
          <table:table-cell table:formula="of:=[.D$2]/([.C500]/1000)/1000000" office:value-type="float" office:value="8.57818218788125" calcext:value-type="float">
            <text:p>8.5781821879</text:p>
          </table:table-cell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5424" calcext:value-type="float">
            <text:p>0.35424</text:p>
          </table:table-cell>
          <table:table-cell table:formula="of:=[15x15x15.A501]+[15x15x15.B501]" office:value-type="float" office:value="0.386368" calcext:value-type="float">
            <text:p>0.386368</text:p>
          </table:table-cell>
          <table:table-cell table:formula="of:=[.D$2]/([.C501]/1000)/1000000" office:value-type="float" office:value="8.73519546132185" calcext:value-type="float">
            <text:p>8.7351954613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60416" calcext:value-type="float">
            <text:p>0.360416</text:p>
          </table:table-cell>
          <table:table-cell table:formula="of:=[15x15x15.A502]+[15x15x15.B502]" office:value-type="float" office:value="0.3928" calcext:value-type="float">
            <text:p>0.3928</text:p>
          </table:table-cell>
          <table:table-cell table:formula="of:=[.D$2]/([.C502]/1000)/1000000" office:value-type="float" office:value="8.59215885947047" calcext:value-type="float">
            <text:p>8.5921588595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296" calcext:value-type="float">
            <text:p>0.35296</text:p>
          </table:table-cell>
          <table:table-cell table:formula="of:=[15x15x15.A503]+[15x15x15.B503]" office:value-type="float" office:value="0.38464" calcext:value-type="float">
            <text:p>0.38464</text:p>
          </table:table-cell>
          <table:table-cell table:formula="of:=[.D$2]/([.C503]/1000)/1000000" office:value-type="float" office:value="8.7744384359401" calcext:value-type="float">
            <text:p>8.7744384359</text:p>
          </table:table-cell>
        </table:table-row>
        <table:table-row table:style-name="ro1">
          <table:table-cell office:value-type="float" office:value="0.032896" calcext:value-type="float">
            <text:p>0.032896</text:p>
          </table:table-cell>
          <table:table-cell office:value-type="float" office:value="0.363648" calcext:value-type="float">
            <text:p>0.363648</text:p>
          </table:table-cell>
          <table:table-cell table:formula="of:=[15x15x15.A504]+[15x15x15.B504]" office:value-type="float" office:value="0.396544" calcext:value-type="float">
            <text:p>0.396544</text:p>
          </table:table-cell>
          <table:table-cell table:formula="of:=[.D$2]/([.C504]/1000)/1000000" office:value-type="float" office:value="8.51103534538412" calcext:value-type="float">
            <text:p>8.5110353454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6112" calcext:value-type="float">
            <text:p>0.366112</text:p>
          </table:table-cell>
          <table:table-cell table:formula="of:=[15x15x15.A505]+[15x15x15.B505]" office:value-type="float" office:value="0.397824" calcext:value-type="float">
            <text:p>0.397824</text:p>
          </table:table-cell>
          <table:table-cell table:formula="of:=[.D$2]/([.C505]/1000)/1000000" office:value-type="float" office:value="8.48365106177606" calcext:value-type="float">
            <text:p>8.4836510618</text:p>
          </table:table-cell>
        </table:table-row>
        <table:table-row table:style-name="ro1">
          <table:table-cell office:value-type="float" office:value="0.032576" calcext:value-type="float">
            <text:p>0.032576</text:p>
          </table:table-cell>
          <table:table-cell office:value-type="float" office:value="0.366464" calcext:value-type="float">
            <text:p>0.366464</text:p>
          </table:table-cell>
          <table:table-cell table:formula="of:=[15x15x15.A506]+[15x15x15.B506]" office:value-type="float" office:value="0.39904" calcext:value-type="float">
            <text:p>0.39904</text:p>
          </table:table-cell>
          <table:table-cell table:formula="of:=[.D$2]/([.C506]/1000)/1000000" office:value-type="float" office:value="8.45779871692061" calcext:value-type="float">
            <text:p>8.4577987169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7984" calcext:value-type="float">
            <text:p>0.357984</text:p>
          </table:table-cell>
          <table:table-cell table:formula="of:=[15x15x15.A507]+[15x15x15.B507]" office:value-type="float" office:value="0.389376" calcext:value-type="float">
            <text:p>0.389376</text:p>
          </table:table-cell>
          <table:table-cell table:formula="of:=[.D$2]/([.C507]/1000)/1000000" office:value-type="float" office:value="8.66771449704142" calcext:value-type="float">
            <text:p>8.667714497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9184" calcext:value-type="float">
            <text:p>0.369184</text:p>
          </table:table-cell>
          <table:table-cell table:formula="of:=[15x15x15.A508]+[15x15x15.B508]" office:value-type="float" office:value="0.401248" calcext:value-type="float">
            <text:p>0.401248</text:p>
          </table:table-cell>
          <table:table-cell table:formula="of:=[.D$2]/([.C508]/1000)/1000000" office:value-type="float" office:value="8.41125687853896" calcext:value-type="float">
            <text:p>8.4112568785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8304" calcext:value-type="float">
            <text:p>0.358304</text:p>
          </table:table-cell>
          <table:table-cell table:formula="of:=[15x15x15.A509]+[15x15x15.B509]" office:value-type="float" office:value="0.390208" calcext:value-type="float">
            <text:p>0.390208</text:p>
          </table:table-cell>
          <table:table-cell table:formula="of:=[.D$2]/([.C509]/1000)/1000000" office:value-type="float" office:value="8.64923322945711" calcext:value-type="float">
            <text:p>8.6492332295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4544" calcext:value-type="float">
            <text:p>0.364544</text:p>
          </table:table-cell>
          <table:table-cell table:formula="of:=[15x15x15.A510]+[15x15x15.B510]" office:value-type="float" office:value="0.396512" calcext:value-type="float">
            <text:p>0.396512</text:p>
          </table:table-cell>
          <table:table-cell table:formula="of:=[.D$2]/([.C510]/1000)/1000000" office:value-type="float" office:value="8.51172221773868" calcext:value-type="float">
            <text:p>8.5117222177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7888" calcext:value-type="float">
            <text:p>0.357888</text:p>
          </table:table-cell>
          <table:table-cell table:formula="of:=[15x15x15.A511]+[15x15x15.B511]" office:value-type="float" office:value="0.389792" calcext:value-type="float">
            <text:p>0.389792</text:p>
          </table:table-cell>
          <table:table-cell table:formula="of:=[.D$2]/([.C511]/1000)/1000000" office:value-type="float" office:value="8.65846400131352" calcext:value-type="float">
            <text:p>8.6584640013</text:p>
          </table:table-cell>
        </table:table-row>
        <table:table-row table:style-name="ro1">
          <table:table-cell office:value-type="float" office:value="0.033056" calcext:value-type="float">
            <text:p>0.033056</text:p>
          </table:table-cell>
          <table:table-cell office:value-type="float" office:value="0.3712" calcext:value-type="float">
            <text:p>0.3712</text:p>
          </table:table-cell>
          <table:table-cell table:formula="of:=[15x15x15.A512]+[15x15x15.B512]" office:value-type="float" office:value="0.404256" calcext:value-type="float">
            <text:p>0.404256</text:p>
          </table:table-cell>
          <table:table-cell table:formula="of:=[.D$2]/([.C512]/1000)/1000000" office:value-type="float" office:value="8.34867014960817" calcext:value-type="float">
            <text:p>8.3486701496</text:p>
          </table:table-cell>
        </table:table-row>
        <table:table-row table:style-name="ro1">
          <table:table-cell office:value-type="float" office:value="0.03136" calcext:value-type="float">
            <text:p>0.03136</text:p>
          </table:table-cell>
          <table:table-cell office:value-type="float" office:value="0.36432" calcext:value-type="float">
            <text:p>0.36432</text:p>
          </table:table-cell>
          <table:table-cell table:formula="of:=[15x15x15.A513]+[15x15x15.B513]" office:value-type="float" office:value="0.39568" calcext:value-type="float">
            <text:p>0.39568</text:p>
          </table:table-cell>
          <table:table-cell table:formula="of:=[.D$2]/([.C513]/1000)/1000000" office:value-type="float" office:value="8.52961989486454" calcext:value-type="float">
            <text:p>8.5296198949</text:p>
          </table:table-cell>
        </table:table-row>
        <table:table-row table:style-name="ro1">
          <table:table-cell office:value-type="float" office:value="0.038656" calcext:value-type="float">
            <text:p>0.038656</text:p>
          </table:table-cell>
          <table:table-cell office:value-type="float" office:value="0.36064" calcext:value-type="float">
            <text:p>0.36064</text:p>
          </table:table-cell>
          <table:table-cell table:formula="of:=[15x15x15.A514]+[15x15x15.B514]" office:value-type="float" office:value="0.399296" calcext:value-type="float">
            <text:p>0.399296</text:p>
          </table:table-cell>
          <table:table-cell table:formula="of:=[.D$2]/([.C514]/1000)/1000000" office:value-type="float" office:value="8.45237618208046" calcext:value-type="float">
            <text:p>8.4523761821</text:p>
          </table:table-cell>
        </table:table-row>
        <table:table-row table:style-name="ro1">
          <table:table-cell office:value-type="float" office:value="0.031168" calcext:value-type="float">
            <text:p>0.031168</text:p>
          </table:table-cell>
          <table:table-cell office:value-type="float" office:value="0.35376" calcext:value-type="float">
            <text:p>0.35376</text:p>
          </table:table-cell>
          <table:table-cell table:formula="of:=[15x15x15.A515]+[15x15x15.B515]" office:value-type="float" office:value="0.384928" calcext:value-type="float">
            <text:p>0.384928</text:p>
          </table:table-cell>
          <table:table-cell table:formula="of:=[.D$2]/([.C515]/1000)/1000000" office:value-type="float" office:value="8.7678734724416" calcext:value-type="float">
            <text:p>8.7678734724</text:p>
          </table:table-cell>
        </table:table-row>
        <table:table-row table:style-name="ro1">
          <table:table-cell office:value-type="float" office:value="0.032192" calcext:value-type="float">
            <text:p>0.032192</text:p>
          </table:table-cell>
          <table:table-cell office:value-type="float" office:value="0.353504" calcext:value-type="float">
            <text:p>0.353504</text:p>
          </table:table-cell>
          <table:table-cell table:formula="of:=[15x15x15.A516]+[15x15x15.B516]" office:value-type="float" office:value="0.385696" calcext:value-type="float">
            <text:p>0.385696</text:p>
          </table:table-cell>
          <table:table-cell table:formula="of:=[.D$2]/([.C516]/1000)/1000000" office:value-type="float" office:value="8.75041483448104" calcext:value-type="float">
            <text:p>8.7504148345</text:p>
          </table:table-cell>
        </table:table-row>
        <table:table-row table:style-name="ro1">
          <table:table-cell office:value-type="float" office:value="0.032512" calcext:value-type="float">
            <text:p>0.032512</text:p>
          </table:table-cell>
          <table:table-cell office:value-type="float" office:value="0.36" calcext:value-type="float">
            <text:p>0.36</text:p>
          </table:table-cell>
          <table:table-cell table:formula="of:=[15x15x15.A517]+[15x15x15.B517]" office:value-type="float" office:value="0.392512" calcext:value-type="float">
            <text:p>0.392512</text:p>
          </table:table-cell>
          <table:table-cell table:formula="of:=[.D$2]/([.C517]/1000)/1000000" office:value-type="float" office:value="8.59846323169738" calcext:value-type="float">
            <text:p>8.5984632317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6016" calcext:value-type="float">
            <text:p>0.36016</text:p>
          </table:table-cell>
          <table:table-cell table:formula="of:=[15x15x15.A518]+[15x15x15.B518]" office:value-type="float" office:value="0.392128" calcext:value-type="float">
            <text:p>0.392128</text:p>
          </table:table-cell>
          <table:table-cell table:formula="of:=[.D$2]/([.C518]/1000)/1000000" office:value-type="float" office:value="8.60688346662314" calcext:value-type="float">
            <text:p>8.6068834666</text:p>
          </table:table-cell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62304" calcext:value-type="float">
            <text:p>0.362304</text:p>
          </table:table-cell>
          <table:table-cell table:formula="of:=[15x15x15.A519]+[15x15x15.B519]" office:value-type="float" office:value="0.394592" calcext:value-type="float">
            <text:p>0.394592</text:p>
          </table:table-cell>
          <table:table-cell table:formula="of:=[.D$2]/([.C519]/1000)/1000000" office:value-type="float" office:value="8.55313843159517" calcext:value-type="float">
            <text:p>8.5531384316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9424" calcext:value-type="float">
            <text:p>0.359424</text:p>
          </table:table-cell>
          <table:table-cell table:formula="of:=[15x15x15.A520]+[15x15x15.B520]" office:value-type="float" office:value="0.3912" calcext:value-type="float">
            <text:p>0.3912</text:p>
          </table:table-cell>
          <table:table-cell table:formula="of:=[.D$2]/([.C520]/1000)/1000000" office:value-type="float" office:value="8.62730061349693" calcext:value-type="float">
            <text:p>8.6273006135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5312" calcext:value-type="float">
            <text:p>0.365312</text:p>
          </table:table-cell>
          <table:table-cell table:formula="of:=[15x15x15.A521]+[15x15x15.B521]" office:value-type="float" office:value="0.397152" calcext:value-type="float">
            <text:p>0.397152</text:p>
          </table:table-cell>
          <table:table-cell table:formula="of:=[.D$2]/([.C521]/1000)/1000000" office:value-type="float" office:value="8.49800580130529" calcext:value-type="float">
            <text:p>8.4980058013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5776" calcext:value-type="float">
            <text:p>0.355776</text:p>
          </table:table-cell>
          <table:table-cell table:formula="of:=[15x15x15.A522]+[15x15x15.B522]" office:value-type="float" office:value="0.38784" calcext:value-type="float">
            <text:p>0.38784</text:p>
          </table:table-cell>
          <table:table-cell table:formula="of:=[.D$2]/([.C522]/1000)/1000000" office:value-type="float" office:value="8.70204207920792" calcext:value-type="float">
            <text:p>8.7020420792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1216" calcext:value-type="float">
            <text:p>0.361216</text:p>
          </table:table-cell>
          <table:table-cell table:formula="of:=[15x15x15.A523]+[15x15x15.B523]" office:value-type="float" office:value="0.392992" calcext:value-type="float">
            <text:p>0.392992</text:p>
          </table:table-cell>
          <table:table-cell table:formula="of:=[.D$2]/([.C523]/1000)/1000000" office:value-type="float" office:value="8.5879610780881" calcext:value-type="float">
            <text:p>8.5879610781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2656" calcext:value-type="float">
            <text:p>0.362656</text:p>
          </table:table-cell>
          <table:table-cell table:formula="of:=[15x15x15.A524]+[15x15x15.B524]" office:value-type="float" office:value="0.394592" calcext:value-type="float">
            <text:p>0.394592</text:p>
          </table:table-cell>
          <table:table-cell table:formula="of:=[.D$2]/([.C524]/1000)/1000000" office:value-type="float" office:value="8.55313843159517" calcext:value-type="float">
            <text:p>8.5531384316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9776" calcext:value-type="float">
            <text:p>0.359776</text:p>
          </table:table-cell>
          <table:table-cell table:formula="of:=[15x15x15.A525]+[15x15x15.B525]" office:value-type="float" office:value="0.391168" calcext:value-type="float">
            <text:p>0.391168</text:p>
          </table:table-cell>
          <table:table-cell table:formula="of:=[.D$2]/([.C525]/1000)/1000000" office:value-type="float" office:value="8.62800638089005" calcext:value-type="float">
            <text:p>8.6280063809</text:p>
          </table:table-cell>
        </table:table-row>
        <table:table-row table:style-name="ro1">
          <table:table-cell office:value-type="float" office:value="0.032352" calcext:value-type="float">
            <text:p>0.032352</text:p>
          </table:table-cell>
          <table:table-cell office:value-type="float" office:value="0.354784" calcext:value-type="float">
            <text:p>0.354784</text:p>
          </table:table-cell>
          <table:table-cell table:formula="of:=[15x15x15.A526]+[15x15x15.B526]" office:value-type="float" office:value="0.387136" calcext:value-type="float">
            <text:p>0.387136</text:p>
          </table:table-cell>
          <table:table-cell table:formula="of:=[.D$2]/([.C526]/1000)/1000000" office:value-type="float" office:value="8.71786658951893" calcext:value-type="float">
            <text:p>8.7178665895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4976" calcext:value-type="float">
            <text:p>0.354976</text:p>
          </table:table-cell>
          <table:table-cell table:formula="of:=[15x15x15.A527]+[15x15x15.B527]" office:value-type="float" office:value="0.386912" calcext:value-type="float">
            <text:p>0.386912</text:p>
          </table:table-cell>
          <table:table-cell table:formula="of:=[.D$2]/([.C527]/1000)/1000000" office:value-type="float" office:value="8.72291373749069" calcext:value-type="float">
            <text:p>8.7229137375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92" calcext:value-type="float">
            <text:p>0.3592</text:p>
          </table:table-cell>
          <table:table-cell table:formula="of:=[15x15x15.A528]+[15x15x15.B528]" office:value-type="float" office:value="0.391168" calcext:value-type="float">
            <text:p>0.391168</text:p>
          </table:table-cell>
          <table:table-cell table:formula="of:=[.D$2]/([.C528]/1000)/1000000" office:value-type="float" office:value="8.62800638089005" calcext:value-type="float">
            <text:p>8.6280063809</text:p>
          </table:table-cell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5456" calcext:value-type="float">
            <text:p>0.35456</text:p>
          </table:table-cell>
          <table:table-cell table:formula="of:=[15x15x15.A529]+[15x15x15.B529]" office:value-type="float" office:value="0.386688" calcext:value-type="float">
            <text:p>0.386688</text:p>
          </table:table-cell>
          <table:table-cell table:formula="of:=[.D$2]/([.C529]/1000)/1000000" office:value-type="float" office:value="8.72796673286991" calcext:value-type="float">
            <text:p>8.7279667329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69088" calcext:value-type="float">
            <text:p>0.369088</text:p>
          </table:table-cell>
          <table:table-cell table:formula="of:=[15x15x15.A530]+[15x15x15.B530]" office:value-type="float" office:value="0.400768" calcext:value-type="float">
            <text:p>0.400768</text:p>
          </table:table-cell>
          <table:table-cell table:formula="of:=[.D$2]/([.C530]/1000)/1000000" office:value-type="float" office:value="8.42133104439476" calcext:value-type="float">
            <text:p>8.4213310444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55072" calcext:value-type="float">
            <text:p>0.355072</text:p>
          </table:table-cell>
          <table:table-cell table:formula="of:=[15x15x15.A531]+[15x15x15.B531]" office:value-type="float" office:value="0.387456" calcext:value-type="float">
            <text:p>0.387456</text:p>
          </table:table-cell>
          <table:table-cell table:formula="of:=[.D$2]/([.C531]/1000)/1000000" office:value-type="float" office:value="8.71066650148662" calcext:value-type="float">
            <text:p>8.7106665015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5136" calcext:value-type="float">
            <text:p>0.355136</text:p>
          </table:table-cell>
          <table:table-cell table:formula="of:=[15x15x15.A532]+[15x15x15.B532]" office:value-type="float" office:value="0.38688" calcext:value-type="float">
            <text:p>0.38688</text:p>
          </table:table-cell>
          <table:table-cell table:formula="of:=[.D$2]/([.C532]/1000)/1000000" office:value-type="float" office:value="8.72363523573201" calcext:value-type="float">
            <text:p>8.7236352357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1792" calcext:value-type="float">
            <text:p>0.361792</text:p>
          </table:table-cell>
          <table:table-cell table:formula="of:=[15x15x15.A533]+[15x15x15.B533]" office:value-type="float" office:value="0.3936" calcext:value-type="float">
            <text:p>0.3936</text:p>
          </table:table-cell>
          <table:table-cell table:formula="of:=[.D$2]/([.C533]/1000)/1000000" office:value-type="float" office:value="8.57469512195122" calcext:value-type="float">
            <text:p>8.574695122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5056" calcext:value-type="float">
            <text:p>0.365056</text:p>
          </table:table-cell>
          <table:table-cell table:formula="of:=[15x15x15.A534]+[15x15x15.B534]" office:value-type="float" office:value="0.3968" calcext:value-type="float">
            <text:p>0.3968</text:p>
          </table:table-cell>
          <table:table-cell table:formula="of:=[.D$2]/([.C534]/1000)/1000000" office:value-type="float" office:value="8.50554435483871" calcext:value-type="float">
            <text:p>8.5055443548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68256" calcext:value-type="float">
            <text:p>0.368256</text:p>
          </table:table-cell>
          <table:table-cell table:formula="of:=[15x15x15.A535]+[15x15x15.B535]" office:value-type="float" office:value="0.399968" calcext:value-type="float">
            <text:p>0.399968</text:p>
          </table:table-cell>
          <table:table-cell table:formula="of:=[.D$2]/([.C535]/1000)/1000000" office:value-type="float" office:value="8.43817505400432" calcext:value-type="float">
            <text:p>8.438175054</text:p>
          </table:table-cell>
        </table:table-row>
        <table:table-row table:style-name="ro1">
          <table:table-cell office:value-type="float" office:value="0.037856" calcext:value-type="float">
            <text:p>0.037856</text:p>
          </table:table-cell>
          <table:table-cell office:value-type="float" office:value="0.348" calcext:value-type="float">
            <text:p>0.348</text:p>
          </table:table-cell>
          <table:table-cell table:formula="of:=[15x15x15.A536]+[15x15x15.B536]" office:value-type="float" office:value="0.385856" calcext:value-type="float">
            <text:p>0.385856</text:p>
          </table:table-cell>
          <table:table-cell table:formula="of:=[.D$2]/([.C536]/1000)/1000000" office:value-type="float" office:value="8.74678636589816" calcext:value-type="float">
            <text:p>8.7467863659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5856" calcext:value-type="float">
            <text:p>0.35856</text:p>
          </table:table-cell>
          <table:table-cell table:formula="of:=[15x15x15.A537]+[15x15x15.B537]" office:value-type="float" office:value="0.389952" calcext:value-type="float">
            <text:p>0.389952</text:p>
          </table:table-cell>
          <table:table-cell table:formula="of:=[.D$2]/([.C537]/1000)/1000000" office:value-type="float" office:value="8.65491137370753" calcext:value-type="float">
            <text:p>8.6549113737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7728" calcext:value-type="float">
            <text:p>0.37728</text:p>
          </table:table-cell>
          <table:table-cell table:formula="of:=[15x15x15.A538]+[15x15x15.B538]" office:value-type="float" office:value="0.409376" calcext:value-type="float">
            <text:p>0.409376</text:p>
          </table:table-cell>
          <table:table-cell table:formula="of:=[.D$2]/([.C538]/1000)/1000000" office:value-type="float" office:value="8.24425467052294" calcext:value-type="float">
            <text:p>8.2442546705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0416" calcext:value-type="float">
            <text:p>0.360416</text:p>
          </table:table-cell>
          <table:table-cell table:formula="of:=[15x15x15.A539]+[15x15x15.B539]" office:value-type="float" office:value="0.392064" calcext:value-type="float">
            <text:p>0.392064</text:p>
          </table:table-cell>
          <table:table-cell table:formula="of:=[.D$2]/([.C539]/1000)/1000000" office:value-type="float" office:value="8.60828844270323" calcext:value-type="float">
            <text:p>8.6082884427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9712" calcext:value-type="float">
            <text:p>0.359712</text:p>
          </table:table-cell>
          <table:table-cell table:formula="of:=[15x15x15.A540]+[15x15x15.B540]" office:value-type="float" office:value="0.391264" calcext:value-type="float">
            <text:p>0.391264</text:p>
          </table:table-cell>
          <table:table-cell table:formula="of:=[.D$2]/([.C540]/1000)/1000000" office:value-type="float" office:value="8.62588942504294" calcext:value-type="float">
            <text:p>8.625889425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84" calcext:value-type="float">
            <text:p>0.3584</text:p>
          </table:table-cell>
          <table:table-cell table:formula="of:=[15x15x15.A541]+[15x15x15.B541]" office:value-type="float" office:value="0.390144" calcext:value-type="float">
            <text:p>0.390144</text:p>
          </table:table-cell>
          <table:table-cell table:formula="of:=[.D$2]/([.C541]/1000)/1000000" office:value-type="float" office:value="8.65065206692913" calcext:value-type="float">
            <text:p>8.6506520669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7056" calcext:value-type="float">
            <text:p>0.357056</text:p>
          </table:table-cell>
          <table:table-cell table:formula="of:=[15x15x15.A542]+[15x15x15.B542]" office:value-type="float" office:value="0.38896" calcext:value-type="float">
            <text:p>0.38896</text:p>
          </table:table-cell>
          <table:table-cell table:formula="of:=[.D$2]/([.C542]/1000)/1000000" office:value-type="float" office:value="8.67698477992596" calcext:value-type="float">
            <text:p>8.6769847799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5696" calcext:value-type="float">
            <text:p>0.365696</text:p>
          </table:table-cell>
          <table:table-cell table:formula="of:=[15x15x15.A543]+[15x15x15.B543]" office:value-type="float" office:value="0.39776" calcext:value-type="float">
            <text:p>0.39776</text:p>
          </table:table-cell>
          <table:table-cell table:formula="of:=[.D$2]/([.C543]/1000)/1000000" office:value-type="float" office:value="8.48501609010459" calcext:value-type="float">
            <text:p>8.4850160901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7552" calcext:value-type="float">
            <text:p>0.367552</text:p>
          </table:table-cell>
          <table:table-cell table:formula="of:=[15x15x15.A544]+[15x15x15.B544]" office:value-type="float" office:value="0.399616" calcext:value-type="float">
            <text:p>0.399616</text:p>
          </table:table-cell>
          <table:table-cell table:formula="of:=[.D$2]/([.C544]/1000)/1000000" office:value-type="float" office:value="8.44560778347213" calcext:value-type="float">
            <text:p>8.4456077835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2912" calcext:value-type="float">
            <text:p>0.362912</text:p>
          </table:table-cell>
          <table:table-cell table:formula="of:=[15x15x15.A545]+[15x15x15.B545]" office:value-type="float" office:value="0.3944" calcext:value-type="float">
            <text:p>0.3944</text:p>
          </table:table-cell>
          <table:table-cell table:formula="of:=[.D$2]/([.C545]/1000)/1000000" office:value-type="float" office:value="8.55730223123732" calcext:value-type="float">
            <text:p>8.5573022312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5376" calcext:value-type="float">
            <text:p>0.365376</text:p>
          </table:table-cell>
          <table:table-cell table:formula="of:=[15x15x15.A546]+[15x15x15.B546]" office:value-type="float" office:value="0.39744" calcext:value-type="float">
            <text:p>0.39744</text:p>
          </table:table-cell>
          <table:table-cell table:formula="of:=[.D$2]/([.C546]/1000)/1000000" office:value-type="float" office:value="8.49184782608696" calcext:value-type="float">
            <text:p>8.4918478261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5808" calcext:value-type="float">
            <text:p>0.355808</text:p>
          </table:table-cell>
          <table:table-cell table:formula="of:=[15x15x15.A547]+[15x15x15.B547]" office:value-type="float" office:value="0.387776" calcext:value-type="float">
            <text:p>0.387776</text:p>
          </table:table-cell>
          <table:table-cell table:formula="of:=[.D$2]/([.C547]/1000)/1000000" office:value-type="float" office:value="8.70347829674864" calcext:value-type="float">
            <text:p>8.7034782967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184" calcext:value-type="float">
            <text:p>0.35184</text:p>
          </table:table-cell>
          <table:table-cell table:formula="of:=[15x15x15.A548]+[15x15x15.B548]" office:value-type="float" office:value="0.383744" calcext:value-type="float">
            <text:p>0.383744</text:p>
          </table:table-cell>
          <table:table-cell table:formula="of:=[.D$2]/([.C548]/1000)/1000000" office:value-type="float" office:value="8.7949257838559" calcext:value-type="float">
            <text:p>8.7949257839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8496" calcext:value-type="float">
            <text:p>0.358496</text:p>
          </table:table-cell>
          <table:table-cell table:formula="of:=[15x15x15.A549]+[15x15x15.B549]" office:value-type="float" office:value="0.39008" calcext:value-type="float">
            <text:p>0.39008</text:p>
          </table:table-cell>
          <table:table-cell table:formula="of:=[.D$2]/([.C549]/1000)/1000000" office:value-type="float" office:value="8.65207136997539" calcext:value-type="float">
            <text:p>8.65207137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6576" calcext:value-type="float">
            <text:p>0.356576</text:p>
          </table:table-cell>
          <table:table-cell table:formula="of:=[15x15x15.A550]+[15x15x15.B550]" office:value-type="float" office:value="0.388256" calcext:value-type="float">
            <text:p>0.388256</text:p>
          </table:table-cell>
          <table:table-cell table:formula="of:=[.D$2]/([.C550]/1000)/1000000" office:value-type="float" office:value="8.69271820654414" calcext:value-type="float">
            <text:p>8.6927182065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6016" calcext:value-type="float">
            <text:p>0.36016</text:p>
          </table:table-cell>
          <table:table-cell table:formula="of:=[15x15x15.A551]+[15x15x15.B551]" office:value-type="float" office:value="0.391904" calcext:value-type="float">
            <text:p>0.391904</text:p>
          </table:table-cell>
          <table:table-cell table:formula="of:=[.D$2]/([.C551]/1000)/1000000" office:value-type="float" office:value="8.6118028905038" calcext:value-type="float">
            <text:p>8.6118028905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4976" calcext:value-type="float">
            <text:p>0.354976</text:p>
          </table:table-cell>
          <table:table-cell table:formula="of:=[15x15x15.A552]+[15x15x15.B552]" office:value-type="float" office:value="0.38688" calcext:value-type="float">
            <text:p>0.38688</text:p>
          </table:table-cell>
          <table:table-cell table:formula="of:=[.D$2]/([.C552]/1000)/1000000" office:value-type="float" office:value="8.72363523573201" calcext:value-type="float">
            <text:p>8.7236352357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5632" calcext:value-type="float">
            <text:p>0.35632</text:p>
          </table:table-cell>
          <table:table-cell table:formula="of:=[15x15x15.A553]+[15x15x15.B553]" office:value-type="float" office:value="0.388704" calcext:value-type="float">
            <text:p>0.388704</text:p>
          </table:table-cell>
          <table:table-cell table:formula="of:=[.D$2]/([.C553]/1000)/1000000" office:value-type="float" office:value="8.68269943195851" calcext:value-type="float">
            <text:p>8.682699432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2288" calcext:value-type="float">
            <text:p>0.352288</text:p>
          </table:table-cell>
          <table:table-cell table:formula="of:=[15x15x15.A554]+[15x15x15.B554]" office:value-type="float" office:value="0.387712" calcext:value-type="float">
            <text:p>0.387712</text:p>
          </table:table-cell>
          <table:table-cell table:formula="of:=[.D$2]/([.C554]/1000)/1000000" office:value-type="float" office:value="8.70491498844503" calcext:value-type="float">
            <text:p>8.7049149884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8064" calcext:value-type="float">
            <text:p>0.368064</text:p>
          </table:table-cell>
          <table:table-cell table:formula="of:=[15x15x15.A555]+[15x15x15.B555]" office:value-type="float" office:value="0.399968" calcext:value-type="float">
            <text:p>0.399968</text:p>
          </table:table-cell>
          <table:table-cell table:formula="of:=[.D$2]/([.C555]/1000)/1000000" office:value-type="float" office:value="8.43817505400432" calcext:value-type="float">
            <text:p>8.438175054</text:p>
          </table:table-cell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73344" calcext:value-type="float">
            <text:p>0.373344</text:p>
          </table:table-cell>
          <table:table-cell table:formula="of:=[15x15x15.A556]+[15x15x15.B556]" office:value-type="float" office:value="0.405632" calcext:value-type="float">
            <text:p>0.405632</text:p>
          </table:table-cell>
          <table:table-cell table:formula="of:=[.D$2]/([.C556]/1000)/1000000" office:value-type="float" office:value="8.32034947933102" calcext:value-type="float">
            <text:p>8.3203494793</text:p>
          </table:table-cell>
        </table:table-row>
        <table:table-row table:style-name="ro1">
          <table:table-cell office:value-type="float" office:value="0.03792" calcext:value-type="float">
            <text:p>0.03792</text:p>
          </table:table-cell>
          <table:table-cell office:value-type="float" office:value="0.3632" calcext:value-type="float">
            <text:p>0.3632</text:p>
          </table:table-cell>
          <table:table-cell table:formula="of:=[15x15x15.A557]+[15x15x15.B557]" office:value-type="float" office:value="0.40112" calcext:value-type="float">
            <text:p>0.40112</text:p>
          </table:table-cell>
          <table:table-cell table:formula="of:=[.D$2]/([.C557]/1000)/1000000" office:value-type="float" office:value="8.41394096529717" calcext:value-type="float">
            <text:p>8.4139409653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62688" calcext:value-type="float">
            <text:p>0.362688</text:p>
          </table:table-cell>
          <table:table-cell table:formula="of:=[15x15x15.A558]+[15x15x15.B558]" office:value-type="float" office:value="0.395072" calcext:value-type="float">
            <text:p>0.395072</text:p>
          </table:table-cell>
          <table:table-cell table:formula="of:=[.D$2]/([.C558]/1000)/1000000" office:value-type="float" office:value="8.5427466385874" calcext:value-type="float">
            <text:p>8.5427466386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9728" calcext:value-type="float">
            <text:p>0.369728</text:p>
          </table:table-cell>
          <table:table-cell table:formula="of:=[15x15x15.A559]+[15x15x15.B559]" office:value-type="float" office:value="0.401824" calcext:value-type="float">
            <text:p>0.401824</text:p>
          </table:table-cell>
          <table:table-cell table:formula="of:=[.D$2]/([.C559]/1000)/1000000" office:value-type="float" office:value="8.39919964959783" calcext:value-type="float">
            <text:p>8.3991996496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0.360352" calcext:value-type="float">
            <text:p>0.360352</text:p>
          </table:table-cell>
          <table:table-cell table:formula="of:=[15x15x15.A560]+[15x15x15.B560]" office:value-type="float" office:value="0.392992" calcext:value-type="float">
            <text:p>0.392992</text:p>
          </table:table-cell>
          <table:table-cell table:formula="of:=[.D$2]/([.C560]/1000)/1000000" office:value-type="float" office:value="8.5879610780881" calcext:value-type="float">
            <text:p>8.5879610781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6352" calcext:value-type="float">
            <text:p>0.356352</text:p>
          </table:table-cell>
          <table:table-cell table:formula="of:=[15x15x15.A561]+[15x15x15.B561]" office:value-type="float" office:value="0.388128" calcext:value-type="float">
            <text:p>0.388128</text:p>
          </table:table-cell>
          <table:table-cell table:formula="of:=[.D$2]/([.C561]/1000)/1000000" office:value-type="float" office:value="8.69558496166213" calcext:value-type="float">
            <text:p>8.6955849617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3728" calcext:value-type="float">
            <text:p>0.353728</text:p>
          </table:table-cell>
          <table:table-cell table:formula="of:=[15x15x15.A562]+[15x15x15.B562]" office:value-type="float" office:value="0.385568" calcext:value-type="float">
            <text:p>0.385568</text:p>
          </table:table-cell>
          <table:table-cell table:formula="of:=[.D$2]/([.C562]/1000)/1000000" office:value-type="float" office:value="8.7533197775749" calcext:value-type="float">
            <text:p>8.7533197776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848" calcext:value-type="float">
            <text:p>0.36848</text:p>
          </table:table-cell>
          <table:table-cell table:formula="of:=[15x15x15.A563]+[15x15x15.B563]" office:value-type="float" office:value="0.400416" calcext:value-type="float">
            <text:p>0.400416</text:p>
          </table:table-cell>
          <table:table-cell table:formula="of:=[.D$2]/([.C563]/1000)/1000000" office:value-type="float" office:value="8.42873411651882" calcext:value-type="float">
            <text:p>8.4287341165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67904" calcext:value-type="float">
            <text:p>0.367904</text:p>
          </table:table-cell>
          <table:table-cell table:formula="of:=[15x15x15.A564]+[15x15x15.B564]" office:value-type="float" office:value="0.399392" calcext:value-type="float">
            <text:p>0.399392</text:p>
          </table:table-cell>
          <table:table-cell table:formula="of:=[.D$2]/([.C564]/1000)/1000000" office:value-type="float" office:value="8.45034452367599" calcext:value-type="float">
            <text:p>8.4503445237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5104" calcext:value-type="float">
            <text:p>0.355104</text:p>
          </table:table-cell>
          <table:table-cell table:formula="of:=[15x15x15.A565]+[15x15x15.B565]" office:value-type="float" office:value="0.38688" calcext:value-type="float">
            <text:p>0.38688</text:p>
          </table:table-cell>
          <table:table-cell table:formula="of:=[.D$2]/([.C565]/1000)/1000000" office:value-type="float" office:value="8.72363523573201" calcext:value-type="float">
            <text:p>8.7236352357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2512" calcext:value-type="float">
            <text:p>0.352512</text:p>
          </table:table-cell>
          <table:table-cell table:formula="of:=[15x15x15.A566]+[15x15x15.B566]" office:value-type="float" office:value="0.384448" calcext:value-type="float">
            <text:p>0.384448</text:p>
          </table:table-cell>
          <table:table-cell table:formula="of:=[.D$2]/([.C566]/1000)/1000000" office:value-type="float" office:value="8.77882054270018" calcext:value-type="float">
            <text:p>8.7788205427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8016" calcext:value-type="float">
            <text:p>0.358016</text:p>
          </table:table-cell>
          <table:table-cell table:formula="of:=[15x15x15.A567]+[15x15x15.B567]" office:value-type="float" office:value="0.390016" calcext:value-type="float">
            <text:p>0.390016</text:p>
          </table:table-cell>
          <table:table-cell table:formula="of:=[.D$2]/([.C567]/1000)/1000000" office:value-type="float" office:value="8.65349113882507" calcext:value-type="float">
            <text:p>8.6534911388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3344" calcext:value-type="float">
            <text:p>0.353344</text:p>
          </table:table-cell>
          <table:table-cell table:formula="of:=[15x15x15.A568]+[15x15x15.B568]" office:value-type="float" office:value="0.385024" calcext:value-type="float">
            <text:p>0.385024</text:p>
          </table:table-cell>
          <table:table-cell table:formula="of:=[.D$2]/([.C568]/1000)/1000000" office:value-type="float" office:value="8.7656873337766" calcext:value-type="float">
            <text:p>8.7656873338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864" calcext:value-type="float">
            <text:p>0.36864</text:p>
          </table:table-cell>
          <table:table-cell table:formula="of:=[15x15x15.A569]+[15x15x15.B569]" office:value-type="float" office:value="0.400512" calcext:value-type="float">
            <text:p>0.400512</text:p>
          </table:table-cell>
          <table:table-cell table:formula="of:=[.D$2]/([.C569]/1000)/1000000" office:value-type="float" office:value="8.4267138063279" calcext:value-type="float">
            <text:p>8.4267138063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49824" calcext:value-type="float">
            <text:p>0.349824</text:p>
          </table:table-cell>
          <table:table-cell table:formula="of:=[15x15x15.A570]+[15x15x15.B570]" office:value-type="float" office:value="0.381632" calcext:value-type="float">
            <text:p>0.381632</text:p>
          </table:table-cell>
          <table:table-cell table:formula="of:=[.D$2]/([.C570]/1000)/1000000" office:value-type="float" office:value="8.84359802113031" calcext:value-type="float">
            <text:p>8.8435980211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6096" calcext:value-type="float">
            <text:p>0.356096</text:p>
          </table:table-cell>
          <table:table-cell table:formula="of:=[15x15x15.A571]+[15x15x15.B571]" office:value-type="float" office:value="0.387968" calcext:value-type="float">
            <text:p>0.387968</text:p>
          </table:table-cell>
          <table:table-cell table:formula="of:=[.D$2]/([.C571]/1000)/1000000" office:value-type="float" office:value="8.6991710656549" calcext:value-type="float">
            <text:p>8.6991710657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3696" calcext:value-type="float">
            <text:p>0.353696</text:p>
          </table:table-cell>
          <table:table-cell table:formula="of:=[15x15x15.A572]+[15x15x15.B572]" office:value-type="float" office:value="0.385856" calcext:value-type="float">
            <text:p>0.385856</text:p>
          </table:table-cell>
          <table:table-cell table:formula="of:=[.D$2]/([.C572]/1000)/1000000" office:value-type="float" office:value="8.74678636589816" calcext:value-type="float">
            <text:p>8.7467863659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8848" calcext:value-type="float">
            <text:p>0.358848</text:p>
          </table:table-cell>
          <table:table-cell table:formula="of:=[15x15x15.A573]+[15x15x15.B573]" office:value-type="float" office:value="0.390848" calcext:value-type="float">
            <text:p>0.390848</text:p>
          </table:table-cell>
          <table:table-cell table:formula="of:=[.D$2]/([.C573]/1000)/1000000" office:value-type="float" office:value="8.63507041100377" calcext:value-type="float">
            <text:p>8.635070411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5312" calcext:value-type="float">
            <text:p>0.365312</text:p>
          </table:table-cell>
          <table:table-cell table:formula="of:=[15x15x15.A574]+[15x15x15.B574]" office:value-type="float" office:value="0.397344" calcext:value-type="float">
            <text:p>0.397344</text:p>
          </table:table-cell>
          <table:table-cell table:formula="of:=[.D$2]/([.C574]/1000)/1000000" office:value-type="float" office:value="8.49389949263107" calcext:value-type="float">
            <text:p>8.4938994926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7664" calcext:value-type="float">
            <text:p>0.357664</text:p>
          </table:table-cell>
          <table:table-cell table:formula="of:=[15x15x15.A575]+[15x15x15.B575]" office:value-type="float" office:value="0.389408" calcext:value-type="float">
            <text:p>0.389408</text:p>
          </table:table-cell>
          <table:table-cell table:formula="of:=[.D$2]/([.C575]/1000)/1000000" office:value-type="float" office:value="8.66700221875257" calcext:value-type="float">
            <text:p>8.6670022188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3296" calcext:value-type="float">
            <text:p>0.363296</text:p>
          </table:table-cell>
          <table:table-cell table:formula="of:=[15x15x15.A576]+[15x15x15.B576]" office:value-type="float" office:value="0.395104" calcext:value-type="float">
            <text:p>0.395104</text:p>
          </table:table-cell>
          <table:table-cell table:formula="of:=[.D$2]/([.C576]/1000)/1000000" office:value-type="float" office:value="8.54205475014173" calcext:value-type="float">
            <text:p>8.5420547501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5664" calcext:value-type="float">
            <text:p>0.365664</text:p>
          </table:table-cell>
          <table:table-cell table:formula="of:=[15x15x15.A577]+[15x15x15.B577]" office:value-type="float" office:value="0.397696" calcext:value-type="float">
            <text:p>0.397696</text:p>
          </table:table-cell>
          <table:table-cell table:formula="of:=[.D$2]/([.C577]/1000)/1000000" office:value-type="float" office:value="8.48638155777277" calcext:value-type="float">
            <text:p>8.4863815578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9104" calcext:value-type="float">
            <text:p>0.359104</text:p>
          </table:table-cell>
          <table:table-cell table:formula="of:=[15x15x15.A578]+[15x15x15.B578]" office:value-type="float" office:value="0.390688" calcext:value-type="float">
            <text:p>0.390688</text:p>
          </table:table-cell>
          <table:table-cell table:formula="of:=[.D$2]/([.C578]/1000)/1000000" office:value-type="float" office:value="8.63860676550086" calcext:value-type="float">
            <text:p>8.6386067655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608" calcext:value-type="float">
            <text:p>0.36608</text:p>
          </table:table-cell>
          <table:table-cell table:formula="of:=[15x15x15.A579]+[15x15x15.B579]" office:value-type="float" office:value="0.39792" calcext:value-type="float">
            <text:p>0.39792</text:p>
          </table:table-cell>
          <table:table-cell table:formula="of:=[.D$2]/([.C579]/1000)/1000000" office:value-type="float" office:value="8.48160434258142" calcext:value-type="float">
            <text:p>8.4816043426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9232" calcext:value-type="float">
            <text:p>0.359232</text:p>
          </table:table-cell>
          <table:table-cell table:formula="of:=[15x15x15.A580]+[15x15x15.B580]" office:value-type="float" office:value="0.391136" calcext:value-type="float">
            <text:p>0.391136</text:p>
          </table:table-cell>
          <table:table-cell table:formula="of:=[.D$2]/([.C580]/1000)/1000000" office:value-type="float" office:value="8.62871226376503" calcext:value-type="float">
            <text:p>8.6287122638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2448" calcext:value-type="float">
            <text:p>0.352448</text:p>
          </table:table-cell>
          <table:table-cell table:formula="of:=[15x15x15.A581]+[15x15x15.B581]" office:value-type="float" office:value="0.38416" calcext:value-type="float">
            <text:p>0.38416</text:p>
          </table:table-cell>
          <table:table-cell table:formula="of:=[.D$2]/([.C581]/1000)/1000000" office:value-type="float" office:value="8.78540191586839" calcext:value-type="float">
            <text:p>8.7854019159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3552" calcext:value-type="float">
            <text:p>0.363552</text:p>
          </table:table-cell>
          <table:table-cell table:formula="of:=[15x15x15.A582]+[15x15x15.B582]" office:value-type="float" office:value="0.395392" calcext:value-type="float">
            <text:p>0.395392</text:p>
          </table:table-cell>
          <table:table-cell table:formula="of:=[.D$2]/([.C582]/1000)/1000000" office:value-type="float" office:value="8.5358327937844" calcext:value-type="float">
            <text:p>8.5358327938</text:p>
          </table:table-cell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4768" calcext:value-type="float">
            <text:p>0.34768</text:p>
          </table:table-cell>
          <table:table-cell table:formula="of:=[15x15x15.A583]+[15x15x15.B583]" office:value-type="float" office:value="0.3792" calcext:value-type="float">
            <text:p>0.3792</text:p>
          </table:table-cell>
          <table:table-cell table:formula="of:=[.D$2]/([.C583]/1000)/1000000" office:value-type="float" office:value="8.9003164556962" calcext:value-type="float">
            <text:p>8.9003164557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66592" calcext:value-type="float">
            <text:p>0.366592</text:p>
          </table:table-cell>
          <table:table-cell table:formula="of:=[15x15x15.A584]+[15x15x15.B584]" office:value-type="float" office:value="0.398144" calcext:value-type="float">
            <text:p>0.398144</text:p>
          </table:table-cell>
          <table:table-cell table:formula="of:=[.D$2]/([.C584]/1000)/1000000" office:value-type="float" office:value="8.47683250281306" calcext:value-type="float">
            <text:p>8.4768325028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024" calcext:value-type="float">
            <text:p>0.35024</text:p>
          </table:table-cell>
          <table:table-cell table:formula="of:=[15x15x15.A585]+[15x15x15.B585]" office:value-type="float" office:value="0.382016" calcext:value-type="float">
            <text:p>0.382016</text:p>
          </table:table-cell>
          <table:table-cell table:formula="of:=[.D$2]/([.C585]/1000)/1000000" office:value-type="float" office:value="8.83470849388507" calcext:value-type="float">
            <text:p>8.8347084939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4368" calcext:value-type="float">
            <text:p>0.354368</text:p>
          </table:table-cell>
          <table:table-cell table:formula="of:=[15x15x15.A586]+[15x15x15.B586]" office:value-type="float" office:value="0.386048" calcext:value-type="float">
            <text:p>0.386048</text:p>
          </table:table-cell>
          <table:table-cell table:formula="of:=[.D$2]/([.C586]/1000)/1000000" office:value-type="float" office:value="8.74243617374005" calcext:value-type="float">
            <text:p>8.7424361737</text:p>
          </table:table-cell>
        </table:table-row>
        <table:table-row table:style-name="ro1">
          <table:table-cell office:value-type="float" office:value="0.032704" calcext:value-type="float">
            <text:p>0.032704</text:p>
          </table:table-cell>
          <table:table-cell office:value-type="float" office:value="0.363264" calcext:value-type="float">
            <text:p>0.363264</text:p>
          </table:table-cell>
          <table:table-cell table:formula="of:=[15x15x15.A587]+[15x15x15.B587]" office:value-type="float" office:value="0.395968" calcext:value-type="float">
            <text:p>0.395968</text:p>
          </table:table-cell>
          <table:table-cell table:formula="of:=[.D$2]/([.C587]/1000)/1000000" office:value-type="float" office:value="8.52341603361888" calcext:value-type="float">
            <text:p>8.5234160336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69952" calcext:value-type="float">
            <text:p>0.369952</text:p>
          </table:table-cell>
          <table:table-cell table:formula="of:=[15x15x15.A588]+[15x15x15.B588]" office:value-type="float" office:value="0.402208" calcext:value-type="float">
            <text:p>0.402208</text:p>
          </table:table-cell>
          <table:table-cell table:formula="of:=[.D$2]/([.C588]/1000)/1000000" office:value-type="float" office:value="8.39118068263187" calcext:value-type="float">
            <text:p>8.3911806826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6384" calcext:value-type="float">
            <text:p>0.356384</text:p>
          </table:table-cell>
          <table:table-cell table:formula="of:=[15x15x15.A589]+[15x15x15.B589]" office:value-type="float" office:value="0.388064" calcext:value-type="float">
            <text:p>0.388064</text:p>
          </table:table-cell>
          <table:table-cell table:formula="of:=[.D$2]/([.C589]/1000)/1000000" office:value-type="float" office:value="8.69701904840439" calcext:value-type="float">
            <text:p>8.6970190484</text:p>
          </table:table-cell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4224" calcext:value-type="float">
            <text:p>0.364224</text:p>
          </table:table-cell>
          <table:table-cell table:formula="of:=[15x15x15.A590]+[15x15x15.B590]" office:value-type="float" office:value="0.39568" calcext:value-type="float">
            <text:p>0.39568</text:p>
          </table:table-cell>
          <table:table-cell table:formula="of:=[.D$2]/([.C590]/1000)/1000000" office:value-type="float" office:value="8.52961989486454" calcext:value-type="float">
            <text:p>8.5296198949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49536" calcext:value-type="float">
            <text:p>0.349536</text:p>
          </table:table-cell>
          <table:table-cell table:formula="of:=[15x15x15.A591]+[15x15x15.B591]" office:value-type="float" office:value="0.381408" calcext:value-type="float">
            <text:p>0.381408</text:p>
          </table:table-cell>
          <table:table-cell table:formula="of:=[.D$2]/([.C591]/1000)/1000000" office:value-type="float" office:value="8.84879184495344" calcext:value-type="float">
            <text:p>8.848791845</text:p>
          </table:table-cell>
        </table:table-row>
        <table:table-row table:style-name="ro1">
          <table:table-cell office:value-type="float" office:value="0.03152" calcext:value-type="float">
            <text:p>0.03152</text:p>
          </table:table-cell>
          <table:table-cell office:value-type="float" office:value="0.357824" calcext:value-type="float">
            <text:p>0.357824</text:p>
          </table:table-cell>
          <table:table-cell table:formula="of:=[15x15x15.A592]+[15x15x15.B592]" office:value-type="float" office:value="0.389344" calcext:value-type="float">
            <text:p>0.389344</text:p>
          </table:table-cell>
          <table:table-cell table:formula="of:=[.D$2]/([.C592]/1000)/1000000" office:value-type="float" office:value="8.66842689241391" calcext:value-type="float">
            <text:p>8.6684268924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2912" calcext:value-type="float">
            <text:p>0.362912</text:p>
          </table:table-cell>
          <table:table-cell table:formula="of:=[15x15x15.A593]+[15x15x15.B593]" office:value-type="float" office:value="0.394304" calcext:value-type="float">
            <text:p>0.394304</text:p>
          </table:table-cell>
          <table:table-cell table:formula="of:=[.D$2]/([.C593]/1000)/1000000" office:value-type="float" office:value="8.55938565167992" calcext:value-type="float">
            <text:p>8.5593856517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2016" calcext:value-type="float">
            <text:p>0.362016</text:p>
          </table:table-cell>
          <table:table-cell table:formula="of:=[15x15x15.A594]+[15x15x15.B594]" office:value-type="float" office:value="0.393888" calcext:value-type="float">
            <text:p>0.393888</text:p>
          </table:table-cell>
          <table:table-cell table:formula="of:=[.D$2]/([.C594]/1000)/1000000" office:value-type="float" office:value="8.56842554228613" calcext:value-type="float">
            <text:p>8.5684255423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7888" calcext:value-type="float">
            <text:p>0.357888</text:p>
          </table:table-cell>
          <table:table-cell table:formula="of:=[15x15x15.A595]+[15x15x15.B595]" office:value-type="float" office:value="0.3896" calcext:value-type="float">
            <text:p>0.3896</text:p>
          </table:table-cell>
          <table:table-cell table:formula="of:=[.D$2]/([.C595]/1000)/1000000" office:value-type="float" office:value="8.66273100616017" calcext:value-type="float">
            <text:p>8.6627310062</text:p>
          </table:table-cell>
        </table:table-row>
        <table:table-row table:style-name="ro1">
          <table:table-cell office:value-type="float" office:value="0.031744" calcext:value-type="float">
            <text:p>0.031744</text:p>
          </table:table-cell>
          <table:table-cell office:value-type="float" office:value="0.358688" calcext:value-type="float">
            <text:p>0.358688</text:p>
          </table:table-cell>
          <table:table-cell table:formula="of:=[15x15x15.A596]+[15x15x15.B596]" office:value-type="float" office:value="0.390432" calcext:value-type="float">
            <text:p>0.390432</text:p>
          </table:table-cell>
          <table:table-cell table:formula="of:=[.D$2]/([.C596]/1000)/1000000" office:value-type="float" office:value="8.64427096139661" calcext:value-type="float">
            <text:p>8.6442709614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8784" calcext:value-type="float">
            <text:p>0.358784</text:p>
          </table:table-cell>
          <table:table-cell table:formula="of:=[15x15x15.A597]+[15x15x15.B597]" office:value-type="float" office:value="0.3904" calcext:value-type="float">
            <text:p>0.3904</text:p>
          </table:table-cell>
          <table:table-cell table:formula="of:=[.D$2]/([.C597]/1000)/1000000" office:value-type="float" office:value="8.64497950819672" calcext:value-type="float">
            <text:p>8.6449795082</text:p>
          </table:table-cell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368832" calcext:value-type="float">
            <text:p>0.368832</text:p>
          </table:table-cell>
          <table:table-cell table:formula="of:=[15x15x15.A598]+[15x15x15.B598]" office:value-type="float" office:value="0.403136" calcext:value-type="float">
            <text:p>0.403136</text:p>
          </table:table-cell>
          <table:table-cell table:formula="of:=[.D$2]/([.C598]/1000)/1000000" office:value-type="float" office:value="8.37186458167963" calcext:value-type="float">
            <text:p>8.3718645817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5072" calcext:value-type="float">
            <text:p>0.355072</text:p>
          </table:table-cell>
          <table:table-cell table:formula="of:=[15x15x15.A599]+[15x15x15.B599]" office:value-type="float" office:value="0.387008" calcext:value-type="float">
            <text:p>0.387008</text:p>
          </table:table-cell>
          <table:table-cell table:formula="of:=[.D$2]/([.C599]/1000)/1000000" office:value-type="float" office:value="8.72074995865719" calcext:value-type="float">
            <text:p>8.7207499587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1712" calcext:value-type="float">
            <text:p>0.351712</text:p>
          </table:table-cell>
          <table:table-cell table:formula="of:=[15x15x15.A600]+[15x15x15.B600]" office:value-type="float" office:value="0.383392" calcext:value-type="float">
            <text:p>0.383392</text:p>
          </table:table-cell>
          <table:table-cell table:formula="of:=[.D$2]/([.C600]/1000)/1000000" office:value-type="float" office:value="8.80300058425841" calcext:value-type="float">
            <text:p>8.8030005843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5488" calcext:value-type="float">
            <text:p>0.355488</text:p>
          </table:table-cell>
          <table:table-cell table:formula="of:=[15x15x15.A601]+[15x15x15.B601]" office:value-type="float" office:value="0.387072" calcext:value-type="float">
            <text:p>0.387072</text:p>
          </table:table-cell>
          <table:table-cell table:formula="of:=[.D$2]/([.C601]/1000)/1000000" office:value-type="float" office:value="8.71930803571429" calcext:value-type="float">
            <text:p>8.7193080357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368" calcext:value-type="float">
            <text:p>0.36368</text:p>
          </table:table-cell>
          <table:table-cell table:formula="of:=[15x15x15.A602]+[15x15x15.B602]" office:value-type="float" office:value="0.395488" calcext:value-type="float">
            <text:p>0.395488</text:p>
          </table:table-cell>
          <table:table-cell table:formula="of:=[.D$2]/([.C602]/1000)/1000000" office:value-type="float" office:value="8.53376082207298" calcext:value-type="float">
            <text:p>8.5337608221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5424" calcext:value-type="float">
            <text:p>0.355424</text:p>
          </table:table-cell>
          <table:table-cell table:formula="of:=[15x15x15.A603]+[15x15x15.B603]" office:value-type="float" office:value="0.38736" calcext:value-type="float">
            <text:p>0.38736</text:p>
          </table:table-cell>
          <table:table-cell table:formula="of:=[.D$2]/([.C603]/1000)/1000000" office:value-type="float" office:value="8.71282527881041" calcext:value-type="float">
            <text:p>8.7128252788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3984" calcext:value-type="float">
            <text:p>0.353984</text:p>
          </table:table-cell>
          <table:table-cell table:formula="of:=[15x15x15.A604]+[15x15x15.B604]" office:value-type="float" office:value="0.385696" calcext:value-type="float">
            <text:p>0.385696</text:p>
          </table:table-cell>
          <table:table-cell table:formula="of:=[.D$2]/([.C604]/1000)/1000000" office:value-type="float" office:value="8.75041483448104" calcext:value-type="float">
            <text:p>8.7504148345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48192" calcext:value-type="float">
            <text:p>0.348192</text:p>
          </table:table-cell>
          <table:table-cell table:formula="of:=[15x15x15.A605]+[15x15x15.B605]" office:value-type="float" office:value="0.37984" calcext:value-type="float">
            <text:p>0.37984</text:p>
          </table:table-cell>
          <table:table-cell table:formula="of:=[.D$2]/([.C605]/1000)/1000000" office:value-type="float" office:value="8.8853201347936" calcext:value-type="float">
            <text:p>8.8853201348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0.354816" calcext:value-type="float">
            <text:p>0.354816</text:p>
          </table:table-cell>
          <table:table-cell table:formula="of:=[15x15x15.A606]+[15x15x15.B606]" office:value-type="float" office:value="0.387456" calcext:value-type="float">
            <text:p>0.387456</text:p>
          </table:table-cell>
          <table:table-cell table:formula="of:=[.D$2]/([.C606]/1000)/1000000" office:value-type="float" office:value="8.71066650148662" calcext:value-type="float">
            <text:p>8.7106665015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952" calcext:value-type="float">
            <text:p>0.37952</text:p>
          </table:table-cell>
          <table:table-cell table:formula="of:=[15x15x15.A607]+[15x15x15.B607]" office:value-type="float" office:value="0.411456" calcext:value-type="float">
            <text:p>0.411456</text:p>
          </table:table-cell>
          <table:table-cell table:formula="of:=[.D$2]/([.C607]/1000)/1000000" office:value-type="float" office:value="8.2025781614559" calcext:value-type="float">
            <text:p>8.2025781615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9968" calcext:value-type="float">
            <text:p>0.359968</text:p>
          </table:table-cell>
          <table:table-cell table:formula="of:=[15x15x15.A608]+[15x15x15.B608]" office:value-type="float" office:value="0.391552" calcext:value-type="float">
            <text:p>0.391552</text:p>
          </table:table-cell>
          <table:table-cell table:formula="of:=[.D$2]/([.C608]/1000)/1000000" office:value-type="float" office:value="8.61954478587774" calcext:value-type="float">
            <text:p>8.6195447859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5344" calcext:value-type="float">
            <text:p>0.35344</text:p>
          </table:table-cell>
          <table:table-cell table:formula="of:=[15x15x15.A609]+[15x15x15.B609]" office:value-type="float" office:value="0.385312" calcext:value-type="float">
            <text:p>0.385312</text:p>
          </table:table-cell>
          <table:table-cell table:formula="of:=[.D$2]/([.C609]/1000)/1000000" office:value-type="float" office:value="8.75913545386596" calcext:value-type="float">
            <text:p>8.7591354539</text:p>
          </table:table-cell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60704" calcext:value-type="float">
            <text:p>0.360704</text:p>
          </table:table-cell>
          <table:table-cell table:formula="of:=[15x15x15.A610]+[15x15x15.B610]" office:value-type="float" office:value="0.392992" calcext:value-type="float">
            <text:p>0.392992</text:p>
          </table:table-cell>
          <table:table-cell table:formula="of:=[.D$2]/([.C610]/1000)/1000000" office:value-type="float" office:value="8.58796107808811" calcext:value-type="float">
            <text:p>8.5879610781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59488" calcext:value-type="float">
            <text:p>0.359488</text:p>
          </table:table-cell>
          <table:table-cell table:formula="of:=[15x15x15.A611]+[15x15x15.B611]" office:value-type="float" office:value="0.391296" calcext:value-type="float">
            <text:p>0.391296</text:p>
          </table:table-cell>
          <table:table-cell table:formula="of:=[.D$2]/([.C611]/1000)/1000000" office:value-type="float" office:value="8.62518400392542" calcext:value-type="float">
            <text:p>8.6251840039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832" calcext:value-type="float">
            <text:p>0.36832</text:p>
          </table:table-cell>
          <table:table-cell table:formula="of:=[15x15x15.A612]+[15x15x15.B612]" office:value-type="float" office:value="0.400096" calcext:value-type="float">
            <text:p>0.400096</text:p>
          </table:table-cell>
          <table:table-cell table:formula="of:=[.D$2]/([.C612]/1000)/1000000" office:value-type="float" office:value="8.43547548588339" calcext:value-type="float">
            <text:p>8.4354754859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62784" calcext:value-type="float">
            <text:p>0.362784</text:p>
          </table:table-cell>
          <table:table-cell table:formula="of:=[15x15x15.A613]+[15x15x15.B613]" office:value-type="float" office:value="0.394816" calcext:value-type="float">
            <text:p>0.394816</text:p>
          </table:table-cell>
          <table:table-cell table:formula="of:=[.D$2]/([.C613]/1000)/1000000" office:value-type="float" office:value="8.5482857837575" calcext:value-type="float">
            <text:p>8.5482857838</text:p>
          </table:table-cell>
        </table:table-row>
        <table:table-row table:style-name="ro1">
          <table:table-cell office:value-type="float" office:value="0.034208" calcext:value-type="float">
            <text:p>0.034208</text:p>
          </table:table-cell>
          <table:table-cell office:value-type="float" office:value="0.36656" calcext:value-type="float">
            <text:p>0.36656</text:p>
          </table:table-cell>
          <table:table-cell table:formula="of:=[15x15x15.A614]+[15x15x15.B614]" office:value-type="float" office:value="0.400768" calcext:value-type="float">
            <text:p>0.400768</text:p>
          </table:table-cell>
          <table:table-cell table:formula="of:=[.D$2]/([.C614]/1000)/1000000" office:value-type="float" office:value="8.42133104439476" calcext:value-type="float">
            <text:p>8.4213310444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6864" calcext:value-type="float">
            <text:p>0.356864</text:p>
          </table:table-cell>
          <table:table-cell table:formula="of:=[15x15x15.A615]+[15x15x15.B615]" office:value-type="float" office:value="0.388352" calcext:value-type="float">
            <text:p>0.388352</text:p>
          </table:table-cell>
          <table:table-cell table:formula="of:=[.D$2]/([.C615]/1000)/1000000" office:value-type="float" office:value="8.69056938035597" calcext:value-type="float">
            <text:p>8.6905693804</text:p>
          </table:table-cell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6096" calcext:value-type="float">
            <text:p>0.36096</text:p>
          </table:table-cell>
          <table:table-cell table:formula="of:=[15x15x15.A616]+[15x15x15.B616]" office:value-type="float" office:value="0.393408" calcext:value-type="float">
            <text:p>0.393408</text:p>
          </table:table-cell>
          <table:table-cell table:formula="of:=[.D$2]/([.C616]/1000)/1000000" office:value-type="float" office:value="8.57887994143485" calcext:value-type="float">
            <text:p>8.5788799414</text:p>
          </table:table-cell>
        </table:table-row>
        <table:table-row table:style-name="ro1">
          <table:table-cell office:value-type="float" office:value="0.036864" calcext:value-type="float">
            <text:p>0.036864</text:p>
          </table:table-cell>
          <table:table-cell office:value-type="float" office:value="0.370176" calcext:value-type="float">
            <text:p>0.370176</text:p>
          </table:table-cell>
          <table:table-cell table:formula="of:=[15x15x15.A617]+[15x15x15.B617]" office:value-type="float" office:value="0.40704" calcext:value-type="float">
            <text:p>0.40704</text:p>
          </table:table-cell>
          <table:table-cell table:formula="of:=[.D$2]/([.C617]/1000)/1000000" office:value-type="float" office:value="8.29156839622642" calcext:value-type="float">
            <text:p>8.2915683962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0128" calcext:value-type="float">
            <text:p>0.360128</text:p>
          </table:table-cell>
          <table:table-cell table:formula="of:=[15x15x15.A618]+[15x15x15.B618]" office:value-type="float" office:value="0.391968" calcext:value-type="float">
            <text:p>0.391968</text:p>
          </table:table-cell>
          <table:table-cell table:formula="of:=[.D$2]/([.C618]/1000)/1000000" office:value-type="float" office:value="8.61039676708303" calcext:value-type="float">
            <text:p>8.6103967671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58848" calcext:value-type="float">
            <text:p>0.358848</text:p>
          </table:table-cell>
          <table:table-cell table:formula="of:=[15x15x15.A619]+[15x15x15.B619]" office:value-type="float" office:value="0.391008" calcext:value-type="float">
            <text:p>0.391008</text:p>
          </table:table-cell>
          <table:table-cell table:formula="of:=[.D$2]/([.C619]/1000)/1000000" office:value-type="float" office:value="8.63153695065063" calcext:value-type="float">
            <text:p>8.6315369507</text:p>
          </table:table-cell>
        </table:table-row>
        <table:table-row table:style-name="ro1">
          <table:table-cell office:value-type="float" office:value="0.031584" calcext:value-type="float">
            <text:p>0.031584</text:p>
          </table:table-cell>
          <table:table-cell office:value-type="float" office:value="0.354848" calcext:value-type="float">
            <text:p>0.354848</text:p>
          </table:table-cell>
          <table:table-cell table:formula="of:=[15x15x15.A620]+[15x15x15.B620]" office:value-type="float" office:value="0.386432" calcext:value-type="float">
            <text:p>0.386432</text:p>
          </table:table-cell>
          <table:table-cell table:formula="of:=[.D$2]/([.C620]/1000)/1000000" office:value-type="float" office:value="8.73374875786685" calcext:value-type="float">
            <text:p>8.7337487579</text:p>
          </table:table-cell>
        </table:table-row>
        <table:table-row table:style-name="ro1">
          <table:table-cell office:value-type="float" office:value="0.031392" calcext:value-type="float">
            <text:p>0.031392</text:p>
          </table:table-cell>
          <table:table-cell office:value-type="float" office:value="0.367008" calcext:value-type="float">
            <text:p>0.367008</text:p>
          </table:table-cell>
          <table:table-cell table:formula="of:=[15x15x15.A621]+[15x15x15.B621]" office:value-type="float" office:value="0.3984" calcext:value-type="float">
            <text:p>0.3984</text:p>
          </table:table-cell>
          <table:table-cell table:formula="of:=[.D$2]/([.C621]/1000)/1000000" office:value-type="float" office:value="8.47138554216867" calcext:value-type="float">
            <text:p>8.4713855422</text:p>
          </table:table-cell>
        </table:table-row>
        <table:table-row table:style-name="ro1">
          <table:table-cell office:value-type="float" office:value="0.038496" calcext:value-type="float">
            <text:p>0.038496</text:p>
          </table:table-cell>
          <table:table-cell office:value-type="float" office:value="0.357696" calcext:value-type="float">
            <text:p>0.357696</text:p>
          </table:table-cell>
          <table:table-cell table:formula="of:=[15x15x15.A622]+[15x15x15.B622]" office:value-type="float" office:value="0.396192" calcext:value-type="float">
            <text:p>0.396192</text:p>
          </table:table-cell>
          <table:table-cell table:formula="of:=[.D$2]/([.C622]/1000)/1000000" office:value-type="float" office:value="8.51859704385753" calcext:value-type="float">
            <text:p>8.5185970439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0544" calcext:value-type="float">
            <text:p>0.360544</text:p>
          </table:table-cell>
          <table:table-cell table:formula="of:=[15x15x15.A623]+[15x15x15.B623]" office:value-type="float" office:value="0.392192" calcext:value-type="float">
            <text:p>0.392192</text:p>
          </table:table-cell>
          <table:table-cell table:formula="of:=[.D$2]/([.C623]/1000)/1000000" office:value-type="float" office:value="8.60547894908616" calcext:value-type="float">
            <text:p>8.6054789491</text:p>
          </table:table-cell>
        </table:table-row>
        <table:table-row table:style-name="ro1">
          <table:table-cell office:value-type="float" office:value="0.031488" calcext:value-type="float">
            <text:p>0.031488</text:p>
          </table:table-cell>
          <table:table-cell office:value-type="float" office:value="0.35632" calcext:value-type="float">
            <text:p>0.35632</text:p>
          </table:table-cell>
          <table:table-cell table:formula="of:=[15x15x15.A624]+[15x15x15.B624]" office:value-type="float" office:value="0.387808" calcext:value-type="float">
            <text:p>0.387808</text:p>
          </table:table-cell>
          <table:table-cell table:formula="of:=[.D$2]/([.C624]/1000)/1000000" office:value-type="float" office:value="8.70276012872349" calcext:value-type="float">
            <text:p>8.7027601287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2672" calcext:value-type="float">
            <text:p>0.352672</text:p>
          </table:table-cell>
          <table:table-cell table:formula="of:=[15x15x15.A625]+[15x15x15.B625]" office:value-type="float" office:value="0.384576" calcext:value-type="float">
            <text:p>0.384576</text:p>
          </table:table-cell>
          <table:table-cell table:formula="of:=[.D$2]/([.C625]/1000)/1000000" office:value-type="float" office:value="8.77589865202197" calcext:value-type="float">
            <text:p>8.775898652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67232" calcext:value-type="float">
            <text:p>0.367232</text:p>
          </table:table-cell>
          <table:table-cell table:formula="of:=[15x15x15.A626]+[15x15x15.B626]" office:value-type="float" office:value="0.399168" calcext:value-type="float">
            <text:p>0.399168</text:p>
          </table:table-cell>
          <table:table-cell table:formula="of:=[.D$2]/([.C626]/1000)/1000000" office:value-type="float" office:value="8.45508658008658" calcext:value-type="float">
            <text:p>8.4550865801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58688" calcext:value-type="float">
            <text:p>0.358688</text:p>
          </table:table-cell>
          <table:table-cell table:formula="of:=[15x15x15.A627]+[15x15x15.B627]" office:value-type="float" office:value="0.390336" calcext:value-type="float">
            <text:p>0.390336</text:p>
          </table:table-cell>
          <table:table-cell table:formula="of:=[.D$2]/([.C627]/1000)/1000000" office:value-type="float" office:value="8.64639695031972" calcext:value-type="float">
            <text:p>8.6463969503</text:p>
          </table:table-cell>
        </table:table-row>
        <table:table-row table:style-name="ro1">
          <table:table-cell office:value-type="float" office:value="0.032448" calcext:value-type="float">
            <text:p>0.032448</text:p>
          </table:table-cell>
          <table:table-cell office:value-type="float" office:value="0.35536" calcext:value-type="float">
            <text:p>0.35536</text:p>
          </table:table-cell>
          <table:table-cell table:formula="of:=[15x15x15.A628]+[15x15x15.B628]" office:value-type="float" office:value="0.387808" calcext:value-type="float">
            <text:p>0.387808</text:p>
          </table:table-cell>
          <table:table-cell table:formula="of:=[.D$2]/([.C628]/1000)/1000000" office:value-type="float" office:value="8.70276012872349" calcext:value-type="float">
            <text:p>8.7027601287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0928" calcext:value-type="float">
            <text:p>0.360928</text:p>
          </table:table-cell>
          <table:table-cell table:formula="of:=[15x15x15.A629]+[15x15x15.B629]" office:value-type="float" office:value="0.392832" calcext:value-type="float">
            <text:p>0.392832</text:p>
          </table:table-cell>
          <table:table-cell table:formula="of:=[.D$2]/([.C629]/1000)/1000000" office:value-type="float" office:value="8.59145894428153" calcext:value-type="float">
            <text:p>8.5914589443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7344" calcext:value-type="float">
            <text:p>0.357344</text:p>
          </table:table-cell>
          <table:table-cell table:formula="of:=[15x15x15.A630]+[15x15x15.B630]" office:value-type="float" office:value="0.38896" calcext:value-type="float">
            <text:p>0.38896</text:p>
          </table:table-cell>
          <table:table-cell table:formula="of:=[.D$2]/([.C630]/1000)/1000000" office:value-type="float" office:value="8.67698477992596" calcext:value-type="float">
            <text:p>8.6769847799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4816" calcext:value-type="float">
            <text:p>0.354816</text:p>
          </table:table-cell>
          <table:table-cell table:formula="of:=[15x15x15.A631]+[15x15x15.B631]" office:value-type="float" office:value="0.386816" calcext:value-type="float">
            <text:p>0.386816</text:p>
          </table:table-cell>
          <table:table-cell table:formula="of:=[.D$2]/([.C631]/1000)/1000000" office:value-type="float" office:value="8.72507859033753" calcext:value-type="float">
            <text:p>8.7250785903</text:p>
          </table:table-cell>
        </table:table-row>
        <table:table-row table:style-name="ro1">
          <table:table-cell office:value-type="float" office:value="0.031968" calcext:value-type="float">
            <text:p>0.031968</text:p>
          </table:table-cell>
          <table:table-cell office:value-type="float" office:value="0.350656" calcext:value-type="float">
            <text:p>0.350656</text:p>
          </table:table-cell>
          <table:table-cell table:formula="of:=[15x15x15.A632]+[15x15x15.B632]" office:value-type="float" office:value="0.382624" calcext:value-type="float">
            <text:p>0.382624</text:p>
          </table:table-cell>
          <table:table-cell table:formula="of:=[.D$2]/([.C632]/1000)/1000000" office:value-type="float" office:value="8.82066990047671" calcext:value-type="float">
            <text:p>8.8206699005</text:p>
          </table:table-cell>
        </table:table-row>
        <table:table-row table:style-name="ro1">
          <table:table-cell office:value-type="float" office:value="0.039904" calcext:value-type="float">
            <text:p>0.039904</text:p>
          </table:table-cell>
          <table:table-cell office:value-type="float" office:value="0.369632" calcext:value-type="float">
            <text:p>0.369632</text:p>
          </table:table-cell>
          <table:table-cell table:formula="of:=[15x15x15.A633]+[15x15x15.B633]" office:value-type="float" office:value="0.409536" calcext:value-type="float">
            <text:p>0.409536</text:p>
          </table:table-cell>
          <table:table-cell table:formula="of:=[.D$2]/([.C633]/1000)/1000000" office:value-type="float" office:value="8.24103375527426" calcext:value-type="float">
            <text:p>8.2410337553</text:p>
          </table:table-cell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61728" calcext:value-type="float">
            <text:p>0.361728</text:p>
          </table:table-cell>
          <table:table-cell table:formula="of:=[15x15x15.A634]+[15x15x15.B634]" office:value-type="float" office:value="0.3976" calcext:value-type="float">
            <text:p>0.3976</text:p>
          </table:table-cell>
          <table:table-cell table:formula="of:=[.D$2]/([.C634]/1000)/1000000" office:value-type="float" office:value="8.48843058350101" calcext:value-type="float">
            <text:p>8.4884305835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7312" calcext:value-type="float">
            <text:p>0.357312</text:p>
          </table:table-cell>
          <table:table-cell table:formula="of:=[15x15x15.A635]+[15x15x15.B635]" office:value-type="float" office:value="0.392384" calcext:value-type="float">
            <text:p>0.392384</text:p>
          </table:table-cell>
          <table:table-cell table:formula="of:=[.D$2]/([.C635]/1000)/1000000" office:value-type="float" office:value="8.60126814549013" calcext:value-type="float">
            <text:p>8.6012681455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6608" calcext:value-type="float">
            <text:p>0.356608</text:p>
          </table:table-cell>
          <table:table-cell table:formula="of:=[15x15x15.A636]+[15x15x15.B636]" office:value-type="float" office:value="0.391808" calcext:value-type="float">
            <text:p>0.391808</text:p>
          </table:table-cell>
          <table:table-cell table:formula="of:=[.D$2]/([.C636]/1000)/1000000" office:value-type="float" office:value="8.61391293694871" calcext:value-type="float">
            <text:p>8.6139129369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65152" calcext:value-type="float">
            <text:p>0.365152</text:p>
          </table:table-cell>
          <table:table-cell table:formula="of:=[15x15x15.A637]+[15x15x15.B637]" office:value-type="float" office:value="0.399904" calcext:value-type="float">
            <text:p>0.399904</text:p>
          </table:table-cell>
          <table:table-cell table:formula="of:=[.D$2]/([.C637]/1000)/1000000" office:value-type="float" office:value="8.43952548611667" calcext:value-type="float">
            <text:p>8.4395254861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61248" calcext:value-type="float">
            <text:p>0.361248</text:p>
          </table:table-cell>
          <table:table-cell table:formula="of:=[15x15x15.A638]+[15x15x15.B638]" office:value-type="float" office:value="0.39664" calcext:value-type="float">
            <text:p>0.39664</text:p>
          </table:table-cell>
          <table:table-cell table:formula="of:=[.D$2]/([.C638]/1000)/1000000" office:value-type="float" office:value="8.50897539330375" calcext:value-type="float">
            <text:p>8.5089753933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1728" calcext:value-type="float">
            <text:p>0.361728</text:p>
          </table:table-cell>
          <table:table-cell table:formula="of:=[15x15x15.A639]+[15x15x15.B639]" office:value-type="float" office:value="0.396864" calcext:value-type="float">
            <text:p>0.396864</text:p>
          </table:table-cell>
          <table:table-cell table:formula="of:=[.D$2]/([.C639]/1000)/1000000" office:value-type="float" office:value="8.50417271407837" calcext:value-type="float">
            <text:p>8.5041727141</text:p>
          </table:table-cell>
        </table:table-row>
        <table:table-row table:style-name="ro1">
          <table:table-cell office:value-type="float" office:value="0.040416" calcext:value-type="float">
            <text:p>0.040416</text:p>
          </table:table-cell>
          <table:table-cell office:value-type="float" office:value="0.352352" calcext:value-type="float">
            <text:p>0.352352</text:p>
          </table:table-cell>
          <table:table-cell table:formula="of:=[15x15x15.A640]+[15x15x15.B640]" office:value-type="float" office:value="0.392768" calcext:value-type="float">
            <text:p>0.392768</text:p>
          </table:table-cell>
          <table:table-cell table:formula="of:=[.D$2]/([.C640]/1000)/1000000" office:value-type="float" office:value="8.59285888870784" calcext:value-type="float">
            <text:p>8.5928588887</text:p>
          </table:table-cell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357984" calcext:value-type="float">
            <text:p>0.357984</text:p>
          </table:table-cell>
          <table:table-cell table:formula="of:=[15x15x15.A641]+[15x15x15.B641]" office:value-type="float" office:value="0.398944" calcext:value-type="float">
            <text:p>0.398944</text:p>
          </table:table-cell>
          <table:table-cell table:formula="of:=[.D$2]/([.C641]/1000)/1000000" office:value-type="float" office:value="8.45983396165878" calcext:value-type="float">
            <text:p>8.4598339617</text:p>
          </table:table-cell>
        </table:table-row>
        <table:table-row table:style-name="ro1">
          <table:table-cell office:value-type="float" office:value="0.038944" calcext:value-type="float">
            <text:p>0.038944</text:p>
          </table:table-cell>
          <table:table-cell office:value-type="float" office:value="0.351104" calcext:value-type="float">
            <text:p>0.351104</text:p>
          </table:table-cell>
          <table:table-cell table:formula="of:=[15x15x15.A642]+[15x15x15.B642]" office:value-type="float" office:value="0.390048" calcext:value-type="float">
            <text:p>0.390048</text:p>
          </table:table-cell>
          <table:table-cell table:formula="of:=[.D$2]/([.C642]/1000)/1000000" office:value-type="float" office:value="8.65278119616048" calcext:value-type="float">
            <text:p>8.6527811962</text:p>
          </table:table-cell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0.36" calcext:value-type="float">
            <text:p>0.36</text:p>
          </table:table-cell>
          <table:table-cell table:formula="of:=[15x15x15.A643]+[15x15x15.B643]" office:value-type="float" office:value="0.394272" calcext:value-type="float">
            <text:p>0.394272</text:p>
          </table:table-cell>
          <table:table-cell table:formula="of:=[.D$2]/([.C643]/1000)/1000000" office:value-type="float" office:value="8.56008035062089" calcext:value-type="float">
            <text:p>8.5600803506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8016" calcext:value-type="float">
            <text:p>0.358016</text:p>
          </table:table-cell>
          <table:table-cell table:formula="of:=[15x15x15.A644]+[15x15x15.B644]" office:value-type="float" office:value="0.39296" calcext:value-type="float">
            <text:p>0.39296</text:p>
          </table:table-cell>
          <table:table-cell table:formula="of:=[.D$2]/([.C644]/1000)/1000000" office:value-type="float" office:value="8.58866042345277" calcext:value-type="float">
            <text:p>8.5886604235</text:p>
          </table:table-cell>
        </table:table-row>
        <table:table-row table:style-name="ro1">
          <table:table-cell office:value-type="float" office:value="0.041152" calcext:value-type="float">
            <text:p>0.041152</text:p>
          </table:table-cell>
          <table:table-cell office:value-type="float" office:value="0.358464" calcext:value-type="float">
            <text:p>0.358464</text:p>
          </table:table-cell>
          <table:table-cell table:formula="of:=[15x15x15.A645]+[15x15x15.B645]" office:value-type="float" office:value="0.399616" calcext:value-type="float">
            <text:p>0.399616</text:p>
          </table:table-cell>
          <table:table-cell table:formula="of:=[.D$2]/([.C645]/1000)/1000000" office:value-type="float" office:value="8.44560778347213" calcext:value-type="float">
            <text:p>8.4456077835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584" calcext:value-type="float">
            <text:p>0.35584</text:p>
          </table:table-cell>
          <table:table-cell table:formula="of:=[15x15x15.A646]+[15x15x15.B646]" office:value-type="float" office:value="0.390432" calcext:value-type="float">
            <text:p>0.390432</text:p>
          </table:table-cell>
          <table:table-cell table:formula="of:=[.D$2]/([.C646]/1000)/1000000" office:value-type="float" office:value="8.64427096139661" calcext:value-type="float">
            <text:p>8.6442709614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576" calcext:value-type="float">
            <text:p>0.352576</text:p>
          </table:table-cell>
          <table:table-cell table:formula="of:=[15x15x15.A647]+[15x15x15.B647]" office:value-type="float" office:value="0.38752" calcext:value-type="float">
            <text:p>0.38752</text:p>
          </table:table-cell>
          <table:table-cell table:formula="of:=[.D$2]/([.C647]/1000)/1000000" office:value-type="float" office:value="8.70922791081751" calcext:value-type="float">
            <text:p>8.7092279108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3632" calcext:value-type="float">
            <text:p>0.353632</text:p>
          </table:table-cell>
          <table:table-cell table:formula="of:=[15x15x15.A648]+[15x15x15.B648]" office:value-type="float" office:value="0.38848" calcext:value-type="float">
            <text:p>0.38848</text:p>
          </table:table-cell>
          <table:table-cell table:formula="of:=[.D$2]/([.C648]/1000)/1000000" office:value-type="float" office:value="8.68770593080725" calcext:value-type="float">
            <text:p>8.6877059308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944" calcext:value-type="float">
            <text:p>0.36944</text:p>
          </table:table-cell>
          <table:table-cell table:formula="of:=[15x15x15.A649]+[15x15x15.B649]" office:value-type="float" office:value="0.404928" calcext:value-type="float">
            <text:p>0.404928</text:p>
          </table:table-cell>
          <table:table-cell table:formula="of:=[.D$2]/([.C649]/1000)/1000000" office:value-type="float" office:value="8.33481507823613" calcext:value-type="float">
            <text:p>8.3348150782</text:p>
          </table:table-cell>
        </table:table-row>
        <table:table-row table:style-name="ro1">
          <table:table-cell office:value-type="float" office:value="0.040544" calcext:value-type="float">
            <text:p>0.040544</text:p>
          </table:table-cell>
          <table:table-cell office:value-type="float" office:value="0.367936" calcext:value-type="float">
            <text:p>0.367936</text:p>
          </table:table-cell>
          <table:table-cell table:formula="of:=[15x15x15.A650]+[15x15x15.B650]" office:value-type="float" office:value="0.40848" calcext:value-type="float">
            <text:p>0.40848</text:p>
          </table:table-cell>
          <table:table-cell table:formula="of:=[.D$2]/([.C650]/1000)/1000000" office:value-type="float" office:value="8.2623384253819" calcext:value-type="float">
            <text:p>8.2623384254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6256" calcext:value-type="float">
            <text:p>0.356256</text:p>
          </table:table-cell>
          <table:table-cell table:formula="of:=[15x15x15.A651]+[15x15x15.B651]" office:value-type="float" office:value="0.3912" calcext:value-type="float">
            <text:p>0.3912</text:p>
          </table:table-cell>
          <table:table-cell table:formula="of:=[.D$2]/([.C651]/1000)/1000000" office:value-type="float" office:value="8.62730061349694" calcext:value-type="float">
            <text:p>8.6273006135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5936" calcext:value-type="float">
            <text:p>0.355936</text:p>
          </table:table-cell>
          <table:table-cell table:formula="of:=[15x15x15.A652]+[15x15x15.B652]" office:value-type="float" office:value="0.39088" calcext:value-type="float">
            <text:p>0.39088</text:p>
          </table:table-cell>
          <table:table-cell table:formula="of:=[.D$2]/([.C652]/1000)/1000000" office:value-type="float" office:value="8.63436348751535" calcext:value-type="float">
            <text:p>8.6343634875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4832" calcext:value-type="float">
            <text:p>0.364832</text:p>
          </table:table-cell>
          <table:table-cell table:formula="of:=[15x15x15.A653]+[15x15x15.B653]" office:value-type="float" office:value="0.399808" calcext:value-type="float">
            <text:p>0.399808</text:p>
          </table:table-cell>
          <table:table-cell table:formula="of:=[.D$2]/([.C653]/1000)/1000000" office:value-type="float" office:value="8.44155194493357" calcext:value-type="float">
            <text:p>8.4415519449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49568" calcext:value-type="float">
            <text:p>0.349568</text:p>
          </table:table-cell>
          <table:table-cell table:formula="of:=[15x15x15.A654]+[15x15x15.B654]" office:value-type="float" office:value="0.384448" calcext:value-type="float">
            <text:p>0.384448</text:p>
          </table:table-cell>
          <table:table-cell table:formula="of:=[.D$2]/([.C654]/1000)/1000000" office:value-type="float" office:value="8.77882054270018" calcext:value-type="float">
            <text:p>8.7788205427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9936" calcext:value-type="float">
            <text:p>0.359936</text:p>
          </table:table-cell>
          <table:table-cell table:formula="of:=[15x15x15.A655]+[15x15x15.B655]" office:value-type="float" office:value="0.3944" calcext:value-type="float">
            <text:p>0.3944</text:p>
          </table:table-cell>
          <table:table-cell table:formula="of:=[.D$2]/([.C655]/1000)/1000000" office:value-type="float" office:value="8.55730223123732" calcext:value-type="float">
            <text:p>8.5573022312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69632" calcext:value-type="float">
            <text:p>0.369632</text:p>
          </table:table-cell>
          <table:table-cell table:formula="of:=[15x15x15.A656]+[15x15x15.B656]" office:value-type="float" office:value="0.40528" calcext:value-type="float">
            <text:p>0.40528</text:p>
          </table:table-cell>
          <table:table-cell table:formula="of:=[.D$2]/([.C656]/1000)/1000000" office:value-type="float" office:value="8.32757599684169" calcext:value-type="float">
            <text:p>8.3275759968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6256" calcext:value-type="float">
            <text:p>0.36256</text:p>
          </table:table-cell>
          <table:table-cell table:formula="of:=[15x15x15.A657]+[15x15x15.B657]" office:value-type="float" office:value="0.398016" calcext:value-type="float">
            <text:p>0.398016</text:p>
          </table:table-cell>
          <table:table-cell table:formula="of:=[.D$2]/([.C657]/1000)/1000000" office:value-type="float" office:value="8.47955861070912" calcext:value-type="float">
            <text:p>8.4795586107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49728" calcext:value-type="float">
            <text:p>0.349728</text:p>
          </table:table-cell>
          <table:table-cell table:formula="of:=[15x15x15.A658]+[15x15x15.B658]" office:value-type="float" office:value="0.384448" calcext:value-type="float">
            <text:p>0.384448</text:p>
          </table:table-cell>
          <table:table-cell table:formula="of:=[.D$2]/([.C658]/1000)/1000000" office:value-type="float" office:value="8.77882054270018" calcext:value-type="float">
            <text:p>8.7788205427</text:p>
          </table:table-cell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58432" calcext:value-type="float">
            <text:p>0.358432</text:p>
          </table:table-cell>
          <table:table-cell table:formula="of:=[15x15x15.A659]+[15x15x15.B659]" office:value-type="float" office:value="0.394208" calcext:value-type="float">
            <text:p>0.394208</text:p>
          </table:table-cell>
          <table:table-cell table:formula="of:=[.D$2]/([.C659]/1000)/1000000" office:value-type="float" office:value="8.5614700868577" calcext:value-type="float">
            <text:p>8.5614700869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7904" calcext:value-type="float">
            <text:p>0.367904</text:p>
          </table:table-cell>
          <table:table-cell table:formula="of:=[15x15x15.A660]+[15x15x15.B660]" office:value-type="float" office:value="0.403392" calcext:value-type="float">
            <text:p>0.403392</text:p>
          </table:table-cell>
          <table:table-cell table:formula="of:=[.D$2]/([.C660]/1000)/1000000" office:value-type="float" office:value="8.3665516420752" calcext:value-type="float">
            <text:p>8.3665516421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0336" calcext:value-type="float">
            <text:p>0.350336</text:p>
          </table:table-cell>
          <table:table-cell table:formula="of:=[15x15x15.A661]+[15x15x15.B661]" office:value-type="float" office:value="0.385184" calcext:value-type="float">
            <text:p>0.385184</text:p>
          </table:table-cell>
          <table:table-cell table:formula="of:=[.D$2]/([.C661]/1000)/1000000" office:value-type="float" office:value="8.76204619091136" calcext:value-type="float">
            <text:p>8.7620461909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1472" calcext:value-type="float">
            <text:p>0.361472</text:p>
          </table:table-cell>
          <table:table-cell table:formula="of:=[15x15x15.A662]+[15x15x15.B662]" office:value-type="float" office:value="0.396192" calcext:value-type="float">
            <text:p>0.396192</text:p>
          </table:table-cell>
          <table:table-cell table:formula="of:=[.D$2]/([.C662]/1000)/1000000" office:value-type="float" office:value="8.51859704385752" calcext:value-type="float">
            <text:p>8.5185970439</text:p>
          </table:table-cell>
        </table:table-row>
        <table:table-row table:style-name="ro1">
          <table:table-cell office:value-type="float" office:value="0.035904" calcext:value-type="float">
            <text:p>0.035904</text:p>
          </table:table-cell>
          <table:table-cell office:value-type="float" office:value="0.359872" calcext:value-type="float">
            <text:p>0.359872</text:p>
          </table:table-cell>
          <table:table-cell table:formula="of:=[15x15x15.A663]+[15x15x15.B663]" office:value-type="float" office:value="0.395776" calcext:value-type="float">
            <text:p>0.395776</text:p>
          </table:table-cell>
          <table:table-cell table:formula="of:=[.D$2]/([.C663]/1000)/1000000" office:value-type="float" office:value="8.52755093790427" calcext:value-type="float">
            <text:p>8.5275509379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5648" calcext:value-type="float">
            <text:p>0.355648</text:p>
          </table:table-cell>
          <table:table-cell table:formula="of:=[15x15x15.A664]+[15x15x15.B664]" office:value-type="float" office:value="0.391232" calcext:value-type="float">
            <text:p>0.391232</text:p>
          </table:table-cell>
          <table:table-cell table:formula="of:=[.D$2]/([.C664]/1000)/1000000" office:value-type="float" office:value="8.62659496155734" calcext:value-type="float">
            <text:p>8.626594961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7872" calcext:value-type="float">
            <text:p>0.367872</text:p>
          </table:table-cell>
          <table:table-cell table:formula="of:=[15x15x15.A665]+[15x15x15.B665]" office:value-type="float" office:value="0.402784" calcext:value-type="float">
            <text:p>0.402784</text:p>
          </table:table-cell>
          <table:table-cell table:formula="of:=[.D$2]/([.C665]/1000)/1000000" office:value-type="float" office:value="8.37918090092953" calcext:value-type="float">
            <text:p>8.3791809009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68" calcext:value-type="float">
            <text:p>0.35968</text:p>
          </table:table-cell>
          <table:table-cell table:formula="of:=[15x15x15.A666]+[15x15x15.B666]" office:value-type="float" office:value="0.394656" calcext:value-type="float">
            <text:p>0.394656</text:p>
          </table:table-cell>
          <table:table-cell table:formula="of:=[.D$2]/([.C666]/1000)/1000000" office:value-type="float" office:value="8.55175139868645" calcext:value-type="float">
            <text:p>8.5517513987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5488" calcext:value-type="float">
            <text:p>0.355488</text:p>
          </table:table-cell>
          <table:table-cell table:formula="of:=[15x15x15.A667]+[15x15x15.B667]" office:value-type="float" office:value="0.390304" calcext:value-type="float">
            <text:p>0.390304</text:p>
          </table:table-cell>
          <table:table-cell table:formula="of:=[.D$2]/([.C667]/1000)/1000000" office:value-type="float" office:value="8.64710584569976" calcext:value-type="float">
            <text:p>8.6471058457</text:p>
          </table:table-cell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35632" calcext:value-type="float">
            <text:p>0.35632</text:p>
          </table:table-cell>
          <table:table-cell table:formula="of:=[15x15x15.A668]+[15x15x15.B668]" office:value-type="float" office:value="0.394304" calcext:value-type="float">
            <text:p>0.394304</text:p>
          </table:table-cell>
          <table:table-cell table:formula="of:=[.D$2]/([.C668]/1000)/1000000" office:value-type="float" office:value="8.55938565167992" calcext:value-type="float">
            <text:p>8.5593856517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9776" calcext:value-type="float">
            <text:p>0.359776</text:p>
          </table:table-cell>
          <table:table-cell table:formula="of:=[15x15x15.A669]+[15x15x15.B669]" office:value-type="float" office:value="0.394464" calcext:value-type="float">
            <text:p>0.394464</text:p>
          </table:table-cell>
          <table:table-cell table:formula="of:=[.D$2]/([.C669]/1000)/1000000" office:value-type="float" office:value="8.5559138476515" calcext:value-type="float">
            <text:p>8.5559138477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8912" calcext:value-type="float">
            <text:p>0.358912</text:p>
          </table:table-cell>
          <table:table-cell table:formula="of:=[15x15x15.A670]+[15x15x15.B670]" office:value-type="float" office:value="0.394592" calcext:value-type="float">
            <text:p>0.394592</text:p>
          </table:table-cell>
          <table:table-cell table:formula="of:=[.D$2]/([.C670]/1000)/1000000" office:value-type="float" office:value="8.55313843159517" calcext:value-type="float">
            <text:p>8.5531384316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1696" calcext:value-type="float">
            <text:p>0.361696</text:p>
          </table:table-cell>
          <table:table-cell table:formula="of:=[15x15x15.A671]+[15x15x15.B671]" office:value-type="float" office:value="0.396672" calcext:value-type="float">
            <text:p>0.396672</text:p>
          </table:table-cell>
          <table:table-cell table:formula="of:=[.D$2]/([.C671]/1000)/1000000" office:value-type="float" office:value="8.508288964182" calcext:value-type="float">
            <text:p>8.5082889642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5616" calcext:value-type="float">
            <text:p>0.355616</text:p>
          </table:table-cell>
          <table:table-cell table:formula="of:=[15x15x15.A672]+[15x15x15.B672]" office:value-type="float" office:value="0.39072" calcext:value-type="float">
            <text:p>0.39072</text:p>
          </table:table-cell>
          <table:table-cell table:formula="of:=[.D$2]/([.C672]/1000)/1000000" office:value-type="float" office:value="8.63789926289926" calcext:value-type="float">
            <text:p>8.6378992629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0816" calcext:value-type="float">
            <text:p>0.350816</text:p>
          </table:table-cell>
          <table:table-cell table:formula="of:=[15x15x15.A673]+[15x15x15.B673]" office:value-type="float" office:value="0.38592" calcext:value-type="float">
            <text:p>0.38592</text:p>
          </table:table-cell>
          <table:table-cell table:formula="of:=[.D$2]/([.C673]/1000)/1000000" office:value-type="float" office:value="8.74533582089553" calcext:value-type="float">
            <text:p>8.7453358209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2048" calcext:value-type="float">
            <text:p>0.362048</text:p>
          </table:table-cell>
          <table:table-cell table:formula="of:=[15x15x15.A674]+[15x15x15.B674]" office:value-type="float" office:value="0.397536" calcext:value-type="float">
            <text:p>0.397536</text:p>
          </table:table-cell>
          <table:table-cell table:formula="of:=[.D$2]/([.C674]/1000)/1000000" office:value-type="float" office:value="8.48979715044675" calcext:value-type="float">
            <text:p>8.4897971504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5056" calcext:value-type="float">
            <text:p>0.365056</text:p>
          </table:table-cell>
          <table:table-cell table:formula="of:=[15x15x15.A675]+[15x15x15.B675]" office:value-type="float" office:value="0.400064" calcext:value-type="float">
            <text:p>0.400064</text:p>
          </table:table-cell>
          <table:table-cell table:formula="of:=[.D$2]/([.C675]/1000)/1000000" office:value-type="float" office:value="8.43615021596545" calcext:value-type="float">
            <text:p>8.436150216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9328" calcext:value-type="float">
            <text:p>0.359328</text:p>
          </table:table-cell>
          <table:table-cell table:formula="of:=[15x15x15.A676]+[15x15x15.B676]" office:value-type="float" office:value="0.394752" calcext:value-type="float">
            <text:p>0.394752</text:p>
          </table:table-cell>
          <table:table-cell table:formula="of:=[.D$2]/([.C676]/1000)/1000000" office:value-type="float" office:value="8.549671692607" calcext:value-type="float">
            <text:p>8.5496716926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7152" calcext:value-type="float">
            <text:p>0.357152</text:p>
          </table:table-cell>
          <table:table-cell table:formula="of:=[15x15x15.A677]+[15x15x15.B677]" office:value-type="float" office:value="0.392" calcext:value-type="float">
            <text:p>0.392</text:p>
          </table:table-cell>
          <table:table-cell table:formula="of:=[.D$2]/([.C677]/1000)/1000000" office:value-type="float" office:value="8.60969387755102" calcext:value-type="float">
            <text:p>8.609693877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1232" calcext:value-type="float">
            <text:p>0.351232</text:p>
          </table:table-cell>
          <table:table-cell table:formula="of:=[15x15x15.A678]+[15x15x15.B678]" office:value-type="float" office:value="0.386144" calcext:value-type="float">
            <text:p>0.386144</text:p>
          </table:table-cell>
          <table:table-cell table:formula="of:=[.D$2]/([.C678]/1000)/1000000" office:value-type="float" office:value="8.74026269992542" calcext:value-type="float">
            <text:p>8.7402626999</text:p>
          </table:table-cell>
        </table:table-row>
        <table:table-row table:style-name="ro1">
          <table:table-cell office:value-type="float" office:value="0.038592" calcext:value-type="float">
            <text:p>0.038592</text:p>
          </table:table-cell>
          <table:table-cell office:value-type="float" office:value="0.36256" calcext:value-type="float">
            <text:p>0.36256</text:p>
          </table:table-cell>
          <table:table-cell table:formula="of:=[15x15x15.A679]+[15x15x15.B679]" office:value-type="float" office:value="0.401152" calcext:value-type="float">
            <text:p>0.401152</text:p>
          </table:table-cell>
          <table:table-cell table:formula="of:=[.D$2]/([.C679]/1000)/1000000" office:value-type="float" office:value="8.41326978302489" calcext:value-type="float">
            <text:p>8.413269783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232" calcext:value-type="float">
            <text:p>0.35232</text:p>
          </table:table-cell>
          <table:table-cell table:formula="of:=[15x15x15.A680]+[15x15x15.B680]" office:value-type="float" office:value="0.386784" calcext:value-type="float">
            <text:p>0.386784</text:p>
          </table:table-cell>
          <table:table-cell table:formula="of:=[.D$2]/([.C680]/1000)/1000000" office:value-type="float" office:value="8.72580044676098" calcext:value-type="float">
            <text:p>8.7258004468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928" calcext:value-type="float">
            <text:p>0.36928</text:p>
          </table:table-cell>
          <table:table-cell table:formula="of:=[15x15x15.A681]+[15x15x15.B681]" office:value-type="float" office:value="0.40448" calcext:value-type="float">
            <text:p>0.40448</text:p>
          </table:table-cell>
          <table:table-cell table:formula="of:=[.D$2]/([.C681]/1000)/1000000" office:value-type="float" office:value="8.34404667721519" calcext:value-type="float">
            <text:p>8.3440466772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5872" calcext:value-type="float">
            <text:p>0.355872</text:p>
          </table:table-cell>
          <table:table-cell table:formula="of:=[15x15x15.A682]+[15x15x15.B682]" office:value-type="float" office:value="0.391456" calcext:value-type="float">
            <text:p>0.391456</text:p>
          </table:table-cell>
          <table:table-cell table:formula="of:=[.D$2]/([.C682]/1000)/1000000" office:value-type="float" office:value="8.6216586283005" calcext:value-type="float">
            <text:p>8.6216586283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2368" calcext:value-type="float">
            <text:p>0.362368</text:p>
          </table:table-cell>
          <table:table-cell table:formula="of:=[15x15x15.A683]+[15x15x15.B683]" office:value-type="float" office:value="0.39744" calcext:value-type="float">
            <text:p>0.39744</text:p>
          </table:table-cell>
          <table:table-cell table:formula="of:=[.D$2]/([.C683]/1000)/1000000" office:value-type="float" office:value="8.49184782608696" calcext:value-type="float">
            <text:p>8.4918478261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1088" calcext:value-type="float">
            <text:p>0.361088</text:p>
          </table:table-cell>
          <table:table-cell table:formula="of:=[15x15x15.A684]+[15x15x15.B684]" office:value-type="float" office:value="0.395968" calcext:value-type="float">
            <text:p>0.395968</text:p>
          </table:table-cell>
          <table:table-cell table:formula="of:=[.D$2]/([.C684]/1000)/1000000" office:value-type="float" office:value="8.52341603361888" calcext:value-type="float">
            <text:p>8.5234160336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" calcext:value-type="float">
            <text:p>0.36</text:p>
          </table:table-cell>
          <table:table-cell table:formula="of:=[15x15x15.A685]+[15x15x15.B685]" office:value-type="float" office:value="0.394944" calcext:value-type="float">
            <text:p>0.394944</text:p>
          </table:table-cell>
          <table:table-cell table:formula="of:=[.D$2]/([.C685]/1000)/1000000" office:value-type="float" office:value="8.54551531356344" calcext:value-type="float">
            <text:p>8.5455153136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656" calcext:value-type="float">
            <text:p>0.36656</text:p>
          </table:table-cell>
          <table:table-cell table:formula="of:=[15x15x15.A686]+[15x15x15.B686]" office:value-type="float" office:value="0.40144" calcext:value-type="float">
            <text:p>0.40144</text:p>
          </table:table-cell>
          <table:table-cell table:formula="of:=[.D$2]/([.C686]/1000)/1000000" office:value-type="float" office:value="8.40723395775209" calcext:value-type="float">
            <text:p>8.4072339578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3472" calcext:value-type="float">
            <text:p>0.353472</text:p>
          </table:table-cell>
          <table:table-cell table:formula="of:=[15x15x15.A687]+[15x15x15.B687]" office:value-type="float" office:value="0.388128" calcext:value-type="float">
            <text:p>0.388128</text:p>
          </table:table-cell>
          <table:table-cell table:formula="of:=[.D$2]/([.C687]/1000)/1000000" office:value-type="float" office:value="8.69558496166213" calcext:value-type="float">
            <text:p>8.6955849617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8896" calcext:value-type="float">
            <text:p>0.368896</text:p>
          </table:table-cell>
          <table:table-cell table:formula="of:=[15x15x15.A688]+[15x15x15.B688]" office:value-type="float" office:value="0.40352" calcext:value-type="float">
            <text:p>0.40352</text:p>
          </table:table-cell>
          <table:table-cell table:formula="of:=[.D$2]/([.C688]/1000)/1000000" office:value-type="float" office:value="8.36389770023791" calcext:value-type="float">
            <text:p>8.3638977002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4736" calcext:value-type="float">
            <text:p>0.364736</text:p>
          </table:table-cell>
          <table:table-cell table:formula="of:=[15x15x15.A689]+[15x15x15.B689]" office:value-type="float" office:value="0.399744" calcext:value-type="float">
            <text:p>0.399744</text:p>
          </table:table-cell>
          <table:table-cell table:formula="of:=[.D$2]/([.C689]/1000)/1000000" office:value-type="float" office:value="8.44290345821326" calcext:value-type="float">
            <text:p>8.4429034582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2112" calcext:value-type="float">
            <text:p>0.362112</text:p>
          </table:table-cell>
          <table:table-cell table:formula="of:=[15x15x15.A690]+[15x15x15.B690]" office:value-type="float" office:value="0.396736" calcext:value-type="float">
            <text:p>0.396736</text:p>
          </table:table-cell>
          <table:table-cell table:formula="of:=[.D$2]/([.C690]/1000)/1000000" office:value-type="float" office:value="8.50691643813518" calcext:value-type="float">
            <text:p>8.5069164381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7664" calcext:value-type="float">
            <text:p>0.357664</text:p>
          </table:table-cell>
          <table:table-cell table:formula="of:=[15x15x15.A691]+[15x15x15.B691]" office:value-type="float" office:value="0.392224" calcext:value-type="float">
            <text:p>0.392224</text:p>
          </table:table-cell>
          <table:table-cell table:formula="of:=[.D$2]/([.C691]/1000)/1000000" office:value-type="float" office:value="8.60477686220119" calcext:value-type="float">
            <text:p>8.6047768622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6624" calcext:value-type="float">
            <text:p>0.366624</text:p>
          </table:table-cell>
          <table:table-cell table:formula="of:=[15x15x15.A692]+[15x15x15.B692]" office:value-type="float" office:value="0.4016" calcext:value-type="float">
            <text:p>0.4016</text:p>
          </table:table-cell>
          <table:table-cell table:formula="of:=[.D$2]/([.C692]/1000)/1000000" office:value-type="float" office:value="8.4038844621514" calcext:value-type="float">
            <text:p>8.4038844622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4336" calcext:value-type="float">
            <text:p>0.354336</text:p>
          </table:table-cell>
          <table:table-cell table:formula="of:=[15x15x15.A693]+[15x15x15.B693]" office:value-type="float" office:value="0.389536" calcext:value-type="float">
            <text:p>0.389536</text:p>
          </table:table-cell>
          <table:table-cell table:formula="of:=[.D$2]/([.C693]/1000)/1000000" office:value-type="float" office:value="8.6641542758564" calcext:value-type="float">
            <text:p>8.6641542759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3344" calcext:value-type="float">
            <text:p>0.353344</text:p>
          </table:table-cell>
          <table:table-cell table:formula="of:=[15x15x15.A694]+[15x15x15.B694]" office:value-type="float" office:value="0.388896" calcext:value-type="float">
            <text:p>0.388896</text:p>
          </table:table-cell>
          <table:table-cell table:formula="of:=[.D$2]/([.C694]/1000)/1000000" office:value-type="float" office:value="8.67841273759566" calcext:value-type="float">
            <text:p>8.6784127376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7376" calcext:value-type="float">
            <text:p>0.357376</text:p>
          </table:table-cell>
          <table:table-cell table:formula="of:=[15x15x15.A695]+[15x15x15.B695]" office:value-type="float" office:value="0.392192" calcext:value-type="float">
            <text:p>0.392192</text:p>
          </table:table-cell>
          <table:table-cell table:formula="of:=[.D$2]/([.C695]/1000)/1000000" office:value-type="float" office:value="8.60547894908616" calcext:value-type="float">
            <text:p>8.6054789491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016" calcext:value-type="float">
            <text:p>0.36016</text:p>
          </table:table-cell>
          <table:table-cell table:formula="of:=[15x15x15.A696]+[15x15x15.B696]" office:value-type="float" office:value="0.394688" calcext:value-type="float">
            <text:p>0.394688</text:p>
          </table:table-cell>
          <table:table-cell table:formula="of:=[.D$2]/([.C696]/1000)/1000000" office:value-type="float" office:value="8.55105805091617" calcext:value-type="float">
            <text:p>8.5510580509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5008" calcext:value-type="float">
            <text:p>0.355008</text:p>
          </table:table-cell>
          <table:table-cell table:formula="of:=[15x15x15.A697]+[15x15x15.B697]" office:value-type="float" office:value="0.39024" calcext:value-type="float">
            <text:p>0.39024</text:p>
          </table:table-cell>
          <table:table-cell table:formula="of:=[.D$2]/([.C697]/1000)/1000000" office:value-type="float" office:value="8.64852398523985" calcext:value-type="float">
            <text:p>8.6485239852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2432" calcext:value-type="float">
            <text:p>0.362432</text:p>
          </table:table-cell>
          <table:table-cell table:formula="of:=[15x15x15.A698]+[15x15x15.B698]" office:value-type="float" office:value="0.397632" calcext:value-type="float">
            <text:p>0.397632</text:p>
          </table:table-cell>
          <table:table-cell table:formula="of:=[.D$2]/([.C698]/1000)/1000000" office:value-type="float" office:value="8.48774746499276" calcext:value-type="float">
            <text:p>8.487747465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9968" calcext:value-type="float">
            <text:p>0.359968</text:p>
          </table:table-cell>
          <table:table-cell table:formula="of:=[15x15x15.A699]+[15x15x15.B699]" office:value-type="float" office:value="0.394656" calcext:value-type="float">
            <text:p>0.394656</text:p>
          </table:table-cell>
          <table:table-cell table:formula="of:=[.D$2]/([.C699]/1000)/1000000" office:value-type="float" office:value="8.55175139868645" calcext:value-type="float">
            <text:p>8.5517513987</text:p>
          </table:table-cell>
        </table:table-row>
        <table:table-row table:style-name="ro1">
          <table:table-cell office:value-type="float" office:value="0.039264" calcext:value-type="float">
            <text:p>0.039264</text:p>
          </table:table-cell>
          <table:table-cell office:value-type="float" office:value="0.359168" calcext:value-type="float">
            <text:p>0.359168</text:p>
          </table:table-cell>
          <table:table-cell table:formula="of:=[15x15x15.A700]+[15x15x15.B700]" office:value-type="float" office:value="0.398432" calcext:value-type="float">
            <text:p>0.398432</text:p>
          </table:table-cell>
          <table:table-cell table:formula="of:=[.D$2]/([.C700]/1000)/1000000" office:value-type="float" office:value="8.47070516424384" calcext:value-type="float">
            <text:p>8.4707051642</text:p>
          </table:table-cell>
        </table:table-row>
        <table:table-row table:style-name="ro1">
          <table:table-cell office:value-type="float" office:value="0.040288" calcext:value-type="float">
            <text:p>0.040288</text:p>
          </table:table-cell>
          <table:table-cell office:value-type="float" office:value="0.35904" calcext:value-type="float">
            <text:p>0.35904</text:p>
          </table:table-cell>
          <table:table-cell table:formula="of:=[15x15x15.A701]+[15x15x15.B701]" office:value-type="float" office:value="0.399328" calcext:value-type="float">
            <text:p>0.399328</text:p>
          </table:table-cell>
          <table:table-cell table:formula="of:=[.D$2]/([.C701]/1000)/1000000" office:value-type="float" office:value="8.45169885407485" calcext:value-type="float">
            <text:p>8.4516988541</text:p>
          </table:table-cell>
        </table:table-row>
        <table:table-row table:style-name="ro1">
          <table:table-cell office:value-type="float" office:value="0.039552" calcext:value-type="float">
            <text:p>0.039552</text:p>
          </table:table-cell>
          <table:table-cell office:value-type="float" office:value="0.36304" calcext:value-type="float">
            <text:p>0.36304</text:p>
          </table:table-cell>
          <table:table-cell table:formula="of:=[15x15x15.A702]+[15x15x15.B702]" office:value-type="float" office:value="0.402592" calcext:value-type="float">
            <text:p>0.402592</text:p>
          </table:table-cell>
          <table:table-cell table:formula="of:=[.D$2]/([.C702]/1000)/1000000" office:value-type="float" office:value="8.38317701295605" calcext:value-type="float">
            <text:p>8.383177013</text:p>
          </table:table-cell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54304" calcext:value-type="float">
            <text:p>0.354304</text:p>
          </table:table-cell>
          <table:table-cell table:formula="of:=[15x15x15.A703]+[15x15x15.B703]" office:value-type="float" office:value="0.390112" calcext:value-type="float">
            <text:p>0.390112</text:p>
          </table:table-cell>
          <table:table-cell table:formula="of:=[.D$2]/([.C703]/1000)/1000000" office:value-type="float" office:value="8.65136166024116" calcext:value-type="float">
            <text:p>8.6513616602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176" calcext:value-type="float">
            <text:p>0.36176</text:p>
          </table:table-cell>
          <table:table-cell table:formula="of:=[15x15x15.A704]+[15x15x15.B704]" office:value-type="float" office:value="0.396256" calcext:value-type="float">
            <text:p>0.396256</text:p>
          </table:table-cell>
          <table:table-cell table:formula="of:=[.D$2]/([.C704]/1000)/1000000" office:value-type="float" office:value="8.5172211903416" calcext:value-type="float">
            <text:p>8.5172211903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8304" calcext:value-type="float">
            <text:p>0.358304</text:p>
          </table:table-cell>
          <table:table-cell table:formula="of:=[15x15x15.A705]+[15x15x15.B705]" office:value-type="float" office:value="0.39328" calcext:value-type="float">
            <text:p>0.39328</text:p>
          </table:table-cell>
          <table:table-cell table:formula="of:=[.D$2]/([.C705]/1000)/1000000" office:value-type="float" office:value="8.581672091131" calcext:value-type="float">
            <text:p>8.5816720911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5984" calcext:value-type="float">
            <text:p>0.365984</text:p>
          </table:table-cell>
          <table:table-cell table:formula="of:=[15x15x15.A706]+[15x15x15.B706]" office:value-type="float" office:value="0.401152" calcext:value-type="float">
            <text:p>0.401152</text:p>
          </table:table-cell>
          <table:table-cell table:formula="of:=[.D$2]/([.C706]/1000)/1000000" office:value-type="float" office:value="8.41326978302489" calcext:value-type="float">
            <text:p>8.413269783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69696" calcext:value-type="float">
            <text:p>0.369696</text:p>
          </table:table-cell>
          <table:table-cell table:formula="of:=[15x15x15.A707]+[15x15x15.B707]" office:value-type="float" office:value="0.404928" calcext:value-type="float">
            <text:p>0.404928</text:p>
          </table:table-cell>
          <table:table-cell table:formula="of:=[.D$2]/([.C707]/1000)/1000000" office:value-type="float" office:value="8.33481507823613" calcext:value-type="float">
            <text:p>8.3348150782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6688" calcext:value-type="float">
            <text:p>0.366688</text:p>
          </table:table-cell>
          <table:table-cell table:formula="of:=[15x15x15.A708]+[15x15x15.B708]" office:value-type="float" office:value="0.4016" calcext:value-type="float">
            <text:p>0.4016</text:p>
          </table:table-cell>
          <table:table-cell table:formula="of:=[.D$2]/([.C708]/1000)/1000000" office:value-type="float" office:value="8.4038844621514" calcext:value-type="float">
            <text:p>8.4038844622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4" calcext:value-type="float">
            <text:p>0.364</text:p>
          </table:table-cell>
          <table:table-cell table:formula="of:=[15x15x15.A709]+[15x15x15.B709]" office:value-type="float" office:value="0.399168" calcext:value-type="float">
            <text:p>0.399168</text:p>
          </table:table-cell>
          <table:table-cell table:formula="of:=[.D$2]/([.C709]/1000)/1000000" office:value-type="float" office:value="8.45508658008658" calcext:value-type="float">
            <text:p>8.4550865801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5712" calcext:value-type="float">
            <text:p>0.355712</text:p>
          </table:table-cell>
          <table:table-cell table:formula="of:=[15x15x15.A710]+[15x15x15.B710]" office:value-type="float" office:value="0.39136" calcext:value-type="float">
            <text:p>0.39136</text:p>
          </table:table-cell>
          <table:table-cell table:formula="of:=[.D$2]/([.C710]/1000)/1000000" office:value-type="float" office:value="8.62377350776778" calcext:value-type="float">
            <text:p>8.6237735078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984" calcext:value-type="float">
            <text:p>0.35984</text:p>
          </table:table-cell>
          <table:table-cell table:formula="of:=[15x15x15.A711]+[15x15x15.B711]" office:value-type="float" office:value="0.394496" calcext:value-type="float">
            <text:p>0.394496</text:p>
          </table:table-cell>
          <table:table-cell table:formula="of:=[.D$2]/([.C711]/1000)/1000000" office:value-type="float" office:value="8.5552198247891" calcext:value-type="float">
            <text:p>8.5552198248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49408" calcext:value-type="float">
            <text:p>0.349408</text:p>
          </table:table-cell>
          <table:table-cell table:formula="of:=[15x15x15.A712]+[15x15x15.B712]" office:value-type="float" office:value="0.384736" calcext:value-type="float">
            <text:p>0.384736</text:p>
          </table:table-cell>
          <table:table-cell table:formula="of:=[.D$2]/([.C712]/1000)/1000000" office:value-type="float" office:value="8.77224902270648" calcext:value-type="float">
            <text:p>8.7722490227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8656" calcext:value-type="float">
            <text:p>0.358656</text:p>
          </table:table-cell>
          <table:table-cell table:formula="of:=[15x15x15.A713]+[15x15x15.B713]" office:value-type="float" office:value="0.39344" calcext:value-type="float">
            <text:p>0.39344</text:p>
          </table:table-cell>
          <table:table-cell table:formula="of:=[.D$2]/([.C713]/1000)/1000000" office:value-type="float" office:value="8.57818218788125" calcext:value-type="float">
            <text:p>8.5781821879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47808" calcext:value-type="float">
            <text:p>0.347808</text:p>
          </table:table-cell>
          <table:table-cell table:formula="of:=[15x15x15.A714]+[15x15x15.B714]" office:value-type="float" office:value="0.382656" calcext:value-type="float">
            <text:p>0.382656</text:p>
          </table:table-cell>
          <table:table-cell table:formula="of:=[.D$2]/([.C714]/1000)/1000000" office:value-type="float" office:value="8.81993226292022" calcext:value-type="float">
            <text:p>8.8199322629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312" calcext:value-type="float">
            <text:p>0.35312</text:p>
          </table:table-cell>
          <table:table-cell table:formula="of:=[15x15x15.A715]+[15x15x15.B715]" office:value-type="float" office:value="0.388064" calcext:value-type="float">
            <text:p>0.388064</text:p>
          </table:table-cell>
          <table:table-cell table:formula="of:=[.D$2]/([.C715]/1000)/1000000" office:value-type="float" office:value="8.69701904840439" calcext:value-type="float">
            <text:p>8.6970190484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9936" calcext:value-type="float">
            <text:p>0.359936</text:p>
          </table:table-cell>
          <table:table-cell table:formula="of:=[15x15x15.A716]+[15x15x15.B716]" office:value-type="float" office:value="0.39472" calcext:value-type="float">
            <text:p>0.39472</text:p>
          </table:table-cell>
          <table:table-cell table:formula="of:=[.D$2]/([.C716]/1000)/1000000" office:value-type="float" office:value="8.55036481556547" calcext:value-type="float">
            <text:p>8.5503648156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92" calcext:value-type="float">
            <text:p>0.35392</text:p>
          </table:table-cell>
          <table:table-cell table:formula="of:=[15x15x15.A717]+[15x15x15.B717]" office:value-type="float" office:value="0.388704" calcext:value-type="float">
            <text:p>0.388704</text:p>
          </table:table-cell>
          <table:table-cell table:formula="of:=[.D$2]/([.C717]/1000)/1000000" office:value-type="float" office:value="8.68269943195851" calcext:value-type="float">
            <text:p>8.682699432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488" calcext:value-type="float">
            <text:p>0.35488</text:p>
          </table:table-cell>
          <table:table-cell table:formula="of:=[15x15x15.A718]+[15x15x15.B718]" office:value-type="float" office:value="0.389856" calcext:value-type="float">
            <text:p>0.389856</text:p>
          </table:table-cell>
          <table:table-cell table:formula="of:=[.D$2]/([.C718]/1000)/1000000" office:value-type="float" office:value="8.65704260034474" calcext:value-type="float">
            <text:p>8.6570426003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7232" calcext:value-type="float">
            <text:p>0.367232</text:p>
          </table:table-cell>
          <table:table-cell table:formula="of:=[15x15x15.A719]+[15x15x15.B719]" office:value-type="float" office:value="0.40192" calcext:value-type="float">
            <text:p>0.40192</text:p>
          </table:table-cell>
          <table:table-cell table:formula="of:=[.D$2]/([.C719]/1000)/1000000" office:value-type="float" office:value="8.39719347133758" calcext:value-type="float">
            <text:p>8.3971934713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7696" calcext:value-type="float">
            <text:p>0.357696</text:p>
          </table:table-cell>
          <table:table-cell table:formula="of:=[15x15x15.A720]+[15x15x15.B720]" office:value-type="float" office:value="0.392576" calcext:value-type="float">
            <text:p>0.392576</text:p>
          </table:table-cell>
          <table:table-cell table:formula="of:=[.D$2]/([.C720]/1000)/1000000" office:value-type="float" office:value="8.59706146071079" calcext:value-type="float">
            <text:p>8.5970614607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4832" calcext:value-type="float">
            <text:p>0.364832</text:p>
          </table:table-cell>
          <table:table-cell table:formula="of:=[15x15x15.A721]+[15x15x15.B721]" office:value-type="float" office:value="0.400096" calcext:value-type="float">
            <text:p>0.400096</text:p>
          </table:table-cell>
          <table:table-cell table:formula="of:=[.D$2]/([.C721]/1000)/1000000" office:value-type="float" office:value="8.43547548588339" calcext:value-type="float">
            <text:p>8.4354754859</text:p>
          </table:table-cell>
        </table:table-row>
        <table:table-row table:style-name="ro1">
          <table:table-cell office:value-type="float" office:value="0.041952" calcext:value-type="float">
            <text:p>0.041952</text:p>
          </table:table-cell>
          <table:table-cell office:value-type="float" office:value="0.353248" calcext:value-type="float">
            <text:p>0.353248</text:p>
          </table:table-cell>
          <table:table-cell table:formula="of:=[15x15x15.A722]+[15x15x15.B722]" office:value-type="float" office:value="0.3952" calcext:value-type="float">
            <text:p>0.3952</text:p>
          </table:table-cell>
          <table:table-cell table:formula="of:=[.D$2]/([.C722]/1000)/1000000" office:value-type="float" office:value="8.53997975708502" calcext:value-type="float">
            <text:p>8.5399797571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3728" calcext:value-type="float">
            <text:p>0.353728</text:p>
          </table:table-cell>
          <table:table-cell table:formula="of:=[15x15x15.A723]+[15x15x15.B723]" office:value-type="float" office:value="0.389024" calcext:value-type="float">
            <text:p>0.389024</text:p>
          </table:table-cell>
          <table:table-cell table:formula="of:=[.D$2]/([.C723]/1000)/1000000" office:value-type="float" office:value="8.67555729209509" calcext:value-type="float">
            <text:p>8.6755572921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8144" calcext:value-type="float">
            <text:p>0.358144</text:p>
          </table:table-cell>
          <table:table-cell table:formula="of:=[15x15x15.A724]+[15x15x15.B724]" office:value-type="float" office:value="0.393408" calcext:value-type="float">
            <text:p>0.393408</text:p>
          </table:table-cell>
          <table:table-cell table:formula="of:=[.D$2]/([.C724]/1000)/1000000" office:value-type="float" office:value="8.57887994143485" calcext:value-type="float">
            <text:p>8.5788799414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584" calcext:value-type="float">
            <text:p>0.35584</text:p>
          </table:table-cell>
          <table:table-cell table:formula="of:=[15x15x15.A725]+[15x15x15.B725]" office:value-type="float" office:value="0.391424" calcext:value-type="float">
            <text:p>0.391424</text:p>
          </table:table-cell>
          <table:table-cell table:formula="of:=[.D$2]/([.C725]/1000)/1000000" office:value-type="float" office:value="8.62236347285808" calcext:value-type="float">
            <text:p>8.6223634729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6" calcext:value-type="float">
            <text:p>0.356</text:p>
          </table:table-cell>
          <table:table-cell table:formula="of:=[15x15x15.A726]+[15x15x15.B726]" office:value-type="float" office:value="0.390976" calcext:value-type="float">
            <text:p>0.390976</text:p>
          </table:table-cell>
          <table:table-cell table:formula="of:=[.D$2]/([.C726]/1000)/1000000" office:value-type="float" office:value="8.63224341136029" calcext:value-type="float">
            <text:p>8.6322434114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4016" calcext:value-type="float">
            <text:p>0.354016</text:p>
          </table:table-cell>
          <table:table-cell table:formula="of:=[15x15x15.A727]+[15x15x15.B727]" office:value-type="float" office:value="0.388768" calcext:value-type="float">
            <text:p>0.388768</text:p>
          </table:table-cell>
          <table:table-cell table:formula="of:=[.D$2]/([.C727]/1000)/1000000" office:value-type="float" office:value="8.6812700633797" calcext:value-type="float">
            <text:p>8.6812700634</text:p>
          </table:table-cell>
        </table:table-row>
        <table:table-row table:style-name="ro1">
          <table:table-cell office:value-type="float" office:value="0.03424" calcext:value-type="float">
            <text:p>0.03424</text:p>
          </table:table-cell>
          <table:table-cell office:value-type="float" office:value="0.352224" calcext:value-type="float">
            <text:p>0.352224</text:p>
          </table:table-cell>
          <table:table-cell table:formula="of:=[15x15x15.A728]+[15x15x15.B728]" office:value-type="float" office:value="0.386464" calcext:value-type="float">
            <text:p>0.386464</text:p>
          </table:table-cell>
          <table:table-cell table:formula="of:=[.D$2]/([.C728]/1000)/1000000" office:value-type="float" office:value="8.73302558582429" calcext:value-type="float">
            <text:p>8.7330255858</text:p>
          </table:table-cell>
        </table:table-row>
        <table:table-row table:style-name="ro1">
          <table:table-cell office:value-type="float" office:value="0.041952" calcext:value-type="float">
            <text:p>0.041952</text:p>
          </table:table-cell>
          <table:table-cell office:value-type="float" office:value="0.355392" calcext:value-type="float">
            <text:p>0.355392</text:p>
          </table:table-cell>
          <table:table-cell table:formula="of:=[15x15x15.A729]+[15x15x15.B729]" office:value-type="float" office:value="0.397344" calcext:value-type="float">
            <text:p>0.397344</text:p>
          </table:table-cell>
          <table:table-cell table:formula="of:=[.D$2]/([.C729]/1000)/1000000" office:value-type="float" office:value="8.49389949263107" calcext:value-type="float">
            <text:p>8.493899492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4528" calcext:value-type="float">
            <text:p>0.354528</text:p>
          </table:table-cell>
          <table:table-cell table:formula="of:=[15x15x15.A730]+[15x15x15.B730]" office:value-type="float" office:value="0.38944" calcext:value-type="float">
            <text:p>0.38944</text:p>
          </table:table-cell>
          <table:table-cell table:formula="of:=[.D$2]/([.C730]/1000)/1000000" office:value-type="float" office:value="8.66629005751849" calcext:value-type="float">
            <text:p>8.6662900575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4592" calcext:value-type="float">
            <text:p>0.354592</text:p>
          </table:table-cell>
          <table:table-cell table:formula="of:=[15x15x15.A731]+[15x15x15.B731]" office:value-type="float" office:value="0.389536" calcext:value-type="float">
            <text:p>0.389536</text:p>
          </table:table-cell>
          <table:table-cell table:formula="of:=[.D$2]/([.C731]/1000)/1000000" office:value-type="float" office:value="8.66415427585641" calcext:value-type="float">
            <text:p>8.6641542759</text:p>
          </table:table-cell>
        </table:table-row>
        <table:table-row table:style-name="ro1">
          <table:table-cell office:value-type="float" office:value="0.034336" calcext:value-type="float">
            <text:p>0.034336</text:p>
          </table:table-cell>
          <table:table-cell office:value-type="float" office:value="0.3536" calcext:value-type="float">
            <text:p>0.3536</text:p>
          </table:table-cell>
          <table:table-cell table:formula="of:=[15x15x15.A732]+[15x15x15.B732]" office:value-type="float" office:value="0.387936" calcext:value-type="float">
            <text:p>0.387936</text:p>
          </table:table-cell>
          <table:table-cell table:formula="of:=[.D$2]/([.C732]/1000)/1000000" office:value-type="float" office:value="8.69988864142539" calcext:value-type="float">
            <text:p>8.6998886414</text:p>
          </table:table-cell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0.36096" calcext:value-type="float">
            <text:p>0.36096</text:p>
          </table:table-cell>
          <table:table-cell table:formula="of:=[15x15x15.A733]+[15x15x15.B733]" office:value-type="float" office:value="0.40256" calcext:value-type="float">
            <text:p>0.40256</text:p>
          </table:table-cell>
          <table:table-cell table:formula="of:=[.D$2]/([.C733]/1000)/1000000" office:value-type="float" office:value="8.38384340222575" calcext:value-type="float">
            <text:p>8.3838434022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7408" calcext:value-type="float">
            <text:p>0.357408</text:p>
          </table:table-cell>
          <table:table-cell table:formula="of:=[15x15x15.A734]+[15x15x15.B734]" office:value-type="float" office:value="0.39248" calcext:value-type="float">
            <text:p>0.39248</text:p>
          </table:table-cell>
          <table:table-cell table:formula="of:=[.D$2]/([.C734]/1000)/1000000" office:value-type="float" office:value="8.59916428862617" calcext:value-type="float">
            <text:p>8.599164288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6576" calcext:value-type="float">
            <text:p>0.356576</text:p>
          </table:table-cell>
          <table:table-cell table:formula="of:=[15x15x15.A735]+[15x15x15.B735]" office:value-type="float" office:value="0.391488" calcext:value-type="float">
            <text:p>0.391488</text:p>
          </table:table-cell>
          <table:table-cell table:formula="of:=[.D$2]/([.C735]/1000)/1000000" office:value-type="float" office:value="8.62095389897008" calcext:value-type="float">
            <text:p>8.620953899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3728" calcext:value-type="float">
            <text:p>0.353728</text:p>
          </table:table-cell>
          <table:table-cell table:formula="of:=[15x15x15.A736]+[15x15x15.B736]" office:value-type="float" office:value="0.38864" calcext:value-type="float">
            <text:p>0.38864</text:p>
          </table:table-cell>
          <table:table-cell table:formula="of:=[.D$2]/([.C736]/1000)/1000000" office:value-type="float" office:value="8.68412927130506" calcext:value-type="float">
            <text:p>8.6841292713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65056" calcext:value-type="float">
            <text:p>0.365056</text:p>
          </table:table-cell>
          <table:table-cell table:formula="of:=[15x15x15.A737]+[15x15x15.B737]" office:value-type="float" office:value="0.399488" calcext:value-type="float">
            <text:p>0.399488</text:p>
          </table:table-cell>
          <table:table-cell table:formula="of:=[.D$2]/([.C737]/1000)/1000000" office:value-type="float" office:value="8.4483138417174" calcext:value-type="float">
            <text:p>8.4483138417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4144" calcext:value-type="float">
            <text:p>0.354144</text:p>
          </table:table-cell>
          <table:table-cell table:formula="of:=[15x15x15.A738]+[15x15x15.B738]" office:value-type="float" office:value="0.389216" calcext:value-type="float">
            <text:p>0.389216</text:p>
          </table:table-cell>
          <table:table-cell table:formula="of:=[.D$2]/([.C738]/1000)/1000000" office:value-type="float" office:value="8.67127764531777" calcext:value-type="float">
            <text:p>8.6712776453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1856" calcext:value-type="float">
            <text:p>0.361856</text:p>
          </table:table-cell>
          <table:table-cell table:formula="of:=[15x15x15.A739]+[15x15x15.B739]" office:value-type="float" office:value="0.396416" calcext:value-type="float">
            <text:p>0.396416</text:p>
          </table:table-cell>
          <table:table-cell table:formula="of:=[.D$2]/([.C739]/1000)/1000000" office:value-type="float" office:value="8.51378350016145" calcext:value-type="float">
            <text:p>8.5137835002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5456" calcext:value-type="float">
            <text:p>0.355456</text:p>
          </table:table-cell>
          <table:table-cell table:formula="of:=[15x15x15.A740]+[15x15x15.B740]" office:value-type="float" office:value="0.390112" calcext:value-type="float">
            <text:p>0.390112</text:p>
          </table:table-cell>
          <table:table-cell table:formula="of:=[.D$2]/([.C740]/1000)/1000000" office:value-type="float" office:value="8.65136166024116" calcext:value-type="float">
            <text:p>8.6513616602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696" calcext:value-type="float">
            <text:p>0.35696</text:p>
          </table:table-cell>
          <table:table-cell table:formula="of:=[15x15x15.A741]+[15x15x15.B741]" office:value-type="float" office:value="0.391744" calcext:value-type="float">
            <text:p>0.391744</text:p>
          </table:table-cell>
          <table:table-cell table:formula="of:=[.D$2]/([.C741]/1000)/1000000" office:value-type="float" office:value="8.61532020911616" calcext:value-type="float">
            <text:p>8.6153202091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1072" calcext:value-type="float">
            <text:p>0.351072</text:p>
          </table:table-cell>
          <table:table-cell table:formula="of:=[15x15x15.A742]+[15x15x15.B742]" office:value-type="float" office:value="0.385568" calcext:value-type="float">
            <text:p>0.385568</text:p>
          </table:table-cell>
          <table:table-cell table:formula="of:=[.D$2]/([.C742]/1000)/1000000" office:value-type="float" office:value="8.7533197775749" calcext:value-type="float">
            <text:p>8.7533197776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6592" calcext:value-type="float">
            <text:p>0.366592</text:p>
          </table:table-cell>
          <table:table-cell table:formula="of:=[15x15x15.A743]+[15x15x15.B743]" office:value-type="float" office:value="0.401472" calcext:value-type="float">
            <text:p>0.401472</text:p>
          </table:table-cell>
          <table:table-cell table:formula="of:=[.D$2]/([.C743]/1000)/1000000" office:value-type="float" office:value="8.40656384505022" calcext:value-type="float">
            <text:p>8.4065638451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4848" calcext:value-type="float">
            <text:p>0.354848</text:p>
          </table:table-cell>
          <table:table-cell table:formula="of:=[15x15x15.A744]+[15x15x15.B744]" office:value-type="float" office:value="0.390304" calcext:value-type="float">
            <text:p>0.390304</text:p>
          </table:table-cell>
          <table:table-cell table:formula="of:=[.D$2]/([.C744]/1000)/1000000" office:value-type="float" office:value="8.64710584569976" calcext:value-type="float">
            <text:p>8.6471058457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2256" calcext:value-type="float">
            <text:p>0.352256</text:p>
          </table:table-cell>
          <table:table-cell table:formula="of:=[15x15x15.A745]+[15x15x15.B745]" office:value-type="float" office:value="0.387072" calcext:value-type="float">
            <text:p>0.387072</text:p>
          </table:table-cell>
          <table:table-cell table:formula="of:=[.D$2]/([.C745]/1000)/1000000" office:value-type="float" office:value="8.71930803571429" calcext:value-type="float">
            <text:p>8.7193080357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0192" calcext:value-type="float">
            <text:p>0.360192</text:p>
          </table:table-cell>
          <table:table-cell table:formula="of:=[15x15x15.A746]+[15x15x15.B746]" office:value-type="float" office:value="0.39472" calcext:value-type="float">
            <text:p>0.39472</text:p>
          </table:table-cell>
          <table:table-cell table:formula="of:=[.D$2]/([.C746]/1000)/1000000" office:value-type="float" office:value="8.55036481556547" calcext:value-type="float">
            <text:p>8.5503648156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72896" calcext:value-type="float">
            <text:p>0.372896</text:p>
          </table:table-cell>
          <table:table-cell table:formula="of:=[15x15x15.A747]+[15x15x15.B747]" office:value-type="float" office:value="0.407712" calcext:value-type="float">
            <text:p>0.407712</text:p>
          </table:table-cell>
          <table:table-cell table:formula="of:=[.D$2]/([.C747]/1000)/1000000" office:value-type="float" office:value="8.27790204850483" calcext:value-type="float">
            <text:p>8.2779020485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2608" calcext:value-type="float">
            <text:p>0.352608</text:p>
          </table:table-cell>
          <table:table-cell table:formula="of:=[15x15x15.A748]+[15x15x15.B748]" office:value-type="float" office:value="0.38752" calcext:value-type="float">
            <text:p>0.38752</text:p>
          </table:table-cell>
          <table:table-cell table:formula="of:=[.D$2]/([.C748]/1000)/1000000" office:value-type="float" office:value="8.70922791081751" calcext:value-type="float">
            <text:p>8.7092279108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0864" calcext:value-type="float">
            <text:p>0.360864</text:p>
          </table:table-cell>
          <table:table-cell table:formula="of:=[15x15x15.A749]+[15x15x15.B749]" office:value-type="float" office:value="0.395872" calcext:value-type="float">
            <text:p>0.395872</text:p>
          </table:table-cell>
          <table:table-cell table:formula="of:=[.D$2]/([.C749]/1000)/1000000" office:value-type="float" office:value="8.525482984399" calcext:value-type="float">
            <text:p>8.5254829844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4384" calcext:value-type="float">
            <text:p>0.364384</text:p>
          </table:table-cell>
          <table:table-cell table:formula="of:=[15x15x15.A750]+[15x15x15.B750]" office:value-type="float" office:value="0.399552" calcext:value-type="float">
            <text:p>0.399552</text:p>
          </table:table-cell>
          <table:table-cell table:formula="of:=[.D$2]/([.C750]/1000)/1000000" office:value-type="float" office:value="8.44696059586737" calcext:value-type="float">
            <text:p>8.4469605959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8992" calcext:value-type="float">
            <text:p>0.368992</text:p>
          </table:table-cell>
          <table:table-cell table:formula="of:=[15x15x15.A751]+[15x15x15.B751]" office:value-type="float" office:value="0.404064" calcext:value-type="float">
            <text:p>0.404064</text:p>
          </table:table-cell>
          <table:table-cell table:formula="of:=[.D$2]/([.C751]/1000)/1000000" office:value-type="float" office:value="8.35263720598717" calcext:value-type="float">
            <text:p>8.352637206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0672" calcext:value-type="float">
            <text:p>0.360672</text:p>
          </table:table-cell>
          <table:table-cell table:formula="of:=[15x15x15.A752]+[15x15x15.B752]" office:value-type="float" office:value="0.395808" calcext:value-type="float">
            <text:p>0.395808</text:p>
          </table:table-cell>
          <table:table-cell table:formula="of:=[.D$2]/([.C752]/1000)/1000000" office:value-type="float" office:value="8.52686150861024" calcext:value-type="float">
            <text:p>8.5268615086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3504" calcext:value-type="float">
            <text:p>0.353504</text:p>
          </table:table-cell>
          <table:table-cell table:formula="of:=[15x15x15.A753]+[15x15x15.B753]" office:value-type="float" office:value="0.388" calcext:value-type="float">
            <text:p>0.388</text:p>
          </table:table-cell>
          <table:table-cell table:formula="of:=[.D$2]/([.C753]/1000)/1000000" office:value-type="float" office:value="8.69845360824742" calcext:value-type="float">
            <text:p>8.6984536082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1408" calcext:value-type="float">
            <text:p>0.361408</text:p>
          </table:table-cell>
          <table:table-cell table:formula="of:=[15x15x15.A754]+[15x15x15.B754]" office:value-type="float" office:value="0.396384" calcext:value-type="float">
            <text:p>0.396384</text:p>
          </table:table-cell>
          <table:table-cell table:formula="of:=[.D$2]/([.C754]/1000)/1000000" office:value-type="float" office:value="8.51447081617825" calcext:value-type="float">
            <text:p>8.5144708162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9408" calcext:value-type="float">
            <text:p>0.369408</text:p>
          </table:table-cell>
          <table:table-cell table:formula="of:=[15x15x15.A755]+[15x15x15.B755]" office:value-type="float" office:value="0.404544" calcext:value-type="float">
            <text:p>0.404544</text:p>
          </table:table-cell>
          <table:table-cell table:formula="of:=[.D$2]/([.C755]/1000)/1000000" office:value-type="float" office:value="8.34272662553394" calcext:value-type="float">
            <text:p>8.3427266255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8992" calcext:value-type="float">
            <text:p>0.348992</text:p>
          </table:table-cell>
          <table:table-cell table:formula="of:=[15x15x15.A756]+[15x15x15.B756]" office:value-type="float" office:value="0.384" calcext:value-type="float">
            <text:p>0.384</text:p>
          </table:table-cell>
          <table:table-cell table:formula="of:=[.D$2]/([.C756]/1000)/1000000" office:value-type="float" office:value="8.7890625" calcext:value-type="float">
            <text:p>8.7890625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3024" calcext:value-type="float">
            <text:p>0.353024</text:p>
          </table:table-cell>
          <table:table-cell table:formula="of:=[15x15x15.A757]+[15x15x15.B757]" office:value-type="float" office:value="0.387904" calcext:value-type="float">
            <text:p>0.387904</text:p>
          </table:table-cell>
          <table:table-cell table:formula="of:=[.D$2]/([.C757]/1000)/1000000" office:value-type="float" office:value="8.70060633558819" calcext:value-type="float">
            <text:p>8.7006063356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7568" calcext:value-type="float">
            <text:p>0.357568</text:p>
          </table:table-cell>
          <table:table-cell table:formula="of:=[15x15x15.A758]+[15x15x15.B758]" office:value-type="float" office:value="0.392448" calcext:value-type="float">
            <text:p>0.392448</text:p>
          </table:table-cell>
          <table:table-cell table:formula="of:=[.D$2]/([.C758]/1000)/1000000" office:value-type="float" office:value="8.59986545988258" calcext:value-type="float">
            <text:p>8.5998654599</text:p>
          </table:table-cell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7184" calcext:value-type="float">
            <text:p>0.357184</text:p>
          </table:table-cell>
          <table:table-cell table:formula="of:=[15x15x15.A759]+[15x15x15.B759]" office:value-type="float" office:value="0.392704" calcext:value-type="float">
            <text:p>0.392704</text:p>
          </table:table-cell>
          <table:table-cell table:formula="of:=[.D$2]/([.C759]/1000)/1000000" office:value-type="float" office:value="8.59425928943938" calcext:value-type="float">
            <text:p>8.5942592894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8304" calcext:value-type="float">
            <text:p>0.358304</text:p>
          </table:table-cell>
          <table:table-cell table:formula="of:=[15x15x15.A760]+[15x15x15.B760]" office:value-type="float" office:value="0.393312" calcext:value-type="float">
            <text:p>0.393312</text:p>
          </table:table-cell>
          <table:table-cell table:formula="of:=[.D$2]/([.C760]/1000)/1000000" office:value-type="float" office:value="8.58097388332926" calcext:value-type="float">
            <text:p>8.5809738833</text:p>
          </table:table-cell>
        </table:table-row>
        <table:table-row table:style-name="ro1">
          <table:table-cell office:value-type="float" office:value="0.039904" calcext:value-type="float">
            <text:p>0.039904</text:p>
          </table:table-cell>
          <table:table-cell office:value-type="float" office:value="0.35312" calcext:value-type="float">
            <text:p>0.35312</text:p>
          </table:table-cell>
          <table:table-cell table:formula="of:=[15x15x15.A761]+[15x15x15.B761]" office:value-type="float" office:value="0.393024" calcext:value-type="float">
            <text:p>0.393024</text:p>
          </table:table-cell>
          <table:table-cell table:formula="of:=[.D$2]/([.C761]/1000)/1000000" office:value-type="float" office:value="8.58726184660479" calcext:value-type="float">
            <text:p>8.5872618466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304" calcext:value-type="float">
            <text:p>0.36304</text:p>
          </table:table-cell>
          <table:table-cell table:formula="of:=[15x15x15.A762]+[15x15x15.B762]" office:value-type="float" office:value="0.398208" calcext:value-type="float">
            <text:p>0.398208</text:p>
          </table:table-cell>
          <table:table-cell table:formula="of:=[.D$2]/([.C762]/1000)/1000000" office:value-type="float" office:value="8.47547010607522" calcext:value-type="float">
            <text:p>8.4754701061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6704" calcext:value-type="float">
            <text:p>0.356704</text:p>
          </table:table-cell>
          <table:table-cell table:formula="of:=[15x15x15.A763]+[15x15x15.B763]" office:value-type="float" office:value="0.39216" calcext:value-type="float">
            <text:p>0.39216</text:p>
          </table:table-cell>
          <table:table-cell table:formula="of:=[.D$2]/([.C763]/1000)/1000000" office:value-type="float" office:value="8.6061811505508" calcext:value-type="float">
            <text:p>8.6061811506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7424" calcext:value-type="float">
            <text:p>0.367424</text:p>
          </table:table-cell>
          <table:table-cell table:formula="of:=[15x15x15.A764]+[15x15x15.B764]" office:value-type="float" office:value="0.40224" calcext:value-type="float">
            <text:p>0.40224</text:p>
          </table:table-cell>
          <table:table-cell table:formula="of:=[.D$2]/([.C764]/1000)/1000000" office:value-type="float" office:value="8.39051312649165" calcext:value-type="float">
            <text:p>8.3905131265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0032" calcext:value-type="float">
            <text:p>0.360032</text:p>
          </table:table-cell>
          <table:table-cell table:formula="of:=[15x15x15.A765]+[15x15x15.B765]" office:value-type="float" office:value="0.39456" calcext:value-type="float">
            <text:p>0.39456</text:p>
          </table:table-cell>
          <table:table-cell table:formula="of:=[.D$2]/([.C765]/1000)/1000000" office:value-type="float" office:value="8.55383211678832" calcext:value-type="float">
            <text:p>8.5538321168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7376" calcext:value-type="float">
            <text:p>0.357376</text:p>
          </table:table-cell>
          <table:table-cell table:formula="of:=[15x15x15.A766]+[15x15x15.B766]" office:value-type="float" office:value="0.39232" calcext:value-type="float">
            <text:p>0.39232</text:p>
          </table:table-cell>
          <table:table-cell table:formula="of:=[.D$2]/([.C766]/1000)/1000000" office:value-type="float" office:value="8.60267128874388" calcext:value-type="float">
            <text:p>8.6026712887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8944" calcext:value-type="float">
            <text:p>0.358944</text:p>
          </table:table-cell>
          <table:table-cell table:formula="of:=[15x15x15.A767]+[15x15x15.B767]" office:value-type="float" office:value="0.393728" calcext:value-type="float">
            <text:p>0.393728</text:p>
          </table:table-cell>
          <table:table-cell table:formula="of:=[.D$2]/([.C767]/1000)/1000000" office:value-type="float" office:value="8.57190750975293" calcext:value-type="float">
            <text:p>8.5719075098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3856" calcext:value-type="float">
            <text:p>0.353856</text:p>
          </table:table-cell>
          <table:table-cell table:formula="of:=[15x15x15.A768]+[15x15x15.B768]" office:value-type="float" office:value="0.388384" calcext:value-type="float">
            <text:p>0.388384</text:p>
          </table:table-cell>
          <table:table-cell table:formula="of:=[.D$2]/([.C768]/1000)/1000000" office:value-type="float" office:value="8.68985334102332" calcext:value-type="float">
            <text:p>8.689853341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3312" calcext:value-type="float">
            <text:p>0.353312</text:p>
          </table:table-cell>
          <table:table-cell table:formula="of:=[15x15x15.A769]+[15x15x15.B769]" office:value-type="float" office:value="0.388896" calcext:value-type="float">
            <text:p>0.388896</text:p>
          </table:table-cell>
          <table:table-cell table:formula="of:=[.D$2]/([.C769]/1000)/1000000" office:value-type="float" office:value="8.67841273759566" calcext:value-type="float">
            <text:p>8.6784127376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3984" calcext:value-type="float">
            <text:p>0.353984</text:p>
          </table:table-cell>
          <table:table-cell table:formula="of:=[15x15x15.A770]+[15x15x15.B770]" office:value-type="float" office:value="0.389152" calcext:value-type="float">
            <text:p>0.389152</text:p>
          </table:table-cell>
          <table:table-cell table:formula="of:=[.D$2]/([.C770]/1000)/1000000" office:value-type="float" office:value="8.67270372502262" calcext:value-type="float">
            <text:p>8.672703725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7152" calcext:value-type="float">
            <text:p>0.37152</text:p>
          </table:table-cell>
          <table:table-cell table:formula="of:=[15x15x15.A771]+[15x15x15.B771]" office:value-type="float" office:value="0.406112" calcext:value-type="float">
            <text:p>0.406112</text:p>
          </table:table-cell>
          <table:table-cell table:formula="of:=[.D$2]/([.C771]/1000)/1000000" office:value-type="float" office:value="8.31051532582145" calcext:value-type="float">
            <text:p>8.3105153258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664" calcext:value-type="float">
            <text:p>0.35664</text:p>
          </table:table-cell>
          <table:table-cell table:formula="of:=[15x15x15.A772]+[15x15x15.B772]" office:value-type="float" office:value="0.391552" calcext:value-type="float">
            <text:p>0.391552</text:p>
          </table:table-cell>
          <table:table-cell table:formula="of:=[.D$2]/([.C772]/1000)/1000000" office:value-type="float" office:value="8.61954478587774" calcext:value-type="float">
            <text:p>8.6195447859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9872" calcext:value-type="float">
            <text:p>0.359872</text:p>
          </table:table-cell>
          <table:table-cell table:formula="of:=[15x15x15.A773]+[15x15x15.B773]" office:value-type="float" office:value="0.394912" calcext:value-type="float">
            <text:p>0.394912</text:p>
          </table:table-cell>
          <table:table-cell table:formula="of:=[.D$2]/([.C773]/1000)/1000000" office:value-type="float" office:value="8.54620776274208" calcext:value-type="float">
            <text:p>8.5462077627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6544" calcext:value-type="float">
            <text:p>0.356544</text:p>
          </table:table-cell>
          <table:table-cell table:formula="of:=[15x15x15.A774]+[15x15x15.B774]" office:value-type="float" office:value="0.392128" calcext:value-type="float">
            <text:p>0.392128</text:p>
          </table:table-cell>
          <table:table-cell table:formula="of:=[.D$2]/([.C774]/1000)/1000000" office:value-type="float" office:value="8.60688346662314" calcext:value-type="float">
            <text:p>8.6068834666</text:p>
          </table:table-cell>
        </table:table-row>
        <table:table-row table:style-name="ro1">
          <table:table-cell office:value-type="float" office:value="0.037376" calcext:value-type="float">
            <text:p>0.037376</text:p>
          </table:table-cell>
          <table:table-cell office:value-type="float" office:value="0.369792" calcext:value-type="float">
            <text:p>0.369792</text:p>
          </table:table-cell>
          <table:table-cell table:formula="of:=[15x15x15.A775]+[15x15x15.B775]" office:value-type="float" office:value="0.407168" calcext:value-type="float">
            <text:p>0.407168</text:p>
          </table:table-cell>
          <table:table-cell table:formula="of:=[.D$2]/([.C775]/1000)/1000000" office:value-type="float" office:value="8.28896180446401" calcext:value-type="float">
            <text:p>8.2889618045</text:p>
          </table:table-cell>
        </table:table-row>
        <table:table-row table:style-name="ro1">
          <table:table-cell office:value-type="float" office:value="0.036064" calcext:value-type="float">
            <text:p>0.036064</text:p>
          </table:table-cell>
          <table:table-cell office:value-type="float" office:value="0.358176" calcext:value-type="float">
            <text:p>0.358176</text:p>
          </table:table-cell>
          <table:table-cell table:formula="of:=[15x15x15.A776]+[15x15x15.B776]" office:value-type="float" office:value="0.39424" calcext:value-type="float">
            <text:p>0.39424</text:p>
          </table:table-cell>
          <table:table-cell table:formula="of:=[.D$2]/([.C776]/1000)/1000000" office:value-type="float" office:value="8.56077516233766" calcext:value-type="float">
            <text:p>8.5607751623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952" calcext:value-type="float">
            <text:p>0.35952</text:p>
          </table:table-cell>
          <table:table-cell table:formula="of:=[15x15x15.A777]+[15x15x15.B777]" office:value-type="float" office:value="0.394272" calcext:value-type="float">
            <text:p>0.394272</text:p>
          </table:table-cell>
          <table:table-cell table:formula="of:=[.D$2]/([.C777]/1000)/1000000" office:value-type="float" office:value="8.56008035062089" calcext:value-type="float">
            <text:p>8.5600803506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936" calcext:value-type="float">
            <text:p>0.35936</text:p>
          </table:table-cell>
          <table:table-cell table:formula="of:=[15x15x15.A778]+[15x15x15.B778]" office:value-type="float" office:value="0.394432" calcext:value-type="float">
            <text:p>0.394432</text:p>
          </table:table-cell>
          <table:table-cell table:formula="of:=[.D$2]/([.C778]/1000)/1000000" office:value-type="float" office:value="8.5566079831251" calcext:value-type="float">
            <text:p>8.5566079831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4832" calcext:value-type="float">
            <text:p>0.364832</text:p>
          </table:table-cell>
          <table:table-cell table:formula="of:=[15x15x15.A779]+[15x15x15.B779]" office:value-type="float" office:value="0.399808" calcext:value-type="float">
            <text:p>0.399808</text:p>
          </table:table-cell>
          <table:table-cell table:formula="of:=[.D$2]/([.C779]/1000)/1000000" office:value-type="float" office:value="8.44155194493357" calcext:value-type="float">
            <text:p>8.4415519449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46144" calcext:value-type="float">
            <text:p>0.346144</text:p>
          </table:table-cell>
          <table:table-cell table:formula="of:=[15x15x15.A780]+[15x15x15.B780]" office:value-type="float" office:value="0.380896" calcext:value-type="float">
            <text:p>0.380896</text:p>
          </table:table-cell>
          <table:table-cell table:formula="of:=[.D$2]/([.C780]/1000)/1000000" office:value-type="float" office:value="8.86068638158447" calcext:value-type="float">
            <text:p>8.8606863816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3568" calcext:value-type="float">
            <text:p>0.353568</text:p>
          </table:table-cell>
          <table:table-cell table:formula="of:=[15x15x15.A781]+[15x15x15.B781]" office:value-type="float" office:value="0.388576" calcext:value-type="float">
            <text:p>0.388576</text:p>
          </table:table-cell>
          <table:table-cell table:formula="of:=[.D$2]/([.C781]/1000)/1000000" office:value-type="float" office:value="8.68555958165198" calcext:value-type="float">
            <text:p>8.6855595817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3824" calcext:value-type="float">
            <text:p>0.353824</text:p>
          </table:table-cell>
          <table:table-cell table:formula="of:=[15x15x15.A782]+[15x15x15.B782]" office:value-type="float" office:value="0.388576" calcext:value-type="float">
            <text:p>0.388576</text:p>
          </table:table-cell>
          <table:table-cell table:formula="of:=[.D$2]/([.C782]/1000)/1000000" office:value-type="float" office:value="8.68555958165198" calcext:value-type="float">
            <text:p>8.6855595817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5872" calcext:value-type="float">
            <text:p>0.355872</text:p>
          </table:table-cell>
          <table:table-cell table:formula="of:=[15x15x15.A783]+[15x15x15.B783]" office:value-type="float" office:value="0.390656" calcext:value-type="float">
            <text:p>0.390656</text:p>
          </table:table-cell>
          <table:table-cell table:formula="of:=[.D$2]/([.C783]/1000)/1000000" office:value-type="float" office:value="8.63931438401049" calcext:value-type="float">
            <text:p>8.639314384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5808" calcext:value-type="float">
            <text:p>0.355808</text:p>
          </table:table-cell>
          <table:table-cell table:formula="of:=[15x15x15.A784]+[15x15x15.B784]" office:value-type="float" office:value="0.390976" calcext:value-type="float">
            <text:p>0.390976</text:p>
          </table:table-cell>
          <table:table-cell table:formula="of:=[.D$2]/([.C784]/1000)/1000000" office:value-type="float" office:value="8.63224341136029" calcext:value-type="float">
            <text:p>8.6322434114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8672" calcext:value-type="float">
            <text:p>0.368672</text:p>
          </table:table-cell>
          <table:table-cell table:formula="of:=[15x15x15.A785]+[15x15x15.B785]" office:value-type="float" office:value="0.404096" calcext:value-type="float">
            <text:p>0.404096</text:p>
          </table:table-cell>
          <table:table-cell table:formula="of:=[.D$2]/([.C785]/1000)/1000000" office:value-type="float" office:value="8.3519757681343" calcext:value-type="float">
            <text:p>8.3519757681</text:p>
          </table:table-cell>
        </table:table-row>
        <table:table-row table:style-name="ro1">
          <table:table-cell office:value-type="float" office:value="0.04176" calcext:value-type="float">
            <text:p>0.04176</text:p>
          </table:table-cell>
          <table:table-cell office:value-type="float" office:value="0.353024" calcext:value-type="float">
            <text:p>0.353024</text:p>
          </table:table-cell>
          <table:table-cell table:formula="of:=[15x15x15.A786]+[15x15x15.B786]" office:value-type="float" office:value="0.394784" calcext:value-type="float">
            <text:p>0.394784</text:p>
          </table:table-cell>
          <table:table-cell table:formula="of:=[.D$2]/([.C786]/1000)/1000000" office:value-type="float" office:value="8.54897868201346" calcext:value-type="float">
            <text:p>8.548978682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3008" calcext:value-type="float">
            <text:p>0.363008</text:p>
          </table:table-cell>
          <table:table-cell table:formula="of:=[15x15x15.A787]+[15x15x15.B787]" office:value-type="float" office:value="0.397504" calcext:value-type="float">
            <text:p>0.397504</text:p>
          </table:table-cell>
          <table:table-cell table:formula="of:=[.D$2]/([.C787]/1000)/1000000" office:value-type="float" office:value="8.49048059893737" calcext:value-type="float">
            <text:p>8.4904805989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4944" calcext:value-type="float">
            <text:p>0.354944</text:p>
          </table:table-cell>
          <table:table-cell table:formula="of:=[15x15x15.A788]+[15x15x15.B788]" office:value-type="float" office:value="0.389536" calcext:value-type="float">
            <text:p>0.389536</text:p>
          </table:table-cell>
          <table:table-cell table:formula="of:=[.D$2]/([.C788]/1000)/1000000" office:value-type="float" office:value="8.6641542758564" calcext:value-type="float">
            <text:p>8.6641542759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2048" calcext:value-type="float">
            <text:p>0.362048</text:p>
          </table:table-cell>
          <table:table-cell table:formula="of:=[15x15x15.A789]+[15x15x15.B789]" office:value-type="float" office:value="0.397152" calcext:value-type="float">
            <text:p>0.397152</text:p>
          </table:table-cell>
          <table:table-cell table:formula="of:=[.D$2]/([.C789]/1000)/1000000" office:value-type="float" office:value="8.49800580130529" calcext:value-type="float">
            <text:p>8.4980058013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7344" calcext:value-type="float">
            <text:p>0.357344</text:p>
          </table:table-cell>
          <table:table-cell table:formula="of:=[15x15x15.A790]+[15x15x15.B790]" office:value-type="float" office:value="0.39232" calcext:value-type="float">
            <text:p>0.39232</text:p>
          </table:table-cell>
          <table:table-cell table:formula="of:=[.D$2]/([.C790]/1000)/1000000" office:value-type="float" office:value="8.60267128874388" calcext:value-type="float">
            <text:p>8.6026712887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872" calcext:value-type="float">
            <text:p>0.355872</text:p>
          </table:table-cell>
          <table:table-cell table:formula="of:=[15x15x15.A791]+[15x15x15.B791]" office:value-type="float" office:value="0.391264" calcext:value-type="float">
            <text:p>0.391264</text:p>
          </table:table-cell>
          <table:table-cell table:formula="of:=[.D$2]/([.C791]/1000)/1000000" office:value-type="float" office:value="8.62588942504294" calcext:value-type="float">
            <text:p>8.625889425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264" calcext:value-type="float">
            <text:p>0.35264</text:p>
          </table:table-cell>
          <table:table-cell table:formula="of:=[15x15x15.A792]+[15x15x15.B792]" office:value-type="float" office:value="0.387552" calcext:value-type="float">
            <text:p>0.387552</text:p>
          </table:table-cell>
          <table:table-cell table:formula="of:=[.D$2]/([.C792]/1000)/1000000" office:value-type="float" office:value="8.70850879365866" calcext:value-type="float">
            <text:p>8.7085087937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" calcext:value-type="float">
            <text:p>0.36</text:p>
          </table:table-cell>
          <table:table-cell table:formula="of:=[15x15x15.A793]+[15x15x15.B793]" office:value-type="float" office:value="0.394976" calcext:value-type="float">
            <text:p>0.394976</text:p>
          </table:table-cell>
          <table:table-cell table:formula="of:=[.D$2]/([.C793]/1000)/1000000" office:value-type="float" office:value="8.54482297658592" calcext:value-type="float">
            <text:p>8.5448229766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52" calcext:value-type="float">
            <text:p>0.3552</text:p>
          </table:table-cell>
          <table:table-cell table:formula="of:=[15x15x15.A794]+[15x15x15.B794]" office:value-type="float" office:value="0.390464" calcext:value-type="float">
            <text:p>0.390464</text:p>
          </table:table-cell>
          <table:table-cell table:formula="of:=[.D$2]/([.C794]/1000)/1000000" office:value-type="float" office:value="8.64356253073267" calcext:value-type="float">
            <text:p>8.6435625307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2912" calcext:value-type="float">
            <text:p>0.362912</text:p>
          </table:table-cell>
          <table:table-cell table:formula="of:=[15x15x15.A795]+[15x15x15.B795]" office:value-type="float" office:value="0.397952" calcext:value-type="float">
            <text:p>0.397952</text:p>
          </table:table-cell>
          <table:table-cell table:formula="of:=[.D$2]/([.C795]/1000)/1000000" office:value-type="float" office:value="8.48092232229013" calcext:value-type="float">
            <text:p>8.4809223223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8528" calcext:value-type="float">
            <text:p>0.358528</text:p>
          </table:table-cell>
          <table:table-cell table:formula="of:=[15x15x15.A796]+[15x15x15.B796]" office:value-type="float" office:value="0.39392" calcext:value-type="float">
            <text:p>0.39392</text:p>
          </table:table-cell>
          <table:table-cell table:formula="of:=[.D$2]/([.C796]/1000)/1000000" office:value-type="float" office:value="8.56772948822096" calcext:value-type="float">
            <text:p>8.5677294882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1744" calcext:value-type="float">
            <text:p>0.351744</text:p>
          </table:table-cell>
          <table:table-cell table:formula="of:=[15x15x15.A797]+[15x15x15.B797]" office:value-type="float" office:value="0.386912" calcext:value-type="float">
            <text:p>0.386912</text:p>
          </table:table-cell>
          <table:table-cell table:formula="of:=[.D$2]/([.C797]/1000)/1000000" office:value-type="float" office:value="8.72291373749069" calcext:value-type="float">
            <text:p>8.7229137375</text:p>
          </table:table-cell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51136" calcext:value-type="float">
            <text:p>0.351136</text:p>
          </table:table-cell>
          <table:table-cell table:formula="of:=[15x15x15.A798]+[15x15x15.B798]" office:value-type="float" office:value="0.386752" calcext:value-type="float">
            <text:p>0.386752</text:p>
          </table:table-cell>
          <table:table-cell table:formula="of:=[.D$2]/([.C798]/1000)/1000000" office:value-type="float" office:value="8.72652242263776" calcext:value-type="float">
            <text:p>8.7265224226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5856" calcext:value-type="float">
            <text:p>0.365856</text:p>
          </table:table-cell>
          <table:table-cell table:formula="of:=[15x15x15.A799]+[15x15x15.B799]" office:value-type="float" office:value="0.400384" calcext:value-type="float">
            <text:p>0.400384</text:p>
          </table:table-cell>
          <table:table-cell table:formula="of:=[.D$2]/([.C799]/1000)/1000000" office:value-type="float" office:value="8.4294077685422" calcext:value-type="float">
            <text:p>8.4294077685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6992" calcext:value-type="float">
            <text:p>0.356992</text:p>
          </table:table-cell>
          <table:table-cell table:formula="of:=[15x15x15.A800]+[15x15x15.B800]" office:value-type="float" office:value="0.391808" calcext:value-type="float">
            <text:p>0.391808</text:p>
          </table:table-cell>
          <table:table-cell table:formula="of:=[.D$2]/([.C800]/1000)/1000000" office:value-type="float" office:value="8.61391293694871" calcext:value-type="float">
            <text:p>8.6139129369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5264" calcext:value-type="float">
            <text:p>0.355264</text:p>
          </table:table-cell>
          <table:table-cell table:formula="of:=[15x15x15.A801]+[15x15x15.B801]" office:value-type="float" office:value="0.38976" calcext:value-type="float">
            <text:p>0.38976</text:p>
          </table:table-cell>
          <table:table-cell table:formula="of:=[.D$2]/([.C801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74848" calcext:value-type="float">
            <text:p>0.374848</text:p>
          </table:table-cell>
          <table:table-cell table:formula="of:=[15x15x15.A802]+[15x15x15.B802]" office:value-type="float" office:value="0.410368" calcext:value-type="float">
            <text:p>0.410368</text:p>
          </table:table-cell>
          <table:table-cell table:formula="of:=[.D$2]/([.C802]/1000)/1000000" office:value-type="float" office:value="8.2243254834685" calcext:value-type="float">
            <text:p>8.2243254835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8144" calcext:value-type="float">
            <text:p>0.358144</text:p>
          </table:table-cell>
          <table:table-cell table:formula="of:=[15x15x15.A803]+[15x15x15.B803]" office:value-type="float" office:value="0.393248" calcext:value-type="float">
            <text:p>0.393248</text:p>
          </table:table-cell>
          <table:table-cell table:formula="of:=[.D$2]/([.C803]/1000)/1000000" office:value-type="float" office:value="8.58237041256408" calcext:value-type="float">
            <text:p>8.5823704126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36" calcext:value-type="float">
            <text:p>0.35536</text:p>
          </table:table-cell>
          <table:table-cell table:formula="of:=[15x15x15.A804]+[15x15x15.B804]" office:value-type="float" office:value="0.390752" calcext:value-type="float">
            <text:p>0.390752</text:p>
          </table:table-cell>
          <table:table-cell table:formula="of:=[.D$2]/([.C804]/1000)/1000000" office:value-type="float" office:value="8.63719187617722" calcext:value-type="float">
            <text:p>8.6371918762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6768" calcext:value-type="float">
            <text:p>0.356768</text:p>
          </table:table-cell>
          <table:table-cell table:formula="of:=[15x15x15.A805]+[15x15x15.B805]" office:value-type="float" office:value="0.391392" calcext:value-type="float">
            <text:p>0.391392</text:p>
          </table:table-cell>
          <table:table-cell table:formula="of:=[.D$2]/([.C805]/1000)/1000000" office:value-type="float" office:value="8.62306843267108" calcext:value-type="float">
            <text:p>8.6230684327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72928" calcext:value-type="float">
            <text:p>0.372928</text:p>
          </table:table-cell>
          <table:table-cell table:formula="of:=[15x15x15.A806]+[15x15x15.B806]" office:value-type="float" office:value="0.408288" calcext:value-type="float">
            <text:p>0.408288</text:p>
          </table:table-cell>
          <table:table-cell table:formula="of:=[.D$2]/([.C806]/1000)/1000000" office:value-type="float" office:value="8.26622384199389" calcext:value-type="float">
            <text:p>8.266223842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9232" calcext:value-type="float">
            <text:p>0.359232</text:p>
          </table:table-cell>
          <table:table-cell table:formula="of:=[15x15x15.A807]+[15x15x15.B807]" office:value-type="float" office:value="0.394144" calcext:value-type="float">
            <text:p>0.394144</text:p>
          </table:table-cell>
          <table:table-cell table:formula="of:=[.D$2]/([.C807]/1000)/1000000" office:value-type="float" office:value="8.56286027441747" calcext:value-type="float">
            <text:p>8.5628602744</text:p>
          </table:table-cell>
        </table:table-row>
        <table:table-row table:style-name="ro1">
          <table:table-cell office:value-type="float" office:value="0.039424" calcext:value-type="float">
            <text:p>0.039424</text:p>
          </table:table-cell>
          <table:table-cell office:value-type="float" office:value="0.350368" calcext:value-type="float">
            <text:p>0.350368</text:p>
          </table:table-cell>
          <table:table-cell table:formula="of:=[15x15x15.A808]+[15x15x15.B808]" office:value-type="float" office:value="0.389792" calcext:value-type="float">
            <text:p>0.389792</text:p>
          </table:table-cell>
          <table:table-cell table:formula="of:=[.D$2]/([.C808]/1000)/1000000" office:value-type="float" office:value="8.65846400131352" calcext:value-type="float">
            <text:p>8.6584640013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8656" calcext:value-type="float">
            <text:p>0.358656</text:p>
          </table:table-cell>
          <table:table-cell table:formula="of:=[15x15x15.A809]+[15x15x15.B809]" office:value-type="float" office:value="0.393536" calcext:value-type="float">
            <text:p>0.393536</text:p>
          </table:table-cell>
          <table:table-cell table:formula="of:=[.D$2]/([.C809]/1000)/1000000" office:value-type="float" office:value="8.57608960806635" calcext:value-type="float">
            <text:p>8.5760896081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8144" calcext:value-type="float">
            <text:p>0.358144</text:p>
          </table:table-cell>
          <table:table-cell table:formula="of:=[15x15x15.A810]+[15x15x15.B810]" office:value-type="float" office:value="0.393504" calcext:value-type="float">
            <text:p>0.393504</text:p>
          </table:table-cell>
          <table:table-cell table:formula="of:=[.D$2]/([.C810]/1000)/1000000" office:value-type="float" office:value="8.57678702122469" calcext:value-type="float">
            <text:p>8.5767870212</text:p>
          </table:table-cell>
        </table:table-row>
        <table:table-row table:style-name="ro1">
          <table:table-cell office:value-type="float" office:value="0.036032" calcext:value-type="float">
            <text:p>0.036032</text:p>
          </table:table-cell>
          <table:table-cell office:value-type="float" office:value="0.369504" calcext:value-type="float">
            <text:p>0.369504</text:p>
          </table:table-cell>
          <table:table-cell table:formula="of:=[15x15x15.A811]+[15x15x15.B811]" office:value-type="float" office:value="0.405536" calcext:value-type="float">
            <text:p>0.405536</text:p>
          </table:table-cell>
          <table:table-cell table:formula="of:=[.D$2]/([.C811]/1000)/1000000" office:value-type="float" office:value="8.32231910360609" calcext:value-type="float">
            <text:p>8.3223191036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5008" calcext:value-type="float">
            <text:p>0.355008</text:p>
          </table:table-cell>
          <table:table-cell table:formula="of:=[15x15x15.A812]+[15x15x15.B812]" office:value-type="float" office:value="0.38944" calcext:value-type="float">
            <text:p>0.38944</text:p>
          </table:table-cell>
          <table:table-cell table:formula="of:=[.D$2]/([.C812]/1000)/1000000" office:value-type="float" office:value="8.66629005751849" calcext:value-type="float">
            <text:p>8.6662900575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49952" calcext:value-type="float">
            <text:p>0.349952</text:p>
          </table:table-cell>
          <table:table-cell table:formula="of:=[15x15x15.A813]+[15x15x15.B813]" office:value-type="float" office:value="0.38528" calcext:value-type="float">
            <text:p>0.38528</text:p>
          </table:table-cell>
          <table:table-cell table:formula="of:=[.D$2]/([.C813]/1000)/1000000" office:value-type="float" office:value="8.75986295681063" calcext:value-type="float">
            <text:p>8.7598629568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32" calcext:value-type="float">
            <text:p>0.35232</text:p>
          </table:table-cell>
          <table:table-cell table:formula="of:=[15x15x15.A814]+[15x15x15.B814]" office:value-type="float" office:value="0.387264" calcext:value-type="float">
            <text:p>0.387264</text:p>
          </table:table-cell>
          <table:table-cell table:formula="of:=[.D$2]/([.C814]/1000)/1000000" office:value-type="float" office:value="8.71498512642538" calcext:value-type="float">
            <text:p>8.7149851264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7984" calcext:value-type="float">
            <text:p>0.357984</text:p>
          </table:table-cell>
          <table:table-cell table:formula="of:=[15x15x15.A815]+[15x15x15.B815]" office:value-type="float" office:value="0.393664" calcext:value-type="float">
            <text:p>0.393664</text:p>
          </table:table-cell>
          <table:table-cell table:formula="of:=[.D$2]/([.C815]/1000)/1000000" office:value-type="float" office:value="8.57330108925378" calcext:value-type="float">
            <text:p>8.5733010893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4672" calcext:value-type="float">
            <text:p>0.34672</text:p>
          </table:table-cell>
          <table:table-cell table:formula="of:=[15x15x15.A816]+[15x15x15.B816]" office:value-type="float" office:value="0.382048" calcext:value-type="float">
            <text:p>0.382048</text:p>
          </table:table-cell>
          <table:table-cell table:formula="of:=[.D$2]/([.C816]/1000)/1000000" office:value-type="float" office:value="8.83396850657509" calcext:value-type="float">
            <text:p>8.8339685066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9008" calcext:value-type="float">
            <text:p>0.359008</text:p>
          </table:table-cell>
          <table:table-cell table:formula="of:=[15x15x15.A817]+[15x15x15.B817]" office:value-type="float" office:value="0.394592" calcext:value-type="float">
            <text:p>0.394592</text:p>
          </table:table-cell>
          <table:table-cell table:formula="of:=[.D$2]/([.C817]/1000)/1000000" office:value-type="float" office:value="8.55313843159517" calcext:value-type="float">
            <text:p>8.553138431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432" calcext:value-type="float">
            <text:p>0.36432</text:p>
          </table:table-cell>
          <table:table-cell table:formula="of:=[15x15x15.A818]+[15x15x15.B818]" office:value-type="float" office:value="0.399232" calcext:value-type="float">
            <text:p>0.399232</text:p>
          </table:table-cell>
          <table:table-cell table:formula="of:=[.D$2]/([.C818]/1000)/1000000" office:value-type="float" office:value="8.45373116383456" calcext:value-type="float">
            <text:p>8.4537311638</text:p>
          </table:table-cell>
        </table:table-row>
        <table:table-row table:style-name="ro1">
          <table:table-cell office:value-type="float" office:value="0.039072" calcext:value-type="float">
            <text:p>0.039072</text:p>
          </table:table-cell>
          <table:table-cell office:value-type="float" office:value="0.356544" calcext:value-type="float">
            <text:p>0.356544</text:p>
          </table:table-cell>
          <table:table-cell table:formula="of:=[15x15x15.A819]+[15x15x15.B819]" office:value-type="float" office:value="0.395616" calcext:value-type="float">
            <text:p>0.395616</text:p>
          </table:table-cell>
          <table:table-cell table:formula="of:=[.D$2]/([.C819]/1000)/1000000" office:value-type="float" office:value="8.53099975734045" calcext:value-type="float">
            <text:p>8.5309997573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8048" calcext:value-type="float">
            <text:p>0.358048</text:p>
          </table:table-cell>
          <table:table-cell table:formula="of:=[15x15x15.A820]+[15x15x15.B820]" office:value-type="float" office:value="0.393408" calcext:value-type="float">
            <text:p>0.393408</text:p>
          </table:table-cell>
          <table:table-cell table:formula="of:=[.D$2]/([.C820]/1000)/1000000" office:value-type="float" office:value="8.57887994143485" calcext:value-type="float">
            <text:p>8.5788799414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6432" calcext:value-type="float">
            <text:p>0.36432</text:p>
          </table:table-cell>
          <table:table-cell table:formula="of:=[15x15x15.A821]+[15x15x15.B821]" office:value-type="float" office:value="0.398784" calcext:value-type="float">
            <text:p>0.398784</text:p>
          </table:table-cell>
          <table:table-cell table:formula="of:=[.D$2]/([.C821]/1000)/1000000" office:value-type="float" office:value="8.46322821376986" calcext:value-type="float">
            <text:p>8.4632282138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4736" calcext:value-type="float">
            <text:p>0.364736</text:p>
          </table:table-cell>
          <table:table-cell table:formula="of:=[15x15x15.A822]+[15x15x15.B822]" office:value-type="float" office:value="0.399872" calcext:value-type="float">
            <text:p>0.399872</text:p>
          </table:table-cell>
          <table:table-cell table:formula="of:=[.D$2]/([.C822]/1000)/1000000" office:value-type="float" office:value="8.44020086427657" calcext:value-type="float">
            <text:p>8.4402008643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8112" calcext:value-type="float">
            <text:p>0.358112</text:p>
          </table:table-cell>
          <table:table-cell table:formula="of:=[15x15x15.A823]+[15x15x15.B823]" office:value-type="float" office:value="0.39344" calcext:value-type="float">
            <text:p>0.39344</text:p>
          </table:table-cell>
          <table:table-cell table:formula="of:=[.D$2]/([.C823]/1000)/1000000" office:value-type="float" office:value="8.57818218788125" calcext:value-type="float">
            <text:p>8.5781821879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6832" calcext:value-type="float">
            <text:p>0.356832</text:p>
          </table:table-cell>
          <table:table-cell table:formula="of:=[15x15x15.A824]+[15x15x15.B824]" office:value-type="float" office:value="0.391584" calcext:value-type="float">
            <text:p>0.391584</text:p>
          </table:table-cell>
          <table:table-cell table:formula="of:=[.D$2]/([.C824]/1000)/1000000" office:value-type="float" office:value="8.61884040205933" calcext:value-type="float">
            <text:p>8.6188404021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7456" calcext:value-type="float">
            <text:p>0.367456</text:p>
          </table:table-cell>
          <table:table-cell table:formula="of:=[15x15x15.A825]+[15x15x15.B825]" office:value-type="float" office:value="0.402656" calcext:value-type="float">
            <text:p>0.402656</text:p>
          </table:table-cell>
          <table:table-cell table:formula="of:=[.D$2]/([.C825]/1000)/1000000" office:value-type="float" office:value="8.38184455217357" calcext:value-type="float">
            <text:p>8.3818445522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4816" calcext:value-type="float">
            <text:p>0.354816</text:p>
          </table:table-cell>
          <table:table-cell table:formula="of:=[15x15x15.A826]+[15x15x15.B826]" office:value-type="float" office:value="0.389376" calcext:value-type="float">
            <text:p>0.389376</text:p>
          </table:table-cell>
          <table:table-cell table:formula="of:=[.D$2]/([.C826]/1000)/1000000" office:value-type="float" office:value="8.66771449704142" calcext:value-type="float">
            <text:p>8.667714497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2224" calcext:value-type="float">
            <text:p>0.352224</text:p>
          </table:table-cell>
          <table:table-cell table:formula="of:=[15x15x15.A827]+[15x15x15.B827]" office:value-type="float" office:value="0.387808" calcext:value-type="float">
            <text:p>0.387808</text:p>
          </table:table-cell>
          <table:table-cell table:formula="of:=[.D$2]/([.C827]/1000)/1000000" office:value-type="float" office:value="8.70276012872349" calcext:value-type="float">
            <text:p>8.7027601287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808" calcext:value-type="float">
            <text:p>0.35808</text:p>
          </table:table-cell>
          <table:table-cell table:formula="of:=[15x15x15.A828]+[15x15x15.B828]" office:value-type="float" office:value="0.392544" calcext:value-type="float">
            <text:p>0.392544</text:p>
          </table:table-cell>
          <table:table-cell table:formula="of:=[.D$2]/([.C828]/1000)/1000000" office:value-type="float" office:value="8.59776228906823" calcext:value-type="float">
            <text:p>8.5977622891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5168" calcext:value-type="float">
            <text:p>0.355168</text:p>
          </table:table-cell>
          <table:table-cell table:formula="of:=[15x15x15.A829]+[15x15x15.B829]" office:value-type="float" office:value="0.390016" calcext:value-type="float">
            <text:p>0.390016</text:p>
          </table:table-cell>
          <table:table-cell table:formula="of:=[.D$2]/([.C829]/1000)/1000000" office:value-type="float" office:value="8.65349113882507" calcext:value-type="float">
            <text:p>8.6534911388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4976" calcext:value-type="float">
            <text:p>0.354976</text:p>
          </table:table-cell>
          <table:table-cell table:formula="of:=[15x15x15.A830]+[15x15x15.B830]" office:value-type="float" office:value="0.38944" calcext:value-type="float">
            <text:p>0.38944</text:p>
          </table:table-cell>
          <table:table-cell table:formula="of:=[.D$2]/([.C830]/1000)/1000000" office:value-type="float" office:value="8.66629005751849" calcext:value-type="float">
            <text:p>8.6662900575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60192" calcext:value-type="float">
            <text:p>0.360192</text:p>
          </table:table-cell>
          <table:table-cell table:formula="of:=[15x15x15.A831]+[15x15x15.B831]" office:value-type="float" office:value="0.395424" calcext:value-type="float">
            <text:p>0.395424</text:p>
          </table:table-cell>
          <table:table-cell table:formula="of:=[.D$2]/([.C831]/1000)/1000000" office:value-type="float" office:value="8.53514202476329" calcext:value-type="float">
            <text:p>8.5351420248</text:p>
          </table:table-cell>
        </table:table-row>
        <table:table-row table:style-name="ro1">
          <table:table-cell office:value-type="float" office:value="0.037056" calcext:value-type="float">
            <text:p>0.037056</text:p>
          </table:table-cell>
          <table:table-cell office:value-type="float" office:value="0.352928" calcext:value-type="float">
            <text:p>0.352928</text:p>
          </table:table-cell>
          <table:table-cell table:formula="of:=[15x15x15.A832]+[15x15x15.B832]" office:value-type="float" office:value="0.389984" calcext:value-type="float">
            <text:p>0.389984</text:p>
          </table:table-cell>
          <table:table-cell table:formula="of:=[.D$2]/([.C832]/1000)/1000000" office:value-type="float" office:value="8.65420119799787" calcext:value-type="float">
            <text:p>8.654201198</text:p>
          </table:table-cell>
        </table:table-row>
        <table:table-row table:style-name="ro1">
          <table:table-cell office:value-type="float" office:value="0.041888" calcext:value-type="float">
            <text:p>0.041888</text:p>
          </table:table-cell>
          <table:table-cell office:value-type="float" office:value="0.353664" calcext:value-type="float">
            <text:p>0.353664</text:p>
          </table:table-cell>
          <table:table-cell table:formula="of:=[15x15x15.A833]+[15x15x15.B833]" office:value-type="float" office:value="0.395552" calcext:value-type="float">
            <text:p>0.395552</text:p>
          </table:table-cell>
          <table:table-cell table:formula="of:=[.D$2]/([.C833]/1000)/1000000" office:value-type="float" office:value="8.53238006633768" calcext:value-type="float">
            <text:p>8.5323800663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2832" calcext:value-type="float">
            <text:p>0.352832</text:p>
          </table:table-cell>
          <table:table-cell table:formula="of:=[15x15x15.A834]+[15x15x15.B834]" office:value-type="float" office:value="0.38768" calcext:value-type="float">
            <text:p>0.38768</text:p>
          </table:table-cell>
          <table:table-cell table:formula="of:=[.D$2]/([.C834]/1000)/1000000" office:value-type="float" office:value="8.70563351217499" calcext:value-type="float">
            <text:p>8.7056335122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4016" calcext:value-type="float">
            <text:p>0.354016</text:p>
          </table:table-cell>
          <table:table-cell table:formula="of:=[15x15x15.A835]+[15x15x15.B835]" office:value-type="float" office:value="0.38928" calcext:value-type="float">
            <text:p>0.38928</text:p>
          </table:table-cell>
          <table:table-cell table:formula="of:=[.D$2]/([.C835]/1000)/1000000" office:value-type="float" office:value="8.66985203452528" calcext:value-type="float">
            <text:p>8.6698520345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4096" calcext:value-type="float">
            <text:p>0.364096</text:p>
          </table:table-cell>
          <table:table-cell table:formula="of:=[15x15x15.A836]+[15x15x15.B836]" office:value-type="float" office:value="0.398624" calcext:value-type="float">
            <text:p>0.398624</text:p>
          </table:table-cell>
          <table:table-cell table:formula="of:=[.D$2]/([.C836]/1000)/1000000" office:value-type="float" office:value="8.46662519065586" calcext:value-type="float">
            <text:p>8.4666251907</text:p>
          </table:table-cell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7248" calcext:value-type="float">
            <text:p>0.357248</text:p>
          </table:table-cell>
          <table:table-cell table:formula="of:=[15x15x15.A837]+[15x15x15.B837]" office:value-type="float" office:value="0.39296" calcext:value-type="float">
            <text:p>0.39296</text:p>
          </table:table-cell>
          <table:table-cell table:formula="of:=[.D$2]/([.C837]/1000)/1000000" office:value-type="float" office:value="8.58866042345277" calcext:value-type="float">
            <text:p>8.5886604235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528" calcext:value-type="float">
            <text:p>0.36528</text:p>
          </table:table-cell>
          <table:table-cell table:formula="of:=[15x15x15.A838]+[15x15x15.B838]" office:value-type="float" office:value="0.400416" calcext:value-type="float">
            <text:p>0.400416</text:p>
          </table:table-cell>
          <table:table-cell table:formula="of:=[.D$2]/([.C838]/1000)/1000000" office:value-type="float" office:value="8.42873411651882" calcext:value-type="float">
            <text:p>8.4287341165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0416" calcext:value-type="float">
            <text:p>0.360416</text:p>
          </table:table-cell>
          <table:table-cell table:formula="of:=[15x15x15.A839]+[15x15x15.B839]" office:value-type="float" office:value="0.395296" calcext:value-type="float">
            <text:p>0.395296</text:p>
          </table:table-cell>
          <table:table-cell table:formula="of:=[.D$2]/([.C839]/1000)/1000000" office:value-type="float" office:value="8.53790577187728" calcext:value-type="float">
            <text:p>8.5379057719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1088" calcext:value-type="float">
            <text:p>0.361088</text:p>
          </table:table-cell>
          <table:table-cell table:formula="of:=[15x15x15.A840]+[15x15x15.B840]" office:value-type="float" office:value="0.39616" calcext:value-type="float">
            <text:p>0.39616</text:p>
          </table:table-cell>
          <table:table-cell table:formula="of:=[.D$2]/([.C840]/1000)/1000000" office:value-type="float" office:value="8.51928513731826" calcext:value-type="float">
            <text:p>8.5192851373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4048" calcext:value-type="float">
            <text:p>0.354048</text:p>
          </table:table-cell>
          <table:table-cell table:formula="of:=[15x15x15.A841]+[15x15x15.B841]" office:value-type="float" office:value="0.389504" calcext:value-type="float">
            <text:p>0.389504</text:p>
          </table:table-cell>
          <table:table-cell table:formula="of:=[.D$2]/([.C841]/1000)/1000000" office:value-type="float" office:value="8.66486608609925" calcext:value-type="float">
            <text:p>8.6648660861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5232" calcext:value-type="float">
            <text:p>0.355232</text:p>
          </table:table-cell>
          <table:table-cell table:formula="of:=[15x15x15.A842]+[15x15x15.B842]" office:value-type="float" office:value="0.389856" calcext:value-type="float">
            <text:p>0.389856</text:p>
          </table:table-cell>
          <table:table-cell table:formula="of:=[.D$2]/([.C842]/1000)/1000000" office:value-type="float" office:value="8.65704260034474" calcext:value-type="float">
            <text:p>8.6570426003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2528" calcext:value-type="float">
            <text:p>0.362528</text:p>
          </table:table-cell>
          <table:table-cell table:formula="of:=[15x15x15.A843]+[15x15x15.B843]" office:value-type="float" office:value="0.397184" calcext:value-type="float">
            <text:p>0.397184</text:p>
          </table:table-cell>
          <table:table-cell table:formula="of:=[.D$2]/([.C843]/1000)/1000000" office:value-type="float" office:value="8.49732114083145" calcext:value-type="float">
            <text:p>8.4973211408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5824" calcext:value-type="float">
            <text:p>0.365824</text:p>
          </table:table-cell>
          <table:table-cell table:formula="of:=[15x15x15.A844]+[15x15x15.B844]" office:value-type="float" office:value="0.400672" calcext:value-type="float">
            <text:p>0.400672</text:p>
          </table:table-cell>
          <table:table-cell table:formula="of:=[.D$2]/([.C844]/1000)/1000000" office:value-type="float" office:value="8.42334877405958" calcext:value-type="float">
            <text:p>8.4233487741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6384" calcext:value-type="float">
            <text:p>0.356384</text:p>
          </table:table-cell>
          <table:table-cell table:formula="of:=[15x15x15.A845]+[15x15x15.B845]" office:value-type="float" office:value="0.391424" calcext:value-type="float">
            <text:p>0.391424</text:p>
          </table:table-cell>
          <table:table-cell table:formula="of:=[.D$2]/([.C845]/1000)/1000000" office:value-type="float" office:value="8.62236347285808" calcext:value-type="float">
            <text:p>8.6223634729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7728" calcext:value-type="float">
            <text:p>0.357728</text:p>
          </table:table-cell>
          <table:table-cell table:formula="of:=[15x15x15.A846]+[15x15x15.B846]" office:value-type="float" office:value="0.392576" calcext:value-type="float">
            <text:p>0.392576</text:p>
          </table:table-cell>
          <table:table-cell table:formula="of:=[.D$2]/([.C846]/1000)/1000000" office:value-type="float" office:value="8.59706146071079" calcext:value-type="float">
            <text:p>8.5970614607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3856" calcext:value-type="float">
            <text:p>0.353856</text:p>
          </table:table-cell>
          <table:table-cell table:formula="of:=[15x15x15.A847]+[15x15x15.B847]" office:value-type="float" office:value="0.38832" calcext:value-type="float">
            <text:p>0.38832</text:p>
          </table:table-cell>
          <table:table-cell table:formula="of:=[.D$2]/([.C847]/1000)/1000000" office:value-type="float" office:value="8.69128553770087" calcext:value-type="float">
            <text:p>8.6912855377</text:p>
          </table:table-cell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355072" calcext:value-type="float">
            <text:p>0.355072</text:p>
          </table:table-cell>
          <table:table-cell table:formula="of:=[15x15x15.A848]+[15x15x15.B848]" office:value-type="float" office:value="0.389376" calcext:value-type="float">
            <text:p>0.389376</text:p>
          </table:table-cell>
          <table:table-cell table:formula="of:=[.D$2]/([.C848]/1000)/1000000" office:value-type="float" office:value="8.66771449704142" calcext:value-type="float">
            <text:p>8.667714497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552" calcext:value-type="float">
            <text:p>0.35552</text:p>
          </table:table-cell>
          <table:table-cell table:formula="of:=[15x15x15.A849]+[15x15x15.B849]" office:value-type="float" office:value="0.390688" calcext:value-type="float">
            <text:p>0.390688</text:p>
          </table:table-cell>
          <table:table-cell table:formula="of:=[.D$2]/([.C849]/1000)/1000000" office:value-type="float" office:value="8.63860676550086" calcext:value-type="float">
            <text:p>8.6386067655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77152" calcext:value-type="float">
            <text:p>0.377152</text:p>
          </table:table-cell>
          <table:table-cell table:formula="of:=[15x15x15.A850]+[15x15x15.B850]" office:value-type="float" office:value="0.412384" calcext:value-type="float">
            <text:p>0.412384</text:p>
          </table:table-cell>
          <table:table-cell table:formula="of:=[.D$2]/([.C850]/1000)/1000000" office:value-type="float" office:value="8.18411965546675" calcext:value-type="float">
            <text:p>8.1841196555</text:p>
          </table:table-cell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60384" calcext:value-type="float">
            <text:p>0.360384</text:p>
          </table:table-cell>
          <table:table-cell table:formula="of:=[15x15x15.A851]+[15x15x15.B851]" office:value-type="float" office:value="0.396192" calcext:value-type="float">
            <text:p>0.396192</text:p>
          </table:table-cell>
          <table:table-cell table:formula="of:=[.D$2]/([.C851]/1000)/1000000" office:value-type="float" office:value="8.51859704385752" calcext:value-type="float">
            <text:p>8.5185970439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2672" calcext:value-type="float">
            <text:p>0.352672</text:p>
          </table:table-cell>
          <table:table-cell table:formula="of:=[15x15x15.A852]+[15x15x15.B852]" office:value-type="float" office:value="0.388096" calcext:value-type="float">
            <text:p>0.388096</text:p>
          </table:table-cell>
          <table:table-cell table:formula="of:=[.D$2]/([.C852]/1000)/1000000" office:value-type="float" office:value="8.69630194591029" calcext:value-type="float">
            <text:p>8.6963019459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5584" calcext:value-type="float">
            <text:p>0.355584</text:p>
          </table:table-cell>
          <table:table-cell table:formula="of:=[15x15x15.A853]+[15x15x15.B853]" office:value-type="float" office:value="0.3904" calcext:value-type="float">
            <text:p>0.3904</text:p>
          </table:table-cell>
          <table:table-cell table:formula="of:=[.D$2]/([.C853]/1000)/1000000" office:value-type="float" office:value="8.64497950819672" calcext:value-type="float">
            <text:p>8.6449795082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8704" calcext:value-type="float">
            <text:p>0.368704</text:p>
          </table:table-cell>
          <table:table-cell table:formula="of:=[15x15x15.A854]+[15x15x15.B854]" office:value-type="float" office:value="0.40368" calcext:value-type="float">
            <text:p>0.40368</text:p>
          </table:table-cell>
          <table:table-cell table:formula="of:=[.D$2]/([.C854]/1000)/1000000" office:value-type="float" office:value="8.36058263971463" calcext:value-type="float">
            <text:p>8.3605826397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2496" calcext:value-type="float">
            <text:p>0.362496</text:p>
          </table:table-cell>
          <table:table-cell table:formula="of:=[15x15x15.A855]+[15x15x15.B855]" office:value-type="float" office:value="0.397536" calcext:value-type="float">
            <text:p>0.397536</text:p>
          </table:table-cell>
          <table:table-cell table:formula="of:=[.D$2]/([.C855]/1000)/1000000" office:value-type="float" office:value="8.48979715044675" calcext:value-type="float">
            <text:p>8.4897971504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1168" calcext:value-type="float">
            <text:p>0.351168</text:p>
          </table:table-cell>
          <table:table-cell table:formula="of:=[15x15x15.A856]+[15x15x15.B856]" office:value-type="float" office:value="0.386656" calcext:value-type="float">
            <text:p>0.386656</text:p>
          </table:table-cell>
          <table:table-cell table:formula="of:=[.D$2]/([.C856]/1000)/1000000" office:value-type="float" office:value="8.72868906728462" calcext:value-type="float">
            <text:p>8.7286890673</text:p>
          </table:table-cell>
        </table:table-row>
        <table:table-row table:style-name="ro1">
          <table:table-cell office:value-type="float" office:value="0.037728" calcext:value-type="float">
            <text:p>0.037728</text:p>
          </table:table-cell>
          <table:table-cell office:value-type="float" office:value="0.352544" calcext:value-type="float">
            <text:p>0.352544</text:p>
          </table:table-cell>
          <table:table-cell table:formula="of:=[15x15x15.A857]+[15x15x15.B857]" office:value-type="float" office:value="0.390272" calcext:value-type="float">
            <text:p>0.390272</text:p>
          </table:table-cell>
          <table:table-cell table:formula="of:=[.D$2]/([.C857]/1000)/1000000" office:value-type="float" office:value="8.64781485733027" calcext:value-type="float">
            <text:p>8.6478148573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76" calcext:value-type="float">
            <text:p>0.3576</text:p>
          </table:table-cell>
          <table:table-cell table:formula="of:=[15x15x15.A858]+[15x15x15.B858]" office:value-type="float" office:value="0.39296" calcext:value-type="float">
            <text:p>0.39296</text:p>
          </table:table-cell>
          <table:table-cell table:formula="of:=[.D$2]/([.C858]/1000)/1000000" office:value-type="float" office:value="8.58866042345277" calcext:value-type="float">
            <text:p>8.5886604235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52" calcext:value-type="float">
            <text:p>0.3552</text:p>
          </table:table-cell>
          <table:table-cell table:formula="of:=[15x15x15.A859]+[15x15x15.B859]" office:value-type="float" office:value="0.390432" calcext:value-type="float">
            <text:p>0.390432</text:p>
          </table:table-cell>
          <table:table-cell table:formula="of:=[.D$2]/([.C859]/1000)/1000000" office:value-type="float" office:value="8.64427096139661" calcext:value-type="float">
            <text:p>8.6442709614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5152" calcext:value-type="float">
            <text:p>0.365152</text:p>
          </table:table-cell>
          <table:table-cell table:formula="of:=[15x15x15.A860]+[15x15x15.B860]" office:value-type="float" office:value="0.399776" calcext:value-type="float">
            <text:p>0.399776</text:p>
          </table:table-cell>
          <table:table-cell table:formula="of:=[.D$2]/([.C860]/1000)/1000000" office:value-type="float" office:value="8.44222764748259" calcext:value-type="float">
            <text:p>8.4422276475</text:p>
          </table:table-cell>
        </table:table-row>
        <table:table-row table:style-name="ro1">
          <table:table-cell office:value-type="float" office:value="0.04096" calcext:value-type="float">
            <text:p>0.04096</text:p>
          </table:table-cell>
          <table:table-cell office:value-type="float" office:value="0.357248" calcext:value-type="float">
            <text:p>0.357248</text:p>
          </table:table-cell>
          <table:table-cell table:formula="of:=[15x15x15.A861]+[15x15x15.B861]" office:value-type="float" office:value="0.398208" calcext:value-type="float">
            <text:p>0.398208</text:p>
          </table:table-cell>
          <table:table-cell table:formula="of:=[.D$2]/([.C861]/1000)/1000000" office:value-type="float" office:value="8.47547010607522" calcext:value-type="float">
            <text:p>8.4754701061</text:p>
          </table:table-cell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360256" calcext:value-type="float">
            <text:p>0.360256</text:p>
          </table:table-cell>
          <table:table-cell table:formula="of:=[15x15x15.A862]+[15x15x15.B862]" office:value-type="float" office:value="0.39824" calcext:value-type="float">
            <text:p>0.39824</text:p>
          </table:table-cell>
          <table:table-cell table:formula="of:=[.D$2]/([.C862]/1000)/1000000" office:value-type="float" office:value="8.47478907191643" calcext:value-type="float">
            <text:p>8.4747890719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6032" calcext:value-type="float">
            <text:p>0.356032</text:p>
          </table:table-cell>
          <table:table-cell table:formula="of:=[15x15x15.A863]+[15x15x15.B863]" office:value-type="float" office:value="0.391328" calcext:value-type="float">
            <text:p>0.391328</text:p>
          </table:table-cell>
          <table:table-cell table:formula="of:=[.D$2]/([.C863]/1000)/1000000" office:value-type="float" office:value="8.62447869817647" calcext:value-type="float">
            <text:p>8.6244786982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464" calcext:value-type="float">
            <text:p>0.36464</text:p>
          </table:table-cell>
          <table:table-cell table:formula="of:=[15x15x15.A864]+[15x15x15.B864]" office:value-type="float" office:value="0.39968" calcext:value-type="float">
            <text:p>0.39968</text:p>
          </table:table-cell>
          <table:table-cell table:formula="of:=[.D$2]/([.C864]/1000)/1000000" office:value-type="float" office:value="8.44425540432346" calcext:value-type="float">
            <text:p>8.4442554043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6992" calcext:value-type="float">
            <text:p>0.356992</text:p>
          </table:table-cell>
          <table:table-cell table:formula="of:=[15x15x15.A865]+[15x15x15.B865]" office:value-type="float" office:value="0.391968" calcext:value-type="float">
            <text:p>0.391968</text:p>
          </table:table-cell>
          <table:table-cell table:formula="of:=[.D$2]/([.C865]/1000)/1000000" office:value-type="float" office:value="8.61039676708303" calcext:value-type="float">
            <text:p>8.6103967671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6544" calcext:value-type="float">
            <text:p>0.356544</text:p>
          </table:table-cell>
          <table:table-cell table:formula="of:=[15x15x15.A866]+[15x15x15.B866]" office:value-type="float" office:value="0.391392" calcext:value-type="float">
            <text:p>0.391392</text:p>
          </table:table-cell>
          <table:table-cell table:formula="of:=[.D$2]/([.C866]/1000)/1000000" office:value-type="float" office:value="8.62306843267108" calcext:value-type="float">
            <text:p>8.6230684327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6384" calcext:value-type="float">
            <text:p>0.356384</text:p>
          </table:table-cell>
          <table:table-cell table:formula="of:=[15x15x15.A867]+[15x15x15.B867]" office:value-type="float" office:value="0.39168" calcext:value-type="float">
            <text:p>0.39168</text:p>
          </table:table-cell>
          <table:table-cell table:formula="of:=[.D$2]/([.C867]/1000)/1000000" office:value-type="float" office:value="8.61672794117647" calcext:value-type="float">
            <text:p>8.6167279412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952" calcext:value-type="float">
            <text:p>0.35952</text:p>
          </table:table-cell>
          <table:table-cell table:formula="of:=[15x15x15.A868]+[15x15x15.B868]" office:value-type="float" office:value="0.394784" calcext:value-type="float">
            <text:p>0.394784</text:p>
          </table:table-cell>
          <table:table-cell table:formula="of:=[.D$2]/([.C868]/1000)/1000000" office:value-type="float" office:value="8.54897868201346" calcext:value-type="float">
            <text:p>8.548978682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7728" calcext:value-type="float">
            <text:p>0.357728</text:p>
          </table:table-cell>
          <table:table-cell table:formula="of:=[15x15x15.A869]+[15x15x15.B869]" office:value-type="float" office:value="0.39328" calcext:value-type="float">
            <text:p>0.39328</text:p>
          </table:table-cell>
          <table:table-cell table:formula="of:=[.D$2]/([.C869]/1000)/1000000" office:value-type="float" office:value="8.581672091131" calcext:value-type="float">
            <text:p>8.5816720911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3024" calcext:value-type="float">
            <text:p>0.353024</text:p>
          </table:table-cell>
          <table:table-cell table:formula="of:=[15x15x15.A870]+[15x15x15.B870]" office:value-type="float" office:value="0.38848" calcext:value-type="float">
            <text:p>0.38848</text:p>
          </table:table-cell>
          <table:table-cell table:formula="of:=[.D$2]/([.C870]/1000)/1000000" office:value-type="float" office:value="8.68770593080725" calcext:value-type="float">
            <text:p>8.6877059308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1552" calcext:value-type="float">
            <text:p>0.351552</text:p>
          </table:table-cell>
          <table:table-cell table:formula="of:=[15x15x15.A871]+[15x15x15.B871]" office:value-type="float" office:value="0.386208" calcext:value-type="float">
            <text:p>0.386208</text:p>
          </table:table-cell>
          <table:table-cell table:formula="of:=[.D$2]/([.C871]/1000)/1000000" office:value-type="float" office:value="8.73881431767338" calcext:value-type="float">
            <text:p>8.7388143177</text:p>
          </table:table-cell>
        </table:table-row>
        <table:table-row table:style-name="ro1">
          <table:table-cell office:value-type="float" office:value="0.034112" calcext:value-type="float">
            <text:p>0.034112</text:p>
          </table:table-cell>
          <table:table-cell office:value-type="float" office:value="0.36784" calcext:value-type="float">
            <text:p>0.36784</text:p>
          </table:table-cell>
          <table:table-cell table:formula="of:=[15x15x15.A872]+[15x15x15.B872]" office:value-type="float" office:value="0.401952" calcext:value-type="float">
            <text:p>0.401952</text:p>
          </table:table-cell>
          <table:table-cell table:formula="of:=[.D$2]/([.C872]/1000)/1000000" office:value-type="float" office:value="8.39652495820396" calcext:value-type="float">
            <text:p>8.3965249582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52" calcext:value-type="float">
            <text:p>0.3552</text:p>
          </table:table-cell>
          <table:table-cell table:formula="of:=[15x15x15.A873]+[15x15x15.B873]" office:value-type="float" office:value="0.39024" calcext:value-type="float">
            <text:p>0.39024</text:p>
          </table:table-cell>
          <table:table-cell table:formula="of:=[.D$2]/([.C873]/1000)/1000000" office:value-type="float" office:value="8.64852398523985" calcext:value-type="float">
            <text:p>8.6485239852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04" calcext:value-type="float">
            <text:p>0.3504</text:p>
          </table:table-cell>
          <table:table-cell table:formula="of:=[15x15x15.A874]+[15x15x15.B874]" office:value-type="float" office:value="0.385728" calcext:value-type="float">
            <text:p>0.385728</text:p>
          </table:table-cell>
          <table:table-cell table:formula="of:=[.D$2]/([.C874]/1000)/1000000" office:value-type="float" office:value="8.74968889995023" calcext:value-type="float">
            <text:p>8.7496889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8784" calcext:value-type="float">
            <text:p>0.358784</text:p>
          </table:table-cell>
          <table:table-cell table:formula="of:=[15x15x15.A875]+[15x15x15.B875]" office:value-type="float" office:value="0.393312" calcext:value-type="float">
            <text:p>0.393312</text:p>
          </table:table-cell>
          <table:table-cell table:formula="of:=[.D$2]/([.C875]/1000)/1000000" office:value-type="float" office:value="8.58097388332926" calcext:value-type="float">
            <text:p>8.5809738833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4992" calcext:value-type="float">
            <text:p>0.364992</text:p>
          </table:table-cell>
          <table:table-cell table:formula="of:=[15x15x15.A876]+[15x15x15.B876]" office:value-type="float" office:value="0.399968" calcext:value-type="float">
            <text:p>0.399968</text:p>
          </table:table-cell>
          <table:table-cell table:formula="of:=[.D$2]/([.C876]/1000)/1000000" office:value-type="float" office:value="8.43817505400432" calcext:value-type="float">
            <text:p>8.438175054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6704" calcext:value-type="float">
            <text:p>0.356704</text:p>
          </table:table-cell>
          <table:table-cell table:formula="of:=[15x15x15.A877]+[15x15x15.B877]" office:value-type="float" office:value="0.39152" calcext:value-type="float">
            <text:p>0.39152</text:p>
          </table:table-cell>
          <table:table-cell table:formula="of:=[.D$2]/([.C877]/1000)/1000000" office:value-type="float" office:value="8.62024928483858" calcext:value-type="float">
            <text:p>8.6202492848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7744" calcext:value-type="float">
            <text:p>0.367744</text:p>
          </table:table-cell>
          <table:table-cell table:formula="of:=[15x15x15.A878]+[15x15x15.B878]" office:value-type="float" office:value="0.4024" calcext:value-type="float">
            <text:p>0.4024</text:p>
          </table:table-cell>
          <table:table-cell table:formula="of:=[.D$2]/([.C878]/1000)/1000000" office:value-type="float" office:value="8.38717693836978" calcext:value-type="float">
            <text:p>8.3871769384</text:p>
          </table:table-cell>
        </table:table-row>
        <table:table-row table:style-name="ro1">
          <table:table-cell office:value-type="float" office:value="0.039616" calcext:value-type="float">
            <text:p>0.039616</text:p>
          </table:table-cell>
          <table:table-cell office:value-type="float" office:value="0.353824" calcext:value-type="float">
            <text:p>0.353824</text:p>
          </table:table-cell>
          <table:table-cell table:formula="of:=[15x15x15.A879]+[15x15x15.B879]" office:value-type="float" office:value="0.39344" calcext:value-type="float">
            <text:p>0.39344</text:p>
          </table:table-cell>
          <table:table-cell table:formula="of:=[.D$2]/([.C879]/1000)/1000000" office:value-type="float" office:value="8.57818218788125" calcext:value-type="float">
            <text:p>8.5781821879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5072" calcext:value-type="float">
            <text:p>0.355072</text:p>
          </table:table-cell>
          <table:table-cell table:formula="of:=[15x15x15.A880]+[15x15x15.B880]" office:value-type="float" office:value="0.390528" calcext:value-type="float">
            <text:p>0.390528</text:p>
          </table:table-cell>
          <table:table-cell table:formula="of:=[.D$2]/([.C880]/1000)/1000000" office:value-type="float" office:value="8.64214601769912" calcext:value-type="float">
            <text:p>8.6421460177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4144" calcext:value-type="float">
            <text:p>0.354144</text:p>
          </table:table-cell>
          <table:table-cell table:formula="of:=[15x15x15.A881]+[15x15x15.B881]" office:value-type="float" office:value="0.389408" calcext:value-type="float">
            <text:p>0.389408</text:p>
          </table:table-cell>
          <table:table-cell table:formula="of:=[.D$2]/([.C881]/1000)/1000000" office:value-type="float" office:value="8.66700221875257" calcext:value-type="float">
            <text:p>8.6670022188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6" calcext:value-type="float">
            <text:p>0.356</text:p>
          </table:table-cell>
          <table:table-cell table:formula="of:=[15x15x15.A882]+[15x15x15.B882]" office:value-type="float" office:value="0.391168" calcext:value-type="float">
            <text:p>0.391168</text:p>
          </table:table-cell>
          <table:table-cell table:formula="of:=[.D$2]/([.C882]/1000)/1000000" office:value-type="float" office:value="8.62800638089005" calcext:value-type="float">
            <text:p>8.6280063809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8336" calcext:value-type="float">
            <text:p>0.358336</text:p>
          </table:table-cell>
          <table:table-cell table:formula="of:=[15x15x15.A883]+[15x15x15.B883]" office:value-type="float" office:value="0.393152" calcext:value-type="float">
            <text:p>0.393152</text:p>
          </table:table-cell>
          <table:table-cell table:formula="of:=[.D$2]/([.C883]/1000)/1000000" office:value-type="float" office:value="8.58446605892886" calcext:value-type="float">
            <text:p>8.5844660589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1552" calcext:value-type="float">
            <text:p>0.351552</text:p>
          </table:table-cell>
          <table:table-cell table:formula="of:=[15x15x15.A884]+[15x15x15.B884]" office:value-type="float" office:value="0.386336" calcext:value-type="float">
            <text:p>0.386336</text:p>
          </table:table-cell>
          <table:table-cell table:formula="of:=[.D$2]/([.C884]/1000)/1000000" office:value-type="float" office:value="8.73591899279384" calcext:value-type="float">
            <text:p>8.7359189928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9712" calcext:value-type="float">
            <text:p>0.359712</text:p>
          </table:table-cell>
          <table:table-cell table:formula="of:=[15x15x15.A885]+[15x15x15.B885]" office:value-type="float" office:value="0.3944" calcext:value-type="float">
            <text:p>0.3944</text:p>
          </table:table-cell>
          <table:table-cell table:formula="of:=[.D$2]/([.C885]/1000)/1000000" office:value-type="float" office:value="8.55730223123732" calcext:value-type="float">
            <text:p>8.5573022312</text:p>
          </table:table-cell>
        </table:table-row>
        <table:table-row table:style-name="ro1">
          <table:table-cell office:value-type="float" office:value="0.039136" calcext:value-type="float">
            <text:p>0.039136</text:p>
          </table:table-cell>
          <table:table-cell office:value-type="float" office:value="0.351616" calcext:value-type="float">
            <text:p>0.351616</text:p>
          </table:table-cell>
          <table:table-cell table:formula="of:=[15x15x15.A886]+[15x15x15.B886]" office:value-type="float" office:value="0.390752" calcext:value-type="float">
            <text:p>0.390752</text:p>
          </table:table-cell>
          <table:table-cell table:formula="of:=[.D$2]/([.C886]/1000)/1000000" office:value-type="float" office:value="8.63719187617722" calcext:value-type="float">
            <text:p>8.6371918762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2912" calcext:value-type="float">
            <text:p>0.362912</text:p>
          </table:table-cell>
          <table:table-cell table:formula="of:=[15x15x15.A887]+[15x15x15.B887]" office:value-type="float" office:value="0.397728" calcext:value-type="float">
            <text:p>0.397728</text:p>
          </table:table-cell>
          <table:table-cell table:formula="of:=[.D$2]/([.C887]/1000)/1000000" office:value-type="float" office:value="8.48569876900797" calcext:value-type="float">
            <text:p>8.485698769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9392" calcext:value-type="float">
            <text:p>0.359392</text:p>
          </table:table-cell>
          <table:table-cell table:formula="of:=[15x15x15.A888]+[15x15x15.B888]" office:value-type="float" office:value="0.394752" calcext:value-type="float">
            <text:p>0.394752</text:p>
          </table:table-cell>
          <table:table-cell table:formula="of:=[.D$2]/([.C888]/1000)/1000000" office:value-type="float" office:value="8.549671692607" calcext:value-type="float">
            <text:p>8.5496716926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1856" calcext:value-type="float">
            <text:p>0.361856</text:p>
          </table:table-cell>
          <table:table-cell table:formula="of:=[15x15x15.A889]+[15x15x15.B889]" office:value-type="float" office:value="0.396736" calcext:value-type="float">
            <text:p>0.396736</text:p>
          </table:table-cell>
          <table:table-cell table:formula="of:=[.D$2]/([.C889]/1000)/1000000" office:value-type="float" office:value="8.50691643813518" calcext:value-type="float">
            <text:p>8.5069164381</text:p>
          </table:table-cell>
        </table:table-row>
        <table:table-row table:style-name="ro1">
          <table:table-cell office:value-type="float" office:value="0.037632" calcext:value-type="float">
            <text:p>0.037632</text:p>
          </table:table-cell>
          <table:table-cell office:value-type="float" office:value="0.357216" calcext:value-type="float">
            <text:p>0.357216</text:p>
          </table:table-cell>
          <table:table-cell table:formula="of:=[15x15x15.A890]+[15x15x15.B890]" office:value-type="float" office:value="0.394848" calcext:value-type="float">
            <text:p>0.394848</text:p>
          </table:table-cell>
          <table:table-cell table:formula="of:=[.D$2]/([.C890]/1000)/1000000" office:value-type="float" office:value="8.54759299781182" calcext:value-type="float">
            <text:p>8.5475929978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312" calcext:value-type="float">
            <text:p>0.35312</text:p>
          </table:table-cell>
          <table:table-cell table:formula="of:=[15x15x15.A891]+[15x15x15.B891]" office:value-type="float" office:value="0.388064" calcext:value-type="float">
            <text:p>0.388064</text:p>
          </table:table-cell>
          <table:table-cell table:formula="of:=[.D$2]/([.C891]/1000)/1000000" office:value-type="float" office:value="8.69701904840439" calcext:value-type="float">
            <text:p>8.6970190484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5808" calcext:value-type="float">
            <text:p>0.355808</text:p>
          </table:table-cell>
          <table:table-cell table:formula="of:=[15x15x15.A892]+[15x15x15.B892]" office:value-type="float" office:value="0.390784" calcext:value-type="float">
            <text:p>0.390784</text:p>
          </table:table-cell>
          <table:table-cell table:formula="of:=[.D$2]/([.C892]/1000)/1000000" office:value-type="float" office:value="8.63648460530626" calcext:value-type="float">
            <text:p>8.6364846053</text:p>
          </table:table-cell>
        </table:table-row>
        <table:table-row table:style-name="ro1">
          <table:table-cell office:value-type="float" office:value="0.039648" calcext:value-type="float">
            <text:p>0.039648</text:p>
          </table:table-cell>
          <table:table-cell office:value-type="float" office:value="0.35968" calcext:value-type="float">
            <text:p>0.35968</text:p>
          </table:table-cell>
          <table:table-cell table:formula="of:=[15x15x15.A893]+[15x15x15.B893]" office:value-type="float" office:value="0.399328" calcext:value-type="float">
            <text:p>0.399328</text:p>
          </table:table-cell>
          <table:table-cell table:formula="of:=[.D$2]/([.C893]/1000)/1000000" office:value-type="float" office:value="8.45169885407485" calcext:value-type="float">
            <text:p>8.4516988541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5936" calcext:value-type="float">
            <text:p>0.355936</text:p>
          </table:table-cell>
          <table:table-cell table:formula="of:=[15x15x15.A894]+[15x15x15.B894]" office:value-type="float" office:value="0.390784" calcext:value-type="float">
            <text:p>0.390784</text:p>
          </table:table-cell>
          <table:table-cell table:formula="of:=[.D$2]/([.C894]/1000)/1000000" office:value-type="float" office:value="8.63648460530626" calcext:value-type="float">
            <text:p>8.6364846053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4608" calcext:value-type="float">
            <text:p>0.364608</text:p>
          </table:table-cell>
          <table:table-cell table:formula="of:=[15x15x15.A895]+[15x15x15.B895]" office:value-type="float" office:value="0.399456" calcext:value-type="float">
            <text:p>0.399456</text:p>
          </table:table-cell>
          <table:table-cell table:formula="of:=[.D$2]/([.C895]/1000)/1000000" office:value-type="float" office:value="8.44899062725307" calcext:value-type="float">
            <text:p>8.4489906273</text:p>
          </table:table-cell>
        </table:table-row>
        <table:table-row table:style-name="ro1">
          <table:table-cell office:value-type="float" office:value="0.040864" calcext:value-type="float">
            <text:p>0.040864</text:p>
          </table:table-cell>
          <table:table-cell office:value-type="float" office:value="0.359296" calcext:value-type="float">
            <text:p>0.359296</text:p>
          </table:table-cell>
          <table:table-cell table:formula="of:=[15x15x15.A896]+[15x15x15.B896]" office:value-type="float" office:value="0.40016" calcext:value-type="float">
            <text:p>0.40016</text:p>
          </table:table-cell>
          <table:table-cell table:formula="of:=[.D$2]/([.C896]/1000)/1000000" office:value-type="float" office:value="8.43412634946022" calcext:value-type="float">
            <text:p>8.4341263495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3824" calcext:value-type="float">
            <text:p>0.353824</text:p>
          </table:table-cell>
          <table:table-cell table:formula="of:=[15x15x15.A897]+[15x15x15.B897]" office:value-type="float" office:value="0.389216" calcext:value-type="float">
            <text:p>0.389216</text:p>
          </table:table-cell>
          <table:table-cell table:formula="of:=[.D$2]/([.C897]/1000)/1000000" office:value-type="float" office:value="8.67127764531777" calcext:value-type="float">
            <text:p>8.6712776453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984" calcext:value-type="float">
            <text:p>0.35984</text:p>
          </table:table-cell>
          <table:table-cell table:formula="of:=[15x15x15.A898]+[15x15x15.B898]" office:value-type="float" office:value="0.39472" calcext:value-type="float">
            <text:p>0.39472</text:p>
          </table:table-cell>
          <table:table-cell table:formula="of:=[.D$2]/([.C898]/1000)/1000000" office:value-type="float" office:value="8.55036481556546" calcext:value-type="float">
            <text:p>8.5503648156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0688" calcext:value-type="float">
            <text:p>0.350688</text:p>
          </table:table-cell>
          <table:table-cell table:formula="of:=[15x15x15.A899]+[15x15x15.B899]" office:value-type="float" office:value="0.385728" calcext:value-type="float">
            <text:p>0.385728</text:p>
          </table:table-cell>
          <table:table-cell table:formula="of:=[.D$2]/([.C899]/1000)/1000000" office:value-type="float" office:value="8.74968889995022" calcext:value-type="float">
            <text:p>8.7496889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92" calcext:value-type="float">
            <text:p>0.3592</text:p>
          </table:table-cell>
          <table:table-cell table:formula="of:=[15x15x15.A900]+[15x15x15.B900]" office:value-type="float" office:value="0.394016" calcext:value-type="float">
            <text:p>0.394016</text:p>
          </table:table-cell>
          <table:table-cell table:formula="of:=[.D$2]/([.C900]/1000)/1000000" office:value-type="float" office:value="8.56564200438561" calcext:value-type="float">
            <text:p>8.5656420044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976" calcext:value-type="float">
            <text:p>0.36976</text:p>
          </table:table-cell>
          <table:table-cell table:formula="of:=[15x15x15.A901]+[15x15x15.B901]" office:value-type="float" office:value="0.404576" calcext:value-type="float">
            <text:p>0.404576</text:p>
          </table:table-cell>
          <table:table-cell table:formula="of:=[.D$2]/([.C901]/1000)/1000000" office:value-type="float" office:value="8.34206675630784" calcext:value-type="float">
            <text:p>8.3420667563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3504" calcext:value-type="float">
            <text:p>0.353504</text:p>
          </table:table-cell>
          <table:table-cell table:formula="of:=[15x15x15.A902]+[15x15x15.B902]" office:value-type="float" office:value="0.388096" calcext:value-type="float">
            <text:p>0.388096</text:p>
          </table:table-cell>
          <table:table-cell table:formula="of:=[.D$2]/([.C902]/1000)/1000000" office:value-type="float" office:value="8.69630194591029" calcext:value-type="float">
            <text:p>8.6963019459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0912" calcext:value-type="float">
            <text:p>0.350912</text:p>
          </table:table-cell>
          <table:table-cell table:formula="of:=[15x15x15.A903]+[15x15x15.B903]" office:value-type="float" office:value="0.385536" calcext:value-type="float">
            <text:p>0.385536</text:p>
          </table:table-cell>
          <table:table-cell table:formula="of:=[.D$2]/([.C903]/1000)/1000000" office:value-type="float" office:value="8.75404631474104" calcext:value-type="float">
            <text:p>8.7540463147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5552" calcext:value-type="float">
            <text:p>0.355552</text:p>
          </table:table-cell>
          <table:table-cell table:formula="of:=[15x15x15.A904]+[15x15x15.B904]" office:value-type="float" office:value="0.390656" calcext:value-type="float">
            <text:p>0.390656</text:p>
          </table:table-cell>
          <table:table-cell table:formula="of:=[.D$2]/([.C904]/1000)/1000000" office:value-type="float" office:value="8.63931438401048" calcext:value-type="float">
            <text:p>8.639314384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6512" calcext:value-type="float">
            <text:p>0.356512</text:p>
          </table:table-cell>
          <table:table-cell table:formula="of:=[15x15x15.A905]+[15x15x15.B905]" office:value-type="float" office:value="0.391296" calcext:value-type="float">
            <text:p>0.391296</text:p>
          </table:table-cell>
          <table:table-cell table:formula="of:=[.D$2]/([.C905]/1000)/1000000" office:value-type="float" office:value="8.62518400392542" calcext:value-type="float">
            <text:p>8.6251840039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9872" calcext:value-type="float">
            <text:p>0.359872</text:p>
          </table:table-cell>
          <table:table-cell table:formula="of:=[15x15x15.A906]+[15x15x15.B906]" office:value-type="float" office:value="0.394912" calcext:value-type="float">
            <text:p>0.394912</text:p>
          </table:table-cell>
          <table:table-cell table:formula="of:=[.D$2]/([.C906]/1000)/1000000" office:value-type="float" office:value="8.54620776274208" calcext:value-type="float">
            <text:p>8.5462077627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3216" calcext:value-type="float">
            <text:p>0.353216</text:p>
          </table:table-cell>
          <table:table-cell table:formula="of:=[15x15x15.A907]+[15x15x15.B907]" office:value-type="float" office:value="0.387776" calcext:value-type="float">
            <text:p>0.387776</text:p>
          </table:table-cell>
          <table:table-cell table:formula="of:=[.D$2]/([.C907]/1000)/1000000" office:value-type="float" office:value="8.70347829674864" calcext:value-type="float">
            <text:p>8.7034782967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0624" calcext:value-type="float">
            <text:p>0.350624</text:p>
          </table:table-cell>
          <table:table-cell table:formula="of:=[15x15x15.A908]+[15x15x15.B908]" office:value-type="float" office:value="0.385344" calcext:value-type="float">
            <text:p>0.385344</text:p>
          </table:table-cell>
          <table:table-cell table:formula="of:=[.D$2]/([.C908]/1000)/1000000" office:value-type="float" office:value="8.75840807174888" calcext:value-type="float">
            <text:p>8.7584080717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6512" calcext:value-type="float">
            <text:p>0.356512</text:p>
          </table:table-cell>
          <table:table-cell table:formula="of:=[15x15x15.A909]+[15x15x15.B909]" office:value-type="float" office:value="0.391456" calcext:value-type="float">
            <text:p>0.391456</text:p>
          </table:table-cell>
          <table:table-cell table:formula="of:=[.D$2]/([.C909]/1000)/1000000" office:value-type="float" office:value="8.6216586283005" calcext:value-type="float">
            <text:p>8.6216586283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8752" calcext:value-type="float">
            <text:p>0.358752</text:p>
          </table:table-cell>
          <table:table-cell table:formula="of:=[15x15x15.A910]+[15x15x15.B910]" office:value-type="float" office:value="0.393184" calcext:value-type="float">
            <text:p>0.393184</text:p>
          </table:table-cell>
          <table:table-cell table:formula="of:=[.D$2]/([.C910]/1000)/1000000" office:value-type="float" office:value="8.58376739643526" calcext:value-type="float">
            <text:p>8.5837673964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872" calcext:value-type="float">
            <text:p>0.35872</text:p>
          </table:table-cell>
          <table:table-cell table:formula="of:=[15x15x15.A911]+[15x15x15.B911]" office:value-type="float" office:value="0.394016" calcext:value-type="float">
            <text:p>0.394016</text:p>
          </table:table-cell>
          <table:table-cell table:formula="of:=[.D$2]/([.C911]/1000)/1000000" office:value-type="float" office:value="8.56564200438561" calcext:value-type="float">
            <text:p>8.5656420044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9408" calcext:value-type="float">
            <text:p>0.369408</text:p>
          </table:table-cell>
          <table:table-cell table:formula="of:=[15x15x15.A912]+[15x15x15.B912]" office:value-type="float" office:value="0.403968" calcext:value-type="float">
            <text:p>0.403968</text:p>
          </table:table-cell>
          <table:table-cell table:formula="of:=[.D$2]/([.C912]/1000)/1000000" office:value-type="float" office:value="8.35462214828898" calcext:value-type="float">
            <text:p>8.3546221483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5136" calcext:value-type="float">
            <text:p>0.355136</text:p>
          </table:table-cell>
          <table:table-cell table:formula="of:=[15x15x15.A913]+[15x15x15.B913]" office:value-type="float" office:value="0.38976" calcext:value-type="float">
            <text:p>0.38976</text:p>
          </table:table-cell>
          <table:table-cell table:formula="of:=[.D$2]/([.C913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4944" calcext:value-type="float">
            <text:p>0.354944</text:p>
          </table:table-cell>
          <table:table-cell table:formula="of:=[15x15x15.A914]+[15x15x15.B914]" office:value-type="float" office:value="0.389952" calcext:value-type="float">
            <text:p>0.389952</text:p>
          </table:table-cell>
          <table:table-cell table:formula="of:=[.D$2]/([.C914]/1000)/1000000" office:value-type="float" office:value="8.65491137370753" calcext:value-type="float">
            <text:p>8.6549113737</text:p>
          </table:table-cell>
        </table:table-row>
        <table:table-row table:style-name="ro1">
          <table:table-cell office:value-type="float" office:value="0.035744" calcext:value-type="float">
            <text:p>0.035744</text:p>
          </table:table-cell>
          <table:table-cell office:value-type="float" office:value="0.357216" calcext:value-type="float">
            <text:p>0.357216</text:p>
          </table:table-cell>
          <table:table-cell table:formula="of:=[15x15x15.A915]+[15x15x15.B915]" office:value-type="float" office:value="0.39296" calcext:value-type="float">
            <text:p>0.39296</text:p>
          </table:table-cell>
          <table:table-cell table:formula="of:=[.D$2]/([.C915]/1000)/1000000" office:value-type="float" office:value="8.58866042345277" calcext:value-type="float">
            <text:p>8.5886604235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568" calcext:value-type="float">
            <text:p>0.35568</text:p>
          </table:table-cell>
          <table:table-cell table:formula="of:=[15x15x15.A916]+[15x15x15.B916]" office:value-type="float" office:value="0.391104" calcext:value-type="float">
            <text:p>0.391104</text:p>
          </table:table-cell>
          <table:table-cell table:formula="of:=[.D$2]/([.C916]/1000)/1000000" office:value-type="float" office:value="8.62941826215022" calcext:value-type="float">
            <text:p>8.6294182622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9456" calcext:value-type="float">
            <text:p>0.359456</text:p>
          </table:table-cell>
          <table:table-cell table:formula="of:=[15x15x15.A917]+[15x15x15.B917]" office:value-type="float" office:value="0.394912" calcext:value-type="float">
            <text:p>0.394912</text:p>
          </table:table-cell>
          <table:table-cell table:formula="of:=[.D$2]/([.C917]/1000)/1000000" office:value-type="float" office:value="8.54620776274208" calcext:value-type="float">
            <text:p>8.5462077627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4848" calcext:value-type="float">
            <text:p>0.34848</text:p>
          </table:table-cell>
          <table:table-cell table:formula="of:=[15x15x15.A918]+[15x15x15.B918]" office:value-type="float" office:value="0.383264" calcext:value-type="float">
            <text:p>0.383264</text:p>
          </table:table-cell>
          <table:table-cell table:formula="of:=[.D$2]/([.C918]/1000)/1000000" office:value-type="float" office:value="8.80594055272606" calcext:value-type="float">
            <text:p>8.8059405527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7632" calcext:value-type="float">
            <text:p>0.357632</text:p>
          </table:table-cell>
          <table:table-cell table:formula="of:=[15x15x15.A919]+[15x15x15.B919]" office:value-type="float" office:value="0.392384" calcext:value-type="float">
            <text:p>0.392384</text:p>
          </table:table-cell>
          <table:table-cell table:formula="of:=[.D$2]/([.C919]/1000)/1000000" office:value-type="float" office:value="8.60126814549013" calcext:value-type="float">
            <text:p>8.6012681455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8688" calcext:value-type="float">
            <text:p>0.358688</text:p>
          </table:table-cell>
          <table:table-cell table:formula="of:=[15x15x15.A920]+[15x15x15.B920]" office:value-type="float" office:value="0.393184" calcext:value-type="float">
            <text:p>0.393184</text:p>
          </table:table-cell>
          <table:table-cell table:formula="of:=[.D$2]/([.C920]/1000)/1000000" office:value-type="float" office:value="8.58376739643526" calcext:value-type="float">
            <text:p>8.5837673964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2592" calcext:value-type="float">
            <text:p>0.362592</text:p>
          </table:table-cell>
          <table:table-cell table:formula="of:=[15x15x15.A921]+[15x15x15.B921]" office:value-type="float" office:value="0.397536" calcext:value-type="float">
            <text:p>0.397536</text:p>
          </table:table-cell>
          <table:table-cell table:formula="of:=[.D$2]/([.C921]/1000)/1000000" office:value-type="float" office:value="8.48979715044675" calcext:value-type="float">
            <text:p>8.4897971504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7472" calcext:value-type="float">
            <text:p>0.357472</text:p>
          </table:table-cell>
          <table:table-cell table:formula="of:=[15x15x15.A922]+[15x15x15.B922]" office:value-type="float" office:value="0.39248" calcext:value-type="float">
            <text:p>0.39248</text:p>
          </table:table-cell>
          <table:table-cell table:formula="of:=[.D$2]/([.C922]/1000)/1000000" office:value-type="float" office:value="8.59916428862617" calcext:value-type="float">
            <text:p>8.5991642886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2384" calcext:value-type="float">
            <text:p>0.352384</text:p>
          </table:table-cell>
          <table:table-cell table:formula="of:=[15x15x15.A923]+[15x15x15.B923]" office:value-type="float" office:value="0.387968" calcext:value-type="float">
            <text:p>0.387968</text:p>
          </table:table-cell>
          <table:table-cell table:formula="of:=[.D$2]/([.C923]/1000)/1000000" office:value-type="float" office:value="8.6991710656549" calcext:value-type="float">
            <text:p>8.6991710657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392" calcext:value-type="float">
            <text:p>0.35392</text:p>
          </table:table-cell>
          <table:table-cell table:formula="of:=[15x15x15.A924]+[15x15x15.B924]" office:value-type="float" office:value="0.389248" calcext:value-type="float">
            <text:p>0.389248</text:p>
          </table:table-cell>
          <table:table-cell table:formula="of:=[.D$2]/([.C924]/1000)/1000000" office:value-type="float" office:value="8.67056478132193" calcext:value-type="float">
            <text:p>8.6705647813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72736" calcext:value-type="float">
            <text:p>0.372736</text:p>
          </table:table-cell>
          <table:table-cell table:formula="of:=[15x15x15.A925]+[15x15x15.B925]" office:value-type="float" office:value="0.407584" calcext:value-type="float">
            <text:p>0.407584</text:p>
          </table:table-cell>
          <table:table-cell table:formula="of:=[.D$2]/([.C925]/1000)/1000000" office:value-type="float" office:value="8.2805016879956" calcext:value-type="float">
            <text:p>8.280501688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5296" calcext:value-type="float">
            <text:p>0.355296</text:p>
          </table:table-cell>
          <table:table-cell table:formula="of:=[15x15x15.A926]+[15x15x15.B926]" office:value-type="float" office:value="0.390624" calcext:value-type="float">
            <text:p>0.390624</text:p>
          </table:table-cell>
          <table:table-cell table:formula="of:=[.D$2]/([.C926]/1000)/1000000" office:value-type="float" office:value="8.64002211845662" calcext:value-type="float">
            <text:p>8.6400221185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6176" calcext:value-type="float">
            <text:p>0.366176</text:p>
          </table:table-cell>
          <table:table-cell table:formula="of:=[15x15x15.A927]+[15x15x15.B927]" office:value-type="float" office:value="0.4008" calcext:value-type="float">
            <text:p>0.4008</text:p>
          </table:table-cell>
          <table:table-cell table:formula="of:=[.D$2]/([.C927]/1000)/1000000" office:value-type="float" office:value="8.42065868263473" calcext:value-type="float">
            <text:p>8.4206586826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8048" calcext:value-type="float">
            <text:p>0.358048</text:p>
          </table:table-cell>
          <table:table-cell table:formula="of:=[15x15x15.A928]+[15x15x15.B928]" office:value-type="float" office:value="0.393376" calcext:value-type="float">
            <text:p>0.393376</text:p>
          </table:table-cell>
          <table:table-cell table:formula="of:=[.D$2]/([.C928]/1000)/1000000" office:value-type="float" office:value="8.57957780850891" calcext:value-type="float">
            <text:p>8.5795778085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1408" calcext:value-type="float">
            <text:p>0.361408</text:p>
          </table:table-cell>
          <table:table-cell table:formula="of:=[15x15x15.A929]+[15x15x15.B929]" office:value-type="float" office:value="0.396224" calcext:value-type="float">
            <text:p>0.396224</text:p>
          </table:table-cell>
          <table:table-cell table:formula="of:=[.D$2]/([.C929]/1000)/1000000" office:value-type="float" office:value="8.51790906154095" calcext:value-type="float">
            <text:p>8.5179090615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7728" calcext:value-type="float">
            <text:p>0.357728</text:p>
          </table:table-cell>
          <table:table-cell table:formula="of:=[15x15x15.A930]+[15x15x15.B930]" office:value-type="float" office:value="0.392608" calcext:value-type="float">
            <text:p>0.392608</text:p>
          </table:table-cell>
          <table:table-cell table:formula="of:=[.D$2]/([.C930]/1000)/1000000" office:value-type="float" office:value="8.59636074659712" calcext:value-type="float">
            <text:p>8.5963607466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7264" calcext:value-type="float">
            <text:p>0.367264</text:p>
          </table:table-cell>
          <table:table-cell table:formula="of:=[15x15x15.A931]+[15x15x15.B931]" office:value-type="float" office:value="0.40256" calcext:value-type="float">
            <text:p>0.40256</text:p>
          </table:table-cell>
          <table:table-cell table:formula="of:=[.D$2]/([.C931]/1000)/1000000" office:value-type="float" office:value="8.38384340222576" calcext:value-type="float">
            <text:p>8.3838434022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968" calcext:value-type="float">
            <text:p>0.35968</text:p>
          </table:table-cell>
          <table:table-cell table:formula="of:=[15x15x15.A932]+[15x15x15.B932]" office:value-type="float" office:value="0.395136" calcext:value-type="float">
            <text:p>0.395136</text:p>
          </table:table-cell>
          <table:table-cell table:formula="of:=[.D$2]/([.C932]/1000)/1000000" office:value-type="float" office:value="8.54136297376093" calcext:value-type="float">
            <text:p>8.5413629738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4176" calcext:value-type="float">
            <text:p>0.354176</text:p>
          </table:table-cell>
          <table:table-cell table:formula="of:=[15x15x15.A933]+[15x15x15.B933]" office:value-type="float" office:value="0.38944" calcext:value-type="float">
            <text:p>0.38944</text:p>
          </table:table-cell>
          <table:table-cell table:formula="of:=[.D$2]/([.C933]/1000)/1000000" office:value-type="float" office:value="8.66629005751849" calcext:value-type="float">
            <text:p>8.6662900575</text:p>
          </table:table-cell>
        </table:table-row>
        <table:table-row table:style-name="ro1">
          <table:table-cell office:value-type="float" office:value="0.034208" calcext:value-type="float">
            <text:p>0.034208</text:p>
          </table:table-cell>
          <table:table-cell office:value-type="float" office:value="0.35264" calcext:value-type="float">
            <text:p>0.35264</text:p>
          </table:table-cell>
          <table:table-cell table:formula="of:=[15x15x15.A934]+[15x15x15.B934]" office:value-type="float" office:value="0.386848" calcext:value-type="float">
            <text:p>0.386848</text:p>
          </table:table-cell>
          <table:table-cell table:formula="of:=[.D$2]/([.C934]/1000)/1000000" office:value-type="float" office:value="8.72435685333774" calcext:value-type="float">
            <text:p>8.7243568533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3536" calcext:value-type="float">
            <text:p>0.353536</text:p>
          </table:table-cell>
          <table:table-cell table:formula="of:=[15x15x15.A935]+[15x15x15.B935]" office:value-type="float" office:value="0.388768" calcext:value-type="float">
            <text:p>0.388768</text:p>
          </table:table-cell>
          <table:table-cell table:formula="of:=[.D$2]/([.C935]/1000)/1000000" office:value-type="float" office:value="8.6812700633797" calcext:value-type="float">
            <text:p>8.6812700634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144" calcext:value-type="float">
            <text:p>0.36144</text:p>
          </table:table-cell>
          <table:table-cell table:formula="of:=[15x15x15.A936]+[15x15x15.B936]" office:value-type="float" office:value="0.396768" calcext:value-type="float">
            <text:p>0.396768</text:p>
          </table:table-cell>
          <table:table-cell table:formula="of:=[.D$2]/([.C936]/1000)/1000000" office:value-type="float" office:value="8.50623034115654" calcext:value-type="float">
            <text:p>8.5062303412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8528" calcext:value-type="float">
            <text:p>0.358528</text:p>
          </table:table-cell>
          <table:table-cell table:formula="of:=[15x15x15.A937]+[15x15x15.B937]" office:value-type="float" office:value="0.393408" calcext:value-type="float">
            <text:p>0.393408</text:p>
          </table:table-cell>
          <table:table-cell table:formula="of:=[.D$2]/([.C937]/1000)/1000000" office:value-type="float" office:value="8.57887994143485" calcext:value-type="float">
            <text:p>8.5788799414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7568" calcext:value-type="float">
            <text:p>0.357568</text:p>
          </table:table-cell>
          <table:table-cell table:formula="of:=[15x15x15.A938]+[15x15x15.B938]" office:value-type="float" office:value="0.392608" calcext:value-type="float">
            <text:p>0.392608</text:p>
          </table:table-cell>
          <table:table-cell table:formula="of:=[.D$2]/([.C938]/1000)/1000000" office:value-type="float" office:value="8.59636074659712" calcext:value-type="float">
            <text:p>8.5963607466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3728" calcext:value-type="float">
            <text:p>0.353728</text:p>
          </table:table-cell>
          <table:table-cell table:formula="of:=[15x15x15.A939]+[15x15x15.B939]" office:value-type="float" office:value="0.38832" calcext:value-type="float">
            <text:p>0.38832</text:p>
          </table:table-cell>
          <table:table-cell table:formula="of:=[.D$2]/([.C939]/1000)/1000000" office:value-type="float" office:value="8.69128553770087" calcext:value-type="float">
            <text:p>8.6912855377</text:p>
          </table:table-cell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63552" calcext:value-type="float">
            <text:p>0.363552</text:p>
          </table:table-cell>
          <table:table-cell table:formula="of:=[15x15x15.A940]+[15x15x15.B940]" office:value-type="float" office:value="0.399264" calcext:value-type="float">
            <text:p>0.399264</text:p>
          </table:table-cell>
          <table:table-cell table:formula="of:=[.D$2]/([.C940]/1000)/1000000" office:value-type="float" office:value="8.45305361865833" calcext:value-type="float">
            <text:p>8.4530536187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296" calcext:value-type="float">
            <text:p>0.35296</text:p>
          </table:table-cell>
          <table:table-cell table:formula="of:=[15x15x15.A941]+[15x15x15.B941]" office:value-type="float" office:value="0.38768" calcext:value-type="float">
            <text:p>0.38768</text:p>
          </table:table-cell>
          <table:table-cell table:formula="of:=[.D$2]/([.C941]/1000)/1000000" office:value-type="float" office:value="8.70563351217499" calcext:value-type="float">
            <text:p>8.7056335122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144" calcext:value-type="float">
            <text:p>0.36144</text:p>
          </table:table-cell>
          <table:table-cell table:formula="of:=[15x15x15.A942]+[15x15x15.B942]" office:value-type="float" office:value="0.39664" calcext:value-type="float">
            <text:p>0.39664</text:p>
          </table:table-cell>
          <table:table-cell table:formula="of:=[.D$2]/([.C942]/1000)/1000000" office:value-type="float" office:value="8.50897539330375" calcext:value-type="float">
            <text:p>8.5089753933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1568" calcext:value-type="float">
            <text:p>0.361568</text:p>
          </table:table-cell>
          <table:table-cell table:formula="of:=[15x15x15.A943]+[15x15x15.B943]" office:value-type="float" office:value="0.396288" calcext:value-type="float">
            <text:p>0.396288</text:p>
          </table:table-cell>
          <table:table-cell table:formula="of:=[.D$2]/([.C943]/1000)/1000000" office:value-type="float" office:value="8.51653343023256" calcext:value-type="float">
            <text:p>8.5165334302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3472" calcext:value-type="float">
            <text:p>0.353472</text:p>
          </table:table-cell>
          <table:table-cell table:formula="of:=[15x15x15.A944]+[15x15x15.B944]" office:value-type="float" office:value="0.388576" calcext:value-type="float">
            <text:p>0.388576</text:p>
          </table:table-cell>
          <table:table-cell table:formula="of:=[.D$2]/([.C944]/1000)/1000000" office:value-type="float" office:value="8.68555958165198" calcext:value-type="float">
            <text:p>8.6855595817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6" calcext:value-type="float">
            <text:p>0.3536</text:p>
          </table:table-cell>
          <table:table-cell table:formula="of:=[15x15x15.A945]+[15x15x15.B945]" office:value-type="float" office:value="0.388384" calcext:value-type="float">
            <text:p>0.388384</text:p>
          </table:table-cell>
          <table:table-cell table:formula="of:=[.D$2]/([.C945]/1000)/1000000" office:value-type="float" office:value="8.68985334102332" calcext:value-type="float">
            <text:p>8.689853341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5792" calcext:value-type="float">
            <text:p>0.365792</text:p>
          </table:table-cell>
          <table:table-cell table:formula="of:=[15x15x15.A946]+[15x15x15.B946]" office:value-type="float" office:value="0.400992" calcext:value-type="float">
            <text:p>0.400992</text:p>
          </table:table-cell>
          <table:table-cell table:formula="of:=[.D$2]/([.C946]/1000)/1000000" office:value-type="float" office:value="8.41662676562126" calcext:value-type="float">
            <text:p>8.4166267656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9488" calcext:value-type="float">
            <text:p>0.359488</text:p>
          </table:table-cell>
          <table:table-cell table:formula="of:=[15x15x15.A947]+[15x15x15.B947]" office:value-type="float" office:value="0.394208" calcext:value-type="float">
            <text:p>0.394208</text:p>
          </table:table-cell>
          <table:table-cell table:formula="of:=[.D$2]/([.C947]/1000)/1000000" office:value-type="float" office:value="8.5614700868577" calcext:value-type="float">
            <text:p>8.5614700869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936" calcext:value-type="float">
            <text:p>0.35936</text:p>
          </table:table-cell>
          <table:table-cell table:formula="of:=[15x15x15.A948]+[15x15x15.B948]" office:value-type="float" office:value="0.394688" calcext:value-type="float">
            <text:p>0.394688</text:p>
          </table:table-cell>
          <table:table-cell table:formula="of:=[.D$2]/([.C948]/1000)/1000000" office:value-type="float" office:value="8.55105805091617" calcext:value-type="float">
            <text:p>8.5510580509</text:p>
          </table:table-cell>
        </table:table-row>
        <table:table-row table:style-name="ro1">
          <table:table-cell office:value-type="float" office:value="0.039104" calcext:value-type="float">
            <text:p>0.039104</text:p>
          </table:table-cell>
          <table:table-cell office:value-type="float" office:value="0.352768" calcext:value-type="float">
            <text:p>0.352768</text:p>
          </table:table-cell>
          <table:table-cell table:formula="of:=[15x15x15.A949]+[15x15x15.B949]" office:value-type="float" office:value="0.391872" calcext:value-type="float">
            <text:p>0.391872</text:p>
          </table:table-cell>
          <table:table-cell table:formula="of:=[.D$2]/([.C949]/1000)/1000000" office:value-type="float" office:value="8.6125061244488" calcext:value-type="float">
            <text:p>8.6125061244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70208" calcext:value-type="float">
            <text:p>0.370208</text:p>
          </table:table-cell>
          <table:table-cell table:formula="of:=[15x15x15.A950]+[15x15x15.B950]" office:value-type="float" office:value="0.405088" calcext:value-type="float">
            <text:p>0.405088</text:p>
          </table:table-cell>
          <table:table-cell table:formula="of:=[.D$2]/([.C950]/1000)/1000000" office:value-type="float" office:value="8.33152302709535" calcext:value-type="float">
            <text:p>8.3315230271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73024" calcext:value-type="float">
            <text:p>0.373024</text:p>
          </table:table-cell>
          <table:table-cell table:formula="of:=[15x15x15.A951]+[15x15x15.B951]" office:value-type="float" office:value="0.407648" calcext:value-type="float">
            <text:p>0.407648</text:p>
          </table:table-cell>
          <table:table-cell table:formula="of:=[.D$2]/([.C951]/1000)/1000000" office:value-type="float" office:value="8.27920166418086" calcext:value-type="float">
            <text:p>8.2792016642</text:p>
          </table:table-cell>
        </table:table-row>
        <table:table-row table:style-name="ro1">
          <table:table-cell office:value-type="float" office:value="0.044288" calcext:value-type="float">
            <text:p>0.044288</text:p>
          </table:table-cell>
          <table:table-cell office:value-type="float" office:value="0.352" calcext:value-type="float">
            <text:p>0.352</text:p>
          </table:table-cell>
          <table:table-cell table:formula="of:=[15x15x15.A952]+[15x15x15.B952]" office:value-type="float" office:value="0.396288" calcext:value-type="float">
            <text:p>0.396288</text:p>
          </table:table-cell>
          <table:table-cell table:formula="of:=[.D$2]/([.C952]/1000)/1000000" office:value-type="float" office:value="8.51653343023256" calcext:value-type="float">
            <text:p>8.5165334302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4848" calcext:value-type="float">
            <text:p>0.354848</text:p>
          </table:table-cell>
          <table:table-cell table:formula="of:=[15x15x15.A953]+[15x15x15.B953]" office:value-type="float" office:value="0.38976" calcext:value-type="float">
            <text:p>0.38976</text:p>
          </table:table-cell>
          <table:table-cell table:formula="of:=[.D$2]/([.C953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8976" calcext:value-type="float">
            <text:p>0.358976</text:p>
          </table:table-cell>
          <table:table-cell table:formula="of:=[15x15x15.A954]+[15x15x15.B954]" office:value-type="float" office:value="0.394208" calcext:value-type="float">
            <text:p>0.394208</text:p>
          </table:table-cell>
          <table:table-cell table:formula="of:=[.D$2]/([.C954]/1000)/1000000" office:value-type="float" office:value="8.5614700868577" calcext:value-type="float">
            <text:p>8.5614700869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7296" calcext:value-type="float">
            <text:p>0.367296</text:p>
          </table:table-cell>
          <table:table-cell table:formula="of:=[15x15x15.A955]+[15x15x15.B955]" office:value-type="float" office:value="0.40272" calcext:value-type="float">
            <text:p>0.40272</text:p>
          </table:table-cell>
          <table:table-cell table:formula="of:=[.D$2]/([.C955]/1000)/1000000" office:value-type="float" office:value="8.38051251489869" calcext:value-type="float">
            <text:p>8.3805125149</text:p>
          </table:table-cell>
        </table:table-row>
        <table:table-row table:style-name="ro1">
          <table:table-cell office:value-type="float" office:value="0.035456" calcext:value-type="float">
            <text:p>0.035456</text:p>
          </table:table-cell>
          <table:table-cell office:value-type="float" office:value="0.354176" calcext:value-type="float">
            <text:p>0.354176</text:p>
          </table:table-cell>
          <table:table-cell table:formula="of:=[15x15x15.A956]+[15x15x15.B956]" office:value-type="float" office:value="0.389632" calcext:value-type="float">
            <text:p>0.389632</text:p>
          </table:table-cell>
          <table:table-cell table:formula="of:=[.D$2]/([.C956]/1000)/1000000" office:value-type="float" office:value="8.66201954664914" calcext:value-type="float">
            <text:p>8.6620195466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9936" calcext:value-type="float">
            <text:p>0.359936</text:p>
          </table:table-cell>
          <table:table-cell table:formula="of:=[15x15x15.A957]+[15x15x15.B957]" office:value-type="float" office:value="0.395072" calcext:value-type="float">
            <text:p>0.395072</text:p>
          </table:table-cell>
          <table:table-cell table:formula="of:=[.D$2]/([.C957]/1000)/1000000" office:value-type="float" office:value="8.5427466385874" calcext:value-type="float">
            <text:p>8.5427466386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6528" calcext:value-type="float">
            <text:p>0.366528</text:p>
          </table:table-cell>
          <table:table-cell table:formula="of:=[15x15x15.A958]+[15x15x15.B958]" office:value-type="float" office:value="0.401792" calcext:value-type="float">
            <text:p>0.401792</text:p>
          </table:table-cell>
          <table:table-cell table:formula="of:=[.D$2]/([.C958]/1000)/1000000" office:value-type="float" office:value="8.39986858872252" calcext:value-type="float">
            <text:p>8.3998685887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9968" calcext:value-type="float">
            <text:p>0.359968</text:p>
          </table:table-cell>
          <table:table-cell table:formula="of:=[15x15x15.A959]+[15x15x15.B959]" office:value-type="float" office:value="0.395072" calcext:value-type="float">
            <text:p>0.395072</text:p>
          </table:table-cell>
          <table:table-cell table:formula="of:=[.D$2]/([.C959]/1000)/1000000" office:value-type="float" office:value="8.5427466385874" calcext:value-type="float">
            <text:p>8.5427466386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3616" calcext:value-type="float">
            <text:p>0.363616</text:p>
          </table:table-cell>
          <table:table-cell table:formula="of:=[15x15x15.A960]+[15x15x15.B960]" office:value-type="float" office:value="0.398656" calcext:value-type="float">
            <text:p>0.398656</text:p>
          </table:table-cell>
          <table:table-cell table:formula="of:=[.D$2]/([.C960]/1000)/1000000" office:value-type="float" office:value="8.46594557713919" calcext:value-type="float">
            <text:p>8.4659455771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128" calcext:value-type="float">
            <text:p>0.36128</text:p>
          </table:table-cell>
          <table:table-cell table:formula="of:=[15x15x15.A961]+[15x15x15.B961]" office:value-type="float" office:value="0.396448" calcext:value-type="float">
            <text:p>0.396448</text:p>
          </table:table-cell>
          <table:table-cell table:formula="of:=[.D$2]/([.C961]/1000)/1000000" office:value-type="float" office:value="8.51309629510049" calcext:value-type="float">
            <text:p>8.5130962951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4944" calcext:value-type="float">
            <text:p>0.354944</text:p>
          </table:table-cell>
          <table:table-cell table:formula="of:=[15x15x15.A962]+[15x15x15.B962]" office:value-type="float" office:value="0.389952" calcext:value-type="float">
            <text:p>0.389952</text:p>
          </table:table-cell>
          <table:table-cell table:formula="of:=[.D$2]/([.C962]/1000)/1000000" office:value-type="float" office:value="8.65491137370753" calcext:value-type="float">
            <text:p>8.6549113737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2832" calcext:value-type="float">
            <text:p>0.352832</text:p>
          </table:table-cell>
          <table:table-cell table:formula="of:=[15x15x15.A963]+[15x15x15.B963]" office:value-type="float" office:value="0.387456" calcext:value-type="float">
            <text:p>0.387456</text:p>
          </table:table-cell>
          <table:table-cell table:formula="of:=[.D$2]/([.C963]/1000)/1000000" office:value-type="float" office:value="8.71066650148662" calcext:value-type="float">
            <text:p>8.7106665015</text:p>
          </table:table-cell>
        </table:table-row>
        <table:table-row table:style-name="ro1">
          <table:table-cell office:value-type="float" office:value="0.040288" calcext:value-type="float">
            <text:p>0.040288</text:p>
          </table:table-cell>
          <table:table-cell office:value-type="float" office:value="0.370368" calcext:value-type="float">
            <text:p>0.370368</text:p>
          </table:table-cell>
          <table:table-cell table:formula="of:=[15x15x15.A964]+[15x15x15.B964]" office:value-type="float" office:value="0.410656" calcext:value-type="float">
            <text:p>0.410656</text:p>
          </table:table-cell>
          <table:table-cell table:formula="of:=[.D$2]/([.C964]/1000)/1000000" office:value-type="float" office:value="8.21855762487337" calcext:value-type="float">
            <text:p>8.2185576249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0256" calcext:value-type="float">
            <text:p>0.360256</text:p>
          </table:table-cell>
          <table:table-cell table:formula="of:=[15x15x15.A965]+[15x15x15.B965]" office:value-type="float" office:value="0.39536" calcext:value-type="float">
            <text:p>0.39536</text:p>
          </table:table-cell>
          <table:table-cell table:formula="of:=[.D$2]/([.C965]/1000)/1000000" office:value-type="float" office:value="8.53652367462566" calcext:value-type="float">
            <text:p>8.5365236746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36" calcext:value-type="float">
            <text:p>0.3536</text:p>
          </table:table-cell>
          <table:table-cell table:formula="of:=[15x15x15.A966]+[15x15x15.B966]" office:value-type="float" office:value="0.388832" calcext:value-type="float">
            <text:p>0.388832</text:p>
          </table:table-cell>
          <table:table-cell table:formula="of:=[.D$2]/([.C966]/1000)/1000000" office:value-type="float" office:value="8.67984116533619" calcext:value-type="float">
            <text:p>8.6798411653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2768" calcext:value-type="float">
            <text:p>0.352768</text:p>
          </table:table-cell>
          <table:table-cell table:formula="of:=[15x15x15.A967]+[15x15x15.B967]" office:value-type="float" office:value="0.387584" calcext:value-type="float">
            <text:p>0.387584</text:p>
          </table:table-cell>
          <table:table-cell table:formula="of:=[.D$2]/([.C967]/1000)/1000000" office:value-type="float" office:value="8.70778979524439" calcext:value-type="float">
            <text:p>8.7077897952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128" calcext:value-type="float">
            <text:p>0.36128</text:p>
          </table:table-cell>
          <table:table-cell table:formula="of:=[15x15x15.A968]+[15x15x15.B968]" office:value-type="float" office:value="0.39616" calcext:value-type="float">
            <text:p>0.39616</text:p>
          </table:table-cell>
          <table:table-cell table:formula="of:=[.D$2]/([.C968]/1000)/1000000" office:value-type="float" office:value="8.51928513731825" calcext:value-type="float">
            <text:p>8.5192851373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5744" calcext:value-type="float">
            <text:p>0.355744</text:p>
          </table:table-cell>
          <table:table-cell table:formula="of:=[15x15x15.A969]+[15x15x15.B969]" office:value-type="float" office:value="0.390528" calcext:value-type="float">
            <text:p>0.390528</text:p>
          </table:table-cell>
          <table:table-cell table:formula="of:=[.D$2]/([.C969]/1000)/1000000" office:value-type="float" office:value="8.64214601769912" calcext:value-type="float">
            <text:p>8.6421460177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84" calcext:value-type="float">
            <text:p>0.3584</text:p>
          </table:table-cell>
          <table:table-cell table:formula="of:=[15x15x15.A970]+[15x15x15.B970]" office:value-type="float" office:value="0.393152" calcext:value-type="float">
            <text:p>0.393152</text:p>
          </table:table-cell>
          <table:table-cell table:formula="of:=[.D$2]/([.C970]/1000)/1000000" office:value-type="float" office:value="8.58446605892886" calcext:value-type="float">
            <text:p>8.5844660589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65344" calcext:value-type="float">
            <text:p>0.365344</text:p>
          </table:table-cell>
          <table:table-cell table:formula="of:=[15x15x15.A971]+[15x15x15.B971]" office:value-type="float" office:value="0.400992" calcext:value-type="float">
            <text:p>0.400992</text:p>
          </table:table-cell>
          <table:table-cell table:formula="of:=[.D$2]/([.C971]/1000)/1000000" office:value-type="float" office:value="8.41662676562126" calcext:value-type="float">
            <text:p>8.4166267656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7824" calcext:value-type="float">
            <text:p>0.357824</text:p>
          </table:table-cell>
          <table:table-cell table:formula="of:=[15x15x15.A972]+[15x15x15.B972]" office:value-type="float" office:value="0.392832" calcext:value-type="float">
            <text:p>0.392832</text:p>
          </table:table-cell>
          <table:table-cell table:formula="of:=[.D$2]/([.C972]/1000)/1000000" office:value-type="float" office:value="8.59145894428153" calcext:value-type="float">
            <text:p>8.5914589443</text:p>
          </table:table-cell>
        </table:table-row>
        <table:table-row table:style-name="ro1">
          <table:table-cell office:value-type="float" office:value="0.034208" calcext:value-type="float">
            <text:p>0.034208</text:p>
          </table:table-cell>
          <table:table-cell office:value-type="float" office:value="0.366464" calcext:value-type="float">
            <text:p>0.366464</text:p>
          </table:table-cell>
          <table:table-cell table:formula="of:=[15x15x15.A973]+[15x15x15.B973]" office:value-type="float" office:value="0.400672" calcext:value-type="float">
            <text:p>0.400672</text:p>
          </table:table-cell>
          <table:table-cell table:formula="of:=[.D$2]/([.C973]/1000)/1000000" office:value-type="float" office:value="8.42334877405958" calcext:value-type="float">
            <text:p>8.4233487741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47584" calcext:value-type="float">
            <text:p>0.347584</text:p>
          </table:table-cell>
          <table:table-cell table:formula="of:=[15x15x15.A974]+[15x15x15.B974]" office:value-type="float" office:value="0.38272" calcext:value-type="float">
            <text:p>0.38272</text:p>
          </table:table-cell>
          <table:table-cell table:formula="of:=[.D$2]/([.C974]/1000)/1000000" office:value-type="float" office:value="8.81845735785953" calcext:value-type="float">
            <text:p>8.8184573579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7168" calcext:value-type="float">
            <text:p>0.37168</text:p>
          </table:table-cell>
          <table:table-cell table:formula="of:=[15x15x15.A975]+[15x15x15.B975]" office:value-type="float" office:value="0.406624" calcext:value-type="float">
            <text:p>0.406624</text:p>
          </table:table-cell>
          <table:table-cell table:formula="of:=[.D$2]/([.C975]/1000)/1000000" office:value-type="float" office:value="8.30005115290785" calcext:value-type="float">
            <text:p>8.3000511529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44" calcext:value-type="float">
            <text:p>0.3544</text:p>
          </table:table-cell>
          <table:table-cell table:formula="of:=[15x15x15.A976]+[15x15x15.B976]" office:value-type="float" office:value="0.389376" calcext:value-type="float">
            <text:p>0.389376</text:p>
          </table:table-cell>
          <table:table-cell table:formula="of:=[.D$2]/([.C976]/1000)/1000000" office:value-type="float" office:value="8.66771449704142" calcext:value-type="float">
            <text:p>8.667714497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448" calcext:value-type="float">
            <text:p>0.36448</text:p>
          </table:table-cell>
          <table:table-cell table:formula="of:=[15x15x15.A977]+[15x15x15.B977]" office:value-type="float" office:value="0.399648" calcext:value-type="float">
            <text:p>0.399648</text:p>
          </table:table-cell>
          <table:table-cell table:formula="of:=[.D$2]/([.C977]/1000)/1000000" office:value-type="float" office:value="8.44493153975498" calcext:value-type="float">
            <text:p>8.4449315398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0832" calcext:value-type="float">
            <text:p>0.360832</text:p>
          </table:table-cell>
          <table:table-cell table:formula="of:=[15x15x15.A978]+[15x15x15.B978]" office:value-type="float" office:value="0.39552" calcext:value-type="float">
            <text:p>0.39552</text:p>
          </table:table-cell>
          <table:table-cell table:formula="of:=[.D$2]/([.C978]/1000)/1000000" office:value-type="float" office:value="8.53307038834952" calcext:value-type="float">
            <text:p>8.5330703883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88" calcext:value-type="float">
            <text:p>0.3688</text:p>
          </table:table-cell>
          <table:table-cell table:formula="of:=[15x15x15.A979]+[15x15x15.B979]" office:value-type="float" office:value="0.403904" calcext:value-type="float">
            <text:p>0.403904</text:p>
          </table:table-cell>
          <table:table-cell table:formula="of:=[.D$2]/([.C979]/1000)/1000000" office:value-type="float" office:value="8.35594596735858" calcext:value-type="float">
            <text:p>8.3559459674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1344" calcext:value-type="float">
            <text:p>0.361344</text:p>
          </table:table-cell>
          <table:table-cell table:formula="of:=[15x15x15.A980]+[15x15x15.B980]" office:value-type="float" office:value="0.395968" calcext:value-type="float">
            <text:p>0.395968</text:p>
          </table:table-cell>
          <table:table-cell table:formula="of:=[.D$2]/([.C980]/1000)/1000000" office:value-type="float" office:value="8.52341603361888" calcext:value-type="float">
            <text:p>8.5234160336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49184" calcext:value-type="float">
            <text:p>0.349184</text:p>
          </table:table-cell>
          <table:table-cell table:formula="of:=[15x15x15.A981]+[15x15x15.B981]" office:value-type="float" office:value="0.384352" calcext:value-type="float">
            <text:p>0.384352</text:p>
          </table:table-cell>
          <table:table-cell table:formula="of:=[.D$2]/([.C981]/1000)/1000000" office:value-type="float" office:value="8.78101323786529" calcext:value-type="float">
            <text:p>8.7810132379</text:p>
          </table:table-cell>
        </table:table-row>
        <table:table-row table:style-name="ro1">
          <table:table-cell office:value-type="float" office:value="0.034176" calcext:value-type="float">
            <text:p>0.034176</text:p>
          </table:table-cell>
          <table:table-cell office:value-type="float" office:value="0.354112" calcext:value-type="float">
            <text:p>0.354112</text:p>
          </table:table-cell>
          <table:table-cell table:formula="of:=[15x15x15.A982]+[15x15x15.B982]" office:value-type="float" office:value="0.388288" calcext:value-type="float">
            <text:p>0.388288</text:p>
          </table:table-cell>
          <table:table-cell table:formula="of:=[.D$2]/([.C982]/1000)/1000000" office:value-type="float" office:value="8.69200181308719" calcext:value-type="float">
            <text:p>8.6920018131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9664" calcext:value-type="float">
            <text:p>0.369664</text:p>
          </table:table-cell>
          <table:table-cell table:formula="of:=[15x15x15.A983]+[15x15x15.B983]" office:value-type="float" office:value="0.404704" calcext:value-type="float">
            <text:p>0.404704</text:p>
          </table:table-cell>
          <table:table-cell table:formula="of:=[.D$2]/([.C983]/1000)/1000000" office:value-type="float" office:value="8.33942832292243" calcext:value-type="float">
            <text:p>8.3394283229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7792" calcext:value-type="float">
            <text:p>0.357792</text:p>
          </table:table-cell>
          <table:table-cell table:formula="of:=[15x15x15.A984]+[15x15x15.B984]" office:value-type="float" office:value="0.393344" calcext:value-type="float">
            <text:p>0.393344</text:p>
          </table:table-cell>
          <table:table-cell table:formula="of:=[.D$2]/([.C984]/1000)/1000000" office:value-type="float" office:value="8.58027578913114" calcext:value-type="float">
            <text:p>8.5802757891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76" calcext:value-type="float">
            <text:p>0.3576</text:p>
          </table:table-cell>
          <table:table-cell table:formula="of:=[15x15x15.A985]+[15x15x15.B985]" office:value-type="float" office:value="0.392448" calcext:value-type="float">
            <text:p>0.392448</text:p>
          </table:table-cell>
          <table:table-cell table:formula="of:=[.D$2]/([.C985]/1000)/1000000" office:value-type="float" office:value="8.59986545988258" calcext:value-type="float">
            <text:p>8.5998654599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7408" calcext:value-type="float">
            <text:p>0.357408</text:p>
          </table:table-cell>
          <table:table-cell table:formula="of:=[15x15x15.A986]+[15x15x15.B986]" office:value-type="float" office:value="0.392" calcext:value-type="float">
            <text:p>0.392</text:p>
          </table:table-cell>
          <table:table-cell table:formula="of:=[.D$2]/([.C986]/1000)/1000000" office:value-type="float" office:value="8.60969387755102" calcext:value-type="float">
            <text:p>8.6096938776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968" calcext:value-type="float">
            <text:p>0.35968</text:p>
          </table:table-cell>
          <table:table-cell table:formula="of:=[15x15x15.A987]+[15x15x15.B987]" office:value-type="float" office:value="0.39456" calcext:value-type="float">
            <text:p>0.39456</text:p>
          </table:table-cell>
          <table:table-cell table:formula="of:=[.D$2]/([.C987]/1000)/1000000" office:value-type="float" office:value="8.55383211678832" calcext:value-type="float">
            <text:p>8.5538321168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856" calcext:value-type="float">
            <text:p>0.35856</text:p>
          </table:table-cell>
          <table:table-cell table:formula="of:=[15x15x15.A988]+[15x15x15.B988]" office:value-type="float" office:value="0.393088" calcext:value-type="float">
            <text:p>0.393088</text:p>
          </table:table-cell>
          <table:table-cell table:formula="of:=[.D$2]/([.C988]/1000)/1000000" office:value-type="float" office:value="8.58586372517095" calcext:value-type="float">
            <text:p>8.5858637252</text:p>
          </table:table-cell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50848" calcext:value-type="float">
            <text:p>0.350848</text:p>
          </table:table-cell>
          <table:table-cell table:formula="of:=[15x15x15.A989]+[15x15x15.B989]" office:value-type="float" office:value="0.38672" calcext:value-type="float">
            <text:p>0.38672</text:p>
          </table:table-cell>
          <table:table-cell table:formula="of:=[.D$2]/([.C989]/1000)/1000000" office:value-type="float" office:value="8.72724451799752" calcext:value-type="float">
            <text:p>8.727244518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5888" calcext:value-type="float">
            <text:p>0.35888</text:p>
          </table:table-cell>
          <table:table-cell table:formula="of:=[15x15x15.A990]+[15x15x15.B990]" office:value-type="float" office:value="0.393536" calcext:value-type="float">
            <text:p>0.393536</text:p>
          </table:table-cell>
          <table:table-cell table:formula="of:=[.D$2]/([.C990]/1000)/1000000" office:value-type="float" office:value="8.57608960806635" calcext:value-type="float">
            <text:p>8.5760896081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856" calcext:value-type="float">
            <text:p>0.35856</text:p>
          </table:table-cell>
          <table:table-cell table:formula="of:=[15x15x15.A991]+[15x15x15.B991]" office:value-type="float" office:value="0.393632" calcext:value-type="float">
            <text:p>0.393632</text:p>
          </table:table-cell>
          <table:table-cell table:formula="of:=[.D$2]/([.C991]/1000)/1000000" office:value-type="float" office:value="8.57399804893911" calcext:value-type="float">
            <text:p>8.5739980489</text:p>
          </table:table-cell>
        </table:table-row>
        <table:table-row table:style-name="ro1">
          <table:table-cell office:value-type="float" office:value="0.039424" calcext:value-type="float">
            <text:p>0.039424</text:p>
          </table:table-cell>
          <table:table-cell office:value-type="float" office:value="0.353984" calcext:value-type="float">
            <text:p>0.353984</text:p>
          </table:table-cell>
          <table:table-cell table:formula="of:=[15x15x15.A992]+[15x15x15.B992]" office:value-type="float" office:value="0.393408" calcext:value-type="float">
            <text:p>0.393408</text:p>
          </table:table-cell>
          <table:table-cell table:formula="of:=[.D$2]/([.C992]/1000)/1000000" office:value-type="float" office:value="8.57887994143485" calcext:value-type="float">
            <text:p>8.5788799414</text:p>
          </table:table-cell>
        </table:table-row>
        <table:table-row table:style-name="ro1">
          <table:table-cell office:value-type="float" office:value="0.039616" calcext:value-type="float">
            <text:p>0.039616</text:p>
          </table:table-cell>
          <table:table-cell office:value-type="float" office:value="0.35344" calcext:value-type="float">
            <text:p>0.35344</text:p>
          </table:table-cell>
          <table:table-cell table:formula="of:=[15x15x15.A993]+[15x15x15.B993]" office:value-type="float" office:value="0.393056" calcext:value-type="float">
            <text:p>0.393056</text:p>
          </table:table-cell>
          <table:table-cell table:formula="of:=[.D$2]/([.C993]/1000)/1000000" office:value-type="float" office:value="8.58656272897501" calcext:value-type="float">
            <text:p>8.586562729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49024" calcext:value-type="float">
            <text:p>0.349024</text:p>
          </table:table-cell>
          <table:table-cell table:formula="of:=[15x15x15.A994]+[15x15x15.B994]" office:value-type="float" office:value="0.383968" calcext:value-type="float">
            <text:p>0.383968</text:p>
          </table:table-cell>
          <table:table-cell table:formula="of:=[.D$2]/([.C994]/1000)/1000000" office:value-type="float" office:value="8.78979498291524" calcext:value-type="float">
            <text:p>8.7897949829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2496" calcext:value-type="float">
            <text:p>0.362496</text:p>
          </table:table-cell>
          <table:table-cell table:formula="of:=[15x15x15.A995]+[15x15x15.B995]" office:value-type="float" office:value="0.397824" calcext:value-type="float">
            <text:p>0.397824</text:p>
          </table:table-cell>
          <table:table-cell table:formula="of:=[.D$2]/([.C995]/1000)/1000000" office:value-type="float" office:value="8.48365106177606" calcext:value-type="float">
            <text:p>8.4836510618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2848" calcext:value-type="float">
            <text:p>0.362848</text:p>
          </table:table-cell>
          <table:table-cell table:formula="of:=[15x15x15.A996]+[15x15x15.B996]" office:value-type="float" office:value="0.39792" calcext:value-type="float">
            <text:p>0.39792</text:p>
          </table:table-cell>
          <table:table-cell table:formula="of:=[.D$2]/([.C996]/1000)/1000000" office:value-type="float" office:value="8.48160434258142" calcext:value-type="float">
            <text:p>8.4816043426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7264" calcext:value-type="float">
            <text:p>0.367264</text:p>
          </table:table-cell>
          <table:table-cell table:formula="of:=[15x15x15.A997]+[15x15x15.B997]" office:value-type="float" office:value="0.4024" calcext:value-type="float">
            <text:p>0.4024</text:p>
          </table:table-cell>
          <table:table-cell table:formula="of:=[.D$2]/([.C997]/1000)/1000000" office:value-type="float" office:value="8.38717693836978" calcext:value-type="float">
            <text:p>8.3871769384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49056" calcext:value-type="float">
            <text:p>0.349056</text:p>
          </table:table-cell>
          <table:table-cell table:formula="of:=[15x15x15.A998]+[15x15x15.B998]" office:value-type="float" office:value="0.384" calcext:value-type="float">
            <text:p>0.384</text:p>
          </table:table-cell>
          <table:table-cell table:formula="of:=[.D$2]/([.C998]/1000)/1000000" office:value-type="float" office:value="8.7890625" calcext:value-type="float">
            <text:p>8.7890625</text:p>
          </table:table-cell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59904" calcext:value-type="float">
            <text:p>0.359904</text:p>
          </table:table-cell>
          <table:table-cell table:formula="of:=[15x15x15.A999]+[15x15x15.B999]" office:value-type="float" office:value="0.395776" calcext:value-type="float">
            <text:p>0.395776</text:p>
          </table:table-cell>
          <table:table-cell table:formula="of:=[.D$2]/([.C999]/1000)/1000000" office:value-type="float" office:value="8.52755093790427" calcext:value-type="float">
            <text:p>8.5275509379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2912" calcext:value-type="float">
            <text:p>0.362912</text:p>
          </table:table-cell>
          <table:table-cell table:formula="of:=[15x15x15.A1000]+[15x15x15.B1000]" office:value-type="float" office:value="0.397536" calcext:value-type="float">
            <text:p>0.397536</text:p>
          </table:table-cell>
          <table:table-cell table:formula="of:=[.D$2]/([.C1000]/1000)/1000000" office:value-type="float" office:value="8.48979715044675" calcext:value-type="float">
            <text:p>8.4897971504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8304" calcext:value-type="float">
            <text:p>0.358304</text:p>
          </table:table-cell>
          <table:table-cell table:formula="of:=[15x15x15.A1001]+[15x15x15.B1001]" office:value-type="float" office:value="0.393024" calcext:value-type="float">
            <text:p>0.393024</text:p>
          </table:table-cell>
          <table:table-cell table:formula="of:=[.D$2]/([.C1001]/1000)/1000000" office:value-type="float" office:value="8.58726184660479" calcext:value-type="float">
            <text:p>8.5872618466</text:p>
          </table:table-cell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0592" calcext:value-type="float">
            <text:p>0.350592</text:p>
          </table:table-cell>
          <table:table-cell table:formula="of:=[15x15x15.A1002]+[15x15x15.B1002]" office:value-type="float" office:value="0.386112" calcext:value-type="float">
            <text:p>0.386112</text:p>
          </table:table-cell>
          <table:table-cell table:formula="of:=[.D$2]/([.C1002]/1000)/1000000" office:value-type="float" office:value="8.7409870711089" calcext:value-type="float">
            <text:p>8.7409870711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248" calcext:value-type="float">
            <text:p>0.35248</text:p>
          </table:table-cell>
          <table:table-cell table:formula="of:=[15x15x15.A1003]+[15x15x15.B1003]" office:value-type="float" office:value="0.38688" calcext:value-type="float">
            <text:p>0.38688</text:p>
          </table:table-cell>
          <table:table-cell table:formula="of:=[.D$2]/([.C1003]/1000)/1000000" office:value-type="float" office:value="8.72363523573201" calcext:value-type="float">
            <text:p>8.7236352357</text:p>
          </table:table-cell>
        </table:table-row>
        <table:table-row table:style-name="ro1">
          <table:table-cell office:value-type="float" office:value="0.037888" calcext:value-type="float">
            <text:p>0.037888</text:p>
          </table:table-cell>
          <table:table-cell office:value-type="float" office:value="0.351744" calcext:value-type="float">
            <text:p>0.351744</text:p>
          </table:table-cell>
          <table:table-cell table:formula="of:=[15x15x15.A1004]+[15x15x15.B1004]" office:value-type="float" office:value="0.389632" calcext:value-type="float">
            <text:p>0.389632</text:p>
          </table:table-cell>
          <table:table-cell table:formula="of:=[.D$2]/([.C1004]/1000)/1000000" office:value-type="float" office:value="8.66201954664914" calcext:value-type="float">
            <text:p>8.6620195466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4256" calcext:value-type="float">
            <text:p>0.364256</text:p>
          </table:table-cell>
          <table:table-cell table:formula="of:=[15x15x15.A1005]+[15x15x15.B1005]" office:value-type="float" office:value="0.398912" calcext:value-type="float">
            <text:p>0.398912</text:p>
          </table:table-cell>
          <table:table-cell table:formula="of:=[.D$2]/([.C1005]/1000)/1000000" office:value-type="float" office:value="8.46051259425638" calcext:value-type="float">
            <text:p>8.4605125943</text:p>
          </table:table-cell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59488" calcext:value-type="float">
            <text:p>0.359488</text:p>
          </table:table-cell>
          <table:table-cell table:formula="of:=[15x15x15.A1006]+[15x15x15.B1006]" office:value-type="float" office:value="0.395264" calcext:value-type="float">
            <text:p>0.395264</text:p>
          </table:table-cell>
          <table:table-cell table:formula="of:=[.D$2]/([.C1006]/1000)/1000000" office:value-type="float" office:value="8.53859698834197" calcext:value-type="float">
            <text:p>8.5385969883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256" calcext:value-type="float">
            <text:p>0.36256</text:p>
          </table:table-cell>
          <table:table-cell table:formula="of:=[15x15x15.A1007]+[15x15x15.B1007]" office:value-type="float" office:value="0.397408" calcext:value-type="float">
            <text:p>0.397408</text:p>
          </table:table-cell>
          <table:table-cell table:formula="of:=[.D$2]/([.C1007]/1000)/1000000" office:value-type="float" office:value="8.4925316047991" calcext:value-type="float">
            <text:p>8.4925316048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5648" calcext:value-type="float">
            <text:p>0.355648</text:p>
          </table:table-cell>
          <table:table-cell table:formula="of:=[15x15x15.A1008]+[15x15x15.B1008]" office:value-type="float" office:value="0.391232" calcext:value-type="float">
            <text:p>0.391232</text:p>
          </table:table-cell>
          <table:table-cell table:formula="of:=[.D$2]/([.C1008]/1000)/1000000" office:value-type="float" office:value="8.62659496155734" calcext:value-type="float">
            <text:p>8.6265949616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6096" calcext:value-type="float">
            <text:p>0.356096</text:p>
          </table:table-cell>
          <table:table-cell table:formula="of:=[15x15x15.A1009]+[15x15x15.B1009]" office:value-type="float" office:value="0.391232" calcext:value-type="float">
            <text:p>0.391232</text:p>
          </table:table-cell>
          <table:table-cell table:formula="of:=[.D$2]/([.C1009]/1000)/1000000" office:value-type="float" office:value="8.62659496155734" calcext:value-type="float">
            <text:p>8.6265949616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9328" calcext:value-type="float">
            <text:p>0.359328</text:p>
          </table:table-cell>
          <table:table-cell table:formula="of:=[15x15x15.A1010]+[15x15x15.B1010]" office:value-type="float" office:value="0.394208" calcext:value-type="float">
            <text:p>0.394208</text:p>
          </table:table-cell>
          <table:table-cell table:formula="of:=[.D$2]/([.C1010]/1000)/1000000" office:value-type="float" office:value="8.5614700868577" calcext:value-type="float">
            <text:p>8.5614700869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70624" calcext:value-type="float">
            <text:p>0.370624</text:p>
          </table:table-cell>
          <table:table-cell table:formula="of:=[15x15x15.A1011]+[15x15x15.B1011]" office:value-type="float" office:value="0.405792" calcext:value-type="float">
            <text:p>0.405792</text:p>
          </table:table-cell>
          <table:table-cell table:formula="of:=[.D$2]/([.C1011]/1000)/1000000" office:value-type="float" office:value="8.31706884315117" calcext:value-type="float">
            <text:p>8.3170688432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8848" calcext:value-type="float">
            <text:p>0.358848</text:p>
          </table:table-cell>
          <table:table-cell table:formula="of:=[15x15x15.A1012]+[15x15x15.B1012]" office:value-type="float" office:value="0.393696" calcext:value-type="float">
            <text:p>0.393696</text:p>
          </table:table-cell>
          <table:table-cell table:formula="of:=[.D$2]/([.C1012]/1000)/1000000" office:value-type="float" office:value="8.57260424286759" calcext:value-type="float">
            <text:p>8.5726042429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4304" calcext:value-type="float">
            <text:p>0.354304</text:p>
          </table:table-cell>
          <table:table-cell table:formula="of:=[15x15x15.A1013]+[15x15x15.B1013]" office:value-type="float" office:value="0.389504" calcext:value-type="float">
            <text:p>0.389504</text:p>
          </table:table-cell>
          <table:table-cell table:formula="of:=[.D$2]/([.C1013]/1000)/1000000" office:value-type="float" office:value="8.66486608609924" calcext:value-type="float">
            <text:p>8.6648660861</text:p>
          </table:table-cell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4528" calcext:value-type="float">
            <text:p>0.354528</text:p>
          </table:table-cell>
          <table:table-cell table:formula="of:=[15x15x15.A1014]+[15x15x15.B1014]" office:value-type="float" office:value="0.39024" calcext:value-type="float">
            <text:p>0.39024</text:p>
          </table:table-cell>
          <table:table-cell table:formula="of:=[.D$2]/([.C1014]/1000)/1000000" office:value-type="float" office:value="8.64852398523985" calcext:value-type="float">
            <text:p>8.6485239852</text:p>
          </table:table-cell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2064" calcext:value-type="float">
            <text:p>0.352064</text:p>
          </table:table-cell>
          <table:table-cell table:formula="of:=[15x15x15.A1015]+[15x15x15.B1015]" office:value-type="float" office:value="0.387776" calcext:value-type="float">
            <text:p>0.387776</text:p>
          </table:table-cell>
          <table:table-cell table:formula="of:=[.D$2]/([.C1015]/1000)/1000000" office:value-type="float" office:value="8.70347829674864" calcext:value-type="float">
            <text:p>8.7034782967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3824" calcext:value-type="float">
            <text:p>0.353824</text:p>
          </table:table-cell>
          <table:table-cell table:formula="of:=[15x15x15.A1016]+[15x15x15.B1016]" office:value-type="float" office:value="0.388736" calcext:value-type="float">
            <text:p>0.388736</text:p>
          </table:table-cell>
          <table:table-cell table:formula="of:=[.D$2]/([.C1016]/1000)/1000000" office:value-type="float" office:value="8.68198468883767" calcext:value-type="float">
            <text:p>8.6819846888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984" calcext:value-type="float">
            <text:p>0.35984</text:p>
          </table:table-cell>
          <table:table-cell table:formula="of:=[15x15x15.A1017]+[15x15x15.B1017]" office:value-type="float" office:value="0.394912" calcext:value-type="float">
            <text:p>0.394912</text:p>
          </table:table-cell>
          <table:table-cell table:formula="of:=[.D$2]/([.C1017]/1000)/1000000" office:value-type="float" office:value="8.54620776274208" calcext:value-type="float">
            <text:p>8.5462077627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4688" calcext:value-type="float">
            <text:p>0.354688</text:p>
          </table:table-cell>
          <table:table-cell table:formula="of:=[15x15x15.A1018]+[15x15x15.B1018]" office:value-type="float" office:value="0.389408" calcext:value-type="float">
            <text:p>0.389408</text:p>
          </table:table-cell>
          <table:table-cell table:formula="of:=[.D$2]/([.C1018]/1000)/1000000" office:value-type="float" office:value="8.66700221875257" calcext:value-type="float">
            <text:p>8.6670022188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9616" calcext:value-type="float">
            <text:p>0.359616</text:p>
          </table:table-cell>
          <table:table-cell table:formula="of:=[15x15x15.A1019]+[15x15x15.B1019]" office:value-type="float" office:value="0.394816" calcext:value-type="float">
            <text:p>0.394816</text:p>
          </table:table-cell>
          <table:table-cell table:formula="of:=[.D$2]/([.C1019]/1000)/1000000" office:value-type="float" office:value="8.5482857837575" calcext:value-type="float">
            <text:p>8.5482857838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896" calcext:value-type="float">
            <text:p>0.36896</text:p>
          </table:table-cell>
          <table:table-cell table:formula="of:=[15x15x15.A1020]+[15x15x15.B1020]" office:value-type="float" office:value="0.40352" calcext:value-type="float">
            <text:p>0.40352</text:p>
          </table:table-cell>
          <table:table-cell table:formula="of:=[.D$2]/([.C1020]/1000)/1000000" office:value-type="float" office:value="8.36389770023791" calcext:value-type="float">
            <text:p>8.3638977002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60064" calcext:value-type="float">
            <text:p>0.360064</text:p>
          </table:table-cell>
          <table:table-cell table:formula="of:=[15x15x15.A1021]+[15x15x15.B1021]" office:value-type="float" office:value="0.395648" calcext:value-type="float">
            <text:p>0.395648</text:p>
          </table:table-cell>
          <table:table-cell table:formula="of:=[.D$2]/([.C1021]/1000)/1000000" office:value-type="float" office:value="8.53030977030087" calcext:value-type="float">
            <text:p>8.5303097703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4704" calcext:value-type="float">
            <text:p>0.364704</text:p>
          </table:table-cell>
          <table:table-cell table:formula="of:=[15x15x15.A1022]+[15x15x15.B1022]" office:value-type="float" office:value="0.399552" calcext:value-type="float">
            <text:p>0.399552</text:p>
          </table:table-cell>
          <table:table-cell table:formula="of:=[.D$2]/([.C1022]/1000)/1000000" office:value-type="float" office:value="8.44696059586737" calcext:value-type="float">
            <text:p>8.4469605959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472" calcext:value-type="float">
            <text:p>0.35472</text:p>
          </table:table-cell>
          <table:table-cell table:formula="of:=[15x15x15.A1023]+[15x15x15.B1023]" office:value-type="float" office:value="0.389824" calcext:value-type="float">
            <text:p>0.389824</text:p>
          </table:table-cell>
          <table:table-cell table:formula="of:=[.D$2]/([.C1023]/1000)/1000000" office:value-type="float" office:value="8.65775324248892" calcext:value-type="float">
            <text:p>8.6577532425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1872" calcext:value-type="float">
            <text:p>0.351872</text:p>
          </table:table-cell>
          <table:table-cell table:formula="of:=[15x15x15.A1024]+[15x15x15.B1024]" office:value-type="float" office:value="0.386688" calcext:value-type="float">
            <text:p>0.386688</text:p>
          </table:table-cell>
          <table:table-cell table:formula="of:=[.D$2]/([.C1024]/1000)/1000000" office:value-type="float" office:value="8.72796673286991" calcext:value-type="float">
            <text:p>8.7279667329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3312" calcext:value-type="float">
            <text:p>0.353312</text:p>
          </table:table-cell>
          <table:table-cell table:formula="of:=[15x15x15.A1025]+[15x15x15.B1025]" office:value-type="float" office:value="0.387712" calcext:value-type="float">
            <text:p>0.387712</text:p>
          </table:table-cell>
          <table:table-cell table:formula="of:=[.D$2]/([.C1025]/1000)/1000000" office:value-type="float" office:value="8.70491498844503" calcext:value-type="float">
            <text:p>8.7049149884</text:p>
          </table:table-cell>
        </table:table-row>
        <table:table-row table:style-name="ro1">
          <table:table-cell office:value-type="float" office:value="0.035968" calcext:value-type="float">
            <text:p>0.035968</text:p>
          </table:table-cell>
          <table:table-cell office:value-type="float" office:value="0.360384" calcext:value-type="float">
            <text:p>0.360384</text:p>
          </table:table-cell>
          <table:table-cell table:formula="of:=[15x15x15.A1026]+[15x15x15.B1026]" office:value-type="float" office:value="0.396352" calcext:value-type="float">
            <text:p>0.396352</text:p>
          </table:table-cell>
          <table:table-cell table:formula="of:=[.D$2]/([.C1026]/1000)/1000000" office:value-type="float" office:value="8.51515824317778" calcext:value-type="float">
            <text:p>8.5151582432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5072" calcext:value-type="float">
            <text:p>0.355072</text:p>
          </table:table-cell>
          <table:table-cell table:formula="of:=[15x15x15.A1027]+[15x15x15.B1027]" office:value-type="float" office:value="0.389568" calcext:value-type="float">
            <text:p>0.389568</text:p>
          </table:table-cell>
          <table:table-cell table:formula="of:=[.D$2]/([.C1027]/1000)/1000000" office:value-type="float" office:value="8.66344258255298" calcext:value-type="float">
            <text:p>8.6634425826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8304" calcext:value-type="float">
            <text:p>0.358304</text:p>
          </table:table-cell>
          <table:table-cell table:formula="of:=[15x15x15.A1028]+[15x15x15.B1028]" office:value-type="float" office:value="0.393888" calcext:value-type="float">
            <text:p>0.393888</text:p>
          </table:table-cell>
          <table:table-cell table:formula="of:=[.D$2]/([.C1028]/1000)/1000000" office:value-type="float" office:value="8.56842554228613" calcext:value-type="float">
            <text:p>8.5684255423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6768" calcext:value-type="float">
            <text:p>0.356768</text:p>
          </table:table-cell>
          <table:table-cell table:formula="of:=[15x15x15.A1029]+[15x15x15.B1029]" office:value-type="float" office:value="0.392448" calcext:value-type="float">
            <text:p>0.392448</text:p>
          </table:table-cell>
          <table:table-cell table:formula="of:=[.D$2]/([.C1029]/1000)/1000000" office:value-type="float" office:value="8.59986545988259" calcext:value-type="float">
            <text:p>8.5998654599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2624" calcext:value-type="float">
            <text:p>0.362624</text:p>
          </table:table-cell>
          <table:table-cell table:formula="of:=[15x15x15.A1030]+[15x15x15.B1030]" office:value-type="float" office:value="0.398112" calcext:value-type="float">
            <text:p>0.398112</text:p>
          </table:table-cell>
          <table:table-cell table:formula="of:=[.D$2]/([.C1030]/1000)/1000000" office:value-type="float" office:value="8.4775138654449" calcext:value-type="float">
            <text:p>8.4775138654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70752" calcext:value-type="float">
            <text:p>0.370752</text:p>
          </table:table-cell>
          <table:table-cell table:formula="of:=[15x15x15.A1031]+[15x15x15.B1031]" office:value-type="float" office:value="0.405568" calcext:value-type="float">
            <text:p>0.405568</text:p>
          </table:table-cell>
          <table:table-cell table:formula="of:=[.D$2]/([.C1031]/1000)/1000000" office:value-type="float" office:value="8.32166245857662" calcext:value-type="float">
            <text:p>8.3216624586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392" calcext:value-type="float">
            <text:p>0.35392</text:p>
          </table:table-cell>
          <table:table-cell table:formula="of:=[15x15x15.A1032]+[15x15x15.B1032]" office:value-type="float" office:value="0.388608" calcext:value-type="float">
            <text:p>0.388608</text:p>
          </table:table-cell>
          <table:table-cell table:formula="of:=[.D$2]/([.C1032]/1000)/1000000" office:value-type="float" office:value="8.68484436758893" calcext:value-type="float">
            <text:p>8.6848443676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1856" calcext:value-type="float">
            <text:p>0.361856</text:p>
          </table:table-cell>
          <table:table-cell table:formula="of:=[15x15x15.A1033]+[15x15x15.B1033]" office:value-type="float" office:value="0.3968" calcext:value-type="float">
            <text:p>0.3968</text:p>
          </table:table-cell>
          <table:table-cell table:formula="of:=[.D$2]/([.C1033]/1000)/1000000" office:value-type="float" office:value="8.50554435483871" calcext:value-type="float">
            <text:p>8.5055443548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224" calcext:value-type="float">
            <text:p>0.36224</text:p>
          </table:table-cell>
          <table:table-cell table:formula="of:=[15x15x15.A1034]+[15x15x15.B1034]" office:value-type="float" office:value="0.397248" calcext:value-type="float">
            <text:p>0.397248</text:p>
          </table:table-cell>
          <table:table-cell table:formula="of:=[.D$2]/([.C1034]/1000)/1000000" office:value-type="float" office:value="8.49595215079749" calcext:value-type="float">
            <text:p>8.4959521508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3568" calcext:value-type="float">
            <text:p>0.353568</text:p>
          </table:table-cell>
          <table:table-cell table:formula="of:=[15x15x15.A1035]+[15x15x15.B1035]" office:value-type="float" office:value="0.388416" calcext:value-type="float">
            <text:p>0.388416</text:p>
          </table:table-cell>
          <table:table-cell table:formula="of:=[.D$2]/([.C1035]/1000)/1000000" office:value-type="float" office:value="8.68913741967375" calcext:value-type="float">
            <text:p>8.6891374197</text:p>
          </table:table-cell>
        </table:table-row>
        <table:table-row table:style-name="ro1">
          <table:table-cell office:value-type="float" office:value="0.041184" calcext:value-type="float">
            <text:p>0.041184</text:p>
          </table:table-cell>
          <table:table-cell office:value-type="float" office:value="0.356544" calcext:value-type="float">
            <text:p>0.356544</text:p>
          </table:table-cell>
          <table:table-cell table:formula="of:=[15x15x15.A1036]+[15x15x15.B1036]" office:value-type="float" office:value="0.397728" calcext:value-type="float">
            <text:p>0.397728</text:p>
          </table:table-cell>
          <table:table-cell table:formula="of:=[.D$2]/([.C1036]/1000)/1000000" office:value-type="float" office:value="8.48569876900797" calcext:value-type="float">
            <text:p>8.485698769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2576" calcext:value-type="float">
            <text:p>0.352576</text:p>
          </table:table-cell>
          <table:table-cell table:formula="of:=[15x15x15.A1037]+[15x15x15.B1037]" office:value-type="float" office:value="0.387456" calcext:value-type="float">
            <text:p>0.387456</text:p>
          </table:table-cell>
          <table:table-cell table:formula="of:=[.D$2]/([.C1037]/1000)/1000000" office:value-type="float" office:value="8.71066650148662" calcext:value-type="float">
            <text:p>8.7106665015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9552" calcext:value-type="float">
            <text:p>0.359552</text:p>
          </table:table-cell>
          <table:table-cell table:formula="of:=[15x15x15.A1038]+[15x15x15.B1038]" office:value-type="float" office:value="0.39408" calcext:value-type="float">
            <text:p>0.39408</text:p>
          </table:table-cell>
          <table:table-cell table:formula="of:=[.D$2]/([.C1038]/1000)/1000000" office:value-type="float" office:value="8.5642509135201" calcext:value-type="float">
            <text:p>8.5642509135</text:p>
          </table:table-cell>
        </table:table-row>
        <table:table-row table:style-name="ro1">
          <table:table-cell office:value-type="float" office:value="0.034112" calcext:value-type="float">
            <text:p>0.034112</text:p>
          </table:table-cell>
          <table:table-cell office:value-type="float" office:value="0.350592" calcext:value-type="float">
            <text:p>0.350592</text:p>
          </table:table-cell>
          <table:table-cell table:formula="of:=[15x15x15.A1039]+[15x15x15.B1039]" office:value-type="float" office:value="0.384704" calcext:value-type="float">
            <text:p>0.384704</text:p>
          </table:table-cell>
          <table:table-cell table:formula="of:=[.D$2]/([.C1039]/1000)/1000000" office:value-type="float" office:value="8.77297870570621" calcext:value-type="float">
            <text:p>8.7729787057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4416" calcext:value-type="float">
            <text:p>0.364416</text:p>
          </table:table-cell>
          <table:table-cell table:formula="of:=[15x15x15.A1040]+[15x15x15.B1040]" office:value-type="float" office:value="0.399264" calcext:value-type="float">
            <text:p>0.399264</text:p>
          </table:table-cell>
          <table:table-cell table:formula="of:=[.D$2]/([.C1040]/1000)/1000000" office:value-type="float" office:value="8.45305361865833" calcext:value-type="float">
            <text:p>8.4530536187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8912" calcext:value-type="float">
            <text:p>0.358912</text:p>
          </table:table-cell>
          <table:table-cell table:formula="of:=[15x15x15.A1041]+[15x15x15.B1041]" office:value-type="float" office:value="0.393856" calcext:value-type="float">
            <text:p>0.393856</text:p>
          </table:table-cell>
          <table:table-cell table:formula="of:=[.D$2]/([.C1041]/1000)/1000000" office:value-type="float" office:value="8.56912170945726" calcext:value-type="float">
            <text:p>8.5691217095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5488" calcext:value-type="float">
            <text:p>0.355488</text:p>
          </table:table-cell>
          <table:table-cell table:formula="of:=[15x15x15.A1042]+[15x15x15.B1042]" office:value-type="float" office:value="0.39008" calcext:value-type="float">
            <text:p>0.39008</text:p>
          </table:table-cell>
          <table:table-cell table:formula="of:=[.D$2]/([.C1042]/1000)/1000000" office:value-type="float" office:value="8.65207136997539" calcext:value-type="float">
            <text:p>8.65207137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1872" calcext:value-type="float">
            <text:p>0.351872</text:p>
          </table:table-cell>
          <table:table-cell table:formula="of:=[15x15x15.A1043]+[15x15x15.B1043]" office:value-type="float" office:value="0.386464" calcext:value-type="float">
            <text:p>0.386464</text:p>
          </table:table-cell>
          <table:table-cell table:formula="of:=[.D$2]/([.C1043]/1000)/1000000" office:value-type="float" office:value="8.73302558582429" calcext:value-type="float">
            <text:p>8.7330255858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6064" calcext:value-type="float">
            <text:p>0.356064</text:p>
          </table:table-cell>
          <table:table-cell table:formula="of:=[15x15x15.A1044]+[15x15x15.B1044]" office:value-type="float" office:value="0.391264" calcext:value-type="float">
            <text:p>0.391264</text:p>
          </table:table-cell>
          <table:table-cell table:formula="of:=[.D$2]/([.C1044]/1000)/1000000" office:value-type="float" office:value="8.62588942504294" calcext:value-type="float">
            <text:p>8.625889425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7904" calcext:value-type="float">
            <text:p>0.367904</text:p>
          </table:table-cell>
          <table:table-cell table:formula="of:=[15x15x15.A1045]+[15x15x15.B1045]" office:value-type="float" office:value="0.403232" calcext:value-type="float">
            <text:p>0.403232</text:p>
          </table:table-cell>
          <table:table-cell table:formula="of:=[.D$2]/([.C1045]/1000)/1000000" office:value-type="float" office:value="8.3698714387747" calcext:value-type="float">
            <text:p>8.3698714388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5168" calcext:value-type="float">
            <text:p>0.355168</text:p>
          </table:table-cell>
          <table:table-cell table:formula="of:=[15x15x15.A1046]+[15x15x15.B1046]" office:value-type="float" office:value="0.389952" calcext:value-type="float">
            <text:p>0.389952</text:p>
          </table:table-cell>
          <table:table-cell table:formula="of:=[.D$2]/([.C1046]/1000)/1000000" office:value-type="float" office:value="8.65491137370753" calcext:value-type="float">
            <text:p>8.6549113737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08" calcext:value-type="float">
            <text:p>0.3608</text:p>
          </table:table-cell>
          <table:table-cell table:formula="of:=[15x15x15.A1047]+[15x15x15.B1047]" office:value-type="float" office:value="0.39552" calcext:value-type="float">
            <text:p>0.39552</text:p>
          </table:table-cell>
          <table:table-cell table:formula="of:=[.D$2]/([.C1047]/1000)/1000000" office:value-type="float" office:value="8.53307038834952" calcext:value-type="float">
            <text:p>8.5330703883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58464" calcext:value-type="float">
            <text:p>0.358464</text:p>
          </table:table-cell>
          <table:table-cell table:formula="of:=[15x15x15.A1048]+[15x15x15.B1048]" office:value-type="float" office:value="0.393728" calcext:value-type="float">
            <text:p>0.393728</text:p>
          </table:table-cell>
          <table:table-cell table:formula="of:=[.D$2]/([.C1048]/1000)/1000000" office:value-type="float" office:value="8.57190750975293" calcext:value-type="float">
            <text:p>8.5719075098</text:p>
          </table:table-cell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53024" calcext:value-type="float">
            <text:p>0.353024</text:p>
          </table:table-cell>
          <table:table-cell table:formula="of:=[15x15x15.A1049]+[15x15x15.B1049]" office:value-type="float" office:value="0.388832" calcext:value-type="float">
            <text:p>0.388832</text:p>
          </table:table-cell>
          <table:table-cell table:formula="of:=[.D$2]/([.C1049]/1000)/1000000" office:value-type="float" office:value="8.67984116533619" calcext:value-type="float">
            <text:p>8.6798411653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3376" calcext:value-type="float">
            <text:p>0.353376</text:p>
          </table:table-cell>
          <table:table-cell table:formula="of:=[15x15x15.A1050]+[15x15x15.B1050]" office:value-type="float" office:value="0.388096" calcext:value-type="float">
            <text:p>0.388096</text:p>
          </table:table-cell>
          <table:table-cell table:formula="of:=[.D$2]/([.C1050]/1000)/1000000" office:value-type="float" office:value="8.69630194591029" calcext:value-type="float">
            <text:p>8.6963019459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4656" calcext:value-type="float">
            <text:p>0.354656</text:p>
          </table:table-cell>
          <table:table-cell table:formula="of:=[15x15x15.A1051]+[15x15x15.B1051]" office:value-type="float" office:value="0.389472" calcext:value-type="float">
            <text:p>0.389472</text:p>
          </table:table-cell>
          <table:table-cell table:formula="of:=[.D$2]/([.C1051]/1000)/1000000" office:value-type="float" office:value="8.66557801331033" calcext:value-type="float">
            <text:p>8.6655780133</text:p>
          </table:table-cell>
        </table:table-row>
        <table:table-row table:style-name="ro1">
          <table:table-cell office:value-type="float" office:value="0.040192" calcext:value-type="float">
            <text:p>0.040192</text:p>
          </table:table-cell>
          <table:table-cell office:value-type="float" office:value="0.353536" calcext:value-type="float">
            <text:p>0.353536</text:p>
          </table:table-cell>
          <table:table-cell table:formula="of:=[15x15x15.A1052]+[15x15x15.B1052]" office:value-type="float" office:value="0.393728" calcext:value-type="float">
            <text:p>0.393728</text:p>
          </table:table-cell>
          <table:table-cell table:formula="of:=[.D$2]/([.C1052]/1000)/1000000" office:value-type="float" office:value="8.57190750975293" calcext:value-type="float">
            <text:p>8.5719075098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3936" calcext:value-type="float">
            <text:p>0.363936</text:p>
          </table:table-cell>
          <table:table-cell table:formula="of:=[15x15x15.A1053]+[15x15x15.B1053]" office:value-type="float" office:value="0.39872" calcext:value-type="float">
            <text:p>0.39872</text:p>
          </table:table-cell>
          <table:table-cell table:formula="of:=[.D$2]/([.C1053]/1000)/1000000" office:value-type="float" office:value="8.46458667736758" calcext:value-type="float">
            <text:p>8.4645866774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456" calcext:value-type="float">
            <text:p>0.35456</text:p>
          </table:table-cell>
          <table:table-cell table:formula="of:=[15x15x15.A1054]+[15x15x15.B1054]" office:value-type="float" office:value="0.38976" calcext:value-type="float">
            <text:p>0.38976</text:p>
          </table:table-cell>
          <table:table-cell table:formula="of:=[.D$2]/([.C1054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6096" calcext:value-type="float">
            <text:p>0.356096</text:p>
          </table:table-cell>
          <table:table-cell table:formula="of:=[15x15x15.A1055]+[15x15x15.B1055]" office:value-type="float" office:value="0.391584" calcext:value-type="float">
            <text:p>0.391584</text:p>
          </table:table-cell>
          <table:table-cell table:formula="of:=[.D$2]/([.C1055]/1000)/1000000" office:value-type="float" office:value="8.61884040205933" calcext:value-type="float">
            <text:p>8.6188404021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0992" calcext:value-type="float">
            <text:p>0.360992</text:p>
          </table:table-cell>
          <table:table-cell table:formula="of:=[15x15x15.A1056]+[15x15x15.B1056]" office:value-type="float" office:value="0.396064" calcext:value-type="float">
            <text:p>0.396064</text:p>
          </table:table-cell>
          <table:table-cell table:formula="of:=[.D$2]/([.C1056]/1000)/1000000" office:value-type="float" office:value="8.52135008483478" calcext:value-type="float">
            <text:p>8.5213500848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7296" calcext:value-type="float">
            <text:p>0.367296</text:p>
          </table:table-cell>
          <table:table-cell table:formula="of:=[15x15x15.A1057]+[15x15x15.B1057]" office:value-type="float" office:value="0.402144" calcext:value-type="float">
            <text:p>0.402144</text:p>
          </table:table-cell>
          <table:table-cell table:formula="of:=[.D$2]/([.C1057]/1000)/1000000" office:value-type="float" office:value="8.39251611363094" calcext:value-type="float">
            <text:p>8.3925161136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3296" calcext:value-type="float">
            <text:p>0.363296</text:p>
          </table:table-cell>
          <table:table-cell table:formula="of:=[15x15x15.A1058]+[15x15x15.B1058]" office:value-type="float" office:value="0.398144" calcext:value-type="float">
            <text:p>0.398144</text:p>
          </table:table-cell>
          <table:table-cell table:formula="of:=[.D$2]/([.C1058]/1000)/1000000" office:value-type="float" office:value="8.47683250281305" calcext:value-type="float">
            <text:p>8.4768325028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032" calcext:value-type="float">
            <text:p>0.36032</text:p>
          </table:table-cell>
          <table:table-cell table:formula="of:=[15x15x15.A1059]+[15x15x15.B1059]" office:value-type="float" office:value="0.395264" calcext:value-type="float">
            <text:p>0.395264</text:p>
          </table:table-cell>
          <table:table-cell table:formula="of:=[.D$2]/([.C1059]/1000)/1000000" office:value-type="float" office:value="8.53859698834197" calcext:value-type="float">
            <text:p>8.5385969883</text:p>
          </table:table-cell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47616" calcext:value-type="float">
            <text:p>0.347616</text:p>
          </table:table-cell>
          <table:table-cell table:formula="of:=[15x15x15.A1060]+[15x15x15.B1060]" office:value-type="float" office:value="0.383424" calcext:value-type="float">
            <text:p>0.383424</text:p>
          </table:table-cell>
          <table:table-cell table:formula="of:=[.D$2]/([.C1060]/1000)/1000000" office:value-type="float" office:value="8.80226589884827" calcext:value-type="float">
            <text:p>8.8022658988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3056" calcext:value-type="float">
            <text:p>0.353056</text:p>
          </table:table-cell>
          <table:table-cell table:formula="of:=[15x15x15.A1061]+[15x15x15.B1061]" office:value-type="float" office:value="0.38768" calcext:value-type="float">
            <text:p>0.38768</text:p>
          </table:table-cell>
          <table:table-cell table:formula="of:=[.D$2]/([.C1061]/1000)/1000000" office:value-type="float" office:value="8.70563351217499" calcext:value-type="float">
            <text:p>8.7056335122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28" calcext:value-type="float">
            <text:p>0.3528</text:p>
          </table:table-cell>
          <table:table-cell table:formula="of:=[15x15x15.A1062]+[15x15x15.B1062]" office:value-type="float" office:value="0.388096" calcext:value-type="float">
            <text:p>0.388096</text:p>
          </table:table-cell>
          <table:table-cell table:formula="of:=[.D$2]/([.C1062]/1000)/1000000" office:value-type="float" office:value="8.69630194591029" calcext:value-type="float">
            <text:p>8.6963019459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488" calcext:value-type="float">
            <text:p>0.35488</text:p>
          </table:table-cell>
          <table:table-cell table:formula="of:=[15x15x15.A1063]+[15x15x15.B1063]" office:value-type="float" office:value="0.38976" calcext:value-type="float">
            <text:p>0.38976</text:p>
          </table:table-cell>
          <table:table-cell table:formula="of:=[.D$2]/([.C1063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5584" calcext:value-type="float">
            <text:p>0.355584</text:p>
          </table:table-cell>
          <table:table-cell table:formula="of:=[15x15x15.A1064]+[15x15x15.B1064]" office:value-type="float" office:value="0.390464" calcext:value-type="float">
            <text:p>0.390464</text:p>
          </table:table-cell>
          <table:table-cell table:formula="of:=[.D$2]/([.C1064]/1000)/1000000" office:value-type="float" office:value="8.64356253073267" calcext:value-type="float">
            <text:p>8.6435625307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992" calcext:value-type="float">
            <text:p>0.352992</text:p>
          </table:table-cell>
          <table:table-cell table:formula="of:=[15x15x15.A1065]+[15x15x15.B1065]" office:value-type="float" office:value="0.387936" calcext:value-type="float">
            <text:p>0.387936</text:p>
          </table:table-cell>
          <table:table-cell table:formula="of:=[.D$2]/([.C1065]/1000)/1000000" office:value-type="float" office:value="8.69988864142539" calcext:value-type="float">
            <text:p>8.6998886414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2752" calcext:value-type="float">
            <text:p>0.362752</text:p>
          </table:table-cell>
          <table:table-cell table:formula="of:=[15x15x15.A1066]+[15x15x15.B1066]" office:value-type="float" office:value="0.39792" calcext:value-type="float">
            <text:p>0.39792</text:p>
          </table:table-cell>
          <table:table-cell table:formula="of:=[.D$2]/([.C1066]/1000)/1000000" office:value-type="float" office:value="8.48160434258143" calcext:value-type="float">
            <text:p>8.4816043426</text:p>
          </table:table-cell>
        </table:table-row>
        <table:table-row table:style-name="ro1">
          <table:table-cell office:value-type="float" office:value="0.036128" calcext:value-type="float">
            <text:p>0.036128</text:p>
          </table:table-cell>
          <table:table-cell office:value-type="float" office:value="0.3512" calcext:value-type="float">
            <text:p>0.3512</text:p>
          </table:table-cell>
          <table:table-cell table:formula="of:=[15x15x15.A1067]+[15x15x15.B1067]" office:value-type="float" office:value="0.387328" calcext:value-type="float">
            <text:p>0.387328</text:p>
          </table:table-cell>
          <table:table-cell table:formula="of:=[.D$2]/([.C1067]/1000)/1000000" office:value-type="float" office:value="8.71354510905486" calcext:value-type="float">
            <text:p>8.7135451091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8512" calcext:value-type="float">
            <text:p>0.348512</text:p>
          </table:table-cell>
          <table:table-cell table:formula="of:=[15x15x15.A1068]+[15x15x15.B1068]" office:value-type="float" office:value="0.38352" calcext:value-type="float">
            <text:p>0.38352</text:p>
          </table:table-cell>
          <table:table-cell table:formula="of:=[.D$2]/([.C1068]/1000)/1000000" office:value-type="float" office:value="8.80006257822278" calcext:value-type="float">
            <text:p>8.8000625782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4368" calcext:value-type="float">
            <text:p>0.354368</text:p>
          </table:table-cell>
          <table:table-cell table:formula="of:=[15x15x15.A1069]+[15x15x15.B1069]" office:value-type="float" office:value="0.38976" calcext:value-type="float">
            <text:p>0.38976</text:p>
          </table:table-cell>
          <table:table-cell table:formula="of:=[.D$2]/([.C1069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47168" calcext:value-type="float">
            <text:p>0.347168</text:p>
          </table:table-cell>
          <table:table-cell table:formula="of:=[15x15x15.A1070]+[15x15x15.B1070]" office:value-type="float" office:value="0.3816" calcext:value-type="float">
            <text:p>0.3816</text:p>
          </table:table-cell>
          <table:table-cell table:formula="of:=[.D$2]/([.C1070]/1000)/1000000" office:value-type="float" office:value="8.84433962264151" calcext:value-type="float">
            <text:p>8.8443396226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2128" calcext:value-type="float">
            <text:p>0.352128</text:p>
          </table:table-cell>
          <table:table-cell table:formula="of:=[15x15x15.A1071]+[15x15x15.B1071]" office:value-type="float" office:value="0.386944" calcext:value-type="float">
            <text:p>0.386944</text:p>
          </table:table-cell>
          <table:table-cell table:formula="of:=[.D$2]/([.C1071]/1000)/1000000" office:value-type="float" office:value="8.72219235858419" calcext:value-type="float">
            <text:p>8.722192358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7312" calcext:value-type="float">
            <text:p>0.357312</text:p>
          </table:table-cell>
          <table:table-cell table:formula="of:=[15x15x15.A1072]+[15x15x15.B1072]" office:value-type="float" office:value="0.392224" calcext:value-type="float">
            <text:p>0.392224</text:p>
          </table:table-cell>
          <table:table-cell table:formula="of:=[.D$2]/([.C1072]/1000)/1000000" office:value-type="float" office:value="8.60477686220119" calcext:value-type="float">
            <text:p>8.6047768622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776" calcext:value-type="float">
            <text:p>0.35776</text:p>
          </table:table-cell>
          <table:table-cell table:formula="of:=[15x15x15.A1073]+[15x15x15.B1073]" office:value-type="float" office:value="0.3928" calcext:value-type="float">
            <text:p>0.3928</text:p>
          </table:table-cell>
          <table:table-cell table:formula="of:=[.D$2]/([.C1073]/1000)/1000000" office:value-type="float" office:value="8.59215885947047" calcext:value-type="float">
            <text:p>8.5921588595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8016" calcext:value-type="float">
            <text:p>0.358016</text:p>
          </table:table-cell>
          <table:table-cell table:formula="of:=[15x15x15.A1074]+[15x15x15.B1074]" office:value-type="float" office:value="0.392864" calcext:value-type="float">
            <text:p>0.392864</text:p>
          </table:table-cell>
          <table:table-cell table:formula="of:=[.D$2]/([.C1074]/1000)/1000000" office:value-type="float" office:value="8.59075914311314" calcext:value-type="float">
            <text:p>8.5907591431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6768" calcext:value-type="float">
            <text:p>0.356768</text:p>
          </table:table-cell>
          <table:table-cell table:formula="of:=[15x15x15.A1075]+[15x15x15.B1075]" office:value-type="float" office:value="0.392128" calcext:value-type="float">
            <text:p>0.392128</text:p>
          </table:table-cell>
          <table:table-cell table:formula="of:=[.D$2]/([.C1075]/1000)/1000000" office:value-type="float" office:value="8.60688346662314" calcext:value-type="float">
            <text:p>8.6068834666</text:p>
          </table:table-cell>
        </table:table-row>
        <table:table-row table:style-name="ro1">
          <table:table-cell office:value-type="float" office:value="0.04144" calcext:value-type="float">
            <text:p>0.04144</text:p>
          </table:table-cell>
          <table:table-cell office:value-type="float" office:value="0.352032" calcext:value-type="float">
            <text:p>0.352032</text:p>
          </table:table-cell>
          <table:table-cell table:formula="of:=[15x15x15.A1076]+[15x15x15.B1076]" office:value-type="float" office:value="0.393472" calcext:value-type="float">
            <text:p>0.393472</text:p>
          </table:table-cell>
          <table:table-cell table:formula="of:=[.D$2]/([.C1076]/1000)/1000000" office:value-type="float" office:value="8.57748454782043" calcext:value-type="float">
            <text:p>8.5774845478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2016" calcext:value-type="float">
            <text:p>0.362016</text:p>
          </table:table-cell>
          <table:table-cell table:formula="of:=[15x15x15.A1077]+[15x15x15.B1077]" office:value-type="float" office:value="0.396704" calcext:value-type="float">
            <text:p>0.396704</text:p>
          </table:table-cell>
          <table:table-cell table:formula="of:=[.D$2]/([.C1077]/1000)/1000000" office:value-type="float" office:value="8.5076026458014" calcext:value-type="float">
            <text:p>8.5076026458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0336" calcext:value-type="float">
            <text:p>0.350336</text:p>
          </table:table-cell>
          <table:table-cell table:formula="of:=[15x15x15.A1078]+[15x15x15.B1078]" office:value-type="float" office:value="0.385824" calcext:value-type="float">
            <text:p>0.385824</text:p>
          </table:table-cell>
          <table:table-cell table:formula="of:=[.D$2]/([.C1078]/1000)/1000000" office:value-type="float" office:value="8.74751181886041" calcext:value-type="float">
            <text:p>8.7475118189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896" calcext:value-type="float">
            <text:p>0.36896</text:p>
          </table:table-cell>
          <table:table-cell table:formula="of:=[15x15x15.A1079]+[15x15x15.B1079]" office:value-type="float" office:value="0.40368" calcext:value-type="float">
            <text:p>0.40368</text:p>
          </table:table-cell>
          <table:table-cell table:formula="of:=[.D$2]/([.C1079]/1000)/1000000" office:value-type="float" office:value="8.36058263971462" calcext:value-type="float">
            <text:p>8.3605826397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3344" calcext:value-type="float">
            <text:p>0.353344</text:p>
          </table:table-cell>
          <table:table-cell table:formula="of:=[15x15x15.A1080]+[15x15x15.B1080]" office:value-type="float" office:value="0.388768" calcext:value-type="float">
            <text:p>0.388768</text:p>
          </table:table-cell>
          <table:table-cell table:formula="of:=[.D$2]/([.C1080]/1000)/1000000" office:value-type="float" office:value="8.6812700633797" calcext:value-type="float">
            <text:p>8.6812700634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0016" calcext:value-type="float">
            <text:p>0.350016</text:p>
          </table:table-cell>
          <table:table-cell table:formula="of:=[15x15x15.A1081]+[15x15x15.B1081]" office:value-type="float" office:value="0.384864" calcext:value-type="float">
            <text:p>0.384864</text:p>
          </table:table-cell>
          <table:table-cell table:formula="of:=[.D$2]/([.C1081]/1000)/1000000" office:value-type="float" office:value="8.76933150411574" calcext:value-type="float">
            <text:p>8.7693315041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1456" calcext:value-type="float">
            <text:p>0.351456</text:p>
          </table:table-cell>
          <table:table-cell table:formula="of:=[15x15x15.A1082]+[15x15x15.B1082]" office:value-type="float" office:value="0.386208" calcext:value-type="float">
            <text:p>0.386208</text:p>
          </table:table-cell>
          <table:table-cell table:formula="of:=[.D$2]/([.C1082]/1000)/1000000" office:value-type="float" office:value="8.73881431767338" calcext:value-type="float">
            <text:p>8.7388143177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8976" calcext:value-type="float">
            <text:p>0.358976</text:p>
          </table:table-cell>
          <table:table-cell table:formula="of:=[15x15x15.A1083]+[15x15x15.B1083]" office:value-type="float" office:value="0.394016" calcext:value-type="float">
            <text:p>0.394016</text:p>
          </table:table-cell>
          <table:table-cell table:formula="of:=[.D$2]/([.C1083]/1000)/1000000" office:value-type="float" office:value="8.56564200438561" calcext:value-type="float">
            <text:p>8.5656420044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5008" calcext:value-type="float">
            <text:p>0.355008</text:p>
          </table:table-cell>
          <table:table-cell table:formula="of:=[15x15x15.A1084]+[15x15x15.B1084]" office:value-type="float" office:value="0.389472" calcext:value-type="float">
            <text:p>0.389472</text:p>
          </table:table-cell>
          <table:table-cell table:formula="of:=[.D$2]/([.C1084]/1000)/1000000" office:value-type="float" office:value="8.66557801331033" calcext:value-type="float">
            <text:p>8.6655780133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6592" calcext:value-type="float">
            <text:p>0.36592</text:p>
          </table:table-cell>
          <table:table-cell table:formula="of:=[15x15x15.A1085]+[15x15x15.B1085]" office:value-type="float" office:value="0.400544" calcext:value-type="float">
            <text:p>0.400544</text:p>
          </table:table-cell>
          <table:table-cell table:formula="of:=[.D$2]/([.C1085]/1000)/1000000" office:value-type="float" office:value="8.42604058480467" calcext:value-type="float">
            <text:p>8.4260405848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9424" calcext:value-type="float">
            <text:p>0.359424</text:p>
          </table:table-cell>
          <table:table-cell table:formula="of:=[15x15x15.A1086]+[15x15x15.B1086]" office:value-type="float" office:value="0.394784" calcext:value-type="float">
            <text:p>0.394784</text:p>
          </table:table-cell>
          <table:table-cell table:formula="of:=[.D$2]/([.C1086]/1000)/1000000" office:value-type="float" office:value="8.54897868201346" calcext:value-type="float">
            <text:p>8.548978682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6192" calcext:value-type="float">
            <text:p>0.356192</text:p>
          </table:table-cell>
          <table:table-cell table:formula="of:=[15x15x15.A1087]+[15x15x15.B1087]" office:value-type="float" office:value="0.391424" calcext:value-type="float">
            <text:p>0.391424</text:p>
          </table:table-cell>
          <table:table-cell table:formula="of:=[.D$2]/([.C1087]/1000)/1000000" office:value-type="float" office:value="8.62236347285808" calcext:value-type="float">
            <text:p>8.6223634729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3136" calcext:value-type="float">
            <text:p>0.363136</text:p>
          </table:table-cell>
          <table:table-cell table:formula="of:=[15x15x15.A1088]+[15x15x15.B1088]" office:value-type="float" office:value="0.397952" calcext:value-type="float">
            <text:p>0.397952</text:p>
          </table:table-cell>
          <table:table-cell table:formula="of:=[.D$2]/([.C1088]/1000)/1000000" office:value-type="float" office:value="8.48092232229013" calcext:value-type="float">
            <text:p>8.4809223223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2304" calcext:value-type="float">
            <text:p>0.362304</text:p>
          </table:table-cell>
          <table:table-cell table:formula="of:=[15x15x15.A1089]+[15x15x15.B1089]" office:value-type="float" office:value="0.397312" calcext:value-type="float">
            <text:p>0.397312</text:p>
          </table:table-cell>
          <table:table-cell table:formula="of:=[.D$2]/([.C1089]/1000)/1000000" office:value-type="float" office:value="8.49458360180413" calcext:value-type="float">
            <text:p>8.4945836018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8752" calcext:value-type="float">
            <text:p>0.358752</text:p>
          </table:table-cell>
          <table:table-cell table:formula="of:=[15x15x15.A1090]+[15x15x15.B1090]" office:value-type="float" office:value="0.393792" calcext:value-type="float">
            <text:p>0.393792</text:p>
          </table:table-cell>
          <table:table-cell table:formula="of:=[.D$2]/([.C1090]/1000)/1000000" office:value-type="float" office:value="8.57051438322769" calcext:value-type="float">
            <text:p>8.5705143832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5648" calcext:value-type="float">
            <text:p>0.355648</text:p>
          </table:table-cell>
          <table:table-cell table:formula="of:=[15x15x15.A1091]+[15x15x15.B1091]" office:value-type="float" office:value="0.3904" calcext:value-type="float">
            <text:p>0.3904</text:p>
          </table:table-cell>
          <table:table-cell table:formula="of:=[.D$2]/([.C1091]/1000)/1000000" office:value-type="float" office:value="8.64497950819672" calcext:value-type="float">
            <text:p>8.6449795082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1936" calcext:value-type="float">
            <text:p>0.351936</text:p>
          </table:table-cell>
          <table:table-cell table:formula="of:=[15x15x15.A1092]+[15x15x15.B1092]" office:value-type="float" office:value="0.386624" calcext:value-type="float">
            <text:p>0.386624</text:p>
          </table:table-cell>
          <table:table-cell table:formula="of:=[.D$2]/([.C1092]/1000)/1000000" office:value-type="float" office:value="8.72941152127131" calcext:value-type="float">
            <text:p>8.7294115213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57152" calcext:value-type="float">
            <text:p>0.357152</text:p>
          </table:table-cell>
          <table:table-cell table:formula="of:=[15x15x15.A1093]+[15x15x15.B1093]" office:value-type="float" office:value="0.39264" calcext:value-type="float">
            <text:p>0.39264</text:p>
          </table:table-cell>
          <table:table-cell table:formula="of:=[.D$2]/([.C1093]/1000)/1000000" office:value-type="float" office:value="8.59566014669927" calcext:value-type="float">
            <text:p>8.5956601467</text:p>
          </table:table-cell>
        </table:table-row>
        <table:table-row table:style-name="ro1">
          <table:table-cell office:value-type="float" office:value="0.03584" calcext:value-type="float">
            <text:p>0.03584</text:p>
          </table:table-cell>
          <table:table-cell office:value-type="float" office:value="0.356384" calcext:value-type="float">
            <text:p>0.356384</text:p>
          </table:table-cell>
          <table:table-cell table:formula="of:=[15x15x15.A1094]+[15x15x15.B1094]" office:value-type="float" office:value="0.392224" calcext:value-type="float">
            <text:p>0.392224</text:p>
          </table:table-cell>
          <table:table-cell table:formula="of:=[.D$2]/([.C1094]/1000)/1000000" office:value-type="float" office:value="8.60477686220119" calcext:value-type="float">
            <text:p>8.6047768622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9968" calcext:value-type="float">
            <text:p>0.359968</text:p>
          </table:table-cell>
          <table:table-cell table:formula="of:=[15x15x15.A1095]+[15x15x15.B1095]" office:value-type="float" office:value="0.39504" calcext:value-type="float">
            <text:p>0.39504</text:p>
          </table:table-cell>
          <table:table-cell table:formula="of:=[.D$2]/([.C1095]/1000)/1000000" office:value-type="float" office:value="8.54343863912515" calcext:value-type="float">
            <text:p>8.5434386391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6096" calcext:value-type="float">
            <text:p>0.356096</text:p>
          </table:table-cell>
          <table:table-cell table:formula="of:=[15x15x15.A1096]+[15x15x15.B1096]" office:value-type="float" office:value="0.390976" calcext:value-type="float">
            <text:p>0.390976</text:p>
          </table:table-cell>
          <table:table-cell table:formula="of:=[.D$2]/([.C1096]/1000)/1000000" office:value-type="float" office:value="8.63224341136029" calcext:value-type="float">
            <text:p>8.6322434114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344" calcext:value-type="float">
            <text:p>0.35344</text:p>
          </table:table-cell>
          <table:table-cell table:formula="of:=[15x15x15.A1097]+[15x15x15.B1097]" office:value-type="float" office:value="0.388768" calcext:value-type="float">
            <text:p>0.388768</text:p>
          </table:table-cell>
          <table:table-cell table:formula="of:=[.D$2]/([.C1097]/1000)/1000000" office:value-type="float" office:value="8.6812700633797" calcext:value-type="float">
            <text:p>8.6812700634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60928" calcext:value-type="float">
            <text:p>0.360928</text:p>
          </table:table-cell>
          <table:table-cell table:formula="of:=[15x15x15.A1098]+[15x15x15.B1098]" office:value-type="float" office:value="0.396128" calcext:value-type="float">
            <text:p>0.396128</text:p>
          </table:table-cell>
          <table:table-cell table:formula="of:=[.D$2]/([.C1098]/1000)/1000000" office:value-type="float" office:value="8.51997334195008" calcext:value-type="float">
            <text:p>8.519973342</text:p>
          </table:table-cell>
        </table:table-row>
        <table:table-row table:style-name="ro1">
          <table:table-cell office:value-type="float" office:value="0.034304" calcext:value-type="float">
            <text:p>0.034304</text:p>
          </table:table-cell>
          <table:table-cell office:value-type="float" office:value="0.358912" calcext:value-type="float">
            <text:p>0.358912</text:p>
          </table:table-cell>
          <table:table-cell table:formula="of:=[15x15x15.A1099]+[15x15x15.B1099]" office:value-type="float" office:value="0.393216" calcext:value-type="float">
            <text:p>0.393216</text:p>
          </table:table-cell>
          <table:table-cell table:formula="of:=[.D$2]/([.C1099]/1000)/1000000" office:value-type="float" office:value="8.58306884765625" calcext:value-type="float">
            <text:p>8.5830688477</text:p>
          </table:table-cell>
        </table:table-row>
        <table:table-row table:style-name="ro1">
          <table:table-cell office:value-type="float" office:value="0.041376" calcext:value-type="float">
            <text:p>0.041376</text:p>
          </table:table-cell>
          <table:table-cell office:value-type="float" office:value="0.359072" calcext:value-type="float">
            <text:p>0.359072</text:p>
          </table:table-cell>
          <table:table-cell table:formula="of:=[15x15x15.A1100]+[15x15x15.B1100]" office:value-type="float" office:value="0.400448" calcext:value-type="float">
            <text:p>0.400448</text:p>
          </table:table-cell>
          <table:table-cell table:formula="of:=[.D$2]/([.C1100]/1000)/1000000" office:value-type="float" office:value="8.42806057215918" calcext:value-type="float">
            <text:p>8.4280605722</text:p>
          </table:table-cell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352704" calcext:value-type="float">
            <text:p>0.352704</text:p>
          </table:table-cell>
          <table:table-cell table:formula="of:=[15x15x15.A1101]+[15x15x15.B1101]" office:value-type="float" office:value="0.387072" calcext:value-type="float">
            <text:p>0.387072</text:p>
          </table:table-cell>
          <table:table-cell table:formula="of:=[.D$2]/([.C1101]/1000)/1000000" office:value-type="float" office:value="8.71930803571429" calcext:value-type="float">
            <text:p>8.7193080357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1696" calcext:value-type="float">
            <text:p>0.361696</text:p>
          </table:table-cell>
          <table:table-cell table:formula="of:=[15x15x15.A1102]+[15x15x15.B1102]" office:value-type="float" office:value="0.396576" calcext:value-type="float">
            <text:p>0.396576</text:p>
          </table:table-cell>
          <table:table-cell table:formula="of:=[.D$2]/([.C1102]/1000)/1000000" office:value-type="float" office:value="8.510348583878" calcext:value-type="float">
            <text:p>8.5103485839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168" calcext:value-type="float">
            <text:p>0.35168</text:p>
          </table:table-cell>
          <table:table-cell table:formula="of:=[15x15x15.A1103]+[15x15x15.B1103]" office:value-type="float" office:value="0.38656" calcext:value-type="float">
            <text:p>0.38656</text:p>
          </table:table-cell>
          <table:table-cell table:formula="of:=[.D$2]/([.C1103]/1000)/1000000" office:value-type="float" office:value="8.73085678807947" calcext:value-type="float">
            <text:p>8.7308567881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0496" calcext:value-type="float">
            <text:p>0.350496</text:p>
          </table:table-cell>
          <table:table-cell table:formula="of:=[15x15x15.A1104]+[15x15x15.B1104]" office:value-type="float" office:value="0.385408" calcext:value-type="float">
            <text:p>0.385408</text:p>
          </table:table-cell>
          <table:table-cell table:formula="of:=[.D$2]/([.C1104]/1000)/1000000" office:value-type="float" office:value="8.75695366987712" calcext:value-type="float">
            <text:p>8.7569536699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536" calcext:value-type="float">
            <text:p>0.353536</text:p>
          </table:table-cell>
          <table:table-cell table:formula="of:=[15x15x15.A1105]+[15x15x15.B1105]" office:value-type="float" office:value="0.38832" calcext:value-type="float">
            <text:p>0.38832</text:p>
          </table:table-cell>
          <table:table-cell table:formula="of:=[.D$2]/([.C1105]/1000)/1000000" office:value-type="float" office:value="8.69128553770087" calcext:value-type="float">
            <text:p>8.6912855377</text:p>
          </table:table-cell>
        </table:table-row>
        <table:table-row table:style-name="ro1">
          <table:table-cell office:value-type="float" office:value="0.041888" calcext:value-type="float">
            <text:p>0.041888</text:p>
          </table:table-cell>
          <table:table-cell office:value-type="float" office:value="0.354464" calcext:value-type="float">
            <text:p>0.354464</text:p>
          </table:table-cell>
          <table:table-cell table:formula="of:=[15x15x15.A1106]+[15x15x15.B1106]" office:value-type="float" office:value="0.396352" calcext:value-type="float">
            <text:p>0.396352</text:p>
          </table:table-cell>
          <table:table-cell table:formula="of:=[.D$2]/([.C1106]/1000)/1000000" office:value-type="float" office:value="8.51515824317778" calcext:value-type="float">
            <text:p>8.5151582432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58144" calcext:value-type="float">
            <text:p>0.358144</text:p>
          </table:table-cell>
          <table:table-cell table:formula="of:=[15x15x15.A1107]+[15x15x15.B1107]" office:value-type="float" office:value="0.392672" calcext:value-type="float">
            <text:p>0.392672</text:p>
          </table:table-cell>
          <table:table-cell table:formula="of:=[.D$2]/([.C1107]/1000)/1000000" office:value-type="float" office:value="8.59495966098933" calcext:value-type="float">
            <text:p>8.594959661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904" calcext:value-type="float">
            <text:p>0.359904</text:p>
          </table:table-cell>
          <table:table-cell table:formula="of:=[15x15x15.A1108]+[15x15x15.B1108]" office:value-type="float" office:value="0.39488" calcext:value-type="float">
            <text:p>0.39488</text:p>
          </table:table-cell>
          <table:table-cell table:formula="of:=[.D$2]/([.C1108]/1000)/1000000" office:value-type="float" office:value="8.54690032414911" calcext:value-type="float">
            <text:p>8.5469003241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2928" calcext:value-type="float">
            <text:p>0.352928</text:p>
          </table:table-cell>
          <table:table-cell table:formula="of:=[15x15x15.A1109]+[15x15x15.B1109]" office:value-type="float" office:value="0.387936" calcext:value-type="float">
            <text:p>0.387936</text:p>
          </table:table-cell>
          <table:table-cell table:formula="of:=[.D$2]/([.C1109]/1000)/1000000" office:value-type="float" office:value="8.69988864142539" calcext:value-type="float">
            <text:p>8.6998886414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2816" calcext:value-type="float">
            <text:p>0.362816</text:p>
          </table:table-cell>
          <table:table-cell table:formula="of:=[15x15x15.A1110]+[15x15x15.B1110]" office:value-type="float" office:value="0.397408" calcext:value-type="float">
            <text:p>0.397408</text:p>
          </table:table-cell>
          <table:table-cell table:formula="of:=[.D$2]/([.C1110]/1000)/1000000" office:value-type="float" office:value="8.4925316047991" calcext:value-type="float">
            <text:p>8.4925316048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5168" calcext:value-type="float">
            <text:p>0.355168</text:p>
          </table:table-cell>
          <table:table-cell table:formula="of:=[15x15x15.A1111]+[15x15x15.B1111]" office:value-type="float" office:value="0.389728" calcext:value-type="float">
            <text:p>0.389728</text:p>
          </table:table-cell>
          <table:table-cell table:formula="of:=[.D$2]/([.C1111]/1000)/1000000" office:value-type="float" office:value="8.65988586911898" calcext:value-type="float">
            <text:p>8.6598858691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9136" calcext:value-type="float">
            <text:p>0.359136</text:p>
          </table:table-cell>
          <table:table-cell table:formula="of:=[15x15x15.A1112]+[15x15x15.B1112]" office:value-type="float" office:value="0.394048" calcext:value-type="float">
            <text:p>0.394048</text:p>
          </table:table-cell>
          <table:table-cell table:formula="of:=[.D$2]/([.C1112]/1000)/1000000" office:value-type="float" office:value="8.56494640246873" calcext:value-type="float">
            <text:p>8.5649464025</text:p>
          </table:table-cell>
        </table:table-row>
        <table:table-row table:style-name="ro1">
          <table:table-cell office:value-type="float" office:value="0.040384" calcext:value-type="float">
            <text:p>0.040384</text:p>
          </table:table-cell>
          <table:table-cell office:value-type="float" office:value="0.352224" calcext:value-type="float">
            <text:p>0.352224</text:p>
          </table:table-cell>
          <table:table-cell table:formula="of:=[15x15x15.A1113]+[15x15x15.B1113]" office:value-type="float" office:value="0.392608" calcext:value-type="float">
            <text:p>0.392608</text:p>
          </table:table-cell>
          <table:table-cell table:formula="of:=[.D$2]/([.C1113]/1000)/1000000" office:value-type="float" office:value="8.59636074659712" calcext:value-type="float">
            <text:p>8.5963607466</text:p>
          </table:table-cell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55008" calcext:value-type="float">
            <text:p>0.355008</text:p>
          </table:table-cell>
          <table:table-cell table:formula="of:=[15x15x15.A1114]+[15x15x15.B1114]" office:value-type="float" office:value="0.390784" calcext:value-type="float">
            <text:p>0.390784</text:p>
          </table:table-cell>
          <table:table-cell table:formula="of:=[.D$2]/([.C1114]/1000)/1000000" office:value-type="float" office:value="8.63648460530626" calcext:value-type="float">
            <text:p>8.6364846053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361824" calcext:value-type="float">
            <text:p>0.361824</text:p>
          </table:table-cell>
          <table:table-cell table:formula="of:=[15x15x15.A1115]+[15x15x15.B1115]" office:value-type="float" office:value="0.397824" calcext:value-type="float">
            <text:p>0.397824</text:p>
          </table:table-cell>
          <table:table-cell table:formula="of:=[.D$2]/([.C1115]/1000)/1000000" office:value-type="float" office:value="8.48365106177606" calcext:value-type="float">
            <text:p>8.4836510618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584" calcext:value-type="float">
            <text:p>0.35584</text:p>
          </table:table-cell>
          <table:table-cell table:formula="of:=[15x15x15.A1116]+[15x15x15.B1116]" office:value-type="float" office:value="0.390848" calcext:value-type="float">
            <text:p>0.390848</text:p>
          </table:table-cell>
          <table:table-cell table:formula="of:=[.D$2]/([.C1116]/1000)/1000000" office:value-type="float" office:value="8.63507041100377" calcext:value-type="float">
            <text:p>8.635070411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5552" calcext:value-type="float">
            <text:p>0.35552</text:p>
          </table:table-cell>
          <table:table-cell table:formula="of:=[15x15x15.A1117]+[15x15x15.B1117]" office:value-type="float" office:value="0.389952" calcext:value-type="float">
            <text:p>0.389952</text:p>
          </table:table-cell>
          <table:table-cell table:formula="of:=[.D$2]/([.C1117]/1000)/1000000" office:value-type="float" office:value="8.65491137370753" calcext:value-type="float">
            <text:p>8.6549113737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5376" calcext:value-type="float">
            <text:p>0.365376</text:p>
          </table:table-cell>
          <table:table-cell table:formula="of:=[15x15x15.A1118]+[15x15x15.B1118]" office:value-type="float" office:value="0.40048" calcext:value-type="float">
            <text:p>0.40048</text:p>
          </table:table-cell>
          <table:table-cell table:formula="of:=[.D$2]/([.C1118]/1000)/1000000" office:value-type="float" office:value="8.42738713543748" calcext:value-type="float">
            <text:p>8.4273871354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0288" calcext:value-type="float">
            <text:p>0.360288</text:p>
          </table:table-cell>
          <table:table-cell table:formula="of:=[15x15x15.A1119]+[15x15x15.B1119]" office:value-type="float" office:value="0.395616" calcext:value-type="float">
            <text:p>0.395616</text:p>
          </table:table-cell>
          <table:table-cell table:formula="of:=[.D$2]/([.C1119]/1000)/1000000" office:value-type="float" office:value="8.53099975734045" calcext:value-type="float">
            <text:p>8.5309997573</text:p>
          </table:table-cell>
        </table:table-row>
        <table:table-row table:style-name="ro1">
          <table:table-cell office:value-type="float" office:value="0.034144" calcext:value-type="float">
            <text:p>0.034144</text:p>
          </table:table-cell>
          <table:table-cell office:value-type="float" office:value="0.356032" calcext:value-type="float">
            <text:p>0.356032</text:p>
          </table:table-cell>
          <table:table-cell table:formula="of:=[15x15x15.A1120]+[15x15x15.B1120]" office:value-type="float" office:value="0.390176" calcext:value-type="float">
            <text:p>0.390176</text:p>
          </table:table-cell>
          <table:table-cell table:formula="of:=[.D$2]/([.C1120]/1000)/1000000" office:value-type="float" office:value="8.64994259001066" calcext:value-type="float">
            <text:p>8.64994259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1456" calcext:value-type="float">
            <text:p>0.351456</text:p>
          </table:table-cell>
          <table:table-cell table:formula="of:=[15x15x15.A1121]+[15x15x15.B1121]" office:value-type="float" office:value="0.38608" calcext:value-type="float">
            <text:p>0.38608</text:p>
          </table:table-cell>
          <table:table-cell table:formula="of:=[.D$2]/([.C1121]/1000)/1000000" office:value-type="float" office:value="8.74171156237049" calcext:value-type="float">
            <text:p>8.7417115624</text:p>
          </table:table-cell>
        </table:table-row>
        <table:table-row table:style-name="ro1">
          <table:table-cell office:value-type="float" office:value="0.035968" calcext:value-type="float">
            <text:p>0.035968</text:p>
          </table:table-cell>
          <table:table-cell office:value-type="float" office:value="0.353664" calcext:value-type="float">
            <text:p>0.353664</text:p>
          </table:table-cell>
          <table:table-cell table:formula="of:=[15x15x15.A1122]+[15x15x15.B1122]" office:value-type="float" office:value="0.389632" calcext:value-type="float">
            <text:p>0.389632</text:p>
          </table:table-cell>
          <table:table-cell table:formula="of:=[.D$2]/([.C1122]/1000)/1000000" office:value-type="float" office:value="8.66201954664914" calcext:value-type="float">
            <text:p>8.6620195466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5184" calcext:value-type="float">
            <text:p>0.365184</text:p>
          </table:table-cell>
          <table:table-cell table:formula="of:=[15x15x15.A1123]+[15x15x15.B1123]" office:value-type="float" office:value="0.40032" calcext:value-type="float">
            <text:p>0.40032</text:p>
          </table:table-cell>
          <table:table-cell table:formula="of:=[.D$2]/([.C1123]/1000)/1000000" office:value-type="float" office:value="8.43075539568345" calcext:value-type="float">
            <text:p>8.4307553957</text:p>
          </table:table-cell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60032" calcext:value-type="float">
            <text:p>0.360032</text:p>
          </table:table-cell>
          <table:table-cell table:formula="of:=[15x15x15.A1124]+[15x15x15.B1124]" office:value-type="float" office:value="0.395744" calcext:value-type="float">
            <text:p>0.395744</text:p>
          </table:table-cell>
          <table:table-cell table:formula="of:=[.D$2]/([.C1124]/1000)/1000000" office:value-type="float" office:value="8.5282404786933" calcext:value-type="float">
            <text:p>8.5282404787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4688" calcext:value-type="float">
            <text:p>0.354688</text:p>
          </table:table-cell>
          <table:table-cell table:formula="of:=[15x15x15.A1125]+[15x15x15.B1125]" office:value-type="float" office:value="0.38976" calcext:value-type="float">
            <text:p>0.38976</text:p>
          </table:table-cell>
          <table:table-cell table:formula="of:=[.D$2]/([.C1125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65664" calcext:value-type="float">
            <text:p>0.365664</text:p>
          </table:table-cell>
          <table:table-cell table:formula="of:=[15x15x15.A1126]+[15x15x15.B1126]" office:value-type="float" office:value="0.401024" calcext:value-type="float">
            <text:p>0.401024</text:p>
          </table:table-cell>
          <table:table-cell table:formula="of:=[.D$2]/([.C1126]/1000)/1000000" office:value-type="float" office:value="8.4159551548037" calcext:value-type="float">
            <text:p>8.4159551548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57856" calcext:value-type="float">
            <text:p>0.357856</text:p>
          </table:table-cell>
          <table:table-cell table:formula="of:=[15x15x15.A1127]+[15x15x15.B1127]" office:value-type="float" office:value="0.39328" calcext:value-type="float">
            <text:p>0.39328</text:p>
          </table:table-cell>
          <table:table-cell table:formula="of:=[.D$2]/([.C1127]/1000)/1000000" office:value-type="float" office:value="8.581672091131" calcext:value-type="float">
            <text:p>8.5816720911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60384" calcext:value-type="float">
            <text:p>0.360384</text:p>
          </table:table-cell>
          <table:table-cell table:formula="of:=[15x15x15.A1128]+[15x15x15.B1128]" office:value-type="float" office:value="0.394944" calcext:value-type="float">
            <text:p>0.394944</text:p>
          </table:table-cell>
          <table:table-cell table:formula="of:=[.D$2]/([.C1128]/1000)/1000000" office:value-type="float" office:value="8.54551531356344" calcext:value-type="float">
            <text:p>8.5455153136</text:p>
          </table:table-cell>
        </table:table-row>
        <table:table-row table:style-name="ro1">
          <table:table-cell office:value-type="float" office:value="0.040672" calcext:value-type="float">
            <text:p>0.040672</text:p>
          </table:table-cell>
          <table:table-cell office:value-type="float" office:value="0.357536" calcext:value-type="float">
            <text:p>0.357536</text:p>
          </table:table-cell>
          <table:table-cell table:formula="of:=[15x15x15.A1129]+[15x15x15.B1129]" office:value-type="float" office:value="0.398208" calcext:value-type="float">
            <text:p>0.398208</text:p>
          </table:table-cell>
          <table:table-cell table:formula="of:=[.D$2]/([.C1129]/1000)/1000000" office:value-type="float" office:value="8.47547010607522" calcext:value-type="float">
            <text:p>8.4754701061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6352" calcext:value-type="float">
            <text:p>0.356352</text:p>
          </table:table-cell>
          <table:table-cell table:formula="of:=[15x15x15.A1130]+[15x15x15.B1130]" office:value-type="float" office:value="0.392" calcext:value-type="float">
            <text:p>0.392</text:p>
          </table:table-cell>
          <table:table-cell table:formula="of:=[.D$2]/([.C1130]/1000)/1000000" office:value-type="float" office:value="8.60969387755102" calcext:value-type="float">
            <text:p>8.6096938776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3056" calcext:value-type="float">
            <text:p>0.353056</text:p>
          </table:table-cell>
          <table:table-cell table:formula="of:=[15x15x15.A1131]+[15x15x15.B1131]" office:value-type="float" office:value="0.388736" calcext:value-type="float">
            <text:p>0.388736</text:p>
          </table:table-cell>
          <table:table-cell table:formula="of:=[.D$2]/([.C1131]/1000)/1000000" office:value-type="float" office:value="8.68198468883767" calcext:value-type="float">
            <text:p>8.6819846888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44" calcext:value-type="float">
            <text:p>0.3544</text:p>
          </table:table-cell>
          <table:table-cell table:formula="of:=[15x15x15.A1132]+[15x15x15.B1132]" office:value-type="float" office:value="0.38912" calcext:value-type="float">
            <text:p>0.38912</text:p>
          </table:table-cell>
          <table:table-cell table:formula="of:=[.D$2]/([.C1132]/1000)/1000000" office:value-type="float" office:value="8.67341694078947" calcext:value-type="float">
            <text:p>8.6734169408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60128" calcext:value-type="float">
            <text:p>0.360128</text:p>
          </table:table-cell>
          <table:table-cell table:formula="of:=[15x15x15.A1133]+[15x15x15.B1133]" office:value-type="float" office:value="0.395712" calcext:value-type="float">
            <text:p>0.395712</text:p>
          </table:table-cell>
          <table:table-cell table:formula="of:=[.D$2]/([.C1133]/1000)/1000000" office:value-type="float" office:value="8.52893013100437" calcext:value-type="float">
            <text:p>8.528930131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4416" calcext:value-type="float">
            <text:p>0.364416</text:p>
          </table:table-cell>
          <table:table-cell table:formula="of:=[15x15x15.A1134]+[15x15x15.B1134]" office:value-type="float" office:value="0.398944" calcext:value-type="float">
            <text:p>0.398944</text:p>
          </table:table-cell>
          <table:table-cell table:formula="of:=[.D$2]/([.C1134]/1000)/1000000" office:value-type="float" office:value="8.45983396165878" calcext:value-type="float">
            <text:p>8.4598339617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66208" calcext:value-type="float">
            <text:p>0.366208</text:p>
          </table:table-cell>
          <table:table-cell table:formula="of:=[15x15x15.A1135]+[15x15x15.B1135]" office:value-type="float" office:value="0.40096" calcext:value-type="float">
            <text:p>0.40096</text:p>
          </table:table-cell>
          <table:table-cell table:formula="of:=[.D$2]/([.C1135]/1000)/1000000" office:value-type="float" office:value="8.41729848363927" calcext:value-type="float">
            <text:p>8.417298483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3328" calcext:value-type="float">
            <text:p>0.363328</text:p>
          </table:table-cell>
          <table:table-cell table:formula="of:=[15x15x15.A1136]+[15x15x15.B1136]" office:value-type="float" office:value="0.39824" calcext:value-type="float">
            <text:p>0.39824</text:p>
          </table:table-cell>
          <table:table-cell table:formula="of:=[.D$2]/([.C1136]/1000)/1000000" office:value-type="float" office:value="8.47478907191643" calcext:value-type="float">
            <text:p>8.4747890719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0784" calcext:value-type="float">
            <text:p>0.350784</text:p>
          </table:table-cell>
          <table:table-cell table:formula="of:=[15x15x15.A1137]+[15x15x15.B1137]" office:value-type="float" office:value="0.385888" calcext:value-type="float">
            <text:p>0.385888</text:p>
          </table:table-cell>
          <table:table-cell table:formula="of:=[.D$2]/([.C1137]/1000)/1000000" office:value-type="float" office:value="8.74606103325317" calcext:value-type="float">
            <text:p>8.7460610333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2816" calcext:value-type="float">
            <text:p>0.362816</text:p>
          </table:table-cell>
          <table:table-cell table:formula="of:=[15x15x15.A1138]+[15x15x15.B1138]" office:value-type="float" office:value="0.397472" calcext:value-type="float">
            <text:p>0.397472</text:p>
          </table:table-cell>
          <table:table-cell table:formula="of:=[.D$2]/([.C1138]/1000)/1000000" office:value-type="float" office:value="8.49116415747525" calcext:value-type="float">
            <text:p>8.4911641575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4736" calcext:value-type="float">
            <text:p>0.364736</text:p>
          </table:table-cell>
          <table:table-cell table:formula="of:=[15x15x15.A1139]+[15x15x15.B1139]" office:value-type="float" office:value="0.39952" calcext:value-type="float">
            <text:p>0.39952</text:p>
          </table:table-cell>
          <table:table-cell table:formula="of:=[.D$2]/([.C1139]/1000)/1000000" office:value-type="float" office:value="8.44763716459752" calcext:value-type="float">
            <text:p>8.4476371646</text:p>
          </table:table-cell>
        </table:table-row>
        <table:table-row table:style-name="ro1">
          <table:table-cell office:value-type="float" office:value="0.041408" calcext:value-type="float">
            <text:p>0.041408</text:p>
          </table:table-cell>
          <table:table-cell office:value-type="float" office:value="0.355104" calcext:value-type="float">
            <text:p>0.355104</text:p>
          </table:table-cell>
          <table:table-cell table:formula="of:=[15x15x15.A1140]+[15x15x15.B1140]" office:value-type="float" office:value="0.396512" calcext:value-type="float">
            <text:p>0.396512</text:p>
          </table:table-cell>
          <table:table-cell table:formula="of:=[.D$2]/([.C1140]/1000)/1000000" office:value-type="float" office:value="8.51172221773868" calcext:value-type="float">
            <text:p>8.5117222177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4624" calcext:value-type="float">
            <text:p>0.354624</text:p>
          </table:table-cell>
          <table:table-cell table:formula="of:=[15x15x15.A1141]+[15x15x15.B1141]" office:value-type="float" office:value="0.389376" calcext:value-type="float">
            <text:p>0.389376</text:p>
          </table:table-cell>
          <table:table-cell table:formula="of:=[.D$2]/([.C1141]/1000)/1000000" office:value-type="float" office:value="8.66771449704142" calcext:value-type="float">
            <text:p>8.667714497</text:p>
          </table:table-cell>
        </table:table-row>
        <table:table-row table:style-name="ro1">
          <table:table-cell office:value-type="float" office:value="0.040288" calcext:value-type="float">
            <text:p>0.040288</text:p>
          </table:table-cell>
          <table:table-cell office:value-type="float" office:value="0.36048" calcext:value-type="float">
            <text:p>0.36048</text:p>
          </table:table-cell>
          <table:table-cell table:formula="of:=[15x15x15.A1142]+[15x15x15.B1142]" office:value-type="float" office:value="0.400768" calcext:value-type="float">
            <text:p>0.400768</text:p>
          </table:table-cell>
          <table:table-cell table:formula="of:=[.D$2]/([.C1142]/1000)/1000000" office:value-type="float" office:value="8.42133104439476" calcext:value-type="float">
            <text:p>8.4213310444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7472" calcext:value-type="float">
            <text:p>0.357472</text:p>
          </table:table-cell>
          <table:table-cell table:formula="of:=[15x15x15.A1143]+[15x15x15.B1143]" office:value-type="float" office:value="0.392448" calcext:value-type="float">
            <text:p>0.392448</text:p>
          </table:table-cell>
          <table:table-cell table:formula="of:=[.D$2]/([.C1143]/1000)/1000000" office:value-type="float" office:value="8.59986545988259" calcext:value-type="float">
            <text:p>8.5998654599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824" calcext:value-type="float">
            <text:p>0.35824</text:p>
          </table:table-cell>
          <table:table-cell table:formula="of:=[15x15x15.A1144]+[15x15x15.B1144]" office:value-type="float" office:value="0.393344" calcext:value-type="float">
            <text:p>0.393344</text:p>
          </table:table-cell>
          <table:table-cell table:formula="of:=[.D$2]/([.C1144]/1000)/1000000" office:value-type="float" office:value="8.58027578913114" calcext:value-type="float">
            <text:p>8.5802757891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872" calcext:value-type="float">
            <text:p>0.355872</text:p>
          </table:table-cell>
          <table:table-cell table:formula="of:=[15x15x15.A1145]+[15x15x15.B1145]" office:value-type="float" office:value="0.391264" calcext:value-type="float">
            <text:p>0.391264</text:p>
          </table:table-cell>
          <table:table-cell table:formula="of:=[.D$2]/([.C1145]/1000)/1000000" office:value-type="float" office:value="8.62588942504294" calcext:value-type="float">
            <text:p>8.625889425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5072" calcext:value-type="float">
            <text:p>0.355072</text:p>
          </table:table-cell>
          <table:table-cell table:formula="of:=[15x15x15.A1146]+[15x15x15.B1146]" office:value-type="float" office:value="0.3904" calcext:value-type="float">
            <text:p>0.3904</text:p>
          </table:table-cell>
          <table:table-cell table:formula="of:=[.D$2]/([.C1146]/1000)/1000000" office:value-type="float" office:value="8.64497950819672" calcext:value-type="float">
            <text:p>8.6449795082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4848" calcext:value-type="float">
            <text:p>0.354848</text:p>
          </table:table-cell>
          <table:table-cell table:formula="of:=[15x15x15.A1147]+[15x15x15.B1147]" office:value-type="float" office:value="0.38976" calcext:value-type="float">
            <text:p>0.38976</text:p>
          </table:table-cell>
          <table:table-cell table:formula="of:=[.D$2]/([.C1147]/1000)/1000000" office:value-type="float" office:value="8.65917487684729" calcext:value-type="float">
            <text:p>8.6591748768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62336" calcext:value-type="float">
            <text:p>0.362336</text:p>
          </table:table-cell>
          <table:table-cell table:formula="of:=[15x15x15.A1148]+[15x15x15.B1148]" office:value-type="float" office:value="0.397728" calcext:value-type="float">
            <text:p>0.397728</text:p>
          </table:table-cell>
          <table:table-cell table:formula="of:=[.D$2]/([.C1148]/1000)/1000000" office:value-type="float" office:value="8.48569876900797" calcext:value-type="float">
            <text:p>8.485698769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2624" calcext:value-type="float">
            <text:p>0.362624</text:p>
          </table:table-cell>
          <table:table-cell table:formula="of:=[15x15x15.A1149]+[15x15x15.B1149]" office:value-type="float" office:value="0.39712" calcext:value-type="float">
            <text:p>0.39712</text:p>
          </table:table-cell>
          <table:table-cell table:formula="of:=[.D$2]/([.C1149]/1000)/1000000" office:value-type="float" office:value="8.49869057211926" calcext:value-type="float">
            <text:p>8.4986905721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62656" calcext:value-type="float">
            <text:p>0.362656</text:p>
          </table:table-cell>
          <table:table-cell table:formula="of:=[15x15x15.A1150]+[15x15x15.B1150]" office:value-type="float" office:value="0.398016" calcext:value-type="float">
            <text:p>0.398016</text:p>
          </table:table-cell>
          <table:table-cell table:formula="of:=[.D$2]/([.C1150]/1000)/1000000" office:value-type="float" office:value="8.47955861070912" calcext:value-type="float">
            <text:p>8.4795586107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1744" calcext:value-type="float">
            <text:p>0.351744</text:p>
          </table:table-cell>
          <table:table-cell table:formula="of:=[15x15x15.A1151]+[15x15x15.B1151]" office:value-type="float" office:value="0.386816" calcext:value-type="float">
            <text:p>0.386816</text:p>
          </table:table-cell>
          <table:table-cell table:formula="of:=[.D$2]/([.C1151]/1000)/1000000" office:value-type="float" office:value="8.72507859033752" calcext:value-type="float">
            <text:p>8.7250785903</text:p>
          </table:table-cell>
        </table:table-row>
        <table:table-row table:style-name="ro1">
          <table:table-cell office:value-type="float" office:value="0.035424" calcext:value-type="float">
            <text:p>0.035424</text:p>
          </table:table-cell>
          <table:table-cell office:value-type="float" office:value="0.360256" calcext:value-type="float">
            <text:p>0.360256</text:p>
          </table:table-cell>
          <table:table-cell table:formula="of:=[15x15x15.A1152]+[15x15x15.B1152]" office:value-type="float" office:value="0.39568" calcext:value-type="float">
            <text:p>0.39568</text:p>
          </table:table-cell>
          <table:table-cell table:formula="of:=[.D$2]/([.C1152]/1000)/1000000" office:value-type="float" office:value="8.52961989486454" calcext:value-type="float">
            <text:p>8.5296198949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696" calcext:value-type="float">
            <text:p>0.35696</text:p>
          </table:table-cell>
          <table:table-cell table:formula="of:=[15x15x15.A1153]+[15x15x15.B1153]" office:value-type="float" office:value="0.391552" calcext:value-type="float">
            <text:p>0.391552</text:p>
          </table:table-cell>
          <table:table-cell table:formula="of:=[.D$2]/([.C1153]/1000)/1000000" office:value-type="float" office:value="8.61954478587774" calcext:value-type="float">
            <text:p>8.6195447859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488" calcext:value-type="float">
            <text:p>0.359488</text:p>
          </table:table-cell>
          <table:table-cell table:formula="of:=[15x15x15.A1154]+[15x15x15.B1154]" office:value-type="float" office:value="0.394464" calcext:value-type="float">
            <text:p>0.394464</text:p>
          </table:table-cell>
          <table:table-cell table:formula="of:=[.D$2]/([.C1154]/1000)/1000000" office:value-type="float" office:value="8.5559138476515" calcext:value-type="float">
            <text:p>8.5559138477</text:p>
          </table:table-cell>
        </table:table-row>
        <table:table-row table:style-name="ro1">
          <table:table-cell office:value-type="float" office:value="0.040096" calcext:value-type="float">
            <text:p>0.040096</text:p>
          </table:table-cell>
          <table:table-cell office:value-type="float" office:value="0.364768" calcext:value-type="float">
            <text:p>0.364768</text:p>
          </table:table-cell>
          <table:table-cell table:formula="of:=[15x15x15.A1155]+[15x15x15.B1155]" office:value-type="float" office:value="0.404864" calcext:value-type="float">
            <text:p>0.404864</text:p>
          </table:table-cell>
          <table:table-cell table:formula="of:=[.D$2]/([.C1155]/1000)/1000000" office:value-type="float" office:value="8.33613262725261" calcext:value-type="float">
            <text:p>8.3361326273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7184" calcext:value-type="float">
            <text:p>0.357184</text:p>
          </table:table-cell>
          <table:table-cell table:formula="of:=[15x15x15.A1156]+[15x15x15.B1156]" office:value-type="float" office:value="0.39248" calcext:value-type="float">
            <text:p>0.39248</text:p>
          </table:table-cell>
          <table:table-cell table:formula="of:=[.D$2]/([.C1156]/1000)/1000000" office:value-type="float" office:value="8.59916428862617" calcext:value-type="float">
            <text:p>8.5991642886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3184" calcext:value-type="float">
            <text:p>0.353184</text:p>
          </table:table-cell>
          <table:table-cell table:formula="of:=[15x15x15.A1157]+[15x15x15.B1157]" office:value-type="float" office:value="0.38832" calcext:value-type="float">
            <text:p>0.38832</text:p>
          </table:table-cell>
          <table:table-cell table:formula="of:=[.D$2]/([.C1157]/1000)/1000000" office:value-type="float" office:value="8.69128553770087" calcext:value-type="float">
            <text:p>8.6912855377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71264" calcext:value-type="float">
            <text:p>0.371264</text:p>
          </table:table-cell>
          <table:table-cell table:formula="of:=[15x15x15.A1158]+[15x15x15.B1158]" office:value-type="float" office:value="0.406016" calcext:value-type="float">
            <text:p>0.406016</text:p>
          </table:table-cell>
          <table:table-cell table:formula="of:=[.D$2]/([.C1158]/1000)/1000000" office:value-type="float" office:value="8.312480296343" calcext:value-type="float">
            <text:p>8.3124802963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67456" calcext:value-type="float">
            <text:p>0.367456</text:p>
          </table:table-cell>
          <table:table-cell table:formula="of:=[15x15x15.A1159]+[15x15x15.B1159]" office:value-type="float" office:value="0.402848" calcext:value-type="float">
            <text:p>0.402848</text:p>
          </table:table-cell>
          <table:table-cell table:formula="of:=[.D$2]/([.C1159]/1000)/1000000" office:value-type="float" office:value="8.37784971006434" calcext:value-type="float">
            <text:p>8.3778497101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3856" calcext:value-type="float">
            <text:p>0.353856</text:p>
          </table:table-cell>
          <table:table-cell table:formula="of:=[15x15x15.A1160]+[15x15x15.B1160]" office:value-type="float" office:value="0.389088" calcext:value-type="float">
            <text:p>0.389088</text:p>
          </table:table-cell>
          <table:table-cell table:formula="of:=[.D$2]/([.C1160]/1000)/1000000" office:value-type="float" office:value="8.67413027387121" calcext:value-type="float">
            <text:p>8.6741302739</text:p>
          </table:table-cell>
        </table:table-row>
        <table:table-row table:style-name="ro1">
          <table:table-cell office:value-type="float" office:value="0.040992" calcext:value-type="float">
            <text:p>0.040992</text:p>
          </table:table-cell>
          <table:table-cell office:value-type="float" office:value="0.353728" calcext:value-type="float">
            <text:p>0.353728</text:p>
          </table:table-cell>
          <table:table-cell table:formula="of:=[15x15x15.A1161]+[15x15x15.B1161]" office:value-type="float" office:value="0.39472" calcext:value-type="float">
            <text:p>0.39472</text:p>
          </table:table-cell>
          <table:table-cell table:formula="of:=[.D$2]/([.C1161]/1000)/1000000" office:value-type="float" office:value="8.55036481556547" calcext:value-type="float">
            <text:p>8.5503648156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1792" calcext:value-type="float">
            <text:p>0.361792</text:p>
          </table:table-cell>
          <table:table-cell table:formula="of:=[15x15x15.A1162]+[15x15x15.B1162]" office:value-type="float" office:value="0.397088" calcext:value-type="float">
            <text:p>0.397088</text:p>
          </table:table-cell>
          <table:table-cell table:formula="of:=[.D$2]/([.C1162]/1000)/1000000" office:value-type="float" office:value="8.49937545330003" calcext:value-type="float">
            <text:p>8.4993754533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8048" calcext:value-type="float">
            <text:p>0.358048</text:p>
          </table:table-cell>
          <table:table-cell table:formula="of:=[15x15x15.A1163]+[15x15x15.B1163]" office:value-type="float" office:value="0.393376" calcext:value-type="float">
            <text:p>0.393376</text:p>
          </table:table-cell>
          <table:table-cell table:formula="of:=[.D$2]/([.C1163]/1000)/1000000" office:value-type="float" office:value="8.57957780850891" calcext:value-type="float">
            <text:p>8.5795778085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58112" calcext:value-type="float">
            <text:p>0.358112</text:p>
          </table:table-cell>
          <table:table-cell table:formula="of:=[15x15x15.A1164]+[15x15x15.B1164]" office:value-type="float" office:value="0.393248" calcext:value-type="float">
            <text:p>0.393248</text:p>
          </table:table-cell>
          <table:table-cell table:formula="of:=[.D$2]/([.C1164]/1000)/1000000" office:value-type="float" office:value="8.58237041256408" calcext:value-type="float">
            <text:p>8.5823704126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63872" calcext:value-type="float">
            <text:p>0.363872</text:p>
          </table:table-cell>
          <table:table-cell table:formula="of:=[15x15x15.A1165]+[15x15x15.B1165]" office:value-type="float" office:value="0.399104" calcext:value-type="float">
            <text:p>0.399104</text:p>
          </table:table-cell>
          <table:table-cell table:formula="of:=[.D$2]/([.C1165]/1000)/1000000" office:value-type="float" office:value="8.45644243104554" calcext:value-type="float">
            <text:p>8.456442431</text:p>
          </table:table-cell>
        </table:table-row>
        <table:table-row table:style-name="ro1">
          <table:table-cell office:value-type="float" office:value="0.040896" calcext:value-type="float">
            <text:p>0.040896</text:p>
          </table:table-cell>
          <table:table-cell office:value-type="float" office:value="0.352928" calcext:value-type="float">
            <text:p>0.352928</text:p>
          </table:table-cell>
          <table:table-cell table:formula="of:=[15x15x15.A1166]+[15x15x15.B1166]" office:value-type="float" office:value="0.393824" calcext:value-type="float">
            <text:p>0.393824</text:p>
          </table:table-cell>
          <table:table-cell table:formula="of:=[.D$2]/([.C1166]/1000)/1000000" office:value-type="float" office:value="8.56981798976192" calcext:value-type="float">
            <text:p>8.5698179898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7216" calcext:value-type="float">
            <text:p>0.357216</text:p>
          </table:table-cell>
          <table:table-cell table:formula="of:=[15x15x15.A1167]+[15x15x15.B1167]" office:value-type="float" office:value="0.392032" calcext:value-type="float">
            <text:p>0.392032</text:p>
          </table:table-cell>
          <table:table-cell table:formula="of:=[.D$2]/([.C1167]/1000)/1000000" office:value-type="float" office:value="8.60899110276712" calcext:value-type="float">
            <text:p>8.6089911028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5232" calcext:value-type="float">
            <text:p>0.355232</text:p>
          </table:table-cell>
          <table:table-cell table:formula="of:=[15x15x15.A1168]+[15x15x15.B1168]" office:value-type="float" office:value="0.390112" calcext:value-type="float">
            <text:p>0.390112</text:p>
          </table:table-cell>
          <table:table-cell table:formula="of:=[.D$2]/([.C1168]/1000)/1000000" office:value-type="float" office:value="8.65136166024116" calcext:value-type="float">
            <text:p>8.6513616602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8176" calcext:value-type="float">
            <text:p>0.358176</text:p>
          </table:table-cell>
          <table:table-cell table:formula="of:=[15x15x15.A1169]+[15x15x15.B1169]" office:value-type="float" office:value="0.393152" calcext:value-type="float">
            <text:p>0.393152</text:p>
          </table:table-cell>
          <table:table-cell table:formula="of:=[.D$2]/([.C1169]/1000)/1000000" office:value-type="float" office:value="8.58446605892886" calcext:value-type="float">
            <text:p>8.5844660589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46432" calcext:value-type="float">
            <text:p>0.346432</text:p>
          </table:table-cell>
          <table:table-cell table:formula="of:=[15x15x15.A1170]+[15x15x15.B1170]" office:value-type="float" office:value="0.380864" calcext:value-type="float">
            <text:p>0.380864</text:p>
          </table:table-cell>
          <table:table-cell table:formula="of:=[.D$2]/([.C1170]/1000)/1000000" office:value-type="float" office:value="8.86143085195766" calcext:value-type="float">
            <text:p>8.861430852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528" calcext:value-type="float">
            <text:p>0.36528</text:p>
          </table:table-cell>
          <table:table-cell table:formula="of:=[15x15x15.A1171]+[15x15x15.B1171]" office:value-type="float" office:value="0.400768" calcext:value-type="float">
            <text:p>0.400768</text:p>
          </table:table-cell>
          <table:table-cell table:formula="of:=[.D$2]/([.C1171]/1000)/1000000" office:value-type="float" office:value="8.42133104439476" calcext:value-type="float">
            <text:p>8.4213310444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472" calcext:value-type="float">
            <text:p>0.35472</text:p>
          </table:table-cell>
          <table:table-cell table:formula="of:=[15x15x15.A1172]+[15x15x15.B1172]" office:value-type="float" office:value="0.38992" calcext:value-type="float">
            <text:p>0.38992</text:p>
          </table:table-cell>
          <table:table-cell table:formula="of:=[.D$2]/([.C1172]/1000)/1000000" office:value-type="float" office:value="8.65562166598276" calcext:value-type="float">
            <text:p>8.655621666</text:p>
          </table:table-cell>
        </table:table-row>
        <table:table-row table:style-name="ro1">
          <table:table-cell office:value-type="float" office:value="0.037024" calcext:value-type="float">
            <text:p>0.037024</text:p>
          </table:table-cell>
          <table:table-cell office:value-type="float" office:value="0.358336" calcext:value-type="float">
            <text:p>0.358336</text:p>
          </table:table-cell>
          <table:table-cell table:formula="of:=[15x15x15.A1173]+[15x15x15.B1173]" office:value-type="float" office:value="0.39536" calcext:value-type="float">
            <text:p>0.39536</text:p>
          </table:table-cell>
          <table:table-cell table:formula="of:=[.D$2]/([.C1173]/1000)/1000000" office:value-type="float" office:value="8.53652367462566" calcext:value-type="float">
            <text:p>8.5365236746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7168" calcext:value-type="float">
            <text:p>0.37168</text:p>
          </table:table-cell>
          <table:table-cell table:formula="of:=[15x15x15.A1174]+[15x15x15.B1174]" office:value-type="float" office:value="0.40624" calcext:value-type="float">
            <text:p>0.40624</text:p>
          </table:table-cell>
          <table:table-cell table:formula="of:=[.D$2]/([.C1174]/1000)/1000000" office:value-type="float" office:value="8.30789680976763" calcext:value-type="float">
            <text:p>8.3078968098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5904" calcext:value-type="float">
            <text:p>0.355904</text:p>
          </table:table-cell>
          <table:table-cell table:formula="of:=[15x15x15.A1175]+[15x15x15.B1175]" office:value-type="float" office:value="0.390944" calcext:value-type="float">
            <text:p>0.390944</text:p>
          </table:table-cell>
          <table:table-cell table:formula="of:=[.D$2]/([.C1175]/1000)/1000000" office:value-type="float" office:value="8.63294998772203" calcext:value-type="float">
            <text:p>8.6329499877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424" calcext:value-type="float">
            <text:p>0.35424</text:p>
          </table:table-cell>
          <table:table-cell table:formula="of:=[15x15x15.A1176]+[15x15x15.B1176]" office:value-type="float" office:value="0.38896" calcext:value-type="float">
            <text:p>0.38896</text:p>
          </table:table-cell>
          <table:table-cell table:formula="of:=[.D$2]/([.C1176]/1000)/1000000" office:value-type="float" office:value="8.67698477992595" calcext:value-type="float">
            <text:p>8.6769847799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2096" calcext:value-type="float">
            <text:p>0.352096</text:p>
          </table:table-cell>
          <table:table-cell table:formula="of:=[15x15x15.A1177]+[15x15x15.B1177]" office:value-type="float" office:value="0.387424" calcext:value-type="float">
            <text:p>0.387424</text:p>
          </table:table-cell>
          <table:table-cell table:formula="of:=[.D$2]/([.C1177]/1000)/1000000" office:value-type="float" office:value="8.71138597505575" calcext:value-type="float">
            <text:p>8.7113859751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1344" calcext:value-type="float">
            <text:p>0.361344</text:p>
          </table:table-cell>
          <table:table-cell table:formula="of:=[15x15x15.A1178]+[15x15x15.B1178]" office:value-type="float" office:value="0.396064" calcext:value-type="float">
            <text:p>0.396064</text:p>
          </table:table-cell>
          <table:table-cell table:formula="of:=[.D$2]/([.C1178]/1000)/1000000" office:value-type="float" office:value="8.52135008483478" calcext:value-type="float">
            <text:p>8.5213500848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6" calcext:value-type="float">
            <text:p>0.356</text:p>
          </table:table-cell>
          <table:table-cell table:formula="of:=[15x15x15.A1179]+[15x15x15.B1179]" office:value-type="float" office:value="0.39104" calcext:value-type="float">
            <text:p>0.39104</text:p>
          </table:table-cell>
          <table:table-cell table:formula="of:=[.D$2]/([.C1179]/1000)/1000000" office:value-type="float" office:value="8.63083060556465" calcext:value-type="float">
            <text:p>8.6308306056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0624" calcext:value-type="float">
            <text:p>0.350624</text:p>
          </table:table-cell>
          <table:table-cell table:formula="of:=[15x15x15.A1180]+[15x15x15.B1180]" office:value-type="float" office:value="0.386016" calcext:value-type="float">
            <text:p>0.386016</text:p>
          </table:table-cell>
          <table:table-cell table:formula="of:=[.D$2]/([.C1180]/1000)/1000000" office:value-type="float" office:value="8.74316090524745" calcext:value-type="float">
            <text:p>8.7431609052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1104" calcext:value-type="float">
            <text:p>0.351104</text:p>
          </table:table-cell>
          <table:table-cell table:formula="of:=[15x15x15.A1181]+[15x15x15.B1181]" office:value-type="float" office:value="0.385824" calcext:value-type="float">
            <text:p>0.385824</text:p>
          </table:table-cell>
          <table:table-cell table:formula="of:=[.D$2]/([.C1181]/1000)/1000000" office:value-type="float" office:value="8.74751181886041" calcext:value-type="float">
            <text:p>8.7475118189</text:p>
          </table:table-cell>
        </table:table-row>
        <table:table-row table:style-name="ro1">
          <table:table-cell office:value-type="float" office:value="0.036256" calcext:value-type="float">
            <text:p>0.036256</text:p>
          </table:table-cell>
          <table:table-cell office:value-type="float" office:value="0.363648" calcext:value-type="float">
            <text:p>0.363648</text:p>
          </table:table-cell>
          <table:table-cell table:formula="of:=[15x15x15.A1182]+[15x15x15.B1182]" office:value-type="float" office:value="0.399904" calcext:value-type="float">
            <text:p>0.399904</text:p>
          </table:table-cell>
          <table:table-cell table:formula="of:=[.D$2]/([.C1182]/1000)/1000000" office:value-type="float" office:value="8.43952548611667" calcext:value-type="float">
            <text:p>8.4395254861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016" calcext:value-type="float">
            <text:p>0.36016</text:p>
          </table:table-cell>
          <table:table-cell table:formula="of:=[15x15x15.A1183]+[15x15x15.B1183]" office:value-type="float" office:value="0.394944" calcext:value-type="float">
            <text:p>0.394944</text:p>
          </table:table-cell>
          <table:table-cell table:formula="of:=[.D$2]/([.C1183]/1000)/1000000" office:value-type="float" office:value="8.54551531356344" calcext:value-type="float">
            <text:p>8.5455153136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6576" calcext:value-type="float">
            <text:p>0.356576</text:p>
          </table:table-cell>
          <table:table-cell table:formula="of:=[15x15x15.A1184]+[15x15x15.B1184]" office:value-type="float" office:value="0.39152" calcext:value-type="float">
            <text:p>0.39152</text:p>
          </table:table-cell>
          <table:table-cell table:formula="of:=[.D$2]/([.C1184]/1000)/1000000" office:value-type="float" office:value="8.62024928483858" calcext:value-type="float">
            <text:p>8.6202492848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62464" calcext:value-type="float">
            <text:p>0.362464</text:p>
          </table:table-cell>
          <table:table-cell table:formula="of:=[15x15x15.A1185]+[15x15x15.B1185]" office:value-type="float" office:value="0.398016" calcext:value-type="float">
            <text:p>0.398016</text:p>
          </table:table-cell>
          <table:table-cell table:formula="of:=[.D$2]/([.C1185]/1000)/1000000" office:value-type="float" office:value="8.47955861070912" calcext:value-type="float">
            <text:p>8.4795586107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744" calcext:value-type="float">
            <text:p>0.355744</text:p>
          </table:table-cell>
          <table:table-cell table:formula="of:=[15x15x15.A1186]+[15x15x15.B1186]" office:value-type="float" office:value="0.391136" calcext:value-type="float">
            <text:p>0.391136</text:p>
          </table:table-cell>
          <table:table-cell table:formula="of:=[.D$2]/([.C1186]/1000)/1000000" office:value-type="float" office:value="8.62871226376503" calcext:value-type="float">
            <text:p>8.6287122638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5568" calcext:value-type="float">
            <text:p>0.345568</text:p>
          </table:table-cell>
          <table:table-cell table:formula="of:=[15x15x15.A1187]+[15x15x15.B1187]" office:value-type="float" office:value="0.380576" calcext:value-type="float">
            <text:p>0.380576</text:p>
          </table:table-cell>
          <table:table-cell table:formula="of:=[.D$2]/([.C1187]/1000)/1000000" office:value-type="float" office:value="8.86813671907845" calcext:value-type="float">
            <text:p>8.8681367191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5088" calcext:value-type="float">
            <text:p>0.365088</text:p>
          </table:table-cell>
          <table:table-cell table:formula="of:=[15x15x15.A1188]+[15x15x15.B1188]" office:value-type="float" office:value="0.399776" calcext:value-type="float">
            <text:p>0.399776</text:p>
          </table:table-cell>
          <table:table-cell table:formula="of:=[.D$2]/([.C1188]/1000)/1000000" office:value-type="float" office:value="8.44222764748259" calcext:value-type="float">
            <text:p>8.4422276475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3184" calcext:value-type="float">
            <text:p>0.353184</text:p>
          </table:table-cell>
          <table:table-cell table:formula="of:=[15x15x15.A1189]+[15x15x15.B1189]" office:value-type="float" office:value="0.388064" calcext:value-type="float">
            <text:p>0.388064</text:p>
          </table:table-cell>
          <table:table-cell table:formula="of:=[.D$2]/([.C1189]/1000)/1000000" office:value-type="float" office:value="8.69701904840439" calcext:value-type="float">
            <text:p>8.6970190484</text:p>
          </table:table-cell>
        </table:table-row>
        <table:table-row table:style-name="ro1">
          <table:table-cell office:value-type="float" office:value="0.039936" calcext:value-type="float">
            <text:p>0.039936</text:p>
          </table:table-cell>
          <table:table-cell office:value-type="float" office:value="0.349984" calcext:value-type="float">
            <text:p>0.349984</text:p>
          </table:table-cell>
          <table:table-cell table:formula="of:=[15x15x15.A1190]+[15x15x15.B1190]" office:value-type="float" office:value="0.38992" calcext:value-type="float">
            <text:p>0.38992</text:p>
          </table:table-cell>
          <table:table-cell table:formula="of:=[.D$2]/([.C1190]/1000)/1000000" office:value-type="float" office:value="8.65562166598277" calcext:value-type="float">
            <text:p>8.655621666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9968" calcext:value-type="float">
            <text:p>0.359968</text:p>
          </table:table-cell>
          <table:table-cell table:formula="of:=[15x15x15.A1191]+[15x15x15.B1191]" office:value-type="float" office:value="0.394432" calcext:value-type="float">
            <text:p>0.394432</text:p>
          </table:table-cell>
          <table:table-cell table:formula="of:=[.D$2]/([.C1191]/1000)/1000000" office:value-type="float" office:value="8.5566079831251" calcext:value-type="float">
            <text:p>8.5566079831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58624" calcext:value-type="float">
            <text:p>0.358624</text:p>
          </table:table-cell>
          <table:table-cell table:formula="of:=[15x15x15.A1192]+[15x15x15.B1192]" office:value-type="float" office:value="0.394176" calcext:value-type="float">
            <text:p>0.394176</text:p>
          </table:table-cell>
          <table:table-cell table:formula="of:=[.D$2]/([.C1192]/1000)/1000000" office:value-type="float" office:value="8.56216512420848" calcext:value-type="float">
            <text:p>8.5621651242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392" calcext:value-type="float">
            <text:p>0.35392</text:p>
          </table:table-cell>
          <table:table-cell table:formula="of:=[15x15x15.A1193]+[15x15x15.B1193]" office:value-type="float" office:value="0.38896" calcext:value-type="float">
            <text:p>0.38896</text:p>
          </table:table-cell>
          <table:table-cell table:formula="of:=[.D$2]/([.C1193]/1000)/1000000" office:value-type="float" office:value="8.67698477992596" calcext:value-type="float">
            <text:p>8.6769847799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384" calcext:value-type="float">
            <text:p>0.36384</text:p>
          </table:table-cell>
          <table:table-cell table:formula="of:=[15x15x15.A1194]+[15x15x15.B1194]" office:value-type="float" office:value="0.398496" calcext:value-type="float">
            <text:p>0.398496</text:p>
          </table:table-cell>
          <table:table-cell table:formula="of:=[.D$2]/([.C1194]/1000)/1000000" office:value-type="float" office:value="8.46934473620814" calcext:value-type="float">
            <text:p>8.4693447362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48" calcext:value-type="float">
            <text:p>0.3648</text:p>
          </table:table-cell>
          <table:table-cell table:formula="of:=[15x15x15.A1195]+[15x15x15.B1195]" office:value-type="float" office:value="0.400064" calcext:value-type="float">
            <text:p>0.400064</text:p>
          </table:table-cell>
          <table:table-cell table:formula="of:=[.D$2]/([.C1195]/1000)/1000000" office:value-type="float" office:value="8.43615021596544" calcext:value-type="float">
            <text:p>8.436150216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68288" calcext:value-type="float">
            <text:p>0.368288</text:p>
          </table:table-cell>
          <table:table-cell table:formula="of:=[15x15x15.A1196]+[15x15x15.B1196]" office:value-type="float" office:value="0.4032" calcext:value-type="float">
            <text:p>0.4032</text:p>
          </table:table-cell>
          <table:table-cell table:formula="of:=[.D$2]/([.C1196]/1000)/1000000" office:value-type="float" office:value="8.37053571428572" calcext:value-type="float">
            <text:p>8.3705357143</text:p>
          </table:table-cell>
        </table:table-row>
        <table:table-row table:style-name="ro1">
          <table:table-cell office:value-type="float" office:value="0.035872" calcext:value-type="float">
            <text:p>0.035872</text:p>
          </table:table-cell>
          <table:table-cell office:value-type="float" office:value="0.34752" calcext:value-type="float">
            <text:p>0.34752</text:p>
          </table:table-cell>
          <table:table-cell table:formula="of:=[15x15x15.A1197]+[15x15x15.B1197]" office:value-type="float" office:value="0.383392" calcext:value-type="float">
            <text:p>0.383392</text:p>
          </table:table-cell>
          <table:table-cell table:formula="of:=[.D$2]/([.C1197]/1000)/1000000" office:value-type="float" office:value="8.80300058425841" calcext:value-type="float">
            <text:p>8.8030005843</text:p>
          </table:table-cell>
        </table:table-row>
        <table:table-row table:style-name="ro1">
          <table:table-cell office:value-type="float" office:value="0.035136" calcext:value-type="float">
            <text:p>0.035136</text:p>
          </table:table-cell>
          <table:table-cell office:value-type="float" office:value="0.364672" calcext:value-type="float">
            <text:p>0.364672</text:p>
          </table:table-cell>
          <table:table-cell table:formula="of:=[15x15x15.A1198]+[15x15x15.B1198]" office:value-type="float" office:value="0.399808" calcext:value-type="float">
            <text:p>0.399808</text:p>
          </table:table-cell>
          <table:table-cell table:formula="of:=[.D$2]/([.C1198]/1000)/1000000" office:value-type="float" office:value="8.44155194493357" calcext:value-type="float">
            <text:p>8.4415519449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73536" calcext:value-type="float">
            <text:p>0.373536</text:p>
          </table:table-cell>
          <table:table-cell table:formula="of:=[15x15x15.A1199]+[15x15x15.B1199]" office:value-type="float" office:value="0.408224" calcext:value-type="float">
            <text:p>0.408224</text:p>
          </table:table-cell>
          <table:table-cell table:formula="of:=[.D$2]/([.C1199]/1000)/1000000" office:value-type="float" office:value="8.26751979305479" calcext:value-type="float">
            <text:p>8.2675197931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5872" calcext:value-type="float">
            <text:p>0.355872</text:p>
          </table:table-cell>
          <table:table-cell table:formula="of:=[15x15x15.A1200]+[15x15x15.B1200]" office:value-type="float" office:value="0.39056" calcext:value-type="float">
            <text:p>0.39056</text:p>
          </table:table-cell>
          <table:table-cell table:formula="of:=[.D$2]/([.C1200]/1000)/1000000" office:value-type="float" office:value="8.64143793527243" calcext:value-type="float">
            <text:p>8.6414379353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2272" calcext:value-type="float">
            <text:p>0.362272</text:p>
          </table:table-cell>
          <table:table-cell table:formula="of:=[15x15x15.A1201]+[15x15x15.B1201]" office:value-type="float" office:value="0.39696" calcext:value-type="float">
            <text:p>0.39696</text:p>
          </table:table-cell>
          <table:table-cell table:formula="of:=[.D$2]/([.C1201]/1000)/1000000" office:value-type="float" office:value="8.50211608222491" calcext:value-type="float">
            <text:p>8.5021160822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66464" calcext:value-type="float">
            <text:p>0.366464</text:p>
          </table:table-cell>
          <table:table-cell table:formula="of:=[15x15x15.A1202]+[15x15x15.B1202]" office:value-type="float" office:value="0.401856" calcext:value-type="float">
            <text:p>0.401856</text:p>
          </table:table-cell>
          <table:table-cell table:formula="of:=[.D$2]/([.C1202]/1000)/1000000" office:value-type="float" office:value="8.39853081700908" calcext:value-type="float">
            <text:p>8.398530817</text:p>
          </table:table-cell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3568" calcext:value-type="float">
            <text:p>0.353568</text:p>
          </table:table-cell>
          <table:table-cell table:formula="of:=[15x15x15.A1203]+[15x15x15.B1203]" office:value-type="float" office:value="0.389088" calcext:value-type="float">
            <text:p>0.389088</text:p>
          </table:table-cell>
          <table:table-cell table:formula="of:=[.D$2]/([.C1203]/1000)/1000000" office:value-type="float" office:value="8.67413027387121" calcext:value-type="float">
            <text:p>8.6741302739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56928" calcext:value-type="float">
            <text:p>0.356928</text:p>
          </table:table-cell>
          <table:table-cell table:formula="of:=[15x15x15.A1204]+[15x15x15.B1204]" office:value-type="float" office:value="0.391552" calcext:value-type="float">
            <text:p>0.391552</text:p>
          </table:table-cell>
          <table:table-cell table:formula="of:=[.D$2]/([.C1204]/1000)/1000000" office:value-type="float" office:value="8.61954478587774" calcext:value-type="float">
            <text:p>8.6195447859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58784" calcext:value-type="float">
            <text:p>0.358784</text:p>
          </table:table-cell>
          <table:table-cell table:formula="of:=[15x15x15.A1205]+[15x15x15.B1205]" office:value-type="float" office:value="0.393536" calcext:value-type="float">
            <text:p>0.393536</text:p>
          </table:table-cell>
          <table:table-cell table:formula="of:=[.D$2]/([.C1205]/1000)/1000000" office:value-type="float" office:value="8.57608960806635" calcext:value-type="float">
            <text:p>8.5760896081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61376" calcext:value-type="float">
            <text:p>0.361376</text:p>
          </table:table-cell>
          <table:table-cell table:formula="of:=[15x15x15.A1206]+[15x15x15.B1206]" office:value-type="float" office:value="0.395872" calcext:value-type="float">
            <text:p>0.395872</text:p>
          </table:table-cell>
          <table:table-cell table:formula="of:=[.D$2]/([.C1206]/1000)/1000000" office:value-type="float" office:value="8.525482984399" calcext:value-type="float">
            <text:p>8.5254829844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504" calcext:value-type="float">
            <text:p>0.35504</text:p>
          </table:table-cell>
          <table:table-cell table:formula="of:=[15x15x15.A1207]+[15x15x15.B1207]" office:value-type="float" office:value="0.389984" calcext:value-type="float">
            <text:p>0.389984</text:p>
          </table:table-cell>
          <table:table-cell table:formula="of:=[.D$2]/([.C1207]/1000)/1000000" office:value-type="float" office:value="8.65420119799787" calcext:value-type="float">
            <text:p>8.654201198</text:p>
          </table:table-cell>
        </table:table-row>
        <table:table-row table:style-name="ro1">
          <table:table-cell office:value-type="float" office:value="0.034528" calcext:value-type="float">
            <text:p>0.034528</text:p>
          </table:table-cell>
          <table:table-cell office:value-type="float" office:value="0.36128" calcext:value-type="float">
            <text:p>0.36128</text:p>
          </table:table-cell>
          <table:table-cell table:formula="of:=[15x15x15.A1208]+[15x15x15.B1208]" office:value-type="float" office:value="0.395808" calcext:value-type="float">
            <text:p>0.395808</text:p>
          </table:table-cell>
          <table:table-cell table:formula="of:=[.D$2]/([.C1208]/1000)/1000000" office:value-type="float" office:value="8.52686150861023" calcext:value-type="float">
            <text:p>8.5268615086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44" calcext:value-type="float">
            <text:p>0.3544</text:p>
          </table:table-cell>
          <table:table-cell table:formula="of:=[15x15x15.A1209]+[15x15x15.B1209]" office:value-type="float" office:value="0.389696" calcext:value-type="float">
            <text:p>0.389696</text:p>
          </table:table-cell>
          <table:table-cell table:formula="of:=[.D$2]/([.C1209]/1000)/1000000" office:value-type="float" office:value="8.66059697815733" calcext:value-type="float">
            <text:p>8.6605969782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048" calcext:value-type="float">
            <text:p>0.36048</text:p>
          </table:table-cell>
          <table:table-cell table:formula="of:=[15x15x15.A1210]+[15x15x15.B1210]" office:value-type="float" office:value="0.395488" calcext:value-type="float">
            <text:p>0.395488</text:p>
          </table:table-cell>
          <table:table-cell table:formula="of:=[.D$2]/([.C1210]/1000)/1000000" office:value-type="float" office:value="8.53376082207298" calcext:value-type="float">
            <text:p>8.5337608221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8656" calcext:value-type="float">
            <text:p>0.358656</text:p>
          </table:table-cell>
          <table:table-cell table:formula="of:=[15x15x15.A1211]+[15x15x15.B1211]" office:value-type="float" office:value="0.393664" calcext:value-type="float">
            <text:p>0.393664</text:p>
          </table:table-cell>
          <table:table-cell table:formula="of:=[.D$2]/([.C1211]/1000)/1000000" office:value-type="float" office:value="8.57330108925378" calcext:value-type="float">
            <text:p>8.5733010893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49632" calcext:value-type="float">
            <text:p>0.349632</text:p>
          </table:table-cell>
          <table:table-cell table:formula="of:=[15x15x15.A1212]+[15x15x15.B1212]" office:value-type="float" office:value="0.38512" calcext:value-type="float">
            <text:p>0.38512</text:p>
          </table:table-cell>
          <table:table-cell table:formula="of:=[.D$2]/([.C1212]/1000)/1000000" office:value-type="float" office:value="8.76350228500208" calcext:value-type="float">
            <text:p>8.763502285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536" calcext:value-type="float">
            <text:p>0.35536</text:p>
          </table:table-cell>
          <table:table-cell table:formula="of:=[15x15x15.A1213]+[15x15x15.B1213]" office:value-type="float" office:value="0.389824" calcext:value-type="float">
            <text:p>0.389824</text:p>
          </table:table-cell>
          <table:table-cell table:formula="of:=[.D$2]/([.C1213]/1000)/1000000" office:value-type="float" office:value="8.65775324248892" calcext:value-type="float">
            <text:p>8.6577532425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352" calcext:value-type="float">
            <text:p>0.36352</text:p>
          </table:table-cell>
          <table:table-cell table:formula="of:=[15x15x15.A1214]+[15x15x15.B1214]" office:value-type="float" office:value="0.39824" calcext:value-type="float">
            <text:p>0.39824</text:p>
          </table:table-cell>
          <table:table-cell table:formula="of:=[.D$2]/([.C1214]/1000)/1000000" office:value-type="float" office:value="8.47478907191643" calcext:value-type="float">
            <text:p>8.4747890719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0576" calcext:value-type="float">
            <text:p>0.360576</text:p>
          </table:table-cell>
          <table:table-cell table:formula="of:=[15x15x15.A1215]+[15x15x15.B1215]" office:value-type="float" office:value="0.395872" calcext:value-type="float">
            <text:p>0.395872</text:p>
          </table:table-cell>
          <table:table-cell table:formula="of:=[.D$2]/([.C1215]/1000)/1000000" office:value-type="float" office:value="8.525482984399" calcext:value-type="float">
            <text:p>8.5254829844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71072" calcext:value-type="float">
            <text:p>0.371072</text:p>
          </table:table-cell>
          <table:table-cell table:formula="of:=[15x15x15.A1216]+[15x15x15.B1216]" office:value-type="float" office:value="0.40576" calcext:value-type="float">
            <text:p>0.40576</text:p>
          </table:table-cell>
          <table:table-cell table:formula="of:=[.D$2]/([.C1216]/1000)/1000000" office:value-type="float" office:value="8.31772476340694" calcext:value-type="float">
            <text:p>8.3177247634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1632" calcext:value-type="float">
            <text:p>0.361632</text:p>
          </table:table-cell>
          <table:table-cell table:formula="of:=[15x15x15.A1217]+[15x15x15.B1217]" office:value-type="float" office:value="0.396288" calcext:value-type="float">
            <text:p>0.396288</text:p>
          </table:table-cell>
          <table:table-cell table:formula="of:=[.D$2]/([.C1217]/1000)/1000000" office:value-type="float" office:value="8.51653343023256" calcext:value-type="float">
            <text:p>8.5165334302</text:p>
          </table:table-cell>
        </table:table-row>
        <table:table-row table:style-name="ro1">
          <table:table-cell office:value-type="float" office:value="0.035264" calcext:value-type="float">
            <text:p>0.035264</text:p>
          </table:table-cell>
          <table:table-cell office:value-type="float" office:value="0.360832" calcext:value-type="float">
            <text:p>0.360832</text:p>
          </table:table-cell>
          <table:table-cell table:formula="of:=[15x15x15.A1218]+[15x15x15.B1218]" office:value-type="float" office:value="0.396096" calcext:value-type="float">
            <text:p>0.396096</text:p>
          </table:table-cell>
          <table:table-cell table:formula="of:=[.D$2]/([.C1218]/1000)/1000000" office:value-type="float" office:value="8.52066165777993" calcext:value-type="float">
            <text:p>8.5206616578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8352" calcext:value-type="float">
            <text:p>0.368352</text:p>
          </table:table-cell>
          <table:table-cell table:formula="of:=[15x15x15.A1219]+[15x15x15.B1219]" office:value-type="float" office:value="0.403072" calcext:value-type="float">
            <text:p>0.403072</text:p>
          </table:table-cell>
          <table:table-cell table:formula="of:=[.D$2]/([.C1219]/1000)/1000000" office:value-type="float" office:value="8.37319387107018" calcext:value-type="float">
            <text:p>8.3731938711</text:p>
          </table:table-cell>
        </table:table-row>
        <table:table-row table:style-name="ro1">
          <table:table-cell office:value-type="float" office:value="0.037344" calcext:value-type="float">
            <text:p>0.037344</text:p>
          </table:table-cell>
          <table:table-cell office:value-type="float" office:value="0.357056" calcext:value-type="float">
            <text:p>0.357056</text:p>
          </table:table-cell>
          <table:table-cell table:formula="of:=[15x15x15.A1220]+[15x15x15.B1220]" office:value-type="float" office:value="0.3944" calcext:value-type="float">
            <text:p>0.3944</text:p>
          </table:table-cell>
          <table:table-cell table:formula="of:=[.D$2]/([.C1220]/1000)/1000000" office:value-type="float" office:value="8.55730223123732" calcext:value-type="float">
            <text:p>8.5573022312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1376" calcext:value-type="float">
            <text:p>0.361376</text:p>
          </table:table-cell>
          <table:table-cell table:formula="of:=[15x15x15.A1221]+[15x15x15.B1221]" office:value-type="float" office:value="0.39632" calcext:value-type="float">
            <text:p>0.39632</text:p>
          </table:table-cell>
          <table:table-cell table:formula="of:=[.D$2]/([.C1221]/1000)/1000000" office:value-type="float" office:value="8.51584578118692" calcext:value-type="float">
            <text:p>8.5158457812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66688" calcext:value-type="float">
            <text:p>0.366688</text:p>
          </table:table-cell>
          <table:table-cell table:formula="of:=[15x15x15.A1222]+[15x15x15.B1222]" office:value-type="float" office:value="0.401152" calcext:value-type="float">
            <text:p>0.401152</text:p>
          </table:table-cell>
          <table:table-cell table:formula="of:=[.D$2]/([.C1222]/1000)/1000000" office:value-type="float" office:value="8.41326978302489" calcext:value-type="float">
            <text:p>8.413269783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096" calcext:value-type="float">
            <text:p>0.36096</text:p>
          </table:table-cell>
          <table:table-cell table:formula="of:=[15x15x15.A1223]+[15x15x15.B1223]" office:value-type="float" office:value="0.395808" calcext:value-type="float">
            <text:p>0.395808</text:p>
          </table:table-cell>
          <table:table-cell table:formula="of:=[.D$2]/([.C1223]/1000)/1000000" office:value-type="float" office:value="8.52686150861024" calcext:value-type="float">
            <text:p>8.5268615086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1088" calcext:value-type="float">
            <text:p>0.361088</text:p>
          </table:table-cell>
          <table:table-cell table:formula="of:=[15x15x15.A1224]+[15x15x15.B1224]" office:value-type="float" office:value="0.396128" calcext:value-type="float">
            <text:p>0.396128</text:p>
          </table:table-cell>
          <table:table-cell table:formula="of:=[.D$2]/([.C1224]/1000)/1000000" office:value-type="float" office:value="8.51997334195008" calcext:value-type="float">
            <text:p>8.519973342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7088" calcext:value-type="float">
            <text:p>0.357088</text:p>
          </table:table-cell>
          <table:table-cell table:formula="of:=[15x15x15.A1225]+[15x15x15.B1225]" office:value-type="float" office:value="0.391872" calcext:value-type="float">
            <text:p>0.391872</text:p>
          </table:table-cell>
          <table:table-cell table:formula="of:=[.D$2]/([.C1225]/1000)/1000000" office:value-type="float" office:value="8.6125061244488" calcext:value-type="float">
            <text:p>8.6125061244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3984" calcext:value-type="float">
            <text:p>0.353984</text:p>
          </table:table-cell>
          <table:table-cell table:formula="of:=[15x15x15.A1226]+[15x15x15.B1226]" office:value-type="float" office:value="0.388448" calcext:value-type="float">
            <text:p>0.388448</text:p>
          </table:table-cell>
          <table:table-cell table:formula="of:=[.D$2]/([.C1226]/1000)/1000000" office:value-type="float" office:value="8.68842161627811" calcext:value-type="float">
            <text:p>8.6884216163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064" calcext:value-type="float">
            <text:p>0.352064</text:p>
          </table:table-cell>
          <table:table-cell table:formula="of:=[15x15x15.A1227]+[15x15x15.B1227]" office:value-type="float" office:value="0.387008" calcext:value-type="float">
            <text:p>0.387008</text:p>
          </table:table-cell>
          <table:table-cell table:formula="of:=[.D$2]/([.C1227]/1000)/1000000" office:value-type="float" office:value="8.72074995865719" calcext:value-type="float">
            <text:p>8.7207499587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65728" calcext:value-type="float">
            <text:p>0.365728</text:p>
          </table:table-cell>
          <table:table-cell table:formula="of:=[15x15x15.A1228]+[15x15x15.B1228]" office:value-type="float" office:value="0.400448" calcext:value-type="float">
            <text:p>0.400448</text:p>
          </table:table-cell>
          <table:table-cell table:formula="of:=[.D$2]/([.C1228]/1000)/1000000" office:value-type="float" office:value="8.42806057215918" calcext:value-type="float">
            <text:p>8.4280605722</text:p>
          </table:table-cell>
        </table:table-row>
        <table:table-row table:style-name="ro1">
          <table:table-cell office:value-type="float" office:value="0.034656" calcext:value-type="float">
            <text:p>0.034656</text:p>
          </table:table-cell>
          <table:table-cell office:value-type="float" office:value="0.363744" calcext:value-type="float">
            <text:p>0.363744</text:p>
          </table:table-cell>
          <table:table-cell table:formula="of:=[15x15x15.A1229]+[15x15x15.B1229]" office:value-type="float" office:value="0.3984" calcext:value-type="float">
            <text:p>0.3984</text:p>
          </table:table-cell>
          <table:table-cell table:formula="of:=[.D$2]/([.C1229]/1000)/1000000" office:value-type="float" office:value="8.47138554216867" calcext:value-type="float">
            <text:p>8.4713855422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60416" calcext:value-type="float">
            <text:p>0.360416</text:p>
          </table:table-cell>
          <table:table-cell table:formula="of:=[15x15x15.A1230]+[15x15x15.B1230]" office:value-type="float" office:value="0.395584" calcext:value-type="float">
            <text:p>0.395584</text:p>
          </table:table-cell>
          <table:table-cell table:formula="of:=[.D$2]/([.C1230]/1000)/1000000" office:value-type="float" office:value="8.53168985601035" calcext:value-type="float">
            <text:p>8.531689856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5984" calcext:value-type="float">
            <text:p>0.365984</text:p>
          </table:table-cell>
          <table:table-cell table:formula="of:=[15x15x15.A1231]+[15x15x15.B1231]" office:value-type="float" office:value="0.400992" calcext:value-type="float">
            <text:p>0.400992</text:p>
          </table:table-cell>
          <table:table-cell table:formula="of:=[.D$2]/([.C1231]/1000)/1000000" office:value-type="float" office:value="8.41662676562126" calcext:value-type="float">
            <text:p>8.4166267656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50464" calcext:value-type="float">
            <text:p>0.350464</text:p>
          </table:table-cell>
          <table:table-cell table:formula="of:=[15x15x15.A1232]+[15x15x15.B1232]" office:value-type="float" office:value="0.38528" calcext:value-type="float">
            <text:p>0.38528</text:p>
          </table:table-cell>
          <table:table-cell table:formula="of:=[.D$2]/([.C1232]/1000)/1000000" office:value-type="float" office:value="8.75986295681063" calcext:value-type="float">
            <text:p>8.7598629568</text:p>
          </table:table-cell>
        </table:table-row>
        <table:table-row table:style-name="ro1">
          <table:table-cell office:value-type="float" office:value="0.036096" calcext:value-type="float">
            <text:p>0.036096</text:p>
          </table:table-cell>
          <table:table-cell office:value-type="float" office:value="0.355072" calcext:value-type="float">
            <text:p>0.355072</text:p>
          </table:table-cell>
          <table:table-cell table:formula="of:=[15x15x15.A1233]+[15x15x15.B1233]" office:value-type="float" office:value="0.391168" calcext:value-type="float">
            <text:p>0.391168</text:p>
          </table:table-cell>
          <table:table-cell table:formula="of:=[.D$2]/([.C1233]/1000)/1000000" office:value-type="float" office:value="8.62800638089005" calcext:value-type="float">
            <text:p>8.6280063809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6048" calcext:value-type="float">
            <text:p>0.36048</text:p>
          </table:table-cell>
          <table:table-cell table:formula="of:=[15x15x15.A1234]+[15x15x15.B1234]" office:value-type="float" office:value="0.395072" calcext:value-type="float">
            <text:p>0.395072</text:p>
          </table:table-cell>
          <table:table-cell table:formula="of:=[.D$2]/([.C1234]/1000)/1000000" office:value-type="float" office:value="8.5427466385874" calcext:value-type="float">
            <text:p>8.5427466386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9936" calcext:value-type="float">
            <text:p>0.359936</text:p>
          </table:table-cell>
          <table:table-cell table:formula="of:=[15x15x15.A1235]+[15x15x15.B1235]" office:value-type="float" office:value="0.394784" calcext:value-type="float">
            <text:p>0.394784</text:p>
          </table:table-cell>
          <table:table-cell table:formula="of:=[.D$2]/([.C1235]/1000)/1000000" office:value-type="float" office:value="8.54897868201346" calcext:value-type="float">
            <text:p>8.548978682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9616" calcext:value-type="float">
            <text:p>0.359616</text:p>
          </table:table-cell>
          <table:table-cell table:formula="of:=[15x15x15.A1236]+[15x15x15.B1236]" office:value-type="float" office:value="0.394592" calcext:value-type="float">
            <text:p>0.394592</text:p>
          </table:table-cell>
          <table:table-cell table:formula="of:=[.D$2]/([.C1236]/1000)/1000000" office:value-type="float" office:value="8.55313843159517" calcext:value-type="float">
            <text:p>8.5531384316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65664" calcext:value-type="float">
            <text:p>0.365664</text:p>
          </table:table-cell>
          <table:table-cell table:formula="of:=[15x15x15.A1237]+[15x15x15.B1237]" office:value-type="float" office:value="0.401248" calcext:value-type="float">
            <text:p>0.401248</text:p>
          </table:table-cell>
          <table:table-cell table:formula="of:=[.D$2]/([.C1237]/1000)/1000000" office:value-type="float" office:value="8.41125687853896" calcext:value-type="float">
            <text:p>8.4112568785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7072" calcext:value-type="float">
            <text:p>0.367072</text:p>
          </table:table-cell>
          <table:table-cell table:formula="of:=[15x15x15.A1238]+[15x15x15.B1238]" office:value-type="float" office:value="0.4024" calcext:value-type="float">
            <text:p>0.4024</text:p>
          </table:table-cell>
          <table:table-cell table:formula="of:=[.D$2]/([.C1238]/1000)/1000000" office:value-type="float" office:value="8.38717693836978" calcext:value-type="float">
            <text:p>8.3871769384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3664" calcext:value-type="float">
            <text:p>0.353664</text:p>
          </table:table-cell>
          <table:table-cell table:formula="of:=[15x15x15.A1239]+[15x15x15.B1239]" office:value-type="float" office:value="0.388736" calcext:value-type="float">
            <text:p>0.388736</text:p>
          </table:table-cell>
          <table:table-cell table:formula="of:=[.D$2]/([.C1239]/1000)/1000000" office:value-type="float" office:value="8.68198468883767" calcext:value-type="float">
            <text:p>8.6819846888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8816" calcext:value-type="float">
            <text:p>0.358816</text:p>
          </table:table-cell>
          <table:table-cell table:formula="of:=[15x15x15.A1240]+[15x15x15.B1240]" office:value-type="float" office:value="0.393984" calcext:value-type="float">
            <text:p>0.393984</text:p>
          </table:table-cell>
          <table:table-cell table:formula="of:=[.D$2]/([.C1240]/1000)/1000000" office:value-type="float" office:value="8.56633771929825" calcext:value-type="float">
            <text:p>8.5663377193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5376" calcext:value-type="float">
            <text:p>0.365376</text:p>
          </table:table-cell>
          <table:table-cell table:formula="of:=[15x15x15.A1241]+[15x15x15.B1241]" office:value-type="float" office:value="0.400064" calcext:value-type="float">
            <text:p>0.400064</text:p>
          </table:table-cell>
          <table:table-cell table:formula="of:=[.D$2]/([.C1241]/1000)/1000000" office:value-type="float" office:value="8.43615021596545" calcext:value-type="float">
            <text:p>8.436150216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6128" calcext:value-type="float">
            <text:p>0.36128</text:p>
          </table:table-cell>
          <table:table-cell table:formula="of:=[15x15x15.A1242]+[15x15x15.B1242]" office:value-type="float" office:value="0.396288" calcext:value-type="float">
            <text:p>0.396288</text:p>
          </table:table-cell>
          <table:table-cell table:formula="of:=[.D$2]/([.C1242]/1000)/1000000" office:value-type="float" office:value="8.51653343023256" calcext:value-type="float">
            <text:p>8.5165334302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8528" calcext:value-type="float">
            <text:p>0.358528</text:p>
          </table:table-cell>
          <table:table-cell table:formula="of:=[15x15x15.A1243]+[15x15x15.B1243]" office:value-type="float" office:value="0.39392" calcext:value-type="float">
            <text:p>0.39392</text:p>
          </table:table-cell>
          <table:table-cell table:formula="of:=[.D$2]/([.C1243]/1000)/1000000" office:value-type="float" office:value="8.56772948822096" calcext:value-type="float">
            <text:p>8.5677294882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5808" calcext:value-type="float">
            <text:p>0.355808</text:p>
          </table:table-cell>
          <table:table-cell table:formula="of:=[15x15x15.A1244]+[15x15x15.B1244]" office:value-type="float" office:value="0.390496" calcext:value-type="float">
            <text:p>0.390496</text:p>
          </table:table-cell>
          <table:table-cell table:formula="of:=[.D$2]/([.C1244]/1000)/1000000" office:value-type="float" office:value="8.64285421617635" calcext:value-type="float">
            <text:p>8.6428542162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2704" calcext:value-type="float">
            <text:p>0.352704</text:p>
          </table:table-cell>
          <table:table-cell table:formula="of:=[15x15x15.A1245]+[15x15x15.B1245]" office:value-type="float" office:value="0.387296" calcext:value-type="float">
            <text:p>0.387296</text:p>
          </table:table-cell>
          <table:table-cell table:formula="of:=[.D$2]/([.C1245]/1000)/1000000" office:value-type="float" office:value="8.71426505825002" calcext:value-type="float">
            <text:p>8.7142650583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62176" calcext:value-type="float">
            <text:p>0.362176</text:p>
          </table:table-cell>
          <table:table-cell table:formula="of:=[15x15x15.A1246]+[15x15x15.B1246]" office:value-type="float" office:value="0.39728" calcext:value-type="float">
            <text:p>0.39728</text:p>
          </table:table-cell>
          <table:table-cell table:formula="of:=[.D$2]/([.C1246]/1000)/1000000" office:value-type="float" office:value="8.49526782118405" calcext:value-type="float">
            <text:p>8.4952678212</text:p>
          </table:table-cell>
        </table:table-row>
        <table:table-row table:style-name="ro1">
          <table:table-cell office:value-type="float" office:value="0.035936" calcext:value-type="float">
            <text:p>0.035936</text:p>
          </table:table-cell>
          <table:table-cell office:value-type="float" office:value="0.35984" calcext:value-type="float">
            <text:p>0.35984</text:p>
          </table:table-cell>
          <table:table-cell table:formula="of:=[15x15x15.A1247]+[15x15x15.B1247]" office:value-type="float" office:value="0.395776" calcext:value-type="float">
            <text:p>0.395776</text:p>
          </table:table-cell>
          <table:table-cell table:formula="of:=[.D$2]/([.C1247]/1000)/1000000" office:value-type="float" office:value="8.52755093790427" calcext:value-type="float">
            <text:p>8.5275509379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2368" calcext:value-type="float">
            <text:p>0.362368</text:p>
          </table:table-cell>
          <table:table-cell table:formula="of:=[15x15x15.A1248]+[15x15x15.B1248]" office:value-type="float" office:value="0.397056" calcext:value-type="float">
            <text:p>0.397056</text:p>
          </table:table-cell>
          <table:table-cell table:formula="of:=[.D$2]/([.C1248]/1000)/1000000" office:value-type="float" office:value="8.50006044487428" calcext:value-type="float">
            <text:p>8.5000604449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1152" calcext:value-type="float">
            <text:p>0.361152</text:p>
          </table:table-cell>
          <table:table-cell table:formula="of:=[15x15x15.A1249]+[15x15x15.B1249]" office:value-type="float" office:value="0.396192" calcext:value-type="float">
            <text:p>0.396192</text:p>
          </table:table-cell>
          <table:table-cell table:formula="of:=[.D$2]/([.C1249]/1000)/1000000" office:value-type="float" office:value="8.51859704385752" calcext:value-type="float">
            <text:p>8.5185970439</text:p>
          </table:table-cell>
        </table:table-row>
        <table:table-row table:style-name="ro1">
          <table:table-cell office:value-type="float" office:value="0.041696" calcext:value-type="float">
            <text:p>0.041696</text:p>
          </table:table-cell>
          <table:table-cell office:value-type="float" office:value="0.352608" calcext:value-type="float">
            <text:p>0.352608</text:p>
          </table:table-cell>
          <table:table-cell table:formula="of:=[15x15x15.A1250]+[15x15x15.B1250]" office:value-type="float" office:value="0.394304" calcext:value-type="float">
            <text:p>0.394304</text:p>
          </table:table-cell>
          <table:table-cell table:formula="of:=[.D$2]/([.C1250]/1000)/1000000" office:value-type="float" office:value="8.55938565167992" calcext:value-type="float">
            <text:p>8.5593856517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6704" calcext:value-type="float">
            <text:p>0.356704</text:p>
          </table:table-cell>
          <table:table-cell table:formula="of:=[15x15x15.A1251]+[15x15x15.B1251]" office:value-type="float" office:value="0.391712" calcext:value-type="float">
            <text:p>0.391712</text:p>
          </table:table-cell>
          <table:table-cell table:formula="of:=[.D$2]/([.C1251]/1000)/1000000" office:value-type="float" office:value="8.61602401764562" calcext:value-type="float">
            <text:p>8.6160240176</text:p>
          </table:table-cell>
        </table:table-row>
        <table:table-row table:style-name="ro1">
          <table:table-cell office:value-type="float" office:value="0.034624" calcext:value-type="float">
            <text:p>0.034624</text:p>
          </table:table-cell>
          <table:table-cell office:value-type="float" office:value="0.348416" calcext:value-type="float">
            <text:p>0.348416</text:p>
          </table:table-cell>
          <table:table-cell table:formula="of:=[15x15x15.A1252]+[15x15x15.B1252]" office:value-type="float" office:value="0.38304" calcext:value-type="float">
            <text:p>0.38304</text:p>
          </table:table-cell>
          <table:table-cell table:formula="of:=[.D$2]/([.C1252]/1000)/1000000" office:value-type="float" office:value="8.81109022556391" calcext:value-type="float">
            <text:p>8.8110902256</text:p>
          </table:table-cell>
        </table:table-row>
        <table:table-row table:style-name="ro1">
          <table:table-cell office:value-type="float" office:value="0.034048" calcext:value-type="float">
            <text:p>0.034048</text:p>
          </table:table-cell>
          <table:table-cell office:value-type="float" office:value="0.35328" calcext:value-type="float">
            <text:p>0.35328</text:p>
          </table:table-cell>
          <table:table-cell table:formula="of:=[15x15x15.A1253]+[15x15x15.B1253]" office:value-type="float" office:value="0.387328" calcext:value-type="float">
            <text:p>0.387328</text:p>
          </table:table-cell>
          <table:table-cell table:formula="of:=[.D$2]/([.C1253]/1000)/1000000" office:value-type="float" office:value="8.71354510905486" calcext:value-type="float">
            <text:p>8.7135451091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5904" calcext:value-type="float">
            <text:p>0.355904</text:p>
          </table:table-cell>
          <table:table-cell table:formula="of:=[15x15x15.A1254]+[15x15x15.B1254]" office:value-type="float" office:value="0.390624" calcext:value-type="float">
            <text:p>0.390624</text:p>
          </table:table-cell>
          <table:table-cell table:formula="of:=[.D$2]/([.C1254]/1000)/1000000" office:value-type="float" office:value="8.64002211845662" calcext:value-type="float">
            <text:p>8.6400221185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354688" calcext:value-type="float">
            <text:p>0.354688</text:p>
          </table:table-cell>
          <table:table-cell table:formula="of:=[15x15x15.A1255]+[15x15x15.B1255]" office:value-type="float" office:value="0.389088" calcext:value-type="float">
            <text:p>0.389088</text:p>
          </table:table-cell>
          <table:table-cell table:formula="of:=[.D$2]/([.C1255]/1000)/1000000" office:value-type="float" office:value="8.67413027387121" calcext:value-type="float">
            <text:p>8.6741302739</text:p>
          </table:table-cell>
        </table:table-row>
        <table:table-row table:style-name="ro1">
          <table:table-cell office:value-type="float" office:value="0.034912" calcext:value-type="float">
            <text:p>0.034912</text:p>
          </table:table-cell>
          <table:table-cell office:value-type="float" office:value="0.352416" calcext:value-type="float">
            <text:p>0.352416</text:p>
          </table:table-cell>
          <table:table-cell table:formula="of:=[15x15x15.A1256]+[15x15x15.B1256]" office:value-type="float" office:value="0.387328" calcext:value-type="float">
            <text:p>0.387328</text:p>
          </table:table-cell>
          <table:table-cell table:formula="of:=[.D$2]/([.C1256]/1000)/1000000" office:value-type="float" office:value="8.71354510905486" calcext:value-type="float">
            <text:p>8.7135451091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6352" calcext:value-type="float">
            <text:p>0.356352</text:p>
          </table:table-cell>
          <table:table-cell table:formula="of:=[15x15x15.A1257]+[15x15x15.B1257]" office:value-type="float" office:value="0.391584" calcext:value-type="float">
            <text:p>0.391584</text:p>
          </table:table-cell>
          <table:table-cell table:formula="of:=[.D$2]/([.C1257]/1000)/1000000" office:value-type="float" office:value="8.61884040205933" calcext:value-type="float">
            <text:p>8.6188404021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65248" calcext:value-type="float">
            <text:p>0.365248</text:p>
          </table:table-cell>
          <table:table-cell table:formula="of:=[15x15x15.A1258]+[15x15x15.B1258]" office:value-type="float" office:value="0.400192" calcext:value-type="float">
            <text:p>0.400192</text:p>
          </table:table-cell>
          <table:table-cell table:formula="of:=[.D$2]/([.C1258]/1000)/1000000" office:value-type="float" office:value="8.43345194306733" calcext:value-type="float">
            <text:p>8.4334519431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3568" calcext:value-type="float">
            <text:p>0.353568</text:p>
          </table:table-cell>
          <table:table-cell table:formula="of:=[15x15x15.A1259]+[15x15x15.B1259]" office:value-type="float" office:value="0.388448" calcext:value-type="float">
            <text:p>0.388448</text:p>
          </table:table-cell>
          <table:table-cell table:formula="of:=[.D$2]/([.C1259]/1000)/1000000" office:value-type="float" office:value="8.68842161627811" calcext:value-type="float">
            <text:p>8.6884216163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63968" calcext:value-type="float">
            <text:p>0.363968</text:p>
          </table:table-cell>
          <table:table-cell table:formula="of:=[15x15x15.A1260]+[15x15x15.B1260]" office:value-type="float" office:value="0.398848" calcext:value-type="float">
            <text:p>0.398848</text:p>
          </table:table-cell>
          <table:table-cell table:formula="of:=[.D$2]/([.C1260]/1000)/1000000" office:value-type="float" office:value="8.46187018613607" calcext:value-type="float">
            <text:p>8.4618701861</text:p>
          </table:table-cell>
        </table:table-row>
        <table:table-row table:style-name="ro1">
          <table:table-cell office:value-type="float" office:value="0.03968" calcext:value-type="float">
            <text:p>0.03968</text:p>
          </table:table-cell>
          <table:table-cell office:value-type="float" office:value="0.356704" calcext:value-type="float">
            <text:p>0.356704</text:p>
          </table:table-cell>
          <table:table-cell table:formula="of:=[15x15x15.A1261]+[15x15x15.B1261]" office:value-type="float" office:value="0.396384" calcext:value-type="float">
            <text:p>0.396384</text:p>
          </table:table-cell>
          <table:table-cell table:formula="of:=[.D$2]/([.C1261]/1000)/1000000" office:value-type="float" office:value="8.51447081617825" calcext:value-type="float">
            <text:p>8.5144708162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9264" calcext:value-type="float">
            <text:p>0.359264</text:p>
          </table:table-cell>
          <table:table-cell table:formula="of:=[15x15x15.A1262]+[15x15x15.B1262]" office:value-type="float" office:value="0.394624" calcext:value-type="float">
            <text:p>0.394624</text:p>
          </table:table-cell>
          <table:table-cell table:formula="of:=[.D$2]/([.C1262]/1000)/1000000" office:value-type="float" office:value="8.55244485890367" calcext:value-type="float">
            <text:p>8.5524448589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72704" calcext:value-type="float">
            <text:p>0.372704</text:p>
          </table:table-cell>
          <table:table-cell table:formula="of:=[15x15x15.A1263]+[15x15x15.B1263]" office:value-type="float" office:value="0.407424" calcext:value-type="float">
            <text:p>0.407424</text:p>
          </table:table-cell>
          <table:table-cell table:formula="of:=[.D$2]/([.C1263]/1000)/1000000" office:value-type="float" office:value="8.28375353440151" calcext:value-type="float">
            <text:p>8.2837535344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56384" calcext:value-type="float">
            <text:p>0.356384</text:p>
          </table:table-cell>
          <table:table-cell table:formula="of:=[15x15x15.A1264]+[15x15x15.B1264]" office:value-type="float" office:value="0.392064" calcext:value-type="float">
            <text:p>0.392064</text:p>
          </table:table-cell>
          <table:table-cell table:formula="of:=[.D$2]/([.C1264]/1000)/1000000" office:value-type="float" office:value="8.60828844270323" calcext:value-type="float">
            <text:p>8.6082884427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5712" calcext:value-type="float">
            <text:p>0.35712</text:p>
          </table:table-cell>
          <table:table-cell table:formula="of:=[15x15x15.A1265]+[15x15x15.B1265]" office:value-type="float" office:value="0.392768" calcext:value-type="float">
            <text:p>0.392768</text:p>
          </table:table-cell>
          <table:table-cell table:formula="of:=[.D$2]/([.C1265]/1000)/1000000" office:value-type="float" office:value="8.59285888870784" calcext:value-type="float">
            <text:p>8.5928588887</text:p>
          </table:table-cell>
        </table:table-row>
        <table:table-row table:style-name="ro1">
          <table:table-cell office:value-type="float" office:value="0.034432" calcext:value-type="float">
            <text:p>0.034432</text:p>
          </table:table-cell>
          <table:table-cell office:value-type="float" office:value="0.365536" calcext:value-type="float">
            <text:p>0.365536</text:p>
          </table:table-cell>
          <table:table-cell table:formula="of:=[15x15x15.A1266]+[15x15x15.B1266]" office:value-type="float" office:value="0.399968" calcext:value-type="float">
            <text:p>0.399968</text:p>
          </table:table-cell>
          <table:table-cell table:formula="of:=[.D$2]/([.C1266]/1000)/1000000" office:value-type="float" office:value="8.43817505400432" calcext:value-type="float">
            <text:p>8.438175054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0944" calcext:value-type="float">
            <text:p>0.350944</text:p>
          </table:table-cell>
          <table:table-cell table:formula="of:=[15x15x15.A1267]+[15x15x15.B1267]" office:value-type="float" office:value="0.386048" calcext:value-type="float">
            <text:p>0.386048</text:p>
          </table:table-cell>
          <table:table-cell table:formula="of:=[.D$2]/([.C1267]/1000)/1000000" office:value-type="float" office:value="8.74243617374005" calcext:value-type="float">
            <text:p>8.7424361737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16" calcext:value-type="float">
            <text:p>0.3616</text:p>
          </table:table-cell>
          <table:table-cell table:formula="of:=[15x15x15.A1268]+[15x15x15.B1268]" office:value-type="float" office:value="0.39664" calcext:value-type="float">
            <text:p>0.39664</text:p>
          </table:table-cell>
          <table:table-cell table:formula="of:=[.D$2]/([.C1268]/1000)/1000000" office:value-type="float" office:value="8.50897539330375" calcext:value-type="float">
            <text:p>8.5089753933</text:p>
          </table:table-cell>
        </table:table-row>
        <table:table-row table:style-name="ro1">
          <table:table-cell office:value-type="float" office:value="0.034464" calcext:value-type="float">
            <text:p>0.034464</text:p>
          </table:table-cell>
          <table:table-cell office:value-type="float" office:value="0.354784" calcext:value-type="float">
            <text:p>0.354784</text:p>
          </table:table-cell>
          <table:table-cell table:formula="of:=[15x15x15.A1269]+[15x15x15.B1269]" office:value-type="float" office:value="0.389248" calcext:value-type="float">
            <text:p>0.389248</text:p>
          </table:table-cell>
          <table:table-cell table:formula="of:=[.D$2]/([.C1269]/1000)/1000000" office:value-type="float" office:value="8.67056478132193" calcext:value-type="float">
            <text:p>8.6705647813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1808" calcext:value-type="float">
            <text:p>0.351808</text:p>
          </table:table-cell>
          <table:table-cell table:formula="of:=[15x15x15.A1270]+[15x15x15.B1270]" office:value-type="float" office:value="0.386368" calcext:value-type="float">
            <text:p>0.386368</text:p>
          </table:table-cell>
          <table:table-cell table:formula="of:=[.D$2]/([.C1270]/1000)/1000000" office:value-type="float" office:value="8.73519546132185" calcext:value-type="float">
            <text:p>8.7351954613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4496" calcext:value-type="float">
            <text:p>0.354496</text:p>
          </table:table-cell>
          <table:table-cell table:formula="of:=[15x15x15.A1271]+[15x15x15.B1271]" office:value-type="float" office:value="0.389088" calcext:value-type="float">
            <text:p>0.389088</text:p>
          </table:table-cell>
          <table:table-cell table:formula="of:=[.D$2]/([.C1271]/1000)/1000000" office:value-type="float" office:value="8.67413027387121" calcext:value-type="float">
            <text:p>8.6741302739</text:p>
          </table:table-cell>
        </table:table-row>
        <table:table-row table:style-name="ro1">
          <table:table-cell office:value-type="float" office:value="0.03536" calcext:value-type="float">
            <text:p>0.03536</text:p>
          </table:table-cell>
          <table:table-cell office:value-type="float" office:value="0.359136" calcext:value-type="float">
            <text:p>0.359136</text:p>
          </table:table-cell>
          <table:table-cell table:formula="of:=[15x15x15.A1272]+[15x15x15.B1272]" office:value-type="float" office:value="0.394496" calcext:value-type="float">
            <text:p>0.394496</text:p>
          </table:table-cell>
          <table:table-cell table:formula="of:=[.D$2]/([.C1272]/1000)/1000000" office:value-type="float" office:value="8.5552198247891" calcext:value-type="float">
            <text:p>8.5552198248</text:p>
          </table:table-cell>
        </table:table-row>
        <table:table-row table:style-name="ro1">
          <table:table-cell office:value-type="float" office:value="0.03568" calcext:value-type="float">
            <text:p>0.03568</text:p>
          </table:table-cell>
          <table:table-cell office:value-type="float" office:value="0.36208" calcext:value-type="float">
            <text:p>0.36208</text:p>
          </table:table-cell>
          <table:table-cell table:formula="of:=[15x15x15.A1273]+[15x15x15.B1273]" office:value-type="float" office:value="0.39776" calcext:value-type="float">
            <text:p>0.39776</text:p>
          </table:table-cell>
          <table:table-cell table:formula="of:=[.D$2]/([.C1273]/1000)/1000000" office:value-type="float" office:value="8.48501609010459" calcext:value-type="float">
            <text:p>8.4850160901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8944" calcext:value-type="float">
            <text:p>0.358944</text:p>
          </table:table-cell>
          <table:table-cell table:formula="of:=[15x15x15.A1274]+[15x15x15.B1274]" office:value-type="float" office:value="0.393952" calcext:value-type="float">
            <text:p>0.393952</text:p>
          </table:table-cell>
          <table:table-cell table:formula="of:=[.D$2]/([.C1274]/1000)/1000000" office:value-type="float" office:value="8.56703354723418" calcext:value-type="float">
            <text:p>8.5670335472</text:p>
          </table:table-cell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0.354976" calcext:value-type="float">
            <text:p>0.354976</text:p>
          </table:table-cell>
          <table:table-cell table:formula="of:=[15x15x15.A1275]+[15x15x15.B1275]" office:value-type="float" office:value="0.389248" calcext:value-type="float">
            <text:p>0.389248</text:p>
          </table:table-cell>
          <table:table-cell table:formula="of:=[.D$2]/([.C1275]/1000)/1000000" office:value-type="float" office:value="8.67056478132194" calcext:value-type="float">
            <text:p>8.6705647813</text:p>
          </table:table-cell>
        </table:table-row>
        <table:table-row table:style-name="ro1">
          <table:table-cell office:value-type="float" office:value="0.035616" calcext:value-type="float">
            <text:p>0.035616</text:p>
          </table:table-cell>
          <table:table-cell office:value-type="float" office:value="0.356032" calcext:value-type="float">
            <text:p>0.356032</text:p>
          </table:table-cell>
          <table:table-cell table:formula="of:=[15x15x15.A1276]+[15x15x15.B1276]" office:value-type="float" office:value="0.391648" calcext:value-type="float">
            <text:p>0.391648</text:p>
          </table:table-cell>
          <table:table-cell table:formula="of:=[.D$2]/([.C1276]/1000)/1000000" office:value-type="float" office:value="8.61743197973691" calcext:value-type="float">
            <text:p>8.6174319797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65632" calcext:value-type="float">
            <text:p>0.365632</text:p>
          </table:table-cell>
          <table:table-cell table:formula="of:=[15x15x15.A1277]+[15x15x15.B1277]" office:value-type="float" office:value="0.400704" calcext:value-type="float">
            <text:p>0.400704</text:p>
          </table:table-cell>
          <table:table-cell table:formula="of:=[.D$2]/([.C1277]/1000)/1000000" office:value-type="float" office:value="8.42267609008146" calcext:value-type="float">
            <text:p>8.4226760901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62208" calcext:value-type="float">
            <text:p>0.362208</text:p>
          </table:table-cell>
          <table:table-cell table:formula="of:=[15x15x15.A1278]+[15x15x15.B1278]" office:value-type="float" office:value="0.397856" calcext:value-type="float">
            <text:p>0.397856</text:p>
          </table:table-cell>
          <table:table-cell table:formula="of:=[.D$2]/([.C1278]/1000)/1000000" office:value-type="float" office:value="8.48296871229792" calcext:value-type="float">
            <text:p>8.4829687123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3408" calcext:value-type="float">
            <text:p>0.353408</text:p>
          </table:table-cell>
          <table:table-cell table:formula="of:=[15x15x15.A1279]+[15x15x15.B1279]" office:value-type="float" office:value="0.388512" calcext:value-type="float">
            <text:p>0.388512</text:p>
          </table:table-cell>
          <table:table-cell table:formula="of:=[.D$2]/([.C1279]/1000)/1000000" office:value-type="float" office:value="8.68699036323202" calcext:value-type="float">
            <text:p>8.6869903632</text:p>
          </table:table-cell>
        </table:table-row>
        <table:table-row table:style-name="ro1">
          <table:table-cell office:value-type="float" office:value="0.035072" calcext:value-type="float">
            <text:p>0.035072</text:p>
          </table:table-cell>
          <table:table-cell office:value-type="float" office:value="0.355968" calcext:value-type="float">
            <text:p>0.355968</text:p>
          </table:table-cell>
          <table:table-cell table:formula="of:=[15x15x15.A1280]+[15x15x15.B1280]" office:value-type="float" office:value="0.39104" calcext:value-type="float">
            <text:p>0.39104</text:p>
          </table:table-cell>
          <table:table-cell table:formula="of:=[.D$2]/([.C1280]/1000)/1000000" office:value-type="float" office:value="8.63083060556465" calcext:value-type="float">
            <text:p>8.6308306056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888" calcext:value-type="float">
            <text:p>0.35888</text:p>
          </table:table-cell>
          <table:table-cell table:formula="of:=[15x15x15.A1281]+[15x15x15.B1281]" office:value-type="float" office:value="0.393728" calcext:value-type="float">
            <text:p>0.393728</text:p>
          </table:table-cell>
          <table:table-cell table:formula="of:=[.D$2]/([.C1281]/1000)/1000000" office:value-type="float" office:value="8.57190750975293" calcext:value-type="float">
            <text:p>8.5719075098</text:p>
          </table:table-cell>
        </table:table-row>
        <table:table-row table:style-name="ro1">
          <table:table-cell office:value-type="float" office:value="0.035488" calcext:value-type="float">
            <text:p>0.035488</text:p>
          </table:table-cell>
          <table:table-cell office:value-type="float" office:value="0.365504" calcext:value-type="float">
            <text:p>0.365504</text:p>
          </table:table-cell>
          <table:table-cell table:formula="of:=[15x15x15.A1282]+[15x15x15.B1282]" office:value-type="float" office:value="0.400992" calcext:value-type="float">
            <text:p>0.400992</text:p>
          </table:table-cell>
          <table:table-cell table:formula="of:=[.D$2]/([.C1282]/1000)/1000000" office:value-type="float" office:value="8.41662676562126" calcext:value-type="float">
            <text:p>8.4166267656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6832" calcext:value-type="float">
            <text:p>0.36832</text:p>
          </table:table-cell>
          <table:table-cell table:formula="of:=[15x15x15.A1283]+[15x15x15.B1283]" office:value-type="float" office:value="0.403648" calcext:value-type="float">
            <text:p>0.403648</text:p>
          </table:table-cell>
          <table:table-cell table:formula="of:=[.D$2]/([.C1283]/1000)/1000000" office:value-type="float" office:value="8.36124544157286" calcext:value-type="float">
            <text:p>8.3612454416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77344" calcext:value-type="float">
            <text:p>0.377344</text:p>
          </table:table-cell>
          <table:table-cell table:formula="of:=[15x15x15.A1284]+[15x15x15.B1284]" office:value-type="float" office:value="0.412352" calcext:value-type="float">
            <text:p>0.412352</text:p>
          </table:table-cell>
          <table:table-cell table:formula="of:=[.D$2]/([.C1284]/1000)/1000000" office:value-type="float" office:value="8.18475477262145" calcext:value-type="float">
            <text:p>8.1847547726</text:p>
          </table:table-cell>
        </table:table-row>
        <table:table-row table:style-name="ro1">
          <table:table-cell office:value-type="float" office:value="0.034944" calcext:value-type="float">
            <text:p>0.034944</text:p>
          </table:table-cell>
          <table:table-cell office:value-type="float" office:value="0.352384" calcext:value-type="float">
            <text:p>0.352384</text:p>
          </table:table-cell>
          <table:table-cell table:formula="of:=[15x15x15.A1285]+[15x15x15.B1285]" office:value-type="float" office:value="0.387328" calcext:value-type="float">
            <text:p>0.387328</text:p>
          </table:table-cell>
          <table:table-cell table:formula="of:=[.D$2]/([.C1285]/1000)/1000000" office:value-type="float" office:value="8.71354510905486" calcext:value-type="float">
            <text:p>8.7135451091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63648" calcext:value-type="float">
            <text:p>0.363648</text:p>
          </table:table-cell>
          <table:table-cell table:formula="of:=[15x15x15.A1286]+[15x15x15.B1286]" office:value-type="float" office:value="0.398944" calcext:value-type="float">
            <text:p>0.398944</text:p>
          </table:table-cell>
          <table:table-cell table:formula="of:=[.D$2]/([.C1286]/1000)/1000000" office:value-type="float" office:value="8.45983396165878" calcext:value-type="float">
            <text:p>8.4598339617</text:p>
          </table:table-cell>
        </table:table-row>
        <table:table-row table:style-name="ro1">
          <table:table-cell office:value-type="float" office:value="0.041248" calcext:value-type="float">
            <text:p>0.041248</text:p>
          </table:table-cell>
          <table:table-cell office:value-type="float" office:value="0.3648" calcext:value-type="float">
            <text:p>0.3648</text:p>
          </table:table-cell>
          <table:table-cell table:formula="of:=[15x15x15.A1287]+[15x15x15.B1287]" office:value-type="float" office:value="0.406048" calcext:value-type="float">
            <text:p>0.406048</text:p>
          </table:table-cell>
          <table:table-cell table:formula="of:=[.D$2]/([.C1287]/1000)/1000000" office:value-type="float" office:value="8.31182520293167" calcext:value-type="float">
            <text:p>8.3118252029</text:p>
          </table:table-cell>
        </table:table-row>
        <table:table-row table:style-name="ro1">
          <table:table-cell office:value-type="float" office:value="0.03472" calcext:value-type="float">
            <text:p>0.03472</text:p>
          </table:table-cell>
          <table:table-cell office:value-type="float" office:value="0.354784" calcext:value-type="float">
            <text:p>0.354784</text:p>
          </table:table-cell>
          <table:table-cell table:formula="of:=[15x15x15.A1288]+[15x15x15.B1288]" office:value-type="float" office:value="0.389504" calcext:value-type="float">
            <text:p>0.389504</text:p>
          </table:table-cell>
          <table:table-cell table:formula="of:=[.D$2]/([.C1288]/1000)/1000000" office:value-type="float" office:value="8.66486608609925" calcext:value-type="float">
            <text:p>8.6648660861</text:p>
          </table:table-cell>
        </table:table-row>
        <table:table-row table:style-name="ro1">
          <table:table-cell office:value-type="float" office:value="0.034496" calcext:value-type="float">
            <text:p>0.034496</text:p>
          </table:table-cell>
          <table:table-cell office:value-type="float" office:value="0.35664" calcext:value-type="float">
            <text:p>0.35664</text:p>
          </table:table-cell>
          <table:table-cell table:formula="of:=[15x15x15.A1289]+[15x15x15.B1289]" office:value-type="float" office:value="0.391136" calcext:value-type="float">
            <text:p>0.391136</text:p>
          </table:table-cell>
          <table:table-cell table:formula="of:=[.D$2]/([.C1289]/1000)/1000000" office:value-type="float" office:value="8.62871226376503" calcext:value-type="float">
            <text:p>8.6287122638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63072" calcext:value-type="float">
            <text:p>0.363072</text:p>
          </table:table-cell>
          <table:table-cell table:formula="of:=[15x15x15.A1290]+[15x15x15.B1290]" office:value-type="float" office:value="0.398048" calcext:value-type="float">
            <text:p>0.398048</text:p>
          </table:table-cell>
          <table:table-cell table:formula="of:=[.D$2]/([.C1290]/1000)/1000000" office:value-type="float" office:value="8.47887691936651" calcext:value-type="float">
            <text:p>8.4788769194</text:p>
          </table:table-cell>
        </table:table-row>
        <table:table-row table:style-name="ro1">
          <table:table-cell office:value-type="float" office:value="0.034752" calcext:value-type="float">
            <text:p>0.034752</text:p>
          </table:table-cell>
          <table:table-cell office:value-type="float" office:value="0.3616" calcext:value-type="float">
            <text:p>0.3616</text:p>
          </table:table-cell>
          <table:table-cell table:formula="of:=[15x15x15.A1291]+[15x15x15.B1291]" office:value-type="float" office:value="0.396352" calcext:value-type="float">
            <text:p>0.396352</text:p>
          </table:table-cell>
          <table:table-cell table:formula="of:=[.D$2]/([.C1291]/1000)/1000000" office:value-type="float" office:value="8.51515824317778" calcext:value-type="float">
            <text:p>8.5151582432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48736" calcext:value-type="float">
            <text:p>0.348736</text:p>
          </table:table-cell>
          <table:table-cell table:formula="of:=[15x15x15.A1292]+[15x15x15.B1292]" office:value-type="float" office:value="0.383744" calcext:value-type="float">
            <text:p>0.383744</text:p>
          </table:table-cell>
          <table:table-cell table:formula="of:=[.D$2]/([.C1292]/1000)/1000000" office:value-type="float" office:value="8.7949257838559" calcext:value-type="float">
            <text:p>8.7949257839</text:p>
          </table:table-cell>
        </table:table-row>
        <table:table-row table:style-name="ro1">
          <table:table-cell office:value-type="float" office:value="0.037792" calcext:value-type="float">
            <text:p>0.037792</text:p>
          </table:table-cell>
          <table:table-cell office:value-type="float" office:value="0.360928" calcext:value-type="float">
            <text:p>0.360928</text:p>
          </table:table-cell>
          <table:table-cell table:formula="of:=[15x15x15.A1293]+[15x15x15.B1293]" office:value-type="float" office:value="0.39872" calcext:value-type="float">
            <text:p>0.39872</text:p>
          </table:table-cell>
          <table:table-cell table:formula="of:=[.D$2]/([.C1293]/1000)/1000000" office:value-type="float" office:value="8.46458667736758" calcext:value-type="float">
            <text:p>8.4645866774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2496" calcext:value-type="float">
            <text:p>0.362496</text:p>
          </table:table-cell>
          <table:table-cell table:formula="of:=[15x15x15.A1294]+[15x15x15.B1294]" office:value-type="float" office:value="0.397344" calcext:value-type="float">
            <text:p>0.397344</text:p>
          </table:table-cell>
          <table:table-cell table:formula="of:=[.D$2]/([.C1294]/1000)/1000000" office:value-type="float" office:value="8.49389949263107" calcext:value-type="float">
            <text:p>8.4938994926</text:p>
          </table:table-cell>
        </table:table-row>
        <table:table-row table:style-name="ro1">
          <table:table-cell office:value-type="float" office:value="0.03488" calcext:value-type="float">
            <text:p>0.03488</text:p>
          </table:table-cell>
          <table:table-cell office:value-type="float" office:value="0.358624" calcext:value-type="float">
            <text:p>0.358624</text:p>
          </table:table-cell>
          <table:table-cell table:formula="of:=[15x15x15.A1295]+[15x15x15.B1295]" office:value-type="float" office:value="0.393504" calcext:value-type="float">
            <text:p>0.393504</text:p>
          </table:table-cell>
          <table:table-cell table:formula="of:=[.D$2]/([.C1295]/1000)/1000000" office:value-type="float" office:value="8.57678702122469" calcext:value-type="float">
            <text:p>8.5767870212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4688" calcext:value-type="float">
            <text:p>0.354688</text:p>
          </table:table-cell>
          <table:table-cell table:formula="of:=[15x15x15.A1296]+[15x15x15.B1296]" office:value-type="float" office:value="0.39008" calcext:value-type="float">
            <text:p>0.39008</text:p>
          </table:table-cell>
          <table:table-cell table:formula="of:=[.D$2]/([.C1296]/1000)/1000000" office:value-type="float" office:value="8.65207136997539" calcext:value-type="float">
            <text:p>8.65207137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4208" calcext:value-type="float">
            <text:p>0.354208</text:p>
          </table:table-cell>
          <table:table-cell table:formula="of:=[15x15x15.A1297]+[15x15x15.B1297]" office:value-type="float" office:value="0.389536" calcext:value-type="float">
            <text:p>0.389536</text:p>
          </table:table-cell>
          <table:table-cell table:formula="of:=[.D$2]/([.C1297]/1000)/1000000" office:value-type="float" office:value="8.6641542758564" calcext:value-type="float">
            <text:p>8.6641542759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7888" calcext:value-type="float">
            <text:p>0.357888</text:p>
          </table:table-cell>
          <table:table-cell table:formula="of:=[15x15x15.A1298]+[15x15x15.B1298]" office:value-type="float" office:value="0.393088" calcext:value-type="float">
            <text:p>0.393088</text:p>
          </table:table-cell>
          <table:table-cell table:formula="of:=[.D$2]/([.C1298]/1000)/1000000" office:value-type="float" office:value="8.58586372517095" calcext:value-type="float">
            <text:p>8.5858637252</text:p>
          </table:table-cell>
        </table:table-row>
        <table:table-row table:style-name="ro1">
          <table:table-cell office:value-type="float" office:value="0.035008" calcext:value-type="float">
            <text:p>0.035008</text:p>
          </table:table-cell>
          <table:table-cell office:value-type="float" office:value="0.356768" calcext:value-type="float">
            <text:p>0.356768</text:p>
          </table:table-cell>
          <table:table-cell table:formula="of:=[15x15x15.A1299]+[15x15x15.B1299]" office:value-type="float" office:value="0.391776" calcext:value-type="float">
            <text:p>0.391776</text:p>
          </table:table-cell>
          <table:table-cell table:formula="of:=[.D$2]/([.C1299]/1000)/1000000" office:value-type="float" office:value="8.61461651555991" calcext:value-type="float">
            <text:p>8.6146165156</text:p>
          </table:table-cell>
        </table:table-row>
        <table:table-row table:style-name="ro1">
          <table:table-cell office:value-type="float" office:value="0.034592" calcext:value-type="float">
            <text:p>0.034592</text:p>
          </table:table-cell>
          <table:table-cell office:value-type="float" office:value="0.354848" calcext:value-type="float">
            <text:p>0.354848</text:p>
          </table:table-cell>
          <table:table-cell table:formula="of:=[15x15x15.A1300]+[15x15x15.B1300]" office:value-type="float" office:value="0.38944" calcext:value-type="float">
            <text:p>0.38944</text:p>
          </table:table-cell>
          <table:table-cell table:formula="of:=[.D$2]/([.C1300]/1000)/1000000" office:value-type="float" office:value="8.66629005751849" calcext:value-type="float">
            <text:p>8.6662900575</text:p>
          </table:table-cell>
        </table:table-row>
        <table:table-row table:style-name="ro1">
          <table:table-cell office:value-type="float" office:value="0.035584" calcext:value-type="float">
            <text:p>0.035584</text:p>
          </table:table-cell>
          <table:table-cell office:value-type="float" office:value="0.353728" calcext:value-type="float">
            <text:p>0.353728</text:p>
          </table:table-cell>
          <table:table-cell table:formula="of:=[15x15x15.A1301]+[15x15x15.B1301]" office:value-type="float" office:value="0.389312" calcext:value-type="float">
            <text:p>0.389312</text:p>
          </table:table-cell>
          <table:table-cell table:formula="of:=[.D$2]/([.C1301]/1000)/1000000" office:value-type="float" office:value="8.6691394048989" calcext:value-type="float">
            <text:p>8.6691394049</text:p>
          </table:table-cell>
        </table:table-row>
        <table:table-row table:style-name="ro1">
          <table:table-cell office:value-type="float" office:value="0.035328" calcext:value-type="float">
            <text:p>0.035328</text:p>
          </table:table-cell>
          <table:table-cell office:value-type="float" office:value="0.355648" calcext:value-type="float">
            <text:p>0.355648</text:p>
          </table:table-cell>
          <table:table-cell table:formula="of:=[15x15x15.A1302]+[15x15x15.B1302]" office:value-type="float" office:value="0.390976" calcext:value-type="float">
            <text:p>0.390976</text:p>
          </table:table-cell>
          <table:table-cell table:formula="of:=[.D$2]/([.C1302]/1000)/1000000" office:value-type="float" office:value="8.63224341136029" calcext:value-type="float">
            <text:p>8.6322434114</text:p>
          </table:table-cell>
        </table:table-row>
        <table:table-row table:style-name="ro1">
          <table:table-cell office:value-type="float" office:value="0.035104" calcext:value-type="float">
            <text:p>0.035104</text:p>
          </table:table-cell>
          <table:table-cell office:value-type="float" office:value="0.356128" calcext:value-type="float">
            <text:p>0.356128</text:p>
          </table:table-cell>
          <table:table-cell table:formula="of:=[15x15x15.A1303]+[15x15x15.B1303]" office:value-type="float" office:value="0.391232" calcext:value-type="float">
            <text:p>0.391232</text:p>
          </table:table-cell>
          <table:table-cell table:formula="of:=[.D$2]/([.C1303]/1000)/1000000" office:value-type="float" office:value="8.62659496155734" calcext:value-type="float">
            <text:p>8.6265949616</text:p>
          </table:table-cell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350784" calcext:value-type="float">
            <text:p>0.350784</text:p>
          </table:table-cell>
          <table:table-cell table:formula="of:=[15x15x15.A1304]+[15x15x15.B1304]" office:value-type="float" office:value="0.38576" calcext:value-type="float">
            <text:p>0.38576</text:p>
          </table:table-cell>
          <table:table-cell table:formula="of:=[.D$2]/([.C1304]/1000)/1000000" office:value-type="float" office:value="8.74896308585649" calcext:value-type="float">
            <text:p>8.7489630859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8608" calcext:value-type="float">
            <text:p>0.368608</text:p>
          </table:table-cell>
          <table:table-cell table:formula="of:=[15x15x15.A1305]+[15x15x15.B1305]" office:value-type="float" office:value="0.403456" calcext:value-type="float">
            <text:p>0.403456</text:p>
          </table:table-cell>
          <table:table-cell table:formula="of:=[.D$2]/([.C1305]/1000)/1000000" office:value-type="float" office:value="8.3652244606599" calcext:value-type="float">
            <text:p>8.3652244607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328" calcext:value-type="float">
            <text:p>0.35328</text:p>
          </table:table-cell>
          <table:table-cell table:formula="of:=[15x15x15.A1306]+[15x15x15.B1306]" office:value-type="float" office:value="0.38848" calcext:value-type="float">
            <text:p>0.38848</text:p>
          </table:table-cell>
          <table:table-cell table:formula="of:=[.D$2]/([.C1306]/1000)/1000000" office:value-type="float" office:value="8.68770593080725" calcext:value-type="float">
            <text:p>8.6877059308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2832" calcext:value-type="float">
            <text:p>0.352832</text:p>
          </table:table-cell>
          <table:table-cell table:formula="of:=[15x15x15.A1307]+[15x15x15.B1307]" office:value-type="float" office:value="0.387392" calcext:value-type="float">
            <text:p>0.387392</text:p>
          </table:table-cell>
          <table:table-cell table:formula="of:=[.D$2]/([.C1307]/1000)/1000000" office:value-type="float" office:value="8.7121055674872" calcext:value-type="float">
            <text:p>8.7121055675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456" calcext:value-type="float">
            <text:p>0.35456</text:p>
          </table:table-cell>
          <table:table-cell table:formula="of:=[15x15x15.A1308]+[15x15x15.B1308]" office:value-type="float" office:value="0.389408" calcext:value-type="float">
            <text:p>0.389408</text:p>
          </table:table-cell>
          <table:table-cell table:formula="of:=[.D$2]/([.C1308]/1000)/1000000" office:value-type="float" office:value="8.66700221875257" calcext:value-type="float">
            <text:p>8.6670022188</text:p>
          </table:table-cell>
        </table:table-row>
        <table:table-row table:style-name="ro1">
          <table:table-cell office:value-type="float" office:value="0.03552" calcext:value-type="float">
            <text:p>0.03552</text:p>
          </table:table-cell>
          <table:table-cell office:value-type="float" office:value="0.358432" calcext:value-type="float">
            <text:p>0.358432</text:p>
          </table:table-cell>
          <table:table-cell table:formula="of:=[15x15x15.A1309]+[15x15x15.B1309]" office:value-type="float" office:value="0.393952" calcext:value-type="float">
            <text:p>0.393952</text:p>
          </table:table-cell>
          <table:table-cell table:formula="of:=[.D$2]/([.C1309]/1000)/1000000" office:value-type="float" office:value="8.56703354723418" calcext:value-type="float">
            <text:p>8.5670335472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69056" calcext:value-type="float">
            <text:p>0.369056</text:p>
          </table:table-cell>
          <table:table-cell table:formula="of:=[15x15x15.A1310]+[15x15x15.B1310]" office:value-type="float" office:value="0.403744" calcext:value-type="float">
            <text:p>0.403744</text:p>
          </table:table-cell>
          <table:table-cell table:formula="of:=[.D$2]/([.C1310]/1000)/1000000" office:value-type="float" office:value="8.35925735119284" calcext:value-type="float">
            <text:p>8.3592573512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296" calcext:value-type="float">
            <text:p>0.35296</text:p>
          </table:table-cell>
          <table:table-cell table:formula="of:=[15x15x15.A1311]+[15x15x15.B1311]" office:value-type="float" office:value="0.387808" calcext:value-type="float">
            <text:p>0.387808</text:p>
          </table:table-cell>
          <table:table-cell table:formula="of:=[.D$2]/([.C1311]/1000)/1000000" office:value-type="float" office:value="8.70276012872349" calcext:value-type="float">
            <text:p>8.7027601287</text:p>
          </table:table-cell>
        </table:table-row>
        <table:table-row table:style-name="ro1">
          <table:table-cell office:value-type="float" office:value="0.034272" calcext:value-type="float">
            <text:p>0.034272</text:p>
          </table:table-cell>
          <table:table-cell office:value-type="float" office:value="0.367168" calcext:value-type="float">
            <text:p>0.367168</text:p>
          </table:table-cell>
          <table:table-cell table:formula="of:=[15x15x15.A1312]+[15x15x15.B1312]" office:value-type="float" office:value="0.40144" calcext:value-type="float">
            <text:p>0.40144</text:p>
          </table:table-cell>
          <table:table-cell table:formula="of:=[.D$2]/([.C1312]/1000)/1000000" office:value-type="float" office:value="8.40723395775209" calcext:value-type="float">
            <text:p>8.4072339578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53568" calcext:value-type="float">
            <text:p>0.353568</text:p>
          </table:table-cell>
          <table:table-cell table:formula="of:=[15x15x15.A1313]+[15x15x15.B1313]" office:value-type="float" office:value="0.388416" calcext:value-type="float">
            <text:p>0.388416</text:p>
          </table:table-cell>
          <table:table-cell table:formula="of:=[.D$2]/([.C1313]/1000)/1000000" office:value-type="float" office:value="8.68913741967375" calcext:value-type="float">
            <text:p>8.6891374197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064" calcext:value-type="float">
            <text:p>0.36064</text:p>
          </table:table-cell>
          <table:table-cell table:formula="of:=[15x15x15.A1314]+[15x15x15.B1314]" office:value-type="float" office:value="0.39568" calcext:value-type="float">
            <text:p>0.39568</text:p>
          </table:table-cell>
          <table:table-cell table:formula="of:=[.D$2]/([.C1314]/1000)/1000000" office:value-type="float" office:value="8.52961989486454" calcext:value-type="float">
            <text:p>8.5296198949</text:p>
          </table:table-cell>
        </table:table-row>
        <table:table-row table:style-name="ro1">
          <table:table-cell office:value-type="float" office:value="0.034368" calcext:value-type="float">
            <text:p>0.034368</text:p>
          </table:table-cell>
          <table:table-cell office:value-type="float" office:value="0.360032" calcext:value-type="float">
            <text:p>0.360032</text:p>
          </table:table-cell>
          <table:table-cell table:formula="of:=[15x15x15.A1315]+[15x15x15.B1315]" office:value-type="float" office:value="0.3944" calcext:value-type="float">
            <text:p>0.3944</text:p>
          </table:table-cell>
          <table:table-cell table:formula="of:=[.D$2]/([.C1315]/1000)/1000000" office:value-type="float" office:value="8.55730223123732" calcext:value-type="float">
            <text:p>8.5573022312</text:p>
          </table:table-cell>
        </table:table-row>
        <table:table-row table:style-name="ro1">
          <table:table-cell office:value-type="float" office:value="0.035232" calcext:value-type="float">
            <text:p>0.035232</text:p>
          </table:table-cell>
          <table:table-cell office:value-type="float" office:value="0.351712" calcext:value-type="float">
            <text:p>0.351712</text:p>
          </table:table-cell>
          <table:table-cell table:formula="of:=[15x15x15.A1316]+[15x15x15.B1316]" office:value-type="float" office:value="0.386944" calcext:value-type="float">
            <text:p>0.386944</text:p>
          </table:table-cell>
          <table:table-cell table:formula="of:=[.D$2]/([.C1316]/1000)/1000000" office:value-type="float" office:value="8.72219235858419" calcext:value-type="float">
            <text:p>8.7221923586</text:p>
          </table:table-cell>
        </table:table-row>
        <table:table-row table:style-name="ro1">
          <table:table-cell office:value-type="float" office:value="0.035168" calcext:value-type="float">
            <text:p>0.035168</text:p>
          </table:table-cell>
          <table:table-cell office:value-type="float" office:value="0.351552" calcext:value-type="float">
            <text:p>0.351552</text:p>
          </table:table-cell>
          <table:table-cell table:formula="of:=[15x15x15.A1317]+[15x15x15.B1317]" office:value-type="float" office:value="0.38672" calcext:value-type="float">
            <text:p>0.38672</text:p>
          </table:table-cell>
          <table:table-cell table:formula="of:=[.D$2]/([.C1317]/1000)/1000000" office:value-type="float" office:value="8.72724451799752" calcext:value-type="float">
            <text:p>8.727244518</text:p>
          </table:table-cell>
        </table:table-row>
        <table:table-row table:style-name="ro1">
          <table:table-cell office:value-type="float" office:value="0.034688" calcext:value-type="float">
            <text:p>0.034688</text:p>
          </table:table-cell>
          <table:table-cell office:value-type="float" office:value="0.356832" calcext:value-type="float">
            <text:p>0.356832</text:p>
          </table:table-cell>
          <table:table-cell table:formula="of:=[15x15x15.A1318]+[15x15x15.B1318]" office:value-type="float" office:value="0.39152" calcext:value-type="float">
            <text:p>0.39152</text:p>
          </table:table-cell>
          <table:table-cell table:formula="of:=[.D$2]/([.C1318]/1000)/1000000" office:value-type="float" office:value="8.62024928483858" calcext:value-type="float">
            <text:p>8.6202492848</text:p>
          </table:table-cell>
        </table:table-row>
        <table:table-row table:style-name="ro1">
          <table:table-cell office:value-type="float" office:value="0.035776" calcext:value-type="float">
            <text:p>0.035776</text:p>
          </table:table-cell>
          <table:table-cell office:value-type="float" office:value="0.365376" calcext:value-type="float">
            <text:p>0.365376</text:p>
          </table:table-cell>
          <table:table-cell table:formula="of:=[15x15x15.A1319]+[15x15x15.B1319]" office:value-type="float" office:value="0.401152" calcext:value-type="float">
            <text:p>0.401152</text:p>
          </table:table-cell>
          <table:table-cell table:formula="of:=[.D$2]/([.C1319]/1000)/1000000" office:value-type="float" office:value="8.41326978302489" calcext:value-type="float">
            <text:p>8.413269783</text:p>
          </table:table-cell>
        </table:table-row>
        <table:table-row table:style-name="ro1">
          <table:table-cell office:value-type="float" office:value="0.036064" calcext:value-type="float">
            <text:p>0.036064</text:p>
          </table:table-cell>
          <table:table-cell office:value-type="float" office:value="0.360672" calcext:value-type="float">
            <text:p>0.360672</text:p>
          </table:table-cell>
          <table:table-cell table:formula="of:=[15x15x15.A1320]+[15x15x15.B1320]" office:value-type="float" office:value="0.396736" calcext:value-type="float">
            <text:p>0.396736</text:p>
          </table:table-cell>
          <table:table-cell table:formula="of:=[.D$2]/([.C1320]/1000)/1000000" office:value-type="float" office:value="8.50691643813518" calcext:value-type="float">
            <text:p>8.5069164381</text:p>
          </table:table-cell>
        </table:table-row>
        <table:table-row table:style-name="ro1">
          <table:table-cell office:value-type="float" office:value="0.035552" calcext:value-type="float">
            <text:p>0.035552</text:p>
          </table:table-cell>
          <table:table-cell office:value-type="float" office:value="0.362176" calcext:value-type="float">
            <text:p>0.362176</text:p>
          </table:table-cell>
          <table:table-cell table:formula="of:=[15x15x15.A1321]+[15x15x15.B1321]" office:value-type="float" office:value="0.397728" calcext:value-type="float">
            <text:p>0.397728</text:p>
          </table:table-cell>
          <table:table-cell table:formula="of:=[.D$2]/([.C1321]/1000)/1000000" office:value-type="float" office:value="8.48569876900797" calcext:value-type="float">
            <text:p>8.485698769</text:p>
          </table:table-cell>
        </table:table-row>
        <table:table-row table:style-name="ro1">
          <table:table-cell office:value-type="float" office:value="0.035296" calcext:value-type="float">
            <text:p>0.035296</text:p>
          </table:table-cell>
          <table:table-cell office:value-type="float" office:value="0.359584" calcext:value-type="float">
            <text:p>0.359584</text:p>
          </table:table-cell>
          <table:table-cell table:formula="of:=[15x15x15.A1322]+[15x15x15.B1322]" office:value-type="float" office:value="0.39488" calcext:value-type="float">
            <text:p>0.39488</text:p>
          </table:table-cell>
          <table:table-cell table:formula="of:=[.D$2]/([.C1322]/1000)/1000000" office:value-type="float" office:value="8.54690032414911" calcext:value-type="float">
            <text:p>8.5469003241</text:p>
          </table:table-cell>
        </table:table-row>
        <table:table-row table:style-name="ro1">
          <table:table-cell office:value-type="float" office:value="0.039584" calcext:value-type="float">
            <text:p>0.039584</text:p>
          </table:table-cell>
          <table:table-cell office:value-type="float" office:value="0.355936" calcext:value-type="float">
            <text:p>0.355936</text:p>
          </table:table-cell>
          <table:table-cell table:formula="of:=[15x15x15.A1323]+[15x15x15.B1323]" office:value-type="float" office:value="0.39552" calcext:value-type="float">
            <text:p>0.39552</text:p>
          </table:table-cell>
          <table:table-cell table:formula="of:=[.D$2]/([.C1323]/1000)/1000000" office:value-type="float" office:value="8.53307038834952" calcext:value-type="float">
            <text:p>8.5330703883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2592" calcext:value-type="float">
            <text:p>0.362592</text:p>
          </table:table-cell>
          <table:table-cell table:formula="of:=[15x15x15.A1324]+[15x15x15.B1324]" office:value-type="float" office:value="0.39744" calcext:value-type="float">
            <text:p>0.39744</text:p>
          </table:table-cell>
          <table:table-cell table:formula="of:=[.D$2]/([.C1324]/1000)/1000000" office:value-type="float" office:value="8.49184782608696" calcext:value-type="float">
            <text:p>8.4918478261</text:p>
          </table:table-cell>
        </table:table-row>
        <table:table-row table:style-name="ro1">
          <table:table-cell office:value-type="float" office:value="0.035392" calcext:value-type="float">
            <text:p>0.035392</text:p>
          </table:table-cell>
          <table:table-cell office:value-type="float" office:value="0.355648" calcext:value-type="float">
            <text:p>0.355648</text:p>
          </table:table-cell>
          <table:table-cell table:formula="of:=[15x15x15.A1325]+[15x15x15.B1325]" office:value-type="float" office:value="0.39104" calcext:value-type="float">
            <text:p>0.39104</text:p>
          </table:table-cell>
          <table:table-cell table:formula="of:=[.D$2]/([.C1325]/1000)/1000000" office:value-type="float" office:value="8.63083060556465" calcext:value-type="float">
            <text:p>8.6308306056</text:p>
          </table:table-cell>
        </table:table-row>
        <table:table-row table:style-name="ro1">
          <table:table-cell office:value-type="float" office:value="0.035648" calcext:value-type="float">
            <text:p>0.035648</text:p>
          </table:table-cell>
          <table:table-cell office:value-type="float" office:value="0.367392" calcext:value-type="float">
            <text:p>0.367392</text:p>
          </table:table-cell>
          <table:table-cell table:formula="of:=[15x15x15.A1326]+[15x15x15.B1326]" office:value-type="float" office:value="0.40304" calcext:value-type="float">
            <text:p>0.40304</text:p>
          </table:table-cell>
          <table:table-cell table:formula="of:=[.D$2]/([.C1326]/1000)/1000000" office:value-type="float" office:value="8.37385867407702" calcext:value-type="float">
            <text:p>8.3738586741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3056" calcext:value-type="float">
            <text:p>0.353056</text:p>
          </table:table-cell>
          <table:table-cell table:formula="of:=[15x15x15.A1327]+[15x15x15.B1327]" office:value-type="float" office:value="0.38784" calcext:value-type="float">
            <text:p>0.38784</text:p>
          </table:table-cell>
          <table:table-cell table:formula="of:=[.D$2]/([.C1327]/1000)/1000000" office:value-type="float" office:value="8.70204207920792" calcext:value-type="float">
            <text:p>8.7020420792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68128" calcext:value-type="float">
            <text:p>0.368128</text:p>
          </table:table-cell>
          <table:table-cell table:formula="of:=[15x15x15.A1328]+[15x15x15.B1328]" office:value-type="float" office:value="0.403168" calcext:value-type="float">
            <text:p>0.403168</text:p>
          </table:table-cell>
          <table:table-cell table:formula="of:=[.D$2]/([.C1328]/1000)/1000000" office:value-type="float" office:value="8.37120009524565" calcext:value-type="float">
            <text:p>8.3712000952</text:p>
          </table:table-cell>
        </table:table-row>
        <table:table-row table:style-name="ro1">
          <table:table-cell office:value-type="float" office:value="0.03824" calcext:value-type="float">
            <text:p>0.03824</text:p>
          </table:table-cell>
          <table:table-cell office:value-type="float" office:value="0.35376" calcext:value-type="float">
            <text:p>0.35376</text:p>
          </table:table-cell>
          <table:table-cell table:formula="of:=[15x15x15.A1329]+[15x15x15.B1329]" office:value-type="float" office:value="0.392" calcext:value-type="float">
            <text:p>0.392</text:p>
          </table:table-cell>
          <table:table-cell table:formula="of:=[.D$2]/([.C1329]/1000)/1000000" office:value-type="float" office:value="8.60969387755102" calcext:value-type="float">
            <text:p>8.6096938776</text:p>
          </table:table-cell>
        </table:table-row>
        <table:table-row table:style-name="ro1">
          <table:table-cell office:value-type="float" office:value="0.035712" calcext:value-type="float">
            <text:p>0.035712</text:p>
          </table:table-cell>
          <table:table-cell office:value-type="float" office:value="0.355872" calcext:value-type="float">
            <text:p>0.355872</text:p>
          </table:table-cell>
          <table:table-cell table:formula="of:=[15x15x15.A1330]+[15x15x15.B1330]" office:value-type="float" office:value="0.391584" calcext:value-type="float">
            <text:p>0.391584</text:p>
          </table:table-cell>
          <table:table-cell table:formula="of:=[.D$2]/([.C1330]/1000)/1000000" office:value-type="float" office:value="8.61884040205933" calcext:value-type="float">
            <text:p>8.6188404021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358624" calcext:value-type="float">
            <text:p>0.358624</text:p>
          </table:table-cell>
          <table:table-cell table:formula="of:=[15x15x15.A1331]+[15x15x15.B1331]" office:value-type="float" office:value="0.393184" calcext:value-type="float">
            <text:p>0.393184</text:p>
          </table:table-cell>
          <table:table-cell table:formula="of:=[.D$2]/([.C1331]/1000)/1000000" office:value-type="float" office:value="8.58376739643526" calcext:value-type="float">
            <text:p>8.5837673964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64864" calcext:value-type="float">
            <text:p>0.364864</text:p>
          </table:table-cell>
          <table:table-cell table:formula="of:=[15x15x15.A1332]+[15x15x15.B1332]" office:value-type="float" office:value="0.399648" calcext:value-type="float">
            <text:p>0.399648</text:p>
          </table:table-cell>
          <table:table-cell table:formula="of:=[.D$2]/([.C1332]/1000)/1000000" office:value-type="float" office:value="8.44493153975498" calcext:value-type="float">
            <text:p>8.4449315398</text:p>
          </table:table-cell>
        </table:table-row>
        <table:table-row table:style-name="ro1">
          <table:table-cell office:value-type="float" office:value="0.03504" calcext:value-type="float">
            <text:p>0.03504</text:p>
          </table:table-cell>
          <table:table-cell office:value-type="float" office:value="0.352288" calcext:value-type="float">
            <text:p>0.352288</text:p>
          </table:table-cell>
          <table:table-cell table:formula="of:=[15x15x15.A1333]+[15x15x15.B1333]" office:value-type="float" office:value="0.387328" calcext:value-type="float">
            <text:p>0.387328</text:p>
          </table:table-cell>
          <table:table-cell table:formula="of:=[.D$2]/([.C1333]/1000)/1000000" office:value-type="float" office:value="8.71354510905486" calcext:value-type="float">
            <text:p>8.7135451091</text:p>
          </table:table-cell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office:value-type="float" office:value="0.362592" calcext:value-type="float">
            <text:p>0.362592</text:p>
          </table:table-cell>
          <table:table-cell table:formula="of:=[15x15x15.A1334]+[15x15x15.B1334]" office:value-type="float" office:value="0.397408" calcext:value-type="float">
            <text:p>0.397408</text:p>
          </table:table-cell>
          <table:table-cell table:formula="of:=[.D$2]/([.C1334]/1000)/1000000" office:value-type="float" office:value="8.4925316047991" calcext:value-type="float">
            <text:p>8.4925316048</text:p>
          </table:table-cell>
        </table:table-row>
        <table:table-row table:style-name="ro1">
          <table:table-cell office:value-type="float" office:value="0.038176" calcext:value-type="float">
            <text:p>0.038176</text:p>
          </table:table-cell>
          <table:table-cell office:value-type="float" office:value="0.360512" calcext:value-type="float">
            <text:p>0.360512</text:p>
          </table:table-cell>
          <table:table-cell table:formula="of:=[15x15x15.A1335]+[15x15x15.B1335]" office:value-type="float" office:value="0.398688" calcext:value-type="float">
            <text:p>0.398688</text:p>
          </table:table-cell>
          <table:table-cell table:formula="of:=[.D$2]/([.C1335]/1000)/1000000" office:value-type="float" office:value="8.46526607271852" calcext:value-type="float">
            <text:p>8.4652660727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355872" calcext:value-type="float">
            <text:p>0.355872</text:p>
          </table:table-cell>
          <table:table-cell table:formula="of:=[15x15x15.A1336]+[15x15x15.B1336]" office:value-type="float" office:value="0.391072" calcext:value-type="float">
            <text:p>0.391072</text:p>
          </table:table-cell>
          <table:table-cell table:formula="of:=[.D$2]/([.C1336]/1000)/1000000" office:value-type="float" office:value="8.63012437607397" calcext:value-type="float">
            <text:p>8.6301243761</text:p>
          </table:table-cell>
        </table:table-row>
        <table:table-row table:style-name="ro1">
          <table:table-cell office:value-type="float" office:value="0.034784" calcext:value-type="float">
            <text:p>0.034784</text:p>
          </table:table-cell>
          <table:table-cell office:value-type="float" office:value="0.35824" calcext:value-type="float">
            <text:p>0.35824</text:p>
          </table:table-cell>
          <table:table-cell table:formula="of:=[15x15x15.A1337]+[15x15x15.B1337]" office:value-type="float" office:value="0.393024" calcext:value-type="float">
            <text:p>0.393024</text:p>
          </table:table-cell>
          <table:table-cell table:formula="of:=[.D$2]/([.C1337]/1000)/1000000" office:value-type="float" office:value="8.58726184660479" calcext:value-type="float">
            <text:p>8.5872618466</text:p>
          </table:table-cell>
        </table:table-row>
        <table:table-row table:style-name="ro1">
          <table:table-cell office:value-type="float" office:value="0.041696" calcext:value-type="float">
            <text:p>0.041696</text:p>
          </table:table-cell>
          <table:table-cell office:value-type="float" office:value="0.366752" calcext:value-type="float">
            <text:p>0.366752</text:p>
          </table:table-cell>
          <table:table-cell table:formula="of:=[15x15x15.A1338]+[15x15x15.B1338]" office:value-type="float" office:value="0.408448" calcext:value-type="float">
            <text:p>0.408448</text:p>
          </table:table-cell>
          <table:table-cell table:formula="of:=[.D$2]/([.C1338]/1000)/1000000" office:value-type="float" office:value="8.26298574114698" calcext:value-type="float">
            <text:p>8.2629857411</text:p>
          </table:table-cell>
        </table:table-row>
        <table:table-row table:style-name="ro1">
          <table:table-cell office:value-type="float" office:value="0.040608" calcext:value-type="float">
            <text:p>0.040608</text:p>
          </table:table-cell>
          <table:table-cell office:value-type="float" office:value="0.357856" calcext:value-type="float">
            <text:p>0.357856</text:p>
          </table:table-cell>
          <table:table-cell table:formula="of:=[15x15x15.A1339]+[15x15x15.B1339]" office:value-type="float" office:value="0.398464" calcext:value-type="float">
            <text:p>0.398464</text:p>
          </table:table-cell>
          <table:table-cell table:formula="of:=[.D$2]/([.C1339]/1000)/1000000" office:value-type="float" office:value="8.4700248955991" calcext:value-type="float">
            <text:p>8.4700248956</text:p>
          </table:table-cell>
        </table:table-row>
        <table:table-row table:style-name="ro1">
          <table:table-cell office:value-type="float" office:value="0.035808" calcext:value-type="float">
            <text:p>0.035808</text:p>
          </table:table-cell>
          <table:table-cell office:value-type="float" office:value="0.35408" calcext:value-type="float">
            <text:p>0.35408</text:p>
          </table:table-cell>
          <table:table-cell table:formula="of:=[15x15x15.A1340]+[15x15x15.B1340]" office:value-type="float" office:value="0.389888" calcext:value-type="float">
            <text:p>0.389888</text:p>
          </table:table-cell>
          <table:table-cell table:formula="of:=[.D$2]/([.C1340]/1000)/1000000" office:value-type="float" office:value="8.65633207485227" calcext:value-type="float">
            <text:p>8.6563320749</text:p>
          </table:table-cell>
        </table:table-row>
        <table:table-row table:style-name="ro1">
          <table:table-cell office:value-type="float" office:value="0.034848" calcext:value-type="float">
            <text:p>0.034848</text:p>
          </table:table-cell>
          <table:table-cell office:value-type="float" office:value="0.366816" calcext:value-type="float">
            <text:p>0.366816</text:p>
          </table:table-cell>
          <table:table-cell table:formula="of:=[15x15x15.A1341]+[15x15x15.B1341]" office:value-type="float" office:value="0.401664" calcext:value-type="float">
            <text:p>0.401664</text:p>
          </table:table-cell>
          <table:table-cell table:formula="of:=[.D$2]/([.C1341]/1000)/1000000" office:value-type="float" office:value="8.40254541108987" calcext:value-type="float">
            <text:p>8.4025454111</text:p>
          </table:table-cell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54336" calcext:value-type="float">
            <text:p>0.354336</text:p>
          </table:table-cell>
          <table:table-cell table:formula="of:=[15x15x15.A1342]+[15x15x15.B1342]" office:value-type="float" office:value="0.385664" calcext:value-type="float">
            <text:p>0.385664</text:p>
          </table:table-cell>
          <table:table-cell table:formula="of:=[.D$2]/([.C1342]/1000)/1000000" office:value-type="float" office:value="8.75114088947892" calcext:value-type="float">
            <text:p>8.7511408895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5376" calcext:value-type="float">
            <text:p>0.365376</text:p>
          </table:table-cell>
          <table:table-cell table:formula="of:=[15x15x15.A1343]+[15x15x15.B1343]" office:value-type="float" office:value="0.397216" calcext:value-type="float">
            <text:p>0.397216</text:p>
          </table:table-cell>
          <table:table-cell table:formula="of:=[.D$2]/([.C1343]/1000)/1000000" office:value-type="float" office:value="8.49663659067107" calcext:value-type="float">
            <text:p>8.4966365907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60672" calcext:value-type="float">
            <text:p>0.360672</text:p>
          </table:table-cell>
          <table:table-cell table:formula="of:=[15x15x15.A1344]+[15x15x15.B1344]" office:value-type="float" office:value="0.392448" calcext:value-type="float">
            <text:p>0.392448</text:p>
          </table:table-cell>
          <table:table-cell table:formula="of:=[.D$2]/([.C1344]/1000)/1000000" office:value-type="float" office:value="8.59986545988258" calcext:value-type="float">
            <text:p>8.5998654599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1904" calcext:value-type="float">
            <text:p>0.351904</text:p>
          </table:table-cell>
          <table:table-cell table:formula="of:=[15x15x15.A1345]+[15x15x15.B1345]" office:value-type="float" office:value="0.38352" calcext:value-type="float">
            <text:p>0.38352</text:p>
          </table:table-cell>
          <table:table-cell table:formula="of:=[.D$2]/([.C1345]/1000)/1000000" office:value-type="float" office:value="8.80006257822278" calcext:value-type="float">
            <text:p>8.8000625782</text:p>
          </table:table-cell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55872" calcext:value-type="float">
            <text:p>0.355872</text:p>
          </table:table-cell>
          <table:table-cell table:formula="of:=[15x15x15.A1346]+[15x15x15.B1346]" office:value-type="float" office:value="0.38816" calcext:value-type="float">
            <text:p>0.38816</text:p>
          </table:table-cell>
          <table:table-cell table:formula="of:=[.D$2]/([.C1346]/1000)/1000000" office:value-type="float" office:value="8.69486809563067" calcext:value-type="float">
            <text:p>8.6948680956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4368" calcext:value-type="float">
            <text:p>0.354368</text:p>
          </table:table-cell>
          <table:table-cell table:formula="of:=[15x15x15.A1347]+[15x15x15.B1347]" office:value-type="float" office:value="0.38608" calcext:value-type="float">
            <text:p>0.38608</text:p>
          </table:table-cell>
          <table:table-cell table:formula="of:=[.D$2]/([.C1347]/1000)/1000000" office:value-type="float" office:value="8.74171156237049" calcext:value-type="float">
            <text:p>8.7417115624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92" calcext:value-type="float">
            <text:p>0.3592</text:p>
          </table:table-cell>
          <table:table-cell table:formula="of:=[15x15x15.A1348]+[15x15x15.B1348]" office:value-type="float" office:value="0.391104" calcext:value-type="float">
            <text:p>0.391104</text:p>
          </table:table-cell>
          <table:table-cell table:formula="of:=[.D$2]/([.C1348]/1000)/1000000" office:value-type="float" office:value="8.62941826215022" calcext:value-type="float">
            <text:p>8.6294182622</text:p>
          </table:table-cell>
        </table:table-row>
        <table:table-row table:style-name="ro1">
          <table:table-cell office:value-type="float" office:value="0.03344" calcext:value-type="float">
            <text:p>0.03344</text:p>
          </table:table-cell>
          <table:table-cell office:value-type="float" office:value="0.354528" calcext:value-type="float">
            <text:p>0.354528</text:p>
          </table:table-cell>
          <table:table-cell table:formula="of:=[15x15x15.A1349]+[15x15x15.B1349]" office:value-type="float" office:value="0.387968" calcext:value-type="float">
            <text:p>0.387968</text:p>
          </table:table-cell>
          <table:table-cell table:formula="of:=[.D$2]/([.C1349]/1000)/1000000" office:value-type="float" office:value="8.6991710656549" calcext:value-type="float">
            <text:p>8.6991710657</text:p>
          </table:table-cell>
        </table:table-row>
        <table:table-row table:style-name="ro1">
          <table:table-cell office:value-type="float" office:value="0.031424" calcext:value-type="float">
            <text:p>0.031424</text:p>
          </table:table-cell>
          <table:table-cell office:value-type="float" office:value="0.356416" calcext:value-type="float">
            <text:p>0.356416</text:p>
          </table:table-cell>
          <table:table-cell table:formula="of:=[15x15x15.A1350]+[15x15x15.B1350]" office:value-type="float" office:value="0.38784" calcext:value-type="float">
            <text:p>0.38784</text:p>
          </table:table-cell>
          <table:table-cell table:formula="of:=[.D$2]/([.C1350]/1000)/1000000" office:value-type="float" office:value="8.70204207920792" calcext:value-type="float">
            <text:p>8.7020420792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7408" calcext:value-type="float">
            <text:p>0.357408</text:p>
          </table:table-cell>
          <table:table-cell table:formula="of:=[15x15x15.A1351]+[15x15x15.B1351]" office:value-type="float" office:value="0.389632" calcext:value-type="float">
            <text:p>0.389632</text:p>
          </table:table-cell>
          <table:table-cell table:formula="of:=[.D$2]/([.C1351]/1000)/1000000" office:value-type="float" office:value="8.66201954664914" calcext:value-type="float">
            <text:p>8.6620195466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61376" calcext:value-type="float">
            <text:p>0.361376</text:p>
          </table:table-cell>
          <table:table-cell table:formula="of:=[15x15x15.A1352]+[15x15x15.B1352]" office:value-type="float" office:value="0.393216" calcext:value-type="float">
            <text:p>0.393216</text:p>
          </table:table-cell>
          <table:table-cell table:formula="of:=[.D$2]/([.C1352]/1000)/1000000" office:value-type="float" office:value="8.58306884765625" calcext:value-type="float">
            <text:p>8.5830688477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62304" calcext:value-type="float">
            <text:p>0.362304</text:p>
          </table:table-cell>
          <table:table-cell table:formula="of:=[15x15x15.A1353]+[15x15x15.B1353]" office:value-type="float" office:value="0.39392" calcext:value-type="float">
            <text:p>0.39392</text:p>
          </table:table-cell>
          <table:table-cell table:formula="of:=[.D$2]/([.C1353]/1000)/1000000" office:value-type="float" office:value="8.56772948822096" calcext:value-type="float">
            <text:p>8.5677294882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6192" calcext:value-type="float">
            <text:p>0.36192</text:p>
          </table:table-cell>
          <table:table-cell table:formula="of:=[15x15x15.A1354]+[15x15x15.B1354]" office:value-type="float" office:value="0.39392" calcext:value-type="float">
            <text:p>0.39392</text:p>
          </table:table-cell>
          <table:table-cell table:formula="of:=[.D$2]/([.C1354]/1000)/1000000" office:value-type="float" office:value="8.56772948822096" calcext:value-type="float">
            <text:p>8.5677294882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9456" calcext:value-type="float">
            <text:p>0.359456</text:p>
          </table:table-cell>
          <table:table-cell table:formula="of:=[15x15x15.A1355]+[15x15x15.B1355]" office:value-type="float" office:value="0.39152" calcext:value-type="float">
            <text:p>0.39152</text:p>
          </table:table-cell>
          <table:table-cell table:formula="of:=[.D$2]/([.C1355]/1000)/1000000" office:value-type="float" office:value="8.62024928483858" calcext:value-type="float">
            <text:p>8.6202492848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5936" calcext:value-type="float">
            <text:p>0.355936</text:p>
          </table:table-cell>
          <table:table-cell table:formula="of:=[15x15x15.A1356]+[15x15x15.B1356]" office:value-type="float" office:value="0.387488" calcext:value-type="float">
            <text:p>0.387488</text:p>
          </table:table-cell>
          <table:table-cell table:formula="of:=[.D$2]/([.C1356]/1000)/1000000" office:value-type="float" office:value="8.70994714675035" calcext:value-type="float">
            <text:p>8.7099471468</text:p>
          </table:table-cell>
        </table:table-row>
        <table:table-row table:style-name="ro1">
          <table:table-cell office:value-type="float" office:value="0.032512" calcext:value-type="float">
            <text:p>0.032512</text:p>
          </table:table-cell>
          <table:table-cell office:value-type="float" office:value="0.358208" calcext:value-type="float">
            <text:p>0.358208</text:p>
          </table:table-cell>
          <table:table-cell table:formula="of:=[15x15x15.A1357]+[15x15x15.B1357]" office:value-type="float" office:value="0.39072" calcext:value-type="float">
            <text:p>0.39072</text:p>
          </table:table-cell>
          <table:table-cell table:formula="of:=[.D$2]/([.C1357]/1000)/1000000" office:value-type="float" office:value="8.63789926289926" calcext:value-type="float">
            <text:p>8.6378992629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9296" calcext:value-type="float">
            <text:p>0.359296</text:p>
          </table:table-cell>
          <table:table-cell table:formula="of:=[15x15x15.A1358]+[15x15x15.B1358]" office:value-type="float" office:value="0.39136" calcext:value-type="float">
            <text:p>0.39136</text:p>
          </table:table-cell>
          <table:table-cell table:formula="of:=[.D$2]/([.C1358]/1000)/1000000" office:value-type="float" office:value="8.62377350776778" calcext:value-type="float">
            <text:p>8.6237735078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53472" calcext:value-type="float">
            <text:p>0.353472</text:p>
          </table:table-cell>
          <table:table-cell table:formula="of:=[15x15x15.A1359]+[15x15x15.B1359]" office:value-type="float" office:value="0.385728" calcext:value-type="float">
            <text:p>0.385728</text:p>
          </table:table-cell>
          <table:table-cell table:formula="of:=[.D$2]/([.C1359]/1000)/1000000" office:value-type="float" office:value="8.74968889995022" calcext:value-type="float">
            <text:p>8.7496889</text:p>
          </table:table-cell>
        </table:table-row>
        <table:table-row table:style-name="ro1">
          <table:table-cell office:value-type="float" office:value="0.032256" calcext:value-type="float">
            <text:p>0.032256</text:p>
          </table:table-cell>
          <table:table-cell office:value-type="float" office:value="0.354656" calcext:value-type="float">
            <text:p>0.354656</text:p>
          </table:table-cell>
          <table:table-cell table:formula="of:=[15x15x15.A1360]+[15x15x15.B1360]" office:value-type="float" office:value="0.386912" calcext:value-type="float">
            <text:p>0.386912</text:p>
          </table:table-cell>
          <table:table-cell table:formula="of:=[.D$2]/([.C1360]/1000)/1000000" office:value-type="float" office:value="8.72291373749069" calcext:value-type="float">
            <text:p>8.7229137375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3728" calcext:value-type="float">
            <text:p>0.353728</text:p>
          </table:table-cell>
          <table:table-cell table:formula="of:=[15x15x15.A1361]+[15x15x15.B1361]" office:value-type="float" office:value="0.385568" calcext:value-type="float">
            <text:p>0.385568</text:p>
          </table:table-cell>
          <table:table-cell table:formula="of:=[.D$2]/([.C1361]/1000)/1000000" office:value-type="float" office:value="8.7533197775749" calcext:value-type="float">
            <text:p>8.7533197776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1472" calcext:value-type="float">
            <text:p>0.361472</text:p>
          </table:table-cell>
          <table:table-cell table:formula="of:=[15x15x15.A1362]+[15x15x15.B1362]" office:value-type="float" office:value="0.39328" calcext:value-type="float">
            <text:p>0.39328</text:p>
          </table:table-cell>
          <table:table-cell table:formula="of:=[.D$2]/([.C1362]/1000)/1000000" office:value-type="float" office:value="8.581672091131" calcext:value-type="float">
            <text:p>8.5816720911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1408" calcext:value-type="float">
            <text:p>0.361408</text:p>
          </table:table-cell>
          <table:table-cell table:formula="of:=[15x15x15.A1363]+[15x15x15.B1363]" office:value-type="float" office:value="0.393312" calcext:value-type="float">
            <text:p>0.393312</text:p>
          </table:table-cell>
          <table:table-cell table:formula="of:=[.D$2]/([.C1363]/1000)/1000000" office:value-type="float" office:value="8.58097388332926" calcext:value-type="float">
            <text:p>8.5809738833</text:p>
          </table:table-cell>
        </table:table-row>
        <table:table-row table:style-name="ro1">
          <table:table-cell office:value-type="float" office:value="0.031552" calcext:value-type="float">
            <text:p>0.031552</text:p>
          </table:table-cell>
          <table:table-cell office:value-type="float" office:value="0.351968" calcext:value-type="float">
            <text:p>0.351968</text:p>
          </table:table-cell>
          <table:table-cell table:formula="of:=[15x15x15.A1364]+[15x15x15.B1364]" office:value-type="float" office:value="0.38352" calcext:value-type="float">
            <text:p>0.38352</text:p>
          </table:table-cell>
          <table:table-cell table:formula="of:=[.D$2]/([.C1364]/1000)/1000000" office:value-type="float" office:value="8.80006257822278" calcext:value-type="float">
            <text:p>8.8000625782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4" calcext:value-type="float">
            <text:p>0.364</text:p>
          </table:table-cell>
          <table:table-cell table:formula="of:=[15x15x15.A1365]+[15x15x15.B1365]" office:value-type="float" office:value="0.395872" calcext:value-type="float">
            <text:p>0.395872</text:p>
          </table:table-cell>
          <table:table-cell table:formula="of:=[.D$2]/([.C1365]/1000)/1000000" office:value-type="float" office:value="8.525482984399" calcext:value-type="float">
            <text:p>8.5254829844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9456" calcext:value-type="float">
            <text:p>0.359456</text:p>
          </table:table-cell>
          <table:table-cell table:formula="of:=[15x15x15.A1366]+[15x15x15.B1366]" office:value-type="float" office:value="0.391232" calcext:value-type="float">
            <text:p>0.391232</text:p>
          </table:table-cell>
          <table:table-cell table:formula="of:=[.D$2]/([.C1366]/1000)/1000000" office:value-type="float" office:value="8.62659496155734" calcext:value-type="float">
            <text:p>8.6265949616</text:p>
          </table:table-cell>
        </table:table-row>
        <table:table-row table:style-name="ro1">
          <table:table-cell office:value-type="float" office:value="0.03168" calcext:value-type="float">
            <text:p>0.03168</text:p>
          </table:table-cell>
          <table:table-cell office:value-type="float" office:value="0.35184" calcext:value-type="float">
            <text:p>0.35184</text:p>
          </table:table-cell>
          <table:table-cell table:formula="of:=[15x15x15.A1367]+[15x15x15.B1367]" office:value-type="float" office:value="0.38352" calcext:value-type="float">
            <text:p>0.38352</text:p>
          </table:table-cell>
          <table:table-cell table:formula="of:=[.D$2]/([.C1367]/1000)/1000000" office:value-type="float" office:value="8.80006257822278" calcext:value-type="float">
            <text:p>8.8000625782</text:p>
          </table:table-cell>
        </table:table-row>
        <table:table-row table:style-name="ro1">
          <table:table-cell office:value-type="float" office:value="0.032224" calcext:value-type="float">
            <text:p>0.032224</text:p>
          </table:table-cell>
          <table:table-cell office:value-type="float" office:value="0.355808" calcext:value-type="float">
            <text:p>0.355808</text:p>
          </table:table-cell>
          <table:table-cell table:formula="of:=[15x15x15.A1368]+[15x15x15.B1368]" office:value-type="float" office:value="0.388032" calcext:value-type="float">
            <text:p>0.388032</text:p>
          </table:table-cell>
          <table:table-cell table:formula="of:=[.D$2]/([.C1368]/1000)/1000000" office:value-type="float" office:value="8.69773626917368" calcext:value-type="float">
            <text:p>8.6977362692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79264" calcext:value-type="float">
            <text:p>0.379264</text:p>
          </table:table-cell>
          <table:table-cell table:formula="of:=[15x15x15.A1369]+[15x15x15.B1369]" office:value-type="float" office:value="0.4112" calcext:value-type="float">
            <text:p>0.4112</text:p>
          </table:table-cell>
          <table:table-cell table:formula="of:=[.D$2]/([.C1369]/1000)/1000000" office:value-type="float" office:value="8.20768482490272" calcext:value-type="float">
            <text:p>8.2076848249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55296" calcext:value-type="float">
            <text:p>0.355296</text:p>
          </table:table-cell>
          <table:table-cell table:formula="of:=[15x15x15.A1370]+[15x15x15.B1370]" office:value-type="float" office:value="0.3872" calcext:value-type="float">
            <text:p>0.3872</text:p>
          </table:table-cell>
          <table:table-cell table:formula="of:=[.D$2]/([.C1370]/1000)/1000000" office:value-type="float" office:value="8.71642561983471" calcext:value-type="float">
            <text:p>8.7164256198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744" calcext:value-type="float">
            <text:p>0.3744</text:p>
          </table:table-cell>
          <table:table-cell table:formula="of:=[15x15x15.A1371]+[15x15x15.B1371]" office:value-type="float" office:value="0.4064" calcext:value-type="float">
            <text:p>0.4064</text:p>
          </table:table-cell>
          <table:table-cell table:formula="of:=[.D$2]/([.C1371]/1000)/1000000" office:value-type="float" office:value="8.30462598425197" calcext:value-type="float">
            <text:p>8.3046259843</text:p>
          </table:table-cell>
        </table:table-row>
        <table:table-row table:style-name="ro1">
          <table:table-cell office:value-type="float" office:value="0.032128" calcext:value-type="float">
            <text:p>0.032128</text:p>
          </table:table-cell>
          <table:table-cell office:value-type="float" office:value="0.362656" calcext:value-type="float">
            <text:p>0.362656</text:p>
          </table:table-cell>
          <table:table-cell table:formula="of:=[15x15x15.A1372]+[15x15x15.B1372]" office:value-type="float" office:value="0.394784" calcext:value-type="float">
            <text:p>0.394784</text:p>
          </table:table-cell>
          <table:table-cell table:formula="of:=[.D$2]/([.C1372]/1000)/1000000" office:value-type="float" office:value="8.54897868201346" calcext:value-type="float">
            <text:p>8.548978682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128" calcext:value-type="float">
            <text:p>0.36128</text:p>
          </table:table-cell>
          <table:table-cell table:formula="of:=[15x15x15.A1373]+[15x15x15.B1373]" office:value-type="float" office:value="0.393152" calcext:value-type="float">
            <text:p>0.393152</text:p>
          </table:table-cell>
          <table:table-cell table:formula="of:=[.D$2]/([.C1373]/1000)/1000000" office:value-type="float" office:value="8.58446605892886" calcext:value-type="float">
            <text:p>8.5844660589</text:p>
          </table:table-cell>
        </table:table-row>
        <table:table-row table:style-name="ro1">
          <table:table-cell office:value-type="float" office:value="0.032096" calcext:value-type="float">
            <text:p>0.032096</text:p>
          </table:table-cell>
          <table:table-cell office:value-type="float" office:value="0.362048" calcext:value-type="float">
            <text:p>0.362048</text:p>
          </table:table-cell>
          <table:table-cell table:formula="of:=[15x15x15.A1374]+[15x15x15.B1374]" office:value-type="float" office:value="0.394144" calcext:value-type="float">
            <text:p>0.394144</text:p>
          </table:table-cell>
          <table:table-cell table:formula="of:=[.D$2]/([.C1374]/1000)/1000000" office:value-type="float" office:value="8.56286027441747" calcext:value-type="float">
            <text:p>8.5628602744</text:p>
          </table:table-cell>
        </table:table-row>
        <table:table-row table:style-name="ro1">
          <table:table-cell office:value-type="float" office:value="0.032544" calcext:value-type="float">
            <text:p>0.032544</text:p>
          </table:table-cell>
          <table:table-cell office:value-type="float" office:value="0.356864" calcext:value-type="float">
            <text:p>0.356864</text:p>
          </table:table-cell>
          <table:table-cell table:formula="of:=[15x15x15.A1375]+[15x15x15.B1375]" office:value-type="float" office:value="0.389408" calcext:value-type="float">
            <text:p>0.389408</text:p>
          </table:table-cell>
          <table:table-cell table:formula="of:=[.D$2]/([.C1375]/1000)/1000000" office:value-type="float" office:value="8.66700221875257" calcext:value-type="float">
            <text:p>8.6670022188</text:p>
          </table:table-cell>
        </table:table-row>
        <table:table-row table:style-name="ro1">
          <table:table-cell office:value-type="float" office:value="0.032032" calcext:value-type="float">
            <text:p>0.032032</text:p>
          </table:table-cell>
          <table:table-cell office:value-type="float" office:value="0.35632" calcext:value-type="float">
            <text:p>0.35632</text:p>
          </table:table-cell>
          <table:table-cell table:formula="of:=[15x15x15.A1376]+[15x15x15.B1376]" office:value-type="float" office:value="0.388352" calcext:value-type="float">
            <text:p>0.388352</text:p>
          </table:table-cell>
          <table:table-cell table:formula="of:=[.D$2]/([.C1376]/1000)/1000000" office:value-type="float" office:value="8.69056938035597" calcext:value-type="float">
            <text:p>8.6905693804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5248" calcext:value-type="float">
            <text:p>0.365248</text:p>
          </table:table-cell>
          <table:table-cell table:formula="of:=[15x15x15.A1377]+[15x15x15.B1377]" office:value-type="float" office:value="0.397312" calcext:value-type="float">
            <text:p>0.397312</text:p>
          </table:table-cell>
          <table:table-cell table:formula="of:=[.D$2]/([.C1377]/1000)/1000000" office:value-type="float" office:value="8.49458360180413" calcext:value-type="float">
            <text:p>8.4945836018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088" calcext:value-type="float">
            <text:p>0.35088</text:p>
          </table:table-cell>
          <table:table-cell table:formula="of:=[15x15x15.A1378]+[15x15x15.B1378]" office:value-type="float" office:value="0.382816" calcext:value-type="float">
            <text:p>0.382816</text:p>
          </table:table-cell>
          <table:table-cell table:formula="of:=[.D$2]/([.C1378]/1000)/1000000" office:value-type="float" office:value="8.81624592493522" calcext:value-type="float">
            <text:p>8.8162459249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47328" calcext:value-type="float">
            <text:p>0.347328</text:p>
          </table:table-cell>
          <table:table-cell table:formula="of:=[15x15x15.A1379]+[15x15x15.B1379]" office:value-type="float" office:value="0.379712" calcext:value-type="float">
            <text:p>0.379712</text:p>
          </table:table-cell>
          <table:table-cell table:formula="of:=[.D$2]/([.C1379]/1000)/1000000" office:value-type="float" office:value="8.88831535479522" calcext:value-type="float">
            <text:p>8.8883153548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016" calcext:value-type="float">
            <text:p>0.36016</text:p>
          </table:table-cell>
          <table:table-cell table:formula="of:=[15x15x15.A1380]+[15x15x15.B1380]" office:value-type="float" office:value="0.391808" calcext:value-type="float">
            <text:p>0.391808</text:p>
          </table:table-cell>
          <table:table-cell table:formula="of:=[.D$2]/([.C1380]/1000)/1000000" office:value-type="float" office:value="8.61391293694871" calcext:value-type="float">
            <text:p>8.6139129369</text:p>
          </table:table-cell>
        </table:table-row>
        <table:table-row table:style-name="ro1">
          <table:table-cell office:value-type="float" office:value="0.03184" calcext:value-type="float">
            <text:p>0.03184</text:p>
          </table:table-cell>
          <table:table-cell office:value-type="float" office:value="0.356192" calcext:value-type="float">
            <text:p>0.356192</text:p>
          </table:table-cell>
          <table:table-cell table:formula="of:=[15x15x15.A1381]+[15x15x15.B1381]" office:value-type="float" office:value="0.388032" calcext:value-type="float">
            <text:p>0.388032</text:p>
          </table:table-cell>
          <table:table-cell table:formula="of:=[.D$2]/([.C1381]/1000)/1000000" office:value-type="float" office:value="8.69773626917368" calcext:value-type="float">
            <text:p>8.6977362692</text:p>
          </table:table-cell>
        </table:table-row>
        <table:table-row table:style-name="ro1">
          <table:table-cell office:value-type="float" office:value="0.031616" calcext:value-type="float">
            <text:p>0.031616</text:p>
          </table:table-cell>
          <table:table-cell office:value-type="float" office:value="0.357664" calcext:value-type="float">
            <text:p>0.357664</text:p>
          </table:table-cell>
          <table:table-cell table:formula="of:=[15x15x15.A1382]+[15x15x15.B1382]" office:value-type="float" office:value="0.38928" calcext:value-type="float">
            <text:p>0.38928</text:p>
          </table:table-cell>
          <table:table-cell table:formula="of:=[.D$2]/([.C1382]/1000)/1000000" office:value-type="float" office:value="8.66985203452528" calcext:value-type="float">
            <text:p>8.6698520345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63424" calcext:value-type="float">
            <text:p>0.363424</text:p>
          </table:table-cell>
          <table:table-cell table:formula="of:=[15x15x15.A1383]+[15x15x15.B1383]" office:value-type="float" office:value="0.395488" calcext:value-type="float">
            <text:p>0.395488</text:p>
          </table:table-cell>
          <table:table-cell table:formula="of:=[.D$2]/([.C1383]/1000)/1000000" office:value-type="float" office:value="8.53376082207299" calcext:value-type="float">
            <text:p>8.5337608221</text:p>
          </table:table-cell>
        </table:table-row>
        <table:table-row table:style-name="ro1">
          <table:table-cell office:value-type="float" office:value="0.031776" calcext:value-type="float">
            <text:p>0.031776</text:p>
          </table:table-cell>
          <table:table-cell office:value-type="float" office:value="0.357504" calcext:value-type="float">
            <text:p>0.357504</text:p>
          </table:table-cell>
          <table:table-cell table:formula="of:=[15x15x15.A1384]+[15x15x15.B1384]" office:value-type="float" office:value="0.38928" calcext:value-type="float">
            <text:p>0.38928</text:p>
          </table:table-cell>
          <table:table-cell table:formula="of:=[.D$2]/([.C1384]/1000)/1000000" office:value-type="float" office:value="8.66985203452528" calcext:value-type="float">
            <text:p>8.6698520345</text:p>
          </table:table-cell>
        </table:table-row>
        <table:table-row table:style-name="ro1">
          <table:table-cell office:value-type="float" office:value="0.031872" calcext:value-type="float">
            <text:p>0.031872</text:p>
          </table:table-cell>
          <table:table-cell office:value-type="float" office:value="0.36448" calcext:value-type="float">
            <text:p>0.36448</text:p>
          </table:table-cell>
          <table:table-cell table:formula="of:=[15x15x15.A1385]+[15x15x15.B1385]" office:value-type="float" office:value="0.396352" calcext:value-type="float">
            <text:p>0.396352</text:p>
          </table:table-cell>
          <table:table-cell table:formula="of:=[.D$2]/([.C1385]/1000)/1000000" office:value-type="float" office:value="8.51515824317778" calcext:value-type="float">
            <text:p>8.5151582432</text:p>
          </table:table-cell>
        </table:table-row>
        <table:table-row table:style-name="ro1">
          <table:table-cell office:value-type="float" office:value="0.031712" calcext:value-type="float">
            <text:p>0.031712</text:p>
          </table:table-cell>
          <table:table-cell office:value-type="float" office:value="0.35552" calcext:value-type="float">
            <text:p>0.35552</text:p>
          </table:table-cell>
          <table:table-cell table:formula="of:=[15x15x15.A1386]+[15x15x15.B1386]" office:value-type="float" office:value="0.387232" calcext:value-type="float">
            <text:p>0.387232</text:p>
          </table:table-cell>
          <table:table-cell table:formula="of:=[.D$2]/([.C1386]/1000)/1000000" office:value-type="float" office:value="8.71570531361045" calcext:value-type="float">
            <text:p>8.7157053136</text:p>
          </table:table-cell>
        </table:table-row>
        <table:table-row table:style-name="ro1">
          <table:table-cell office:value-type="float" office:value="0.032384" calcext:value-type="float">
            <text:p>0.032384</text:p>
          </table:table-cell>
          <table:table-cell office:value-type="float" office:value="0.362304" calcext:value-type="float">
            <text:p>0.362304</text:p>
          </table:table-cell>
          <table:table-cell table:formula="of:=[15x15x15.A1387]+[15x15x15.B1387]" office:value-type="float" office:value="0.394688" calcext:value-type="float">
            <text:p>0.394688</text:p>
          </table:table-cell>
          <table:table-cell table:formula="of:=[.D$2]/([.C1387]/1000)/1000000" office:value-type="float" office:value="8.55105805091617" calcext:value-type="float">
            <text:p>8.5510580509</text:p>
          </table:table-cell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1216" calcext:value-type="float">
            <text:p>0.361216</text:p>
          </table:table-cell>
          <table:table-cell table:formula="of:=[15x15x15.A1388]+[15x15x15.B1388]" office:value-type="float" office:value="0.392672" calcext:value-type="float">
            <text:p>0.392672</text:p>
          </table:table-cell>
          <table:table-cell table:formula="of:=[.D$2]/([.C1388]/1000)/1000000" office:value-type="float" office:value="8.59495966098933" calcext:value-type="float">
            <text:p>8.594959661</text:p>
          </table:table-cell>
        </table:table-row>
        <table:table-row table:style-name="ro1">
          <table:table-cell office:value-type="float" office:value="0.031648" calcext:value-type="float">
            <text:p>0.031648</text:p>
          </table:table-cell>
          <table:table-cell office:value-type="float" office:value="0.362208" calcext:value-type="float">
            <text:p>0.362208</text:p>
          </table:table-cell>
          <table:table-cell table:formula="of:=[15x15x15.A1389]+[15x15x15.B1389]" office:value-type="float" office:value="0.393856" calcext:value-type="float">
            <text:p>0.393856</text:p>
          </table:table-cell>
          <table:table-cell table:formula="of:=[.D$2]/([.C1389]/1000)/1000000" office:value-type="float" office:value="8.56912170945726" calcext:value-type="float">
            <text:p>8.5691217095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5088" calcext:value-type="float">
            <text:p>0.365088</text:p>
          </table:table-cell>
          <table:table-cell table:formula="of:=[15x15x15.A1390]+[15x15x15.B1390]" office:value-type="float" office:value="0.396992" calcext:value-type="float">
            <text:p>0.396992</text:p>
          </table:table-cell>
          <table:table-cell table:formula="of:=[.D$2]/([.C1390]/1000)/1000000" office:value-type="float" office:value="8.50143075931001" calcext:value-type="float">
            <text:p>8.5014307593</text:p>
          </table:table-cell>
        </table:table-row>
        <table:table-row table:style-name="ro1">
          <table:table-cell office:value-type="float" office:value="0.032288" calcext:value-type="float">
            <text:p>0.032288</text:p>
          </table:table-cell>
          <table:table-cell office:value-type="float" office:value="0.352224" calcext:value-type="float">
            <text:p>0.352224</text:p>
          </table:table-cell>
          <table:table-cell table:formula="of:=[15x15x15.A1391]+[15x15x15.B1391]" office:value-type="float" office:value="0.384512" calcext:value-type="float">
            <text:p>0.384512</text:p>
          </table:table-cell>
          <table:table-cell table:formula="of:=[.D$2]/([.C1391]/1000)/1000000" office:value-type="float" office:value="8.77735935419441" calcext:value-type="float">
            <text:p>8.7773593542</text:p>
          </table:table-cell>
        </table:table-row>
        <table:table-row table:style-name="ro1">
          <table:table-cell office:value-type="float" office:value="0.03216" calcext:value-type="float">
            <text:p>0.03216</text:p>
          </table:table-cell>
          <table:table-cell office:value-type="float" office:value="0.361504" calcext:value-type="float">
            <text:p>0.361504</text:p>
          </table:table-cell>
          <table:table-cell table:formula="of:=[15x15x15.A1392]+[15x15x15.B1392]" office:value-type="float" office:value="0.393664" calcext:value-type="float">
            <text:p>0.393664</text:p>
          </table:table-cell>
          <table:table-cell table:formula="of:=[.D$2]/([.C1392]/1000)/1000000" office:value-type="float" office:value="8.57330108925378" calcext:value-type="float">
            <text:p>8.5733010893</text:p>
          </table:table-cell>
        </table:table-row>
        <table:table-row table:style-name="ro1">
          <table:table-cell office:value-type="float" office:value="0.031328" calcext:value-type="float">
            <text:p>0.031328</text:p>
          </table:table-cell>
          <table:table-cell office:value-type="float" office:value="0.352704" calcext:value-type="float">
            <text:p>0.352704</text:p>
          </table:table-cell>
          <table:table-cell table:formula="of:=[15x15x15.A1393]+[15x15x15.B1393]" office:value-type="float" office:value="0.384032" calcext:value-type="float">
            <text:p>0.384032</text:p>
          </table:table-cell>
          <table:table-cell table:formula="of:=[.D$2]/([.C1393]/1000)/1000000" office:value-type="float" office:value="8.78833013915507" calcext:value-type="float">
            <text:p>8.7883301392</text:p>
          </table:table-cell>
        </table:table-row>
        <table:table-row table:style-name="ro1">
          <table:table-cell office:value-type="float" office:value="0.031904" calcext:value-type="float">
            <text:p>0.031904</text:p>
          </table:table-cell>
          <table:table-cell office:value-type="float" office:value="0.366496" calcext:value-type="float">
            <text:p>0.366496</text:p>
          </table:table-cell>
          <table:table-cell table:formula="of:=[15x15x15.A1394]+[15x15x15.B1394]" office:value-type="float" office:value="0.3984" calcext:value-type="float">
            <text:p>0.3984</text:p>
          </table:table-cell>
          <table:table-cell table:formula="of:=[.D$2]/([.C1394]/1000)/1000000" office:value-type="float" office:value="8.47138554216867" calcext:value-type="float">
            <text:p>8.4713855422</text:p>
          </table:table-cell>
        </table:table-row>
        <table:table-row table:style-name="ro1">
          <table:table-cell office:value-type="float" office:value="0.031808" calcext:value-type="float">
            <text:p>0.031808</text:p>
          </table:table-cell>
          <table:table-cell office:value-type="float" office:value="0.365216" calcext:value-type="float">
            <text:p>0.365216</text:p>
          </table:table-cell>
          <table:table-cell table:formula="of:=[15x15x15.A1395]+[15x15x15.B1395]" office:value-type="float" office:value="0.397024" calcext:value-type="float">
            <text:p>0.397024</text:p>
          </table:table-cell>
          <table:table-cell table:formula="of:=[.D$2]/([.C1395]/1000)/1000000" office:value-type="float" office:value="8.5007455468687" calcext:value-type="float">
            <text:p>8.5007455469</text:p>
          </table:table-cell>
        </table:table-row>
        <table:table-row table:style-name="ro1">
          <table:table-cell office:value-type="float" office:value="0.031456" calcext:value-type="float">
            <text:p>0.031456</text:p>
          </table:table-cell>
          <table:table-cell office:value-type="float" office:value="0.363328" calcext:value-type="float">
            <text:p>0.363328</text:p>
          </table:table-cell>
          <table:table-cell table:formula="of:=[15x15x15.A1396]+[15x15x15.B1396]" office:value-type="float" office:value="0.394784" calcext:value-type="float">
            <text:p>0.394784</text:p>
          </table:table-cell>
          <table:table-cell table:formula="of:=[.D$2]/([.C1396]/1000)/1000000" office:value-type="float" office:value="8.54897868201346" calcext:value-type="float">
            <text:p>8.548978682</text:p>
          </table:table-cell>
        </table:table-row>
        <table:table-row table:style-name="ro1">
          <table:table-cell office:value-type="float" office:value="0.031936" calcext:value-type="float">
            <text:p>0.031936</text:p>
          </table:table-cell>
          <table:table-cell office:value-type="float" office:value="0.358368" calcext:value-type="float">
            <text:p>0.358368</text:p>
          </table:table-cell>
          <table:table-cell table:formula="of:=[15x15x15.A1397]+[15x15x15.B1397]" office:value-type="float" office:value="0.390304" calcext:value-type="float">
            <text:p>0.390304</text:p>
          </table:table-cell>
          <table:table-cell table:formula="of:=[.D$2]/([.C1397]/1000)/1000000" office:value-type="float" office:value="8.64710584569976" calcext:value-type="float">
            <text:p>8.6471058457</text:p>
          </table:table-cell>
        </table:table-row>
        <table:table-row table:style-name="ro1">
          <table:table-cell office:value-type="float" office:value="0.032064" calcext:value-type="float">
            <text:p>0.032064</text:p>
          </table:table-cell>
          <table:table-cell office:value-type="float" office:value="0.356224" calcext:value-type="float">
            <text:p>0.356224</text:p>
          </table:table-cell>
          <table:table-cell table:formula="of:=[15x15x15.A1398]+[15x15x15.B1398]" office:value-type="float" office:value="0.388288" calcext:value-type="float">
            <text:p>0.388288</text:p>
          </table:table-cell>
          <table:table-cell table:formula="of:=[.D$2]/([.C1398]/1000)/1000000" office:value-type="float" office:value="8.69200181308719" calcext:value-type="float">
            <text:p>8.6920018131</text:p>
          </table:table-cell>
        </table:table-row>
      </table:table>
      <table:table table:name="30x30x30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ttice Width</text:p>
          </table:table-cell>
          <table:table-cell office:value-type="string" calcext:value-type="string">
            <text:p>Lattice Height</text:p>
          </table:table-cell>
          <table:table-cell office:value-type="string" calcext:value-type="string">
            <text:p>Lattice Depth</text:p>
          </table:table-cell>
          <table:table-cell office:value-type="string" calcext:value-type="string">
            <text:p>Total cells</text:p>
          </table:table-cell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table:formula="of:=[.A2]*[.B2]*[.C2]" office:value-type="float" office:value="27000" calcext:value-type="float">
            <text:p>27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Collide.</text:p>
          </table:table-cell>
          <table:table-cell office:value-type="string" calcext:value-type="string">
            <text:p>Total Time (ms)</text:p>
          </table:table-cell>
          <table:table-cell office:value-type="string" calcext:value-type="string">
            <text:p>MLUPS</text:p>
          </table:table-cell>
        </table:table-row>
        <table:table-row table:style-name="ro1">
          <table:table-cell office:value-type="float" office:value="0.395904" calcext:value-type="float">
            <text:p>0.395904</text:p>
          </table:table-cell>
          <table:table-cell office:value-type="float" office:value="5.06915" calcext:value-type="float">
            <text:p>5.06915</text:p>
          </table:table-cell>
          <table:table-cell table:formula="of:=[30x30x30.A5]+[30x30x30.B5]" office:value-type="float" office:value="5.465054" calcext:value-type="float">
            <text:p>5.465054</text:p>
          </table:table-cell>
          <table:table-cell table:formula="of:=[.D$2]/([.C5]/1000)/1000000" office:value-type="float" office:value="4.94048183238446" calcext:value-type="float">
            <text:p>4.9404818324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5.14035" calcext:value-type="float">
            <text:p>5.14035</text:p>
          </table:table-cell>
          <table:table-cell table:formula="of:=[30x30x30.A6]+[30x30x30.B6]" office:value-type="float" office:value="5.535582" calcext:value-type="float">
            <text:p>5.535582</text:p>
          </table:table-cell>
          <table:table-cell table:formula="of:=[.D$2]/([.C6]/1000)/1000000" office:value-type="float" office:value="4.87753591221303" calcext:value-type="float">
            <text:p>4.8775359122</text:p>
          </table:table-cell>
        </table:table-row>
        <table:table-row table:style-name="ro1">
          <table:table-cell office:value-type="float" office:value="0.398048" calcext:value-type="float">
            <text:p>0.398048</text:p>
          </table:table-cell>
          <table:table-cell office:value-type="float" office:value="5.2471" calcext:value-type="float">
            <text:p>5.2471</text:p>
          </table:table-cell>
          <table:table-cell table:formula="of:=[30x30x30.A7]+[30x30x30.B7]" office:value-type="float" office:value="5.645148" calcext:value-type="float">
            <text:p>5.645148</text:p>
          </table:table-cell>
          <table:table-cell table:formula="of:=[.D$2]/([.C7]/1000)/1000000" office:value-type="float" office:value="4.7828684030959" calcext:value-type="float">
            <text:p>4.7828684031</text:p>
          </table:table-cell>
        </table:table-row>
        <table:table-row table:style-name="ro1">
          <table:table-cell office:value-type="float" office:value="0.39344" calcext:value-type="float">
            <text:p>0.39344</text:p>
          </table:table-cell>
          <table:table-cell office:value-type="float" office:value="5.1529" calcext:value-type="float">
            <text:p>5.1529</text:p>
          </table:table-cell>
          <table:table-cell table:formula="of:=[30x30x30.A8]+[30x30x30.B8]" office:value-type="float" office:value="5.54634" calcext:value-type="float">
            <text:p>5.54634</text:p>
          </table:table-cell>
          <table:table-cell table:formula="of:=[.D$2]/([.C8]/1000)/1000000" office:value-type="float" office:value="4.86807516308052" calcext:value-type="float">
            <text:p>4.8680751631</text:p>
          </table:table-cell>
        </table:table-row>
        <table:table-row table:style-name="ro1">
          <table:table-cell office:value-type="float" office:value="0.394336" calcext:value-type="float">
            <text:p>0.394336</text:p>
          </table:table-cell>
          <table:table-cell office:value-type="float" office:value="5.20323" calcext:value-type="float">
            <text:p>5.20323</text:p>
          </table:table-cell>
          <table:table-cell table:formula="of:=[30x30x30.A9]+[30x30x30.B9]" office:value-type="float" office:value="5.597566" calcext:value-type="float">
            <text:p>5.597566</text:p>
          </table:table-cell>
          <table:table-cell table:formula="of:=[.D$2]/([.C9]/1000)/1000000" office:value-type="float" office:value="4.82352508215178" calcext:value-type="float">
            <text:p>4.8235250822</text:p>
          </table:table-cell>
        </table:table-row>
        <table:table-row table:style-name="ro1">
          <table:table-cell office:value-type="float" office:value="0.396032" calcext:value-type="float">
            <text:p>0.396032</text:p>
          </table:table-cell>
          <table:table-cell office:value-type="float" office:value="5.21501" calcext:value-type="float">
            <text:p>5.21501</text:p>
          </table:table-cell>
          <table:table-cell table:formula="of:=[30x30x30.A10]+[30x30x30.B10]" office:value-type="float" office:value="5.611042" calcext:value-type="float">
            <text:p>5.611042</text:p>
          </table:table-cell>
          <table:table-cell table:formula="of:=[.D$2]/([.C10]/1000)/1000000" office:value-type="float" office:value="4.81194045597948" calcext:value-type="float">
            <text:p>4.811940456</text:p>
          </table:table-cell>
        </table:table-row>
        <table:table-row table:style-name="ro1">
          <table:table-cell office:value-type="float" office:value="0.395808" calcext:value-type="float">
            <text:p>0.395808</text:p>
          </table:table-cell>
          <table:table-cell office:value-type="float" office:value="5.12592" calcext:value-type="float">
            <text:p>5.12592</text:p>
          </table:table-cell>
          <table:table-cell table:formula="of:=[30x30x30.A11]+[30x30x30.B11]" office:value-type="float" office:value="5.521728" calcext:value-type="float">
            <text:p>5.521728</text:p>
          </table:table-cell>
          <table:table-cell table:formula="of:=[.D$2]/([.C11]/1000)/1000000" office:value-type="float" office:value="4.88977363607914" calcext:value-type="float">
            <text:p>4.8897736361</text:p>
          </table:table-cell>
        </table:table-row>
        <table:table-row table:style-name="ro1">
          <table:table-cell office:value-type="float" office:value="0.393632" calcext:value-type="float">
            <text:p>0.393632</text:p>
          </table:table-cell>
          <table:table-cell office:value-type="float" office:value="5.14157" calcext:value-type="float">
            <text:p>5.14157</text:p>
          </table:table-cell>
          <table:table-cell table:formula="of:=[30x30x30.A12]+[30x30x30.B12]" office:value-type="float" office:value="5.535202" calcext:value-type="float">
            <text:p>5.535202</text:p>
          </table:table-cell>
          <table:table-cell table:formula="of:=[.D$2]/([.C12]/1000)/1000000" office:value-type="float" office:value="4.87787076244011" calcext:value-type="float">
            <text:p>4.8778707624</text:p>
          </table:table-cell>
        </table:table-row>
        <table:table-row table:style-name="ro1">
          <table:table-cell office:value-type="float" office:value="0.395936" calcext:value-type="float">
            <text:p>0.395936</text:p>
          </table:table-cell>
          <table:table-cell office:value-type="float" office:value="5.10813" calcext:value-type="float">
            <text:p>5.10813</text:p>
          </table:table-cell>
          <table:table-cell table:formula="of:=[30x30x30.A13]+[30x30x30.B13]" office:value-type="float" office:value="5.504066" calcext:value-type="float">
            <text:p>5.504066</text:p>
          </table:table-cell>
          <table:table-cell table:formula="of:=[.D$2]/([.C13]/1000)/1000000" office:value-type="float" office:value="4.90546443302097" calcext:value-type="float">
            <text:p>4.905464433</text:p>
          </table:table-cell>
        </table:table-row>
        <table:table-row table:style-name="ro1">
          <table:table-cell office:value-type="float" office:value="0.399392" calcext:value-type="float">
            <text:p>0.399392</text:p>
          </table:table-cell>
          <table:table-cell office:value-type="float" office:value="5.08291" calcext:value-type="float">
            <text:p>5.08291</text:p>
          </table:table-cell>
          <table:table-cell table:formula="of:=[30x30x30.A14]+[30x30x30.B14]" office:value-type="float" office:value="5.482302" calcext:value-type="float">
            <text:p>5.482302</text:p>
          </table:table-cell>
          <table:table-cell table:formula="of:=[.D$2]/([.C14]/1000)/1000000" office:value-type="float" office:value="4.92493846562995" calcext:value-type="float">
            <text:p>4.9249384656</text:p>
          </table:table-cell>
        </table:table-row>
        <table:table-row table:style-name="ro1">
          <table:table-cell office:value-type="float" office:value="0.395104" calcext:value-type="float">
            <text:p>0.395104</text:p>
          </table:table-cell>
          <table:table-cell office:value-type="float" office:value="5.06237" calcext:value-type="float">
            <text:p>5.06237</text:p>
          </table:table-cell>
          <table:table-cell table:formula="of:=[30x30x30.A15]+[30x30x30.B15]" office:value-type="float" office:value="5.457474" calcext:value-type="float">
            <text:p>5.457474</text:p>
          </table:table-cell>
          <table:table-cell table:formula="of:=[.D$2]/([.C15]/1000)/1000000" office:value-type="float" office:value="4.94734377112928" calcext:value-type="float">
            <text:p>4.9473437711</text:p>
          </table:table-cell>
        </table:table-row>
        <table:table-row table:style-name="ro1">
          <table:table-cell office:value-type="float" office:value="0.39536" calcext:value-type="float">
            <text:p>0.39536</text:p>
          </table:table-cell>
          <table:table-cell office:value-type="float" office:value="5.06086" calcext:value-type="float">
            <text:p>5.06086</text:p>
          </table:table-cell>
          <table:table-cell table:formula="of:=[30x30x30.A16]+[30x30x30.B16]" office:value-type="float" office:value="5.45622" calcext:value-type="float">
            <text:p>5.45622</text:p>
          </table:table-cell>
          <table:table-cell table:formula="of:=[.D$2]/([.C16]/1000)/1000000" office:value-type="float" office:value="4.94848081638937" calcext:value-type="float">
            <text:p>4.9484808164</text:p>
          </table:table-cell>
        </table:table-row>
        <table:table-row table:style-name="ro1">
          <table:table-cell office:value-type="float" office:value="0.394336" calcext:value-type="float">
            <text:p>0.394336</text:p>
          </table:table-cell>
          <table:table-cell office:value-type="float" office:value="5.06202" calcext:value-type="float">
            <text:p>5.06202</text:p>
          </table:table-cell>
          <table:table-cell table:formula="of:=[30x30x30.A17]+[30x30x30.B17]" office:value-type="float" office:value="5.456356" calcext:value-type="float">
            <text:p>5.456356</text:p>
          </table:table-cell>
          <table:table-cell table:formula="of:=[.D$2]/([.C17]/1000)/1000000" office:value-type="float" office:value="4.94835747520873" calcext:value-type="float">
            <text:p>4.9483574752</text:p>
          </table:table-cell>
        </table:table-row>
        <table:table-row table:style-name="ro1">
          <table:table-cell office:value-type="float" office:value="0.395136" calcext:value-type="float">
            <text:p>0.395136</text:p>
          </table:table-cell>
          <table:table-cell office:value-type="float" office:value="5.02915" calcext:value-type="float">
            <text:p>5.02915</text:p>
          </table:table-cell>
          <table:table-cell table:formula="of:=[30x30x30.A18]+[30x30x30.B18]" office:value-type="float" office:value="5.424286" calcext:value-type="float">
            <text:p>5.424286</text:p>
          </table:table-cell>
          <table:table-cell table:formula="of:=[.D$2]/([.C18]/1000)/1000000" office:value-type="float" office:value="4.97761364352838" calcext:value-type="float">
            <text:p>4.9776136435</text:p>
          </table:table-cell>
        </table:table-row>
        <table:table-row table:style-name="ro1">
          <table:table-cell office:value-type="float" office:value="0.395808" calcext:value-type="float">
            <text:p>0.395808</text:p>
          </table:table-cell>
          <table:table-cell office:value-type="float" office:value="4.96397" calcext:value-type="float">
            <text:p>4.96397</text:p>
          </table:table-cell>
          <table:table-cell table:formula="of:=[30x30x30.A19]+[30x30x30.B19]" office:value-type="float" office:value="5.359778" calcext:value-type="float">
            <text:p>5.359778</text:p>
          </table:table-cell>
          <table:table-cell table:formula="of:=[.D$2]/([.C19]/1000)/1000000" office:value-type="float" office:value="5.03752207647406" calcext:value-type="float">
            <text:p>5.0375220765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4.98234" calcext:value-type="float">
            <text:p>4.98234</text:p>
          </table:table-cell>
          <table:table-cell table:formula="of:=[30x30x30.A20]+[30x30x30.B20]" office:value-type="float" office:value="5.377572" calcext:value-type="float">
            <text:p>5.377572</text:p>
          </table:table-cell>
          <table:table-cell table:formula="of:=[.D$2]/([.C20]/1000)/1000000" office:value-type="float" office:value="5.0208532772783" calcext:value-type="float">
            <text:p>5.0208532773</text:p>
          </table:table-cell>
        </table:table-row>
        <table:table-row table:style-name="ro1">
          <table:table-cell office:value-type="float" office:value="0.394944" calcext:value-type="float">
            <text:p>0.394944</text:p>
          </table:table-cell>
          <table:table-cell office:value-type="float" office:value="5.00275" calcext:value-type="float">
            <text:p>5.00275</text:p>
          </table:table-cell>
          <table:table-cell table:formula="of:=[30x30x30.A21]+[30x30x30.B21]" office:value-type="float" office:value="5.397694" calcext:value-type="float">
            <text:p>5.397694</text:p>
          </table:table-cell>
          <table:table-cell table:formula="of:=[.D$2]/([.C21]/1000)/1000000" office:value-type="float" office:value="5.00213609737788" calcext:value-type="float">
            <text:p>5.0021360974</text:p>
          </table:table-cell>
        </table:table-row>
        <table:table-row table:style-name="ro1">
          <table:table-cell office:value-type="float" office:value="0.393984" calcext:value-type="float">
            <text:p>0.393984</text:p>
          </table:table-cell>
          <table:table-cell office:value-type="float" office:value="4.97315" calcext:value-type="float">
            <text:p>4.97315</text:p>
          </table:table-cell>
          <table:table-cell table:formula="of:=[30x30x30.A22]+[30x30x30.B22]" office:value-type="float" office:value="5.367134" calcext:value-type="float">
            <text:p>5.367134</text:p>
          </table:table-cell>
          <table:table-cell table:formula="of:=[.D$2]/([.C22]/1000)/1000000" office:value-type="float" office:value="5.03061783067089" calcext:value-type="float">
            <text:p>5.0306178307</text:p>
          </table:table-cell>
        </table:table-row>
        <table:table-row table:style-name="ro1">
          <table:table-cell office:value-type="float" office:value="0.394592" calcext:value-type="float">
            <text:p>0.394592</text:p>
          </table:table-cell>
          <table:table-cell office:value-type="float" office:value="5.01514" calcext:value-type="float">
            <text:p>5.01514</text:p>
          </table:table-cell>
          <table:table-cell table:formula="of:=[30x30x30.A23]+[30x30x30.B23]" office:value-type="float" office:value="5.409732" calcext:value-type="float">
            <text:p>5.409732</text:p>
          </table:table-cell>
          <table:table-cell table:formula="of:=[.D$2]/([.C23]/1000)/1000000" office:value-type="float" office:value="4.9910050996981" calcext:value-type="float">
            <text:p>4.9910050997</text:p>
          </table:table-cell>
        </table:table-row>
        <table:table-row table:style-name="ro1">
          <table:table-cell office:value-type="float" office:value="0.395904" calcext:value-type="float">
            <text:p>0.395904</text:p>
          </table:table-cell>
          <table:table-cell office:value-type="float" office:value="4.97574" calcext:value-type="float">
            <text:p>4.97574</text:p>
          </table:table-cell>
          <table:table-cell table:formula="of:=[30x30x30.A24]+[30x30x30.B24]" office:value-type="float" office:value="5.371644" calcext:value-type="float">
            <text:p>5.371644</text:p>
          </table:table-cell>
          <table:table-cell table:formula="of:=[.D$2]/([.C24]/1000)/1000000" office:value-type="float" office:value="5.0263941541919" calcext:value-type="float">
            <text:p>5.0263941542</text:p>
          </table:table-cell>
        </table:table-row>
        <table:table-row table:style-name="ro1">
          <table:table-cell office:value-type="float" office:value="0.394656" calcext:value-type="float">
            <text:p>0.394656</text:p>
          </table:table-cell>
          <table:table-cell office:value-type="float" office:value="4.96902" calcext:value-type="float">
            <text:p>4.96902</text:p>
          </table:table-cell>
          <table:table-cell table:formula="of:=[30x30x30.A25]+[30x30x30.B25]" office:value-type="float" office:value="5.363676" calcext:value-type="float">
            <text:p>5.363676</text:p>
          </table:table-cell>
          <table:table-cell table:formula="of:=[.D$2]/([.C25]/1000)/1000000" office:value-type="float" office:value="5.03386110570437" calcext:value-type="float">
            <text:p>5.0338611057</text:p>
          </table:table-cell>
        </table:table-row>
        <table:table-row table:style-name="ro1">
          <table:table-cell office:value-type="float" office:value="0.396256" calcext:value-type="float">
            <text:p>0.396256</text:p>
          </table:table-cell>
          <table:table-cell office:value-type="float" office:value="5.01683" calcext:value-type="float">
            <text:p>5.01683</text:p>
          </table:table-cell>
          <table:table-cell table:formula="of:=[30x30x30.A26]+[30x30x30.B26]" office:value-type="float" office:value="5.413086" calcext:value-type="float">
            <text:p>5.413086</text:p>
          </table:table-cell>
          <table:table-cell table:formula="of:=[.D$2]/([.C26]/1000)/1000000" office:value-type="float" office:value="4.98791262507191" calcext:value-type="float">
            <text:p>4.9879126251</text:p>
          </table:table-cell>
        </table:table-row>
        <table:table-row table:style-name="ro1">
          <table:table-cell office:value-type="float" office:value="0.39424" calcext:value-type="float">
            <text:p>0.39424</text:p>
          </table:table-cell>
          <table:table-cell office:value-type="float" office:value="4.96525" calcext:value-type="float">
            <text:p>4.96525</text:p>
          </table:table-cell>
          <table:table-cell table:formula="of:=[30x30x30.A27]+[30x30x30.B27]" office:value-type="float" office:value="5.35949" calcext:value-type="float">
            <text:p>5.35949</text:p>
          </table:table-cell>
          <table:table-cell table:formula="of:=[.D$2]/([.C27]/1000)/1000000" office:value-type="float" office:value="5.03779277505882" calcext:value-type="float">
            <text:p>5.0377927751</text:p>
          </table:table-cell>
        </table:table-row>
        <table:table-row table:style-name="ro1">
          <table:table-cell office:value-type="float" office:value="0.396544" calcext:value-type="float">
            <text:p>0.396544</text:p>
          </table:table-cell>
          <table:table-cell office:value-type="float" office:value="4.99805" calcext:value-type="float">
            <text:p>4.99805</text:p>
          </table:table-cell>
          <table:table-cell table:formula="of:=[30x30x30.A28]+[30x30x30.B28]" office:value-type="float" office:value="5.394594" calcext:value-type="float">
            <text:p>5.394594</text:p>
          </table:table-cell>
          <table:table-cell table:formula="of:=[.D$2]/([.C28]/1000)/1000000" office:value-type="float" office:value="5.00501057169455" calcext:value-type="float">
            <text:p>5.0050105717</text:p>
          </table:table-cell>
        </table:table-row>
        <table:table-row table:style-name="ro1">
          <table:table-cell office:value-type="float" office:value="0.396544" calcext:value-type="float">
            <text:p>0.396544</text:p>
          </table:table-cell>
          <table:table-cell office:value-type="float" office:value="5.00256" calcext:value-type="float">
            <text:p>5.00256</text:p>
          </table:table-cell>
          <table:table-cell table:formula="of:=[30x30x30.A29]+[30x30x30.B29]" office:value-type="float" office:value="5.399104" calcext:value-type="float">
            <text:p>5.399104</text:p>
          </table:table-cell>
          <table:table-cell table:formula="of:=[.D$2]/([.C29]/1000)/1000000" office:value-type="float" office:value="5.00082976730954" calcext:value-type="float">
            <text:p>5.0008297673</text:p>
          </table:table-cell>
        </table:table-row>
        <table:table-row table:style-name="ro1">
          <table:table-cell office:value-type="float" office:value="0.401888" calcext:value-type="float">
            <text:p>0.401888</text:p>
          </table:table-cell>
          <table:table-cell office:value-type="float" office:value="5.00141" calcext:value-type="float">
            <text:p>5.00141</text:p>
          </table:table-cell>
          <table:table-cell table:formula="of:=[30x30x30.A30]+[30x30x30.B30]" office:value-type="float" office:value="5.403298" calcext:value-type="float">
            <text:p>5.403298</text:p>
          </table:table-cell>
          <table:table-cell table:formula="of:=[.D$2]/([.C30]/1000)/1000000" office:value-type="float" office:value="4.99694816017921" calcext:value-type="float">
            <text:p>4.9969481602</text:p>
          </table:table-cell>
        </table:table-row>
        <table:table-row table:style-name="ro1">
          <table:table-cell office:value-type="float" office:value="0.39632" calcext:value-type="float">
            <text:p>0.39632</text:p>
          </table:table-cell>
          <table:table-cell office:value-type="float" office:value="4.99296" calcext:value-type="float">
            <text:p>4.99296</text:p>
          </table:table-cell>
          <table:table-cell table:formula="of:=[30x30x30.A31]+[30x30x30.B31]" office:value-type="float" office:value="5.38928" calcext:value-type="float">
            <text:p>5.38928</text:p>
          </table:table-cell>
          <table:table-cell table:formula="of:=[.D$2]/([.C31]/1000)/1000000" office:value-type="float" office:value="5.00994566992251" calcext:value-type="float">
            <text:p>5.0099456699</text:p>
          </table:table-cell>
        </table:table-row>
        <table:table-row table:style-name="ro1">
          <table:table-cell office:value-type="float" office:value="0.394944" calcext:value-type="float">
            <text:p>0.394944</text:p>
          </table:table-cell>
          <table:table-cell office:value-type="float" office:value="4.96928" calcext:value-type="float">
            <text:p>4.96928</text:p>
          </table:table-cell>
          <table:table-cell table:formula="of:=[30x30x30.A32]+[30x30x30.B32]" office:value-type="float" office:value="5.364224" calcext:value-type="float">
            <text:p>5.364224</text:p>
          </table:table-cell>
          <table:table-cell table:formula="of:=[.D$2]/([.C32]/1000)/1000000" office:value-type="float" office:value="5.03334685501575" calcext:value-type="float">
            <text:p>5.033346855</text:p>
          </table:table-cell>
        </table:table-row>
        <table:table-row table:style-name="ro1">
          <table:table-cell office:value-type="float" office:value="0.40016" calcext:value-type="float">
            <text:p>0.40016</text:p>
          </table:table-cell>
          <table:table-cell office:value-type="float" office:value="5.02451" calcext:value-type="float">
            <text:p>5.02451</text:p>
          </table:table-cell>
          <table:table-cell table:formula="of:=[30x30x30.A33]+[30x30x30.B33]" office:value-type="float" office:value="5.42467" calcext:value-type="float">
            <text:p>5.42467</text:p>
          </table:table-cell>
          <table:table-cell table:formula="of:=[.D$2]/([.C33]/1000)/1000000" office:value-type="float" office:value="4.97726128962684" calcext:value-type="float">
            <text:p>4.9772612896</text:p>
          </table:table-cell>
        </table:table-row>
        <table:table-row table:style-name="ro1">
          <table:table-cell office:value-type="float" office:value="0.39488" calcext:value-type="float">
            <text:p>0.39488</text:p>
          </table:table-cell>
          <table:table-cell office:value-type="float" office:value="5.01808" calcext:value-type="float">
            <text:p>5.01808</text:p>
          </table:table-cell>
          <table:table-cell table:formula="of:=[30x30x30.A34]+[30x30x30.B34]" office:value-type="float" office:value="5.41296" calcext:value-type="float">
            <text:p>5.41296</text:p>
          </table:table-cell>
          <table:table-cell table:formula="of:=[.D$2]/([.C34]/1000)/1000000" office:value-type="float" office:value="4.98802873104549" calcext:value-type="float">
            <text:p>4.988028731</text:p>
          </table:table-cell>
        </table:table-row>
        <table:table-row table:style-name="ro1">
          <table:table-cell office:value-type="float" office:value="0.39456" calcext:value-type="float">
            <text:p>0.39456</text:p>
          </table:table-cell>
          <table:table-cell office:value-type="float" office:value="4.97738" calcext:value-type="float">
            <text:p>4.97738</text:p>
          </table:table-cell>
          <table:table-cell table:formula="of:=[30x30x30.A35]+[30x30x30.B35]" office:value-type="float" office:value="5.37194" calcext:value-type="float">
            <text:p>5.37194</text:p>
          </table:table-cell>
          <table:table-cell table:formula="of:=[.D$2]/([.C35]/1000)/1000000" office:value-type="float" office:value="5.02611719416077" calcext:value-type="float">
            <text:p>5.0261171942</text:p>
          </table:table-cell>
        </table:table-row>
        <table:table-row table:style-name="ro1">
          <table:table-cell office:value-type="float" office:value="0.395072" calcext:value-type="float">
            <text:p>0.395072</text:p>
          </table:table-cell>
          <table:table-cell office:value-type="float" office:value="4.96262" calcext:value-type="float">
            <text:p>4.96262</text:p>
          </table:table-cell>
          <table:table-cell table:formula="of:=[30x30x30.A36]+[30x30x30.B36]" office:value-type="float" office:value="5.357692" calcext:value-type="float">
            <text:p>5.357692</text:p>
          </table:table-cell>
          <table:table-cell table:formula="of:=[.D$2]/([.C36]/1000)/1000000" office:value-type="float" office:value="5.03948341935296" calcext:value-type="float">
            <text:p>5.0394834194</text:p>
          </table:table-cell>
        </table:table-row>
        <table:table-row table:style-name="ro1">
          <table:table-cell office:value-type="float" office:value="0.393984" calcext:value-type="float">
            <text:p>0.393984</text:p>
          </table:table-cell>
          <table:table-cell office:value-type="float" office:value="4.99533" calcext:value-type="float">
            <text:p>4.99533</text:p>
          </table:table-cell>
          <table:table-cell table:formula="of:=[30x30x30.A37]+[30x30x30.B37]" office:value-type="float" office:value="5.389314" calcext:value-type="float">
            <text:p>5.389314</text:p>
          </table:table-cell>
          <table:table-cell table:formula="of:=[.D$2]/([.C37]/1000)/1000000" office:value-type="float" office:value="5.0099140632741" calcext:value-type="float">
            <text:p>5.0099140633</text:p>
          </table:table-cell>
        </table:table-row>
        <table:table-row table:style-name="ro1">
          <table:table-cell office:value-type="float" office:value="0.394464" calcext:value-type="float">
            <text:p>0.394464</text:p>
          </table:table-cell>
          <table:table-cell office:value-type="float" office:value="4.99626" calcext:value-type="float">
            <text:p>4.99626</text:p>
          </table:table-cell>
          <table:table-cell table:formula="of:=[30x30x30.A38]+[30x30x30.B38]" office:value-type="float" office:value="5.390724" calcext:value-type="float">
            <text:p>5.390724</text:p>
          </table:table-cell>
          <table:table-cell table:formula="of:=[.D$2]/([.C38]/1000)/1000000" office:value-type="float" office:value="5.00860366807872" calcext:value-type="float">
            <text:p>5.0086036681</text:p>
          </table:table-cell>
        </table:table-row>
        <table:table-row table:style-name="ro1">
          <table:table-cell office:value-type="float" office:value="0.395872" calcext:value-type="float">
            <text:p>0.395872</text:p>
          </table:table-cell>
          <table:table-cell office:value-type="float" office:value="5.00723" calcext:value-type="float">
            <text:p>5.00723</text:p>
          </table:table-cell>
          <table:table-cell table:formula="of:=[30x30x30.A39]+[30x30x30.B39]" office:value-type="float" office:value="5.403102" calcext:value-type="float">
            <text:p>5.403102</text:p>
          </table:table-cell>
          <table:table-cell table:formula="of:=[.D$2]/([.C39]/1000)/1000000" office:value-type="float" office:value="4.99712942676263" calcext:value-type="float">
            <text:p>4.9971294268</text:p>
          </table:table-cell>
        </table:table-row>
        <table:table-row table:style-name="ro1">
          <table:table-cell office:value-type="float" office:value="0.396064" calcext:value-type="float">
            <text:p>0.396064</text:p>
          </table:table-cell>
          <table:table-cell office:value-type="float" office:value="4.98474" calcext:value-type="float">
            <text:p>4.98474</text:p>
          </table:table-cell>
          <table:table-cell table:formula="of:=[30x30x30.A40]+[30x30x30.B40]" office:value-type="float" office:value="5.380804" calcext:value-type="float">
            <text:p>5.380804</text:p>
          </table:table-cell>
          <table:table-cell table:formula="of:=[.D$2]/([.C40]/1000)/1000000" office:value-type="float" office:value="5.01783748302298" calcext:value-type="float">
            <text:p>5.017837483</text:p>
          </table:table-cell>
        </table:table-row>
        <table:table-row table:style-name="ro1">
          <table:table-cell office:value-type="float" office:value="0.394144" calcext:value-type="float">
            <text:p>0.394144</text:p>
          </table:table-cell>
          <table:table-cell office:value-type="float" office:value="5.00365" calcext:value-type="float">
            <text:p>5.00365</text:p>
          </table:table-cell>
          <table:table-cell table:formula="of:=[30x30x30.A41]+[30x30x30.B41]" office:value-type="float" office:value="5.397794" calcext:value-type="float">
            <text:p>5.397794</text:p>
          </table:table-cell>
          <table:table-cell table:formula="of:=[.D$2]/([.C41]/1000)/1000000" office:value-type="float" office:value="5.00204342737051" calcext:value-type="float">
            <text:p>5.0020434274</text:p>
          </table:table-cell>
        </table:table-row>
        <table:table-row table:style-name="ro1">
          <table:table-cell office:value-type="float" office:value="0.395488" calcext:value-type="float">
            <text:p>0.395488</text:p>
          </table:table-cell>
          <table:table-cell office:value-type="float" office:value="4.99917" calcext:value-type="float">
            <text:p>4.99917</text:p>
          </table:table-cell>
          <table:table-cell table:formula="of:=[30x30x30.A42]+[30x30x30.B42]" office:value-type="float" office:value="5.394658" calcext:value-type="float">
            <text:p>5.394658</text:p>
          </table:table-cell>
          <table:table-cell table:formula="of:=[.D$2]/([.C42]/1000)/1000000" office:value-type="float" office:value="5.00495119431111" calcext:value-type="float">
            <text:p>5.0049511943</text:p>
          </table:table-cell>
        </table:table-row>
        <table:table-row table:style-name="ro1">
          <table:table-cell office:value-type="float" office:value="0.395104" calcext:value-type="float">
            <text:p>0.395104</text:p>
          </table:table-cell>
          <table:table-cell office:value-type="float" office:value="4.99306" calcext:value-type="float">
            <text:p>4.99306</text:p>
          </table:table-cell>
          <table:table-cell table:formula="of:=[30x30x30.A43]+[30x30x30.B43]" office:value-type="float" office:value="5.388164" calcext:value-type="float">
            <text:p>5.388164</text:p>
          </table:table-cell>
          <table:table-cell table:formula="of:=[.D$2]/([.C43]/1000)/1000000" office:value-type="float" office:value="5.01098333309825" calcext:value-type="float">
            <text:p>5.0109833331</text:p>
          </table:table-cell>
        </table:table-row>
        <table:table-row table:style-name="ro1">
          <table:table-cell office:value-type="float" office:value="0.394848" calcext:value-type="float">
            <text:p>0.394848</text:p>
          </table:table-cell>
          <table:table-cell office:value-type="float" office:value="5.00698" calcext:value-type="float">
            <text:p>5.00698</text:p>
          </table:table-cell>
          <table:table-cell table:formula="of:=[30x30x30.A44]+[30x30x30.B44]" office:value-type="float" office:value="5.401828" calcext:value-type="float">
            <text:p>5.401828</text:p>
          </table:table-cell>
          <table:table-cell table:formula="of:=[.D$2]/([.C44]/1000)/1000000" office:value-type="float" office:value="4.99830798018745" calcext:value-type="float">
            <text:p>4.9983079802</text:p>
          </table:table-cell>
        </table:table-row>
        <table:table-row table:style-name="ro1">
          <table:table-cell office:value-type="float" office:value="0.394944" calcext:value-type="float">
            <text:p>0.394944</text:p>
          </table:table-cell>
          <table:table-cell office:value-type="float" office:value="4.99021" calcext:value-type="float">
            <text:p>4.99021</text:p>
          </table:table-cell>
          <table:table-cell table:formula="of:=[30x30x30.A45]+[30x30x30.B45]" office:value-type="float" office:value="5.385154" calcext:value-type="float">
            <text:p>5.385154</text:p>
          </table:table-cell>
          <table:table-cell table:formula="of:=[.D$2]/([.C45]/1000)/1000000" office:value-type="float" office:value="5.01378419261548" calcext:value-type="float">
            <text:p>5.0137841926</text:p>
          </table:table-cell>
        </table:table-row>
        <table:table-row table:style-name="ro1">
          <table:table-cell office:value-type="float" office:value="0.394272" calcext:value-type="float">
            <text:p>0.394272</text:p>
          </table:table-cell>
          <table:table-cell office:value-type="float" office:value="5.01526" calcext:value-type="float">
            <text:p>5.01526</text:p>
          </table:table-cell>
          <table:table-cell table:formula="of:=[30x30x30.A46]+[30x30x30.B46]" office:value-type="float" office:value="5.409532" calcext:value-type="float">
            <text:p>5.409532</text:p>
          </table:table-cell>
          <table:table-cell table:formula="of:=[.D$2]/([.C46]/1000)/1000000" office:value-type="float" office:value="4.99118962601571" calcext:value-type="float">
            <text:p>4.991189626</text:p>
          </table:table-cell>
        </table:table-row>
        <table:table-row table:style-name="ro1">
          <table:table-cell office:value-type="float" office:value="0.394304" calcext:value-type="float">
            <text:p>0.394304</text:p>
          </table:table-cell>
          <table:table-cell office:value-type="float" office:value="5.00448" calcext:value-type="float">
            <text:p>5.00448</text:p>
          </table:table-cell>
          <table:table-cell table:formula="of:=[30x30x30.A47]+[30x30x30.B47]" office:value-type="float" office:value="5.398784" calcext:value-type="float">
            <text:p>5.398784</text:p>
          </table:table-cell>
          <table:table-cell table:formula="of:=[.D$2]/([.C47]/1000)/1000000" office:value-type="float" office:value="5.00112617952487" calcext:value-type="float">
            <text:p>5.0011261795</text:p>
          </table:table-cell>
        </table:table-row>
        <table:table-row table:style-name="ro1">
          <table:table-cell office:value-type="float" office:value="0.393536" calcext:value-type="float">
            <text:p>0.393536</text:p>
          </table:table-cell>
          <table:table-cell office:value-type="float" office:value="5.02042" calcext:value-type="float">
            <text:p>5.02042</text:p>
          </table:table-cell>
          <table:table-cell table:formula="of:=[30x30x30.A48]+[30x30x30.B48]" office:value-type="float" office:value="5.413956" calcext:value-type="float">
            <text:p>5.413956</text:p>
          </table:table-cell>
          <table:table-cell table:formula="of:=[.D$2]/([.C48]/1000)/1000000" office:value-type="float" office:value="4.98711108845362" calcext:value-type="float">
            <text:p>4.9871110885</text:p>
          </table:table-cell>
        </table:table-row>
        <table:table-row table:style-name="ro1">
          <table:table-cell office:value-type="float" office:value="0.396288" calcext:value-type="float">
            <text:p>0.396288</text:p>
          </table:table-cell>
          <table:table-cell office:value-type="float" office:value="5.0191" calcext:value-type="float">
            <text:p>5.0191</text:p>
          </table:table-cell>
          <table:table-cell table:formula="of:=[30x30x30.A49]+[30x30x30.B49]" office:value-type="float" office:value="5.415388" calcext:value-type="float">
            <text:p>5.415388</text:p>
          </table:table-cell>
          <table:table-cell table:formula="of:=[.D$2]/([.C49]/1000)/1000000" office:value-type="float" office:value="4.98579233842524" calcext:value-type="float">
            <text:p>4.9857923384</text:p>
          </table:table-cell>
        </table:table-row>
        <table:table-row table:style-name="ro1">
          <table:table-cell office:value-type="float" office:value="0.393344" calcext:value-type="float">
            <text:p>0.393344</text:p>
          </table:table-cell>
          <table:table-cell office:value-type="float" office:value="5.01696" calcext:value-type="float">
            <text:p>5.01696</text:p>
          </table:table-cell>
          <table:table-cell table:formula="of:=[30x30x30.A50]+[30x30x30.B50]" office:value-type="float" office:value="5.410304" calcext:value-type="float">
            <text:p>5.410304</text:p>
          </table:table-cell>
          <table:table-cell table:formula="of:=[.D$2]/([.C50]/1000)/1000000" office:value-type="float" office:value="4.99047742973408" calcext:value-type="float">
            <text:p>4.9904774297</text:p>
          </table:table-cell>
        </table:table-row>
        <table:table-row table:style-name="ro1">
          <table:table-cell office:value-type="float" office:value="0.393376" calcext:value-type="float">
            <text:p>0.393376</text:p>
          </table:table-cell>
          <table:table-cell office:value-type="float" office:value="4.99264" calcext:value-type="float">
            <text:p>4.99264</text:p>
          </table:table-cell>
          <table:table-cell table:formula="of:=[30x30x30.A51]+[30x30x30.B51]" office:value-type="float" office:value="5.386016" calcext:value-type="float">
            <text:p>5.386016</text:p>
          </table:table-cell>
          <table:table-cell table:formula="of:=[.D$2]/([.C51]/1000)/1000000" office:value-type="float" office:value="5.01298176611432" calcext:value-type="float">
            <text:p>5.0129817661</text:p>
          </table:table-cell>
        </table:table-row>
        <table:table-row table:style-name="ro1">
          <table:table-cell office:value-type="float" office:value="0.393408" calcext:value-type="float">
            <text:p>0.393408</text:p>
          </table:table-cell>
          <table:table-cell office:value-type="float" office:value="5.01226" calcext:value-type="float">
            <text:p>5.01226</text:p>
          </table:table-cell>
          <table:table-cell table:formula="of:=[30x30x30.A52]+[30x30x30.B52]" office:value-type="float" office:value="5.405668" calcext:value-type="float">
            <text:p>5.405668</text:p>
          </table:table-cell>
          <table:table-cell table:formula="of:=[.D$2]/([.C52]/1000)/1000000" office:value-type="float" office:value="4.99475735468771" calcext:value-type="float">
            <text:p>4.9947573547</text:p>
          </table:table-cell>
        </table:table-row>
        <table:table-row table:style-name="ro1">
          <table:table-cell office:value-type="float" office:value="0.394592" calcext:value-type="float">
            <text:p>0.394592</text:p>
          </table:table-cell>
          <table:table-cell office:value-type="float" office:value="4.98067" calcext:value-type="float">
            <text:p>4.98067</text:p>
          </table:table-cell>
          <table:table-cell table:formula="of:=[30x30x30.A53]+[30x30x30.B53]" office:value-type="float" office:value="5.375262" calcext:value-type="float">
            <text:p>5.375262</text:p>
          </table:table-cell>
          <table:table-cell table:formula="of:=[.D$2]/([.C53]/1000)/1000000" office:value-type="float" office:value="5.02301097137219" calcext:value-type="float">
            <text:p>5.0230109714</text:p>
          </table:table-cell>
        </table:table-row>
        <table:table-row table:style-name="ro1">
          <table:table-cell office:value-type="float" office:value="0.393536" calcext:value-type="float">
            <text:p>0.393536</text:p>
          </table:table-cell>
          <table:table-cell office:value-type="float" office:value="4.97638" calcext:value-type="float">
            <text:p>4.97638</text:p>
          </table:table-cell>
          <table:table-cell table:formula="of:=[30x30x30.A54]+[30x30x30.B54]" office:value-type="float" office:value="5.369916" calcext:value-type="float">
            <text:p>5.369916</text:p>
          </table:table-cell>
          <table:table-cell table:formula="of:=[.D$2]/([.C54]/1000)/1000000" office:value-type="float" office:value="5.02801161135482" calcext:value-type="float">
            <text:p>5.0280116114</text:p>
          </table:table-cell>
        </table:table-row>
        <table:table-row table:style-name="ro1">
          <table:table-cell office:value-type="float" office:value="0.396352" calcext:value-type="float">
            <text:p>0.396352</text:p>
          </table:table-cell>
          <table:table-cell office:value-type="float" office:value="4.99018" calcext:value-type="float">
            <text:p>4.99018</text:p>
          </table:table-cell>
          <table:table-cell table:formula="of:=[30x30x30.A55]+[30x30x30.B55]" office:value-type="float" office:value="5.386532" calcext:value-type="float">
            <text:p>5.386532</text:p>
          </table:table-cell>
          <table:table-cell table:formula="of:=[.D$2]/([.C55]/1000)/1000000" office:value-type="float" office:value="5.01250155016252" calcext:value-type="float">
            <text:p>5.0125015502</text:p>
          </table:table-cell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4.98509" calcext:value-type="float">
            <text:p>4.98509</text:p>
          </table:table-cell>
          <table:table-cell table:formula="of:=[30x30x30.A56]+[30x30x30.B56]" office:value-type="float" office:value="5.37949" calcext:value-type="float">
            <text:p>5.37949</text:p>
          </table:table-cell>
          <table:table-cell table:formula="of:=[.D$2]/([.C56]/1000)/1000000" office:value-type="float" office:value="5.01906314539111" calcext:value-type="float">
            <text:p>5.0190631454</text:p>
          </table:table-cell>
        </table:table-row>
        <table:table-row table:style-name="ro1">
          <table:table-cell office:value-type="float" office:value="0.401664" calcext:value-type="float">
            <text:p>0.401664</text:p>
          </table:table-cell>
          <table:table-cell office:value-type="float" office:value="5.0015" calcext:value-type="float">
            <text:p>5.0015</text:p>
          </table:table-cell>
          <table:table-cell table:formula="of:=[30x30x30.A57]+[30x30x30.B57]" office:value-type="float" office:value="5.403164" calcext:value-type="float">
            <text:p>5.403164</text:p>
          </table:table-cell>
          <table:table-cell table:formula="of:=[.D$2]/([.C57]/1000)/1000000" office:value-type="float" office:value="4.99707208591114" calcext:value-type="float">
            <text:p>4.9970720859</text:p>
          </table:table-cell>
        </table:table-row>
        <table:table-row table:style-name="ro1">
          <table:table-cell office:value-type="float" office:value="0.39584" calcext:value-type="float">
            <text:p>0.39584</text:p>
          </table:table-cell>
          <table:table-cell office:value-type="float" office:value="5.00515" calcext:value-type="float">
            <text:p>5.00515</text:p>
          </table:table-cell>
          <table:table-cell table:formula="of:=[30x30x30.A58]+[30x30x30.B58]" office:value-type="float" office:value="5.40099" calcext:value-type="float">
            <text:p>5.40099</text:p>
          </table:table-cell>
          <table:table-cell table:formula="of:=[.D$2]/([.C58]/1000)/1000000" office:value-type="float" office:value="4.99908350135808" calcext:value-type="float">
            <text:p>4.9990835014</text:p>
          </table:table-cell>
        </table:table-row>
        <table:table-row table:style-name="ro1">
          <table:table-cell office:value-type="float" office:value="0.394752" calcext:value-type="float">
            <text:p>0.394752</text:p>
          </table:table-cell>
          <table:table-cell office:value-type="float" office:value="5.00698" calcext:value-type="float">
            <text:p>5.00698</text:p>
          </table:table-cell>
          <table:table-cell table:formula="of:=[30x30x30.A59]+[30x30x30.B59]" office:value-type="float" office:value="5.401732" calcext:value-type="float">
            <text:p>5.401732</text:p>
          </table:table-cell>
          <table:table-cell table:formula="of:=[.D$2]/([.C59]/1000)/1000000" office:value-type="float" office:value="4.99839681050448" calcext:value-type="float">
            <text:p>4.9983968105</text:p>
          </table:table-cell>
        </table:table-row>
        <table:table-row table:style-name="ro1">
          <table:table-cell office:value-type="float" office:value="0.396256" calcext:value-type="float">
            <text:p>0.396256</text:p>
          </table:table-cell>
          <table:table-cell office:value-type="float" office:value="4.97917" calcext:value-type="float">
            <text:p>4.97917</text:p>
          </table:table-cell>
          <table:table-cell table:formula="of:=[30x30x30.A60]+[30x30x30.B60]" office:value-type="float" office:value="5.375426" calcext:value-type="float">
            <text:p>5.375426</text:p>
          </table:table-cell>
          <table:table-cell table:formula="of:=[.D$2]/([.C60]/1000)/1000000" office:value-type="float" office:value="5.02285772327626" calcext:value-type="float">
            <text:p>5.0228577233</text:p>
          </table:table-cell>
        </table:table-row>
        <table:table-row table:style-name="ro1">
          <table:table-cell office:value-type="float" office:value="0.394752" calcext:value-type="float">
            <text:p>0.394752</text:p>
          </table:table-cell>
          <table:table-cell office:value-type="float" office:value="5.0024" calcext:value-type="float">
            <text:p>5.0024</text:p>
          </table:table-cell>
          <table:table-cell table:formula="of:=[30x30x30.A61]+[30x30x30.B61]" office:value-type="float" office:value="5.397152" calcext:value-type="float">
            <text:p>5.397152</text:p>
          </table:table-cell>
          <table:table-cell table:formula="of:=[.D$2]/([.C61]/1000)/1000000" office:value-type="float" office:value="5.00263842856381" calcext:value-type="float">
            <text:p>5.0026384286</text:p>
          </table:table-cell>
        </table:table-row>
        <table:table-row table:style-name="ro1">
          <table:table-cell office:value-type="float" office:value="0.39568" calcext:value-type="float">
            <text:p>0.39568</text:p>
          </table:table-cell>
          <table:table-cell office:value-type="float" office:value="5.00323" calcext:value-type="float">
            <text:p>5.00323</text:p>
          </table:table-cell>
          <table:table-cell table:formula="of:=[30x30x30.A62]+[30x30x30.B62]" office:value-type="float" office:value="5.39891" calcext:value-type="float">
            <text:p>5.39891</text:p>
          </table:table-cell>
          <table:table-cell table:formula="of:=[.D$2]/([.C62]/1000)/1000000" office:value-type="float" office:value="5.00100946302124" calcext:value-type="float">
            <text:p>5.001009463</text:p>
          </table:table-cell>
        </table:table-row>
        <table:table-row table:style-name="ro1">
          <table:table-cell office:value-type="float" office:value="0.39488" calcext:value-type="float">
            <text:p>0.39488</text:p>
          </table:table-cell>
          <table:table-cell office:value-type="float" office:value="4.97766" calcext:value-type="float">
            <text:p>4.97766</text:p>
          </table:table-cell>
          <table:table-cell table:formula="of:=[30x30x30.A63]+[30x30x30.B63]" office:value-type="float" office:value="5.37254" calcext:value-type="float">
            <text:p>5.37254</text:p>
          </table:table-cell>
          <table:table-cell table:formula="of:=[.D$2]/([.C63]/1000)/1000000" office:value-type="float" office:value="5.02555588232009" calcext:value-type="float">
            <text:p>5.0255558823</text:p>
          </table:table-cell>
        </table:table-row>
        <table:table-row table:style-name="ro1">
          <table:table-cell office:value-type="float" office:value="0.393824" calcext:value-type="float">
            <text:p>0.393824</text:p>
          </table:table-cell>
          <table:table-cell office:value-type="float" office:value="4.9815" calcext:value-type="float">
            <text:p>4.9815</text:p>
          </table:table-cell>
          <table:table-cell table:formula="of:=[30x30x30.A64]+[30x30x30.B64]" office:value-type="float" office:value="5.375324" calcext:value-type="float">
            <text:p>5.375324</text:p>
          </table:table-cell>
          <table:table-cell table:formula="of:=[.D$2]/([.C64]/1000)/1000000" office:value-type="float" office:value="5.02295303501705" calcext:value-type="float">
            <text:p>5.022953035</text:p>
          </table:table-cell>
        </table:table-row>
        <table:table-row table:style-name="ro1">
          <table:table-cell office:value-type="float" office:value="0.393568" calcext:value-type="float">
            <text:p>0.393568</text:p>
          </table:table-cell>
          <table:table-cell office:value-type="float" office:value="4.99658" calcext:value-type="float">
            <text:p>4.99658</text:p>
          </table:table-cell>
          <table:table-cell table:formula="of:=[30x30x30.A65]+[30x30x30.B65]" office:value-type="float" office:value="5.390148" calcext:value-type="float">
            <text:p>5.390148</text:p>
          </table:table-cell>
          <table:table-cell table:formula="of:=[.D$2]/([.C65]/1000)/1000000" office:value-type="float" office:value="5.00913889562958" calcext:value-type="float">
            <text:p>5.0091388956</text:p>
          </table:table-cell>
        </table:table-row>
        <table:table-row table:style-name="ro1">
          <table:table-cell office:value-type="float" office:value="0.394816" calcext:value-type="float">
            <text:p>0.394816</text:p>
          </table:table-cell>
          <table:table-cell office:value-type="float" office:value="5.01114" calcext:value-type="float">
            <text:p>5.01114</text:p>
          </table:table-cell>
          <table:table-cell table:formula="of:=[30x30x30.A66]+[30x30x30.B66]" office:value-type="float" office:value="5.405956" calcext:value-type="float">
            <text:p>5.405956</text:p>
          </table:table-cell>
          <table:table-cell table:formula="of:=[.D$2]/([.C66]/1000)/1000000" office:value-type="float" office:value="4.99449126112014" calcext:value-type="float">
            <text:p>4.9944912611</text:p>
          </table:table-cell>
        </table:table-row>
        <table:table-row table:style-name="ro1">
          <table:table-cell office:value-type="float" office:value="0.396416" calcext:value-type="float">
            <text:p>0.396416</text:p>
          </table:table-cell>
          <table:table-cell office:value-type="float" office:value="4.97834" calcext:value-type="float">
            <text:p>4.97834</text:p>
          </table:table-cell>
          <table:table-cell table:formula="of:=[30x30x30.A67]+[30x30x30.B67]" office:value-type="float" office:value="5.374756" calcext:value-type="float">
            <text:p>5.374756</text:p>
          </table:table-cell>
          <table:table-cell table:formula="of:=[.D$2]/([.C67]/1000)/1000000" office:value-type="float" office:value="5.02348385675554" calcext:value-type="float">
            <text:p>5.0234838568</text:p>
          </table:table-cell>
        </table:table-row>
        <table:table-row table:style-name="ro1">
          <table:table-cell office:value-type="float" office:value="0.393056" calcext:value-type="float">
            <text:p>0.393056</text:p>
          </table:table-cell>
          <table:table-cell office:value-type="float" office:value="4.9975" calcext:value-type="float">
            <text:p>4.9975</text:p>
          </table:table-cell>
          <table:table-cell table:formula="of:=[30x30x30.A68]+[30x30x30.B68]" office:value-type="float" office:value="5.390556" calcext:value-type="float">
            <text:p>5.390556</text:p>
          </table:table-cell>
          <table:table-cell table:formula="of:=[.D$2]/([.C68]/1000)/1000000" office:value-type="float" office:value="5.0087597642989" calcext:value-type="float">
            <text:p>5.0087597643</text:p>
          </table:table-cell>
        </table:table-row>
        <table:table-row table:style-name="ro1">
          <table:table-cell office:value-type="float" office:value="0.393888" calcext:value-type="float">
            <text:p>0.393888</text:p>
          </table:table-cell>
          <table:table-cell office:value-type="float" office:value="4.9857" calcext:value-type="float">
            <text:p>4.9857</text:p>
          </table:table-cell>
          <table:table-cell table:formula="of:=[30x30x30.A69]+[30x30x30.B69]" office:value-type="float" office:value="5.379588" calcext:value-type="float">
            <text:p>5.379588</text:p>
          </table:table-cell>
          <table:table-cell table:formula="of:=[.D$2]/([.C69]/1000)/1000000" office:value-type="float" office:value="5.01897171307543" calcext:value-type="float">
            <text:p>5.0189717131</text:p>
          </table:table-cell>
        </table:table-row>
        <table:table-row table:style-name="ro1">
          <table:table-cell office:value-type="float" office:value="0.394272" calcext:value-type="float">
            <text:p>0.394272</text:p>
          </table:table-cell>
          <table:table-cell office:value-type="float" office:value="4.99629" calcext:value-type="float">
            <text:p>4.99629</text:p>
          </table:table-cell>
          <table:table-cell table:formula="of:=[30x30x30.A70]+[30x30x30.B70]" office:value-type="float" office:value="5.390562" calcext:value-type="float">
            <text:p>5.390562</text:p>
          </table:table-cell>
          <table:table-cell table:formula="of:=[.D$2]/([.C70]/1000)/1000000" office:value-type="float" office:value="5.00875418926635" calcext:value-type="float">
            <text:p>5.0087541893</text:p>
          </table:table-cell>
        </table:table-row>
        <table:table-row table:style-name="ro1">
          <table:table-cell office:value-type="float" office:value="0.400256" calcext:value-type="float">
            <text:p>0.400256</text:p>
          </table:table-cell>
          <table:table-cell office:value-type="float" office:value="4.97952" calcext:value-type="float">
            <text:p>4.97952</text:p>
          </table:table-cell>
          <table:table-cell table:formula="of:=[30x30x30.A71]+[30x30x30.B71]" office:value-type="float" office:value="5.379776" calcext:value-type="float">
            <text:p>5.379776</text:p>
          </table:table-cell>
          <table:table-cell table:formula="of:=[.D$2]/([.C71]/1000)/1000000" office:value-type="float" office:value="5.01879632163124" calcext:value-type="float">
            <text:p>5.0187963216</text:p>
          </table:table-cell>
        </table:table-row>
        <table:table-row table:style-name="ro1">
          <table:table-cell office:value-type="float" office:value="0.39424" calcext:value-type="float">
            <text:p>0.39424</text:p>
          </table:table-cell>
          <table:table-cell office:value-type="float" office:value="4.972" calcext:value-type="float">
            <text:p>4.972</text:p>
          </table:table-cell>
          <table:table-cell table:formula="of:=[30x30x30.A72]+[30x30x30.B72]" office:value-type="float" office:value="5.36624" calcext:value-type="float">
            <text:p>5.36624</text:p>
          </table:table-cell>
          <table:table-cell table:formula="of:=[.D$2]/([.C72]/1000)/1000000" office:value-type="float" office:value="5.03145591699216" calcext:value-type="float">
            <text:p>5.031455917</text:p>
          </table:table-cell>
        </table:table-row>
        <table:table-row table:style-name="ro1">
          <table:table-cell office:value-type="float" office:value="0.396032" calcext:value-type="float">
            <text:p>0.396032</text:p>
          </table:table-cell>
          <table:table-cell office:value-type="float" office:value="4.97485" calcext:value-type="float">
            <text:p>4.97485</text:p>
          </table:table-cell>
          <table:table-cell table:formula="of:=[30x30x30.A73]+[30x30x30.B73]" office:value-type="float" office:value="5.370882" calcext:value-type="float">
            <text:p>5.370882</text:p>
          </table:table-cell>
          <table:table-cell table:formula="of:=[.D$2]/([.C73]/1000)/1000000" office:value-type="float" office:value="5.02710727958648" calcext:value-type="float">
            <text:p>5.0271072796</text:p>
          </table:table-cell>
        </table:table-row>
        <table:table-row table:style-name="ro1">
          <table:table-cell office:value-type="float" office:value="0.39536" calcext:value-type="float">
            <text:p>0.39536</text:p>
          </table:table-cell>
          <table:table-cell office:value-type="float" office:value="4.99405" calcext:value-type="float">
            <text:p>4.99405</text:p>
          </table:table-cell>
          <table:table-cell table:formula="of:=[30x30x30.A74]+[30x30x30.B74]" office:value-type="float" office:value="5.38941" calcext:value-type="float">
            <text:p>5.38941</text:p>
          </table:table-cell>
          <table:table-cell table:formula="of:=[.D$2]/([.C74]/1000)/1000000" office:value-type="float" office:value="5.00982482312535" calcext:value-type="float">
            <text:p>5.0098248231</text:p>
          </table:table-cell>
        </table:table-row>
        <table:table-row table:style-name="ro1">
          <table:table-cell office:value-type="float" office:value="0.394464" calcext:value-type="float">
            <text:p>0.394464</text:p>
          </table:table-cell>
          <table:table-cell office:value-type="float" office:value="4.99469" calcext:value-type="float">
            <text:p>4.99469</text:p>
          </table:table-cell>
          <table:table-cell table:formula="of:=[30x30x30.A75]+[30x30x30.B75]" office:value-type="float" office:value="5.389154" calcext:value-type="float">
            <text:p>5.389154</text:p>
          </table:table-cell>
          <table:table-cell table:formula="of:=[.D$2]/([.C75]/1000)/1000000" office:value-type="float" office:value="5.01006280392062" calcext:value-type="float">
            <text:p>5.0100628039</text:p>
          </table:table-cell>
        </table:table-row>
        <table:table-row table:style-name="ro1">
          <table:table-cell office:value-type="float" office:value="0.394976" calcext:value-type="float">
            <text:p>0.394976</text:p>
          </table:table-cell>
          <table:table-cell office:value-type="float" office:value="4.97958" calcext:value-type="float">
            <text:p>4.97958</text:p>
          </table:table-cell>
          <table:table-cell table:formula="of:=[30x30x30.A76]+[30x30x30.B76]" office:value-type="float" office:value="5.374556" calcext:value-type="float">
            <text:p>5.374556</text:p>
          </table:table-cell>
          <table:table-cell table:formula="of:=[.D$2]/([.C76]/1000)/1000000" office:value-type="float" office:value="5.02367079252686" calcext:value-type="float">
            <text:p>5.0236707925</text:p>
          </table:table-cell>
        </table:table-row>
        <table:table-row table:style-name="ro1">
          <table:table-cell office:value-type="float" office:value="0.392608" calcext:value-type="float">
            <text:p>0.392608</text:p>
          </table:table-cell>
          <table:table-cell office:value-type="float" office:value="4.9825" calcext:value-type="float">
            <text:p>4.9825</text:p>
          </table:table-cell>
          <table:table-cell table:formula="of:=[30x30x30.A77]+[30x30x30.B77]" office:value-type="float" office:value="5.375108" calcext:value-type="float">
            <text:p>5.375108</text:p>
          </table:table-cell>
          <table:table-cell table:formula="of:=[.D$2]/([.C77]/1000)/1000000" office:value-type="float" office:value="5.0231548835856" calcext:value-type="float">
            <text:p>5.0231548836</text:p>
          </table:table-cell>
        </table:table-row>
        <table:table-row table:style-name="ro1">
          <table:table-cell office:value-type="float" office:value="0.401504" calcext:value-type="float">
            <text:p>0.401504</text:p>
          </table:table-cell>
          <table:table-cell office:value-type="float" office:value="4.99824" calcext:value-type="float">
            <text:p>4.99824</text:p>
          </table:table-cell>
          <table:table-cell table:formula="of:=[30x30x30.A78]+[30x30x30.B78]" office:value-type="float" office:value="5.399744" calcext:value-type="float">
            <text:p>5.399744</text:p>
          </table:table-cell>
          <table:table-cell table:formula="of:=[.D$2]/([.C78]/1000)/1000000" office:value-type="float" office:value="5.00023704827488" calcext:value-type="float">
            <text:p>5.0002370483</text:p>
          </table:table-cell>
        </table:table-row>
        <table:table-row table:style-name="ro1">
          <table:table-cell office:value-type="float" office:value="0.395968" calcext:value-type="float">
            <text:p>0.395968</text:p>
          </table:table-cell>
          <table:table-cell office:value-type="float" office:value="5.01098" calcext:value-type="float">
            <text:p>5.01098</text:p>
          </table:table-cell>
          <table:table-cell table:formula="of:=[30x30x30.A79]+[30x30x30.B79]" office:value-type="float" office:value="5.406948" calcext:value-type="float">
            <text:p>5.406948</text:p>
          </table:table-cell>
          <table:table-cell table:formula="of:=[.D$2]/([.C79]/1000)/1000000" office:value-type="float" office:value="4.99357493358545" calcext:value-type="float">
            <text:p>4.9935749336</text:p>
          </table:table-cell>
        </table:table-row>
        <table:table-row table:style-name="ro1">
          <table:table-cell office:value-type="float" office:value="0.394464" calcext:value-type="float">
            <text:p>0.394464</text:p>
          </table:table-cell>
          <table:table-cell office:value-type="float" office:value="4.98851" calcext:value-type="float">
            <text:p>4.98851</text:p>
          </table:table-cell>
          <table:table-cell table:formula="of:=[30x30x30.A80]+[30x30x30.B80]" office:value-type="float" office:value="5.382974" calcext:value-type="float">
            <text:p>5.382974</text:p>
          </table:table-cell>
          <table:table-cell table:formula="of:=[.D$2]/([.C80]/1000)/1000000" office:value-type="float" office:value="5.01581467790853" calcext:value-type="float">
            <text:p>5.0158146779</text:p>
          </table:table-cell>
        </table:table-row>
        <table:table-row table:style-name="ro1">
          <table:table-cell office:value-type="float" office:value="0.394496" calcext:value-type="float">
            <text:p>0.394496</text:p>
          </table:table-cell>
          <table:table-cell office:value-type="float" office:value="5.0079" calcext:value-type="float">
            <text:p>5.0079</text:p>
          </table:table-cell>
          <table:table-cell table:formula="of:=[30x30x30.A81]+[30x30x30.B81]" office:value-type="float" office:value="5.402396" calcext:value-type="float">
            <text:p>5.402396</text:p>
          </table:table-cell>
          <table:table-cell table:formula="of:=[.D$2]/([.C81]/1000)/1000000" office:value-type="float" office:value="4.99778246540979" calcext:value-type="float">
            <text:p>4.9977824654</text:p>
          </table:table-cell>
        </table:table-row>
        <table:table-row table:style-name="ro1">
          <table:table-cell office:value-type="float" office:value="0.395264" calcext:value-type="float">
            <text:p>0.395264</text:p>
          </table:table-cell>
          <table:table-cell office:value-type="float" office:value="4.99296" calcext:value-type="float">
            <text:p>4.99296</text:p>
          </table:table-cell>
          <table:table-cell table:formula="of:=[30x30x30.A82]+[30x30x30.B82]" office:value-type="float" office:value="5.388224" calcext:value-type="float">
            <text:p>5.388224</text:p>
          </table:table-cell>
          <table:table-cell table:formula="of:=[.D$2]/([.C82]/1000)/1000000" office:value-type="float" office:value="5.0109275338219" calcext:value-type="float">
            <text:p>5.0109275338</text:p>
          </table:table-cell>
        </table:table-row>
        <table:table-row table:style-name="ro1">
          <table:table-cell office:value-type="float" office:value="0.39344" calcext:value-type="float">
            <text:p>0.39344</text:p>
          </table:table-cell>
          <table:table-cell office:value-type="float" office:value="4.98566" calcext:value-type="float">
            <text:p>4.98566</text:p>
          </table:table-cell>
          <table:table-cell table:formula="of:=[30x30x30.A83]+[30x30x30.B83]" office:value-type="float" office:value="5.3791" calcext:value-type="float">
            <text:p>5.3791</text:p>
          </table:table-cell>
          <table:table-cell table:formula="of:=[.D$2]/([.C83]/1000)/1000000" office:value-type="float" office:value="5.01942704169843" calcext:value-type="float">
            <text:p>5.0194270417</text:p>
          </table:table-cell>
        </table:table-row>
        <table:table-row table:style-name="ro1">
          <table:table-cell office:value-type="float" office:value="0.395104" calcext:value-type="float">
            <text:p>0.395104</text:p>
          </table:table-cell>
          <table:table-cell office:value-type="float" office:value="4.98957" calcext:value-type="float">
            <text:p>4.98957</text:p>
          </table:table-cell>
          <table:table-cell table:formula="of:=[30x30x30.A84]+[30x30x30.B84]" office:value-type="float" office:value="5.384674" calcext:value-type="float">
            <text:p>5.384674</text:p>
          </table:table-cell>
          <table:table-cell table:formula="of:=[.D$2]/([.C84]/1000)/1000000" office:value-type="float" office:value="5.01423113079826" calcext:value-type="float">
            <text:p>5.0142311308</text:p>
          </table:table-cell>
        </table:table-row>
        <table:table-row table:style-name="ro1">
          <table:table-cell office:value-type="float" office:value="0.39472" calcext:value-type="float">
            <text:p>0.39472</text:p>
          </table:table-cell>
          <table:table-cell office:value-type="float" office:value="4.99859" calcext:value-type="float">
            <text:p>4.99859</text:p>
          </table:table-cell>
          <table:table-cell table:formula="of:=[30x30x30.A85]+[30x30x30.B85]" office:value-type="float" office:value="5.39331" calcext:value-type="float">
            <text:p>5.39331</text:p>
          </table:table-cell>
          <table:table-cell table:formula="of:=[.D$2]/([.C85]/1000)/1000000" office:value-type="float" office:value="5.00620212819215" calcext:value-type="float">
            <text:p>5.0062021282</text:p>
          </table:table-cell>
        </table:table-row>
        <table:table-row table:style-name="ro1">
          <table:table-cell office:value-type="float" office:value="0.39488" calcext:value-type="float">
            <text:p>0.39488</text:p>
          </table:table-cell>
          <table:table-cell office:value-type="float" office:value="5.0097" calcext:value-type="float">
            <text:p>5.0097</text:p>
          </table:table-cell>
          <table:table-cell table:formula="of:=[30x30x30.A86]+[30x30x30.B86]" office:value-type="float" office:value="5.40458" calcext:value-type="float">
            <text:p>5.40458</text:p>
          </table:table-cell>
          <table:table-cell table:formula="of:=[.D$2]/([.C86]/1000)/1000000" office:value-type="float" office:value="4.99576285298765" calcext:value-type="float">
            <text:p>4.995762853</text:p>
          </table:table-cell>
        </table:table-row>
        <table:table-row table:style-name="ro1">
          <table:table-cell office:value-type="float" office:value="0.39584" calcext:value-type="float">
            <text:p>0.39584</text:p>
          </table:table-cell>
          <table:table-cell office:value-type="float" office:value="4.99565" calcext:value-type="float">
            <text:p>4.99565</text:p>
          </table:table-cell>
          <table:table-cell table:formula="of:=[30x30x30.A87]+[30x30x30.B87]" office:value-type="float" office:value="5.39149" calcext:value-type="float">
            <text:p>5.39149</text:p>
          </table:table-cell>
          <table:table-cell table:formula="of:=[.D$2]/([.C87]/1000)/1000000" office:value-type="float" office:value="5.00789206694253" calcext:value-type="float">
            <text:p>5.0078920669</text:p>
          </table:table-cell>
        </table:table-row>
        <table:table-row table:style-name="ro1">
          <table:table-cell office:value-type="float" office:value="0.394336" calcext:value-type="float">
            <text:p>0.394336</text:p>
          </table:table-cell>
          <table:table-cell office:value-type="float" office:value="5.00195" calcext:value-type="float">
            <text:p>5.00195</text:p>
          </table:table-cell>
          <table:table-cell table:formula="of:=[30x30x30.A88]+[30x30x30.B88]" office:value-type="float" office:value="5.396286" calcext:value-type="float">
            <text:p>5.396286</text:p>
          </table:table-cell>
          <table:table-cell table:formula="of:=[.D$2]/([.C88]/1000)/1000000" office:value-type="float" office:value="5.00344125570809" calcext:value-type="float">
            <text:p>5.0034412557</text:p>
          </table:table-cell>
        </table:table-row>
        <table:table-row table:style-name="ro1">
          <table:table-cell office:value-type="float" office:value="0.399456" calcext:value-type="float">
            <text:p>0.399456</text:p>
          </table:table-cell>
          <table:table-cell office:value-type="float" office:value="4.98125" calcext:value-type="float">
            <text:p>4.98125</text:p>
          </table:table-cell>
          <table:table-cell table:formula="of:=[30x30x30.A89]+[30x30x30.B89]" office:value-type="float" office:value="5.380706" calcext:value-type="float">
            <text:p>5.380706</text:p>
          </table:table-cell>
          <table:table-cell table:formula="of:=[.D$2]/([.C89]/1000)/1000000" office:value-type="float" office:value="5.01792887401765" calcext:value-type="float">
            <text:p>5.017928874</text:p>
          </table:table-cell>
        </table:table-row>
        <table:table-row table:style-name="ro1">
          <table:table-cell office:value-type="float" office:value="0.39472" calcext:value-type="float">
            <text:p>0.39472</text:p>
          </table:table-cell>
          <table:table-cell office:value-type="float" office:value="4.99123" calcext:value-type="float">
            <text:p>4.99123</text:p>
          </table:table-cell>
          <table:table-cell table:formula="of:=[30x30x30.A90]+[30x30x30.B90]" office:value-type="float" office:value="5.38595" calcext:value-type="float">
            <text:p>5.38595</text:p>
          </table:table-cell>
          <table:table-cell table:formula="of:=[.D$2]/([.C90]/1000)/1000000" office:value-type="float" office:value="5.0130431957222" calcext:value-type="float">
            <text:p>5.0130431957</text:p>
          </table:table-cell>
        </table:table-row>
        <table:table-row table:style-name="ro1">
          <table:table-cell office:value-type="float" office:value="0.394528" calcext:value-type="float">
            <text:p>0.394528</text:p>
          </table:table-cell>
          <table:table-cell office:value-type="float" office:value="4.99747" calcext:value-type="float">
            <text:p>4.99747</text:p>
          </table:table-cell>
          <table:table-cell table:formula="of:=[30x30x30.A91]+[30x30x30.B91]" office:value-type="float" office:value="5.391998" calcext:value-type="float">
            <text:p>5.391998</text:p>
          </table:table-cell>
          <table:table-cell table:formula="of:=[.D$2]/([.C91]/1000)/1000000" office:value-type="float" office:value="5.00742025497784" calcext:value-type="float">
            <text:p>5.007420255</text:p>
          </table:table-cell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4.98858" calcext:value-type="float">
            <text:p>4.98858</text:p>
          </table:table-cell>
          <table:table-cell table:formula="of:=[30x30x30.A92]+[30x30x30.B92]" office:value-type="float" office:value="5.38698" calcext:value-type="float">
            <text:p>5.38698</text:p>
          </table:table-cell>
          <table:table-cell table:formula="of:=[.D$2]/([.C92]/1000)/1000000" office:value-type="float" office:value="5.01208469309335" calcext:value-type="float">
            <text:p>5.0120846931</text:p>
          </table:table-cell>
        </table:table-row>
        <table:table-row table:style-name="ro1">
          <table:table-cell office:value-type="float" office:value="0.394624" calcext:value-type="float">
            <text:p>0.394624</text:p>
          </table:table-cell>
          <table:table-cell office:value-type="float" office:value="4.99258" calcext:value-type="float">
            <text:p>4.99258</text:p>
          </table:table-cell>
          <table:table-cell table:formula="of:=[30x30x30.A93]+[30x30x30.B93]" office:value-type="float" office:value="5.387204" calcext:value-type="float">
            <text:p>5.387204</text:p>
          </table:table-cell>
          <table:table-cell table:formula="of:=[.D$2]/([.C93]/1000)/1000000" office:value-type="float" office:value="5.01187629055814" calcext:value-type="float">
            <text:p>5.0118762906</text:p>
          </table:table-cell>
        </table:table-row>
        <table:table-row table:style-name="ro1">
          <table:table-cell office:value-type="float" office:value="0.398976" calcext:value-type="float">
            <text:p>0.398976</text:p>
          </table:table-cell>
          <table:table-cell office:value-type="float" office:value="4.98467" calcext:value-type="float">
            <text:p>4.98467</text:p>
          </table:table-cell>
          <table:table-cell table:formula="of:=[30x30x30.A94]+[30x30x30.B94]" office:value-type="float" office:value="5.383646" calcext:value-type="float">
            <text:p>5.383646</text:p>
          </table:table-cell>
          <table:table-cell table:formula="of:=[.D$2]/([.C94]/1000)/1000000" office:value-type="float" office:value="5.01518859152329" calcext:value-type="float">
            <text:p>5.0151885915</text:p>
          </table:table-cell>
        </table:table-row>
        <table:table-row table:style-name="ro1">
          <table:table-cell office:value-type="float" office:value="0.395744" calcext:value-type="float">
            <text:p>0.395744</text:p>
          </table:table-cell>
          <table:table-cell office:value-type="float" office:value="4.9833" calcext:value-type="float">
            <text:p>4.9833</text:p>
          </table:table-cell>
          <table:table-cell table:formula="of:=[30x30x30.A95]+[30x30x30.B95]" office:value-type="float" office:value="5.379044" calcext:value-type="float">
            <text:p>5.379044</text:p>
          </table:table-cell>
          <table:table-cell table:formula="of:=[.D$2]/([.C95]/1000)/1000000" office:value-type="float" office:value="5.01947929780831" calcext:value-type="float">
            <text:p>5.0194792978</text:p>
          </table:table-cell>
        </table:table-row>
        <table:table-row table:style-name="ro1">
          <table:table-cell office:value-type="float" office:value="0.393984" calcext:value-type="float">
            <text:p>0.393984</text:p>
          </table:table-cell>
          <table:table-cell office:value-type="float" office:value="4.99411" calcext:value-type="float">
            <text:p>4.99411</text:p>
          </table:table-cell>
          <table:table-cell table:formula="of:=[30x30x30.A96]+[30x30x30.B96]" office:value-type="float" office:value="5.388094" calcext:value-type="float">
            <text:p>5.388094</text:p>
          </table:table-cell>
          <table:table-cell table:formula="of:=[.D$2]/([.C96]/1000)/1000000" office:value-type="float" office:value="5.01104843382465" calcext:value-type="float">
            <text:p>5.0110484338</text:p>
          </table:table-cell>
        </table:table-row>
        <table:table-row table:style-name="ro1">
          <table:table-cell office:value-type="float" office:value="0.393824" calcext:value-type="float">
            <text:p>0.393824</text:p>
          </table:table-cell>
          <table:table-cell office:value-type="float" office:value="5.01024" calcext:value-type="float">
            <text:p>5.01024</text:p>
          </table:table-cell>
          <table:table-cell table:formula="of:=[30x30x30.A97]+[30x30x30.B97]" office:value-type="float" office:value="5.404064" calcext:value-type="float">
            <text:p>5.404064</text:p>
          </table:table-cell>
          <table:table-cell table:formula="of:=[.D$2]/([.C97]/1000)/1000000" office:value-type="float" office:value="4.99623986688537" calcext:value-type="float">
            <text:p>4.9962398669</text:p>
          </table:table-cell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5.00259" calcext:value-type="float">
            <text:p>5.00259</text:p>
          </table:table-cell>
          <table:table-cell table:formula="of:=[30x30x30.A98]+[30x30x30.B98]" office:value-type="float" office:value="5.39699" calcext:value-type="float">
            <text:p>5.39699</text:p>
          </table:table-cell>
          <table:table-cell table:formula="of:=[.D$2]/([.C98]/1000)/1000000" office:value-type="float" office:value="5.00278859141855" calcext:value-type="float">
            <text:p>5.0027885914</text:p>
          </table:table-cell>
        </table:table-row>
        <table:table-row table:style-name="ro1">
          <table:table-cell office:value-type="float" office:value="0.393696" calcext:value-type="float">
            <text:p>0.393696</text:p>
          </table:table-cell>
          <table:table-cell office:value-type="float" office:value="4.99744" calcext:value-type="float">
            <text:p>4.99744</text:p>
          </table:table-cell>
          <table:table-cell table:formula="of:=[30x30x30.A99]+[30x30x30.B99]" office:value-type="float" office:value="5.391136" calcext:value-type="float">
            <text:p>5.391136</text:p>
          </table:table-cell>
          <table:table-cell table:formula="of:=[.D$2]/([.C99]/1000)/1000000" office:value-type="float" office:value="5.00822090186558" calcext:value-type="float">
            <text:p>5.0082209019</text:p>
          </table:table-cell>
        </table:table-row>
        <table:table-row table:style-name="ro1">
          <table:table-cell office:value-type="float" office:value="0.394752" calcext:value-type="float">
            <text:p>0.394752</text:p>
          </table:table-cell>
          <table:table-cell office:value-type="float" office:value="4.99606" calcext:value-type="float">
            <text:p>4.99606</text:p>
          </table:table-cell>
          <table:table-cell table:formula="of:=[30x30x30.A100]+[30x30x30.B100]" office:value-type="float" office:value="5.390812" calcext:value-type="float">
            <text:p>5.390812</text:p>
          </table:table-cell>
          <table:table-cell table:formula="of:=[.D$2]/([.C100]/1000)/1000000" office:value-type="float" office:value="5.00852190727482" calcext:value-type="float">
            <text:p>5.0085219073</text:p>
          </table:table-cell>
        </table:table-row>
        <table:table-row table:style-name="ro1">
          <table:table-cell office:value-type="float" office:value="0.396384" calcext:value-type="float">
            <text:p>0.396384</text:p>
          </table:table-cell>
          <table:table-cell office:value-type="float" office:value="4.95776" calcext:value-type="float">
            <text:p>4.95776</text:p>
          </table:table-cell>
          <table:table-cell table:formula="of:=[30x30x30.A101]+[30x30x30.B101]" office:value-type="float" office:value="5.354144" calcext:value-type="float">
            <text:p>5.354144</text:p>
          </table:table-cell>
          <table:table-cell table:formula="of:=[.D$2]/([.C101]/1000)/1000000" office:value-type="float" office:value="5.04282290502459" calcext:value-type="float">
            <text:p>5.042822905</text:p>
          </table:table-cell>
        </table:table-row>
        <table:table-row table:style-name="ro1">
          <table:table-cell office:value-type="float" office:value="0.393824" calcext:value-type="float">
            <text:p>0.393824</text:p>
          </table:table-cell>
          <table:table-cell office:value-type="float" office:value="5.00502" calcext:value-type="float">
            <text:p>5.00502</text:p>
          </table:table-cell>
          <table:table-cell table:formula="of:=[30x30x30.A102]+[30x30x30.B102]" office:value-type="float" office:value="5.398844" calcext:value-type="float">
            <text:p>5.398844</text:p>
          </table:table-cell>
          <table:table-cell table:formula="of:=[.D$2]/([.C102]/1000)/1000000" office:value-type="float" office:value="5.00107059955798" calcext:value-type="float">
            <text:p>5.0010705996</text:p>
          </table:table-cell>
        </table:table-row>
        <table:table-row table:style-name="ro1">
          <table:table-cell office:value-type="float" office:value="0.402496" calcext:value-type="float">
            <text:p>0.402496</text:p>
          </table:table-cell>
          <table:table-cell office:value-type="float" office:value="4.988" calcext:value-type="float">
            <text:p>4.988</text:p>
          </table:table-cell>
          <table:table-cell table:formula="of:=[30x30x30.A103]+[30x30x30.B103]" office:value-type="float" office:value="5.390496" calcext:value-type="float">
            <text:p>5.390496</text:p>
          </table:table-cell>
          <table:table-cell table:formula="of:=[.D$2]/([.C103]/1000)/1000000" office:value-type="float" office:value="5.00881551530694" calcext:value-type="float">
            <text:p>5.0088155153</text:p>
          </table:table-cell>
        </table:table-row>
        <table:table-row table:style-name="ro1">
          <table:table-cell office:value-type="float" office:value="0.394208" calcext:value-type="float">
            <text:p>0.394208</text:p>
          </table:table-cell>
          <table:table-cell office:value-type="float" office:value="5.00019" calcext:value-type="float">
            <text:p>5.00019</text:p>
          </table:table-cell>
          <table:table-cell table:formula="of:=[30x30x30.A104]+[30x30x30.B104]" office:value-type="float" office:value="5.394398" calcext:value-type="float">
            <text:p>5.394398</text:p>
          </table:table-cell>
          <table:table-cell table:formula="of:=[.D$2]/([.C104]/1000)/1000000" office:value-type="float" office:value="5.00519242369584" calcext:value-type="float">
            <text:p>5.0051924237</text:p>
          </table:table-cell>
        </table:table-row>
        <table:table-row table:style-name="ro1">
          <table:table-cell office:value-type="float" office:value="0.394976" calcext:value-type="float">
            <text:p>0.394976</text:p>
          </table:table-cell>
          <table:table-cell office:value-type="float" office:value="5.02109" calcext:value-type="float">
            <text:p>5.02109</text:p>
          </table:table-cell>
          <table:table-cell table:formula="of:=[30x30x30.A105]+[30x30x30.B105]" office:value-type="float" office:value="5.416066" calcext:value-type="float">
            <text:p>5.416066</text:p>
          </table:table-cell>
          <table:table-cell table:formula="of:=[.D$2]/([.C105]/1000)/1000000" office:value-type="float" office:value="4.98516820142148" calcext:value-type="float">
            <text:p>4.9851682014</text:p>
          </table:table-cell>
        </table:table-row>
        <table:table-row table:style-name="ro1">
          <table:table-cell office:value-type="float" office:value="0.39648" calcext:value-type="float">
            <text:p>0.39648</text:p>
          </table:table-cell>
          <table:table-cell office:value-type="float" office:value="4.9928" calcext:value-type="float">
            <text:p>4.9928</text:p>
          </table:table-cell>
          <table:table-cell table:formula="of:=[30x30x30.A106]+[30x30x30.B106]" office:value-type="float" office:value="5.38928" calcext:value-type="float">
            <text:p>5.38928</text:p>
          </table:table-cell>
          <table:table-cell table:formula="of:=[.D$2]/([.C106]/1000)/1000000" office:value-type="float" office:value="5.00994566992251" calcext:value-type="float">
            <text:p>5.0099456699</text:p>
          </table:table-cell>
        </table:table-row>
        <table:table-row table:style-name="ro1">
          <table:table-cell office:value-type="float" office:value="0.399648" calcext:value-type="float">
            <text:p>0.399648</text:p>
          </table:table-cell>
          <table:table-cell office:value-type="float" office:value="4.98413" calcext:value-type="float">
            <text:p>4.98413</text:p>
          </table:table-cell>
          <table:table-cell table:formula="of:=[30x30x30.A107]+[30x30x30.B107]" office:value-type="float" office:value="5.383778" calcext:value-type="float">
            <text:p>5.383778</text:p>
          </table:table-cell>
          <table:table-cell table:formula="of:=[.D$2]/([.C107]/1000)/1000000" office:value-type="float" office:value="5.01506562863476" calcext:value-type="float">
            <text:p>5.0150656286</text:p>
          </table:table-cell>
        </table:table-row>
        <table:table-row table:style-name="ro1">
          <table:table-cell office:value-type="float" office:value="0.394528" calcext:value-type="float">
            <text:p>0.394528</text:p>
          </table:table-cell>
          <table:table-cell office:value-type="float" office:value="4.98422" calcext:value-type="float">
            <text:p>4.98422</text:p>
          </table:table-cell>
          <table:table-cell table:formula="of:=[30x30x30.A108]+[30x30x30.B108]" office:value-type="float" office:value="5.378748" calcext:value-type="float">
            <text:p>5.378748</text:p>
          </table:table-cell>
          <table:table-cell table:formula="of:=[.D$2]/([.C108]/1000)/1000000" office:value-type="float" office:value="5.01975552675083" calcext:value-type="float">
            <text:p>5.0197555268</text:p>
          </table:table-cell>
        </table:table-row>
        <table:table-row table:style-name="ro1">
          <table:table-cell office:value-type="float" office:value="0.393856" calcext:value-type="float">
            <text:p>0.393856</text:p>
          </table:table-cell>
          <table:table-cell office:value-type="float" office:value="4.98912" calcext:value-type="float">
            <text:p>4.98912</text:p>
          </table:table-cell>
          <table:table-cell table:formula="of:=[30x30x30.A109]+[30x30x30.B109]" office:value-type="float" office:value="5.382976" calcext:value-type="float">
            <text:p>5.382976</text:p>
          </table:table-cell>
          <table:table-cell table:formula="of:=[.D$2]/([.C109]/1000)/1000000" office:value-type="float" office:value="5.01581281432427" calcext:value-type="float">
            <text:p>5.0158128143</text:p>
          </table:table-cell>
        </table:table-row>
        <table:table-row table:style-name="ro1">
          <table:table-cell office:value-type="float" office:value="0.402304" calcext:value-type="float">
            <text:p>0.402304</text:p>
          </table:table-cell>
          <table:table-cell office:value-type="float" office:value="5.00678" calcext:value-type="float">
            <text:p>5.00678</text:p>
          </table:table-cell>
          <table:table-cell table:formula="of:=[30x30x30.A110]+[30x30x30.B110]" office:value-type="float" office:value="5.409084" calcext:value-type="float">
            <text:p>5.409084</text:p>
          </table:table-cell>
          <table:table-cell table:formula="of:=[.D$2]/([.C110]/1000)/1000000" office:value-type="float" office:value="4.99160301448452" calcext:value-type="float">
            <text:p>4.9916030145</text:p>
          </table:table-cell>
        </table:table-row>
        <table:table-row table:style-name="ro1">
          <table:table-cell office:value-type="float" office:value="0.395424" calcext:value-type="float">
            <text:p>0.395424</text:p>
          </table:table-cell>
          <table:table-cell office:value-type="float" office:value="4.99725" calcext:value-type="float">
            <text:p>4.99725</text:p>
          </table:table-cell>
          <table:table-cell table:formula="of:=[30x30x30.A111]+[30x30x30.B111]" office:value-type="float" office:value="5.392674" calcext:value-type="float">
            <text:p>5.392674</text:p>
          </table:table-cell>
          <table:table-cell table:formula="of:=[.D$2]/([.C111]/1000)/1000000" office:value-type="float" office:value="5.00679254855754" calcext:value-type="float">
            <text:p>5.0067925486</text:p>
          </table:table-cell>
        </table:table-row>
        <table:table-row table:style-name="ro1">
          <table:table-cell office:value-type="float" office:value="0.395424" calcext:value-type="float">
            <text:p>0.395424</text:p>
          </table:table-cell>
          <table:table-cell office:value-type="float" office:value="5.00368" calcext:value-type="float">
            <text:p>5.00368</text:p>
          </table:table-cell>
          <table:table-cell table:formula="of:=[30x30x30.A112]+[30x30x30.B112]" office:value-type="float" office:value="5.399104" calcext:value-type="float">
            <text:p>5.399104</text:p>
          </table:table-cell>
          <table:table-cell table:formula="of:=[.D$2]/([.C112]/1000)/1000000" office:value-type="float" office:value="5.00082976730954" calcext:value-type="float">
            <text:p>5.0008297673</text:p>
          </table:table-cell>
        </table:table-row>
        <table:table-row table:style-name="ro1">
          <table:table-cell office:value-type="float" office:value="0.395488" calcext:value-type="float">
            <text:p>0.395488</text:p>
          </table:table-cell>
          <table:table-cell office:value-type="float" office:value="4.9768" calcext:value-type="float">
            <text:p>4.9768</text:p>
          </table:table-cell>
          <table:table-cell table:formula="of:=[30x30x30.A113]+[30x30x30.B113]" office:value-type="float" office:value="5.372288" calcext:value-type="float">
            <text:p>5.372288</text:p>
          </table:table-cell>
          <table:table-cell table:formula="of:=[.D$2]/([.C113]/1000)/1000000" office:value-type="float" office:value="5.02579161802197" calcext:value-type="float">
            <text:p>5.025791618</text:p>
          </table:table-cell>
        </table:table-row>
        <table:table-row table:style-name="ro1">
          <table:table-cell office:value-type="float" office:value="0.392832" calcext:value-type="float">
            <text:p>0.392832</text:p>
          </table:table-cell>
          <table:table-cell office:value-type="float" office:value="5.01226" calcext:value-type="float">
            <text:p>5.01226</text:p>
          </table:table-cell>
          <table:table-cell table:formula="of:=[30x30x30.A114]+[30x30x30.B114]" office:value-type="float" office:value="5.405092" calcext:value-type="float">
            <text:p>5.405092</text:p>
          </table:table-cell>
          <table:table-cell table:formula="of:=[.D$2]/([.C114]/1000)/1000000" office:value-type="float" office:value="4.99528962689257" calcext:value-type="float">
            <text:p>4.9952896269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5.00301" calcext:value-type="float">
            <text:p>5.00301</text:p>
          </table:table-cell>
          <table:table-cell table:formula="of:=[30x30x30.A115]+[30x30x30.B115]" office:value-type="float" office:value="5.398018" calcext:value-type="float">
            <text:p>5.398018</text:p>
          </table:table-cell>
          <table:table-cell table:formula="of:=[.D$2]/([.C115]/1000)/1000000" office:value-type="float" office:value="5.00183585901344" calcext:value-type="float">
            <text:p>5.001835859</text:p>
          </table:table-cell>
        </table:table-row>
        <table:table-row table:style-name="ro1">
          <table:table-cell office:value-type="float" office:value="0.395584" calcext:value-type="float">
            <text:p>0.395584</text:p>
          </table:table-cell>
          <table:table-cell office:value-type="float" office:value="4.97952" calcext:value-type="float">
            <text:p>4.97952</text:p>
          </table:table-cell>
          <table:table-cell table:formula="of:=[30x30x30.A116]+[30x30x30.B116]" office:value-type="float" office:value="5.375104" calcext:value-type="float">
            <text:p>5.375104</text:p>
          </table:table-cell>
          <table:table-cell table:formula="of:=[.D$2]/([.C116]/1000)/1000000" office:value-type="float" office:value="5.02315862167504" calcext:value-type="float">
            <text:p>5.0231586217</text:p>
          </table:table-cell>
        </table:table-row>
        <table:table-row table:style-name="ro1">
          <table:table-cell office:value-type="float" office:value="0.395072" calcext:value-type="float">
            <text:p>0.395072</text:p>
          </table:table-cell>
          <table:table-cell office:value-type="float" office:value="4.98906" calcext:value-type="float">
            <text:p>4.98906</text:p>
          </table:table-cell>
          <table:table-cell table:formula="of:=[30x30x30.A117]+[30x30x30.B117]" office:value-type="float" office:value="5.384132" calcext:value-type="float">
            <text:p>5.384132</text:p>
          </table:table-cell>
          <table:table-cell table:formula="of:=[.D$2]/([.C117]/1000)/1000000" office:value-type="float" office:value="5.01473589429085" calcext:value-type="float">
            <text:p>5.0147358943</text:p>
          </table:table-cell>
        </table:table-row>
        <table:table-row table:style-name="ro1">
          <table:table-cell office:value-type="float" office:value="0.396224" calcext:value-type="float">
            <text:p>0.396224</text:p>
          </table:table-cell>
          <table:table-cell office:value-type="float" office:value="5.00368" calcext:value-type="float">
            <text:p>5.00368</text:p>
          </table:table-cell>
          <table:table-cell table:formula="of:=[30x30x30.A118]+[30x30x30.B118]" office:value-type="float" office:value="5.399904" calcext:value-type="float">
            <text:p>5.399904</text:p>
          </table:table-cell>
          <table:table-cell table:formula="of:=[.D$2]/([.C118]/1000)/1000000" office:value-type="float" office:value="5.00008889046916" calcext:value-type="float">
            <text:p>5.0000888905</text:p>
          </table:table-cell>
        </table:table-row>
        <table:table-row table:style-name="ro1">
          <table:table-cell office:value-type="float" office:value="0.39376" calcext:value-type="float">
            <text:p>0.39376</text:p>
          </table:table-cell>
          <table:table-cell office:value-type="float" office:value="4.97875" calcext:value-type="float">
            <text:p>4.97875</text:p>
          </table:table-cell>
          <table:table-cell table:formula="of:=[30x30x30.A119]+[30x30x30.B119]" office:value-type="float" office:value="5.37251" calcext:value-type="float">
            <text:p>5.37251</text:p>
          </table:table-cell>
          <table:table-cell table:formula="of:=[.D$2]/([.C119]/1000)/1000000" office:value-type="float" office:value="5.02558394493449" calcext:value-type="float">
            <text:p>5.0255839449</text:p>
          </table:table-cell>
        </table:table-row>
        <table:table-row table:style-name="ro1">
          <table:table-cell office:value-type="float" office:value="0.395488" calcext:value-type="float">
            <text:p>0.395488</text:p>
          </table:table-cell>
          <table:table-cell office:value-type="float" office:value="4.99882" calcext:value-type="float">
            <text:p>4.99882</text:p>
          </table:table-cell>
          <table:table-cell table:formula="of:=[30x30x30.A120]+[30x30x30.B120]" office:value-type="float" office:value="5.394308" calcext:value-type="float">
            <text:p>5.394308</text:p>
          </table:table-cell>
          <table:table-cell table:formula="of:=[.D$2]/([.C120]/1000)/1000000" office:value-type="float" office:value="5.00527593159308" calcext:value-type="float">
            <text:p>5.0052759316</text:p>
          </table:table-cell>
        </table:table-row>
        <table:table-row table:style-name="ro1">
          <table:table-cell office:value-type="float" office:value="0.395136" calcext:value-type="float">
            <text:p>0.395136</text:p>
          </table:table-cell>
          <table:table-cell office:value-type="float" office:value="5.0175" calcext:value-type="float">
            <text:p>5.0175</text:p>
          </table:table-cell>
          <table:table-cell table:formula="of:=[30x30x30.A121]+[30x30x30.B121]" office:value-type="float" office:value="5.412636" calcext:value-type="float">
            <text:p>5.412636</text:p>
          </table:table-cell>
          <table:table-cell table:formula="of:=[.D$2]/([.C121]/1000)/1000000" office:value-type="float" office:value="4.98832731408504" calcext:value-type="float">
            <text:p>4.9883273141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4.98342" calcext:value-type="float">
            <text:p>4.98342</text:p>
          </table:table-cell>
          <table:table-cell table:formula="of:=[30x30x30.A122]+[30x30x30.B122]" office:value-type="float" office:value="5.378428" calcext:value-type="float">
            <text:p>5.378428</text:p>
          </table:table-cell>
          <table:table-cell table:formula="of:=[.D$2]/([.C122]/1000)/1000000" office:value-type="float" office:value="5.02005418683675" calcext:value-type="float">
            <text:p>5.0200541868</text:p>
          </table:table-cell>
        </table:table-row>
        <table:table-row table:style-name="ro1">
          <table:table-cell office:value-type="float" office:value="0.393952" calcext:value-type="float">
            <text:p>0.393952</text:p>
          </table:table-cell>
          <table:table-cell office:value-type="float" office:value="4.98749" calcext:value-type="float">
            <text:p>4.98749</text:p>
          </table:table-cell>
          <table:table-cell table:formula="of:=[30x30x30.A123]+[30x30x30.B123]" office:value-type="float" office:value="5.381442" calcext:value-type="float">
            <text:p>5.381442</text:p>
          </table:table-cell>
          <table:table-cell table:formula="of:=[.D$2]/([.C123]/1000)/1000000" office:value-type="float" office:value="5.0172425903689" calcext:value-type="float">
            <text:p>5.0172425904</text:p>
          </table:table-cell>
        </table:table-row>
        <table:table-row table:style-name="ro1">
          <table:table-cell office:value-type="float" office:value="0.399488" calcext:value-type="float">
            <text:p>0.399488</text:p>
          </table:table-cell>
          <table:table-cell office:value-type="float" office:value="4.99277" calcext:value-type="float">
            <text:p>4.99277</text:p>
          </table:table-cell>
          <table:table-cell table:formula="of:=[30x30x30.A124]+[30x30x30.B124]" office:value-type="float" office:value="5.392258" calcext:value-type="float">
            <text:p>5.392258</text:p>
          </table:table-cell>
          <table:table-cell table:formula="of:=[.D$2]/([.C124]/1000)/1000000" office:value-type="float" office:value="5.00717881080616" calcext:value-type="float">
            <text:p>5.0071788108</text:p>
          </table:table-cell>
        </table:table-row>
        <table:table-row table:style-name="ro1">
          <table:table-cell office:value-type="float" office:value="0.394368" calcext:value-type="float">
            <text:p>0.394368</text:p>
          </table:table-cell>
          <table:table-cell office:value-type="float" office:value="5.00621" calcext:value-type="float">
            <text:p>5.00621</text:p>
          </table:table-cell>
          <table:table-cell table:formula="of:=[30x30x30.A125]+[30x30x30.B125]" office:value-type="float" office:value="5.400578" calcext:value-type="float">
            <text:p>5.400578</text:p>
          </table:table-cell>
          <table:table-cell table:formula="of:=[.D$2]/([.C125]/1000)/1000000" office:value-type="float" office:value="4.99946487209332" calcext:value-type="float">
            <text:p>4.9994648721</text:p>
          </table:table-cell>
        </table:table-row>
        <table:table-row table:style-name="ro1">
          <table:table-cell office:value-type="float" office:value="0.394848" calcext:value-type="float">
            <text:p>0.394848</text:p>
          </table:table-cell>
          <table:table-cell office:value-type="float" office:value="5.01008" calcext:value-type="float">
            <text:p>5.01008</text:p>
          </table:table-cell>
          <table:table-cell table:formula="of:=[30x30x30.A126]+[30x30x30.B126]" office:value-type="float" office:value="5.404928" calcext:value-type="float">
            <text:p>5.404928</text:p>
          </table:table-cell>
          <table:table-cell table:formula="of:=[.D$2]/([.C126]/1000)/1000000" office:value-type="float" office:value="4.99544119736655" calcext:value-type="float">
            <text:p>4.9954411974</text:p>
          </table:table-cell>
        </table:table-row>
        <table:table-row table:style-name="ro1">
          <table:table-cell office:value-type="float" office:value="0.394144" calcext:value-type="float">
            <text:p>0.394144</text:p>
          </table:table-cell>
          <table:table-cell office:value-type="float" office:value="5.00106" calcext:value-type="float">
            <text:p>5.00106</text:p>
          </table:table-cell>
          <table:table-cell table:formula="of:=[30x30x30.A127]+[30x30x30.B127]" office:value-type="float" office:value="5.395204" calcext:value-type="float">
            <text:p>5.395204</text:p>
          </table:table-cell>
          <table:table-cell table:formula="of:=[.D$2]/([.C127]/1000)/1000000" office:value-type="float" office:value="5.00444468828241" calcext:value-type="float">
            <text:p>5.0044446883</text:p>
          </table:table-cell>
        </table:table-row>
        <table:table-row table:style-name="ro1">
          <table:table-cell office:value-type="float" office:value="0.393728" calcext:value-type="float">
            <text:p>0.393728</text:p>
          </table:table-cell>
          <table:table-cell office:value-type="float" office:value="5.00874" calcext:value-type="float">
            <text:p>5.00874</text:p>
          </table:table-cell>
          <table:table-cell table:formula="of:=[30x30x30.A128]+[30x30x30.B128]" office:value-type="float" office:value="5.402468" calcext:value-type="float">
            <text:p>5.402468</text:p>
          </table:table-cell>
          <table:table-cell table:formula="of:=[.D$2]/([.C128]/1000)/1000000" office:value-type="float" office:value="4.99771585875196" calcext:value-type="float">
            <text:p>4.9977158588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4.98134" calcext:value-type="float">
            <text:p>4.98134</text:p>
          </table:table-cell>
          <table:table-cell table:formula="of:=[30x30x30.A129]+[30x30x30.B129]" office:value-type="float" office:value="5.376348" calcext:value-type="float">
            <text:p>5.376348</text:p>
          </table:table-cell>
          <table:table-cell table:formula="of:=[.D$2]/([.C129]/1000)/1000000" office:value-type="float" office:value="5.02199634398666" calcext:value-type="float">
            <text:p>5.021996344</text:p>
          </table:table-cell>
        </table:table-row>
        <table:table-row table:style-name="ro1">
          <table:table-cell office:value-type="float" office:value="0.394688" calcext:value-type="float">
            <text:p>0.394688</text:p>
          </table:table-cell>
          <table:table-cell office:value-type="float" office:value="4.99872" calcext:value-type="float">
            <text:p>4.99872</text:p>
          </table:table-cell>
          <table:table-cell table:formula="of:=[30x30x30.A130]+[30x30x30.B130]" office:value-type="float" office:value="5.393408" calcext:value-type="float">
            <text:p>5.393408</text:p>
          </table:table-cell>
          <table:table-cell table:formula="of:=[.D$2]/([.C130]/1000)/1000000" office:value-type="float" office:value="5.00611116385039" calcext:value-type="float">
            <text:p>5.0061111639</text:p>
          </table:table-cell>
        </table:table-row>
        <table:table-row table:style-name="ro1">
          <table:table-cell office:value-type="float" office:value="0.40304" calcext:value-type="float">
            <text:p>0.40304</text:p>
          </table:table-cell>
          <table:table-cell office:value-type="float" office:value="4.98608" calcext:value-type="float">
            <text:p>4.98608</text:p>
          </table:table-cell>
          <table:table-cell table:formula="of:=[30x30x30.A131]+[30x30x30.B131]" office:value-type="float" office:value="5.38912" calcext:value-type="float">
            <text:p>5.38912</text:p>
          </table:table-cell>
          <table:table-cell table:formula="of:=[.D$2]/([.C131]/1000)/1000000" office:value-type="float" office:value="5.01009441244582" calcext:value-type="float">
            <text:p>5.0100944124</text:p>
          </table:table-cell>
        </table:table-row>
        <table:table-row table:style-name="ro1">
          <table:table-cell office:value-type="float" office:value="0.394272" calcext:value-type="float">
            <text:p>0.394272</text:p>
          </table:table-cell>
          <table:table-cell office:value-type="float" office:value="4.97238" calcext:value-type="float">
            <text:p>4.97238</text:p>
          </table:table-cell>
          <table:table-cell table:formula="of:=[30x30x30.A132]+[30x30x30.B132]" office:value-type="float" office:value="5.366652" calcext:value-type="float">
            <text:p>5.366652</text:p>
          </table:table-cell>
          <table:table-cell table:formula="of:=[.D$2]/([.C132]/1000)/1000000" office:value-type="float" office:value="5.03106965012824" calcext:value-type="float">
            <text:p>5.0310696501</text:p>
          </table:table-cell>
        </table:table-row>
        <table:table-row table:style-name="ro1">
          <table:table-cell office:value-type="float" office:value="0.394336" calcext:value-type="float">
            <text:p>0.394336</text:p>
          </table:table-cell>
          <table:table-cell office:value-type="float" office:value="4.99014" calcext:value-type="float">
            <text:p>4.99014</text:p>
          </table:table-cell>
          <table:table-cell table:formula="of:=[30x30x30.A133]+[30x30x30.B133]" office:value-type="float" office:value="5.384476" calcext:value-type="float">
            <text:p>5.384476</text:p>
          </table:table-cell>
          <table:table-cell table:formula="of:=[.D$2]/([.C133]/1000)/1000000" office:value-type="float" office:value="5.01441551601307" calcext:value-type="float">
            <text:p>5.014415516</text:p>
          </table:table-cell>
        </table:table-row>
        <table:table-row table:style-name="ro1">
          <table:table-cell office:value-type="float" office:value="0.39376" calcext:value-type="float">
            <text:p>0.39376</text:p>
          </table:table-cell>
          <table:table-cell office:value-type="float" office:value="4.96995" calcext:value-type="float">
            <text:p>4.96995</text:p>
          </table:table-cell>
          <table:table-cell table:formula="of:=[30x30x30.A134]+[30x30x30.B134]" office:value-type="float" office:value="5.36371" calcext:value-type="float">
            <text:p>5.36371</text:p>
          </table:table-cell>
          <table:table-cell table:formula="of:=[.D$2]/([.C134]/1000)/1000000" office:value-type="float" office:value="5.03382919658222" calcext:value-type="float">
            <text:p>5.0338291966</text:p>
          </table:table-cell>
        </table:table-row>
        <table:table-row table:style-name="ro1">
          <table:table-cell office:value-type="float" office:value="0.393984" calcext:value-type="float">
            <text:p>0.393984</text:p>
          </table:table-cell>
          <table:table-cell office:value-type="float" office:value="5.00656" calcext:value-type="float">
            <text:p>5.00656</text:p>
          </table:table-cell>
          <table:table-cell table:formula="of:=[30x30x30.A135]+[30x30x30.B135]" office:value-type="float" office:value="5.400544" calcext:value-type="float">
            <text:p>5.400544</text:p>
          </table:table-cell>
          <table:table-cell table:formula="of:=[.D$2]/([.C135]/1000)/1000000" office:value-type="float" office:value="4.99949634703467" calcext:value-type="float">
            <text:p>4.999496347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4.97718" calcext:value-type="float">
            <text:p>4.97718</text:p>
          </table:table-cell>
          <table:table-cell table:formula="of:=[30x30x30.A136]+[30x30x30.B136]" office:value-type="float" office:value="5.372412" calcext:value-type="float">
            <text:p>5.372412</text:p>
          </table:table-cell>
          <table:table-cell table:formula="of:=[.D$2]/([.C136]/1000)/1000000" office:value-type="float" office:value="5.02567561832562" calcext:value-type="float">
            <text:p>5.0256756183</text:p>
          </table:table-cell>
        </table:table-row>
        <table:table-row table:style-name="ro1">
          <table:table-cell office:value-type="float" office:value="0.396224" calcext:value-type="float">
            <text:p>0.396224</text:p>
          </table:table-cell>
          <table:table-cell office:value-type="float" office:value="4.97738" calcext:value-type="float">
            <text:p>4.97738</text:p>
          </table:table-cell>
          <table:table-cell table:formula="of:=[30x30x30.A137]+[30x30x30.B137]" office:value-type="float" office:value="5.373604" calcext:value-type="float">
            <text:p>5.373604</text:p>
          </table:table-cell>
          <table:table-cell table:formula="of:=[.D$2]/([.C137]/1000)/1000000" office:value-type="float" office:value="5.02456079755784" calcext:value-type="float">
            <text:p>5.0245607976</text:p>
          </table:table-cell>
        </table:table-row>
        <table:table-row table:style-name="ro1">
          <table:table-cell office:value-type="float" office:value="0.398208" calcext:value-type="float">
            <text:p>0.398208</text:p>
          </table:table-cell>
          <table:table-cell office:value-type="float" office:value="5.03613" calcext:value-type="float">
            <text:p>5.03613</text:p>
          </table:table-cell>
          <table:table-cell table:formula="of:=[30x30x30.A138]+[30x30x30.B138]" office:value-type="float" office:value="5.434338" calcext:value-type="float">
            <text:p>5.434338</text:p>
          </table:table-cell>
          <table:table-cell table:formula="of:=[.D$2]/([.C138]/1000)/1000000" office:value-type="float" office:value="4.9684064553953" calcext:value-type="float">
            <text:p>4.9684064554</text:p>
          </table:table-cell>
        </table:table-row>
        <table:table-row table:style-name="ro1">
          <table:table-cell office:value-type="float" office:value="0.393792" calcext:value-type="float">
            <text:p>0.393792</text:p>
          </table:table-cell>
          <table:table-cell office:value-type="float" office:value="4.97741" calcext:value-type="float">
            <text:p>4.97741</text:p>
          </table:table-cell>
          <table:table-cell table:formula="of:=[30x30x30.A139]+[30x30x30.B139]" office:value-type="float" office:value="5.371202" calcext:value-type="float">
            <text:p>5.371202</text:p>
          </table:table-cell>
          <table:table-cell table:formula="of:=[.D$2]/([.C139]/1000)/1000000" office:value-type="float" office:value="5.02680777971113" calcext:value-type="float">
            <text:p>5.0268077797</text:p>
          </table:table-cell>
        </table:table-row>
        <table:table-row table:style-name="ro1">
          <table:table-cell office:value-type="float" office:value="0.394816" calcext:value-type="float">
            <text:p>0.394816</text:p>
          </table:table-cell>
          <table:table-cell office:value-type="float" office:value="4.99318" calcext:value-type="float">
            <text:p>4.99318</text:p>
          </table:table-cell>
          <table:table-cell table:formula="of:=[30x30x30.A140]+[30x30x30.B140]" office:value-type="float" office:value="5.387996" calcext:value-type="float">
            <text:p>5.387996</text:p>
          </table:table-cell>
          <table:table-cell table:formula="of:=[.D$2]/([.C140]/1000)/1000000" office:value-type="float" office:value="5.01113957768343" calcext:value-type="float">
            <text:p>5.0111395777</text:p>
          </table:table-cell>
        </table:table-row>
        <table:table-row table:style-name="ro1">
          <table:table-cell office:value-type="float" office:value="0.394016" calcext:value-type="float">
            <text:p>0.394016</text:p>
          </table:table-cell>
          <table:table-cell office:value-type="float" office:value="4.99981" calcext:value-type="float">
            <text:p>4.99981</text:p>
          </table:table-cell>
          <table:table-cell table:formula="of:=[30x30x30.A141]+[30x30x30.B141]" office:value-type="float" office:value="5.393826" calcext:value-type="float">
            <text:p>5.393826</text:p>
          </table:table-cell>
          <table:table-cell table:formula="of:=[.D$2]/([.C141]/1000)/1000000" office:value-type="float" office:value="5.00572321020367" calcext:value-type="float">
            <text:p>5.0057232102</text:p>
          </table:table-cell>
        </table:table-row>
        <table:table-row table:style-name="ro1">
          <table:table-cell office:value-type="float" office:value="0.394688" calcext:value-type="float">
            <text:p>0.394688</text:p>
          </table:table-cell>
          <table:table-cell office:value-type="float" office:value="4.99901" calcext:value-type="float">
            <text:p>4.99901</text:p>
          </table:table-cell>
          <table:table-cell table:formula="of:=[30x30x30.A142]+[30x30x30.B142]" office:value-type="float" office:value="5.393698" calcext:value-type="float">
            <text:p>5.393698</text:p>
          </table:table-cell>
          <table:table-cell table:formula="of:=[.D$2]/([.C142]/1000)/1000000" office:value-type="float" office:value="5.00584200301908" calcext:value-type="float">
            <text:p>5.005842003</text:p>
          </table:table-cell>
        </table:table-row>
        <table:table-row table:style-name="ro1">
          <table:table-cell office:value-type="float" office:value="0.394336" calcext:value-type="float">
            <text:p>0.394336</text:p>
          </table:table-cell>
          <table:table-cell office:value-type="float" office:value="4.99427" calcext:value-type="float">
            <text:p>4.99427</text:p>
          </table:table-cell>
          <table:table-cell table:formula="of:=[30x30x30.A143]+[30x30x30.B143]" office:value-type="float" office:value="5.388606" calcext:value-type="float">
            <text:p>5.388606</text:p>
          </table:table-cell>
          <table:table-cell table:formula="of:=[.D$2]/([.C143]/1000)/1000000" office:value-type="float" office:value="5.01057230756897" calcext:value-type="float">
            <text:p>5.0105723076</text:p>
          </table:table-cell>
        </table:table-row>
        <table:table-row table:style-name="ro1">
          <table:table-cell office:value-type="float" office:value="0.394976" calcext:value-type="float">
            <text:p>0.394976</text:p>
          </table:table-cell>
          <table:table-cell office:value-type="float" office:value="4.99248" calcext:value-type="float">
            <text:p>4.99248</text:p>
          </table:table-cell>
          <table:table-cell table:formula="of:=[30x30x30.A144]+[30x30x30.B144]" office:value-type="float" office:value="5.387456" calcext:value-type="float">
            <text:p>5.387456</text:p>
          </table:table-cell>
          <table:table-cell table:formula="of:=[.D$2]/([.C144]/1000)/1000000" office:value-type="float" office:value="5.01164185842075" calcext:value-type="float">
            <text:p>5.0116418584</text:p>
          </table:table-cell>
        </table:table-row>
        <table:table-row table:style-name="ro1">
          <table:table-cell office:value-type="float" office:value="0.394496" calcext:value-type="float">
            <text:p>0.394496</text:p>
          </table:table-cell>
          <table:table-cell office:value-type="float" office:value="5.00813" calcext:value-type="float">
            <text:p>5.00813</text:p>
          </table:table-cell>
          <table:table-cell table:formula="of:=[30x30x30.A145]+[30x30x30.B145]" office:value-type="float" office:value="5.402626" calcext:value-type="float">
            <text:p>5.402626</text:p>
          </table:table-cell>
          <table:table-cell table:formula="of:=[.D$2]/([.C145]/1000)/1000000" office:value-type="float" office:value="4.99756970036423" calcext:value-type="float">
            <text:p>4.9975697004</text:p>
          </table:table-cell>
        </table:table-row>
        <table:table-row table:style-name="ro1">
          <table:table-cell office:value-type="float" office:value="0.399328" calcext:value-type="float">
            <text:p>0.399328</text:p>
          </table:table-cell>
          <table:table-cell office:value-type="float" office:value="4.97117" calcext:value-type="float">
            <text:p>4.97117</text:p>
          </table:table-cell>
          <table:table-cell table:formula="of:=[30x30x30.A146]+[30x30x30.B146]" office:value-type="float" office:value="5.370498" calcext:value-type="float">
            <text:p>5.370498</text:p>
          </table:table-cell>
          <table:table-cell table:formula="of:=[.D$2]/([.C146]/1000)/1000000" office:value-type="float" office:value="5.02746672654938" calcext:value-type="float">
            <text:p>5.0274667265</text:p>
          </table:table-cell>
        </table:table-row>
        <table:table-row table:style-name="ro1">
          <table:table-cell office:value-type="float" office:value="0.394944" calcext:value-type="float">
            <text:p>0.394944</text:p>
          </table:table-cell>
          <table:table-cell office:value-type="float" office:value="4.95475" calcext:value-type="float">
            <text:p>4.95475</text:p>
          </table:table-cell>
          <table:table-cell table:formula="of:=[30x30x30.A147]+[30x30x30.B147]" office:value-type="float" office:value="5.349694" calcext:value-type="float">
            <text:p>5.349694</text:p>
          </table:table-cell>
          <table:table-cell table:formula="of:=[.D$2]/([.C147]/1000)/1000000" office:value-type="float" office:value="5.04701764250441" calcext:value-type="float">
            <text:p>5.0470176425</text:p>
          </table:table-cell>
        </table:table-row>
        <table:table-row table:style-name="ro1">
          <table:table-cell office:value-type="float" office:value="0.394272" calcext:value-type="float">
            <text:p>0.394272</text:p>
          </table:table-cell>
          <table:table-cell office:value-type="float" office:value="5.00288" calcext:value-type="float">
            <text:p>5.00288</text:p>
          </table:table-cell>
          <table:table-cell table:formula="of:=[30x30x30.A148]+[30x30x30.B148]" office:value-type="float" office:value="5.397152" calcext:value-type="float">
            <text:p>5.397152</text:p>
          </table:table-cell>
          <table:table-cell table:formula="of:=[.D$2]/([.C148]/1000)/1000000" office:value-type="float" office:value="5.00263842856381" calcext:value-type="float">
            <text:p>5.0026384286</text:p>
          </table:table-cell>
        </table:table-row>
        <table:table-row table:style-name="ro1">
          <table:table-cell office:value-type="float" office:value="0.393888" calcext:value-type="float">
            <text:p>0.393888</text:p>
          </table:table-cell>
          <table:table-cell office:value-type="float" office:value="5.0185" calcext:value-type="float">
            <text:p>5.0185</text:p>
          </table:table-cell>
          <table:table-cell table:formula="of:=[30x30x30.A149]+[30x30x30.B149]" office:value-type="float" office:value="5.412388" calcext:value-type="float">
            <text:p>5.412388</text:p>
          </table:table-cell>
          <table:table-cell table:formula="of:=[.D$2]/([.C149]/1000)/1000000" office:value-type="float" office:value="4.9885558832811" calcext:value-type="float">
            <text:p>4.9885558833</text:p>
          </table:table-cell>
        </table:table-row>
        <table:table-row table:style-name="ro1">
          <table:table-cell office:value-type="float" office:value="0.394272" calcext:value-type="float">
            <text:p>0.394272</text:p>
          </table:table-cell>
          <table:table-cell office:value-type="float" office:value="4.99584" calcext:value-type="float">
            <text:p>4.99584</text:p>
          </table:table-cell>
          <table:table-cell table:formula="of:=[30x30x30.A150]+[30x30x30.B150]" office:value-type="float" office:value="5.390112" calcext:value-type="float">
            <text:p>5.390112</text:p>
          </table:table-cell>
          <table:table-cell table:formula="of:=[.D$2]/([.C150]/1000)/1000000" office:value-type="float" office:value="5.00917235114966" calcext:value-type="float">
            <text:p>5.0091723511</text:p>
          </table:table-cell>
        </table:table-row>
        <table:table-row table:style-name="ro1">
          <table:table-cell office:value-type="float" office:value="0.394528" calcext:value-type="float">
            <text:p>0.394528</text:p>
          </table:table-cell>
          <table:table-cell office:value-type="float" office:value="5.00291" calcext:value-type="float">
            <text:p>5.00291</text:p>
          </table:table-cell>
          <table:table-cell table:formula="of:=[30x30x30.A151]+[30x30x30.B151]" office:value-type="float" office:value="5.397438" calcext:value-type="float">
            <text:p>5.397438</text:p>
          </table:table-cell>
          <table:table-cell table:formula="of:=[.D$2]/([.C151]/1000)/1000000" office:value-type="float" office:value="5.00237334824411" calcext:value-type="float">
            <text:p>5.0023733482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5.00749" calcext:value-type="float">
            <text:p>5.00749</text:p>
          </table:table-cell>
          <table:table-cell table:formula="of:=[30x30x30.A152]+[30x30x30.B152]" office:value-type="float" office:value="5.402498" calcext:value-type="float">
            <text:p>5.402498</text:p>
          </table:table-cell>
          <table:table-cell table:formula="of:=[.D$2]/([.C152]/1000)/1000000" office:value-type="float" office:value="4.99768810650185" calcext:value-type="float">
            <text:p>4.9976881065</text:p>
          </table:table-cell>
        </table:table-row>
        <table:table-row table:style-name="ro1">
          <table:table-cell office:value-type="float" office:value="0.395584" calcext:value-type="float">
            <text:p>0.395584</text:p>
          </table:table-cell>
          <table:table-cell office:value-type="float" office:value="4.97581" calcext:value-type="float">
            <text:p>4.97581</text:p>
          </table:table-cell>
          <table:table-cell table:formula="of:=[30x30x30.A153]+[30x30x30.B153]" office:value-type="float" office:value="5.371394" calcext:value-type="float">
            <text:p>5.371394</text:p>
          </table:table-cell>
          <table:table-cell table:formula="of:=[.D$2]/([.C153]/1000)/1000000" office:value-type="float" office:value="5.02662809691488" calcext:value-type="float">
            <text:p>5.0266280969</text:p>
          </table:table-cell>
        </table:table-row>
        <table:table-row table:style-name="ro1">
          <table:table-cell office:value-type="float" office:value="0.395584" calcext:value-type="float">
            <text:p>0.395584</text:p>
          </table:table-cell>
          <table:table-cell office:value-type="float" office:value="4.98909" calcext:value-type="float">
            <text:p>4.98909</text:p>
          </table:table-cell>
          <table:table-cell table:formula="of:=[30x30x30.A154]+[30x30x30.B154]" office:value-type="float" office:value="5.384674" calcext:value-type="float">
            <text:p>5.384674</text:p>
          </table:table-cell>
          <table:table-cell table:formula="of:=[.D$2]/([.C154]/1000)/1000000" office:value-type="float" office:value="5.01423113079826" calcext:value-type="float">
            <text:p>5.0142311308</text:p>
          </table:table-cell>
        </table:table-row>
        <table:table-row table:style-name="ro1">
          <table:table-cell office:value-type="float" office:value="0.394912" calcext:value-type="float">
            <text:p>0.394912</text:p>
          </table:table-cell>
          <table:table-cell office:value-type="float" office:value="4.9712" calcext:value-type="float">
            <text:p>4.9712</text:p>
          </table:table-cell>
          <table:table-cell table:formula="of:=[30x30x30.A155]+[30x30x30.B155]" office:value-type="float" office:value="5.366112" calcext:value-type="float">
            <text:p>5.366112</text:p>
          </table:table-cell>
          <table:table-cell table:formula="of:=[.D$2]/([.C155]/1000)/1000000" office:value-type="float" office:value="5.03157593430775" calcext:value-type="float">
            <text:p>5.0315759343</text:p>
          </table:table-cell>
        </table:table-row>
        <table:table-row table:style-name="ro1">
          <table:table-cell office:value-type="float" office:value="0.39424" calcext:value-type="float">
            <text:p>0.39424</text:p>
          </table:table-cell>
          <table:table-cell office:value-type="float" office:value="4.99274" calcext:value-type="float">
            <text:p>4.99274</text:p>
          </table:table-cell>
          <table:table-cell table:formula="of:=[30x30x30.A156]+[30x30x30.B156]" office:value-type="float" office:value="5.38698" calcext:value-type="float">
            <text:p>5.38698</text:p>
          </table:table-cell>
          <table:table-cell table:formula="of:=[.D$2]/([.C156]/1000)/1000000" office:value-type="float" office:value="5.01208469309335" calcext:value-type="float">
            <text:p>5.0120846931</text:p>
          </table:table-cell>
        </table:table-row>
        <table:table-row table:style-name="ro1">
          <table:table-cell office:value-type="float" office:value="0.393888" calcext:value-type="float">
            <text:p>0.393888</text:p>
          </table:table-cell>
          <table:table-cell office:value-type="float" office:value="5.00186" calcext:value-type="float">
            <text:p>5.00186</text:p>
          </table:table-cell>
          <table:table-cell table:formula="of:=[30x30x30.A157]+[30x30x30.B157]" office:value-type="float" office:value="5.395748" calcext:value-type="float">
            <text:p>5.395748</text:p>
          </table:table-cell>
          <table:table-cell table:formula="of:=[.D$2]/([.C157]/1000)/1000000" office:value-type="float" office:value="5.00394013953209" calcext:value-type="float">
            <text:p>5.0039401395</text:p>
          </table:table-cell>
        </table:table-row>
        <table:table-row table:style-name="ro1">
          <table:table-cell office:value-type="float" office:value="0.395104" calcext:value-type="float">
            <text:p>0.395104</text:p>
          </table:table-cell>
          <table:table-cell office:value-type="float" office:value="5.00406" calcext:value-type="float">
            <text:p>5.00406</text:p>
          </table:table-cell>
          <table:table-cell table:formula="of:=[30x30x30.A158]+[30x30x30.B158]" office:value-type="float" office:value="5.399164" calcext:value-type="float">
            <text:p>5.399164</text:p>
          </table:table-cell>
          <table:table-cell table:formula="of:=[.D$2]/([.C158]/1000)/1000000" office:value-type="float" office:value="5.00077419393076" calcext:value-type="float">
            <text:p>5.0007741939</text:p>
          </table:table-cell>
        </table:table-row>
        <table:table-row table:style-name="ro1">
          <table:table-cell office:value-type="float" office:value="0.393728" calcext:value-type="float">
            <text:p>0.393728</text:p>
          </table:table-cell>
          <table:table-cell office:value-type="float" office:value="5.02019" calcext:value-type="float">
            <text:p>5.02019</text:p>
          </table:table-cell>
          <table:table-cell table:formula="of:=[30x30x30.A159]+[30x30x30.B159]" office:value-type="float" office:value="5.413918" calcext:value-type="float">
            <text:p>5.413918</text:p>
          </table:table-cell>
          <table:table-cell table:formula="of:=[.D$2]/([.C159]/1000)/1000000" office:value-type="float" office:value="4.9871460927188" calcext:value-type="float">
            <text:p>4.9871460927</text:p>
          </table:table-cell>
        </table:table-row>
        <table:table-row table:style-name="ro1">
          <table:table-cell office:value-type="float" office:value="0.395936" calcext:value-type="float">
            <text:p>0.395936</text:p>
          </table:table-cell>
          <table:table-cell office:value-type="float" office:value="5.00733" calcext:value-type="float">
            <text:p>5.00733</text:p>
          </table:table-cell>
          <table:table-cell table:formula="of:=[30x30x30.A160]+[30x30x30.B160]" office:value-type="float" office:value="5.403266" calcext:value-type="float">
            <text:p>5.403266</text:p>
          </table:table-cell>
          <table:table-cell table:formula="of:=[.D$2]/([.C160]/1000)/1000000" office:value-type="float" office:value="4.99697775382519" calcext:value-type="float">
            <text:p>4.9969777538</text:p>
          </table:table-cell>
        </table:table-row>
        <table:table-row table:style-name="ro1">
          <table:table-cell office:value-type="float" office:value="0.39424" calcext:value-type="float">
            <text:p>0.39424</text:p>
          </table:table-cell>
          <table:table-cell office:value-type="float" office:value="5.01171" calcext:value-type="float">
            <text:p>5.01171</text:p>
          </table:table-cell>
          <table:table-cell table:formula="of:=[30x30x30.A161]+[30x30x30.B161]" office:value-type="float" office:value="5.40595" calcext:value-type="float">
            <text:p>5.40595</text:p>
          </table:table-cell>
          <table:table-cell table:formula="of:=[.D$2]/([.C161]/1000)/1000000" office:value-type="float" office:value="4.99449680444695" calcext:value-type="float">
            <text:p>4.9944968044</text:p>
          </table:table-cell>
        </table:table-row>
        <table:table-row table:style-name="ro1">
          <table:table-cell office:value-type="float" office:value="0.396032" calcext:value-type="float">
            <text:p>0.396032</text:p>
          </table:table-cell>
          <table:table-cell office:value-type="float" office:value="5.02054" calcext:value-type="float">
            <text:p>5.02054</text:p>
          </table:table-cell>
          <table:table-cell table:formula="of:=[30x30x30.A162]+[30x30x30.B162]" office:value-type="float" office:value="5.416572" calcext:value-type="float">
            <text:p>5.416572</text:p>
          </table:table-cell>
          <table:table-cell table:formula="of:=[.D$2]/([.C162]/1000)/1000000" office:value-type="float" office:value="4.98470250187757" calcext:value-type="float">
            <text:p>4.9847025019</text:p>
          </table:table-cell>
        </table:table-row>
        <table:table-row table:style-name="ro1">
          <table:table-cell office:value-type="float" office:value="0.395328" calcext:value-type="float">
            <text:p>0.395328</text:p>
          </table:table-cell>
          <table:table-cell office:value-type="float" office:value="4.99472" calcext:value-type="float">
            <text:p>4.99472</text:p>
          </table:table-cell>
          <table:table-cell table:formula="of:=[30x30x30.A163]+[30x30x30.B163]" office:value-type="float" office:value="5.390048" calcext:value-type="float">
            <text:p>5.390048</text:p>
          </table:table-cell>
          <table:table-cell table:formula="of:=[.D$2]/([.C163]/1000)/1000000" office:value-type="float" office:value="5.00923182873325" calcext:value-type="float">
            <text:p>5.009231828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4.98045" calcext:value-type="float">
            <text:p>4.98045</text:p>
          </table:table-cell>
          <table:table-cell table:formula="of:=[30x30x30.A164]+[30x30x30.B164]" office:value-type="float" office:value="5.37645" calcext:value-type="float">
            <text:p>5.37645</text:p>
          </table:table-cell>
          <table:table-cell table:formula="of:=[.D$2]/([.C164]/1000)/1000000" office:value-type="float" office:value="5.02190106854895" calcext:value-type="float">
            <text:p>5.0219010685</text:p>
          </table:table-cell>
        </table:table-row>
        <table:table-row table:style-name="ro1">
          <table:table-cell office:value-type="float" office:value="0.394144" calcext:value-type="float">
            <text:p>0.394144</text:p>
          </table:table-cell>
          <table:table-cell office:value-type="float" office:value="5.00522" calcext:value-type="float">
            <text:p>5.00522</text:p>
          </table:table-cell>
          <table:table-cell table:formula="of:=[30x30x30.A165]+[30x30x30.B165]" office:value-type="float" office:value="5.399364" calcext:value-type="float">
            <text:p>5.399364</text:p>
          </table:table-cell>
          <table:table-cell table:formula="of:=[.D$2]/([.C165]/1000)/1000000" office:value-type="float" office:value="5.00058895825508" calcext:value-type="float">
            <text:p>5.0005889583</text:p>
          </table:table-cell>
        </table:table-row>
        <table:table-row table:style-name="ro1">
          <table:table-cell office:value-type="float" office:value="0.39344" calcext:value-type="float">
            <text:p>0.39344</text:p>
          </table:table-cell>
          <table:table-cell office:value-type="float" office:value="4.96518" calcext:value-type="float">
            <text:p>4.96518</text:p>
          </table:table-cell>
          <table:table-cell table:formula="of:=[30x30x30.A166]+[30x30x30.B166]" office:value-type="float" office:value="5.35862" calcext:value-type="float">
            <text:p>5.35862</text:p>
          </table:table-cell>
          <table:table-cell table:formula="of:=[.D$2]/([.C166]/1000)/1000000" office:value-type="float" office:value="5.03861068707988" calcext:value-type="float">
            <text:p>5.0386106871</text:p>
          </table:table-cell>
        </table:table-row>
        <table:table-row table:style-name="ro1">
          <table:table-cell office:value-type="float" office:value="0.395168" calcext:value-type="float">
            <text:p>0.395168</text:p>
          </table:table-cell>
          <table:table-cell office:value-type="float" office:value="4.99437" calcext:value-type="float">
            <text:p>4.99437</text:p>
          </table:table-cell>
          <table:table-cell table:formula="of:=[30x30x30.A167]+[30x30x30.B167]" office:value-type="float" office:value="5.389538" calcext:value-type="float">
            <text:p>5.389538</text:p>
          </table:table-cell>
          <table:table-cell table:formula="of:=[.D$2]/([.C167]/1000)/1000000" office:value-type="float" office:value="5.00970584120568" calcext:value-type="float">
            <text:p>5.0097058412</text:p>
          </table:table-cell>
        </table:table-row>
        <table:table-row table:style-name="ro1">
          <table:table-cell office:value-type="float" office:value="0.395136" calcext:value-type="float">
            <text:p>0.395136</text:p>
          </table:table-cell>
          <table:table-cell office:value-type="float" office:value="4.99949" calcext:value-type="float">
            <text:p>4.99949</text:p>
          </table:table-cell>
          <table:table-cell table:formula="of:=[30x30x30.A168]+[30x30x30.B168]" office:value-type="float" office:value="5.394626" calcext:value-type="float">
            <text:p>5.394626</text:p>
          </table:table-cell>
          <table:table-cell table:formula="of:=[.D$2]/([.C168]/1000)/1000000" office:value-type="float" office:value="5.00498088282673" calcext:value-type="float">
            <text:p>5.0049808828</text:p>
          </table:table-cell>
        </table:table-row>
        <table:table-row table:style-name="ro1">
          <table:table-cell office:value-type="float" office:value="0.394368" calcext:value-type="float">
            <text:p>0.394368</text:p>
          </table:table-cell>
          <table:table-cell office:value-type="float" office:value="5.05091" calcext:value-type="float">
            <text:p>5.05091</text:p>
          </table:table-cell>
          <table:table-cell table:formula="of:=[30x30x30.A169]+[30x30x30.B169]" office:value-type="float" office:value="5.445278" calcext:value-type="float">
            <text:p>5.445278</text:p>
          </table:table-cell>
          <table:table-cell table:formula="of:=[.D$2]/([.C169]/1000)/1000000" office:value-type="float" office:value="4.95842452855483" calcext:value-type="float">
            <text:p>4.9584245286</text:p>
          </table:table-cell>
        </table:table-row>
        <table:table-row table:style-name="ro1">
          <table:table-cell office:value-type="float" office:value="0.394272" calcext:value-type="float">
            <text:p>0.394272</text:p>
          </table:table-cell>
          <table:table-cell office:value-type="float" office:value="5.0071" calcext:value-type="float">
            <text:p>5.0071</text:p>
          </table:table-cell>
          <table:table-cell table:formula="of:=[30x30x30.A170]+[30x30x30.B170]" office:value-type="float" office:value="5.401372" calcext:value-type="float">
            <text:p>5.401372</text:p>
          </table:table-cell>
          <table:table-cell table:formula="of:=[.D$2]/([.C170]/1000)/1000000" office:value-type="float" office:value="4.99872995231582" calcext:value-type="float">
            <text:p>4.9987299523</text:p>
          </table:table-cell>
        </table:table-row>
        <table:table-row table:style-name="ro1">
          <table:table-cell office:value-type="float" office:value="0.394912" calcext:value-type="float">
            <text:p>0.394912</text:p>
          </table:table-cell>
          <table:table-cell office:value-type="float" office:value="5.02333" calcext:value-type="float">
            <text:p>5.02333</text:p>
          </table:table-cell>
          <table:table-cell table:formula="of:=[30x30x30.A171]+[30x30x30.B171]" office:value-type="float" office:value="5.418242" calcext:value-type="float">
            <text:p>5.418242</text:p>
          </table:table-cell>
          <table:table-cell table:formula="of:=[.D$2]/([.C171]/1000)/1000000" office:value-type="float" office:value="4.98316612657759" calcext:value-type="float">
            <text:p>4.9831661266</text:p>
          </table:table-cell>
        </table:table-row>
        <table:table-row table:style-name="ro1">
          <table:table-cell office:value-type="float" office:value="0.3952" calcext:value-type="float">
            <text:p>0.3952</text:p>
          </table:table-cell>
          <table:table-cell office:value-type="float" office:value="4.97661" calcext:value-type="float">
            <text:p>4.97661</text:p>
          </table:table-cell>
          <table:table-cell table:formula="of:=[30x30x30.A172]+[30x30x30.B172]" office:value-type="float" office:value="5.37181" calcext:value-type="float">
            <text:p>5.37181</text:p>
          </table:table-cell>
          <table:table-cell table:formula="of:=[.D$2]/([.C172]/1000)/1000000" office:value-type="float" office:value="5.02623882825342" calcext:value-type="float">
            <text:p>5.0262388283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5.01133" calcext:value-type="float">
            <text:p>5.01133</text:p>
          </table:table-cell>
          <table:table-cell table:formula="of:=[30x30x30.A173]+[30x30x30.B173]" office:value-type="float" office:value="5.406562" calcext:value-type="float">
            <text:p>5.406562</text:p>
          </table:table-cell>
          <table:table-cell table:formula="of:=[.D$2]/([.C173]/1000)/1000000" office:value-type="float" office:value="4.99393144848797" calcext:value-type="float">
            <text:p>4.9939314485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4.98579" calcext:value-type="float">
            <text:p>4.98579</text:p>
          </table:table-cell>
          <table:table-cell table:formula="of:=[30x30x30.A174]+[30x30x30.B174]" office:value-type="float" office:value="5.381022" calcext:value-type="float">
            <text:p>5.381022</text:p>
          </table:table-cell>
          <table:table-cell table:formula="of:=[.D$2]/([.C174]/1000)/1000000" office:value-type="float" office:value="5.01763419662659" calcext:value-type="float">
            <text:p>5.0176341966</text:p>
          </table:table-cell>
        </table:table-row>
        <table:table-row table:style-name="ro1">
          <table:table-cell office:value-type="float" office:value="0.39408" calcext:value-type="float">
            <text:p>0.39408</text:p>
          </table:table-cell>
          <table:table-cell office:value-type="float" office:value="4.99872" calcext:value-type="float">
            <text:p>4.99872</text:p>
          </table:table-cell>
          <table:table-cell table:formula="of:=[30x30x30.A175]+[30x30x30.B175]" office:value-type="float" office:value="5.3928" calcext:value-type="float">
            <text:p>5.3928</text:p>
          </table:table-cell>
          <table:table-cell table:formula="of:=[.D$2]/([.C175]/1000)/1000000" office:value-type="float" office:value="5.00667556742323" calcext:value-type="float">
            <text:p>5.0066755674</text:p>
          </table:table-cell>
        </table:table-row>
        <table:table-row table:style-name="ro1">
          <table:table-cell office:value-type="float" office:value="0.395168" calcext:value-type="float">
            <text:p>0.395168</text:p>
          </table:table-cell>
          <table:table-cell office:value-type="float" office:value="4.99232" calcext:value-type="float">
            <text:p>4.99232</text:p>
          </table:table-cell>
          <table:table-cell table:formula="of:=[30x30x30.A176]+[30x30x30.B176]" office:value-type="float" office:value="5.387488" calcext:value-type="float">
            <text:p>5.387488</text:p>
          </table:table-cell>
          <table:table-cell table:formula="of:=[.D$2]/([.C176]/1000)/1000000" office:value-type="float" office:value="5.01161209082972" calcext:value-type="float">
            <text:p>5.0116120908</text:p>
          </table:table-cell>
        </table:table-row>
        <table:table-row table:style-name="ro1">
          <table:table-cell office:value-type="float" office:value="0.393824" calcext:value-type="float">
            <text:p>0.393824</text:p>
          </table:table-cell>
          <table:table-cell office:value-type="float" office:value="5.01373" calcext:value-type="float">
            <text:p>5.01373</text:p>
          </table:table-cell>
          <table:table-cell table:formula="of:=[30x30x30.A177]+[30x30x30.B177]" office:value-type="float" office:value="5.407554" calcext:value-type="float">
            <text:p>5.407554</text:p>
          </table:table-cell>
          <table:table-cell table:formula="of:=[.D$2]/([.C177]/1000)/1000000" office:value-type="float" office:value="4.99301532633793" calcext:value-type="float">
            <text:p>4.9930153263</text:p>
          </table:table-cell>
        </table:table-row>
        <table:table-row table:style-name="ro1">
          <table:table-cell office:value-type="float" office:value="0.395072" calcext:value-type="float">
            <text:p>0.395072</text:p>
          </table:table-cell>
          <table:table-cell office:value-type="float" office:value="4.99878" calcext:value-type="float">
            <text:p>4.99878</text:p>
          </table:table-cell>
          <table:table-cell table:formula="of:=[30x30x30.A178]+[30x30x30.B178]" office:value-type="float" office:value="5.393852" calcext:value-type="float">
            <text:p>5.393852</text:p>
          </table:table-cell>
          <table:table-cell table:formula="of:=[.D$2]/([.C178]/1000)/1000000" office:value-type="float" office:value="5.00569908110197" calcext:value-type="float">
            <text:p>5.0056990811</text:p>
          </table:table-cell>
        </table:table-row>
        <table:table-row table:style-name="ro1">
          <table:table-cell office:value-type="float" office:value="0.396352" calcext:value-type="float">
            <text:p>0.396352</text:p>
          </table:table-cell>
          <table:table-cell office:value-type="float" office:value="4.98899" calcext:value-type="float">
            <text:p>4.98899</text:p>
          </table:table-cell>
          <table:table-cell table:formula="of:=[30x30x30.A179]+[30x30x30.B179]" office:value-type="float" office:value="5.385342" calcext:value-type="float">
            <text:p>5.385342</text:p>
          </table:table-cell>
          <table:table-cell table:formula="of:=[.D$2]/([.C179]/1000)/1000000" office:value-type="float" office:value="5.01360916354059" calcext:value-type="float">
            <text:p>5.0136091635</text:p>
          </table:table-cell>
        </table:table-row>
        <table:table-row table:style-name="ro1">
          <table:table-cell office:value-type="float" office:value="0.394432" calcext:value-type="float">
            <text:p>0.394432</text:p>
          </table:table-cell>
          <table:table-cell office:value-type="float" office:value="5.01667" calcext:value-type="float">
            <text:p>5.01667</text:p>
          </table:table-cell>
          <table:table-cell table:formula="of:=[30x30x30.A180]+[30x30x30.B180]" office:value-type="float" office:value="5.411102" calcext:value-type="float">
            <text:p>5.411102</text:p>
          </table:table-cell>
          <table:table-cell table:formula="of:=[.D$2]/([.C180]/1000)/1000000" office:value-type="float" office:value="4.98974146116632" calcext:value-type="float">
            <text:p>4.9897414612</text:p>
          </table:table-cell>
        </table:table-row>
        <table:table-row table:style-name="ro1">
          <table:table-cell office:value-type="float" office:value="0.394976" calcext:value-type="float">
            <text:p>0.394976</text:p>
          </table:table-cell>
          <table:table-cell office:value-type="float" office:value="4.99773" calcext:value-type="float">
            <text:p>4.99773</text:p>
          </table:table-cell>
          <table:table-cell table:formula="of:=[30x30x30.A181]+[30x30x30.B181]" office:value-type="float" office:value="5.392706" calcext:value-type="float">
            <text:p>5.392706</text:p>
          </table:table-cell>
          <table:table-cell table:formula="of:=[.D$2]/([.C181]/1000)/1000000" office:value-type="float" office:value="5.00676283854525" calcext:value-type="float">
            <text:p>5.0067628385</text:p>
          </table:table-cell>
        </table:table-row>
        <table:table-row table:style-name="ro1">
          <table:table-cell office:value-type="float" office:value="0.396256" calcext:value-type="float">
            <text:p>0.396256</text:p>
          </table:table-cell>
          <table:table-cell office:value-type="float" office:value="4.99546" calcext:value-type="float">
            <text:p>4.99546</text:p>
          </table:table-cell>
          <table:table-cell table:formula="of:=[30x30x30.A182]+[30x30x30.B182]" office:value-type="float" office:value="5.391716" calcext:value-type="float">
            <text:p>5.391716</text:p>
          </table:table-cell>
          <table:table-cell table:formula="of:=[.D$2]/([.C182]/1000)/1000000" office:value-type="float" office:value="5.00768215536575" calcext:value-type="float">
            <text:p>5.0076821554</text:p>
          </table:table-cell>
        </table:table-row>
        <table:table-row table:style-name="ro1">
          <table:table-cell office:value-type="float" office:value="0.394848" calcext:value-type="float">
            <text:p>0.394848</text:p>
          </table:table-cell>
          <table:table-cell office:value-type="float" office:value="4.98291" calcext:value-type="float">
            <text:p>4.98291</text:p>
          </table:table-cell>
          <table:table-cell table:formula="of:=[30x30x30.A183]+[30x30x30.B183]" office:value-type="float" office:value="5.377758" calcext:value-type="float">
            <text:p>5.377758</text:p>
          </table:table-cell>
          <table:table-cell table:formula="of:=[.D$2]/([.C183]/1000)/1000000" office:value-type="float" office:value="5.0206796215077" calcext:value-type="float">
            <text:p>5.0206796215</text:p>
          </table:table-cell>
        </table:table-row>
        <table:table-row table:style-name="ro1">
          <table:table-cell office:value-type="float" office:value="0.395584" calcext:value-type="float">
            <text:p>0.395584</text:p>
          </table:table-cell>
          <table:table-cell office:value-type="float" office:value="5.00246" calcext:value-type="float">
            <text:p>5.00246</text:p>
          </table:table-cell>
          <table:table-cell table:formula="of:=[30x30x30.A184]+[30x30x30.B184]" office:value-type="float" office:value="5.398044" calcext:value-type="float">
            <text:p>5.398044</text:p>
          </table:table-cell>
          <table:table-cell table:formula="of:=[.D$2]/([.C184]/1000)/1000000" office:value-type="float" office:value="5.00181176737352" calcext:value-type="float">
            <text:p>5.0018117674</text:p>
          </table:table-cell>
        </table:table-row>
        <table:table-row table:style-name="ro1">
          <table:table-cell office:value-type="float" office:value="0.39632" calcext:value-type="float">
            <text:p>0.39632</text:p>
          </table:table-cell>
          <table:table-cell office:value-type="float" office:value="4.97926" calcext:value-type="float">
            <text:p>4.97926</text:p>
          </table:table-cell>
          <table:table-cell table:formula="of:=[30x30x30.A185]+[30x30x30.B185]" office:value-type="float" office:value="5.37558" calcext:value-type="float">
            <text:p>5.37558</text:p>
          </table:table-cell>
          <table:table-cell table:formula="of:=[.D$2]/([.C185]/1000)/1000000" office:value-type="float" office:value="5.02271382808925" calcext:value-type="float">
            <text:p>5.0227138281</text:p>
          </table:table-cell>
        </table:table-row>
        <table:table-row table:style-name="ro1">
          <table:table-cell office:value-type="float" office:value="0.393696" calcext:value-type="float">
            <text:p>0.393696</text:p>
          </table:table-cell>
          <table:table-cell office:value-type="float" office:value="4.9911" calcext:value-type="float">
            <text:p>4.9911</text:p>
          </table:table-cell>
          <table:table-cell table:formula="of:=[30x30x30.A186]+[30x30x30.B186]" office:value-type="float" office:value="5.384796" calcext:value-type="float">
            <text:p>5.384796</text:p>
          </table:table-cell>
          <table:table-cell table:formula="of:=[.D$2]/([.C186]/1000)/1000000" office:value-type="float" office:value="5.01411752645783" calcext:value-type="float">
            <text:p>5.0141175265</text:p>
          </table:table-cell>
        </table:table-row>
        <table:table-row table:style-name="ro1">
          <table:table-cell office:value-type="float" office:value="0.394464" calcext:value-type="float">
            <text:p>0.394464</text:p>
          </table:table-cell>
          <table:table-cell office:value-type="float" office:value="5.01194" calcext:value-type="float">
            <text:p>5.01194</text:p>
          </table:table-cell>
          <table:table-cell table:formula="of:=[30x30x30.A187]+[30x30x30.B187]" office:value-type="float" office:value="5.406404" calcext:value-type="float">
            <text:p>5.406404</text:p>
          </table:table-cell>
          <table:table-cell table:formula="of:=[.D$2]/([.C187]/1000)/1000000" office:value-type="float" office:value="4.99407739414221" calcext:value-type="float">
            <text:p>4.9940773941</text:p>
          </table:table-cell>
        </table:table-row>
        <table:table-row table:style-name="ro1">
          <table:table-cell office:value-type="float" office:value="0.39472" calcext:value-type="float">
            <text:p>0.39472</text:p>
          </table:table-cell>
          <table:table-cell office:value-type="float" office:value="4.98477" calcext:value-type="float">
            <text:p>4.98477</text:p>
          </table:table-cell>
          <table:table-cell table:formula="of:=[30x30x30.A188]+[30x30x30.B188]" office:value-type="float" office:value="5.37949" calcext:value-type="float">
            <text:p>5.37949</text:p>
          </table:table-cell>
          <table:table-cell table:formula="of:=[.D$2]/([.C188]/1000)/1000000" office:value-type="float" office:value="5.01906314539111" calcext:value-type="float">
            <text:p>5.0190631454</text:p>
          </table:table-cell>
        </table:table-row>
        <table:table-row table:style-name="ro1">
          <table:table-cell office:value-type="float" office:value="0.395488" calcext:value-type="float">
            <text:p>0.395488</text:p>
          </table:table-cell>
          <table:table-cell office:value-type="float" office:value="5.01066" calcext:value-type="float">
            <text:p>5.01066</text:p>
          </table:table-cell>
          <table:table-cell table:formula="of:=[30x30x30.A189]+[30x30x30.B189]" office:value-type="float" office:value="5.406148" calcext:value-type="float">
            <text:p>5.406148</text:p>
          </table:table-cell>
          <table:table-cell table:formula="of:=[.D$2]/([.C189]/1000)/1000000" office:value-type="float" office:value="4.99431388115901" calcext:value-type="float">
            <text:p>4.9943138812</text:p>
          </table:table-cell>
        </table:table-row>
        <table:table-row table:style-name="ro1">
          <table:table-cell office:value-type="float" office:value="0.36208" calcext:value-type="float">
            <text:p>0.36208</text:p>
          </table:table-cell>
          <table:table-cell office:value-type="float" office:value="5.02755" calcext:value-type="float">
            <text:p>5.02755</text:p>
          </table:table-cell>
          <table:table-cell table:formula="of:=[30x30x30.A190]+[30x30x30.B190]" office:value-type="float" office:value="5.38963" calcext:value-type="float">
            <text:p>5.38963</text:p>
          </table:table-cell>
          <table:table-cell table:formula="of:=[.D$2]/([.C190]/1000)/1000000" office:value-type="float" office:value="5.0096203264417" calcext:value-type="float">
            <text:p>5.0096203264</text:p>
          </table:table-cell>
        </table:table-row>
        <table:table-row table:style-name="ro1">
          <table:table-cell office:value-type="float" office:value="0.361792" calcext:value-type="float">
            <text:p>0.361792</text:p>
          </table:table-cell>
          <table:table-cell office:value-type="float" office:value="4.99658" calcext:value-type="float">
            <text:p>4.99658</text:p>
          </table:table-cell>
          <table:table-cell table:formula="of:=[30x30x30.A191]+[30x30x30.B191]" office:value-type="float" office:value="5.358372" calcext:value-type="float">
            <text:p>5.358372</text:p>
          </table:table-cell>
          <table:table-cell table:formula="of:=[.D$2]/([.C191]/1000)/1000000" office:value-type="float" office:value="5.03884388765842" calcext:value-type="float">
            <text:p>5.0388438877</text:p>
          </table:table-cell>
        </table:table-row>
        <table:table-row table:style-name="ro1">
          <table:table-cell office:value-type="float" office:value="0.361632" calcext:value-type="float">
            <text:p>0.361632</text:p>
          </table:table-cell>
          <table:table-cell office:value-type="float" office:value="5.04109" calcext:value-type="float">
            <text:p>5.04109</text:p>
          </table:table-cell>
          <table:table-cell table:formula="of:=[30x30x30.A192]+[30x30x30.B192]" office:value-type="float" office:value="5.402722" calcext:value-type="float">
            <text:p>5.402722</text:p>
          </table:table-cell>
          <table:table-cell table:formula="of:=[.D$2]/([.C192]/1000)/1000000" office:value-type="float" office:value="4.99748089944291" calcext:value-type="float">
            <text:p>4.9974808994</text:p>
          </table:table-cell>
        </table:table-row>
        <table:table-row table:style-name="ro1">
          <table:table-cell office:value-type="float" office:value="0.360192" calcext:value-type="float">
            <text:p>0.360192</text:p>
          </table:table-cell>
          <table:table-cell office:value-type="float" office:value="5.06749" calcext:value-type="float">
            <text:p>5.06749</text:p>
          </table:table-cell>
          <table:table-cell table:formula="of:=[30x30x30.A193]+[30x30x30.B193]" office:value-type="float" office:value="5.427682" calcext:value-type="float">
            <text:p>5.427682</text:p>
          </table:table-cell>
          <table:table-cell table:formula="of:=[.D$2]/([.C193]/1000)/1000000" office:value-type="float" office:value="4.97449924295491" calcext:value-type="float">
            <text:p>4.974499243</text:p>
          </table:table-cell>
        </table:table-row>
        <table:table-row table:style-name="ro1">
          <table:table-cell office:value-type="float" office:value="0.360096" calcext:value-type="float">
            <text:p>0.360096</text:p>
          </table:table-cell>
          <table:table-cell office:value-type="float" office:value="5.02355" calcext:value-type="float">
            <text:p>5.02355</text:p>
          </table:table-cell>
          <table:table-cell table:formula="of:=[30x30x30.A194]+[30x30x30.B194]" office:value-type="float" office:value="5.383646" calcext:value-type="float">
            <text:p>5.383646</text:p>
          </table:table-cell>
          <table:table-cell table:formula="of:=[.D$2]/([.C194]/1000)/1000000" office:value-type="float" office:value="5.01518859152329" calcext:value-type="float">
            <text:p>5.0151885915</text:p>
          </table:table-cell>
        </table:table-row>
        <table:table-row table:style-name="ro1">
          <table:table-cell office:value-type="float" office:value="0.36176" calcext:value-type="float">
            <text:p>0.36176</text:p>
          </table:table-cell>
          <table:table-cell office:value-type="float" office:value="5.04579" calcext:value-type="float">
            <text:p>5.04579</text:p>
          </table:table-cell>
          <table:table-cell table:formula="of:=[30x30x30.A195]+[30x30x30.B195]" office:value-type="float" office:value="5.40755" calcext:value-type="float">
            <text:p>5.40755</text:p>
          </table:table-cell>
          <table:table-cell table:formula="of:=[.D$2]/([.C195]/1000)/1000000" office:value-type="float" office:value="4.99301901970393" calcext:value-type="float">
            <text:p>4.9930190197</text:p>
          </table:table-cell>
        </table:table-row>
        <table:table-row table:style-name="ro1">
          <table:table-cell office:value-type="float" office:value="0.362464" calcext:value-type="float">
            <text:p>0.362464</text:p>
          </table:table-cell>
          <table:table-cell office:value-type="float" office:value="5.00688" calcext:value-type="float">
            <text:p>5.00688</text:p>
          </table:table-cell>
          <table:table-cell table:formula="of:=[30x30x30.A196]+[30x30x30.B196]" office:value-type="float" office:value="5.369344" calcext:value-type="float">
            <text:p>5.369344</text:p>
          </table:table-cell>
          <table:table-cell table:formula="of:=[.D$2]/([.C196]/1000)/1000000" office:value-type="float" office:value="5.02854724897492" calcext:value-type="float">
            <text:p>5.028547249</text:p>
          </table:table-cell>
        </table:table-row>
        <table:table-row table:style-name="ro1">
          <table:table-cell office:value-type="float" office:value="0.366496" calcext:value-type="float">
            <text:p>0.366496</text:p>
          </table:table-cell>
          <table:table-cell office:value-type="float" office:value="5.03363" calcext:value-type="float">
            <text:p>5.03363</text:p>
          </table:table-cell>
          <table:table-cell table:formula="of:=[30x30x30.A197]+[30x30x30.B197]" office:value-type="float" office:value="5.400126" calcext:value-type="float">
            <text:p>5.400126</text:p>
          </table:table-cell>
          <table:table-cell table:formula="of:=[.D$2]/([.C197]/1000)/1000000" office:value-type="float" office:value="4.99988333605549" calcext:value-type="float">
            <text:p>4.9998833361</text:p>
          </table:table-cell>
        </table:table-row>
        <table:table-row table:style-name="ro1">
          <table:table-cell office:value-type="float" office:value="0.360704" calcext:value-type="float">
            <text:p>0.360704</text:p>
          </table:table-cell>
          <table:table-cell office:value-type="float" office:value="5.01402" calcext:value-type="float">
            <text:p>5.01402</text:p>
          </table:table-cell>
          <table:table-cell table:formula="of:=[30x30x30.A198]+[30x30x30.B198]" office:value-type="float" office:value="5.374724" calcext:value-type="float">
            <text:p>5.374724</text:p>
          </table:table-cell>
          <table:table-cell table:formula="of:=[.D$2]/([.C198]/1000)/1000000" office:value-type="float" office:value="5.02351376554405" calcext:value-type="float">
            <text:p>5.0235137655</text:p>
          </table:table-cell>
        </table:table-row>
        <table:table-row table:style-name="ro1">
          <table:table-cell office:value-type="float" office:value="0.360704" calcext:value-type="float">
            <text:p>0.360704</text:p>
          </table:table-cell>
          <table:table-cell office:value-type="float" office:value="4.98403" calcext:value-type="float">
            <text:p>4.98403</text:p>
          </table:table-cell>
          <table:table-cell table:formula="of:=[30x30x30.A199]+[30x30x30.B199]" office:value-type="float" office:value="5.344734" calcext:value-type="float">
            <text:p>5.344734</text:p>
          </table:table-cell>
          <table:table-cell table:formula="of:=[.D$2]/([.C199]/1000)/1000000" office:value-type="float" office:value="5.05170135688698" calcext:value-type="float">
            <text:p>5.0517013569</text:p>
          </table:table-cell>
        </table:table-row>
        <table:table-row table:style-name="ro1">
          <table:table-cell office:value-type="float" office:value="0.36208" calcext:value-type="float">
            <text:p>0.36208</text:p>
          </table:table-cell>
          <table:table-cell office:value-type="float" office:value="5.02966" calcext:value-type="float">
            <text:p>5.02966</text:p>
          </table:table-cell>
          <table:table-cell table:formula="of:=[30x30x30.A200]+[30x30x30.B200]" office:value-type="float" office:value="5.39174" calcext:value-type="float">
            <text:p>5.39174</text:p>
          </table:table-cell>
          <table:table-cell table:formula="of:=[.D$2]/([.C200]/1000)/1000000" office:value-type="float" office:value="5.00765986490447" calcext:value-type="float">
            <text:p>5.0076598649</text:p>
          </table:table-cell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5.01366" calcext:value-type="float">
            <text:p>5.01366</text:p>
          </table:table-cell>
          <table:table-cell table:formula="of:=[30x30x30.A201]+[30x30x30.B201]" office:value-type="float" office:value="5.37606" calcext:value-type="float">
            <text:p>5.37606</text:p>
          </table:table-cell>
          <table:table-cell table:formula="of:=[.D$2]/([.C201]/1000)/1000000" office:value-type="float" office:value="5.02226537650249" calcext:value-type="float">
            <text:p>5.0222653765</text:p>
          </table:table-cell>
        </table:table-row>
        <table:table-row table:style-name="ro1">
          <table:table-cell office:value-type="float" office:value="0.361088" calcext:value-type="float">
            <text:p>0.361088</text:p>
          </table:table-cell>
          <table:table-cell office:value-type="float" office:value="4.99942" calcext:value-type="float">
            <text:p>4.99942</text:p>
          </table:table-cell>
          <table:table-cell table:formula="of:=[30x30x30.A202]+[30x30x30.B202]" office:value-type="float" office:value="5.360508" calcext:value-type="float">
            <text:p>5.360508</text:p>
          </table:table-cell>
          <table:table-cell table:formula="of:=[.D$2]/([.C202]/1000)/1000000" office:value-type="float" office:value="5.03683606105989" calcext:value-type="float">
            <text:p>5.0368360611</text:p>
          </table:table-cell>
        </table:table-row>
        <table:table-row table:style-name="ro1">
          <table:table-cell office:value-type="float" office:value="0.360448" calcext:value-type="float">
            <text:p>0.360448</text:p>
          </table:table-cell>
          <table:table-cell office:value-type="float" office:value="5.02646" calcext:value-type="float">
            <text:p>5.02646</text:p>
          </table:table-cell>
          <table:table-cell table:formula="of:=[30x30x30.A203]+[30x30x30.B203]" office:value-type="float" office:value="5.386908" calcext:value-type="float">
            <text:p>5.386908</text:p>
          </table:table-cell>
          <table:table-cell table:formula="of:=[.D$2]/([.C203]/1000)/1000000" office:value-type="float" office:value="5.0121516833033" calcext:value-type="float">
            <text:p>5.0121516833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4.98902" calcext:value-type="float">
            <text:p>4.98902</text:p>
          </table:table-cell>
          <table:table-cell table:formula="of:=[30x30x30.A204]+[30x30x30.B204]" office:value-type="float" office:value="5.35062" calcext:value-type="float">
            <text:p>5.35062</text:p>
          </table:table-cell>
          <table:table-cell table:formula="of:=[.D$2]/([.C204]/1000)/1000000" office:value-type="float" office:value="5.04614418515985" calcext:value-type="float">
            <text:p>5.0461441852</text:p>
          </table:table-cell>
        </table:table-row>
        <table:table-row table:style-name="ro1">
          <table:table-cell office:value-type="float" office:value="0.36288" calcext:value-type="float">
            <text:p>0.36288</text:p>
          </table:table-cell>
          <table:table-cell office:value-type="float" office:value="5.01875" calcext:value-type="float">
            <text:p>5.01875</text:p>
          </table:table-cell>
          <table:table-cell table:formula="of:=[30x30x30.A205]+[30x30x30.B205]" office:value-type="float" office:value="5.38163" calcext:value-type="float">
            <text:p>5.38163</text:p>
          </table:table-cell>
          <table:table-cell table:formula="of:=[.D$2]/([.C205]/1000)/1000000" office:value-type="float" office:value="5.01706731975257" calcext:value-type="float">
            <text:p>5.0170673198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5.03766" calcext:value-type="float">
            <text:p>5.03766</text:p>
          </table:table-cell>
          <table:table-cell table:formula="of:=[30x30x30.A206]+[30x30x30.B206]" office:value-type="float" office:value="5.399356" calcext:value-type="float">
            <text:p>5.399356</text:p>
          </table:table-cell>
          <table:table-cell table:formula="of:=[.D$2]/([.C206]/1000)/1000000" office:value-type="float" office:value="5.00059636741863" calcext:value-type="float">
            <text:p>5.0005963674</text:p>
          </table:table-cell>
        </table:table-row>
        <table:table-row table:style-name="ro1">
          <table:table-cell office:value-type="float" office:value="0.360608" calcext:value-type="float">
            <text:p>0.360608</text:p>
          </table:table-cell>
          <table:table-cell office:value-type="float" office:value="5.04013" calcext:value-type="float">
            <text:p>5.04013</text:p>
          </table:table-cell>
          <table:table-cell table:formula="of:=[30x30x30.A207]+[30x30x30.B207]" office:value-type="float" office:value="5.400738" calcext:value-type="float">
            <text:p>5.400738</text:p>
          </table:table-cell>
          <table:table-cell table:formula="of:=[.D$2]/([.C207]/1000)/1000000" office:value-type="float" office:value="4.99931676004279" calcext:value-type="float">
            <text:p>4.99931676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2717" calcext:value-type="float">
            <text:p>5.02717</text:p>
          </table:table-cell>
          <table:table-cell table:formula="of:=[30x30x30.A208]+[30x30x30.B208]" office:value-type="float" office:value="5.388738" calcext:value-type="float">
            <text:p>5.388738</text:p>
          </table:table-cell>
          <table:table-cell table:formula="of:=[.D$2]/([.C208]/1000)/1000000" office:value-type="float" office:value="5.0104495709385" calcext:value-type="float">
            <text:p>5.0104495709</text:p>
          </table:table-cell>
        </table:table-row>
        <table:table-row table:style-name="ro1">
          <table:table-cell office:value-type="float" office:value="0.36112" calcext:value-type="float">
            <text:p>0.36112</text:p>
          </table:table-cell>
          <table:table-cell office:value-type="float" office:value="5.05018" calcext:value-type="float">
            <text:p>5.05018</text:p>
          </table:table-cell>
          <table:table-cell table:formula="of:=[30x30x30.A209]+[30x30x30.B209]" office:value-type="float" office:value="5.4113" calcext:value-type="float">
            <text:p>5.4113</text:p>
          </table:table-cell>
          <table:table-cell table:formula="of:=[.D$2]/([.C209]/1000)/1000000" office:value-type="float" office:value="4.98955888603478" calcext:value-type="float">
            <text:p>4.989558886</text:p>
          </table:table-cell>
        </table:table-row>
        <table:table-row table:style-name="ro1">
          <table:table-cell office:value-type="float" office:value="0.362848" calcext:value-type="float">
            <text:p>0.362848</text:p>
          </table:table-cell>
          <table:table-cell office:value-type="float" office:value="5.01898" calcext:value-type="float">
            <text:p>5.01898</text:p>
          </table:table-cell>
          <table:table-cell table:formula="of:=[30x30x30.A210]+[30x30x30.B210]" office:value-type="float" office:value="5.381828" calcext:value-type="float">
            <text:p>5.381828</text:p>
          </table:table-cell>
          <table:table-cell table:formula="of:=[.D$2]/([.C210]/1000)/1000000" office:value-type="float" office:value="5.01688273947068" calcext:value-type="float">
            <text:p>5.0168827395</text:p>
          </table:table-cell>
        </table:table-row>
        <table:table-row table:style-name="ro1">
          <table:table-cell office:value-type="float" office:value="0.361248" calcext:value-type="float">
            <text:p>0.361248</text:p>
          </table:table-cell>
          <table:table-cell office:value-type="float" office:value="5.0232" calcext:value-type="float">
            <text:p>5.0232</text:p>
          </table:table-cell>
          <table:table-cell table:formula="of:=[30x30x30.A211]+[30x30x30.B211]" office:value-type="float" office:value="5.384448" calcext:value-type="float">
            <text:p>5.384448</text:p>
          </table:table-cell>
          <table:table-cell table:formula="of:=[.D$2]/([.C211]/1000)/1000000" office:value-type="float" office:value="5.01444159178434" calcext:value-type="float">
            <text:p>5.0144415918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4195" calcext:value-type="float">
            <text:p>5.04195</text:p>
          </table:table-cell>
          <table:table-cell table:formula="of:=[30x30x30.A212]+[30x30x30.B212]" office:value-type="float" office:value="5.403614" calcext:value-type="float">
            <text:p>5.403614</text:p>
          </table:table-cell>
          <table:table-cell table:formula="of:=[.D$2]/([.C212]/1000)/1000000" office:value-type="float" office:value="4.99665594174565" calcext:value-type="float">
            <text:p>4.9966559417</text:p>
          </table:table-cell>
        </table:table-row>
        <table:table-row table:style-name="ro1">
          <table:table-cell office:value-type="float" office:value="0.366368" calcext:value-type="float">
            <text:p>0.366368</text:p>
          </table:table-cell>
          <table:table-cell office:value-type="float" office:value="4.99405" calcext:value-type="float">
            <text:p>4.99405</text:p>
          </table:table-cell>
          <table:table-cell table:formula="of:=[30x30x30.A213]+[30x30x30.B213]" office:value-type="float" office:value="5.360418" calcext:value-type="float">
            <text:p>5.360418</text:p>
          </table:table-cell>
          <table:table-cell table:formula="of:=[.D$2]/([.C213]/1000)/1000000" office:value-type="float" office:value="5.03692062820474" calcext:value-type="float">
            <text:p>5.0369206282</text:p>
          </table:table-cell>
        </table:table-row>
        <table:table-row table:style-name="ro1">
          <table:table-cell office:value-type="float" office:value="0.360416" calcext:value-type="float">
            <text:p>0.360416</text:p>
          </table:table-cell>
          <table:table-cell office:value-type="float" office:value="5.0119" calcext:value-type="float">
            <text:p>5.0119</text:p>
          </table:table-cell>
          <table:table-cell table:formula="of:=[30x30x30.A214]+[30x30x30.B214]" office:value-type="float" office:value="5.372316" calcext:value-type="float">
            <text:p>5.372316</text:p>
          </table:table-cell>
          <table:table-cell table:formula="of:=[.D$2]/([.C214]/1000)/1000000" office:value-type="float" office:value="5.02576542407409" calcext:value-type="float">
            <text:p>5.0257654241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0125" calcext:value-type="float">
            <text:p>5.00125</text:p>
          </table:table-cell>
          <table:table-cell table:formula="of:=[30x30x30.A215]+[30x30x30.B215]" office:value-type="float" office:value="5.36253" calcext:value-type="float">
            <text:p>5.36253</text:p>
          </table:table-cell>
          <table:table-cell table:formula="of:=[.D$2]/([.C215]/1000)/1000000" office:value-type="float" office:value="5.03493686748606" calcext:value-type="float">
            <text:p>5.0349368675</text:p>
          </table:table-cell>
        </table:table-row>
        <table:table-row table:style-name="ro1">
          <table:table-cell office:value-type="float" office:value="0.36256" calcext:value-type="float">
            <text:p>0.36256</text:p>
          </table:table-cell>
          <table:table-cell office:value-type="float" office:value="5.04461" calcext:value-type="float">
            <text:p>5.04461</text:p>
          </table:table-cell>
          <table:table-cell table:formula="of:=[30x30x30.A216]+[30x30x30.B216]" office:value-type="float" office:value="5.40717" calcext:value-type="float">
            <text:p>5.40717</text:p>
          </table:table-cell>
          <table:table-cell table:formula="of:=[.D$2]/([.C216]/1000)/1000000" office:value-type="float" office:value="4.99336991439145" calcext:value-type="float">
            <text:p>4.9933699144</text:p>
          </table:table-cell>
        </table:table-row>
        <table:table-row table:style-name="ro1">
          <table:table-cell office:value-type="float" office:value="0.367392" calcext:value-type="float">
            <text:p>0.367392</text:p>
          </table:table-cell>
          <table:table-cell office:value-type="float" office:value="5.01101" calcext:value-type="float">
            <text:p>5.01101</text:p>
          </table:table-cell>
          <table:table-cell table:formula="of:=[30x30x30.A217]+[30x30x30.B217]" office:value-type="float" office:value="5.378402" calcext:value-type="float">
            <text:p>5.378402</text:p>
          </table:table-cell>
          <table:table-cell table:formula="of:=[.D$2]/([.C217]/1000)/1000000" office:value-type="float" office:value="5.0200784545298" calcext:value-type="float">
            <text:p>5.0200784545</text:p>
          </table:table-cell>
        </table:table-row>
        <table:table-row table:style-name="ro1">
          <table:table-cell office:value-type="float" office:value="0.360896" calcext:value-type="float">
            <text:p>0.360896</text:p>
          </table:table-cell>
          <table:table-cell office:value-type="float" office:value="5.06182" calcext:value-type="float">
            <text:p>5.06182</text:p>
          </table:table-cell>
          <table:table-cell table:formula="of:=[30x30x30.A218]+[30x30x30.B218]" office:value-type="float" office:value="5.422716" calcext:value-type="float">
            <text:p>5.422716</text:p>
          </table:table-cell>
          <table:table-cell table:formula="of:=[.D$2]/([.C218]/1000)/1000000" office:value-type="float" office:value="4.97905477624128" calcext:value-type="float">
            <text:p>4.9790547762</text:p>
          </table:table-cell>
        </table:table-row>
        <table:table-row table:style-name="ro1">
          <table:table-cell office:value-type="float" office:value="0.361888" calcext:value-type="float">
            <text:p>0.361888</text:p>
          </table:table-cell>
          <table:table-cell office:value-type="float" office:value="5.00291" calcext:value-type="float">
            <text:p>5.00291</text:p>
          </table:table-cell>
          <table:table-cell table:formula="of:=[30x30x30.A219]+[30x30x30.B219]" office:value-type="float" office:value="5.364798" calcext:value-type="float">
            <text:p>5.364798</text:p>
          </table:table-cell>
          <table:table-cell table:formula="of:=[.D$2]/([.C219]/1000)/1000000" office:value-type="float" office:value="5.03280831822559" calcext:value-type="float">
            <text:p>5.0328083182</text:p>
          </table:table-cell>
        </table:table-row>
        <table:table-row table:style-name="ro1">
          <table:table-cell office:value-type="float" office:value="0.368256" calcext:value-type="float">
            <text:p>0.368256</text:p>
          </table:table-cell>
          <table:table-cell office:value-type="float" office:value="5.008" calcext:value-type="float">
            <text:p>5.008</text:p>
          </table:table-cell>
          <table:table-cell table:formula="of:=[30x30x30.A220]+[30x30x30.B220]" office:value-type="float" office:value="5.376256" calcext:value-type="float">
            <text:p>5.376256</text:p>
          </table:table-cell>
          <table:table-cell table:formula="of:=[.D$2]/([.C220]/1000)/1000000" office:value-type="float" office:value="5.02208228179611" calcext:value-type="float">
            <text:p>5.0220822818</text:p>
          </table:table-cell>
        </table:table-row>
        <table:table-row table:style-name="ro1">
          <table:table-cell office:value-type="float" office:value="0.362336" calcext:value-type="float">
            <text:p>0.362336</text:p>
          </table:table-cell>
          <table:table-cell office:value-type="float" office:value="5.02301" calcext:value-type="float">
            <text:p>5.02301</text:p>
          </table:table-cell>
          <table:table-cell table:formula="of:=[30x30x30.A221]+[30x30x30.B221]" office:value-type="float" office:value="5.385346" calcext:value-type="float">
            <text:p>5.385346</text:p>
          </table:table-cell>
          <table:table-cell table:formula="of:=[.D$2]/([.C221]/1000)/1000000" office:value-type="float" office:value="5.01360543965049" calcext:value-type="float">
            <text:p>5.0136054397</text:p>
          </table:table-cell>
        </table:table-row>
        <table:table-row table:style-name="ro1">
          <table:table-cell office:value-type="float" office:value="0.36112" calcext:value-type="float">
            <text:p>0.36112</text:p>
          </table:table-cell>
          <table:table-cell office:value-type="float" office:value="5.03587" calcext:value-type="float">
            <text:p>5.03587</text:p>
          </table:table-cell>
          <table:table-cell table:formula="of:=[30x30x30.A222]+[30x30x30.B222]" office:value-type="float" office:value="5.39699" calcext:value-type="float">
            <text:p>5.39699</text:p>
          </table:table-cell>
          <table:table-cell table:formula="of:=[.D$2]/([.C222]/1000)/1000000" office:value-type="float" office:value="5.00278859141855" calcext:value-type="float">
            <text:p>5.0027885914</text:p>
          </table:table-cell>
        </table:table-row>
        <table:table-row table:style-name="ro1">
          <table:table-cell office:value-type="float" office:value="0.360608" calcext:value-type="float">
            <text:p>0.360608</text:p>
          </table:table-cell>
          <table:table-cell office:value-type="float" office:value="5.02906" calcext:value-type="float">
            <text:p>5.02906</text:p>
          </table:table-cell>
          <table:table-cell table:formula="of:=[30x30x30.A223]+[30x30x30.B223]" office:value-type="float" office:value="5.389668" calcext:value-type="float">
            <text:p>5.389668</text:p>
          </table:table-cell>
          <table:table-cell table:formula="of:=[.D$2]/([.C223]/1000)/1000000" office:value-type="float" office:value="5.0095850059781" calcext:value-type="float">
            <text:p>5.009585006</text:p>
          </table:table-cell>
        </table:table-row>
        <table:table-row table:style-name="ro1">
          <table:table-cell office:value-type="float" office:value="0.367072" calcext:value-type="float">
            <text:p>0.367072</text:p>
          </table:table-cell>
          <table:table-cell office:value-type="float" office:value="5.01133" calcext:value-type="float">
            <text:p>5.01133</text:p>
          </table:table-cell>
          <table:table-cell table:formula="of:=[30x30x30.A224]+[30x30x30.B224]" office:value-type="float" office:value="5.378402" calcext:value-type="float">
            <text:p>5.378402</text:p>
          </table:table-cell>
          <table:table-cell table:formula="of:=[.D$2]/([.C224]/1000)/1000000" office:value-type="float" office:value="5.0200784545298" calcext:value-type="float">
            <text:p>5.0200784545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0941" calcext:value-type="float">
            <text:p>5.00941</text:p>
          </table:table-cell>
          <table:table-cell table:formula="of:=[30x30x30.A225]+[30x30x30.B225]" office:value-type="float" office:value="5.371074" calcext:value-type="float">
            <text:p>5.371074</text:p>
          </table:table-cell>
          <table:table-cell table:formula="of:=[.D$2]/([.C225]/1000)/1000000" office:value-type="float" office:value="5.02692757537878" calcext:value-type="float">
            <text:p>5.0269275754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5.04893" calcext:value-type="float">
            <text:p>5.04893</text:p>
          </table:table-cell>
          <table:table-cell table:formula="of:=[30x30x30.A226]+[30x30x30.B226]" office:value-type="float" office:value="5.410626" calcext:value-type="float">
            <text:p>5.410626</text:p>
          </table:table-cell>
          <table:table-cell table:formula="of:=[.D$2]/([.C226]/1000)/1000000" office:value-type="float" office:value="4.9901804338352" calcext:value-type="float">
            <text:p>4.9901804338</text:p>
          </table:table-cell>
        </table:table-row>
        <table:table-row table:style-name="ro1">
          <table:table-cell office:value-type="float" office:value="0.360352" calcext:value-type="float">
            <text:p>0.360352</text:p>
          </table:table-cell>
          <table:table-cell office:value-type="float" office:value="5.01946" calcext:value-type="float">
            <text:p>5.01946</text:p>
          </table:table-cell>
          <table:table-cell table:formula="of:=[30x30x30.A227]+[30x30x30.B227]" office:value-type="float" office:value="5.379812" calcext:value-type="float">
            <text:p>5.379812</text:p>
          </table:table-cell>
          <table:table-cell table:formula="of:=[.D$2]/([.C227]/1000)/1000000" office:value-type="float" office:value="5.01876273743395" calcext:value-type="float">
            <text:p>5.0187627374</text:p>
          </table:table-cell>
        </table:table-row>
        <table:table-row table:style-name="ro1">
          <table:table-cell office:value-type="float" office:value="0.36096" calcext:value-type="float">
            <text:p>0.36096</text:p>
          </table:table-cell>
          <table:table-cell office:value-type="float" office:value="5.02115" calcext:value-type="float">
            <text:p>5.02115</text:p>
          </table:table-cell>
          <table:table-cell table:formula="of:=[30x30x30.A228]+[30x30x30.B228]" office:value-type="float" office:value="5.38211" calcext:value-type="float">
            <text:p>5.38211</text:p>
          </table:table-cell>
          <table:table-cell table:formula="of:=[.D$2]/([.C228]/1000)/1000000" office:value-type="float" office:value="5.01661987584795" calcext:value-type="float">
            <text:p>5.0166198758</text:p>
          </table:table-cell>
        </table:table-row>
        <table:table-row table:style-name="ro1">
          <table:table-cell office:value-type="float" office:value="0.367872" calcext:value-type="float">
            <text:p>0.367872</text:p>
          </table:table-cell>
          <table:table-cell office:value-type="float" office:value="5.03494" calcext:value-type="float">
            <text:p>5.03494</text:p>
          </table:table-cell>
          <table:table-cell table:formula="of:=[30x30x30.A229]+[30x30x30.B229]" office:value-type="float" office:value="5.402812" calcext:value-type="float">
            <text:p>5.402812</text:p>
          </table:table-cell>
          <table:table-cell table:formula="of:=[.D$2]/([.C229]/1000)/1000000" office:value-type="float" office:value="4.99739765144521" calcext:value-type="float">
            <text:p>4.9973976514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4813" calcext:value-type="float">
            <text:p>5.04813</text:p>
          </table:table-cell>
          <table:table-cell table:formula="of:=[30x30x30.A230]+[30x30x30.B230]" office:value-type="float" office:value="5.409346" calcext:value-type="float">
            <text:p>5.409346</text:p>
          </table:table-cell>
          <table:table-cell table:formula="of:=[.D$2]/([.C230]/1000)/1000000" office:value-type="float" office:value="4.99136124773679" calcext:value-type="float">
            <text:p>4.9913612477</text:p>
          </table:table-cell>
        </table:table-row>
        <table:table-row table:style-name="ro1">
          <table:table-cell office:value-type="float" office:value="0.361536" calcext:value-type="float">
            <text:p>0.361536</text:p>
          </table:table-cell>
          <table:table-cell office:value-type="float" office:value="5.016" calcext:value-type="float">
            <text:p>5.016</text:p>
          </table:table-cell>
          <table:table-cell table:formula="of:=[30x30x30.A231]+[30x30x30.B231]" office:value-type="float" office:value="5.377536" calcext:value-type="float">
            <text:p>5.377536</text:p>
          </table:table-cell>
          <table:table-cell table:formula="of:=[.D$2]/([.C231]/1000)/1000000" office:value-type="float" office:value="5.02088688946015" calcext:value-type="float">
            <text:p>5.0208868895</text:p>
          </table:table-cell>
        </table:table-row>
        <table:table-row table:style-name="ro1">
          <table:table-cell office:value-type="float" office:value="0.360288" calcext:value-type="float">
            <text:p>0.360288</text:p>
          </table:table-cell>
          <table:table-cell office:value-type="float" office:value="5.04131" calcext:value-type="float">
            <text:p>5.04131</text:p>
          </table:table-cell>
          <table:table-cell table:formula="of:=[30x30x30.A232]+[30x30x30.B232]" office:value-type="float" office:value="5.401598" calcext:value-type="float">
            <text:p>5.401598</text:p>
          </table:table-cell>
          <table:table-cell table:formula="of:=[.D$2]/([.C232]/1000)/1000000" office:value-type="float" office:value="4.9985208081016" calcext:value-type="float">
            <text:p>4.9985208081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5.02781" calcext:value-type="float">
            <text:p>5.02781</text:p>
          </table:table-cell>
          <table:table-cell table:formula="of:=[30x30x30.A233]+[30x30x30.B233]" office:value-type="float" office:value="5.389506" calcext:value-type="float">
            <text:p>5.389506</text:p>
          </table:table-cell>
          <table:table-cell table:formula="of:=[.D$2]/([.C233]/1000)/1000000" office:value-type="float" office:value="5.00973558615576" calcext:value-type="float">
            <text:p>5.0097355862</text:p>
          </table:table-cell>
        </table:table-row>
        <table:table-row table:style-name="ro1">
          <table:table-cell office:value-type="float" office:value="0.361536" calcext:value-type="float">
            <text:p>0.361536</text:p>
          </table:table-cell>
          <table:table-cell office:value-type="float" office:value="5.04298" calcext:value-type="float">
            <text:p>5.04298</text:p>
          </table:table-cell>
          <table:table-cell table:formula="of:=[30x30x30.A234]+[30x30x30.B234]" office:value-type="float" office:value="5.404516" calcext:value-type="float">
            <text:p>5.404516</text:p>
          </table:table-cell>
          <table:table-cell table:formula="of:=[.D$2]/([.C234]/1000)/1000000" office:value-type="float" office:value="4.99582201255395" calcext:value-type="float">
            <text:p>4.9958220126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5.03664" calcext:value-type="float">
            <text:p>5.03664</text:p>
          </table:table-cell>
          <table:table-cell table:formula="of:=[30x30x30.A235]+[30x30x30.B235]" office:value-type="float" office:value="5.398048" calcext:value-type="float">
            <text:p>5.398048</text:p>
          </table:table-cell>
          <table:table-cell table:formula="of:=[.D$2]/([.C235]/1000)/1000000" office:value-type="float" office:value="5.00180806098797" calcext:value-type="float">
            <text:p>5.001808061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5.02531" calcext:value-type="float">
            <text:p>5.02531</text:p>
          </table:table-cell>
          <table:table-cell table:formula="of:=[30x30x30.A236]+[30x30x30.B236]" office:value-type="float" office:value="5.386718" calcext:value-type="float">
            <text:p>5.386718</text:p>
          </table:table-cell>
          <table:table-cell table:formula="of:=[.D$2]/([.C236]/1000)/1000000" office:value-type="float" office:value="5.01232847162224" calcext:value-type="float">
            <text:p>5.0123284716</text:p>
          </table:table-cell>
        </table:table-row>
        <table:table-row table:style-name="ro1">
          <table:table-cell office:value-type="float" office:value="0.361184" calcext:value-type="float">
            <text:p>0.361184</text:p>
          </table:table-cell>
          <table:table-cell office:value-type="float" office:value="5.03622" calcext:value-type="float">
            <text:p>5.03622</text:p>
          </table:table-cell>
          <table:table-cell table:formula="of:=[30x30x30.A237]+[30x30x30.B237]" office:value-type="float" office:value="5.397404" calcext:value-type="float">
            <text:p>5.397404</text:p>
          </table:table-cell>
          <table:table-cell table:formula="of:=[.D$2]/([.C237]/1000)/1000000" office:value-type="float" office:value="5.00240485981779" calcext:value-type="float">
            <text:p>5.0024048598</text:p>
          </table:table-cell>
        </table:table-row>
        <table:table-row table:style-name="ro1">
          <table:table-cell office:value-type="float" office:value="0.368512" calcext:value-type="float">
            <text:p>0.368512</text:p>
          </table:table-cell>
          <table:table-cell office:value-type="float" office:value="5.0657" calcext:value-type="float">
            <text:p>5.0657</text:p>
          </table:table-cell>
          <table:table-cell table:formula="of:=[30x30x30.A238]+[30x30x30.B238]" office:value-type="float" office:value="5.434212" calcext:value-type="float">
            <text:p>5.434212</text:p>
          </table:table-cell>
          <table:table-cell table:formula="of:=[.D$2]/([.C238]/1000)/1000000" office:value-type="float" office:value="4.9685216550256" calcext:value-type="float">
            <text:p>4.968521655</text:p>
          </table:table-cell>
        </table:table-row>
        <table:table-row table:style-name="ro1">
          <table:table-cell office:value-type="float" office:value="0.362592" calcext:value-type="float">
            <text:p>0.362592</text:p>
          </table:table-cell>
          <table:table-cell office:value-type="float" office:value="5.03238" calcext:value-type="float">
            <text:p>5.03238</text:p>
          </table:table-cell>
          <table:table-cell table:formula="of:=[30x30x30.A239]+[30x30x30.B239]" office:value-type="float" office:value="5.394972" calcext:value-type="float">
            <text:p>5.394972</text:p>
          </table:table-cell>
          <table:table-cell table:formula="of:=[.D$2]/([.C239]/1000)/1000000" office:value-type="float" office:value="5.00465989443504" calcext:value-type="float">
            <text:p>5.0046598944</text:p>
          </table:table-cell>
        </table:table-row>
        <table:table-row table:style-name="ro1">
          <table:table-cell office:value-type="float" office:value="0.361632" calcext:value-type="float">
            <text:p>0.361632</text:p>
          </table:table-cell>
          <table:table-cell office:value-type="float" office:value="5.03104" calcext:value-type="float">
            <text:p>5.03104</text:p>
          </table:table-cell>
          <table:table-cell table:formula="of:=[30x30x30.A240]+[30x30x30.B240]" office:value-type="float" office:value="5.392672" calcext:value-type="float">
            <text:p>5.392672</text:p>
          </table:table-cell>
          <table:table-cell table:formula="of:=[.D$2]/([.C240]/1000)/1000000" office:value-type="float" office:value="5.00679440544502" calcext:value-type="float">
            <text:p>5.0067944054</text:p>
          </table:table-cell>
        </table:table-row>
        <table:table-row table:style-name="ro1">
          <table:table-cell office:value-type="float" office:value="0.361824" calcext:value-type="float">
            <text:p>0.361824</text:p>
          </table:table-cell>
          <table:table-cell office:value-type="float" office:value="5.0121" calcext:value-type="float">
            <text:p>5.0121</text:p>
          </table:table-cell>
          <table:table-cell table:formula="of:=[30x30x30.A241]+[30x30x30.B241]" office:value-type="float" office:value="5.373924" calcext:value-type="float">
            <text:p>5.373924</text:p>
          </table:table-cell>
          <table:table-cell table:formula="of:=[.D$2]/([.C241]/1000)/1000000" office:value-type="float" office:value="5.02426160102004" calcext:value-type="float">
            <text:p>5.024261601</text:p>
          </table:table-cell>
        </table:table-row>
        <table:table-row table:style-name="ro1">
          <table:table-cell office:value-type="float" office:value="0.360224" calcext:value-type="float">
            <text:p>0.360224</text:p>
          </table:table-cell>
          <table:table-cell office:value-type="float" office:value="5.03411" calcext:value-type="float">
            <text:p>5.03411</text:p>
          </table:table-cell>
          <table:table-cell table:formula="of:=[30x30x30.A242]+[30x30x30.B242]" office:value-type="float" office:value="5.394334" calcext:value-type="float">
            <text:p>5.394334</text:p>
          </table:table-cell>
          <table:table-cell table:formula="of:=[.D$2]/([.C242]/1000)/1000000" office:value-type="float" office:value="5.00525180680321" calcext:value-type="float">
            <text:p>5.0052518068</text:p>
          </table:table-cell>
        </table:table-row>
        <table:table-row table:style-name="ro1">
          <table:table-cell office:value-type="float" office:value="0.362176" calcext:value-type="float">
            <text:p>0.362176</text:p>
          </table:table-cell>
          <table:table-cell office:value-type="float" office:value="5.00515" calcext:value-type="float">
            <text:p>5.00515</text:p>
          </table:table-cell>
          <table:table-cell table:formula="of:=[30x30x30.A243]+[30x30x30.B243]" office:value-type="float" office:value="5.367326" calcext:value-type="float">
            <text:p>5.367326</text:p>
          </table:table-cell>
          <table:table-cell table:formula="of:=[.D$2]/([.C243]/1000)/1000000" office:value-type="float" office:value="5.03043787539643" calcext:value-type="float">
            <text:p>5.0304378754</text:p>
          </table:table-cell>
        </table:table-row>
        <table:table-row table:style-name="ro1">
          <table:table-cell office:value-type="float" office:value="0.367168" calcext:value-type="float">
            <text:p>0.367168</text:p>
          </table:table-cell>
          <table:table-cell office:value-type="float" office:value="5.01251" calcext:value-type="float">
            <text:p>5.01251</text:p>
          </table:table-cell>
          <table:table-cell table:formula="of:=[30x30x30.A244]+[30x30x30.B244]" office:value-type="float" office:value="5.379678" calcext:value-type="float">
            <text:p>5.379678</text:p>
          </table:table-cell>
          <table:table-cell table:formula="of:=[.D$2]/([.C244]/1000)/1000000" office:value-type="float" office:value="5.01888774755664" calcext:value-type="float">
            <text:p>5.0188877476</text:p>
          </table:table-cell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5.04154" calcext:value-type="float">
            <text:p>5.04154</text:p>
          </table:table-cell>
          <table:table-cell table:formula="of:=[30x30x30.A245]+[30x30x30.B245]" office:value-type="float" office:value="5.40394" calcext:value-type="float">
            <text:p>5.40394</text:p>
          </table:table-cell>
          <table:table-cell table:formula="of:=[.D$2]/([.C245]/1000)/1000000" office:value-type="float" office:value="4.99635451170812" calcext:value-type="float">
            <text:p>4.9963545117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056" calcext:value-type="float">
            <text:p>5.0056</text:p>
          </table:table-cell>
          <table:table-cell table:formula="of:=[30x30x30.A246]+[30x30x30.B246]" office:value-type="float" office:value="5.366912" calcext:value-type="float">
            <text:p>5.366912</text:p>
          </table:table-cell>
          <table:table-cell table:formula="of:=[.D$2]/([.C246]/1000)/1000000" office:value-type="float" office:value="5.03082592000763" calcext:value-type="float">
            <text:p>5.03082592</text:p>
          </table:table-cell>
        </table:table-row>
        <table:table-row table:style-name="ro1">
          <table:table-cell office:value-type="float" office:value="0.36176" calcext:value-type="float">
            <text:p>0.36176</text:p>
          </table:table-cell>
          <table:table-cell office:value-type="float" office:value="5.02938" calcext:value-type="float">
            <text:p>5.02938</text:p>
          </table:table-cell>
          <table:table-cell table:formula="of:=[30x30x30.A247]+[30x30x30.B247]" office:value-type="float" office:value="5.39114" calcext:value-type="float">
            <text:p>5.39114</text:p>
          </table:table-cell>
          <table:table-cell table:formula="of:=[.D$2]/([.C247]/1000)/1000000" office:value-type="float" office:value="5.00821718597551" calcext:value-type="float">
            <text:p>5.008217186</text:p>
          </table:table-cell>
        </table:table-row>
        <table:table-row table:style-name="ro1">
          <table:table-cell office:value-type="float" office:value="0.366048" calcext:value-type="float">
            <text:p>0.366048</text:p>
          </table:table-cell>
          <table:table-cell office:value-type="float" office:value="5.01235" calcext:value-type="float">
            <text:p>5.01235</text:p>
          </table:table-cell>
          <table:table-cell table:formula="of:=[30x30x30.A248]+[30x30x30.B248]" office:value-type="float" office:value="5.378398" calcext:value-type="float">
            <text:p>5.378398</text:p>
          </table:table-cell>
          <table:table-cell table:formula="of:=[.D$2]/([.C248]/1000)/1000000" office:value-type="float" office:value="5.02008218804187" calcext:value-type="float">
            <text:p>5.020082188</text:p>
          </table:table-cell>
        </table:table-row>
        <table:table-row table:style-name="ro1">
          <table:table-cell office:value-type="float" office:value="0.361824" calcext:value-type="float">
            <text:p>0.361824</text:p>
          </table:table-cell>
          <table:table-cell office:value-type="float" office:value="5.04778" calcext:value-type="float">
            <text:p>5.04778</text:p>
          </table:table-cell>
          <table:table-cell table:formula="of:=[30x30x30.A249]+[30x30x30.B249]" office:value-type="float" office:value="5.409604" calcext:value-type="float">
            <text:p>5.409604</text:p>
          </table:table-cell>
          <table:table-cell table:formula="of:=[.D$2]/([.C249]/1000)/1000000" office:value-type="float" office:value="4.99112319496954" calcext:value-type="float">
            <text:p>4.991123195</text:p>
          </table:table-cell>
        </table:table-row>
        <table:table-row table:style-name="ro1">
          <table:table-cell office:value-type="float" office:value="0.362272" calcext:value-type="float">
            <text:p>0.362272</text:p>
          </table:table-cell>
          <table:table-cell office:value-type="float" office:value="5.01792" calcext:value-type="float">
            <text:p>5.01792</text:p>
          </table:table-cell>
          <table:table-cell table:formula="of:=[30x30x30.A250]+[30x30x30.B250]" office:value-type="float" office:value="5.380192" calcext:value-type="float">
            <text:p>5.380192</text:p>
          </table:table-cell>
          <table:table-cell table:formula="of:=[.D$2]/([.C250]/1000)/1000000" office:value-type="float" office:value="5.01840826498385" calcext:value-type="float">
            <text:p>5.018408265</text:p>
          </table:table-cell>
        </table:table-row>
        <table:table-row table:style-name="ro1">
          <table:table-cell office:value-type="float" office:value="0.360896" calcext:value-type="float">
            <text:p>0.360896</text:p>
          </table:table-cell>
          <table:table-cell office:value-type="float" office:value="5.04259" calcext:value-type="float">
            <text:p>5.04259</text:p>
          </table:table-cell>
          <table:table-cell table:formula="of:=[30x30x30.A251]+[30x30x30.B251]" office:value-type="float" office:value="5.403486" calcext:value-type="float">
            <text:p>5.403486</text:p>
          </table:table-cell>
          <table:table-cell table:formula="of:=[.D$2]/([.C251]/1000)/1000000" office:value-type="float" office:value="4.99677430458782" calcext:value-type="float">
            <text:p>4.9967743046</text:p>
          </table:table-cell>
        </table:table-row>
        <table:table-row table:style-name="ro1">
          <table:table-cell office:value-type="float" office:value="0.36064" calcext:value-type="float">
            <text:p>0.36064</text:p>
          </table:table-cell>
          <table:table-cell office:value-type="float" office:value="5.0169" calcext:value-type="float">
            <text:p>5.0169</text:p>
          </table:table-cell>
          <table:table-cell table:formula="of:=[30x30x30.A252]+[30x30x30.B252]" office:value-type="float" office:value="5.37754" calcext:value-type="float">
            <text:p>5.37754</text:p>
          </table:table-cell>
          <table:table-cell table:formula="of:=[.D$2]/([.C252]/1000)/1000000" office:value-type="float" office:value="5.02088315475106" calcext:value-type="float">
            <text:p>5.0208831548</text:p>
          </table:table-cell>
        </table:table-row>
        <table:table-row table:style-name="ro1">
          <table:table-cell office:value-type="float" office:value="0.36064" calcext:value-type="float">
            <text:p>0.36064</text:p>
          </table:table-cell>
          <table:table-cell office:value-type="float" office:value="5.00592" calcext:value-type="float">
            <text:p>5.00592</text:p>
          </table:table-cell>
          <table:table-cell table:formula="of:=[30x30x30.A253]+[30x30x30.B253]" office:value-type="float" office:value="5.36656" calcext:value-type="float">
            <text:p>5.36656</text:p>
          </table:table-cell>
          <table:table-cell table:formula="of:=[.D$2]/([.C253]/1000)/1000000" office:value-type="float" office:value="5.03115589875078" calcext:value-type="float">
            <text:p>5.0311558988</text:p>
          </table:table-cell>
        </table:table-row>
        <table:table-row table:style-name="ro1">
          <table:table-cell office:value-type="float" office:value="0.362976" calcext:value-type="float">
            <text:p>0.362976</text:p>
          </table:table-cell>
          <table:table-cell office:value-type="float" office:value="5.01885" calcext:value-type="float">
            <text:p>5.01885</text:p>
          </table:table-cell>
          <table:table-cell table:formula="of:=[30x30x30.A254]+[30x30x30.B254]" office:value-type="float" office:value="5.381826" calcext:value-type="float">
            <text:p>5.381826</text:p>
          </table:table-cell>
          <table:table-cell table:formula="of:=[.D$2]/([.C254]/1000)/1000000" office:value-type="float" office:value="5.01688460385007" calcext:value-type="float">
            <text:p>5.0168846039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4.99824" calcext:value-type="float">
            <text:p>4.99824</text:p>
          </table:table-cell>
          <table:table-cell table:formula="of:=[30x30x30.A255]+[30x30x30.B255]" office:value-type="float" office:value="5.35952" calcext:value-type="float">
            <text:p>5.35952</text:p>
          </table:table-cell>
          <table:table-cell table:formula="of:=[.D$2]/([.C255]/1000)/1000000" office:value-type="float" office:value="5.03776457593217" calcext:value-type="float">
            <text:p>5.0377645759</text:p>
          </table:table-cell>
        </table:table-row>
        <table:table-row table:style-name="ro1">
          <table:table-cell office:value-type="float" office:value="0.36592" calcext:value-type="float">
            <text:p>0.36592</text:p>
          </table:table-cell>
          <table:table-cell office:value-type="float" office:value="5.00634" calcext:value-type="float">
            <text:p>5.00634</text:p>
          </table:table-cell>
          <table:table-cell table:formula="of:=[30x30x30.A256]+[30x30x30.B256]" office:value-type="float" office:value="5.37226" calcext:value-type="float">
            <text:p>5.37226</text:p>
          </table:table-cell>
          <table:table-cell table:formula="of:=[.D$2]/([.C256]/1000)/1000000" office:value-type="float" office:value="5.02581781224289" calcext:value-type="float">
            <text:p>5.0258178122</text:p>
          </table:table-cell>
        </table:table-row>
        <table:table-row table:style-name="ro1">
          <table:table-cell office:value-type="float" office:value="0.360736" calcext:value-type="float">
            <text:p>0.360736</text:p>
          </table:table-cell>
          <table:table-cell office:value-type="float" office:value="5.03264" calcext:value-type="float">
            <text:p>5.03264</text:p>
          </table:table-cell>
          <table:table-cell table:formula="of:=[30x30x30.A257]+[30x30x30.B257]" office:value-type="float" office:value="5.393376" calcext:value-type="float">
            <text:p>5.393376</text:p>
          </table:table-cell>
          <table:table-cell table:formula="of:=[.D$2]/([.C257]/1000)/1000000" office:value-type="float" office:value="5.00614086612912" calcext:value-type="float">
            <text:p>5.0061408661</text:p>
          </table:table-cell>
        </table:table-row>
        <table:table-row table:style-name="ro1">
          <table:table-cell office:value-type="float" office:value="0.362048" calcext:value-type="float">
            <text:p>0.362048</text:p>
          </table:table-cell>
          <table:table-cell office:value-type="float" office:value="5.01379" calcext:value-type="float">
            <text:p>5.01379</text:p>
          </table:table-cell>
          <table:table-cell table:formula="of:=[30x30x30.A258]+[30x30x30.B258]" office:value-type="float" office:value="5.375838" calcext:value-type="float">
            <text:p>5.375838</text:p>
          </table:table-cell>
          <table:table-cell table:formula="of:=[.D$2]/([.C258]/1000)/1000000" office:value-type="float" office:value="5.02247277540729" calcext:value-type="float">
            <text:p>5.0224727754</text:p>
          </table:table-cell>
        </table:table-row>
        <table:table-row table:style-name="ro1">
          <table:table-cell office:value-type="float" office:value="0.36576" calcext:value-type="float">
            <text:p>0.36576</text:p>
          </table:table-cell>
          <table:table-cell office:value-type="float" office:value="5.0472" calcext:value-type="float">
            <text:p>5.0472</text:p>
          </table:table-cell>
          <table:table-cell table:formula="of:=[30x30x30.A259]+[30x30x30.B259]" office:value-type="float" office:value="5.41296" calcext:value-type="float">
            <text:p>5.41296</text:p>
          </table:table-cell>
          <table:table-cell table:formula="of:=[.D$2]/([.C259]/1000)/1000000" office:value-type="float" office:value="4.98802873104549" calcext:value-type="float">
            <text:p>4.988028731</text:p>
          </table:table-cell>
        </table:table-row>
        <table:table-row table:style-name="ro1">
          <table:table-cell office:value-type="float" office:value="0.36288" calcext:value-type="float">
            <text:p>0.36288</text:p>
          </table:table-cell>
          <table:table-cell office:value-type="float" office:value="5.02083" calcext:value-type="float">
            <text:p>5.02083</text:p>
          </table:table-cell>
          <table:table-cell table:formula="of:=[30x30x30.A260]+[30x30x30.B260]" office:value-type="float" office:value="5.38371" calcext:value-type="float">
            <text:p>5.38371</text:p>
          </table:table-cell>
          <table:table-cell table:formula="of:=[.D$2]/([.C260]/1000)/1000000" office:value-type="float" office:value="5.01512897240007" calcext:value-type="float">
            <text:p>5.0151289724</text:p>
          </table:table-cell>
        </table:table-row>
        <table:table-row table:style-name="ro1">
          <table:table-cell office:value-type="float" office:value="0.361088" calcext:value-type="float">
            <text:p>0.361088</text:p>
          </table:table-cell>
          <table:table-cell office:value-type="float" office:value="5.00829" calcext:value-type="float">
            <text:p>5.00829</text:p>
          </table:table-cell>
          <table:table-cell table:formula="of:=[30x30x30.A261]+[30x30x30.B261]" office:value-type="float" office:value="5.369378" calcext:value-type="float">
            <text:p>5.369378</text:p>
          </table:table-cell>
          <table:table-cell table:formula="of:=[.D$2]/([.C261]/1000)/1000000" office:value-type="float" office:value="5.02851540718497" calcext:value-type="float">
            <text:p>5.0285154072</text:p>
          </table:table-cell>
        </table:table-row>
        <table:table-row table:style-name="ro1">
          <table:table-cell office:value-type="float" office:value="0.361856" calcext:value-type="float">
            <text:p>0.361856</text:p>
          </table:table-cell>
          <table:table-cell office:value-type="float" office:value="5.02432" calcext:value-type="float">
            <text:p>5.02432</text:p>
          </table:table-cell>
          <table:table-cell table:formula="of:=[30x30x30.A262]+[30x30x30.B262]" office:value-type="float" office:value="5.386176" calcext:value-type="float">
            <text:p>5.386176</text:p>
          </table:table-cell>
          <table:table-cell table:formula="of:=[.D$2]/([.C262]/1000)/1000000" office:value-type="float" office:value="5.01283285210138" calcext:value-type="float">
            <text:p>5.0128328521</text:p>
          </table:table-cell>
        </table:table-row>
        <table:table-row table:style-name="ro1">
          <table:table-cell office:value-type="float" office:value="0.361344" calcext:value-type="float">
            <text:p>0.361344</text:p>
          </table:table-cell>
          <table:table-cell office:value-type="float" office:value="5.01878" calcext:value-type="float">
            <text:p>5.01878</text:p>
          </table:table-cell>
          <table:table-cell table:formula="of:=[30x30x30.A263]+[30x30x30.B263]" office:value-type="float" office:value="5.380124" calcext:value-type="float">
            <text:p>5.380124</text:p>
          </table:table-cell>
          <table:table-cell table:formula="of:=[.D$2]/([.C263]/1000)/1000000" office:value-type="float" office:value="5.01847169321748" calcext:value-type="float">
            <text:p>5.0184716932</text:p>
          </table:table-cell>
        </table:table-row>
        <table:table-row table:style-name="ro1">
          <table:table-cell office:value-type="float" office:value="0.360992" calcext:value-type="float">
            <text:p>0.360992</text:p>
          </table:table-cell>
          <table:table-cell office:value-type="float" office:value="5.02797" calcext:value-type="float">
            <text:p>5.02797</text:p>
          </table:table-cell>
          <table:table-cell table:formula="of:=[30x30x30.A264]+[30x30x30.B264]" office:value-type="float" office:value="5.388962" calcext:value-type="float">
            <text:p>5.388962</text:p>
          </table:table-cell>
          <table:table-cell table:formula="of:=[.D$2]/([.C264]/1000)/1000000" office:value-type="float" office:value="5.01024130435509" calcext:value-type="float">
            <text:p>5.0102413044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1773" calcext:value-type="float">
            <text:p>5.01773</text:p>
          </table:table-cell>
          <table:table-cell table:formula="of:=[30x30x30.A265]+[30x30x30.B265]" office:value-type="float" office:value="5.379042" calcext:value-type="float">
            <text:p>5.379042</text:p>
          </table:table-cell>
          <table:table-cell table:formula="of:=[.D$2]/([.C265]/1000)/1000000" office:value-type="float" office:value="5.01948116411807" calcext:value-type="float">
            <text:p>5.0194811641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1437" calcext:value-type="float">
            <text:p>5.01437</text:p>
          </table:table-cell>
          <table:table-cell table:formula="of:=[30x30x30.A266]+[30x30x30.B266]" office:value-type="float" office:value="5.375938" calcext:value-type="float">
            <text:p>5.375938</text:p>
          </table:table-cell>
          <table:table-cell table:formula="of:=[.D$2]/([.C266]/1000)/1000000" office:value-type="float" office:value="5.02237935035709" calcext:value-type="float">
            <text:p>5.0223793504</text:p>
          </table:table-cell>
        </table:table-row>
        <table:table-row table:style-name="ro1">
          <table:table-cell office:value-type="float" office:value="0.368992" calcext:value-type="float">
            <text:p>0.368992</text:p>
          </table:table-cell>
          <table:table-cell office:value-type="float" office:value="5.03411" calcext:value-type="float">
            <text:p>5.03411</text:p>
          </table:table-cell>
          <table:table-cell table:formula="of:=[30x30x30.A267]+[30x30x30.B267]" office:value-type="float" office:value="5.403102" calcext:value-type="float">
            <text:p>5.403102</text:p>
          </table:table-cell>
          <table:table-cell table:formula="of:=[.D$2]/([.C267]/1000)/1000000" office:value-type="float" office:value="4.99712942676263" calcext:value-type="float">
            <text:p>4.9971294268</text:p>
          </table:table-cell>
        </table:table-row>
        <table:table-row table:style-name="ro1">
          <table:table-cell office:value-type="float" office:value="0.360768" calcext:value-type="float">
            <text:p>0.360768</text:p>
          </table:table-cell>
          <table:table-cell office:value-type="float" office:value="5.01094" calcext:value-type="float">
            <text:p>5.01094</text:p>
          </table:table-cell>
          <table:table-cell table:formula="of:=[30x30x30.A268]+[30x30x30.B268]" office:value-type="float" office:value="5.371708" calcext:value-type="float">
            <text:p>5.371708</text:p>
          </table:table-cell>
          <table:table-cell table:formula="of:=[.D$2]/([.C268]/1000)/1000000" office:value-type="float" office:value="5.02633426835561" calcext:value-type="float">
            <text:p>5.0263342684</text:p>
          </table:table-cell>
        </table:table-row>
        <table:table-row table:style-name="ro1">
          <table:table-cell office:value-type="float" office:value="0.3664" calcext:value-type="float">
            <text:p>0.3664</text:p>
          </table:table-cell>
          <table:table-cell office:value-type="float" office:value="5.01302" calcext:value-type="float">
            <text:p>5.01302</text:p>
          </table:table-cell>
          <table:table-cell table:formula="of:=[30x30x30.A269]+[30x30x30.B269]" office:value-type="float" office:value="5.37942" calcext:value-type="float">
            <text:p>5.37942</text:p>
          </table:table-cell>
          <table:table-cell table:formula="of:=[.D$2]/([.C269]/1000)/1000000" office:value-type="float" office:value="5.01912845622762" calcext:value-type="float">
            <text:p>5.0191284562</text:p>
          </table:table-cell>
        </table:table-row>
        <table:table-row table:style-name="ro1">
          <table:table-cell office:value-type="float" office:value="0.360768" calcext:value-type="float">
            <text:p>0.360768</text:p>
          </table:table-cell>
          <table:table-cell office:value-type="float" office:value="5.03168" calcext:value-type="float">
            <text:p>5.03168</text:p>
          </table:table-cell>
          <table:table-cell table:formula="of:=[30x30x30.A270]+[30x30x30.B270]" office:value-type="float" office:value="5.392448" calcext:value-type="float">
            <text:p>5.392448</text:p>
          </table:table-cell>
          <table:table-cell table:formula="of:=[.D$2]/([.C270]/1000)/1000000" office:value-type="float" office:value="5.00700238555847" calcext:value-type="float">
            <text:p>5.0070023856</text:p>
          </table:table-cell>
        </table:table-row>
        <table:table-row table:style-name="ro1">
          <table:table-cell office:value-type="float" office:value="0.367296" calcext:value-type="float">
            <text:p>0.367296</text:p>
          </table:table-cell>
          <table:table-cell office:value-type="float" office:value="4.9975" calcext:value-type="float">
            <text:p>4.9975</text:p>
          </table:table-cell>
          <table:table-cell table:formula="of:=[30x30x30.A271]+[30x30x30.B271]" office:value-type="float" office:value="5.364796" calcext:value-type="float">
            <text:p>5.364796</text:p>
          </table:table-cell>
          <table:table-cell table:formula="of:=[.D$2]/([.C271]/1000)/1000000" office:value-type="float" office:value="5.03281019446033" calcext:value-type="float">
            <text:p>5.0328101945</text:p>
          </table:table-cell>
        </table:table-row>
        <table:table-row table:style-name="ro1">
          <table:table-cell office:value-type="float" office:value="0.366048" calcext:value-type="float">
            <text:p>0.366048</text:p>
          </table:table-cell>
          <table:table-cell office:value-type="float" office:value="5.01619" calcext:value-type="float">
            <text:p>5.01619</text:p>
          </table:table-cell>
          <table:table-cell table:formula="of:=[30x30x30.A272]+[30x30x30.B272]" office:value-type="float" office:value="5.382238" calcext:value-type="float">
            <text:p>5.382238</text:p>
          </table:table-cell>
          <table:table-cell table:formula="of:=[.D$2]/([.C272]/1000)/1000000" office:value-type="float" office:value="5.01650057095208" calcext:value-type="float">
            <text:p>5.016500571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3334" calcext:value-type="float">
            <text:p>5.03334</text:p>
          </table:table-cell>
          <table:table-cell table:formula="of:=[30x30x30.A273]+[30x30x30.B273]" office:value-type="float" office:value="5.394556" calcext:value-type="float">
            <text:p>5.394556</text:p>
          </table:table-cell>
          <table:table-cell table:formula="of:=[.D$2]/([.C273]/1000)/1000000" office:value-type="float" office:value="5.00504582768258" calcext:value-type="float">
            <text:p>5.0050458277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337" calcext:value-type="float">
            <text:p>5.0337</text:p>
          </table:table-cell>
          <table:table-cell table:formula="of:=[30x30x30.A274]+[30x30x30.B274]" office:value-type="float" office:value="5.395364" calcext:value-type="float">
            <text:p>5.395364</text:p>
          </table:table-cell>
          <table:table-cell table:formula="of:=[.D$2]/([.C274]/1000)/1000000" office:value-type="float" office:value="5.00429628102942" calcext:value-type="float">
            <text:p>5.004296281</text:p>
          </table:table-cell>
        </table:table-row>
        <table:table-row table:style-name="ro1">
          <table:table-cell office:value-type="float" office:value="0.360832" calcext:value-type="float">
            <text:p>0.360832</text:p>
          </table:table-cell>
          <table:table-cell office:value-type="float" office:value="5.02979" calcext:value-type="float">
            <text:p>5.02979</text:p>
          </table:table-cell>
          <table:table-cell table:formula="of:=[30x30x30.A275]+[30x30x30.B275]" office:value-type="float" office:value="5.390622" calcext:value-type="float">
            <text:p>5.390622</text:p>
          </table:table-cell>
          <table:table-cell table:formula="of:=[.D$2]/([.C275]/1000)/1000000" office:value-type="float" office:value="5.00869843962348" calcext:value-type="float">
            <text:p>5.0086984396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5.02093" calcext:value-type="float">
            <text:p>5.02093</text:p>
          </table:table-cell>
          <table:table-cell table:formula="of:=[30x30x30.A276]+[30x30x30.B276]" office:value-type="float" office:value="5.382338" calcext:value-type="float">
            <text:p>5.382338</text:p>
          </table:table-cell>
          <table:table-cell table:formula="of:=[.D$2]/([.C276]/1000)/1000000" office:value-type="float" office:value="5.01640736795051" calcext:value-type="float">
            <text:p>5.016407368</text:p>
          </table:table-cell>
        </table:table-row>
        <table:table-row table:style-name="ro1">
          <table:table-cell office:value-type="float" office:value="0.36112" calcext:value-type="float">
            <text:p>0.36112</text:p>
          </table:table-cell>
          <table:table-cell office:value-type="float" office:value="5.00614" calcext:value-type="float">
            <text:p>5.00614</text:p>
          </table:table-cell>
          <table:table-cell table:formula="of:=[30x30x30.A277]+[30x30x30.B277]" office:value-type="float" office:value="5.36726" calcext:value-type="float">
            <text:p>5.36726</text:p>
          </table:table-cell>
          <table:table-cell table:formula="of:=[.D$2]/([.C277]/1000)/1000000" office:value-type="float" office:value="5.03049973356983" calcext:value-type="float">
            <text:p>5.0304997336</text:p>
          </table:table-cell>
        </table:table-row>
        <table:table-row table:style-name="ro1">
          <table:table-cell office:value-type="float" office:value="0.36112" calcext:value-type="float">
            <text:p>0.36112</text:p>
          </table:table-cell>
          <table:table-cell office:value-type="float" office:value="5.0352" calcext:value-type="float">
            <text:p>5.0352</text:p>
          </table:table-cell>
          <table:table-cell table:formula="of:=[30x30x30.A278]+[30x30x30.B278]" office:value-type="float" office:value="5.39632" calcext:value-type="float">
            <text:p>5.39632</text:p>
          </table:table-cell>
          <table:table-cell table:formula="of:=[.D$2]/([.C278]/1000)/1000000" office:value-type="float" office:value="5.00340973107599" calcext:value-type="float">
            <text:p>5.0034097311</text:p>
          </table:table-cell>
        </table:table-row>
        <table:table-row table:style-name="ro1">
          <table:table-cell office:value-type="float" office:value="0.363584" calcext:value-type="float">
            <text:p>0.363584</text:p>
          </table:table-cell>
          <table:table-cell office:value-type="float" office:value="5.02173" calcext:value-type="float">
            <text:p>5.02173</text:p>
          </table:table-cell>
          <table:table-cell table:formula="of:=[30x30x30.A279]+[30x30x30.B279]" office:value-type="float" office:value="5.385314" calcext:value-type="float">
            <text:p>5.385314</text:p>
          </table:table-cell>
          <table:table-cell table:formula="of:=[.D$2]/([.C279]/1000)/1000000" office:value-type="float" office:value="5.01363523092618" calcext:value-type="float">
            <text:p>5.0136352309</text:p>
          </table:table-cell>
        </table:table-row>
        <table:table-row table:style-name="ro1">
          <table:table-cell office:value-type="float" office:value="0.36192" calcext:value-type="float">
            <text:p>0.36192</text:p>
          </table:table-cell>
          <table:table-cell office:value-type="float" office:value="5.05821" calcext:value-type="float">
            <text:p>5.05821</text:p>
          </table:table-cell>
          <table:table-cell table:formula="of:=[30x30x30.A280]+[30x30x30.B280]" office:value-type="float" office:value="5.42013" calcext:value-type="float">
            <text:p>5.42013</text:p>
          </table:table-cell>
          <table:table-cell table:formula="of:=[.D$2]/([.C280]/1000)/1000000" office:value-type="float" office:value="4.98143033469677" calcext:value-type="float">
            <text:p>4.9814303347</text:p>
          </table:table-cell>
        </table:table-row>
        <table:table-row table:style-name="ro1">
          <table:table-cell office:value-type="float" office:value="0.360992" calcext:value-type="float">
            <text:p>0.360992</text:p>
          </table:table-cell>
          <table:table-cell office:value-type="float" office:value="5.01728" calcext:value-type="float">
            <text:p>5.01728</text:p>
          </table:table-cell>
          <table:table-cell table:formula="of:=[30x30x30.A281]+[30x30x30.B281]" office:value-type="float" office:value="5.378272" calcext:value-type="float">
            <text:p>5.378272</text:p>
          </table:table-cell>
          <table:table-cell table:formula="of:=[.D$2]/([.C281]/1000)/1000000" office:value-type="float" office:value="5.02019979651457" calcext:value-type="float">
            <text:p>5.0201997965</text:p>
          </table:table-cell>
        </table:table-row>
        <table:table-row table:style-name="ro1">
          <table:table-cell office:value-type="float" office:value="0.361472" calcext:value-type="float">
            <text:p>0.361472</text:p>
          </table:table-cell>
          <table:table-cell office:value-type="float" office:value="5.03379" calcext:value-type="float">
            <text:p>5.03379</text:p>
          </table:table-cell>
          <table:table-cell table:formula="of:=[30x30x30.A282]+[30x30x30.B282]" office:value-type="float" office:value="5.395262" calcext:value-type="float">
            <text:p>5.395262</text:p>
          </table:table-cell>
          <table:table-cell table:formula="of:=[.D$2]/([.C282]/1000)/1000000" office:value-type="float" office:value="5.00439088963613" calcext:value-type="float">
            <text:p>5.0043908896</text:p>
          </table:table-cell>
        </table:table-row>
        <table:table-row table:style-name="ro1">
          <table:table-cell office:value-type="float" office:value="0.36096" calcext:value-type="float">
            <text:p>0.36096</text:p>
          </table:table-cell>
          <table:table-cell office:value-type="float" office:value="5.00976" calcext:value-type="float">
            <text:p>5.00976</text:p>
          </table:table-cell>
          <table:table-cell table:formula="of:=[30x30x30.A283]+[30x30x30.B283]" office:value-type="float" office:value="5.37072" calcext:value-type="float">
            <text:p>5.37072</text:p>
          </table:table-cell>
          <table:table-cell table:formula="of:=[.D$2]/([.C283]/1000)/1000000" office:value-type="float" office:value="5.02725891500581" calcext:value-type="float">
            <text:p>5.027258915</text:p>
          </table:table-cell>
        </table:table-row>
        <table:table-row table:style-name="ro1">
          <table:table-cell office:value-type="float" office:value="0.36144" calcext:value-type="float">
            <text:p>0.36144</text:p>
          </table:table-cell>
          <table:table-cell office:value-type="float" office:value="5.02698" calcext:value-type="float">
            <text:p>5.02698</text:p>
          </table:table-cell>
          <table:table-cell table:formula="of:=[30x30x30.A284]+[30x30x30.B284]" office:value-type="float" office:value="5.38842" calcext:value-type="float">
            <text:p>5.38842</text:p>
          </table:table-cell>
          <table:table-cell table:formula="of:=[.D$2]/([.C284]/1000)/1000000" office:value-type="float" office:value="5.01074526484573" calcext:value-type="float">
            <text:p>5.0107452648</text:p>
          </table:table-cell>
        </table:table-row>
        <table:table-row table:style-name="ro1">
          <table:table-cell office:value-type="float" office:value="0.362368" calcext:value-type="float">
            <text:p>0.362368</text:p>
          </table:table-cell>
          <table:table-cell office:value-type="float" office:value="5.04038" calcext:value-type="float">
            <text:p>5.04038</text:p>
          </table:table-cell>
          <table:table-cell table:formula="of:=[30x30x30.A285]+[30x30x30.B285]" office:value-type="float" office:value="5.402748" calcext:value-type="float">
            <text:p>5.402748</text:p>
          </table:table-cell>
          <table:table-cell table:formula="of:=[.D$2]/([.C285]/1000)/1000000" office:value-type="float" office:value="4.99745684973647" calcext:value-type="float">
            <text:p>4.9974568497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3677" calcext:value-type="float">
            <text:p>5.03677</text:p>
          </table:table-cell>
          <table:table-cell table:formula="of:=[30x30x30.A286]+[30x30x30.B286]" office:value-type="float" office:value="5.397986" calcext:value-type="float">
            <text:p>5.397986</text:p>
          </table:table-cell>
          <table:table-cell table:formula="of:=[.D$2]/([.C286]/1000)/1000000" office:value-type="float" office:value="5.00186551058117" calcext:value-type="float">
            <text:p>5.0018655106</text:p>
          </table:table-cell>
        </table:table-row>
        <table:table-row table:style-name="ro1">
          <table:table-cell office:value-type="float" office:value="0.361248" calcext:value-type="float">
            <text:p>0.361248</text:p>
          </table:table-cell>
          <table:table-cell office:value-type="float" office:value="5.02662" calcext:value-type="float">
            <text:p>5.02662</text:p>
          </table:table-cell>
          <table:table-cell table:formula="of:=[30x30x30.A287]+[30x30x30.B287]" office:value-type="float" office:value="5.387868" calcext:value-type="float">
            <text:p>5.387868</text:p>
          </table:table-cell>
          <table:table-cell table:formula="of:=[.D$2]/([.C287]/1000)/1000000" office:value-type="float" office:value="5.01125862771694" calcext:value-type="float">
            <text:p>5.0112586277</text:p>
          </table:table-cell>
        </table:table-row>
        <table:table-row table:style-name="ro1">
          <table:table-cell office:value-type="float" office:value="0.361984" calcext:value-type="float">
            <text:p>0.361984</text:p>
          </table:table-cell>
          <table:table-cell office:value-type="float" office:value="5.0224" calcext:value-type="float">
            <text:p>5.0224</text:p>
          </table:table-cell>
          <table:table-cell table:formula="of:=[30x30x30.A288]+[30x30x30.B288]" office:value-type="float" office:value="5.384384" calcext:value-type="float">
            <text:p>5.384384</text:p>
          </table:table-cell>
          <table:table-cell table:formula="of:=[.D$2]/([.C288]/1000)/1000000" office:value-type="float" office:value="5.01450119456562" calcext:value-type="float">
            <text:p>5.0145011946</text:p>
          </table:table-cell>
        </table:table-row>
        <table:table-row table:style-name="ro1">
          <table:table-cell office:value-type="float" office:value="0.360672" calcext:value-type="float">
            <text:p>0.360672</text:p>
          </table:table-cell>
          <table:table-cell office:value-type="float" office:value="5.04285" calcext:value-type="float">
            <text:p>5.04285</text:p>
          </table:table-cell>
          <table:table-cell table:formula="of:=[30x30x30.A289]+[30x30x30.B289]" office:value-type="float" office:value="5.403522" calcext:value-type="float">
            <text:p>5.403522</text:p>
          </table:table-cell>
          <table:table-cell table:formula="of:=[.D$2]/([.C289]/1000)/1000000" office:value-type="float" office:value="4.99674101447167" calcext:value-type="float">
            <text:p>4.9967410145</text:p>
          </table:table-cell>
        </table:table-row>
        <table:table-row table:style-name="ro1">
          <table:table-cell office:value-type="float" office:value="0.360288" calcext:value-type="float">
            <text:p>0.360288</text:p>
          </table:table-cell>
          <table:table-cell office:value-type="float" office:value="5.03603" calcext:value-type="float">
            <text:p>5.03603</text:p>
          </table:table-cell>
          <table:table-cell table:formula="of:=[30x30x30.A290]+[30x30x30.B290]" office:value-type="float" office:value="5.396318" calcext:value-type="float">
            <text:p>5.396318</text:p>
          </table:table-cell>
          <table:table-cell table:formula="of:=[.D$2]/([.C290]/1000)/1000000" office:value-type="float" office:value="5.00341158545512" calcext:value-type="float">
            <text:p>5.0034115855</text:p>
          </table:table-cell>
        </table:table-row>
        <table:table-row table:style-name="ro1">
          <table:table-cell office:value-type="float" office:value="0.362784" calcext:value-type="float">
            <text:p>0.362784</text:p>
          </table:table-cell>
          <table:table-cell office:value-type="float" office:value="5.03571" calcext:value-type="float">
            <text:p>5.03571</text:p>
          </table:table-cell>
          <table:table-cell table:formula="of:=[30x30x30.A291]+[30x30x30.B291]" office:value-type="float" office:value="5.398494" calcext:value-type="float">
            <text:p>5.398494</text:p>
          </table:table-cell>
          <table:table-cell table:formula="of:=[.D$2]/([.C291]/1000)/1000000" office:value-type="float" office:value="5.001394833448" calcext:value-type="float">
            <text:p>5.0013948334</text:p>
          </table:table-cell>
        </table:table-row>
        <table:table-row table:style-name="ro1">
          <table:table-cell office:value-type="float" office:value="0.362944" calcext:value-type="float">
            <text:p>0.362944</text:p>
          </table:table-cell>
          <table:table-cell office:value-type="float" office:value="5.04246" calcext:value-type="float">
            <text:p>5.04246</text:p>
          </table:table-cell>
          <table:table-cell table:formula="of:=[30x30x30.A292]+[30x30x30.B292]" office:value-type="float" office:value="5.405404" calcext:value-type="float">
            <text:p>5.405404</text:p>
          </table:table-cell>
          <table:table-cell table:formula="of:=[.D$2]/([.C292]/1000)/1000000" office:value-type="float" office:value="4.99500129870034" calcext:value-type="float">
            <text:p>4.9950012987</text:p>
          </table:table-cell>
        </table:table-row>
        <table:table-row table:style-name="ro1">
          <table:table-cell office:value-type="float" office:value="0.36608" calcext:value-type="float">
            <text:p>0.36608</text:p>
          </table:table-cell>
          <table:table-cell office:value-type="float" office:value="4.99222" calcext:value-type="float">
            <text:p>4.99222</text:p>
          </table:table-cell>
          <table:table-cell table:formula="of:=[30x30x30.A293]+[30x30x30.B293]" office:value-type="float" office:value="5.3583" calcext:value-type="float">
            <text:p>5.3583</text:p>
          </table:table-cell>
          <table:table-cell table:formula="of:=[.D$2]/([.C293]/1000)/1000000" office:value-type="float" office:value="5.03891159509546" calcext:value-type="float">
            <text:p>5.0389115951</text:p>
          </table:table-cell>
        </table:table-row>
        <table:table-row table:style-name="ro1">
          <table:table-cell office:value-type="float" office:value="0.361792" calcext:value-type="float">
            <text:p>0.361792</text:p>
          </table:table-cell>
          <table:table-cell office:value-type="float" office:value="5.03341" calcext:value-type="float">
            <text:p>5.03341</text:p>
          </table:table-cell>
          <table:table-cell table:formula="of:=[30x30x30.A294]+[30x30x30.B294]" office:value-type="float" office:value="5.395202" calcext:value-type="float">
            <text:p>5.395202</text:p>
          </table:table-cell>
          <table:table-cell table:formula="of:=[.D$2]/([.C294]/1000)/1000000" office:value-type="float" office:value="5.00444654342877" calcext:value-type="float">
            <text:p>5.0044465434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192" calcext:value-type="float">
            <text:p>5.0192</text:p>
          </table:table-cell>
          <table:table-cell table:formula="of:=[30x30x30.A295]+[30x30x30.B295]" office:value-type="float" office:value="5.380416" calcext:value-type="float">
            <text:p>5.380416</text:p>
          </table:table-cell>
          <table:table-cell table:formula="of:=[.D$2]/([.C295]/1000)/1000000" office:value-type="float" office:value="5.0181993362595" calcext:value-type="float">
            <text:p>5.0181993363</text:p>
          </table:table-cell>
        </table:table-row>
        <table:table-row table:style-name="ro1">
          <table:table-cell office:value-type="float" office:value="0.362464" calcext:value-type="float">
            <text:p>0.362464</text:p>
          </table:table-cell>
          <table:table-cell office:value-type="float" office:value="5.00787" calcext:value-type="float">
            <text:p>5.00787</text:p>
          </table:table-cell>
          <table:table-cell table:formula="of:=[30x30x30.A296]+[30x30x30.B296]" office:value-type="float" office:value="5.370334" calcext:value-type="float">
            <text:p>5.370334</text:p>
          </table:table-cell>
          <table:table-cell table:formula="of:=[.D$2]/([.C296]/1000)/1000000" office:value-type="float" office:value="5.02762025602132" calcext:value-type="float">
            <text:p>5.027620256</text:p>
          </table:table-cell>
        </table:table-row>
        <table:table-row table:style-name="ro1">
          <table:table-cell office:value-type="float" office:value="0.360512" calcext:value-type="float">
            <text:p>0.360512</text:p>
          </table:table-cell>
          <table:table-cell office:value-type="float" office:value="5.03248" calcext:value-type="float">
            <text:p>5.03248</text:p>
          </table:table-cell>
          <table:table-cell table:formula="of:=[30x30x30.A297]+[30x30x30.B297]" office:value-type="float" office:value="5.392992" calcext:value-type="float">
            <text:p>5.392992</text:p>
          </table:table-cell>
          <table:table-cell table:formula="of:=[.D$2]/([.C297]/1000)/1000000" office:value-type="float" office:value="5.00649732096766" calcext:value-type="float">
            <text:p>5.006497321</text:p>
          </table:table-cell>
        </table:table-row>
        <table:table-row table:style-name="ro1">
          <table:table-cell office:value-type="float" office:value="0.361984" calcext:value-type="float">
            <text:p>0.361984</text:p>
          </table:table-cell>
          <table:table-cell office:value-type="float" office:value="5.01667" calcext:value-type="float">
            <text:p>5.01667</text:p>
          </table:table-cell>
          <table:table-cell table:formula="of:=[30x30x30.A298]+[30x30x30.B298]" office:value-type="float" office:value="5.378654" calcext:value-type="float">
            <text:p>5.378654</text:p>
          </table:table-cell>
          <table:table-cell table:formula="of:=[.D$2]/([.C298]/1000)/1000000" office:value-type="float" office:value="5.01984325446478" calcext:value-type="float">
            <text:p>5.0198432545</text:p>
          </table:table-cell>
        </table:table-row>
        <table:table-row table:style-name="ro1">
          <table:table-cell office:value-type="float" office:value="0.362208" calcext:value-type="float">
            <text:p>0.362208</text:p>
          </table:table-cell>
          <table:table-cell office:value-type="float" office:value="5.0297" calcext:value-type="float">
            <text:p>5.0297</text:p>
          </table:table-cell>
          <table:table-cell table:formula="of:=[30x30x30.A299]+[30x30x30.B299]" office:value-type="float" office:value="5.391908" calcext:value-type="float">
            <text:p>5.391908</text:p>
          </table:table-cell>
          <table:table-cell table:formula="of:=[.D$2]/([.C299]/1000)/1000000" office:value-type="float" office:value="5.00750383723165" calcext:value-type="float">
            <text:p>5.0075038372</text:p>
          </table:table-cell>
        </table:table-row>
        <table:table-row table:style-name="ro1">
          <table:table-cell office:value-type="float" office:value="0.361984" calcext:value-type="float">
            <text:p>0.361984</text:p>
          </table:table-cell>
          <table:table-cell office:value-type="float" office:value="5.03574" calcext:value-type="float">
            <text:p>5.03574</text:p>
          </table:table-cell>
          <table:table-cell table:formula="of:=[30x30x30.A300]+[30x30x30.B300]" office:value-type="float" office:value="5.397724" calcext:value-type="float">
            <text:p>5.397724</text:p>
          </table:table-cell>
          <table:table-cell table:formula="of:=[.D$2]/([.C300]/1000)/1000000" office:value-type="float" office:value="5.00210829601514" calcext:value-type="float">
            <text:p>5.002108296</text:p>
          </table:table-cell>
        </table:table-row>
        <table:table-row table:style-name="ro1">
          <table:table-cell office:value-type="float" office:value="0.360736" calcext:value-type="float">
            <text:p>0.360736</text:p>
          </table:table-cell>
          <table:table-cell office:value-type="float" office:value="5.02317" calcext:value-type="float">
            <text:p>5.02317</text:p>
          </table:table-cell>
          <table:table-cell table:formula="of:=[30x30x30.A301]+[30x30x30.B301]" office:value-type="float" office:value="5.383906" calcext:value-type="float">
            <text:p>5.383906</text:p>
          </table:table-cell>
          <table:table-cell table:formula="of:=[.D$2]/([.C301]/1000)/1000000" office:value-type="float" office:value="5.01494639765256" calcext:value-type="float">
            <text:p>5.0149463977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5.03962" calcext:value-type="float">
            <text:p>5.03962</text:p>
          </table:table-cell>
          <table:table-cell table:formula="of:=[30x30x30.A302]+[30x30x30.B302]" office:value-type="float" office:value="5.401316" calcext:value-type="float">
            <text:p>5.401316</text:p>
          </table:table-cell>
          <table:table-cell table:formula="of:=[.D$2]/([.C302]/1000)/1000000" office:value-type="float" office:value="4.99878177836661" calcext:value-type="float">
            <text:p>4.9987817784</text:p>
          </table:table-cell>
        </table:table-row>
        <table:table-row table:style-name="ro1">
          <table:table-cell office:value-type="float" office:value="0.362144" calcext:value-type="float">
            <text:p>0.362144</text:p>
          </table:table-cell>
          <table:table-cell office:value-type="float" office:value="4.98" calcext:value-type="float">
            <text:p>4.98</text:p>
          </table:table-cell>
          <table:table-cell table:formula="of:=[30x30x30.A303]+[30x30x30.B303]" office:value-type="float" office:value="5.342144" calcext:value-type="float">
            <text:p>5.342144</text:p>
          </table:table-cell>
          <table:table-cell table:formula="of:=[.D$2]/([.C303]/1000)/1000000" office:value-type="float" office:value="5.05415054330246" calcext:value-type="float">
            <text:p>5.0541505433</text:p>
          </table:table-cell>
        </table:table-row>
        <table:table-row table:style-name="ro1">
          <table:table-cell office:value-type="float" office:value="0.362336" calcext:value-type="float">
            <text:p>0.362336</text:p>
          </table:table-cell>
          <table:table-cell office:value-type="float" office:value="5.0455" calcext:value-type="float">
            <text:p>5.0455</text:p>
          </table:table-cell>
          <table:table-cell table:formula="of:=[30x30x30.A304]+[30x30x30.B304]" office:value-type="float" office:value="5.407836" calcext:value-type="float">
            <text:p>5.407836</text:p>
          </table:table-cell>
          <table:table-cell table:formula="of:=[.D$2]/([.C304]/1000)/1000000" office:value-type="float" office:value="4.99275495780567" calcext:value-type="float">
            <text:p>4.9927549578</text:p>
          </table:table-cell>
        </table:table-row>
        <table:table-row table:style-name="ro1">
          <table:table-cell office:value-type="float" office:value="0.360672" calcext:value-type="float">
            <text:p>0.360672</text:p>
          </table:table-cell>
          <table:table-cell office:value-type="float" office:value="5.01539" calcext:value-type="float">
            <text:p>5.01539</text:p>
          </table:table-cell>
          <table:table-cell table:formula="of:=[30x30x30.A305]+[30x30x30.B305]" office:value-type="float" office:value="5.376062" calcext:value-type="float">
            <text:p>5.376062</text:p>
          </table:table-cell>
          <table:table-cell table:formula="of:=[.D$2]/([.C305]/1000)/1000000" office:value-type="float" office:value="5.02226350812174" calcext:value-type="float">
            <text:p>5.0222635081</text:p>
          </table:table-cell>
        </table:table-row>
        <table:table-row table:style-name="ro1">
          <table:table-cell office:value-type="float" office:value="0.362816" calcext:value-type="float">
            <text:p>0.362816</text:p>
          </table:table-cell>
          <table:table-cell office:value-type="float" office:value="5.02374" calcext:value-type="float">
            <text:p>5.02374</text:p>
          </table:table-cell>
          <table:table-cell table:formula="of:=[30x30x30.A306]+[30x30x30.B306]" office:value-type="float" office:value="5.386556" calcext:value-type="float">
            <text:p>5.386556</text:p>
          </table:table-cell>
          <table:table-cell table:formula="of:=[.D$2]/([.C306]/1000)/1000000" office:value-type="float" office:value="5.01247921677599" calcext:value-type="float">
            <text:p>5.0124792168</text:p>
          </table:table-cell>
        </table:table-row>
        <table:table-row table:style-name="ro1">
          <table:table-cell office:value-type="float" office:value="0.36064" calcext:value-type="float">
            <text:p>0.36064</text:p>
          </table:table-cell>
          <table:table-cell office:value-type="float" office:value="5.02099" calcext:value-type="float">
            <text:p>5.02099</text:p>
          </table:table-cell>
          <table:table-cell table:formula="of:=[30x30x30.A307]+[30x30x30.B307]" office:value-type="float" office:value="5.38163" calcext:value-type="float">
            <text:p>5.38163</text:p>
          </table:table-cell>
          <table:table-cell table:formula="of:=[.D$2]/([.C307]/1000)/1000000" office:value-type="float" office:value="5.01706731975257" calcext:value-type="float">
            <text:p>5.0170673198</text:p>
          </table:table-cell>
        </table:table-row>
        <table:table-row table:style-name="ro1">
          <table:table-cell office:value-type="float" office:value="0.361856" calcext:value-type="float">
            <text:p>0.361856</text:p>
          </table:table-cell>
          <table:table-cell office:value-type="float" office:value="5.01658" calcext:value-type="float">
            <text:p>5.01658</text:p>
          </table:table-cell>
          <table:table-cell table:formula="of:=[30x30x30.A308]+[30x30x30.B308]" office:value-type="float" office:value="5.378436" calcext:value-type="float">
            <text:p>5.378436</text:p>
          </table:table-cell>
          <table:table-cell table:formula="of:=[.D$2]/([.C308]/1000)/1000000" office:value-type="float" office:value="5.02004671990147" calcext:value-type="float">
            <text:p>5.0200467199</text:p>
          </table:table-cell>
        </table:table-row>
        <table:table-row table:style-name="ro1">
          <table:table-cell office:value-type="float" office:value="0.366048" calcext:value-type="float">
            <text:p>0.366048</text:p>
          </table:table-cell>
          <table:table-cell office:value-type="float" office:value="5.01139" calcext:value-type="float">
            <text:p>5.01139</text:p>
          </table:table-cell>
          <table:table-cell table:formula="of:=[30x30x30.A309]+[30x30x30.B309]" office:value-type="float" office:value="5.377438" calcext:value-type="float">
            <text:p>5.377438</text:p>
          </table:table-cell>
          <table:table-cell table:formula="of:=[.D$2]/([.C309]/1000)/1000000" office:value-type="float" office:value="5.02097839156862" calcext:value-type="float">
            <text:p>5.0209783916</text:p>
          </table:table-cell>
        </table:table-row>
        <table:table-row table:style-name="ro1">
          <table:table-cell office:value-type="float" office:value="0.366464" calcext:value-type="float">
            <text:p>0.366464</text:p>
          </table:table-cell>
          <table:table-cell office:value-type="float" office:value="4.99222" calcext:value-type="float">
            <text:p>4.99222</text:p>
          </table:table-cell>
          <table:table-cell table:formula="of:=[30x30x30.A310]+[30x30x30.B310]" office:value-type="float" office:value="5.358684" calcext:value-type="float">
            <text:p>5.358684</text:p>
          </table:table-cell>
          <table:table-cell table:formula="of:=[.D$2]/([.C310]/1000)/1000000" office:value-type="float" office:value="5.03855050978935" calcext:value-type="float">
            <text:p>5.0385505098</text:p>
          </table:table-cell>
        </table:table-row>
        <table:table-row table:style-name="ro1">
          <table:table-cell office:value-type="float" office:value="0.36192" calcext:value-type="float">
            <text:p>0.36192</text:p>
          </table:table-cell>
          <table:table-cell office:value-type="float" office:value="5.01405" calcext:value-type="float">
            <text:p>5.01405</text:p>
          </table:table-cell>
          <table:table-cell table:formula="of:=[30x30x30.A311]+[30x30x30.B311]" office:value-type="float" office:value="5.37597" calcext:value-type="float">
            <text:p>5.37597</text:p>
          </table:table-cell>
          <table:table-cell table:formula="of:=[.D$2]/([.C311]/1000)/1000000" office:value-type="float" office:value="5.02234945507508" calcext:value-type="float">
            <text:p>5.0223494551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4893" calcext:value-type="float">
            <text:p>5.04893</text:p>
          </table:table-cell>
          <table:table-cell table:formula="of:=[30x30x30.A312]+[30x30x30.B312]" office:value-type="float" office:value="5.410146" calcext:value-type="float">
            <text:p>5.410146</text:p>
          </table:table-cell>
          <table:table-cell table:formula="of:=[.D$2]/([.C312]/1000)/1000000" office:value-type="float" office:value="4.99062317357055" calcext:value-type="float">
            <text:p>4.9906231736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0573" calcext:value-type="float">
            <text:p>5.00573</text:p>
          </table:table-cell>
          <table:table-cell table:formula="of:=[30x30x30.A313]+[30x30x30.B313]" office:value-type="float" office:value="5.36701" calcext:value-type="float">
            <text:p>5.36701</text:p>
          </table:table-cell>
          <table:table-cell table:formula="of:=[.D$2]/([.C313]/1000)/1000000" office:value-type="float" office:value="5.03073405862855" calcext:value-type="float">
            <text:p>5.0307340586</text:p>
          </table:table-cell>
        </table:table-row>
        <table:table-row table:style-name="ro1">
          <table:table-cell office:value-type="float" office:value="0.362496" calcext:value-type="float">
            <text:p>0.362496</text:p>
          </table:table-cell>
          <table:table-cell office:value-type="float" office:value="5.02288" calcext:value-type="float">
            <text:p>5.02288</text:p>
          </table:table-cell>
          <table:table-cell table:formula="of:=[30x30x30.A314]+[30x30x30.B314]" office:value-type="float" office:value="5.385376" calcext:value-type="float">
            <text:p>5.385376</text:p>
          </table:table-cell>
          <table:table-cell table:formula="of:=[.D$2]/([.C314]/1000)/1000000" office:value-type="float" office:value="5.01357751065107" calcext:value-type="float">
            <text:p>5.0135775107</text:p>
          </table:table-cell>
        </table:table-row>
        <table:table-row table:style-name="ro1">
          <table:table-cell office:value-type="float" office:value="0.362144" calcext:value-type="float">
            <text:p>0.362144</text:p>
          </table:table-cell>
          <table:table-cell office:value-type="float" office:value="4.99571" calcext:value-type="float">
            <text:p>4.99571</text:p>
          </table:table-cell>
          <table:table-cell table:formula="of:=[30x30x30.A315]+[30x30x30.B315]" office:value-type="float" office:value="5.357854" calcext:value-type="float">
            <text:p>5.357854</text:p>
          </table:table-cell>
          <table:table-cell table:formula="of:=[.D$2]/([.C315]/1000)/1000000" office:value-type="float" office:value="5.03933104560147" calcext:value-type="float">
            <text:p>5.0393310456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2918" calcext:value-type="float">
            <text:p>5.02918</text:p>
          </table:table-cell>
          <table:table-cell table:formula="of:=[30x30x30.A316]+[30x30x30.B316]" office:value-type="float" office:value="5.390492" calcext:value-type="float">
            <text:p>5.390492</text:p>
          </table:table-cell>
          <table:table-cell table:formula="of:=[.D$2]/([.C316]/1000)/1000000" office:value-type="float" office:value="5.00881923208494" calcext:value-type="float">
            <text:p>5.0088192321</text:p>
          </table:table-cell>
        </table:table-row>
        <table:table-row table:style-name="ro1">
          <table:table-cell office:value-type="float" office:value="0.362272" calcext:value-type="float">
            <text:p>0.362272</text:p>
          </table:table-cell>
          <table:table-cell office:value-type="float" office:value="5.03776" calcext:value-type="float">
            <text:p>5.03776</text:p>
          </table:table-cell>
          <table:table-cell table:formula="of:=[30x30x30.A317]+[30x30x30.B317]" office:value-type="float" office:value="5.400032" calcext:value-type="float">
            <text:p>5.400032</text:p>
          </table:table-cell>
          <table:table-cell table:formula="of:=[.D$2]/([.C317]/1000)/1000000" office:value-type="float" office:value="4.99997037054595" calcext:value-type="float">
            <text:p>4.9999703705</text:p>
          </table:table-cell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5.02499" calcext:value-type="float">
            <text:p>5.02499</text:p>
          </table:table-cell>
          <table:table-cell table:formula="of:=[30x30x30.A318]+[30x30x30.B318]" office:value-type="float" office:value="5.38739" calcext:value-type="float">
            <text:p>5.38739</text:p>
          </table:table-cell>
          <table:table-cell table:formula="of:=[.D$2]/([.C318]/1000)/1000000" office:value-type="float" office:value="5.01170325519407" calcext:value-type="float">
            <text:p>5.0117032552</text:p>
          </table:table-cell>
        </table:table-row>
        <table:table-row table:style-name="ro1">
          <table:table-cell office:value-type="float" office:value="0.362144" calcext:value-type="float">
            <text:p>0.362144</text:p>
          </table:table-cell>
          <table:table-cell office:value-type="float" office:value="5.05763" calcext:value-type="float">
            <text:p>5.05763</text:p>
          </table:table-cell>
          <table:table-cell table:formula="of:=[30x30x30.A319]+[30x30x30.B319]" office:value-type="float" office:value="5.419774" calcext:value-type="float">
            <text:p>5.419774</text:p>
          </table:table-cell>
          <table:table-cell table:formula="of:=[.D$2]/([.C319]/1000)/1000000" office:value-type="float" office:value="4.98175754191965" calcext:value-type="float">
            <text:p>4.9817575419</text:p>
          </table:table-cell>
        </table:table-row>
        <table:table-row table:style-name="ro1">
          <table:table-cell office:value-type="float" office:value="0.362112" calcext:value-type="float">
            <text:p>0.362112</text:p>
          </table:table-cell>
          <table:table-cell office:value-type="float" office:value="5.04877" calcext:value-type="float">
            <text:p>5.04877</text:p>
          </table:table-cell>
          <table:table-cell table:formula="of:=[30x30x30.A320]+[30x30x30.B320]" office:value-type="float" office:value="5.410882" calcext:value-type="float">
            <text:p>5.410882</text:p>
          </table:table-cell>
          <table:table-cell table:formula="of:=[.D$2]/([.C320]/1000)/1000000" office:value-type="float" office:value="4.98994433809497" calcext:value-type="float">
            <text:p>4.9899443381</text:p>
          </table:table-cell>
        </table:table-row>
        <table:table-row table:style-name="ro1">
          <table:table-cell office:value-type="float" office:value="0.360576" calcext:value-type="float">
            <text:p>0.360576</text:p>
          </table:table-cell>
          <table:table-cell office:value-type="float" office:value="5.0127" calcext:value-type="float">
            <text:p>5.0127</text:p>
          </table:table-cell>
          <table:table-cell table:formula="of:=[30x30x30.A321]+[30x30x30.B321]" office:value-type="float" office:value="5.373276" calcext:value-type="float">
            <text:p>5.373276</text:p>
          </table:table-cell>
          <table:table-cell table:formula="of:=[.D$2]/([.C321]/1000)/1000000" office:value-type="float" office:value="5.02486751099329" calcext:value-type="float">
            <text:p>5.024867511</text:p>
          </table:table-cell>
        </table:table-row>
        <table:table-row table:style-name="ro1">
          <table:table-cell office:value-type="float" office:value="0.36192" calcext:value-type="float">
            <text:p>0.36192</text:p>
          </table:table-cell>
          <table:table-cell office:value-type="float" office:value="5.00742" calcext:value-type="float">
            <text:p>5.00742</text:p>
          </table:table-cell>
          <table:table-cell table:formula="of:=[30x30x30.A322]+[30x30x30.B322]" office:value-type="float" office:value="5.36934" calcext:value-type="float">
            <text:p>5.36934</text:p>
          </table:table-cell>
          <table:table-cell table:formula="of:=[.D$2]/([.C322]/1000)/1000000" office:value-type="float" office:value="5.02855099509437" calcext:value-type="float">
            <text:p>5.0285509951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0704" calcext:value-type="float">
            <text:p>5.00704</text:p>
          </table:table-cell>
          <table:table-cell table:formula="of:=[30x30x30.A323]+[30x30x30.B323]" office:value-type="float" office:value="5.368352" calcext:value-type="float">
            <text:p>5.368352</text:p>
          </table:table-cell>
          <table:table-cell table:formula="of:=[.D$2]/([.C323]/1000)/1000000" office:value-type="float" office:value="5.02947645757953" calcext:value-type="float">
            <text:p>5.0294764576</text:p>
          </table:table-cell>
        </table:table-row>
        <table:table-row table:style-name="ro1">
          <table:table-cell office:value-type="float" office:value="0.361632" calcext:value-type="float">
            <text:p>0.361632</text:p>
          </table:table-cell>
          <table:table-cell office:value-type="float" office:value="5.01379" calcext:value-type="float">
            <text:p>5.01379</text:p>
          </table:table-cell>
          <table:table-cell table:formula="of:=[30x30x30.A324]+[30x30x30.B324]" office:value-type="float" office:value="5.375422" calcext:value-type="float">
            <text:p>5.375422</text:p>
          </table:table-cell>
          <table:table-cell table:formula="of:=[.D$2]/([.C324]/1000)/1000000" office:value-type="float" office:value="5.02286146092344" calcext:value-type="float">
            <text:p>5.0228614609</text:p>
          </table:table-cell>
        </table:table-row>
        <table:table-row table:style-name="ro1">
          <table:table-cell office:value-type="float" office:value="0.363744" calcext:value-type="float">
            <text:p>0.363744</text:p>
          </table:table-cell>
          <table:table-cell office:value-type="float" office:value="5.03149" calcext:value-type="float">
            <text:p>5.03149</text:p>
          </table:table-cell>
          <table:table-cell table:formula="of:=[30x30x30.A325]+[30x30x30.B325]" office:value-type="float" office:value="5.395234" calcext:value-type="float">
            <text:p>5.395234</text:p>
          </table:table-cell>
          <table:table-cell table:formula="of:=[.D$2]/([.C325]/1000)/1000000" office:value-type="float" office:value="5.00441686125199" calcext:value-type="float">
            <text:p>5.0044168613</text:p>
          </table:table-cell>
        </table:table-row>
        <table:table-row table:style-name="ro1">
          <table:table-cell office:value-type="float" office:value="0.361888" calcext:value-type="float">
            <text:p>0.361888</text:p>
          </table:table-cell>
          <table:table-cell office:value-type="float" office:value="5.0537" calcext:value-type="float">
            <text:p>5.0537</text:p>
          </table:table-cell>
          <table:table-cell table:formula="of:=[30x30x30.A326]+[30x30x30.B326]" office:value-type="float" office:value="5.415588" calcext:value-type="float">
            <text:p>5.415588</text:p>
          </table:table-cell>
          <table:table-cell table:formula="of:=[.D$2]/([.C326]/1000)/1000000" office:value-type="float" office:value="4.98560821096435" calcext:value-type="float">
            <text:p>4.985608211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4.9881" calcext:value-type="float">
            <text:p>4.9881</text:p>
          </table:table-cell>
          <table:table-cell table:formula="of:=[30x30x30.A327]+[30x30x30.B327]" office:value-type="float" office:value="5.3497" calcext:value-type="float">
            <text:p>5.3497</text:p>
          </table:table-cell>
          <table:table-cell table:formula="of:=[.D$2]/([.C327]/1000)/1000000" office:value-type="float" office:value="5.0470119819803" calcext:value-type="float">
            <text:p>5.047011982</text:p>
          </table:table-cell>
        </table:table-row>
        <table:table-row table:style-name="ro1">
          <table:table-cell office:value-type="float" office:value="0.36288" calcext:value-type="float">
            <text:p>0.36288</text:p>
          </table:table-cell>
          <table:table-cell office:value-type="float" office:value="5.02832" calcext:value-type="float">
            <text:p>5.02832</text:p>
          </table:table-cell>
          <table:table-cell table:formula="of:=[30x30x30.A328]+[30x30x30.B328]" office:value-type="float" office:value="5.3912" calcext:value-type="float">
            <text:p>5.3912</text:p>
          </table:table-cell>
          <table:table-cell table:formula="of:=[.D$2]/([.C328]/1000)/1000000" office:value-type="float" office:value="5.0081614482861" calcext:value-type="float">
            <text:p>5.0081614483</text:p>
          </table:table-cell>
        </table:table-row>
        <table:table-row table:style-name="ro1">
          <table:table-cell office:value-type="float" office:value="0.366432" calcext:value-type="float">
            <text:p>0.366432</text:p>
          </table:table-cell>
          <table:table-cell office:value-type="float" office:value="5.0384" calcext:value-type="float">
            <text:p>5.0384</text:p>
          </table:table-cell>
          <table:table-cell table:formula="of:=[30x30x30.A329]+[30x30x30.B329]" office:value-type="float" office:value="5.404832" calcext:value-type="float">
            <text:p>5.404832</text:p>
          </table:table-cell>
          <table:table-cell table:formula="of:=[.D$2]/([.C329]/1000)/1000000" office:value-type="float" office:value="4.99552992581453" calcext:value-type="float">
            <text:p>4.9955299258</text:p>
          </table:table-cell>
        </table:table-row>
        <table:table-row table:style-name="ro1">
          <table:table-cell office:value-type="float" office:value="0.361056" calcext:value-type="float">
            <text:p>0.361056</text:p>
          </table:table-cell>
          <table:table-cell office:value-type="float" office:value="4.99773" calcext:value-type="float">
            <text:p>4.99773</text:p>
          </table:table-cell>
          <table:table-cell table:formula="of:=[30x30x30.A330]+[30x30x30.B330]" office:value-type="float" office:value="5.358786" calcext:value-type="float">
            <text:p>5.358786</text:p>
          </table:table-cell>
          <table:table-cell table:formula="of:=[.D$2]/([.C330]/1000)/1000000" office:value-type="float" office:value="5.03845460520349" calcext:value-type="float">
            <text:p>5.0384546052</text:p>
          </table:table-cell>
        </table:table-row>
        <table:table-row table:style-name="ro1">
          <table:table-cell office:value-type="float" office:value="0.369728" calcext:value-type="float">
            <text:p>0.369728</text:p>
          </table:table-cell>
          <table:table-cell office:value-type="float" office:value="5.0456" calcext:value-type="float">
            <text:p>5.0456</text:p>
          </table:table-cell>
          <table:table-cell table:formula="of:=[30x30x30.A331]+[30x30x30.B331]" office:value-type="float" office:value="5.415328" calcext:value-type="float">
            <text:p>5.415328</text:p>
          </table:table-cell>
          <table:table-cell table:formula="of:=[.D$2]/([.C331]/1000)/1000000" office:value-type="float" office:value="4.9858475793156" calcext:value-type="float">
            <text:p>4.9858475793</text:p>
          </table:table-cell>
        </table:table-row>
        <table:table-row table:style-name="ro1">
          <table:table-cell office:value-type="float" office:value="0.362112" calcext:value-type="float">
            <text:p>0.362112</text:p>
          </table:table-cell>
          <table:table-cell office:value-type="float" office:value="5.02618" calcext:value-type="float">
            <text:p>5.02618</text:p>
          </table:table-cell>
          <table:table-cell table:formula="of:=[30x30x30.A332]+[30x30x30.B332]" office:value-type="float" office:value="5.388292" calcext:value-type="float">
            <text:p>5.388292</text:p>
          </table:table-cell>
          <table:table-cell table:formula="of:=[.D$2]/([.C332]/1000)/1000000" office:value-type="float" office:value="5.01086429614431" calcext:value-type="float">
            <text:p>5.0108642961</text:p>
          </table:table-cell>
        </table:table-row>
        <table:table-row table:style-name="ro1">
          <table:table-cell office:value-type="float" office:value="0.362144" calcext:value-type="float">
            <text:p>0.362144</text:p>
          </table:table-cell>
          <table:table-cell office:value-type="float" office:value="5.02262" calcext:value-type="float">
            <text:p>5.02262</text:p>
          </table:table-cell>
          <table:table-cell table:formula="of:=[30x30x30.A333]+[30x30x30.B333]" office:value-type="float" office:value="5.384764" calcext:value-type="float">
            <text:p>5.384764</text:p>
          </table:table-cell>
          <table:table-cell table:formula="of:=[.D$2]/([.C333]/1000)/1000000" office:value-type="float" office:value="5.01414732381958" calcext:value-type="float">
            <text:p>5.0141473238</text:p>
          </table:table-cell>
        </table:table-row>
        <table:table-row table:style-name="ro1">
          <table:table-cell office:value-type="float" office:value="0.360896" calcext:value-type="float">
            <text:p>0.360896</text:p>
          </table:table-cell>
          <table:table-cell office:value-type="float" office:value="5.00646" calcext:value-type="float">
            <text:p>5.00646</text:p>
          </table:table-cell>
          <table:table-cell table:formula="of:=[30x30x30.A334]+[30x30x30.B334]" office:value-type="float" office:value="5.367356" calcext:value-type="float">
            <text:p>5.367356</text:p>
          </table:table-cell>
          <table:table-cell table:formula="of:=[.D$2]/([.C334]/1000)/1000000" office:value-type="float" office:value="5.03040975854778" calcext:value-type="float">
            <text:p>5.0304097585</text:p>
          </table:table-cell>
        </table:table-row>
        <table:table-row table:style-name="ro1">
          <table:table-cell office:value-type="float" office:value="0.361152" calcext:value-type="float">
            <text:p>0.361152</text:p>
          </table:table-cell>
          <table:table-cell office:value-type="float" office:value="5.02432" calcext:value-type="float">
            <text:p>5.02432</text:p>
          </table:table-cell>
          <table:table-cell table:formula="of:=[30x30x30.A335]+[30x30x30.B335]" office:value-type="float" office:value="5.385472" calcext:value-type="float">
            <text:p>5.385472</text:p>
          </table:table-cell>
          <table:table-cell table:formula="of:=[.D$2]/([.C335]/1000)/1000000" office:value-type="float" office:value="5.01348813994391" calcext:value-type="float">
            <text:p>5.0134881399</text:p>
          </table:table-cell>
        </table:table-row>
        <table:table-row table:style-name="ro1">
          <table:table-cell office:value-type="float" office:value="0.360736" calcext:value-type="float">
            <text:p>0.360736</text:p>
          </table:table-cell>
          <table:table-cell office:value-type="float" office:value="5.03229" calcext:value-type="float">
            <text:p>5.03229</text:p>
          </table:table-cell>
          <table:table-cell table:formula="of:=[30x30x30.A336]+[30x30x30.B336]" office:value-type="float" office:value="5.393026" calcext:value-type="float">
            <text:p>5.393026</text:p>
          </table:table-cell>
          <table:table-cell table:formula="of:=[.D$2]/([.C336]/1000)/1000000" office:value-type="float" office:value="5.00646575781389" calcext:value-type="float">
            <text:p>5.0064657578</text:p>
          </table:table-cell>
        </table:table-row>
        <table:table-row table:style-name="ro1">
          <table:table-cell office:value-type="float" office:value="0.360704" calcext:value-type="float">
            <text:p>0.360704</text:p>
          </table:table-cell>
          <table:table-cell office:value-type="float" office:value="5.01101" calcext:value-type="float">
            <text:p>5.01101</text:p>
          </table:table-cell>
          <table:table-cell table:formula="of:=[30x30x30.A337]+[30x30x30.B337]" office:value-type="float" office:value="5.371714" calcext:value-type="float">
            <text:p>5.371714</text:p>
          </table:table-cell>
          <table:table-cell table:formula="of:=[.D$2]/([.C337]/1000)/1000000" office:value-type="float" office:value="5.02632865413162" calcext:value-type="float">
            <text:p>5.0263286541</text:p>
          </table:table-cell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5.00323" calcext:value-type="float">
            <text:p>5.00323</text:p>
          </table:table-cell>
          <table:table-cell table:formula="of:=[30x30x30.A338]+[30x30x30.B338]" office:value-type="float" office:value="5.36403" calcext:value-type="float">
            <text:p>5.36403</text:p>
          </table:table-cell>
          <table:table-cell table:formula="of:=[.D$2]/([.C338]/1000)/1000000" office:value-type="float" office:value="5.03352889525226" calcext:value-type="float">
            <text:p>5.0335288953</text:p>
          </table:table-cell>
        </table:table-row>
        <table:table-row table:style-name="ro1">
          <table:table-cell office:value-type="float" office:value="0.362688" calcext:value-type="float">
            <text:p>0.362688</text:p>
          </table:table-cell>
          <table:table-cell office:value-type="float" office:value="5.01674" calcext:value-type="float">
            <text:p>5.01674</text:p>
          </table:table-cell>
          <table:table-cell table:formula="of:=[30x30x30.A339]+[30x30x30.B339]" office:value-type="float" office:value="5.379428" calcext:value-type="float">
            <text:p>5.379428</text:p>
          </table:table-cell>
          <table:table-cell table:formula="of:=[.D$2]/([.C339]/1000)/1000000" office:value-type="float" office:value="5.01912099204599" calcext:value-type="float">
            <text:p>5.019120992</text:p>
          </table:table-cell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5.01546" calcext:value-type="float">
            <text:p>5.01546</text:p>
          </table:table-cell>
          <table:table-cell table:formula="of:=[30x30x30.A340]+[30x30x30.B340]" office:value-type="float" office:value="5.37786" calcext:value-type="float">
            <text:p>5.37786</text:p>
          </table:table-cell>
          <table:table-cell table:formula="of:=[.D$2]/([.C340]/1000)/1000000" office:value-type="float" office:value="5.0205843960237" calcext:value-type="float">
            <text:p>5.020584396</text:p>
          </table:table-cell>
        </table:table-row>
        <table:table-row table:style-name="ro1">
          <table:table-cell office:value-type="float" office:value="0.361152" calcext:value-type="float">
            <text:p>0.361152</text:p>
          </table:table-cell>
          <table:table-cell office:value-type="float" office:value="5.01267" calcext:value-type="float">
            <text:p>5.01267</text:p>
          </table:table-cell>
          <table:table-cell table:formula="of:=[30x30x30.A341]+[30x30x30.B341]" office:value-type="float" office:value="5.373822" calcext:value-type="float">
            <text:p>5.373822</text:p>
          </table:table-cell>
          <table:table-cell table:formula="of:=[.D$2]/([.C341]/1000)/1000000" office:value-type="float" office:value="5.02435696604763" calcext:value-type="float">
            <text:p>5.024356966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1008" calcext:value-type="float">
            <text:p>5.01008</text:p>
          </table:table-cell>
          <table:table-cell table:formula="of:=[30x30x30.A342]+[30x30x30.B342]" office:value-type="float" office:value="5.371392" calcext:value-type="float">
            <text:p>5.371392</text:p>
          </table:table-cell>
          <table:table-cell table:formula="of:=[.D$2]/([.C342]/1000)/1000000" office:value-type="float" office:value="5.02662996854447" calcext:value-type="float">
            <text:p>5.0266299685</text:p>
          </table:table-cell>
        </table:table-row>
        <table:table-row table:style-name="ro1">
          <table:table-cell office:value-type="float" office:value="0.360672" calcext:value-type="float">
            <text:p>0.360672</text:p>
          </table:table-cell>
          <table:table-cell office:value-type="float" office:value="5.03776" calcext:value-type="float">
            <text:p>5.03776</text:p>
          </table:table-cell>
          <table:table-cell table:formula="of:=[30x30x30.A343]+[30x30x30.B343]" office:value-type="float" office:value="5.398432" calcext:value-type="float">
            <text:p>5.398432</text:p>
          </table:table-cell>
          <table:table-cell table:formula="of:=[.D$2]/([.C343]/1000)/1000000" office:value-type="float" office:value="5.00145227354906" calcext:value-type="float">
            <text:p>5.0014522735</text:p>
          </table:table-cell>
        </table:table-row>
        <table:table-row table:style-name="ro1">
          <table:table-cell office:value-type="float" office:value="0.361856" calcext:value-type="float">
            <text:p>0.361856</text:p>
          </table:table-cell>
          <table:table-cell office:value-type="float" office:value="5.05491" calcext:value-type="float">
            <text:p>5.05491</text:p>
          </table:table-cell>
          <table:table-cell table:formula="of:=[30x30x30.A344]+[30x30x30.B344]" office:value-type="float" office:value="5.416766" calcext:value-type="float">
            <text:p>5.416766</text:p>
          </table:table-cell>
          <table:table-cell table:formula="of:=[.D$2]/([.C344]/1000)/1000000" office:value-type="float" office:value="4.98452397611416" calcext:value-type="float">
            <text:p>4.9845239761</text:p>
          </table:table-cell>
        </table:table-row>
        <table:table-row table:style-name="ro1">
          <table:table-cell office:value-type="float" office:value="0.361056" calcext:value-type="float">
            <text:p>0.361056</text:p>
          </table:table-cell>
          <table:table-cell office:value-type="float" office:value="5.03718" calcext:value-type="float">
            <text:p>5.03718</text:p>
          </table:table-cell>
          <table:table-cell table:formula="of:=[30x30x30.A345]+[30x30x30.B345]" office:value-type="float" office:value="5.398236" calcext:value-type="float">
            <text:p>5.398236</text:p>
          </table:table-cell>
          <table:table-cell table:formula="of:=[.D$2]/([.C345]/1000)/1000000" office:value-type="float" office:value="5.00163386706324" calcext:value-type="float">
            <text:p>5.0016338671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2099" calcext:value-type="float">
            <text:p>5.02099</text:p>
          </table:table-cell>
          <table:table-cell table:formula="of:=[30x30x30.A346]+[30x30x30.B346]" office:value-type="float" office:value="5.382654" calcext:value-type="float">
            <text:p>5.382654</text:p>
          </table:table-cell>
          <table:table-cell table:formula="of:=[.D$2]/([.C346]/1000)/1000000" office:value-type="float" office:value="5.01611286922771" calcext:value-type="float">
            <text:p>5.0161128692</text:p>
          </table:table-cell>
        </table:table-row>
        <table:table-row table:style-name="ro1">
          <table:table-cell office:value-type="float" office:value="0.360512" calcext:value-type="float">
            <text:p>0.360512</text:p>
          </table:table-cell>
          <table:table-cell office:value-type="float" office:value="5.02893" calcext:value-type="float">
            <text:p>5.02893</text:p>
          </table:table-cell>
          <table:table-cell table:formula="of:=[30x30x30.A347]+[30x30x30.B347]" office:value-type="float" office:value="5.389442" calcext:value-type="float">
            <text:p>5.389442</text:p>
          </table:table-cell>
          <table:table-cell table:formula="of:=[.D$2]/([.C347]/1000)/1000000" office:value-type="float" office:value="5.00979507711559" calcext:value-type="float">
            <text:p>5.0097950771</text:p>
          </table:table-cell>
        </table:table-row>
        <table:table-row table:style-name="ro1">
          <table:table-cell office:value-type="float" office:value="0.36016" calcext:value-type="float">
            <text:p>0.36016</text:p>
          </table:table-cell>
          <table:table-cell office:value-type="float" office:value="5.04944" calcext:value-type="float">
            <text:p>5.04944</text:p>
          </table:table-cell>
          <table:table-cell table:formula="of:=[30x30x30.A348]+[30x30x30.B348]" office:value-type="float" office:value="5.4096" calcext:value-type="float">
            <text:p>5.4096</text:p>
          </table:table-cell>
          <table:table-cell table:formula="of:=[.D$2]/([.C348]/1000)/1000000" office:value-type="float" office:value="4.99112688553682" calcext:value-type="float">
            <text:p>4.9911268855</text:p>
          </table:table-cell>
        </table:table-row>
        <table:table-row table:style-name="ro1">
          <table:table-cell office:value-type="float" office:value="0.361472" calcext:value-type="float">
            <text:p>0.361472</text:p>
          </table:table-cell>
          <table:table-cell office:value-type="float" office:value="5.03875" calcext:value-type="float">
            <text:p>5.03875</text:p>
          </table:table-cell>
          <table:table-cell table:formula="of:=[30x30x30.A349]+[30x30x30.B349]" office:value-type="float" office:value="5.400222" calcext:value-type="float">
            <text:p>5.400222</text:p>
          </table:table-cell>
          <table:table-cell table:formula="of:=[.D$2]/([.C349]/1000)/1000000" office:value-type="float" office:value="4.99979445289471" calcext:value-type="float">
            <text:p>4.9997944529</text:p>
          </table:table-cell>
        </table:table-row>
        <table:table-row table:style-name="ro1">
          <table:table-cell office:value-type="float" office:value="0.362624" calcext:value-type="float">
            <text:p>0.362624</text:p>
          </table:table-cell>
          <table:table-cell office:value-type="float" office:value="4.98954" calcext:value-type="float">
            <text:p>4.98954</text:p>
          </table:table-cell>
          <table:table-cell table:formula="of:=[30x30x30.A350]+[30x30x30.B350]" office:value-type="float" office:value="5.352164" calcext:value-type="float">
            <text:p>5.352164</text:p>
          </table:table-cell>
          <table:table-cell table:formula="of:=[.D$2]/([.C350]/1000)/1000000" office:value-type="float" office:value="5.04468846619797" calcext:value-type="float">
            <text:p>5.0446884662</text:p>
          </table:table-cell>
        </table:table-row>
        <table:table-row table:style-name="ro1">
          <table:table-cell office:value-type="float" office:value="0.363232" calcext:value-type="float">
            <text:p>0.363232</text:p>
          </table:table-cell>
          <table:table-cell office:value-type="float" office:value="5.03373" calcext:value-type="float">
            <text:p>5.03373</text:p>
          </table:table-cell>
          <table:table-cell table:formula="of:=[30x30x30.A351]+[30x30x30.B351]" office:value-type="float" office:value="5.396962" calcext:value-type="float">
            <text:p>5.396962</text:p>
          </table:table-cell>
          <table:table-cell table:formula="of:=[.D$2]/([.C351]/1000)/1000000" office:value-type="float" office:value="5.00281454640592" calcext:value-type="float">
            <text:p>5.0028145464</text:p>
          </table:table-cell>
        </table:table-row>
        <table:table-row table:style-name="ro1">
          <table:table-cell office:value-type="float" office:value="0.360608" calcext:value-type="float">
            <text:p>0.360608</text:p>
          </table:table-cell>
          <table:table-cell office:value-type="float" office:value="5.02742" calcext:value-type="float">
            <text:p>5.02742</text:p>
          </table:table-cell>
          <table:table-cell table:formula="of:=[30x30x30.A352]+[30x30x30.B352]" office:value-type="float" office:value="5.388028" calcext:value-type="float">
            <text:p>5.388028</text:p>
          </table:table-cell>
          <table:table-cell table:formula="of:=[.D$2]/([.C352]/1000)/1000000" office:value-type="float" office:value="5.01110981605886" calcext:value-type="float">
            <text:p>5.0111098161</text:p>
          </table:table-cell>
        </table:table-row>
        <table:table-row table:style-name="ro1">
          <table:table-cell office:value-type="float" office:value="0.361824" calcext:value-type="float">
            <text:p>0.361824</text:p>
          </table:table-cell>
          <table:table-cell office:value-type="float" office:value="4.99216" calcext:value-type="float">
            <text:p>4.99216</text:p>
          </table:table-cell>
          <table:table-cell table:formula="of:=[30x30x30.A353]+[30x30x30.B353]" office:value-type="float" office:value="5.353984" calcext:value-type="float">
            <text:p>5.353984</text:p>
          </table:table-cell>
          <table:table-cell table:formula="of:=[.D$2]/([.C353]/1000)/1000000" office:value-type="float" office:value="5.04297360619681" calcext:value-type="float">
            <text:p>5.0429736062</text:p>
          </table:table-cell>
        </table:table-row>
        <table:table-row table:style-name="ro1">
          <table:table-cell office:value-type="float" office:value="0.36336" calcext:value-type="float">
            <text:p>0.36336</text:p>
          </table:table-cell>
          <table:table-cell office:value-type="float" office:value="4.99837" calcext:value-type="float">
            <text:p>4.99837</text:p>
          </table:table-cell>
          <table:table-cell table:formula="of:=[30x30x30.A354]+[30x30x30.B354]" office:value-type="float" office:value="5.36173" calcext:value-type="float">
            <text:p>5.36173</text:p>
          </table:table-cell>
          <table:table-cell table:formula="of:=[.D$2]/([.C354]/1000)/1000000" office:value-type="float" office:value="5.03568810812928" calcext:value-type="float">
            <text:p>5.0356881081</text:p>
          </table:table-cell>
        </table:table-row>
        <table:table-row table:style-name="ro1">
          <table:table-cell office:value-type="float" office:value="0.368128" calcext:value-type="float">
            <text:p>0.368128</text:p>
          </table:table-cell>
          <table:table-cell office:value-type="float" office:value="5.01536" calcext:value-type="float">
            <text:p>5.01536</text:p>
          </table:table-cell>
          <table:table-cell table:formula="of:=[30x30x30.A355]+[30x30x30.B355]" office:value-type="float" office:value="5.383488" calcext:value-type="float">
            <text:p>5.383488</text:p>
          </table:table-cell>
          <table:table-cell table:formula="of:=[.D$2]/([.C355]/1000)/1000000" office:value-type="float" office:value="5.01533578230322" calcext:value-type="float">
            <text:p>5.0153357823</text:p>
          </table:table-cell>
        </table:table-row>
        <table:table-row table:style-name="ro1">
          <table:table-cell office:value-type="float" office:value="0.36224" calcext:value-type="float">
            <text:p>0.36224</text:p>
          </table:table-cell>
          <table:table-cell office:value-type="float" office:value="5.04931" calcext:value-type="float">
            <text:p>5.04931</text:p>
          </table:table-cell>
          <table:table-cell table:formula="of:=[30x30x30.A356]+[30x30x30.B356]" office:value-type="float" office:value="5.41155" calcext:value-type="float">
            <text:p>5.41155</text:p>
          </table:table-cell>
          <table:table-cell table:formula="of:=[.D$2]/([.C356]/1000)/1000000" office:value-type="float" office:value="4.98932838096294" calcext:value-type="float">
            <text:p>4.989328381</text:p>
          </table:table-cell>
        </table:table-row>
        <table:table-row table:style-name="ro1">
          <table:table-cell office:value-type="float" office:value="0.361184" calcext:value-type="float">
            <text:p>0.361184</text:p>
          </table:table-cell>
          <table:table-cell office:value-type="float" office:value="5.01264" calcext:value-type="float">
            <text:p>5.01264</text:p>
          </table:table-cell>
          <table:table-cell table:formula="of:=[30x30x30.A357]+[30x30x30.B357]" office:value-type="float" office:value="5.373824" calcext:value-type="float">
            <text:p>5.373824</text:p>
          </table:table-cell>
          <table:table-cell table:formula="of:=[.D$2]/([.C357]/1000)/1000000" office:value-type="float" office:value="5.02435509611033" calcext:value-type="float">
            <text:p>5.0243550961</text:p>
          </table:table-cell>
        </table:table-row>
        <table:table-row table:style-name="ro1">
          <table:table-cell office:value-type="float" office:value="0.361056" calcext:value-type="float">
            <text:p>0.361056</text:p>
          </table:table-cell>
          <table:table-cell office:value-type="float" office:value="5.03245" calcext:value-type="float">
            <text:p>5.03245</text:p>
          </table:table-cell>
          <table:table-cell table:formula="of:=[30x30x30.A358]+[30x30x30.B358]" office:value-type="float" office:value="5.393506" calcext:value-type="float">
            <text:p>5.393506</text:p>
          </table:table-cell>
          <table:table-cell table:formula="of:=[.D$2]/([.C358]/1000)/1000000" office:value-type="float" office:value="5.00602020281427" calcext:value-type="float">
            <text:p>5.0060202028</text:p>
          </table:table-cell>
        </table:table-row>
        <table:table-row table:style-name="ro1">
          <table:table-cell office:value-type="float" office:value="0.361088" calcext:value-type="float">
            <text:p>0.361088</text:p>
          </table:table-cell>
          <table:table-cell office:value-type="float" office:value="5.04669" calcext:value-type="float">
            <text:p>5.04669</text:p>
          </table:table-cell>
          <table:table-cell table:formula="of:=[30x30x30.A359]+[30x30x30.B359]" office:value-type="float" office:value="5.407778" calcext:value-type="float">
            <text:p>5.407778</text:p>
          </table:table-cell>
          <table:table-cell table:formula="of:=[.D$2]/([.C359]/1000)/1000000" office:value-type="float" office:value="4.99280850656222" calcext:value-type="float">
            <text:p>4.9928085066</text:p>
          </table:table-cell>
        </table:table-row>
        <table:table-row table:style-name="ro1">
          <table:table-cell office:value-type="float" office:value="0.362208" calcext:value-type="float">
            <text:p>0.362208</text:p>
          </table:table-cell>
          <table:table-cell office:value-type="float" office:value="5.0304" calcext:value-type="float">
            <text:p>5.0304</text:p>
          </table:table-cell>
          <table:table-cell table:formula="of:=[30x30x30.A360]+[30x30x30.B360]" office:value-type="float" office:value="5.392608" calcext:value-type="float">
            <text:p>5.392608</text:p>
          </table:table-cell>
          <table:table-cell table:formula="of:=[.D$2]/([.C360]/1000)/1000000" office:value-type="float" office:value="5.00685382657148" calcext:value-type="float">
            <text:p>5.0068538266</text:p>
          </table:table-cell>
        </table:table-row>
        <table:table-row table:style-name="ro1">
          <table:table-cell office:value-type="float" office:value="0.365312" calcext:value-type="float">
            <text:p>0.365312</text:p>
          </table:table-cell>
          <table:table-cell office:value-type="float" office:value="5.0304" calcext:value-type="float">
            <text:p>5.0304</text:p>
          </table:table-cell>
          <table:table-cell table:formula="of:=[30x30x30.A361]+[30x30x30.B361]" office:value-type="float" office:value="5.395712" calcext:value-type="float">
            <text:p>5.395712</text:p>
          </table:table-cell>
          <table:table-cell table:formula="of:=[.D$2]/([.C361]/1000)/1000000" office:value-type="float" office:value="5.00397352564407" calcext:value-type="float">
            <text:p>5.0039735256</text:p>
          </table:table-cell>
        </table:table-row>
        <table:table-row table:style-name="ro1">
          <table:table-cell office:value-type="float" office:value="0.361952" calcext:value-type="float">
            <text:p>0.361952</text:p>
          </table:table-cell>
          <table:table-cell office:value-type="float" office:value="5.0104" calcext:value-type="float">
            <text:p>5.0104</text:p>
          </table:table-cell>
          <table:table-cell table:formula="of:=[30x30x30.A362]+[30x30x30.B362]" office:value-type="float" office:value="5.372352" calcext:value-type="float">
            <text:p>5.372352</text:p>
          </table:table-cell>
          <table:table-cell table:formula="of:=[.D$2]/([.C362]/1000)/1000000" office:value-type="float" office:value="5.0257317465423" calcext:value-type="float">
            <text:p>5.0257317465</text:p>
          </table:table-cell>
        </table:table-row>
        <table:table-row table:style-name="ro1">
          <table:table-cell office:value-type="float" office:value="0.362432" calcext:value-type="float">
            <text:p>0.362432</text:p>
          </table:table-cell>
          <table:table-cell office:value-type="float" office:value="5.02026" calcext:value-type="float">
            <text:p>5.02026</text:p>
          </table:table-cell>
          <table:table-cell table:formula="of:=[30x30x30.A363]+[30x30x30.B363]" office:value-type="float" office:value="5.382692" calcext:value-type="float">
            <text:p>5.382692</text:p>
          </table:table-cell>
          <table:table-cell table:formula="of:=[.D$2]/([.C363]/1000)/1000000" office:value-type="float" office:value="5.01607745715341" calcext:value-type="float">
            <text:p>5.0160774572</text:p>
          </table:table-cell>
        </table:table-row>
        <table:table-row table:style-name="ro1">
          <table:table-cell office:value-type="float" office:value="0.36048" calcext:value-type="float">
            <text:p>0.36048</text:p>
          </table:table-cell>
          <table:table-cell office:value-type="float" office:value="5.02707" calcext:value-type="float">
            <text:p>5.02707</text:p>
          </table:table-cell>
          <table:table-cell table:formula="of:=[30x30x30.A364]+[30x30x30.B364]" office:value-type="float" office:value="5.38755" calcext:value-type="float">
            <text:p>5.38755</text:p>
          </table:table-cell>
          <table:table-cell table:formula="of:=[.D$2]/([.C364]/1000)/1000000" office:value-type="float" office:value="5.01155441712838" calcext:value-type="float">
            <text:p>5.0115544171</text:p>
          </table:table-cell>
        </table:table-row>
        <table:table-row table:style-name="ro1">
          <table:table-cell office:value-type="float" office:value="0.361056" calcext:value-type="float">
            <text:p>0.361056</text:p>
          </table:table-cell>
          <table:table-cell office:value-type="float" office:value="5.01562" calcext:value-type="float">
            <text:p>5.01562</text:p>
          </table:table-cell>
          <table:table-cell table:formula="of:=[30x30x30.A365]+[30x30x30.B365]" office:value-type="float" office:value="5.376676" calcext:value-type="float">
            <text:p>5.376676</text:p>
          </table:table-cell>
          <table:table-cell table:formula="of:=[.D$2]/([.C365]/1000)/1000000" office:value-type="float" office:value="5.02168998094734" calcext:value-type="float">
            <text:p>5.0216899809</text:p>
          </table:table-cell>
        </table:table-row>
        <table:table-row table:style-name="ro1">
          <table:table-cell office:value-type="float" office:value="0.361248" calcext:value-type="float">
            <text:p>0.361248</text:p>
          </table:table-cell>
          <table:table-cell office:value-type="float" office:value="5.01958" calcext:value-type="float">
            <text:p>5.01958</text:p>
          </table:table-cell>
          <table:table-cell table:formula="of:=[30x30x30.A366]+[30x30x30.B366]" office:value-type="float" office:value="5.380828" calcext:value-type="float">
            <text:p>5.380828</text:p>
          </table:table-cell>
          <table:table-cell table:formula="of:=[.D$2]/([.C366]/1000)/1000000" office:value-type="float" office:value="5.01781510206236" calcext:value-type="float">
            <text:p>5.0178151021</text:p>
          </table:table-cell>
        </table:table-row>
        <table:table-row table:style-name="ro1">
          <table:table-cell office:value-type="float" office:value="0.36048" calcext:value-type="float">
            <text:p>0.36048</text:p>
          </table:table-cell>
          <table:table-cell office:value-type="float" office:value="5.04154" calcext:value-type="float">
            <text:p>5.04154</text:p>
          </table:table-cell>
          <table:table-cell table:formula="of:=[30x30x30.A367]+[30x30x30.B367]" office:value-type="float" office:value="5.40202" calcext:value-type="float">
            <text:p>5.40202</text:p>
          </table:table-cell>
          <table:table-cell table:formula="of:=[.D$2]/([.C367]/1000)/1000000" office:value-type="float" office:value="4.99813032902507" calcext:value-type="float">
            <text:p>4.998130329</text:p>
          </table:table-cell>
        </table:table-row>
        <table:table-row table:style-name="ro1">
          <table:table-cell office:value-type="float" office:value="0.362816" calcext:value-type="float">
            <text:p>0.362816</text:p>
          </table:table-cell>
          <table:table-cell office:value-type="float" office:value="5.02979" calcext:value-type="float">
            <text:p>5.02979</text:p>
          </table:table-cell>
          <table:table-cell table:formula="of:=[30x30x30.A368]+[30x30x30.B368]" office:value-type="float" office:value="5.392606" calcext:value-type="float">
            <text:p>5.392606</text:p>
          </table:table-cell>
          <table:table-cell table:formula="of:=[.D$2]/([.C368]/1000)/1000000" office:value-type="float" office:value="5.00685568350441" calcext:value-type="float">
            <text:p>5.0068556835</text:p>
          </table:table-cell>
        </table:table-row>
        <table:table-row table:style-name="ro1">
          <table:table-cell office:value-type="float" office:value="0.367328" calcext:value-type="float">
            <text:p>0.367328</text:p>
          </table:table-cell>
          <table:table-cell office:value-type="float" office:value="5.05382" calcext:value-type="float">
            <text:p>5.05382</text:p>
          </table:table-cell>
          <table:table-cell table:formula="of:=[30x30x30.A369]+[30x30x30.B369]" office:value-type="float" office:value="5.421148" calcext:value-type="float">
            <text:p>5.421148</text:p>
          </table:table-cell>
          <table:table-cell table:formula="of:=[.D$2]/([.C369]/1000)/1000000" office:value-type="float" office:value="4.98049490624495" calcext:value-type="float">
            <text:p>4.9804949062</text:p>
          </table:table-cell>
        </table:table-row>
        <table:table-row table:style-name="ro1">
          <table:table-cell office:value-type="float" office:value="0.36192" calcext:value-type="float">
            <text:p>0.36192</text:p>
          </table:table-cell>
          <table:table-cell office:value-type="float" office:value="5.01946" calcext:value-type="float">
            <text:p>5.01946</text:p>
          </table:table-cell>
          <table:table-cell table:formula="of:=[30x30x30.A370]+[30x30x30.B370]" office:value-type="float" office:value="5.38138" calcext:value-type="float">
            <text:p>5.38138</text:p>
          </table:table-cell>
          <table:table-cell table:formula="of:=[.D$2]/([.C370]/1000)/1000000" office:value-type="float" office:value="5.01730039506595" calcext:value-type="float">
            <text:p>5.0173003951</text:p>
          </table:table-cell>
        </table:table-row>
        <table:table-row table:style-name="ro1">
          <table:table-cell office:value-type="float" office:value="0.362432" calcext:value-type="float">
            <text:p>0.362432</text:p>
          </table:table-cell>
          <table:table-cell office:value-type="float" office:value="5.03946" calcext:value-type="float">
            <text:p>5.03946</text:p>
          </table:table-cell>
          <table:table-cell table:formula="of:=[30x30x30.A371]+[30x30x30.B371]" office:value-type="float" office:value="5.401892" calcext:value-type="float">
            <text:p>5.401892</text:p>
          </table:table-cell>
          <table:table-cell table:formula="of:=[.D$2]/([.C371]/1000)/1000000" office:value-type="float" office:value="4.99824876173015" calcext:value-type="float">
            <text:p>4.9982487617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5.00512" calcext:value-type="float">
            <text:p>5.00512</text:p>
          </table:table-cell>
          <table:table-cell table:formula="of:=[30x30x30.A372]+[30x30x30.B372]" office:value-type="float" office:value="5.36672" calcext:value-type="float">
            <text:p>5.36672</text:p>
          </table:table-cell>
          <table:table-cell table:formula="of:=[.D$2]/([.C372]/1000)/1000000" office:value-type="float" office:value="5.03100590304693" calcext:value-type="float">
            <text:p>5.031005903</text:p>
          </table:table-cell>
        </table:table-row>
        <table:table-row table:style-name="ro1">
          <table:table-cell office:value-type="float" office:value="0.36144" calcext:value-type="float">
            <text:p>0.36144</text:p>
          </table:table-cell>
          <table:table-cell office:value-type="float" office:value="5.03178" calcext:value-type="float">
            <text:p>5.03178</text:p>
          </table:table-cell>
          <table:table-cell table:formula="of:=[30x30x30.A373]+[30x30x30.B373]" office:value-type="float" office:value="5.39322" calcext:value-type="float">
            <text:p>5.39322</text:p>
          </table:table-cell>
          <table:table-cell table:formula="of:=[.D$2]/([.C373]/1000)/1000000" office:value-type="float" office:value="5.0062856697854" calcext:value-type="float">
            <text:p>5.0062856698</text:p>
          </table:table-cell>
        </table:table-row>
        <table:table-row table:style-name="ro1">
          <table:table-cell office:value-type="float" office:value="0.359488" calcext:value-type="float">
            <text:p>0.359488</text:p>
          </table:table-cell>
          <table:table-cell office:value-type="float" office:value="5.04707" calcext:value-type="float">
            <text:p>5.04707</text:p>
          </table:table-cell>
          <table:table-cell table:formula="of:=[30x30x30.A374]+[30x30x30.B374]" office:value-type="float" office:value="5.406558" calcext:value-type="float">
            <text:p>5.406558</text:p>
          </table:table-cell>
          <table:table-cell table:formula="of:=[.D$2]/([.C374]/1000)/1000000" office:value-type="float" office:value="4.99393514320941" calcext:value-type="float">
            <text:p>4.9939351432</text:p>
          </table:table-cell>
        </table:table-row>
        <table:table-row table:style-name="ro1">
          <table:table-cell office:value-type="float" office:value="0.360608" calcext:value-type="float">
            <text:p>0.360608</text:p>
          </table:table-cell>
          <table:table-cell office:value-type="float" office:value="5.01645" calcext:value-type="float">
            <text:p>5.01645</text:p>
          </table:table-cell>
          <table:table-cell table:formula="of:=[30x30x30.A375]+[30x30x30.B375]" office:value-type="float" office:value="5.377058" calcext:value-type="float">
            <text:p>5.377058</text:p>
          </table:table-cell>
          <table:table-cell table:formula="of:=[.D$2]/([.C375]/1000)/1000000" office:value-type="float" office:value="5.02133322720343" calcext:value-type="float">
            <text:p>5.0213332272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3043" calcext:value-type="float">
            <text:p>5.03043</text:p>
          </table:table-cell>
          <table:table-cell table:formula="of:=[30x30x30.A376]+[30x30x30.B376]" office:value-type="float" office:value="5.392094" calcext:value-type="float">
            <text:p>5.392094</text:p>
          </table:table-cell>
          <table:table-cell table:formula="of:=[.D$2]/([.C376]/1000)/1000000" office:value-type="float" office:value="5.00733110364916" calcext:value-type="float">
            <text:p>5.0073311036</text:p>
          </table:table-cell>
        </table:table-row>
        <table:table-row table:style-name="ro1">
          <table:table-cell office:value-type="float" office:value="0.362176" calcext:value-type="float">
            <text:p>0.362176</text:p>
          </table:table-cell>
          <table:table-cell office:value-type="float" office:value="5.04416" calcext:value-type="float">
            <text:p>5.04416</text:p>
          </table:table-cell>
          <table:table-cell table:formula="of:=[30x30x30.A377]+[30x30x30.B377]" office:value-type="float" office:value="5.406336" calcext:value-type="float">
            <text:p>5.406336</text:p>
          </table:table-cell>
          <table:table-cell table:formula="of:=[.D$2]/([.C377]/1000)/1000000" office:value-type="float" office:value="4.99414020882165" calcext:value-type="float">
            <text:p>4.9941402088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4035" calcext:value-type="float">
            <text:p>5.04035</text:p>
          </table:table-cell>
          <table:table-cell table:formula="of:=[30x30x30.A378]+[30x30x30.B378]" office:value-type="float" office:value="5.401566" calcext:value-type="float">
            <text:p>5.401566</text:p>
          </table:table-cell>
          <table:table-cell table:formula="of:=[.D$2]/([.C378]/1000)/1000000" office:value-type="float" office:value="4.99855042037809" calcext:value-type="float">
            <text:p>4.9985504204</text:p>
          </table:table-cell>
        </table:table-row>
        <table:table-row table:style-name="ro1">
          <table:table-cell office:value-type="float" office:value="0.36272" calcext:value-type="float">
            <text:p>0.36272</text:p>
          </table:table-cell>
          <table:table-cell office:value-type="float" office:value="5.02992" calcext:value-type="float">
            <text:p>5.02992</text:p>
          </table:table-cell>
          <table:table-cell table:formula="of:=[30x30x30.A379]+[30x30x30.B379]" office:value-type="float" office:value="5.39264" calcext:value-type="float">
            <text:p>5.39264</text:p>
          </table:table-cell>
          <table:table-cell table:formula="of:=[.D$2]/([.C379]/1000)/1000000" office:value-type="float" office:value="5.00682411583195" calcext:value-type="float">
            <text:p>5.0068241158</text:p>
          </table:table-cell>
        </table:table-row>
        <table:table-row table:style-name="ro1">
          <table:table-cell office:value-type="float" office:value="0.361824" calcext:value-type="float">
            <text:p>0.361824</text:p>
          </table:table-cell>
          <table:table-cell office:value-type="float" office:value="5.01638" calcext:value-type="float">
            <text:p>5.01638</text:p>
          </table:table-cell>
          <table:table-cell table:formula="of:=[30x30x30.A380]+[30x30x30.B380]" office:value-type="float" office:value="5.378204" calcext:value-type="float">
            <text:p>5.378204</text:p>
          </table:table-cell>
          <table:table-cell table:formula="of:=[.D$2]/([.C380]/1000)/1000000" office:value-type="float" office:value="5.02026327004331" calcext:value-type="float">
            <text:p>5.02026327</text:p>
          </table:table-cell>
        </table:table-row>
        <table:table-row table:style-name="ro1">
          <table:table-cell office:value-type="float" office:value="0.36288" calcext:value-type="float">
            <text:p>0.36288</text:p>
          </table:table-cell>
          <table:table-cell office:value-type="float" office:value="5.0608" calcext:value-type="float">
            <text:p>5.0608</text:p>
          </table:table-cell>
          <table:table-cell table:formula="of:=[30x30x30.A381]+[30x30x30.B381]" office:value-type="float" office:value="5.42368" calcext:value-type="float">
            <text:p>5.42368</text:p>
          </table:table-cell>
          <table:table-cell table:formula="of:=[.D$2]/([.C381]/1000)/1000000" office:value-type="float" office:value="4.97816980352823" calcext:value-type="float">
            <text:p>4.9781698035</text:p>
          </table:table-cell>
        </table:table-row>
        <table:table-row table:style-name="ro1">
          <table:table-cell office:value-type="float" office:value="0.361504" calcext:value-type="float">
            <text:p>0.361504</text:p>
          </table:table-cell>
          <table:table-cell office:value-type="float" office:value="5.03453" calcext:value-type="float">
            <text:p>5.03453</text:p>
          </table:table-cell>
          <table:table-cell table:formula="of:=[30x30x30.A382]+[30x30x30.B382]" office:value-type="float" office:value="5.396034" calcext:value-type="float">
            <text:p>5.396034</text:p>
          </table:table-cell>
          <table:table-cell table:formula="of:=[.D$2]/([.C382]/1000)/1000000" office:value-type="float" office:value="5.00367492124772" calcext:value-type="float">
            <text:p>5.0036749212</text:p>
          </table:table-cell>
        </table:table-row>
        <table:table-row table:style-name="ro1">
          <table:table-cell office:value-type="float" office:value="0.361344" calcext:value-type="float">
            <text:p>0.361344</text:p>
          </table:table-cell>
          <table:table-cell office:value-type="float" office:value="5.0144" calcext:value-type="float">
            <text:p>5.0144</text:p>
          </table:table-cell>
          <table:table-cell table:formula="of:=[30x30x30.A383]+[30x30x30.B383]" office:value-type="float" office:value="5.375744" calcext:value-type="float">
            <text:p>5.375744</text:p>
          </table:table-cell>
          <table:table-cell table:formula="of:=[.D$2]/([.C383]/1000)/1000000" office:value-type="float" office:value="5.02256059812372" calcext:value-type="float">
            <text:p>5.0225605981</text:p>
          </table:table-cell>
        </table:table-row>
        <table:table-row table:style-name="ro1">
          <table:table-cell office:value-type="float" office:value="0.3632" calcext:value-type="float">
            <text:p>0.3632</text:p>
          </table:table-cell>
          <table:table-cell office:value-type="float" office:value="5.0433" calcext:value-type="float">
            <text:p>5.0433</text:p>
          </table:table-cell>
          <table:table-cell table:formula="of:=[30x30x30.A384]+[30x30x30.B384]" office:value-type="float" office:value="5.4065" calcext:value-type="float">
            <text:p>5.4065</text:p>
          </table:table-cell>
          <table:table-cell table:formula="of:=[.D$2]/([.C384]/1000)/1000000" office:value-type="float" office:value="4.99398871728475" calcext:value-type="float">
            <text:p>4.9939887173</text:p>
          </table:table-cell>
        </table:table-row>
        <table:table-row table:style-name="ro1">
          <table:table-cell office:value-type="float" office:value="0.362656" calcext:value-type="float">
            <text:p>0.362656</text:p>
          </table:table-cell>
          <table:table-cell office:value-type="float" office:value="5.01392" calcext:value-type="float">
            <text:p>5.01392</text:p>
          </table:table-cell>
          <table:table-cell table:formula="of:=[30x30x30.A385]+[30x30x30.B385]" office:value-type="float" office:value="5.376576" calcext:value-type="float">
            <text:p>5.376576</text:p>
          </table:table-cell>
          <table:table-cell table:formula="of:=[.D$2]/([.C385]/1000)/1000000" office:value-type="float" office:value="5.0217833803521" calcext:value-type="float">
            <text:p>5.0217833804</text:p>
          </table:table-cell>
        </table:table-row>
        <table:table-row table:style-name="ro1">
          <table:table-cell office:value-type="float" office:value="0.361504" calcext:value-type="float">
            <text:p>0.361504</text:p>
          </table:table-cell>
          <table:table-cell office:value-type="float" office:value="5.01456" calcext:value-type="float">
            <text:p>5.01456</text:p>
          </table:table-cell>
          <table:table-cell table:formula="of:=[30x30x30.A386]+[30x30x30.B386]" office:value-type="float" office:value="5.376064" calcext:value-type="float">
            <text:p>5.376064</text:p>
          </table:table-cell>
          <table:table-cell table:formula="of:=[.D$2]/([.C386]/1000)/1000000" office:value-type="float" office:value="5.02226163974238" calcext:value-type="float">
            <text:p>5.0222616397</text:p>
          </table:table-cell>
        </table:table-row>
        <table:table-row table:style-name="ro1">
          <table:table-cell office:value-type="float" office:value="0.361024" calcext:value-type="float">
            <text:p>0.361024</text:p>
          </table:table-cell>
          <table:table-cell office:value-type="float" office:value="5.0409" calcext:value-type="float">
            <text:p>5.0409</text:p>
          </table:table-cell>
          <table:table-cell table:formula="of:=[30x30x30.A387]+[30x30x30.B387]" office:value-type="float" office:value="5.401924" calcext:value-type="float">
            <text:p>5.401924</text:p>
          </table:table-cell>
          <table:table-cell table:formula="of:=[.D$2]/([.C387]/1000)/1000000" office:value-type="float" office:value="4.9982191530277" calcext:value-type="float">
            <text:p>4.998219153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5.04262" calcext:value-type="float">
            <text:p>5.04262</text:p>
          </table:table-cell>
          <table:table-cell table:formula="of:=[30x30x30.A388]+[30x30x30.B388]" office:value-type="float" office:value="5.40422" calcext:value-type="float">
            <text:p>5.40422</text:p>
          </table:table-cell>
          <table:table-cell table:formula="of:=[.D$2]/([.C388]/1000)/1000000" office:value-type="float" office:value="4.99609564377468" calcext:value-type="float">
            <text:p>4.9960956438</text:p>
          </table:table-cell>
        </table:table-row>
        <table:table-row table:style-name="ro1">
          <table:table-cell office:value-type="float" office:value="0.360352" calcext:value-type="float">
            <text:p>0.360352</text:p>
          </table:table-cell>
          <table:table-cell office:value-type="float" office:value="5.01296" calcext:value-type="float">
            <text:p>5.01296</text:p>
          </table:table-cell>
          <table:table-cell table:formula="of:=[30x30x30.A389]+[30x30x30.B389]" office:value-type="float" office:value="5.373312" calcext:value-type="float">
            <text:p>5.373312</text:p>
          </table:table-cell>
          <table:table-cell table:formula="of:=[.D$2]/([.C389]/1000)/1000000" office:value-type="float" office:value="5.02483384549418" calcext:value-type="float">
            <text:p>5.0248338455</text:p>
          </table:table-cell>
        </table:table-row>
        <table:table-row table:style-name="ro1">
          <table:table-cell office:value-type="float" office:value="0.36256" calcext:value-type="float">
            <text:p>0.36256</text:p>
          </table:table-cell>
          <table:table-cell office:value-type="float" office:value="5.00298" calcext:value-type="float">
            <text:p>5.00298</text:p>
          </table:table-cell>
          <table:table-cell table:formula="of:=[30x30x30.A390]+[30x30x30.B390]" office:value-type="float" office:value="5.36554" calcext:value-type="float">
            <text:p>5.36554</text:p>
          </table:table-cell>
          <table:table-cell table:formula="of:=[.D$2]/([.C390]/1000)/1000000" office:value-type="float" office:value="5.0321123316572" calcext:value-type="float">
            <text:p>5.0321123317</text:p>
          </table:table-cell>
        </table:table-row>
        <table:table-row table:style-name="ro1">
          <table:table-cell office:value-type="float" office:value="0.361472" calcext:value-type="float">
            <text:p>0.361472</text:p>
          </table:table-cell>
          <table:table-cell office:value-type="float" office:value="5.04128" calcext:value-type="float">
            <text:p>5.04128</text:p>
          </table:table-cell>
          <table:table-cell table:formula="of:=[30x30x30.A391]+[30x30x30.B391]" office:value-type="float" office:value="5.402752" calcext:value-type="float">
            <text:p>5.402752</text:p>
          </table:table-cell>
          <table:table-cell table:formula="of:=[.D$2]/([.C391]/1000)/1000000" office:value-type="float" office:value="4.99745314980217" calcext:value-type="float">
            <text:p>4.9974531498</text:p>
          </table:table-cell>
        </table:table-row>
        <table:table-row table:style-name="ro1">
          <table:table-cell office:value-type="float" office:value="0.360832" calcext:value-type="float">
            <text:p>0.360832</text:p>
          </table:table-cell>
          <table:table-cell office:value-type="float" office:value="5.0185" calcext:value-type="float">
            <text:p>5.0185</text:p>
          </table:table-cell>
          <table:table-cell table:formula="of:=[30x30x30.A392]+[30x30x30.B392]" office:value-type="float" office:value="5.379332" calcext:value-type="float">
            <text:p>5.379332</text:p>
          </table:table-cell>
          <table:table-cell table:formula="of:=[.D$2]/([.C392]/1000)/1000000" office:value-type="float" office:value="5.01921056369081" calcext:value-type="float">
            <text:p>5.0192105637</text:p>
          </table:table-cell>
        </table:table-row>
        <table:table-row table:style-name="ro1">
          <table:table-cell office:value-type="float" office:value="0.361504" calcext:value-type="float">
            <text:p>0.361504</text:p>
          </table:table-cell>
          <table:table-cell office:value-type="float" office:value="5.02957" calcext:value-type="float">
            <text:p>5.02957</text:p>
          </table:table-cell>
          <table:table-cell table:formula="of:=[30x30x30.A393]+[30x30x30.B393]" office:value-type="float" office:value="5.391074" calcext:value-type="float">
            <text:p>5.391074</text:p>
          </table:table-cell>
          <table:table-cell table:formula="of:=[.D$2]/([.C393]/1000)/1000000" office:value-type="float" office:value="5.00827849886683" calcext:value-type="float">
            <text:p>5.0082784989</text:p>
          </table:table-cell>
        </table:table-row>
        <table:table-row table:style-name="ro1">
          <table:table-cell office:value-type="float" office:value="0.361536" calcext:value-type="float">
            <text:p>0.361536</text:p>
          </table:table-cell>
          <table:table-cell office:value-type="float" office:value="5.03965" calcext:value-type="float">
            <text:p>5.03965</text:p>
          </table:table-cell>
          <table:table-cell table:formula="of:=[30x30x30.A394]+[30x30x30.B394]" office:value-type="float" office:value="5.401186" calcext:value-type="float">
            <text:p>5.401186</text:p>
          </table:table-cell>
          <table:table-cell table:formula="of:=[.D$2]/([.C394]/1000)/1000000" office:value-type="float" office:value="4.99890209298476" calcext:value-type="float">
            <text:p>4.998902093</text:p>
          </table:table-cell>
        </table:table-row>
        <table:table-row table:style-name="ro1">
          <table:table-cell office:value-type="float" office:value="0.361824" calcext:value-type="float">
            <text:p>0.361824</text:p>
          </table:table-cell>
          <table:table-cell office:value-type="float" office:value="5.01789" calcext:value-type="float">
            <text:p>5.01789</text:p>
          </table:table-cell>
          <table:table-cell table:formula="of:=[30x30x30.A395]+[30x30x30.B395]" office:value-type="float" office:value="5.379714" calcext:value-type="float">
            <text:p>5.379714</text:p>
          </table:table-cell>
          <table:table-cell table:formula="of:=[.D$2]/([.C395]/1000)/1000000" office:value-type="float" office:value="5.01885416213576" calcext:value-type="float">
            <text:p>5.0188541621</text:p>
          </table:table-cell>
        </table:table-row>
        <table:table-row table:style-name="ro1">
          <table:table-cell office:value-type="float" office:value="0.36224" calcext:value-type="float">
            <text:p>0.36224</text:p>
          </table:table-cell>
          <table:table-cell office:value-type="float" office:value="5.02269" calcext:value-type="float">
            <text:p>5.02269</text:p>
          </table:table-cell>
          <table:table-cell table:formula="of:=[30x30x30.A396]+[30x30x30.B396]" office:value-type="float" office:value="5.38493" calcext:value-type="float">
            <text:p>5.38493</text:p>
          </table:table-cell>
          <table:table-cell table:formula="of:=[.D$2]/([.C396]/1000)/1000000" office:value-type="float" office:value="5.01399275385195" calcext:value-type="float">
            <text:p>5.0139927539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5.02451" calcext:value-type="float">
            <text:p>5.02451</text:p>
          </table:table-cell>
          <table:table-cell table:formula="of:=[30x30x30.A397]+[30x30x30.B397]" office:value-type="float" office:value="5.39251" calcext:value-type="float">
            <text:p>5.39251</text:p>
          </table:table-cell>
          <table:table-cell table:formula="of:=[.D$2]/([.C397]/1000)/1000000" office:value-type="float" office:value="5.00694481790483" calcext:value-type="float">
            <text:p>5.0069448179</text:p>
          </table:table-cell>
        </table:table-row>
        <table:table-row table:style-name="ro1">
          <table:table-cell office:value-type="float" office:value="0.360192" calcext:value-type="float">
            <text:p>0.360192</text:p>
          </table:table-cell>
          <table:table-cell office:value-type="float" office:value="5.00896" calcext:value-type="float">
            <text:p>5.00896</text:p>
          </table:table-cell>
          <table:table-cell table:formula="of:=[30x30x30.A398]+[30x30x30.B398]" office:value-type="float" office:value="5.369152" calcext:value-type="float">
            <text:p>5.369152</text:p>
          </table:table-cell>
          <table:table-cell table:formula="of:=[.D$2]/([.C398]/1000)/1000000" office:value-type="float" office:value="5.02872706900457" calcext:value-type="float">
            <text:p>5.028727069</text:p>
          </table:table-cell>
        </table:table-row>
        <table:table-row table:style-name="ro1">
          <table:table-cell office:value-type="float" office:value="0.364416" calcext:value-type="float">
            <text:p>0.364416</text:p>
          </table:table-cell>
          <table:table-cell office:value-type="float" office:value="5.01437" calcext:value-type="float">
            <text:p>5.01437</text:p>
          </table:table-cell>
          <table:table-cell table:formula="of:=[30x30x30.A399]+[30x30x30.B399]" office:value-type="float" office:value="5.378786" calcext:value-type="float">
            <text:p>5.378786</text:p>
          </table:table-cell>
          <table:table-cell table:formula="of:=[.D$2]/([.C399]/1000)/1000000" office:value-type="float" office:value="5.01972006322616" calcext:value-type="float">
            <text:p>5.0197200632</text:p>
          </table:table-cell>
        </table:table-row>
        <table:table-row table:style-name="ro1">
          <table:table-cell office:value-type="float" office:value="0.36208" calcext:value-type="float">
            <text:p>0.36208</text:p>
          </table:table-cell>
          <table:table-cell office:value-type="float" office:value="5.0265" calcext:value-type="float">
            <text:p>5.0265</text:p>
          </table:table-cell>
          <table:table-cell table:formula="of:=[30x30x30.A400]+[30x30x30.B400]" office:value-type="float" office:value="5.38858" calcext:value-type="float">
            <text:p>5.38858</text:p>
          </table:table-cell>
          <table:table-cell table:formula="of:=[.D$2]/([.C400]/1000)/1000000" office:value-type="float" office:value="5.01059648367473" calcext:value-type="float">
            <text:p>5.0105964837</text:p>
          </table:table-cell>
        </table:table-row>
        <table:table-row table:style-name="ro1">
          <table:table-cell office:value-type="float" office:value="0.360832" calcext:value-type="float">
            <text:p>0.360832</text:p>
          </table:table-cell>
          <table:table-cell office:value-type="float" office:value="5.0488" calcext:value-type="float">
            <text:p>5.0488</text:p>
          </table:table-cell>
          <table:table-cell table:formula="of:=[30x30x30.A401]+[30x30x30.B401]" office:value-type="float" office:value="5.409632" calcext:value-type="float">
            <text:p>5.409632</text:p>
          </table:table-cell>
          <table:table-cell table:formula="of:=[.D$2]/([.C401]/1000)/1000000" office:value-type="float" office:value="4.99109736115137" calcext:value-type="float">
            <text:p>4.9910973612</text:p>
          </table:table-cell>
        </table:table-row>
        <table:table-row table:style-name="ro1">
          <table:table-cell office:value-type="float" office:value="0.360832" calcext:value-type="float">
            <text:p>0.360832</text:p>
          </table:table-cell>
          <table:table-cell office:value-type="float" office:value="5.01814" calcext:value-type="float">
            <text:p>5.01814</text:p>
          </table:table-cell>
          <table:table-cell table:formula="of:=[30x30x30.A402]+[30x30x30.B402]" office:value-type="float" office:value="5.378972" calcext:value-type="float">
            <text:p>5.378972</text:p>
          </table:table-cell>
          <table:table-cell table:formula="of:=[.D$2]/([.C402]/1000)/1000000" office:value-type="float" office:value="5.0195464858341" calcext:value-type="float">
            <text:p>5.0195464858</text:p>
          </table:table-cell>
        </table:table-row>
        <table:table-row table:style-name="ro1">
          <table:table-cell office:value-type="float" office:value="0.362784" calcext:value-type="float">
            <text:p>0.362784</text:p>
          </table:table-cell>
          <table:table-cell office:value-type="float" office:value="5.00778" calcext:value-type="float">
            <text:p>5.00778</text:p>
          </table:table-cell>
          <table:table-cell table:formula="of:=[30x30x30.A403]+[30x30x30.B403]" office:value-type="float" office:value="5.370564" calcext:value-type="float">
            <text:p>5.370564</text:p>
          </table:table-cell>
          <table:table-cell table:formula="of:=[.D$2]/([.C403]/1000)/1000000" office:value-type="float" office:value="5.02740494294454" calcext:value-type="float">
            <text:p>5.0274049429</text:p>
          </table:table-cell>
        </table:table-row>
        <table:table-row table:style-name="ro1">
          <table:table-cell office:value-type="float" office:value="0.360416" calcext:value-type="float">
            <text:p>0.360416</text:p>
          </table:table-cell>
          <table:table-cell office:value-type="float" office:value="5.04323" calcext:value-type="float">
            <text:p>5.04323</text:p>
          </table:table-cell>
          <table:table-cell table:formula="of:=[30x30x30.A404]+[30x30x30.B404]" office:value-type="float" office:value="5.403646" calcext:value-type="float">
            <text:p>5.403646</text:p>
          </table:table-cell>
          <table:table-cell table:formula="of:=[.D$2]/([.C404]/1000)/1000000" office:value-type="float" office:value="4.99662635191128" calcext:value-type="float">
            <text:p>4.9966263519</text:p>
          </table:table-cell>
        </table:table-row>
        <table:table-row table:style-name="ro1">
          <table:table-cell office:value-type="float" office:value="0.362528" calcext:value-type="float">
            <text:p>0.362528</text:p>
          </table:table-cell>
          <table:table-cell office:value-type="float" office:value="5.04778" calcext:value-type="float">
            <text:p>5.04778</text:p>
          </table:table-cell>
          <table:table-cell table:formula="of:=[30x30x30.A405]+[30x30x30.B405]" office:value-type="float" office:value="5.410308" calcext:value-type="float">
            <text:p>5.410308</text:p>
          </table:table-cell>
          <table:table-cell table:formula="of:=[.D$2]/([.C405]/1000)/1000000" office:value-type="float" office:value="4.99047374012718" calcext:value-type="float">
            <text:p>4.9904737401</text:p>
          </table:table-cell>
        </table:table-row>
        <table:table-row table:style-name="ro1">
          <table:table-cell office:value-type="float" office:value="0.362176" calcext:value-type="float">
            <text:p>0.362176</text:p>
          </table:table-cell>
          <table:table-cell office:value-type="float" office:value="5.0335" calcext:value-type="float">
            <text:p>5.0335</text:p>
          </table:table-cell>
          <table:table-cell table:formula="of:=[30x30x30.A406]+[30x30x30.B406]" office:value-type="float" office:value="5.395676" calcext:value-type="float">
            <text:p>5.395676</text:p>
          </table:table-cell>
          <table:table-cell table:formula="of:=[.D$2]/([.C406]/1000)/1000000" office:value-type="float" office:value="5.00400691220155" calcext:value-type="float">
            <text:p>5.0040069122</text:p>
          </table:table-cell>
        </table:table-row>
        <table:table-row table:style-name="ro1">
          <table:table-cell office:value-type="float" office:value="0.36176" calcext:value-type="float">
            <text:p>0.36176</text:p>
          </table:table-cell>
          <table:table-cell office:value-type="float" office:value="5.02435" calcext:value-type="float">
            <text:p>5.02435</text:p>
          </table:table-cell>
          <table:table-cell table:formula="of:=[30x30x30.A407]+[30x30x30.B407]" office:value-type="float" office:value="5.38611" calcext:value-type="float">
            <text:p>5.38611</text:p>
          </table:table-cell>
          <table:table-cell table:formula="of:=[.D$2]/([.C407]/1000)/1000000" office:value-type="float" office:value="5.01289427805968" calcext:value-type="float">
            <text:p>5.0128942781</text:p>
          </table:table-cell>
        </table:table-row>
        <table:table-row table:style-name="ro1">
          <table:table-cell office:value-type="float" office:value="0.360832" calcext:value-type="float">
            <text:p>0.360832</text:p>
          </table:table-cell>
          <table:table-cell office:value-type="float" office:value="5.0369" calcext:value-type="float">
            <text:p>5.0369</text:p>
          </table:table-cell>
          <table:table-cell table:formula="of:=[30x30x30.A408]+[30x30x30.B408]" office:value-type="float" office:value="5.397732" calcext:value-type="float">
            <text:p>5.397732</text:p>
          </table:table-cell>
          <table:table-cell table:formula="of:=[.D$2]/([.C408]/1000)/1000000" office:value-type="float" office:value="5.0021008823706" calcext:value-type="float">
            <text:p>5.0021008824</text:p>
          </table:table-cell>
        </table:table-row>
        <table:table-row table:style-name="ro1">
          <table:table-cell office:value-type="float" office:value="0.360896" calcext:value-type="float">
            <text:p>0.360896</text:p>
          </table:table-cell>
          <table:table-cell office:value-type="float" office:value="5.02717" calcext:value-type="float">
            <text:p>5.02717</text:p>
          </table:table-cell>
          <table:table-cell table:formula="of:=[30x30x30.A409]+[30x30x30.B409]" office:value-type="float" office:value="5.388066" calcext:value-type="float">
            <text:p>5.388066</text:p>
          </table:table-cell>
          <table:table-cell table:formula="of:=[.D$2]/([.C409]/1000)/1000000" office:value-type="float" office:value="5.01107447458884" calcext:value-type="float">
            <text:p>5.0110744746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4358" calcext:value-type="float">
            <text:p>5.04358</text:p>
          </table:table-cell>
          <table:table-cell table:formula="of:=[30x30x30.A410]+[30x30x30.B410]" office:value-type="float" office:value="5.405244" calcext:value-type="float">
            <text:p>5.405244</text:p>
          </table:table-cell>
          <table:table-cell table:formula="of:=[.D$2]/([.C410]/1000)/1000000" office:value-type="float" office:value="4.99514915515377" calcext:value-type="float">
            <text:p>4.9951491552</text:p>
          </table:table-cell>
        </table:table-row>
        <table:table-row table:style-name="ro1">
          <table:table-cell office:value-type="float" office:value="0.36096" calcext:value-type="float">
            <text:p>0.36096</text:p>
          </table:table-cell>
          <table:table-cell office:value-type="float" office:value="5.05235" calcext:value-type="float">
            <text:p>5.05235</text:p>
          </table:table-cell>
          <table:table-cell table:formula="of:=[30x30x30.A411]+[30x30x30.B411]" office:value-type="float" office:value="5.41331" calcext:value-type="float">
            <text:p>5.41331</text:p>
          </table:table-cell>
          <table:table-cell table:formula="of:=[.D$2]/([.C411]/1000)/1000000" office:value-type="float" office:value="4.98770622779778" calcext:value-type="float">
            <text:p>4.9877062278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551" calcext:value-type="float">
            <text:p>5.0551</text:p>
          </table:table-cell>
          <table:table-cell table:formula="of:=[30x30x30.A412]+[30x30x30.B412]" office:value-type="float" office:value="5.416412" calcext:value-type="float">
            <text:p>5.416412</text:p>
          </table:table-cell>
          <table:table-cell table:formula="of:=[.D$2]/([.C412]/1000)/1000000" office:value-type="float" office:value="4.9848497492436" calcext:value-type="float">
            <text:p>4.9848497492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2029" calcext:value-type="float">
            <text:p>5.02029</text:p>
          </table:table-cell>
          <table:table-cell table:formula="of:=[30x30x30.A413]+[30x30x30.B413]" office:value-type="float" office:value="5.381602" calcext:value-type="float">
            <text:p>5.381602</text:p>
          </table:table-cell>
          <table:table-cell table:formula="of:=[.D$2]/([.C413]/1000)/1000000" office:value-type="float" office:value="5.01709342311081" calcext:value-type="float">
            <text:p>5.0170934231</text:p>
          </table:table-cell>
        </table:table-row>
        <table:table-row table:style-name="ro1">
          <table:table-cell office:value-type="float" office:value="0.361056" calcext:value-type="float">
            <text:p>0.361056</text:p>
          </table:table-cell>
          <table:table-cell office:value-type="float" office:value="5.01206" calcext:value-type="float">
            <text:p>5.01206</text:p>
          </table:table-cell>
          <table:table-cell table:formula="of:=[30x30x30.A414]+[30x30x30.B414]" office:value-type="float" office:value="5.373116" calcext:value-type="float">
            <text:p>5.373116</text:p>
          </table:table-cell>
          <table:table-cell table:formula="of:=[.D$2]/([.C414]/1000)/1000000" office:value-type="float" office:value="5.0250171408918" calcext:value-type="float">
            <text:p>5.0250171409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5.01075" calcext:value-type="float">
            <text:p>5.01075</text:p>
          </table:table-cell>
          <table:table-cell table:formula="of:=[30x30x30.A415]+[30x30x30.B415]" office:value-type="float" office:value="5.372446" calcext:value-type="float">
            <text:p>5.372446</text:p>
          </table:table-cell>
          <table:table-cell table:formula="of:=[.D$2]/([.C415]/1000)/1000000" office:value-type="float" office:value="5.02564381289267" calcext:value-type="float">
            <text:p>5.0256438129</text:p>
          </table:table-cell>
        </table:table-row>
        <table:table-row table:style-name="ro1">
          <table:table-cell office:value-type="float" office:value="0.36144" calcext:value-type="float">
            <text:p>0.36144</text:p>
          </table:table-cell>
          <table:table-cell office:value-type="float" office:value="5.0248" calcext:value-type="float">
            <text:p>5.0248</text:p>
          </table:table-cell>
          <table:table-cell table:formula="of:=[30x30x30.A416]+[30x30x30.B416]" office:value-type="float" office:value="5.38624" calcext:value-type="float">
            <text:p>5.38624</text:p>
          </table:table-cell>
          <table:table-cell table:formula="of:=[.D$2]/([.C416]/1000)/1000000" office:value-type="float" office:value="5.01277328897339" calcext:value-type="float">
            <text:p>5.012773289</text:p>
          </table:table-cell>
        </table:table-row>
        <table:table-row table:style-name="ro1">
          <table:table-cell office:value-type="float" office:value="0.360672" calcext:value-type="float">
            <text:p>0.360672</text:p>
          </table:table-cell>
          <table:table-cell office:value-type="float" office:value="4.99686" calcext:value-type="float">
            <text:p>4.99686</text:p>
          </table:table-cell>
          <table:table-cell table:formula="of:=[30x30x30.A417]+[30x30x30.B417]" office:value-type="float" office:value="5.357532" calcext:value-type="float">
            <text:p>5.357532</text:p>
          </table:table-cell>
          <table:table-cell table:formula="of:=[.D$2]/([.C417]/1000)/1000000" office:value-type="float" office:value="5.03963392099198" calcext:value-type="float">
            <text:p>5.039633921</text:p>
          </table:table-cell>
        </table:table-row>
        <table:table-row table:style-name="ro1">
          <table:table-cell office:value-type="float" office:value="0.361472" calcext:value-type="float">
            <text:p>0.361472</text:p>
          </table:table-cell>
          <table:table-cell office:value-type="float" office:value="5.0033" calcext:value-type="float">
            <text:p>5.0033</text:p>
          </table:table-cell>
          <table:table-cell table:formula="of:=[30x30x30.A418]+[30x30x30.B418]" office:value-type="float" office:value="5.364772" calcext:value-type="float">
            <text:p>5.364772</text:p>
          </table:table-cell>
          <table:table-cell table:formula="of:=[.D$2]/([.C418]/1000)/1000000" office:value-type="float" office:value="5.03283270938635" calcext:value-type="float">
            <text:p>5.0328327094</text:p>
          </table:table-cell>
        </table:table-row>
        <table:table-row table:style-name="ro1">
          <table:table-cell office:value-type="float" office:value="0.360576" calcext:value-type="float">
            <text:p>0.360576</text:p>
          </table:table-cell>
          <table:table-cell office:value-type="float" office:value="5.04118" calcext:value-type="float">
            <text:p>5.04118</text:p>
          </table:table-cell>
          <table:table-cell table:formula="of:=[30x30x30.A419]+[30x30x30.B419]" office:value-type="float" office:value="5.401756" calcext:value-type="float">
            <text:p>5.401756</text:p>
          </table:table-cell>
          <table:table-cell table:formula="of:=[.D$2]/([.C419]/1000)/1000000" office:value-type="float" office:value="4.99837460262922" calcext:value-type="float">
            <text:p>4.9983746026</text:p>
          </table:table-cell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5.00266" calcext:value-type="float">
            <text:p>5.00266</text:p>
          </table:table-cell>
          <table:table-cell table:formula="of:=[30x30x30.A420]+[30x30x30.B420]" office:value-type="float" office:value="5.36346" calcext:value-type="float">
            <text:p>5.36346</text:p>
          </table:table-cell>
          <table:table-cell table:formula="of:=[.D$2]/([.C420]/1000)/1000000" office:value-type="float" office:value="5.03406383192939" calcext:value-type="float">
            <text:p>5.0340638319</text:p>
          </table:table-cell>
        </table:table-row>
        <table:table-row table:style-name="ro1">
          <table:table-cell office:value-type="float" office:value="0.360256" calcext:value-type="float">
            <text:p>0.360256</text:p>
          </table:table-cell>
          <table:table-cell office:value-type="float" office:value="5.00634" calcext:value-type="float">
            <text:p>5.00634</text:p>
          </table:table-cell>
          <table:table-cell table:formula="of:=[30x30x30.A421]+[30x30x30.B421]" office:value-type="float" office:value="5.366596" calcext:value-type="float">
            <text:p>5.366596</text:p>
          </table:table-cell>
          <table:table-cell table:formula="of:=[.D$2]/([.C421]/1000)/1000000" office:value-type="float" office:value="5.03112214893761" calcext:value-type="float">
            <text:p>5.0311221489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5.0136" calcext:value-type="float">
            <text:p>5.0136</text:p>
          </table:table-cell>
          <table:table-cell table:formula="of:=[30x30x30.A422]+[30x30x30.B422]" office:value-type="float" office:value="5.3752" calcext:value-type="float">
            <text:p>5.3752</text:p>
          </table:table-cell>
          <table:table-cell table:formula="of:=[.D$2]/([.C422]/1000)/1000000" office:value-type="float" office:value="5.02306890906385" calcext:value-type="float">
            <text:p>5.0230689091</text:p>
          </table:table-cell>
        </table:table-row>
        <table:table-row table:style-name="ro1">
          <table:table-cell office:value-type="float" office:value="0.360608" calcext:value-type="float">
            <text:p>0.360608</text:p>
          </table:table-cell>
          <table:table-cell office:value-type="float" office:value="5.02058" calcext:value-type="float">
            <text:p>5.02058</text:p>
          </table:table-cell>
          <table:table-cell table:formula="of:=[30x30x30.A423]+[30x30x30.B423]" office:value-type="float" office:value="5.381188" calcext:value-type="float">
            <text:p>5.381188</text:p>
          </table:table-cell>
          <table:table-cell table:formula="of:=[.D$2]/([.C423]/1000)/1000000" office:value-type="float" office:value="5.01747941160948" calcext:value-type="float">
            <text:p>5.0174794116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3309" calcext:value-type="float">
            <text:p>5.03309</text:p>
          </table:table-cell>
          <table:table-cell table:formula="of:=[30x30x30.A424]+[30x30x30.B424]" office:value-type="float" office:value="5.39437" calcext:value-type="float">
            <text:p>5.39437</text:p>
          </table:table-cell>
          <table:table-cell table:formula="of:=[.D$2]/([.C424]/1000)/1000000" office:value-type="float" office:value="5.00521840363194" calcext:value-type="float">
            <text:p>5.0052184036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5.03888" calcext:value-type="float">
            <text:p>5.03888</text:p>
          </table:table-cell>
          <table:table-cell table:formula="of:=[30x30x30.A425]+[30x30x30.B425]" office:value-type="float" office:value="5.400576" calcext:value-type="float">
            <text:p>5.400576</text:p>
          </table:table-cell>
          <table:table-cell table:formula="of:=[.D$2]/([.C425]/1000)/1000000" office:value-type="float" office:value="4.99946672354949" calcext:value-type="float">
            <text:p>4.9994667235</text:p>
          </table:table-cell>
        </table:table-row>
        <table:table-row table:style-name="ro1">
          <table:table-cell office:value-type="float" office:value="0.366784" calcext:value-type="float">
            <text:p>0.366784</text:p>
          </table:table-cell>
          <table:table-cell office:value-type="float" office:value="5.01597" calcext:value-type="float">
            <text:p>5.01597</text:p>
          </table:table-cell>
          <table:table-cell table:formula="of:=[30x30x30.A426]+[30x30x30.B426]" office:value-type="float" office:value="5.382754" calcext:value-type="float">
            <text:p>5.382754</text:p>
          </table:table-cell>
          <table:table-cell table:formula="of:=[.D$2]/([.C426]/1000)/1000000" office:value-type="float" office:value="5.01601968063188" calcext:value-type="float">
            <text:p>5.0160196806</text:p>
          </table:table-cell>
        </table:table-row>
        <table:table-row table:style-name="ro1">
          <table:table-cell office:value-type="float" office:value="0.368352" calcext:value-type="float">
            <text:p>0.368352</text:p>
          </table:table-cell>
          <table:table-cell office:value-type="float" office:value="5.02467" calcext:value-type="float">
            <text:p>5.02467</text:p>
          </table:table-cell>
          <table:table-cell table:formula="of:=[30x30x30.A427]+[30x30x30.B427]" office:value-type="float" office:value="5.393022" calcext:value-type="float">
            <text:p>5.393022</text:p>
          </table:table-cell>
          <table:table-cell table:formula="of:=[.D$2]/([.C427]/1000)/1000000" office:value-type="float" office:value="5.00646947110544" calcext:value-type="float">
            <text:p>5.0064694711</text:p>
          </table:table-cell>
        </table:table-row>
        <table:table-row table:style-name="ro1">
          <table:table-cell office:value-type="float" office:value="0.362432" calcext:value-type="float">
            <text:p>0.362432</text:p>
          </table:table-cell>
          <table:table-cell office:value-type="float" office:value="5.01779" calcext:value-type="float">
            <text:p>5.01779</text:p>
          </table:table-cell>
          <table:table-cell table:formula="of:=[30x30x30.A428]+[30x30x30.B428]" office:value-type="float" office:value="5.380222" calcext:value-type="float">
            <text:p>5.380222</text:p>
          </table:table-cell>
          <table:table-cell table:formula="of:=[.D$2]/([.C428]/1000)/1000000" office:value-type="float" office:value="5.01838028244931" calcext:value-type="float">
            <text:p>5.0183802824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5.03242" calcext:value-type="float">
            <text:p>5.03242</text:p>
          </table:table-cell>
          <table:table-cell table:formula="of:=[30x30x30.A429]+[30x30x30.B429]" office:value-type="float" office:value="5.393828" calcext:value-type="float">
            <text:p>5.393828</text:p>
          </table:table-cell>
          <table:table-cell table:formula="of:=[.D$2]/([.C429]/1000)/1000000" office:value-type="float" office:value="5.00572135411066" calcext:value-type="float">
            <text:p>5.0057213541</text:p>
          </table:table-cell>
        </table:table-row>
        <table:table-row table:style-name="ro1">
          <table:table-cell office:value-type="float" office:value="0.360992" calcext:value-type="float">
            <text:p>0.360992</text:p>
          </table:table-cell>
          <table:table-cell office:value-type="float" office:value="5.02627" calcext:value-type="float">
            <text:p>5.02627</text:p>
          </table:table-cell>
          <table:table-cell table:formula="of:=[30x30x30.A430]+[30x30x30.B430]" office:value-type="float" office:value="5.387262" calcext:value-type="float">
            <text:p>5.387262</text:p>
          </table:table-cell>
          <table:table-cell table:formula="of:=[.D$2]/([.C430]/1000)/1000000" office:value-type="float" office:value="5.01182233201207" calcext:value-type="float">
            <text:p>5.011822332</text:p>
          </table:table-cell>
        </table:table-row>
        <table:table-row table:style-name="ro1">
          <table:table-cell office:value-type="float" office:value="0.361472" calcext:value-type="float">
            <text:p>0.361472</text:p>
          </table:table-cell>
          <table:table-cell office:value-type="float" office:value="5.04483" calcext:value-type="float">
            <text:p>5.04483</text:p>
          </table:table-cell>
          <table:table-cell table:formula="of:=[30x30x30.A431]+[30x30x30.B431]" office:value-type="float" office:value="5.406302" calcext:value-type="float">
            <text:p>5.406302</text:p>
          </table:table-cell>
          <table:table-cell table:formula="of:=[.D$2]/([.C431]/1000)/1000000" office:value-type="float" office:value="4.99417161675393" calcext:value-type="float">
            <text:p>4.9941716168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5.00781" calcext:value-type="float">
            <text:p>5.00781</text:p>
          </table:table-cell>
          <table:table-cell table:formula="of:=[30x30x30.A432]+[30x30x30.B432]" office:value-type="float" office:value="5.36941" calcext:value-type="float">
            <text:p>5.36941</text:p>
          </table:table-cell>
          <table:table-cell table:formula="of:=[.D$2]/([.C432]/1000)/1000000" office:value-type="float" office:value="5.02848543880985" calcext:value-type="float">
            <text:p>5.0284854388</text:p>
          </table:table-cell>
        </table:table-row>
        <table:table-row table:style-name="ro1">
          <table:table-cell office:value-type="float" office:value="0.360832" calcext:value-type="float">
            <text:p>0.360832</text:p>
          </table:table-cell>
          <table:table-cell office:value-type="float" office:value="5.03043" calcext:value-type="float">
            <text:p>5.03043</text:p>
          </table:table-cell>
          <table:table-cell table:formula="of:=[30x30x30.A433]+[30x30x30.B433]" office:value-type="float" office:value="5.391262" calcext:value-type="float">
            <text:p>5.391262</text:p>
          </table:table-cell>
          <table:table-cell table:formula="of:=[.D$2]/([.C433]/1000)/1000000" office:value-type="float" office:value="5.00810385397705" calcext:value-type="float">
            <text:p>5.008103854</text:p>
          </table:table-cell>
        </table:table-row>
        <table:table-row table:style-name="ro1">
          <table:table-cell office:value-type="float" office:value="0.361504" calcext:value-type="float">
            <text:p>0.361504</text:p>
          </table:table-cell>
          <table:table-cell office:value-type="float" office:value="4.99037" calcext:value-type="float">
            <text:p>4.99037</text:p>
          </table:table-cell>
          <table:table-cell table:formula="of:=[30x30x30.A434]+[30x30x30.B434]" office:value-type="float" office:value="5.351874" calcext:value-type="float">
            <text:p>5.351874</text:p>
          </table:table-cell>
          <table:table-cell table:formula="of:=[.D$2]/([.C434]/1000)/1000000" office:value-type="float" office:value="5.04496182085004" calcext:value-type="float">
            <text:p>5.0449618209</text:p>
          </table:table-cell>
        </table:table-row>
        <table:table-row table:style-name="ro1">
          <table:table-cell office:value-type="float" office:value="0.360736" calcext:value-type="float">
            <text:p>0.360736</text:p>
          </table:table-cell>
          <table:table-cell office:value-type="float" office:value="5.02602" calcext:value-type="float">
            <text:p>5.02602</text:p>
          </table:table-cell>
          <table:table-cell table:formula="of:=[30x30x30.A435]+[30x30x30.B435]" office:value-type="float" office:value="5.386756" calcext:value-type="float">
            <text:p>5.386756</text:p>
          </table:table-cell>
          <table:table-cell table:formula="of:=[.D$2]/([.C435]/1000)/1000000" office:value-type="float" office:value="5.01229311296075" calcext:value-type="float">
            <text:p>5.012293113</text:p>
          </table:table-cell>
        </table:table-row>
        <table:table-row table:style-name="ro1">
          <table:table-cell office:value-type="float" office:value="0.360704" calcext:value-type="float">
            <text:p>0.360704</text:p>
          </table:table-cell>
          <table:table-cell office:value-type="float" office:value="5.04605" calcext:value-type="float">
            <text:p>5.04605</text:p>
          </table:table-cell>
          <table:table-cell table:formula="of:=[30x30x30.A436]+[30x30x30.B436]" office:value-type="float" office:value="5.406754" calcext:value-type="float">
            <text:p>5.406754</text:p>
          </table:table-cell>
          <table:table-cell table:formula="of:=[.D$2]/([.C436]/1000)/1000000" office:value-type="float" office:value="4.99375410828752" calcext:value-type="float">
            <text:p>4.9937541083</text:p>
          </table:table-cell>
        </table:table-row>
        <table:table-row table:style-name="ro1">
          <table:table-cell office:value-type="float" office:value="0.362336" calcext:value-type="float">
            <text:p>0.362336</text:p>
          </table:table-cell>
          <table:table-cell office:value-type="float" office:value="5.0329" calcext:value-type="float">
            <text:p>5.0329</text:p>
          </table:table-cell>
          <table:table-cell table:formula="of:=[30x30x30.A437]+[30x30x30.B437]" office:value-type="float" office:value="5.395236" calcext:value-type="float">
            <text:p>5.395236</text:p>
          </table:table-cell>
          <table:table-cell table:formula="of:=[.D$2]/([.C437]/1000)/1000000" office:value-type="float" office:value="5.00441500612763" calcext:value-type="float">
            <text:p>5.0044150061</text:p>
          </table:table-cell>
        </table:table-row>
        <table:table-row table:style-name="ro1">
          <table:table-cell office:value-type="float" office:value="0.36032" calcext:value-type="float">
            <text:p>0.36032</text:p>
          </table:table-cell>
          <table:table-cell office:value-type="float" office:value="5.03677" calcext:value-type="float">
            <text:p>5.03677</text:p>
          </table:table-cell>
          <table:table-cell table:formula="of:=[30x30x30.A438]+[30x30x30.B438]" office:value-type="float" office:value="5.39709" calcext:value-type="float">
            <text:p>5.39709</text:p>
          </table:table-cell>
          <table:table-cell table:formula="of:=[.D$2]/([.C438]/1000)/1000000" office:value-type="float" office:value="5.00269589723351" calcext:value-type="float">
            <text:p>5.0026958972</text:p>
          </table:table-cell>
        </table:table-row>
        <table:table-row table:style-name="ro1">
          <table:table-cell office:value-type="float" office:value="0.36304" calcext:value-type="float">
            <text:p>0.36304</text:p>
          </table:table-cell>
          <table:table-cell office:value-type="float" office:value="5.00451" calcext:value-type="float">
            <text:p>5.00451</text:p>
          </table:table-cell>
          <table:table-cell table:formula="of:=[30x30x30.A439]+[30x30x30.B439]" office:value-type="float" office:value="5.36755" calcext:value-type="float">
            <text:p>5.36755</text:p>
          </table:table-cell>
          <table:table-cell table:formula="of:=[.D$2]/([.C439]/1000)/1000000" office:value-type="float" office:value="5.03022794384775" calcext:value-type="float">
            <text:p>5.0302279438</text:p>
          </table:table-cell>
        </table:table-row>
        <table:table-row table:style-name="ro1">
          <table:table-cell office:value-type="float" office:value="0.36192" calcext:value-type="float">
            <text:p>0.36192</text:p>
          </table:table-cell>
          <table:table-cell office:value-type="float" office:value="5.04934" calcext:value-type="float">
            <text:p>5.04934</text:p>
          </table:table-cell>
          <table:table-cell table:formula="of:=[30x30x30.A440]+[30x30x30.B440]" office:value-type="float" office:value="5.41126" calcext:value-type="float">
            <text:p>5.41126</text:p>
          </table:table-cell>
          <table:table-cell table:formula="of:=[.D$2]/([.C440]/1000)/1000000" office:value-type="float" office:value="4.98959576882279" calcext:value-type="float">
            <text:p>4.9895957688</text:p>
          </table:table-cell>
        </table:table-row>
        <table:table-row table:style-name="ro1">
          <table:table-cell office:value-type="float" office:value="0.366848" calcext:value-type="float">
            <text:p>0.366848</text:p>
          </table:table-cell>
          <table:table-cell office:value-type="float" office:value="5.02358" calcext:value-type="float">
            <text:p>5.02358</text:p>
          </table:table-cell>
          <table:table-cell table:formula="of:=[30x30x30.A441]+[30x30x30.B441]" office:value-type="float" office:value="5.390428" calcext:value-type="float">
            <text:p>5.390428</text:p>
          </table:table-cell>
          <table:table-cell table:formula="of:=[.D$2]/([.C441]/1000)/1000000" office:value-type="float" office:value="5.00887870128309" calcext:value-type="float">
            <text:p>5.0088787013</text:p>
          </table:table-cell>
        </table:table-row>
        <table:table-row table:style-name="ro1">
          <table:table-cell office:value-type="float" office:value="0.361728" calcext:value-type="float">
            <text:p>0.361728</text:p>
          </table:table-cell>
          <table:table-cell office:value-type="float" office:value="5.01123" calcext:value-type="float">
            <text:p>5.01123</text:p>
          </table:table-cell>
          <table:table-cell table:formula="of:=[30x30x30.A442]+[30x30x30.B442]" office:value-type="float" office:value="5.372958" calcext:value-type="float">
            <text:p>5.372958</text:p>
          </table:table-cell>
          <table:table-cell table:formula="of:=[.D$2]/([.C442]/1000)/1000000" office:value-type="float" office:value="5.02516490916177" calcext:value-type="float">
            <text:p>5.0251649092</text:p>
          </table:table-cell>
        </table:table-row>
        <table:table-row table:style-name="ro1">
          <table:table-cell office:value-type="float" office:value="0.367104" calcext:value-type="float">
            <text:p>0.367104</text:p>
          </table:table-cell>
          <table:table-cell office:value-type="float" office:value="5.0176" calcext:value-type="float">
            <text:p>5.0176</text:p>
          </table:table-cell>
          <table:table-cell table:formula="of:=[30x30x30.A443]+[30x30x30.B443]" office:value-type="float" office:value="5.384704" calcext:value-type="float">
            <text:p>5.384704</text:p>
          </table:table-cell>
          <table:table-cell table:formula="of:=[.D$2]/([.C443]/1000)/1000000" office:value-type="float" office:value="5.01420319482742" calcext:value-type="float">
            <text:p>5.0142031948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1293" calcext:value-type="float">
            <text:p>5.01293</text:p>
          </table:table-cell>
          <table:table-cell table:formula="of:=[30x30x30.A444]+[30x30x30.B444]" office:value-type="float" office:value="5.374146" calcext:value-type="float">
            <text:p>5.374146</text:p>
          </table:table-cell>
          <table:table-cell table:formula="of:=[.D$2]/([.C444]/1000)/1000000" office:value-type="float" office:value="5.0240540543558" calcext:value-type="float">
            <text:p>5.0240540544</text:p>
          </table:table-cell>
        </table:table-row>
        <table:table-row table:style-name="ro1">
          <table:table-cell office:value-type="float" office:value="0.362496" calcext:value-type="float">
            <text:p>0.362496</text:p>
          </table:table-cell>
          <table:table-cell office:value-type="float" office:value="5.00595" calcext:value-type="float">
            <text:p>5.00595</text:p>
          </table:table-cell>
          <table:table-cell table:formula="of:=[30x30x30.A445]+[30x30x30.B445]" office:value-type="float" office:value="5.368446" calcext:value-type="float">
            <text:p>5.368446</text:p>
          </table:table-cell>
          <table:table-cell table:formula="of:=[.D$2]/([.C445]/1000)/1000000" office:value-type="float" office:value="5.02938839284217" calcext:value-type="float">
            <text:p>5.0293883928</text:p>
          </table:table-cell>
        </table:table-row>
        <table:table-row table:style-name="ro1">
          <table:table-cell office:value-type="float" office:value="0.36064" calcext:value-type="float">
            <text:p>0.36064</text:p>
          </table:table-cell>
          <table:table-cell office:value-type="float" office:value="5.05677" calcext:value-type="float">
            <text:p>5.05677</text:p>
          </table:table-cell>
          <table:table-cell table:formula="of:=[30x30x30.A446]+[30x30x30.B446]" office:value-type="float" office:value="5.41741" calcext:value-type="float">
            <text:p>5.41741</text:p>
          </table:table-cell>
          <table:table-cell table:formula="of:=[.D$2]/([.C446]/1000)/1000000" office:value-type="float" office:value="4.98393143587065" calcext:value-type="float">
            <text:p>4.9839314359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5.02538" calcext:value-type="float">
            <text:p>5.02538</text:p>
          </table:table-cell>
          <table:table-cell table:formula="of:=[30x30x30.A447]+[30x30x30.B447]" office:value-type="float" office:value="5.387076" calcext:value-type="float">
            <text:p>5.387076</text:p>
          </table:table-cell>
          <table:table-cell table:formula="of:=[.D$2]/([.C447]/1000)/1000000" office:value-type="float" office:value="5.01199537559893" calcext:value-type="float">
            <text:p>5.0119953756</text:p>
          </table:table-cell>
        </table:table-row>
        <table:table-row table:style-name="ro1">
          <table:table-cell office:value-type="float" office:value="0.396416" calcext:value-type="float">
            <text:p>0.396416</text:p>
          </table:table-cell>
          <table:table-cell office:value-type="float" office:value="5.02608" calcext:value-type="float">
            <text:p>5.02608</text:p>
          </table:table-cell>
          <table:table-cell table:formula="of:=[30x30x30.A448]+[30x30x30.B448]" office:value-type="float" office:value="5.422496" calcext:value-type="float">
            <text:p>5.422496</text:p>
          </table:table-cell>
          <table:table-cell table:formula="of:=[.D$2]/([.C448]/1000)/1000000" office:value-type="float" office:value="4.97925678506725" calcext:value-type="float">
            <text:p>4.9792567851</text:p>
          </table:table-cell>
        </table:table-row>
        <table:table-row table:style-name="ro1">
          <table:table-cell office:value-type="float" office:value="0.394368" calcext:value-type="float">
            <text:p>0.394368</text:p>
          </table:table-cell>
          <table:table-cell office:value-type="float" office:value="5.03094" calcext:value-type="float">
            <text:p>5.03094</text:p>
          </table:table-cell>
          <table:table-cell table:formula="of:=[30x30x30.A449]+[30x30x30.B449]" office:value-type="float" office:value="5.425308" calcext:value-type="float">
            <text:p>5.425308</text:p>
          </table:table-cell>
          <table:table-cell table:formula="of:=[.D$2]/([.C449]/1000)/1000000" office:value-type="float" office:value="4.97667597858039" calcext:value-type="float">
            <text:p>4.9766759786</text:p>
          </table:table-cell>
        </table:table-row>
        <table:table-row table:style-name="ro1">
          <table:table-cell office:value-type="float" office:value="0.393888" calcext:value-type="float">
            <text:p>0.393888</text:p>
          </table:table-cell>
          <table:table-cell office:value-type="float" office:value="5.02861" calcext:value-type="float">
            <text:p>5.02861</text:p>
          </table:table-cell>
          <table:table-cell table:formula="of:=[30x30x30.A450]+[30x30x30.B450]" office:value-type="float" office:value="5.422498" calcext:value-type="float">
            <text:p>5.422498</text:p>
          </table:table-cell>
          <table:table-cell table:formula="of:=[.D$2]/([.C450]/1000)/1000000" office:value-type="float" office:value="4.97925494854954" calcext:value-type="float">
            <text:p>4.9792549485</text:p>
          </table:table-cell>
        </table:table-row>
        <table:table-row table:style-name="ro1">
          <table:table-cell office:value-type="float" office:value="0.395072" calcext:value-type="float">
            <text:p>0.395072</text:p>
          </table:table-cell>
          <table:table-cell office:value-type="float" office:value="4.99635" calcext:value-type="float">
            <text:p>4.99635</text:p>
          </table:table-cell>
          <table:table-cell table:formula="of:=[30x30x30.A451]+[30x30x30.B451]" office:value-type="float" office:value="5.391422" calcext:value-type="float">
            <text:p>5.391422</text:p>
          </table:table-cell>
          <table:table-cell table:formula="of:=[.D$2]/([.C451]/1000)/1000000" office:value-type="float" office:value="5.00795522962217" calcext:value-type="float">
            <text:p>5.0079552296</text:p>
          </table:table-cell>
        </table:table-row>
        <table:table-row table:style-name="ro1">
          <table:table-cell office:value-type="float" office:value="0.392256" calcext:value-type="float">
            <text:p>0.392256</text:p>
          </table:table-cell>
          <table:table-cell office:value-type="float" office:value="5.03562" calcext:value-type="float">
            <text:p>5.03562</text:p>
          </table:table-cell>
          <table:table-cell table:formula="of:=[30x30x30.A452]+[30x30x30.B452]" office:value-type="float" office:value="5.427876" calcext:value-type="float">
            <text:p>5.427876</text:p>
          </table:table-cell>
          <table:table-cell table:formula="of:=[.D$2]/([.C452]/1000)/1000000" office:value-type="float" office:value="4.97432144728435" calcext:value-type="float">
            <text:p>4.9743214473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5.04038" calcext:value-type="float">
            <text:p>5.04038</text:p>
          </table:table-cell>
          <table:table-cell table:formula="of:=[30x30x30.A453]+[30x30x30.B453]" office:value-type="float" office:value="5.435612" calcext:value-type="float">
            <text:p>5.435612</text:p>
          </table:table-cell>
          <table:table-cell table:formula="of:=[.D$2]/([.C453]/1000)/1000000" office:value-type="float" office:value="4.9672419591391" calcext:value-type="float">
            <text:p>4.9672419591</text:p>
          </table:table-cell>
        </table:table-row>
        <table:table-row table:style-name="ro1">
          <table:table-cell office:value-type="float" office:value="0.394176" calcext:value-type="float">
            <text:p>0.394176</text:p>
          </table:table-cell>
          <table:table-cell office:value-type="float" office:value="5.0239" calcext:value-type="float">
            <text:p>5.0239</text:p>
          </table:table-cell>
          <table:table-cell table:formula="of:=[30x30x30.A454]+[30x30x30.B454]" office:value-type="float" office:value="5.418076" calcext:value-type="float">
            <text:p>5.418076</text:p>
          </table:table-cell>
          <table:table-cell table:formula="of:=[.D$2]/([.C454]/1000)/1000000" office:value-type="float" office:value="4.98331880172962" calcext:value-type="float">
            <text:p>4.9833188017</text:p>
          </table:table-cell>
        </table:table-row>
        <table:table-row table:style-name="ro1">
          <table:table-cell office:value-type="float" office:value="0.393856" calcext:value-type="float">
            <text:p>0.393856</text:p>
          </table:table-cell>
          <table:table-cell office:value-type="float" office:value="4.99891" calcext:value-type="float">
            <text:p>4.99891</text:p>
          </table:table-cell>
          <table:table-cell table:formula="of:=[30x30x30.A455]+[30x30x30.B455]" office:value-type="float" office:value="5.392766" calcext:value-type="float">
            <text:p>5.392766</text:p>
          </table:table-cell>
          <table:table-cell table:formula="of:=[.D$2]/([.C455]/1000)/1000000" office:value-type="float" office:value="5.00670713322254" calcext:value-type="float">
            <text:p>5.0067071332</text:p>
          </table:table-cell>
        </table:table-row>
        <table:table-row table:style-name="ro1">
          <table:table-cell office:value-type="float" office:value="0.394496" calcext:value-type="float">
            <text:p>0.394496</text:p>
          </table:table-cell>
          <table:table-cell office:value-type="float" office:value="4.9744" calcext:value-type="float">
            <text:p>4.9744</text:p>
          </table:table-cell>
          <table:table-cell table:formula="of:=[30x30x30.A456]+[30x30x30.B456]" office:value-type="float" office:value="5.368896" calcext:value-type="float">
            <text:p>5.368896</text:p>
          </table:table-cell>
          <table:table-cell table:formula="of:=[.D$2]/([.C456]/1000)/1000000" office:value-type="float" office:value="5.02896684905053" calcext:value-type="float">
            <text:p>5.0289668491</text:p>
          </table:table-cell>
        </table:table-row>
        <table:table-row table:style-name="ro1">
          <table:table-cell office:value-type="float" office:value="0.394176" calcext:value-type="float">
            <text:p>0.394176</text:p>
          </table:table-cell>
          <table:table-cell office:value-type="float" office:value="4.98992" calcext:value-type="float">
            <text:p>4.98992</text:p>
          </table:table-cell>
          <table:table-cell table:formula="of:=[30x30x30.A457]+[30x30x30.B457]" office:value-type="float" office:value="5.384096" calcext:value-type="float">
            <text:p>5.384096</text:p>
          </table:table-cell>
          <table:table-cell table:formula="of:=[.D$2]/([.C457]/1000)/1000000" office:value-type="float" office:value="5.0147694246165" calcext:value-type="float">
            <text:p>5.0147694246</text:p>
          </table:table-cell>
        </table:table-row>
        <table:table-row table:style-name="ro1">
          <table:table-cell office:value-type="float" office:value="0.394592" calcext:value-type="float">
            <text:p>0.394592</text:p>
          </table:table-cell>
          <table:table-cell office:value-type="float" office:value="4.98867" calcext:value-type="float">
            <text:p>4.98867</text:p>
          </table:table-cell>
          <table:table-cell table:formula="of:=[30x30x30.A458]+[30x30x30.B458]" office:value-type="float" office:value="5.383262" calcext:value-type="float">
            <text:p>5.383262</text:p>
          </table:table-cell>
          <table:table-cell table:formula="of:=[.D$2]/([.C458]/1000)/1000000" office:value-type="float" office:value="5.01554633603194" calcext:value-type="float">
            <text:p>5.015546336</text:p>
          </table:table-cell>
        </table:table-row>
        <table:table-row table:style-name="ro1">
          <table:table-cell office:value-type="float" office:value="0.394304" calcext:value-type="float">
            <text:p>0.394304</text:p>
          </table:table-cell>
          <table:table-cell office:value-type="float" office:value="4.99923" calcext:value-type="float">
            <text:p>4.99923</text:p>
          </table:table-cell>
          <table:table-cell table:formula="of:=[30x30x30.A459]+[30x30x30.B459]" office:value-type="float" office:value="5.393534" calcext:value-type="float">
            <text:p>5.393534</text:p>
          </table:table-cell>
          <table:table-cell table:formula="of:=[.D$2]/([.C459]/1000)/1000000" office:value-type="float" office:value="5.00599421455395" calcext:value-type="float">
            <text:p>5.0059942146</text:p>
          </table:table-cell>
        </table:table-row>
        <table:table-row table:style-name="ro1">
          <table:table-cell office:value-type="float" office:value="0.39888" calcext:value-type="float">
            <text:p>0.39888</text:p>
          </table:table-cell>
          <table:table-cell office:value-type="float" office:value="4.99158" calcext:value-type="float">
            <text:p>4.99158</text:p>
          </table:table-cell>
          <table:table-cell table:formula="of:=[30x30x30.A460]+[30x30x30.B460]" office:value-type="float" office:value="5.39046" calcext:value-type="float">
            <text:p>5.39046</text:p>
          </table:table-cell>
          <table:table-cell table:formula="of:=[.D$2]/([.C460]/1000)/1000000" office:value-type="float" office:value="5.0088489665075" calcext:value-type="float">
            <text:p>5.0088489665</text:p>
          </table:table-cell>
        </table:table-row>
        <table:table-row table:style-name="ro1">
          <table:table-cell office:value-type="float" office:value="0.39408" calcext:value-type="float">
            <text:p>0.39408</text:p>
          </table:table-cell>
          <table:table-cell office:value-type="float" office:value="4.96019" calcext:value-type="float">
            <text:p>4.96019</text:p>
          </table:table-cell>
          <table:table-cell table:formula="of:=[30x30x30.A461]+[30x30x30.B461]" office:value-type="float" office:value="5.35427" calcext:value-type="float">
            <text:p>5.35427</text:p>
          </table:table-cell>
          <table:table-cell table:formula="of:=[.D$2]/([.C461]/1000)/1000000" office:value-type="float" office:value="5.04270423419066" calcext:value-type="float">
            <text:p>5.0427042342</text:p>
          </table:table-cell>
        </table:table-row>
        <table:table-row table:style-name="ro1">
          <table:table-cell office:value-type="float" office:value="0.394144" calcext:value-type="float">
            <text:p>0.394144</text:p>
          </table:table-cell>
          <table:table-cell office:value-type="float" office:value="4.98051" calcext:value-type="float">
            <text:p>4.98051</text:p>
          </table:table-cell>
          <table:table-cell table:formula="of:=[30x30x30.A462]+[30x30x30.B462]" office:value-type="float" office:value="5.374654" calcext:value-type="float">
            <text:p>5.374654</text:p>
          </table:table-cell>
          <table:table-cell table:formula="of:=[.D$2]/([.C462]/1000)/1000000" office:value-type="float" office:value="5.02357919226056" calcext:value-type="float">
            <text:p>5.0235791923</text:p>
          </table:table-cell>
        </table:table-row>
        <table:table-row table:style-name="ro1">
          <table:table-cell office:value-type="float" office:value="0.395712" calcext:value-type="float">
            <text:p>0.395712</text:p>
          </table:table-cell>
          <table:table-cell office:value-type="float" office:value="5.01286" calcext:value-type="float">
            <text:p>5.01286</text:p>
          </table:table-cell>
          <table:table-cell table:formula="of:=[30x30x30.A463]+[30x30x30.B463]" office:value-type="float" office:value="5.408572" calcext:value-type="float">
            <text:p>5.408572</text:p>
          </table:table-cell>
          <table:table-cell table:formula="of:=[.D$2]/([.C463]/1000)/1000000" office:value-type="float" office:value="4.99207554230581" calcext:value-type="float">
            <text:p>4.9920755423</text:p>
          </table:table-cell>
        </table:table-row>
        <table:table-row table:style-name="ro1">
          <table:table-cell office:value-type="float" office:value="0.395584" calcext:value-type="float">
            <text:p>0.395584</text:p>
          </table:table-cell>
          <table:table-cell office:value-type="float" office:value="4.97872" calcext:value-type="float">
            <text:p>4.97872</text:p>
          </table:table-cell>
          <table:table-cell table:formula="of:=[30x30x30.A464]+[30x30x30.B464]" office:value-type="float" office:value="5.374304" calcext:value-type="float">
            <text:p>5.374304</text:p>
          </table:table-cell>
          <table:table-cell table:formula="of:=[.D$2]/([.C464]/1000)/1000000" office:value-type="float" office:value="5.02390635140848" calcext:value-type="float">
            <text:p>5.0239063514</text:p>
          </table:table-cell>
        </table:table-row>
        <table:table-row table:style-name="ro1">
          <table:table-cell office:value-type="float" office:value="0.394496" calcext:value-type="float">
            <text:p>0.394496</text:p>
          </table:table-cell>
          <table:table-cell office:value-type="float" office:value="5.00598" calcext:value-type="float">
            <text:p>5.00598</text:p>
          </table:table-cell>
          <table:table-cell table:formula="of:=[30x30x30.A465]+[30x30x30.B465]" office:value-type="float" office:value="5.400476" calcext:value-type="float">
            <text:p>5.400476</text:p>
          </table:table-cell>
          <table:table-cell table:formula="of:=[.D$2]/([.C465]/1000)/1000000" office:value-type="float" office:value="4.99955929810631" calcext:value-type="float">
            <text:p>4.9995592981</text:p>
          </table:table-cell>
        </table:table-row>
        <table:table-row table:style-name="ro1">
          <table:table-cell office:value-type="float" office:value="0.39632" calcext:value-type="float">
            <text:p>0.39632</text:p>
          </table:table-cell>
          <table:table-cell office:value-type="float" office:value="4.99882" calcext:value-type="float">
            <text:p>4.99882</text:p>
          </table:table-cell>
          <table:table-cell table:formula="of:=[30x30x30.A466]+[30x30x30.B466]" office:value-type="float" office:value="5.39514" calcext:value-type="float">
            <text:p>5.39514</text:p>
          </table:table-cell>
          <table:table-cell table:formula="of:=[.D$2]/([.C466]/1000)/1000000" office:value-type="float" office:value="5.00450405364828" calcext:value-type="float">
            <text:p>5.0045040536</text:p>
          </table:table-cell>
        </table:table-row>
        <table:table-row table:style-name="ro1">
          <table:table-cell office:value-type="float" office:value="0.395808" calcext:value-type="float">
            <text:p>0.395808</text:p>
          </table:table-cell>
          <table:table-cell office:value-type="float" office:value="5.0144" calcext:value-type="float">
            <text:p>5.0144</text:p>
          </table:table-cell>
          <table:table-cell table:formula="of:=[30x30x30.A467]+[30x30x30.B467]" office:value-type="float" office:value="5.410208" calcext:value-type="float">
            <text:p>5.410208</text:p>
          </table:table-cell>
          <table:table-cell table:formula="of:=[.D$2]/([.C467]/1000)/1000000" office:value-type="float" office:value="4.99056598193637" calcext:value-type="float">
            <text:p>4.9905659819</text:p>
          </table:table-cell>
        </table:table-row>
        <table:table-row table:style-name="ro1">
          <table:table-cell office:value-type="float" office:value="0.394848" calcext:value-type="float">
            <text:p>0.394848</text:p>
          </table:table-cell>
          <table:table-cell office:value-type="float" office:value="4.98618" calcext:value-type="float">
            <text:p>4.98618</text:p>
          </table:table-cell>
          <table:table-cell table:formula="of:=[30x30x30.A468]+[30x30x30.B468]" office:value-type="float" office:value="5.381028" calcext:value-type="float">
            <text:p>5.381028</text:p>
          </table:table-cell>
          <table:table-cell table:formula="of:=[.D$2]/([.C468]/1000)/1000000" office:value-type="float" office:value="5.01762860182107" calcext:value-type="float">
            <text:p>5.0176286018</text:p>
          </table:table-cell>
        </table:table-row>
        <table:table-row table:style-name="ro1">
          <table:table-cell office:value-type="float" office:value="0.39488" calcext:value-type="float">
            <text:p>0.39488</text:p>
          </table:table-cell>
          <table:table-cell office:value-type="float" office:value="4.99936" calcext:value-type="float">
            <text:p>4.99936</text:p>
          </table:table-cell>
          <table:table-cell table:formula="of:=[30x30x30.A469]+[30x30x30.B469]" office:value-type="float" office:value="5.39424" calcext:value-type="float">
            <text:p>5.39424</text:p>
          </table:table-cell>
          <table:table-cell table:formula="of:=[.D$2]/([.C469]/1000)/1000000" office:value-type="float" office:value="5.00533902829685" calcext:value-type="float">
            <text:p>5.0053390283</text:p>
          </table:table-cell>
        </table:table-row>
        <table:table-row table:style-name="ro1">
          <table:table-cell office:value-type="float" office:value="0.394496" calcext:value-type="float">
            <text:p>0.394496</text:p>
          </table:table-cell>
          <table:table-cell office:value-type="float" office:value="5.00851" calcext:value-type="float">
            <text:p>5.00851</text:p>
          </table:table-cell>
          <table:table-cell table:formula="of:=[30x30x30.A470]+[30x30x30.B470]" office:value-type="float" office:value="5.403006" calcext:value-type="float">
            <text:p>5.403006</text:p>
          </table:table-cell>
          <table:table-cell table:formula="of:=[.D$2]/([.C470]/1000)/1000000" office:value-type="float" office:value="4.99721821519354" calcext:value-type="float">
            <text:p>4.9972182152</text:p>
          </table:table-cell>
        </table:table-row>
        <table:table-row table:style-name="ro1">
          <table:table-cell office:value-type="float" office:value="0.395424" calcext:value-type="float">
            <text:p>0.395424</text:p>
          </table:table-cell>
          <table:table-cell office:value-type="float" office:value="4.99005" calcext:value-type="float">
            <text:p>4.99005</text:p>
          </table:table-cell>
          <table:table-cell table:formula="of:=[30x30x30.A471]+[30x30x30.B471]" office:value-type="float" office:value="5.385474" calcext:value-type="float">
            <text:p>5.385474</text:p>
          </table:table-cell>
          <table:table-cell table:formula="of:=[.D$2]/([.C471]/1000)/1000000" office:value-type="float" office:value="5.01348627808806" calcext:value-type="float">
            <text:p>5.0134862781</text:p>
          </table:table-cell>
        </table:table-row>
        <table:table-row table:style-name="ro1">
          <table:table-cell office:value-type="float" office:value="0.395136" calcext:value-type="float">
            <text:p>0.395136</text:p>
          </table:table-cell>
          <table:table-cell office:value-type="float" office:value="4.99843" calcext:value-type="float">
            <text:p>4.99843</text:p>
          </table:table-cell>
          <table:table-cell table:formula="of:=[30x30x30.A472]+[30x30x30.B472]" office:value-type="float" office:value="5.393566" calcext:value-type="float">
            <text:p>5.393566</text:p>
          </table:table-cell>
          <table:table-cell table:formula="of:=[.D$2]/([.C472]/1000)/1000000" office:value-type="float" office:value="5.0059645140154" calcext:value-type="float">
            <text:p>5.005964514</text:p>
          </table:table-cell>
        </table:table-row>
        <table:table-row table:style-name="ro1">
          <table:table-cell office:value-type="float" office:value="0.394848" calcext:value-type="float">
            <text:p>0.394848</text:p>
          </table:table-cell>
          <table:table-cell office:value-type="float" office:value="4.98784" calcext:value-type="float">
            <text:p>4.98784</text:p>
          </table:table-cell>
          <table:table-cell table:formula="of:=[30x30x30.A473]+[30x30x30.B473]" office:value-type="float" office:value="5.382688" calcext:value-type="float">
            <text:p>5.382688</text:p>
          </table:table-cell>
          <table:table-cell table:formula="of:=[.D$2]/([.C473]/1000)/1000000" office:value-type="float" office:value="5.01608118471663" calcext:value-type="float">
            <text:p>5.0160811847</text:p>
          </table:table-cell>
        </table:table-row>
        <table:table-row table:style-name="ro1">
          <table:table-cell office:value-type="float" office:value="0.394112" calcext:value-type="float">
            <text:p>0.394112</text:p>
          </table:table-cell>
          <table:table-cell office:value-type="float" office:value="4.97427" calcext:value-type="float">
            <text:p>4.97427</text:p>
          </table:table-cell>
          <table:table-cell table:formula="of:=[30x30x30.A474]+[30x30x30.B474]" office:value-type="float" office:value="5.368382" calcext:value-type="float">
            <text:p>5.368382</text:p>
          </table:table-cell>
          <table:table-cell table:formula="of:=[.D$2]/([.C474]/1000)/1000000" office:value-type="float" office:value="5.02944835147722" calcext:value-type="float">
            <text:p>5.0294483515</text:p>
          </table:table-cell>
        </table:table-row>
        <table:table-row table:style-name="ro1">
          <table:table-cell office:value-type="float" office:value="0.396096" calcext:value-type="float">
            <text:p>0.396096</text:p>
          </table:table-cell>
          <table:table-cell office:value-type="float" office:value="4.9776" calcext:value-type="float">
            <text:p>4.9776</text:p>
          </table:table-cell>
          <table:table-cell table:formula="of:=[30x30x30.A475]+[30x30x30.B475]" office:value-type="float" office:value="5.373696" calcext:value-type="float">
            <text:p>5.373696</text:p>
          </table:table-cell>
          <table:table-cell table:formula="of:=[.D$2]/([.C475]/1000)/1000000" office:value-type="float" office:value="5.02447477490353" calcext:value-type="float">
            <text:p>5.0244747749</text:p>
          </table:table-cell>
        </table:table-row>
        <table:table-row table:style-name="ro1">
          <table:table-cell office:value-type="float" office:value="0.395296" calcext:value-type="float">
            <text:p>0.395296</text:p>
          </table:table-cell>
          <table:table-cell office:value-type="float" office:value="5.00186" calcext:value-type="float">
            <text:p>5.00186</text:p>
          </table:table-cell>
          <table:table-cell table:formula="of:=[30x30x30.A476]+[30x30x30.B476]" office:value-type="float" office:value="5.397156" calcext:value-type="float">
            <text:p>5.397156</text:p>
          </table:table-cell>
          <table:table-cell table:formula="of:=[.D$2]/([.C476]/1000)/1000000" office:value-type="float" office:value="5.00263472095304" calcext:value-type="float">
            <text:p>5.002634721</text:p>
          </table:table-cell>
        </table:table-row>
        <table:table-row table:style-name="ro1">
          <table:table-cell office:value-type="float" office:value="0.395872" calcext:value-type="float">
            <text:p>0.395872</text:p>
          </table:table-cell>
          <table:table-cell office:value-type="float" office:value="5.00285" calcext:value-type="float">
            <text:p>5.00285</text:p>
          </table:table-cell>
          <table:table-cell table:formula="of:=[30x30x30.A477]+[30x30x30.B477]" office:value-type="float" office:value="5.398722" calcext:value-type="float">
            <text:p>5.398722</text:p>
          </table:table-cell>
          <table:table-cell table:formula="of:=[.D$2]/([.C477]/1000)/1000000" office:value-type="float" office:value="5.00118361345519" calcext:value-type="float">
            <text:p>5.0011836135</text:p>
          </table:table-cell>
        </table:table-row>
        <table:table-row table:style-name="ro1">
          <table:table-cell office:value-type="float" office:value="0.400768" calcext:value-type="float">
            <text:p>0.400768</text:p>
          </table:table-cell>
          <table:table-cell office:value-type="float" office:value="4.98349" calcext:value-type="float">
            <text:p>4.98349</text:p>
          </table:table-cell>
          <table:table-cell table:formula="of:=[30x30x30.A478]+[30x30x30.B478]" office:value-type="float" office:value="5.384258" calcext:value-type="float">
            <text:p>5.384258</text:p>
          </table:table-cell>
          <table:table-cell table:formula="of:=[.D$2]/([.C478]/1000)/1000000" office:value-type="float" office:value="5.01461854168207" calcext:value-type="float">
            <text:p>5.0146185417</text:p>
          </table:table-cell>
        </table:table-row>
        <table:table-row table:style-name="ro1">
          <table:table-cell office:value-type="float" office:value="0.394784" calcext:value-type="float">
            <text:p>0.394784</text:p>
          </table:table-cell>
          <table:table-cell office:value-type="float" office:value="5.01235" calcext:value-type="float">
            <text:p>5.01235</text:p>
          </table:table-cell>
          <table:table-cell table:formula="of:=[30x30x30.A479]+[30x30x30.B479]" office:value-type="float" office:value="5.407134" calcext:value-type="float">
            <text:p>5.407134</text:p>
          </table:table-cell>
          <table:table-cell table:formula="of:=[.D$2]/([.C479]/1000)/1000000" office:value-type="float" office:value="4.99340315960359" calcext:value-type="float">
            <text:p>4.9934031596</text:p>
          </table:table-cell>
        </table:table-row>
        <table:table-row table:style-name="ro1">
          <table:table-cell office:value-type="float" office:value="0.394624" calcext:value-type="float">
            <text:p>0.394624</text:p>
          </table:table-cell>
          <table:table-cell office:value-type="float" office:value="4.97734" calcext:value-type="float">
            <text:p>4.97734</text:p>
          </table:table-cell>
          <table:table-cell table:formula="of:=[30x30x30.A480]+[30x30x30.B480]" office:value-type="float" office:value="5.371964" calcext:value-type="float">
            <text:p>5.371964</text:p>
          </table:table-cell>
          <table:table-cell table:formula="of:=[.D$2]/([.C480]/1000)/1000000" office:value-type="float" office:value="5.02609473927971" calcext:value-type="float">
            <text:p>5.0260947393</text:p>
          </table:table-cell>
        </table:table-row>
        <table:table-row table:style-name="ro1">
          <table:table-cell office:value-type="float" office:value="0.392832" calcext:value-type="float">
            <text:p>0.392832</text:p>
          </table:table-cell>
          <table:table-cell office:value-type="float" office:value="5.00637" calcext:value-type="float">
            <text:p>5.00637</text:p>
          </table:table-cell>
          <table:table-cell table:formula="of:=[30x30x30.A481]+[30x30x30.B481]" office:value-type="float" office:value="5.399202" calcext:value-type="float">
            <text:p>5.399202</text:p>
          </table:table-cell>
          <table:table-cell table:formula="of:=[.D$2]/([.C481]/1000)/1000000" office:value-type="float" office:value="5.00073899809639" calcext:value-type="float">
            <text:p>5.0007389981</text:p>
          </table:table-cell>
        </table:table-row>
        <table:table-row table:style-name="ro1">
          <table:table-cell office:value-type="float" office:value="0.395168" calcext:value-type="float">
            <text:p>0.395168</text:p>
          </table:table-cell>
          <table:table-cell office:value-type="float" office:value="4.99802" calcext:value-type="float">
            <text:p>4.99802</text:p>
          </table:table-cell>
          <table:table-cell table:formula="of:=[30x30x30.A482]+[30x30x30.B482]" office:value-type="float" office:value="5.393188" calcext:value-type="float">
            <text:p>5.393188</text:p>
          </table:table-cell>
          <table:table-cell table:formula="of:=[.D$2]/([.C482]/1000)/1000000" office:value-type="float" office:value="5.00631537413493" calcext:value-type="float">
            <text:p>5.0063153741</text:p>
          </table:table-cell>
        </table:table-row>
        <table:table-row table:style-name="ro1">
          <table:table-cell office:value-type="float" office:value="0.360928" calcext:value-type="float">
            <text:p>0.360928</text:p>
          </table:table-cell>
          <table:table-cell office:value-type="float" office:value="5.03462" calcext:value-type="float">
            <text:p>5.03462</text:p>
          </table:table-cell>
          <table:table-cell table:formula="of:=[30x30x30.A483]+[30x30x30.B483]" office:value-type="float" office:value="5.395548" calcext:value-type="float">
            <text:p>5.395548</text:p>
          </table:table-cell>
          <table:table-cell table:formula="of:=[.D$2]/([.C483]/1000)/1000000" office:value-type="float" office:value="5.00412562356965" calcext:value-type="float">
            <text:p>5.0041256236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183" calcext:value-type="float">
            <text:p>5.0183</text:p>
          </table:table-cell>
          <table:table-cell table:formula="of:=[30x30x30.A484]+[30x30x30.B484]" office:value-type="float" office:value="5.379868" calcext:value-type="float">
            <text:p>5.379868</text:p>
          </table:table-cell>
          <table:table-cell table:formula="of:=[.D$2]/([.C484]/1000)/1000000" office:value-type="float" office:value="5.01871049624266" calcext:value-type="float">
            <text:p>5.0187104962</text:p>
          </table:table-cell>
        </table:table-row>
        <table:table-row table:style-name="ro1">
          <table:table-cell office:value-type="float" office:value="0.360576" calcext:value-type="float">
            <text:p>0.360576</text:p>
          </table:table-cell>
          <table:table-cell office:value-type="float" office:value="5.05946" calcext:value-type="float">
            <text:p>5.05946</text:p>
          </table:table-cell>
          <table:table-cell table:formula="of:=[30x30x30.A485]+[30x30x30.B485]" office:value-type="float" office:value="5.420036" calcext:value-type="float">
            <text:p>5.420036</text:p>
          </table:table-cell>
          <table:table-cell table:formula="of:=[.D$2]/([.C485]/1000)/1000000" office:value-type="float" office:value="4.98151672793317" calcext:value-type="float">
            <text:p>4.9815167279</text:p>
          </table:table-cell>
        </table:table-row>
        <table:table-row table:style-name="ro1">
          <table:table-cell office:value-type="float" office:value="0.363136" calcext:value-type="float">
            <text:p>0.363136</text:p>
          </table:table-cell>
          <table:table-cell office:value-type="float" office:value="5.0455" calcext:value-type="float">
            <text:p>5.0455</text:p>
          </table:table-cell>
          <table:table-cell table:formula="of:=[30x30x30.A486]+[30x30x30.B486]" office:value-type="float" office:value="5.408636" calcext:value-type="float">
            <text:p>5.408636</text:p>
          </table:table-cell>
          <table:table-cell table:formula="of:=[.D$2]/([.C486]/1000)/1000000" office:value-type="float" office:value="4.99201647143568" calcext:value-type="float">
            <text:p>4.9920164714</text:p>
          </table:table-cell>
        </table:table-row>
        <table:table-row table:style-name="ro1">
          <table:table-cell office:value-type="float" office:value="0.36112" calcext:value-type="float">
            <text:p>0.36112</text:p>
          </table:table-cell>
          <table:table-cell office:value-type="float" office:value="5.06045" calcext:value-type="float">
            <text:p>5.06045</text:p>
          </table:table-cell>
          <table:table-cell table:formula="of:=[30x30x30.A487]+[30x30x30.B487]" office:value-type="float" office:value="5.42157" calcext:value-type="float">
            <text:p>5.42157</text:p>
          </table:table-cell>
          <table:table-cell table:formula="of:=[.D$2]/([.C487]/1000)/1000000" office:value-type="float" office:value="4.9801072383092" calcext:value-type="float">
            <text:p>4.9801072383</text:p>
          </table:table-cell>
        </table:table-row>
        <table:table-row table:style-name="ro1">
          <table:table-cell office:value-type="float" office:value="0.360544" calcext:value-type="float">
            <text:p>0.360544</text:p>
          </table:table-cell>
          <table:table-cell office:value-type="float" office:value="5.02259" calcext:value-type="float">
            <text:p>5.02259</text:p>
          </table:table-cell>
          <table:table-cell table:formula="of:=[30x30x30.A488]+[30x30x30.B488]" office:value-type="float" office:value="5.383134" calcext:value-type="float">
            <text:p>5.383134</text:p>
          </table:table-cell>
          <table:table-cell table:formula="of:=[.D$2]/([.C488]/1000)/1000000" office:value-type="float" office:value="5.01566559554341" calcext:value-type="float">
            <text:p>5.0156655955</text:p>
          </table:table-cell>
        </table:table-row>
        <table:table-row table:style-name="ro1">
          <table:table-cell office:value-type="float" office:value="0.360704" calcext:value-type="float">
            <text:p>0.360704</text:p>
          </table:table-cell>
          <table:table-cell office:value-type="float" office:value="5.0135" calcext:value-type="float">
            <text:p>5.0135</text:p>
          </table:table-cell>
          <table:table-cell table:formula="of:=[30x30x30.A489]+[30x30x30.B489]" office:value-type="float" office:value="5.374204" calcext:value-type="float">
            <text:p>5.374204</text:p>
          </table:table-cell>
          <table:table-cell table:formula="of:=[.D$2]/([.C489]/1000)/1000000" office:value-type="float" office:value="5.02399983327764" calcext:value-type="float">
            <text:p>5.0239998333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4.99389" calcext:value-type="float">
            <text:p>4.99389</text:p>
          </table:table-cell>
          <table:table-cell table:formula="of:=[30x30x30.A490]+[30x30x30.B490]" office:value-type="float" office:value="5.355586" calcext:value-type="float">
            <text:p>5.355586</text:p>
          </table:table-cell>
          <table:table-cell table:formula="of:=[.D$2]/([.C490]/1000)/1000000" office:value-type="float" office:value="5.04146511698253" calcext:value-type="float">
            <text:p>5.041465117</text:p>
          </table:table-cell>
        </table:table-row>
        <table:table-row table:style-name="ro1">
          <table:table-cell office:value-type="float" office:value="0.360928" calcext:value-type="float">
            <text:p>0.360928</text:p>
          </table:table-cell>
          <table:table-cell office:value-type="float" office:value="5.0016" calcext:value-type="float">
            <text:p>5.0016</text:p>
          </table:table-cell>
          <table:table-cell table:formula="of:=[30x30x30.A491]+[30x30x30.B491]" office:value-type="float" office:value="5.362528" calcext:value-type="float">
            <text:p>5.362528</text:p>
          </table:table-cell>
          <table:table-cell table:formula="of:=[.D$2]/([.C491]/1000)/1000000" office:value-type="float" office:value="5.03493874530818" calcext:value-type="float">
            <text:p>5.0349387453</text:p>
          </table:table-cell>
        </table:table-row>
        <table:table-row table:style-name="ro1">
          <table:table-cell office:value-type="float" office:value="0.362496" calcext:value-type="float">
            <text:p>0.362496</text:p>
          </table:table-cell>
          <table:table-cell office:value-type="float" office:value="4.99597" calcext:value-type="float">
            <text:p>4.99597</text:p>
          </table:table-cell>
          <table:table-cell table:formula="of:=[30x30x30.A492]+[30x30x30.B492]" office:value-type="float" office:value="5.358466" calcext:value-type="float">
            <text:p>5.358466</text:p>
          </table:table-cell>
          <table:table-cell table:formula="of:=[.D$2]/([.C492]/1000)/1000000" office:value-type="float" office:value="5.03875549457625" calcext:value-type="float">
            <text:p>5.0387554946</text:p>
          </table:table-cell>
        </table:table-row>
        <table:table-row table:style-name="ro1">
          <table:table-cell office:value-type="float" office:value="0.362688" calcext:value-type="float">
            <text:p>0.362688</text:p>
          </table:table-cell>
          <table:table-cell office:value-type="float" office:value="5.01322" calcext:value-type="float">
            <text:p>5.01322</text:p>
          </table:table-cell>
          <table:table-cell table:formula="of:=[30x30x30.A493]+[30x30x30.B493]" office:value-type="float" office:value="5.375908" calcext:value-type="float">
            <text:p>5.375908</text:p>
          </table:table-cell>
          <table:table-cell table:formula="of:=[.D$2]/([.C493]/1000)/1000000" office:value-type="float" office:value="5.02240737750721" calcext:value-type="float">
            <text:p>5.0224073775</text:p>
          </table:table-cell>
        </table:table-row>
        <table:table-row table:style-name="ro1">
          <table:table-cell office:value-type="float" office:value="0.35984" calcext:value-type="float">
            <text:p>0.35984</text:p>
          </table:table-cell>
          <table:table-cell office:value-type="float" office:value="5.04099" calcext:value-type="float">
            <text:p>5.04099</text:p>
          </table:table-cell>
          <table:table-cell table:formula="of:=[30x30x30.A494]+[30x30x30.B494]" office:value-type="float" office:value="5.40083" calcext:value-type="float">
            <text:p>5.40083</text:p>
          </table:table-cell>
          <table:table-cell table:formula="of:=[.D$2]/([.C494]/1000)/1000000" office:value-type="float" office:value="4.99923159958747" calcext:value-type="float">
            <text:p>4.9992315996</text:p>
          </table:table-cell>
        </table:table-row>
        <table:table-row table:style-name="ro1">
          <table:table-cell office:value-type="float" office:value="0.362368" calcext:value-type="float">
            <text:p>0.362368</text:p>
          </table:table-cell>
          <table:table-cell office:value-type="float" office:value="5.01763" calcext:value-type="float">
            <text:p>5.01763</text:p>
          </table:table-cell>
          <table:table-cell table:formula="of:=[30x30x30.A495]+[30x30x30.B495]" office:value-type="float" office:value="5.379998" calcext:value-type="float">
            <text:p>5.379998</text:p>
          </table:table-cell>
          <table:table-cell table:formula="of:=[.D$2]/([.C495]/1000)/1000000" office:value-type="float" office:value="5.01858922624135" calcext:value-type="float">
            <text:p>5.0185892262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1802" calcext:value-type="float">
            <text:p>5.01802</text:p>
          </table:table-cell>
          <table:table-cell table:formula="of:=[30x30x30.A496]+[30x30x30.B496]" office:value-type="float" office:value="5.3793" calcext:value-type="float">
            <text:p>5.3793</text:p>
          </table:table-cell>
          <table:table-cell table:formula="of:=[.D$2]/([.C496]/1000)/1000000" office:value-type="float" office:value="5.0192404216162" calcext:value-type="float">
            <text:p>5.0192404216</text:p>
          </table:table-cell>
        </table:table-row>
        <table:table-row table:style-name="ro1">
          <table:table-cell office:value-type="float" office:value="0.36176" calcext:value-type="float">
            <text:p>0.36176</text:p>
          </table:table-cell>
          <table:table-cell office:value-type="float" office:value="5.03715" calcext:value-type="float">
            <text:p>5.03715</text:p>
          </table:table-cell>
          <table:table-cell table:formula="of:=[30x30x30.A497]+[30x30x30.B497]" office:value-type="float" office:value="5.39891" calcext:value-type="float">
            <text:p>5.39891</text:p>
          </table:table-cell>
          <table:table-cell table:formula="of:=[.D$2]/([.C497]/1000)/1000000" office:value-type="float" office:value="5.00100946302124" calcext:value-type="float">
            <text:p>5.001009463</text:p>
          </table:table-cell>
        </table:table-row>
        <table:table-row table:style-name="ro1">
          <table:table-cell office:value-type="float" office:value="0.360736" calcext:value-type="float">
            <text:p>0.360736</text:p>
          </table:table-cell>
          <table:table-cell office:value-type="float" office:value="5.03773" calcext:value-type="float">
            <text:p>5.03773</text:p>
          </table:table-cell>
          <table:table-cell table:formula="of:=[30x30x30.A498]+[30x30x30.B498]" office:value-type="float" office:value="5.398466" calcext:value-type="float">
            <text:p>5.398466</text:p>
          </table:table-cell>
          <table:table-cell table:formula="of:=[.D$2]/([.C498]/1000)/1000000" office:value-type="float" office:value="5.00142077397542" calcext:value-type="float">
            <text:p>5.001420774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2874" calcext:value-type="float">
            <text:p>5.02874</text:p>
          </table:table-cell>
          <table:table-cell table:formula="of:=[30x30x30.A499]+[30x30x30.B499]" office:value-type="float" office:value="5.389956" calcext:value-type="float">
            <text:p>5.389956</text:p>
          </table:table-cell>
          <table:table-cell table:formula="of:=[.D$2]/([.C499]/1000)/1000000" office:value-type="float" office:value="5.00931733023424" calcext:value-type="float">
            <text:p>5.0093173302</text:p>
          </table:table-cell>
        </table:table-row>
        <table:table-row table:style-name="ro1">
          <table:table-cell office:value-type="float" office:value="0.360768" calcext:value-type="float">
            <text:p>0.360768</text:p>
          </table:table-cell>
          <table:table-cell office:value-type="float" office:value="5.01882" calcext:value-type="float">
            <text:p>5.01882</text:p>
          </table:table-cell>
          <table:table-cell table:formula="of:=[30x30x30.A500]+[30x30x30.B500]" office:value-type="float" office:value="5.379588" calcext:value-type="float">
            <text:p>5.379588</text:p>
          </table:table-cell>
          <table:table-cell table:formula="of:=[.D$2]/([.C500]/1000)/1000000" office:value-type="float" office:value="5.01897171307542" calcext:value-type="float">
            <text:p>5.0189717131</text:p>
          </table:table-cell>
        </table:table-row>
        <table:table-row table:style-name="ro1">
          <table:table-cell office:value-type="float" office:value="0.362304" calcext:value-type="float">
            <text:p>0.362304</text:p>
          </table:table-cell>
          <table:table-cell office:value-type="float" office:value="5.04403" calcext:value-type="float">
            <text:p>5.04403</text:p>
          </table:table-cell>
          <table:table-cell table:formula="of:=[30x30x30.A501]+[30x30x30.B501]" office:value-type="float" office:value="5.406334" calcext:value-type="float">
            <text:p>5.406334</text:p>
          </table:table-cell>
          <table:table-cell table:formula="of:=[.D$2]/([.C501]/1000)/1000000" office:value-type="float" office:value="4.99414205633614" calcext:value-type="float">
            <text:p>4.9941420563</text:p>
          </table:table-cell>
        </table:table-row>
        <table:table-row table:style-name="ro1">
          <table:table-cell office:value-type="float" office:value="0.362016" calcext:value-type="float">
            <text:p>0.362016</text:p>
          </table:table-cell>
          <table:table-cell office:value-type="float" office:value="4.99526" calcext:value-type="float">
            <text:p>4.99526</text:p>
          </table:table-cell>
          <table:table-cell table:formula="of:=[30x30x30.A502]+[30x30x30.B502]" office:value-type="float" office:value="5.357276" calcext:value-type="float">
            <text:p>5.357276</text:p>
          </table:table-cell>
          <table:table-cell table:formula="of:=[.D$2]/([.C502]/1000)/1000000" office:value-type="float" office:value="5.03987474231307" calcext:value-type="float">
            <text:p>5.0398747423</text:p>
          </table:table-cell>
        </table:table-row>
        <table:table-row table:style-name="ro1">
          <table:table-cell office:value-type="float" office:value="0.362272" calcext:value-type="float">
            <text:p>0.362272</text:p>
          </table:table-cell>
          <table:table-cell office:value-type="float" office:value="5.03846" calcext:value-type="float">
            <text:p>5.03846</text:p>
          </table:table-cell>
          <table:table-cell table:formula="of:=[30x30x30.A503]+[30x30x30.B503]" office:value-type="float" office:value="5.400732" calcext:value-type="float">
            <text:p>5.400732</text:p>
          </table:table-cell>
          <table:table-cell table:formula="of:=[.D$2]/([.C503]/1000)/1000000" office:value-type="float" office:value="4.99932231408631" calcext:value-type="float">
            <text:p>4.9993223141</text:p>
          </table:table-cell>
        </table:table-row>
        <table:table-row table:style-name="ro1">
          <table:table-cell office:value-type="float" office:value="0.361504" calcext:value-type="float">
            <text:p>0.361504</text:p>
          </table:table-cell>
          <table:table-cell office:value-type="float" office:value="5.02954" calcext:value-type="float">
            <text:p>5.02954</text:p>
          </table:table-cell>
          <table:table-cell table:formula="of:=[30x30x30.A504]+[30x30x30.B504]" office:value-type="float" office:value="5.391044" calcext:value-type="float">
            <text:p>5.391044</text:p>
          </table:table-cell>
          <table:table-cell table:formula="of:=[.D$2]/([.C504]/1000)/1000000" office:value-type="float" office:value="5.00830636885917" calcext:value-type="float">
            <text:p>5.0083063689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2237" calcext:value-type="float">
            <text:p>5.02237</text:p>
          </table:table-cell>
          <table:table-cell table:formula="of:=[30x30x30.A505]+[30x30x30.B505]" office:value-type="float" office:value="5.384034" calcext:value-type="float">
            <text:p>5.384034</text:p>
          </table:table-cell>
          <table:table-cell table:formula="of:=[.D$2]/([.C505]/1000)/1000000" office:value-type="float" office:value="5.01482717233955" calcext:value-type="float">
            <text:p>5.0148271723</text:p>
          </table:table-cell>
        </table:table-row>
        <table:table-row table:style-name="ro1">
          <table:table-cell office:value-type="float" office:value="0.36224" calcext:value-type="float">
            <text:p>0.36224</text:p>
          </table:table-cell>
          <table:table-cell office:value-type="float" office:value="4.98979" calcext:value-type="float">
            <text:p>4.98979</text:p>
          </table:table-cell>
          <table:table-cell table:formula="of:=[30x30x30.A506]+[30x30x30.B506]" office:value-type="float" office:value="5.35203" calcext:value-type="float">
            <text:p>5.35203</text:p>
          </table:table-cell>
          <table:table-cell table:formula="of:=[.D$2]/([.C506]/1000)/1000000" office:value-type="float" office:value="5.04481477121765" calcext:value-type="float">
            <text:p>5.0448147712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0682" calcext:value-type="float">
            <text:p>5.00682</text:p>
          </table:table-cell>
          <table:table-cell table:formula="of:=[30x30x30.A507]+[30x30x30.B507]" office:value-type="float" office:value="5.3681" calcext:value-type="float">
            <text:p>5.3681</text:p>
          </table:table-cell>
          <table:table-cell table:formula="of:=[.D$2]/([.C507]/1000)/1000000" office:value-type="float" office:value="5.02971256124141" calcext:value-type="float">
            <text:p>5.0297125612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3795" calcext:value-type="float">
            <text:p>5.03795</text:p>
          </table:table-cell>
          <table:table-cell table:formula="of:=[30x30x30.A508]+[30x30x30.B508]" office:value-type="float" office:value="5.399262" calcext:value-type="float">
            <text:p>5.399262</text:p>
          </table:table-cell>
          <table:table-cell table:formula="of:=[.D$2]/([.C508]/1000)/1000000" office:value-type="float" office:value="5.00068342673499" calcext:value-type="float">
            <text:p>5.0006834267</text:p>
          </table:table-cell>
        </table:table-row>
        <table:table-row table:style-name="ro1">
          <table:table-cell office:value-type="float" office:value="0.360896" calcext:value-type="float">
            <text:p>0.360896</text:p>
          </table:table-cell>
          <table:table-cell office:value-type="float" office:value="5.03686" calcext:value-type="float">
            <text:p>5.03686</text:p>
          </table:table-cell>
          <table:table-cell table:formula="of:=[30x30x30.A509]+[30x30x30.B509]" office:value-type="float" office:value="5.397756" calcext:value-type="float">
            <text:p>5.397756</text:p>
          </table:table-cell>
          <table:table-cell table:formula="of:=[.D$2]/([.C509]/1000)/1000000" office:value-type="float" office:value="5.00207864156883" calcext:value-type="float">
            <text:p>5.0020786416</text:p>
          </table:table-cell>
        </table:table-row>
        <table:table-row table:style-name="ro1">
          <table:table-cell office:value-type="float" office:value="0.362432" calcext:value-type="float">
            <text:p>0.362432</text:p>
          </table:table-cell>
          <table:table-cell office:value-type="float" office:value="5.04762" calcext:value-type="float">
            <text:p>5.04762</text:p>
          </table:table-cell>
          <table:table-cell table:formula="of:=[30x30x30.A510]+[30x30x30.B510]" office:value-type="float" office:value="5.410052" calcext:value-type="float">
            <text:p>5.410052</text:p>
          </table:table-cell>
          <table:table-cell table:formula="of:=[.D$2]/([.C510]/1000)/1000000" office:value-type="float" office:value="4.99070988596782" calcext:value-type="float">
            <text:p>4.990709886</text:p>
          </table:table-cell>
        </table:table-row>
        <table:table-row table:style-name="ro1">
          <table:table-cell office:value-type="float" office:value="0.36208" calcext:value-type="float">
            <text:p>0.36208</text:p>
          </table:table-cell>
          <table:table-cell office:value-type="float" office:value="5.00586" calcext:value-type="float">
            <text:p>5.00586</text:p>
          </table:table-cell>
          <table:table-cell table:formula="of:=[30x30x30.A511]+[30x30x30.B511]" office:value-type="float" office:value="5.36794" calcext:value-type="float">
            <text:p>5.36794</text:p>
          </table:table-cell>
          <table:table-cell table:formula="of:=[.D$2]/([.C511]/1000)/1000000" office:value-type="float" office:value="5.02986247983398" calcext:value-type="float">
            <text:p>5.0298624798</text:p>
          </table:table-cell>
        </table:table-row>
        <table:table-row table:style-name="ro1">
          <table:table-cell office:value-type="float" office:value="0.360096" calcext:value-type="float">
            <text:p>0.360096</text:p>
          </table:table-cell>
          <table:table-cell office:value-type="float" office:value="5.03165" calcext:value-type="float">
            <text:p>5.03165</text:p>
          </table:table-cell>
          <table:table-cell table:formula="of:=[30x30x30.A512]+[30x30x30.B512]" office:value-type="float" office:value="5.391746" calcext:value-type="float">
            <text:p>5.391746</text:p>
          </table:table-cell>
          <table:table-cell table:formula="of:=[.D$2]/([.C512]/1000)/1000000" office:value-type="float" office:value="5.00765429232015" calcext:value-type="float">
            <text:p>5.0076542923</text:p>
          </table:table-cell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5.02851" calcext:value-type="float">
            <text:p>5.02851</text:p>
          </table:table-cell>
          <table:table-cell table:formula="of:=[30x30x30.A513]+[30x30x30.B513]" office:value-type="float" office:value="5.38931" calcext:value-type="float">
            <text:p>5.38931</text:p>
          </table:table-cell>
          <table:table-cell table:formula="of:=[.D$2]/([.C513]/1000)/1000000" office:value-type="float" office:value="5.00991778168263" calcext:value-type="float">
            <text:p>5.0099177817</text:p>
          </table:table-cell>
        </table:table-row>
        <table:table-row table:style-name="ro1">
          <table:table-cell office:value-type="float" office:value="0.362592" calcext:value-type="float">
            <text:p>0.362592</text:p>
          </table:table-cell>
          <table:table-cell office:value-type="float" office:value="5.01181" calcext:value-type="float">
            <text:p>5.01181</text:p>
          </table:table-cell>
          <table:table-cell table:formula="of:=[30x30x30.A514]+[30x30x30.B514]" office:value-type="float" office:value="5.374402" calcext:value-type="float">
            <text:p>5.374402</text:p>
          </table:table-cell>
          <table:table-cell table:formula="of:=[.D$2]/([.C514]/1000)/1000000" office:value-type="float" office:value="5.02381474255182" calcext:value-type="float">
            <text:p>5.0238147426</text:p>
          </table:table-cell>
        </table:table-row>
        <table:table-row table:style-name="ro1">
          <table:table-cell office:value-type="float" office:value="0.36048" calcext:value-type="float">
            <text:p>0.36048</text:p>
          </table:table-cell>
          <table:table-cell office:value-type="float" office:value="5.02669" calcext:value-type="float">
            <text:p>5.02669</text:p>
          </table:table-cell>
          <table:table-cell table:formula="of:=[30x30x30.A515]+[30x30x30.B515]" office:value-type="float" office:value="5.38717" calcext:value-type="float">
            <text:p>5.38717</text:p>
          </table:table-cell>
          <table:table-cell table:formula="of:=[.D$2]/([.C515]/1000)/1000000" office:value-type="float" office:value="5.01190792197016" calcext:value-type="float">
            <text:p>5.011907922</text:p>
          </table:table-cell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5.00694" calcext:value-type="float">
            <text:p>5.00694</text:p>
          </table:table-cell>
          <table:table-cell table:formula="of:=[30x30x30.A516]+[30x30x30.B516]" office:value-type="float" office:value="5.36774" calcext:value-type="float">
            <text:p>5.36774</text:p>
          </table:table-cell>
          <table:table-cell table:formula="of:=[.D$2]/([.C516]/1000)/1000000" office:value-type="float" office:value="5.03004989064299" calcext:value-type="float">
            <text:p>5.0300498906</text:p>
          </table:table-cell>
        </table:table-row>
        <table:table-row table:style-name="ro1">
          <table:table-cell office:value-type="float" office:value="0.360512" calcext:value-type="float">
            <text:p>0.360512</text:p>
          </table:table-cell>
          <table:table-cell office:value-type="float" office:value="5.03206" calcext:value-type="float">
            <text:p>5.03206</text:p>
          </table:table-cell>
          <table:table-cell table:formula="of:=[30x30x30.A517]+[30x30x30.B517]" office:value-type="float" office:value="5.392572" calcext:value-type="float">
            <text:p>5.392572</text:p>
          </table:table-cell>
          <table:table-cell table:formula="of:=[.D$2]/([.C517]/1000)/1000000" office:value-type="float" office:value="5.00688725157494" calcext:value-type="float">
            <text:p>5.0068872516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3658" calcext:value-type="float">
            <text:p>5.03658</text:p>
          </table:table-cell>
          <table:table-cell table:formula="of:=[30x30x30.A518]+[30x30x30.B518]" office:value-type="float" office:value="5.397796" calcext:value-type="float">
            <text:p>5.397796</text:p>
          </table:table-cell>
          <table:table-cell table:formula="of:=[.D$2]/([.C518]/1000)/1000000" office:value-type="float" office:value="5.00204157400539" calcext:value-type="float">
            <text:p>5.002041574</text:p>
          </table:table-cell>
        </table:table-row>
        <table:table-row table:style-name="ro1">
          <table:table-cell office:value-type="float" office:value="0.361536" calcext:value-type="float">
            <text:p>0.361536</text:p>
          </table:table-cell>
          <table:table-cell office:value-type="float" office:value="4.9953" calcext:value-type="float">
            <text:p>4.9953</text:p>
          </table:table-cell>
          <table:table-cell table:formula="of:=[30x30x30.A519]+[30x30x30.B519]" office:value-type="float" office:value="5.356836" calcext:value-type="float">
            <text:p>5.356836</text:p>
          </table:table-cell>
          <table:table-cell table:formula="of:=[.D$2]/([.C519]/1000)/1000000" office:value-type="float" office:value="5.04028870773718" calcext:value-type="float">
            <text:p>5.0402887077</text:p>
          </table:table-cell>
        </table:table-row>
        <table:table-row table:style-name="ro1">
          <table:table-cell office:value-type="float" office:value="0.362048" calcext:value-type="float">
            <text:p>0.362048</text:p>
          </table:table-cell>
          <table:table-cell office:value-type="float" office:value="5.04797" calcext:value-type="float">
            <text:p>5.04797</text:p>
          </table:table-cell>
          <table:table-cell table:formula="of:=[30x30x30.A520]+[30x30x30.B520]" office:value-type="float" office:value="5.410018" calcext:value-type="float">
            <text:p>5.410018</text:p>
          </table:table-cell>
          <table:table-cell table:formula="of:=[.D$2]/([.C520]/1000)/1000000" office:value-type="float" office:value="4.99074125076848" calcext:value-type="float">
            <text:p>4.9907412508</text:p>
          </table:table-cell>
        </table:table-row>
        <table:table-row table:style-name="ro1">
          <table:table-cell office:value-type="float" office:value="0.360224" calcext:value-type="float">
            <text:p>0.360224</text:p>
          </table:table-cell>
          <table:table-cell office:value-type="float" office:value="5.03901" calcext:value-type="float">
            <text:p>5.03901</text:p>
          </table:table-cell>
          <table:table-cell table:formula="of:=[30x30x30.A521]+[30x30x30.B521]" office:value-type="float" office:value="5.399234" calcext:value-type="float">
            <text:p>5.399234</text:p>
          </table:table-cell>
          <table:table-cell table:formula="of:=[.D$2]/([.C521]/1000)/1000000" office:value-type="float" office:value="5.00070935988327" calcext:value-type="float">
            <text:p>5.0007093599</text:p>
          </table:table-cell>
        </table:table-row>
        <table:table-row table:style-name="ro1">
          <table:table-cell office:value-type="float" office:value="0.36288" calcext:value-type="float">
            <text:p>0.36288</text:p>
          </table:table-cell>
          <table:table-cell office:value-type="float" office:value="5.01024" calcext:value-type="float">
            <text:p>5.01024</text:p>
          </table:table-cell>
          <table:table-cell table:formula="of:=[30x30x30.A522]+[30x30x30.B522]" office:value-type="float" office:value="5.37312" calcext:value-type="float">
            <text:p>5.37312</text:p>
          </table:table-cell>
          <table:table-cell table:formula="of:=[.D$2]/([.C522]/1000)/1000000" office:value-type="float" office:value="5.02501340003574" calcext:value-type="float">
            <text:p>5.0250134</text:p>
          </table:table-cell>
        </table:table-row>
        <table:table-row table:style-name="ro1">
          <table:table-cell office:value-type="float" office:value="0.361088" calcext:value-type="float">
            <text:p>0.361088</text:p>
          </table:table-cell>
          <table:table-cell office:value-type="float" office:value="4.9969" calcext:value-type="float">
            <text:p>4.9969</text:p>
          </table:table-cell>
          <table:table-cell table:formula="of:=[30x30x30.A523]+[30x30x30.B523]" office:value-type="float" office:value="5.357988" calcext:value-type="float">
            <text:p>5.357988</text:p>
          </table:table-cell>
          <table:table-cell table:formula="of:=[.D$2]/([.C523]/1000)/1000000" office:value-type="float" office:value="5.03920501501683" calcext:value-type="float">
            <text:p>5.039205015</text:p>
          </table:table-cell>
        </table:table-row>
        <table:table-row table:style-name="ro1">
          <table:table-cell office:value-type="float" office:value="0.361792" calcext:value-type="float">
            <text:p>0.361792</text:p>
          </table:table-cell>
          <table:table-cell office:value-type="float" office:value="5.00918" calcext:value-type="float">
            <text:p>5.00918</text:p>
          </table:table-cell>
          <table:table-cell table:formula="of:=[30x30x30.A524]+[30x30x30.B524]" office:value-type="float" office:value="5.370972" calcext:value-type="float">
            <text:p>5.370972</text:p>
          </table:table-cell>
          <table:table-cell table:formula="of:=[.D$2]/([.C524]/1000)/1000000" office:value-type="float" office:value="5.02702304163939" calcext:value-type="float">
            <text:p>5.0270230416</text:p>
          </table:table-cell>
        </table:table-row>
        <table:table-row table:style-name="ro1">
          <table:table-cell office:value-type="float" office:value="0.359712" calcext:value-type="float">
            <text:p>0.359712</text:p>
          </table:table-cell>
          <table:table-cell office:value-type="float" office:value="5.02246" calcext:value-type="float">
            <text:p>5.02246</text:p>
          </table:table-cell>
          <table:table-cell table:formula="of:=[30x30x30.A525]+[30x30x30.B525]" office:value-type="float" office:value="5.382172" calcext:value-type="float">
            <text:p>5.382172</text:p>
          </table:table-cell>
          <table:table-cell table:formula="of:=[.D$2]/([.C525]/1000)/1000000" office:value-type="float" office:value="5.01656208683037" calcext:value-type="float">
            <text:p>5.0165620868</text:p>
          </table:table-cell>
        </table:table-row>
        <table:table-row table:style-name="ro1">
          <table:table-cell office:value-type="float" office:value="0.36496" calcext:value-type="float">
            <text:p>0.36496</text:p>
          </table:table-cell>
          <table:table-cell office:value-type="float" office:value="5.04112" calcext:value-type="float">
            <text:p>5.04112</text:p>
          </table:table-cell>
          <table:table-cell table:formula="of:=[30x30x30.A526]+[30x30x30.B526]" office:value-type="float" office:value="5.40608" calcext:value-type="float">
            <text:p>5.40608</text:p>
          </table:table-cell>
          <table:table-cell table:formula="of:=[.D$2]/([.C526]/1000)/1000000" office:value-type="float" office:value="4.99437670178762" calcext:value-type="float">
            <text:p>4.9943767018</text:p>
          </table:table-cell>
        </table:table-row>
        <table:table-row table:style-name="ro1">
          <table:table-cell office:value-type="float" office:value="0.361376" calcext:value-type="float">
            <text:p>0.361376</text:p>
          </table:table-cell>
          <table:table-cell office:value-type="float" office:value="5.02403" calcext:value-type="float">
            <text:p>5.02403</text:p>
          </table:table-cell>
          <table:table-cell table:formula="of:=[30x30x30.A527]+[30x30x30.B527]" office:value-type="float" office:value="5.385406" calcext:value-type="float">
            <text:p>5.385406</text:p>
          </table:table-cell>
          <table:table-cell table:formula="of:=[.D$2]/([.C527]/1000)/1000000" office:value-type="float" office:value="5.01354958196281" calcext:value-type="float">
            <text:p>5.013549582</text:p>
          </table:table-cell>
        </table:table-row>
        <table:table-row table:style-name="ro1">
          <table:table-cell office:value-type="float" office:value="0.361728" calcext:value-type="float">
            <text:p>0.361728</text:p>
          </table:table-cell>
          <table:table-cell office:value-type="float" office:value="5.03814" calcext:value-type="float">
            <text:p>5.03814</text:p>
          </table:table-cell>
          <table:table-cell table:formula="of:=[30x30x30.A528]+[30x30x30.B528]" office:value-type="float" office:value="5.399868" calcext:value-type="float">
            <text:p>5.399868</text:p>
          </table:table-cell>
          <table:table-cell table:formula="of:=[.D$2]/([.C528]/1000)/1000000" office:value-type="float" office:value="5.00012222520995" calcext:value-type="float">
            <text:p>5.0001222252</text:p>
          </table:table-cell>
        </table:table-row>
        <table:table-row table:style-name="ro1">
          <table:table-cell office:value-type="float" office:value="0.362048" calcext:value-type="float">
            <text:p>0.362048</text:p>
          </table:table-cell>
          <table:table-cell office:value-type="float" office:value="5.02995" calcext:value-type="float">
            <text:p>5.02995</text:p>
          </table:table-cell>
          <table:table-cell table:formula="of:=[30x30x30.A529]+[30x30x30.B529]" office:value-type="float" office:value="5.391998" calcext:value-type="float">
            <text:p>5.391998</text:p>
          </table:table-cell>
          <table:table-cell table:formula="of:=[.D$2]/([.C529]/1000)/1000000" office:value-type="float" office:value="5.00742025497784" calcext:value-type="float">
            <text:p>5.007420255</text:p>
          </table:table-cell>
        </table:table-row>
        <table:table-row table:style-name="ro1">
          <table:table-cell office:value-type="float" office:value="0.361792" calcext:value-type="float">
            <text:p>0.361792</text:p>
          </table:table-cell>
          <table:table-cell office:value-type="float" office:value="5.01574" calcext:value-type="float">
            <text:p>5.01574</text:p>
          </table:table-cell>
          <table:table-cell table:formula="of:=[30x30x30.A530]+[30x30x30.B530]" office:value-type="float" office:value="5.377532" calcext:value-type="float">
            <text:p>5.377532</text:p>
          </table:table-cell>
          <table:table-cell table:formula="of:=[.D$2]/([.C530]/1000)/1000000" office:value-type="float" office:value="5.02089062417481" calcext:value-type="float">
            <text:p>5.0208906242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3024" calcext:value-type="float">
            <text:p>5.03024</text:p>
          </table:table-cell>
          <table:table-cell table:formula="of:=[30x30x30.A531]+[30x30x30.B531]" office:value-type="float" office:value="5.391456" calcext:value-type="float">
            <text:p>5.391456</text:p>
          </table:table-cell>
          <table:table-cell table:formula="of:=[.D$2]/([.C531]/1000)/1000000" office:value-type="float" office:value="5.00792364808319" calcext:value-type="float">
            <text:p>5.0079236481</text:p>
          </table:table-cell>
        </table:table-row>
        <table:table-row table:style-name="ro1">
          <table:table-cell office:value-type="float" office:value="0.360416" calcext:value-type="float">
            <text:p>0.360416</text:p>
          </table:table-cell>
          <table:table-cell office:value-type="float" office:value="5.02851" calcext:value-type="float">
            <text:p>5.02851</text:p>
          </table:table-cell>
          <table:table-cell table:formula="of:=[30x30x30.A532]+[30x30x30.B532]" office:value-type="float" office:value="5.388926" calcext:value-type="float">
            <text:p>5.388926</text:p>
          </table:table-cell>
          <table:table-cell table:formula="of:=[.D$2]/([.C532]/1000)/1000000" office:value-type="float" office:value="5.01027477460258" calcext:value-type="float">
            <text:p>5.0102747746</text:p>
          </table:table-cell>
        </table:table-row>
        <table:table-row table:style-name="ro1">
          <table:table-cell office:value-type="float" office:value="0.36784" calcext:value-type="float">
            <text:p>0.36784</text:p>
          </table:table-cell>
          <table:table-cell office:value-type="float" office:value="4.99616" calcext:value-type="float">
            <text:p>4.99616</text:p>
          </table:table-cell>
          <table:table-cell table:formula="of:=[30x30x30.A533]+[30x30x30.B533]" office:value-type="float" office:value="5.364" calcext:value-type="float">
            <text:p>5.364</text:p>
          </table:table-cell>
          <table:table-cell table:formula="of:=[.D$2]/([.C533]/1000)/1000000" office:value-type="float" office:value="5.03355704697987" calcext:value-type="float">
            <text:p>5.033557047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1395" calcext:value-type="float">
            <text:p>5.01395</text:p>
          </table:table-cell>
          <table:table-cell table:formula="of:=[30x30x30.A534]+[30x30x30.B534]" office:value-type="float" office:value="5.375614" calcext:value-type="float">
            <text:p>5.375614</text:p>
          </table:table-cell>
          <table:table-cell table:formula="of:=[.D$2]/([.C534]/1000)/1000000" office:value-type="float" office:value="5.02268206013304" calcext:value-type="float">
            <text:p>5.0226820601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5.04947" calcext:value-type="float">
            <text:p>5.04947</text:p>
          </table:table-cell>
          <table:table-cell table:formula="of:=[30x30x30.A535]+[30x30x30.B535]" office:value-type="float" office:value="5.410878" calcext:value-type="float">
            <text:p>5.410878</text:p>
          </table:table-cell>
          <table:table-cell table:formula="of:=[.D$2]/([.C535]/1000)/1000000" office:value-type="float" office:value="4.98994802691911" calcext:value-type="float">
            <text:p>4.9899480269</text:p>
          </table:table-cell>
        </table:table-row>
        <table:table-row table:style-name="ro1">
          <table:table-cell office:value-type="float" office:value="0.362496" calcext:value-type="float">
            <text:p>0.362496</text:p>
          </table:table-cell>
          <table:table-cell office:value-type="float" office:value="5.03629" calcext:value-type="float">
            <text:p>5.03629</text:p>
          </table:table-cell>
          <table:table-cell table:formula="of:=[30x30x30.A536]+[30x30x30.B536]" office:value-type="float" office:value="5.398786" calcext:value-type="float">
            <text:p>5.398786</text:p>
          </table:table-cell>
          <table:table-cell table:formula="of:=[.D$2]/([.C536]/1000)/1000000" office:value-type="float" office:value="5.0011243268394" calcext:value-type="float">
            <text:p>5.0011243268</text:p>
          </table:table-cell>
        </table:table-row>
        <table:table-row table:style-name="ro1">
          <table:table-cell office:value-type="float" office:value="0.363712" calcext:value-type="float">
            <text:p>0.363712</text:p>
          </table:table-cell>
          <table:table-cell office:value-type="float" office:value="5.03091" calcext:value-type="float">
            <text:p>5.03091</text:p>
          </table:table-cell>
          <table:table-cell table:formula="of:=[30x30x30.A537]+[30x30x30.B537]" office:value-type="float" office:value="5.394622" calcext:value-type="float">
            <text:p>5.394622</text:p>
          </table:table-cell>
          <table:table-cell table:formula="of:=[.D$2]/([.C537]/1000)/1000000" office:value-type="float" office:value="5.00498459391594" calcext:value-type="float">
            <text:p>5.0049845939</text:p>
          </table:table-cell>
        </table:table-row>
        <table:table-row table:style-name="ro1">
          <table:table-cell office:value-type="float" office:value="0.360608" calcext:value-type="float">
            <text:p>0.360608</text:p>
          </table:table-cell>
          <table:table-cell office:value-type="float" office:value="5.0185" calcext:value-type="float">
            <text:p>5.0185</text:p>
          </table:table-cell>
          <table:table-cell table:formula="of:=[30x30x30.A538]+[30x30x30.B538]" office:value-type="float" office:value="5.379108" calcext:value-type="float">
            <text:p>5.379108</text:p>
          </table:table-cell>
          <table:table-cell table:formula="of:=[.D$2]/([.C538]/1000)/1000000" office:value-type="float" office:value="5.01941957662869" calcext:value-type="float">
            <text:p>5.0194195766</text:p>
          </table:table-cell>
        </table:table-row>
        <table:table-row table:style-name="ro1">
          <table:table-cell office:value-type="float" office:value="0.361024" calcext:value-type="float">
            <text:p>0.361024</text:p>
          </table:table-cell>
          <table:table-cell office:value-type="float" office:value="5.01955" calcext:value-type="float">
            <text:p>5.01955</text:p>
          </table:table-cell>
          <table:table-cell table:formula="of:=[30x30x30.A539]+[30x30x30.B539]" office:value-type="float" office:value="5.380574" calcext:value-type="float">
            <text:p>5.380574</text:p>
          </table:table-cell>
          <table:table-cell table:formula="of:=[.D$2]/([.C539]/1000)/1000000" office:value-type="float" office:value="5.01805197735409" calcext:value-type="float">
            <text:p>5.0180519774</text:p>
          </table:table-cell>
        </table:table-row>
        <table:table-row table:style-name="ro1">
          <table:table-cell office:value-type="float" office:value="0.361728" calcext:value-type="float">
            <text:p>0.361728</text:p>
          </table:table-cell>
          <table:table-cell office:value-type="float" office:value="5.0127" calcext:value-type="float">
            <text:p>5.0127</text:p>
          </table:table-cell>
          <table:table-cell table:formula="of:=[30x30x30.A540]+[30x30x30.B540]" office:value-type="float" office:value="5.374428" calcext:value-type="float">
            <text:p>5.374428</text:p>
          </table:table-cell>
          <table:table-cell table:formula="of:=[.D$2]/([.C540]/1000)/1000000" office:value-type="float" office:value="5.02379043872204" calcext:value-type="float">
            <text:p>5.0237904387</text:p>
          </table:table-cell>
        </table:table-row>
        <table:table-row table:style-name="ro1">
          <table:table-cell office:value-type="float" office:value="0.365856" calcext:value-type="float">
            <text:p>0.365856</text:p>
          </table:table-cell>
          <table:table-cell office:value-type="float" office:value="5.0233" calcext:value-type="float">
            <text:p>5.0233</text:p>
          </table:table-cell>
          <table:table-cell table:formula="of:=[30x30x30.A541]+[30x30x30.B541]" office:value-type="float" office:value="5.389156" calcext:value-type="float">
            <text:p>5.389156</text:p>
          </table:table-cell>
          <table:table-cell table:formula="of:=[.D$2]/([.C541]/1000)/1000000" office:value-type="float" office:value="5.01006094460802" calcext:value-type="float">
            <text:p>5.0100609446</text:p>
          </table:table-cell>
        </table:table-row>
        <table:table-row table:style-name="ro1">
          <table:table-cell office:value-type="float" office:value="0.362016" calcext:value-type="float">
            <text:p>0.362016</text:p>
          </table:table-cell>
          <table:table-cell office:value-type="float" office:value="5.04714" calcext:value-type="float">
            <text:p>5.04714</text:p>
          </table:table-cell>
          <table:table-cell table:formula="of:=[30x30x30.A542]+[30x30x30.B542]" office:value-type="float" office:value="5.409156" calcext:value-type="float">
            <text:p>5.409156</text:p>
          </table:table-cell>
          <table:table-cell table:formula="of:=[.D$2]/([.C542]/1000)/1000000" office:value-type="float" office:value="4.99153657243385" calcext:value-type="float">
            <text:p>4.9915365724</text:p>
          </table:table-cell>
        </table:table-row>
        <table:table-row table:style-name="ro1">
          <table:table-cell office:value-type="float" office:value="0.363296" calcext:value-type="float">
            <text:p>0.363296</text:p>
          </table:table-cell>
          <table:table-cell office:value-type="float" office:value="5.04154" calcext:value-type="float">
            <text:p>5.04154</text:p>
          </table:table-cell>
          <table:table-cell table:formula="of:=[30x30x30.A543]+[30x30x30.B543]" office:value-type="float" office:value="5.404836" calcext:value-type="float">
            <text:p>5.404836</text:p>
          </table:table-cell>
          <table:table-cell table:formula="of:=[.D$2]/([.C543]/1000)/1000000" office:value-type="float" office:value="4.99552622873293" calcext:value-type="float">
            <text:p>4.9955262287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3754" calcext:value-type="float">
            <text:p>5.03754</text:p>
          </table:table-cell>
          <table:table-cell table:formula="of:=[30x30x30.A544]+[30x30x30.B544]" office:value-type="float" office:value="5.39882" calcext:value-type="float">
            <text:p>5.39882</text:p>
          </table:table-cell>
          <table:table-cell table:formula="of:=[.D$2]/([.C544]/1000)/1000000" office:value-type="float" office:value="5.00109283139649" calcext:value-type="float">
            <text:p>5.0010928314</text:p>
          </table:table-cell>
        </table:table-row>
        <table:table-row table:style-name="ro1">
          <table:table-cell office:value-type="float" office:value="0.360928" calcext:value-type="float">
            <text:p>0.360928</text:p>
          </table:table-cell>
          <table:table-cell office:value-type="float" office:value="4.99453" calcext:value-type="float">
            <text:p>4.99453</text:p>
          </table:table-cell>
          <table:table-cell table:formula="of:=[30x30x30.A545]+[30x30x30.B545]" office:value-type="float" office:value="5.355458" calcext:value-type="float">
            <text:p>5.355458</text:p>
          </table:table-cell>
          <table:table-cell table:formula="of:=[.D$2]/([.C545]/1000)/1000000" office:value-type="float" office:value="5.04158561228563" calcext:value-type="float">
            <text:p>5.0415856123</text:p>
          </table:table-cell>
        </table:table-row>
        <table:table-row table:style-name="ro1">
          <table:table-cell office:value-type="float" office:value="0.39456" calcext:value-type="float">
            <text:p>0.39456</text:p>
          </table:table-cell>
          <table:table-cell office:value-type="float" office:value="5.05107" calcext:value-type="float">
            <text:p>5.05107</text:p>
          </table:table-cell>
          <table:table-cell table:formula="of:=[30x30x30.A546]+[30x30x30.B546]" office:value-type="float" office:value="5.44563" calcext:value-type="float">
            <text:p>5.44563</text:p>
          </table:table-cell>
          <table:table-cell table:formula="of:=[.D$2]/([.C546]/1000)/1000000" office:value-type="float" office:value="4.95810402102236" calcext:value-type="float">
            <text:p>4.958104021</text:p>
          </table:table-cell>
        </table:table-row>
        <table:table-row table:style-name="ro1">
          <table:table-cell office:value-type="float" office:value="0.394112" calcext:value-type="float">
            <text:p>0.394112</text:p>
          </table:table-cell>
          <table:table-cell office:value-type="float" office:value="5.02435" calcext:value-type="float">
            <text:p>5.02435</text:p>
          </table:table-cell>
          <table:table-cell table:formula="of:=[30x30x30.A547]+[30x30x30.B547]" office:value-type="float" office:value="5.418462" calcext:value-type="float">
            <text:p>5.418462</text:p>
          </table:table-cell>
          <table:table-cell table:formula="of:=[.D$2]/([.C547]/1000)/1000000" office:value-type="float" office:value="4.98296380042898" calcext:value-type="float">
            <text:p>4.9829638004</text:p>
          </table:table-cell>
        </table:table-row>
        <table:table-row table:style-name="ro1">
          <table:table-cell office:value-type="float" office:value="0.39616" calcext:value-type="float">
            <text:p>0.39616</text:p>
          </table:table-cell>
          <table:table-cell office:value-type="float" office:value="5.04515" calcext:value-type="float">
            <text:p>5.04515</text:p>
          </table:table-cell>
          <table:table-cell table:formula="of:=[30x30x30.A548]+[30x30x30.B548]" office:value-type="float" office:value="5.44131" calcext:value-type="float">
            <text:p>5.44131</text:p>
          </table:table-cell>
          <table:table-cell table:formula="of:=[.D$2]/([.C548]/1000)/1000000" office:value-type="float" office:value="4.96204039100878" calcext:value-type="float">
            <text:p>4.962040391</text:p>
          </table:table-cell>
        </table:table-row>
        <table:table-row table:style-name="ro1">
          <table:table-cell office:value-type="float" office:value="0.395904" calcext:value-type="float">
            <text:p>0.395904</text:p>
          </table:table-cell>
          <table:table-cell office:value-type="float" office:value="5.01078" calcext:value-type="float">
            <text:p>5.01078</text:p>
          </table:table-cell>
          <table:table-cell table:formula="of:=[30x30x30.A549]+[30x30x30.B549]" office:value-type="float" office:value="5.406684" calcext:value-type="float">
            <text:p>5.406684</text:p>
          </table:table-cell>
          <table:table-cell table:formula="of:=[.D$2]/([.C549]/1000)/1000000" office:value-type="float" office:value="4.99381876211001" calcext:value-type="float">
            <text:p>4.9938187621</text:p>
          </table:table-cell>
        </table:table-row>
        <table:table-row table:style-name="ro1">
          <table:table-cell office:value-type="float" office:value="0.393152" calcext:value-type="float">
            <text:p>0.393152</text:p>
          </table:table-cell>
          <table:table-cell office:value-type="float" office:value="5.00445" calcext:value-type="float">
            <text:p>5.00445</text:p>
          </table:table-cell>
          <table:table-cell table:formula="of:=[30x30x30.A550]+[30x30x30.B550]" office:value-type="float" office:value="5.397602" calcext:value-type="float">
            <text:p>5.397602</text:p>
          </table:table-cell>
          <table:table-cell table:formula="of:=[.D$2]/([.C550]/1000)/1000000" office:value-type="float" office:value="5.00222135681734" calcext:value-type="float">
            <text:p>5.0022213568</text:p>
          </table:table-cell>
        </table:table-row>
        <table:table-row table:style-name="ro1">
          <table:table-cell office:value-type="float" office:value="0.394688" calcext:value-type="float">
            <text:p>0.394688</text:p>
          </table:table-cell>
          <table:table-cell office:value-type="float" office:value="5.01347" calcext:value-type="float">
            <text:p>5.01347</text:p>
          </table:table-cell>
          <table:table-cell table:formula="of:=[30x30x30.A551]+[30x30x30.B551]" office:value-type="float" office:value="5.408158" calcext:value-type="float">
            <text:p>5.408158</text:p>
          </table:table-cell>
          <table:table-cell table:formula="of:=[.D$2]/([.C551]/1000)/1000000" office:value-type="float" office:value="4.99245769077013" calcext:value-type="float">
            <text:p>4.9924576908</text:p>
          </table:table-cell>
        </table:table-row>
        <table:table-row table:style-name="ro1">
          <table:table-cell office:value-type="float" office:value="0.394016" calcext:value-type="float">
            <text:p>0.394016</text:p>
          </table:table-cell>
          <table:table-cell office:value-type="float" office:value="4.99171" calcext:value-type="float">
            <text:p>4.99171</text:p>
          </table:table-cell>
          <table:table-cell table:formula="of:=[30x30x30.A552]+[30x30x30.B552]" office:value-type="float" office:value="5.385726" calcext:value-type="float">
            <text:p>5.385726</text:p>
          </table:table-cell>
          <table:table-cell table:formula="of:=[.D$2]/([.C552]/1000)/1000000" office:value-type="float" office:value="5.01325169531462" calcext:value-type="float">
            <text:p>5.0132516953</text:p>
          </table:table-cell>
        </table:table-row>
        <table:table-row table:style-name="ro1">
          <table:table-cell office:value-type="float" office:value="0.395712" calcext:value-type="float">
            <text:p>0.395712</text:p>
          </table:table-cell>
          <table:table-cell office:value-type="float" office:value="4.9849" calcext:value-type="float">
            <text:p>4.9849</text:p>
          </table:table-cell>
          <table:table-cell table:formula="of:=[30x30x30.A553]+[30x30x30.B553]" office:value-type="float" office:value="5.380612" calcext:value-type="float">
            <text:p>5.380612</text:p>
          </table:table-cell>
          <table:table-cell table:formula="of:=[.D$2]/([.C553]/1000)/1000000" office:value-type="float" office:value="5.01801653789569" calcext:value-type="float">
            <text:p>5.0180165379</text:p>
          </table:table-cell>
        </table:table-row>
        <table:table-row table:style-name="ro1">
          <table:table-cell office:value-type="float" office:value="0.392128" calcext:value-type="float">
            <text:p>0.392128</text:p>
          </table:table-cell>
          <table:table-cell office:value-type="float" office:value="4.97008" calcext:value-type="float">
            <text:p>4.97008</text:p>
          </table:table-cell>
          <table:table-cell table:formula="of:=[30x30x30.A554]+[30x30x30.B554]" office:value-type="float" office:value="5.362208" calcext:value-type="float">
            <text:p>5.362208</text:p>
          </table:table-cell>
          <table:table-cell table:formula="of:=[.D$2]/([.C554]/1000)/1000000" office:value-type="float" office:value="5.03523921489058" calcext:value-type="float">
            <text:p>5.0352392149</text:p>
          </table:table-cell>
        </table:table-row>
        <table:table-row table:style-name="ro1">
          <table:table-cell office:value-type="float" office:value="0.39376" calcext:value-type="float">
            <text:p>0.39376</text:p>
          </table:table-cell>
          <table:table-cell office:value-type="float" office:value="4.9944" calcext:value-type="float">
            <text:p>4.9944</text:p>
          </table:table-cell>
          <table:table-cell table:formula="of:=[30x30x30.A555]+[30x30x30.B555]" office:value-type="float" office:value="5.38816" calcext:value-type="float">
            <text:p>5.38816</text:p>
          </table:table-cell>
          <table:table-cell table:formula="of:=[.D$2]/([.C555]/1000)/1000000" office:value-type="float" office:value="5.01098705309419" calcext:value-type="float">
            <text:p>5.0109870531</text:p>
          </table:table-cell>
        </table:table-row>
        <table:table-row table:style-name="ro1">
          <table:table-cell office:value-type="float" office:value="0.400768" calcext:value-type="float">
            <text:p>0.400768</text:p>
          </table:table-cell>
          <table:table-cell office:value-type="float" office:value="4.97043" calcext:value-type="float">
            <text:p>4.97043</text:p>
          </table:table-cell>
          <table:table-cell table:formula="of:=[30x30x30.A556]+[30x30x30.B556]" office:value-type="float" office:value="5.371198" calcext:value-type="float">
            <text:p>5.371198</text:p>
          </table:table-cell>
          <table:table-cell table:formula="of:=[.D$2]/([.C556]/1000)/1000000" office:value-type="float" office:value="5.02681152323932" calcext:value-type="float">
            <text:p>5.0268115232</text:p>
          </table:table-cell>
        </table:table-row>
        <table:table-row table:style-name="ro1">
          <table:table-cell office:value-type="float" office:value="0.394144" calcext:value-type="float">
            <text:p>0.394144</text:p>
          </table:table-cell>
          <table:table-cell office:value-type="float" office:value="4.9927" calcext:value-type="float">
            <text:p>4.9927</text:p>
          </table:table-cell>
          <table:table-cell table:formula="of:=[30x30x30.A557]+[30x30x30.B557]" office:value-type="float" office:value="5.386844" calcext:value-type="float">
            <text:p>5.386844</text:p>
          </table:table-cell>
          <table:table-cell table:formula="of:=[.D$2]/([.C557]/1000)/1000000" office:value-type="float" office:value="5.01221123165995" calcext:value-type="float">
            <text:p>5.0122112317</text:p>
          </table:table-cell>
        </table:table-row>
        <table:table-row table:style-name="ro1">
          <table:table-cell office:value-type="float" office:value="0.401536" calcext:value-type="float">
            <text:p>0.401536</text:p>
          </table:table-cell>
          <table:table-cell office:value-type="float" office:value="4.98611" calcext:value-type="float">
            <text:p>4.98611</text:p>
          </table:table-cell>
          <table:table-cell table:formula="of:=[30x30x30.A558]+[30x30x30.B558]" office:value-type="float" office:value="5.387646" calcext:value-type="float">
            <text:p>5.387646</text:p>
          </table:table-cell>
          <table:table-cell table:formula="of:=[.D$2]/([.C558]/1000)/1000000" office:value-type="float" office:value="5.01146511853229" calcext:value-type="float">
            <text:p>5.0114651185</text:p>
          </table:table-cell>
        </table:table-row>
        <table:table-row table:style-name="ro1">
          <table:table-cell office:value-type="float" office:value="0.394912" calcext:value-type="float">
            <text:p>0.394912</text:p>
          </table:table-cell>
          <table:table-cell office:value-type="float" office:value="5.00819" calcext:value-type="float">
            <text:p>5.00819</text:p>
          </table:table-cell>
          <table:table-cell table:formula="of:=[30x30x30.A559]+[30x30x30.B559]" office:value-type="float" office:value="5.403102" calcext:value-type="float">
            <text:p>5.403102</text:p>
          </table:table-cell>
          <table:table-cell table:formula="of:=[.D$2]/([.C559]/1000)/1000000" office:value-type="float" office:value="4.99712942676263" calcext:value-type="float">
            <text:p>4.9971294268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4.97859" calcext:value-type="float">
            <text:p>4.97859</text:p>
          </table:table-cell>
          <table:table-cell table:formula="of:=[30x30x30.A560]+[30x30x30.B560]" office:value-type="float" office:value="5.373822" calcext:value-type="float">
            <text:p>5.373822</text:p>
          </table:table-cell>
          <table:table-cell table:formula="of:=[.D$2]/([.C560]/1000)/1000000" office:value-type="float" office:value="5.02435696604763" calcext:value-type="float">
            <text:p>5.024356966</text:p>
          </table:table-cell>
        </table:table-row>
        <table:table-row table:style-name="ro1">
          <table:table-cell office:value-type="float" office:value="0.395072" calcext:value-type="float">
            <text:p>0.395072</text:p>
          </table:table-cell>
          <table:table-cell office:value-type="float" office:value="4.9855" calcext:value-type="float">
            <text:p>4.9855</text:p>
          </table:table-cell>
          <table:table-cell table:formula="of:=[30x30x30.A561]+[30x30x30.B561]" office:value-type="float" office:value="5.380572" calcext:value-type="float">
            <text:p>5.380572</text:p>
          </table:table-cell>
          <table:table-cell table:formula="of:=[.D$2]/([.C561]/1000)/1000000" office:value-type="float" office:value="5.01805384260261" calcext:value-type="float">
            <text:p>5.0180538426</text:p>
          </table:table-cell>
        </table:table-row>
        <table:table-row table:style-name="ro1">
          <table:table-cell office:value-type="float" office:value="0.39376" calcext:value-type="float">
            <text:p>0.39376</text:p>
          </table:table-cell>
          <table:table-cell office:value-type="float" office:value="4.99722" calcext:value-type="float">
            <text:p>4.99722</text:p>
          </table:table-cell>
          <table:table-cell table:formula="of:=[30x30x30.A562]+[30x30x30.B562]" office:value-type="float" office:value="5.39098" calcext:value-type="float">
            <text:p>5.39098</text:p>
          </table:table-cell>
          <table:table-cell table:formula="of:=[.D$2]/([.C562]/1000)/1000000" office:value-type="float" office:value="5.00836582587952" calcext:value-type="float">
            <text:p>5.0083658259</text:p>
          </table:table-cell>
        </table:table-row>
        <table:table-row table:style-name="ro1">
          <table:table-cell office:value-type="float" office:value="0.394208" calcext:value-type="float">
            <text:p>0.394208</text:p>
          </table:table-cell>
          <table:table-cell office:value-type="float" office:value="4.9993" calcext:value-type="float">
            <text:p>4.9993</text:p>
          </table:table-cell>
          <table:table-cell table:formula="of:=[30x30x30.A563]+[30x30x30.B563]" office:value-type="float" office:value="5.393508" calcext:value-type="float">
            <text:p>5.393508</text:p>
          </table:table-cell>
          <table:table-cell table:formula="of:=[.D$2]/([.C563]/1000)/1000000" office:value-type="float" office:value="5.00601834650102" calcext:value-type="float">
            <text:p>5.0060183465</text:p>
          </table:table-cell>
        </table:table-row>
        <table:table-row table:style-name="ro1">
          <table:table-cell office:value-type="float" office:value="0.394528" calcext:value-type="float">
            <text:p>0.394528</text:p>
          </table:table-cell>
          <table:table-cell office:value-type="float" office:value="4.99008" calcext:value-type="float">
            <text:p>4.99008</text:p>
          </table:table-cell>
          <table:table-cell table:formula="of:=[30x30x30.A564]+[30x30x30.B564]" office:value-type="float" office:value="5.384608" calcext:value-type="float">
            <text:p>5.384608</text:p>
          </table:table-cell>
          <table:table-cell table:formula="of:=[.D$2]/([.C564]/1000)/1000000" office:value-type="float" office:value="5.01429259102984" calcext:value-type="float">
            <text:p>5.014292591</text:p>
          </table:table-cell>
        </table:table-row>
        <table:table-row table:style-name="ro1">
          <table:table-cell office:value-type="float" office:value="0.39424" calcext:value-type="float">
            <text:p>0.39424</text:p>
          </table:table-cell>
          <table:table-cell office:value-type="float" office:value="4.9759" calcext:value-type="float">
            <text:p>4.9759</text:p>
          </table:table-cell>
          <table:table-cell table:formula="of:=[30x30x30.A565]+[30x30x30.B565]" office:value-type="float" office:value="5.37014" calcext:value-type="float">
            <text:p>5.37014</text:p>
          </table:table-cell>
          <table:table-cell table:formula="of:=[.D$2]/([.C565]/1000)/1000000" office:value-type="float" office:value="5.02780188226005" calcext:value-type="float">
            <text:p>5.0278018823</text:p>
          </table:table-cell>
        </table:table-row>
        <table:table-row table:style-name="ro1">
          <table:table-cell office:value-type="float" office:value="0.394432" calcext:value-type="float">
            <text:p>0.394432</text:p>
          </table:table-cell>
          <table:table-cell office:value-type="float" office:value="5.03066" calcext:value-type="float">
            <text:p>5.03066</text:p>
          </table:table-cell>
          <table:table-cell table:formula="of:=[30x30x30.A566]+[30x30x30.B566]" office:value-type="float" office:value="5.425092" calcext:value-type="float">
            <text:p>5.425092</text:p>
          </table:table-cell>
          <table:table-cell table:formula="of:=[.D$2]/([.C566]/1000)/1000000" office:value-type="float" office:value="4.97687412489963" calcext:value-type="float">
            <text:p>4.9768741249</text:p>
          </table:table-cell>
        </table:table-row>
        <table:table-row table:style-name="ro1">
          <table:table-cell office:value-type="float" office:value="0.394496" calcext:value-type="float">
            <text:p>0.394496</text:p>
          </table:table-cell>
          <table:table-cell office:value-type="float" office:value="4.98688" calcext:value-type="float">
            <text:p>4.98688</text:p>
          </table:table-cell>
          <table:table-cell table:formula="of:=[30x30x30.A567]+[30x30x30.B567]" office:value-type="float" office:value="5.381376" calcext:value-type="float">
            <text:p>5.381376</text:p>
          </table:table-cell>
          <table:table-cell table:formula="of:=[.D$2]/([.C567]/1000)/1000000" office:value-type="float" office:value="5.01730412444698" calcext:value-type="float">
            <text:p>5.0173041244</text:p>
          </table:table-cell>
        </table:table-row>
        <table:table-row table:style-name="ro1">
          <table:table-cell office:value-type="float" office:value="0.393504" calcext:value-type="float">
            <text:p>0.393504</text:p>
          </table:table-cell>
          <table:table-cell office:value-type="float" office:value="5.02083" calcext:value-type="float">
            <text:p>5.02083</text:p>
          </table:table-cell>
          <table:table-cell table:formula="of:=[30x30x30.A568]+[30x30x30.B568]" office:value-type="float" office:value="5.414334" calcext:value-type="float">
            <text:p>5.414334</text:p>
          </table:table-cell>
          <table:table-cell table:formula="of:=[.D$2]/([.C568]/1000)/1000000" office:value-type="float" office:value="4.98676291488482" calcext:value-type="float">
            <text:p>4.9867629149</text:p>
          </table:table-cell>
        </table:table-row>
        <table:table-row table:style-name="ro1">
          <table:table-cell office:value-type="float" office:value="0.394784" calcext:value-type="float">
            <text:p>0.394784</text:p>
          </table:table-cell>
          <table:table-cell office:value-type="float" office:value="4.99411" calcext:value-type="float">
            <text:p>4.99411</text:p>
          </table:table-cell>
          <table:table-cell table:formula="of:=[30x30x30.A569]+[30x30x30.B569]" office:value-type="float" office:value="5.388894" calcext:value-type="float">
            <text:p>5.388894</text:p>
          </table:table-cell>
          <table:table-cell table:formula="of:=[.D$2]/([.C569]/1000)/1000000" office:value-type="float" office:value="5.01030452630911" calcext:value-type="float">
            <text:p>5.0103045263</text:p>
          </table:table-cell>
        </table:table-row>
        <table:table-row table:style-name="ro1">
          <table:table-cell office:value-type="float" office:value="0.393952" calcext:value-type="float">
            <text:p>0.393952</text:p>
          </table:table-cell>
          <table:table-cell office:value-type="float" office:value="5.00746" calcext:value-type="float">
            <text:p>5.00746</text:p>
          </table:table-cell>
          <table:table-cell table:formula="of:=[30x30x30.A570]+[30x30x30.B570]" office:value-type="float" office:value="5.401412" calcext:value-type="float">
            <text:p>5.401412</text:p>
          </table:table-cell>
          <table:table-cell table:formula="of:=[.D$2]/([.C570]/1000)/1000000" office:value-type="float" office:value="4.99869293436605" calcext:value-type="float">
            <text:p>4.9986929344</text:p>
          </table:table-cell>
        </table:table-row>
        <table:table-row table:style-name="ro1">
          <table:table-cell office:value-type="float" office:value="0.393984" calcext:value-type="float">
            <text:p>0.393984</text:p>
          </table:table-cell>
          <table:table-cell office:value-type="float" office:value="5.03638" calcext:value-type="float">
            <text:p>5.03638</text:p>
          </table:table-cell>
          <table:table-cell table:formula="of:=[30x30x30.A571]+[30x30x30.B571]" office:value-type="float" office:value="5.430364" calcext:value-type="float">
            <text:p>5.430364</text:p>
          </table:table-cell>
          <table:table-cell table:formula="of:=[.D$2]/([.C571]/1000)/1000000" office:value-type="float" office:value="4.97204238979192" calcext:value-type="float">
            <text:p>4.9720423898</text:p>
          </table:table-cell>
        </table:table-row>
        <table:table-row table:style-name="ro1">
          <table:table-cell office:value-type="float" office:value="0.393792" calcext:value-type="float">
            <text:p>0.393792</text:p>
          </table:table-cell>
          <table:table-cell office:value-type="float" office:value="4.98986" calcext:value-type="float">
            <text:p>4.98986</text:p>
          </table:table-cell>
          <table:table-cell table:formula="of:=[30x30x30.A572]+[30x30x30.B572]" office:value-type="float" office:value="5.383652" calcext:value-type="float">
            <text:p>5.383652</text:p>
          </table:table-cell>
          <table:table-cell table:formula="of:=[.D$2]/([.C572]/1000)/1000000" office:value-type="float" office:value="5.01518300217027" calcext:value-type="float">
            <text:p>5.0151830022</text:p>
          </table:table-cell>
        </table:table-row>
        <table:table-row table:style-name="ro1">
          <table:table-cell office:value-type="float" office:value="0.394272" calcext:value-type="float">
            <text:p>0.394272</text:p>
          </table:table-cell>
          <table:table-cell office:value-type="float" office:value="4.9807" calcext:value-type="float">
            <text:p>4.9807</text:p>
          </table:table-cell>
          <table:table-cell table:formula="of:=[30x30x30.A573]+[30x30x30.B573]" office:value-type="float" office:value="5.374972" calcext:value-type="float">
            <text:p>5.374972</text:p>
          </table:table-cell>
          <table:table-cell table:formula="of:=[.D$2]/([.C573]/1000)/1000000" office:value-type="float" office:value="5.023281981748" calcext:value-type="float">
            <text:p>5.0232819817</text:p>
          </table:table-cell>
        </table:table-row>
        <table:table-row table:style-name="ro1">
          <table:table-cell office:value-type="float" office:value="0.393888" calcext:value-type="float">
            <text:p>0.393888</text:p>
          </table:table-cell>
          <table:table-cell office:value-type="float" office:value="4.98899" calcext:value-type="float">
            <text:p>4.98899</text:p>
          </table:table-cell>
          <table:table-cell table:formula="of:=[30x30x30.A574]+[30x30x30.B574]" office:value-type="float" office:value="5.382878" calcext:value-type="float">
            <text:p>5.382878</text:p>
          </table:table-cell>
          <table:table-cell table:formula="of:=[.D$2]/([.C574]/1000)/1000000" office:value-type="float" office:value="5.01590413158166" calcext:value-type="float">
            <text:p>5.0159041316</text:p>
          </table:table-cell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5.02035" calcext:value-type="float">
            <text:p>5.02035</text:p>
          </table:table-cell>
          <table:table-cell table:formula="of:=[30x30x30.A575]+[30x30x30.B575]" office:value-type="float" office:value="5.38115" calcext:value-type="float">
            <text:p>5.38115</text:p>
          </table:table-cell>
          <table:table-cell table:formula="of:=[.D$2]/([.C575]/1000)/1000000" office:value-type="float" office:value="5.01751484348141" calcext:value-type="float">
            <text:p>5.0175148435</text:p>
          </table:table-cell>
        </table:table-row>
        <table:table-row table:style-name="ro1">
          <table:table-cell office:value-type="float" office:value="0.362272" calcext:value-type="float">
            <text:p>0.362272</text:p>
          </table:table-cell>
          <table:table-cell office:value-type="float" office:value="5.04307" calcext:value-type="float">
            <text:p>5.04307</text:p>
          </table:table-cell>
          <table:table-cell table:formula="of:=[30x30x30.A576]+[30x30x30.B576]" office:value-type="float" office:value="5.405342" calcext:value-type="float">
            <text:p>5.405342</text:p>
          </table:table-cell>
          <table:table-cell table:formula="of:=[.D$2]/([.C576]/1000)/1000000" office:value-type="float" office:value="4.99505859203728" calcext:value-type="float">
            <text:p>4.995058592</text:p>
          </table:table-cell>
        </table:table-row>
        <table:table-row table:style-name="ro1">
          <table:table-cell office:value-type="float" office:value="0.359808" calcext:value-type="float">
            <text:p>0.359808</text:p>
          </table:table-cell>
          <table:table-cell office:value-type="float" office:value="5.04573" calcext:value-type="float">
            <text:p>5.04573</text:p>
          </table:table-cell>
          <table:table-cell table:formula="of:=[30x30x30.A577]+[30x30x30.B577]" office:value-type="float" office:value="5.405538" calcext:value-type="float">
            <text:p>5.405538</text:p>
          </table:table-cell>
          <table:table-cell table:formula="of:=[.D$2]/([.C577]/1000)/1000000" office:value-type="float" office:value="4.99487747565552" calcext:value-type="float">
            <text:p>4.9948774757</text:p>
          </table:table-cell>
        </table:table-row>
        <table:table-row table:style-name="ro1">
          <table:table-cell office:value-type="float" office:value="0.361984" calcext:value-type="float">
            <text:p>0.361984</text:p>
          </table:table-cell>
          <table:table-cell office:value-type="float" office:value="5.03248" calcext:value-type="float">
            <text:p>5.03248</text:p>
          </table:table-cell>
          <table:table-cell table:formula="of:=[30x30x30.A578]+[30x30x30.B578]" office:value-type="float" office:value="5.394464" calcext:value-type="float">
            <text:p>5.394464</text:p>
          </table:table-cell>
          <table:table-cell table:formula="of:=[.D$2]/([.C578]/1000)/1000000" office:value-type="float" office:value="5.00513118634215" calcext:value-type="float">
            <text:p>5.0051311863</text:p>
          </table:table-cell>
        </table:table-row>
        <table:table-row table:style-name="ro1">
          <table:table-cell office:value-type="float" office:value="0.366464" calcext:value-type="float">
            <text:p>0.366464</text:p>
          </table:table-cell>
          <table:table-cell office:value-type="float" office:value="5.04557" calcext:value-type="float">
            <text:p>5.04557</text:p>
          </table:table-cell>
          <table:table-cell table:formula="of:=[30x30x30.A579]+[30x30x30.B579]" office:value-type="float" office:value="5.412034" calcext:value-type="float">
            <text:p>5.412034</text:p>
          </table:table-cell>
          <table:table-cell table:formula="of:=[.D$2]/([.C579]/1000)/1000000" office:value-type="float" office:value="4.98888218366699" calcext:value-type="float">
            <text:p>4.9888821837</text:p>
          </table:table-cell>
        </table:table-row>
        <table:table-row table:style-name="ro1">
          <table:table-cell office:value-type="float" office:value="0.367136" calcext:value-type="float">
            <text:p>0.367136</text:p>
          </table:table-cell>
          <table:table-cell office:value-type="float" office:value="5.01238" calcext:value-type="float">
            <text:p>5.01238</text:p>
          </table:table-cell>
          <table:table-cell table:formula="of:=[30x30x30.A580]+[30x30x30.B580]" office:value-type="float" office:value="5.379516" calcext:value-type="float">
            <text:p>5.379516</text:p>
          </table:table-cell>
          <table:table-cell table:formula="of:=[.D$2]/([.C580]/1000)/1000000" office:value-type="float" office:value="5.0190388875133" calcext:value-type="float">
            <text:p>5.0190388875</text:p>
          </table:table-cell>
        </table:table-row>
        <table:table-row table:style-name="ro1">
          <table:table-cell office:value-type="float" office:value="0.361696" calcext:value-type="float">
            <text:p>0.361696</text:p>
          </table:table-cell>
          <table:table-cell office:value-type="float" office:value="5.02899" calcext:value-type="float">
            <text:p>5.02899</text:p>
          </table:table-cell>
          <table:table-cell table:formula="of:=[30x30x30.A581]+[30x30x30.B581]" office:value-type="float" office:value="5.390686" calcext:value-type="float">
            <text:p>5.390686</text:p>
          </table:table-cell>
          <table:table-cell table:formula="of:=[.D$2]/([.C581]/1000)/1000000" office:value-type="float" office:value="5.00863897470563" calcext:value-type="float">
            <text:p>5.0086389747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2627" calcext:value-type="float">
            <text:p>5.02627</text:p>
          </table:table-cell>
          <table:table-cell table:formula="of:=[30x30x30.A582]+[30x30x30.B582]" office:value-type="float" office:value="5.38755" calcext:value-type="float">
            <text:p>5.38755</text:p>
          </table:table-cell>
          <table:table-cell table:formula="of:=[.D$2]/([.C582]/1000)/1000000" office:value-type="float" office:value="5.01155441712838" calcext:value-type="float">
            <text:p>5.0115544171</text:p>
          </table:table-cell>
        </table:table-row>
        <table:table-row table:style-name="ro1">
          <table:table-cell office:value-type="float" office:value="0.366176" calcext:value-type="float">
            <text:p>0.366176</text:p>
          </table:table-cell>
          <table:table-cell office:value-type="float" office:value="5.0161" calcext:value-type="float">
            <text:p>5.0161</text:p>
          </table:table-cell>
          <table:table-cell table:formula="of:=[30x30x30.A583]+[30x30x30.B583]" office:value-type="float" office:value="5.382276" calcext:value-type="float">
            <text:p>5.382276</text:p>
          </table:table-cell>
          <table:table-cell table:formula="of:=[.D$2]/([.C583]/1000)/1000000" office:value-type="float" office:value="5.01646515340351" calcext:value-type="float">
            <text:p>5.0164651534</text:p>
          </table:table-cell>
        </table:table-row>
        <table:table-row table:style-name="ro1">
          <table:table-cell office:value-type="float" office:value="0.361536" calcext:value-type="float">
            <text:p>0.361536</text:p>
          </table:table-cell>
          <table:table-cell office:value-type="float" office:value="4.99536" calcext:value-type="float">
            <text:p>4.99536</text:p>
          </table:table-cell>
          <table:table-cell table:formula="of:=[30x30x30.A584]+[30x30x30.B584]" office:value-type="float" office:value="5.356896" calcext:value-type="float">
            <text:p>5.356896</text:p>
          </table:table-cell>
          <table:table-cell table:formula="of:=[.D$2]/([.C584]/1000)/1000000" office:value-type="float" office:value="5.04023225390226" calcext:value-type="float">
            <text:p>5.0402322539</text:p>
          </table:table-cell>
        </table:table-row>
        <table:table-row table:style-name="ro1">
          <table:table-cell office:value-type="float" office:value="0.361344" calcext:value-type="float">
            <text:p>0.361344</text:p>
          </table:table-cell>
          <table:table-cell office:value-type="float" office:value="5.03494" calcext:value-type="float">
            <text:p>5.03494</text:p>
          </table:table-cell>
          <table:table-cell table:formula="of:=[30x30x30.A585]+[30x30x30.B585]" office:value-type="float" office:value="5.396284" calcext:value-type="float">
            <text:p>5.396284</text:p>
          </table:table-cell>
          <table:table-cell table:formula="of:=[.D$2]/([.C585]/1000)/1000000" office:value-type="float" office:value="5.00344311011059" calcext:value-type="float">
            <text:p>5.0034431101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2854" calcext:value-type="float">
            <text:p>5.02854</text:p>
          </table:table-cell>
          <table:table-cell table:formula="of:=[30x30x30.A586]+[30x30x30.B586]" office:value-type="float" office:value="5.390108" calcext:value-type="float">
            <text:p>5.390108</text:p>
          </table:table-cell>
          <table:table-cell table:formula="of:=[.D$2]/([.C586]/1000)/1000000" office:value-type="float" office:value="5.00917606845726" calcext:value-type="float">
            <text:p>5.0091760685</text:p>
          </table:table-cell>
        </table:table-row>
        <table:table-row table:style-name="ro1">
          <table:table-cell office:value-type="float" office:value="0.361344" calcext:value-type="float">
            <text:p>0.361344</text:p>
          </table:table-cell>
          <table:table-cell office:value-type="float" office:value="5.01952" calcext:value-type="float">
            <text:p>5.01952</text:p>
          </table:table-cell>
          <table:table-cell table:formula="of:=[30x30x30.A587]+[30x30x30.B587]" office:value-type="float" office:value="5.380864" calcext:value-type="float">
            <text:p>5.380864</text:p>
          </table:table-cell>
          <table:table-cell table:formula="of:=[.D$2]/([.C587]/1000)/1000000" office:value-type="float" office:value="5.01778153099577" calcext:value-type="float">
            <text:p>5.017781531</text:p>
          </table:table-cell>
        </table:table-row>
        <table:table-row table:style-name="ro1">
          <table:table-cell office:value-type="float" office:value="0.360992" calcext:value-type="float">
            <text:p>0.360992</text:p>
          </table:table-cell>
          <table:table-cell office:value-type="float" office:value="5.04886" calcext:value-type="float">
            <text:p>5.04886</text:p>
          </table:table-cell>
          <table:table-cell table:formula="of:=[30x30x30.A588]+[30x30x30.B588]" office:value-type="float" office:value="5.409852" calcext:value-type="float">
            <text:p>5.409852</text:p>
          </table:table-cell>
          <table:table-cell table:formula="of:=[.D$2]/([.C588]/1000)/1000000" office:value-type="float" office:value="4.99089439045652" calcext:value-type="float">
            <text:p>4.9908943905</text:p>
          </table:table-cell>
        </table:table-row>
        <table:table-row table:style-name="ro1">
          <table:table-cell office:value-type="float" office:value="0.362016" calcext:value-type="float">
            <text:p>0.362016</text:p>
          </table:table-cell>
          <table:table-cell office:value-type="float" office:value="5.03946" calcext:value-type="float">
            <text:p>5.03946</text:p>
          </table:table-cell>
          <table:table-cell table:formula="of:=[30x30x30.A589]+[30x30x30.B589]" office:value-type="float" office:value="5.401476" calcext:value-type="float">
            <text:p>5.401476</text:p>
          </table:table-cell>
          <table:table-cell table:formula="of:=[.D$2]/([.C589]/1000)/1000000" office:value-type="float" office:value="4.99863370678681" calcext:value-type="float">
            <text:p>4.9986337068</text:p>
          </table:table-cell>
        </table:table-row>
        <table:table-row table:style-name="ro1">
          <table:table-cell office:value-type="float" office:value="0.360992" calcext:value-type="float">
            <text:p>0.360992</text:p>
          </table:table-cell>
          <table:table-cell office:value-type="float" office:value="5.02509" calcext:value-type="float">
            <text:p>5.02509</text:p>
          </table:table-cell>
          <table:table-cell table:formula="of:=[30x30x30.A590]+[30x30x30.B590]" office:value-type="float" office:value="5.386082" calcext:value-type="float">
            <text:p>5.386082</text:p>
          </table:table-cell>
          <table:table-cell table:formula="of:=[.D$2]/([.C590]/1000)/1000000" office:value-type="float" office:value="5.01292033801193" calcext:value-type="float">
            <text:p>5.012920338</text:p>
          </table:table-cell>
        </table:table-row>
        <table:table-row table:style-name="ro1">
          <table:table-cell office:value-type="float" office:value="0.367264" calcext:value-type="float">
            <text:p>0.367264</text:p>
          </table:table-cell>
          <table:table-cell office:value-type="float" office:value="5.02746" calcext:value-type="float">
            <text:p>5.02746</text:p>
          </table:table-cell>
          <table:table-cell table:formula="of:=[30x30x30.A591]+[30x30x30.B591]" office:value-type="float" office:value="5.394724" calcext:value-type="float">
            <text:p>5.394724</text:p>
          </table:table-cell>
          <table:table-cell table:formula="of:=[.D$2]/([.C591]/1000)/1000000" office:value-type="float" office:value="5.00488996286001" calcext:value-type="float">
            <text:p>5.0048899629</text:p>
          </table:table-cell>
        </table:table-row>
        <table:table-row table:style-name="ro1">
          <table:table-cell office:value-type="float" office:value="0.362784" calcext:value-type="float">
            <text:p>0.362784</text:p>
          </table:table-cell>
          <table:table-cell office:value-type="float" office:value="5.02461" calcext:value-type="float">
            <text:p>5.02461</text:p>
          </table:table-cell>
          <table:table-cell table:formula="of:=[30x30x30.A592]+[30x30x30.B592]" office:value-type="float" office:value="5.387394" calcext:value-type="float">
            <text:p>5.387394</text:p>
          </table:table-cell>
          <table:table-cell table:formula="of:=[.D$2]/([.C592]/1000)/1000000" office:value-type="float" office:value="5.01169953413469" calcext:value-type="float">
            <text:p>5.0116995341</text:p>
          </table:table-cell>
        </table:table-row>
        <table:table-row table:style-name="ro1">
          <table:table-cell office:value-type="float" office:value="0.360768" calcext:value-type="float">
            <text:p>0.360768</text:p>
          </table:table-cell>
          <table:table-cell office:value-type="float" office:value="5.0032" calcext:value-type="float">
            <text:p>5.0032</text:p>
          </table:table-cell>
          <table:table-cell table:formula="of:=[30x30x30.A593]+[30x30x30.B593]" office:value-type="float" office:value="5.363968" calcext:value-type="float">
            <text:p>5.363968</text:p>
          </table:table-cell>
          <table:table-cell table:formula="of:=[.D$2]/([.C593]/1000)/1000000" office:value-type="float" office:value="5.0335870758364" calcext:value-type="float">
            <text:p>5.0335870758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2419" calcext:value-type="float">
            <text:p>5.02419</text:p>
          </table:table-cell>
          <table:table-cell table:formula="of:=[30x30x30.A594]+[30x30x30.B594]" office:value-type="float" office:value="5.38547" calcext:value-type="float">
            <text:p>5.38547</text:p>
          </table:table-cell>
          <table:table-cell table:formula="of:=[.D$2]/([.C594]/1000)/1000000" office:value-type="float" office:value="5.01349000180114" calcext:value-type="float">
            <text:p>5.0134900018</text:p>
          </table:table-cell>
        </table:table-row>
        <table:table-row table:style-name="ro1">
          <table:table-cell office:value-type="float" office:value="0.361376" calcext:value-type="float">
            <text:p>0.361376</text:p>
          </table:table-cell>
          <table:table-cell office:value-type="float" office:value="5.0256" calcext:value-type="float">
            <text:p>5.0256</text:p>
          </table:table-cell>
          <table:table-cell table:formula="of:=[30x30x30.A595]+[30x30x30.B595]" office:value-type="float" office:value="5.386976" calcext:value-type="float">
            <text:p>5.386976</text:p>
          </table:table-cell>
          <table:table-cell table:formula="of:=[.D$2]/([.C595]/1000)/1000000" office:value-type="float" office:value="5.0120884147247" calcext:value-type="float">
            <text:p>5.0120884147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3424" calcext:value-type="float">
            <text:p>5.03424</text:p>
          </table:table-cell>
          <table:table-cell table:formula="of:=[30x30x30.A596]+[30x30x30.B596]" office:value-type="float" office:value="5.395904" calcext:value-type="float">
            <text:p>5.395904</text:p>
          </table:table-cell>
          <table:table-cell table:formula="of:=[.D$2]/([.C596]/1000)/1000000" office:value-type="float" office:value="5.00379547152803" calcext:value-type="float">
            <text:p>5.0037954715</text:p>
          </table:table-cell>
        </table:table-row>
        <table:table-row table:style-name="ro1">
          <table:table-cell office:value-type="float" office:value="0.36208" calcext:value-type="float">
            <text:p>0.36208</text:p>
          </table:table-cell>
          <table:table-cell office:value-type="float" office:value="5.02259" calcext:value-type="float">
            <text:p>5.02259</text:p>
          </table:table-cell>
          <table:table-cell table:formula="of:=[30x30x30.A597]+[30x30x30.B597]" office:value-type="float" office:value="5.38467" calcext:value-type="float">
            <text:p>5.38467</text:p>
          </table:table-cell>
          <table:table-cell table:formula="of:=[.D$2]/([.C597]/1000)/1000000" office:value-type="float" office:value="5.01423485561789" calcext:value-type="float">
            <text:p>5.0142348556</text:p>
          </table:table-cell>
        </table:table-row>
        <table:table-row table:style-name="ro1">
          <table:table-cell office:value-type="float" office:value="0.361952" calcext:value-type="float">
            <text:p>0.361952</text:p>
          </table:table-cell>
          <table:table-cell office:value-type="float" office:value="5.02442" calcext:value-type="float">
            <text:p>5.02442</text:p>
          </table:table-cell>
          <table:table-cell table:formula="of:=[30x30x30.A598]+[30x30x30.B598]" office:value-type="float" office:value="5.386372" calcext:value-type="float">
            <text:p>5.386372</text:p>
          </table:table-cell>
          <table:table-cell table:formula="of:=[.D$2]/([.C598]/1000)/1000000" office:value-type="float" office:value="5.01265044449214" calcext:value-type="float">
            <text:p>5.0126504445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4454" calcext:value-type="float">
            <text:p>5.04454</text:p>
          </table:table-cell>
          <table:table-cell table:formula="of:=[30x30x30.A599]+[30x30x30.B599]" office:value-type="float" office:value="5.406108" calcext:value-type="float">
            <text:p>5.406108</text:p>
          </table:table-cell>
          <table:table-cell table:formula="of:=[.D$2]/([.C599]/1000)/1000000" office:value-type="float" office:value="4.99435083427856" calcext:value-type="float">
            <text:p>4.9943508343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4.99827" calcext:value-type="float">
            <text:p>4.99827</text:p>
          </table:table-cell>
          <table:table-cell table:formula="of:=[30x30x30.A600]+[30x30x30.B600]" office:value-type="float" office:value="5.359582" calcext:value-type="float">
            <text:p>5.359582</text:p>
          </table:table-cell>
          <table:table-cell table:formula="of:=[.D$2]/([.C600]/1000)/1000000" office:value-type="float" office:value="5.03770629873748" calcext:value-type="float">
            <text:p>5.0377062987</text:p>
          </table:table-cell>
        </table:table-row>
        <table:table-row table:style-name="ro1">
          <table:table-cell office:value-type="float" office:value="0.361184" calcext:value-type="float">
            <text:p>0.361184</text:p>
          </table:table-cell>
          <table:table-cell office:value-type="float" office:value="5.02362" calcext:value-type="float">
            <text:p>5.02362</text:p>
          </table:table-cell>
          <table:table-cell table:formula="of:=[30x30x30.A601]+[30x30x30.B601]" office:value-type="float" office:value="5.384804" calcext:value-type="float">
            <text:p>5.384804</text:p>
          </table:table-cell>
          <table:table-cell table:formula="of:=[.D$2]/([.C601]/1000)/1000000" office:value-type="float" office:value="5.01411007717273" calcext:value-type="float">
            <text:p>5.0141100772</text:p>
          </table:table-cell>
        </table:table-row>
        <table:table-row table:style-name="ro1">
          <table:table-cell office:value-type="float" office:value="0.361472" calcext:value-type="float">
            <text:p>0.361472</text:p>
          </table:table-cell>
          <table:table-cell office:value-type="float" office:value="5.02787" calcext:value-type="float">
            <text:p>5.02787</text:p>
          </table:table-cell>
          <table:table-cell table:formula="of:=[30x30x30.A602]+[30x30x30.B602]" office:value-type="float" office:value="5.389342" calcext:value-type="float">
            <text:p>5.389342</text:p>
          </table:table-cell>
          <table:table-cell table:formula="of:=[.D$2]/([.C602]/1000)/1000000" office:value-type="float" office:value="5.00988803456897" calcext:value-type="float">
            <text:p>5.0098880346</text:p>
          </table:table-cell>
        </table:table-row>
        <table:table-row table:style-name="ro1">
          <table:table-cell office:value-type="float" office:value="0.368576" calcext:value-type="float">
            <text:p>0.368576</text:p>
          </table:table-cell>
          <table:table-cell office:value-type="float" office:value="5.04806" calcext:value-type="float">
            <text:p>5.04806</text:p>
          </table:table-cell>
          <table:table-cell table:formula="of:=[30x30x30.A603]+[30x30x30.B603]" office:value-type="float" office:value="5.416636" calcext:value-type="float">
            <text:p>5.416636</text:p>
          </table:table-cell>
          <table:table-cell table:formula="of:=[.D$2]/([.C603]/1000)/1000000" office:value-type="float" office:value="4.98464360536687" calcext:value-type="float">
            <text:p>4.9846436054</text:p>
          </table:table-cell>
        </table:table-row>
        <table:table-row table:style-name="ro1">
          <table:table-cell office:value-type="float" office:value="0.360576" calcext:value-type="float">
            <text:p>0.360576</text:p>
          </table:table-cell>
          <table:table-cell office:value-type="float" office:value="5.02704" calcext:value-type="float">
            <text:p>5.02704</text:p>
          </table:table-cell>
          <table:table-cell table:formula="of:=[30x30x30.A604]+[30x30x30.B604]" office:value-type="float" office:value="5.387616" calcext:value-type="float">
            <text:p>5.387616</text:p>
          </table:table-cell>
          <table:table-cell table:formula="of:=[.D$2]/([.C604]/1000)/1000000" office:value-type="float" office:value="5.01149302400171" calcext:value-type="float">
            <text:p>5.011493024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2141" calcext:value-type="float">
            <text:p>5.02141</text:p>
          </table:table-cell>
          <table:table-cell table:formula="of:=[30x30x30.A605]+[30x30x30.B605]" office:value-type="float" office:value="5.383074" calcext:value-type="float">
            <text:p>5.383074</text:p>
          </table:table-cell>
          <table:table-cell table:formula="of:=[.D$2]/([.C605]/1000)/1000000" office:value-type="float" office:value="5.01572150039178" calcext:value-type="float">
            <text:p>5.0157215004</text:p>
          </table:table-cell>
        </table:table-row>
        <table:table-row table:style-name="ro1">
          <table:table-cell office:value-type="float" office:value="0.361152" calcext:value-type="float">
            <text:p>0.361152</text:p>
          </table:table-cell>
          <table:table-cell office:value-type="float" office:value="5.05123" calcext:value-type="float">
            <text:p>5.05123</text:p>
          </table:table-cell>
          <table:table-cell table:formula="of:=[30x30x30.A606]+[30x30x30.B606]" office:value-type="float" office:value="5.412382" calcext:value-type="float">
            <text:p>5.412382</text:p>
          </table:table-cell>
          <table:table-cell table:formula="of:=[.D$2]/([.C606]/1000)/1000000" office:value-type="float" office:value="4.98856141344051" calcext:value-type="float">
            <text:p>4.9885614134</text:p>
          </table:table-cell>
        </table:table-row>
        <table:table-row table:style-name="ro1">
          <table:table-cell office:value-type="float" office:value="0.366464" calcext:value-type="float">
            <text:p>0.366464</text:p>
          </table:table-cell>
          <table:table-cell office:value-type="float" office:value="5.01414" calcext:value-type="float">
            <text:p>5.01414</text:p>
          </table:table-cell>
          <table:table-cell table:formula="of:=[30x30x30.A607]+[30x30x30.B607]" office:value-type="float" office:value="5.380604" calcext:value-type="float">
            <text:p>5.380604</text:p>
          </table:table-cell>
          <table:table-cell table:formula="of:=[.D$2]/([.C607]/1000)/1000000" office:value-type="float" office:value="5.0180239987927" calcext:value-type="float">
            <text:p>5.0180239988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2458" calcext:value-type="float">
            <text:p>5.02458</text:p>
          </table:table-cell>
          <table:table-cell table:formula="of:=[30x30x30.A608]+[30x30x30.B608]" office:value-type="float" office:value="5.386148" calcext:value-type="float">
            <text:p>5.386148</text:p>
          </table:table-cell>
          <table:table-cell table:formula="of:=[.D$2]/([.C608]/1000)/1000000" office:value-type="float" office:value="5.01285891141499" calcext:value-type="float">
            <text:p>5.0128589114</text:p>
          </table:table-cell>
        </table:table-row>
        <table:table-row table:style-name="ro1">
          <table:table-cell office:value-type="float" office:value="0.367488" calcext:value-type="float">
            <text:p>0.367488</text:p>
          </table:table-cell>
          <table:table-cell office:value-type="float" office:value="5.04758" calcext:value-type="float">
            <text:p>5.04758</text:p>
          </table:table-cell>
          <table:table-cell table:formula="of:=[30x30x30.A609]+[30x30x30.B609]" office:value-type="float" office:value="5.415068" calcext:value-type="float">
            <text:p>5.415068</text:p>
          </table:table-cell>
          <table:table-cell table:formula="of:=[.D$2]/([.C609]/1000)/1000000" office:value-type="float" office:value="4.986086970653" calcext:value-type="float">
            <text:p>4.9860869707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4.99677" calcext:value-type="float">
            <text:p>4.99677</text:p>
          </table:table-cell>
          <table:table-cell table:formula="of:=[30x30x30.A610]+[30x30x30.B610]" office:value-type="float" office:value="5.35837" calcext:value-type="float">
            <text:p>5.35837</text:p>
          </table:table-cell>
          <table:table-cell table:formula="of:=[.D$2]/([.C610]/1000)/1000000" office:value-type="float" office:value="5.03884576839599" calcext:value-type="float">
            <text:p>5.0388457684</text:p>
          </table:table-cell>
        </table:table-row>
        <table:table-row table:style-name="ro1">
          <table:table-cell office:value-type="float" office:value="0.36144" calcext:value-type="float">
            <text:p>0.36144</text:p>
          </table:table-cell>
          <table:table-cell office:value-type="float" office:value="5.02086" calcext:value-type="float">
            <text:p>5.02086</text:p>
          </table:table-cell>
          <table:table-cell table:formula="of:=[30x30x30.A611]+[30x30x30.B611]" office:value-type="float" office:value="5.3823" calcext:value-type="float">
            <text:p>5.3823</text:p>
          </table:table-cell>
          <table:table-cell table:formula="of:=[.D$2]/([.C611]/1000)/1000000" office:value-type="float" office:value="5.01644278468313" calcext:value-type="float">
            <text:p>5.0164427847</text:p>
          </table:table-cell>
        </table:table-row>
        <table:table-row table:style-name="ro1">
          <table:table-cell office:value-type="float" office:value="0.36048" calcext:value-type="float">
            <text:p>0.36048</text:p>
          </table:table-cell>
          <table:table-cell office:value-type="float" office:value="5.03056" calcext:value-type="float">
            <text:p>5.03056</text:p>
          </table:table-cell>
          <table:table-cell table:formula="of:=[30x30x30.A612]+[30x30x30.B612]" office:value-type="float" office:value="5.39104" calcext:value-type="float">
            <text:p>5.39104</text:p>
          </table:table-cell>
          <table:table-cell table:formula="of:=[.D$2]/([.C612]/1000)/1000000" office:value-type="float" office:value="5.00831008488158" calcext:value-type="float">
            <text:p>5.0083100849</text:p>
          </table:table-cell>
        </table:table-row>
        <table:table-row table:style-name="ro1">
          <table:table-cell office:value-type="float" office:value="0.360992" calcext:value-type="float">
            <text:p>0.360992</text:p>
          </table:table-cell>
          <table:table-cell office:value-type="float" office:value="5.02438" calcext:value-type="float">
            <text:p>5.02438</text:p>
          </table:table-cell>
          <table:table-cell table:formula="of:=[30x30x30.A613]+[30x30x30.B613]" office:value-type="float" office:value="5.385372" calcext:value-type="float">
            <text:p>5.385372</text:p>
          </table:table-cell>
          <table:table-cell table:formula="of:=[.D$2]/([.C613]/1000)/1000000" office:value-type="float" office:value="5.01358123449968" calcext:value-type="float">
            <text:p>5.0135812345</text:p>
          </table:table-cell>
        </table:table-row>
        <table:table-row table:style-name="ro1">
          <table:table-cell office:value-type="float" office:value="0.368064" calcext:value-type="float">
            <text:p>0.368064</text:p>
          </table:table-cell>
          <table:table-cell office:value-type="float" office:value="5.05078" calcext:value-type="float">
            <text:p>5.05078</text:p>
          </table:table-cell>
          <table:table-cell table:formula="of:=[30x30x30.A614]+[30x30x30.B614]" office:value-type="float" office:value="5.418844" calcext:value-type="float">
            <text:p>5.418844</text:p>
          </table:table-cell>
          <table:table-cell table:formula="of:=[.D$2]/([.C614]/1000)/1000000" office:value-type="float" office:value="4.98261252769041" calcext:value-type="float">
            <text:p>4.9826125277</text:p>
          </table:table-cell>
        </table:table-row>
        <table:table-row table:style-name="ro1">
          <table:table-cell office:value-type="float" office:value="0.36096" calcext:value-type="float">
            <text:p>0.36096</text:p>
          </table:table-cell>
          <table:table-cell office:value-type="float" office:value="5.01411" calcext:value-type="float">
            <text:p>5.01411</text:p>
          </table:table-cell>
          <table:table-cell table:formula="of:=[30x30x30.A615]+[30x30x30.B615]" office:value-type="float" office:value="5.37507" calcext:value-type="float">
            <text:p>5.37507</text:p>
          </table:table-cell>
          <table:table-cell table:formula="of:=[.D$2]/([.C615]/1000)/1000000" office:value-type="float" office:value="5.02319039565996" calcext:value-type="float">
            <text:p>5.0231903957</text:p>
          </table:table-cell>
        </table:table-row>
        <table:table-row table:style-name="ro1">
          <table:table-cell office:value-type="float" office:value="0.362752" calcext:value-type="float">
            <text:p>0.362752</text:p>
          </table:table-cell>
          <table:table-cell office:value-type="float" office:value="5.02944" calcext:value-type="float">
            <text:p>5.02944</text:p>
          </table:table-cell>
          <table:table-cell table:formula="of:=[30x30x30.A616]+[30x30x30.B616]" office:value-type="float" office:value="5.392192" calcext:value-type="float">
            <text:p>5.392192</text:p>
          </table:table-cell>
          <table:table-cell table:formula="of:=[.D$2]/([.C616]/1000)/1000000" office:value-type="float" office:value="5.00724009827543" calcext:value-type="float">
            <text:p>5.0072400983</text:p>
          </table:table-cell>
        </table:table-row>
        <table:table-row table:style-name="ro1">
          <table:table-cell office:value-type="float" office:value="0.361824" calcext:value-type="float">
            <text:p>0.361824</text:p>
          </table:table-cell>
          <table:table-cell office:value-type="float" office:value="5.03354" calcext:value-type="float">
            <text:p>5.03354</text:p>
          </table:table-cell>
          <table:table-cell table:formula="of:=[30x30x30.A617]+[30x30x30.B617]" office:value-type="float" office:value="5.395364" calcext:value-type="float">
            <text:p>5.395364</text:p>
          </table:table-cell>
          <table:table-cell table:formula="of:=[.D$2]/([.C617]/1000)/1000000" office:value-type="float" office:value="5.00429628102942" calcext:value-type="float">
            <text:p>5.004296281</text:p>
          </table:table-cell>
        </table:table-row>
        <table:table-row table:style-name="ro1">
          <table:table-cell office:value-type="float" office:value="0.362176" calcext:value-type="float">
            <text:p>0.362176</text:p>
          </table:table-cell>
          <table:table-cell office:value-type="float" office:value="5.03302" calcext:value-type="float">
            <text:p>5.03302</text:p>
          </table:table-cell>
          <table:table-cell table:formula="of:=[30x30x30.A618]+[30x30x30.B618]" office:value-type="float" office:value="5.395196" calcext:value-type="float">
            <text:p>5.395196</text:p>
          </table:table-cell>
          <table:table-cell table:formula="of:=[.D$2]/([.C618]/1000)/1000000" office:value-type="float" office:value="5.00445210887612" calcext:value-type="float">
            <text:p>5.0044521089</text:p>
          </table:table-cell>
        </table:table-row>
        <table:table-row table:style-name="ro1">
          <table:table-cell office:value-type="float" office:value="0.361152" calcext:value-type="float">
            <text:p>0.361152</text:p>
          </table:table-cell>
          <table:table-cell office:value-type="float" office:value="5.00493" calcext:value-type="float">
            <text:p>5.00493</text:p>
          </table:table-cell>
          <table:table-cell table:formula="of:=[30x30x30.A619]+[30x30x30.B619]" office:value-type="float" office:value="5.366082" calcext:value-type="float">
            <text:p>5.366082</text:p>
          </table:table-cell>
          <table:table-cell table:formula="of:=[.D$2]/([.C619]/1000)/1000000" office:value-type="float" office:value="5.03160406419432" calcext:value-type="float">
            <text:p>5.0316040642</text:p>
          </table:table-cell>
        </table:table-row>
        <table:table-row table:style-name="ro1">
          <table:table-cell office:value-type="float" office:value="0.360768" calcext:value-type="float">
            <text:p>0.360768</text:p>
          </table:table-cell>
          <table:table-cell office:value-type="float" office:value="4.99773" calcext:value-type="float">
            <text:p>4.99773</text:p>
          </table:table-cell>
          <table:table-cell table:formula="of:=[30x30x30.A620]+[30x30x30.B620]" office:value-type="float" office:value="5.358498" calcext:value-type="float">
            <text:p>5.358498</text:p>
          </table:table-cell>
          <table:table-cell table:formula="of:=[.D$2]/([.C620]/1000)/1000000" office:value-type="float" office:value="5.0387254040218" calcext:value-type="float">
            <text:p>5.038725404</text:p>
          </table:table-cell>
        </table:table-row>
        <table:table-row table:style-name="ro1">
          <table:table-cell office:value-type="float" office:value="0.361632" calcext:value-type="float">
            <text:p>0.361632</text:p>
          </table:table-cell>
          <table:table-cell office:value-type="float" office:value="5.04726" calcext:value-type="float">
            <text:p>5.04726</text:p>
          </table:table-cell>
          <table:table-cell table:formula="of:=[30x30x30.A621]+[30x30x30.B621]" office:value-type="float" office:value="5.408892" calcext:value-type="float">
            <text:p>5.408892</text:p>
          </table:table-cell>
          <table:table-cell table:formula="of:=[.D$2]/([.C621]/1000)/1000000" office:value-type="float" office:value="4.99178020193415" calcext:value-type="float">
            <text:p>4.9917802019</text:p>
          </table:table-cell>
        </table:table-row>
        <table:table-row table:style-name="ro1">
          <table:table-cell office:value-type="float" office:value="0.360704" calcext:value-type="float">
            <text:p>0.360704</text:p>
          </table:table-cell>
          <table:table-cell office:value-type="float" office:value="5.01731" calcext:value-type="float">
            <text:p>5.01731</text:p>
          </table:table-cell>
          <table:table-cell table:formula="of:=[30x30x30.A622]+[30x30x30.B622]" office:value-type="float" office:value="5.378014" calcext:value-type="float">
            <text:p>5.378014</text:p>
          </table:table-cell>
          <table:table-cell table:formula="of:=[.D$2]/([.C622]/1000)/1000000" office:value-type="float" office:value="5.02044063105823" calcext:value-type="float">
            <text:p>5.0204406311</text:p>
          </table:table-cell>
        </table:table-row>
        <table:table-row table:style-name="ro1">
          <table:table-cell office:value-type="float" office:value="0.367712" calcext:value-type="float">
            <text:p>0.367712</text:p>
          </table:table-cell>
          <table:table-cell office:value-type="float" office:value="5.03037" calcext:value-type="float">
            <text:p>5.03037</text:p>
          </table:table-cell>
          <table:table-cell table:formula="of:=[30x30x30.A623]+[30x30x30.B623]" office:value-type="float" office:value="5.398082" calcext:value-type="float">
            <text:p>5.398082</text:p>
          </table:table-cell>
          <table:table-cell table:formula="of:=[.D$2]/([.C623]/1000)/1000000" office:value-type="float" office:value="5.00177655693263" calcext:value-type="float">
            <text:p>5.0017765569</text:p>
          </table:table-cell>
        </table:table-row>
        <table:table-row table:style-name="ro1">
          <table:table-cell office:value-type="float" office:value="0.36192" calcext:value-type="float">
            <text:p>0.36192</text:p>
          </table:table-cell>
          <table:table-cell office:value-type="float" office:value="5.03536" calcext:value-type="float">
            <text:p>5.03536</text:p>
          </table:table-cell>
          <table:table-cell table:formula="of:=[30x30x30.A624]+[30x30x30.B624]" office:value-type="float" office:value="5.39728" calcext:value-type="float">
            <text:p>5.39728</text:p>
          </table:table-cell>
          <table:table-cell table:formula="of:=[.D$2]/([.C624]/1000)/1000000" office:value-type="float" office:value="5.00251978774494" calcext:value-type="float">
            <text:p>5.0025197877</text:p>
          </table:table-cell>
        </table:table-row>
        <table:table-row table:style-name="ro1">
          <table:table-cell office:value-type="float" office:value="0.368384" calcext:value-type="float">
            <text:p>0.368384</text:p>
          </table:table-cell>
          <table:table-cell office:value-type="float" office:value="5.0473" calcext:value-type="float">
            <text:p>5.0473</text:p>
          </table:table-cell>
          <table:table-cell table:formula="of:=[30x30x30.A625]+[30x30x30.B625]" office:value-type="float" office:value="5.415684" calcext:value-type="float">
            <text:p>5.415684</text:p>
          </table:table-cell>
          <table:table-cell table:formula="of:=[.D$2]/([.C625]/1000)/1000000" office:value-type="float" office:value="4.98551983461369" calcext:value-type="float">
            <text:p>4.9855198346</text:p>
          </table:table-cell>
        </table:table-row>
        <table:table-row table:style-name="ro1">
          <table:table-cell office:value-type="float" office:value="0.360896" calcext:value-type="float">
            <text:p>0.360896</text:p>
          </table:table-cell>
          <table:table-cell office:value-type="float" office:value="4.99802" calcext:value-type="float">
            <text:p>4.99802</text:p>
          </table:table-cell>
          <table:table-cell table:formula="of:=[30x30x30.A626]+[30x30x30.B626]" office:value-type="float" office:value="5.358916" calcext:value-type="float">
            <text:p>5.358916</text:p>
          </table:table-cell>
          <table:table-cell table:formula="of:=[.D$2]/([.C626]/1000)/1000000" office:value-type="float" office:value="5.03833237916026" calcext:value-type="float">
            <text:p>5.0383323792</text:p>
          </table:table-cell>
        </table:table-row>
        <table:table-row table:style-name="ro1">
          <table:table-cell office:value-type="float" office:value="0.36304" calcext:value-type="float">
            <text:p>0.36304</text:p>
          </table:table-cell>
          <table:table-cell office:value-type="float" office:value="4.99869" calcext:value-type="float">
            <text:p>4.99869</text:p>
          </table:table-cell>
          <table:table-cell table:formula="of:=[30x30x30.A627]+[30x30x30.B627]" office:value-type="float" office:value="5.36173" calcext:value-type="float">
            <text:p>5.36173</text:p>
          </table:table-cell>
          <table:table-cell table:formula="of:=[.D$2]/([.C627]/1000)/1000000" office:value-type="float" office:value="5.03568810812928" calcext:value-type="float">
            <text:p>5.0356881081</text:p>
          </table:table-cell>
        </table:table-row>
        <table:table-row table:style-name="ro1">
          <table:table-cell office:value-type="float" office:value="0.36112" calcext:value-type="float">
            <text:p>0.36112</text:p>
          </table:table-cell>
          <table:table-cell office:value-type="float" office:value="5.05798" calcext:value-type="float">
            <text:p>5.05798</text:p>
          </table:table-cell>
          <table:table-cell table:formula="of:=[30x30x30.A628]+[30x30x30.B628]" office:value-type="float" office:value="5.4191" calcext:value-type="float">
            <text:p>5.4191</text:p>
          </table:table-cell>
          <table:table-cell table:formula="of:=[.D$2]/([.C628]/1000)/1000000" office:value-type="float" office:value="4.98237714749682" calcext:value-type="float">
            <text:p>4.9823771475</text:p>
          </table:table-cell>
        </table:table-row>
        <table:table-row table:style-name="ro1">
          <table:table-cell office:value-type="float" office:value="0.362112" calcext:value-type="float">
            <text:p>0.362112</text:p>
          </table:table-cell>
          <table:table-cell office:value-type="float" office:value="5.0015" calcext:value-type="float">
            <text:p>5.0015</text:p>
          </table:table-cell>
          <table:table-cell table:formula="of:=[30x30x30.A629]+[30x30x30.B629]" office:value-type="float" office:value="5.363612" calcext:value-type="float">
            <text:p>5.363612</text:p>
          </table:table-cell>
          <table:table-cell table:formula="of:=[.D$2]/([.C629]/1000)/1000000" office:value-type="float" office:value="5.03392117103176" calcext:value-type="float">
            <text:p>5.033921171</text:p>
          </table:table-cell>
        </table:table-row>
        <table:table-row table:style-name="ro1">
          <table:table-cell office:value-type="float" office:value="0.36176" calcext:value-type="float">
            <text:p>0.36176</text:p>
          </table:table-cell>
          <table:table-cell office:value-type="float" office:value="5.03437" calcext:value-type="float">
            <text:p>5.03437</text:p>
          </table:table-cell>
          <table:table-cell table:formula="of:=[30x30x30.A630]+[30x30x30.B630]" office:value-type="float" office:value="5.39613" calcext:value-type="float">
            <text:p>5.39613</text:p>
          </table:table-cell>
          <table:table-cell table:formula="of:=[.D$2]/([.C630]/1000)/1000000" office:value-type="float" office:value="5.00358590323065" calcext:value-type="float">
            <text:p>5.0035859032</text:p>
          </table:table-cell>
        </table:table-row>
        <table:table-row table:style-name="ro1">
          <table:table-cell office:value-type="float" office:value="0.360288" calcext:value-type="float">
            <text:p>0.360288</text:p>
          </table:table-cell>
          <table:table-cell office:value-type="float" office:value="5.01539" calcext:value-type="float">
            <text:p>5.01539</text:p>
          </table:table-cell>
          <table:table-cell table:formula="of:=[30x30x30.A631]+[30x30x30.B631]" office:value-type="float" office:value="5.375678" calcext:value-type="float">
            <text:p>5.375678</text:p>
          </table:table-cell>
          <table:table-cell table:formula="of:=[.D$2]/([.C631]/1000)/1000000" office:value-type="float" office:value="5.02262226271737" calcext:value-type="float">
            <text:p>5.0226222627</text:p>
          </table:table-cell>
        </table:table-row>
        <table:table-row table:style-name="ro1">
          <table:table-cell office:value-type="float" office:value="0.362016" calcext:value-type="float">
            <text:p>0.362016</text:p>
          </table:table-cell>
          <table:table-cell office:value-type="float" office:value="5.05504" calcext:value-type="float">
            <text:p>5.05504</text:p>
          </table:table-cell>
          <table:table-cell table:formula="of:=[30x30x30.A632]+[30x30x30.B632]" office:value-type="float" office:value="5.417056" calcext:value-type="float">
            <text:p>5.417056</text:p>
          </table:table-cell>
          <table:table-cell table:formula="of:=[.D$2]/([.C632]/1000)/1000000" office:value-type="float" office:value="4.98425713154894" calcext:value-type="float">
            <text:p>4.9842571315</text:p>
          </table:table-cell>
        </table:table-row>
        <table:table-row table:style-name="ro1">
          <table:table-cell office:value-type="float" office:value="0.360896" calcext:value-type="float">
            <text:p>0.360896</text:p>
          </table:table-cell>
          <table:table-cell office:value-type="float" office:value="5.03344" calcext:value-type="float">
            <text:p>5.03344</text:p>
          </table:table-cell>
          <table:table-cell table:formula="of:=[30x30x30.A633]+[30x30x30.B633]" office:value-type="float" office:value="5.394336" calcext:value-type="float">
            <text:p>5.394336</text:p>
          </table:table-cell>
          <table:table-cell table:formula="of:=[.D$2]/([.C633]/1000)/1000000" office:value-type="float" office:value="5.00524995105978" calcext:value-type="float">
            <text:p>5.0052499511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3702" calcext:value-type="float">
            <text:p>5.03702</text:p>
          </table:table-cell>
          <table:table-cell table:formula="of:=[30x30x30.A634]+[30x30x30.B634]" office:value-type="float" office:value="5.398588" calcext:value-type="float">
            <text:p>5.398588</text:p>
          </table:table-cell>
          <table:table-cell table:formula="of:=[.D$2]/([.C634]/1000)/1000000" office:value-type="float" office:value="5.00130774935965" calcext:value-type="float">
            <text:p>5.0013077494</text:p>
          </table:table-cell>
        </table:table-row>
        <table:table-row table:style-name="ro1">
          <table:table-cell office:value-type="float" office:value="0.39536" calcext:value-type="float">
            <text:p>0.39536</text:p>
          </table:table-cell>
          <table:table-cell office:value-type="float" office:value="5.02131" calcext:value-type="float">
            <text:p>5.02131</text:p>
          </table:table-cell>
          <table:table-cell table:formula="of:=[30x30x30.A635]+[30x30x30.B635]" office:value-type="float" office:value="5.41667" calcext:value-type="float">
            <text:p>5.41667</text:p>
          </table:table-cell>
          <table:table-cell table:formula="of:=[.D$2]/([.C635]/1000)/1000000" office:value-type="float" office:value="4.98461231716165" calcext:value-type="float">
            <text:p>4.9846123172</text:p>
          </table:table-cell>
        </table:table-row>
        <table:table-row table:style-name="ro1">
          <table:table-cell office:value-type="float" office:value="0.395616" calcext:value-type="float">
            <text:p>0.395616</text:p>
          </table:table-cell>
          <table:table-cell office:value-type="float" office:value="5.04493" calcext:value-type="float">
            <text:p>5.04493</text:p>
          </table:table-cell>
          <table:table-cell table:formula="of:=[30x30x30.A636]+[30x30x30.B636]" office:value-type="float" office:value="5.440546" calcext:value-type="float">
            <text:p>5.440546</text:p>
          </table:table-cell>
          <table:table-cell table:formula="of:=[.D$2]/([.C636]/1000)/1000000" office:value-type="float" office:value="4.96273719586233" calcext:value-type="float">
            <text:p>4.9627371959</text:p>
          </table:table-cell>
        </table:table-row>
        <table:table-row table:style-name="ro1">
          <table:table-cell office:value-type="float" office:value="0.39408" calcext:value-type="float">
            <text:p>0.39408</text:p>
          </table:table-cell>
          <table:table-cell office:value-type="float" office:value="5.04672" calcext:value-type="float">
            <text:p>5.04672</text:p>
          </table:table-cell>
          <table:table-cell table:formula="of:=[30x30x30.A637]+[30x30x30.B637]" office:value-type="float" office:value="5.4408" calcext:value-type="float">
            <text:p>5.4408</text:p>
          </table:table-cell>
          <table:table-cell table:formula="of:=[.D$2]/([.C637]/1000)/1000000" office:value-type="float" office:value="4.96250551389502" calcext:value-type="float">
            <text:p>4.9625055139</text:p>
          </table:table-cell>
        </table:table-row>
        <table:table-row table:style-name="ro1">
          <table:table-cell office:value-type="float" office:value="0.392928" calcext:value-type="float">
            <text:p>0.392928</text:p>
          </table:table-cell>
          <table:table-cell office:value-type="float" office:value="5.05149" calcext:value-type="float">
            <text:p>5.05149</text:p>
          </table:table-cell>
          <table:table-cell table:formula="of:=[30x30x30.A638]+[30x30x30.B638]" office:value-type="float" office:value="5.444418" calcext:value-type="float">
            <text:p>5.444418</text:p>
          </table:table-cell>
          <table:table-cell table:formula="of:=[.D$2]/([.C638]/1000)/1000000" office:value-type="float" office:value="4.95920776104994" calcext:value-type="float">
            <text:p>4.959207761</text:p>
          </table:table-cell>
        </table:table-row>
        <table:table-row table:style-name="ro1">
          <table:table-cell office:value-type="float" office:value="0.394496" calcext:value-type="float">
            <text:p>0.394496</text:p>
          </table:table-cell>
          <table:table-cell office:value-type="float" office:value="5.01331" calcext:value-type="float">
            <text:p>5.01331</text:p>
          </table:table-cell>
          <table:table-cell table:formula="of:=[30x30x30.A639]+[30x30x30.B639]" office:value-type="float" office:value="5.407806" calcext:value-type="float">
            <text:p>5.407806</text:p>
          </table:table-cell>
          <table:table-cell table:formula="of:=[.D$2]/([.C639]/1000)/1000000" office:value-type="float" office:value="4.99278265529496" calcext:value-type="float">
            <text:p>4.9927826553</text:p>
          </table:table-cell>
        </table:table-row>
        <table:table-row table:style-name="ro1">
          <table:table-cell office:value-type="float" office:value="0.400256" calcext:value-type="float">
            <text:p>0.400256</text:p>
          </table:table-cell>
          <table:table-cell office:value-type="float" office:value="5.0304" calcext:value-type="float">
            <text:p>5.0304</text:p>
          </table:table-cell>
          <table:table-cell table:formula="of:=[30x30x30.A640]+[30x30x30.B640]" office:value-type="float" office:value="5.430656" calcext:value-type="float">
            <text:p>5.430656</text:p>
          </table:table-cell>
          <table:table-cell table:formula="of:=[.D$2]/([.C640]/1000)/1000000" office:value-type="float" office:value="4.97177504890754" calcext:value-type="float">
            <text:p>4.9717750489</text:p>
          </table:table-cell>
        </table:table-row>
        <table:table-row table:style-name="ro1">
          <table:table-cell office:value-type="float" office:value="0.393536" calcext:value-type="float">
            <text:p>0.393536</text:p>
          </table:table-cell>
          <table:table-cell office:value-type="float" office:value="4.98966" calcext:value-type="float">
            <text:p>4.98966</text:p>
          </table:table-cell>
          <table:table-cell table:formula="of:=[30x30x30.A641]+[30x30x30.B641]" office:value-type="float" office:value="5.383196" calcext:value-type="float">
            <text:p>5.383196</text:p>
          </table:table-cell>
          <table:table-cell table:formula="of:=[.D$2]/([.C641]/1000)/1000000" office:value-type="float" office:value="5.01560782850931" calcext:value-type="float">
            <text:p>5.0156078285</text:p>
          </table:table-cell>
        </table:table-row>
        <table:table-row table:style-name="ro1">
          <table:table-cell office:value-type="float" office:value="0.393728" calcext:value-type="float">
            <text:p>0.393728</text:p>
          </table:table-cell>
          <table:table-cell office:value-type="float" office:value="5.00019" calcext:value-type="float">
            <text:p>5.00019</text:p>
          </table:table-cell>
          <table:table-cell table:formula="of:=[30x30x30.A642]+[30x30x30.B642]" office:value-type="float" office:value="5.393918" calcext:value-type="float">
            <text:p>5.393918</text:p>
          </table:table-cell>
          <table:table-cell table:formula="of:=[.D$2]/([.C642]/1000)/1000000" office:value-type="float" office:value="5.00563783135005" calcext:value-type="float">
            <text:p>5.0056378314</text:p>
          </table:table-cell>
        </table:table-row>
        <table:table-row table:style-name="ro1">
          <table:table-cell office:value-type="float" office:value="0.399392" calcext:value-type="float">
            <text:p>0.399392</text:p>
          </table:table-cell>
          <table:table-cell office:value-type="float" office:value="4.99555" calcext:value-type="float">
            <text:p>4.99555</text:p>
          </table:table-cell>
          <table:table-cell table:formula="of:=[30x30x30.A643]+[30x30x30.B643]" office:value-type="float" office:value="5.394942" calcext:value-type="float">
            <text:p>5.394942</text:p>
          </table:table-cell>
          <table:table-cell table:formula="of:=[.D$2]/([.C643]/1000)/1000000" office:value-type="float" office:value="5.0046877241683" calcext:value-type="float">
            <text:p>5.0046877242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4.96784" calcext:value-type="float">
            <text:p>4.96784</text:p>
          </table:table-cell>
          <table:table-cell table:formula="of:=[30x30x30.A644]+[30x30x30.B644]" office:value-type="float" office:value="5.362848" calcext:value-type="float">
            <text:p>5.362848</text:p>
          </table:table-cell>
          <table:table-cell table:formula="of:=[.D$2]/([.C644]/1000)/1000000" office:value-type="float" office:value="5.0346383115837" calcext:value-type="float">
            <text:p>5.0346383116</text:p>
          </table:table-cell>
        </table:table-row>
        <table:table-row table:style-name="ro1">
          <table:table-cell office:value-type="float" office:value="0.395456" calcext:value-type="float">
            <text:p>0.395456</text:p>
          </table:table-cell>
          <table:table-cell office:value-type="float" office:value="5.00266" calcext:value-type="float">
            <text:p>5.00266</text:p>
          </table:table-cell>
          <table:table-cell table:formula="of:=[30x30x30.A645]+[30x30x30.B645]" office:value-type="float" office:value="5.398116" calcext:value-type="float">
            <text:p>5.398116</text:p>
          </table:table-cell>
          <table:table-cell table:formula="of:=[.D$2]/([.C645]/1000)/1000000" office:value-type="float" office:value="5.00174505327414" calcext:value-type="float">
            <text:p>5.0017450533</text:p>
          </table:table-cell>
        </table:table-row>
        <table:table-row table:style-name="ro1">
          <table:table-cell office:value-type="float" office:value="0.393568" calcext:value-type="float">
            <text:p>0.393568</text:p>
          </table:table-cell>
          <table:table-cell office:value-type="float" office:value="4.97542" calcext:value-type="float">
            <text:p>4.97542</text:p>
          </table:table-cell>
          <table:table-cell table:formula="of:=[30x30x30.A646]+[30x30x30.B646]" office:value-type="float" office:value="5.368988" calcext:value-type="float">
            <text:p>5.368988</text:p>
          </table:table-cell>
          <table:table-cell table:formula="of:=[.D$2]/([.C646]/1000)/1000000" office:value-type="float" office:value="5.02888067546435" calcext:value-type="float">
            <text:p>5.0288806755</text:p>
          </table:table-cell>
        </table:table-row>
        <table:table-row table:style-name="ro1">
          <table:table-cell office:value-type="float" office:value="0.394208" calcext:value-type="float">
            <text:p>0.394208</text:p>
          </table:table-cell>
          <table:table-cell office:value-type="float" office:value="4.97053" calcext:value-type="float">
            <text:p>4.97053</text:p>
          </table:table-cell>
          <table:table-cell table:formula="of:=[30x30x30.A647]+[30x30x30.B647]" office:value-type="float" office:value="5.364738" calcext:value-type="float">
            <text:p>5.364738</text:p>
          </table:table-cell>
          <table:table-cell table:formula="of:=[.D$2]/([.C647]/1000)/1000000" office:value-type="float" office:value="5.03286460587637" calcext:value-type="float">
            <text:p>5.0328646059</text:p>
          </table:table-cell>
        </table:table-row>
        <table:table-row table:style-name="ro1">
          <table:table-cell office:value-type="float" office:value="0.39424" calcext:value-type="float">
            <text:p>0.39424</text:p>
          </table:table-cell>
          <table:table-cell office:value-type="float" office:value="5.0095" calcext:value-type="float">
            <text:p>5.0095</text:p>
          </table:table-cell>
          <table:table-cell table:formula="of:=[30x30x30.A648]+[30x30x30.B648]" office:value-type="float" office:value="5.40374" calcext:value-type="float">
            <text:p>5.40374</text:p>
          </table:table-cell>
          <table:table-cell table:formula="of:=[.D$2]/([.C648]/1000)/1000000" office:value-type="float" office:value="4.99653943379955" calcext:value-type="float">
            <text:p>4.9965394338</text:p>
          </table:table-cell>
        </table:table-row>
        <table:table-row table:style-name="ro1">
          <table:table-cell office:value-type="float" office:value="0.393792" calcext:value-type="float">
            <text:p>0.393792</text:p>
          </table:table-cell>
          <table:table-cell office:value-type="float" office:value="5.00237" calcext:value-type="float">
            <text:p>5.00237</text:p>
          </table:table-cell>
          <table:table-cell table:formula="of:=[30x30x30.A649]+[30x30x30.B649]" office:value-type="float" office:value="5.396162" calcext:value-type="float">
            <text:p>5.396162</text:p>
          </table:table-cell>
          <table:table-cell table:formula="of:=[.D$2]/([.C649]/1000)/1000000" office:value-type="float" office:value="5.00355623126214" calcext:value-type="float">
            <text:p>5.0035562313</text:p>
          </table:table-cell>
        </table:table-row>
        <table:table-row table:style-name="ro1">
          <table:table-cell office:value-type="float" office:value="0.39328" calcext:value-type="float">
            <text:p>0.39328</text:p>
          </table:table-cell>
          <table:table-cell office:value-type="float" office:value="5.01149" calcext:value-type="float">
            <text:p>5.01149</text:p>
          </table:table-cell>
          <table:table-cell table:formula="of:=[30x30x30.A650]+[30x30x30.B650]" office:value-type="float" office:value="5.40477" calcext:value-type="float">
            <text:p>5.40477</text:p>
          </table:table-cell>
          <table:table-cell table:formula="of:=[.D$2]/([.C650]/1000)/1000000" office:value-type="float" office:value="4.99558723127904" calcext:value-type="float">
            <text:p>4.9955872313</text:p>
          </table:table-cell>
        </table:table-row>
        <table:table-row table:style-name="ro1">
          <table:table-cell office:value-type="float" office:value="0.394176" calcext:value-type="float">
            <text:p>0.394176</text:p>
          </table:table-cell>
          <table:table-cell office:value-type="float" office:value="4.98189" calcext:value-type="float">
            <text:p>4.98189</text:p>
          </table:table-cell>
          <table:table-cell table:formula="of:=[30x30x30.A651]+[30x30x30.B651]" office:value-type="float" office:value="5.376066" calcext:value-type="float">
            <text:p>5.376066</text:p>
          </table:table-cell>
          <table:table-cell table:formula="of:=[.D$2]/([.C651]/1000)/1000000" office:value-type="float" office:value="5.02225977136441" calcext:value-type="float">
            <text:p>5.0222597714</text:p>
          </table:table-cell>
        </table:table-row>
        <table:table-row table:style-name="ro1">
          <table:table-cell office:value-type="float" office:value="0.395168" calcext:value-type="float">
            <text:p>0.395168</text:p>
          </table:table-cell>
          <table:table-cell office:value-type="float" office:value="4.99536" calcext:value-type="float">
            <text:p>4.99536</text:p>
          </table:table-cell>
          <table:table-cell table:formula="of:=[30x30x30.A652]+[30x30x30.B652]" office:value-type="float" office:value="5.390528" calcext:value-type="float">
            <text:p>5.390528</text:p>
          </table:table-cell>
          <table:table-cell table:formula="of:=[.D$2]/([.C652]/1000)/1000000" office:value-type="float" office:value="5.00878578128154" calcext:value-type="float">
            <text:p>5.0087857813</text:p>
          </table:table-cell>
        </table:table-row>
        <table:table-row table:style-name="ro1">
          <table:table-cell office:value-type="float" office:value="0.394304" calcext:value-type="float">
            <text:p>0.394304</text:p>
          </table:table-cell>
          <table:table-cell office:value-type="float" office:value="4.98227" calcext:value-type="float">
            <text:p>4.98227</text:p>
          </table:table-cell>
          <table:table-cell table:formula="of:=[30x30x30.A653]+[30x30x30.B653]" office:value-type="float" office:value="5.376574" calcext:value-type="float">
            <text:p>5.376574</text:p>
          </table:table-cell>
          <table:table-cell table:formula="of:=[.D$2]/([.C653]/1000)/1000000" office:value-type="float" office:value="5.02178524837564" calcext:value-type="float">
            <text:p>5.0217852484</text:p>
          </table:table-cell>
        </table:table-row>
        <table:table-row table:style-name="ro1">
          <table:table-cell office:value-type="float" office:value="0.394784" calcext:value-type="float">
            <text:p>0.394784</text:p>
          </table:table-cell>
          <table:table-cell office:value-type="float" office:value="5.01027" calcext:value-type="float">
            <text:p>5.01027</text:p>
          </table:table-cell>
          <table:table-cell table:formula="of:=[30x30x30.A654]+[30x30x30.B654]" office:value-type="float" office:value="5.405054" calcext:value-type="float">
            <text:p>5.405054</text:p>
          </table:table-cell>
          <table:table-cell table:formula="of:=[.D$2]/([.C654]/1000)/1000000" office:value-type="float" office:value="4.99532474606174" calcext:value-type="float">
            <text:p>4.9953247461</text:p>
          </table:table-cell>
        </table:table-row>
        <table:table-row table:style-name="ro1">
          <table:table-cell office:value-type="float" office:value="0.396224" calcext:value-type="float">
            <text:p>0.396224</text:p>
          </table:table-cell>
          <table:table-cell office:value-type="float" office:value="5.02819" calcext:value-type="float">
            <text:p>5.02819</text:p>
          </table:table-cell>
          <table:table-cell table:formula="of:=[30x30x30.A655]+[30x30x30.B655]" office:value-type="float" office:value="5.424414" calcext:value-type="float">
            <text:p>5.424414</text:p>
          </table:table-cell>
          <table:table-cell table:formula="of:=[.D$2]/([.C655]/1000)/1000000" office:value-type="float" office:value="4.97749618668487" calcext:value-type="float">
            <text:p>4.9774961867</text:p>
          </table:table-cell>
        </table:table-row>
        <table:table-row table:style-name="ro1">
          <table:table-cell office:value-type="float" office:value="0.39504" calcext:value-type="float">
            <text:p>0.39504</text:p>
          </table:table-cell>
          <table:table-cell office:value-type="float" office:value="4.97622" calcext:value-type="float">
            <text:p>4.97622</text:p>
          </table:table-cell>
          <table:table-cell table:formula="of:=[30x30x30.A656]+[30x30x30.B656]" office:value-type="float" office:value="5.37126" calcext:value-type="float">
            <text:p>5.37126</text:p>
          </table:table-cell>
          <table:table-cell table:formula="of:=[.D$2]/([.C656]/1000)/1000000" office:value-type="float" office:value="5.02675349917897" calcext:value-type="float">
            <text:p>5.0267534992</text:p>
          </table:table-cell>
        </table:table-row>
        <table:table-row table:style-name="ro1">
          <table:table-cell office:value-type="float" office:value="0.393504" calcext:value-type="float">
            <text:p>0.393504</text:p>
          </table:table-cell>
          <table:table-cell office:value-type="float" office:value="4.9993" calcext:value-type="float">
            <text:p>4.9993</text:p>
          </table:table-cell>
          <table:table-cell table:formula="of:=[30x30x30.A657]+[30x30x30.B657]" office:value-type="float" office:value="5.392804" calcext:value-type="float">
            <text:p>5.392804</text:p>
          </table:table-cell>
          <table:table-cell table:formula="of:=[.D$2]/([.C657]/1000)/1000000" office:value-type="float" office:value="5.00667185382595" calcext:value-type="float">
            <text:p>5.0066718538</text:p>
          </table:table-cell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5.0487" calcext:value-type="float">
            <text:p>5.0487</text:p>
          </table:table-cell>
          <table:table-cell table:formula="of:=[30x30x30.A658]+[30x30x30.B658]" office:value-type="float" office:value="5.4111" calcext:value-type="float">
            <text:p>5.4111</text:p>
          </table:table-cell>
          <table:table-cell table:formula="of:=[.D$2]/([.C658]/1000)/1000000" office:value-type="float" office:value="4.98974330542773" calcext:value-type="float">
            <text:p>4.9897433054</text:p>
          </table:table-cell>
        </table:table-row>
        <table:table-row table:style-name="ro1">
          <table:table-cell office:value-type="float" office:value="0.36208" calcext:value-type="float">
            <text:p>0.36208</text:p>
          </table:table-cell>
          <table:table-cell office:value-type="float" office:value="5.04829" calcext:value-type="float">
            <text:p>5.04829</text:p>
          </table:table-cell>
          <table:table-cell table:formula="of:=[30x30x30.A659]+[30x30x30.B659]" office:value-type="float" office:value="5.41037" calcext:value-type="float">
            <text:p>5.41037</text:p>
          </table:table-cell>
          <table:table-cell table:formula="of:=[.D$2]/([.C659]/1000)/1000000" office:value-type="float" office:value="4.99041655191789" calcext:value-type="float">
            <text:p>4.9904165519</text:p>
          </table:table-cell>
        </table:table-row>
        <table:table-row table:style-name="ro1">
          <table:table-cell office:value-type="float" office:value="0.360096" calcext:value-type="float">
            <text:p>0.360096</text:p>
          </table:table-cell>
          <table:table-cell office:value-type="float" office:value="5.05114" calcext:value-type="float">
            <text:p>5.05114</text:p>
          </table:table-cell>
          <table:table-cell table:formula="of:=[30x30x30.A660]+[30x30x30.B660]" office:value-type="float" office:value="5.411236" calcext:value-type="float">
            <text:p>5.411236</text:p>
          </table:table-cell>
          <table:table-cell table:formula="of:=[.D$2]/([.C660]/1000)/1000000" office:value-type="float" office:value="4.98961789875733" calcext:value-type="float">
            <text:p>4.9896178988</text:p>
          </table:table-cell>
        </table:table-row>
        <table:table-row table:style-name="ro1">
          <table:table-cell office:value-type="float" office:value="0.36016" calcext:value-type="float">
            <text:p>0.36016</text:p>
          </table:table-cell>
          <table:table-cell office:value-type="float" office:value="5.03693" calcext:value-type="float">
            <text:p>5.03693</text:p>
          </table:table-cell>
          <table:table-cell table:formula="of:=[30x30x30.A661]+[30x30x30.B661]" office:value-type="float" office:value="5.39709" calcext:value-type="float">
            <text:p>5.39709</text:p>
          </table:table-cell>
          <table:table-cell table:formula="of:=[.D$2]/([.C661]/1000)/1000000" office:value-type="float" office:value="5.00269589723351" calcext:value-type="float">
            <text:p>5.0026958972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4672" calcext:value-type="float">
            <text:p>5.04672</text:p>
          </table:table-cell>
          <table:table-cell table:formula="of:=[30x30x30.A662]+[30x30x30.B662]" office:value-type="float" office:value="5.407936" calcext:value-type="float">
            <text:p>5.407936</text:p>
          </table:table-cell>
          <table:table-cell table:formula="of:=[.D$2]/([.C662]/1000)/1000000" office:value-type="float" office:value="4.99266263506077" calcext:value-type="float">
            <text:p>4.9926626351</text:p>
          </table:table-cell>
        </table:table-row>
        <table:table-row table:style-name="ro1">
          <table:table-cell office:value-type="float" office:value="0.366016" calcext:value-type="float">
            <text:p>0.366016</text:p>
          </table:table-cell>
          <table:table-cell office:value-type="float" office:value="5.02749" calcext:value-type="float">
            <text:p>5.02749</text:p>
          </table:table-cell>
          <table:table-cell table:formula="of:=[30x30x30.A663]+[30x30x30.B663]" office:value-type="float" office:value="5.393506" calcext:value-type="float">
            <text:p>5.393506</text:p>
          </table:table-cell>
          <table:table-cell table:formula="of:=[.D$2]/([.C663]/1000)/1000000" office:value-type="float" office:value="5.00602020281427" calcext:value-type="float">
            <text:p>5.0060202028</text:p>
          </table:table-cell>
        </table:table-row>
        <table:table-row table:style-name="ro1">
          <table:table-cell office:value-type="float" office:value="0.362176" calcext:value-type="float">
            <text:p>0.362176</text:p>
          </table:table-cell>
          <table:table-cell office:value-type="float" office:value="5.04752" calcext:value-type="float">
            <text:p>5.04752</text:p>
          </table:table-cell>
          <table:table-cell table:formula="of:=[30x30x30.A664]+[30x30x30.B664]" office:value-type="float" office:value="5.409696" calcext:value-type="float">
            <text:p>5.409696</text:p>
          </table:table-cell>
          <table:table-cell table:formula="of:=[.D$2]/([.C664]/1000)/1000000" office:value-type="float" office:value="4.99103831342833" calcext:value-type="float">
            <text:p>4.9910383134</text:p>
          </table:table-cell>
        </table:table-row>
        <table:table-row table:style-name="ro1">
          <table:table-cell office:value-type="float" office:value="0.362176" calcext:value-type="float">
            <text:p>0.362176</text:p>
          </table:table-cell>
          <table:table-cell office:value-type="float" office:value="5.01315" calcext:value-type="float">
            <text:p>5.01315</text:p>
          </table:table-cell>
          <table:table-cell table:formula="of:=[30x30x30.A665]+[30x30x30.B665]" office:value-type="float" office:value="5.375326" calcext:value-type="float">
            <text:p>5.375326</text:p>
          </table:table-cell>
          <table:table-cell table:formula="of:=[.D$2]/([.C665]/1000)/1000000" office:value-type="float" office:value="5.02295116612462" calcext:value-type="float">
            <text:p>5.0229511661</text:p>
          </table:table-cell>
        </table:table-row>
        <table:table-row table:style-name="ro1">
          <table:table-cell office:value-type="float" office:value="0.361984" calcext:value-type="float">
            <text:p>0.361984</text:p>
          </table:table-cell>
          <table:table-cell office:value-type="float" office:value="5.0233" calcext:value-type="float">
            <text:p>5.0233</text:p>
          </table:table-cell>
          <table:table-cell table:formula="of:=[30x30x30.A666]+[30x30x30.B666]" office:value-type="float" office:value="5.385284" calcext:value-type="float">
            <text:p>5.385284</text:p>
          </table:table-cell>
          <table:table-cell table:formula="of:=[.D$2]/([.C666]/1000)/1000000" office:value-type="float" office:value="5.01366316056869" calcext:value-type="float">
            <text:p>5.0136631606</text:p>
          </table:table-cell>
        </table:table-row>
        <table:table-row table:style-name="ro1">
          <table:table-cell office:value-type="float" office:value="0.362912" calcext:value-type="float">
            <text:p>0.362912</text:p>
          </table:table-cell>
          <table:table-cell office:value-type="float" office:value="5.00691" calcext:value-type="float">
            <text:p>5.00691</text:p>
          </table:table-cell>
          <table:table-cell table:formula="of:=[30x30x30.A667]+[30x30x30.B667]" office:value-type="float" office:value="5.369822" calcext:value-type="float">
            <text:p>5.369822</text:p>
          </table:table-cell>
          <table:table-cell table:formula="of:=[.D$2]/([.C667]/1000)/1000000" office:value-type="float" office:value="5.02809962788338" calcext:value-type="float">
            <text:p>5.0280996279</text:p>
          </table:table-cell>
        </table:table-row>
        <table:table-row table:style-name="ro1">
          <table:table-cell office:value-type="float" office:value="0.361088" calcext:value-type="float">
            <text:p>0.361088</text:p>
          </table:table-cell>
          <table:table-cell office:value-type="float" office:value="5.04298" calcext:value-type="float">
            <text:p>5.04298</text:p>
          </table:table-cell>
          <table:table-cell table:formula="of:=[30x30x30.A668]+[30x30x30.B668]" office:value-type="float" office:value="5.404068" calcext:value-type="float">
            <text:p>5.404068</text:p>
          </table:table-cell>
          <table:table-cell table:formula="of:=[.D$2]/([.C668]/1000)/1000000" office:value-type="float" office:value="4.99623616875287" calcext:value-type="float">
            <text:p>4.9962361688</text:p>
          </table:table-cell>
        </table:table-row>
        <table:table-row table:style-name="ro1">
          <table:table-cell office:value-type="float" office:value="0.360288" calcext:value-type="float">
            <text:p>0.360288</text:p>
          </table:table-cell>
          <table:table-cell office:value-type="float" office:value="5.01309" calcext:value-type="float">
            <text:p>5.01309</text:p>
          </table:table-cell>
          <table:table-cell table:formula="of:=[30x30x30.A669]+[30x30x30.B669]" office:value-type="float" office:value="5.373378" calcext:value-type="float">
            <text:p>5.373378</text:p>
          </table:table-cell>
          <table:table-cell table:formula="of:=[.D$2]/([.C669]/1000)/1000000" office:value-type="float" office:value="5.02477212658406" calcext:value-type="float">
            <text:p>5.0247721266</text:p>
          </table:table-cell>
        </table:table-row>
        <table:table-row table:style-name="ro1">
          <table:table-cell office:value-type="float" office:value="0.362496" calcext:value-type="float">
            <text:p>0.362496</text:p>
          </table:table-cell>
          <table:table-cell office:value-type="float" office:value="4.99242" calcext:value-type="float">
            <text:p>4.99242</text:p>
          </table:table-cell>
          <table:table-cell table:formula="of:=[30x30x30.A670]+[30x30x30.B670]" office:value-type="float" office:value="5.354916" calcext:value-type="float">
            <text:p>5.354916</text:p>
          </table:table-cell>
          <table:table-cell table:formula="of:=[.D$2]/([.C670]/1000)/1000000" office:value-type="float" office:value="5.04209589842306" calcext:value-type="float">
            <text:p>5.0420958984</text:p>
          </table:table-cell>
        </table:table-row>
        <table:table-row table:style-name="ro1">
          <table:table-cell office:value-type="float" office:value="0.361856" calcext:value-type="float">
            <text:p>0.361856</text:p>
          </table:table-cell>
          <table:table-cell office:value-type="float" office:value="4.99885" calcext:value-type="float">
            <text:p>4.99885</text:p>
          </table:table-cell>
          <table:table-cell table:formula="of:=[30x30x30.A671]+[30x30x30.B671]" office:value-type="float" office:value="5.360706" calcext:value-type="float">
            <text:p>5.360706</text:p>
          </table:table-cell>
          <table:table-cell table:formula="of:=[.D$2]/([.C671]/1000)/1000000" office:value-type="float" office:value="5.03665002333648" calcext:value-type="float">
            <text:p>5.0366500233</text:p>
          </table:table-cell>
        </table:table-row>
        <table:table-row table:style-name="ro1">
          <table:table-cell office:value-type="float" office:value="0.360896" calcext:value-type="float">
            <text:p>0.360896</text:p>
          </table:table-cell>
          <table:table-cell office:value-type="float" office:value="5.0416" calcext:value-type="float">
            <text:p>5.0416</text:p>
          </table:table-cell>
          <table:table-cell table:formula="of:=[30x30x30.A672]+[30x30x30.B672]" office:value-type="float" office:value="5.402496" calcext:value-type="float">
            <text:p>5.402496</text:p>
          </table:table-cell>
          <table:table-cell table:formula="of:=[.D$2]/([.C672]/1000)/1000000" office:value-type="float" office:value="4.99768995664226" calcext:value-type="float">
            <text:p>4.9976899566</text:p>
          </table:table-cell>
        </table:table-row>
        <table:table-row table:style-name="ro1">
          <table:table-cell office:value-type="float" office:value="0.360544" calcext:value-type="float">
            <text:p>0.360544</text:p>
          </table:table-cell>
          <table:table-cell office:value-type="float" office:value="5.01485" calcext:value-type="float">
            <text:p>5.01485</text:p>
          </table:table-cell>
          <table:table-cell table:formula="of:=[30x30x30.A673]+[30x30x30.B673]" office:value-type="float" office:value="5.375394" calcext:value-type="float">
            <text:p>5.375394</text:p>
          </table:table-cell>
          <table:table-cell table:formula="of:=[.D$2]/([.C673]/1000)/1000000" office:value-type="float" office:value="5.02288762460947" calcext:value-type="float">
            <text:p>5.0228876246</text:p>
          </table:table-cell>
        </table:table-row>
        <table:table-row table:style-name="ro1">
          <table:table-cell office:value-type="float" office:value="0.36432" calcext:value-type="float">
            <text:p>0.36432</text:p>
          </table:table-cell>
          <table:table-cell office:value-type="float" office:value="5.02749" calcext:value-type="float">
            <text:p>5.02749</text:p>
          </table:table-cell>
          <table:table-cell table:formula="of:=[30x30x30.A674]+[30x30x30.B674]" office:value-type="float" office:value="5.39181" calcext:value-type="float">
            <text:p>5.39181</text:p>
          </table:table-cell>
          <table:table-cell table:formula="of:=[.D$2]/([.C674]/1000)/1000000" office:value-type="float" office:value="5.00759485219249" calcext:value-type="float">
            <text:p>5.0075948522</text:p>
          </table:table-cell>
        </table:table-row>
        <table:table-row table:style-name="ro1">
          <table:table-cell office:value-type="float" office:value="0.361152" calcext:value-type="float">
            <text:p>0.361152</text:p>
          </table:table-cell>
          <table:table-cell office:value-type="float" office:value="5.01216" calcext:value-type="float">
            <text:p>5.01216</text:p>
          </table:table-cell>
          <table:table-cell table:formula="of:=[30x30x30.A675]+[30x30x30.B675]" office:value-type="float" office:value="5.373312" calcext:value-type="float">
            <text:p>5.373312</text:p>
          </table:table-cell>
          <table:table-cell table:formula="of:=[.D$2]/([.C675]/1000)/1000000" office:value-type="float" office:value="5.02483384549418" calcext:value-type="float">
            <text:p>5.0248338455</text:p>
          </table:table-cell>
        </table:table-row>
        <table:table-row table:style-name="ro1">
          <table:table-cell office:value-type="float" office:value="0.362816" calcext:value-type="float">
            <text:p>0.362816</text:p>
          </table:table-cell>
          <table:table-cell office:value-type="float" office:value="5.02461" calcext:value-type="float">
            <text:p>5.02461</text:p>
          </table:table-cell>
          <table:table-cell table:formula="of:=[30x30x30.A676]+[30x30x30.B676]" office:value-type="float" office:value="5.387426" calcext:value-type="float">
            <text:p>5.387426</text:p>
          </table:table-cell>
          <table:table-cell table:formula="of:=[.D$2]/([.C676]/1000)/1000000" office:value-type="float" office:value="5.0116697658585" calcext:value-type="float">
            <text:p>5.0116697659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5.02662" calcext:value-type="float">
            <text:p>5.02662</text:p>
          </table:table-cell>
          <table:table-cell table:formula="of:=[30x30x30.A677]+[30x30x30.B677]" office:value-type="float" office:value="5.388028" calcext:value-type="float">
            <text:p>5.388028</text:p>
          </table:table-cell>
          <table:table-cell table:formula="of:=[.D$2]/([.C677]/1000)/1000000" office:value-type="float" office:value="5.01110981605886" calcext:value-type="float">
            <text:p>5.0111098161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4.99434" calcext:value-type="float">
            <text:p>4.99434</text:p>
          </table:table-cell>
          <table:table-cell table:formula="of:=[30x30x30.A678]+[30x30x30.B678]" office:value-type="float" office:value="5.355748" calcext:value-type="float">
            <text:p>5.355748</text:p>
          </table:table-cell>
          <table:table-cell table:formula="of:=[.D$2]/([.C678]/1000)/1000000" office:value-type="float" office:value="5.04131262337212" calcext:value-type="float">
            <text:p>5.0413126234</text:p>
          </table:table-cell>
        </table:table-row>
        <table:table-row table:style-name="ro1">
          <table:table-cell office:value-type="float" office:value="0.360928" calcext:value-type="float">
            <text:p>0.360928</text:p>
          </table:table-cell>
          <table:table-cell office:value-type="float" office:value="4.98774" calcext:value-type="float">
            <text:p>4.98774</text:p>
          </table:table-cell>
          <table:table-cell table:formula="of:=[30x30x30.A679]+[30x30x30.B679]" office:value-type="float" office:value="5.348668" calcext:value-type="float">
            <text:p>5.348668</text:p>
          </table:table-cell>
          <table:table-cell table:formula="of:=[.D$2]/([.C679]/1000)/1000000" office:value-type="float" office:value="5.04798577888925" calcext:value-type="float">
            <text:p>5.0479857789</text:p>
          </table:table-cell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5.03565" calcext:value-type="float">
            <text:p>5.03565</text:p>
          </table:table-cell>
          <table:table-cell table:formula="of:=[30x30x30.A680]+[30x30x30.B680]" office:value-type="float" office:value="5.39645" calcext:value-type="float">
            <text:p>5.39645</text:p>
          </table:table-cell>
          <table:table-cell table:formula="of:=[.D$2]/([.C680]/1000)/1000000" office:value-type="float" office:value="5.00328919938107" calcext:value-type="float">
            <text:p>5.0032891994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2698" calcext:value-type="float">
            <text:p>5.02698</text:p>
          </table:table-cell>
          <table:table-cell table:formula="of:=[30x30x30.A681]+[30x30x30.B681]" office:value-type="float" office:value="5.388548" calcext:value-type="float">
            <text:p>5.388548</text:p>
          </table:table-cell>
          <table:table-cell table:formula="of:=[.D$2]/([.C681]/1000)/1000000" office:value-type="float" office:value="5.0106262392021" calcext:value-type="float">
            <text:p>5.0106262392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1715" calcext:value-type="float">
            <text:p>5.01715</text:p>
          </table:table-cell>
          <table:table-cell table:formula="of:=[30x30x30.A682]+[30x30x30.B682]" office:value-type="float" office:value="5.378462" calcext:value-type="float">
            <text:p>5.378462</text:p>
          </table:table-cell>
          <table:table-cell table:formula="of:=[.D$2]/([.C682]/1000)/1000000" office:value-type="float" office:value="5.02002245251524" calcext:value-type="float">
            <text:p>5.0200224525</text:p>
          </table:table-cell>
        </table:table-row>
        <table:table-row table:style-name="ro1">
          <table:table-cell office:value-type="float" office:value="0.361728" calcext:value-type="float">
            <text:p>0.361728</text:p>
          </table:table-cell>
          <table:table-cell office:value-type="float" office:value="5.01085" calcext:value-type="float">
            <text:p>5.01085</text:p>
          </table:table-cell>
          <table:table-cell table:formula="of:=[30x30x30.A683]+[30x30x30.B683]" office:value-type="float" office:value="5.372578" calcext:value-type="float">
            <text:p>5.372578</text:p>
          </table:table-cell>
          <table:table-cell table:formula="of:=[.D$2]/([.C683]/1000)/1000000" office:value-type="float" office:value="5.02552033679176" calcext:value-type="float">
            <text:p>5.0255203368</text:p>
          </table:table-cell>
        </table:table-row>
        <table:table-row table:style-name="ro1">
          <table:table-cell office:value-type="float" office:value="0.36048" calcext:value-type="float">
            <text:p>0.36048</text:p>
          </table:table-cell>
          <table:table-cell office:value-type="float" office:value="4.99174" calcext:value-type="float">
            <text:p>4.99174</text:p>
          </table:table-cell>
          <table:table-cell table:formula="of:=[30x30x30.A684]+[30x30x30.B684]" office:value-type="float" office:value="5.35222" calcext:value-type="float">
            <text:p>5.35222</text:p>
          </table:table-cell>
          <table:table-cell table:formula="of:=[.D$2]/([.C684]/1000)/1000000" office:value-type="float" office:value="5.04463568388444" calcext:value-type="float">
            <text:p>5.0446356839</text:p>
          </table:table-cell>
        </table:table-row>
        <table:table-row table:style-name="ro1">
          <table:table-cell office:value-type="float" office:value="0.36256" calcext:value-type="float">
            <text:p>0.36256</text:p>
          </table:table-cell>
          <table:table-cell office:value-type="float" office:value="5.05907" calcext:value-type="float">
            <text:p>5.05907</text:p>
          </table:table-cell>
          <table:table-cell table:formula="of:=[30x30x30.A685]+[30x30x30.B685]" office:value-type="float" office:value="5.42163" calcext:value-type="float">
            <text:p>5.42163</text:p>
          </table:table-cell>
          <table:table-cell table:formula="of:=[.D$2]/([.C685]/1000)/1000000" office:value-type="float" office:value="4.98005212454557" calcext:value-type="float">
            <text:p>4.9800521245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4.99789" calcext:value-type="float">
            <text:p>4.99789</text:p>
          </table:table-cell>
          <table:table-cell table:formula="of:=[30x30x30.A686]+[30x30x30.B686]" office:value-type="float" office:value="5.35949" calcext:value-type="float">
            <text:p>5.35949</text:p>
          </table:table-cell>
          <table:table-cell table:formula="of:=[.D$2]/([.C686]/1000)/1000000" office:value-type="float" office:value="5.03779277505882" calcext:value-type="float">
            <text:p>5.0377927751</text:p>
          </table:table-cell>
        </table:table-row>
        <table:table-row table:style-name="ro1">
          <table:table-cell office:value-type="float" office:value="0.361792" calcext:value-type="float">
            <text:p>0.361792</text:p>
          </table:table-cell>
          <table:table-cell office:value-type="float" office:value="5.04675" calcext:value-type="float">
            <text:p>5.04675</text:p>
          </table:table-cell>
          <table:table-cell table:formula="of:=[30x30x30.A687]+[30x30x30.B687]" office:value-type="float" office:value="5.408542" calcext:value-type="float">
            <text:p>5.408542</text:p>
          </table:table-cell>
          <table:table-cell table:formula="of:=[.D$2]/([.C687]/1000)/1000000" office:value-type="float" office:value="4.99210323225742" calcext:value-type="float">
            <text:p>4.9921032323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5.02912" calcext:value-type="float">
            <text:p>5.02912</text:p>
          </table:table-cell>
          <table:table-cell table:formula="of:=[30x30x30.A688]+[30x30x30.B688]" office:value-type="float" office:value="5.39072" calcext:value-type="float">
            <text:p>5.39072</text:p>
          </table:table-cell>
          <table:table-cell table:formula="of:=[.D$2]/([.C688]/1000)/1000000" office:value-type="float" office:value="5.00860738454233" calcext:value-type="float">
            <text:p>5.0086073845</text:p>
          </table:table-cell>
        </table:table-row>
        <table:table-row table:style-name="ro1">
          <table:table-cell office:value-type="float" office:value="0.361152" calcext:value-type="float">
            <text:p>0.361152</text:p>
          </table:table-cell>
          <table:table-cell office:value-type="float" office:value="5.02541" calcext:value-type="float">
            <text:p>5.02541</text:p>
          </table:table-cell>
          <table:table-cell table:formula="of:=[30x30x30.A689]+[30x30x30.B689]" office:value-type="float" office:value="5.386562" calcext:value-type="float">
            <text:p>5.386562</text:p>
          </table:table-cell>
          <table:table-cell table:formula="of:=[.D$2]/([.C689]/1000)/1000000" office:value-type="float" office:value="5.01247363346045" calcext:value-type="float">
            <text:p>5.0124736335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297" calcext:value-type="float">
            <text:p>5.0297</text:p>
          </table:table-cell>
          <table:table-cell table:formula="of:=[30x30x30.A690]+[30x30x30.B690]" office:value-type="float" office:value="5.391012" calcext:value-type="float">
            <text:p>5.391012</text:p>
          </table:table-cell>
          <table:table-cell table:formula="of:=[.D$2]/([.C690]/1000)/1000000" office:value-type="float" office:value="5.00833609719288" calcext:value-type="float">
            <text:p>5.0083360972</text:p>
          </table:table-cell>
        </table:table-row>
        <table:table-row table:style-name="ro1">
          <table:table-cell office:value-type="float" office:value="0.361312" calcext:value-type="float">
            <text:p>0.361312</text:p>
          </table:table-cell>
          <table:table-cell office:value-type="float" office:value="5.02026" calcext:value-type="float">
            <text:p>5.02026</text:p>
          </table:table-cell>
          <table:table-cell table:formula="of:=[30x30x30.A691]+[30x30x30.B691]" office:value-type="float" office:value="5.381572" calcext:value-type="float">
            <text:p>5.381572</text:p>
          </table:table-cell>
          <table:table-cell table:formula="of:=[.D$2]/([.C691]/1000)/1000000" office:value-type="float" office:value="5.01712139129608" calcext:value-type="float">
            <text:p>5.0171213913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2762" calcext:value-type="float">
            <text:p>5.02762</text:p>
          </table:table-cell>
          <table:table-cell table:formula="of:=[30x30x30.A692]+[30x30x30.B692]" office:value-type="float" office:value="5.389188" calcext:value-type="float">
            <text:p>5.389188</text:p>
          </table:table-cell>
          <table:table-cell table:formula="of:=[.D$2]/([.C692]/1000)/1000000" office:value-type="float" office:value="5.01003119579425" calcext:value-type="float">
            <text:p>5.0100311958</text:p>
          </table:table-cell>
        </table:table-row>
        <table:table-row table:style-name="ro1">
          <table:table-cell office:value-type="float" office:value="0.360736" calcext:value-type="float">
            <text:p>0.360736</text:p>
          </table:table-cell>
          <table:table-cell office:value-type="float" office:value="5.01853" calcext:value-type="float">
            <text:p>5.01853</text:p>
          </table:table-cell>
          <table:table-cell table:formula="of:=[30x30x30.A693]+[30x30x30.B693]" office:value-type="float" office:value="5.379266" calcext:value-type="float">
            <text:p>5.379266</text:p>
          </table:table-cell>
          <table:table-cell table:formula="of:=[.D$2]/([.C693]/1000)/1000000" office:value-type="float" office:value="5.01927214605115" calcext:value-type="float">
            <text:p>5.0192721461</text:p>
          </table:table-cell>
        </table:table-row>
        <table:table-row table:style-name="ro1">
          <table:table-cell office:value-type="float" office:value="0.360224" calcext:value-type="float">
            <text:p>0.360224</text:p>
          </table:table-cell>
          <table:table-cell office:value-type="float" office:value="5.02509" calcext:value-type="float">
            <text:p>5.02509</text:p>
          </table:table-cell>
          <table:table-cell table:formula="of:=[30x30x30.A694]+[30x30x30.B694]" office:value-type="float" office:value="5.385314" calcext:value-type="float">
            <text:p>5.385314</text:p>
          </table:table-cell>
          <table:table-cell table:formula="of:=[.D$2]/([.C694]/1000)/1000000" office:value-type="float" office:value="5.01363523092618" calcext:value-type="float">
            <text:p>5.0136352309</text:p>
          </table:table-cell>
        </table:table-row>
        <table:table-row table:style-name="ro1">
          <table:table-cell office:value-type="float" office:value="0.360928" calcext:value-type="float">
            <text:p>0.360928</text:p>
          </table:table-cell>
          <table:table-cell office:value-type="float" office:value="5.02515" calcext:value-type="float">
            <text:p>5.02515</text:p>
          </table:table-cell>
          <table:table-cell table:formula="of:=[30x30x30.A695]+[30x30x30.B695]" office:value-type="float" office:value="5.386078" calcext:value-type="float">
            <text:p>5.386078</text:p>
          </table:table-cell>
          <table:table-cell table:formula="of:=[.D$2]/([.C695]/1000)/1000000" office:value-type="float" office:value="5.01292406088438" calcext:value-type="float">
            <text:p>5.0129240609</text:p>
          </table:table-cell>
        </table:table-row>
        <table:table-row table:style-name="ro1">
          <table:table-cell office:value-type="float" office:value="0.360864" calcext:value-type="float">
            <text:p>0.360864</text:p>
          </table:table-cell>
          <table:table-cell office:value-type="float" office:value="4.99994" calcext:value-type="float">
            <text:p>4.99994</text:p>
          </table:table-cell>
          <table:table-cell table:formula="of:=[30x30x30.A696]+[30x30x30.B696]" office:value-type="float" office:value="5.360804" calcext:value-type="float">
            <text:p>5.360804</text:p>
          </table:table-cell>
          <table:table-cell table:formula="of:=[.D$2]/([.C696]/1000)/1000000" office:value-type="float" office:value="5.03655794914345" calcext:value-type="float">
            <text:p>5.0365579491</text:p>
          </table:table-cell>
        </table:table-row>
        <table:table-row table:style-name="ro1">
          <table:table-cell office:value-type="float" office:value="0.36112" calcext:value-type="float">
            <text:p>0.36112</text:p>
          </table:table-cell>
          <table:table-cell office:value-type="float" office:value="5.02125" calcext:value-type="float">
            <text:p>5.02125</text:p>
          </table:table-cell>
          <table:table-cell table:formula="of:=[30x30x30.A697]+[30x30x30.B697]" office:value-type="float" office:value="5.38237" calcext:value-type="float">
            <text:p>5.38237</text:p>
          </table:table-cell>
          <table:table-cell table:formula="of:=[.D$2]/([.C697]/1000)/1000000" office:value-type="float" office:value="5.01637754372145" calcext:value-type="float">
            <text:p>5.0163775437</text:p>
          </table:table-cell>
        </table:table-row>
        <table:table-row table:style-name="ro1">
          <table:table-cell office:value-type="float" office:value="0.362432" calcext:value-type="float">
            <text:p>0.362432</text:p>
          </table:table-cell>
          <table:table-cell office:value-type="float" office:value="5.00525" calcext:value-type="float">
            <text:p>5.00525</text:p>
          </table:table-cell>
          <table:table-cell table:formula="of:=[30x30x30.A698]+[30x30x30.B698]" office:value-type="float" office:value="5.367682" calcext:value-type="float">
            <text:p>5.367682</text:p>
          </table:table-cell>
          <table:table-cell table:formula="of:=[.D$2]/([.C698]/1000)/1000000" office:value-type="float" office:value="5.03010424238992" calcext:value-type="float">
            <text:p>5.0301042424</text:p>
          </table:table-cell>
        </table:table-row>
        <table:table-row table:style-name="ro1">
          <table:table-cell office:value-type="float" office:value="0.368288" calcext:value-type="float">
            <text:p>0.368288</text:p>
          </table:table-cell>
          <table:table-cell office:value-type="float" office:value="5.02195" calcext:value-type="float">
            <text:p>5.02195</text:p>
          </table:table-cell>
          <table:table-cell table:formula="of:=[30x30x30.A699]+[30x30x30.B699]" office:value-type="float" office:value="5.390238" calcext:value-type="float">
            <text:p>5.390238</text:p>
          </table:table-cell>
          <table:table-cell table:formula="of:=[.D$2]/([.C699]/1000)/1000000" office:value-type="float" office:value="5.00905525878449" calcext:value-type="float">
            <text:p>5.0090552588</text:p>
          </table:table-cell>
        </table:table-row>
        <table:table-row table:style-name="ro1">
          <table:table-cell office:value-type="float" office:value="0.36752" calcext:value-type="float">
            <text:p>0.36752</text:p>
          </table:table-cell>
          <table:table-cell office:value-type="float" office:value="5.00746" calcext:value-type="float">
            <text:p>5.00746</text:p>
          </table:table-cell>
          <table:table-cell table:formula="of:=[30x30x30.A700]+[30x30x30.B700]" office:value-type="float" office:value="5.37498" calcext:value-type="float">
            <text:p>5.37498</text:p>
          </table:table-cell>
          <table:table-cell table:formula="of:=[.D$2]/([.C700]/1000)/1000000" office:value-type="float" office:value="5.02327450520746" calcext:value-type="float">
            <text:p>5.0232745052</text:p>
          </table:table-cell>
        </table:table-row>
        <table:table-row table:style-name="ro1">
          <table:table-cell office:value-type="float" office:value="0.361376" calcext:value-type="float">
            <text:p>0.361376</text:p>
          </table:table-cell>
          <table:table-cell office:value-type="float" office:value="4.99779" calcext:value-type="float">
            <text:p>4.99779</text:p>
          </table:table-cell>
          <table:table-cell table:formula="of:=[30x30x30.A701]+[30x30x30.B701]" office:value-type="float" office:value="5.359166" calcext:value-type="float">
            <text:p>5.359166</text:p>
          </table:table-cell>
          <table:table-cell table:formula="of:=[.D$2]/([.C701]/1000)/1000000" office:value-type="float" office:value="5.03809734574372" calcext:value-type="float">
            <text:p>5.0380973457</text:p>
          </table:table-cell>
        </table:table-row>
        <table:table-row table:style-name="ro1">
          <table:table-cell office:value-type="float" office:value="0.398656" calcext:value-type="float">
            <text:p>0.398656</text:p>
          </table:table-cell>
          <table:table-cell office:value-type="float" office:value="4.98707" calcext:value-type="float">
            <text:p>4.98707</text:p>
          </table:table-cell>
          <table:table-cell table:formula="of:=[30x30x30.A702]+[30x30x30.B702]" office:value-type="float" office:value="5.385726" calcext:value-type="float">
            <text:p>5.385726</text:p>
          </table:table-cell>
          <table:table-cell table:formula="of:=[.D$2]/([.C702]/1000)/1000000" office:value-type="float" office:value="5.01325169531462" calcext:value-type="float">
            <text:p>5.0132516953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5.0752" calcext:value-type="float">
            <text:p>5.0752</text:p>
          </table:table-cell>
          <table:table-cell table:formula="of:=[30x30x30.A703]+[30x30x30.B703]" office:value-type="float" office:value="5.470208" calcext:value-type="float">
            <text:p>5.470208</text:p>
          </table:table-cell>
          <table:table-cell table:formula="of:=[.D$2]/([.C703]/1000)/1000000" office:value-type="float" office:value="4.9358269374766" calcext:value-type="float">
            <text:p>4.9358269375</text:p>
          </table:table-cell>
        </table:table-row>
        <table:table-row table:style-name="ro1">
          <table:table-cell office:value-type="float" office:value="0.39488" calcext:value-type="float">
            <text:p>0.39488</text:p>
          </table:table-cell>
          <table:table-cell office:value-type="float" office:value="5.05661" calcext:value-type="float">
            <text:p>5.05661</text:p>
          </table:table-cell>
          <table:table-cell table:formula="of:=[30x30x30.A704]+[30x30x30.B704]" office:value-type="float" office:value="5.45149" calcext:value-type="float">
            <text:p>5.45149</text:p>
          </table:table-cell>
          <table:table-cell table:formula="of:=[.D$2]/([.C704]/1000)/1000000" office:value-type="float" office:value="4.9527743791147" calcext:value-type="float">
            <text:p>4.9527743791</text:p>
          </table:table-cell>
        </table:table-row>
        <table:table-row table:style-name="ro1">
          <table:table-cell office:value-type="float" office:value="0.393952" calcext:value-type="float">
            <text:p>0.393952</text:p>
          </table:table-cell>
          <table:table-cell office:value-type="float" office:value="5.03414" calcext:value-type="float">
            <text:p>5.03414</text:p>
          </table:table-cell>
          <table:table-cell table:formula="of:=[30x30x30.A705]+[30x30x30.B705]" office:value-type="float" office:value="5.428092" calcext:value-type="float">
            <text:p>5.428092</text:p>
          </table:table-cell>
          <table:table-cell table:formula="of:=[.D$2]/([.C705]/1000)/1000000" office:value-type="float" office:value="4.97412350417053" calcext:value-type="float">
            <text:p>4.9741235042</text:p>
          </table:table-cell>
        </table:table-row>
        <table:table-row table:style-name="ro1">
          <table:table-cell office:value-type="float" office:value="0.392736" calcext:value-type="float">
            <text:p>0.392736</text:p>
          </table:table-cell>
          <table:table-cell office:value-type="float" office:value="5.01834" calcext:value-type="float">
            <text:p>5.01834</text:p>
          </table:table-cell>
          <table:table-cell table:formula="of:=[30x30x30.A706]+[30x30x30.B706]" office:value-type="float" office:value="5.411076" calcext:value-type="float">
            <text:p>5.411076</text:p>
          </table:table-cell>
          <table:table-cell table:formula="of:=[.D$2]/([.C706]/1000)/1000000" office:value-type="float" office:value="4.98976543667101" calcext:value-type="float">
            <text:p>4.9897654367</text:p>
          </table:table-cell>
        </table:table-row>
        <table:table-row table:style-name="ro1">
          <table:table-cell office:value-type="float" office:value="0.394528" calcext:value-type="float">
            <text:p>0.394528</text:p>
          </table:table-cell>
          <table:table-cell office:value-type="float" office:value="5.03075" calcext:value-type="float">
            <text:p>5.03075</text:p>
          </table:table-cell>
          <table:table-cell table:formula="of:=[30x30x30.A707]+[30x30x30.B707]" office:value-type="float" office:value="5.425278" calcext:value-type="float">
            <text:p>5.425278</text:p>
          </table:table-cell>
          <table:table-cell table:formula="of:=[.D$2]/([.C707]/1000)/1000000" office:value-type="float" office:value="4.976703497959" calcext:value-type="float">
            <text:p>4.976703498</text:p>
          </table:table-cell>
        </table:table-row>
        <table:table-row table:style-name="ro1">
          <table:table-cell office:value-type="float" office:value="0.394432" calcext:value-type="float">
            <text:p>0.394432</text:p>
          </table:table-cell>
          <table:table-cell office:value-type="float" office:value="5.01002" calcext:value-type="float">
            <text:p>5.01002</text:p>
          </table:table-cell>
          <table:table-cell table:formula="of:=[30x30x30.A708]+[30x30x30.B708]" office:value-type="float" office:value="5.404452" calcext:value-type="float">
            <text:p>5.404452</text:p>
          </table:table-cell>
          <table:table-cell table:formula="of:=[.D$2]/([.C708]/1000)/1000000" office:value-type="float" office:value="4.99588117352139" calcext:value-type="float">
            <text:p>4.9958811735</text:p>
          </table:table-cell>
        </table:table-row>
        <table:table-row table:style-name="ro1">
          <table:table-cell office:value-type="float" office:value="0.394944" calcext:value-type="float">
            <text:p>0.394944</text:p>
          </table:table-cell>
          <table:table-cell office:value-type="float" office:value="4.98781" calcext:value-type="float">
            <text:p>4.98781</text:p>
          </table:table-cell>
          <table:table-cell table:formula="of:=[30x30x30.A709]+[30x30x30.B709]" office:value-type="float" office:value="5.382754" calcext:value-type="float">
            <text:p>5.382754</text:p>
          </table:table-cell>
          <table:table-cell table:formula="of:=[.D$2]/([.C709]/1000)/1000000" office:value-type="float" office:value="5.01601968063189" calcext:value-type="float">
            <text:p>5.0160196806</text:p>
          </table:table-cell>
        </table:table-row>
        <table:table-row table:style-name="ro1">
          <table:table-cell office:value-type="float" office:value="0.397184" calcext:value-type="float">
            <text:p>0.397184</text:p>
          </table:table-cell>
          <table:table-cell office:value-type="float" office:value="4.97376" calcext:value-type="float">
            <text:p>4.97376</text:p>
          </table:table-cell>
          <table:table-cell table:formula="of:=[30x30x30.A710]+[30x30x30.B710]" office:value-type="float" office:value="5.370944" calcext:value-type="float">
            <text:p>5.370944</text:p>
          </table:table-cell>
          <table:table-cell table:formula="of:=[.D$2]/([.C710]/1000)/1000000" office:value-type="float" office:value="5.02704924869818" calcext:value-type="float">
            <text:p>5.0270492487</text:p>
          </table:table-cell>
        </table:table-row>
        <table:table-row table:style-name="ro1">
          <table:table-cell office:value-type="float" office:value="0.394816" calcext:value-type="float">
            <text:p>0.394816</text:p>
          </table:table-cell>
          <table:table-cell office:value-type="float" office:value="4.98064" calcext:value-type="float">
            <text:p>4.98064</text:p>
          </table:table-cell>
          <table:table-cell table:formula="of:=[30x30x30.A711]+[30x30x30.B711]" office:value-type="float" office:value="5.375456" calcext:value-type="float">
            <text:p>5.375456</text:p>
          </table:table-cell>
          <table:table-cell table:formula="of:=[.D$2]/([.C711]/1000)/1000000" office:value-type="float" office:value="5.02282969109969" calcext:value-type="float">
            <text:p>5.0228296911</text:p>
          </table:table-cell>
        </table:table-row>
        <table:table-row table:style-name="ro1">
          <table:table-cell office:value-type="float" office:value="0.394848" calcext:value-type="float">
            <text:p>0.394848</text:p>
          </table:table-cell>
          <table:table-cell office:value-type="float" office:value="4.98029" calcext:value-type="float">
            <text:p>4.98029</text:p>
          </table:table-cell>
          <table:table-cell table:formula="of:=[30x30x30.A712]+[30x30x30.B712]" office:value-type="float" office:value="5.375138" calcext:value-type="float">
            <text:p>5.375138</text:p>
          </table:table-cell>
          <table:table-cell table:formula="of:=[.D$2]/([.C712]/1000)/1000000" office:value-type="float" office:value="5.02312684809209" calcext:value-type="float">
            <text:p>5.0231268481</text:p>
          </table:table-cell>
        </table:table-row>
        <table:table-row table:style-name="ro1">
          <table:table-cell office:value-type="float" office:value="0.393888" calcext:value-type="float">
            <text:p>0.393888</text:p>
          </table:table-cell>
          <table:table-cell office:value-type="float" office:value="4.97814" calcext:value-type="float">
            <text:p>4.97814</text:p>
          </table:table-cell>
          <table:table-cell table:formula="of:=[30x30x30.A713]+[30x30x30.B713]" office:value-type="float" office:value="5.372028" calcext:value-type="float">
            <text:p>5.372028</text:p>
          </table:table-cell>
          <table:table-cell table:formula="of:=[.D$2]/([.C713]/1000)/1000000" office:value-type="float" office:value="5.02603486057779" calcext:value-type="float">
            <text:p>5.0260348606</text:p>
          </table:table-cell>
        </table:table-row>
        <table:table-row table:style-name="ro1">
          <table:table-cell office:value-type="float" office:value="0.393376" calcext:value-type="float">
            <text:p>0.393376</text:p>
          </table:table-cell>
          <table:table-cell office:value-type="float" office:value="5.01494" calcext:value-type="float">
            <text:p>5.01494</text:p>
          </table:table-cell>
          <table:table-cell table:formula="of:=[30x30x30.A714]+[30x30x30.B714]" office:value-type="float" office:value="5.408316" calcext:value-type="float">
            <text:p>5.408316</text:p>
          </table:table-cell>
          <table:table-cell table:formula="of:=[.D$2]/([.C714]/1000)/1000000" office:value-type="float" office:value="4.99231183976676" calcext:value-type="float">
            <text:p>4.9923118398</text:p>
          </table:table-cell>
        </table:table-row>
        <table:table-row table:style-name="ro1">
          <table:table-cell office:value-type="float" office:value="0.395616" calcext:value-type="float">
            <text:p>0.395616</text:p>
          </table:table-cell>
          <table:table-cell office:value-type="float" office:value="4.97312" calcext:value-type="float">
            <text:p>4.97312</text:p>
          </table:table-cell>
          <table:table-cell table:formula="of:=[30x30x30.A715]+[30x30x30.B715]" office:value-type="float" office:value="5.368736" calcext:value-type="float">
            <text:p>5.368736</text:p>
          </table:table-cell>
          <table:table-cell table:formula="of:=[.D$2]/([.C715]/1000)/1000000" office:value-type="float" office:value="5.02911672319146" calcext:value-type="float">
            <text:p>5.0291167232</text:p>
          </table:table-cell>
        </table:table-row>
        <table:table-row table:style-name="ro1">
          <table:table-cell office:value-type="float" office:value="0.393888" calcext:value-type="float">
            <text:p>0.393888</text:p>
          </table:table-cell>
          <table:table-cell office:value-type="float" office:value="4.99194" calcext:value-type="float">
            <text:p>4.99194</text:p>
          </table:table-cell>
          <table:table-cell table:formula="of:=[30x30x30.A716]+[30x30x30.B716]" office:value-type="float" office:value="5.385828" calcext:value-type="float">
            <text:p>5.385828</text:p>
          </table:table-cell>
          <table:table-cell table:formula="of:=[.D$2]/([.C716]/1000)/1000000" office:value-type="float" office:value="5.0131567513853" calcext:value-type="float">
            <text:p>5.0131567514</text:p>
          </table:table-cell>
        </table:table-row>
        <table:table-row table:style-name="ro1">
          <table:table-cell office:value-type="float" office:value="0.395648" calcext:value-type="float">
            <text:p>0.395648</text:p>
          </table:table-cell>
          <table:table-cell office:value-type="float" office:value="4.99114" calcext:value-type="float">
            <text:p>4.99114</text:p>
          </table:table-cell>
          <table:table-cell table:formula="of:=[30x30x30.A717]+[30x30x30.B717]" office:value-type="float" office:value="5.386788" calcext:value-type="float">
            <text:p>5.386788</text:p>
          </table:table-cell>
          <table:table-cell table:formula="of:=[.D$2]/([.C717]/1000)/1000000" office:value-type="float" office:value="5.01226333763274" calcext:value-type="float">
            <text:p>5.0122633376</text:p>
          </table:table-cell>
        </table:table-row>
        <table:table-row table:style-name="ro1">
          <table:table-cell office:value-type="float" office:value="0.395328" calcext:value-type="float">
            <text:p>0.395328</text:p>
          </table:table-cell>
          <table:table-cell office:value-type="float" office:value="4.98931" calcext:value-type="float">
            <text:p>4.98931</text:p>
          </table:table-cell>
          <table:table-cell table:formula="of:=[30x30x30.A718]+[30x30x30.B718]" office:value-type="float" office:value="5.384638" calcext:value-type="float">
            <text:p>5.384638</text:p>
          </table:table-cell>
          <table:table-cell table:formula="of:=[.D$2]/([.C718]/1000)/1000000" office:value-type="float" office:value="5.01426465437417" calcext:value-type="float">
            <text:p>5.0142646544</text:p>
          </table:table-cell>
        </table:table-row>
        <table:table-row table:style-name="ro1">
          <table:table-cell office:value-type="float" office:value="0.394592" calcext:value-type="float">
            <text:p>0.394592</text:p>
          </table:table-cell>
          <table:table-cell office:value-type="float" office:value="5.01894" calcext:value-type="float">
            <text:p>5.01894</text:p>
          </table:table-cell>
          <table:table-cell table:formula="of:=[30x30x30.A719]+[30x30x30.B719]" office:value-type="float" office:value="5.413532" calcext:value-type="float">
            <text:p>5.413532</text:p>
          </table:table-cell>
          <table:table-cell table:formula="of:=[.D$2]/([.C719]/1000)/1000000" office:value-type="float" office:value="4.98750169020891" calcext:value-type="float">
            <text:p>4.9875016902</text:p>
          </table:table-cell>
        </table:table-row>
        <table:table-row table:style-name="ro1">
          <table:table-cell office:value-type="float" office:value="0.39536" calcext:value-type="float">
            <text:p>0.39536</text:p>
          </table:table-cell>
          <table:table-cell office:value-type="float" office:value="4.9545" calcext:value-type="float">
            <text:p>4.9545</text:p>
          </table:table-cell>
          <table:table-cell table:formula="of:=[30x30x30.A720]+[30x30x30.B720]" office:value-type="float" office:value="5.34986" calcext:value-type="float">
            <text:p>5.34986</text:p>
          </table:table-cell>
          <table:table-cell table:formula="of:=[.D$2]/([.C720]/1000)/1000000" office:value-type="float" office:value="5.0468610393543" calcext:value-type="float">
            <text:p>5.0468610394</text:p>
          </table:table-cell>
        </table:table-row>
        <table:table-row table:style-name="ro1">
          <table:table-cell office:value-type="float" office:value="0.394752" calcext:value-type="float">
            <text:p>0.394752</text:p>
          </table:table-cell>
          <table:table-cell office:value-type="float" office:value="4.98938" calcext:value-type="float">
            <text:p>4.98938</text:p>
          </table:table-cell>
          <table:table-cell table:formula="of:=[30x30x30.A721]+[30x30x30.B721]" office:value-type="float" office:value="5.384132" calcext:value-type="float">
            <text:p>5.384132</text:p>
          </table:table-cell>
          <table:table-cell table:formula="of:=[.D$2]/([.C721]/1000)/1000000" office:value-type="float" office:value="5.01473589429085" calcext:value-type="float">
            <text:p>5.0147358943</text:p>
          </table:table-cell>
        </table:table-row>
        <table:table-row table:style-name="ro1">
          <table:table-cell office:value-type="float" office:value="0.394912" calcext:value-type="float">
            <text:p>0.394912</text:p>
          </table:table-cell>
          <table:table-cell office:value-type="float" office:value="4.97347" calcext:value-type="float">
            <text:p>4.97347</text:p>
          </table:table-cell>
          <table:table-cell table:formula="of:=[30x30x30.A722]+[30x30x30.B722]" office:value-type="float" office:value="5.368382" calcext:value-type="float">
            <text:p>5.368382</text:p>
          </table:table-cell>
          <table:table-cell table:formula="of:=[.D$2]/([.C722]/1000)/1000000" office:value-type="float" office:value="5.02944835147722" calcext:value-type="float">
            <text:p>5.0294483515</text:p>
          </table:table-cell>
        </table:table-row>
        <table:table-row table:style-name="ro1">
          <table:table-cell office:value-type="float" office:value="0.394144" calcext:value-type="float">
            <text:p>0.394144</text:p>
          </table:table-cell>
          <table:table-cell office:value-type="float" office:value="4.99549" calcext:value-type="float">
            <text:p>4.99549</text:p>
          </table:table-cell>
          <table:table-cell table:formula="of:=[30x30x30.A723]+[30x30x30.B723]" office:value-type="float" office:value="5.389634" calcext:value-type="float">
            <text:p>5.389634</text:p>
          </table:table-cell>
          <table:table-cell table:formula="of:=[.D$2]/([.C723]/1000)/1000000" office:value-type="float" office:value="5.00961660847471" calcext:value-type="float">
            <text:p>5.0096166085</text:p>
          </table:table-cell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4.98166" calcext:value-type="float">
            <text:p>4.98166</text:p>
          </table:table-cell>
          <table:table-cell table:formula="of:=[30x30x30.A724]+[30x30x30.B724]" office:value-type="float" office:value="5.37606" calcext:value-type="float">
            <text:p>5.37606</text:p>
          </table:table-cell>
          <table:table-cell table:formula="of:=[.D$2]/([.C724]/1000)/1000000" office:value-type="float" office:value="5.02226537650249" calcext:value-type="float">
            <text:p>5.0222653765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5.00243" calcext:value-type="float">
            <text:p>5.00243</text:p>
          </table:table-cell>
          <table:table-cell table:formula="of:=[30x30x30.A725]+[30x30x30.B725]" office:value-type="float" office:value="5.397438" calcext:value-type="float">
            <text:p>5.397438</text:p>
          </table:table-cell>
          <table:table-cell table:formula="of:=[.D$2]/([.C725]/1000)/1000000" office:value-type="float" office:value="5.00237334824411" calcext:value-type="float">
            <text:p>5.0023733482</text:p>
          </table:table-cell>
        </table:table-row>
        <table:table-row table:style-name="ro1">
          <table:table-cell office:value-type="float" office:value="0.394112" calcext:value-type="float">
            <text:p>0.394112</text:p>
          </table:table-cell>
          <table:table-cell office:value-type="float" office:value="4.97872" calcext:value-type="float">
            <text:p>4.97872</text:p>
          </table:table-cell>
          <table:table-cell table:formula="of:=[30x30x30.A726]+[30x30x30.B726]" office:value-type="float" office:value="5.372832" calcext:value-type="float">
            <text:p>5.372832</text:p>
          </table:table-cell>
          <table:table-cell table:formula="of:=[.D$2]/([.C726]/1000)/1000000" office:value-type="float" office:value="5.02528275590973" calcext:value-type="float">
            <text:p>5.0252827559</text:p>
          </table:table-cell>
        </table:table-row>
        <table:table-row table:style-name="ro1">
          <table:table-cell office:value-type="float" office:value="0.392512" calcext:value-type="float">
            <text:p>0.392512</text:p>
          </table:table-cell>
          <table:table-cell office:value-type="float" office:value="5.00691" calcext:value-type="float">
            <text:p>5.00691</text:p>
          </table:table-cell>
          <table:table-cell table:formula="of:=[30x30x30.A727]+[30x30x30.B727]" office:value-type="float" office:value="5.399422" calcext:value-type="float">
            <text:p>5.399422</text:p>
          </table:table-cell>
          <table:table-cell table:formula="of:=[.D$2]/([.C727]/1000)/1000000" office:value-type="float" office:value="5.00053524247595" calcext:value-type="float">
            <text:p>5.0005352425</text:p>
          </table:table-cell>
        </table:table-row>
        <table:table-row table:style-name="ro1">
          <table:table-cell office:value-type="float" office:value="0.393216" calcext:value-type="float">
            <text:p>0.393216</text:p>
          </table:table-cell>
          <table:table-cell office:value-type="float" office:value="5.01914" calcext:value-type="float">
            <text:p>5.01914</text:p>
          </table:table-cell>
          <table:table-cell table:formula="of:=[30x30x30.A728]+[30x30x30.B728]" office:value-type="float" office:value="5.412356" calcext:value-type="float">
            <text:p>5.412356</text:p>
          </table:table-cell>
          <table:table-cell table:formula="of:=[.D$2]/([.C728]/1000)/1000000" office:value-type="float" office:value="4.98858537760635" calcext:value-type="float">
            <text:p>4.9885853776</text:p>
          </table:table-cell>
        </table:table-row>
        <table:table-row table:style-name="ro1">
          <table:table-cell office:value-type="float" office:value="0.394368" calcext:value-type="float">
            <text:p>0.394368</text:p>
          </table:table-cell>
          <table:table-cell office:value-type="float" office:value="5.00128" calcext:value-type="float">
            <text:p>5.00128</text:p>
          </table:table-cell>
          <table:table-cell table:formula="of:=[30x30x30.A729]+[30x30x30.B729]" office:value-type="float" office:value="5.395648" calcext:value-type="float">
            <text:p>5.395648</text:p>
          </table:table-cell>
          <table:table-cell table:formula="of:=[.D$2]/([.C729]/1000)/1000000" office:value-type="float" office:value="5.00403287983204" calcext:value-type="float">
            <text:p>5.0040328798</text:p>
          </table:table-cell>
        </table:table-row>
        <table:table-row table:style-name="ro1">
          <table:table-cell office:value-type="float" office:value="0.39504" calcext:value-type="float">
            <text:p>0.39504</text:p>
          </table:table-cell>
          <table:table-cell office:value-type="float" office:value="4.99898" calcext:value-type="float">
            <text:p>4.99898</text:p>
          </table:table-cell>
          <table:table-cell table:formula="of:=[30x30x30.A730]+[30x30x30.B730]" office:value-type="float" office:value="5.39402" calcext:value-type="float">
            <text:p>5.39402</text:p>
          </table:table-cell>
          <table:table-cell table:formula="of:=[.D$2]/([.C730]/1000)/1000000" office:value-type="float" office:value="5.00554317559075" calcext:value-type="float">
            <text:p>5.0055431756</text:p>
          </table:table-cell>
        </table:table-row>
        <table:table-row table:style-name="ro1">
          <table:table-cell office:value-type="float" office:value="0.393056" calcext:value-type="float">
            <text:p>0.393056</text:p>
          </table:table-cell>
          <table:table-cell office:value-type="float" office:value="5.01478" calcext:value-type="float">
            <text:p>5.01478</text:p>
          </table:table-cell>
          <table:table-cell table:formula="of:=[30x30x30.A731]+[30x30x30.B731]" office:value-type="float" office:value="5.407836" calcext:value-type="float">
            <text:p>5.407836</text:p>
          </table:table-cell>
          <table:table-cell table:formula="of:=[.D$2]/([.C731]/1000)/1000000" office:value-type="float" office:value="4.99275495780567" calcext:value-type="float">
            <text:p>4.9927549578</text:p>
          </table:table-cell>
        </table:table-row>
        <table:table-row table:style-name="ro1">
          <table:table-cell office:value-type="float" office:value="0.395328" calcext:value-type="float">
            <text:p>0.395328</text:p>
          </table:table-cell>
          <table:table-cell office:value-type="float" office:value="4.99091" calcext:value-type="float">
            <text:p>4.99091</text:p>
          </table:table-cell>
          <table:table-cell table:formula="of:=[30x30x30.A732]+[30x30x30.B732]" office:value-type="float" office:value="5.386238" calcext:value-type="float">
            <text:p>5.386238</text:p>
          </table:table-cell>
          <table:table-cell table:formula="of:=[.D$2]/([.C732]/1000)/1000000" office:value-type="float" office:value="5.01277515029971" calcext:value-type="float">
            <text:p>5.0127751503</text:p>
          </table:table-cell>
        </table:table-row>
        <table:table-row table:style-name="ro1">
          <table:table-cell office:value-type="float" office:value="0.394336" calcext:value-type="float">
            <text:p>0.394336</text:p>
          </table:table-cell>
          <table:table-cell office:value-type="float" office:value="5.00074" calcext:value-type="float">
            <text:p>5.00074</text:p>
          </table:table-cell>
          <table:table-cell table:formula="of:=[30x30x30.A733]+[30x30x30.B733]" office:value-type="float" office:value="5.395076" calcext:value-type="float">
            <text:p>5.395076</text:p>
          </table:table-cell>
          <table:table-cell table:formula="of:=[.D$2]/([.C733]/1000)/1000000" office:value-type="float" office:value="5.00456342042262" calcext:value-type="float">
            <text:p>5.0045634204</text:p>
          </table:table-cell>
        </table:table-row>
        <table:table-row table:style-name="ro1">
          <table:table-cell office:value-type="float" office:value="0.395712" calcext:value-type="float">
            <text:p>0.395712</text:p>
          </table:table-cell>
          <table:table-cell office:value-type="float" office:value="5.00986" calcext:value-type="float">
            <text:p>5.00986</text:p>
          </table:table-cell>
          <table:table-cell table:formula="of:=[30x30x30.A734]+[30x30x30.B734]" office:value-type="float" office:value="5.405572" calcext:value-type="float">
            <text:p>5.405572</text:p>
          </table:table-cell>
          <table:table-cell table:formula="of:=[.D$2]/([.C734]/1000)/1000000" office:value-type="float" office:value="4.99484605884447" calcext:value-type="float">
            <text:p>4.9948460588</text:p>
          </table:table-cell>
        </table:table-row>
        <table:table-row table:style-name="ro1">
          <table:table-cell office:value-type="float" office:value="0.39536" calcext:value-type="float">
            <text:p>0.39536</text:p>
          </table:table-cell>
          <table:table-cell office:value-type="float" office:value="4.99334" calcext:value-type="float">
            <text:p>4.99334</text:p>
          </table:table-cell>
          <table:table-cell table:formula="of:=[30x30x30.A735]+[30x30x30.B735]" office:value-type="float" office:value="5.3887" calcext:value-type="float">
            <text:p>5.3887</text:p>
          </table:table-cell>
          <table:table-cell table:formula="of:=[.D$2]/([.C735]/1000)/1000000" office:value-type="float" office:value="5.01048490359456" calcext:value-type="float">
            <text:p>5.0104849036</text:p>
          </table:table-cell>
        </table:table-row>
        <table:table-row table:style-name="ro1">
          <table:table-cell office:value-type="float" office:value="0.39456" calcext:value-type="float">
            <text:p>0.39456</text:p>
          </table:table-cell>
          <table:table-cell office:value-type="float" office:value="4.99709" calcext:value-type="float">
            <text:p>4.99709</text:p>
          </table:table-cell>
          <table:table-cell table:formula="of:=[30x30x30.A736]+[30x30x30.B736]" office:value-type="float" office:value="5.39165" calcext:value-type="float">
            <text:p>5.39165</text:p>
          </table:table-cell>
          <table:table-cell table:formula="of:=[.D$2]/([.C736]/1000)/1000000" office:value-type="float" office:value="5.00774345515751" calcext:value-type="float">
            <text:p>5.0077434552</text:p>
          </table:table-cell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5.01098" calcext:value-type="float">
            <text:p>5.01098</text:p>
          </table:table-cell>
          <table:table-cell table:formula="of:=[30x30x30.A737]+[30x30x30.B737]" office:value-type="float" office:value="5.40538" calcext:value-type="float">
            <text:p>5.40538</text:p>
          </table:table-cell>
          <table:table-cell table:formula="of:=[.D$2]/([.C737]/1000)/1000000" office:value-type="float" office:value="4.99502347661034" calcext:value-type="float">
            <text:p>4.9950234766</text:p>
          </table:table-cell>
        </table:table-row>
        <table:table-row table:style-name="ro1">
          <table:table-cell office:value-type="float" office:value="0.39376" calcext:value-type="float">
            <text:p>0.39376</text:p>
          </table:table-cell>
          <table:table-cell office:value-type="float" office:value="5.0137" calcext:value-type="float">
            <text:p>5.0137</text:p>
          </table:table-cell>
          <table:table-cell table:formula="of:=[30x30x30.A738]+[30x30x30.B738]" office:value-type="float" office:value="5.40746" calcext:value-type="float">
            <text:p>5.40746</text:p>
          </table:table-cell>
          <table:table-cell table:formula="of:=[.D$2]/([.C738]/1000)/1000000" office:value-type="float" office:value="4.99310212188347" calcext:value-type="float">
            <text:p>4.9931021219</text:p>
          </table:table-cell>
        </table:table-row>
        <table:table-row table:style-name="ro1">
          <table:table-cell office:value-type="float" office:value="0.39552" calcext:value-type="float">
            <text:p>0.39552</text:p>
          </table:table-cell>
          <table:table-cell office:value-type="float" office:value="4.99469" calcext:value-type="float">
            <text:p>4.99469</text:p>
          </table:table-cell>
          <table:table-cell table:formula="of:=[30x30x30.A739]+[30x30x30.B739]" office:value-type="float" office:value="5.39021" calcext:value-type="float">
            <text:p>5.39021</text:p>
          </table:table-cell>
          <table:table-cell table:formula="of:=[.D$2]/([.C739]/1000)/1000000" office:value-type="float" office:value="5.009081278837" calcext:value-type="float">
            <text:p>5.0090812788</text:p>
          </table:table-cell>
        </table:table-row>
        <table:table-row table:style-name="ro1">
          <table:table-cell office:value-type="float" office:value="0.394112" calcext:value-type="float">
            <text:p>0.394112</text:p>
          </table:table-cell>
          <table:table-cell office:value-type="float" office:value="4.99341" calcext:value-type="float">
            <text:p>4.99341</text:p>
          </table:table-cell>
          <table:table-cell table:formula="of:=[30x30x30.A740]+[30x30x30.B740]" office:value-type="float" office:value="5.387522" calcext:value-type="float">
            <text:p>5.387522</text:p>
          </table:table-cell>
          <table:table-cell table:formula="of:=[.D$2]/([.C740]/1000)/1000000" office:value-type="float" office:value="5.01158046315171" calcext:value-type="float">
            <text:p>5.0115804632</text:p>
          </table:table-cell>
        </table:table-row>
        <table:table-row table:style-name="ro1">
          <table:table-cell office:value-type="float" office:value="0.394848" calcext:value-type="float">
            <text:p>0.394848</text:p>
          </table:table-cell>
          <table:table-cell office:value-type="float" office:value="5.00598" calcext:value-type="float">
            <text:p>5.00598</text:p>
          </table:table-cell>
          <table:table-cell table:formula="of:=[30x30x30.A741]+[30x30x30.B741]" office:value-type="float" office:value="5.400828" calcext:value-type="float">
            <text:p>5.400828</text:p>
          </table:table-cell>
          <table:table-cell table:formula="of:=[.D$2]/([.C741]/1000)/1000000" office:value-type="float" office:value="4.99923345087087" calcext:value-type="float">
            <text:p>4.9992334509</text:p>
          </table:table-cell>
        </table:table-row>
        <table:table-row table:style-name="ro1">
          <table:table-cell office:value-type="float" office:value="0.394144" calcext:value-type="float">
            <text:p>0.394144</text:p>
          </table:table-cell>
          <table:table-cell office:value-type="float" office:value="4.97011" calcext:value-type="float">
            <text:p>4.97011</text:p>
          </table:table-cell>
          <table:table-cell table:formula="of:=[30x30x30.A742]+[30x30x30.B742]" office:value-type="float" office:value="5.364254" calcext:value-type="float">
            <text:p>5.364254</text:p>
          </table:table-cell>
          <table:table-cell table:formula="of:=[.D$2]/([.C742]/1000)/1000000" office:value-type="float" office:value="5.03331870563922" calcext:value-type="float">
            <text:p>5.0333187056</text:p>
          </table:table-cell>
        </table:table-row>
        <table:table-row table:style-name="ro1">
          <table:table-cell office:value-type="float" office:value="0.395264" calcext:value-type="float">
            <text:p>0.395264</text:p>
          </table:table-cell>
          <table:table-cell office:value-type="float" office:value="4.99331" calcext:value-type="float">
            <text:p>4.99331</text:p>
          </table:table-cell>
          <table:table-cell table:formula="of:=[30x30x30.A743]+[30x30x30.B743]" office:value-type="float" office:value="5.388574" calcext:value-type="float">
            <text:p>5.388574</text:p>
          </table:table-cell>
          <table:table-cell table:formula="of:=[.D$2]/([.C743]/1000)/1000000" office:value-type="float" office:value="5.0106020628092" calcext:value-type="float">
            <text:p>5.0106020628</text:p>
          </table:table-cell>
        </table:table-row>
        <table:table-row table:style-name="ro1">
          <table:table-cell office:value-type="float" office:value="0.39536" calcext:value-type="float">
            <text:p>0.39536</text:p>
          </table:table-cell>
          <table:table-cell office:value-type="float" office:value="5.00989" calcext:value-type="float">
            <text:p>5.00989</text:p>
          </table:table-cell>
          <table:table-cell table:formula="of:=[30x30x30.A744]+[30x30x30.B744]" office:value-type="float" office:value="5.40525" calcext:value-type="float">
            <text:p>5.40525</text:p>
          </table:table-cell>
          <table:table-cell table:formula="of:=[.D$2]/([.C744]/1000)/1000000" office:value-type="float" office:value="4.9951436103788" calcext:value-type="float">
            <text:p>4.9951436104</text:p>
          </table:table-cell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4.99306" calcext:value-type="float">
            <text:p>4.99306</text:p>
          </table:table-cell>
          <table:table-cell table:formula="of:=[30x30x30.A745]+[30x30x30.B745]" office:value-type="float" office:value="5.38746" calcext:value-type="float">
            <text:p>5.38746</text:p>
          </table:table-cell>
          <table:table-cell table:formula="of:=[.D$2]/([.C745]/1000)/1000000" office:value-type="float" office:value="5.01163813745253" calcext:value-type="float">
            <text:p>5.0116381375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5.00259" calcext:value-type="float">
            <text:p>5.00259</text:p>
          </table:table-cell>
          <table:table-cell table:formula="of:=[30x30x30.A746]+[30x30x30.B746]" office:value-type="float" office:value="5.397598" calcext:value-type="float">
            <text:p>5.397598</text:p>
          </table:table-cell>
          <table:table-cell table:formula="of:=[.D$2]/([.C746]/1000)/1000000" office:value-type="float" office:value="5.00222506381542" calcext:value-type="float">
            <text:p>5.0022250638</text:p>
          </table:table-cell>
        </table:table-row>
        <table:table-row table:style-name="ro1">
          <table:table-cell office:value-type="float" office:value="0.394016" calcext:value-type="float">
            <text:p>0.394016</text:p>
          </table:table-cell>
          <table:table-cell office:value-type="float" office:value="4.98374" calcext:value-type="float">
            <text:p>4.98374</text:p>
          </table:table-cell>
          <table:table-cell table:formula="of:=[30x30x30.A747]+[30x30x30.B747]" office:value-type="float" office:value="5.377756" calcext:value-type="float">
            <text:p>5.377756</text:p>
          </table:table-cell>
          <table:table-cell table:formula="of:=[.D$2]/([.C747]/1000)/1000000" office:value-type="float" office:value="5.02068148871016" calcext:value-type="float">
            <text:p>5.0206814887</text:p>
          </table:table-cell>
        </table:table-row>
        <table:table-row table:style-name="ro1">
          <table:table-cell office:value-type="float" office:value="0.398112" calcext:value-type="float">
            <text:p>0.398112</text:p>
          </table:table-cell>
          <table:table-cell office:value-type="float" office:value="5.00106" calcext:value-type="float">
            <text:p>5.00106</text:p>
          </table:table-cell>
          <table:table-cell table:formula="of:=[30x30x30.A748]+[30x30x30.B748]" office:value-type="float" office:value="5.399172" calcext:value-type="float">
            <text:p>5.399172</text:p>
          </table:table-cell>
          <table:table-cell table:formula="of:=[.D$2]/([.C748]/1000)/1000000" office:value-type="float" office:value="5.00076678424025" calcext:value-type="float">
            <text:p>5.0007667842</text:p>
          </table:table-cell>
        </table:table-row>
        <table:table-row table:style-name="ro1">
          <table:table-cell office:value-type="float" office:value="0.393888" calcext:value-type="float">
            <text:p>0.393888</text:p>
          </table:table-cell>
          <table:table-cell office:value-type="float" office:value="5.00048" calcext:value-type="float">
            <text:p>5.00048</text:p>
          </table:table-cell>
          <table:table-cell table:formula="of:=[30x30x30.A749]+[30x30x30.B749]" office:value-type="float" office:value="5.394368" calcext:value-type="float">
            <text:p>5.394368</text:p>
          </table:table-cell>
          <table:table-cell table:formula="of:=[.D$2]/([.C749]/1000)/1000000" office:value-type="float" office:value="5.00522025935198" calcext:value-type="float">
            <text:p>5.0052202594</text:p>
          </table:table-cell>
        </table:table-row>
        <table:table-row table:style-name="ro1">
          <table:table-cell office:value-type="float" office:value="0.394784" calcext:value-type="float">
            <text:p>0.394784</text:p>
          </table:table-cell>
          <table:table-cell office:value-type="float" office:value="5.01459" calcext:value-type="float">
            <text:p>5.01459</text:p>
          </table:table-cell>
          <table:table-cell table:formula="of:=[30x30x30.A750]+[30x30x30.B750]" office:value-type="float" office:value="5.409374" calcext:value-type="float">
            <text:p>5.409374</text:p>
          </table:table-cell>
          <table:table-cell table:formula="of:=[.D$2]/([.C750]/1000)/1000000" office:value-type="float" office:value="4.99133541145427" calcext:value-type="float">
            <text:p>4.9913354115</text:p>
          </table:table-cell>
        </table:table-row>
        <table:table-row table:style-name="ro1">
          <table:table-cell office:value-type="float" office:value="0.392992" calcext:value-type="float">
            <text:p>0.392992</text:p>
          </table:table-cell>
          <table:table-cell office:value-type="float" office:value="4.99507" calcext:value-type="float">
            <text:p>4.99507</text:p>
          </table:table-cell>
          <table:table-cell table:formula="of:=[30x30x30.A751]+[30x30x30.B751]" office:value-type="float" office:value="5.388062" calcext:value-type="float">
            <text:p>5.388062</text:p>
          </table:table-cell>
          <table:table-cell table:formula="of:=[.D$2]/([.C751]/1000)/1000000" office:value-type="float" office:value="5.01107819472011" calcext:value-type="float">
            <text:p>5.0110781947</text:p>
          </table:table-cell>
        </table:table-row>
        <table:table-row table:style-name="ro1">
          <table:table-cell office:value-type="float" office:value="0.394624" calcext:value-type="float">
            <text:p>0.394624</text:p>
          </table:table-cell>
          <table:table-cell office:value-type="float" office:value="4.99398" calcext:value-type="float">
            <text:p>4.99398</text:p>
          </table:table-cell>
          <table:table-cell table:formula="of:=[30x30x30.A752]+[30x30x30.B752]" office:value-type="float" office:value="5.388604" calcext:value-type="float">
            <text:p>5.388604</text:p>
          </table:table-cell>
          <table:table-cell table:formula="of:=[.D$2]/([.C752]/1000)/1000000" office:value-type="float" office:value="5.01057416726113" calcext:value-type="float">
            <text:p>5.0105741673</text:p>
          </table:table-cell>
        </table:table-row>
        <table:table-row table:style-name="ro1">
          <table:table-cell office:value-type="float" office:value="0.395072" calcext:value-type="float">
            <text:p>0.395072</text:p>
          </table:table-cell>
          <table:table-cell office:value-type="float" office:value="5.03482" calcext:value-type="float">
            <text:p>5.03482</text:p>
          </table:table-cell>
          <table:table-cell table:formula="of:=[30x30x30.A753]+[30x30x30.B753]" office:value-type="float" office:value="5.429892" calcext:value-type="float">
            <text:p>5.429892</text:p>
          </table:table-cell>
          <table:table-cell table:formula="of:=[.D$2]/([.C753]/1000)/1000000" office:value-type="float" office:value="4.97247459065484" calcext:value-type="float">
            <text:p>4.9724745907</text:p>
          </table:table-cell>
        </table:table-row>
        <table:table-row table:style-name="ro1">
          <table:table-cell office:value-type="float" office:value="0.396608" calcext:value-type="float">
            <text:p>0.396608</text:p>
          </table:table-cell>
          <table:table-cell office:value-type="float" office:value="4.99293" calcext:value-type="float">
            <text:p>4.99293</text:p>
          </table:table-cell>
          <table:table-cell table:formula="of:=[30x30x30.A754]+[30x30x30.B754]" office:value-type="float" office:value="5.389538" calcext:value-type="float">
            <text:p>5.389538</text:p>
          </table:table-cell>
          <table:table-cell table:formula="of:=[.D$2]/([.C754]/1000)/1000000" office:value-type="float" office:value="5.00970584120568" calcext:value-type="float">
            <text:p>5.0097058412</text:p>
          </table:table-cell>
        </table:table-row>
        <table:table-row table:style-name="ro1">
          <table:table-cell office:value-type="float" office:value="0.395296" calcext:value-type="float">
            <text:p>0.395296</text:p>
          </table:table-cell>
          <table:table-cell office:value-type="float" office:value="5.00861" calcext:value-type="float">
            <text:p>5.00861</text:p>
          </table:table-cell>
          <table:table-cell table:formula="of:=[30x30x30.A755]+[30x30x30.B755]" office:value-type="float" office:value="5.403906" calcext:value-type="float">
            <text:p>5.403906</text:p>
          </table:table-cell>
          <table:table-cell table:formula="of:=[.D$2]/([.C755]/1000)/1000000" office:value-type="float" office:value="4.99638594749798" calcext:value-type="float">
            <text:p>4.9963859475</text:p>
          </table:table-cell>
        </table:table-row>
        <table:table-row table:style-name="ro1">
          <table:table-cell office:value-type="float" office:value="0.394784" calcext:value-type="float">
            <text:p>0.394784</text:p>
          </table:table-cell>
          <table:table-cell office:value-type="float" office:value="4.98768" calcext:value-type="float">
            <text:p>4.98768</text:p>
          </table:table-cell>
          <table:table-cell table:formula="of:=[30x30x30.A756]+[30x30x30.B756]" office:value-type="float" office:value="5.382464" calcext:value-type="float">
            <text:p>5.382464</text:p>
          </table:table-cell>
          <table:table-cell table:formula="of:=[.D$2]/([.C756]/1000)/1000000" office:value-type="float" office:value="5.01628993709944" calcext:value-type="float">
            <text:p>5.0162899371</text:p>
          </table:table-cell>
        </table:table-row>
        <table:table-row table:style-name="ro1">
          <table:table-cell office:value-type="float" office:value="0.395648" calcext:value-type="float">
            <text:p>0.395648</text:p>
          </table:table-cell>
          <table:table-cell office:value-type="float" office:value="4.95827" calcext:value-type="float">
            <text:p>4.95827</text:p>
          </table:table-cell>
          <table:table-cell table:formula="of:=[30x30x30.A757]+[30x30x30.B757]" office:value-type="float" office:value="5.353918" calcext:value-type="float">
            <text:p>5.353918</text:p>
          </table:table-cell>
          <table:table-cell table:formula="of:=[.D$2]/([.C757]/1000)/1000000" office:value-type="float" office:value="5.04303577305442" calcext:value-type="float">
            <text:p>5.0430357731</text:p>
          </table:table-cell>
        </table:table-row>
        <table:table-row table:style-name="ro1">
          <table:table-cell office:value-type="float" office:value="0.39472" calcext:value-type="float">
            <text:p>0.39472</text:p>
          </table:table-cell>
          <table:table-cell office:value-type="float" office:value="4.98307" calcext:value-type="float">
            <text:p>4.98307</text:p>
          </table:table-cell>
          <table:table-cell table:formula="of:=[30x30x30.A758]+[30x30x30.B758]" office:value-type="float" office:value="5.37779" calcext:value-type="float">
            <text:p>5.37779</text:p>
          </table:table-cell>
          <table:table-cell table:formula="of:=[.D$2]/([.C758]/1000)/1000000" office:value-type="float" office:value="5.02064974645719" calcext:value-type="float">
            <text:p>5.0206497465</text:p>
          </table:table-cell>
        </table:table-row>
        <table:table-row table:style-name="ro1">
          <table:table-cell office:value-type="float" office:value="0.393728" calcext:value-type="float">
            <text:p>0.393728</text:p>
          </table:table-cell>
          <table:table-cell office:value-type="float" office:value="4.99546" calcext:value-type="float">
            <text:p>4.99546</text:p>
          </table:table-cell>
          <table:table-cell table:formula="of:=[30x30x30.A759]+[30x30x30.B759]" office:value-type="float" office:value="5.389188" calcext:value-type="float">
            <text:p>5.389188</text:p>
          </table:table-cell>
          <table:table-cell table:formula="of:=[.D$2]/([.C759]/1000)/1000000" office:value-type="float" office:value="5.01003119579425" calcext:value-type="float">
            <text:p>5.0100311958</text:p>
          </table:table-cell>
        </table:table-row>
        <table:table-row table:style-name="ro1">
          <table:table-cell office:value-type="float" office:value="0.396352" calcext:value-type="float">
            <text:p>0.396352</text:p>
          </table:table-cell>
          <table:table-cell office:value-type="float" office:value="4.99616" calcext:value-type="float">
            <text:p>4.99616</text:p>
          </table:table-cell>
          <table:table-cell table:formula="of:=[30x30x30.A760]+[30x30x30.B760]" office:value-type="float" office:value="5.392512" calcext:value-type="float">
            <text:p>5.392512</text:p>
          </table:table-cell>
          <table:table-cell table:formula="of:=[.D$2]/([.C760]/1000)/1000000" office:value-type="float" office:value="5.00694296090579" calcext:value-type="float">
            <text:p>5.0069429609</text:p>
          </table:table-cell>
        </table:table-row>
        <table:table-row table:style-name="ro1">
          <table:table-cell office:value-type="float" office:value="0.400544" calcext:value-type="float">
            <text:p>0.400544</text:p>
          </table:table-cell>
          <table:table-cell office:value-type="float" office:value="4.99302" calcext:value-type="float">
            <text:p>4.99302</text:p>
          </table:table-cell>
          <table:table-cell table:formula="of:=[30x30x30.A761]+[30x30x30.B761]" office:value-type="float" office:value="5.393564" calcext:value-type="float">
            <text:p>5.393564</text:p>
          </table:table-cell>
          <table:table-cell table:formula="of:=[.D$2]/([.C761]/1000)/1000000" office:value-type="float" office:value="5.00596637028874" calcext:value-type="float">
            <text:p>5.0059663703</text:p>
          </table:table-cell>
        </table:table-row>
        <table:table-row table:style-name="ro1">
          <table:table-cell office:value-type="float" office:value="0.393088" calcext:value-type="float">
            <text:p>0.393088</text:p>
          </table:table-cell>
          <table:table-cell office:value-type="float" office:value="4.96957" calcext:value-type="float">
            <text:p>4.96957</text:p>
          </table:table-cell>
          <table:table-cell table:formula="of:=[30x30x30.A762]+[30x30x30.B762]" office:value-type="float" office:value="5.362658" calcext:value-type="float">
            <text:p>5.362658</text:p>
          </table:table-cell>
          <table:table-cell table:formula="of:=[.D$2]/([.C762]/1000)/1000000" office:value-type="float" office:value="5.03481668978331" calcext:value-type="float">
            <text:p>5.0348166898</text:p>
          </table:table-cell>
        </table:table-row>
        <table:table-row table:style-name="ro1">
          <table:table-cell office:value-type="float" office:value="0.3936" calcext:value-type="float">
            <text:p>0.3936</text:p>
          </table:table-cell>
          <table:table-cell office:value-type="float" office:value="5.00499" calcext:value-type="float">
            <text:p>5.00499</text:p>
          </table:table-cell>
          <table:table-cell table:formula="of:=[30x30x30.A763]+[30x30x30.B763]" office:value-type="float" office:value="5.39859" calcext:value-type="float">
            <text:p>5.39859</text:p>
          </table:table-cell>
          <table:table-cell table:formula="of:=[.D$2]/([.C763]/1000)/1000000" office:value-type="float" office:value="5.00130589653965" calcext:value-type="float">
            <text:p>5.0013058965</text:p>
          </table:table-cell>
        </table:table-row>
        <table:table-row table:style-name="ro1">
          <table:table-cell office:value-type="float" office:value="0.393984" calcext:value-type="float">
            <text:p>0.393984</text:p>
          </table:table-cell>
          <table:table-cell office:value-type="float" office:value="4.99664" calcext:value-type="float">
            <text:p>4.99664</text:p>
          </table:table-cell>
          <table:table-cell table:formula="of:=[30x30x30.A764]+[30x30x30.B764]" office:value-type="float" office:value="5.390624" calcext:value-type="float">
            <text:p>5.390624</text:p>
          </table:table-cell>
          <table:table-cell table:formula="of:=[.D$2]/([.C764]/1000)/1000000" office:value-type="float" office:value="5.00869658132342" calcext:value-type="float">
            <text:p>5.0086965813</text:p>
          </table:table-cell>
        </table:table-row>
        <table:table-row table:style-name="ro1">
          <table:table-cell office:value-type="float" office:value="0.394752" calcext:value-type="float">
            <text:p>0.394752</text:p>
          </table:table-cell>
          <table:table-cell office:value-type="float" office:value="5.00186" calcext:value-type="float">
            <text:p>5.00186</text:p>
          </table:table-cell>
          <table:table-cell table:formula="of:=[30x30x30.A765]+[30x30x30.B765]" office:value-type="float" office:value="5.396612" calcext:value-type="float">
            <text:p>5.396612</text:p>
          </table:table-cell>
          <table:table-cell table:formula="of:=[.D$2]/([.C765]/1000)/1000000" office:value-type="float" office:value="5.00313900647295" calcext:value-type="float">
            <text:p>5.0031390065</text:p>
          </table:table-cell>
        </table:table-row>
        <table:table-row table:style-name="ro1">
          <table:table-cell office:value-type="float" office:value="0.39424" calcext:value-type="float">
            <text:p>0.39424</text:p>
          </table:table-cell>
          <table:table-cell office:value-type="float" office:value="4.99683" calcext:value-type="float">
            <text:p>4.99683</text:p>
          </table:table-cell>
          <table:table-cell table:formula="of:=[30x30x30.A766]+[30x30x30.B766]" office:value-type="float" office:value="5.39107" calcext:value-type="float">
            <text:p>5.39107</text:p>
          </table:table-cell>
          <table:table-cell table:formula="of:=[.D$2]/([.C766]/1000)/1000000" office:value-type="float" office:value="5.00828221484789" calcext:value-type="float">
            <text:p>5.0082822148</text:p>
          </table:table-cell>
        </table:table-row>
        <table:table-row table:style-name="ro1">
          <table:table-cell office:value-type="float" office:value="0.394816" calcext:value-type="float">
            <text:p>0.394816</text:p>
          </table:table-cell>
          <table:table-cell office:value-type="float" office:value="4.98173" calcext:value-type="float">
            <text:p>4.98173</text:p>
          </table:table-cell>
          <table:table-cell table:formula="of:=[30x30x30.A767]+[30x30x30.B767]" office:value-type="float" office:value="5.376546" calcext:value-type="float">
            <text:p>5.376546</text:p>
          </table:table-cell>
          <table:table-cell table:formula="of:=[.D$2]/([.C767]/1000)/1000000" office:value-type="float" office:value="5.02181140085103" calcext:value-type="float">
            <text:p>5.0218114009</text:p>
          </table:table-cell>
        </table:table-row>
        <table:table-row table:style-name="ro1">
          <table:table-cell office:value-type="float" office:value="0.393696" calcext:value-type="float">
            <text:p>0.393696</text:p>
          </table:table-cell>
          <table:table-cell office:value-type="float" office:value="5.0009" calcext:value-type="float">
            <text:p>5.0009</text:p>
          </table:table-cell>
          <table:table-cell table:formula="of:=[30x30x30.A768]+[30x30x30.B768]" office:value-type="float" office:value="5.394596" calcext:value-type="float">
            <text:p>5.394596</text:p>
          </table:table-cell>
          <table:table-cell table:formula="of:=[.D$2]/([.C768]/1000)/1000000" office:value-type="float" office:value="5.00500871612999" calcext:value-type="float">
            <text:p>5.0050087161</text:p>
          </table:table-cell>
        </table:table-row>
        <table:table-row table:style-name="ro1">
          <table:table-cell office:value-type="float" office:value="0.398016" calcext:value-type="float">
            <text:p>0.398016</text:p>
          </table:table-cell>
          <table:table-cell office:value-type="float" office:value="4.98829" calcext:value-type="float">
            <text:p>4.98829</text:p>
          </table:table-cell>
          <table:table-cell table:formula="of:=[30x30x30.A769]+[30x30x30.B769]" office:value-type="float" office:value="5.386306" calcext:value-type="float">
            <text:p>5.386306</text:p>
          </table:table-cell>
          <table:table-cell table:formula="of:=[.D$2]/([.C769]/1000)/1000000" office:value-type="float" office:value="5.01271186598014" calcext:value-type="float">
            <text:p>5.012711866</text:p>
          </table:table-cell>
        </table:table-row>
        <table:table-row table:style-name="ro1">
          <table:table-cell office:value-type="float" office:value="0.395936" calcext:value-type="float">
            <text:p>0.395936</text:p>
          </table:table-cell>
          <table:table-cell office:value-type="float" office:value="4.97786" calcext:value-type="float">
            <text:p>4.97786</text:p>
          </table:table-cell>
          <table:table-cell table:formula="of:=[30x30x30.A770]+[30x30x30.B770]" office:value-type="float" office:value="5.373796" calcext:value-type="float">
            <text:p>5.373796</text:p>
          </table:table-cell>
          <table:table-cell table:formula="of:=[.D$2]/([.C770]/1000)/1000000" office:value-type="float" office:value="5.02438127535917" calcext:value-type="float">
            <text:p>5.0243812754</text:p>
          </table:table-cell>
        </table:table-row>
        <table:table-row table:style-name="ro1">
          <table:table-cell office:value-type="float" office:value="0.394912" calcext:value-type="float">
            <text:p>0.394912</text:p>
          </table:table-cell>
          <table:table-cell office:value-type="float" office:value="5.01171" calcext:value-type="float">
            <text:p>5.01171</text:p>
          </table:table-cell>
          <table:table-cell table:formula="of:=[30x30x30.A771]+[30x30x30.B771]" office:value-type="float" office:value="5.406622" calcext:value-type="float">
            <text:p>5.406622</text:p>
          </table:table-cell>
          <table:table-cell table:formula="of:=[.D$2]/([.C771]/1000)/1000000" office:value-type="float" office:value="4.99387602832231" calcext:value-type="float">
            <text:p>4.9938760283</text:p>
          </table:table-cell>
        </table:table-row>
        <table:table-row table:style-name="ro1">
          <table:table-cell office:value-type="float" office:value="0.399584" calcext:value-type="float">
            <text:p>0.399584</text:p>
          </table:table-cell>
          <table:table-cell office:value-type="float" office:value="4.97101" calcext:value-type="float">
            <text:p>4.97101</text:p>
          </table:table-cell>
          <table:table-cell table:formula="of:=[30x30x30.A772]+[30x30x30.B772]" office:value-type="float" office:value="5.370594" calcext:value-type="float">
            <text:p>5.370594</text:p>
          </table:table-cell>
          <table:table-cell table:formula="of:=[.D$2]/([.C772]/1000)/1000000" office:value-type="float" office:value="5.02737685998979" calcext:value-type="float">
            <text:p>5.02737686</text:p>
          </table:table-cell>
        </table:table-row>
        <table:table-row table:style-name="ro1">
          <table:table-cell office:value-type="float" office:value="0.394656" calcext:value-type="float">
            <text:p>0.394656</text:p>
          </table:table-cell>
          <table:table-cell office:value-type="float" office:value="4.98112" calcext:value-type="float">
            <text:p>4.98112</text:p>
          </table:table-cell>
          <table:table-cell table:formula="of:=[30x30x30.A773]+[30x30x30.B773]" office:value-type="float" office:value="5.375776" calcext:value-type="float">
            <text:p>5.375776</text:p>
          </table:table-cell>
          <table:table-cell table:formula="of:=[.D$2]/([.C773]/1000)/1000000" office:value-type="float" office:value="5.02253070068396" calcext:value-type="float">
            <text:p>5.0225307007</text:p>
          </table:table-cell>
        </table:table-row>
        <table:table-row table:style-name="ro1">
          <table:table-cell office:value-type="float" office:value="0.394336" calcext:value-type="float">
            <text:p>0.394336</text:p>
          </table:table-cell>
          <table:table-cell office:value-type="float" office:value="4.99206" calcext:value-type="float">
            <text:p>4.99206</text:p>
          </table:table-cell>
          <table:table-cell table:formula="of:=[30x30x30.A774]+[30x30x30.B774]" office:value-type="float" office:value="5.386396" calcext:value-type="float">
            <text:p>5.386396</text:p>
          </table:table-cell>
          <table:table-cell table:formula="of:=[.D$2]/([.C774]/1000)/1000000" office:value-type="float" office:value="5.01262810977878" calcext:value-type="float">
            <text:p>5.0126281098</text:p>
          </table:table-cell>
        </table:table-row>
        <table:table-row table:style-name="ro1">
          <table:table-cell office:value-type="float" office:value="0.400832" calcext:value-type="float">
            <text:p>0.400832</text:p>
          </table:table-cell>
          <table:table-cell office:value-type="float" office:value="4.97866" calcext:value-type="float">
            <text:p>4.97866</text:p>
          </table:table-cell>
          <table:table-cell table:formula="of:=[30x30x30.A775]+[30x30x30.B775]" office:value-type="float" office:value="5.379492" calcext:value-type="float">
            <text:p>5.379492</text:p>
          </table:table-cell>
          <table:table-cell table:formula="of:=[.D$2]/([.C775]/1000)/1000000" office:value-type="float" office:value="5.01906127939218" calcext:value-type="float">
            <text:p>5.0190612794</text:p>
          </table:table-cell>
        </table:table-row>
        <table:table-row table:style-name="ro1">
          <table:table-cell office:value-type="float" office:value="0.39408" calcext:value-type="float">
            <text:p>0.39408</text:p>
          </table:table-cell>
          <table:table-cell office:value-type="float" office:value="4.97955" calcext:value-type="float">
            <text:p>4.97955</text:p>
          </table:table-cell>
          <table:table-cell table:formula="of:=[30x30x30.A776]+[30x30x30.B776]" office:value-type="float" office:value="5.37363" calcext:value-type="float">
            <text:p>5.37363</text:p>
          </table:table-cell>
          <table:table-cell table:formula="of:=[.D$2]/([.C776]/1000)/1000000" office:value-type="float" office:value="5.02453648650912" calcext:value-type="float">
            <text:p>5.0245364865</text:p>
          </table:table-cell>
        </table:table-row>
        <table:table-row table:style-name="ro1">
          <table:table-cell office:value-type="float" office:value="0.396096" calcext:value-type="float">
            <text:p>0.396096</text:p>
          </table:table-cell>
          <table:table-cell office:value-type="float" office:value="5.00896" calcext:value-type="float">
            <text:p>5.00896</text:p>
          </table:table-cell>
          <table:table-cell table:formula="of:=[30x30x30.A777]+[30x30x30.B777]" office:value-type="float" office:value="5.405056" calcext:value-type="float">
            <text:p>5.405056</text:p>
          </table:table-cell>
          <table:table-cell table:formula="of:=[.D$2]/([.C777]/1000)/1000000" office:value-type="float" office:value="4.99532289767211" calcext:value-type="float">
            <text:p>4.9953228977</text:p>
          </table:table-cell>
        </table:table-row>
        <table:table-row table:style-name="ro1">
          <table:table-cell office:value-type="float" office:value="0.393312" calcext:value-type="float">
            <text:p>0.393312</text:p>
          </table:table-cell>
          <table:table-cell office:value-type="float" office:value="5.01379" calcext:value-type="float">
            <text:p>5.01379</text:p>
          </table:table-cell>
          <table:table-cell table:formula="of:=[30x30x30.A778]+[30x30x30.B778]" office:value-type="float" office:value="5.407102" calcext:value-type="float">
            <text:p>5.407102</text:p>
          </table:table-cell>
          <table:table-cell table:formula="of:=[.D$2]/([.C778]/1000)/1000000" office:value-type="float" office:value="4.99343271127491" calcext:value-type="float">
            <text:p>4.9934327113</text:p>
          </table:table-cell>
        </table:table-row>
        <table:table-row table:style-name="ro1">
          <table:table-cell office:value-type="float" office:value="0.394144" calcext:value-type="float">
            <text:p>0.394144</text:p>
          </table:table-cell>
          <table:table-cell office:value-type="float" office:value="4.99814" calcext:value-type="float">
            <text:p>4.99814</text:p>
          </table:table-cell>
          <table:table-cell table:formula="of:=[30x30x30.A779]+[30x30x30.B779]" office:value-type="float" office:value="5.392284" calcext:value-type="float">
            <text:p>5.392284</text:p>
          </table:table-cell>
          <table:table-cell table:formula="of:=[.D$2]/([.C779]/1000)/1000000" office:value-type="float" office:value="5.00715466766958" calcext:value-type="float">
            <text:p>5.0071546677</text:p>
          </table:table-cell>
        </table:table-row>
        <table:table-row table:style-name="ro1">
          <table:table-cell office:value-type="float" office:value="0.394016" calcext:value-type="float">
            <text:p>0.394016</text:p>
          </table:table-cell>
          <table:table-cell office:value-type="float" office:value="4.98624" calcext:value-type="float">
            <text:p>4.98624</text:p>
          </table:table-cell>
          <table:table-cell table:formula="of:=[30x30x30.A780]+[30x30x30.B780]" office:value-type="float" office:value="5.380256" calcext:value-type="float">
            <text:p>5.380256</text:p>
          </table:table-cell>
          <table:table-cell table:formula="of:=[.D$2]/([.C780]/1000)/1000000" office:value-type="float" office:value="5.01834856928741" calcext:value-type="float">
            <text:p>5.0183485693</text:p>
          </table:table-cell>
        </table:table-row>
        <table:table-row table:style-name="ro1">
          <table:table-cell office:value-type="float" office:value="0.395968" calcext:value-type="float">
            <text:p>0.395968</text:p>
          </table:table-cell>
          <table:table-cell office:value-type="float" office:value="5.01315" calcext:value-type="float">
            <text:p>5.01315</text:p>
          </table:table-cell>
          <table:table-cell table:formula="of:=[30x30x30.A781]+[30x30x30.B781]" office:value-type="float" office:value="5.409118" calcext:value-type="float">
            <text:p>5.409118</text:p>
          </table:table-cell>
          <table:table-cell table:formula="of:=[.D$2]/([.C781]/1000)/1000000" office:value-type="float" office:value="4.99157163885129" calcext:value-type="float">
            <text:p>4.9915716389</text:p>
          </table:table-cell>
        </table:table-row>
        <table:table-row table:style-name="ro1">
          <table:table-cell office:value-type="float" office:value="0.394432" calcext:value-type="float">
            <text:p>0.394432</text:p>
          </table:table-cell>
          <table:table-cell office:value-type="float" office:value="5.01747" calcext:value-type="float">
            <text:p>5.01747</text:p>
          </table:table-cell>
          <table:table-cell table:formula="of:=[30x30x30.A782]+[30x30x30.B782]" office:value-type="float" office:value="5.411902" calcext:value-type="float">
            <text:p>5.411902</text:p>
          </table:table-cell>
          <table:table-cell table:formula="of:=[.D$2]/([.C782]/1000)/1000000" office:value-type="float" office:value="4.98900386592366" calcext:value-type="float">
            <text:p>4.9890038659</text:p>
          </table:table-cell>
        </table:table-row>
        <table:table-row table:style-name="ro1">
          <table:table-cell office:value-type="float" office:value="0.394912" calcext:value-type="float">
            <text:p>0.394912</text:p>
          </table:table-cell>
          <table:table-cell office:value-type="float" office:value="5.02192" calcext:value-type="float">
            <text:p>5.02192</text:p>
          </table:table-cell>
          <table:table-cell table:formula="of:=[30x30x30.A783]+[30x30x30.B783]" office:value-type="float" office:value="5.416832" calcext:value-type="float">
            <text:p>5.416832</text:p>
          </table:table-cell>
          <table:table-cell table:formula="of:=[.D$2]/([.C783]/1000)/1000000" office:value-type="float" office:value="4.98446324346039" calcext:value-type="float">
            <text:p>4.9844632435</text:p>
          </table:table-cell>
        </table:table-row>
        <table:table-row table:style-name="ro1">
          <table:table-cell office:value-type="float" office:value="0.39408" calcext:value-type="float">
            <text:p>0.39408</text:p>
          </table:table-cell>
          <table:table-cell office:value-type="float" office:value="5.00634" calcext:value-type="float">
            <text:p>5.00634</text:p>
          </table:table-cell>
          <table:table-cell table:formula="of:=[30x30x30.A784]+[30x30x30.B784]" office:value-type="float" office:value="5.40042" calcext:value-type="float">
            <text:p>5.40042</text:p>
          </table:table-cell>
          <table:table-cell table:formula="of:=[.D$2]/([.C784]/1000)/1000000" office:value-type="float" office:value="4.99961114135567" calcext:value-type="float">
            <text:p>4.9996111414</text:p>
          </table:table-cell>
        </table:table-row>
        <table:table-row table:style-name="ro1">
          <table:table-cell office:value-type="float" office:value="0.394944" calcext:value-type="float">
            <text:p>0.394944</text:p>
          </table:table-cell>
          <table:table-cell office:value-type="float" office:value="4.99274" calcext:value-type="float">
            <text:p>4.99274</text:p>
          </table:table-cell>
          <table:table-cell table:formula="of:=[30x30x30.A785]+[30x30x30.B785]" office:value-type="float" office:value="5.387684" calcext:value-type="float">
            <text:p>5.387684</text:p>
          </table:table-cell>
          <table:table-cell table:formula="of:=[.D$2]/([.C785]/1000)/1000000" office:value-type="float" office:value="5.01142977205048" calcext:value-type="float">
            <text:p>5.0114297721</text:p>
          </table:table-cell>
        </table:table-row>
        <table:table-row table:style-name="ro1">
          <table:table-cell office:value-type="float" office:value="0.396288" calcext:value-type="float">
            <text:p>0.396288</text:p>
          </table:table-cell>
          <table:table-cell office:value-type="float" office:value="5.00781" calcext:value-type="float">
            <text:p>5.00781</text:p>
          </table:table-cell>
          <table:table-cell table:formula="of:=[30x30x30.A786]+[30x30x30.B786]" office:value-type="float" office:value="5.404098" calcext:value-type="float">
            <text:p>5.404098</text:p>
          </table:table-cell>
          <table:table-cell table:formula="of:=[.D$2]/([.C786]/1000)/1000000" office:value-type="float" office:value="4.99620843293367" calcext:value-type="float">
            <text:p>4.9962084329</text:p>
          </table:table-cell>
        </table:table-row>
        <table:table-row table:style-name="ro1">
          <table:table-cell office:value-type="float" office:value="0.394048" calcext:value-type="float">
            <text:p>0.394048</text:p>
          </table:table-cell>
          <table:table-cell office:value-type="float" office:value="4.99059" calcext:value-type="float">
            <text:p>4.99059</text:p>
          </table:table-cell>
          <table:table-cell table:formula="of:=[30x30x30.A787]+[30x30x30.B787]" office:value-type="float" office:value="5.384638" calcext:value-type="float">
            <text:p>5.384638</text:p>
          </table:table-cell>
          <table:table-cell table:formula="of:=[.D$2]/([.C787]/1000)/1000000" office:value-type="float" office:value="5.01426465437417" calcext:value-type="float">
            <text:p>5.0142646544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4.99203" calcext:value-type="float">
            <text:p>4.99203</text:p>
          </table:table-cell>
          <table:table-cell table:formula="of:=[30x30x30.A788]+[30x30x30.B788]" office:value-type="float" office:value="5.387262" calcext:value-type="float">
            <text:p>5.387262</text:p>
          </table:table-cell>
          <table:table-cell table:formula="of:=[.D$2]/([.C788]/1000)/1000000" office:value-type="float" office:value="5.01182233201207" calcext:value-type="float">
            <text:p>5.011822332</text:p>
          </table:table-cell>
        </table:table-row>
        <table:table-row table:style-name="ro1">
          <table:table-cell office:value-type="float" office:value="0.395296" calcext:value-type="float">
            <text:p>0.395296</text:p>
          </table:table-cell>
          <table:table-cell office:value-type="float" office:value="4.98816" calcext:value-type="float">
            <text:p>4.98816</text:p>
          </table:table-cell>
          <table:table-cell table:formula="of:=[30x30x30.A789]+[30x30x30.B789]" office:value-type="float" office:value="5.383456" calcext:value-type="float">
            <text:p>5.383456</text:p>
          </table:table-cell>
          <table:table-cell table:formula="of:=[.D$2]/([.C789]/1000)/1000000" office:value-type="float" office:value="5.01536559414621" calcext:value-type="float">
            <text:p>5.0153655941</text:p>
          </table:table-cell>
        </table:table-row>
        <table:table-row table:style-name="ro1">
          <table:table-cell office:value-type="float" office:value="0.40032" calcext:value-type="float">
            <text:p>0.40032</text:p>
          </table:table-cell>
          <table:table-cell office:value-type="float" office:value="5.01946" calcext:value-type="float">
            <text:p>5.01946</text:p>
          </table:table-cell>
          <table:table-cell table:formula="of:=[30x30x30.A790]+[30x30x30.B790]" office:value-type="float" office:value="5.41978" calcext:value-type="float">
            <text:p>5.41978</text:p>
          </table:table-cell>
          <table:table-cell table:formula="of:=[.D$2]/([.C790]/1000)/1000000" office:value-type="float" office:value="4.98175202683504" calcext:value-type="float">
            <text:p>4.9817520268</text:p>
          </table:table-cell>
        </table:table-row>
        <table:table-row table:style-name="ro1">
          <table:table-cell office:value-type="float" office:value="0.39456" calcext:value-type="float">
            <text:p>0.39456</text:p>
          </table:table-cell>
          <table:table-cell office:value-type="float" office:value="5.01376" calcext:value-type="float">
            <text:p>5.01376</text:p>
          </table:table-cell>
          <table:table-cell table:formula="of:=[30x30x30.A791]+[30x30x30.B791]" office:value-type="float" office:value="5.40832" calcext:value-type="float">
            <text:p>5.40832</text:p>
          </table:table-cell>
          <table:table-cell table:formula="of:=[.D$2]/([.C791]/1000)/1000000" office:value-type="float" office:value="4.9923081474469" calcext:value-type="float">
            <text:p>4.9923081474</text:p>
          </table:table-cell>
        </table:table-row>
        <table:table-row table:style-name="ro1">
          <table:table-cell office:value-type="float" office:value="0.395136" calcext:value-type="float">
            <text:p>0.395136</text:p>
          </table:table-cell>
          <table:table-cell office:value-type="float" office:value="4.98918" calcext:value-type="float">
            <text:p>4.98918</text:p>
          </table:table-cell>
          <table:table-cell table:formula="of:=[30x30x30.A792]+[30x30x30.B792]" office:value-type="float" office:value="5.384316" calcext:value-type="float">
            <text:p>5.384316</text:p>
          </table:table-cell>
          <table:table-cell table:formula="of:=[.D$2]/([.C792]/1000)/1000000" office:value-type="float" office:value="5.01456452407325" calcext:value-type="float">
            <text:p>5.0145645241</text:p>
          </table:table-cell>
        </table:table-row>
        <table:table-row table:style-name="ro1">
          <table:table-cell office:value-type="float" office:value="0.394976" calcext:value-type="float">
            <text:p>0.394976</text:p>
          </table:table-cell>
          <table:table-cell office:value-type="float" office:value="4.98899" calcext:value-type="float">
            <text:p>4.98899</text:p>
          </table:table-cell>
          <table:table-cell table:formula="of:=[30x30x30.A793]+[30x30x30.B793]" office:value-type="float" office:value="5.383966" calcext:value-type="float">
            <text:p>5.383966</text:p>
          </table:table-cell>
          <table:table-cell table:formula="of:=[.D$2]/([.C793]/1000)/1000000" office:value-type="float" office:value="5.01489051008123" calcext:value-type="float">
            <text:p>5.0148905101</text:p>
          </table:table-cell>
        </table:table-row>
        <table:table-row table:style-name="ro1">
          <table:table-cell office:value-type="float" office:value="0.396032" calcext:value-type="float">
            <text:p>0.396032</text:p>
          </table:table-cell>
          <table:table-cell office:value-type="float" office:value="5.00186" calcext:value-type="float">
            <text:p>5.00186</text:p>
          </table:table-cell>
          <table:table-cell table:formula="of:=[30x30x30.A794]+[30x30x30.B794]" office:value-type="float" office:value="5.397892" calcext:value-type="float">
            <text:p>5.397892</text:p>
          </table:table-cell>
          <table:table-cell table:formula="of:=[.D$2]/([.C794]/1000)/1000000" office:value-type="float" office:value="5.00195261409454" calcext:value-type="float">
            <text:p>5.0019526141</text:p>
          </table:table-cell>
        </table:table-row>
        <table:table-row table:style-name="ro1">
          <table:table-cell office:value-type="float" office:value="0.39456" calcext:value-type="float">
            <text:p>0.39456</text:p>
          </table:table-cell>
          <table:table-cell office:value-type="float" office:value="4.99357" calcext:value-type="float">
            <text:p>4.99357</text:p>
          </table:table-cell>
          <table:table-cell table:formula="of:=[30x30x30.A795]+[30x30x30.B795]" office:value-type="float" office:value="5.38813" calcext:value-type="float">
            <text:p>5.38813</text:p>
          </table:table-cell>
          <table:table-cell table:formula="of:=[.D$2]/([.C795]/1000)/1000000" office:value-type="float" office:value="5.01101495323981" calcext:value-type="float">
            <text:p>5.0110149532</text:p>
          </table:table-cell>
        </table:table-row>
        <table:table-row table:style-name="ro1">
          <table:table-cell office:value-type="float" office:value="0.395168" calcext:value-type="float">
            <text:p>0.395168</text:p>
          </table:table-cell>
          <table:table-cell office:value-type="float" office:value="5.00022" calcext:value-type="float">
            <text:p>5.00022</text:p>
          </table:table-cell>
          <table:table-cell table:formula="of:=[30x30x30.A796]+[30x30x30.B796]" office:value-type="float" office:value="5.395388" calcext:value-type="float">
            <text:p>5.395388</text:p>
          </table:table-cell>
          <table:table-cell table:formula="of:=[.D$2]/([.C796]/1000)/1000000" office:value-type="float" office:value="5.00427402070064" calcext:value-type="float">
            <text:p>5.0042740207</text:p>
          </table:table-cell>
        </table:table-row>
        <table:table-row table:style-name="ro1">
          <table:table-cell office:value-type="float" office:value="0.393984" calcext:value-type="float">
            <text:p>0.393984</text:p>
          </table:table-cell>
          <table:table-cell office:value-type="float" office:value="4.97658" calcext:value-type="float">
            <text:p>4.97658</text:p>
          </table:table-cell>
          <table:table-cell table:formula="of:=[30x30x30.A797]+[30x30x30.B797]" office:value-type="float" office:value="5.370564" calcext:value-type="float">
            <text:p>5.370564</text:p>
          </table:table-cell>
          <table:table-cell table:formula="of:=[.D$2]/([.C797]/1000)/1000000" office:value-type="float" office:value="5.02740494294454" calcext:value-type="float">
            <text:p>5.0274049429</text:p>
          </table:table-cell>
        </table:table-row>
        <table:table-row table:style-name="ro1">
          <table:table-cell office:value-type="float" office:value="0.393696" calcext:value-type="float">
            <text:p>0.393696</text:p>
          </table:table-cell>
          <table:table-cell office:value-type="float" office:value="4.97229" calcext:value-type="float">
            <text:p>4.97229</text:p>
          </table:table-cell>
          <table:table-cell table:formula="of:=[30x30x30.A798]+[30x30x30.B798]" office:value-type="float" office:value="5.365986" calcext:value-type="float">
            <text:p>5.365986</text:p>
          </table:table-cell>
          <table:table-cell table:formula="of:=[.D$2]/([.C798]/1000)/1000000" office:value-type="float" office:value="5.03169408194505" calcext:value-type="float">
            <text:p>5.0316940819</text:p>
          </table:table-cell>
        </table:table-row>
        <table:table-row table:style-name="ro1">
          <table:table-cell office:value-type="float" office:value="0.39488" calcext:value-type="float">
            <text:p>0.39488</text:p>
          </table:table-cell>
          <table:table-cell office:value-type="float" office:value="4.99622" calcext:value-type="float">
            <text:p>4.99622</text:p>
          </table:table-cell>
          <table:table-cell table:formula="of:=[30x30x30.A799]+[30x30x30.B799]" office:value-type="float" office:value="5.3911" calcext:value-type="float">
            <text:p>5.3911</text:p>
          </table:table-cell>
          <table:table-cell table:formula="of:=[.D$2]/([.C799]/1000)/1000000" office:value-type="float" office:value="5.00825434512437" calcext:value-type="float">
            <text:p>5.0082543451</text:p>
          </table:table-cell>
        </table:table-row>
        <table:table-row table:style-name="ro1">
          <table:table-cell office:value-type="float" office:value="0.395104" calcext:value-type="float">
            <text:p>0.395104</text:p>
          </table:table-cell>
          <table:table-cell office:value-type="float" office:value="5.0295" calcext:value-type="float">
            <text:p>5.0295</text:p>
          </table:table-cell>
          <table:table-cell table:formula="of:=[30x30x30.A800]+[30x30x30.B800]" office:value-type="float" office:value="5.424604" calcext:value-type="float">
            <text:p>5.424604</text:p>
          </table:table-cell>
          <table:table-cell table:formula="of:=[.D$2]/([.C800]/1000)/1000000" office:value-type="float" office:value="4.97732184690348" calcext:value-type="float">
            <text:p>4.9773218469</text:p>
          </table:table-cell>
        </table:table-row>
        <table:table-row table:style-name="ro1">
          <table:table-cell office:value-type="float" office:value="0.394624" calcext:value-type="float">
            <text:p>0.394624</text:p>
          </table:table-cell>
          <table:table-cell office:value-type="float" office:value="4.99302" calcext:value-type="float">
            <text:p>4.99302</text:p>
          </table:table-cell>
          <table:table-cell table:formula="of:=[30x30x30.A801]+[30x30x30.B801]" office:value-type="float" office:value="5.387644" calcext:value-type="float">
            <text:p>5.387644</text:p>
          </table:table-cell>
          <table:table-cell table:formula="of:=[.D$2]/([.C801]/1000)/1000000" office:value-type="float" office:value="5.01146697888725" calcext:value-type="float">
            <text:p>5.0114669789</text:p>
          </table:table-cell>
        </table:table-row>
        <table:table-row table:style-name="ro1">
          <table:table-cell office:value-type="float" office:value="0.39344" calcext:value-type="float">
            <text:p>0.39344</text:p>
          </table:table-cell>
          <table:table-cell office:value-type="float" office:value="5.00006" calcext:value-type="float">
            <text:p>5.00006</text:p>
          </table:table-cell>
          <table:table-cell table:formula="of:=[30x30x30.A802]+[30x30x30.B802]" office:value-type="float" office:value="5.3935" calcext:value-type="float">
            <text:p>5.3935</text:p>
          </table:table-cell>
          <table:table-cell table:formula="of:=[.D$2]/([.C802]/1000)/1000000" office:value-type="float" office:value="5.00602577176231" calcext:value-type="float">
            <text:p>5.0060257718</text:p>
          </table:table-cell>
        </table:table-row>
        <table:table-row table:style-name="ro1">
          <table:table-cell office:value-type="float" office:value="0.399584" calcext:value-type="float">
            <text:p>0.399584</text:p>
          </table:table-cell>
          <table:table-cell office:value-type="float" office:value="4.97853" calcext:value-type="float">
            <text:p>4.97853</text:p>
          </table:table-cell>
          <table:table-cell table:formula="of:=[30x30x30.A803]+[30x30x30.B803]" office:value-type="float" office:value="5.378114" calcext:value-type="float">
            <text:p>5.378114</text:p>
          </table:table-cell>
          <table:table-cell table:formula="of:=[.D$2]/([.C803]/1000)/1000000" office:value-type="float" office:value="5.02034728159351" calcext:value-type="float">
            <text:p>5.0203472816</text:p>
          </table:table-cell>
        </table:table-row>
        <table:table-row table:style-name="ro1">
          <table:table-cell office:value-type="float" office:value="0.401504" calcext:value-type="float">
            <text:p>0.401504</text:p>
          </table:table-cell>
          <table:table-cell office:value-type="float" office:value="5.0008" calcext:value-type="float">
            <text:p>5.0008</text:p>
          </table:table-cell>
          <table:table-cell table:formula="of:=[30x30x30.A804]+[30x30x30.B804]" office:value-type="float" office:value="5.402304" calcext:value-type="float">
            <text:p>5.402304</text:p>
          </table:table-cell>
          <table:table-cell table:formula="of:=[.D$2]/([.C804]/1000)/1000000" office:value-type="float" office:value="4.99786757650069" calcext:value-type="float">
            <text:p>4.9978675765</text:p>
          </table:table-cell>
        </table:table-row>
        <table:table-row table:style-name="ro1">
          <table:table-cell office:value-type="float" office:value="0.396192" calcext:value-type="float">
            <text:p>0.396192</text:p>
          </table:table-cell>
          <table:table-cell office:value-type="float" office:value="4.99898" calcext:value-type="float">
            <text:p>4.99898</text:p>
          </table:table-cell>
          <table:table-cell table:formula="of:=[30x30x30.A805]+[30x30x30.B805]" office:value-type="float" office:value="5.395172" calcext:value-type="float">
            <text:p>5.395172</text:p>
          </table:table-cell>
          <table:table-cell table:formula="of:=[.D$2]/([.C805]/1000)/1000000" office:value-type="float" office:value="5.00447437078929" calcext:value-type="float">
            <text:p>5.0044743708</text:p>
          </table:table-cell>
        </table:table-row>
        <table:table-row table:style-name="ro1">
          <table:table-cell office:value-type="float" office:value="0.396416" calcext:value-type="float">
            <text:p>0.396416</text:p>
          </table:table-cell>
          <table:table-cell office:value-type="float" office:value="5.0023" calcext:value-type="float">
            <text:p>5.0023</text:p>
          </table:table-cell>
          <table:table-cell table:formula="of:=[30x30x30.A806]+[30x30x30.B806]" office:value-type="float" office:value="5.398716" calcext:value-type="float">
            <text:p>5.398716</text:p>
          </table:table-cell>
          <table:table-cell table:formula="of:=[.D$2]/([.C806]/1000)/1000000" office:value-type="float" office:value="5.00118917164748" calcext:value-type="float">
            <text:p>5.0011891716</text:p>
          </table:table-cell>
        </table:table-row>
        <table:table-row table:style-name="ro1">
          <table:table-cell office:value-type="float" office:value="0.402208" calcext:value-type="float">
            <text:p>0.402208</text:p>
          </table:table-cell>
          <table:table-cell office:value-type="float" office:value="4.9887" calcext:value-type="float">
            <text:p>4.9887</text:p>
          </table:table-cell>
          <table:table-cell table:formula="of:=[30x30x30.A807]+[30x30x30.B807]" office:value-type="float" office:value="5.390908" calcext:value-type="float">
            <text:p>5.390908</text:p>
          </table:table-cell>
          <table:table-cell table:formula="of:=[.D$2]/([.C807]/1000)/1000000" office:value-type="float" office:value="5.00843271671488" calcext:value-type="float">
            <text:p>5.0084327167</text:p>
          </table:table-cell>
        </table:table-row>
        <table:table-row table:style-name="ro1">
          <table:table-cell office:value-type="float" office:value="0.395552" calcext:value-type="float">
            <text:p>0.395552</text:p>
          </table:table-cell>
          <table:table-cell office:value-type="float" office:value="4.98557" calcext:value-type="float">
            <text:p>4.98557</text:p>
          </table:table-cell>
          <table:table-cell table:formula="of:=[30x30x30.A808]+[30x30x30.B808]" office:value-type="float" office:value="5.381122" calcext:value-type="float">
            <text:p>5.381122</text:p>
          </table:table-cell>
          <table:table-cell table:formula="of:=[.D$2]/([.C808]/1000)/1000000" office:value-type="float" office:value="5.01754095149673" calcext:value-type="float">
            <text:p>5.0175409515</text:p>
          </table:table-cell>
        </table:table-row>
        <table:table-row table:style-name="ro1">
          <table:table-cell office:value-type="float" office:value="0.39328" calcext:value-type="float">
            <text:p>0.39328</text:p>
          </table:table-cell>
          <table:table-cell office:value-type="float" office:value="5.01539" calcext:value-type="float">
            <text:p>5.01539</text:p>
          </table:table-cell>
          <table:table-cell table:formula="of:=[30x30x30.A809]+[30x30x30.B809]" office:value-type="float" office:value="5.40867" calcext:value-type="float">
            <text:p>5.40867</text:p>
          </table:table-cell>
          <table:table-cell table:formula="of:=[.D$2]/([.C809]/1000)/1000000" office:value-type="float" office:value="4.99198509060453" calcext:value-type="float">
            <text:p>4.9919850906</text:p>
          </table:table-cell>
        </table:table-row>
        <table:table-row table:style-name="ro1">
          <table:table-cell office:value-type="float" office:value="0.393728" calcext:value-type="float">
            <text:p>0.393728</text:p>
          </table:table-cell>
          <table:table-cell office:value-type="float" office:value="4.96973" calcext:value-type="float">
            <text:p>4.96973</text:p>
          </table:table-cell>
          <table:table-cell table:formula="of:=[30x30x30.A810]+[30x30x30.B810]" office:value-type="float" office:value="5.363458" calcext:value-type="float">
            <text:p>5.363458</text:p>
          </table:table-cell>
          <table:table-cell table:formula="of:=[.D$2]/([.C810]/1000)/1000000" office:value-type="float" office:value="5.03406570910036" calcext:value-type="float">
            <text:p>5.0340657091</text:p>
          </table:table-cell>
        </table:table-row>
        <table:table-row table:style-name="ro1">
          <table:table-cell office:value-type="float" office:value="0.392992" calcext:value-type="float">
            <text:p>0.392992</text:p>
          </table:table-cell>
          <table:table-cell office:value-type="float" office:value="4.99987" calcext:value-type="float">
            <text:p>4.99987</text:p>
          </table:table-cell>
          <table:table-cell table:formula="of:=[30x30x30.A811]+[30x30x30.B811]" office:value-type="float" office:value="5.392862" calcext:value-type="float">
            <text:p>5.392862</text:p>
          </table:table-cell>
          <table:table-cell table:formula="of:=[.D$2]/([.C811]/1000)/1000000" office:value-type="float" office:value="5.00661800728444" calcext:value-type="float">
            <text:p>5.0066180073</text:p>
          </table:table-cell>
        </table:table-row>
        <table:table-row table:style-name="ro1">
          <table:table-cell office:value-type="float" office:value="0.395008" calcext:value-type="float">
            <text:p>0.395008</text:p>
          </table:table-cell>
          <table:table-cell office:value-type="float" office:value="5.00992" calcext:value-type="float">
            <text:p>5.00992</text:p>
          </table:table-cell>
          <table:table-cell table:formula="of:=[30x30x30.A812]+[30x30x30.B812]" office:value-type="float" office:value="5.404928" calcext:value-type="float">
            <text:p>5.404928</text:p>
          </table:table-cell>
          <table:table-cell table:formula="of:=[.D$2]/([.C812]/1000)/1000000" office:value-type="float" office:value="4.99544119736655" calcext:value-type="float">
            <text:p>4.9954411974</text:p>
          </table:table-cell>
        </table:table-row>
        <table:table-row table:style-name="ro1">
          <table:table-cell office:value-type="float" office:value="0.395232" calcext:value-type="float">
            <text:p>0.395232</text:p>
          </table:table-cell>
          <table:table-cell office:value-type="float" office:value="5.00259" calcext:value-type="float">
            <text:p>5.00259</text:p>
          </table:table-cell>
          <table:table-cell table:formula="of:=[30x30x30.A813]+[30x30x30.B813]" office:value-type="float" office:value="5.397822" calcext:value-type="float">
            <text:p>5.397822</text:p>
          </table:table-cell>
          <table:table-cell table:formula="of:=[.D$2]/([.C813]/1000)/1000000" office:value-type="float" office:value="5.00201748038375" calcext:value-type="float">
            <text:p>5.0020174804</text:p>
          </table:table-cell>
        </table:table-row>
        <table:table-row table:style-name="ro1">
          <table:table-cell office:value-type="float" office:value="0.395648" calcext:value-type="float">
            <text:p>0.395648</text:p>
          </table:table-cell>
          <table:table-cell office:value-type="float" office:value="5.01139" calcext:value-type="float">
            <text:p>5.01139</text:p>
          </table:table-cell>
          <table:table-cell table:formula="of:=[30x30x30.A814]+[30x30x30.B814]" office:value-type="float" office:value="5.407038" calcext:value-type="float">
            <text:p>5.407038</text:p>
          </table:table-cell>
          <table:table-cell table:formula="of:=[.D$2]/([.C814]/1000)/1000000" office:value-type="float" office:value="4.99349181566691" calcext:value-type="float">
            <text:p>4.9934918157</text:p>
          </table:table-cell>
        </table:table-row>
        <table:table-row table:style-name="ro1">
          <table:table-cell office:value-type="float" office:value="0.361728" calcext:value-type="float">
            <text:p>0.361728</text:p>
          </table:table-cell>
          <table:table-cell office:value-type="float" office:value="5.05344" calcext:value-type="float">
            <text:p>5.05344</text:p>
          </table:table-cell>
          <table:table-cell table:formula="of:=[30x30x30.A815]+[30x30x30.B815]" office:value-type="float" office:value="5.415168" calcext:value-type="float">
            <text:p>5.415168</text:p>
          </table:table-cell>
          <table:table-cell table:formula="of:=[.D$2]/([.C815]/1000)/1000000" office:value-type="float" office:value="4.98599489434123" calcext:value-type="float">
            <text:p>4.9859948943</text:p>
          </table:table-cell>
        </table:table-row>
        <table:table-row table:style-name="ro1">
          <table:table-cell office:value-type="float" office:value="0.360256" calcext:value-type="float">
            <text:p>0.360256</text:p>
          </table:table-cell>
          <table:table-cell office:value-type="float" office:value="5.04547" calcext:value-type="float">
            <text:p>5.04547</text:p>
          </table:table-cell>
          <table:table-cell table:formula="of:=[30x30x30.A816]+[30x30x30.B816]" office:value-type="float" office:value="5.405726" calcext:value-type="float">
            <text:p>5.405726</text:p>
          </table:table-cell>
          <table:table-cell table:formula="of:=[.D$2]/([.C816]/1000)/1000000" office:value-type="float" office:value="4.99470376411975" calcext:value-type="float">
            <text:p>4.9947037641</text:p>
          </table:table-cell>
        </table:table-row>
        <table:table-row table:style-name="ro1">
          <table:table-cell office:value-type="float" office:value="0.36208" calcext:value-type="float">
            <text:p>0.36208</text:p>
          </table:table-cell>
          <table:table-cell office:value-type="float" office:value="5.01469" calcext:value-type="float">
            <text:p>5.01469</text:p>
          </table:table-cell>
          <table:table-cell table:formula="of:=[30x30x30.A817]+[30x30x30.B817]" office:value-type="float" office:value="5.37677" calcext:value-type="float">
            <text:p>5.37677</text:p>
          </table:table-cell>
          <table:table-cell table:formula="of:=[.D$2]/([.C817]/1000)/1000000" office:value-type="float" office:value="5.02160218867461" calcext:value-type="float">
            <text:p>5.0216021887</text:p>
          </table:table-cell>
        </table:table-row>
        <table:table-row table:style-name="ro1">
          <table:table-cell office:value-type="float" office:value="0.362336" calcext:value-type="float">
            <text:p>0.362336</text:p>
          </table:table-cell>
          <table:table-cell office:value-type="float" office:value="5.00317" calcext:value-type="float">
            <text:p>5.00317</text:p>
          </table:table-cell>
          <table:table-cell table:formula="of:=[30x30x30.A818]+[30x30x30.B818]" office:value-type="float" office:value="5.365506" calcext:value-type="float">
            <text:p>5.365506</text:p>
          </table:table-cell>
          <table:table-cell table:formula="of:=[.D$2]/([.C818]/1000)/1000000" office:value-type="float" office:value="5.03214421901681" calcext:value-type="float">
            <text:p>5.032144219</text:p>
          </table:table-cell>
        </table:table-row>
        <table:table-row table:style-name="ro1">
          <table:table-cell office:value-type="float" office:value="0.36032" calcext:value-type="float">
            <text:p>0.36032</text:p>
          </table:table-cell>
          <table:table-cell office:value-type="float" office:value="5.05187" calcext:value-type="float">
            <text:p>5.05187</text:p>
          </table:table-cell>
          <table:table-cell table:formula="of:=[30x30x30.A819]+[30x30x30.B819]" office:value-type="float" office:value="5.41219" calcext:value-type="float">
            <text:p>5.41219</text:p>
          </table:table-cell>
          <table:table-cell table:formula="of:=[.D$2]/([.C819]/1000)/1000000" office:value-type="float" office:value="4.98873838501605" calcext:value-type="float">
            <text:p>4.988738385</text:p>
          </table:table-cell>
        </table:table-row>
        <table:table-row table:style-name="ro1">
          <table:table-cell office:value-type="float" office:value="0.361728" calcext:value-type="float">
            <text:p>0.361728</text:p>
          </table:table-cell>
          <table:table-cell office:value-type="float" office:value="5.01581" calcext:value-type="float">
            <text:p>5.01581</text:p>
          </table:table-cell>
          <table:table-cell table:formula="of:=[30x30x30.A820]+[30x30x30.B820]" office:value-type="float" office:value="5.377538" calcext:value-type="float">
            <text:p>5.377538</text:p>
          </table:table-cell>
          <table:table-cell table:formula="of:=[.D$2]/([.C820]/1000)/1000000" office:value-type="float" office:value="5.02088502210491" calcext:value-type="float">
            <text:p>5.0208850221</text:p>
          </table:table-cell>
        </table:table-row>
        <table:table-row table:style-name="ro1">
          <table:table-cell office:value-type="float" office:value="0.361152" calcext:value-type="float">
            <text:p>0.361152</text:p>
          </table:table-cell>
          <table:table-cell office:value-type="float" office:value="4.98458" calcext:value-type="float">
            <text:p>4.98458</text:p>
          </table:table-cell>
          <table:table-cell table:formula="of:=[30x30x30.A821]+[30x30x30.B821]" office:value-type="float" office:value="5.345732" calcext:value-type="float">
            <text:p>5.345732</text:p>
          </table:table-cell>
          <table:table-cell table:formula="of:=[.D$2]/([.C821]/1000)/1000000" office:value-type="float" office:value="5.05075824975887" calcext:value-type="float">
            <text:p>5.0507582498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4.9903" calcext:value-type="float">
            <text:p>4.9903</text:p>
          </table:table-cell>
          <table:table-cell table:formula="of:=[30x30x30.A822]+[30x30x30.B822]" office:value-type="float" office:value="5.351708" calcext:value-type="float">
            <text:p>5.351708</text:p>
          </table:table-cell>
          <table:table-cell table:formula="of:=[.D$2]/([.C822]/1000)/1000000" office:value-type="float" office:value="5.04511830615572" calcext:value-type="float">
            <text:p>5.0451183062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191" calcext:value-type="float">
            <text:p>5.0191</text:p>
          </table:table-cell>
          <table:table-cell table:formula="of:=[30x30x30.A823]+[30x30x30.B823]" office:value-type="float" office:value="5.380316" calcext:value-type="float">
            <text:p>5.380316</text:p>
          </table:table-cell>
          <table:table-cell table:formula="of:=[.D$2]/([.C823]/1000)/1000000" office:value-type="float" office:value="5.01829260586181" calcext:value-type="float">
            <text:p>5.0182926059</text:p>
          </table:table-cell>
        </table:table-row>
        <table:table-row table:style-name="ro1">
          <table:table-cell office:value-type="float" office:value="0.361184" calcext:value-type="float">
            <text:p>0.361184</text:p>
          </table:table-cell>
          <table:table-cell office:value-type="float" office:value="5.03046" calcext:value-type="float">
            <text:p>5.03046</text:p>
          </table:table-cell>
          <table:table-cell table:formula="of:=[30x30x30.A824]+[30x30x30.B824]" office:value-type="float" office:value="5.391644" calcext:value-type="float">
            <text:p>5.391644</text:p>
          </table:table-cell>
          <table:table-cell table:formula="of:=[.D$2]/([.C824]/1000)/1000000" office:value-type="float" office:value="5.00774902794027" calcext:value-type="float">
            <text:p>5.0077490279</text:p>
          </table:table-cell>
        </table:table-row>
        <table:table-row table:style-name="ro1">
          <table:table-cell office:value-type="float" office:value="0.361984" calcext:value-type="float">
            <text:p>0.361984</text:p>
          </table:table-cell>
          <table:table-cell office:value-type="float" office:value="5.04205" calcext:value-type="float">
            <text:p>5.04205</text:p>
          </table:table-cell>
          <table:table-cell table:formula="of:=[30x30x30.A825]+[30x30x30.B825]" office:value-type="float" office:value="5.404034" calcext:value-type="float">
            <text:p>5.404034</text:p>
          </table:table-cell>
          <table:table-cell table:formula="of:=[.D$2]/([.C825]/1000)/1000000" office:value-type="float" office:value="4.99626760305357" calcext:value-type="float">
            <text:p>4.9962676031</text:p>
          </table:table-cell>
        </table:table-row>
        <table:table-row table:style-name="ro1">
          <table:table-cell office:value-type="float" office:value="0.361504" calcext:value-type="float">
            <text:p>0.361504</text:p>
          </table:table-cell>
          <table:table-cell office:value-type="float" office:value="4.99782" calcext:value-type="float">
            <text:p>4.99782</text:p>
          </table:table-cell>
          <table:table-cell table:formula="of:=[30x30x30.A826]+[30x30x30.B826]" office:value-type="float" office:value="5.359324" calcext:value-type="float">
            <text:p>5.359324</text:p>
          </table:table-cell>
          <table:table-cell table:formula="of:=[.D$2]/([.C826]/1000)/1000000" office:value-type="float" office:value="5.03794881593276" calcext:value-type="float">
            <text:p>5.0379488159</text:p>
          </table:table-cell>
        </table:table-row>
        <table:table-row table:style-name="ro1">
          <table:table-cell office:value-type="float" office:value="0.36096" calcext:value-type="float">
            <text:p>0.36096</text:p>
          </table:table-cell>
          <table:table-cell office:value-type="float" office:value="5.02253" calcext:value-type="float">
            <text:p>5.02253</text:p>
          </table:table-cell>
          <table:table-cell table:formula="of:=[30x30x30.A827]+[30x30x30.B827]" office:value-type="float" office:value="5.38349" calcext:value-type="float">
            <text:p>5.38349</text:p>
          </table:table-cell>
          <table:table-cell table:formula="of:=[.D$2]/([.C827]/1000)/1000000" office:value-type="float" office:value="5.0153339190748" calcext:value-type="float">
            <text:p>5.0153339191</text:p>
          </table:table-cell>
        </table:table-row>
        <table:table-row table:style-name="ro1">
          <table:table-cell office:value-type="float" office:value="0.361824" calcext:value-type="float">
            <text:p>0.361824</text:p>
          </table:table-cell>
          <table:table-cell office:value-type="float" office:value="5.0233" calcext:value-type="float">
            <text:p>5.0233</text:p>
          </table:table-cell>
          <table:table-cell table:formula="of:=[30x30x30.A828]+[30x30x30.B828]" office:value-type="float" office:value="5.385124" calcext:value-type="float">
            <text:p>5.385124</text:p>
          </table:table-cell>
          <table:table-cell table:formula="of:=[.D$2]/([.C828]/1000)/1000000" office:value-type="float" office:value="5.01381212391767" calcext:value-type="float">
            <text:p>5.0138121239</text:p>
          </table:table-cell>
        </table:table-row>
        <table:table-row table:style-name="ro1">
          <table:table-cell office:value-type="float" office:value="0.362784" calcext:value-type="float">
            <text:p>0.362784</text:p>
          </table:table-cell>
          <table:table-cell office:value-type="float" office:value="5.0479" calcext:value-type="float">
            <text:p>5.0479</text:p>
          </table:table-cell>
          <table:table-cell table:formula="of:=[30x30x30.A829]+[30x30x30.B829]" office:value-type="float" office:value="5.410684" calcext:value-type="float">
            <text:p>5.410684</text:p>
          </table:table-cell>
          <table:table-cell table:formula="of:=[.D$2]/([.C829]/1000)/1000000" office:value-type="float" office:value="4.99012694143661" calcext:value-type="float">
            <text:p>4.9901269414</text:p>
          </table:table-cell>
        </table:table-row>
        <table:table-row table:style-name="ro1">
          <table:table-cell office:value-type="float" office:value="0.361344" calcext:value-type="float">
            <text:p>0.361344</text:p>
          </table:table-cell>
          <table:table-cell office:value-type="float" office:value="5.01366" calcext:value-type="float">
            <text:p>5.01366</text:p>
          </table:table-cell>
          <table:table-cell table:formula="of:=[30x30x30.A830]+[30x30x30.B830]" office:value-type="float" office:value="5.375004" calcext:value-type="float">
            <text:p>5.375004</text:p>
          </table:table-cell>
          <table:table-cell table:formula="of:=[.D$2]/([.C830]/1000)/1000000" office:value-type="float" office:value="5.02325207571939" calcext:value-type="float">
            <text:p>5.0232520757</text:p>
          </table:table-cell>
        </table:table-row>
        <table:table-row table:style-name="ro1">
          <table:table-cell office:value-type="float" office:value="0.362656" calcext:value-type="float">
            <text:p>0.362656</text:p>
          </table:table-cell>
          <table:table-cell office:value-type="float" office:value="5.02256" calcext:value-type="float">
            <text:p>5.02256</text:p>
          </table:table-cell>
          <table:table-cell table:formula="of:=[30x30x30.A831]+[30x30x30.B831]" office:value-type="float" office:value="5.385216" calcext:value-type="float">
            <text:p>5.385216</text:p>
          </table:table-cell>
          <table:table-cell table:formula="of:=[.D$2]/([.C831]/1000)/1000000" office:value-type="float" office:value="5.01372646891044" calcext:value-type="float">
            <text:p>5.0137264689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4.99674" calcext:value-type="float">
            <text:p>4.99674</text:p>
          </table:table-cell>
          <table:table-cell table:formula="of:=[30x30x30.A832]+[30x30x30.B832]" office:value-type="float" office:value="5.358148" calcext:value-type="float">
            <text:p>5.358148</text:p>
          </table:table-cell>
          <table:table-cell table:formula="of:=[.D$2]/([.C832]/1000)/1000000" office:value-type="float" office:value="5.0390545389937" calcext:value-type="float">
            <text:p>5.039054539</text:p>
          </table:table-cell>
        </table:table-row>
        <table:table-row table:style-name="ro1">
          <table:table-cell office:value-type="float" office:value="0.360192" calcext:value-type="float">
            <text:p>0.360192</text:p>
          </table:table-cell>
          <table:table-cell office:value-type="float" office:value="5.02387" calcext:value-type="float">
            <text:p>5.02387</text:p>
          </table:table-cell>
          <table:table-cell table:formula="of:=[30x30x30.A833]+[30x30x30.B833]" office:value-type="float" office:value="5.384062" calcext:value-type="float">
            <text:p>5.384062</text:p>
          </table:table-cell>
          <table:table-cell table:formula="of:=[.D$2]/([.C833]/1000)/1000000" office:value-type="float" office:value="5.014801092558" calcext:value-type="float">
            <text:p>5.0148010926</text:p>
          </table:table-cell>
        </table:table-row>
        <table:table-row table:style-name="ro1">
          <table:table-cell office:value-type="float" office:value="0.362336" calcext:value-type="float">
            <text:p>0.362336</text:p>
          </table:table-cell>
          <table:table-cell office:value-type="float" office:value="5.00922" calcext:value-type="float">
            <text:p>5.00922</text:p>
          </table:table-cell>
          <table:table-cell table:formula="of:=[30x30x30.A834]+[30x30x30.B834]" office:value-type="float" office:value="5.371556" calcext:value-type="float">
            <text:p>5.371556</text:p>
          </table:table-cell>
          <table:table-cell table:formula="of:=[.D$2]/([.C834]/1000)/1000000" office:value-type="float" office:value="5.02647649954687" calcext:value-type="float">
            <text:p>5.0264764995</text:p>
          </table:table-cell>
        </table:table-row>
        <table:table-row table:style-name="ro1">
          <table:table-cell office:value-type="float" office:value="0.363168" calcext:value-type="float">
            <text:p>0.363168</text:p>
          </table:table-cell>
          <table:table-cell office:value-type="float" office:value="5.02726" calcext:value-type="float">
            <text:p>5.02726</text:p>
          </table:table-cell>
          <table:table-cell table:formula="of:=[30x30x30.A835]+[30x30x30.B835]" office:value-type="float" office:value="5.390428" calcext:value-type="float">
            <text:p>5.390428</text:p>
          </table:table-cell>
          <table:table-cell table:formula="of:=[.D$2]/([.C835]/1000)/1000000" office:value-type="float" office:value="5.00887870128309" calcext:value-type="float">
            <text:p>5.0088787013</text:p>
          </table:table-cell>
        </table:table-row>
        <table:table-row table:style-name="ro1">
          <table:table-cell office:value-type="float" office:value="0.361152" calcext:value-type="float">
            <text:p>0.361152</text:p>
          </table:table-cell>
          <table:table-cell office:value-type="float" office:value="5.05251" calcext:value-type="float">
            <text:p>5.05251</text:p>
          </table:table-cell>
          <table:table-cell table:formula="of:=[30x30x30.A836]+[30x30x30.B836]" office:value-type="float" office:value="5.413662" calcext:value-type="float">
            <text:p>5.413662</text:p>
          </table:table-cell>
          <table:table-cell table:formula="of:=[.D$2]/([.C836]/1000)/1000000" office:value-type="float" office:value="4.98738192373296" calcext:value-type="float">
            <text:p>4.9873819237</text:p>
          </table:table-cell>
        </table:table-row>
        <table:table-row table:style-name="ro1">
          <table:table-cell office:value-type="float" office:value="0.363136" calcext:value-type="float">
            <text:p>0.363136</text:p>
          </table:table-cell>
          <table:table-cell office:value-type="float" office:value="5.03328" calcext:value-type="float">
            <text:p>5.03328</text:p>
          </table:table-cell>
          <table:table-cell table:formula="of:=[30x30x30.A837]+[30x30x30.B837]" office:value-type="float" office:value="5.396416" calcext:value-type="float">
            <text:p>5.396416</text:p>
          </table:table-cell>
          <table:table-cell table:formula="of:=[.D$2]/([.C837]/1000)/1000000" office:value-type="float" office:value="5.00332072249434" calcext:value-type="float">
            <text:p>5.0033207225</text:p>
          </table:table-cell>
        </table:table-row>
        <table:table-row table:style-name="ro1">
          <table:table-cell office:value-type="float" office:value="0.361024" calcext:value-type="float">
            <text:p>0.361024</text:p>
          </table:table-cell>
          <table:table-cell office:value-type="float" office:value="5.0152" calcext:value-type="float">
            <text:p>5.0152</text:p>
          </table:table-cell>
          <table:table-cell table:formula="of:=[30x30x30.A838]+[30x30x30.B838]" office:value-type="float" office:value="5.376224" calcext:value-type="float">
            <text:p>5.376224</text:p>
          </table:table-cell>
          <table:table-cell table:formula="of:=[.D$2]/([.C838]/1000)/1000000" office:value-type="float" office:value="5.02211217389752" calcext:value-type="float">
            <text:p>5.0221121739</text:p>
          </table:table-cell>
        </table:table-row>
        <table:table-row table:style-name="ro1">
          <table:table-cell office:value-type="float" office:value="0.361344" calcext:value-type="float">
            <text:p>0.361344</text:p>
          </table:table-cell>
          <table:table-cell office:value-type="float" office:value="5.02038" calcext:value-type="float">
            <text:p>5.02038</text:p>
          </table:table-cell>
          <table:table-cell table:formula="of:=[30x30x30.A839]+[30x30x30.B839]" office:value-type="float" office:value="5.381724" calcext:value-type="float">
            <text:p>5.381724</text:p>
          </table:table-cell>
          <table:table-cell table:formula="of:=[.D$2]/([.C839]/1000)/1000000" office:value-type="float" office:value="5.01697968903645" calcext:value-type="float">
            <text:p>5.016979689</text:p>
          </table:table-cell>
        </table:table-row>
        <table:table-row table:style-name="ro1">
          <table:table-cell office:value-type="float" office:value="0.360736" calcext:value-type="float">
            <text:p>0.360736</text:p>
          </table:table-cell>
          <table:table-cell office:value-type="float" office:value="5.008" calcext:value-type="float">
            <text:p>5.008</text:p>
          </table:table-cell>
          <table:table-cell table:formula="of:=[30x30x30.A840]+[30x30x30.B840]" office:value-type="float" office:value="5.368736" calcext:value-type="float">
            <text:p>5.368736</text:p>
          </table:table-cell>
          <table:table-cell table:formula="of:=[.D$2]/([.C840]/1000)/1000000" office:value-type="float" office:value="5.02911672319146" calcext:value-type="float">
            <text:p>5.0291167232</text:p>
          </table:table-cell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5.02346" calcext:value-type="float">
            <text:p>5.02346</text:p>
          </table:table-cell>
          <table:table-cell table:formula="of:=[30x30x30.A841]+[30x30x30.B841]" office:value-type="float" office:value="5.38426" calcext:value-type="float">
            <text:p>5.38426</text:p>
          </table:table-cell>
          <table:table-cell table:formula="of:=[.D$2]/([.C841]/1000)/1000000" office:value-type="float" office:value="5.01461667898653" calcext:value-type="float">
            <text:p>5.014616679</text:p>
          </table:table-cell>
        </table:table-row>
        <table:table-row table:style-name="ro1">
          <table:table-cell office:value-type="float" office:value="0.361344" calcext:value-type="float">
            <text:p>0.361344</text:p>
          </table:table-cell>
          <table:table-cell office:value-type="float" office:value="5.04806" calcext:value-type="float">
            <text:p>5.04806</text:p>
          </table:table-cell>
          <table:table-cell table:formula="of:=[30x30x30.A842]+[30x30x30.B842]" office:value-type="float" office:value="5.409404" calcext:value-type="float">
            <text:p>5.409404</text:p>
          </table:table-cell>
          <table:table-cell table:formula="of:=[.D$2]/([.C842]/1000)/1000000" office:value-type="float" office:value="4.9913077300198" calcext:value-type="float">
            <text:p>4.99130773</text:p>
          </table:table-cell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5.00378" calcext:value-type="float">
            <text:p>5.00378</text:p>
          </table:table-cell>
          <table:table-cell table:formula="of:=[30x30x30.A843]+[30x30x30.B843]" office:value-type="float" office:value="5.36538" calcext:value-type="float">
            <text:p>5.36538</text:p>
          </table:table-cell>
          <table:table-cell table:formula="of:=[.D$2]/([.C843]/1000)/1000000" office:value-type="float" office:value="5.03226239334399" calcext:value-type="float">
            <text:p>5.0322623933</text:p>
          </table:table-cell>
        </table:table-row>
        <table:table-row table:style-name="ro1">
          <table:table-cell office:value-type="float" office:value="0.36144" calcext:value-type="float">
            <text:p>0.36144</text:p>
          </table:table-cell>
          <table:table-cell office:value-type="float" office:value="5.01382" calcext:value-type="float">
            <text:p>5.01382</text:p>
          </table:table-cell>
          <table:table-cell table:formula="of:=[30x30x30.A844]+[30x30x30.B844]" office:value-type="float" office:value="5.37526" calcext:value-type="float">
            <text:p>5.37526</text:p>
          </table:table-cell>
          <table:table-cell table:formula="of:=[.D$2]/([.C844]/1000)/1000000" office:value-type="float" office:value="5.02301284030912" calcext:value-type="float">
            <text:p>5.0230128403</text:p>
          </table:table-cell>
        </table:table-row>
        <table:table-row table:style-name="ro1">
          <table:table-cell office:value-type="float" office:value="0.361568" calcext:value-type="float">
            <text:p>0.361568</text:p>
          </table:table-cell>
          <table:table-cell office:value-type="float" office:value="5.03507" calcext:value-type="float">
            <text:p>5.03507</text:p>
          </table:table-cell>
          <table:table-cell table:formula="of:=[30x30x30.A845]+[30x30x30.B845]" office:value-type="float" office:value="5.396638" calcext:value-type="float">
            <text:p>5.396638</text:p>
          </table:table-cell>
          <table:table-cell table:formula="of:=[.D$2]/([.C845]/1000)/1000000" office:value-type="float" office:value="5.00311490227805" calcext:value-type="float">
            <text:p>5.0031149023</text:p>
          </table:table-cell>
        </table:table-row>
        <table:table-row table:style-name="ro1">
          <table:table-cell office:value-type="float" office:value="0.361344" calcext:value-type="float">
            <text:p>0.361344</text:p>
          </table:table-cell>
          <table:table-cell office:value-type="float" office:value="5.02326" calcext:value-type="float">
            <text:p>5.02326</text:p>
          </table:table-cell>
          <table:table-cell table:formula="of:=[30x30x30.A846]+[30x30x30.B846]" office:value-type="float" office:value="5.384604" calcext:value-type="float">
            <text:p>5.384604</text:p>
          </table:table-cell>
          <table:table-cell table:formula="of:=[.D$2]/([.C846]/1000)/1000000" office:value-type="float" office:value="5.01429631594078" calcext:value-type="float">
            <text:p>5.0142963159</text:p>
          </table:table-cell>
        </table:table-row>
        <table:table-row table:style-name="ro1">
          <table:table-cell office:value-type="float" office:value="0.36176" calcext:value-type="float">
            <text:p>0.36176</text:p>
          </table:table-cell>
          <table:table-cell office:value-type="float" office:value="5.03978" calcext:value-type="float">
            <text:p>5.03978</text:p>
          </table:table-cell>
          <table:table-cell table:formula="of:=[30x30x30.A847]+[30x30x30.B847]" office:value-type="float" office:value="5.40154" calcext:value-type="float">
            <text:p>5.40154</text:p>
          </table:table-cell>
          <table:table-cell table:formula="of:=[.D$2]/([.C847]/1000)/1000000" office:value-type="float" office:value="4.99857448061108" calcext:value-type="float">
            <text:p>4.9985744806</text:p>
          </table:table-cell>
        </table:table-row>
        <table:table-row table:style-name="ro1">
          <table:table-cell office:value-type="float" office:value="0.362496" calcext:value-type="float">
            <text:p>0.362496</text:p>
          </table:table-cell>
          <table:table-cell office:value-type="float" office:value="5.03331" calcext:value-type="float">
            <text:p>5.03331</text:p>
          </table:table-cell>
          <table:table-cell table:formula="of:=[30x30x30.A848]+[30x30x30.B848]" office:value-type="float" office:value="5.395806" calcext:value-type="float">
            <text:p>5.395806</text:p>
          </table:table-cell>
          <table:table-cell table:formula="of:=[.D$2]/([.C848]/1000)/1000000" office:value-type="float" office:value="5.00388635173318" calcext:value-type="float">
            <text:p>5.0038863517</text:p>
          </table:table-cell>
        </table:table-row>
        <table:table-row table:style-name="ro1">
          <table:table-cell office:value-type="float" office:value="0.361408" calcext:value-type="float">
            <text:p>0.361408</text:p>
          </table:table-cell>
          <table:table-cell office:value-type="float" office:value="5.02083" calcext:value-type="float">
            <text:p>5.02083</text:p>
          </table:table-cell>
          <table:table-cell table:formula="of:=[30x30x30.A849]+[30x30x30.B849]" office:value-type="float" office:value="5.382238" calcext:value-type="float">
            <text:p>5.382238</text:p>
          </table:table-cell>
          <table:table-cell table:formula="of:=[.D$2]/([.C849]/1000)/1000000" office:value-type="float" office:value="5.01650057095208" calcext:value-type="float">
            <text:p>5.016500571</text:p>
          </table:table-cell>
        </table:table-row>
        <table:table-row table:style-name="ro1">
          <table:table-cell office:value-type="float" office:value="0.361664" calcext:value-type="float">
            <text:p>0.361664</text:p>
          </table:table-cell>
          <table:table-cell office:value-type="float" office:value="5.01446" calcext:value-type="float">
            <text:p>5.01446</text:p>
          </table:table-cell>
          <table:table-cell table:formula="of:=[30x30x30.A850]+[30x30x30.B850]" office:value-type="float" office:value="5.376124" calcext:value-type="float">
            <text:p>5.376124</text:p>
          </table:table-cell>
          <table:table-cell table:formula="of:=[.D$2]/([.C850]/1000)/1000000" office:value-type="float" office:value="5.02220558900799" calcext:value-type="float">
            <text:p>5.022205589</text:p>
          </table:table-cell>
        </table:table-row>
        <table:table-row table:style-name="ro1">
          <table:table-cell office:value-type="float" office:value="0.361376" calcext:value-type="float">
            <text:p>0.361376</text:p>
          </table:table-cell>
          <table:table-cell office:value-type="float" office:value="5.02832" calcext:value-type="float">
            <text:p>5.02832</text:p>
          </table:table-cell>
          <table:table-cell table:formula="of:=[30x30x30.A851]+[30x30x30.B851]" office:value-type="float" office:value="5.389696" calcext:value-type="float">
            <text:p>5.389696</text:p>
          </table:table-cell>
          <table:table-cell table:formula="of:=[.D$2]/([.C851]/1000)/1000000" office:value-type="float" office:value="5.00955898069205" calcext:value-type="float">
            <text:p>5.0095589807</text:p>
          </table:table-cell>
        </table:table-row>
        <table:table-row table:style-name="ro1">
          <table:table-cell office:value-type="float" office:value="0.37008" calcext:value-type="float">
            <text:p>0.37008</text:p>
          </table:table-cell>
          <table:table-cell office:value-type="float" office:value="5.03942" calcext:value-type="float">
            <text:p>5.03942</text:p>
          </table:table-cell>
          <table:table-cell table:formula="of:=[30x30x30.A852]+[30x30x30.B852]" office:value-type="float" office:value="5.4095" calcext:value-type="float">
            <text:p>5.4095</text:p>
          </table:table-cell>
          <table:table-cell table:formula="of:=[.D$2]/([.C852]/1000)/1000000" office:value-type="float" office:value="4.99121915149274" calcext:value-type="float">
            <text:p>4.9912191515</text:p>
          </table:table-cell>
        </table:table-row>
        <table:table-row table:style-name="ro1">
          <table:table-cell office:value-type="float" office:value="0.360928" calcext:value-type="float">
            <text:p>0.360928</text:p>
          </table:table-cell>
          <table:table-cell office:value-type="float" office:value="4.98816" calcext:value-type="float">
            <text:p>4.98816</text:p>
          </table:table-cell>
          <table:table-cell table:formula="of:=[30x30x30.A853]+[30x30x30.B853]" office:value-type="float" office:value="5.349088" calcext:value-type="float">
            <text:p>5.349088</text:p>
          </table:table-cell>
          <table:table-cell table:formula="of:=[.D$2]/([.C853]/1000)/1000000" office:value-type="float" office:value="5.04758942085081" calcext:value-type="float">
            <text:p>5.0475894209</text:p>
          </table:table-cell>
        </table:table-row>
        <table:table-row table:style-name="ro1">
          <table:table-cell office:value-type="float" office:value="0.36016" calcext:value-type="float">
            <text:p>0.36016</text:p>
          </table:table-cell>
          <table:table-cell office:value-type="float" office:value="4.99456" calcext:value-type="float">
            <text:p>4.99456</text:p>
          </table:table-cell>
          <table:table-cell table:formula="of:=[30x30x30.A854]+[30x30x30.B854]" office:value-type="float" office:value="5.35472" calcext:value-type="float">
            <text:p>5.35472</text:p>
          </table:table-cell>
          <table:table-cell table:formula="of:=[.D$2]/([.C854]/1000)/1000000" office:value-type="float" office:value="5.04228045537395" calcext:value-type="float">
            <text:p>5.0422804554</text:p>
          </table:table-cell>
        </table:table-row>
        <table:table-row table:style-name="ro1">
          <table:table-cell office:value-type="float" office:value="0.361216" calcext:value-type="float">
            <text:p>0.361216</text:p>
          </table:table-cell>
          <table:table-cell office:value-type="float" office:value="5.0632" calcext:value-type="float">
            <text:p>5.0632</text:p>
          </table:table-cell>
          <table:table-cell table:formula="of:=[30x30x30.A855]+[30x30x30.B855]" office:value-type="float" office:value="5.424416" calcext:value-type="float">
            <text:p>5.424416</text:p>
          </table:table-cell>
          <table:table-cell table:formula="of:=[.D$2]/([.C855]/1000)/1000000" office:value-type="float" office:value="4.97749435146567" calcext:value-type="float">
            <text:p>4.9774943515</text:p>
          </table:table-cell>
        </table:table-row>
        <table:table-row table:style-name="ro1">
          <table:table-cell office:value-type="float" office:value="0.366048" calcext:value-type="float">
            <text:p>0.366048</text:p>
          </table:table-cell>
          <table:table-cell office:value-type="float" office:value="4.99776" calcext:value-type="float">
            <text:p>4.99776</text:p>
          </table:table-cell>
          <table:table-cell table:formula="of:=[30x30x30.A856]+[30x30x30.B856]" office:value-type="float" office:value="5.363808" calcext:value-type="float">
            <text:p>5.363808</text:p>
          </table:table-cell>
          <table:table-cell table:formula="of:=[.D$2]/([.C856]/1000)/1000000" office:value-type="float" office:value="5.03373722549353" calcext:value-type="float">
            <text:p>5.0337372255</text:p>
          </table:table-cell>
        </table:table-row>
        <table:table-row table:style-name="ro1">
          <table:table-cell office:value-type="float" office:value="0.361248" calcext:value-type="float">
            <text:p>0.361248</text:p>
          </table:table-cell>
          <table:table-cell office:value-type="float" office:value="5.03485" calcext:value-type="float">
            <text:p>5.03485</text:p>
          </table:table-cell>
          <table:table-cell table:formula="of:=[30x30x30.A857]+[30x30x30.B857]" office:value-type="float" office:value="5.396098" calcext:value-type="float">
            <text:p>5.396098</text:p>
          </table:table-cell>
          <table:table-cell table:formula="of:=[.D$2]/([.C857]/1000)/1000000" office:value-type="float" office:value="5.00361557555108" calcext:value-type="float">
            <text:p>5.0036155756</text:p>
          </table:table-cell>
        </table:table-row>
        <table:table-row table:style-name="ro1">
          <table:table-cell office:value-type="float" office:value="0.362144" calcext:value-type="float">
            <text:p>0.362144</text:p>
          </table:table-cell>
          <table:table-cell office:value-type="float" office:value="5.01699" calcext:value-type="float">
            <text:p>5.01699</text:p>
          </table:table-cell>
          <table:table-cell table:formula="of:=[30x30x30.A858]+[30x30x30.B858]" office:value-type="float" office:value="5.379134" calcext:value-type="float">
            <text:p>5.379134</text:p>
          </table:table-cell>
          <table:table-cell table:formula="of:=[.D$2]/([.C858]/1000)/1000000" office:value-type="float" office:value="5.0193953153054" calcext:value-type="float">
            <text:p>5.0193953153</text:p>
          </table:table-cell>
        </table:table-row>
        <table:table-row table:style-name="ro1">
          <table:table-cell office:value-type="float" office:value="0.36128" calcext:value-type="float">
            <text:p>0.36128</text:p>
          </table:table-cell>
          <table:table-cell office:value-type="float" office:value="5.05286" calcext:value-type="float">
            <text:p>5.05286</text:p>
          </table:table-cell>
          <table:table-cell table:formula="of:=[30x30x30.A859]+[30x30x30.B859]" office:value-type="float" office:value="5.41414" calcext:value-type="float">
            <text:p>5.41414</text:p>
          </table:table-cell>
          <table:table-cell table:formula="of:=[.D$2]/([.C859]/1000)/1000000" office:value-type="float" office:value="4.98694160106684" calcext:value-type="float">
            <text:p>4.9869416011</text:p>
          </table:table-cell>
        </table:table-row>
        <table:table-row table:style-name="ro1">
          <table:table-cell office:value-type="float" office:value="0.36112" calcext:value-type="float">
            <text:p>0.36112</text:p>
          </table:table-cell>
          <table:table-cell office:value-type="float" office:value="5.02749" calcext:value-type="float">
            <text:p>5.02749</text:p>
          </table:table-cell>
          <table:table-cell table:formula="of:=[30x30x30.A860]+[30x30x30.B860]" office:value-type="float" office:value="5.38861" calcext:value-type="float">
            <text:p>5.38861</text:p>
          </table:table-cell>
          <table:table-cell table:formula="of:=[.D$2]/([.C860]/1000)/1000000" office:value-type="float" office:value="5.01056858818879" calcext:value-type="float">
            <text:p>5.0105685882</text:p>
          </table:table-cell>
        </table:table-row>
        <table:table-row table:style-name="ro1">
          <table:table-cell office:value-type="float" office:value="0.361088" calcext:value-type="float">
            <text:p>0.361088</text:p>
          </table:table-cell>
          <table:table-cell office:value-type="float" office:value="5.04573" calcext:value-type="float">
            <text:p>5.04573</text:p>
          </table:table-cell>
          <table:table-cell table:formula="of:=[30x30x30.A861]+[30x30x30.B861]" office:value-type="float" office:value="5.406818" calcext:value-type="float">
            <text:p>5.406818</text:p>
          </table:table-cell>
          <table:table-cell table:formula="of:=[.D$2]/([.C861]/1000)/1000000" office:value-type="float" office:value="4.99369499768626" calcext:value-type="float">
            <text:p>4.9936949977</text:p>
          </table:table-cell>
        </table:table-row>
        <table:table-row table:style-name="ro1">
          <table:table-cell office:value-type="float" office:value="0.361536" calcext:value-type="float">
            <text:p>0.361536</text:p>
          </table:table-cell>
          <table:table-cell office:value-type="float" office:value="5.01366" calcext:value-type="float">
            <text:p>5.01366</text:p>
          </table:table-cell>
          <table:table-cell table:formula="of:=[30x30x30.A862]+[30x30x30.B862]" office:value-type="float" office:value="5.375196" calcext:value-type="float">
            <text:p>5.375196</text:p>
          </table:table-cell>
          <table:table-cell table:formula="of:=[.D$2]/([.C862]/1000)/1000000" office:value-type="float" office:value="5.02307264702534" calcext:value-type="float">
            <text:p>5.023072647</text:p>
          </table:table-cell>
        </table:table-row>
        <table:table-row table:style-name="ro1">
          <table:table-cell office:value-type="float" office:value="0.362624" calcext:value-type="float">
            <text:p>0.362624</text:p>
          </table:table-cell>
          <table:table-cell office:value-type="float" office:value="5.02122" calcext:value-type="float">
            <text:p>5.02122</text:p>
          </table:table-cell>
          <table:table-cell table:formula="of:=[30x30x30.A863]+[30x30x30.B863]" office:value-type="float" office:value="5.383844" calcext:value-type="float">
            <text:p>5.383844</text:p>
          </table:table-cell>
          <table:table-cell table:formula="of:=[.D$2]/([.C863]/1000)/1000000" office:value-type="float" office:value="5.01500414945158" calcext:value-type="float">
            <text:p>5.0150041495</text:p>
          </table:table-cell>
        </table:table-row>
        <table:table-row table:style-name="ro1">
          <table:table-cell office:value-type="float" office:value="0.36176" calcext:value-type="float">
            <text:p>0.36176</text:p>
          </table:table-cell>
          <table:table-cell office:value-type="float" office:value="5.03376" calcext:value-type="float">
            <text:p>5.03376</text:p>
          </table:table-cell>
          <table:table-cell table:formula="of:=[30x30x30.A864]+[30x30x30.B864]" office:value-type="float" office:value="5.39552" calcext:value-type="float">
            <text:p>5.39552</text:p>
          </table:table-cell>
          <table:table-cell table:formula="of:=[.D$2]/([.C864]/1000)/1000000" office:value-type="float" office:value="5.00415159243224" calcext:value-type="float">
            <text:p>5.0041515924</text:p>
          </table:table-cell>
        </table:table-row>
        <table:table-row table:style-name="ro1">
          <table:table-cell office:value-type="float" office:value="0.36256" calcext:value-type="float">
            <text:p>0.36256</text:p>
          </table:table-cell>
          <table:table-cell office:value-type="float" office:value="5.05027" calcext:value-type="float">
            <text:p>5.05027</text:p>
          </table:table-cell>
          <table:table-cell table:formula="of:=[30x30x30.A865]+[30x30x30.B865]" office:value-type="float" office:value="5.41283" calcext:value-type="float">
            <text:p>5.41283</text:p>
          </table:table-cell>
          <table:table-cell table:formula="of:=[.D$2]/([.C865]/1000)/1000000" office:value-type="float" office:value="4.98814852858856" calcext:value-type="float">
            <text:p>4.9881485286</text:p>
          </table:table-cell>
        </table:table-row>
        <table:table-row table:style-name="ro1">
          <table:table-cell office:value-type="float" office:value="0.361856" calcext:value-type="float">
            <text:p>0.361856</text:p>
          </table:table-cell>
          <table:table-cell office:value-type="float" office:value="5.03277" calcext:value-type="float">
            <text:p>5.03277</text:p>
          </table:table-cell>
          <table:table-cell table:formula="of:=[30x30x30.A866]+[30x30x30.B866]" office:value-type="float" office:value="5.394626" calcext:value-type="float">
            <text:p>5.394626</text:p>
          </table:table-cell>
          <table:table-cell table:formula="of:=[.D$2]/([.C866]/1000)/1000000" office:value-type="float" office:value="5.00498088282672" calcext:value-type="float">
            <text:p>5.0049808828</text:p>
          </table:table-cell>
        </table:table-row>
        <table:table-row table:style-name="ro1">
          <table:table-cell office:value-type="float" office:value="0.39504" calcext:value-type="float">
            <text:p>0.39504</text:p>
          </table:table-cell>
          <table:table-cell office:value-type="float" office:value="5.01117" calcext:value-type="float">
            <text:p>5.01117</text:p>
          </table:table-cell>
          <table:table-cell table:formula="of:=[30x30x30.A867]+[30x30x30.B867]" office:value-type="float" office:value="5.40621" calcext:value-type="float">
            <text:p>5.40621</text:p>
          </table:table-cell>
          <table:table-cell table:formula="of:=[.D$2]/([.C867]/1000)/1000000" office:value-type="float" office:value="4.99425660490436" calcext:value-type="float">
            <text:p>4.9942566049</text:p>
          </table:table-cell>
        </table:table-row>
        <table:table-row table:style-name="ro1">
          <table:table-cell office:value-type="float" office:value="0.392384" calcext:value-type="float">
            <text:p>0.392384</text:p>
          </table:table-cell>
          <table:table-cell office:value-type="float" office:value="5.0385" calcext:value-type="float">
            <text:p>5.0385</text:p>
          </table:table-cell>
          <table:table-cell table:formula="of:=[30x30x30.A868]+[30x30x30.B868]" office:value-type="float" office:value="5.430884" calcext:value-type="float">
            <text:p>5.430884</text:p>
          </table:table-cell>
          <table:table-cell table:formula="of:=[.D$2]/([.C868]/1000)/1000000" office:value-type="float" office:value="4.9715663232726" calcext:value-type="float">
            <text:p>4.9715663233</text:p>
          </table:table-cell>
        </table:table-row>
        <table:table-row table:style-name="ro1">
          <table:table-cell office:value-type="float" office:value="0.39536" calcext:value-type="float">
            <text:p>0.39536</text:p>
          </table:table-cell>
          <table:table-cell office:value-type="float" office:value="5.02854" calcext:value-type="float">
            <text:p>5.02854</text:p>
          </table:table-cell>
          <table:table-cell table:formula="of:=[30x30x30.A869]+[30x30x30.B869]" office:value-type="float" office:value="5.4239" calcext:value-type="float">
            <text:p>5.4239</text:p>
          </table:table-cell>
          <table:table-cell table:formula="of:=[.D$2]/([.C869]/1000)/1000000" office:value-type="float" office:value="4.9779678828887" calcext:value-type="float">
            <text:p>4.9779678829</text:p>
          </table:table-cell>
        </table:table-row>
        <table:table-row table:style-name="ro1">
          <table:table-cell office:value-type="float" office:value="0.394624" calcext:value-type="float">
            <text:p>0.394624</text:p>
          </table:table-cell>
          <table:table-cell office:value-type="float" office:value="4.99379" calcext:value-type="float">
            <text:p>4.99379</text:p>
          </table:table-cell>
          <table:table-cell table:formula="of:=[30x30x30.A870]+[30x30x30.B870]" office:value-type="float" office:value="5.388414" calcext:value-type="float">
            <text:p>5.388414</text:p>
          </table:table-cell>
          <table:table-cell table:formula="of:=[.D$2]/([.C870]/1000)/1000000" office:value-type="float" office:value="5.01075084431152" calcext:value-type="float">
            <text:p>5.0107508443</text:p>
          </table:table-cell>
        </table:table-row>
        <table:table-row table:style-name="ro1">
          <table:table-cell office:value-type="float" office:value="0.393568" calcext:value-type="float">
            <text:p>0.393568</text:p>
          </table:table-cell>
          <table:table-cell office:value-type="float" office:value="5.03798" calcext:value-type="float">
            <text:p>5.03798</text:p>
          </table:table-cell>
          <table:table-cell table:formula="of:=[30x30x30.A871]+[30x30x30.B871]" office:value-type="float" office:value="5.431548" calcext:value-type="float">
            <text:p>5.431548</text:p>
          </table:table-cell>
          <table:table-cell table:formula="of:=[.D$2]/([.C871]/1000)/1000000" office:value-type="float" office:value="4.97095855546154" calcext:value-type="float">
            <text:p>4.9709585555</text:p>
          </table:table-cell>
        </table:table-row>
        <table:table-row table:style-name="ro1">
          <table:table-cell office:value-type="float" office:value="0.396096" calcext:value-type="float">
            <text:p>0.396096</text:p>
          </table:table-cell>
          <table:table-cell office:value-type="float" office:value="5.0329" calcext:value-type="float">
            <text:p>5.0329</text:p>
          </table:table-cell>
          <table:table-cell table:formula="of:=[30x30x30.A872]+[30x30x30.B872]" office:value-type="float" office:value="5.428996" calcext:value-type="float">
            <text:p>5.428996</text:p>
          </table:table-cell>
          <table:table-cell table:formula="of:=[.D$2]/([.C872]/1000)/1000000" office:value-type="float" office:value="4.97329524648757" calcext:value-type="float">
            <text:p>4.9732952465</text:p>
          </table:table-cell>
        </table:table-row>
        <table:table-row table:style-name="ro1">
          <table:table-cell office:value-type="float" office:value="0.393696" calcext:value-type="float">
            <text:p>0.393696</text:p>
          </table:table-cell>
          <table:table-cell office:value-type="float" office:value="5.00934" calcext:value-type="float">
            <text:p>5.00934</text:p>
          </table:table-cell>
          <table:table-cell table:formula="of:=[30x30x30.A873]+[30x30x30.B873]" office:value-type="float" office:value="5.403036" calcext:value-type="float">
            <text:p>5.403036</text:p>
          </table:table-cell>
          <table:table-cell table:formula="of:=[.D$2]/([.C873]/1000)/1000000" office:value-type="float" office:value="4.99719046846995" calcext:value-type="float">
            <text:p>4.9971904685</text:p>
          </table:table-cell>
        </table:table-row>
        <table:table-row table:style-name="ro1">
          <table:table-cell office:value-type="float" office:value="0.392864" calcext:value-type="float">
            <text:p>0.392864</text:p>
          </table:table-cell>
          <table:table-cell office:value-type="float" office:value="4.99776" calcext:value-type="float">
            <text:p>4.99776</text:p>
          </table:table-cell>
          <table:table-cell table:formula="of:=[30x30x30.A874]+[30x30x30.B874]" office:value-type="float" office:value="5.390624" calcext:value-type="float">
            <text:p>5.390624</text:p>
          </table:table-cell>
          <table:table-cell table:formula="of:=[.D$2]/([.C874]/1000)/1000000" office:value-type="float" office:value="5.00869658132342" calcext:value-type="float">
            <text:p>5.0086965813</text:p>
          </table:table-cell>
        </table:table-row>
        <table:table-row table:style-name="ro1">
          <table:table-cell office:value-type="float" office:value="0.393376" calcext:value-type="float">
            <text:p>0.393376</text:p>
          </table:table-cell>
          <table:table-cell office:value-type="float" office:value="5.00339" calcext:value-type="float">
            <text:p>5.00339</text:p>
          </table:table-cell>
          <table:table-cell table:formula="of:=[30x30x30.A875]+[30x30x30.B875]" office:value-type="float" office:value="5.396766" calcext:value-type="float">
            <text:p>5.396766</text:p>
          </table:table-cell>
          <table:table-cell table:formula="of:=[.D$2]/([.C875]/1000)/1000000" office:value-type="float" office:value="5.00299623885861" calcext:value-type="float">
            <text:p>5.0029962389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4.99667" calcext:value-type="float">
            <text:p>4.99667</text:p>
          </table:table-cell>
          <table:table-cell table:formula="of:=[30x30x30.A876]+[30x30x30.B876]" office:value-type="float" office:value="5.39267" calcext:value-type="float">
            <text:p>5.39267</text:p>
          </table:table-cell>
          <table:table-cell table:formula="of:=[.D$2]/([.C876]/1000)/1000000" office:value-type="float" office:value="5.00679626233387" calcext:value-type="float">
            <text:p>5.0067962623</text:p>
          </table:table-cell>
        </table:table-row>
        <table:table-row table:style-name="ro1">
          <table:table-cell office:value-type="float" office:value="0.395328" calcext:value-type="float">
            <text:p>0.395328</text:p>
          </table:table-cell>
          <table:table-cell office:value-type="float" office:value="4.98336" calcext:value-type="float">
            <text:p>4.98336</text:p>
          </table:table-cell>
          <table:table-cell table:formula="of:=[30x30x30.A877]+[30x30x30.B877]" office:value-type="float" office:value="5.378688" calcext:value-type="float">
            <text:p>5.378688</text:p>
          </table:table-cell>
          <table:table-cell table:formula="of:=[.D$2]/([.C877]/1000)/1000000" office:value-type="float" office:value="5.01981152281002" calcext:value-type="float">
            <text:p>5.0198115228</text:p>
          </table:table-cell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4.98074" calcext:value-type="float">
            <text:p>4.98074</text:p>
          </table:table-cell>
          <table:table-cell table:formula="of:=[30x30x30.A878]+[30x30x30.B878]" office:value-type="float" office:value="5.37914" calcext:value-type="float">
            <text:p>5.37914</text:p>
          </table:table-cell>
          <table:table-cell table:formula="of:=[.D$2]/([.C878]/1000)/1000000" office:value-type="float" office:value="5.0193897165718" calcext:value-type="float">
            <text:p>5.0193897166</text:p>
          </table:table-cell>
        </table:table-row>
        <table:table-row table:style-name="ro1">
          <table:table-cell office:value-type="float" office:value="0.395264" calcext:value-type="float">
            <text:p>0.395264</text:p>
          </table:table-cell>
          <table:table-cell office:value-type="float" office:value="4.97597" calcext:value-type="float">
            <text:p>4.97597</text:p>
          </table:table-cell>
          <table:table-cell table:formula="of:=[30x30x30.A879]+[30x30x30.B879]" office:value-type="float" office:value="5.371234" calcext:value-type="float">
            <text:p>5.371234</text:p>
          </table:table-cell>
          <table:table-cell table:formula="of:=[.D$2]/([.C879]/1000)/1000000" office:value-type="float" office:value="5.02677783168635" calcext:value-type="float">
            <text:p>5.0267778317</text:p>
          </table:table-cell>
        </table:table-row>
        <table:table-row table:style-name="ro1">
          <table:table-cell office:value-type="float" office:value="0.393024" calcext:value-type="float">
            <text:p>0.393024</text:p>
          </table:table-cell>
          <table:table-cell office:value-type="float" office:value="5.00976" calcext:value-type="float">
            <text:p>5.00976</text:p>
          </table:table-cell>
          <table:table-cell table:formula="of:=[30x30x30.A880]+[30x30x30.B880]" office:value-type="float" office:value="5.402784" calcext:value-type="float">
            <text:p>5.402784</text:p>
          </table:table-cell>
          <table:table-cell table:formula="of:=[.D$2]/([.C880]/1000)/1000000" office:value-type="float" office:value="4.99742355052506" calcext:value-type="float">
            <text:p>4.9974235505</text:p>
          </table:table-cell>
        </table:table-row>
        <table:table-row table:style-name="ro1">
          <table:table-cell office:value-type="float" office:value="0.394592" calcext:value-type="float">
            <text:p>0.394592</text:p>
          </table:table-cell>
          <table:table-cell office:value-type="float" office:value="4.9856" calcext:value-type="float">
            <text:p>4.9856</text:p>
          </table:table-cell>
          <table:table-cell table:formula="of:=[30x30x30.A881]+[30x30x30.B881]" office:value-type="float" office:value="5.380192" calcext:value-type="float">
            <text:p>5.380192</text:p>
          </table:table-cell>
          <table:table-cell table:formula="of:=[.D$2]/([.C881]/1000)/1000000" office:value-type="float" office:value="5.01840826498385" calcext:value-type="float">
            <text:p>5.018408265</text:p>
          </table:table-cell>
        </table:table-row>
        <table:table-row table:style-name="ro1">
          <table:table-cell office:value-type="float" office:value="0.39712" calcext:value-type="float">
            <text:p>0.39712</text:p>
          </table:table-cell>
          <table:table-cell office:value-type="float" office:value="4.98154" calcext:value-type="float">
            <text:p>4.98154</text:p>
          </table:table-cell>
          <table:table-cell table:formula="of:=[30x30x30.A882]+[30x30x30.B882]" office:value-type="float" office:value="5.37866" calcext:value-type="float">
            <text:p>5.37866</text:p>
          </table:table-cell>
          <table:table-cell table:formula="of:=[.D$2]/([.C882]/1000)/1000000" office:value-type="float" office:value="5.01983765473185" calcext:value-type="float">
            <text:p>5.0198376547</text:p>
          </table:table-cell>
        </table:table-row>
        <table:table-row table:style-name="ro1">
          <table:table-cell office:value-type="float" office:value="0.394656" calcext:value-type="float">
            <text:p>0.394656</text:p>
          </table:table-cell>
          <table:table-cell office:value-type="float" office:value="4.98288" calcext:value-type="float">
            <text:p>4.98288</text:p>
          </table:table-cell>
          <table:table-cell table:formula="of:=[30x30x30.A883]+[30x30x30.B883]" office:value-type="float" office:value="5.377536" calcext:value-type="float">
            <text:p>5.377536</text:p>
          </table:table-cell>
          <table:table-cell table:formula="of:=[.D$2]/([.C883]/1000)/1000000" office:value-type="float" office:value="5.02088688946015" calcext:value-type="float">
            <text:p>5.0208868895</text:p>
          </table:table-cell>
        </table:table-row>
        <table:table-row table:style-name="ro1">
          <table:table-cell office:value-type="float" office:value="0.395328" calcext:value-type="float">
            <text:p>0.395328</text:p>
          </table:table-cell>
          <table:table-cell office:value-type="float" office:value="4.98499" calcext:value-type="float">
            <text:p>4.98499</text:p>
          </table:table-cell>
          <table:table-cell table:formula="of:=[30x30x30.A884]+[30x30x30.B884]" office:value-type="float" office:value="5.380318" calcext:value-type="float">
            <text:p>5.380318</text:p>
          </table:table-cell>
          <table:table-cell table:formula="of:=[.D$2]/([.C884]/1000)/1000000" office:value-type="float" office:value="5.01829074043579" calcext:value-type="float">
            <text:p>5.0182907404</text:p>
          </table:table-cell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5.00003" calcext:value-type="float">
            <text:p>5.00003</text:p>
          </table:table-cell>
          <table:table-cell table:formula="of:=[30x30x30.A885]+[30x30x30.B885]" office:value-type="float" office:value="5.39443" calcext:value-type="float">
            <text:p>5.39443</text:p>
          </table:table-cell>
          <table:table-cell table:formula="of:=[.D$2]/([.C885]/1000)/1000000" office:value-type="float" office:value="5.00516273267055" calcext:value-type="float">
            <text:p>5.0051627327</text:p>
          </table:table-cell>
        </table:table-row>
        <table:table-row table:style-name="ro1">
          <table:table-cell office:value-type="float" office:value="0.393568" calcext:value-type="float">
            <text:p>0.393568</text:p>
          </table:table-cell>
          <table:table-cell office:value-type="float" office:value="4.98842" calcext:value-type="float">
            <text:p>4.98842</text:p>
          </table:table-cell>
          <table:table-cell table:formula="of:=[30x30x30.A886]+[30x30x30.B886]" office:value-type="float" office:value="5.381988" calcext:value-type="float">
            <text:p>5.381988</text:p>
          </table:table-cell>
          <table:table-cell table:formula="of:=[.D$2]/([.C886]/1000)/1000000" office:value-type="float" office:value="5.0167335936089" calcext:value-type="float">
            <text:p>5.0167335936</text:p>
          </table:table-cell>
        </table:table-row>
        <table:table-row table:style-name="ro1">
          <table:table-cell office:value-type="float" office:value="0.394656" calcext:value-type="float">
            <text:p>0.394656</text:p>
          </table:table-cell>
          <table:table-cell office:value-type="float" office:value="5.00064" calcext:value-type="float">
            <text:p>5.00064</text:p>
          </table:table-cell>
          <table:table-cell table:formula="of:=[30x30x30.A887]+[30x30x30.B887]" office:value-type="float" office:value="5.395296" calcext:value-type="float">
            <text:p>5.395296</text:p>
          </table:table-cell>
          <table:table-cell table:formula="of:=[.D$2]/([.C887]/1000)/1000000" office:value-type="float" office:value="5.00435935303642" calcext:value-type="float">
            <text:p>5.004359353</text:p>
          </table:table-cell>
        </table:table-row>
        <table:table-row table:style-name="ro1">
          <table:table-cell office:value-type="float" office:value="0.395136" calcext:value-type="float">
            <text:p>0.395136</text:p>
          </table:table-cell>
          <table:table-cell office:value-type="float" office:value="4.99117" calcext:value-type="float">
            <text:p>4.99117</text:p>
          </table:table-cell>
          <table:table-cell table:formula="of:=[30x30x30.A888]+[30x30x30.B888]" office:value-type="float" office:value="5.386306" calcext:value-type="float">
            <text:p>5.386306</text:p>
          </table:table-cell>
          <table:table-cell table:formula="of:=[.D$2]/([.C888]/1000)/1000000" office:value-type="float" office:value="5.01271186598014" calcext:value-type="float">
            <text:p>5.012711866</text:p>
          </table:table-cell>
        </table:table-row>
      </table:table>
      <table:table table:name="50x50x50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attice Width 50</text:p>
          </table:table-cell>
          <table:table-cell office:value-type="string" calcext:value-type="string">
            <text:p>Lattice Height 50</text:p>
          </table:table-cell>
          <table:table-cell office:value-type="string" calcext:value-type="string">
            <text:p>Lattice Depth 50</text:p>
          </table:table-cell>
          <table:table-cell office:value-type="string" calcext:value-type="string">
            <text:p>Total cells</text:p>
          </table:table-cell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Collide.</text:p>
          </table:table-cell>
          <table:table-cell office:value-type="string" calcext:value-type="string">
            <text:p>Total Time (ms)</text:p>
          </table:table-cell>
          <table:table-cell office:value-type="string" calcext:value-type="string">
            <text:p>MLUPS</text:p>
          </table:table-cell>
        </table:table-row>
        <table:table-row table:style-name="ro1">
          <table:table-cell office:value-type="float" office:value="2.03968" calcext:value-type="float">
            <text:p>2.03968</text:p>
          </table:table-cell>
          <table:table-cell office:value-type="float" office:value="25.9169" calcext:value-type="float">
            <text:p>25.9169</text:p>
          </table:table-cell>
          <table:table-cell table:formula="of:=[50x50x50.A5]+[50x50x50.B5]" office:value-type="float" office:value="27.95658" calcext:value-type="float">
            <text:p>27.95658</text:p>
          </table:table-cell>
          <table:table-cell table:formula="of:=[.D$2]/([.C5]/1000)/1000000" office:value-type="float" office:value="4.47121929792557" calcext:value-type="float">
            <text:p>4.4712192979</text:p>
          </table:table-cell>
        </table:table-row>
        <table:table-row table:style-name="ro1">
          <table:table-cell office:value-type="float" office:value="2.03107" calcext:value-type="float">
            <text:p>2.03107</text:p>
          </table:table-cell>
          <table:table-cell office:value-type="float" office:value="26.1281" calcext:value-type="float">
            <text:p>26.1281</text:p>
          </table:table-cell>
          <table:table-cell table:formula="of:=[50x50x50.A6]+[50x50x50.B6]" office:value-type="float" office:value="28.15917" calcext:value-type="float">
            <text:p>28.15917</text:p>
          </table:table-cell>
          <table:table-cell table:formula="of:=[.D$2]/([.C6]/1000)/1000000" office:value-type="float" office:value="4.43905129306013" calcext:value-type="float">
            <text:p>4.4390512931</text:p>
          </table:table-cell>
        </table:table-row>
        <table:table-row table:style-name="ro1">
          <table:table-cell office:value-type="float" office:value="2.03331" calcext:value-type="float">
            <text:p>2.03331</text:p>
          </table:table-cell>
          <table:table-cell office:value-type="float" office:value="27.0879" calcext:value-type="float">
            <text:p>27.0879</text:p>
          </table:table-cell>
          <table:table-cell table:formula="of:=[50x50x50.A7]+[50x50x50.B7]" office:value-type="float" office:value="29.12121" calcext:value-type="float">
            <text:p>29.12121</text:p>
          </table:table-cell>
          <table:table-cell table:formula="of:=[.D$2]/([.C7]/1000)/1000000" office:value-type="float" office:value="4.29240405875992" calcext:value-type="float">
            <text:p>4.2924040588</text:p>
          </table:table-cell>
        </table:table-row>
        <table:table-row table:style-name="ro1">
          <table:table-cell office:value-type="float" office:value="2.04035" calcext:value-type="float">
            <text:p>2.04035</text:p>
          </table:table-cell>
          <table:table-cell office:value-type="float" office:value="26.3916" calcext:value-type="float">
            <text:p>26.3916</text:p>
          </table:table-cell>
          <table:table-cell table:formula="of:=[50x50x50.A8]+[50x50x50.B8]" office:value-type="float" office:value="28.43195" calcext:value-type="float">
            <text:p>28.43195</text:p>
          </table:table-cell>
          <table:table-cell table:formula="of:=[.D$2]/([.C8]/1000)/1000000" office:value-type="float" office:value="4.39646243046995" calcext:value-type="float">
            <text:p>4.3964624305</text:p>
          </table:table-cell>
        </table:table-row>
        <table:table-row table:style-name="ro1">
          <table:table-cell office:value-type="float" office:value="2.03446" calcext:value-type="float">
            <text:p>2.03446</text:p>
          </table:table-cell>
          <table:table-cell office:value-type="float" office:value="26.8484" calcext:value-type="float">
            <text:p>26.8484</text:p>
          </table:table-cell>
          <table:table-cell table:formula="of:=[50x50x50.A9]+[50x50x50.B9]" office:value-type="float" office:value="28.88286" calcext:value-type="float">
            <text:p>28.88286</text:p>
          </table:table-cell>
          <table:table-cell table:formula="of:=[.D$2]/([.C9]/1000)/1000000" office:value-type="float" office:value="4.32782626097277" calcext:value-type="float">
            <text:p>4.327826261</text:p>
          </table:table-cell>
        </table:table-row>
        <table:table-row table:style-name="ro1">
          <table:table-cell office:value-type="float" office:value="1.82851" calcext:value-type="float">
            <text:p>1.82851</text:p>
          </table:table-cell>
          <table:table-cell office:value-type="float" office:value="24.0578" calcext:value-type="float">
            <text:p>24.0578</text:p>
          </table:table-cell>
          <table:table-cell table:formula="of:=[50x50x50.A10]+[50x50x50.B10]" office:value-type="float" office:value="25.88631" calcext:value-type="float">
            <text:p>25.88631</text:p>
          </table:table-cell>
          <table:table-cell table:formula="of:=[.D$2]/([.C10]/1000)/1000000" office:value-type="float" office:value="4.82880719577259" calcext:value-type="float">
            <text:p>4.8288071958</text:p>
          </table:table-cell>
        </table:table-row>
        <table:table-row table:style-name="ro1">
          <table:table-cell office:value-type="float" office:value="1.83562" calcext:value-type="float">
            <text:p>1.83562</text:p>
          </table:table-cell>
          <table:table-cell office:value-type="float" office:value="23.5844" calcext:value-type="float">
            <text:p>23.5844</text:p>
          </table:table-cell>
          <table:table-cell table:formula="of:=[50x50x50.A11]+[50x50x50.B11]" office:value-type="float" office:value="25.42002" calcext:value-type="float">
            <text:p>25.42002</text:p>
          </table:table-cell>
          <table:table-cell table:formula="of:=[.D$2]/([.C11]/1000)/1000000" office:value-type="float" office:value="4.91738401464672" calcext:value-type="float">
            <text:p>4.9173840146</text:p>
          </table:table-cell>
        </table:table-row>
        <table:table-row table:style-name="ro1">
          <table:table-cell office:value-type="float" office:value="1.8305" calcext:value-type="float">
            <text:p>1.8305</text:p>
          </table:table-cell>
          <table:table-cell office:value-type="float" office:value="23.8575" calcext:value-type="float">
            <text:p>23.8575</text:p>
          </table:table-cell>
          <table:table-cell table:formula="of:=[50x50x50.A12]+[50x50x50.B12]" office:value-type="float" office:value="25.688" calcext:value-type="float">
            <text:p>25.688</text:p>
          </table:table-cell>
          <table:table-cell table:formula="of:=[.D$2]/([.C12]/1000)/1000000" office:value-type="float" office:value="4.86608533167238" calcext:value-type="float">
            <text:p>4.8660853317</text:p>
          </table:table-cell>
        </table:table-row>
        <table:table-row table:style-name="ro1">
          <table:table-cell office:value-type="float" office:value="1.83536" calcext:value-type="float">
            <text:p>1.83536</text:p>
          </table:table-cell>
          <table:table-cell office:value-type="float" office:value="23.1405" calcext:value-type="float">
            <text:p>23.1405</text:p>
          </table:table-cell>
          <table:table-cell table:formula="of:=[50x50x50.A13]+[50x50x50.B13]" office:value-type="float" office:value="24.97586" calcext:value-type="float">
            <text:p>24.97586</text:p>
          </table:table-cell>
          <table:table-cell table:formula="of:=[.D$2]/([.C13]/1000)/1000000" office:value-type="float" office:value="5.0048326664227" calcext:value-type="float">
            <text:p>5.0048326664</text:p>
          </table:table-cell>
        </table:table-row>
        <table:table-row table:style-name="ro1">
          <table:table-cell office:value-type="float" office:value="1.74944" calcext:value-type="float">
            <text:p>1.74944</text:p>
          </table:table-cell>
          <table:table-cell office:value-type="float" office:value="22.5452" calcext:value-type="float">
            <text:p>22.5452</text:p>
          </table:table-cell>
          <table:table-cell table:formula="of:=[50x50x50.A14]+[50x50x50.B14]" office:value-type="float" office:value="24.29464" calcext:value-type="float">
            <text:p>24.29464</text:p>
          </table:table-cell>
          <table:table-cell table:formula="of:=[.D$2]/([.C14]/1000)/1000000" office:value-type="float" office:value="5.14516782302598" calcext:value-type="float">
            <text:p>5.145167823</text:p>
          </table:table-cell>
        </table:table-row>
        <table:table-row table:style-name="ro1">
          <table:table-cell office:value-type="float" office:value="1.74733" calcext:value-type="float">
            <text:p>1.74733</text:p>
          </table:table-cell>
          <table:table-cell office:value-type="float" office:value="22.2255" calcext:value-type="float">
            <text:p>22.2255</text:p>
          </table:table-cell>
          <table:table-cell table:formula="of:=[50x50x50.A15]+[50x50x50.B15]" office:value-type="float" office:value="23.97283" calcext:value-type="float">
            <text:p>23.97283</text:p>
          </table:table-cell>
          <table:table-cell table:formula="of:=[.D$2]/([.C15]/1000)/1000000" office:value-type="float" office:value="5.21423628332575" calcext:value-type="float">
            <text:p>5.2142362833</text:p>
          </table:table-cell>
        </table:table-row>
        <table:table-row table:style-name="ro1">
          <table:table-cell office:value-type="float" office:value="1.74454" calcext:value-type="float">
            <text:p>1.74454</text:p>
          </table:table-cell>
          <table:table-cell office:value-type="float" office:value="22.3306" calcext:value-type="float">
            <text:p>22.3306</text:p>
          </table:table-cell>
          <table:table-cell table:formula="of:=[50x50x50.A16]+[50x50x50.B16]" office:value-type="float" office:value="24.07514" calcext:value-type="float">
            <text:p>24.07514</text:p>
          </table:table-cell>
          <table:table-cell table:formula="of:=[.D$2]/([.C16]/1000)/1000000" office:value-type="float" office:value="5.1920778030782" calcext:value-type="float">
            <text:p>5.1920778031</text:p>
          </table:table-cell>
        </table:table-row>
        <table:table-row table:style-name="ro1">
          <table:table-cell office:value-type="float" office:value="1.74819" calcext:value-type="float">
            <text:p>1.74819</text:p>
          </table:table-cell>
          <table:table-cell office:value-type="float" office:value="22.1242" calcext:value-type="float">
            <text:p>22.1242</text:p>
          </table:table-cell>
          <table:table-cell table:formula="of:=[50x50x50.A17]+[50x50x50.B17]" office:value-type="float" office:value="23.87239" calcext:value-type="float">
            <text:p>23.87239</text:p>
          </table:table-cell>
          <table:table-cell table:formula="of:=[.D$2]/([.C17]/1000)/1000000" office:value-type="float" office:value="5.23617450954848" calcext:value-type="float">
            <text:p>5.2361745095</text:p>
          </table:table-cell>
        </table:table-row>
        <table:table-row table:style-name="ro1">
          <table:table-cell office:value-type="float" office:value="1.75238" calcext:value-type="float">
            <text:p>1.75238</text:p>
          </table:table-cell>
          <table:table-cell office:value-type="float" office:value="22.0974" calcext:value-type="float">
            <text:p>22.0974</text:p>
          </table:table-cell>
          <table:table-cell table:formula="of:=[50x50x50.A18]+[50x50x50.B18]" office:value-type="float" office:value="23.84978" calcext:value-type="float">
            <text:p>23.84978</text:p>
          </table:table-cell>
          <table:table-cell table:formula="of:=[.D$2]/([.C18]/1000)/1000000" office:value-type="float" office:value="5.24113849268211" calcext:value-type="float">
            <text:p>5.2411384927</text:p>
          </table:table-cell>
        </table:table-row>
        <table:table-row table:style-name="ro1">
          <table:table-cell office:value-type="float" office:value="1.74909" calcext:value-type="float">
            <text:p>1.74909</text:p>
          </table:table-cell>
          <table:table-cell office:value-type="float" office:value="22.1691" calcext:value-type="float">
            <text:p>22.1691</text:p>
          </table:table-cell>
          <table:table-cell table:formula="of:=[50x50x50.A19]+[50x50x50.B19]" office:value-type="float" office:value="23.91819" calcext:value-type="float">
            <text:p>23.91819</text:p>
          </table:table-cell>
          <table:table-cell table:formula="of:=[.D$2]/([.C19]/1000)/1000000" office:value-type="float" office:value="5.22614796520974" calcext:value-type="float">
            <text:p>5.2261479652</text:p>
          </table:table-cell>
        </table:table-row>
        <table:table-row table:style-name="ro1">
          <table:table-cell office:value-type="float" office:value="1.74829" calcext:value-type="float">
            <text:p>1.74829</text:p>
          </table:table-cell>
          <table:table-cell office:value-type="float" office:value="22.1267" calcext:value-type="float">
            <text:p>22.1267</text:p>
          </table:table-cell>
          <table:table-cell table:formula="of:=[50x50x50.A20]+[50x50x50.B20]" office:value-type="float" office:value="23.87499" calcext:value-type="float">
            <text:p>23.87499</text:p>
          </table:table-cell>
          <table:table-cell table:formula="of:=[.D$2]/([.C20]/1000)/1000000" office:value-type="float" office:value="5.2356042871641" calcext:value-type="float">
            <text:p>5.2356042872</text:p>
          </table:table-cell>
        </table:table-row>
        <table:table-row table:style-name="ro1">
          <table:table-cell office:value-type="float" office:value="1.74378" calcext:value-type="float">
            <text:p>1.74378</text:p>
          </table:table-cell>
          <table:table-cell office:value-type="float" office:value="22.1041" calcext:value-type="float">
            <text:p>22.1041</text:p>
          </table:table-cell>
          <table:table-cell table:formula="of:=[50x50x50.A21]+[50x50x50.B21]" office:value-type="float" office:value="23.84788" calcext:value-type="float">
            <text:p>23.84788</text:p>
          </table:table-cell>
          <table:table-cell table:formula="of:=[.D$2]/([.C21]/1000)/1000000" office:value-type="float" office:value="5.241556062845" calcext:value-type="float">
            <text:p>5.2415560628</text:p>
          </table:table-cell>
        </table:table-row>
        <table:table-row table:style-name="ro1">
          <table:table-cell office:value-type="float" office:value="1.76406" calcext:value-type="float">
            <text:p>1.76406</text:p>
          </table:table-cell>
          <table:table-cell office:value-type="float" office:value="22.0723" calcext:value-type="float">
            <text:p>22.0723</text:p>
          </table:table-cell>
          <table:table-cell table:formula="of:=[50x50x50.A22]+[50x50x50.B22]" office:value-type="float" office:value="23.83636" calcext:value-type="float">
            <text:p>23.83636</text:p>
          </table:table-cell>
          <table:table-cell table:formula="of:=[.D$2]/([.C22]/1000)/1000000" office:value-type="float" office:value="5.24408928208837" calcext:value-type="float">
            <text:p>5.2440892821</text:p>
          </table:table-cell>
        </table:table-row>
        <table:table-row table:style-name="ro1">
          <table:table-cell office:value-type="float" office:value="1.75088" calcext:value-type="float">
            <text:p>1.75088</text:p>
          </table:table-cell>
          <table:table-cell office:value-type="float" office:value="22.013" calcext:value-type="float">
            <text:p>22.013</text:p>
          </table:table-cell>
          <table:table-cell table:formula="of:=[50x50x50.A23]+[50x50x50.B23]" office:value-type="float" office:value="23.76388" calcext:value-type="float">
            <text:p>23.76388</text:p>
          </table:table-cell>
          <table:table-cell table:formula="of:=[.D$2]/([.C23]/1000)/1000000" office:value-type="float" office:value="5.26008379103076" calcext:value-type="float">
            <text:p>5.260083791</text:p>
          </table:table-cell>
        </table:table-row>
        <table:table-row table:style-name="ro1">
          <table:table-cell office:value-type="float" office:value="1.73933" calcext:value-type="float">
            <text:p>1.73933</text:p>
          </table:table-cell>
          <table:table-cell office:value-type="float" office:value="21.9578" calcext:value-type="float">
            <text:p>21.9578</text:p>
          </table:table-cell>
          <table:table-cell table:formula="of:=[50x50x50.A24]+[50x50x50.B24]" office:value-type="float" office:value="23.69713" calcext:value-type="float">
            <text:p>23.69713</text:p>
          </table:table-cell>
          <table:table-cell table:formula="of:=[.D$2]/([.C24]/1000)/1000000" office:value-type="float" office:value="5.27490037823146" calcext:value-type="float">
            <text:p>5.2749003782</text:p>
          </table:table-cell>
        </table:table-row>
        <table:table-row table:style-name="ro1">
          <table:table-cell office:value-type="float" office:value="1.73827" calcext:value-type="float">
            <text:p>1.73827</text:p>
          </table:table-cell>
          <table:table-cell office:value-type="float" office:value="21.8892" calcext:value-type="float">
            <text:p>21.8892</text:p>
          </table:table-cell>
          <table:table-cell table:formula="of:=[50x50x50.A25]+[50x50x50.B25]" office:value-type="float" office:value="23.62747" calcext:value-type="float">
            <text:p>23.62747</text:p>
          </table:table-cell>
          <table:table-cell table:formula="of:=[.D$2]/([.C25]/1000)/1000000" office:value-type="float" office:value="5.29045217283103" calcext:value-type="float">
            <text:p>5.2904521728</text:p>
          </table:table-cell>
        </table:table-row>
        <table:table-row table:style-name="ro1">
          <table:table-cell office:value-type="float" office:value="1.7512" calcext:value-type="float">
            <text:p>1.7512</text:p>
          </table:table-cell>
          <table:table-cell office:value-type="float" office:value="21.8919" calcext:value-type="float">
            <text:p>21.8919</text:p>
          </table:table-cell>
          <table:table-cell table:formula="of:=[50x50x50.A26]+[50x50x50.B26]" office:value-type="float" office:value="23.6431" calcext:value-type="float">
            <text:p>23.6431</text:p>
          </table:table-cell>
          <table:table-cell table:formula="of:=[.D$2]/([.C26]/1000)/1000000" office:value-type="float" office:value="5.28695475635598" calcext:value-type="float">
            <text:p>5.2869547564</text:p>
          </table:table-cell>
        </table:table-row>
        <table:table-row table:style-name="ro1">
          <table:table-cell office:value-type="float" office:value="1.74474" calcext:value-type="float">
            <text:p>1.74474</text:p>
          </table:table-cell>
          <table:table-cell office:value-type="float" office:value="21.8513" calcext:value-type="float">
            <text:p>21.8513</text:p>
          </table:table-cell>
          <table:table-cell table:formula="of:=[50x50x50.A27]+[50x50x50.B27]" office:value-type="float" office:value="23.59604" calcext:value-type="float">
            <text:p>23.59604</text:p>
          </table:table-cell>
          <table:table-cell table:formula="of:=[.D$2]/([.C27]/1000)/1000000" office:value-type="float" office:value="5.29749907187816" calcext:value-type="float">
            <text:p>5.2974990719</text:p>
          </table:table-cell>
        </table:table-row>
        <table:table-row table:style-name="ro1">
          <table:table-cell office:value-type="float" office:value="1.73888" calcext:value-type="float">
            <text:p>1.73888</text:p>
          </table:table-cell>
          <table:table-cell office:value-type="float" office:value="21.8844" calcext:value-type="float">
            <text:p>21.8844</text:p>
          </table:table-cell>
          <table:table-cell table:formula="of:=[50x50x50.A28]+[50x50x50.B28]" office:value-type="float" office:value="23.62328" calcext:value-type="float">
            <text:p>23.62328</text:p>
          </table:table-cell>
          <table:table-cell table:formula="of:=[.D$2]/([.C28]/1000)/1000000" office:value-type="float" office:value="5.29139052663305" calcext:value-type="float">
            <text:p>5.2913905266</text:p>
          </table:table-cell>
        </table:table-row>
        <table:table-row table:style-name="ro1">
          <table:table-cell office:value-type="float" office:value="1.72077" calcext:value-type="float">
            <text:p>1.72077</text:p>
          </table:table-cell>
          <table:table-cell office:value-type="float" office:value="21.4689" calcext:value-type="float">
            <text:p>21.4689</text:p>
          </table:table-cell>
          <table:table-cell table:formula="of:=[50x50x50.A29]+[50x50x50.B29]" office:value-type="float" office:value="23.18967" calcext:value-type="float">
            <text:p>23.18967</text:p>
          </table:table-cell>
          <table:table-cell table:formula="of:=[.D$2]/([.C29]/1000)/1000000" office:value-type="float" office:value="5.39033112588493" calcext:value-type="float">
            <text:p>5.3903311259</text:p>
          </table:table-cell>
        </table:table-row>
        <table:table-row table:style-name="ro1">
          <table:table-cell office:value-type="float" office:value="1.72461" calcext:value-type="float">
            <text:p>1.72461</text:p>
          </table:table-cell>
          <table:table-cell office:value-type="float" office:value="21.5002" calcext:value-type="float">
            <text:p>21.5002</text:p>
          </table:table-cell>
          <table:table-cell table:formula="of:=[50x50x50.A30]+[50x50x50.B30]" office:value-type="float" office:value="23.22481" calcext:value-type="float">
            <text:p>23.22481</text:p>
          </table:table-cell>
          <table:table-cell table:formula="of:=[.D$2]/([.C30]/1000)/1000000" office:value-type="float" office:value="5.38217535471765" calcext:value-type="float">
            <text:p>5.3821753547</text:p>
          </table:table-cell>
        </table:table-row>
        <table:table-row table:style-name="ro1">
          <table:table-cell office:value-type="float" office:value="1.71459" calcext:value-type="float">
            <text:p>1.71459</text:p>
          </table:table-cell>
          <table:table-cell office:value-type="float" office:value="21.5381" calcext:value-type="float">
            <text:p>21.5381</text:p>
          </table:table-cell>
          <table:table-cell table:formula="of:=[50x50x50.A31]+[50x50x50.B31]" office:value-type="float" office:value="23.25269" calcext:value-type="float">
            <text:p>23.25269</text:p>
          </table:table-cell>
          <table:table-cell table:formula="of:=[.D$2]/([.C31]/1000)/1000000" office:value-type="float" office:value="5.37572212075248" calcext:value-type="float">
            <text:p>5.3757221208</text:p>
          </table:table-cell>
        </table:table-row>
        <table:table-row table:style-name="ro1">
          <table:table-cell office:value-type="float" office:value="1.72509" calcext:value-type="float">
            <text:p>1.72509</text:p>
          </table:table-cell>
          <table:table-cell office:value-type="float" office:value="21.4618" calcext:value-type="float">
            <text:p>21.4618</text:p>
          </table:table-cell>
          <table:table-cell table:formula="of:=[50x50x50.A32]+[50x50x50.B32]" office:value-type="float" office:value="23.18689" calcext:value-type="float">
            <text:p>23.18689</text:p>
          </table:table-cell>
          <table:table-cell table:formula="of:=[.D$2]/([.C32]/1000)/1000000" office:value-type="float" office:value="5.39097740145401" calcext:value-type="float">
            <text:p>5.3909774015</text:p>
          </table:table-cell>
        </table:table-row>
        <table:table-row table:style-name="ro1">
          <table:table-cell office:value-type="float" office:value="1.72403" calcext:value-type="float">
            <text:p>1.72403</text:p>
          </table:table-cell>
          <table:table-cell office:value-type="float" office:value="21.4715" calcext:value-type="float">
            <text:p>21.4715</text:p>
          </table:table-cell>
          <table:table-cell table:formula="of:=[50x50x50.A33]+[50x50x50.B33]" office:value-type="float" office:value="23.19553" calcext:value-type="float">
            <text:p>23.19553</text:p>
          </table:table-cell>
          <table:table-cell table:formula="of:=[.D$2]/([.C33]/1000)/1000000" office:value-type="float" office:value="5.3889693402134" calcext:value-type="float">
            <text:p>5.3889693402</text:p>
          </table:table-cell>
        </table:table-row>
        <table:table-row table:style-name="ro1">
          <table:table-cell office:value-type="float" office:value="1.7183" calcext:value-type="float">
            <text:p>1.7183</text:p>
          </table:table-cell>
          <table:table-cell office:value-type="float" office:value="21.5439" calcext:value-type="float">
            <text:p>21.5439</text:p>
          </table:table-cell>
          <table:table-cell table:formula="of:=[50x50x50.A34]+[50x50x50.B34]" office:value-type="float" office:value="23.2622" calcext:value-type="float">
            <text:p>23.2622</text:p>
          </table:table-cell>
          <table:table-cell table:formula="of:=[.D$2]/([.C34]/1000)/1000000" office:value-type="float" office:value="5.37352443019147" calcext:value-type="float">
            <text:p>5.3735244302</text:p>
          </table:table-cell>
        </table:table-row>
        <table:table-row table:style-name="ro1">
          <table:table-cell office:value-type="float" office:value="1.72506" calcext:value-type="float">
            <text:p>1.72506</text:p>
          </table:table-cell>
          <table:table-cell office:value-type="float" office:value="21.4776" calcext:value-type="float">
            <text:p>21.4776</text:p>
          </table:table-cell>
          <table:table-cell table:formula="of:=[50x50x50.A35]+[50x50x50.B35]" office:value-type="float" office:value="23.20266" calcext:value-type="float">
            <text:p>23.20266</text:p>
          </table:table-cell>
          <table:table-cell table:formula="of:=[.D$2]/([.C35]/1000)/1000000" office:value-type="float" office:value="5.38731335114164" calcext:value-type="float">
            <text:p>5.3873133511</text:p>
          </table:table-cell>
        </table:table-row>
        <table:table-row table:style-name="ro1">
          <table:table-cell office:value-type="float" office:value="1.71933" calcext:value-type="float">
            <text:p>1.71933</text:p>
          </table:table-cell>
          <table:table-cell office:value-type="float" office:value="21.5436" calcext:value-type="float">
            <text:p>21.5436</text:p>
          </table:table-cell>
          <table:table-cell table:formula="of:=[50x50x50.A36]+[50x50x50.B36]" office:value-type="float" office:value="23.26293" calcext:value-type="float">
            <text:p>23.26293</text:p>
          </table:table-cell>
          <table:table-cell table:formula="of:=[.D$2]/([.C36]/1000)/1000000" office:value-type="float" office:value="5.37335580685666" calcext:value-type="float">
            <text:p>5.3733558069</text:p>
          </table:table-cell>
        </table:table-row>
        <table:table-row table:style-name="ro1">
          <table:table-cell office:value-type="float" office:value="1.72826" calcext:value-type="float">
            <text:p>1.72826</text:p>
          </table:table-cell>
          <table:table-cell office:value-type="float" office:value="21.5199" calcext:value-type="float">
            <text:p>21.5199</text:p>
          </table:table-cell>
          <table:table-cell table:formula="of:=[50x50x50.A37]+[50x50x50.B37]" office:value-type="float" office:value="23.24816" calcext:value-type="float">
            <text:p>23.24816</text:p>
          </table:table-cell>
          <table:table-cell table:formula="of:=[.D$2]/([.C37]/1000)/1000000" office:value-type="float" office:value="5.37676960241155" calcext:value-type="float">
            <text:p>5.3767696024</text:p>
          </table:table-cell>
        </table:table-row>
        <table:table-row table:style-name="ro1">
          <table:table-cell office:value-type="float" office:value="1.71952" calcext:value-type="float">
            <text:p>1.71952</text:p>
          </table:table-cell>
          <table:table-cell office:value-type="float" office:value="21.4769" calcext:value-type="float">
            <text:p>21.4769</text:p>
          </table:table-cell>
          <table:table-cell table:formula="of:=[50x50x50.A38]+[50x50x50.B38]" office:value-type="float" office:value="23.19642" calcext:value-type="float">
            <text:p>23.19642</text:p>
          </table:table-cell>
          <table:table-cell table:formula="of:=[.D$2]/([.C38]/1000)/1000000" office:value-type="float" office:value="5.3887625762941" calcext:value-type="float">
            <text:p>5.3887625763</text:p>
          </table:table-cell>
        </table:table-row>
        <table:table-row table:style-name="ro1">
          <table:table-cell office:value-type="float" office:value="1.72851" calcext:value-type="float">
            <text:p>1.72851</text:p>
          </table:table-cell>
          <table:table-cell office:value-type="float" office:value="21.5229" calcext:value-type="float">
            <text:p>21.5229</text:p>
          </table:table-cell>
          <table:table-cell table:formula="of:=[50x50x50.A39]+[50x50x50.B39]" office:value-type="float" office:value="23.25141" calcext:value-type="float">
            <text:p>23.25141</text:p>
          </table:table-cell>
          <table:table-cell table:formula="of:=[.D$2]/([.C39]/1000)/1000000" office:value-type="float" office:value="5.37601805653937" calcext:value-type="float">
            <text:p>5.3760180565</text:p>
          </table:table-cell>
        </table:table-row>
        <table:table-row table:style-name="ro1">
          <table:table-cell office:value-type="float" office:value="1.72483" calcext:value-type="float">
            <text:p>1.72483</text:p>
          </table:table-cell>
          <table:table-cell office:value-type="float" office:value="21.4989" calcext:value-type="float">
            <text:p>21.4989</text:p>
          </table:table-cell>
          <table:table-cell table:formula="of:=[50x50x50.A40]+[50x50x50.B40]" office:value-type="float" office:value="23.22373" calcext:value-type="float">
            <text:p>23.22373</text:p>
          </table:table-cell>
          <table:table-cell table:formula="of:=[.D$2]/([.C40]/1000)/1000000" office:value-type="float" office:value="5.38242564824858" calcext:value-type="float">
            <text:p>5.3824256482</text:p>
          </table:table-cell>
        </table:table-row>
        <table:table-row table:style-name="ro1">
          <table:table-cell office:value-type="float" office:value="1.72413" calcext:value-type="float">
            <text:p>1.72413</text:p>
          </table:table-cell>
          <table:table-cell office:value-type="float" office:value="21.4682" calcext:value-type="float">
            <text:p>21.4682</text:p>
          </table:table-cell>
          <table:table-cell table:formula="of:=[50x50x50.A41]+[50x50x50.B41]" office:value-type="float" office:value="23.19233" calcext:value-type="float">
            <text:p>23.19233</text:p>
          </table:table-cell>
          <table:table-cell table:formula="of:=[.D$2]/([.C41]/1000)/1000000" office:value-type="float" office:value="5.38971289215012" calcext:value-type="float">
            <text:p>5.3897128922</text:p>
          </table:table-cell>
        </table:table-row>
        <table:table-row table:style-name="ro1">
          <table:table-cell office:value-type="float" office:value="1.72582" calcext:value-type="float">
            <text:p>1.72582</text:p>
          </table:table-cell>
          <table:table-cell office:value-type="float" office:value="21.463" calcext:value-type="float">
            <text:p>21.463</text:p>
          </table:table-cell>
          <table:table-cell table:formula="of:=[50x50x50.A42]+[50x50x50.B42]" office:value-type="float" office:value="23.18882" calcext:value-type="float">
            <text:p>23.18882</text:p>
          </table:table-cell>
          <table:table-cell table:formula="of:=[.D$2]/([.C42]/1000)/1000000" office:value-type="float" office:value="5.39052871168089" calcext:value-type="float">
            <text:p>5.3905287117</text:p>
          </table:table-cell>
        </table:table-row>
        <table:table-row table:style-name="ro1">
          <table:table-cell office:value-type="float" office:value="1.72442" calcext:value-type="float">
            <text:p>1.72442</text:p>
          </table:table-cell>
          <table:table-cell office:value-type="float" office:value="21.5298" calcext:value-type="float">
            <text:p>21.5298</text:p>
          </table:table-cell>
          <table:table-cell table:formula="of:=[50x50x50.A43]+[50x50x50.B43]" office:value-type="float" office:value="23.25422" calcext:value-type="float">
            <text:p>23.25422</text:p>
          </table:table-cell>
          <table:table-cell table:formula="of:=[.D$2]/([.C43]/1000)/1000000" office:value-type="float" office:value="5.37536842775204" calcext:value-type="float">
            <text:p>5.3753684278</text:p>
          </table:table-cell>
        </table:table-row>
        <table:table-row table:style-name="ro1">
          <table:table-cell office:value-type="float" office:value="1.72608" calcext:value-type="float">
            <text:p>1.72608</text:p>
          </table:table-cell>
          <table:table-cell office:value-type="float" office:value="21.521" calcext:value-type="float">
            <text:p>21.521</text:p>
          </table:table-cell>
          <table:table-cell table:formula="of:=[50x50x50.A44]+[50x50x50.B44]" office:value-type="float" office:value="23.24708" calcext:value-type="float">
            <text:p>23.24708</text:p>
          </table:table-cell>
          <table:table-cell table:formula="of:=[.D$2]/([.C44]/1000)/1000000" office:value-type="float" office:value="5.37701939340339" calcext:value-type="float">
            <text:p>5.3770193934</text:p>
          </table:table-cell>
        </table:table-row>
        <table:table-row table:style-name="ro1">
          <table:table-cell office:value-type="float" office:value="1.72816" calcext:value-type="float">
            <text:p>1.72816</text:p>
          </table:table-cell>
          <table:table-cell office:value-type="float" office:value="21.51" calcext:value-type="float">
            <text:p>21.51</text:p>
          </table:table-cell>
          <table:table-cell table:formula="of:=[50x50x50.A45]+[50x50x50.B45]" office:value-type="float" office:value="23.23816" calcext:value-type="float">
            <text:p>23.23816</text:p>
          </table:table-cell>
          <table:table-cell table:formula="of:=[.D$2]/([.C45]/1000)/1000000" office:value-type="float" office:value="5.37908336976766" calcext:value-type="float">
            <text:p>5.3790833698</text:p>
          </table:table-cell>
        </table:table-row>
        <table:table-row table:style-name="ro1">
          <table:table-cell office:value-type="float" office:value="1.7313" calcext:value-type="float">
            <text:p>1.7313</text:p>
          </table:table-cell>
          <table:table-cell office:value-type="float" office:value="21.5335" calcext:value-type="float">
            <text:p>21.5335</text:p>
          </table:table-cell>
          <table:table-cell table:formula="of:=[50x50x50.A46]+[50x50x50.B46]" office:value-type="float" office:value="23.2648" calcext:value-type="float">
            <text:p>23.2648</text:p>
          </table:table-cell>
          <table:table-cell table:formula="of:=[.D$2]/([.C46]/1000)/1000000" office:value-type="float" office:value="5.37292390220419" calcext:value-type="float">
            <text:p>5.3729239022</text:p>
          </table:table-cell>
        </table:table-row>
        <table:table-row table:style-name="ro1">
          <table:table-cell office:value-type="float" office:value="1.73254" calcext:value-type="float">
            <text:p>1.73254</text:p>
          </table:table-cell>
          <table:table-cell office:value-type="float" office:value="21.4985" calcext:value-type="float">
            <text:p>21.4985</text:p>
          </table:table-cell>
          <table:table-cell table:formula="of:=[50x50x50.A47]+[50x50x50.B47]" office:value-type="float" office:value="23.23104" calcext:value-type="float">
            <text:p>23.23104</text:p>
          </table:table-cell>
          <table:table-cell table:formula="of:=[.D$2]/([.C47]/1000)/1000000" office:value-type="float" office:value="5.38073198617023" calcext:value-type="float">
            <text:p>5.3807319862</text:p>
          </table:table-cell>
        </table:table-row>
        <table:table-row table:style-name="ro1">
          <table:table-cell office:value-type="float" office:value="1.72803" calcext:value-type="float">
            <text:p>1.72803</text:p>
          </table:table-cell>
          <table:table-cell office:value-type="float" office:value="21.4934" calcext:value-type="float">
            <text:p>21.4934</text:p>
          </table:table-cell>
          <table:table-cell table:formula="of:=[50x50x50.A48]+[50x50x50.B48]" office:value-type="float" office:value="23.22143" calcext:value-type="float">
            <text:p>23.22143</text:p>
          </table:table-cell>
          <table:table-cell table:formula="of:=[.D$2]/([.C48]/1000)/1000000" office:value-type="float" office:value="5.38295875835381" calcext:value-type="float">
            <text:p>5.3829587584</text:p>
          </table:table-cell>
        </table:table-row>
        <table:table-row table:style-name="ro1">
          <table:table-cell office:value-type="float" office:value="1.71811" calcext:value-type="float">
            <text:p>1.71811</text:p>
          </table:table-cell>
          <table:table-cell office:value-type="float" office:value="21.5201" calcext:value-type="float">
            <text:p>21.5201</text:p>
          </table:table-cell>
          <table:table-cell table:formula="of:=[50x50x50.A49]+[50x50x50.B49]" office:value-type="float" office:value="23.23821" calcext:value-type="float">
            <text:p>23.23821</text:p>
          </table:table-cell>
          <table:table-cell table:formula="of:=[.D$2]/([.C49]/1000)/1000000" office:value-type="float" office:value="5.3790717959774" calcext:value-type="float">
            <text:p>5.379071796</text:p>
          </table:table-cell>
        </table:table-row>
        <table:table-row table:style-name="ro1">
          <table:table-cell office:value-type="float" office:value="1.7193" calcext:value-type="float">
            <text:p>1.7193</text:p>
          </table:table-cell>
          <table:table-cell office:value-type="float" office:value="21.4953" calcext:value-type="float">
            <text:p>21.4953</text:p>
          </table:table-cell>
          <table:table-cell table:formula="of:=[50x50x50.A50]+[50x50x50.B50]" office:value-type="float" office:value="23.2146" calcext:value-type="float">
            <text:p>23.2146</text:p>
          </table:table-cell>
          <table:table-cell table:formula="of:=[.D$2]/([.C50]/1000)/1000000" office:value-type="float" office:value="5.38454248619403" calcext:value-type="float">
            <text:p>5.3845424862</text:p>
          </table:table-cell>
        </table:table-row>
        <table:table-row table:style-name="ro1">
          <table:table-cell office:value-type="float" office:value="1.72525" calcext:value-type="float">
            <text:p>1.72525</text:p>
          </table:table-cell>
          <table:table-cell office:value-type="float" office:value="21.4908" calcext:value-type="float">
            <text:p>21.4908</text:p>
          </table:table-cell>
          <table:table-cell table:formula="of:=[50x50x50.A51]+[50x50x50.B51]" office:value-type="float" office:value="23.21605" calcext:value-type="float">
            <text:p>23.21605</text:p>
          </table:table-cell>
          <table:table-cell table:formula="of:=[.D$2]/([.C51]/1000)/1000000" office:value-type="float" office:value="5.38420618494533" calcext:value-type="float">
            <text:p>5.3842061849</text:p>
          </table:table-cell>
        </table:table-row>
        <table:table-row table:style-name="ro1">
          <table:table-cell office:value-type="float" office:value="1.71904" calcext:value-type="float">
            <text:p>1.71904</text:p>
          </table:table-cell>
          <table:table-cell office:value-type="float" office:value="21.4907" calcext:value-type="float">
            <text:p>21.4907</text:p>
          </table:table-cell>
          <table:table-cell table:formula="of:=[50x50x50.A52]+[50x50x50.B52]" office:value-type="float" office:value="23.20974" calcext:value-type="float">
            <text:p>23.20974</text:p>
          </table:table-cell>
          <table:table-cell table:formula="of:=[.D$2]/([.C52]/1000)/1000000" office:value-type="float" office:value="5.38566998165425" calcext:value-type="float">
            <text:p>5.3856699817</text:p>
          </table:table-cell>
        </table:table-row>
        <table:table-row table:style-name="ro1">
          <table:table-cell office:value-type="float" office:value="1.72694" calcext:value-type="float">
            <text:p>1.72694</text:p>
          </table:table-cell>
          <table:table-cell office:value-type="float" office:value="21.5188" calcext:value-type="float">
            <text:p>21.5188</text:p>
          </table:table-cell>
          <table:table-cell table:formula="of:=[50x50x50.A53]+[50x50x50.B53]" office:value-type="float" office:value="23.24574" calcext:value-type="float">
            <text:p>23.24574</text:p>
          </table:table-cell>
          <table:table-cell table:formula="of:=[.D$2]/([.C53]/1000)/1000000" office:value-type="float" office:value="5.3773293515285" calcext:value-type="float">
            <text:p>5.3773293515</text:p>
          </table:table-cell>
        </table:table-row>
        <table:table-row table:style-name="ro1">
          <table:table-cell office:value-type="float" office:value="1.72118" calcext:value-type="float">
            <text:p>1.72118</text:p>
          </table:table-cell>
          <table:table-cell office:value-type="float" office:value="21.4678" calcext:value-type="float">
            <text:p>21.4678</text:p>
          </table:table-cell>
          <table:table-cell table:formula="of:=[50x50x50.A54]+[50x50x50.B54]" office:value-type="float" office:value="23.18898" calcext:value-type="float">
            <text:p>23.18898</text:p>
          </table:table-cell>
          <table:table-cell table:formula="of:=[.D$2]/([.C54]/1000)/1000000" office:value-type="float" office:value="5.39049151795379" calcext:value-type="float">
            <text:p>5.390491518</text:p>
          </table:table-cell>
        </table:table-row>
        <table:table-row table:style-name="ro1">
          <table:table-cell office:value-type="float" office:value="1.73366" calcext:value-type="float">
            <text:p>1.73366</text:p>
          </table:table-cell>
          <table:table-cell office:value-type="float" office:value="21.4955" calcext:value-type="float">
            <text:p>21.4955</text:p>
          </table:table-cell>
          <table:table-cell table:formula="of:=[50x50x50.A55]+[50x50x50.B55]" office:value-type="float" office:value="23.22916" calcext:value-type="float">
            <text:p>23.22916</text:p>
          </table:table-cell>
          <table:table-cell table:formula="of:=[.D$2]/([.C55]/1000)/1000000" office:value-type="float" office:value="5.38116746365344" calcext:value-type="float">
            <text:p>5.3811674637</text:p>
          </table:table-cell>
        </table:table-row>
        <table:table-row table:style-name="ro1">
          <table:table-cell office:value-type="float" office:value="1.73606" calcext:value-type="float">
            <text:p>1.73606</text:p>
          </table:table-cell>
          <table:table-cell office:value-type="float" office:value="21.4486" calcext:value-type="float">
            <text:p>21.4486</text:p>
          </table:table-cell>
          <table:table-cell table:formula="of:=[50x50x50.A56]+[50x50x50.B56]" office:value-type="float" office:value="23.18466" calcext:value-type="float">
            <text:p>23.18466</text:p>
          </table:table-cell>
          <table:table-cell table:formula="of:=[.D$2]/([.C56]/1000)/1000000" office:value-type="float" office:value="5.39149592877359" calcext:value-type="float">
            <text:p>5.3914959288</text:p>
          </table:table-cell>
        </table:table-row>
        <table:table-row table:style-name="ro1">
          <table:table-cell office:value-type="float" office:value="1.72102" calcext:value-type="float">
            <text:p>1.72102</text:p>
          </table:table-cell>
          <table:table-cell office:value-type="float" office:value="21.4998" calcext:value-type="float">
            <text:p>21.4998</text:p>
          </table:table-cell>
          <table:table-cell table:formula="of:=[50x50x50.A57]+[50x50x50.B57]" office:value-type="float" office:value="23.22082" calcext:value-type="float">
            <text:p>23.22082</text:p>
          </table:table-cell>
          <table:table-cell table:formula="of:=[.D$2]/([.C57]/1000)/1000000" office:value-type="float" office:value="5.383100166144" calcext:value-type="float">
            <text:p>5.3831001661</text:p>
          </table:table-cell>
        </table:table-row>
        <table:table-row table:style-name="ro1">
          <table:table-cell office:value-type="float" office:value="1.71914" calcext:value-type="float">
            <text:p>1.71914</text:p>
          </table:table-cell>
          <table:table-cell office:value-type="float" office:value="21.4992" calcext:value-type="float">
            <text:p>21.4992</text:p>
          </table:table-cell>
          <table:table-cell table:formula="of:=[50x50x50.A58]+[50x50x50.B58]" office:value-type="float" office:value="23.21834" calcext:value-type="float">
            <text:p>23.21834</text:p>
          </table:table-cell>
          <table:table-cell table:formula="of:=[.D$2]/([.C58]/1000)/1000000" office:value-type="float" office:value="5.3836751464575" calcext:value-type="float">
            <text:p>5.3836751465</text:p>
          </table:table-cell>
        </table:table-row>
        <table:table-row table:style-name="ro1">
          <table:table-cell office:value-type="float" office:value="1.72643" calcext:value-type="float">
            <text:p>1.72643</text:p>
          </table:table-cell>
          <table:table-cell office:value-type="float" office:value="21.4404" calcext:value-type="float">
            <text:p>21.4404</text:p>
          </table:table-cell>
          <table:table-cell table:formula="of:=[50x50x50.A59]+[50x50x50.B59]" office:value-type="float" office:value="23.16683" calcext:value-type="float">
            <text:p>23.16683</text:p>
          </table:table-cell>
          <table:table-cell table:formula="of:=[.D$2]/([.C59]/1000)/1000000" office:value-type="float" office:value="5.39564541199638" calcext:value-type="float">
            <text:p>5.395645412</text:p>
          </table:table-cell>
        </table:table-row>
        <table:table-row table:style-name="ro1">
          <table:table-cell office:value-type="float" office:value="1.72563" calcext:value-type="float">
            <text:p>1.72563</text:p>
          </table:table-cell>
          <table:table-cell office:value-type="float" office:value="21.4726" calcext:value-type="float">
            <text:p>21.4726</text:p>
          </table:table-cell>
          <table:table-cell table:formula="of:=[50x50x50.A60]+[50x50x50.B60]" office:value-type="float" office:value="23.19823" calcext:value-type="float">
            <text:p>23.19823</text:p>
          </table:table-cell>
          <table:table-cell table:formula="of:=[.D$2]/([.C60]/1000)/1000000" office:value-type="float" office:value="5.38834212782613" calcext:value-type="float">
            <text:p>5.3883421278</text:p>
          </table:table-cell>
        </table:table-row>
        <table:table-row table:style-name="ro1">
          <table:table-cell office:value-type="float" office:value="1.72826" calcext:value-type="float">
            <text:p>1.72826</text:p>
          </table:table-cell>
          <table:table-cell office:value-type="float" office:value="21.4957" calcext:value-type="float">
            <text:p>21.4957</text:p>
          </table:table-cell>
          <table:table-cell table:formula="of:=[50x50x50.A61]+[50x50x50.B61]" office:value-type="float" office:value="23.22396" calcext:value-type="float">
            <text:p>23.22396</text:p>
          </table:table-cell>
          <table:table-cell table:formula="of:=[.D$2]/([.C61]/1000)/1000000" office:value-type="float" office:value="5.38237234304572" calcext:value-type="float">
            <text:p>5.382372343</text:p>
          </table:table-cell>
        </table:table-row>
        <table:table-row table:style-name="ro1">
          <table:table-cell office:value-type="float" office:value="1.73046" calcext:value-type="float">
            <text:p>1.73046</text:p>
          </table:table-cell>
          <table:table-cell office:value-type="float" office:value="21.4584" calcext:value-type="float">
            <text:p>21.4584</text:p>
          </table:table-cell>
          <table:table-cell table:formula="of:=[50x50x50.A62]+[50x50x50.B62]" office:value-type="float" office:value="23.18886" calcext:value-type="float">
            <text:p>23.18886</text:p>
          </table:table-cell>
          <table:table-cell table:formula="of:=[.D$2]/([.C62]/1000)/1000000" office:value-type="float" office:value="5.39051941320099" calcext:value-type="float">
            <text:p>5.3905194132</text:p>
          </table:table-cell>
        </table:table-row>
        <table:table-row table:style-name="ro1">
          <table:table-cell office:value-type="float" office:value="1.72592" calcext:value-type="float">
            <text:p>1.72592</text:p>
          </table:table-cell>
          <table:table-cell office:value-type="float" office:value="21.4348" calcext:value-type="float">
            <text:p>21.4348</text:p>
          </table:table-cell>
          <table:table-cell table:formula="of:=[50x50x50.A63]+[50x50x50.B63]" office:value-type="float" office:value="23.16072" calcext:value-type="float">
            <text:p>23.16072</text:p>
          </table:table-cell>
          <table:table-cell table:formula="of:=[.D$2]/([.C63]/1000)/1000000" office:value-type="float" office:value="5.39706883032997" calcext:value-type="float">
            <text:p>5.3970688303</text:p>
          </table:table-cell>
        </table:table-row>
        <table:table-row table:style-name="ro1">
          <table:table-cell office:value-type="float" office:value="1.72576" calcext:value-type="float">
            <text:p>1.72576</text:p>
          </table:table-cell>
          <table:table-cell office:value-type="float" office:value="21.4715" calcext:value-type="float">
            <text:p>21.4715</text:p>
          </table:table-cell>
          <table:table-cell table:formula="of:=[50x50x50.A64]+[50x50x50.B64]" office:value-type="float" office:value="23.19726" calcext:value-type="float">
            <text:p>23.19726</text:p>
          </table:table-cell>
          <table:table-cell table:formula="of:=[.D$2]/([.C64]/1000)/1000000" office:value-type="float" office:value="5.38856744287903" calcext:value-type="float">
            <text:p>5.3885674429</text:p>
          </table:table-cell>
        </table:table-row>
        <table:table-row table:style-name="ro1">
          <table:table-cell office:value-type="float" office:value="1.73194" calcext:value-type="float">
            <text:p>1.73194</text:p>
          </table:table-cell>
          <table:table-cell office:value-type="float" office:value="21.5352" calcext:value-type="float">
            <text:p>21.5352</text:p>
          </table:table-cell>
          <table:table-cell table:formula="of:=[50x50x50.A65]+[50x50x50.B65]" office:value-type="float" office:value="23.26714" calcext:value-type="float">
            <text:p>23.26714</text:p>
          </table:table-cell>
          <table:table-cell table:formula="of:=[.D$2]/([.C65]/1000)/1000000" office:value-type="float" office:value="5.37238354176749" calcext:value-type="float">
            <text:p>5.3723835418</text:p>
          </table:table-cell>
        </table:table-row>
        <table:table-row table:style-name="ro1">
          <table:table-cell office:value-type="float" office:value="1.72221" calcext:value-type="float">
            <text:p>1.72221</text:p>
          </table:table-cell>
          <table:table-cell office:value-type="float" office:value="21.4515" calcext:value-type="float">
            <text:p>21.4515</text:p>
          </table:table-cell>
          <table:table-cell table:formula="of:=[50x50x50.A66]+[50x50x50.B66]" office:value-type="float" office:value="23.17371" calcext:value-type="float">
            <text:p>23.17371</text:p>
          </table:table-cell>
          <table:table-cell table:formula="of:=[.D$2]/([.C66]/1000)/1000000" office:value-type="float" office:value="5.39404350878647" calcext:value-type="float">
            <text:p>5.3940435088</text:p>
          </table:table-cell>
        </table:table-row>
        <table:table-row table:style-name="ro1">
          <table:table-cell office:value-type="float" office:value="1.73187" calcext:value-type="float">
            <text:p>1.73187</text:p>
          </table:table-cell>
          <table:table-cell office:value-type="float" office:value="21.5232" calcext:value-type="float">
            <text:p>21.5232</text:p>
          </table:table-cell>
          <table:table-cell table:formula="of:=[50x50x50.A67]+[50x50x50.B67]" office:value-type="float" office:value="23.25507" calcext:value-type="float">
            <text:p>23.25507</text:p>
          </table:table-cell>
          <table:table-cell table:formula="of:=[.D$2]/([.C67]/1000)/1000000" office:value-type="float" office:value="5.37517195175074" calcext:value-type="float">
            <text:p>5.3751719518</text:p>
          </table:table-cell>
        </table:table-row>
        <table:table-row table:style-name="ro1">
          <table:table-cell office:value-type="float" office:value="1.7328" calcext:value-type="float">
            <text:p>1.7328</text:p>
          </table:table-cell>
          <table:table-cell office:value-type="float" office:value="21.5244" calcext:value-type="float">
            <text:p>21.5244</text:p>
          </table:table-cell>
          <table:table-cell table:formula="of:=[50x50x50.A68]+[50x50x50.B68]" office:value-type="float" office:value="23.2572" calcext:value-type="float">
            <text:p>23.2572</text:p>
          </table:table-cell>
          <table:table-cell table:formula="of:=[.D$2]/([.C68]/1000)/1000000" office:value-type="float" office:value="5.37467966909172" calcext:value-type="float">
            <text:p>5.3746796691</text:p>
          </table:table-cell>
        </table:table-row>
        <table:table-row table:style-name="ro1">
          <table:table-cell office:value-type="float" office:value="1.72534" calcext:value-type="float">
            <text:p>1.72534</text:p>
          </table:table-cell>
          <table:table-cell office:value-type="float" office:value="21.4875" calcext:value-type="float">
            <text:p>21.4875</text:p>
          </table:table-cell>
          <table:table-cell table:formula="of:=[50x50x50.A69]+[50x50x50.B69]" office:value-type="float" office:value="23.21284" calcext:value-type="float">
            <text:p>23.21284</text:p>
          </table:table-cell>
          <table:table-cell table:formula="of:=[.D$2]/([.C69]/1000)/1000000" office:value-type="float" office:value="5.38495074277857" calcext:value-type="float">
            <text:p>5.3849507428</text:p>
          </table:table-cell>
        </table:table-row>
        <table:table-row table:style-name="ro1">
          <table:table-cell office:value-type="float" office:value="1.72467" calcext:value-type="float">
            <text:p>1.72467</text:p>
          </table:table-cell>
          <table:table-cell office:value-type="float" office:value="21.5285" calcext:value-type="float">
            <text:p>21.5285</text:p>
          </table:table-cell>
          <table:table-cell table:formula="of:=[50x50x50.A70]+[50x50x50.B70]" office:value-type="float" office:value="23.25317" calcext:value-type="float">
            <text:p>23.25317</text:p>
          </table:table-cell>
          <table:table-cell table:formula="of:=[.D$2]/([.C70]/1000)/1000000" office:value-type="float" office:value="5.37561115323201" calcext:value-type="float">
            <text:p>5.3756111532</text:p>
          </table:table-cell>
        </table:table-row>
        <table:table-row table:style-name="ro1">
          <table:table-cell office:value-type="float" office:value="1.73213" calcext:value-type="float">
            <text:p>1.73213</text:p>
          </table:table-cell>
          <table:table-cell office:value-type="float" office:value="21.4938" calcext:value-type="float">
            <text:p>21.4938</text:p>
          </table:table-cell>
          <table:table-cell table:formula="of:=[50x50x50.A71]+[50x50x50.B71]" office:value-type="float" office:value="23.22593" calcext:value-type="float">
            <text:p>23.22593</text:p>
          </table:table-cell>
          <table:table-cell table:formula="of:=[.D$2]/([.C71]/1000)/1000000" office:value-type="float" office:value="5.38191581564226" calcext:value-type="float">
            <text:p>5.3819158156</text:p>
          </table:table-cell>
        </table:table-row>
        <table:table-row table:style-name="ro1">
          <table:table-cell office:value-type="float" office:value="1.72278" calcext:value-type="float">
            <text:p>1.72278</text:p>
          </table:table-cell>
          <table:table-cell office:value-type="float" office:value="21.546" calcext:value-type="float">
            <text:p>21.546</text:p>
          </table:table-cell>
          <table:table-cell table:formula="of:=[50x50x50.A72]+[50x50x50.B72]" office:value-type="float" office:value="23.26878" calcext:value-type="float">
            <text:p>23.26878</text:p>
          </table:table-cell>
          <table:table-cell table:formula="of:=[.D$2]/([.C72]/1000)/1000000" office:value-type="float" office:value="5.3720048923923" calcext:value-type="float">
            <text:p>5.3720048924</text:p>
          </table:table-cell>
        </table:table-row>
        <table:table-row table:style-name="ro1">
          <table:table-cell office:value-type="float" office:value="1.73501" calcext:value-type="float">
            <text:p>1.73501</text:p>
          </table:table-cell>
          <table:table-cell office:value-type="float" office:value="21.502" calcext:value-type="float">
            <text:p>21.502</text:p>
          </table:table-cell>
          <table:table-cell table:formula="of:=[50x50x50.A73]+[50x50x50.B73]" office:value-type="float" office:value="23.23701" calcext:value-type="float">
            <text:p>23.23701</text:p>
          </table:table-cell>
          <table:table-cell table:formula="of:=[.D$2]/([.C73]/1000)/1000000" office:value-type="float" office:value="5.37934958069046" calcext:value-type="float">
            <text:p>5.3793495807</text:p>
          </table:table-cell>
        </table:table-row>
        <table:table-row table:style-name="ro1">
          <table:table-cell office:value-type="float" office:value="1.71789" calcext:value-type="float">
            <text:p>1.71789</text:p>
          </table:table-cell>
          <table:table-cell office:value-type="float" office:value="21.5701" calcext:value-type="float">
            <text:p>21.5701</text:p>
          </table:table-cell>
          <table:table-cell table:formula="of:=[50x50x50.A74]+[50x50x50.B74]" office:value-type="float" office:value="23.28799" calcext:value-type="float">
            <text:p>23.28799</text:p>
          </table:table-cell>
          <table:table-cell table:formula="of:=[.D$2]/([.C74]/1000)/1000000" office:value-type="float" office:value="5.36757358621332" calcext:value-type="float">
            <text:p>5.3675735862</text:p>
          </table:table-cell>
        </table:table-row>
        <table:table-row table:style-name="ro1">
          <table:table-cell office:value-type="float" office:value="1.73402" calcext:value-type="float">
            <text:p>1.73402</text:p>
          </table:table-cell>
          <table:table-cell office:value-type="float" office:value="21.4562" calcext:value-type="float">
            <text:p>21.4562</text:p>
          </table:table-cell>
          <table:table-cell table:formula="of:=[50x50x50.A75]+[50x50x50.B75]" office:value-type="float" office:value="23.19022" calcext:value-type="float">
            <text:p>23.19022</text:p>
          </table:table-cell>
          <table:table-cell table:formula="of:=[.D$2]/([.C75]/1000)/1000000" office:value-type="float" office:value="5.39020328397057" calcext:value-type="float">
            <text:p>5.390203284</text:p>
          </table:table-cell>
        </table:table-row>
        <table:table-row table:style-name="ro1">
          <table:table-cell office:value-type="float" office:value="1.72547" calcext:value-type="float">
            <text:p>1.72547</text:p>
          </table:table-cell>
          <table:table-cell office:value-type="float" office:value="21.51" calcext:value-type="float">
            <text:p>21.51</text:p>
          </table:table-cell>
          <table:table-cell table:formula="of:=[50x50x50.A76]+[50x50x50.B76]" office:value-type="float" office:value="23.23547" calcext:value-type="float">
            <text:p>23.23547</text:p>
          </table:table-cell>
          <table:table-cell table:formula="of:=[.D$2]/([.C76]/1000)/1000000" office:value-type="float" office:value="5.37970611311069" calcext:value-type="float">
            <text:p>5.3797061131</text:p>
          </table:table-cell>
        </table:table-row>
        <table:table-row table:style-name="ro1">
          <table:table-cell office:value-type="float" office:value="1.73357" calcext:value-type="float">
            <text:p>1.73357</text:p>
          </table:table-cell>
          <table:table-cell office:value-type="float" office:value="21.5222" calcext:value-type="float">
            <text:p>21.5222</text:p>
          </table:table-cell>
          <table:table-cell table:formula="of:=[50x50x50.A77]+[50x50x50.B77]" office:value-type="float" office:value="23.25577" calcext:value-type="float">
            <text:p>23.25577</text:p>
          </table:table-cell>
          <table:table-cell table:formula="of:=[.D$2]/([.C77]/1000)/1000000" office:value-type="float" office:value="5.3750101587692" calcext:value-type="float">
            <text:p>5.3750101588</text:p>
          </table:table-cell>
        </table:table-row>
        <table:table-row table:style-name="ro1">
          <table:table-cell office:value-type="float" office:value="1.71853" calcext:value-type="float">
            <text:p>1.71853</text:p>
          </table:table-cell>
          <table:table-cell office:value-type="float" office:value="21.4978" calcext:value-type="float">
            <text:p>21.4978</text:p>
          </table:table-cell>
          <table:table-cell table:formula="of:=[50x50x50.A78]+[50x50x50.B78]" office:value-type="float" office:value="23.21633" calcext:value-type="float">
            <text:p>23.21633</text:p>
          </table:table-cell>
          <table:table-cell table:formula="of:=[.D$2]/([.C78]/1000)/1000000" office:value-type="float" office:value="5.38414124885372" calcext:value-type="float">
            <text:p>5.3841412489</text:p>
          </table:table-cell>
        </table:table-row>
        <table:table-row table:style-name="ro1">
          <table:table-cell office:value-type="float" office:value="1.7183" calcext:value-type="float">
            <text:p>1.7183</text:p>
          </table:table-cell>
          <table:table-cell office:value-type="float" office:value="21.5219" calcext:value-type="float">
            <text:p>21.5219</text:p>
          </table:table-cell>
          <table:table-cell table:formula="of:=[50x50x50.A79]+[50x50x50.B79]" office:value-type="float" office:value="23.2402" calcext:value-type="float">
            <text:p>23.2402</text:p>
          </table:table-cell>
          <table:table-cell table:formula="of:=[.D$2]/([.C79]/1000)/1000000" office:value-type="float" office:value="5.37861119955938" calcext:value-type="float">
            <text:p>5.3786111996</text:p>
          </table:table-cell>
        </table:table-row>
        <table:table-row table:style-name="ro1">
          <table:table-cell office:value-type="float" office:value="1.72384" calcext:value-type="float">
            <text:p>1.72384</text:p>
          </table:table-cell>
          <table:table-cell office:value-type="float" office:value="21.5142" calcext:value-type="float">
            <text:p>21.5142</text:p>
          </table:table-cell>
          <table:table-cell table:formula="of:=[50x50x50.A80]+[50x50x50.B80]" office:value-type="float" office:value="23.23804" calcext:value-type="float">
            <text:p>23.23804</text:p>
          </table:table-cell>
          <table:table-cell table:formula="of:=[.D$2]/([.C80]/1000)/1000000" office:value-type="float" office:value="5.37911114706748" calcext:value-type="float">
            <text:p>5.3791111471</text:p>
          </table:table-cell>
        </table:table-row>
        <table:table-row table:style-name="ro1">
          <table:table-cell office:value-type="float" office:value="1.72368" calcext:value-type="float">
            <text:p>1.72368</text:p>
          </table:table-cell>
          <table:table-cell office:value-type="float" office:value="21.4572" calcext:value-type="float">
            <text:p>21.4572</text:p>
          </table:table-cell>
          <table:table-cell table:formula="of:=[50x50x50.A81]+[50x50x50.B81]" office:value-type="float" office:value="23.18088" calcext:value-type="float">
            <text:p>23.18088</text:p>
          </table:table-cell>
          <table:table-cell table:formula="of:=[.D$2]/([.C81]/1000)/1000000" office:value-type="float" office:value="5.39237509533719" calcext:value-type="float">
            <text:p>5.3923750953</text:p>
          </table:table-cell>
        </table:table-row>
        <table:table-row table:style-name="ro1">
          <table:table-cell office:value-type="float" office:value="1.71533" calcext:value-type="float">
            <text:p>1.71533</text:p>
          </table:table-cell>
          <table:table-cell office:value-type="float" office:value="21.4813" calcext:value-type="float">
            <text:p>21.4813</text:p>
          </table:table-cell>
          <table:table-cell table:formula="of:=[50x50x50.A82]+[50x50x50.B82]" office:value-type="float" office:value="23.19663" calcext:value-type="float">
            <text:p>23.19663</text:p>
          </table:table-cell>
          <table:table-cell table:formula="of:=[.D$2]/([.C82]/1000)/1000000" office:value-type="float" office:value="5.38871379161542" calcext:value-type="float">
            <text:p>5.3887137916</text:p>
          </table:table-cell>
        </table:table-row>
        <table:table-row table:style-name="ro1">
          <table:table-cell office:value-type="float" office:value="1.72845" calcext:value-type="float">
            <text:p>1.72845</text:p>
          </table:table-cell>
          <table:table-cell office:value-type="float" office:value="21.4924" calcext:value-type="float">
            <text:p>21.4924</text:p>
          </table:table-cell>
          <table:table-cell table:formula="of:=[50x50x50.A83]+[50x50x50.B83]" office:value-type="float" office:value="23.22085" calcext:value-type="float">
            <text:p>23.22085</text:p>
          </table:table-cell>
          <table:table-cell table:formula="of:=[.D$2]/([.C83]/1000)/1000000" office:value-type="float" office:value="5.38309321148881" calcext:value-type="float">
            <text:p>5.3830932115</text:p>
          </table:table-cell>
        </table:table-row>
        <table:table-row table:style-name="ro1">
          <table:table-cell office:value-type="float" office:value="1.73117" calcext:value-type="float">
            <text:p>1.73117</text:p>
          </table:table-cell>
          <table:table-cell office:value-type="float" office:value="21.5558" calcext:value-type="float">
            <text:p>21.5558</text:p>
          </table:table-cell>
          <table:table-cell table:formula="of:=[50x50x50.A84]+[50x50x50.B84]" office:value-type="float" office:value="23.28697" calcext:value-type="float">
            <text:p>23.28697</text:p>
          </table:table-cell>
          <table:table-cell table:formula="of:=[.D$2]/([.C84]/1000)/1000000" office:value-type="float" office:value="5.36780869301588" calcext:value-type="float">
            <text:p>5.367808693</text:p>
          </table:table-cell>
        </table:table-row>
        <table:table-row table:style-name="ro1">
          <table:table-cell office:value-type="float" office:value="1.72374" calcext:value-type="float">
            <text:p>1.72374</text:p>
          </table:table-cell>
          <table:table-cell office:value-type="float" office:value="21.486" calcext:value-type="float">
            <text:p>21.486</text:p>
          </table:table-cell>
          <table:table-cell table:formula="of:=[50x50x50.A85]+[50x50x50.B85]" office:value-type="float" office:value="23.20974" calcext:value-type="float">
            <text:p>23.20974</text:p>
          </table:table-cell>
          <table:table-cell table:formula="of:=[.D$2]/([.C85]/1000)/1000000" office:value-type="float" office:value="5.38566998165425" calcext:value-type="float">
            <text:p>5.3856699817</text:p>
          </table:table-cell>
        </table:table-row>
        <table:table-row table:style-name="ro1">
          <table:table-cell office:value-type="float" office:value="1.72666" calcext:value-type="float">
            <text:p>1.72666</text:p>
          </table:table-cell>
          <table:table-cell office:value-type="float" office:value="21.5263" calcext:value-type="float">
            <text:p>21.5263</text:p>
          </table:table-cell>
          <table:table-cell table:formula="of:=[50x50x50.A86]+[50x50x50.B86]" office:value-type="float" office:value="23.25296" calcext:value-type="float">
            <text:p>23.25296</text:p>
          </table:table-cell>
          <table:table-cell table:formula="of:=[.D$2]/([.C86]/1000)/1000000" office:value-type="float" office:value="5.3756597009585" calcext:value-type="float">
            <text:p>5.375659701</text:p>
          </table:table-cell>
        </table:table-row>
        <table:table-row table:style-name="ro1">
          <table:table-cell office:value-type="float" office:value="1.72294" calcext:value-type="float">
            <text:p>1.72294</text:p>
          </table:table-cell>
          <table:table-cell office:value-type="float" office:value="21.4725" calcext:value-type="float">
            <text:p>21.4725</text:p>
          </table:table-cell>
          <table:table-cell table:formula="of:=[50x50x50.A87]+[50x50x50.B87]" office:value-type="float" office:value="23.19544" calcext:value-type="float">
            <text:p>23.19544</text:p>
          </table:table-cell>
          <table:table-cell table:formula="of:=[.D$2]/([.C87]/1000)/1000000" office:value-type="float" office:value="5.38899024980772" calcext:value-type="float">
            <text:p>5.3889902498</text:p>
          </table:table-cell>
        </table:table-row>
        <table:table-row table:style-name="ro1">
          <table:table-cell office:value-type="float" office:value="1.72509" calcext:value-type="float">
            <text:p>1.72509</text:p>
          </table:table-cell>
          <table:table-cell office:value-type="float" office:value="21.4966" calcext:value-type="float">
            <text:p>21.4966</text:p>
          </table:table-cell>
          <table:table-cell table:formula="of:=[50x50x50.A88]+[50x50x50.B88]" office:value-type="float" office:value="23.22169" calcext:value-type="float">
            <text:p>23.22169</text:p>
          </table:table-cell>
          <table:table-cell table:formula="of:=[.D$2]/([.C88]/1000)/1000000" office:value-type="float" office:value="5.38289848843904" calcext:value-type="float">
            <text:p>5.3828984884</text:p>
          </table:table-cell>
        </table:table-row>
        <table:table-row table:style-name="ro1">
          <table:table-cell office:value-type="float" office:value="1.7225" calcext:value-type="float">
            <text:p>1.7225</text:p>
          </table:table-cell>
          <table:table-cell office:value-type="float" office:value="21.5397" calcext:value-type="float">
            <text:p>21.5397</text:p>
          </table:table-cell>
          <table:table-cell table:formula="of:=[50x50x50.A89]+[50x50x50.B89]" office:value-type="float" office:value="23.2622" calcext:value-type="float">
            <text:p>23.2622</text:p>
          </table:table-cell>
          <table:table-cell table:formula="of:=[.D$2]/([.C89]/1000)/1000000" office:value-type="float" office:value="5.37352443019147" calcext:value-type="float">
            <text:p>5.3735244302</text:p>
          </table:table-cell>
        </table:table-row>
        <table:table-row table:style-name="ro1">
          <table:table-cell office:value-type="float" office:value="1.72634" calcext:value-type="float">
            <text:p>1.72634</text:p>
          </table:table-cell>
          <table:table-cell office:value-type="float" office:value="21.4855" calcext:value-type="float">
            <text:p>21.4855</text:p>
          </table:table-cell>
          <table:table-cell table:formula="of:=[50x50x50.A90]+[50x50x50.B90]" office:value-type="float" office:value="23.21184" calcext:value-type="float">
            <text:p>23.21184</text:p>
          </table:table-cell>
          <table:table-cell table:formula="of:=[.D$2]/([.C90]/1000)/1000000" office:value-type="float" office:value="5.38518273432869" calcext:value-type="float">
            <text:p>5.3851827343</text:p>
          </table:table-cell>
        </table:table-row>
        <table:table-row table:style-name="ro1">
          <table:table-cell office:value-type="float" office:value="1.72288" calcext:value-type="float">
            <text:p>1.72288</text:p>
          </table:table-cell>
          <table:table-cell office:value-type="float" office:value="21.5297" calcext:value-type="float">
            <text:p>21.5297</text:p>
          </table:table-cell>
          <table:table-cell table:formula="of:=[50x50x50.A91]+[50x50x50.B91]" office:value-type="float" office:value="23.25258" calcext:value-type="float">
            <text:p>23.25258</text:p>
          </table:table-cell>
          <table:table-cell table:formula="of:=[.D$2]/([.C91]/1000)/1000000" office:value-type="float" office:value="5.37574755145451" calcext:value-type="float">
            <text:p>5.3757475515</text:p>
          </table:table-cell>
        </table:table-row>
        <table:table-row table:style-name="ro1">
          <table:table-cell office:value-type="float" office:value="1.73142" calcext:value-type="float">
            <text:p>1.73142</text:p>
          </table:table-cell>
          <table:table-cell office:value-type="float" office:value="21.5055" calcext:value-type="float">
            <text:p>21.5055</text:p>
          </table:table-cell>
          <table:table-cell table:formula="of:=[50x50x50.A92]+[50x50x50.B92]" office:value-type="float" office:value="23.23692" calcext:value-type="float">
            <text:p>23.23692</text:p>
          </table:table-cell>
          <table:table-cell table:formula="of:=[.D$2]/([.C92]/1000)/1000000" office:value-type="float" office:value="5.37937041570053" calcext:value-type="float">
            <text:p>5.3793704157</text:p>
          </table:table-cell>
        </table:table-row>
        <table:table-row table:style-name="ro1">
          <table:table-cell office:value-type="float" office:value="1.72528" calcext:value-type="float">
            <text:p>1.72528</text:p>
          </table:table-cell>
          <table:table-cell office:value-type="float" office:value="21.4765" calcext:value-type="float">
            <text:p>21.4765</text:p>
          </table:table-cell>
          <table:table-cell table:formula="of:=[50x50x50.A93]+[50x50x50.B93]" office:value-type="float" office:value="23.20178" calcext:value-type="float">
            <text:p>23.20178</text:p>
          </table:table-cell>
          <table:table-cell table:formula="of:=[.D$2]/([.C93]/1000)/1000000" office:value-type="float" office:value="5.38751768183303" calcext:value-type="float">
            <text:p>5.3875176818</text:p>
          </table:table-cell>
        </table:table-row>
        <table:table-row table:style-name="ro1">
          <table:table-cell office:value-type="float" office:value="1.72416" calcext:value-type="float">
            <text:p>1.72416</text:p>
          </table:table-cell>
          <table:table-cell office:value-type="float" office:value="21.5191" calcext:value-type="float">
            <text:p>21.5191</text:p>
          </table:table-cell>
          <table:table-cell table:formula="of:=[50x50x50.A94]+[50x50x50.B94]" office:value-type="float" office:value="23.24326" calcext:value-type="float">
            <text:p>23.24326</text:p>
          </table:table-cell>
          <table:table-cell table:formula="of:=[.D$2]/([.C94]/1000)/1000000" office:value-type="float" office:value="5.37790309965125" calcext:value-type="float">
            <text:p>5.3779030997</text:p>
          </table:table-cell>
        </table:table-row>
        <table:table-row table:style-name="ro1">
          <table:table-cell office:value-type="float" office:value="1.72374" calcext:value-type="float">
            <text:p>1.72374</text:p>
          </table:table-cell>
          <table:table-cell office:value-type="float" office:value="21.5044" calcext:value-type="float">
            <text:p>21.5044</text:p>
          </table:table-cell>
          <table:table-cell table:formula="of:=[50x50x50.A95]+[50x50x50.B95]" office:value-type="float" office:value="23.22814" calcext:value-type="float">
            <text:p>23.22814</text:p>
          </table:table-cell>
          <table:table-cell table:formula="of:=[.D$2]/([.C95]/1000)/1000000" office:value-type="float" office:value="5.38140376284972" calcext:value-type="float">
            <text:p>5.3814037628</text:p>
          </table:table-cell>
        </table:table-row>
        <table:table-row table:style-name="ro1">
          <table:table-cell office:value-type="float" office:value="1.72861" calcext:value-type="float">
            <text:p>1.72861</text:p>
          </table:table-cell>
          <table:table-cell office:value-type="float" office:value="21.5431" calcext:value-type="float">
            <text:p>21.5431</text:p>
          </table:table-cell>
          <table:table-cell table:formula="of:=[50x50x50.A96]+[50x50x50.B96]" office:value-type="float" office:value="23.27171" calcext:value-type="float">
            <text:p>23.27171</text:p>
          </table:table-cell>
          <table:table-cell table:formula="of:=[.D$2]/([.C96]/1000)/1000000" office:value-type="float" office:value="5.37132853580592" calcext:value-type="float">
            <text:p>5.3713285358</text:p>
          </table:table-cell>
        </table:table-row>
        <table:table-row table:style-name="ro1">
          <table:table-cell office:value-type="float" office:value="1.73021" calcext:value-type="float">
            <text:p>1.73021</text:p>
          </table:table-cell>
          <table:table-cell office:value-type="float" office:value="21.4809" calcext:value-type="float">
            <text:p>21.4809</text:p>
          </table:table-cell>
          <table:table-cell table:formula="of:=[50x50x50.A97]+[50x50x50.B97]" office:value-type="float" office:value="23.21111" calcext:value-type="float">
            <text:p>23.21111</text:p>
          </table:table-cell>
          <table:table-cell table:formula="of:=[.D$2]/([.C97]/1000)/1000000" office:value-type="float" office:value="5.38535210078277" calcext:value-type="float">
            <text:p>5.3853521008</text:p>
          </table:table-cell>
        </table:table-row>
        <table:table-row table:style-name="ro1">
          <table:table-cell office:value-type="float" office:value="1.72384" calcext:value-type="float">
            <text:p>1.72384</text:p>
          </table:table-cell>
          <table:table-cell office:value-type="float" office:value="21.4791" calcext:value-type="float">
            <text:p>21.4791</text:p>
          </table:table-cell>
          <table:table-cell table:formula="of:=[50x50x50.A98]+[50x50x50.B98]" office:value-type="float" office:value="23.20294" calcext:value-type="float">
            <text:p>23.20294</text:p>
          </table:table-cell>
          <table:table-cell table:formula="of:=[.D$2]/([.C98]/1000)/1000000" office:value-type="float" office:value="5.38724834008104" calcext:value-type="float">
            <text:p>5.3872483401</text:p>
          </table:table-cell>
        </table:table-row>
        <table:table-row table:style-name="ro1">
          <table:table-cell office:value-type="float" office:value="1.72509" calcext:value-type="float">
            <text:p>1.72509</text:p>
          </table:table-cell>
          <table:table-cell office:value-type="float" office:value="21.4586" calcext:value-type="float">
            <text:p>21.4586</text:p>
          </table:table-cell>
          <table:table-cell table:formula="of:=[50x50x50.A99]+[50x50x50.B99]" office:value-type="float" office:value="23.18369" calcext:value-type="float">
            <text:p>23.18369</text:p>
          </table:table-cell>
          <table:table-cell table:formula="of:=[.D$2]/([.C99]/1000)/1000000" office:value-type="float" office:value="5.39172150766336" calcext:value-type="float">
            <text:p>5.3917215077</text:p>
          </table:table-cell>
        </table:table-row>
        <table:table-row table:style-name="ro1">
          <table:table-cell office:value-type="float" office:value="1.7176" calcext:value-type="float">
            <text:p>1.7176</text:p>
          </table:table-cell>
          <table:table-cell office:value-type="float" office:value="21.4748" calcext:value-type="float">
            <text:p>21.4748</text:p>
          </table:table-cell>
          <table:table-cell table:formula="of:=[50x50x50.A100]+[50x50x50.B100]" office:value-type="float" office:value="23.1924" calcext:value-type="float">
            <text:p>23.1924</text:p>
          </table:table-cell>
          <table:table-cell table:formula="of:=[.D$2]/([.C100]/1000)/1000000" office:value-type="float" office:value="5.38969662475639" calcext:value-type="float">
            <text:p>5.3896966248</text:p>
          </table:table-cell>
        </table:table-row>
        <table:table-row table:style-name="ro1">
          <table:table-cell office:value-type="float" office:value="1.72522" calcext:value-type="float">
            <text:p>1.72522</text:p>
          </table:table-cell>
          <table:table-cell office:value-type="float" office:value="21.5183" calcext:value-type="float">
            <text:p>21.5183</text:p>
          </table:table-cell>
          <table:table-cell table:formula="of:=[50x50x50.A101]+[50x50x50.B101]" office:value-type="float" office:value="23.24352" calcext:value-type="float">
            <text:p>23.24352</text:p>
          </table:table-cell>
          <table:table-cell table:formula="of:=[.D$2]/([.C101]/1000)/1000000" office:value-type="float" office:value="5.37784294289333" calcext:value-type="float">
            <text:p>5.3778429429</text:p>
          </table:table-cell>
        </table:table-row>
        <table:table-row table:style-name="ro1">
          <table:table-cell office:value-type="float" office:value="1.73398" calcext:value-type="float">
            <text:p>1.73398</text:p>
          </table:table-cell>
          <table:table-cell office:value-type="float" office:value="21.4604" calcext:value-type="float">
            <text:p>21.4604</text:p>
          </table:table-cell>
          <table:table-cell table:formula="of:=[50x50x50.A102]+[50x50x50.B102]" office:value-type="float" office:value="23.19438" calcext:value-type="float">
            <text:p>23.19438</text:p>
          </table:table-cell>
          <table:table-cell table:formula="of:=[.D$2]/([.C102]/1000)/1000000" office:value-type="float" office:value="5.38923653057335" calcext:value-type="float">
            <text:p>5.3892365306</text:p>
          </table:table-cell>
        </table:table-row>
        <table:table-row table:style-name="ro1">
          <table:table-cell office:value-type="float" office:value="1.73222" calcext:value-type="float">
            <text:p>1.73222</text:p>
          </table:table-cell>
          <table:table-cell office:value-type="float" office:value="21.506" calcext:value-type="float">
            <text:p>21.506</text:p>
          </table:table-cell>
          <table:table-cell table:formula="of:=[50x50x50.A103]+[50x50x50.B103]" office:value-type="float" office:value="23.23822" calcext:value-type="float">
            <text:p>23.23822</text:p>
          </table:table-cell>
          <table:table-cell table:formula="of:=[.D$2]/([.C103]/1000)/1000000" office:value-type="float" office:value="5.37906948122533" calcext:value-type="float">
            <text:p>5.3790694812</text:p>
          </table:table-cell>
        </table:table-row>
        <table:table-row table:style-name="ro1">
          <table:table-cell office:value-type="float" office:value="1.72442" calcext:value-type="float">
            <text:p>1.72442</text:p>
          </table:table-cell>
          <table:table-cell office:value-type="float" office:value="21.5266" calcext:value-type="float">
            <text:p>21.5266</text:p>
          </table:table-cell>
          <table:table-cell table:formula="of:=[50x50x50.A104]+[50x50x50.B104]" office:value-type="float" office:value="23.25102" calcext:value-type="float">
            <text:p>23.25102</text:p>
          </table:table-cell>
          <table:table-cell table:formula="of:=[.D$2]/([.C104]/1000)/1000000" office:value-type="float" office:value="5.37610823095073" calcext:value-type="float">
            <text:p>5.376108231</text:p>
          </table:table-cell>
        </table:table-row>
        <table:table-row table:style-name="ro1">
          <table:table-cell office:value-type="float" office:value="1.71878" calcext:value-type="float">
            <text:p>1.71878</text:p>
          </table:table-cell>
          <table:table-cell office:value-type="float" office:value="21.5126" calcext:value-type="float">
            <text:p>21.5126</text:p>
          </table:table-cell>
          <table:table-cell table:formula="of:=[50x50x50.A105]+[50x50x50.B105]" office:value-type="float" office:value="23.23138" calcext:value-type="float">
            <text:p>23.23138</text:p>
          </table:table-cell>
          <table:table-cell table:formula="of:=[.D$2]/([.C105]/1000)/1000000" office:value-type="float" office:value="5.38065323713012" calcext:value-type="float">
            <text:p>5.3806532371</text:p>
          </table:table-cell>
        </table:table-row>
        <table:table-row table:style-name="ro1">
          <table:table-cell office:value-type="float" office:value="1.72867" calcext:value-type="float">
            <text:p>1.72867</text:p>
          </table:table-cell>
          <table:table-cell office:value-type="float" office:value="21.5113" calcext:value-type="float">
            <text:p>21.5113</text:p>
          </table:table-cell>
          <table:table-cell table:formula="of:=[50x50x50.A106]+[50x50x50.B106]" office:value-type="float" office:value="23.23997" calcext:value-type="float">
            <text:p>23.23997</text:p>
          </table:table-cell>
          <table:table-cell table:formula="of:=[.D$2]/([.C106]/1000)/1000000" office:value-type="float" office:value="5.37866443028971" calcext:value-type="float">
            <text:p>5.3786644303</text:p>
          </table:table-cell>
        </table:table-row>
        <table:table-row table:style-name="ro1">
          <table:table-cell office:value-type="float" office:value="1.72669" calcext:value-type="float">
            <text:p>1.72669</text:p>
          </table:table-cell>
          <table:table-cell office:value-type="float" office:value="21.4768" calcext:value-type="float">
            <text:p>21.4768</text:p>
          </table:table-cell>
          <table:table-cell table:formula="of:=[50x50x50.A107]+[50x50x50.B107]" office:value-type="float" office:value="23.20349" calcext:value-type="float">
            <text:p>23.20349</text:p>
          </table:table-cell>
          <table:table-cell table:formula="of:=[.D$2]/([.C107]/1000)/1000000" office:value-type="float" office:value="5.38712064435134" calcext:value-type="float">
            <text:p>5.3871206444</text:p>
          </table:table-cell>
        </table:table-row>
        <table:table-row table:style-name="ro1">
          <table:table-cell office:value-type="float" office:value="1.72819" calcext:value-type="float">
            <text:p>1.72819</text:p>
          </table:table-cell>
          <table:table-cell office:value-type="float" office:value="21.508" calcext:value-type="float">
            <text:p>21.508</text:p>
          </table:table-cell>
          <table:table-cell table:formula="of:=[50x50x50.A108]+[50x50x50.B108]" office:value-type="float" office:value="23.23619" calcext:value-type="float">
            <text:p>23.23619</text:p>
          </table:table-cell>
          <table:table-cell table:formula="of:=[.D$2]/([.C108]/1000)/1000000" office:value-type="float" office:value="5.37953941674603" calcext:value-type="float">
            <text:p>5.3795394167</text:p>
          </table:table-cell>
        </table:table-row>
        <table:table-row table:style-name="ro1">
          <table:table-cell office:value-type="float" office:value="1.73146" calcext:value-type="float">
            <text:p>1.73146</text:p>
          </table:table-cell>
          <table:table-cell office:value-type="float" office:value="21.4779" calcext:value-type="float">
            <text:p>21.4779</text:p>
          </table:table-cell>
          <table:table-cell table:formula="of:=[50x50x50.A109]+[50x50x50.B109]" office:value-type="float" office:value="23.20936" calcext:value-type="float">
            <text:p>23.20936</text:p>
          </table:table-cell>
          <table:table-cell table:formula="of:=[.D$2]/([.C109]/1000)/1000000" office:value-type="float" office:value="5.38575815963904" calcext:value-type="float">
            <text:p>5.3857581596</text:p>
          </table:table-cell>
        </table:table-row>
        <table:table-row table:style-name="ro1">
          <table:table-cell office:value-type="float" office:value="1.7272" calcext:value-type="float">
            <text:p>1.7272</text:p>
          </table:table-cell>
          <table:table-cell office:value-type="float" office:value="21.4942" calcext:value-type="float">
            <text:p>21.4942</text:p>
          </table:table-cell>
          <table:table-cell table:formula="of:=[50x50x50.A110]+[50x50x50.B110]" office:value-type="float" office:value="23.2214" calcext:value-type="float">
            <text:p>23.2214</text:p>
          </table:table-cell>
          <table:table-cell table:formula="of:=[.D$2]/([.C110]/1000)/1000000" office:value-type="float" office:value="5.3829657126616" calcext:value-type="float">
            <text:p>5.3829657127</text:p>
          </table:table-cell>
        </table:table-row>
        <table:table-row table:style-name="ro1">
          <table:table-cell office:value-type="float" office:value="1.71792" calcext:value-type="float">
            <text:p>1.71792</text:p>
          </table:table-cell>
          <table:table-cell office:value-type="float" office:value="21.4948" calcext:value-type="float">
            <text:p>21.4948</text:p>
          </table:table-cell>
          <table:table-cell table:formula="of:=[50x50x50.A111]+[50x50x50.B111]" office:value-type="float" office:value="23.21272" calcext:value-type="float">
            <text:p>23.21272</text:p>
          </table:table-cell>
          <table:table-cell table:formula="of:=[.D$2]/([.C111]/1000)/1000000" office:value-type="float" office:value="5.3849785807092" calcext:value-type="float">
            <text:p>5.3849785807</text:p>
          </table:table-cell>
        </table:table-row>
        <table:table-row table:style-name="ro1">
          <table:table-cell office:value-type="float" office:value="1.7231" calcext:value-type="float">
            <text:p>1.7231</text:p>
          </table:table-cell>
          <table:table-cell office:value-type="float" office:value="21.5158" calcext:value-type="float">
            <text:p>21.5158</text:p>
          </table:table-cell>
          <table:table-cell table:formula="of:=[50x50x50.A112]+[50x50x50.B112]" office:value-type="float" office:value="23.2389" calcext:value-type="float">
            <text:p>23.2389</text:p>
          </table:table-cell>
          <table:table-cell table:formula="of:=[.D$2]/([.C112]/1000)/1000000" office:value-type="float" office:value="5.37891208275779" calcext:value-type="float">
            <text:p>5.3789120828</text:p>
          </table:table-cell>
        </table:table-row>
        <table:table-row table:style-name="ro1">
          <table:table-cell office:value-type="float" office:value="1.71933" calcext:value-type="float">
            <text:p>1.71933</text:p>
          </table:table-cell>
          <table:table-cell office:value-type="float" office:value="21.612" calcext:value-type="float">
            <text:p>21.612</text:p>
          </table:table-cell>
          <table:table-cell table:formula="of:=[50x50x50.A113]+[50x50x50.B113]" office:value-type="float" office:value="23.33133" calcext:value-type="float">
            <text:p>23.33133</text:p>
          </table:table-cell>
          <table:table-cell table:formula="of:=[.D$2]/([.C113]/1000)/1000000" office:value-type="float" office:value="5.35760284561575" calcext:value-type="float">
            <text:p>5.3576028456</text:p>
          </table:table-cell>
        </table:table-row>
        <table:table-row table:style-name="ro1">
          <table:table-cell office:value-type="float" office:value="1.72784" calcext:value-type="float">
            <text:p>1.72784</text:p>
          </table:table-cell>
          <table:table-cell office:value-type="float" office:value="21.4921" calcext:value-type="float">
            <text:p>21.4921</text:p>
          </table:table-cell>
          <table:table-cell table:formula="of:=[50x50x50.A114]+[50x50x50.B114]" office:value-type="float" office:value="23.21994" calcext:value-type="float">
            <text:p>23.21994</text:p>
          </table:table-cell>
          <table:table-cell table:formula="of:=[.D$2]/([.C114]/1000)/1000000" office:value-type="float" office:value="5.38330417735791" calcext:value-type="float">
            <text:p>5.3833041774</text:p>
          </table:table-cell>
        </table:table-row>
        <table:table-row table:style-name="ro1">
          <table:table-cell office:value-type="float" office:value="1.72509" calcext:value-type="float">
            <text:p>1.72509</text:p>
          </table:table-cell>
          <table:table-cell office:value-type="float" office:value="21.5067" calcext:value-type="float">
            <text:p>21.5067</text:p>
          </table:table-cell>
          <table:table-cell table:formula="of:=[50x50x50.A115]+[50x50x50.B115]" office:value-type="float" office:value="23.23179" calcext:value-type="float">
            <text:p>23.23179</text:p>
          </table:table-cell>
          <table:table-cell table:formula="of:=[.D$2]/([.C115]/1000)/1000000" office:value-type="float" office:value="5.38055827811804" calcext:value-type="float">
            <text:p>5.3805582781</text:p>
          </table:table-cell>
        </table:table-row>
        <table:table-row table:style-name="ro1">
          <table:table-cell office:value-type="float" office:value="1.72698" calcext:value-type="float">
            <text:p>1.72698</text:p>
          </table:table-cell>
          <table:table-cell office:value-type="float" office:value="21.4788" calcext:value-type="float">
            <text:p>21.4788</text:p>
          </table:table-cell>
          <table:table-cell table:formula="of:=[50x50x50.A116]+[50x50x50.B116]" office:value-type="float" office:value="23.20578" calcext:value-type="float">
            <text:p>23.20578</text:p>
          </table:table-cell>
          <table:table-cell table:formula="of:=[.D$2]/([.C116]/1000)/1000000" office:value-type="float" office:value="5.38658903083628" calcext:value-type="float">
            <text:p>5.3865890308</text:p>
          </table:table-cell>
        </table:table-row>
        <table:table-row table:style-name="ro1">
          <table:table-cell office:value-type="float" office:value="1.72483" calcext:value-type="float">
            <text:p>1.72483</text:p>
          </table:table-cell>
          <table:table-cell office:value-type="float" office:value="21.508" calcext:value-type="float">
            <text:p>21.508</text:p>
          </table:table-cell>
          <table:table-cell table:formula="of:=[50x50x50.A117]+[50x50x50.B117]" office:value-type="float" office:value="23.23283" calcext:value-type="float">
            <text:p>23.23283</text:p>
          </table:table-cell>
          <table:table-cell table:formula="of:=[.D$2]/([.C117]/1000)/1000000" office:value-type="float" office:value="5.38031742151085" calcext:value-type="float">
            <text:p>5.3803174215</text:p>
          </table:table-cell>
        </table:table-row>
        <table:table-row table:style-name="ro1">
          <table:table-cell office:value-type="float" office:value="1.74096" calcext:value-type="float">
            <text:p>1.74096</text:p>
          </table:table-cell>
          <table:table-cell office:value-type="float" office:value="21.5286" calcext:value-type="float">
            <text:p>21.5286</text:p>
          </table:table-cell>
          <table:table-cell table:formula="of:=[50x50x50.A118]+[50x50x50.B118]" office:value-type="float" office:value="23.26956" calcext:value-type="float">
            <text:p>23.26956</text:p>
          </table:table-cell>
          <table:table-cell table:formula="of:=[.D$2]/([.C118]/1000)/1000000" office:value-type="float" office:value="5.37182482178434" calcext:value-type="float">
            <text:p>5.3718248218</text:p>
          </table:table-cell>
        </table:table-row>
        <table:table-row table:style-name="ro1">
          <table:table-cell office:value-type="float" office:value="1.57107" calcext:value-type="float">
            <text:p>1.57107</text:p>
          </table:table-cell>
          <table:table-cell office:value-type="float" office:value="21.2498" calcext:value-type="float">
            <text:p>21.2498</text:p>
          </table:table-cell>
          <table:table-cell table:formula="of:=[50x50x50.A119]+[50x50x50.B119]" office:value-type="float" office:value="22.82087" calcext:value-type="float">
            <text:p>22.82087</text:p>
          </table:table-cell>
          <table:table-cell table:formula="of:=[.D$2]/([.C119]/1000)/1000000" office:value-type="float" office:value="5.47744235868308" calcext:value-type="float">
            <text:p>5.4774423587</text:p>
          </table:table-cell>
        </table:table-row>
        <table:table-row table:style-name="ro1">
          <table:table-cell office:value-type="float" office:value="1.57405" calcext:value-type="float">
            <text:p>1.57405</text:p>
          </table:table-cell>
          <table:table-cell office:value-type="float" office:value="21.3524" calcext:value-type="float">
            <text:p>21.3524</text:p>
          </table:table-cell>
          <table:table-cell table:formula="of:=[50x50x50.A120]+[50x50x50.B120]" office:value-type="float" office:value="22.92645" calcext:value-type="float">
            <text:p>22.92645</text:p>
          </table:table-cell>
          <table:table-cell table:formula="of:=[.D$2]/([.C120]/1000)/1000000" office:value-type="float" office:value="5.45221785317832" calcext:value-type="float">
            <text:p>5.4522178532</text:p>
          </table:table-cell>
        </table:table-row>
        <table:table-row table:style-name="ro1">
          <table:table-cell office:value-type="float" office:value="1.57616" calcext:value-type="float">
            <text:p>1.57616</text:p>
          </table:table-cell>
          <table:table-cell office:value-type="float" office:value="21.3387" calcext:value-type="float">
            <text:p>21.3387</text:p>
          </table:table-cell>
          <table:table-cell table:formula="of:=[50x50x50.A121]+[50x50x50.B121]" office:value-type="float" office:value="22.91486" calcext:value-type="float">
            <text:p>22.91486</text:p>
          </table:table-cell>
          <table:table-cell table:formula="of:=[.D$2]/([.C121]/1000)/1000000" office:value-type="float" office:value="5.45497550497799" calcext:value-type="float">
            <text:p>5.454975505</text:p>
          </table:table-cell>
        </table:table-row>
        <table:table-row table:style-name="ro1">
          <table:table-cell office:value-type="float" office:value="1.5703" calcext:value-type="float">
            <text:p>1.5703</text:p>
          </table:table-cell>
          <table:table-cell office:value-type="float" office:value="21.3653" calcext:value-type="float">
            <text:p>21.3653</text:p>
          </table:table-cell>
          <table:table-cell table:formula="of:=[50x50x50.A122]+[50x50x50.B122]" office:value-type="float" office:value="22.9356" calcext:value-type="float">
            <text:p>22.9356</text:p>
          </table:table-cell>
          <table:table-cell table:formula="of:=[.D$2]/([.C122]/1000)/1000000" office:value-type="float" office:value="5.45004272833499" calcext:value-type="float">
            <text:p>5.4500427283</text:p>
          </table:table-cell>
        </table:table-row>
        <table:table-row table:style-name="ro1">
          <table:table-cell office:value-type="float" office:value="1.5816" calcext:value-type="float">
            <text:p>1.5816</text:p>
          </table:table-cell>
          <table:table-cell office:value-type="float" office:value="21.367" calcext:value-type="float">
            <text:p>21.367</text:p>
          </table:table-cell>
          <table:table-cell table:formula="of:=[50x50x50.A123]+[50x50x50.B123]" office:value-type="float" office:value="22.9486" calcext:value-type="float">
            <text:p>22.9486</text:p>
          </table:table-cell>
          <table:table-cell table:formula="of:=[.D$2]/([.C123]/1000)/1000000" office:value-type="float" office:value="5.44695536982648" calcext:value-type="float">
            <text:p>5.4469553698</text:p>
          </table:table-cell>
        </table:table-row>
        <table:table-row table:style-name="ro1">
          <table:table-cell office:value-type="float" office:value="1.58531" calcext:value-type="float">
            <text:p>1.58531</text:p>
          </table:table-cell>
          <table:table-cell office:value-type="float" office:value="21.367" calcext:value-type="float">
            <text:p>21.367</text:p>
          </table:table-cell>
          <table:table-cell table:formula="of:=[50x50x50.A124]+[50x50x50.B124]" office:value-type="float" office:value="22.95231" calcext:value-type="float">
            <text:p>22.95231</text:p>
          </table:table-cell>
          <table:table-cell table:formula="of:=[.D$2]/([.C124]/1000)/1000000" office:value-type="float" office:value="5.44607492666315" calcext:value-type="float">
            <text:p>5.4460749267</text:p>
          </table:table-cell>
        </table:table-row>
        <table:table-row table:style-name="ro1">
          <table:table-cell office:value-type="float" office:value="1.57818" calcext:value-type="float">
            <text:p>1.57818</text:p>
          </table:table-cell>
          <table:table-cell office:value-type="float" office:value="21.3324" calcext:value-type="float">
            <text:p>21.3324</text:p>
          </table:table-cell>
          <table:table-cell table:formula="of:=[50x50x50.A125]+[50x50x50.B125]" office:value-type="float" office:value="22.91058" calcext:value-type="float">
            <text:p>22.91058</text:p>
          </table:table-cell>
          <table:table-cell table:formula="of:=[.D$2]/([.C125]/1000)/1000000" office:value-type="float" office:value="5.45599456670237" calcext:value-type="float">
            <text:p>5.4559945667</text:p>
          </table:table-cell>
        </table:table-row>
        <table:table-row table:style-name="ro1">
          <table:table-cell office:value-type="float" office:value="1.57664" calcext:value-type="float">
            <text:p>1.57664</text:p>
          </table:table-cell>
          <table:table-cell office:value-type="float" office:value="21.407" calcext:value-type="float">
            <text:p>21.407</text:p>
          </table:table-cell>
          <table:table-cell table:formula="of:=[50x50x50.A126]+[50x50x50.B126]" office:value-type="float" office:value="22.98364" calcext:value-type="float">
            <text:p>22.98364</text:p>
          </table:table-cell>
          <table:table-cell table:formula="of:=[.D$2]/([.C126]/1000)/1000000" office:value-type="float" office:value="5.43865114490133" calcext:value-type="float">
            <text:p>5.4386511449</text:p>
          </table:table-cell>
        </table:table-row>
        <table:table-row table:style-name="ro1">
          <table:table-cell office:value-type="float" office:value="1.57085" calcext:value-type="float">
            <text:p>1.57085</text:p>
          </table:table-cell>
          <table:table-cell office:value-type="float" office:value="21.3487" calcext:value-type="float">
            <text:p>21.3487</text:p>
          </table:table-cell>
          <table:table-cell table:formula="of:=[50x50x50.A127]+[50x50x50.B127]" office:value-type="float" office:value="22.91955" calcext:value-type="float">
            <text:p>22.91955</text:p>
          </table:table-cell>
          <table:table-cell table:formula="of:=[.D$2]/([.C127]/1000)/1000000" office:value-type="float" office:value="5.45385925988948" calcext:value-type="float">
            <text:p>5.4538592599</text:p>
          </table:table-cell>
        </table:table-row>
        <table:table-row table:style-name="ro1">
          <table:table-cell office:value-type="float" office:value="1.58138" calcext:value-type="float">
            <text:p>1.58138</text:p>
          </table:table-cell>
          <table:table-cell office:value-type="float" office:value="21.3635" calcext:value-type="float">
            <text:p>21.3635</text:p>
          </table:table-cell>
          <table:table-cell table:formula="of:=[50x50x50.A128]+[50x50x50.B128]" office:value-type="float" office:value="22.94488" calcext:value-type="float">
            <text:p>22.94488</text:p>
          </table:table-cell>
          <table:table-cell table:formula="of:=[.D$2]/([.C128]/1000)/1000000" office:value-type="float" office:value="5.44783847202513" calcext:value-type="float">
            <text:p>5.447838472</text:p>
          </table:table-cell>
        </table:table-row>
        <table:table-row table:style-name="ro1">
          <table:table-cell office:value-type="float" office:value="1.57152" calcext:value-type="float">
            <text:p>1.57152</text:p>
          </table:table-cell>
          <table:table-cell office:value-type="float" office:value="21.3963" calcext:value-type="float">
            <text:p>21.3963</text:p>
          </table:table-cell>
          <table:table-cell table:formula="of:=[50x50x50.A129]+[50x50x50.B129]" office:value-type="float" office:value="22.96782" calcext:value-type="float">
            <text:p>22.96782</text:p>
          </table:table-cell>
          <table:table-cell table:formula="of:=[.D$2]/([.C129]/1000)/1000000" office:value-type="float" office:value="5.44239723230154" calcext:value-type="float">
            <text:p>5.4423972323</text:p>
          </table:table-cell>
        </table:table-row>
        <table:table-row table:style-name="ro1">
          <table:table-cell office:value-type="float" office:value="1.57773" calcext:value-type="float">
            <text:p>1.57773</text:p>
          </table:table-cell>
          <table:table-cell office:value-type="float" office:value="21.4213" calcext:value-type="float">
            <text:p>21.4213</text:p>
          </table:table-cell>
          <table:table-cell table:formula="of:=[50x50x50.A130]+[50x50x50.B130]" office:value-type="float" office:value="22.99903" calcext:value-type="float">
            <text:p>22.99903</text:p>
          </table:table-cell>
          <table:table-cell table:formula="of:=[.D$2]/([.C130]/1000)/1000000" office:value-type="float" office:value="5.43501182441173" calcext:value-type="float">
            <text:p>5.4350118244</text:p>
          </table:table-cell>
        </table:table-row>
        <table:table-row table:style-name="ro1">
          <table:table-cell office:value-type="float" office:value="1.5751" calcext:value-type="float">
            <text:p>1.5751</text:p>
          </table:table-cell>
          <table:table-cell office:value-type="float" office:value="21.3285" calcext:value-type="float">
            <text:p>21.3285</text:p>
          </table:table-cell>
          <table:table-cell table:formula="of:=[50x50x50.A131]+[50x50x50.B131]" office:value-type="float" office:value="22.9036" calcext:value-type="float">
            <text:p>22.9036</text:p>
          </table:table-cell>
          <table:table-cell table:formula="of:=[.D$2]/([.C131]/1000)/1000000" office:value-type="float" office:value="5.45765731151435" calcext:value-type="float">
            <text:p>5.4576573115</text:p>
          </table:table-cell>
        </table:table-row>
        <table:table-row table:style-name="ro1">
          <table:table-cell office:value-type="float" office:value="1.58214" calcext:value-type="float">
            <text:p>1.58214</text:p>
          </table:table-cell>
          <table:table-cell office:value-type="float" office:value="21.4091" calcext:value-type="float">
            <text:p>21.4091</text:p>
          </table:table-cell>
          <table:table-cell table:formula="of:=[50x50x50.A132]+[50x50x50.B132]" office:value-type="float" office:value="22.99124" calcext:value-type="float">
            <text:p>22.99124</text:p>
          </table:table-cell>
          <table:table-cell table:formula="of:=[.D$2]/([.C132]/1000)/1000000" office:value-type="float" office:value="5.43685334066366" calcext:value-type="float">
            <text:p>5.4368533407</text:p>
          </table:table-cell>
        </table:table-row>
        <table:table-row table:style-name="ro1">
          <table:table-cell office:value-type="float" office:value="1.57725" calcext:value-type="float">
            <text:p>1.57725</text:p>
          </table:table-cell>
          <table:table-cell office:value-type="float" office:value="21.3542" calcext:value-type="float">
            <text:p>21.3542</text:p>
          </table:table-cell>
          <table:table-cell table:formula="of:=[50x50x50.A133]+[50x50x50.B133]" office:value-type="float" office:value="22.93145" calcext:value-type="float">
            <text:p>22.93145</text:p>
          </table:table-cell>
          <table:table-cell table:formula="of:=[.D$2]/([.C133]/1000)/1000000" office:value-type="float" office:value="5.45102904526317" calcext:value-type="float">
            <text:p>5.4510290453</text:p>
          </table:table-cell>
        </table:table-row>
        <table:table-row table:style-name="ro1">
          <table:table-cell office:value-type="float" office:value="1.5736" calcext:value-type="float">
            <text:p>1.5736</text:p>
          </table:table-cell>
          <table:table-cell office:value-type="float" office:value="21.3488" calcext:value-type="float">
            <text:p>21.3488</text:p>
          </table:table-cell>
          <table:table-cell table:formula="of:=[50x50x50.A134]+[50x50x50.B134]" office:value-type="float" office:value="22.9224" calcext:value-type="float">
            <text:p>22.9224</text:p>
          </table:table-cell>
          <table:table-cell table:formula="of:=[.D$2]/([.C134]/1000)/1000000" office:value-type="float" office:value="5.45318116776603" calcext:value-type="float">
            <text:p>5.4531811678</text:p>
          </table:table-cell>
        </table:table-row>
        <table:table-row table:style-name="ro1">
          <table:table-cell office:value-type="float" office:value="1.57178" calcext:value-type="float">
            <text:p>1.57178</text:p>
          </table:table-cell>
          <table:table-cell office:value-type="float" office:value="21.3513" calcext:value-type="float">
            <text:p>21.3513</text:p>
          </table:table-cell>
          <table:table-cell table:formula="of:=[50x50x50.A135]+[50x50x50.B135]" office:value-type="float" office:value="22.92308" calcext:value-type="float">
            <text:p>22.92308</text:p>
          </table:table-cell>
          <table:table-cell table:formula="of:=[.D$2]/([.C135]/1000)/1000000" office:value-type="float" office:value="5.45301940227928" calcext:value-type="float">
            <text:p>5.4530194023</text:p>
          </table:table-cell>
        </table:table-row>
        <table:table-row table:style-name="ro1">
          <table:table-cell office:value-type="float" office:value="1.57251" calcext:value-type="float">
            <text:p>1.57251</text:p>
          </table:table-cell>
          <table:table-cell office:value-type="float" office:value="21.3772" calcext:value-type="float">
            <text:p>21.3772</text:p>
          </table:table-cell>
          <table:table-cell table:formula="of:=[50x50x50.A136]+[50x50x50.B136]" office:value-type="float" office:value="22.94971" calcext:value-type="float">
            <text:p>22.94971</text:p>
          </table:table-cell>
          <table:table-cell table:formula="of:=[.D$2]/([.C136]/1000)/1000000" office:value-type="float" office:value="5.44669191898285" calcext:value-type="float">
            <text:p>5.446691919</text:p>
          </table:table-cell>
        </table:table-row>
        <table:table-row table:style-name="ro1">
          <table:table-cell office:value-type="float" office:value="1.57315" calcext:value-type="float">
            <text:p>1.57315</text:p>
          </table:table-cell>
          <table:table-cell office:value-type="float" office:value="21.3809" calcext:value-type="float">
            <text:p>21.3809</text:p>
          </table:table-cell>
          <table:table-cell table:formula="of:=[50x50x50.A137]+[50x50x50.B137]" office:value-type="float" office:value="22.95405" calcext:value-type="float">
            <text:p>22.95405</text:p>
          </table:table-cell>
          <table:table-cell table:formula="of:=[.D$2]/([.C137]/1000)/1000000" office:value-type="float" office:value="5.44566209448877" calcext:value-type="float">
            <text:p>5.4456620945</text:p>
          </table:table-cell>
        </table:table-row>
        <table:table-row table:style-name="ro1">
          <table:table-cell office:value-type="float" office:value="1.57344" calcext:value-type="float">
            <text:p>1.57344</text:p>
          </table:table-cell>
          <table:table-cell office:value-type="float" office:value="21.3698" calcext:value-type="float">
            <text:p>21.3698</text:p>
          </table:table-cell>
          <table:table-cell table:formula="of:=[50x50x50.A138]+[50x50x50.B138]" office:value-type="float" office:value="22.94324" calcext:value-type="float">
            <text:p>22.94324</text:p>
          </table:table-cell>
          <table:table-cell table:formula="of:=[.D$2]/([.C138]/1000)/1000000" office:value-type="float" office:value="5.44822788760437" calcext:value-type="float">
            <text:p>5.4482278876</text:p>
          </table:table-cell>
        </table:table-row>
        <table:table-row table:style-name="ro1">
          <table:table-cell office:value-type="float" office:value="1.58112" calcext:value-type="float">
            <text:p>1.58112</text:p>
          </table:table-cell>
          <table:table-cell office:value-type="float" office:value="21.4076" calcext:value-type="float">
            <text:p>21.4076</text:p>
          </table:table-cell>
          <table:table-cell table:formula="of:=[50x50x50.A139]+[50x50x50.B139]" office:value-type="float" office:value="22.98872" calcext:value-type="float">
            <text:p>22.98872</text:p>
          </table:table-cell>
          <table:table-cell table:formula="of:=[.D$2]/([.C139]/1000)/1000000" office:value-type="float" office:value="5.43744932297231" calcext:value-type="float">
            <text:p>5.437449323</text:p>
          </table:table-cell>
        </table:table-row>
        <table:table-row table:style-name="ro1">
          <table:table-cell office:value-type="float" office:value="1.56835" calcext:value-type="float">
            <text:p>1.56835</text:p>
          </table:table-cell>
          <table:table-cell office:value-type="float" office:value="21.3643" calcext:value-type="float">
            <text:p>21.3643</text:p>
          </table:table-cell>
          <table:table-cell table:formula="of:=[50x50x50.A140]+[50x50x50.B140]" office:value-type="float" office:value="22.93265" calcext:value-type="float">
            <text:p>22.93265</text:p>
          </table:table-cell>
          <table:table-cell table:formula="of:=[.D$2]/([.C140]/1000)/1000000" office:value-type="float" office:value="5.45074380850011" calcext:value-type="float">
            <text:p>5.4507438085</text:p>
          </table:table-cell>
        </table:table-row>
        <table:table-row table:style-name="ro1">
          <table:table-cell office:value-type="float" office:value="1.57331" calcext:value-type="float">
            <text:p>1.57331</text:p>
          </table:table-cell>
          <table:table-cell office:value-type="float" office:value="21.3567" calcext:value-type="float">
            <text:p>21.3567</text:p>
          </table:table-cell>
          <table:table-cell table:formula="of:=[50x50x50.A141]+[50x50x50.B141]" office:value-type="float" office:value="22.93001" calcext:value-type="float">
            <text:p>22.93001</text:p>
          </table:table-cell>
          <table:table-cell table:formula="of:=[.D$2]/([.C141]/1000)/1000000" office:value-type="float" office:value="5.45137136878702" calcext:value-type="float">
            <text:p>5.4513713688</text:p>
          </table:table-cell>
        </table:table-row>
        <table:table-row table:style-name="ro1">
          <table:table-cell office:value-type="float" office:value="1.57334" calcext:value-type="float">
            <text:p>1.57334</text:p>
          </table:table-cell>
          <table:table-cell office:value-type="float" office:value="21.3705" calcext:value-type="float">
            <text:p>21.3705</text:p>
          </table:table-cell>
          <table:table-cell table:formula="of:=[50x50x50.A142]+[50x50x50.B142]" office:value-type="float" office:value="22.94384" calcext:value-type="float">
            <text:p>22.94384</text:p>
          </table:table-cell>
          <table:table-cell table:formula="of:=[.D$2]/([.C142]/1000)/1000000" office:value-type="float" office:value="5.44808541203216" calcext:value-type="float">
            <text:p>5.448085412</text:p>
          </table:table-cell>
        </table:table-row>
        <table:table-row table:style-name="ro1">
          <table:table-cell office:value-type="float" office:value="1.56627" calcext:value-type="float">
            <text:p>1.56627</text:p>
          </table:table-cell>
          <table:table-cell office:value-type="float" office:value="21.3492" calcext:value-type="float">
            <text:p>21.3492</text:p>
          </table:table-cell>
          <table:table-cell table:formula="of:=[50x50x50.A143]+[50x50x50.B143]" office:value-type="float" office:value="22.91547" calcext:value-type="float">
            <text:p>22.91547</text:p>
          </table:table-cell>
          <table:table-cell table:formula="of:=[.D$2]/([.C143]/1000)/1000000" office:value-type="float" office:value="5.45483029586563" calcext:value-type="float">
            <text:p>5.4548302959</text:p>
          </table:table-cell>
        </table:table-row>
        <table:table-row table:style-name="ro1">
          <table:table-cell office:value-type="float" office:value="1.56915" calcext:value-type="float">
            <text:p>1.56915</text:p>
          </table:table-cell>
          <table:table-cell office:value-type="float" office:value="21.3803" calcext:value-type="float">
            <text:p>21.3803</text:p>
          </table:table-cell>
          <table:table-cell table:formula="of:=[50x50x50.A144]+[50x50x50.B144]" office:value-type="float" office:value="22.94945" calcext:value-type="float">
            <text:p>22.94945</text:p>
          </table:table-cell>
          <table:table-cell table:formula="of:=[.D$2]/([.C144]/1000)/1000000" office:value-type="float" office:value="5.44675362590389" calcext:value-type="float">
            <text:p>5.4467536259</text:p>
          </table:table-cell>
        </table:table-row>
        <table:table-row table:style-name="ro1">
          <table:table-cell office:value-type="float" office:value="1.57088" calcext:value-type="float">
            <text:p>1.57088</text:p>
          </table:table-cell>
          <table:table-cell office:value-type="float" office:value="21.3692" calcext:value-type="float">
            <text:p>21.3692</text:p>
          </table:table-cell>
          <table:table-cell table:formula="of:=[50x50x50.A145]+[50x50x50.B145]" office:value-type="float" office:value="22.94008" calcext:value-type="float">
            <text:p>22.94008</text:p>
          </table:table-cell>
          <table:table-cell table:formula="of:=[.D$2]/([.C145]/1000)/1000000" office:value-type="float" office:value="5.44897838194113" calcext:value-type="float">
            <text:p>5.4489783819</text:p>
          </table:table-cell>
        </table:table-row>
        <table:table-row table:style-name="ro1">
          <table:table-cell office:value-type="float" office:value="1.57754" calcext:value-type="float">
            <text:p>1.57754</text:p>
          </table:table-cell>
          <table:table-cell office:value-type="float" office:value="21.3608" calcext:value-type="float">
            <text:p>21.3608</text:p>
          </table:table-cell>
          <table:table-cell table:formula="of:=[50x50x50.A146]+[50x50x50.B146]" office:value-type="float" office:value="22.93834" calcext:value-type="float">
            <text:p>22.93834</text:p>
          </table:table-cell>
          <table:table-cell table:formula="of:=[.D$2]/([.C146]/1000)/1000000" office:value-type="float" office:value="5.44939171709897" calcext:value-type="float">
            <text:p>5.4493917171</text:p>
          </table:table-cell>
        </table:table-row>
        <table:table-row table:style-name="ro1">
          <table:table-cell office:value-type="float" office:value="1.57165" calcext:value-type="float">
            <text:p>1.57165</text:p>
          </table:table-cell>
          <table:table-cell office:value-type="float" office:value="21.3681" calcext:value-type="float">
            <text:p>21.3681</text:p>
          </table:table-cell>
          <table:table-cell table:formula="of:=[50x50x50.A147]+[50x50x50.B147]" office:value-type="float" office:value="22.93975" calcext:value-type="float">
            <text:p>22.93975</text:p>
          </table:table-cell>
          <table:table-cell table:formula="of:=[.D$2]/([.C147]/1000)/1000000" office:value-type="float" office:value="5.44905676827341" calcext:value-type="float">
            <text:p>5.4490567683</text:p>
          </table:table-cell>
        </table:table-row>
        <table:table-row table:style-name="ro1">
          <table:table-cell office:value-type="float" office:value="1.57654" calcext:value-type="float">
            <text:p>1.57654</text:p>
          </table:table-cell>
          <table:table-cell office:value-type="float" office:value="21.3874" calcext:value-type="float">
            <text:p>21.3874</text:p>
          </table:table-cell>
          <table:table-cell table:formula="of:=[50x50x50.A148]+[50x50x50.B148]" office:value-type="float" office:value="22.96394" calcext:value-type="float">
            <text:p>22.96394</text:p>
          </table:table-cell>
          <table:table-cell table:formula="of:=[.D$2]/([.C148]/1000)/1000000" office:value-type="float" office:value="5.44331678274721" calcext:value-type="float">
            <text:p>5.4433167827</text:p>
          </table:table-cell>
        </table:table-row>
        <table:table-row table:style-name="ro1">
          <table:table-cell office:value-type="float" office:value="1.57245" calcext:value-type="float">
            <text:p>1.57245</text:p>
          </table:table-cell>
          <table:table-cell office:value-type="float" office:value="21.3476" calcext:value-type="float">
            <text:p>21.3476</text:p>
          </table:table-cell>
          <table:table-cell table:formula="of:=[50x50x50.A149]+[50x50x50.B149]" office:value-type="float" office:value="22.92005" calcext:value-type="float">
            <text:p>22.92005</text:p>
          </table:table-cell>
          <table:table-cell table:formula="of:=[.D$2]/([.C149]/1000)/1000000" office:value-type="float" office:value="5.45374028416168" calcext:value-type="float">
            <text:p>5.4537402842</text:p>
          </table:table-cell>
        </table:table-row>
        <table:table-row table:style-name="ro1">
          <table:table-cell office:value-type="float" office:value="1.58643" calcext:value-type="float">
            <text:p>1.58643</text:p>
          </table:table-cell>
          <table:table-cell office:value-type="float" office:value="21.3662" calcext:value-type="float">
            <text:p>21.3662</text:p>
          </table:table-cell>
          <table:table-cell table:formula="of:=[50x50x50.A150]+[50x50x50.B150]" office:value-type="float" office:value="22.95263" calcext:value-type="float">
            <text:p>22.95263</text:p>
          </table:table-cell>
          <table:table-cell table:formula="of:=[.D$2]/([.C150]/1000)/1000000" office:value-type="float" office:value="5.44599899880754" calcext:value-type="float">
            <text:p>5.4459989988</text:p>
          </table:table-cell>
        </table:table-row>
        <table:table-row table:style-name="ro1">
          <table:table-cell office:value-type="float" office:value="1.5671" calcext:value-type="float">
            <text:p>1.5671</text:p>
          </table:table-cell>
          <table:table-cell office:value-type="float" office:value="21.3729" calcext:value-type="float">
            <text:p>21.3729</text:p>
          </table:table-cell>
          <table:table-cell table:formula="of:=[50x50x50.A151]+[50x50x50.B151]" office:value-type="float" office:value="22.94" calcext:value-type="float">
            <text:p>22.94</text:p>
          </table:table-cell>
          <table:table-cell table:formula="of:=[.D$2]/([.C151]/1000)/1000000" office:value-type="float" office:value="5.44899738448126" calcext:value-type="float">
            <text:p>5.4489973845</text:p>
          </table:table-cell>
        </table:table-row>
        <table:table-row table:style-name="ro1">
          <table:table-cell office:value-type="float" office:value="1.58189" calcext:value-type="float">
            <text:p>1.58189</text:p>
          </table:table-cell>
          <table:table-cell office:value-type="float" office:value="21.3391" calcext:value-type="float">
            <text:p>21.3391</text:p>
          </table:table-cell>
          <table:table-cell table:formula="of:=[50x50x50.A152]+[50x50x50.B152]" office:value-type="float" office:value="22.92099" calcext:value-type="float">
            <text:p>22.92099</text:p>
          </table:table-cell>
          <table:table-cell table:formula="of:=[.D$2]/([.C152]/1000)/1000000" office:value-type="float" office:value="5.45351662384566" calcext:value-type="float">
            <text:p>5.4535166238</text:p>
          </table:table-cell>
        </table:table-row>
        <table:table-row table:style-name="ro1">
          <table:table-cell office:value-type="float" office:value="1.57024" calcext:value-type="float">
            <text:p>1.57024</text:p>
          </table:table-cell>
          <table:table-cell office:value-type="float" office:value="21.3782" calcext:value-type="float">
            <text:p>21.3782</text:p>
          </table:table-cell>
          <table:table-cell table:formula="of:=[50x50x50.A153]+[50x50x50.B153]" office:value-type="float" office:value="22.94844" calcext:value-type="float">
            <text:p>22.94844</text:p>
          </table:table-cell>
          <table:table-cell table:formula="of:=[.D$2]/([.C153]/1000)/1000000" office:value-type="float" office:value="5.44699334682445" calcext:value-type="float">
            <text:p>5.4469933468</text:p>
          </table:table-cell>
        </table:table-row>
        <table:table-row table:style-name="ro1">
          <table:table-cell office:value-type="float" office:value="1.56979" calcext:value-type="float">
            <text:p>1.56979</text:p>
          </table:table-cell>
          <table:table-cell office:value-type="float" office:value="21.3528" calcext:value-type="float">
            <text:p>21.3528</text:p>
          </table:table-cell>
          <table:table-cell table:formula="of:=[50x50x50.A154]+[50x50x50.B154]" office:value-type="float" office:value="22.92259" calcext:value-type="float">
            <text:p>22.92259</text:p>
          </table:table-cell>
          <table:table-cell table:formula="of:=[.D$2]/([.C154]/1000)/1000000" office:value-type="float" office:value="5.45313596761972" calcext:value-type="float">
            <text:p>5.4531359676</text:p>
          </table:table-cell>
        </table:table-row>
        <table:table-row table:style-name="ro1">
          <table:table-cell office:value-type="float" office:value="1.57533" calcext:value-type="float">
            <text:p>1.57533</text:p>
          </table:table-cell>
          <table:table-cell office:value-type="float" office:value="21.3461" calcext:value-type="float">
            <text:p>21.3461</text:p>
          </table:table-cell>
          <table:table-cell table:formula="of:=[50x50x50.A155]+[50x50x50.B155]" office:value-type="float" office:value="22.92143" calcext:value-type="float">
            <text:p>22.92143</text:p>
          </table:table-cell>
          <table:table-cell table:formula="of:=[.D$2]/([.C155]/1000)/1000000" office:value-type="float" office:value="5.45341193808589" calcext:value-type="float">
            <text:p>5.4534119381</text:p>
          </table:table-cell>
        </table:table-row>
        <table:table-row table:style-name="ro1">
          <table:table-cell office:value-type="float" office:value="1.57622" calcext:value-type="float">
            <text:p>1.57622</text:p>
          </table:table-cell>
          <table:table-cell office:value-type="float" office:value="21.3938" calcext:value-type="float">
            <text:p>21.3938</text:p>
          </table:table-cell>
          <table:table-cell table:formula="of:=[50x50x50.A156]+[50x50x50.B156]" office:value-type="float" office:value="22.97002" calcext:value-type="float">
            <text:p>22.97002</text:p>
          </table:table-cell>
          <table:table-cell table:formula="of:=[.D$2]/([.C156]/1000)/1000000" office:value-type="float" office:value="5.44187597572836" calcext:value-type="float">
            <text:p>5.4418759757</text:p>
          </table:table-cell>
        </table:table-row>
        <table:table-row table:style-name="ro1">
          <table:table-cell office:value-type="float" office:value="1.5832" calcext:value-type="float">
            <text:p>1.5832</text:p>
          </table:table-cell>
          <table:table-cell office:value-type="float" office:value="21.3778" calcext:value-type="float">
            <text:p>21.3778</text:p>
          </table:table-cell>
          <table:table-cell table:formula="of:=[50x50x50.A157]+[50x50x50.B157]" office:value-type="float" office:value="22.961" calcext:value-type="float">
            <text:p>22.961</text:p>
          </table:table-cell>
          <table:table-cell table:formula="of:=[.D$2]/([.C157]/1000)/1000000" office:value-type="float" office:value="5.44401376246679" calcext:value-type="float">
            <text:p>5.4440137625</text:p>
          </table:table-cell>
        </table:table-row>
        <table:table-row table:style-name="ro1">
          <table:table-cell office:value-type="float" office:value="1.57376" calcext:value-type="float">
            <text:p>1.57376</text:p>
          </table:table-cell>
          <table:table-cell office:value-type="float" office:value="21.369" calcext:value-type="float">
            <text:p>21.369</text:p>
          </table:table-cell>
          <table:table-cell table:formula="of:=[50x50x50.A158]+[50x50x50.B158]" office:value-type="float" office:value="22.94276" calcext:value-type="float">
            <text:p>22.94276</text:p>
          </table:table-cell>
          <table:table-cell table:formula="of:=[.D$2]/([.C158]/1000)/1000000" office:value-type="float" office:value="5.44834187342761" calcext:value-type="float">
            <text:p>5.4483418734</text:p>
          </table:table-cell>
        </table:table-row>
        <table:table-row table:style-name="ro1">
          <table:table-cell office:value-type="float" office:value="1.57456" calcext:value-type="float">
            <text:p>1.57456</text:p>
          </table:table-cell>
          <table:table-cell office:value-type="float" office:value="21.3849" calcext:value-type="float">
            <text:p>21.3849</text:p>
          </table:table-cell>
          <table:table-cell table:formula="of:=[50x50x50.A159]+[50x50x50.B159]" office:value-type="float" office:value="22.95946" calcext:value-type="float">
            <text:p>22.95946</text:p>
          </table:table-cell>
          <table:table-cell table:formula="of:=[.D$2]/([.C159]/1000)/1000000" office:value-type="float" office:value="5.44437891831951" calcext:value-type="float">
            <text:p>5.4443789183</text:p>
          </table:table-cell>
        </table:table-row>
        <table:table-row table:style-name="ro1">
          <table:table-cell office:value-type="float" office:value="1.57792" calcext:value-type="float">
            <text:p>1.57792</text:p>
          </table:table-cell>
          <table:table-cell office:value-type="float" office:value="21.3384" calcext:value-type="float">
            <text:p>21.3384</text:p>
          </table:table-cell>
          <table:table-cell table:formula="of:=[50x50x50.A160]+[50x50x50.B160]" office:value-type="float" office:value="22.91632" calcext:value-type="float">
            <text:p>22.91632</text:p>
          </table:table-cell>
          <table:table-cell table:formula="of:=[.D$2]/([.C160]/1000)/1000000" office:value-type="float" office:value="5.45462796819036" calcext:value-type="float">
            <text:p>5.4546279682</text:p>
          </table:table-cell>
        </table:table-row>
        <table:table-row table:style-name="ro1">
          <table:table-cell office:value-type="float" office:value="1.57341" calcext:value-type="float">
            <text:p>1.57341</text:p>
          </table:table-cell>
          <table:table-cell office:value-type="float" office:value="21.3949" calcext:value-type="float">
            <text:p>21.3949</text:p>
          </table:table-cell>
          <table:table-cell table:formula="of:=[50x50x50.A161]+[50x50x50.B161]" office:value-type="float" office:value="22.96831" calcext:value-type="float">
            <text:p>22.96831</text:p>
          </table:table-cell>
          <table:table-cell table:formula="of:=[.D$2]/([.C161]/1000)/1000000" office:value-type="float" office:value="5.44228112560306" calcext:value-type="float">
            <text:p>5.4422811256</text:p>
          </table:table-cell>
        </table:table-row>
        <table:table-row table:style-name="ro1">
          <table:table-cell office:value-type="float" office:value="1.57242" calcext:value-type="float">
            <text:p>1.57242</text:p>
          </table:table-cell>
          <table:table-cell office:value-type="float" office:value="21.4076" calcext:value-type="float">
            <text:p>21.4076</text:p>
          </table:table-cell>
          <table:table-cell table:formula="of:=[50x50x50.A162]+[50x50x50.B162]" office:value-type="float" office:value="22.98002" calcext:value-type="float">
            <text:p>22.98002</text:p>
          </table:table-cell>
          <table:table-cell table:formula="of:=[.D$2]/([.C162]/1000)/1000000" office:value-type="float" office:value="5.43950788554579" calcext:value-type="float">
            <text:p>5.4395078855</text:p>
          </table:table-cell>
        </table:table-row>
        <table:table-row table:style-name="ro1">
          <table:table-cell office:value-type="float" office:value="1.57219" calcext:value-type="float">
            <text:p>1.57219</text:p>
          </table:table-cell>
          <table:table-cell office:value-type="float" office:value="21.4054" calcext:value-type="float">
            <text:p>21.4054</text:p>
          </table:table-cell>
          <table:table-cell table:formula="of:=[50x50x50.A163]+[50x50x50.B163]" office:value-type="float" office:value="22.97759" calcext:value-type="float">
            <text:p>22.97759</text:p>
          </table:table-cell>
          <table:table-cell table:formula="of:=[.D$2]/([.C163]/1000)/1000000" office:value-type="float" office:value="5.44008314187867" calcext:value-type="float">
            <text:p>5.4400831419</text:p>
          </table:table-cell>
        </table:table-row>
        <table:table-row table:style-name="ro1">
          <table:table-cell office:value-type="float" office:value="1.58515" calcext:value-type="float">
            <text:p>1.58515</text:p>
          </table:table-cell>
          <table:table-cell office:value-type="float" office:value="21.3679" calcext:value-type="float">
            <text:p>21.3679</text:p>
          </table:table-cell>
          <table:table-cell table:formula="of:=[50x50x50.A164]+[50x50x50.B164]" office:value-type="float" office:value="22.95305" calcext:value-type="float">
            <text:p>22.95305</text:p>
          </table:table-cell>
          <table:table-cell table:formula="of:=[.D$2]/([.C164]/1000)/1000000" office:value-type="float" office:value="5.44589934670992" calcext:value-type="float">
            <text:p>5.4458993467</text:p>
          </table:table-cell>
        </table:table-row>
        <table:table-row table:style-name="ro1">
          <table:table-cell office:value-type="float" office:value="1.57578" calcext:value-type="float">
            <text:p>1.57578</text:p>
          </table:table-cell>
          <table:table-cell office:value-type="float" office:value="21.4192" calcext:value-type="float">
            <text:p>21.4192</text:p>
          </table:table-cell>
          <table:table-cell table:formula="of:=[50x50x50.A165]+[50x50x50.B165]" office:value-type="float" office:value="22.99498" calcext:value-type="float">
            <text:p>22.99498</text:p>
          </table:table-cell>
          <table:table-cell table:formula="of:=[.D$2]/([.C165]/1000)/1000000" office:value-type="float" office:value="5.43596906803137" calcext:value-type="float">
            <text:p>5.435969068</text:p>
          </table:table-cell>
        </table:table-row>
        <table:table-row table:style-name="ro1">
          <table:table-cell office:value-type="float" office:value="1.57392" calcext:value-type="float">
            <text:p>1.57392</text:p>
          </table:table-cell>
          <table:table-cell office:value-type="float" office:value="21.3602" calcext:value-type="float">
            <text:p>21.3602</text:p>
          </table:table-cell>
          <table:table-cell table:formula="of:=[50x50x50.A166]+[50x50x50.B166]" office:value-type="float" office:value="22.93412" calcext:value-type="float">
            <text:p>22.93412</text:p>
          </table:table-cell>
          <table:table-cell table:formula="of:=[.D$2]/([.C166]/1000)/1000000" office:value-type="float" office:value="5.45039443414441" calcext:value-type="float">
            <text:p>5.4503944341</text:p>
          </table:table-cell>
        </table:table-row>
        <table:table-row table:style-name="ro1">
          <table:table-cell office:value-type="float" office:value="1.57325" calcext:value-type="float">
            <text:p>1.57325</text:p>
          </table:table-cell>
          <table:table-cell office:value-type="float" office:value="21.3484" calcext:value-type="float">
            <text:p>21.3484</text:p>
          </table:table-cell>
          <table:table-cell table:formula="of:=[50x50x50.A167]+[50x50x50.B167]" office:value-type="float" office:value="22.92165" calcext:value-type="float">
            <text:p>22.92165</text:p>
          </table:table-cell>
          <table:table-cell table:formula="of:=[.D$2]/([.C167]/1000)/1000000" office:value-type="float" office:value="5.45335959671315" calcext:value-type="float">
            <text:p>5.4533595967</text:p>
          </table:table-cell>
        </table:table-row>
        <table:table-row table:style-name="ro1">
          <table:table-cell office:value-type="float" office:value="1.56986" calcext:value-type="float">
            <text:p>1.56986</text:p>
          </table:table-cell>
          <table:table-cell office:value-type="float" office:value="21.3223" calcext:value-type="float">
            <text:p>21.3223</text:p>
          </table:table-cell>
          <table:table-cell table:formula="of:=[50x50x50.A168]+[50x50x50.B168]" office:value-type="float" office:value="22.89216" calcext:value-type="float">
            <text:p>22.89216</text:p>
          </table:table-cell>
          <table:table-cell table:formula="of:=[.D$2]/([.C168]/1000)/1000000" office:value-type="float" office:value="5.46038469065392" calcext:value-type="float">
            <text:p>5.4603846907</text:p>
          </table:table-cell>
        </table:table-row>
        <table:table-row table:style-name="ro1">
          <table:table-cell office:value-type="float" office:value="1.5728" calcext:value-type="float">
            <text:p>1.5728</text:p>
          </table:table-cell>
          <table:table-cell office:value-type="float" office:value="21.361" calcext:value-type="float">
            <text:p>21.361</text:p>
          </table:table-cell>
          <table:table-cell table:formula="of:=[50x50x50.A169]+[50x50x50.B169]" office:value-type="float" office:value="22.9338" calcext:value-type="float">
            <text:p>22.9338</text:p>
          </table:table-cell>
          <table:table-cell table:formula="of:=[.D$2]/([.C169]/1000)/1000000" office:value-type="float" office:value="5.45047048461223" calcext:value-type="float">
            <text:p>5.4504704846</text:p>
          </table:table-cell>
        </table:table-row>
        <table:table-row table:style-name="ro1">
          <table:table-cell office:value-type="float" office:value="1.57696" calcext:value-type="float">
            <text:p>1.57696</text:p>
          </table:table-cell>
          <table:table-cell office:value-type="float" office:value="21.367" calcext:value-type="float">
            <text:p>21.367</text:p>
          </table:table-cell>
          <table:table-cell table:formula="of:=[50x50x50.A170]+[50x50x50.B170]" office:value-type="float" office:value="22.94396" calcext:value-type="float">
            <text:p>22.94396</text:p>
          </table:table-cell>
          <table:table-cell table:formula="of:=[.D$2]/([.C170]/1000)/1000000" office:value-type="float" office:value="5.44805691781192" calcext:value-type="float">
            <text:p>5.4480569178</text:p>
          </table:table-cell>
        </table:table-row>
        <table:table-row table:style-name="ro1">
          <table:table-cell office:value-type="float" office:value="1.57558" calcext:value-type="float">
            <text:p>1.57558</text:p>
          </table:table-cell>
          <table:table-cell office:value-type="float" office:value="21.3539" calcext:value-type="float">
            <text:p>21.3539</text:p>
          </table:table-cell>
          <table:table-cell table:formula="of:=[50x50x50.A171]+[50x50x50.B171]" office:value-type="float" office:value="22.92948" calcext:value-type="float">
            <text:p>22.92948</text:p>
          </table:table-cell>
          <table:table-cell table:formula="of:=[.D$2]/([.C171]/1000)/1000000" office:value-type="float" office:value="5.45149737368663" calcext:value-type="float">
            <text:p>5.4514973737</text:p>
          </table:table-cell>
        </table:table-row>
        <table:table-row table:style-name="ro1">
          <table:table-cell office:value-type="float" office:value="1.58125" calcext:value-type="float">
            <text:p>1.58125</text:p>
          </table:table-cell>
          <table:table-cell office:value-type="float" office:value="21.3658" calcext:value-type="float">
            <text:p>21.3658</text:p>
          </table:table-cell>
          <table:table-cell table:formula="of:=[50x50x50.A172]+[50x50x50.B172]" office:value-type="float" office:value="22.94705" calcext:value-type="float">
            <text:p>22.94705</text:p>
          </table:table-cell>
          <table:table-cell table:formula="of:=[.D$2]/([.C172]/1000)/1000000" office:value-type="float" office:value="5.44732329427966" calcext:value-type="float">
            <text:p>5.4473232943</text:p>
          </table:table-cell>
        </table:table-row>
        <table:table-row table:style-name="ro1">
          <table:table-cell office:value-type="float" office:value="1.57574" calcext:value-type="float">
            <text:p>1.57574</text:p>
          </table:table-cell>
          <table:table-cell office:value-type="float" office:value="21.3461" calcext:value-type="float">
            <text:p>21.3461</text:p>
          </table:table-cell>
          <table:table-cell table:formula="of:=[50x50x50.A173]+[50x50x50.B173]" office:value-type="float" office:value="22.92184" calcext:value-type="float">
            <text:p>22.92184</text:p>
          </table:table-cell>
          <table:table-cell table:formula="of:=[.D$2]/([.C173]/1000)/1000000" office:value-type="float" office:value="5.45331439360889" calcext:value-type="float">
            <text:p>5.4533143936</text:p>
          </table:table-cell>
        </table:table-row>
        <table:table-row table:style-name="ro1">
          <table:table-cell office:value-type="float" office:value="1.57677" calcext:value-type="float">
            <text:p>1.57677</text:p>
          </table:table-cell>
          <table:table-cell office:value-type="float" office:value="21.3478" calcext:value-type="float">
            <text:p>21.3478</text:p>
          </table:table-cell>
          <table:table-cell table:formula="of:=[50x50x50.A174]+[50x50x50.B174]" office:value-type="float" office:value="22.92457" calcext:value-type="float">
            <text:p>22.92457</text:p>
          </table:table-cell>
          <table:table-cell table:formula="of:=[.D$2]/([.C174]/1000)/1000000" office:value-type="float" office:value="5.45266497910321" calcext:value-type="float">
            <text:p>5.4526649791</text:p>
          </table:table-cell>
        </table:table-row>
        <table:table-row table:style-name="ro1">
          <table:table-cell office:value-type="float" office:value="1.57866" calcext:value-type="float">
            <text:p>1.57866</text:p>
          </table:table-cell>
          <table:table-cell office:value-type="float" office:value="21.3854" calcext:value-type="float">
            <text:p>21.3854</text:p>
          </table:table-cell>
          <table:table-cell table:formula="of:=[50x50x50.A175]+[50x50x50.B175]" office:value-type="float" office:value="22.96406" calcext:value-type="float">
            <text:p>22.96406</text:p>
          </table:table-cell>
          <table:table-cell table:formula="of:=[.D$2]/([.C175]/1000)/1000000" office:value-type="float" office:value="5.44328833838616" calcext:value-type="float">
            <text:p>5.4432883384</text:p>
          </table:table-cell>
        </table:table-row>
        <table:table-row table:style-name="ro1">
          <table:table-cell office:value-type="float" office:value="1.57776" calcext:value-type="float">
            <text:p>1.57776</text:p>
          </table:table-cell>
          <table:table-cell office:value-type="float" office:value="21.3386" calcext:value-type="float">
            <text:p>21.3386</text:p>
          </table:table-cell>
          <table:table-cell table:formula="of:=[50x50x50.A176]+[50x50x50.B176]" office:value-type="float" office:value="22.91636" calcext:value-type="float">
            <text:p>22.91636</text:p>
          </table:table-cell>
          <table:table-cell table:formula="of:=[.D$2]/([.C176]/1000)/1000000" office:value-type="float" office:value="5.45461844725777" calcext:value-type="float">
            <text:p>5.4546184473</text:p>
          </table:table-cell>
        </table:table-row>
        <table:table-row table:style-name="ro1">
          <table:table-cell office:value-type="float" office:value="1.5713" calcext:value-type="float">
            <text:p>1.5713</text:p>
          </table:table-cell>
          <table:table-cell office:value-type="float" office:value="21.3831" calcext:value-type="float">
            <text:p>21.3831</text:p>
          </table:table-cell>
          <table:table-cell table:formula="of:=[50x50x50.A177]+[50x50x50.B177]" office:value-type="float" office:value="22.9544" calcext:value-type="float">
            <text:p>22.9544</text:p>
          </table:table-cell>
          <table:table-cell table:formula="of:=[.D$2]/([.C177]/1000)/1000000" office:value-type="float" office:value="5.44557906109504" calcext:value-type="float">
            <text:p>5.4455790611</text:p>
          </table:table-cell>
        </table:table-row>
        <table:table-row table:style-name="ro1">
          <table:table-cell office:value-type="float" office:value="1.56819" calcext:value-type="float">
            <text:p>1.56819</text:p>
          </table:table-cell>
          <table:table-cell office:value-type="float" office:value="21.3823" calcext:value-type="float">
            <text:p>21.3823</text:p>
          </table:table-cell>
          <table:table-cell table:formula="of:=[50x50x50.A178]+[50x50x50.B178]" office:value-type="float" office:value="22.95049" calcext:value-type="float">
            <text:p>22.95049</text:p>
          </table:table-cell>
          <table:table-cell table:formula="of:=[.D$2]/([.C178]/1000)/1000000" office:value-type="float" office:value="5.44650680660849" calcext:value-type="float">
            <text:p>5.4465068066</text:p>
          </table:table-cell>
        </table:table-row>
        <table:table-row table:style-name="ro1">
          <table:table-cell office:value-type="float" office:value="1.57104" calcext:value-type="float">
            <text:p>1.57104</text:p>
          </table:table-cell>
          <table:table-cell office:value-type="float" office:value="21.3791" calcext:value-type="float">
            <text:p>21.3791</text:p>
          </table:table-cell>
          <table:table-cell table:formula="of:=[50x50x50.A179]+[50x50x50.B179]" office:value-type="float" office:value="22.95014" calcext:value-type="float">
            <text:p>22.95014</text:p>
          </table:table-cell>
          <table:table-cell table:formula="of:=[.D$2]/([.C179]/1000)/1000000" office:value-type="float" office:value="5.4465898682971" calcext:value-type="float">
            <text:p>5.4465898683</text:p>
          </table:table-cell>
        </table:table-row>
        <table:table-row table:style-name="ro1">
          <table:table-cell office:value-type="float" office:value="1.57901" calcext:value-type="float">
            <text:p>1.57901</text:p>
          </table:table-cell>
          <table:table-cell office:value-type="float" office:value="21.3858" calcext:value-type="float">
            <text:p>21.3858</text:p>
          </table:table-cell>
          <table:table-cell table:formula="of:=[50x50x50.A180]+[50x50x50.B180]" office:value-type="float" office:value="22.96481" calcext:value-type="float">
            <text:p>22.96481</text:p>
          </table:table-cell>
          <table:table-cell table:formula="of:=[.D$2]/([.C180]/1000)/1000000" office:value-type="float" office:value="5.44311056786449" calcext:value-type="float">
            <text:p>5.4431105679</text:p>
          </table:table-cell>
        </table:table-row>
        <table:table-row table:style-name="ro1">
          <table:table-cell office:value-type="float" office:value="1.58365" calcext:value-type="float">
            <text:p>1.58365</text:p>
          </table:table-cell>
          <table:table-cell office:value-type="float" office:value="21.3628" calcext:value-type="float">
            <text:p>21.3628</text:p>
          </table:table-cell>
          <table:table-cell table:formula="of:=[50x50x50.A181]+[50x50x50.B181]" office:value-type="float" office:value="22.94645" calcext:value-type="float">
            <text:p>22.94645</text:p>
          </table:table-cell>
          <table:table-cell table:formula="of:=[.D$2]/([.C181]/1000)/1000000" office:value-type="float" office:value="5.44746572999309" calcext:value-type="float">
            <text:p>5.44746573</text:p>
          </table:table-cell>
        </table:table-row>
        <table:table-row table:style-name="ro1">
          <table:table-cell office:value-type="float" office:value="1.57648" calcext:value-type="float">
            <text:p>1.57648</text:p>
          </table:table-cell>
          <table:table-cell office:value-type="float" office:value="21.3706" calcext:value-type="float">
            <text:p>21.3706</text:p>
          </table:table-cell>
          <table:table-cell table:formula="of:=[50x50x50.A182]+[50x50x50.B182]" office:value-type="float" office:value="22.94708" calcext:value-type="float">
            <text:p>22.94708</text:p>
          </table:table-cell>
          <table:table-cell table:formula="of:=[.D$2]/([.C182]/1000)/1000000" office:value-type="float" office:value="5.44731617268951" calcext:value-type="float">
            <text:p>5.4473161727</text:p>
          </table:table-cell>
        </table:table-row>
        <table:table-row table:style-name="ro1">
          <table:table-cell office:value-type="float" office:value="1.58304" calcext:value-type="float">
            <text:p>1.58304</text:p>
          </table:table-cell>
          <table:table-cell office:value-type="float" office:value="21.3881" calcext:value-type="float">
            <text:p>21.3881</text:p>
          </table:table-cell>
          <table:table-cell table:formula="of:=[50x50x50.A183]+[50x50x50.B183]" office:value-type="float" office:value="22.97114" calcext:value-type="float">
            <text:p>22.97114</text:p>
          </table:table-cell>
          <table:table-cell table:formula="of:=[.D$2]/([.C183]/1000)/1000000" office:value-type="float" office:value="5.44161064709893" calcext:value-type="float">
            <text:p>5.4416106471</text:p>
          </table:table-cell>
        </table:table-row>
        <table:table-row table:style-name="ro1">
          <table:table-cell office:value-type="float" office:value="1.57094" calcext:value-type="float">
            <text:p>1.57094</text:p>
          </table:table-cell>
          <table:table-cell office:value-type="float" office:value="21.3537" calcext:value-type="float">
            <text:p>21.3537</text:p>
          </table:table-cell>
          <table:table-cell table:formula="of:=[50x50x50.A184]+[50x50x50.B184]" office:value-type="float" office:value="22.92464" calcext:value-type="float">
            <text:p>22.92464</text:p>
          </table:table-cell>
          <table:table-cell table:formula="of:=[.D$2]/([.C184]/1000)/1000000" office:value-type="float" office:value="5.45264832948304" calcext:value-type="float">
            <text:p>5.4526483295</text:p>
          </table:table-cell>
        </table:table-row>
        <table:table-row table:style-name="ro1">
          <table:table-cell office:value-type="float" office:value="1.57389" calcext:value-type="float">
            <text:p>1.57389</text:p>
          </table:table-cell>
          <table:table-cell office:value-type="float" office:value="21.4252" calcext:value-type="float">
            <text:p>21.4252</text:p>
          </table:table-cell>
          <table:table-cell table:formula="of:=[50x50x50.A185]+[50x50x50.B185]" office:value-type="float" office:value="22.99909" calcext:value-type="float">
            <text:p>22.99909</text:p>
          </table:table-cell>
          <table:table-cell table:formula="of:=[.D$2]/([.C185]/1000)/1000000" office:value-type="float" office:value="5.43499764555902" calcext:value-type="float">
            <text:p>5.4349976456</text:p>
          </table:table-cell>
        </table:table-row>
        <table:table-row table:style-name="ro1">
          <table:table-cell office:value-type="float" office:value="1.57334" calcext:value-type="float">
            <text:p>1.57334</text:p>
          </table:table-cell>
          <table:table-cell office:value-type="float" office:value="21.3693" calcext:value-type="float">
            <text:p>21.3693</text:p>
          </table:table-cell>
          <table:table-cell table:formula="of:=[50x50x50.A186]+[50x50x50.B186]" office:value-type="float" office:value="22.94264" calcext:value-type="float">
            <text:p>22.94264</text:p>
          </table:table-cell>
          <table:table-cell table:formula="of:=[.D$2]/([.C186]/1000)/1000000" office:value-type="float" office:value="5.44837037062866" calcext:value-type="float">
            <text:p>5.4483703706</text:p>
          </table:table-cell>
        </table:table-row>
        <table:table-row table:style-name="ro1">
          <table:table-cell office:value-type="float" office:value="1.57101" calcext:value-type="float">
            <text:p>1.57101</text:p>
          </table:table-cell>
          <table:table-cell office:value-type="float" office:value="21.359" calcext:value-type="float">
            <text:p>21.359</text:p>
          </table:table-cell>
          <table:table-cell table:formula="of:=[50x50x50.A187]+[50x50x50.B187]" office:value-type="float" office:value="22.93001" calcext:value-type="float">
            <text:p>22.93001</text:p>
          </table:table-cell>
          <table:table-cell table:formula="of:=[.D$2]/([.C187]/1000)/1000000" office:value-type="float" office:value="5.45137136878702" calcext:value-type="float">
            <text:p>5.4513713688</text:p>
          </table:table-cell>
        </table:table-row>
        <table:table-row table:style-name="ro1">
          <table:table-cell office:value-type="float" office:value="1.57245" calcext:value-type="float">
            <text:p>1.57245</text:p>
          </table:table-cell>
          <table:table-cell office:value-type="float" office:value="21.4028" calcext:value-type="float">
            <text:p>21.4028</text:p>
          </table:table-cell>
          <table:table-cell table:formula="of:=[50x50x50.A188]+[50x50x50.B188]" office:value-type="float" office:value="22.97525" calcext:value-type="float">
            <text:p>22.97525</text:p>
          </table:table-cell>
          <table:table-cell table:formula="of:=[.D$2]/([.C188]/1000)/1000000" office:value-type="float" office:value="5.44063720742973" calcext:value-type="float">
            <text:p>5.4406372074</text:p>
          </table:table-cell>
        </table:table-row>
        <table:table-row table:style-name="ro1">
          <table:table-cell office:value-type="float" office:value="1.57638" calcext:value-type="float">
            <text:p>1.57638</text:p>
          </table:table-cell>
          <table:table-cell office:value-type="float" office:value="21.3698" calcext:value-type="float">
            <text:p>21.3698</text:p>
          </table:table-cell>
          <table:table-cell table:formula="of:=[50x50x50.A189]+[50x50x50.B189]" office:value-type="float" office:value="22.94618" calcext:value-type="float">
            <text:p>22.94618</text:p>
          </table:table-cell>
          <table:table-cell table:formula="of:=[.D$2]/([.C189]/1000)/1000000" office:value-type="float" office:value="5.44752982849433" calcext:value-type="float">
            <text:p>5.4475298285</text:p>
          </table:table-cell>
        </table:table-row>
        <table:table-row table:style-name="ro1">
          <table:table-cell office:value-type="float" office:value="1.57699" calcext:value-type="float">
            <text:p>1.57699</text:p>
          </table:table-cell>
          <table:table-cell office:value-type="float" office:value="21.3768" calcext:value-type="float">
            <text:p>21.3768</text:p>
          </table:table-cell>
          <table:table-cell table:formula="of:=[50x50x50.A190]+[50x50x50.B190]" office:value-type="float" office:value="22.95379" calcext:value-type="float">
            <text:p>22.95379</text:p>
          </table:table-cell>
          <table:table-cell table:formula="of:=[.D$2]/([.C190]/1000)/1000000" office:value-type="float" office:value="5.44572377807761" calcext:value-type="float">
            <text:p>5.4457237781</text:p>
          </table:table-cell>
        </table:table-row>
        <table:table-row table:style-name="ro1">
          <table:table-cell office:value-type="float" office:value="1.57072" calcext:value-type="float">
            <text:p>1.57072</text:p>
          </table:table-cell>
          <table:table-cell office:value-type="float" office:value="21.3482" calcext:value-type="float">
            <text:p>21.3482</text:p>
          </table:table-cell>
          <table:table-cell table:formula="of:=[50x50x50.A191]+[50x50x50.B191]" office:value-type="float" office:value="22.91892" calcext:value-type="float">
            <text:p>22.91892</text:p>
          </table:table-cell>
          <table:table-cell table:formula="of:=[.D$2]/([.C191]/1000)/1000000" office:value-type="float" office:value="5.45400917669768" calcext:value-type="float">
            <text:p>5.4540091767</text:p>
          </table:table-cell>
        </table:table-row>
        <table:table-row table:style-name="ro1">
          <table:table-cell office:value-type="float" office:value="1.57856" calcext:value-type="float">
            <text:p>1.57856</text:p>
          </table:table-cell>
          <table:table-cell office:value-type="float" office:value="21.3654" calcext:value-type="float">
            <text:p>21.3654</text:p>
          </table:table-cell>
          <table:table-cell table:formula="of:=[50x50x50.A192]+[50x50x50.B192]" office:value-type="float" office:value="22.94396" calcext:value-type="float">
            <text:p>22.94396</text:p>
          </table:table-cell>
          <table:table-cell table:formula="of:=[.D$2]/([.C192]/1000)/1000000" office:value-type="float" office:value="5.44805691781192" calcext:value-type="float">
            <text:p>5.4480569178</text:p>
          </table:table-cell>
        </table:table-row>
        <table:table-row table:style-name="ro1">
          <table:table-cell office:value-type="float" office:value="1.57939" calcext:value-type="float">
            <text:p>1.57939</text:p>
          </table:table-cell>
          <table:table-cell office:value-type="float" office:value="21.3135" calcext:value-type="float">
            <text:p>21.3135</text:p>
          </table:table-cell>
          <table:table-cell table:formula="of:=[50x50x50.A193]+[50x50x50.B193]" office:value-type="float" office:value="22.89289" calcext:value-type="float">
            <text:p>22.89289</text:p>
          </table:table-cell>
          <table:table-cell table:formula="of:=[.D$2]/([.C193]/1000)/1000000" office:value-type="float" office:value="5.46021057192866" calcext:value-type="float">
            <text:p>5.4602105719</text:p>
          </table:table-cell>
        </table:table-row>
        <table:table-row table:style-name="ro1">
          <table:table-cell office:value-type="float" office:value="1.5697" calcext:value-type="float">
            <text:p>1.5697</text:p>
          </table:table-cell>
          <table:table-cell office:value-type="float" office:value="21.3604" calcext:value-type="float">
            <text:p>21.3604</text:p>
          </table:table-cell>
          <table:table-cell table:formula="of:=[50x50x50.A194]+[50x50x50.B194]" office:value-type="float" office:value="22.9301" calcext:value-type="float">
            <text:p>22.9301</text:p>
          </table:table-cell>
          <table:table-cell table:formula="of:=[.D$2]/([.C194]/1000)/1000000" office:value-type="float" office:value="5.45134997230714" calcext:value-type="float">
            <text:p>5.4513499723</text:p>
          </table:table-cell>
        </table:table-row>
        <table:table-row table:style-name="ro1">
          <table:table-cell office:value-type="float" office:value="1.5745" calcext:value-type="float">
            <text:p>1.5745</text:p>
          </table:table-cell>
          <table:table-cell office:value-type="float" office:value="21.3548" calcext:value-type="float">
            <text:p>21.3548</text:p>
          </table:table-cell>
          <table:table-cell table:formula="of:=[50x50x50.A195]+[50x50x50.B195]" office:value-type="float" office:value="22.9293" calcext:value-type="float">
            <text:p>22.9293</text:p>
          </table:table-cell>
          <table:table-cell table:formula="of:=[.D$2]/([.C195]/1000)/1000000" office:value-type="float" office:value="5.45154016912858" calcext:value-type="float">
            <text:p>5.4515401691</text:p>
          </table:table-cell>
        </table:table-row>
        <table:table-row table:style-name="ro1">
          <table:table-cell office:value-type="float" office:value="1.58266" calcext:value-type="float">
            <text:p>1.58266</text:p>
          </table:table-cell>
          <table:table-cell office:value-type="float" office:value="21.3551" calcext:value-type="float">
            <text:p>21.3551</text:p>
          </table:table-cell>
          <table:table-cell table:formula="of:=[50x50x50.A196]+[50x50x50.B196]" office:value-type="float" office:value="22.93776" calcext:value-type="float">
            <text:p>22.93776</text:p>
          </table:table-cell>
          <table:table-cell table:formula="of:=[.D$2]/([.C196]/1000)/1000000" office:value-type="float" office:value="5.44952950942028" calcext:value-type="float">
            <text:p>5.4495295094</text:p>
          </table:table-cell>
        </table:table-row>
        <table:table-row table:style-name="ro1">
          <table:table-cell office:value-type="float" office:value="1.57347" calcext:value-type="float">
            <text:p>1.57347</text:p>
          </table:table-cell>
          <table:table-cell office:value-type="float" office:value="21.3741" calcext:value-type="float">
            <text:p>21.3741</text:p>
          </table:table-cell>
          <table:table-cell table:formula="of:=[50x50x50.A197]+[50x50x50.B197]" office:value-type="float" office:value="22.94757" calcext:value-type="float">
            <text:p>22.94757</text:p>
          </table:table-cell>
          <table:table-cell table:formula="of:=[.D$2]/([.C197]/1000)/1000000" office:value-type="float" office:value="5.44719985601961" calcext:value-type="float">
            <text:p>5.447199856</text:p>
          </table:table-cell>
        </table:table-row>
        <table:table-row table:style-name="ro1">
          <table:table-cell office:value-type="float" office:value="1.58016" calcext:value-type="float">
            <text:p>1.58016</text:p>
          </table:table-cell>
          <table:table-cell office:value-type="float" office:value="21.3768" calcext:value-type="float">
            <text:p>21.3768</text:p>
          </table:table-cell>
          <table:table-cell table:formula="of:=[50x50x50.A198]+[50x50x50.B198]" office:value-type="float" office:value="22.95696" calcext:value-type="float">
            <text:p>22.95696</text:p>
          </table:table-cell>
          <table:table-cell table:formula="of:=[.D$2]/([.C198]/1000)/1000000" office:value-type="float" office:value="5.44497180811397" calcext:value-type="float">
            <text:p>5.4449718081</text:p>
          </table:table-cell>
        </table:table-row>
        <table:table-row table:style-name="ro1">
          <table:table-cell office:value-type="float" office:value="1.57718" calcext:value-type="float">
            <text:p>1.57718</text:p>
          </table:table-cell>
          <table:table-cell office:value-type="float" office:value="21.3646" calcext:value-type="float">
            <text:p>21.3646</text:p>
          </table:table-cell>
          <table:table-cell table:formula="of:=[50x50x50.A199]+[50x50x50.B199]" office:value-type="float" office:value="22.94178" calcext:value-type="float">
            <text:p>22.94178</text:p>
          </table:table-cell>
          <table:table-cell table:formula="of:=[.D$2]/([.C199]/1000)/1000000" office:value-type="float" office:value="5.44857460929361" calcext:value-type="float">
            <text:p>5.4485746093</text:p>
          </table:table-cell>
        </table:table-row>
        <table:table-row table:style-name="ro1">
          <table:table-cell office:value-type="float" office:value="1.57405" calcext:value-type="float">
            <text:p>1.57405</text:p>
          </table:table-cell>
          <table:table-cell office:value-type="float" office:value="21.3688" calcext:value-type="float">
            <text:p>21.3688</text:p>
          </table:table-cell>
          <table:table-cell table:formula="of:=[50x50x50.A200]+[50x50x50.B200]" office:value-type="float" office:value="22.94285" calcext:value-type="float">
            <text:p>22.94285</text:p>
          </table:table-cell>
          <table:table-cell table:formula="of:=[.D$2]/([.C200]/1000)/1000000" office:value-type="float" office:value="5.44832050072245" calcext:value-type="float">
            <text:p>5.4483205007</text:p>
          </table:table-cell>
        </table:table-row>
        <table:table-row table:style-name="ro1">
          <table:table-cell office:value-type="float" office:value="1.57373" calcext:value-type="float">
            <text:p>1.57373</text:p>
          </table:table-cell>
          <table:table-cell office:value-type="float" office:value="21.3399" calcext:value-type="float">
            <text:p>21.3399</text:p>
          </table:table-cell>
          <table:table-cell table:formula="of:=[50x50x50.A201]+[50x50x50.B201]" office:value-type="float" office:value="22.91363" calcext:value-type="float">
            <text:p>22.91363</text:p>
          </table:table-cell>
          <table:table-cell table:formula="of:=[.D$2]/([.C201]/1000)/1000000" office:value-type="float" office:value="5.45526832719216" calcext:value-type="float">
            <text:p>5.4552683272</text:p>
          </table:table-cell>
        </table:table-row>
        <table:table-row table:style-name="ro1">
          <table:table-cell office:value-type="float" office:value="1.57926" calcext:value-type="float">
            <text:p>1.57926</text:p>
          </table:table-cell>
          <table:table-cell office:value-type="float" office:value="21.3507" calcext:value-type="float">
            <text:p>21.3507</text:p>
          </table:table-cell>
          <table:table-cell table:formula="of:=[50x50x50.A202]+[50x50x50.B202]" office:value-type="float" office:value="22.92996" calcext:value-type="float">
            <text:p>22.92996</text:p>
          </table:table-cell>
          <table:table-cell table:formula="of:=[.D$2]/([.C202]/1000)/1000000" office:value-type="float" office:value="5.45138325579286" calcext:value-type="float">
            <text:p>5.4513832558</text:p>
          </table:table-cell>
        </table:table-row>
        <table:table-row table:style-name="ro1">
          <table:table-cell office:value-type="float" office:value="1.57181" calcext:value-type="float">
            <text:p>1.57181</text:p>
          </table:table-cell>
          <table:table-cell office:value-type="float" office:value="21.371" calcext:value-type="float">
            <text:p>21.371</text:p>
          </table:table-cell>
          <table:table-cell table:formula="of:=[50x50x50.A203]+[50x50x50.B203]" office:value-type="float" office:value="22.94281" calcext:value-type="float">
            <text:p>22.94281</text:p>
          </table:table-cell>
          <table:table-cell table:formula="of:=[.D$2]/([.C203]/1000)/1000000" office:value-type="float" office:value="5.44832999968182" calcext:value-type="float">
            <text:p>5.4483299997</text:p>
          </table:table-cell>
        </table:table-row>
        <table:table-row table:style-name="ro1">
          <table:table-cell office:value-type="float" office:value="1.57078" calcext:value-type="float">
            <text:p>1.57078</text:p>
          </table:table-cell>
          <table:table-cell office:value-type="float" office:value="21.3587" calcext:value-type="float">
            <text:p>21.3587</text:p>
          </table:table-cell>
          <table:table-cell table:formula="of:=[50x50x50.A204]+[50x50x50.B204]" office:value-type="float" office:value="22.92948" calcext:value-type="float">
            <text:p>22.92948</text:p>
          </table:table-cell>
          <table:table-cell table:formula="of:=[.D$2]/([.C204]/1000)/1000000" office:value-type="float" office:value="5.45149737368663" calcext:value-type="float">
            <text:p>5.4514973737</text:p>
          </table:table-cell>
        </table:table-row>
        <table:table-row table:style-name="ro1">
          <table:table-cell office:value-type="float" office:value="1.57933" calcext:value-type="float">
            <text:p>1.57933</text:p>
          </table:table-cell>
          <table:table-cell office:value-type="float" office:value="21.3857" calcext:value-type="float">
            <text:p>21.3857</text:p>
          </table:table-cell>
          <table:table-cell table:formula="of:=[50x50x50.A205]+[50x50x50.B205]" office:value-type="float" office:value="22.96503" calcext:value-type="float">
            <text:p>22.96503</text:p>
          </table:table-cell>
          <table:table-cell table:formula="of:=[.D$2]/([.C205]/1000)/1000000" office:value-type="float" office:value="5.44305842404735" calcext:value-type="float">
            <text:p>5.443058424</text:p>
          </table:table-cell>
        </table:table-row>
        <table:table-row table:style-name="ro1">
          <table:table-cell office:value-type="float" office:value="1.57827" calcext:value-type="float">
            <text:p>1.57827</text:p>
          </table:table-cell>
          <table:table-cell office:value-type="float" office:value="21.3748" calcext:value-type="float">
            <text:p>21.3748</text:p>
          </table:table-cell>
          <table:table-cell table:formula="of:=[50x50x50.A206]+[50x50x50.B206]" office:value-type="float" office:value="22.95307" calcext:value-type="float">
            <text:p>22.95307</text:p>
          </table:table-cell>
          <table:table-cell table:formula="of:=[.D$2]/([.C206]/1000)/1000000" office:value-type="float" office:value="5.4458946014629" calcext:value-type="float">
            <text:p>5.4458946015</text:p>
          </table:table-cell>
        </table:table-row>
        <table:table-row table:style-name="ro1">
          <table:table-cell office:value-type="float" office:value="1.56982" calcext:value-type="float">
            <text:p>1.56982</text:p>
          </table:table-cell>
          <table:table-cell office:value-type="float" office:value="21.3713" calcext:value-type="float">
            <text:p>21.3713</text:p>
          </table:table-cell>
          <table:table-cell table:formula="of:=[50x50x50.A207]+[50x50x50.B207]" office:value-type="float" office:value="22.94112" calcext:value-type="float">
            <text:p>22.94112</text:p>
          </table:table-cell>
          <table:table-cell table:formula="of:=[.D$2]/([.C207]/1000)/1000000" office:value-type="float" office:value="5.44873136097976" calcext:value-type="float">
            <text:p>5.448731361</text:p>
          </table:table-cell>
        </table:table-row>
        <table:table-row table:style-name="ro1">
          <table:table-cell office:value-type="float" office:value="1.56656" calcext:value-type="float">
            <text:p>1.56656</text:p>
          </table:table-cell>
          <table:table-cell office:value-type="float" office:value="21.3372" calcext:value-type="float">
            <text:p>21.3372</text:p>
          </table:table-cell>
          <table:table-cell table:formula="of:=[50x50x50.A208]+[50x50x50.B208]" office:value-type="float" office:value="22.90376" calcext:value-type="float">
            <text:p>22.90376</text:p>
          </table:table-cell>
          <table:table-cell table:formula="of:=[.D$2]/([.C208]/1000)/1000000" office:value-type="float" office:value="5.45761918567083" calcext:value-type="float">
            <text:p>5.4576191857</text:p>
          </table:table-cell>
        </table:table-row>
        <table:table-row table:style-name="ro1">
          <table:table-cell office:value-type="float" office:value="1.57219" calcext:value-type="float">
            <text:p>1.57219</text:p>
          </table:table-cell>
          <table:table-cell office:value-type="float" office:value="21.3687" calcext:value-type="float">
            <text:p>21.3687</text:p>
          </table:table-cell>
          <table:table-cell table:formula="of:=[50x50x50.A209]+[50x50x50.B209]" office:value-type="float" office:value="22.94089" calcext:value-type="float">
            <text:p>22.94089</text:p>
          </table:table-cell>
          <table:table-cell table:formula="of:=[.D$2]/([.C209]/1000)/1000000" office:value-type="float" office:value="5.44878598868658" calcext:value-type="float">
            <text:p>5.4487859887</text:p>
          </table:table-cell>
        </table:table-row>
        <table:table-row table:style-name="ro1">
          <table:table-cell office:value-type="float" office:value="1.56899" calcext:value-type="float">
            <text:p>1.56899</text:p>
          </table:table-cell>
          <table:table-cell office:value-type="float" office:value="21.3866" calcext:value-type="float">
            <text:p>21.3866</text:p>
          </table:table-cell>
          <table:table-cell table:formula="of:=[50x50x50.A210]+[50x50x50.B210]" office:value-type="float" office:value="22.95559" calcext:value-type="float">
            <text:p>22.95559</text:p>
          </table:table-cell>
          <table:table-cell table:formula="of:=[.D$2]/([.C210]/1000)/1000000" office:value-type="float" office:value="5.44529676649566" calcext:value-type="float">
            <text:p>5.4452967665</text:p>
          </table:table-cell>
        </table:table-row>
        <table:table-row table:style-name="ro1">
          <table:table-cell office:value-type="float" office:value="1.56954" calcext:value-type="float">
            <text:p>1.56954</text:p>
          </table:table-cell>
          <table:table-cell office:value-type="float" office:value="21.3637" calcext:value-type="float">
            <text:p>21.3637</text:p>
          </table:table-cell>
          <table:table-cell table:formula="of:=[50x50x50.A211]+[50x50x50.B211]" office:value-type="float" office:value="22.93324" calcext:value-type="float">
            <text:p>22.93324</text:p>
          </table:table-cell>
          <table:table-cell table:formula="of:=[.D$2]/([.C211]/1000)/1000000" office:value-type="float" office:value="5.45060357803782" calcext:value-type="float">
            <text:p>5.450603578</text:p>
          </table:table-cell>
        </table:table-row>
        <table:table-row table:style-name="ro1">
          <table:table-cell office:value-type="float" office:value="1.57715" calcext:value-type="float">
            <text:p>1.57715</text:p>
          </table:table-cell>
          <table:table-cell office:value-type="float" office:value="21.4232" calcext:value-type="float">
            <text:p>21.4232</text:p>
          </table:table-cell>
          <table:table-cell table:formula="of:=[50x50x50.A212]+[50x50x50.B212]" office:value-type="float" office:value="23.00035" calcext:value-type="float">
            <text:p>23.00035</text:p>
          </table:table-cell>
          <table:table-cell table:formula="of:=[.D$2]/([.C212]/1000)/1000000" office:value-type="float" office:value="5.43469990674055" calcext:value-type="float">
            <text:p>5.4346999067</text:p>
          </table:table-cell>
        </table:table-row>
        <table:table-row table:style-name="ro1">
          <table:table-cell office:value-type="float" office:value="1.57821" calcext:value-type="float">
            <text:p>1.57821</text:p>
          </table:table-cell>
          <table:table-cell office:value-type="float" office:value="21.3812" calcext:value-type="float">
            <text:p>21.3812</text:p>
          </table:table-cell>
          <table:table-cell table:formula="of:=[50x50x50.A213]+[50x50x50.B213]" office:value-type="float" office:value="22.95941" calcext:value-type="float">
            <text:p>22.95941</text:p>
          </table:table-cell>
          <table:table-cell table:formula="of:=[.D$2]/([.C213]/1000)/1000000" office:value-type="float" office:value="5.44439077485005" calcext:value-type="float">
            <text:p>5.4443907749</text:p>
          </table:table-cell>
        </table:table-row>
        <table:table-row table:style-name="ro1">
          <table:table-cell office:value-type="float" office:value="1.5776" calcext:value-type="float">
            <text:p>1.5776</text:p>
          </table:table-cell>
          <table:table-cell office:value-type="float" office:value="21.3589" calcext:value-type="float">
            <text:p>21.3589</text:p>
          </table:table-cell>
          <table:table-cell table:formula="of:=[50x50x50.A214]+[50x50x50.B214]" office:value-type="float" office:value="22.9365" calcext:value-type="float">
            <text:p>22.9365</text:p>
          </table:table-cell>
          <table:table-cell table:formula="of:=[.D$2]/([.C214]/1000)/1000000" office:value-type="float" office:value="5.44982887537331" calcext:value-type="float">
            <text:p>5.4498288754</text:p>
          </table:table-cell>
        </table:table-row>
        <table:table-row table:style-name="ro1">
          <table:table-cell office:value-type="float" office:value="1.57744" calcext:value-type="float">
            <text:p>1.57744</text:p>
          </table:table-cell>
          <table:table-cell office:value-type="float" office:value="21.3315" calcext:value-type="float">
            <text:p>21.3315</text:p>
          </table:table-cell>
          <table:table-cell table:formula="of:=[50x50x50.A215]+[50x50x50.B215]" office:value-type="float" office:value="22.90894" calcext:value-type="float">
            <text:p>22.90894</text:p>
          </table:table-cell>
          <table:table-cell table:formula="of:=[.D$2]/([.C215]/1000)/1000000" office:value-type="float" office:value="5.45638514920376" calcext:value-type="float">
            <text:p>5.4563851492</text:p>
          </table:table-cell>
        </table:table-row>
        <table:table-row table:style-name="ro1">
          <table:table-cell office:value-type="float" office:value="1.57926" calcext:value-type="float">
            <text:p>1.57926</text:p>
          </table:table-cell>
          <table:table-cell office:value-type="float" office:value="21.3213" calcext:value-type="float">
            <text:p>21.3213</text:p>
          </table:table-cell>
          <table:table-cell table:formula="of:=[50x50x50.A216]+[50x50x50.B216]" office:value-type="float" office:value="22.90056" calcext:value-type="float">
            <text:p>22.90056</text:p>
          </table:table-cell>
          <table:table-cell table:formula="of:=[.D$2]/([.C216]/1000)/1000000" office:value-type="float" office:value="5.45838180376375" calcext:value-type="float">
            <text:p>5.4583818038</text:p>
          </table:table-cell>
        </table:table-row>
        <table:table-row table:style-name="ro1">
          <table:table-cell office:value-type="float" office:value="1.57114" calcext:value-type="float">
            <text:p>1.57114</text:p>
          </table:table-cell>
          <table:table-cell office:value-type="float" office:value="21.4071" calcext:value-type="float">
            <text:p>21.4071</text:p>
          </table:table-cell>
          <table:table-cell table:formula="of:=[50x50x50.A217]+[50x50x50.B217]" office:value-type="float" office:value="22.97824" calcext:value-type="float">
            <text:p>22.97824</text:p>
          </table:table-cell>
          <table:table-cell table:formula="of:=[.D$2]/([.C217]/1000)/1000000" office:value-type="float" office:value="5.43992925480803" calcext:value-type="float">
            <text:p>5.4399292548</text:p>
          </table:table-cell>
        </table:table-row>
        <table:table-row table:style-name="ro1">
          <table:table-cell office:value-type="float" office:value="1.5816" calcext:value-type="float">
            <text:p>1.5816</text:p>
          </table:table-cell>
          <table:table-cell office:value-type="float" office:value="21.3452" calcext:value-type="float">
            <text:p>21.3452</text:p>
          </table:table-cell>
          <table:table-cell table:formula="of:=[50x50x50.A218]+[50x50x50.B218]" office:value-type="float" office:value="22.9268" calcext:value-type="float">
            <text:p>22.9268</text:p>
          </table:table-cell>
          <table:table-cell table:formula="of:=[.D$2]/([.C218]/1000)/1000000" office:value-type="float" office:value="5.45213461974632" calcext:value-type="float">
            <text:p>5.4521346197</text:p>
          </table:table-cell>
        </table:table-row>
        <table:table-row table:style-name="ro1">
          <table:table-cell office:value-type="float" office:value="1.57942" calcext:value-type="float">
            <text:p>1.57942</text:p>
          </table:table-cell>
          <table:table-cell office:value-type="float" office:value="21.3722" calcext:value-type="float">
            <text:p>21.3722</text:p>
          </table:table-cell>
          <table:table-cell table:formula="of:=[50x50x50.A219]+[50x50x50.B219]" office:value-type="float" office:value="22.95162" calcext:value-type="float">
            <text:p>22.95162</text:p>
          </table:table-cell>
          <table:table-cell table:formula="of:=[.D$2]/([.C219]/1000)/1000000" office:value-type="float" office:value="5.44623865330639" calcext:value-type="float">
            <text:p>5.4462386533</text:p>
          </table:table-cell>
        </table:table-row>
        <table:table-row table:style-name="ro1">
          <table:table-cell office:value-type="float" office:value="1.57706" calcext:value-type="float">
            <text:p>1.57706</text:p>
          </table:table-cell>
          <table:table-cell office:value-type="float" office:value="21.4206" calcext:value-type="float">
            <text:p>21.4206</text:p>
          </table:table-cell>
          <table:table-cell table:formula="of:=[50x50x50.A220]+[50x50x50.B220]" office:value-type="float" office:value="22.99766" calcext:value-type="float">
            <text:p>22.99766</text:p>
          </table:table-cell>
          <table:table-cell table:formula="of:=[.D$2]/([.C220]/1000)/1000000" office:value-type="float" office:value="5.43533559501271" calcext:value-type="float">
            <text:p>5.435335595</text:p>
          </table:table-cell>
        </table:table-row>
        <table:table-row table:style-name="ro1">
          <table:table-cell office:value-type="float" office:value="1.57952" calcext:value-type="float">
            <text:p>1.57952</text:p>
          </table:table-cell>
          <table:table-cell office:value-type="float" office:value="21.3978" calcext:value-type="float">
            <text:p>21.3978</text:p>
          </table:table-cell>
          <table:table-cell table:formula="of:=[50x50x50.A221]+[50x50x50.B221]" office:value-type="float" office:value="22.97732" calcext:value-type="float">
            <text:p>22.97732</text:p>
          </table:table-cell>
          <table:table-cell table:formula="of:=[.D$2]/([.C221]/1000)/1000000" office:value-type="float" office:value="5.44014706675975" calcext:value-type="float">
            <text:p>5.4401470668</text:p>
          </table:table-cell>
        </table:table-row>
        <table:table-row table:style-name="ro1">
          <table:table-cell office:value-type="float" office:value="1.57581" calcext:value-type="float">
            <text:p>1.57581</text:p>
          </table:table-cell>
          <table:table-cell office:value-type="float" office:value="21.4044" calcext:value-type="float">
            <text:p>21.4044</text:p>
          </table:table-cell>
          <table:table-cell table:formula="of:=[50x50x50.A222]+[50x50x50.B222]" office:value-type="float" office:value="22.98021" calcext:value-type="float">
            <text:p>22.98021</text:p>
          </table:table-cell>
          <table:table-cell table:formula="of:=[.D$2]/([.C222]/1000)/1000000" office:value-type="float" office:value="5.43946291178366" calcext:value-type="float">
            <text:p>5.4394629118</text:p>
          </table:table-cell>
        </table:table-row>
        <table:table-row table:style-name="ro1">
          <table:table-cell office:value-type="float" office:value="1.57581" calcext:value-type="float">
            <text:p>1.57581</text:p>
          </table:table-cell>
          <table:table-cell office:value-type="float" office:value="21.3804" calcext:value-type="float">
            <text:p>21.3804</text:p>
          </table:table-cell>
          <table:table-cell table:formula="of:=[50x50x50.A223]+[50x50x50.B223]" office:value-type="float" office:value="22.95621" calcext:value-type="float">
            <text:p>22.95621</text:p>
          </table:table-cell>
          <table:table-cell table:formula="of:=[.D$2]/([.C223]/1000)/1000000" office:value-type="float" office:value="5.44514970023362" calcext:value-type="float">
            <text:p>5.4451497002</text:p>
          </table:table-cell>
        </table:table-row>
        <table:table-row table:style-name="ro1">
          <table:table-cell office:value-type="float" office:value="1.58096" calcext:value-type="float">
            <text:p>1.58096</text:p>
          </table:table-cell>
          <table:table-cell office:value-type="float" office:value="21.3659" calcext:value-type="float">
            <text:p>21.3659</text:p>
          </table:table-cell>
          <table:table-cell table:formula="of:=[50x50x50.A224]+[50x50x50.B224]" office:value-type="float" office:value="22.94686" calcext:value-type="float">
            <text:p>22.94686</text:p>
          </table:table-cell>
          <table:table-cell table:formula="of:=[.D$2]/([.C224]/1000)/1000000" office:value-type="float" office:value="5.44736839811634" calcext:value-type="float">
            <text:p>5.4473683981</text:p>
          </table:table-cell>
        </table:table-row>
        <table:table-row table:style-name="ro1">
          <table:table-cell office:value-type="float" office:value="1.57763" calcext:value-type="float">
            <text:p>1.57763</text:p>
          </table:table-cell>
          <table:table-cell office:value-type="float" office:value="21.3619" calcext:value-type="float">
            <text:p>21.3619</text:p>
          </table:table-cell>
          <table:table-cell table:formula="of:=[50x50x50.A225]+[50x50x50.B225]" office:value-type="float" office:value="22.93953" calcext:value-type="float">
            <text:p>22.93953</text:p>
          </table:table-cell>
          <table:table-cell table:formula="of:=[.D$2]/([.C225]/1000)/1000000" office:value-type="float" office:value="5.4491090270812" calcext:value-type="float">
            <text:p>5.4491090271</text:p>
          </table:table-cell>
        </table:table-row>
        <table:table-row table:style-name="ro1">
          <table:table-cell office:value-type="float" office:value="1.57917" calcext:value-type="float">
            <text:p>1.57917</text:p>
          </table:table-cell>
          <table:table-cell office:value-type="float" office:value="21.3676" calcext:value-type="float">
            <text:p>21.3676</text:p>
          </table:table-cell>
          <table:table-cell table:formula="of:=[50x50x50.A226]+[50x50x50.B226]" office:value-type="float" office:value="22.94677" calcext:value-type="float">
            <text:p>22.94677</text:p>
          </table:table-cell>
          <table:table-cell table:formula="of:=[.D$2]/([.C226]/1000)/1000000" office:value-type="float" office:value="5.44738976335232" calcext:value-type="float">
            <text:p>5.4473897634</text:p>
          </table:table-cell>
        </table:table-row>
        <table:table-row table:style-name="ro1">
          <table:table-cell office:value-type="float" office:value="1.5696" calcext:value-type="float">
            <text:p>1.5696</text:p>
          </table:table-cell>
          <table:table-cell office:value-type="float" office:value="21.3483" calcext:value-type="float">
            <text:p>21.3483</text:p>
          </table:table-cell>
          <table:table-cell table:formula="of:=[50x50x50.A227]+[50x50x50.B227]" office:value-type="float" office:value="22.9179" calcext:value-type="float">
            <text:p>22.9179</text:p>
          </table:table-cell>
          <table:table-cell table:formula="of:=[.D$2]/([.C227]/1000)/1000000" office:value-type="float" office:value="5.45425191662412" calcext:value-type="float">
            <text:p>5.4542519166</text:p>
          </table:table-cell>
        </table:table-row>
        <table:table-row table:style-name="ro1">
          <table:table-cell office:value-type="float" office:value="1.57392" calcext:value-type="float">
            <text:p>1.57392</text:p>
          </table:table-cell>
          <table:table-cell office:value-type="float" office:value="21.3206" calcext:value-type="float">
            <text:p>21.3206</text:p>
          </table:table-cell>
          <table:table-cell table:formula="of:=[50x50x50.A228]+[50x50x50.B228]" office:value-type="float" office:value="22.89452" calcext:value-type="float">
            <text:p>22.89452</text:p>
          </table:table-cell>
          <table:table-cell table:formula="of:=[.D$2]/([.C228]/1000)/1000000" office:value-type="float" office:value="5.45982182635845" calcext:value-type="float">
            <text:p>5.4598218264</text:p>
          </table:table-cell>
        </table:table-row>
        <table:table-row table:style-name="ro1">
          <table:table-cell office:value-type="float" office:value="1.57165" calcext:value-type="float">
            <text:p>1.57165</text:p>
          </table:table-cell>
          <table:table-cell office:value-type="float" office:value="21.4426" calcext:value-type="float">
            <text:p>21.4426</text:p>
          </table:table-cell>
          <table:table-cell table:formula="of:=[50x50x50.A229]+[50x50x50.B229]" office:value-type="float" office:value="23.01425" calcext:value-type="float">
            <text:p>23.01425</text:p>
          </table:table-cell>
          <table:table-cell table:formula="of:=[.D$2]/([.C229]/1000)/1000000" office:value-type="float" office:value="5.43141749133689" calcext:value-type="float">
            <text:p>5.4314174913</text:p>
          </table:table-cell>
        </table:table-row>
        <table:table-row table:style-name="ro1">
          <table:table-cell office:value-type="float" office:value="1.57267" calcext:value-type="float">
            <text:p>1.57267</text:p>
          </table:table-cell>
          <table:table-cell office:value-type="float" office:value="21.4087" calcext:value-type="float">
            <text:p>21.4087</text:p>
          </table:table-cell>
          <table:table-cell table:formula="of:=[50x50x50.A230]+[50x50x50.B230]" office:value-type="float" office:value="22.98137" calcext:value-type="float">
            <text:p>22.98137</text:p>
          </table:table-cell>
          <table:table-cell table:formula="of:=[.D$2]/([.C230]/1000)/1000000" office:value-type="float" office:value="5.43918835126017" calcext:value-type="float">
            <text:p>5.4391883513</text:p>
          </table:table-cell>
        </table:table-row>
        <table:table-row table:style-name="ro1">
          <table:table-cell office:value-type="float" office:value="1.56774" calcext:value-type="float">
            <text:p>1.56774</text:p>
          </table:table-cell>
          <table:table-cell office:value-type="float" office:value="21.4065" calcext:value-type="float">
            <text:p>21.4065</text:p>
          </table:table-cell>
          <table:table-cell table:formula="of:=[50x50x50.A231]+[50x50x50.B231]" office:value-type="float" office:value="22.97424" calcext:value-type="float">
            <text:p>22.97424</text:p>
          </table:table-cell>
          <table:table-cell table:formula="of:=[.D$2]/([.C231]/1000)/1000000" office:value-type="float" office:value="5.44087639025273" calcext:value-type="float">
            <text:p>5.4408763903</text:p>
          </table:table-cell>
        </table:table-row>
        <table:table-row table:style-name="ro1">
          <table:table-cell office:value-type="float" office:value="1.57859" calcext:value-type="float">
            <text:p>1.57859</text:p>
          </table:table-cell>
          <table:table-cell office:value-type="float" office:value="21.4141" calcext:value-type="float">
            <text:p>21.4141</text:p>
          </table:table-cell>
          <table:table-cell table:formula="of:=[50x50x50.A232]+[50x50x50.B232]" office:value-type="float" office:value="22.99269" calcext:value-type="float">
            <text:p>22.99269</text:p>
          </table:table-cell>
          <table:table-cell table:formula="of:=[.D$2]/([.C232]/1000)/1000000" office:value-type="float" office:value="5.43651047354616" calcext:value-type="float">
            <text:p>5.4365104735</text:p>
          </table:table-cell>
        </table:table-row>
        <table:table-row table:style-name="ro1">
          <table:table-cell office:value-type="float" office:value="1.57203" calcext:value-type="float">
            <text:p>1.57203</text:p>
          </table:table-cell>
          <table:table-cell office:value-type="float" office:value="21.3672" calcext:value-type="float">
            <text:p>21.3672</text:p>
          </table:table-cell>
          <table:table-cell table:formula="of:=[50x50x50.A233]+[50x50x50.B233]" office:value-type="float" office:value="22.93923" calcext:value-type="float">
            <text:p>22.93923</text:p>
          </table:table-cell>
          <table:table-cell table:formula="of:=[.D$2]/([.C233]/1000)/1000000" office:value-type="float" office:value="5.44918029070723" calcext:value-type="float">
            <text:p>5.4491802907</text:p>
          </table:table-cell>
        </table:table-row>
        <table:table-row table:style-name="ro1">
          <table:table-cell office:value-type="float" office:value="1.58662" calcext:value-type="float">
            <text:p>1.58662</text:p>
          </table:table-cell>
          <table:table-cell office:value-type="float" office:value="21.343" calcext:value-type="float">
            <text:p>21.343</text:p>
          </table:table-cell>
          <table:table-cell table:formula="of:=[50x50x50.A234]+[50x50x50.B234]" office:value-type="float" office:value="22.92962" calcext:value-type="float">
            <text:p>22.92962</text:p>
          </table:table-cell>
          <table:table-cell table:formula="of:=[.D$2]/([.C234]/1000)/1000000" office:value-type="float" office:value="5.4514640888074" calcext:value-type="float">
            <text:p>5.4514640888</text:p>
          </table:table-cell>
        </table:table-row>
        <table:table-row table:style-name="ro1">
          <table:table-cell office:value-type="float" office:value="1.57738" calcext:value-type="float">
            <text:p>1.57738</text:p>
          </table:table-cell>
          <table:table-cell office:value-type="float" office:value="21.3915" calcext:value-type="float">
            <text:p>21.3915</text:p>
          </table:table-cell>
          <table:table-cell table:formula="of:=[50x50x50.A235]+[50x50x50.B235]" office:value-type="float" office:value="22.96888" calcext:value-type="float">
            <text:p>22.96888</text:p>
          </table:table-cell>
          <table:table-cell table:formula="of:=[.D$2]/([.C235]/1000)/1000000" office:value-type="float" office:value="5.44214606894198" calcext:value-type="float">
            <text:p>5.4421460689</text:p>
          </table:table-cell>
        </table:table-row>
        <table:table-row table:style-name="ro1">
          <table:table-cell office:value-type="float" office:value="1.58086" calcext:value-type="float">
            <text:p>1.58086</text:p>
          </table:table-cell>
          <table:table-cell office:value-type="float" office:value="21.4008" calcext:value-type="float">
            <text:p>21.4008</text:p>
          </table:table-cell>
          <table:table-cell table:formula="of:=[50x50x50.A236]+[50x50x50.B236]" office:value-type="float" office:value="22.98166" calcext:value-type="float">
            <text:p>22.98166</text:p>
          </table:table-cell>
          <table:table-cell table:formula="of:=[.D$2]/([.C236]/1000)/1000000" office:value-type="float" office:value="5.43911971546007" calcext:value-type="float">
            <text:p>5.4391197155</text:p>
          </table:table-cell>
        </table:table-row>
        <table:table-row table:style-name="ro1">
          <table:table-cell office:value-type="float" office:value="1.57331" calcext:value-type="float">
            <text:p>1.57331</text:p>
          </table:table-cell>
          <table:table-cell office:value-type="float" office:value="21.3838" calcext:value-type="float">
            <text:p>21.3838</text:p>
          </table:table-cell>
          <table:table-cell table:formula="of:=[50x50x50.A237]+[50x50x50.B237]" office:value-type="float" office:value="22.95711" calcext:value-type="float">
            <text:p>22.95711</text:p>
          </table:table-cell>
          <table:table-cell table:formula="of:=[.D$2]/([.C237]/1000)/1000000" office:value-type="float" office:value="5.44493623108484" calcext:value-type="float">
            <text:p>5.4449362311</text:p>
          </table:table-cell>
        </table:table-row>
        <table:table-row table:style-name="ro1">
          <table:table-cell office:value-type="float" office:value="1.56899" calcext:value-type="float">
            <text:p>1.56899</text:p>
          </table:table-cell>
          <table:table-cell office:value-type="float" office:value="21.3916" calcext:value-type="float">
            <text:p>21.3916</text:p>
          </table:table-cell>
          <table:table-cell table:formula="of:=[50x50x50.A238]+[50x50x50.B238]" office:value-type="float" office:value="22.96059" calcext:value-type="float">
            <text:p>22.96059</text:p>
          </table:table-cell>
          <table:table-cell table:formula="of:=[.D$2]/([.C238]/1000)/1000000" office:value-type="float" office:value="5.44411097450022" calcext:value-type="float">
            <text:p>5.4441109745</text:p>
          </table:table-cell>
        </table:table-row>
        <table:table-row table:style-name="ro1">
          <table:table-cell office:value-type="float" office:value="1.57978" calcext:value-type="float">
            <text:p>1.57978</text:p>
          </table:table-cell>
          <table:table-cell office:value-type="float" office:value="21.3463" calcext:value-type="float">
            <text:p>21.3463</text:p>
          </table:table-cell>
          <table:table-cell table:formula="of:=[50x50x50.A239]+[50x50x50.B239]" office:value-type="float" office:value="22.92608" calcext:value-type="float">
            <text:p>22.92608</text:p>
          </table:table-cell>
          <table:table-cell table:formula="of:=[.D$2]/([.C239]/1000)/1000000" office:value-type="float" office:value="5.45230584556976" calcext:value-type="float">
            <text:p>5.4523058456</text:p>
          </table:table-cell>
        </table:table-row>
        <table:table-row table:style-name="ro1">
          <table:table-cell office:value-type="float" office:value="1.57709" calcext:value-type="float">
            <text:p>1.57709</text:p>
          </table:table-cell>
          <table:table-cell office:value-type="float" office:value="21.3957" calcext:value-type="float">
            <text:p>21.3957</text:p>
          </table:table-cell>
          <table:table-cell table:formula="of:=[50x50x50.A240]+[50x50x50.B240]" office:value-type="float" office:value="22.97279" calcext:value-type="float">
            <text:p>22.97279</text:p>
          </table:table-cell>
          <table:table-cell table:formula="of:=[.D$2]/([.C240]/1000)/1000000" office:value-type="float" office:value="5.44121980830365" calcext:value-type="float">
            <text:p>5.4412198083</text:p>
          </table:table-cell>
        </table:table-row>
        <table:table-row table:style-name="ro1">
          <table:table-cell office:value-type="float" office:value="1.57507" calcext:value-type="float">
            <text:p>1.57507</text:p>
          </table:table-cell>
          <table:table-cell office:value-type="float" office:value="21.3476" calcext:value-type="float">
            <text:p>21.3476</text:p>
          </table:table-cell>
          <table:table-cell table:formula="of:=[50x50x50.A241]+[50x50x50.B241]" office:value-type="float" office:value="22.92267" calcext:value-type="float">
            <text:p>22.92267</text:p>
          </table:table-cell>
          <table:table-cell table:formula="of:=[.D$2]/([.C241]/1000)/1000000" office:value-type="float" office:value="5.45311693620333" calcext:value-type="float">
            <text:p>5.4531169362</text:p>
          </table:table-cell>
        </table:table-row>
        <table:table-row table:style-name="ro1">
          <table:table-cell office:value-type="float" office:value="1.57763" calcext:value-type="float">
            <text:p>1.57763</text:p>
          </table:table-cell>
          <table:table-cell office:value-type="float" office:value="21.3975" calcext:value-type="float">
            <text:p>21.3975</text:p>
          </table:table-cell>
          <table:table-cell table:formula="of:=[50x50x50.A242]+[50x50x50.B242]" office:value-type="float" office:value="22.97513" calcext:value-type="float">
            <text:p>22.97513</text:p>
          </table:table-cell>
          <table:table-cell table:formula="of:=[.D$2]/([.C242]/1000)/1000000" office:value-type="float" office:value="5.44066562409005" calcext:value-type="float">
            <text:p>5.4406656241</text:p>
          </table:table-cell>
        </table:table-row>
        <table:table-row table:style-name="ro1">
          <table:table-cell office:value-type="float" office:value="1.57792" calcext:value-type="float">
            <text:p>1.57792</text:p>
          </table:table-cell>
          <table:table-cell office:value-type="float" office:value="21.3811" calcext:value-type="float">
            <text:p>21.3811</text:p>
          </table:table-cell>
          <table:table-cell table:formula="of:=[50x50x50.A243]+[50x50x50.B243]" office:value-type="float" office:value="22.95902" calcext:value-type="float">
            <text:p>22.95902</text:p>
          </table:table-cell>
          <table:table-cell table:formula="of:=[.D$2]/([.C243]/1000)/1000000" office:value-type="float" office:value="5.44448325756065" calcext:value-type="float">
            <text:p>5.4444832576</text:p>
          </table:table-cell>
        </table:table-row>
        <table:table-row table:style-name="ro1">
          <table:table-cell office:value-type="float" office:value="1.56845" calcext:value-type="float">
            <text:p>1.56845</text:p>
          </table:table-cell>
          <table:table-cell office:value-type="float" office:value="21.3976" calcext:value-type="float">
            <text:p>21.3976</text:p>
          </table:table-cell>
          <table:table-cell table:formula="of:=[50x50x50.A244]+[50x50x50.B244]" office:value-type="float" office:value="22.96605" calcext:value-type="float">
            <text:p>22.96605</text:p>
          </table:table-cell>
          <table:table-cell table:formula="of:=[.D$2]/([.C244]/1000)/1000000" office:value-type="float" office:value="5.44281667940286" calcext:value-type="float">
            <text:p>5.4428166794</text:p>
          </table:table-cell>
        </table:table-row>
        <table:table-row table:style-name="ro1">
          <table:table-cell office:value-type="float" office:value="1.58013" calcext:value-type="float">
            <text:p>1.58013</text:p>
          </table:table-cell>
          <table:table-cell office:value-type="float" office:value="21.394" calcext:value-type="float">
            <text:p>21.394</text:p>
          </table:table-cell>
          <table:table-cell table:formula="of:=[50x50x50.A245]+[50x50x50.B245]" office:value-type="float" office:value="22.97413" calcext:value-type="float">
            <text:p>22.97413</text:p>
          </table:table-cell>
          <table:table-cell table:formula="of:=[.D$2]/([.C245]/1000)/1000000" office:value-type="float" office:value="5.44090244113705" calcext:value-type="float">
            <text:p>5.4409024411</text:p>
          </table:table-cell>
        </table:table-row>
        <table:table-row table:style-name="ro1">
          <table:table-cell office:value-type="float" office:value="1.57757" calcext:value-type="float">
            <text:p>1.57757</text:p>
          </table:table-cell>
          <table:table-cell office:value-type="float" office:value="21.3501" calcext:value-type="float">
            <text:p>21.3501</text:p>
          </table:table-cell>
          <table:table-cell table:formula="of:=[50x50x50.A246]+[50x50x50.B246]" office:value-type="float" office:value="22.92767" calcext:value-type="float">
            <text:p>22.92767</text:p>
          </table:table-cell>
          <table:table-cell table:formula="of:=[.D$2]/([.C246]/1000)/1000000" office:value-type="float" office:value="5.4519277362244" calcext:value-type="float">
            <text:p>5.4519277362</text:p>
          </table:table-cell>
        </table:table-row>
        <table:table-row table:style-name="ro1">
          <table:table-cell office:value-type="float" office:value="1.58627" calcext:value-type="float">
            <text:p>1.58627</text:p>
          </table:table-cell>
          <table:table-cell office:value-type="float" office:value="21.4196" calcext:value-type="float">
            <text:p>21.4196</text:p>
          </table:table-cell>
          <table:table-cell table:formula="of:=[50x50x50.A247]+[50x50x50.B247]" office:value-type="float" office:value="23.00587" calcext:value-type="float">
            <text:p>23.00587</text:p>
          </table:table-cell>
          <table:table-cell table:formula="of:=[.D$2]/([.C247]/1000)/1000000" office:value-type="float" office:value="5.43339591156518" calcext:value-type="float">
            <text:p>5.4333959116</text:p>
          </table:table-cell>
        </table:table-row>
        <table:table-row table:style-name="ro1">
          <table:table-cell office:value-type="float" office:value="1.57206" calcext:value-type="float">
            <text:p>1.57206</text:p>
          </table:table-cell>
          <table:table-cell office:value-type="float" office:value="21.4049" calcext:value-type="float">
            <text:p>21.4049</text:p>
          </table:table-cell>
          <table:table-cell table:formula="of:=[50x50x50.A248]+[50x50x50.B248]" office:value-type="float" office:value="22.97696" calcext:value-type="float">
            <text:p>22.97696</text:p>
          </table:table-cell>
          <table:table-cell table:formula="of:=[.D$2]/([.C248]/1000)/1000000" office:value-type="float" office:value="5.44023230227149" calcext:value-type="float">
            <text:p>5.4402323023</text:p>
          </table:table-cell>
        </table:table-row>
        <table:table-row table:style-name="ro1">
          <table:table-cell office:value-type="float" office:value="1.5728" calcext:value-type="float">
            <text:p>1.5728</text:p>
          </table:table-cell>
          <table:table-cell office:value-type="float" office:value="21.408" calcext:value-type="float">
            <text:p>21.408</text:p>
          </table:table-cell>
          <table:table-cell table:formula="of:=[50x50x50.A249]+[50x50x50.B249]" office:value-type="float" office:value="22.9808" calcext:value-type="float">
            <text:p>22.9808</text:p>
          </table:table-cell>
          <table:table-cell table:formula="of:=[.D$2]/([.C249]/1000)/1000000" office:value-type="float" office:value="5.43932326115714" calcext:value-type="float">
            <text:p>5.4393232612</text:p>
          </table:table-cell>
        </table:table-row>
        <table:table-row table:style-name="ro1">
          <table:table-cell office:value-type="float" office:value="1.58227" calcext:value-type="float">
            <text:p>1.58227</text:p>
          </table:table-cell>
          <table:table-cell office:value-type="float" office:value="21.3573" calcext:value-type="float">
            <text:p>21.3573</text:p>
          </table:table-cell>
          <table:table-cell table:formula="of:=[50x50x50.A250]+[50x50x50.B250]" office:value-type="float" office:value="22.93957" calcext:value-type="float">
            <text:p>22.93957</text:p>
          </table:table-cell>
          <table:table-cell table:formula="of:=[.D$2]/([.C250]/1000)/1000000" office:value-type="float" office:value="5.44909952540523" calcext:value-type="float">
            <text:p>5.4490995254</text:p>
          </table:table-cell>
        </table:table-row>
        <table:table-row table:style-name="ro1">
          <table:table-cell office:value-type="float" office:value="1.57981" calcext:value-type="float">
            <text:p>1.57981</text:p>
          </table:table-cell>
          <table:table-cell office:value-type="float" office:value="21.3201" calcext:value-type="float">
            <text:p>21.3201</text:p>
          </table:table-cell>
          <table:table-cell table:formula="of:=[50x50x50.A251]+[50x50x50.B251]" office:value-type="float" office:value="22.89991" calcext:value-type="float">
            <text:p>22.89991</text:p>
          </table:table-cell>
          <table:table-cell table:formula="of:=[.D$2]/([.C251]/1000)/1000000" office:value-type="float" office:value="5.45853673660726" calcext:value-type="float">
            <text:p>5.4585367366</text:p>
          </table:table-cell>
        </table:table-row>
        <table:table-row table:style-name="ro1">
          <table:table-cell office:value-type="float" office:value="1.71184" calcext:value-type="float">
            <text:p>1.71184</text:p>
          </table:table-cell>
          <table:table-cell office:value-type="float" office:value="21.7023" calcext:value-type="float">
            <text:p>21.7023</text:p>
          </table:table-cell>
          <table:table-cell table:formula="of:=[50x50x50.A252]+[50x50x50.B252]" office:value-type="float" office:value="23.41414" calcext:value-type="float">
            <text:p>23.41414</text:p>
          </table:table-cell>
          <table:table-cell table:formula="of:=[.D$2]/([.C252]/1000)/1000000" office:value-type="float" office:value="5.33865433451752" calcext:value-type="float">
            <text:p>5.3386543345</text:p>
          </table:table-cell>
        </table:table-row>
        <table:table-row table:style-name="ro1">
          <table:table-cell office:value-type="float" office:value="1.72045" calcext:value-type="float">
            <text:p>1.72045</text:p>
          </table:table-cell>
          <table:table-cell office:value-type="float" office:value="21.6544" calcext:value-type="float">
            <text:p>21.6544</text:p>
          </table:table-cell>
          <table:table-cell table:formula="of:=[50x50x50.A253]+[50x50x50.B253]" office:value-type="float" office:value="23.37485" calcext:value-type="float">
            <text:p>23.37485</text:p>
          </table:table-cell>
          <table:table-cell table:formula="of:=[.D$2]/([.C253]/1000)/1000000" office:value-type="float" office:value="5.34762789921647" calcext:value-type="float">
            <text:p>5.3476278992</text:p>
          </table:table-cell>
        </table:table-row>
        <table:table-row table:style-name="ro1">
          <table:table-cell office:value-type="float" office:value="1.73046" calcext:value-type="float">
            <text:p>1.73046</text:p>
          </table:table-cell>
          <table:table-cell office:value-type="float" office:value="21.7477" calcext:value-type="float">
            <text:p>21.7477</text:p>
          </table:table-cell>
          <table:table-cell table:formula="of:=[50x50x50.A254]+[50x50x50.B254]" office:value-type="float" office:value="23.47816" calcext:value-type="float">
            <text:p>23.47816</text:p>
          </table:table-cell>
          <table:table-cell table:formula="of:=[.D$2]/([.C254]/1000)/1000000" office:value-type="float" office:value="5.32409694797207" calcext:value-type="float">
            <text:p>5.324096948</text:p>
          </table:table-cell>
        </table:table-row>
        <table:table-row table:style-name="ro1">
          <table:table-cell office:value-type="float" office:value="1.72061" calcext:value-type="float">
            <text:p>1.72061</text:p>
          </table:table-cell>
          <table:table-cell office:value-type="float" office:value="21.6016" calcext:value-type="float">
            <text:p>21.6016</text:p>
          </table:table-cell>
          <table:table-cell table:formula="of:=[50x50x50.A255]+[50x50x50.B255]" office:value-type="float" office:value="23.32221" calcext:value-type="float">
            <text:p>23.32221</text:p>
          </table:table-cell>
          <table:table-cell table:formula="of:=[.D$2]/([.C255]/1000)/1000000" office:value-type="float" office:value="5.35969790169971" calcext:value-type="float">
            <text:p>5.3596979017</text:p>
          </table:table-cell>
        </table:table-row>
        <table:table-row table:style-name="ro1">
          <table:table-cell office:value-type="float" office:value="1.73702" calcext:value-type="float">
            <text:p>1.73702</text:p>
          </table:table-cell>
          <table:table-cell office:value-type="float" office:value="21.6423" calcext:value-type="float">
            <text:p>21.6423</text:p>
          </table:table-cell>
          <table:table-cell table:formula="of:=[50x50x50.A256]+[50x50x50.B256]" office:value-type="float" office:value="23.37932" calcext:value-type="float">
            <text:p>23.37932</text:p>
          </table:table-cell>
          <table:table-cell table:formula="of:=[.D$2]/([.C256]/1000)/1000000" office:value-type="float" office:value="5.34660546157887" calcext:value-type="float">
            <text:p>5.3466054616</text:p>
          </table:table-cell>
        </table:table-row>
        <table:table-row table:style-name="ro1">
          <table:table-cell office:value-type="float" office:value="1.72742" calcext:value-type="float">
            <text:p>1.72742</text:p>
          </table:table-cell>
          <table:table-cell office:value-type="float" office:value="21.625" calcext:value-type="float">
            <text:p>21.625</text:p>
          </table:table-cell>
          <table:table-cell table:formula="of:=[50x50x50.A257]+[50x50x50.B257]" office:value-type="float" office:value="23.35242" calcext:value-type="float">
            <text:p>23.35242</text:p>
          </table:table-cell>
          <table:table-cell table:formula="of:=[.D$2]/([.C257]/1000)/1000000" office:value-type="float" office:value="5.35276429594877" calcext:value-type="float">
            <text:p>5.3527642959</text:p>
          </table:table-cell>
        </table:table-row>
        <table:table-row table:style-name="ro1">
          <table:table-cell office:value-type="float" office:value="1.71565" calcext:value-type="float">
            <text:p>1.71565</text:p>
          </table:table-cell>
          <table:table-cell office:value-type="float" office:value="21.5823" calcext:value-type="float">
            <text:p>21.5823</text:p>
          </table:table-cell>
          <table:table-cell table:formula="of:=[50x50x50.A258]+[50x50x50.B258]" office:value-type="float" office:value="23.29795" calcext:value-type="float">
            <text:p>23.29795</text:p>
          </table:table-cell>
          <table:table-cell table:formula="of:=[.D$2]/([.C258]/1000)/1000000" office:value-type="float" office:value="5.3652789193899" calcext:value-type="float">
            <text:p>5.3652789194</text:p>
          </table:table-cell>
        </table:table-row>
        <table:table-row table:style-name="ro1">
          <table:table-cell office:value-type="float" office:value="1.72422" calcext:value-type="float">
            <text:p>1.72422</text:p>
          </table:table-cell>
          <table:table-cell office:value-type="float" office:value="21.5129" calcext:value-type="float">
            <text:p>21.5129</text:p>
          </table:table-cell>
          <table:table-cell table:formula="of:=[50x50x50.A259]+[50x50x50.B259]" office:value-type="float" office:value="23.23712" calcext:value-type="float">
            <text:p>23.23712</text:p>
          </table:table-cell>
          <table:table-cell table:formula="of:=[.D$2]/([.C259]/1000)/1000000" office:value-type="float" office:value="5.37932411589732" calcext:value-type="float">
            <text:p>5.3793241159</text:p>
          </table:table-cell>
        </table:table-row>
        <table:table-row table:style-name="ro1">
          <table:table-cell office:value-type="float" office:value="1.72288" calcext:value-type="float">
            <text:p>1.72288</text:p>
          </table:table-cell>
          <table:table-cell office:value-type="float" office:value="21.4737" calcext:value-type="float">
            <text:p>21.4737</text:p>
          </table:table-cell>
          <table:table-cell table:formula="of:=[50x50x50.A260]+[50x50x50.B260]" office:value-type="float" office:value="23.19658" calcext:value-type="float">
            <text:p>23.19658</text:p>
          </table:table-cell>
          <table:table-cell table:formula="of:=[.D$2]/([.C260]/1000)/1000000" office:value-type="float" office:value="5.38872540693499" calcext:value-type="float">
            <text:p>5.3887254069</text:p>
          </table:table-cell>
        </table:table-row>
        <table:table-row table:style-name="ro1">
          <table:table-cell office:value-type="float" office:value="1.71776" calcext:value-type="float">
            <text:p>1.71776</text:p>
          </table:table-cell>
          <table:table-cell office:value-type="float" office:value="21.5144" calcext:value-type="float">
            <text:p>21.5144</text:p>
          </table:table-cell>
          <table:table-cell table:formula="of:=[50x50x50.A261]+[50x50x50.B261]" office:value-type="float" office:value="23.23216" calcext:value-type="float">
            <text:p>23.23216</text:p>
          </table:table-cell>
          <table:table-cell table:formula="of:=[.D$2]/([.C261]/1000)/1000000" office:value-type="float" office:value="5.38047258627695" calcext:value-type="float">
            <text:p>5.3804725863</text:p>
          </table:table-cell>
        </table:table-row>
        <table:table-row table:style-name="ro1">
          <table:table-cell office:value-type="float" office:value="1.73248" calcext:value-type="float">
            <text:p>1.73248</text:p>
          </table:table-cell>
          <table:table-cell office:value-type="float" office:value="21.4696" calcext:value-type="float">
            <text:p>21.4696</text:p>
          </table:table-cell>
          <table:table-cell table:formula="of:=[50x50x50.A262]+[50x50x50.B262]" office:value-type="float" office:value="23.20208" calcext:value-type="float">
            <text:p>23.20208</text:p>
          </table:table-cell>
          <table:table-cell table:formula="of:=[.D$2]/([.C262]/1000)/1000000" office:value-type="float" office:value="5.38744802190148" calcext:value-type="float">
            <text:p>5.3874480219</text:p>
          </table:table-cell>
        </table:table-row>
        <table:table-row table:style-name="ro1">
          <table:table-cell office:value-type="float" office:value="1.72122" calcext:value-type="float">
            <text:p>1.72122</text:p>
          </table:table-cell>
          <table:table-cell office:value-type="float" office:value="21.4651" calcext:value-type="float">
            <text:p>21.4651</text:p>
          </table:table-cell>
          <table:table-cell table:formula="of:=[50x50x50.A263]+[50x50x50.B263]" office:value-type="float" office:value="23.18632" calcext:value-type="float">
            <text:p>23.18632</text:p>
          </table:table-cell>
          <table:table-cell table:formula="of:=[.D$2]/([.C263]/1000)/1000000" office:value-type="float" office:value="5.39110993033823" calcext:value-type="float">
            <text:p>5.3911099303</text:p>
          </table:table-cell>
        </table:table-row>
        <table:table-row table:style-name="ro1">
          <table:table-cell office:value-type="float" office:value="1.7327" calcext:value-type="float">
            <text:p>1.7327</text:p>
          </table:table-cell>
          <table:table-cell office:value-type="float" office:value="21.4047" calcext:value-type="float">
            <text:p>21.4047</text:p>
          </table:table-cell>
          <table:table-cell table:formula="of:=[50x50x50.A264]+[50x50x50.B264]" office:value-type="float" office:value="23.1374" calcext:value-type="float">
            <text:p>23.1374</text:p>
          </table:table-cell>
          <table:table-cell table:formula="of:=[.D$2]/([.C264]/1000)/1000000" office:value-type="float" office:value="5.40250849274335" calcext:value-type="float">
            <text:p>5.4025084927</text:p>
          </table:table-cell>
        </table:table-row>
        <table:table-row table:style-name="ro1">
          <table:table-cell office:value-type="float" office:value="1.72243" calcext:value-type="float">
            <text:p>1.72243</text:p>
          </table:table-cell>
          <table:table-cell office:value-type="float" office:value="21.4048" calcext:value-type="float">
            <text:p>21.4048</text:p>
          </table:table-cell>
          <table:table-cell table:formula="of:=[50x50x50.A265]+[50x50x50.B265]" office:value-type="float" office:value="23.12723" calcext:value-type="float">
            <text:p>23.12723</text:p>
          </table:table-cell>
          <table:table-cell table:formula="of:=[.D$2]/([.C265]/1000)/1000000" office:value-type="float" office:value="5.40488419927505" calcext:value-type="float">
            <text:p>5.4048841993</text:p>
          </table:table-cell>
        </table:table-row>
        <table:table-row table:style-name="ro1">
          <table:table-cell office:value-type="float" office:value="1.72269" calcext:value-type="float">
            <text:p>1.72269</text:p>
          </table:table-cell>
          <table:table-cell office:value-type="float" office:value="21.4259" calcext:value-type="float">
            <text:p>21.4259</text:p>
          </table:table-cell>
          <table:table-cell table:formula="of:=[50x50x50.A266]+[50x50x50.B266]" office:value-type="float" office:value="23.14859" calcext:value-type="float">
            <text:p>23.14859</text:p>
          </table:table-cell>
          <table:table-cell table:formula="of:=[.D$2]/([.C266]/1000)/1000000" office:value-type="float" office:value="5.39989692676746" calcext:value-type="float">
            <text:p>5.3998969268</text:p>
          </table:table-cell>
        </table:table-row>
        <table:table-row table:style-name="ro1">
          <table:table-cell office:value-type="float" office:value="1.72566" calcext:value-type="float">
            <text:p>1.72566</text:p>
          </table:table-cell>
          <table:table-cell office:value-type="float" office:value="21.4343" calcext:value-type="float">
            <text:p>21.4343</text:p>
          </table:table-cell>
          <table:table-cell table:formula="of:=[50x50x50.A267]+[50x50x50.B267]" office:value-type="float" office:value="23.15996" calcext:value-type="float">
            <text:p>23.15996</text:p>
          </table:table-cell>
          <table:table-cell table:formula="of:=[.D$2]/([.C267]/1000)/1000000" office:value-type="float" office:value="5.39724593652148" calcext:value-type="float">
            <text:p>5.3972459365</text:p>
          </table:table-cell>
        </table:table-row>
        <table:table-row table:style-name="ro1">
          <table:table-cell office:value-type="float" office:value="1.72352" calcext:value-type="float">
            <text:p>1.72352</text:p>
          </table:table-cell>
          <table:table-cell office:value-type="float" office:value="21.4621" calcext:value-type="float">
            <text:p>21.4621</text:p>
          </table:table-cell>
          <table:table-cell table:formula="of:=[50x50x50.A268]+[50x50x50.B268]" office:value-type="float" office:value="23.18562" calcext:value-type="float">
            <text:p>23.18562</text:p>
          </table:table-cell>
          <table:table-cell table:formula="of:=[.D$2]/([.C268]/1000)/1000000" office:value-type="float" office:value="5.39127269402328" calcext:value-type="float">
            <text:p>5.391272694</text:p>
          </table:table-cell>
        </table:table-row>
        <table:table-row table:style-name="ro1">
          <table:table-cell office:value-type="float" office:value="1.72915" calcext:value-type="float">
            <text:p>1.72915</text:p>
          </table:table-cell>
          <table:table-cell office:value-type="float" office:value="21.5048" calcext:value-type="float">
            <text:p>21.5048</text:p>
          </table:table-cell>
          <table:table-cell table:formula="of:=[50x50x50.A269]+[50x50x50.B269]" office:value-type="float" office:value="23.23395" calcext:value-type="float">
            <text:p>23.23395</text:p>
          </table:table-cell>
          <table:table-cell table:formula="of:=[.D$2]/([.C269]/1000)/1000000" office:value-type="float" office:value="5.3800580615866" calcext:value-type="float">
            <text:p>5.3800580616</text:p>
          </table:table-cell>
        </table:table-row>
        <table:table-row table:style-name="ro1">
          <table:table-cell office:value-type="float" office:value="1.72179" calcext:value-type="float">
            <text:p>1.72179</text:p>
          </table:table-cell>
          <table:table-cell office:value-type="float" office:value="21.5038" calcext:value-type="float">
            <text:p>21.5038</text:p>
          </table:table-cell>
          <table:table-cell table:formula="of:=[50x50x50.A270]+[50x50x50.B270]" office:value-type="float" office:value="23.22559" calcext:value-type="float">
            <text:p>23.22559</text:p>
          </table:table-cell>
          <table:table-cell table:formula="of:=[.D$2]/([.C270]/1000)/1000000" office:value-type="float" office:value="5.38199460164414" calcext:value-type="float">
            <text:p>5.3819946016</text:p>
          </table:table-cell>
        </table:table-row>
        <table:table-row table:style-name="ro1">
          <table:table-cell office:value-type="float" office:value="1.72678" calcext:value-type="float">
            <text:p>1.72678</text:p>
          </table:table-cell>
          <table:table-cell office:value-type="float" office:value="21.5142" calcext:value-type="float">
            <text:p>21.5142</text:p>
          </table:table-cell>
          <table:table-cell table:formula="of:=[50x50x50.A271]+[50x50x50.B271]" office:value-type="float" office:value="23.24098" calcext:value-type="float">
            <text:p>23.24098</text:p>
          </table:table-cell>
          <table:table-cell table:formula="of:=[.D$2]/([.C271]/1000)/1000000" office:value-type="float" office:value="5.37843068579724" calcext:value-type="float">
            <text:p>5.3784306858</text:p>
          </table:table-cell>
        </table:table-row>
        <table:table-row table:style-name="ro1">
          <table:table-cell office:value-type="float" office:value="1.71776" calcext:value-type="float">
            <text:p>1.71776</text:p>
          </table:table-cell>
          <table:table-cell office:value-type="float" office:value="21.4828" calcext:value-type="float">
            <text:p>21.4828</text:p>
          </table:table-cell>
          <table:table-cell table:formula="of:=[50x50x50.A272]+[50x50x50.B272]" office:value-type="float" office:value="23.20056" calcext:value-type="float">
            <text:p>23.20056</text:p>
          </table:table-cell>
          <table:table-cell table:formula="of:=[.D$2]/([.C272]/1000)/1000000" office:value-type="float" office:value="5.38780098411418" calcext:value-type="float">
            <text:p>5.3878009841</text:p>
          </table:table-cell>
        </table:table-row>
        <table:table-row table:style-name="ro1">
          <table:table-cell office:value-type="float" office:value="1.72275" calcext:value-type="float">
            <text:p>1.72275</text:p>
          </table:table-cell>
          <table:table-cell office:value-type="float" office:value="21.5057" calcext:value-type="float">
            <text:p>21.5057</text:p>
          </table:table-cell>
          <table:table-cell table:formula="of:=[50x50x50.A273]+[50x50x50.B273]" office:value-type="float" office:value="23.22845" calcext:value-type="float">
            <text:p>23.22845</text:p>
          </table:table-cell>
          <table:table-cell table:formula="of:=[.D$2]/([.C273]/1000)/1000000" office:value-type="float" office:value="5.38133194423218" calcext:value-type="float">
            <text:p>5.3813319442</text:p>
          </table:table-cell>
        </table:table-row>
        <table:table-row table:style-name="ro1">
          <table:table-cell office:value-type="float" office:value="1.73133" calcext:value-type="float">
            <text:p>1.73133</text:p>
          </table:table-cell>
          <table:table-cell office:value-type="float" office:value="21.4806" calcext:value-type="float">
            <text:p>21.4806</text:p>
          </table:table-cell>
          <table:table-cell table:formula="of:=[50x50x50.A274]+[50x50x50.B274]" office:value-type="float" office:value="23.21193" calcext:value-type="float">
            <text:p>23.21193</text:p>
          </table:table-cell>
          <table:table-cell table:formula="of:=[.D$2]/([.C274]/1000)/1000000" office:value-type="float" office:value="5.38516185427063" calcext:value-type="float">
            <text:p>5.3851618543</text:p>
          </table:table-cell>
        </table:table-row>
        <table:table-row table:style-name="ro1">
          <table:table-cell office:value-type="float" office:value="1.71981" calcext:value-type="float">
            <text:p>1.71981</text:p>
          </table:table-cell>
          <table:table-cell office:value-type="float" office:value="21.4653" calcext:value-type="float">
            <text:p>21.4653</text:p>
          </table:table-cell>
          <table:table-cell table:formula="of:=[50x50x50.A275]+[50x50x50.B275]" office:value-type="float" office:value="23.18511" calcext:value-type="float">
            <text:p>23.18511</text:p>
          </table:table-cell>
          <table:table-cell table:formula="of:=[.D$2]/([.C275]/1000)/1000000" office:value-type="float" office:value="5.3913912851826" calcext:value-type="float">
            <text:p>5.3913912852</text:p>
          </table:table-cell>
        </table:table-row>
        <table:table-row table:style-name="ro1">
          <table:table-cell office:value-type="float" office:value="1.72128" calcext:value-type="float">
            <text:p>1.72128</text:p>
          </table:table-cell>
          <table:table-cell office:value-type="float" office:value="21.4305" calcext:value-type="float">
            <text:p>21.4305</text:p>
          </table:table-cell>
          <table:table-cell table:formula="of:=[50x50x50.A276]+[50x50x50.B276]" office:value-type="float" office:value="23.15178" calcext:value-type="float">
            <text:p>23.15178</text:p>
          </table:table-cell>
          <table:table-cell table:formula="of:=[.D$2]/([.C276]/1000)/1000000" office:value-type="float" office:value="5.39915289450746" calcext:value-type="float">
            <text:p>5.3991528945</text:p>
          </table:table-cell>
        </table:table-row>
        <table:table-row table:style-name="ro1">
          <table:table-cell office:value-type="float" office:value="1.72352" calcext:value-type="float">
            <text:p>1.72352</text:p>
          </table:table-cell>
          <table:table-cell office:value-type="float" office:value="21.5462" calcext:value-type="float">
            <text:p>21.5462</text:p>
          </table:table-cell>
          <table:table-cell table:formula="of:=[50x50x50.A277]+[50x50x50.B277]" office:value-type="float" office:value="23.26972" calcext:value-type="float">
            <text:p>23.26972</text:p>
          </table:table-cell>
          <table:table-cell table:formula="of:=[.D$2]/([.C277]/1000)/1000000" office:value-type="float" office:value="5.37178788571586" calcext:value-type="float">
            <text:p>5.3717878857</text:p>
          </table:table-cell>
        </table:table-row>
        <table:table-row table:style-name="ro1">
          <table:table-cell office:value-type="float" office:value="1.71782" calcext:value-type="float">
            <text:p>1.71782</text:p>
          </table:table-cell>
          <table:table-cell office:value-type="float" office:value="21.4999" calcext:value-type="float">
            <text:p>21.4999</text:p>
          </table:table-cell>
          <table:table-cell table:formula="of:=[50x50x50.A278]+[50x50x50.B278]" office:value-type="float" office:value="23.21772" calcext:value-type="float">
            <text:p>23.21772</text:p>
          </table:table-cell>
          <table:table-cell table:formula="of:=[.D$2]/([.C278]/1000)/1000000" office:value-type="float" office:value="5.38381891072853" calcext:value-type="float">
            <text:p>5.3838189107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1.4842" calcext:value-type="float">
            <text:p>21.4842</text:p>
          </table:table-cell>
          <table:table-cell table:formula="of:=[50x50x50.A279]+[50x50x50.B279]" office:value-type="float" office:value="23.2042" calcext:value-type="float">
            <text:p>23.2042</text:p>
          </table:table-cell>
          <table:table-cell table:formula="of:=[.D$2]/([.C279]/1000)/1000000" office:value-type="float" office:value="5.3869558097241" calcext:value-type="float">
            <text:p>5.3869558097</text:p>
          </table:table-cell>
        </table:table-row>
        <table:table-row table:style-name="ro1">
          <table:table-cell office:value-type="float" office:value="1.72013" calcext:value-type="float">
            <text:p>1.72013</text:p>
          </table:table-cell>
          <table:table-cell office:value-type="float" office:value="21.4737" calcext:value-type="float">
            <text:p>21.4737</text:p>
          </table:table-cell>
          <table:table-cell table:formula="of:=[50x50x50.A280]+[50x50x50.B280]" office:value-type="float" office:value="23.19383" calcext:value-type="float">
            <text:p>23.19383</text:p>
          </table:table-cell>
          <table:table-cell table:formula="of:=[.D$2]/([.C280]/1000)/1000000" office:value-type="float" office:value="5.38936432663342" calcext:value-type="float">
            <text:p>5.3893643266</text:p>
          </table:table-cell>
        </table:table-row>
        <table:table-row table:style-name="ro1">
          <table:table-cell office:value-type="float" office:value="1.71843" calcext:value-type="float">
            <text:p>1.71843</text:p>
          </table:table-cell>
          <table:table-cell office:value-type="float" office:value="21.4693" calcext:value-type="float">
            <text:p>21.4693</text:p>
          </table:table-cell>
          <table:table-cell table:formula="of:=[50x50x50.A281]+[50x50x50.B281]" office:value-type="float" office:value="23.18773" calcext:value-type="float">
            <text:p>23.18773</text:p>
          </table:table-cell>
          <table:table-cell table:formula="of:=[.D$2]/([.C281]/1000)/1000000" office:value-type="float" office:value="5.39078210760605" calcext:value-type="float">
            <text:p>5.3907821076</text:p>
          </table:table-cell>
        </table:table-row>
        <table:table-row table:style-name="ro1">
          <table:table-cell office:value-type="float" office:value="1.7281" calcext:value-type="float">
            <text:p>1.7281</text:p>
          </table:table-cell>
          <table:table-cell office:value-type="float" office:value="21.4617" calcext:value-type="float">
            <text:p>21.4617</text:p>
          </table:table-cell>
          <table:table-cell table:formula="of:=[50x50x50.A282]+[50x50x50.B282]" office:value-type="float" office:value="23.1898" calcext:value-type="float">
            <text:p>23.1898</text:p>
          </table:table-cell>
          <table:table-cell table:formula="of:=[.D$2]/([.C282]/1000)/1000000" office:value-type="float" office:value="5.3903009081579" calcext:value-type="float">
            <text:p>5.3903009082</text:p>
          </table:table-cell>
        </table:table-row>
        <table:table-row table:style-name="ro1">
          <table:table-cell office:value-type="float" office:value="1.72723" calcext:value-type="float">
            <text:p>1.72723</text:p>
          </table:table-cell>
          <table:table-cell office:value-type="float" office:value="21.5065" calcext:value-type="float">
            <text:p>21.5065</text:p>
          </table:table-cell>
          <table:table-cell table:formula="of:=[50x50x50.A283]+[50x50x50.B283]" office:value-type="float" office:value="23.23373" calcext:value-type="float">
            <text:p>23.23373</text:p>
          </table:table-cell>
          <table:table-cell table:formula="of:=[.D$2]/([.C283]/1000)/1000000" office:value-type="float" office:value="5.38010900531254" calcext:value-type="float">
            <text:p>5.3801090053</text:p>
          </table:table-cell>
        </table:table-row>
        <table:table-row table:style-name="ro1">
          <table:table-cell office:value-type="float" office:value="1.73062" calcext:value-type="float">
            <text:p>1.73062</text:p>
          </table:table-cell>
          <table:table-cell office:value-type="float" office:value="21.5183" calcext:value-type="float">
            <text:p>21.5183</text:p>
          </table:table-cell>
          <table:table-cell table:formula="of:=[50x50x50.A284]+[50x50x50.B284]" office:value-type="float" office:value="23.24892" calcext:value-type="float">
            <text:p>23.24892</text:p>
          </table:table-cell>
          <table:table-cell table:formula="of:=[.D$2]/([.C284]/1000)/1000000" office:value-type="float" office:value="5.37659383747718" calcext:value-type="float">
            <text:p>5.3765938375</text:p>
          </table:table-cell>
        </table:table-row>
        <table:table-row table:style-name="ro1">
          <table:table-cell office:value-type="float" office:value="1.72765" calcext:value-type="float">
            <text:p>1.72765</text:p>
          </table:table-cell>
          <table:table-cell office:value-type="float" office:value="21.5301" calcext:value-type="float">
            <text:p>21.5301</text:p>
          </table:table-cell>
          <table:table-cell table:formula="of:=[50x50x50.A285]+[50x50x50.B285]" office:value-type="float" office:value="23.25775" calcext:value-type="float">
            <text:p>23.25775</text:p>
          </table:table-cell>
          <table:table-cell table:formula="of:=[.D$2]/([.C285]/1000)/1000000" office:value-type="float" office:value="5.37455256849867" calcext:value-type="float">
            <text:p>5.3745525685</text:p>
          </table:table-cell>
        </table:table-row>
        <table:table-row table:style-name="ro1">
          <table:table-cell office:value-type="float" office:value="1.72672" calcext:value-type="float">
            <text:p>1.72672</text:p>
          </table:table-cell>
          <table:table-cell office:value-type="float" office:value="21.5186" calcext:value-type="float">
            <text:p>21.5186</text:p>
          </table:table-cell>
          <table:table-cell table:formula="of:=[50x50x50.A286]+[50x50x50.B286]" office:value-type="float" office:value="23.24532" calcext:value-type="float">
            <text:p>23.24532</text:p>
          </table:table-cell>
          <table:table-cell table:formula="of:=[.D$2]/([.C286]/1000)/1000000" office:value-type="float" office:value="5.37742650993835" calcext:value-type="float">
            <text:p>5.3774265099</text:p>
          </table:table-cell>
        </table:table-row>
        <table:table-row table:style-name="ro1">
          <table:table-cell office:value-type="float" office:value="1.72387" calcext:value-type="float">
            <text:p>1.72387</text:p>
          </table:table-cell>
          <table:table-cell office:value-type="float" office:value="21.4676" calcext:value-type="float">
            <text:p>21.4676</text:p>
          </table:table-cell>
          <table:table-cell table:formula="of:=[50x50x50.A287]+[50x50x50.B287]" office:value-type="float" office:value="23.19147" calcext:value-type="float">
            <text:p>23.19147</text:p>
          </table:table-cell>
          <table:table-cell table:formula="of:=[.D$2]/([.C287]/1000)/1000000" office:value-type="float" office:value="5.38991275671615" calcext:value-type="float">
            <text:p>5.3899127567</text:p>
          </table:table-cell>
        </table:table-row>
        <table:table-row table:style-name="ro1">
          <table:table-cell office:value-type="float" office:value="1.72944" calcext:value-type="float">
            <text:p>1.72944</text:p>
          </table:table-cell>
          <table:table-cell office:value-type="float" office:value="21.5228" calcext:value-type="float">
            <text:p>21.5228</text:p>
          </table:table-cell>
          <table:table-cell table:formula="of:=[50x50x50.A288]+[50x50x50.B288]" office:value-type="float" office:value="23.25224" calcext:value-type="float">
            <text:p>23.25224</text:p>
          </table:table-cell>
          <table:table-cell table:formula="of:=[.D$2]/([.C288]/1000)/1000000" office:value-type="float" office:value="5.3758261569638" calcext:value-type="float">
            <text:p>5.375826157</text:p>
          </table:table-cell>
        </table:table-row>
        <table:table-row table:style-name="ro1">
          <table:table-cell office:value-type="float" office:value="1.72506" calcext:value-type="float">
            <text:p>1.72506</text:p>
          </table:table-cell>
          <table:table-cell office:value-type="float" office:value="21.4927" calcext:value-type="float">
            <text:p>21.4927</text:p>
          </table:table-cell>
          <table:table-cell table:formula="of:=[50x50x50.A289]+[50x50x50.B289]" office:value-type="float" office:value="23.21776" calcext:value-type="float">
            <text:p>23.21776</text:p>
          </table:table-cell>
          <table:table-cell table:formula="of:=[.D$2]/([.C289]/1000)/1000000" office:value-type="float" office:value="5.38380963538257" calcext:value-type="float">
            <text:p>5.3838096354</text:p>
          </table:table-cell>
        </table:table-row>
        <table:table-row table:style-name="ro1">
          <table:table-cell office:value-type="float" office:value="1.72275" calcext:value-type="float">
            <text:p>1.72275</text:p>
          </table:table-cell>
          <table:table-cell office:value-type="float" office:value="21.4757" calcext:value-type="float">
            <text:p>21.4757</text:p>
          </table:table-cell>
          <table:table-cell table:formula="of:=[50x50x50.A290]+[50x50x50.B290]" office:value-type="float" office:value="23.19845" calcext:value-type="float">
            <text:p>23.19845</text:p>
          </table:table-cell>
          <table:table-cell table:formula="of:=[.D$2]/([.C290]/1000)/1000000" office:value-type="float" office:value="5.38829102806437" calcext:value-type="float">
            <text:p>5.3882910281</text:p>
          </table:table-cell>
        </table:table-row>
        <table:table-row table:style-name="ro1">
          <table:table-cell office:value-type="float" office:value="1.72298" calcext:value-type="float">
            <text:p>1.72298</text:p>
          </table:table-cell>
          <table:table-cell office:value-type="float" office:value="21.4728" calcext:value-type="float">
            <text:p>21.4728</text:p>
          </table:table-cell>
          <table:table-cell table:formula="of:=[50x50x50.A291]+[50x50x50.B291]" office:value-type="float" office:value="23.19578" calcext:value-type="float">
            <text:p>23.19578</text:p>
          </table:table-cell>
          <table:table-cell table:formula="of:=[.D$2]/([.C291]/1000)/1000000" office:value-type="float" office:value="5.38891125885829" calcext:value-type="float">
            <text:p>5.3889112589</text:p>
          </table:table-cell>
        </table:table-row>
        <table:table-row table:style-name="ro1">
          <table:table-cell office:value-type="float" office:value="1.71587" calcext:value-type="float">
            <text:p>1.71587</text:p>
          </table:table-cell>
          <table:table-cell office:value-type="float" office:value="21.5344" calcext:value-type="float">
            <text:p>21.5344</text:p>
          </table:table-cell>
          <table:table-cell table:formula="of:=[50x50x50.A292]+[50x50x50.B292]" office:value-type="float" office:value="23.25027" calcext:value-type="float">
            <text:p>23.25027</text:p>
          </table:table-cell>
          <table:table-cell table:formula="of:=[.D$2]/([.C292]/1000)/1000000" office:value-type="float" office:value="5.37628165178297" calcext:value-type="float">
            <text:p>5.3762816518</text:p>
          </table:table-cell>
        </table:table-row>
        <table:table-row table:style-name="ro1">
          <table:table-cell office:value-type="float" office:value="1.72829" calcext:value-type="float">
            <text:p>1.72829</text:p>
          </table:table-cell>
          <table:table-cell office:value-type="float" office:value="21.4564" calcext:value-type="float">
            <text:p>21.4564</text:p>
          </table:table-cell>
          <table:table-cell table:formula="of:=[50x50x50.A293]+[50x50x50.B293]" office:value-type="float" office:value="23.18469" calcext:value-type="float">
            <text:p>23.18469</text:p>
          </table:table-cell>
          <table:table-cell table:formula="of:=[.D$2]/([.C293]/1000)/1000000" office:value-type="float" office:value="5.39148895240782" calcext:value-type="float">
            <text:p>5.3914889524</text:p>
          </table:table-cell>
        </table:table-row>
        <table:table-row table:style-name="ro1">
          <table:table-cell office:value-type="float" office:value="1.72874" calcext:value-type="float">
            <text:p>1.72874</text:p>
          </table:table-cell>
          <table:table-cell office:value-type="float" office:value="21.4665" calcext:value-type="float">
            <text:p>21.4665</text:p>
          </table:table-cell>
          <table:table-cell table:formula="of:=[50x50x50.A294]+[50x50x50.B294]" office:value-type="float" office:value="23.19524" calcext:value-type="float">
            <text:p>23.19524</text:p>
          </table:table-cell>
          <table:table-cell table:formula="of:=[.D$2]/([.C294]/1000)/1000000" office:value-type="float" office:value="5.38903671615383" calcext:value-type="float">
            <text:p>5.3890367162</text:p>
          </table:table-cell>
        </table:table-row>
        <table:table-row table:style-name="ro1">
          <table:table-cell office:value-type="float" office:value="1.73302" calcext:value-type="float">
            <text:p>1.73302</text:p>
          </table:table-cell>
          <table:table-cell office:value-type="float" office:value="21.5107" calcext:value-type="float">
            <text:p>21.5107</text:p>
          </table:table-cell>
          <table:table-cell table:formula="of:=[50x50x50.A295]+[50x50x50.B295]" office:value-type="float" office:value="23.24372" calcext:value-type="float">
            <text:p>23.24372</text:p>
          </table:table-cell>
          <table:table-cell table:formula="of:=[.D$2]/([.C295]/1000)/1000000" office:value-type="float" office:value="5.37779666937995" calcext:value-type="float">
            <text:p>5.3777966694</text:p>
          </table:table-cell>
        </table:table-row>
        <table:table-row table:style-name="ro1">
          <table:table-cell office:value-type="float" office:value="1.72106" calcext:value-type="float">
            <text:p>1.72106</text:p>
          </table:table-cell>
          <table:table-cell office:value-type="float" office:value="21.4773" calcext:value-type="float">
            <text:p>21.4773</text:p>
          </table:table-cell>
          <table:table-cell table:formula="of:=[50x50x50.A296]+[50x50x50.B296]" office:value-type="float" office:value="23.19836" calcext:value-type="float">
            <text:p>23.19836</text:p>
          </table:table-cell>
          <table:table-cell table:formula="of:=[.D$2]/([.C296]/1000)/1000000" office:value-type="float" office:value="5.38831193239522" calcext:value-type="float">
            <text:p>5.3883119324</text:p>
          </table:table-cell>
        </table:table-row>
        <table:table-row table:style-name="ro1">
          <table:table-cell office:value-type="float" office:value="1.7296" calcext:value-type="float">
            <text:p>1.7296</text:p>
          </table:table-cell>
          <table:table-cell office:value-type="float" office:value="21.5081" calcext:value-type="float">
            <text:p>21.5081</text:p>
          </table:table-cell>
          <table:table-cell table:formula="of:=[50x50x50.A297]+[50x50x50.B297]" office:value-type="float" office:value="23.2377" calcext:value-type="float">
            <text:p>23.2377</text:p>
          </table:table-cell>
          <table:table-cell table:formula="of:=[.D$2]/([.C297]/1000)/1000000" office:value-type="float" office:value="5.37918985097492" calcext:value-type="float">
            <text:p>5.379189851</text:p>
          </table:table-cell>
        </table:table-row>
        <table:table-row table:style-name="ro1">
          <table:table-cell office:value-type="float" office:value="1.72576" calcext:value-type="float">
            <text:p>1.72576</text:p>
          </table:table-cell>
          <table:table-cell office:value-type="float" office:value="21.5084" calcext:value-type="float">
            <text:p>21.5084</text:p>
          </table:table-cell>
          <table:table-cell table:formula="of:=[50x50x50.A298]+[50x50x50.B298]" office:value-type="float" office:value="23.23416" calcext:value-type="float">
            <text:p>23.23416</text:p>
          </table:table-cell>
          <table:table-cell table:formula="of:=[.D$2]/([.C298]/1000)/1000000" office:value-type="float" office:value="5.38000943438454" calcext:value-type="float">
            <text:p>5.3800094344</text:p>
          </table:table-cell>
        </table:table-row>
        <table:table-row table:style-name="ro1">
          <table:table-cell office:value-type="float" office:value="1.72467" calcext:value-type="float">
            <text:p>1.72467</text:p>
          </table:table-cell>
          <table:table-cell office:value-type="float" office:value="21.4902" calcext:value-type="float">
            <text:p>21.4902</text:p>
          </table:table-cell>
          <table:table-cell table:formula="of:=[50x50x50.A299]+[50x50x50.B299]" office:value-type="float" office:value="23.21487" calcext:value-type="float">
            <text:p>23.21487</text:p>
          </table:table-cell>
          <table:table-cell table:formula="of:=[.D$2]/([.C299]/1000)/1000000" office:value-type="float" office:value="5.38447986139918" calcext:value-type="float">
            <text:p>5.3844798614</text:p>
          </table:table-cell>
        </table:table-row>
        <table:table-row table:style-name="ro1">
          <table:table-cell office:value-type="float" office:value="1.73546" calcext:value-type="float">
            <text:p>1.73546</text:p>
          </table:table-cell>
          <table:table-cell office:value-type="float" office:value="21.5488" calcext:value-type="float">
            <text:p>21.5488</text:p>
          </table:table-cell>
          <table:table-cell table:formula="of:=[50x50x50.A300]+[50x50x50.B300]" office:value-type="float" office:value="23.28426" calcext:value-type="float">
            <text:p>23.28426</text:p>
          </table:table-cell>
          <table:table-cell table:formula="of:=[.D$2]/([.C300]/1000)/1000000" office:value-type="float" office:value="5.36843343958537" calcext:value-type="float">
            <text:p>5.3684334396</text:p>
          </table:table-cell>
        </table:table-row>
        <table:table-row table:style-name="ro1">
          <table:table-cell office:value-type="float" office:value="1.72221" calcext:value-type="float">
            <text:p>1.72221</text:p>
          </table:table-cell>
          <table:table-cell office:value-type="float" office:value="21.4832" calcext:value-type="float">
            <text:p>21.4832</text:p>
          </table:table-cell>
          <table:table-cell table:formula="of:=[50x50x50.A301]+[50x50x50.B301]" office:value-type="float" office:value="23.20541" calcext:value-type="float">
            <text:p>23.20541</text:p>
          </table:table-cell>
          <table:table-cell table:formula="of:=[.D$2]/([.C301]/1000)/1000000" office:value-type="float" office:value="5.38667491761619" calcext:value-type="float">
            <text:p>5.3866749176</text:p>
          </table:table-cell>
        </table:table-row>
        <table:table-row table:style-name="ro1">
          <table:table-cell office:value-type="float" office:value="1.72067" calcext:value-type="float">
            <text:p>1.72067</text:p>
          </table:table-cell>
          <table:table-cell office:value-type="float" office:value="21.4988" calcext:value-type="float">
            <text:p>21.4988</text:p>
          </table:table-cell>
          <table:table-cell table:formula="of:=[50x50x50.A302]+[50x50x50.B302]" office:value-type="float" office:value="23.21947" calcext:value-type="float">
            <text:p>23.21947</text:p>
          </table:table-cell>
          <table:table-cell table:formula="of:=[.D$2]/([.C302]/1000)/1000000" office:value-type="float" office:value="5.38341314422767" calcext:value-type="float">
            <text:p>5.3834131442</text:p>
          </table:table-cell>
        </table:table-row>
        <table:table-row table:style-name="ro1">
          <table:table-cell office:value-type="float" office:value="1.72842" calcext:value-type="float">
            <text:p>1.72842</text:p>
          </table:table-cell>
          <table:table-cell office:value-type="float" office:value="21.5196" calcext:value-type="float">
            <text:p>21.5196</text:p>
          </table:table-cell>
          <table:table-cell table:formula="of:=[50x50x50.A303]+[50x50x50.B303]" office:value-type="float" office:value="23.24802" calcext:value-type="float">
            <text:p>23.24802</text:p>
          </table:table-cell>
          <table:table-cell table:formula="of:=[.D$2]/([.C303]/1000)/1000000" office:value-type="float" office:value="5.37680198141605" calcext:value-type="float">
            <text:p>5.3768019814</text:p>
          </table:table-cell>
        </table:table-row>
        <table:table-row table:style-name="ro1">
          <table:table-cell office:value-type="float" office:value="1.71952" calcext:value-type="float">
            <text:p>1.71952</text:p>
          </table:table-cell>
          <table:table-cell office:value-type="float" office:value="21.526" calcext:value-type="float">
            <text:p>21.526</text:p>
          </table:table-cell>
          <table:table-cell table:formula="of:=[50x50x50.A304]+[50x50x50.B304]" office:value-type="float" office:value="23.24552" calcext:value-type="float">
            <text:p>23.24552</text:p>
          </table:table-cell>
          <table:table-cell table:formula="of:=[.D$2]/([.C304]/1000)/1000000" office:value-type="float" office:value="5.37738024359102" calcext:value-type="float">
            <text:p>5.3773802436</text:p>
          </table:table-cell>
        </table:table-row>
        <table:table-row table:style-name="ro1">
          <table:table-cell office:value-type="float" office:value="1.72166" calcext:value-type="float">
            <text:p>1.72166</text:p>
          </table:table-cell>
          <table:table-cell office:value-type="float" office:value="21.4502" calcext:value-type="float">
            <text:p>21.4502</text:p>
          </table:table-cell>
          <table:table-cell table:formula="of:=[50x50x50.A305]+[50x50x50.B305]" office:value-type="float" office:value="23.17186" calcext:value-type="float">
            <text:p>23.17186</text:p>
          </table:table-cell>
          <table:table-cell table:formula="of:=[.D$2]/([.C305]/1000)/1000000" office:value-type="float" office:value="5.39447415960566" calcext:value-type="float">
            <text:p>5.3944741596</text:p>
          </table:table-cell>
        </table:table-row>
        <table:table-row table:style-name="ro1">
          <table:table-cell office:value-type="float" office:value="1.72605" calcext:value-type="float">
            <text:p>1.72605</text:p>
          </table:table-cell>
          <table:table-cell office:value-type="float" office:value="21.4732" calcext:value-type="float">
            <text:p>21.4732</text:p>
          </table:table-cell>
          <table:table-cell table:formula="of:=[50x50x50.A306]+[50x50x50.B306]" office:value-type="float" office:value="23.19925" calcext:value-type="float">
            <text:p>23.19925</text:p>
          </table:table-cell>
          <table:table-cell table:formula="of:=[.D$2]/([.C306]/1000)/1000000" office:value-type="float" office:value="5.38810521891872" calcext:value-type="float">
            <text:p>5.3881052189</text:p>
          </table:table-cell>
        </table:table-row>
        <table:table-row table:style-name="ro1">
          <table:table-cell office:value-type="float" office:value="1.7273" calcext:value-type="float">
            <text:p>1.7273</text:p>
          </table:table-cell>
          <table:table-cell office:value-type="float" office:value="21.471" calcext:value-type="float">
            <text:p>21.471</text:p>
          </table:table-cell>
          <table:table-cell table:formula="of:=[50x50x50.A307]+[50x50x50.B307]" office:value-type="float" office:value="23.1983" calcext:value-type="float">
            <text:p>23.1983</text:p>
          </table:table-cell>
          <table:table-cell table:formula="of:=[.D$2]/([.C307]/1000)/1000000" office:value-type="float" office:value="5.3883258687059" calcext:value-type="float">
            <text:p>5.3883258687</text:p>
          </table:table-cell>
        </table:table-row>
        <table:table-row table:style-name="ro1">
          <table:table-cell office:value-type="float" office:value="1.73725" calcext:value-type="float">
            <text:p>1.73725</text:p>
          </table:table-cell>
          <table:table-cell office:value-type="float" office:value="21.4853" calcext:value-type="float">
            <text:p>21.4853</text:p>
          </table:table-cell>
          <table:table-cell table:formula="of:=[50x50x50.A308]+[50x50x50.B308]" office:value-type="float" office:value="23.22255" calcext:value-type="float">
            <text:p>23.22255</text:p>
          </table:table-cell>
          <table:table-cell table:formula="of:=[.D$2]/([.C308]/1000)/1000000" office:value-type="float" office:value="5.38269914372022" calcext:value-type="float">
            <text:p>5.3826991437</text:p>
          </table:table-cell>
        </table:table-row>
        <table:table-row table:style-name="ro1">
          <table:table-cell office:value-type="float" office:value="1.7303" calcext:value-type="float">
            <text:p>1.7303</text:p>
          </table:table-cell>
          <table:table-cell office:value-type="float" office:value="21.488" calcext:value-type="float">
            <text:p>21.488</text:p>
          </table:table-cell>
          <table:table-cell table:formula="of:=[50x50x50.A309]+[50x50x50.B309]" office:value-type="float" office:value="23.2183" calcext:value-type="float">
            <text:p>23.2183</text:p>
          </table:table-cell>
          <table:table-cell table:formula="of:=[.D$2]/([.C309]/1000)/1000000" office:value-type="float" office:value="5.38368442134006" calcext:value-type="float">
            <text:p>5.3836844213</text:p>
          </table:table-cell>
        </table:table-row>
        <table:table-row table:style-name="ro1">
          <table:table-cell office:value-type="float" office:value="1.71965" calcext:value-type="float">
            <text:p>1.71965</text:p>
          </table:table-cell>
          <table:table-cell office:value-type="float" office:value="21.4802" calcext:value-type="float">
            <text:p>21.4802</text:p>
          </table:table-cell>
          <table:table-cell table:formula="of:=[50x50x50.A310]+[50x50x50.B310]" office:value-type="float" office:value="23.19985" calcext:value-type="float">
            <text:p>23.19985</text:p>
          </table:table-cell>
          <table:table-cell table:formula="of:=[.D$2]/([.C310]/1000)/1000000" office:value-type="float" office:value="5.38796587046899" calcext:value-type="float">
            <text:p>5.3879658705</text:p>
          </table:table-cell>
        </table:table-row>
        <table:table-row table:style-name="ro1">
          <table:table-cell office:value-type="float" office:value="1.71296" calcext:value-type="float">
            <text:p>1.71296</text:p>
          </table:table-cell>
          <table:table-cell office:value-type="float" office:value="21.4973" calcext:value-type="float">
            <text:p>21.4973</text:p>
          </table:table-cell>
          <table:table-cell table:formula="of:=[50x50x50.A311]+[50x50x50.B311]" office:value-type="float" office:value="23.21026" calcext:value-type="float">
            <text:p>23.21026</text:p>
          </table:table-cell>
          <table:table-cell table:formula="of:=[.D$2]/([.C311]/1000)/1000000" office:value-type="float" office:value="5.38554932172238" calcext:value-type="float">
            <text:p>5.3855493217</text:p>
          </table:table-cell>
        </table:table-row>
        <table:table-row table:style-name="ro1">
          <table:table-cell office:value-type="float" office:value="1.72963" calcext:value-type="float">
            <text:p>1.72963</text:p>
          </table:table-cell>
          <table:table-cell office:value-type="float" office:value="21.5134" calcext:value-type="float">
            <text:p>21.5134</text:p>
          </table:table-cell>
          <table:table-cell table:formula="of:=[50x50x50.A312]+[50x50x50.B312]" office:value-type="float" office:value="23.24303" calcext:value-type="float">
            <text:p>23.24303</text:p>
          </table:table-cell>
          <table:table-cell table:formula="of:=[.D$2]/([.C312]/1000)/1000000" office:value-type="float" office:value="5.37795631636667" calcext:value-type="float">
            <text:p>5.3779563164</text:p>
          </table:table-cell>
        </table:table-row>
        <table:table-row table:style-name="ro1">
          <table:table-cell office:value-type="float" office:value="1.72291" calcext:value-type="float">
            <text:p>1.72291</text:p>
          </table:table-cell>
          <table:table-cell office:value-type="float" office:value="21.4895" calcext:value-type="float">
            <text:p>21.4895</text:p>
          </table:table-cell>
          <table:table-cell table:formula="of:=[50x50x50.A313]+[50x50x50.B313]" office:value-type="float" office:value="23.21241" calcext:value-type="float">
            <text:p>23.21241</text:p>
          </table:table-cell>
          <table:table-cell table:formula="of:=[.D$2]/([.C313]/1000)/1000000" office:value-type="float" office:value="5.38505049669552" calcext:value-type="float">
            <text:p>5.3850504967</text:p>
          </table:table-cell>
        </table:table-row>
        <table:table-row table:style-name="ro1">
          <table:table-cell office:value-type="float" office:value="1.71994" calcext:value-type="float">
            <text:p>1.71994</text:p>
          </table:table-cell>
          <table:table-cell office:value-type="float" office:value="21.4669" calcext:value-type="float">
            <text:p>21.4669</text:p>
          </table:table-cell>
          <table:table-cell table:formula="of:=[50x50x50.A314]+[50x50x50.B314]" office:value-type="float" office:value="23.18684" calcext:value-type="float">
            <text:p>23.18684</text:p>
          </table:table-cell>
          <table:table-cell table:formula="of:=[.D$2]/([.C314]/1000)/1000000" office:value-type="float" office:value="5.39098902653402" calcext:value-type="float">
            <text:p>5.3909890265</text:p>
          </table:table-cell>
        </table:table-row>
        <table:table-row table:style-name="ro1">
          <table:table-cell office:value-type="float" office:value="1.7272" calcext:value-type="float">
            <text:p>1.7272</text:p>
          </table:table-cell>
          <table:table-cell office:value-type="float" office:value="21.5314" calcext:value-type="float">
            <text:p>21.5314</text:p>
          </table:table-cell>
          <table:table-cell table:formula="of:=[50x50x50.A315]+[50x50x50.B315]" office:value-type="float" office:value="23.2586" calcext:value-type="float">
            <text:p>23.2586</text:p>
          </table:table-cell>
          <table:table-cell table:formula="of:=[.D$2]/([.C315]/1000)/1000000" office:value-type="float" office:value="5.37435615213297" calcext:value-type="float">
            <text:p>5.3743561521</text:p>
          </table:table-cell>
        </table:table-row>
        <table:table-row table:style-name="ro1">
          <table:table-cell office:value-type="float" office:value="1.72394" calcext:value-type="float">
            <text:p>1.72394</text:p>
          </table:table-cell>
          <table:table-cell office:value-type="float" office:value="21.5144" calcext:value-type="float">
            <text:p>21.5144</text:p>
          </table:table-cell>
          <table:table-cell table:formula="of:=[50x50x50.A316]+[50x50x50.B316]" office:value-type="float" office:value="23.23834" calcext:value-type="float">
            <text:p>23.23834</text:p>
          </table:table-cell>
          <table:table-cell table:formula="of:=[.D$2]/([.C316]/1000)/1000000" office:value-type="float" office:value="5.37904170435582" calcext:value-type="float">
            <text:p>5.3790417044</text:p>
          </table:table-cell>
        </table:table-row>
        <table:table-row table:style-name="ro1">
          <table:table-cell office:value-type="float" office:value="1.72656" calcext:value-type="float">
            <text:p>1.72656</text:p>
          </table:table-cell>
          <table:table-cell office:value-type="float" office:value="21.5058" calcext:value-type="float">
            <text:p>21.5058</text:p>
          </table:table-cell>
          <table:table-cell table:formula="of:=[50x50x50.A317]+[50x50x50.B317]" office:value-type="float" office:value="23.23236" calcext:value-type="float">
            <text:p>23.23236</text:p>
          </table:table-cell>
          <table:table-cell table:formula="of:=[.D$2]/([.C317]/1000)/1000000" office:value-type="float" office:value="5.3804262674993" calcext:value-type="float">
            <text:p>5.3804262675</text:p>
          </table:table-cell>
        </table:table-row>
        <table:table-row table:style-name="ro1">
          <table:table-cell office:value-type="float" office:value="1.73187" calcext:value-type="float">
            <text:p>1.73187</text:p>
          </table:table-cell>
          <table:table-cell office:value-type="float" office:value="21.4947" calcext:value-type="float">
            <text:p>21.4947</text:p>
          </table:table-cell>
          <table:table-cell table:formula="of:=[50x50x50.A318]+[50x50x50.B318]" office:value-type="float" office:value="23.22657" calcext:value-type="float">
            <text:p>23.22657</text:p>
          </table:table-cell>
          <table:table-cell table:formula="of:=[.D$2]/([.C318]/1000)/1000000" office:value-type="float" office:value="5.38176751883726" calcext:value-type="float">
            <text:p>5.3817675188</text:p>
          </table:table-cell>
        </table:table-row>
        <table:table-row table:style-name="ro1">
          <table:table-cell office:value-type="float" office:value="1.72445" calcext:value-type="float">
            <text:p>1.72445</text:p>
          </table:table-cell>
          <table:table-cell office:value-type="float" office:value="21.4942" calcext:value-type="float">
            <text:p>21.4942</text:p>
          </table:table-cell>
          <table:table-cell table:formula="of:=[50x50x50.A319]+[50x50x50.B319]" office:value-type="float" office:value="23.21865" calcext:value-type="float">
            <text:p>23.21865</text:p>
          </table:table-cell>
          <table:table-cell table:formula="of:=[.D$2]/([.C319]/1000)/1000000" office:value-type="float" office:value="5.38360326720115" calcext:value-type="float">
            <text:p>5.3836032672</text:p>
          </table:table-cell>
        </table:table-row>
        <table:table-row table:style-name="ro1">
          <table:table-cell office:value-type="float" office:value="1.73024" calcext:value-type="float">
            <text:p>1.73024</text:p>
          </table:table-cell>
          <table:table-cell office:value-type="float" office:value="21.4883" calcext:value-type="float">
            <text:p>21.4883</text:p>
          </table:table-cell>
          <table:table-cell table:formula="of:=[50x50x50.A320]+[50x50x50.B320]" office:value-type="float" office:value="23.21854" calcext:value-type="float">
            <text:p>23.21854</text:p>
          </table:table-cell>
          <table:table-cell table:formula="of:=[.D$2]/([.C320]/1000)/1000000" office:value-type="float" office:value="5.38362877252403" calcext:value-type="float">
            <text:p>5.3836287725</text:p>
          </table:table-cell>
        </table:table-row>
        <table:table-row table:style-name="ro1">
          <table:table-cell office:value-type="float" office:value="1.72368" calcext:value-type="float">
            <text:p>1.72368</text:p>
          </table:table-cell>
          <table:table-cell office:value-type="float" office:value="21.522" calcext:value-type="float">
            <text:p>21.522</text:p>
          </table:table-cell>
          <table:table-cell table:formula="of:=[50x50x50.A321]+[50x50x50.B321]" office:value-type="float" office:value="23.24568" calcext:value-type="float">
            <text:p>23.24568</text:p>
          </table:table-cell>
          <table:table-cell table:formula="of:=[.D$2]/([.C321]/1000)/1000000" office:value-type="float" office:value="5.37734323108638" calcext:value-type="float">
            <text:p>5.3773432311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21.4757" calcext:value-type="float">
            <text:p>21.4757</text:p>
          </table:table-cell>
          <table:table-cell table:formula="of:=[50x50x50.A322]+[50x50x50.B322]" office:value-type="float" office:value="23.2117" calcext:value-type="float">
            <text:p>23.2117</text:p>
          </table:table-cell>
          <table:table-cell table:formula="of:=[.D$2]/([.C322]/1000)/1000000" office:value-type="float" office:value="5.38521521474084" calcext:value-type="float">
            <text:p>5.3852152147</text:p>
          </table:table-cell>
        </table:table-row>
        <table:table-row table:style-name="ro1">
          <table:table-cell office:value-type="float" office:value="1.73011" calcext:value-type="float">
            <text:p>1.73011</text:p>
          </table:table-cell>
          <table:table-cell office:value-type="float" office:value="21.4819" calcext:value-type="float">
            <text:p>21.4819</text:p>
          </table:table-cell>
          <table:table-cell table:formula="of:=[50x50x50.A323]+[50x50x50.B323]" office:value-type="float" office:value="23.21201" calcext:value-type="float">
            <text:p>23.21201</text:p>
          </table:table-cell>
          <table:table-cell table:formula="of:=[.D$2]/([.C323]/1000)/1000000" office:value-type="float" office:value="5.38514329435495" calcext:value-type="float">
            <text:p>5.3851432944</text:p>
          </table:table-cell>
        </table:table-row>
        <table:table-row table:style-name="ro1">
          <table:table-cell office:value-type="float" office:value="1.7289" calcext:value-type="float">
            <text:p>1.7289</text:p>
          </table:table-cell>
          <table:table-cell office:value-type="float" office:value="21.4831" calcext:value-type="float">
            <text:p>21.4831</text:p>
          </table:table-cell>
          <table:table-cell table:formula="of:=[50x50x50.A324]+[50x50x50.B324]" office:value-type="float" office:value="23.212" calcext:value-type="float">
            <text:p>23.212</text:p>
          </table:table-cell>
          <table:table-cell table:formula="of:=[.D$2]/([.C324]/1000)/1000000" office:value-type="float" office:value="5.38514561433741" calcext:value-type="float">
            <text:p>5.3851456143</text:p>
          </table:table-cell>
        </table:table-row>
        <table:table-row table:style-name="ro1">
          <table:table-cell office:value-type="float" office:value="1.71974" calcext:value-type="float">
            <text:p>1.71974</text:p>
          </table:table-cell>
          <table:table-cell office:value-type="float" office:value="21.4913" calcext:value-type="float">
            <text:p>21.4913</text:p>
          </table:table-cell>
          <table:table-cell table:formula="of:=[50x50x50.A325]+[50x50x50.B325]" office:value-type="float" office:value="23.21104" calcext:value-type="float">
            <text:p>23.21104</text:p>
          </table:table-cell>
          <table:table-cell table:formula="of:=[.D$2]/([.C325]/1000)/1000000" office:value-type="float" office:value="5.38536834196141" calcext:value-type="float">
            <text:p>5.385368342</text:p>
          </table:table-cell>
        </table:table-row>
        <table:table-row table:style-name="ro1">
          <table:table-cell office:value-type="float" office:value="1.72406" calcext:value-type="float">
            <text:p>1.72406</text:p>
          </table:table-cell>
          <table:table-cell office:value-type="float" office:value="21.5194" calcext:value-type="float">
            <text:p>21.5194</text:p>
          </table:table-cell>
          <table:table-cell table:formula="of:=[50x50x50.A326]+[50x50x50.B326]" office:value-type="float" office:value="23.24346" calcext:value-type="float">
            <text:p>23.24346</text:p>
          </table:table-cell>
          <table:table-cell table:formula="of:=[.D$2]/([.C326]/1000)/1000000" office:value-type="float" office:value="5.37785682510263" calcext:value-type="float">
            <text:p>5.3778568251</text:p>
          </table:table-cell>
        </table:table-row>
        <table:table-row table:style-name="ro1">
          <table:table-cell office:value-type="float" office:value="1.72947" calcext:value-type="float">
            <text:p>1.72947</text:p>
          </table:table-cell>
          <table:table-cell office:value-type="float" office:value="21.5119" calcext:value-type="float">
            <text:p>21.5119</text:p>
          </table:table-cell>
          <table:table-cell table:formula="of:=[50x50x50.A327]+[50x50x50.B327]" office:value-type="float" office:value="23.24137" calcext:value-type="float">
            <text:p>23.24137</text:p>
          </table:table-cell>
          <table:table-cell table:formula="of:=[.D$2]/([.C327]/1000)/1000000" office:value-type="float" office:value="5.37834043345982" calcext:value-type="float">
            <text:p>5.3783404335</text:p>
          </table:table-cell>
        </table:table-row>
        <table:table-row table:style-name="ro1">
          <table:table-cell office:value-type="float" office:value="1.72464" calcext:value-type="float">
            <text:p>1.72464</text:p>
          </table:table-cell>
          <table:table-cell office:value-type="float" office:value="21.4907" calcext:value-type="float">
            <text:p>21.4907</text:p>
          </table:table-cell>
          <table:table-cell table:formula="of:=[50x50x50.A328]+[50x50x50.B328]" office:value-type="float" office:value="23.21534" calcext:value-type="float">
            <text:p>23.21534</text:p>
          </table:table-cell>
          <table:table-cell table:formula="of:=[.D$2]/([.C328]/1000)/1000000" office:value-type="float" office:value="5.38437085134226" calcext:value-type="float">
            <text:p>5.3843708513</text:p>
          </table:table-cell>
        </table:table-row>
        <table:table-row table:style-name="ro1">
          <table:table-cell office:value-type="float" office:value="1.7264" calcext:value-type="float">
            <text:p>1.7264</text:p>
          </table:table-cell>
          <table:table-cell office:value-type="float" office:value="21.4944" calcext:value-type="float">
            <text:p>21.4944</text:p>
          </table:table-cell>
          <table:table-cell table:formula="of:=[50x50x50.A329]+[50x50x50.B329]" office:value-type="float" office:value="23.2208" calcext:value-type="float">
            <text:p>23.2208</text:p>
          </table:table-cell>
          <table:table-cell table:formula="of:=[.D$2]/([.C329]/1000)/1000000" office:value-type="float" office:value="5.38310480259078" calcext:value-type="float">
            <text:p>5.3831048026</text:p>
          </table:table-cell>
        </table:table-row>
        <table:table-row table:style-name="ro1">
          <table:table-cell office:value-type="float" office:value="1.72989" calcext:value-type="float">
            <text:p>1.72989</text:p>
          </table:table-cell>
          <table:table-cell office:value-type="float" office:value="21.5107" calcext:value-type="float">
            <text:p>21.5107</text:p>
          </table:table-cell>
          <table:table-cell table:formula="of:=[50x50x50.A330]+[50x50x50.B330]" office:value-type="float" office:value="23.24059" calcext:value-type="float">
            <text:p>23.24059</text:p>
          </table:table-cell>
          <table:table-cell table:formula="of:=[.D$2]/([.C330]/1000)/1000000" office:value-type="float" office:value="5.37852094116371" calcext:value-type="float">
            <text:p>5.3785209412</text:p>
          </table:table-cell>
        </table:table-row>
        <table:table-row table:style-name="ro1">
          <table:table-cell office:value-type="float" office:value="1.72141" calcext:value-type="float">
            <text:p>1.72141</text:p>
          </table:table-cell>
          <table:table-cell office:value-type="float" office:value="21.511" calcext:value-type="float">
            <text:p>21.511</text:p>
          </table:table-cell>
          <table:table-cell table:formula="of:=[50x50x50.A331]+[50x50x50.B331]" office:value-type="float" office:value="23.23241" calcext:value-type="float">
            <text:p>23.23241</text:p>
          </table:table-cell>
          <table:table-cell table:formula="of:=[.D$2]/([.C331]/1000)/1000000" office:value-type="float" office:value="5.38041468792949" calcext:value-type="float">
            <text:p>5.3804146879</text:p>
          </table:table-cell>
        </table:table-row>
        <table:table-row table:style-name="ro1">
          <table:table-cell office:value-type="float" office:value="1.72541" calcext:value-type="float">
            <text:p>1.72541</text:p>
          </table:table-cell>
          <table:table-cell office:value-type="float" office:value="21.4562" calcext:value-type="float">
            <text:p>21.4562</text:p>
          </table:table-cell>
          <table:table-cell table:formula="of:=[50x50x50.A332]+[50x50x50.B332]" office:value-type="float" office:value="23.18161" calcext:value-type="float">
            <text:p>23.18161</text:p>
          </table:table-cell>
          <table:table-cell table:formula="of:=[.D$2]/([.C332]/1000)/1000000" office:value-type="float" office:value="5.39220528686317" calcext:value-type="float">
            <text:p>5.3922052869</text:p>
          </table:table-cell>
        </table:table-row>
        <table:table-row table:style-name="ro1">
          <table:table-cell office:value-type="float" office:value="1.72419" calcext:value-type="float">
            <text:p>1.72419</text:p>
          </table:table-cell>
          <table:table-cell office:value-type="float" office:value="21.4667" calcext:value-type="float">
            <text:p>21.4667</text:p>
          </table:table-cell>
          <table:table-cell table:formula="of:=[50x50x50.A333]+[50x50x50.B333]" office:value-type="float" office:value="23.19089" calcext:value-type="float">
            <text:p>23.19089</text:p>
          </table:table-cell>
          <table:table-cell table:formula="of:=[.D$2]/([.C333]/1000)/1000000" office:value-type="float" office:value="5.39004755746761" calcext:value-type="float">
            <text:p>5.3900475575</text:p>
          </table:table-cell>
        </table:table-row>
        <table:table-row table:style-name="ro1">
          <table:table-cell office:value-type="float" office:value="1.73773" calcext:value-type="float">
            <text:p>1.73773</text:p>
          </table:table-cell>
          <table:table-cell office:value-type="float" office:value="21.506" calcext:value-type="float">
            <text:p>21.506</text:p>
          </table:table-cell>
          <table:table-cell table:formula="of:=[50x50x50.A334]+[50x50x50.B334]" office:value-type="float" office:value="23.24373" calcext:value-type="float">
            <text:p>23.24373</text:p>
          </table:table-cell>
          <table:table-cell table:formula="of:=[.D$2]/([.C334]/1000)/1000000" office:value-type="float" office:value="5.37779435572518" calcext:value-type="float">
            <text:p>5.3777943557</text:p>
          </table:table-cell>
        </table:table-row>
        <table:table-row table:style-name="ro1">
          <table:table-cell office:value-type="float" office:value="1.71955" calcext:value-type="float">
            <text:p>1.71955</text:p>
          </table:table-cell>
          <table:table-cell office:value-type="float" office:value="21.4914" calcext:value-type="float">
            <text:p>21.4914</text:p>
          </table:table-cell>
          <table:table-cell table:formula="of:=[50x50x50.A335]+[50x50x50.B335]" office:value-type="float" office:value="23.21095" calcext:value-type="float">
            <text:p>23.21095</text:p>
          </table:table-cell>
          <table:table-cell table:formula="of:=[.D$2]/([.C335]/1000)/1000000" office:value-type="float" office:value="5.38538922362075" calcext:value-type="float">
            <text:p>5.3853892236</text:p>
          </table:table-cell>
        </table:table-row>
        <table:table-row table:style-name="ro1">
          <table:table-cell office:value-type="float" office:value="1.71968" calcext:value-type="float">
            <text:p>1.71968</text:p>
          </table:table-cell>
          <table:table-cell office:value-type="float" office:value="21.5135" calcext:value-type="float">
            <text:p>21.5135</text:p>
          </table:table-cell>
          <table:table-cell table:formula="of:=[50x50x50.A336]+[50x50x50.B336]" office:value-type="float" office:value="23.23318" calcext:value-type="float">
            <text:p>23.23318</text:p>
          </table:table-cell>
          <table:table-cell table:formula="of:=[.D$2]/([.C336]/1000)/1000000" office:value-type="float" office:value="5.38023636884835" calcext:value-type="float">
            <text:p>5.3802363688</text:p>
          </table:table-cell>
        </table:table-row>
        <table:table-row table:style-name="ro1">
          <table:table-cell office:value-type="float" office:value="1.72883" calcext:value-type="float">
            <text:p>1.72883</text:p>
          </table:table-cell>
          <table:table-cell office:value-type="float" office:value="21.5391" calcext:value-type="float">
            <text:p>21.5391</text:p>
          </table:table-cell>
          <table:table-cell table:formula="of:=[50x50x50.A337]+[50x50x50.B337]" office:value-type="float" office:value="23.26793" calcext:value-type="float">
            <text:p>23.26793</text:p>
          </table:table-cell>
          <table:table-cell table:formula="of:=[.D$2]/([.C337]/1000)/1000000" office:value-type="float" office:value="5.37220113692967" calcext:value-type="float">
            <text:p>5.3722011369</text:p>
          </table:table-cell>
        </table:table-row>
        <table:table-row table:style-name="ro1">
          <table:table-cell office:value-type="float" office:value="1.73002" calcext:value-type="float">
            <text:p>1.73002</text:p>
          </table:table-cell>
          <table:table-cell office:value-type="float" office:value="21.5083" calcext:value-type="float">
            <text:p>21.5083</text:p>
          </table:table-cell>
          <table:table-cell table:formula="of:=[50x50x50.A338]+[50x50x50.B338]" office:value-type="float" office:value="23.23832" calcext:value-type="float">
            <text:p>23.23832</text:p>
          </table:table-cell>
          <table:table-cell table:formula="of:=[.D$2]/([.C338]/1000)/1000000" office:value-type="float" office:value="5.37904633381415" calcext:value-type="float">
            <text:p>5.3790463338</text:p>
          </table:table-cell>
        </table:table-row>
        <table:table-row table:style-name="ro1">
          <table:table-cell office:value-type="float" office:value="1.7176" calcext:value-type="float">
            <text:p>1.7176</text:p>
          </table:table-cell>
          <table:table-cell office:value-type="float" office:value="21.5358" calcext:value-type="float">
            <text:p>21.5358</text:p>
          </table:table-cell>
          <table:table-cell table:formula="of:=[50x50x50.A339]+[50x50x50.B339]" office:value-type="float" office:value="23.2534" calcext:value-type="float">
            <text:p>23.2534</text:p>
          </table:table-cell>
          <table:table-cell table:formula="of:=[.D$2]/([.C339]/1000)/1000000" office:value-type="float" office:value="5.37555798291863" calcext:value-type="float">
            <text:p>5.3755579829</text:p>
          </table:table-cell>
        </table:table-row>
        <table:table-row table:style-name="ro1">
          <table:table-cell office:value-type="float" office:value="1.72714" calcext:value-type="float">
            <text:p>1.72714</text:p>
          </table:table-cell>
          <table:table-cell office:value-type="float" office:value="21.5166" calcext:value-type="float">
            <text:p>21.5166</text:p>
          </table:table-cell>
          <table:table-cell table:formula="of:=[50x50x50.A340]+[50x50x50.B340]" office:value-type="float" office:value="23.24374" calcext:value-type="float">
            <text:p>23.24374</text:p>
          </table:table-cell>
          <table:table-cell table:formula="of:=[.D$2]/([.C340]/1000)/1000000" office:value-type="float" office:value="5.3777920420724" calcext:value-type="float">
            <text:p>5.3777920421</text:p>
          </table:table-cell>
        </table:table-row>
        <table:table-row table:style-name="ro1">
          <table:table-cell office:value-type="float" office:value="1.7288" calcext:value-type="float">
            <text:p>1.7288</text:p>
          </table:table-cell>
          <table:table-cell office:value-type="float" office:value="21.4879" calcext:value-type="float">
            <text:p>21.4879</text:p>
          </table:table-cell>
          <table:table-cell table:formula="of:=[50x50x50.A341]+[50x50x50.B341]" office:value-type="float" office:value="23.2167" calcext:value-type="float">
            <text:p>23.2167</text:p>
          </table:table-cell>
          <table:table-cell table:formula="of:=[.D$2]/([.C341]/1000)/1000000" office:value-type="float" office:value="5.38405544284933" calcext:value-type="float">
            <text:p>5.3840554428</text:p>
          </table:table-cell>
        </table:table-row>
        <table:table-row table:style-name="ro1">
          <table:table-cell office:value-type="float" office:value="1.73344" calcext:value-type="float">
            <text:p>1.73344</text:p>
          </table:table-cell>
          <table:table-cell office:value-type="float" office:value="21.4852" calcext:value-type="float">
            <text:p>21.4852</text:p>
          </table:table-cell>
          <table:table-cell table:formula="of:=[50x50x50.A342]+[50x50x50.B342]" office:value-type="float" office:value="23.21864" calcext:value-type="float">
            <text:p>23.21864</text:p>
          </table:table-cell>
          <table:table-cell table:formula="of:=[.D$2]/([.C342]/1000)/1000000" office:value-type="float" office:value="5.38360558585688" calcext:value-type="float">
            <text:p>5.3836055859</text:p>
          </table:table-cell>
        </table:table-row>
        <table:table-row table:style-name="ro1">
          <table:table-cell office:value-type="float" office:value="1.72541" calcext:value-type="float">
            <text:p>1.72541</text:p>
          </table:table-cell>
          <table:table-cell office:value-type="float" office:value="21.4827" calcext:value-type="float">
            <text:p>21.4827</text:p>
          </table:table-cell>
          <table:table-cell table:formula="of:=[50x50x50.A343]+[50x50x50.B343]" office:value-type="float" office:value="23.20811" calcext:value-type="float">
            <text:p>23.20811</text:p>
          </table:table-cell>
          <table:table-cell table:formula="of:=[.D$2]/([.C343]/1000)/1000000" office:value-type="float" office:value="5.38604823917157" calcext:value-type="float">
            <text:p>5.3860482392</text:p>
          </table:table-cell>
        </table:table-row>
        <table:table-row table:style-name="ro1">
          <table:table-cell office:value-type="float" office:value="1.72179" calcext:value-type="float">
            <text:p>1.72179</text:p>
          </table:table-cell>
          <table:table-cell office:value-type="float" office:value="21.4471" calcext:value-type="float">
            <text:p>21.4471</text:p>
          </table:table-cell>
          <table:table-cell table:formula="of:=[50x50x50.A344]+[50x50x50.B344]" office:value-type="float" office:value="23.16889" calcext:value-type="float">
            <text:p>23.16889</text:p>
          </table:table-cell>
          <table:table-cell table:formula="of:=[.D$2]/([.C344]/1000)/1000000" office:value-type="float" office:value="5.39516567258941" calcext:value-type="float">
            <text:p>5.3951656726</text:p>
          </table:table-cell>
        </table:table-row>
        <table:table-row table:style-name="ro1">
          <table:table-cell office:value-type="float" office:value="1.72496" calcext:value-type="float">
            <text:p>1.72496</text:p>
          </table:table-cell>
          <table:table-cell office:value-type="float" office:value="21.4649" calcext:value-type="float">
            <text:p>21.4649</text:p>
          </table:table-cell>
          <table:table-cell table:formula="of:=[50x50x50.A345]+[50x50x50.B345]" office:value-type="float" office:value="23.18986" calcext:value-type="float">
            <text:p>23.18986</text:p>
          </table:table-cell>
          <table:table-cell table:formula="of:=[.D$2]/([.C345]/1000)/1000000" office:value-type="float" office:value="5.39028696162892" calcext:value-type="float">
            <text:p>5.3902869616</text:p>
          </table:table-cell>
        </table:table-row>
        <table:table-row table:style-name="ro1">
          <table:table-cell office:value-type="float" office:value="1.71866" calcext:value-type="float">
            <text:p>1.71866</text:p>
          </table:table-cell>
          <table:table-cell office:value-type="float" office:value="21.5204" calcext:value-type="float">
            <text:p>21.5204</text:p>
          </table:table-cell>
          <table:table-cell table:formula="of:=[50x50x50.A346]+[50x50x50.B346]" office:value-type="float" office:value="23.23906" calcext:value-type="float">
            <text:p>23.23906</text:p>
          </table:table-cell>
          <table:table-cell table:formula="of:=[.D$2]/([.C346]/1000)/1000000" office:value-type="float" office:value="5.37887504916292" calcext:value-type="float">
            <text:p>5.3788750492</text:p>
          </table:table-cell>
        </table:table-row>
        <table:table-row table:style-name="ro1">
          <table:table-cell office:value-type="float" office:value="1.7289" calcext:value-type="float">
            <text:p>1.7289</text:p>
          </table:table-cell>
          <table:table-cell office:value-type="float" office:value="21.4756" calcext:value-type="float">
            <text:p>21.4756</text:p>
          </table:table-cell>
          <table:table-cell table:formula="of:=[50x50x50.A347]+[50x50x50.B347]" office:value-type="float" office:value="23.2045" calcext:value-type="float">
            <text:p>23.2045</text:p>
          </table:table-cell>
          <table:table-cell table:formula="of:=[.D$2]/([.C347]/1000)/1000000" office:value-type="float" office:value="5.38688616432158" calcext:value-type="float">
            <text:p>5.3868861643</text:p>
          </table:table-cell>
        </table:table-row>
        <table:table-row table:style-name="ro1">
          <table:table-cell office:value-type="float" office:value="1.72573" calcext:value-type="float">
            <text:p>1.72573</text:p>
          </table:table-cell>
          <table:table-cell office:value-type="float" office:value="21.489" calcext:value-type="float">
            <text:p>21.489</text:p>
          </table:table-cell>
          <table:table-cell table:formula="of:=[50x50x50.A348]+[50x50x50.B348]" office:value-type="float" office:value="23.21473" calcext:value-type="float">
            <text:p>23.21473</text:p>
          </table:table-cell>
          <table:table-cell table:formula="of:=[.D$2]/([.C348]/1000)/1000000" office:value-type="float" office:value="5.38451233333319" calcext:value-type="float">
            <text:p>5.3845123333</text:p>
          </table:table-cell>
        </table:table-row>
        <table:table-row table:style-name="ro1">
          <table:table-cell office:value-type="float" office:value="1.72954" calcext:value-type="float">
            <text:p>1.72954</text:p>
          </table:table-cell>
          <table:table-cell office:value-type="float" office:value="21.4934" calcext:value-type="float">
            <text:p>21.4934</text:p>
          </table:table-cell>
          <table:table-cell table:formula="of:=[50x50x50.A349]+[50x50x50.B349]" office:value-type="float" office:value="23.22294" calcext:value-type="float">
            <text:p>23.22294</text:p>
          </table:table-cell>
          <table:table-cell table:formula="of:=[.D$2]/([.C349]/1000)/1000000" office:value-type="float" office:value="5.3826087480741" calcext:value-type="float">
            <text:p>5.3826087481</text:p>
          </table:table-cell>
        </table:table-row>
        <table:table-row table:style-name="ro1">
          <table:table-cell office:value-type="float" office:value="1.73395" calcext:value-type="float">
            <text:p>1.73395</text:p>
          </table:table-cell>
          <table:table-cell office:value-type="float" office:value="21.493" calcext:value-type="float">
            <text:p>21.493</text:p>
          </table:table-cell>
          <table:table-cell table:formula="of:=[50x50x50.A350]+[50x50x50.B350]" office:value-type="float" office:value="23.22695" calcext:value-type="float">
            <text:p>23.22695</text:p>
          </table:table-cell>
          <table:table-cell table:formula="of:=[.D$2]/([.C350]/1000)/1000000" office:value-type="float" office:value="5.38167947147602" calcext:value-type="float">
            <text:p>5.3816794715</text:p>
          </table:table-cell>
        </table:table-row>
        <table:table-row table:style-name="ro1">
          <table:table-cell office:value-type="float" office:value="1.71747" calcext:value-type="float">
            <text:p>1.71747</text:p>
          </table:table-cell>
          <table:table-cell office:value-type="float" office:value="21.5259" calcext:value-type="float">
            <text:p>21.5259</text:p>
          </table:table-cell>
          <table:table-cell table:formula="of:=[50x50x50.A351]+[50x50x50.B351]" office:value-type="float" office:value="23.24337" calcext:value-type="float">
            <text:p>23.24337</text:p>
          </table:table-cell>
          <table:table-cell table:formula="of:=[.D$2]/([.C351]/1000)/1000000" office:value-type="float" office:value="5.37787764855096" calcext:value-type="float">
            <text:p>5.3778776486</text:p>
          </table:table-cell>
        </table:table-row>
        <table:table-row table:style-name="ro1">
          <table:table-cell office:value-type="float" office:value="1.72483" calcext:value-type="float">
            <text:p>1.72483</text:p>
          </table:table-cell>
          <table:table-cell office:value-type="float" office:value="21.4536" calcext:value-type="float">
            <text:p>21.4536</text:p>
          </table:table-cell>
          <table:table-cell table:formula="of:=[50x50x50.A352]+[50x50x50.B352]" office:value-type="float" office:value="23.17843" calcext:value-type="float">
            <text:p>23.17843</text:p>
          </table:table-cell>
          <table:table-cell table:formula="of:=[.D$2]/([.C352]/1000)/1000000" office:value-type="float" office:value="5.39294507867875" calcext:value-type="float">
            <text:p>5.3929450787</text:p>
          </table:table-cell>
        </table:table-row>
        <table:table-row table:style-name="ro1">
          <table:table-cell office:value-type="float" office:value="1.73078" calcext:value-type="float">
            <text:p>1.73078</text:p>
          </table:table-cell>
          <table:table-cell office:value-type="float" office:value="21.4616" calcext:value-type="float">
            <text:p>21.4616</text:p>
          </table:table-cell>
          <table:table-cell table:formula="of:=[50x50x50.A353]+[50x50x50.B353]" office:value-type="float" office:value="23.19238" calcext:value-type="float">
            <text:p>23.19238</text:p>
          </table:table-cell>
          <table:table-cell table:formula="of:=[.D$2]/([.C353]/1000)/1000000" office:value-type="float" office:value="5.38970127257315" calcext:value-type="float">
            <text:p>5.3897012726</text:p>
          </table:table-cell>
        </table:table-row>
        <table:table-row table:style-name="ro1">
          <table:table-cell office:value-type="float" office:value="1.73088" calcext:value-type="float">
            <text:p>1.73088</text:p>
          </table:table-cell>
          <table:table-cell office:value-type="float" office:value="21.4917" calcext:value-type="float">
            <text:p>21.4917</text:p>
          </table:table-cell>
          <table:table-cell table:formula="of:=[50x50x50.A354]+[50x50x50.B354]" office:value-type="float" office:value="23.22258" calcext:value-type="float">
            <text:p>23.22258</text:p>
          </table:table-cell>
          <table:table-cell table:formula="of:=[.D$2]/([.C354]/1000)/1000000" office:value-type="float" office:value="5.38269219010119" calcext:value-type="float">
            <text:p>5.3826921901</text:p>
          </table:table-cell>
        </table:table-row>
        <table:table-row table:style-name="ro1">
          <table:table-cell office:value-type="float" office:value="1.71898" calcext:value-type="float">
            <text:p>1.71898</text:p>
          </table:table-cell>
          <table:table-cell office:value-type="float" office:value="21.4738" calcext:value-type="float">
            <text:p>21.4738</text:p>
          </table:table-cell>
          <table:table-cell table:formula="of:=[50x50x50.A355]+[50x50x50.B355]" office:value-type="float" office:value="23.19278" calcext:value-type="float">
            <text:p>23.19278</text:p>
          </table:table-cell>
          <table:table-cell table:formula="of:=[.D$2]/([.C355]/1000)/1000000" office:value-type="float" office:value="5.38960831776096" calcext:value-type="float">
            <text:p>5.3896083178</text:p>
          </table:table-cell>
        </table:table-row>
        <table:table-row table:style-name="ro1">
          <table:table-cell office:value-type="float" office:value="1.72419" calcext:value-type="float">
            <text:p>1.72419</text:p>
          </table:table-cell>
          <table:table-cell office:value-type="float" office:value="21.487" calcext:value-type="float">
            <text:p>21.487</text:p>
          </table:table-cell>
          <table:table-cell table:formula="of:=[50x50x50.A356]+[50x50x50.B356]" office:value-type="float" office:value="23.21119" calcext:value-type="float">
            <text:p>23.21119</text:p>
          </table:table-cell>
          <table:table-cell table:formula="of:=[.D$2]/([.C356]/1000)/1000000" office:value-type="float" office:value="5.38533353955571" calcext:value-type="float">
            <text:p>5.3853335396</text:p>
          </table:table-cell>
        </table:table-row>
        <table:table-row table:style-name="ro1">
          <table:table-cell office:value-type="float" office:value="1.72736" calcext:value-type="float">
            <text:p>1.72736</text:p>
          </table:table-cell>
          <table:table-cell office:value-type="float" office:value="21.5074" calcext:value-type="float">
            <text:p>21.5074</text:p>
          </table:table-cell>
          <table:table-cell table:formula="of:=[50x50x50.A357]+[50x50x50.B357]" office:value-type="float" office:value="23.23476" calcext:value-type="float">
            <text:p>23.23476</text:p>
          </table:table-cell>
          <table:table-cell table:formula="of:=[.D$2]/([.C357]/1000)/1000000" office:value-type="float" office:value="5.37987050436501" calcext:value-type="float">
            <text:p>5.3798705044</text:p>
          </table:table-cell>
        </table:table-row>
        <table:table-row table:style-name="ro1">
          <table:table-cell office:value-type="float" office:value="1.72429" calcext:value-type="float">
            <text:p>1.72429</text:p>
          </table:table-cell>
          <table:table-cell office:value-type="float" office:value="21.4507" calcext:value-type="float">
            <text:p>21.4507</text:p>
          </table:table-cell>
          <table:table-cell table:formula="of:=[50x50x50.A358]+[50x50x50.B358]" office:value-type="float" office:value="23.17499" calcext:value-type="float">
            <text:p>23.17499</text:p>
          </table:table-cell>
          <table:table-cell table:formula="of:=[.D$2]/([.C358]/1000)/1000000" office:value-type="float" office:value="5.39374558521924" calcext:value-type="float">
            <text:p>5.3937455852</text:p>
          </table:table-cell>
        </table:table-row>
        <table:table-row table:style-name="ro1">
          <table:table-cell office:value-type="float" office:value="1.72163" calcext:value-type="float">
            <text:p>1.72163</text:p>
          </table:table-cell>
          <table:table-cell office:value-type="float" office:value="21.4733" calcext:value-type="float">
            <text:p>21.4733</text:p>
          </table:table-cell>
          <table:table-cell table:formula="of:=[50x50x50.A359]+[50x50x50.B359]" office:value-type="float" office:value="23.19493" calcext:value-type="float">
            <text:p>23.19493</text:p>
          </table:table-cell>
          <table:table-cell table:formula="of:=[.D$2]/([.C359]/1000)/1000000" office:value-type="float" office:value="5.38910874057391" calcext:value-type="float">
            <text:p>5.3891087406</text:p>
          </table:table-cell>
        </table:table-row>
        <table:table-row table:style-name="ro1">
          <table:table-cell office:value-type="float" office:value="1.72864" calcext:value-type="float">
            <text:p>1.72864</text:p>
          </table:table-cell>
          <table:table-cell office:value-type="float" office:value="21.5119" calcext:value-type="float">
            <text:p>21.5119</text:p>
          </table:table-cell>
          <table:table-cell table:formula="of:=[50x50x50.A360]+[50x50x50.B360]" office:value-type="float" office:value="23.24054" calcext:value-type="float">
            <text:p>23.24054</text:p>
          </table:table-cell>
          <table:table-cell table:formula="of:=[.D$2]/([.C360]/1000)/1000000" office:value-type="float" office:value="5.37853251258361" calcext:value-type="float">
            <text:p>5.3785325126</text:p>
          </table:table-cell>
        </table:table-row>
        <table:table-row table:style-name="ro1">
          <table:table-cell office:value-type="float" office:value="1.73072" calcext:value-type="float">
            <text:p>1.73072</text:p>
          </table:table-cell>
          <table:table-cell office:value-type="float" office:value="21.498" calcext:value-type="float">
            <text:p>21.498</text:p>
          </table:table-cell>
          <table:table-cell table:formula="of:=[50x50x50.A361]+[50x50x50.B361]" office:value-type="float" office:value="23.22872" calcext:value-type="float">
            <text:p>23.22872</text:p>
          </table:table-cell>
          <table:table-cell table:formula="of:=[.D$2]/([.C361]/1000)/1000000" office:value-type="float" office:value="5.3812693940949" calcext:value-type="float">
            <text:p>5.3812693941</text:p>
          </table:table-cell>
        </table:table-row>
        <table:table-row table:style-name="ro1">
          <table:table-cell office:value-type="float" office:value="1.72739" calcext:value-type="float">
            <text:p>1.72739</text:p>
          </table:table-cell>
          <table:table-cell office:value-type="float" office:value="21.4847" calcext:value-type="float">
            <text:p>21.4847</text:p>
          </table:table-cell>
          <table:table-cell table:formula="of:=[50x50x50.A362]+[50x50x50.B362]" office:value-type="float" office:value="23.21209" calcext:value-type="float">
            <text:p>23.21209</text:p>
          </table:table-cell>
          <table:table-cell table:formula="of:=[.D$2]/([.C362]/1000)/1000000" office:value-type="float" office:value="5.3851247345672" calcext:value-type="float">
            <text:p>5.3851247346</text:p>
          </table:table-cell>
        </table:table-row>
        <table:table-row table:style-name="ro1">
          <table:table-cell office:value-type="float" office:value="1.72208" calcext:value-type="float">
            <text:p>1.72208</text:p>
          </table:table-cell>
          <table:table-cell office:value-type="float" office:value="21.4726" calcext:value-type="float">
            <text:p>21.4726</text:p>
          </table:table-cell>
          <table:table-cell table:formula="of:=[50x50x50.A363]+[50x50x50.B363]" office:value-type="float" office:value="23.19468" calcext:value-type="float">
            <text:p>23.19468</text:p>
          </table:table-cell>
          <table:table-cell table:formula="of:=[.D$2]/([.C363]/1000)/1000000" office:value-type="float" office:value="5.38916682618601" calcext:value-type="float">
            <text:p>5.3891668262</text:p>
          </table:table-cell>
        </table:table-row>
        <table:table-row table:style-name="ro1">
          <table:table-cell office:value-type="float" office:value="1.72816" calcext:value-type="float">
            <text:p>1.72816</text:p>
          </table:table-cell>
          <table:table-cell office:value-type="float" office:value="21.4718" calcext:value-type="float">
            <text:p>21.4718</text:p>
          </table:table-cell>
          <table:table-cell table:formula="of:=[50x50x50.A364]+[50x50x50.B364]" office:value-type="float" office:value="23.19996" calcext:value-type="float">
            <text:p>23.19996</text:p>
          </table:table-cell>
          <table:table-cell table:formula="of:=[.D$2]/([.C364]/1000)/1000000" office:value-type="float" office:value="5.38794032403504" calcext:value-type="float">
            <text:p>5.387940324</text:p>
          </table:table-cell>
        </table:table-row>
        <table:table-row table:style-name="ro1">
          <table:table-cell office:value-type="float" office:value="1.72214" calcext:value-type="float">
            <text:p>1.72214</text:p>
          </table:table-cell>
          <table:table-cell office:value-type="float" office:value="21.5126" calcext:value-type="float">
            <text:p>21.5126</text:p>
          </table:table-cell>
          <table:table-cell table:formula="of:=[50x50x50.A365]+[50x50x50.B365]" office:value-type="float" office:value="23.23474" calcext:value-type="float">
            <text:p>23.23474</text:p>
          </table:table-cell>
          <table:table-cell table:formula="of:=[.D$2]/([.C365]/1000)/1000000" office:value-type="float" office:value="5.37987513525006" calcext:value-type="float">
            <text:p>5.3798751353</text:p>
          </table:table-cell>
        </table:table-row>
        <table:table-row table:style-name="ro1">
          <table:table-cell office:value-type="float" office:value="1.72733" calcext:value-type="float">
            <text:p>1.72733</text:p>
          </table:table-cell>
          <table:table-cell office:value-type="float" office:value="21.5234" calcext:value-type="float">
            <text:p>21.5234</text:p>
          </table:table-cell>
          <table:table-cell table:formula="of:=[50x50x50.A366]+[50x50x50.B366]" office:value-type="float" office:value="23.25073" calcext:value-type="float">
            <text:p>23.25073</text:p>
          </table:table-cell>
          <table:table-cell table:formula="of:=[.D$2]/([.C366]/1000)/1000000" office:value-type="float" office:value="5.3761752856792" calcext:value-type="float">
            <text:p>5.3761752857</text:p>
          </table:table-cell>
        </table:table-row>
        <table:table-row table:style-name="ro1">
          <table:table-cell office:value-type="float" office:value="1.73437" calcext:value-type="float">
            <text:p>1.73437</text:p>
          </table:table-cell>
          <table:table-cell office:value-type="float" office:value="21.5107" calcext:value-type="float">
            <text:p>21.5107</text:p>
          </table:table-cell>
          <table:table-cell table:formula="of:=[50x50x50.A367]+[50x50x50.B367]" office:value-type="float" office:value="23.24507" calcext:value-type="float">
            <text:p>23.24507</text:p>
          </table:table-cell>
          <table:table-cell table:formula="of:=[.D$2]/([.C367]/1000)/1000000" office:value-type="float" office:value="5.37748434399208" calcext:value-type="float">
            <text:p>5.377484344</text:p>
          </table:table-cell>
        </table:table-row>
        <table:table-row table:style-name="ro1">
          <table:table-cell office:value-type="float" office:value="1.72403" calcext:value-type="float">
            <text:p>1.72403</text:p>
          </table:table-cell>
          <table:table-cell office:value-type="float" office:value="21.484" calcext:value-type="float">
            <text:p>21.484</text:p>
          </table:table-cell>
          <table:table-cell table:formula="of:=[50x50x50.A368]+[50x50x50.B368]" office:value-type="float" office:value="23.20803" calcext:value-type="float">
            <text:p>23.20803</text:p>
          </table:table-cell>
          <table:table-cell table:formula="of:=[.D$2]/([.C368]/1000)/1000000" office:value-type="float" office:value="5.38606680532557" calcext:value-type="float">
            <text:p>5.3860668053</text:p>
          </table:table-cell>
        </table:table-row>
        <table:table-row table:style-name="ro1">
          <table:table-cell office:value-type="float" office:value="1.73139" calcext:value-type="float">
            <text:p>1.73139</text:p>
          </table:table-cell>
          <table:table-cell office:value-type="float" office:value="21.5496" calcext:value-type="float">
            <text:p>21.5496</text:p>
          </table:table-cell>
          <table:table-cell table:formula="of:=[50x50x50.A369]+[50x50x50.B369]" office:value-type="float" office:value="23.28099" calcext:value-type="float">
            <text:p>23.28099</text:p>
          </table:table-cell>
          <table:table-cell table:formula="of:=[.D$2]/([.C369]/1000)/1000000" office:value-type="float" office:value="5.36918747871117" calcext:value-type="float">
            <text:p>5.3691874787</text:p>
          </table:table-cell>
        </table:table-row>
        <table:table-row table:style-name="ro1">
          <table:table-cell office:value-type="float" office:value="1.73184" calcext:value-type="float">
            <text:p>1.73184</text:p>
          </table:table-cell>
          <table:table-cell office:value-type="float" office:value="21.4895" calcext:value-type="float">
            <text:p>21.4895</text:p>
          </table:table-cell>
          <table:table-cell table:formula="of:=[50x50x50.A370]+[50x50x50.B370]" office:value-type="float" office:value="23.22134" calcext:value-type="float">
            <text:p>23.22134</text:p>
          </table:table-cell>
          <table:table-cell table:formula="of:=[.D$2]/([.C370]/1000)/1000000" office:value-type="float" office:value="5.38297962133107" calcext:value-type="float">
            <text:p>5.3829796213</text:p>
          </table:table-cell>
        </table:table-row>
        <table:table-row table:style-name="ro1">
          <table:table-cell office:value-type="float" office:value="1.72854" calcext:value-type="float">
            <text:p>1.72854</text:p>
          </table:table-cell>
          <table:table-cell office:value-type="float" office:value="21.4954" calcext:value-type="float">
            <text:p>21.4954</text:p>
          </table:table-cell>
          <table:table-cell table:formula="of:=[50x50x50.A371]+[50x50x50.B371]" office:value-type="float" office:value="23.22394" calcext:value-type="float">
            <text:p>23.22394</text:p>
          </table:table-cell>
          <table:table-cell table:formula="of:=[.D$2]/([.C371]/1000)/1000000" office:value-type="float" office:value="5.38237697823883" calcext:value-type="float">
            <text:p>5.3823769782</text:p>
          </table:table-cell>
        </table:table-row>
        <table:table-row table:style-name="ro1">
          <table:table-cell office:value-type="float" office:value="1.72221" calcext:value-type="float">
            <text:p>1.72221</text:p>
          </table:table-cell>
          <table:table-cell office:value-type="float" office:value="21.5102" calcext:value-type="float">
            <text:p>21.5102</text:p>
          </table:table-cell>
          <table:table-cell table:formula="of:=[50x50x50.A372]+[50x50x50.B372]" office:value-type="float" office:value="23.23241" calcext:value-type="float">
            <text:p>23.23241</text:p>
          </table:table-cell>
          <table:table-cell table:formula="of:=[.D$2]/([.C372]/1000)/1000000" office:value-type="float" office:value="5.38041468792949" calcext:value-type="float">
            <text:p>5.3804146879</text:p>
          </table:table-cell>
        </table:table-row>
        <table:table-row table:style-name="ro1">
          <table:table-cell office:value-type="float" office:value="1.73686" calcext:value-type="float">
            <text:p>1.73686</text:p>
          </table:table-cell>
          <table:table-cell office:value-type="float" office:value="21.4667" calcext:value-type="float">
            <text:p>21.4667</text:p>
          </table:table-cell>
          <table:table-cell table:formula="of:=[50x50x50.A373]+[50x50x50.B373]" office:value-type="float" office:value="23.20356" calcext:value-type="float">
            <text:p>23.20356</text:p>
          </table:table-cell>
          <table:table-cell table:formula="of:=[.D$2]/([.C373]/1000)/1000000" office:value-type="float" office:value="5.38710439260183" calcext:value-type="float">
            <text:p>5.3871043926</text:p>
          </table:table-cell>
        </table:table-row>
        <table:table-row table:style-name="ro1">
          <table:table-cell office:value-type="float" office:value="1.73107" calcext:value-type="float">
            <text:p>1.73107</text:p>
          </table:table-cell>
          <table:table-cell office:value-type="float" office:value="21.4986" calcext:value-type="float">
            <text:p>21.4986</text:p>
          </table:table-cell>
          <table:table-cell table:formula="of:=[50x50x50.A374]+[50x50x50.B374]" office:value-type="float" office:value="23.22967" calcext:value-type="float">
            <text:p>23.22967</text:p>
          </table:table-cell>
          <table:table-cell table:formula="of:=[.D$2]/([.C374]/1000)/1000000" office:value-type="float" office:value="5.38104932183712" calcext:value-type="float">
            <text:p>5.3810493218</text:p>
          </table:table-cell>
        </table:table-row>
        <table:table-row table:style-name="ro1">
          <table:table-cell office:value-type="float" office:value="1.71722" calcext:value-type="float">
            <text:p>1.71722</text:p>
          </table:table-cell>
          <table:table-cell office:value-type="float" office:value="21.4903" calcext:value-type="float">
            <text:p>21.4903</text:p>
          </table:table-cell>
          <table:table-cell table:formula="of:=[50x50x50.A375]+[50x50x50.B375]" office:value-type="float" office:value="23.20752" calcext:value-type="float">
            <text:p>23.20752</text:p>
          </table:table-cell>
          <table:table-cell table:formula="of:=[.D$2]/([.C375]/1000)/1000000" office:value-type="float" office:value="5.38618516756638" calcext:value-type="float">
            <text:p>5.3861851676</text:p>
          </table:table-cell>
        </table:table-row>
        <table:table-row table:style-name="ro1">
          <table:table-cell office:value-type="float" office:value="1.72474" calcext:value-type="float">
            <text:p>1.72474</text:p>
          </table:table-cell>
          <table:table-cell office:value-type="float" office:value="21.4972" calcext:value-type="float">
            <text:p>21.4972</text:p>
          </table:table-cell>
          <table:table-cell table:formula="of:=[50x50x50.A376]+[50x50x50.B376]" office:value-type="float" office:value="23.22194" calcext:value-type="float">
            <text:p>23.22194</text:p>
          </table:table-cell>
          <table:table-cell table:formula="of:=[.D$2]/([.C376]/1000)/1000000" office:value-type="float" office:value="5.38284053787065" calcext:value-type="float">
            <text:p>5.3828405379</text:p>
          </table:table-cell>
        </table:table-row>
        <table:table-row table:style-name="ro1">
          <table:table-cell office:value-type="float" office:value="1.71805" calcext:value-type="float">
            <text:p>1.71805</text:p>
          </table:table-cell>
          <table:table-cell office:value-type="float" office:value="21.5183" calcext:value-type="float">
            <text:p>21.5183</text:p>
          </table:table-cell>
          <table:table-cell table:formula="of:=[50x50x50.A377]+[50x50x50.B377]" office:value-type="float" office:value="23.23635" calcext:value-type="float">
            <text:p>23.23635</text:p>
          </table:table-cell>
          <table:table-cell table:formula="of:=[.D$2]/([.C377]/1000)/1000000" office:value-type="float" office:value="5.37950237451235" calcext:value-type="float">
            <text:p>5.3795023745</text:p>
          </table:table-cell>
        </table:table-row>
        <table:table-row table:style-name="ro1">
          <table:table-cell office:value-type="float" office:value="1.73565" calcext:value-type="float">
            <text:p>1.73565</text:p>
          </table:table-cell>
          <table:table-cell office:value-type="float" office:value="21.4646" calcext:value-type="float">
            <text:p>21.4646</text:p>
          </table:table-cell>
          <table:table-cell table:formula="of:=[50x50x50.A378]+[50x50x50.B378]" office:value-type="float" office:value="23.20025" calcext:value-type="float">
            <text:p>23.20025</text:p>
          </table:table-cell>
          <table:table-cell table:formula="of:=[.D$2]/([.C378]/1000)/1000000" office:value-type="float" office:value="5.38787297550673" calcext:value-type="float">
            <text:p>5.3878729755</text:p>
          </table:table-cell>
        </table:table-row>
        <table:table-row table:style-name="ro1">
          <table:table-cell office:value-type="float" office:value="1.72851" calcext:value-type="float">
            <text:p>1.72851</text:p>
          </table:table-cell>
          <table:table-cell office:value-type="float" office:value="21.5085" calcext:value-type="float">
            <text:p>21.5085</text:p>
          </table:table-cell>
          <table:table-cell table:formula="of:=[50x50x50.A379]+[50x50x50.B379]" office:value-type="float" office:value="23.23701" calcext:value-type="float">
            <text:p>23.23701</text:p>
          </table:table-cell>
          <table:table-cell table:formula="of:=[.D$2]/([.C379]/1000)/1000000" office:value-type="float" office:value="5.37934958069046" calcext:value-type="float">
            <text:p>5.3793495807</text:p>
          </table:table-cell>
        </table:table-row>
        <table:table-row table:style-name="ro1">
          <table:table-cell office:value-type="float" office:value="1.73123" calcext:value-type="float">
            <text:p>1.73123</text:p>
          </table:table-cell>
          <table:table-cell office:value-type="float" office:value="21.4996" calcext:value-type="float">
            <text:p>21.4996</text:p>
          </table:table-cell>
          <table:table-cell table:formula="of:=[50x50x50.A380]+[50x50x50.B380]" office:value-type="float" office:value="23.23083" calcext:value-type="float">
            <text:p>23.23083</text:p>
          </table:table-cell>
          <table:table-cell table:formula="of:=[.D$2]/([.C380]/1000)/1000000" office:value-type="float" office:value="5.38078062643479" calcext:value-type="float">
            <text:p>5.3807806264</text:p>
          </table:table-cell>
        </table:table-row>
        <table:table-row table:style-name="ro1">
          <table:table-cell office:value-type="float" office:value="1.73178" calcext:value-type="float">
            <text:p>1.73178</text:p>
          </table:table-cell>
          <table:table-cell office:value-type="float" office:value="21.4908" calcext:value-type="float">
            <text:p>21.4908</text:p>
          </table:table-cell>
          <table:table-cell table:formula="of:=[50x50x50.A381]+[50x50x50.B381]" office:value-type="float" office:value="23.22258" calcext:value-type="float">
            <text:p>23.22258</text:p>
          </table:table-cell>
          <table:table-cell table:formula="of:=[.D$2]/([.C381]/1000)/1000000" office:value-type="float" office:value="5.38269219010119" calcext:value-type="float">
            <text:p>5.3826921901</text:p>
          </table:table-cell>
        </table:table-row>
        <table:table-row table:style-name="ro1">
          <table:table-cell office:value-type="float" office:value="1.73344" calcext:value-type="float">
            <text:p>1.73344</text:p>
          </table:table-cell>
          <table:table-cell office:value-type="float" office:value="21.5182" calcext:value-type="float">
            <text:p>21.5182</text:p>
          </table:table-cell>
          <table:table-cell table:formula="of:=[50x50x50.A382]+[50x50x50.B382]" office:value-type="float" office:value="23.25164" calcext:value-type="float">
            <text:p>23.25164</text:p>
          </table:table-cell>
          <table:table-cell table:formula="of:=[.D$2]/([.C382]/1000)/1000000" office:value-type="float" office:value="5.37596487817634" calcext:value-type="float">
            <text:p>5.3759648782</text:p>
          </table:table-cell>
        </table:table-row>
        <table:table-row table:style-name="ro1">
          <table:table-cell office:value-type="float" office:value="1.7256" calcext:value-type="float">
            <text:p>1.7256</text:p>
          </table:table-cell>
          <table:table-cell office:value-type="float" office:value="21.5103" calcext:value-type="float">
            <text:p>21.5103</text:p>
          </table:table-cell>
          <table:table-cell table:formula="of:=[50x50x50.A383]+[50x50x50.B383]" office:value-type="float" office:value="23.2359" calcext:value-type="float">
            <text:p>23.2359</text:p>
          </table:table-cell>
          <table:table-cell table:formula="of:=[.D$2]/([.C383]/1000)/1000000" office:value-type="float" office:value="5.37960655709484" calcext:value-type="float">
            <text:p>5.3796065571</text:p>
          </table:table-cell>
        </table:table-row>
        <table:table-row table:style-name="ro1">
          <table:table-cell office:value-type="float" office:value="1.72435" calcext:value-type="float">
            <text:p>1.72435</text:p>
          </table:table-cell>
          <table:table-cell office:value-type="float" office:value="21.4917" calcext:value-type="float">
            <text:p>21.4917</text:p>
          </table:table-cell>
          <table:table-cell table:formula="of:=[50x50x50.A384]+[50x50x50.B384]" office:value-type="float" office:value="23.21605" calcext:value-type="float">
            <text:p>23.21605</text:p>
          </table:table-cell>
          <table:table-cell table:formula="of:=[.D$2]/([.C384]/1000)/1000000" office:value-type="float" office:value="5.38420618494533" calcext:value-type="float">
            <text:p>5.3842061849</text:p>
          </table:table-cell>
        </table:table-row>
        <table:table-row table:style-name="ro1">
          <table:table-cell office:value-type="float" office:value="1.72237" calcext:value-type="float">
            <text:p>1.72237</text:p>
          </table:table-cell>
          <table:table-cell office:value-type="float" office:value="21.4764" calcext:value-type="float">
            <text:p>21.4764</text:p>
          </table:table-cell>
          <table:table-cell table:formula="of:=[50x50x50.A385]+[50x50x50.B385]" office:value-type="float" office:value="23.19877" calcext:value-type="float">
            <text:p>23.19877</text:p>
          </table:table-cell>
          <table:table-cell table:formula="of:=[.D$2]/([.C385]/1000)/1000000" office:value-type="float" office:value="5.3882167028683" calcext:value-type="float">
            <text:p>5.3882167029</text:p>
          </table:table-cell>
        </table:table-row>
        <table:table-row table:style-name="ro1">
          <table:table-cell office:value-type="float" office:value="1.72528" calcext:value-type="float">
            <text:p>1.72528</text:p>
          </table:table-cell>
          <table:table-cell office:value-type="float" office:value="21.496" calcext:value-type="float">
            <text:p>21.496</text:p>
          </table:table-cell>
          <table:table-cell table:formula="of:=[50x50x50.A386]+[50x50x50.B386]" office:value-type="float" office:value="23.22128" calcext:value-type="float">
            <text:p>23.22128</text:p>
          </table:table-cell>
          <table:table-cell table:formula="of:=[.D$2]/([.C386]/1000)/1000000" office:value-type="float" office:value="5.38299353007242" calcext:value-type="float">
            <text:p>5.3829935301</text:p>
          </table:table-cell>
        </table:table-row>
        <table:table-row table:style-name="ro1">
          <table:table-cell office:value-type="float" office:value="1.71798" calcext:value-type="float">
            <text:p>1.71798</text:p>
          </table:table-cell>
          <table:table-cell office:value-type="float" office:value="21.4768" calcext:value-type="float">
            <text:p>21.4768</text:p>
          </table:table-cell>
          <table:table-cell table:formula="of:=[50x50x50.A387]+[50x50x50.B387]" office:value-type="float" office:value="23.19478" calcext:value-type="float">
            <text:p>23.19478</text:p>
          </table:table-cell>
          <table:table-cell table:formula="of:=[.D$2]/([.C387]/1000)/1000000" office:value-type="float" office:value="5.38914359179091" calcext:value-type="float">
            <text:p>5.3891435918</text:p>
          </table:table-cell>
        </table:table-row>
        <table:table-row table:style-name="ro1">
          <table:table-cell office:value-type="float" office:value="1.73027" calcext:value-type="float">
            <text:p>1.73027</text:p>
          </table:table-cell>
          <table:table-cell office:value-type="float" office:value="21.5282" calcext:value-type="float">
            <text:p>21.5282</text:p>
          </table:table-cell>
          <table:table-cell table:formula="of:=[50x50x50.A388]+[50x50x50.B388]" office:value-type="float" office:value="23.25847" calcext:value-type="float">
            <text:p>23.25847</text:p>
          </table:table-cell>
          <table:table-cell table:formula="of:=[.D$2]/([.C388]/1000)/1000000" office:value-type="float" office:value="5.37438619135309" calcext:value-type="float">
            <text:p>5.3743861914</text:p>
          </table:table-cell>
        </table:table-row>
        <table:table-row table:style-name="ro1">
          <table:table-cell office:value-type="float" office:value="1.72698" calcext:value-type="float">
            <text:p>1.72698</text:p>
          </table:table-cell>
          <table:table-cell office:value-type="float" office:value="21.4868" calcext:value-type="float">
            <text:p>21.4868</text:p>
          </table:table-cell>
          <table:table-cell table:formula="of:=[50x50x50.A389]+[50x50x50.B389]" office:value-type="float" office:value="23.21378" calcext:value-type="float">
            <text:p>23.21378</text:p>
          </table:table-cell>
          <table:table-cell table:formula="of:=[.D$2]/([.C389]/1000)/1000000" office:value-type="float" office:value="5.38473268894596" calcext:value-type="float">
            <text:p>5.3847326889</text:p>
          </table:table-cell>
        </table:table-row>
        <table:table-row table:style-name="ro1">
          <table:table-cell office:value-type="float" office:value="1.71968" calcext:value-type="float">
            <text:p>1.71968</text:p>
          </table:table-cell>
          <table:table-cell office:value-type="float" office:value="21.5109" calcext:value-type="float">
            <text:p>21.5109</text:p>
          </table:table-cell>
          <table:table-cell table:formula="of:=[50x50x50.A390]+[50x50x50.B390]" office:value-type="float" office:value="23.23058" calcext:value-type="float">
            <text:p>23.23058</text:p>
          </table:table-cell>
          <table:table-cell table:formula="of:=[.D$2]/([.C390]/1000)/1000000" office:value-type="float" office:value="5.38083853265825" calcext:value-type="float">
            <text:p>5.3808385327</text:p>
          </table:table-cell>
        </table:table-row>
        <table:table-row table:style-name="ro1">
          <table:table-cell office:value-type="float" office:value="1.71894" calcext:value-type="float">
            <text:p>1.71894</text:p>
          </table:table-cell>
          <table:table-cell office:value-type="float" office:value="21.5208" calcext:value-type="float">
            <text:p>21.5208</text:p>
          </table:table-cell>
          <table:table-cell table:formula="of:=[50x50x50.A391]+[50x50x50.B391]" office:value-type="float" office:value="23.23974" calcext:value-type="float">
            <text:p>23.23974</text:p>
          </table:table-cell>
          <table:table-cell table:formula="of:=[.D$2]/([.C391]/1000)/1000000" office:value-type="float" office:value="5.37871766207367" calcext:value-type="float">
            <text:p>5.3787176621</text:p>
          </table:table-cell>
        </table:table-row>
        <table:table-row table:style-name="ro1">
          <table:table-cell office:value-type="float" office:value="1.72656" calcext:value-type="float">
            <text:p>1.72656</text:p>
          </table:table-cell>
          <table:table-cell office:value-type="float" office:value="21.4685" calcext:value-type="float">
            <text:p>21.4685</text:p>
          </table:table-cell>
          <table:table-cell table:formula="of:=[50x50x50.A392]+[50x50x50.B392]" office:value-type="float" office:value="23.19506" calcext:value-type="float">
            <text:p>23.19506</text:p>
          </table:table-cell>
          <table:table-cell table:formula="of:=[.D$2]/([.C392]/1000)/1000000" office:value-type="float" office:value="5.38907853655046" calcext:value-type="float">
            <text:p>5.3890785366</text:p>
          </table:table-cell>
        </table:table-row>
        <table:table-row table:style-name="ro1">
          <table:table-cell office:value-type="float" office:value="1.72928" calcext:value-type="float">
            <text:p>1.72928</text:p>
          </table:table-cell>
          <table:table-cell office:value-type="float" office:value="21.4797" calcext:value-type="float">
            <text:p>21.4797</text:p>
          </table:table-cell>
          <table:table-cell table:formula="of:=[50x50x50.A393]+[50x50x50.B393]" office:value-type="float" office:value="23.20898" calcext:value-type="float">
            <text:p>23.20898</text:p>
          </table:table-cell>
          <table:table-cell table:formula="of:=[.D$2]/([.C393]/1000)/1000000" office:value-type="float" office:value="5.3858463405113" calcext:value-type="float">
            <text:p>5.3858463405</text:p>
          </table:table-cell>
        </table:table-row>
        <table:table-row table:style-name="ro1">
          <table:table-cell office:value-type="float" office:value="1.7256" calcext:value-type="float">
            <text:p>1.7256</text:p>
          </table:table-cell>
          <table:table-cell office:value-type="float" office:value="21.5068" calcext:value-type="float">
            <text:p>21.5068</text:p>
          </table:table-cell>
          <table:table-cell table:formula="of:=[50x50x50.A394]+[50x50x50.B394]" office:value-type="float" office:value="23.2324" calcext:value-type="float">
            <text:p>23.2324</text:p>
          </table:table-cell>
          <table:table-cell table:formula="of:=[.D$2]/([.C394]/1000)/1000000" office:value-type="float" office:value="5.38041700383947" calcext:value-type="float">
            <text:p>5.3804170038</text:p>
          </table:table-cell>
        </table:table-row>
        <table:table-row table:style-name="ro1">
          <table:table-cell office:value-type="float" office:value="1.7224" calcext:value-type="float">
            <text:p>1.7224</text:p>
          </table:table-cell>
          <table:table-cell office:value-type="float" office:value="21.4872" calcext:value-type="float">
            <text:p>21.4872</text:p>
          </table:table-cell>
          <table:table-cell table:formula="of:=[50x50x50.A395]+[50x50x50.B395]" office:value-type="float" office:value="23.2096" calcext:value-type="float">
            <text:p>23.2096</text:p>
          </table:table-cell>
          <table:table-cell table:formula="of:=[.D$2]/([.C395]/1000)/1000000" office:value-type="float" office:value="5.3857024679443" calcext:value-type="float">
            <text:p>5.3857024679</text:p>
          </table:table-cell>
        </table:table-row>
        <table:table-row table:style-name="ro1">
          <table:table-cell office:value-type="float" office:value="1.71936" calcext:value-type="float">
            <text:p>1.71936</text:p>
          </table:table-cell>
          <table:table-cell office:value-type="float" office:value="21.4699" calcext:value-type="float">
            <text:p>21.4699</text:p>
          </table:table-cell>
          <table:table-cell table:formula="of:=[50x50x50.A396]+[50x50x50.B396]" office:value-type="float" office:value="23.18926" calcext:value-type="float">
            <text:p>23.18926</text:p>
          </table:table-cell>
          <table:table-cell table:formula="of:=[.D$2]/([.C396]/1000)/1000000" office:value-type="float" office:value="5.39042643016638" calcext:value-type="float">
            <text:p>5.3904264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5-22T15:09:50.313000000</dc:date>
    <meta:editing-duration>PT6M40S</meta:editing-duration>
    <meta:editing-cycles>1</meta:editing-cycles>
    <meta:document-statistic meta:table-count="4" meta:cell-count="10737" meta:object-count="0"/>
  </office:meta>
</office:document-meta>
</file>